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Зc7аe0гe3оeeлebоeeвe2оeeкea1" style:master-page-name="MPF0" style:family="paragraph">
      <style:paragraph-properties fo:margin-top="0in" fo:margin-bottom="0in" fo:text-indent="0in"/>
      <style:text-properties style:font-name-complex="Times New Roman" style:font-weight-complex="normal" style:font-size-complex="12pt"/>
    </style:style>
    <style:style style:name="P4" style:parent-style-name="Зc7аe0гe3оeeлebоeeвe2оeeкea1" style:family="paragraph">
      <style:paragraph-properties fo:margin-top="0in" fo:margin-bottom="0in" fo:text-indent="0in"/>
      <style:text-properties style:font-name-complex="Times New Roman" style:font-weight-complex="normal" style:font-size-complex="12pt"/>
    </style:style>
    <style:style style:name="P5" style:parent-style-name="Обычный" style:family="paragraph">
      <style:paragraph-properties fo:text-align="start"/>
    </style:style>
    <style:style style:name="P6" style:parent-style-name="Зc7аe0гe3оeeлebоeeвe2оeeкea2" style:family="paragraph">
      <style:paragraph-properties fo:margin-top="0in" fo:margin-bottom="0in" fo:text-indent="0in"/>
      <style:text-properties style:font-name-complex="Times New Roman" style:font-weight-complex="normal" style:font-size-complex="12pt"/>
    </style:style>
    <style:style style:name="P7" style:parent-style-name="Обычный" style:family="paragraph">
      <style:paragraph-properties fo:text-align="start"/>
    </style:style>
    <style:style style:name="T8" style:parent-style-name="Основнойшрифтабзаца" style:family="text">
      <style:text-properties style:font-size-complex="12pt"/>
    </style:style>
    <style:style style:name="T9" style:parent-style-name="Основнойшрифтабзаца" style:family="text">
      <style:text-properties style:font-size-complex="12pt"/>
    </style:style>
    <style:style style:name="T10" style:parent-style-name="Основнойшрифтабзаца" style:family="text">
      <style:text-properties style:font-size-complex="12pt"/>
    </style:style>
    <style:style style:name="T11" style:parent-style-name="Основнойшрифтабзаца" style:family="text">
      <style:text-properties style:font-size-complex="12pt"/>
    </style:style>
    <style:style style:name="T12" style:parent-style-name="Основнойшрифтабзаца" style:family="text">
      <style:text-properties style:font-size-complex="12pt"/>
    </style:style>
    <style:style style:name="T13" style:parent-style-name="Основнойшрифтабзаца" style:family="text">
      <style:text-properties style:font-size-complex="12pt"/>
    </style:style>
    <style:style style:name="T14" style:parent-style-name="Основнойшрифтабзаца" style:family="text">
      <style:text-properties style:font-size-complex="12pt"/>
    </style:style>
    <style:style style:name="T15" style:parent-style-name="Основнойшрифтабзаца" style:family="text">
      <style:text-properties style:font-size-complex="12pt"/>
    </style:style>
    <style:style style:name="T16" style:parent-style-name="Основнойшрифтабзаца" style:family="text">
      <style:text-properties style:font-size-complex="12pt"/>
    </style:style>
    <style:style style:name="T17" style:parent-style-name="Основнойшрифтабзаца" style:family="text">
      <style:text-properties style:font-size-complex="12pt"/>
    </style:style>
    <style:style style:name="T18" style:parent-style-name="Основнойшрифтабзаца" style:family="text">
      <style:text-properties style:font-size-complex="12pt"/>
    </style:style>
    <style:style style:name="T19" style:parent-style-name="Основнойшрифтабзаца" style:family="text">
      <style:text-properties style:font-size-complex="12pt"/>
    </style:style>
    <style:style style:name="T20" style:parent-style-name="Основнойшрифтабзаца" style:family="text">
      <style:text-properties style:font-size-complex="12pt"/>
    </style:style>
    <style:style style:name="T21" style:parent-style-name="Основнойшрифтабзаца" style:family="text">
      <style:text-properties style:font-size-complex="12pt"/>
    </style:style>
    <style:style style:name="T22" style:parent-style-name="Основнойшрифтабзаца" style:family="text">
      <style:text-properties style:font-size-complex="12pt"/>
    </style:style>
    <style:style style:name="T23" style:parent-style-name="Основнойшрифтабзаца" style:family="text">
      <style:text-properties style:font-size-complex="12pt"/>
    </style:style>
    <style:style style:name="T24" style:parent-style-name="Основнойшрифтабзаца" style:family="text">
      <style:text-properties style:font-size-complex="12pt"/>
    </style:style>
    <style:style style:name="T25" style:parent-style-name="Основнойшрифтабзаца" style:family="text">
      <style:text-properties style:font-size-complex="12pt"/>
    </style:style>
    <style:style style:name="T26" style:parent-style-name="Основнойшрифтабзаца" style:family="text">
      <style:text-properties style:font-size-complex="12pt"/>
    </style:style>
    <style:style style:name="T27" style:parent-style-name="Основнойшрифтабзаца" style:family="text">
      <style:text-properties style:font-size-complex="12pt"/>
    </style:style>
    <style:style style:name="T28" style:parent-style-name="Основнойшрифтабзаца" style:family="text">
      <style:text-properties style:font-size-complex="12pt"/>
    </style:style>
    <style:style style:name="T29" style:parent-style-name="Основнойшрифтабзаца" style:family="text">
      <style:text-properties style:font-size-complex="12pt"/>
    </style:style>
    <style:style style:name="T30" style:parent-style-name="Основнойшрифтабзаца" style:family="text">
      <style:text-properties style:font-size-complex="12pt"/>
    </style:style>
    <style:style style:name="T31" style:parent-style-name="Основнойшрифтабзаца" style:family="text">
      <style:text-properties style:font-size-complex="12pt"/>
    </style:style>
    <style:style style:name="T32" style:parent-style-name="Основнойшрифтабзаца" style:family="text">
      <style:text-properties style:font-size-complex="12pt"/>
    </style:style>
    <style:style style:name="T33" style:parent-style-name="Основнойшрифтабзаца" style:family="text">
      <style:text-properties style:font-size-complex="12pt"/>
    </style:style>
    <style:style style:name="T34" style:parent-style-name="Основнойшрифтабзаца" style:family="text">
      <style:text-properties style:font-size-complex="12pt"/>
    </style:style>
    <style:style style:name="T35" style:parent-style-name="Основнойшрифтабзаца" style:family="text">
      <style:text-properties style:font-size-complex="12pt"/>
    </style:style>
    <style:style style:name="T36" style:parent-style-name="Основнойшрифтабзаца" style:family="text">
      <style:text-properties style:font-size-complex="12pt"/>
    </style:style>
    <style:style style:name="T37" style:parent-style-name="Основнойшрифтабзаца" style:family="text">
      <style:text-properties style:font-size-complex="12pt"/>
    </style:style>
    <style:style style:name="T38" style:parent-style-name="Основнойшрифтабзаца" style:family="text">
      <style:text-properties style:font-size-complex="12pt"/>
    </style:style>
    <style:style style:name="T39" style:parent-style-name="Основнойшрифтабзаца" style:family="text">
      <style:text-properties style:font-size-complex="12pt"/>
    </style:style>
    <style:style style:name="T40" style:parent-style-name="Основнойшрифтабзаца" style:family="text">
      <style:text-properties style:font-size-complex="12pt"/>
    </style:style>
    <style:style style:name="T41" style:parent-style-name="Основнойшрифтабзаца" style:family="text">
      <style:text-properties style:font-size-complex="12pt"/>
    </style:style>
    <style:style style:name="T42" style:parent-style-name="Основнойшрифтабзаца" style:family="text">
      <style:text-properties style:font-size-complex="12pt"/>
    </style:style>
    <style:style style:name="T43" style:parent-style-name="Основнойшрифтабзаца" style:family="text">
      <style:text-properties style:font-size-complex="12pt"/>
    </style:style>
    <style:style style:name="T44" style:parent-style-name="Основнойшрифтабзаца" style:family="text">
      <style:text-properties style:font-size-complex="12pt"/>
    </style:style>
    <style:style style:name="T45" style:parent-style-name="Основнойшрифтабзаца" style:family="text">
      <style:text-properties style:font-size-complex="12pt"/>
    </style:style>
    <style:style style:name="T46" style:parent-style-name="Основнойшрифтабзаца" style:family="text">
      <style:text-properties style:font-size-complex="12pt"/>
    </style:style>
    <style:style style:name="T47" style:parent-style-name="Основнойшрифтабзаца" style:family="text">
      <style:text-properties style:font-size-complex="12pt"/>
    </style:style>
    <style:style style:name="T48" style:parent-style-name="Основнойшрифтабзаца" style:family="text">
      <style:text-properties style:font-size-complex="12pt"/>
    </style:style>
    <style:style style:name="T49" style:parent-style-name="Основнойшрифтабзаца" style:family="text">
      <style:text-properties style:font-size-complex="12pt"/>
    </style:style>
    <style:style style:name="T50" style:parent-style-name="Основнойшрифтабзаца" style:family="text">
      <style:text-properties style:font-size-complex="12pt"/>
    </style:style>
    <style:style style:name="T51" style:parent-style-name="Основнойшрифтабзаца" style:family="text">
      <style:text-properties style:font-size-complex="12pt"/>
    </style:style>
    <style:style style:name="T52" style:parent-style-name="Основнойшрифтабзаца" style:family="text">
      <style:text-properties style:font-size-complex="12pt"/>
    </style:style>
    <style:style style:name="T53" style:parent-style-name="Основнойшрифтабзаца" style:family="text">
      <style:text-properties style:font-size-complex="12pt"/>
    </style:style>
    <style:style style:name="T54" style:parent-style-name="Основнойшрифтабзаца" style:family="text">
      <style:text-properties style:font-size-complex="12pt"/>
    </style:style>
    <style:style style:name="T55" style:parent-style-name="Основнойшрифтабзаца" style:family="text">
      <style:text-properties style:font-size-complex="12pt"/>
    </style:style>
    <style:style style:name="T56" style:parent-style-name="Основнойшрифтабзаца" style:family="text">
      <style:text-properties style:font-size-complex="12pt"/>
    </style:style>
    <style:style style:name="T57" style:parent-style-name="Основнойшрифтабзаца" style:family="text">
      <style:text-properties style:font-size-complex="12pt"/>
    </style:style>
    <style:style style:name="T58" style:parent-style-name="Основнойшрифтабзаца" style:family="text">
      <style:text-properties style:font-size-complex="12pt"/>
    </style:style>
    <style:style style:name="T59" style:parent-style-name="Основнойшрифтабзаца" style:family="text">
      <style:text-properties style:font-size-complex="12pt"/>
    </style:style>
    <style:style style:name="T60" style:parent-style-name="Основнойшрифтабзаца" style:family="text">
      <style:text-properties style:font-size-complex="12pt"/>
    </style:style>
    <style:style style:name="T61" style:parent-style-name="Основнойшрифтабзаца" style:family="text">
      <style:text-properties style:font-size-complex="12pt"/>
    </style:style>
    <style:style style:name="T62" style:parent-style-name="Основнойшрифтабзаца" style:family="text">
      <style:text-properties fo:font-style="italic" style:font-style-asian="italic" style:font-size-complex="12pt"/>
    </style:style>
    <style:style style:name="T63" style:parent-style-name="Основнойшрифтабзаца" style:family="text">
      <style:text-properties fo:font-style="italic" style:font-style-asian="italic" style:font-size-complex="12pt"/>
    </style:style>
    <style:style style:name="T64" style:parent-style-name="Основнойшрифтабзаца" style:family="text">
      <style:text-properties fo:font-style="italic" style:font-style-asian="italic" style:font-size-complex="12pt"/>
    </style:style>
    <style:style style:name="T65" style:parent-style-name="Основнойшрифтабзаца" style:family="text">
      <style:text-properties fo:font-style="italic" style:font-style-asian="italic" style:font-size-complex="12pt"/>
    </style:style>
    <style:style style:name="T66" style:parent-style-name="Основнойшрифтабзаца" style:family="text">
      <style:text-properties fo:font-style="italic" style:font-style-asian="italic"/>
    </style:style>
    <style:style style:name="T67" style:parent-style-name="Основнойшрифтабзаца" style:family="text">
      <style:text-properties fo:font-style="italic" style:font-style-asian="italic"/>
    </style:style>
    <style:style style:name="T68" style:parent-style-name="Основнойшрифтабзаца" style:family="text">
      <style:text-properties fo:font-style="italic" style:font-style-asian="italic"/>
    </style:style>
    <style:style style:name="T69" style:parent-style-name="Основнойшрифтабзаца" style:family="text">
      <style:text-properties fo:font-style="italic" style:font-style-asian="italic"/>
    </style:style>
    <style:style style:name="T70" style:parent-style-name="Основнойшрифтабзаца" style:family="text">
      <style:text-properties fo:font-style="italic" style:font-style-asian="italic"/>
    </style:style>
    <style:style style:name="T71" style:parent-style-name="Основнойшрифтабзаца" style:family="text">
      <style:text-properties fo:font-style="italic" style:font-style-asian="italic"/>
    </style:style>
    <style:style style:name="T72" style:parent-style-name="Основнойшрифтабзаца" style:family="text">
      <style:text-properties fo:font-style="italic" style:font-style-asian="italic"/>
    </style:style>
    <style:style style:name="P73" style:parent-style-name="Зc7аe0гe3оeeлebоeeвe2оeeкea2" style:family="paragraph">
      <style:paragraph-properties fo:margin-top="0in" fo:margin-bottom="0in" fo:text-indent="0in"/>
      <style:text-properties style:font-name-complex="Times New Roman" style:font-weight-complex="normal" style:font-size-complex="12pt"/>
    </style:style>
    <style:style style:name="P74" style:parent-style-name="Обычный" style:family="paragraph">
      <style:paragraph-properties fo:text-align="start"/>
    </style:style>
    <style:style style:name="P75" style:parent-style-name="Обычный" style:family="paragraph">
      <style:paragraph-properties fo:text-align="start"/>
    </style:style>
    <style:style style:name="P76" style:parent-style-name="Stanza" style:family="paragraph">
      <style:paragraph-properties fo:text-indent="0.3937in"/>
    </style:style>
    <style:style style:name="P77" style:parent-style-name="Stanza" style:family="paragraph">
      <style:paragraph-properties fo:text-indent="0.3937in"/>
    </style:style>
    <style:style style:name="P78" style:parent-style-name="Stanza" style:family="paragraph">
      <style:paragraph-properties fo:text-indent="0.3937in"/>
    </style:style>
    <style:style style:name="T79" style:parent-style-name="Основнойшрифтабзаца" style:family="text">
      <style:text-properties fo:font-style="italic" style:font-style-asian="italic"/>
    </style:style>
    <style:style style:name="P80" style:parent-style-name="Зc7аe0гe3оeeлebоeeвe2оeeкea2" style:family="paragraph">
      <style:paragraph-properties fo:margin-top="0in" fo:margin-bottom="0in" fo:text-indent="0in"/>
      <style:text-properties style:font-name-complex="Times New Roman" style:font-weight-complex="normal" style:font-size-complex="12pt"/>
    </style:style>
    <style:style style:name="P81" style:parent-style-name="Обычный" style:family="paragraph">
      <style:paragraph-properties fo:text-align="start"/>
    </style:style>
    <style:style style:name="T82" style:parent-style-name="Основнойшрифтабзаца" style:family="text">
      <style:text-properties fo:font-style="italic" style:font-style-asian="italic"/>
    </style:style>
    <style:style style:name="P83" style:parent-style-name="Зc7аe0гe3оeeлebоeeвe2оeeкea2" style:family="paragraph">
      <style:paragraph-properties fo:margin-top="0in" fo:margin-bottom="0in" fo:text-indent="0in"/>
      <style:text-properties style:font-name-complex="Times New Roman" style:font-weight-complex="normal" style:font-size-complex="12pt"/>
    </style:style>
    <style:style style:name="P84" style:parent-style-name="Обычный" style:family="paragraph">
      <style:paragraph-properties fo:text-align="start"/>
    </style:style>
    <style:style style:name="T85" style:parent-style-name="Основнойшрифтабзаца" style:family="text">
      <style:text-properties fo:font-style="italic" style:font-style-asian="italic"/>
    </style:style>
    <style:style style:name="P86" style:parent-style-name="Зc7аe0гe3оeeлebоeeвe2оeeкea2" style:family="paragraph">
      <style:paragraph-properties fo:margin-top="0in" fo:margin-bottom="0in" fo:text-indent="0in"/>
      <style:text-properties style:font-name-complex="Times New Roman" style:font-weight-complex="normal" style:font-size-complex="12pt"/>
    </style:style>
    <style:style style:name="P87" style:parent-style-name="Обычный" style:family="paragraph">
      <style:paragraph-properties fo:text-align="start"/>
    </style:style>
    <style:style style:name="T88" style:parent-style-name="Основнойшрифтабзаца" style:family="text">
      <style:text-properties fo:font-style="italic" style:font-style-asian="italic"/>
    </style:style>
    <style:style style:name="P89" style:parent-style-name="Зc7аe0гe3оeeлebоeeвe2оeeкea2" style:family="paragraph">
      <style:paragraph-properties fo:margin-top="0in" fo:margin-bottom="0in" fo:text-indent="0in"/>
      <style:text-properties style:font-name-complex="Times New Roman" style:font-weight-complex="normal" style:font-size-complex="12pt"/>
    </style:style>
    <style:style style:name="P90" style:parent-style-name="Обычный" style:family="paragraph">
      <style:paragraph-properties fo:text-align="start"/>
    </style:style>
    <style:style style:name="T91" style:parent-style-name="Основнойшрифтабзаца" style:family="text">
      <style:text-properties style:font-size-complex="12pt"/>
    </style:style>
    <style:style style:name="T92" style:parent-style-name="Основнойшрифтабзаца" style:family="text">
      <style:text-properties style:font-size-complex="12pt"/>
    </style:style>
    <style:style style:name="T93" style:parent-style-name="Основнойшрифтабзаца" style:family="text">
      <style:text-properties style:font-size-complex="12pt"/>
    </style:style>
    <style:style style:name="T94" style:parent-style-name="Основнойшрифтабзаца" style:family="text">
      <style:text-properties style:font-size-complex="12pt"/>
    </style:style>
    <style:style style:name="T95" style:parent-style-name="Основнойшрифтабзаца" style:family="text">
      <style:text-properties style:font-size-complex="12pt"/>
    </style:style>
    <style:style style:name="T96" style:parent-style-name="Основнойшрифтабзаца" style:family="text">
      <style:text-properties style:font-size-complex="12pt"/>
    </style:style>
    <style:style style:name="T97" style:parent-style-name="Основнойшрифтабзаца" style:family="text">
      <style:text-properties style:font-size-complex="12pt"/>
    </style:style>
    <style:style style:name="T98" style:parent-style-name="Основнойшрифтабзаца" style:family="text">
      <style:text-properties style:font-size-complex="12pt"/>
    </style:style>
    <style:style style:name="T99" style:parent-style-name="Основнойшрифтабзаца" style:family="text">
      <style:text-properties style:font-size-complex="12pt"/>
    </style:style>
    <style:style style:name="T100" style:parent-style-name="Основнойшрифтабзаца" style:family="text">
      <style:text-properties style:font-size-complex="12pt"/>
    </style:style>
    <style:style style:name="T101" style:parent-style-name="Основнойшрифтабзаца" style:family="text">
      <style:text-properties style:font-size-complex="12pt"/>
    </style:style>
    <style:style style:name="T102" style:parent-style-name="Основнойшрифтабзаца" style:family="text">
      <style:text-properties style:font-size-complex="12pt"/>
    </style:style>
    <style:style style:name="T103" style:parent-style-name="Основнойшрифтабзаца" style:family="text">
      <style:text-properties style:font-size-complex="12pt"/>
    </style:style>
    <style:style style:name="T104" style:parent-style-name="Основнойшрифтабзаца" style:family="text">
      <style:text-properties style:font-size-complex="12pt"/>
    </style:style>
    <style:style style:name="T105" style:parent-style-name="Основнойшрифтабзаца" style:family="text">
      <style:text-properties style:font-size-complex="12pt"/>
    </style:style>
    <style:style style:name="T106" style:parent-style-name="Основнойшрифтабзаца" style:family="text">
      <style:text-properties style:font-size-complex="12pt"/>
    </style:style>
    <style:style style:name="T107" style:parent-style-name="Основнойшрифтабзаца" style:family="text">
      <style:text-properties style:font-size-complex="12pt"/>
    </style:style>
    <style:style style:name="T108" style:parent-style-name="Основнойшрифтабзаца" style:family="text">
      <style:text-properties style:font-size-complex="12pt"/>
    </style:style>
    <style:style style:name="T109" style:parent-style-name="Основнойшрифтабзаца" style:family="text">
      <style:text-properties style:font-size-complex="12pt"/>
    </style:style>
    <style:style style:name="T110" style:parent-style-name="Основнойшрифтабзаца" style:family="text">
      <style:text-properties style:font-size-complex="12pt"/>
    </style:style>
    <style:style style:name="T111" style:parent-style-name="Основнойшрифтабзаца" style:family="text">
      <style:text-properties style:font-size-complex="12pt"/>
    </style:style>
    <style:style style:name="T112" style:parent-style-name="Основнойшрифтабзаца" style:family="text">
      <style:text-properties style:font-size-complex="12pt"/>
    </style:style>
    <style:style style:name="T113" style:parent-style-name="Основнойшрифтабзаца" style:family="text">
      <style:text-properties style:font-size-complex="12pt"/>
    </style:style>
    <style:style style:name="T114" style:parent-style-name="Основнойшрифтабзаца" style:family="text">
      <style:text-properties style:font-size-complex="12pt"/>
    </style:style>
    <style:style style:name="T115" style:parent-style-name="Основнойшрифтабзаца" style:family="text">
      <style:text-properties style:font-size-complex="12pt"/>
    </style:style>
    <style:style style:name="T116" style:parent-style-name="Основнойшрифтабзаца" style:family="text">
      <style:text-properties style:font-size-complex="12pt"/>
    </style:style>
    <style:style style:name="T117" style:parent-style-name="Основнойшрифтабзаца" style:family="text">
      <style:text-properties style:font-size-complex="12pt"/>
    </style:style>
    <style:style style:name="T118" style:parent-style-name="Основнойшрифтабзаца" style:family="text">
      <style:text-properties style:font-size-complex="12pt"/>
    </style:style>
    <style:style style:name="T119" style:parent-style-name="Основнойшрифтабзаца" style:family="text">
      <style:text-properties style:font-size-complex="12pt"/>
    </style:style>
    <style:style style:name="T120" style:parent-style-name="Основнойшрифтабзаца" style:family="text">
      <style:text-properties style:font-size-complex="12pt"/>
    </style:style>
    <style:style style:name="T121" style:parent-style-name="Основнойшрифтабзаца" style:family="text">
      <style:text-properties style:font-size-complex="12pt"/>
    </style:style>
    <style:style style:name="T122" style:parent-style-name="Основнойшрифтабзаца" style:family="text">
      <style:text-properties style:font-size-complex="12pt"/>
    </style:style>
    <style:style style:name="T123" style:parent-style-name="Основнойшрифтабзаца" style:family="text">
      <style:text-properties style:font-size-complex="12pt"/>
    </style:style>
    <style:style style:name="T124" style:parent-style-name="Основнойшрифтабзаца" style:family="text">
      <style:text-properties style:font-size-complex="12pt"/>
    </style:style>
    <style:style style:name="T125" style:parent-style-name="Основнойшрифтабзаца" style:family="text">
      <style:text-properties style:font-size-complex="12pt"/>
    </style:style>
    <style:style style:name="T126" style:parent-style-name="Основнойшрифтабзаца" style:family="text">
      <style:text-properties style:font-size-complex="12pt"/>
    </style:style>
    <style:style style:name="T127" style:parent-style-name="Основнойшрифтабзаца" style:family="text">
      <style:text-properties style:font-size-complex="12pt"/>
    </style:style>
    <style:style style:name="T128" style:parent-style-name="Основнойшрифтабзаца" style:family="text">
      <style:text-properties style:font-size-complex="12pt"/>
    </style:style>
    <style:style style:name="T129" style:parent-style-name="Основнойшрифтабзаца" style:family="text">
      <style:text-properties style:font-size-complex="12pt"/>
    </style:style>
    <style:style style:name="T130" style:parent-style-name="Основнойшрифтабзаца" style:family="text">
      <style:text-properties style:font-size-complex="12pt"/>
    </style:style>
    <style:style style:name="T131" style:parent-style-name="Основнойшрифтабзаца" style:family="text">
      <style:text-properties style:font-size-complex="12pt"/>
    </style:style>
    <style:style style:name="T132" style:parent-style-name="Основнойшрифтабзаца" style:family="text">
      <style:text-properties style:font-size-complex="12pt"/>
    </style:style>
    <style:style style:name="T133" style:parent-style-name="Основнойшрифтабзаца" style:family="text">
      <style:text-properties style:font-size-complex="12pt"/>
    </style:style>
    <style:style style:name="T134" style:parent-style-name="Основнойшрифтабзаца" style:family="text">
      <style:text-properties style:font-size-complex="12pt"/>
    </style:style>
    <style:style style:name="T135" style:parent-style-name="Основнойшрифтабзаца" style:family="text">
      <style:text-properties style:font-size-complex="12pt"/>
    </style:style>
    <style:style style:name="T136" style:parent-style-name="Основнойшрифтабзаца" style:family="text">
      <style:text-properties fo:font-style="italic" style:font-style-asian="italic" style:font-size-complex="12pt"/>
    </style:style>
    <style:style style:name="T137" style:parent-style-name="Основнойшрифтабзаца" style:family="text">
      <style:text-properties fo:font-style="italic" style:font-style-asian="italic" style:font-size-complex="12pt"/>
    </style:style>
    <style:style style:name="T138" style:parent-style-name="Основнойшрифтабзаца" style:family="text">
      <style:text-properties fo:font-style="italic" style:font-style-asian="italic" style:font-size-complex="12pt"/>
    </style:style>
    <style:style style:name="T139" style:parent-style-name="Основнойшрифтабзаца" style:family="text">
      <style:text-properties fo:font-style="italic" style:font-style-asian="italic" style:font-size-complex="12pt"/>
    </style:style>
    <style:style style:name="T140" style:parent-style-name="Основнойшрифтабзаца" style:family="text">
      <style:text-properties fo:font-style="italic" style:font-style-asian="italic" style:font-size-complex="12pt"/>
    </style:style>
    <style:style style:name="T141" style:parent-style-name="Основнойшрифтабзаца" style:family="text">
      <style:text-properties fo:font-style="italic" style:font-style-asian="italic" style:font-size-complex="12pt"/>
    </style:style>
    <style:style style:name="T142" style:parent-style-name="Основнойшрифтабзаца" style:family="text">
      <style:text-properties style:font-size-complex="12pt"/>
    </style:style>
    <style:style style:name="T143" style:parent-style-name="Основнойшрифтабзаца" style:family="text">
      <style:text-properties style:font-size-complex="12pt"/>
    </style:style>
    <style:style style:name="T144" style:parent-style-name="Основнойшрифтабзаца" style:family="text">
      <style:text-properties style:font-size-complex="12pt"/>
    </style:style>
    <style:style style:name="T145" style:parent-style-name="Основнойшрифтабзаца" style:family="text">
      <style:text-properties style:font-size-complex="12pt"/>
    </style:style>
    <style:style style:name="T146" style:parent-style-name="Основнойшрифтабзаца" style:family="text">
      <style:text-properties style:font-size-complex="12pt"/>
    </style:style>
    <style:style style:name="T147" style:parent-style-name="Основнойшрифтабзаца" style:family="text">
      <style:text-properties style:font-size-complex="12pt"/>
    </style:style>
    <style:style style:name="T148" style:parent-style-name="Основнойшрифтабзаца" style:family="text">
      <style:text-properties style:font-size-complex="12pt"/>
    </style:style>
    <style:style style:name="T149" style:parent-style-name="Основнойшрифтабзаца" style:family="text">
      <style:text-properties style:font-size-complex="12pt"/>
    </style:style>
    <style:style style:name="T150" style:parent-style-name="Основнойшрифтабзаца" style:family="text">
      <style:text-properties style:font-size-complex="12pt"/>
    </style:style>
    <style:style style:name="T151" style:parent-style-name="Основнойшрифтабзаца" style:family="text">
      <style:text-properties style:font-size-complex="12pt"/>
    </style:style>
    <style:style style:name="T152" style:parent-style-name="Основнойшрифтабзаца" style:family="text">
      <style:text-properties fo:font-style="italic" style:font-style-asian="italic" style:font-size-complex="12pt"/>
    </style:style>
    <style:style style:name="T153" style:parent-style-name="Основнойшрифтабзаца" style:family="text">
      <style:text-properties fo:font-style="italic" style:font-style-asian="italic" style:font-size-complex="12pt"/>
    </style:style>
    <style:style style:name="T154" style:parent-style-name="Основнойшрифтабзаца" style:family="text">
      <style:text-properties fo:font-style="italic" style:font-style-asian="italic" style:font-size-complex="12pt"/>
    </style:style>
    <style:style style:name="T155" style:parent-style-name="Основнойшрифтабзаца" style:family="text">
      <style:text-properties style:font-size-complex="12pt"/>
    </style:style>
    <style:style style:name="T156" style:parent-style-name="Основнойшрифтабзаца" style:family="text">
      <style:text-properties style:font-size-complex="12pt"/>
    </style:style>
    <style:style style:name="T157" style:parent-style-name="Основнойшрифтабзаца" style:family="text">
      <style:text-properties style:font-size-complex="12pt"/>
    </style:style>
    <style:style style:name="T158" style:parent-style-name="Основнойшрифтабзаца" style:family="text">
      <style:text-properties style:font-size-complex="12pt"/>
    </style:style>
    <style:style style:name="T159" style:parent-style-name="Основнойшрифтабзаца" style:family="text">
      <style:text-properties style:font-size-complex="12pt"/>
    </style:style>
    <style:style style:name="T160" style:parent-style-name="Основнойшрифтабзаца" style:family="text">
      <style:text-properties style:font-size-complex="12pt"/>
    </style:style>
    <style:style style:name="T161" style:parent-style-name="Основнойшрифтабзаца" style:family="text">
      <style:text-properties fo:font-style="italic" style:font-style-asian="italic" style:font-size-complex="12pt"/>
    </style:style>
    <style:style style:name="T162" style:parent-style-name="Основнойшрифтабзаца" style:family="text">
      <style:text-properties fo:font-style="italic" style:font-style-asian="italic" style:font-size-complex="12pt"/>
    </style:style>
    <style:style style:name="T163" style:parent-style-name="Основнойшрифтабзаца" style:family="text">
      <style:text-properties fo:font-style="italic" style:font-style-asian="italic" style:font-size-complex="12pt"/>
    </style:style>
    <style:style style:name="T164" style:parent-style-name="Основнойшрифтабзаца" style:family="text">
      <style:text-properties style:font-size-complex="12pt"/>
    </style:style>
    <style:style style:name="T165" style:parent-style-name="Основнойшрифтабзаца" style:family="text">
      <style:text-properties style:font-size-complex="12pt"/>
    </style:style>
    <style:style style:name="T166" style:parent-style-name="Основнойшрифтабзаца" style:family="text">
      <style:text-properties style:font-size-complex="12pt"/>
    </style:style>
    <style:style style:name="T167" style:parent-style-name="Основнойшрифтабзаца" style:family="text">
      <style:text-properties style:font-size-complex="12pt"/>
    </style:style>
    <style:style style:name="T168" style:parent-style-name="Основнойшрифтабзаца" style:family="text">
      <style:text-properties style:font-size-complex="12pt"/>
    </style:style>
    <style:style style:name="T169" style:parent-style-name="Основнойшрифтабзаца" style:family="text">
      <style:text-properties style:font-size-complex="12pt"/>
    </style:style>
    <style:style style:name="T170" style:parent-style-name="Основнойшрифтабзаца" style:family="text">
      <style:text-properties style:font-size-complex="12pt"/>
    </style:style>
    <style:style style:name="T171" style:parent-style-name="Основнойшрифтабзаца" style:family="text">
      <style:text-properties style:font-size-complex="12pt"/>
    </style:style>
    <style:style style:name="T172" style:parent-style-name="Основнойшрифтабзаца" style:family="text">
      <style:text-properties style:font-size-complex="12pt"/>
    </style:style>
    <style:style style:name="T173" style:parent-style-name="Основнойшрифтабзаца" style:family="text">
      <style:text-properties style:font-size-complex="12pt"/>
    </style:style>
    <style:style style:name="T174" style:parent-style-name="Основнойшрифтабзаца" style:family="text">
      <style:text-properties style:font-size-complex="12pt"/>
    </style:style>
    <style:style style:name="T175" style:parent-style-name="Основнойшрифтабзаца" style:family="text">
      <style:text-properties style:font-size-complex="12pt"/>
    </style:style>
    <style:style style:name="T176" style:parent-style-name="Основнойшрифтабзаца" style:family="text">
      <style:text-properties style:font-size-complex="12pt"/>
    </style:style>
    <style:style style:name="T177" style:parent-style-name="Основнойшрифтабзаца" style:family="text">
      <style:text-properties style:font-size-complex="12pt"/>
    </style:style>
    <style:style style:name="T178" style:parent-style-name="Основнойшрифтабзаца" style:family="text">
      <style:text-properties style:font-size-complex="12pt"/>
    </style:style>
    <style:style style:name="T179" style:parent-style-name="Основнойшрифтабзаца" style:family="text">
      <style:text-properties style:font-size-complex="12pt"/>
    </style:style>
    <style:style style:name="T180" style:parent-style-name="Основнойшрифтабзаца" style:family="text">
      <style:text-properties style:font-size-complex="12pt"/>
    </style:style>
    <style:style style:name="T181" style:parent-style-name="Основнойшрифтабзаца" style:family="text">
      <style:text-properties style:font-size-complex="12pt"/>
    </style:style>
    <style:style style:name="T182" style:parent-style-name="Основнойшрифтабзаца" style:family="text">
      <style:text-properties style:font-size-complex="12pt"/>
    </style:style>
    <style:style style:name="T183" style:parent-style-name="Основнойшрифтабзаца" style:family="text">
      <style:text-properties style:font-size-complex="12pt"/>
    </style:style>
    <style:style style:name="T184" style:parent-style-name="Основнойшрифтабзаца" style:family="text">
      <style:text-properties style:font-size-complex="12pt"/>
    </style:style>
    <style:style style:name="T185" style:parent-style-name="Основнойшрифтабзаца" style:family="text">
      <style:text-properties style:font-size-complex="12pt"/>
    </style:style>
    <style:style style:name="T186" style:parent-style-name="Основнойшрифтабзаца" style:family="text">
      <style:text-properties style:font-size-complex="12pt"/>
    </style:style>
    <style:style style:name="T187" style:parent-style-name="Основнойшрифтабзаца" style:family="text">
      <style:text-properties style:font-size-complex="12pt"/>
    </style:style>
    <style:style style:name="T188" style:parent-style-name="Основнойшрифтабзаца" style:family="text">
      <style:text-properties style:font-size-complex="12pt"/>
    </style:style>
    <style:style style:name="T189" style:parent-style-name="Основнойшрифтабзаца" style:family="text">
      <style:text-properties style:font-size-complex="12pt"/>
    </style:style>
    <style:style style:name="T190" style:parent-style-name="Основнойшрифтабзаца" style:family="text">
      <style:text-properties style:font-size-complex="12pt"/>
    </style:style>
    <style:style style:name="T191" style:parent-style-name="Основнойшрифтабзаца" style:family="text">
      <style:text-properties style:font-size-complex="12pt"/>
    </style:style>
    <style:style style:name="T192" style:parent-style-name="Основнойшрифтабзаца" style:family="text">
      <style:text-properties style:font-size-complex="12pt"/>
    </style:style>
    <style:style style:name="T193" style:parent-style-name="Основнойшрифтабзаца" style:family="text">
      <style:text-properties style:font-size-complex="12pt"/>
    </style:style>
    <style:style style:name="T194" style:parent-style-name="Основнойшрифтабзаца" style:family="text">
      <style:text-properties style:font-size-complex="12pt"/>
    </style:style>
    <style:style style:name="T195" style:parent-style-name="Основнойшрифтабзаца" style:family="text">
      <style:text-properties style:font-size-complex="12pt"/>
    </style:style>
    <style:style style:name="T196" style:parent-style-name="Основнойшрифтабзаца" style:family="text">
      <style:text-properties style:font-size-complex="12pt"/>
    </style:style>
    <style:style style:name="T197" style:parent-style-name="Основнойшрифтабзаца" style:family="text">
      <style:text-properties style:font-size-complex="12pt"/>
    </style:style>
    <style:style style:name="T198" style:parent-style-name="Основнойшрифтабзаца" style:family="text">
      <style:text-properties style:font-size-complex="12pt"/>
    </style:style>
    <style:style style:name="T199" style:parent-style-name="Основнойшрифтабзаца" style:family="text">
      <style:text-properties style:font-size-complex="12pt"/>
    </style:style>
    <style:style style:name="T200" style:parent-style-name="Основнойшрифтабзаца" style:family="text">
      <style:text-properties style:font-size-complex="12pt"/>
    </style:style>
    <style:style style:name="T201" style:parent-style-name="Основнойшрифтабзаца" style:family="text">
      <style:text-properties style:font-size-complex="12pt"/>
    </style:style>
    <style:style style:name="T202" style:parent-style-name="Основнойшрифтабзаца" style:family="text">
      <style:text-properties style:font-size-complex="12pt"/>
    </style:style>
    <style:style style:name="T203" style:parent-style-name="Основнойшрифтабзаца" style:family="text">
      <style:text-properties style:font-size-complex="12pt"/>
    </style:style>
    <style:style style:name="T204" style:parent-style-name="Основнойшрифтабзаца" style:family="text">
      <style:text-properties style:font-size-complex="12pt"/>
    </style:style>
    <style:style style:name="T205" style:parent-style-name="Основнойшрифтабзаца" style:family="text">
      <style:text-properties style:font-size-complex="12pt"/>
    </style:style>
    <style:style style:name="T206" style:parent-style-name="Основнойшрифтабзаца" style:family="text">
      <style:text-properties style:font-size-complex="12pt"/>
    </style:style>
    <style:style style:name="T207" style:parent-style-name="Основнойшрифтабзаца" style:family="text">
      <style:text-properties style:font-size-complex="12pt"/>
    </style:style>
    <style:style style:name="T208" style:parent-style-name="Основнойшрифтабзаца" style:family="text">
      <style:text-properties style:font-size-complex="12pt"/>
    </style:style>
    <style:style style:name="T209" style:parent-style-name="Основнойшрифтабзаца" style:family="text">
      <style:text-properties style:font-size-complex="12pt"/>
    </style:style>
    <style:style style:name="T210" style:parent-style-name="Основнойшрифтабзаца" style:family="text">
      <style:text-properties style:font-size-complex="12pt"/>
    </style:style>
    <style:style style:name="T211" style:parent-style-name="Основнойшрифтабзаца" style:family="text">
      <style:text-properties style:font-size-complex="12pt"/>
    </style:style>
    <style:style style:name="T212" style:parent-style-name="Основнойшрифтабзаца" style:family="text">
      <style:text-properties style:font-size-complex="12pt"/>
    </style:style>
    <style:style style:name="T213" style:parent-style-name="Основнойшрифтабзаца" style:family="text">
      <style:text-properties style:font-size-complex="12pt"/>
    </style:style>
    <style:style style:name="T214" style:parent-style-name="Основнойшрифтабзаца" style:family="text">
      <style:text-properties style:font-size-complex="12pt"/>
    </style:style>
    <style:style style:name="T215" style:parent-style-name="Основнойшрифтабзаца" style:family="text">
      <style:text-properties fo:font-style="italic" style:font-style-asian="italic"/>
    </style:style>
    <style:style style:name="P216" style:parent-style-name="Зc7аe0гe3оeeлebоeeвe2оeeкea2" style:family="paragraph">
      <style:paragraph-properties fo:margin-top="0in" fo:margin-bottom="0in" fo:text-indent="0in"/>
      <style:text-properties style:font-name-complex="Times New Roman" style:font-weight-complex="normal" style:font-size-complex="12pt"/>
    </style:style>
    <style:style style:name="P217" style:parent-style-name="Обычный" style:family="paragraph">
      <style:paragraph-properties fo:text-align="start"/>
    </style:style>
    <style:style style:name="T218" style:parent-style-name="Основнойшрифтабзаца" style:family="text">
      <style:text-properties style:font-size-complex="12pt"/>
    </style:style>
    <style:style style:name="T219" style:parent-style-name="Основнойшрифтабзаца" style:family="text">
      <style:text-properties style:font-size-complex="12pt"/>
    </style:style>
    <style:style style:name="T220" style:parent-style-name="Основнойшрифтабзаца" style:family="text">
      <style:text-properties style:font-size-complex="12pt"/>
    </style:style>
    <style:style style:name="T221" style:parent-style-name="Основнойшрифтабзаца" style:family="text">
      <style:text-properties style:font-size-complex="12pt"/>
    </style:style>
    <style:style style:name="T222" style:parent-style-name="Основнойшрифтабзаца" style:family="text">
      <style:text-properties style:font-size-complex="12pt"/>
    </style:style>
    <style:style style:name="T223" style:parent-style-name="Основнойшрифтабзаца" style:family="text">
      <style:text-properties style:font-size-complex="12pt"/>
    </style:style>
    <style:style style:name="T224" style:parent-style-name="Основнойшрифтабзаца" style:family="text">
      <style:text-properties style:font-size-complex="12pt"/>
    </style:style>
    <style:style style:name="T225" style:parent-style-name="Основнойшрифтабзаца" style:family="text">
      <style:text-properties style:font-size-complex="12pt"/>
    </style:style>
    <style:style style:name="T226" style:parent-style-name="Основнойшрифтабзаца" style:family="text">
      <style:text-properties style:font-size-complex="12pt"/>
    </style:style>
    <style:style style:name="T227" style:parent-style-name="Основнойшрифтабзаца" style:family="text">
      <style:text-properties style:font-size-complex="12pt"/>
    </style:style>
    <style:style style:name="T228" style:parent-style-name="Основнойшрифтабзаца" style:family="text">
      <style:text-properties style:font-size-complex="12pt"/>
    </style:style>
    <style:style style:name="T229" style:parent-style-name="Основнойшрифтабзаца" style:family="text">
      <style:text-properties style:font-size-complex="12pt"/>
    </style:style>
    <style:style style:name="T230" style:parent-style-name="Основнойшрифтабзаца" style:family="text">
      <style:text-properties style:font-size-complex="12pt"/>
    </style:style>
    <style:style style:name="T231" style:parent-style-name="Основнойшрифтабзаца" style:family="text">
      <style:text-properties style:font-size-complex="12pt"/>
    </style:style>
    <style:style style:name="T232" style:parent-style-name="Основнойшрифтабзаца" style:family="text">
      <style:text-properties style:font-size-complex="12pt"/>
    </style:style>
    <style:style style:name="T233" style:parent-style-name="Основнойшрифтабзаца" style:family="text">
      <style:text-properties style:font-size-complex="12pt"/>
    </style:style>
    <style:style style:name="T234" style:parent-style-name="Основнойшрифтабзаца" style:family="text">
      <style:text-properties style:font-size-complex="12pt"/>
    </style:style>
    <style:style style:name="T235" style:parent-style-name="Основнойшрифтабзаца" style:family="text">
      <style:text-properties style:font-size-complex="12pt"/>
    </style:style>
    <style:style style:name="T236" style:parent-style-name="Основнойшрифтабзаца" style:family="text">
      <style:text-properties style:font-size-complex="12pt"/>
    </style:style>
    <style:style style:name="T237" style:parent-style-name="Основнойшрифтабзаца" style:family="text">
      <style:text-properties style:font-size-complex="12pt"/>
    </style:style>
    <style:style style:name="T238" style:parent-style-name="Основнойшрифтабзаца" style:family="text">
      <style:text-properties style:font-size-complex="12pt"/>
    </style:style>
    <style:style style:name="T239" style:parent-style-name="Основнойшрифтабзаца" style:family="text">
      <style:text-properties style:font-size-complex="12pt"/>
    </style:style>
    <style:style style:name="T240" style:parent-style-name="Основнойшрифтабзаца" style:family="text">
      <style:text-properties style:font-size-complex="12pt"/>
    </style:style>
    <style:style style:name="T241" style:parent-style-name="Основнойшрифтабзаца" style:family="text">
      <style:text-properties style:font-size-complex="12pt"/>
    </style:style>
    <style:style style:name="T242" style:parent-style-name="Основнойшрифтабзаца" style:family="text">
      <style:text-properties style:font-size-complex="12pt"/>
    </style:style>
    <style:style style:name="T243" style:parent-style-name="Основнойшрифтабзаца" style:family="text">
      <style:text-properties style:font-size-complex="12pt"/>
    </style:style>
    <style:style style:name="T244" style:parent-style-name="Основнойшрифтабзаца" style:family="text">
      <style:text-properties style:font-size-complex="12pt"/>
    </style:style>
    <style:style style:name="T245" style:parent-style-name="Основнойшрифтабзаца" style:family="text">
      <style:text-properties style:font-size-complex="12pt"/>
    </style:style>
    <style:style style:name="T246" style:parent-style-name="Основнойшрифтабзаца" style:family="text">
      <style:text-properties style:font-size-complex="12pt"/>
    </style:style>
    <style:style style:name="T247" style:parent-style-name="Основнойшрифтабзаца" style:family="text">
      <style:text-properties style:font-size-complex="12pt"/>
    </style:style>
    <style:style style:name="T248" style:parent-style-name="Основнойшрифтабзаца" style:family="text">
      <style:text-properties style:font-size-complex="12pt"/>
    </style:style>
    <style:style style:name="T249" style:parent-style-name="Основнойшрифтабзаца" style:family="text">
      <style:text-properties style:font-size-complex="12pt"/>
    </style:style>
    <style:style style:name="T250" style:parent-style-name="Основнойшрифтабзаца" style:family="text">
      <style:text-properties style:font-size-complex="12pt"/>
    </style:style>
    <style:style style:name="T251" style:parent-style-name="Основнойшрифтабзаца" style:family="text">
      <style:text-properties style:font-size-complex="12pt"/>
    </style:style>
    <style:style style:name="T252" style:parent-style-name="Основнойшрифтабзаца" style:family="text">
      <style:text-properties style:font-size-complex="12pt"/>
    </style:style>
    <style:style style:name="T253" style:parent-style-name="Основнойшрифтабзаца" style:family="text">
      <style:text-properties style:font-size-complex="12pt"/>
    </style:style>
    <style:style style:name="T254" style:parent-style-name="Основнойшрифтабзаца" style:family="text">
      <style:text-properties style:font-size-complex="12pt"/>
    </style:style>
    <style:style style:name="T255" style:parent-style-name="Основнойшрифтабзаца" style:family="text">
      <style:text-properties style:font-size-complex="12pt"/>
    </style:style>
    <style:style style:name="T256" style:parent-style-name="Основнойшрифтабзаца" style:family="text">
      <style:text-properties style:font-size-complex="12pt"/>
    </style:style>
    <style:style style:name="T257" style:parent-style-name="Основнойшрифтабзаца" style:family="text">
      <style:text-properties style:font-size-complex="12pt"/>
    </style:style>
    <style:style style:name="T258" style:parent-style-name="Основнойшрифтабзаца" style:family="text">
      <style:text-properties style:font-size-complex="12pt"/>
    </style:style>
    <style:style style:name="T259" style:parent-style-name="Основнойшрифтабзаца" style:family="text">
      <style:text-properties style:font-size-complex="12pt"/>
    </style:style>
    <style:style style:name="T260" style:parent-style-name="Основнойшрифтабзаца" style:family="text">
      <style:text-properties style:font-size-complex="12pt"/>
    </style:style>
    <style:style style:name="T261" style:parent-style-name="Основнойшрифтабзаца" style:family="text">
      <style:text-properties style:font-size-complex="12pt"/>
    </style:style>
    <style:style style:name="T262" style:parent-style-name="Основнойшрифтабзаца" style:family="text">
      <style:text-properties style:font-size-complex="12pt"/>
    </style:style>
    <style:style style:name="T263" style:parent-style-name="Основнойшрифтабзаца" style:family="text">
      <style:text-properties style:font-size-complex="12pt"/>
    </style:style>
    <style:style style:name="T264" style:parent-style-name="Основнойшрифтабзаца" style:family="text">
      <style:text-properties style:font-size-complex="12pt"/>
    </style:style>
    <style:style style:name="T265" style:parent-style-name="Основнойшрифтабзаца" style:family="text">
      <style:text-properties style:font-size-complex="12pt"/>
    </style:style>
    <style:style style:name="T266" style:parent-style-name="Основнойшрифтабзаца" style:family="text">
      <style:text-properties style:font-size-complex="12pt"/>
    </style:style>
    <style:style style:name="T267" style:parent-style-name="Основнойшрифтабзаца" style:family="text">
      <style:text-properties style:font-size-complex="12pt"/>
    </style:style>
    <style:style style:name="T268" style:parent-style-name="Основнойшрифтабзаца" style:family="text">
      <style:text-properties style:font-size-complex="12pt"/>
    </style:style>
    <style:style style:name="T269" style:parent-style-name="Основнойшрифтабзаца" style:family="text">
      <style:text-properties style:font-size-complex="12pt"/>
    </style:style>
    <style:style style:name="T270" style:parent-style-name="Основнойшрифтабзаца" style:family="text">
      <style:text-properties style:font-size-complex="12pt"/>
    </style:style>
    <style:style style:name="T271" style:parent-style-name="Основнойшрифтабзаца" style:family="text">
      <style:text-properties style:font-size-complex="12pt"/>
    </style:style>
    <style:style style:name="T272" style:parent-style-name="Основнойшрифтабзаца" style:family="text">
      <style:text-properties style:font-size-complex="12pt"/>
    </style:style>
    <style:style style:name="T273" style:parent-style-name="Основнойшрифтабзаца" style:family="text">
      <style:text-properties style:font-size-complex="12pt"/>
    </style:style>
    <style:style style:name="T274" style:parent-style-name="Основнойшрифтабзаца" style:family="text">
      <style:text-properties style:font-size-complex="12pt"/>
    </style:style>
    <style:style style:name="T275" style:parent-style-name="Основнойшрифтабзаца" style:family="text">
      <style:text-properties style:font-size-complex="12pt"/>
    </style:style>
    <style:style style:name="T276" style:parent-style-name="Основнойшрифтабзаца" style:family="text">
      <style:text-properties style:font-size-complex="12pt"/>
    </style:style>
    <style:style style:name="T277" style:parent-style-name="Основнойшрифтабзаца" style:family="text">
      <style:text-properties style:font-size-complex="12pt"/>
    </style:style>
    <style:style style:name="P278" style:parent-style-name="Обычный" style:family="paragraph">
      <style:paragraph-properties fo:text-align="start"/>
    </style:style>
    <style:style style:name="P279" style:parent-style-name="Stanza" style:family="paragraph">
      <style:paragraph-properties fo:text-indent="0.3937in"/>
    </style:style>
    <style:style style:name="P280" style:parent-style-name="Stanza" style:family="paragraph">
      <style:paragraph-properties fo:text-indent="0.3937in"/>
    </style:style>
    <style:style style:name="P281" style:parent-style-name="Stanza" style:family="paragraph">
      <style:paragraph-properties fo:text-indent="0.3937in"/>
    </style:style>
    <style:style style:name="P282" style:parent-style-name="Stanza" style:family="paragraph">
      <style:paragraph-properties fo:text-indent="0.3937in"/>
    </style:style>
    <style:style style:name="P283" style:parent-style-name="Stanza" style:family="paragraph">
      <style:paragraph-properties fo:text-indent="0.3937in"/>
    </style:style>
    <style:style style:name="P284" style:parent-style-name="Stanza" style:family="paragraph">
      <style:paragraph-properties fo:text-indent="0.3937in"/>
    </style:style>
    <style:style style:name="P285" style:parent-style-name="Stanza" style:family="paragraph">
      <style:paragraph-properties fo:text-indent="0.3937in"/>
    </style:style>
    <style:style style:name="P286" style:parent-style-name="Stanza" style:family="paragraph">
      <style:paragraph-properties fo:text-indent="0.3937in"/>
    </style:style>
    <style:style style:name="P287" style:parent-style-name="Stanza" style:family="paragraph">
      <style:paragraph-properties fo:text-indent="0.3937in"/>
    </style:style>
    <style:style style:name="T288" style:parent-style-name="Основнойшрифтабзаца" style:family="text">
      <style:text-properties style:font-size-complex="12pt"/>
    </style:style>
    <style:style style:name="T289" style:parent-style-name="Основнойшрифтабзаца" style:family="text">
      <style:text-properties style:font-size-complex="12pt"/>
    </style:style>
    <style:style style:name="T290" style:parent-style-name="Основнойшрифтабзаца" style:family="text">
      <style:text-properties style:font-size-complex="12pt"/>
    </style:style>
    <style:style style:name="T291" style:parent-style-name="Основнойшрифтабзаца" style:family="text">
      <style:text-properties style:font-size-complex="12pt"/>
    </style:style>
    <style:style style:name="T292" style:parent-style-name="Основнойшрифтабзаца" style:family="text">
      <style:text-properties style:font-size-complex="12pt"/>
    </style:style>
    <style:style style:name="T293" style:parent-style-name="Основнойшрифтабзаца" style:family="text">
      <style:text-properties style:font-size-complex="12pt"/>
    </style:style>
    <style:style style:name="T294" style:parent-style-name="Основнойшрифтабзаца" style:family="text">
      <style:text-properties style:font-size-complex="12pt"/>
    </style:style>
    <style:style style:name="T295" style:parent-style-name="Основнойшрифтабзаца" style:family="text">
      <style:text-properties style:font-size-complex="12pt"/>
    </style:style>
    <style:style style:name="T296" style:parent-style-name="Основнойшрифтабзаца" style:family="text">
      <style:text-properties style:font-size-complex="12pt"/>
    </style:style>
    <style:style style:name="T297" style:parent-style-name="Основнойшрифтабзаца" style:family="text">
      <style:text-properties style:font-size-complex="12pt"/>
    </style:style>
    <style:style style:name="T298" style:parent-style-name="Основнойшрифтабзаца" style:family="text">
      <style:text-properties style:font-size-complex="12pt"/>
    </style:style>
    <style:style style:name="T299" style:parent-style-name="Основнойшрифтабзаца" style:family="text">
      <style:text-properties style:font-size-complex="12pt"/>
    </style:style>
    <style:style style:name="T300" style:parent-style-name="Основнойшрифтабзаца" style:family="text">
      <style:text-properties style:font-size-complex="12pt"/>
    </style:style>
    <style:style style:name="T301" style:parent-style-name="Основнойшрифтабзаца" style:family="text">
      <style:text-properties style:font-size-complex="12pt"/>
    </style:style>
    <style:style style:name="T302" style:parent-style-name="Основнойшрифтабзаца" style:family="text">
      <style:text-properties style:font-size-complex="12pt"/>
    </style:style>
    <style:style style:name="T303" style:parent-style-name="Основнойшрифтабзаца" style:family="text">
      <style:text-properties style:font-size-complex="12pt"/>
    </style:style>
    <style:style style:name="T304" style:parent-style-name="Основнойшрифтабзаца" style:family="text">
      <style:text-properties style:font-size-complex="12pt"/>
    </style:style>
    <style:style style:name="T305" style:parent-style-name="Основнойшрифтабзаца" style:family="text">
      <style:text-properties style:font-size-complex="12pt"/>
    </style:style>
    <style:style style:name="T306" style:parent-style-name="Основнойшрифтабзаца" style:family="text">
      <style:text-properties style:font-size-complex="12pt"/>
    </style:style>
    <style:style style:name="T307" style:parent-style-name="Основнойшрифтабзаца" style:family="text">
      <style:text-properties style:font-size-complex="12pt"/>
    </style:style>
    <style:style style:name="T308" style:parent-style-name="Основнойшрифтабзаца" style:family="text">
      <style:text-properties style:font-size-complex="12pt"/>
    </style:style>
    <style:style style:name="T309" style:parent-style-name="Основнойшрифтабзаца" style:family="text">
      <style:text-properties style:font-size-complex="12pt"/>
    </style:style>
    <style:style style:name="T310" style:parent-style-name="Основнойшрифтабзаца" style:family="text">
      <style:text-properties style:font-size-complex="12pt"/>
    </style:style>
    <style:style style:name="T311" style:parent-style-name="Основнойшрифтабзаца" style:family="text">
      <style:text-properties fo:font-style="italic" style:font-style-asian="italic"/>
    </style:style>
    <style:style style:name="P312" style:parent-style-name="Зc7аe0гe3оeeлebоeeвe2оeeкea2" style:family="paragraph">
      <style:paragraph-properties fo:margin-top="0in" fo:margin-bottom="0in" fo:text-indent="0in"/>
      <style:text-properties style:font-name-complex="Times New Roman" style:font-weight-complex="normal" style:font-size-complex="12pt"/>
    </style:style>
    <style:style style:name="P313" style:parent-style-name="Обычный" style:family="paragraph">
      <style:paragraph-properties fo:text-align="start"/>
    </style:style>
    <style:style style:name="T314" style:parent-style-name="Основнойшрифтабзаца" style:family="text">
      <style:text-properties style:font-size-complex="12pt"/>
    </style:style>
    <style:style style:name="T315" style:parent-style-name="Основнойшрифтабзаца" style:family="text">
      <style:text-properties style:font-size-complex="12pt"/>
    </style:style>
    <style:style style:name="T316" style:parent-style-name="Основнойшрифтабзаца" style:family="text">
      <style:text-properties style:font-size-complex="12pt"/>
    </style:style>
    <style:style style:name="T317" style:parent-style-name="Основнойшрифтабзаца" style:family="text">
      <style:text-properties style:font-size-complex="12pt"/>
    </style:style>
    <style:style style:name="T318" style:parent-style-name="Основнойшрифтабзаца" style:family="text">
      <style:text-properties style:font-size-complex="12pt"/>
    </style:style>
    <style:style style:name="T319" style:parent-style-name="Основнойшрифтабзаца" style:family="text">
      <style:text-properties style:font-size-complex="12pt"/>
    </style:style>
    <style:style style:name="T320" style:parent-style-name="Основнойшрифтабзаца" style:family="text">
      <style:text-properties style:font-size-complex="12pt"/>
    </style:style>
    <style:style style:name="T321" style:parent-style-name="Основнойшрифтабзаца" style:family="text">
      <style:text-properties style:font-size-complex="12pt"/>
    </style:style>
    <style:style style:name="T322" style:parent-style-name="Основнойшрифтабзаца" style:family="text">
      <style:text-properties style:font-size-complex="12pt"/>
    </style:style>
    <style:style style:name="T323" style:parent-style-name="Основнойшрифтабзаца" style:family="text">
      <style:text-properties style:font-size-complex="12pt"/>
    </style:style>
    <style:style style:name="T324" style:parent-style-name="Основнойшрифтабзаца" style:family="text">
      <style:text-properties style:font-size-complex="12pt"/>
    </style:style>
    <style:style style:name="T325" style:parent-style-name="Основнойшрифтабзаца" style:family="text">
      <style:text-properties style:font-size-complex="12pt"/>
    </style:style>
    <style:style style:name="T326" style:parent-style-name="Основнойшрифтабзаца" style:family="text">
      <style:text-properties style:font-size-complex="12pt"/>
    </style:style>
    <style:style style:name="T327" style:parent-style-name="Основнойшрифтабзаца" style:family="text">
      <style:text-properties style:font-size-complex="12pt"/>
    </style:style>
    <style:style style:name="T328" style:parent-style-name="Основнойшрифтабзаца" style:family="text">
      <style:text-properties style:font-size-complex="12pt"/>
    </style:style>
    <style:style style:name="T329" style:parent-style-name="Основнойшрифтабзаца" style:family="text">
      <style:text-properties style:font-size-complex="12pt"/>
    </style:style>
    <style:style style:name="T330" style:parent-style-name="Основнойшрифтабзаца" style:family="text">
      <style:text-properties style:font-size-complex="12pt"/>
    </style:style>
    <style:style style:name="T331" style:parent-style-name="Основнойшрифтабзаца" style:family="text">
      <style:text-properties style:font-size-complex="12pt"/>
    </style:style>
    <style:style style:name="T332" style:parent-style-name="Основнойшрифтабзаца" style:family="text">
      <style:text-properties style:font-size-complex="12pt"/>
    </style:style>
    <style:style style:name="T333" style:parent-style-name="Основнойшрифтабзаца" style:family="text">
      <style:text-properties style:font-size-complex="12pt"/>
    </style:style>
    <style:style style:name="T334" style:parent-style-name="Основнойшрифтабзаца" style:family="text">
      <style:text-properties style:font-size-complex="12pt"/>
    </style:style>
    <style:style style:name="T335" style:parent-style-name="Основнойшрифтабзаца" style:family="text">
      <style:text-properties style:font-size-complex="12pt"/>
    </style:style>
    <style:style style:name="T336" style:parent-style-name="Основнойшрифтабзаца" style:family="text">
      <style:text-properties style:font-size-complex="12pt"/>
    </style:style>
    <style:style style:name="T337" style:parent-style-name="Основнойшрифтабзаца" style:family="text">
      <style:text-properties style:font-size-complex="12pt"/>
    </style:style>
    <style:style style:name="T338" style:parent-style-name="Основнойшрифтабзаца" style:family="text">
      <style:text-properties style:font-size-complex="12pt"/>
    </style:style>
    <style:style style:name="T339" style:parent-style-name="Основнойшрифтабзаца" style:family="text">
      <style:text-properties style:font-size-complex="12pt"/>
    </style:style>
    <style:style style:name="T340" style:parent-style-name="Основнойшрифтабзаца" style:family="text">
      <style:text-properties style:font-size-complex="12pt"/>
    </style:style>
    <style:style style:name="T341" style:parent-style-name="Основнойшрифтабзаца" style:family="text">
      <style:text-properties style:font-size-complex="12pt"/>
    </style:style>
    <style:style style:name="T342" style:parent-style-name="Основнойшрифтабзаца" style:family="text">
      <style:text-properties style:font-size-complex="12pt"/>
    </style:style>
    <style:style style:name="T343" style:parent-style-name="Основнойшрифтабзаца" style:family="text">
      <style:text-properties style:font-size-complex="12pt"/>
    </style:style>
    <style:style style:name="T344" style:parent-style-name="Основнойшрифтабзаца" style:family="text">
      <style:text-properties style:font-size-complex="12pt"/>
    </style:style>
    <style:style style:name="T345" style:parent-style-name="Основнойшрифтабзаца" style:family="text">
      <style:text-properties style:font-size-complex="12pt"/>
    </style:style>
    <style:style style:name="T346" style:parent-style-name="Основнойшрифтабзаца" style:family="text">
      <style:text-properties style:font-size-complex="12pt"/>
    </style:style>
    <style:style style:name="T347" style:parent-style-name="Основнойшрифтабзаца" style:family="text">
      <style:text-properties style:font-size-complex="12pt"/>
    </style:style>
    <style:style style:name="T348" style:parent-style-name="Основнойшрифтабзаца" style:family="text">
      <style:text-properties style:font-size-complex="12pt"/>
    </style:style>
    <style:style style:name="T349" style:parent-style-name="Основнойшрифтабзаца" style:family="text">
      <style:text-properties style:font-size-complex="12pt"/>
    </style:style>
    <style:style style:name="T350" style:parent-style-name="Основнойшрифтабзаца" style:family="text">
      <style:text-properties style:font-size-complex="12pt"/>
    </style:style>
    <style:style style:name="T351" style:parent-style-name="Основнойшрифтабзаца" style:family="text">
      <style:text-properties style:font-size-complex="12pt"/>
    </style:style>
    <style:style style:name="T352" style:parent-style-name="Основнойшрифтабзаца" style:family="text">
      <style:text-properties style:font-size-complex="12pt"/>
    </style:style>
    <style:style style:name="T353" style:parent-style-name="Основнойшрифтабзаца" style:family="text">
      <style:text-properties style:font-size-complex="12pt"/>
    </style:style>
    <style:style style:name="T354" style:parent-style-name="Основнойшрифтабзаца" style:family="text">
      <style:text-properties style:font-size-complex="12pt"/>
    </style:style>
    <style:style style:name="T355" style:parent-style-name="Основнойшрифтабзаца" style:family="text">
      <style:text-properties style:font-size-complex="12pt"/>
    </style:style>
    <style:style style:name="T356" style:parent-style-name="Основнойшрифтабзаца" style:family="text">
      <style:text-properties style:font-size-complex="12pt"/>
    </style:style>
    <style:style style:name="T357" style:parent-style-name="Основнойшрифтабзаца" style:family="text">
      <style:text-properties style:font-size-complex="12pt"/>
    </style:style>
    <style:style style:name="T358" style:parent-style-name="Основнойшрифтабзаца" style:family="text">
      <style:text-properties style:font-size-complex="12pt"/>
    </style:style>
    <style:style style:name="T359" style:parent-style-name="Основнойшрифтабзаца" style:family="text">
      <style:text-properties style:font-size-complex="12pt"/>
    </style:style>
    <style:style style:name="T360" style:parent-style-name="Основнойшрифтабзаца" style:family="text">
      <style:text-properties style:font-size-complex="12pt"/>
    </style:style>
    <style:style style:name="T361" style:parent-style-name="Основнойшрифтабзаца" style:family="text">
      <style:text-properties style:font-size-complex="12pt"/>
    </style:style>
    <style:style style:name="T362" style:parent-style-name="Основнойшрифтабзаца" style:family="text">
      <style:text-properties style:font-size-complex="12pt"/>
    </style:style>
    <style:style style:name="T363" style:parent-style-name="Основнойшрифтабзаца" style:family="text">
      <style:text-properties style:font-size-complex="12pt"/>
    </style:style>
    <style:style style:name="T364" style:parent-style-name="Основнойшрифтабзаца" style:family="text">
      <style:text-properties style:font-size-complex="12pt"/>
    </style:style>
    <style:style style:name="T365" style:parent-style-name="Основнойшрифтабзаца" style:family="text">
      <style:text-properties style:font-size-complex="12pt"/>
    </style:style>
    <style:style style:name="T366" style:parent-style-name="Основнойшрифтабзаца" style:family="text">
      <style:text-properties style:font-size-complex="12pt"/>
    </style:style>
    <style:style style:name="T367" style:parent-style-name="Основнойшрифтабзаца" style:family="text">
      <style:text-properties style:font-size-complex="12pt"/>
    </style:style>
    <style:style style:name="T368" style:parent-style-name="Основнойшрифтабзаца" style:family="text">
      <style:text-properties style:font-size-complex="12pt"/>
    </style:style>
    <style:style style:name="T369" style:parent-style-name="Основнойшрифтабзаца" style:family="text">
      <style:text-properties style:font-size-complex="12pt"/>
    </style:style>
    <style:style style:name="T370" style:parent-style-name="Основнойшрифтабзаца" style:family="text">
      <style:text-properties style:font-size-complex="12pt"/>
    </style:style>
    <style:style style:name="T371" style:parent-style-name="Основнойшрифтабзаца" style:family="text">
      <style:text-properties style:font-size-complex="12pt"/>
    </style:style>
    <style:style style:name="T372" style:parent-style-name="Основнойшрифтабзаца" style:family="text">
      <style:text-properties style:font-size-complex="12pt"/>
    </style:style>
    <style:style style:name="T373" style:parent-style-name="Основнойшрифтабзаца" style:family="text">
      <style:text-properties style:font-size-complex="12pt"/>
    </style:style>
    <style:style style:name="T374" style:parent-style-name="Основнойшрифтабзаца" style:family="text">
      <style:text-properties style:font-size-complex="12pt"/>
    </style:style>
    <style:style style:name="T375" style:parent-style-name="Основнойшрифтабзаца" style:family="text">
      <style:text-properties style:font-size-complex="12pt"/>
    </style:style>
    <style:style style:name="T376" style:parent-style-name="Основнойшрифтабзаца" style:family="text">
      <style:text-properties style:font-size-complex="12pt"/>
    </style:style>
    <style:style style:name="T377" style:parent-style-name="Основнойшрифтабзаца" style:family="text">
      <style:text-properties style:font-size-complex="12pt"/>
    </style:style>
    <style:style style:name="T378" style:parent-style-name="Основнойшрифтабзаца" style:family="text">
      <style:text-properties style:font-size-complex="12pt"/>
    </style:style>
    <style:style style:name="T379" style:parent-style-name="Основнойшрифтабзаца" style:family="text">
      <style:text-properties style:font-size-complex="12pt"/>
    </style:style>
    <style:style style:name="T380" style:parent-style-name="Основнойшрифтабзаца" style:family="text">
      <style:text-properties style:font-size-complex="12pt"/>
    </style:style>
    <style:style style:name="T381" style:parent-style-name="Основнойшрифтабзаца" style:family="text">
      <style:text-properties style:font-size-complex="12pt"/>
    </style:style>
    <style:style style:name="T382" style:parent-style-name="Основнойшрифтабзаца" style:family="text">
      <style:text-properties style:font-size-complex="12pt"/>
    </style:style>
    <style:style style:name="T383" style:parent-style-name="Основнойшрифтабзаца" style:family="text">
      <style:text-properties style:font-size-complex="12pt"/>
    </style:style>
    <style:style style:name="T384" style:parent-style-name="Основнойшрифтабзаца" style:family="text">
      <style:text-properties style:font-size-complex="12pt"/>
    </style:style>
    <style:style style:name="T385" style:parent-style-name="Основнойшрифтабзаца" style:family="text">
      <style:text-properties style:font-size-complex="12pt"/>
    </style:style>
    <style:style style:name="T386" style:parent-style-name="Основнойшрифтабзаца" style:family="text">
      <style:text-properties style:font-size-complex="12pt"/>
    </style:style>
    <style:style style:name="T387" style:parent-style-name="Основнойшрифтабзаца" style:family="text">
      <style:text-properties style:font-size-complex="12pt"/>
    </style:style>
    <style:style style:name="T388" style:parent-style-name="Основнойшрифтабзаца" style:family="text">
      <style:text-properties style:font-size-complex="12pt"/>
    </style:style>
    <style:style style:name="T389" style:parent-style-name="Основнойшрифтабзаца" style:family="text">
      <style:text-properties style:font-size-complex="12pt"/>
    </style:style>
    <style:style style:name="T390" style:parent-style-name="Основнойшрифтабзаца" style:family="text">
      <style:text-properties style:font-size-complex="12pt"/>
    </style:style>
    <style:style style:name="T391" style:parent-style-name="Основнойшрифтабзаца" style:family="text">
      <style:text-properties style:font-size-complex="12pt"/>
    </style:style>
    <style:style style:name="T392" style:parent-style-name="Основнойшрифтабзаца" style:family="text">
      <style:text-properties style:font-size-complex="12pt"/>
    </style:style>
    <style:style style:name="T393" style:parent-style-name="Основнойшрифтабзаца" style:family="text">
      <style:text-properties style:font-size-complex="12pt"/>
    </style:style>
    <style:style style:name="T394" style:parent-style-name="Основнойшрифтабзаца" style:family="text">
      <style:text-properties style:font-size-complex="12pt"/>
    </style:style>
    <style:style style:name="T395" style:parent-style-name="Основнойшрифтабзаца" style:family="text">
      <style:text-properties style:font-size-complex="12pt"/>
    </style:style>
    <style:style style:name="T396" style:parent-style-name="Основнойшрифтабзаца" style:family="text">
      <style:text-properties style:font-size-complex="12pt"/>
    </style:style>
    <style:style style:name="T397" style:parent-style-name="Основнойшрифтабзаца" style:family="text">
      <style:text-properties style:font-size-complex="12pt"/>
    </style:style>
    <style:style style:name="T398" style:parent-style-name="Основнойшрифтабзаца" style:family="text">
      <style:text-properties style:font-size-complex="12pt"/>
    </style:style>
    <style:style style:name="T399" style:parent-style-name="Основнойшрифтабзаца" style:family="text">
      <style:text-properties style:font-size-complex="12pt"/>
    </style:style>
    <style:style style:name="T400" style:parent-style-name="Основнойшрифтабзаца" style:family="text">
      <style:text-properties style:font-size-complex="12pt"/>
    </style:style>
    <style:style style:name="T401" style:parent-style-name="Основнойшрифтабзаца" style:family="text">
      <style:text-properties style:font-size-complex="12pt"/>
    </style:style>
    <style:style style:name="T402" style:parent-style-name="Основнойшрифтабзаца" style:family="text">
      <style:text-properties style:font-size-complex="12pt"/>
    </style:style>
    <style:style style:name="T403" style:parent-style-name="Основнойшрифтабзаца" style:family="text">
      <style:text-properties style:font-size-complex="12pt"/>
    </style:style>
    <style:style style:name="T404" style:parent-style-name="Основнойшрифтабзаца" style:family="text">
      <style:text-properties style:font-size-complex="12pt"/>
    </style:style>
    <style:style style:name="T405" style:parent-style-name="Основнойшрифтабзаца" style:family="text">
      <style:text-properties style:font-size-complex="12pt"/>
    </style:style>
    <style:style style:name="T406" style:parent-style-name="Основнойшрифтабзаца" style:family="text">
      <style:text-properties style:font-size-complex="12pt"/>
    </style:style>
    <style:style style:name="T407" style:parent-style-name="Основнойшрифтабзаца" style:family="text">
      <style:text-properties style:font-size-complex="12pt"/>
    </style:style>
    <style:style style:name="T408" style:parent-style-name="Основнойшрифтабзаца" style:family="text">
      <style:text-properties style:font-size-complex="12pt"/>
    </style:style>
    <style:style style:name="T409" style:parent-style-name="Основнойшрифтабзаца" style:family="text">
      <style:text-properties style:font-size-complex="12pt"/>
    </style:style>
    <style:style style:name="T410" style:parent-style-name="Основнойшрифтабзаца" style:family="text">
      <style:text-properties style:font-size-complex="12pt"/>
    </style:style>
    <style:style style:name="T411" style:parent-style-name="Основнойшрифтабзаца" style:family="text">
      <style:text-properties style:font-size-complex="12pt"/>
    </style:style>
    <style:style style:name="T412" style:parent-style-name="Основнойшрифтабзаца" style:family="text">
      <style:text-properties style:font-size-complex="12pt"/>
    </style:style>
    <style:style style:name="T413" style:parent-style-name="Основнойшрифтабзаца" style:family="text">
      <style:text-properties style:font-size-complex="12pt"/>
    </style:style>
    <style:style style:name="T414" style:parent-style-name="Основнойшрифтабзаца" style:family="text">
      <style:text-properties style:font-size-complex="12pt"/>
    </style:style>
    <style:style style:name="T415" style:parent-style-name="Основнойшрифтабзаца" style:family="text">
      <style:text-properties style:font-size-complex="12pt"/>
    </style:style>
    <style:style style:name="T416" style:parent-style-name="Основнойшрифтабзаца" style:family="text">
      <style:text-properties style:font-size-complex="12pt"/>
    </style:style>
    <style:style style:name="T417" style:parent-style-name="Основнойшрифтабзаца" style:family="text">
      <style:text-properties style:font-size-complex="12pt"/>
    </style:style>
    <style:style style:name="T418" style:parent-style-name="Основнойшрифтабзаца" style:family="text">
      <style:text-properties style:font-size-complex="12pt"/>
    </style:style>
    <style:style style:name="T419" style:parent-style-name="Основнойшрифтабзаца" style:family="text">
      <style:text-properties style:font-size-complex="12pt"/>
    </style:style>
    <style:style style:name="T420" style:parent-style-name="Основнойшрифтабзаца" style:family="text">
      <style:text-properties style:font-size-complex="12pt"/>
    </style:style>
    <style:style style:name="T421" style:parent-style-name="Основнойшрифтабзаца" style:family="text">
      <style:text-properties style:font-size-complex="12pt"/>
    </style:style>
    <style:style style:name="T422" style:parent-style-name="Основнойшрифтабзаца" style:family="text">
      <style:text-properties style:font-size-complex="12pt"/>
    </style:style>
    <style:style style:name="T423" style:parent-style-name="Основнойшрифтабзаца" style:family="text">
      <style:text-properties style:font-size-complex="12pt"/>
    </style:style>
    <style:style style:name="T424" style:parent-style-name="Основнойшрифтабзаца" style:family="text">
      <style:text-properties style:font-size-complex="12pt"/>
    </style:style>
    <style:style style:name="T425" style:parent-style-name="Основнойшрифтабзаца" style:family="text">
      <style:text-properties style:font-size-complex="12pt"/>
    </style:style>
    <style:style style:name="T426" style:parent-style-name="Основнойшрифтабзаца" style:family="text">
      <style:text-properties style:font-size-complex="12pt"/>
    </style:style>
    <style:style style:name="T427" style:parent-style-name="Основнойшрифтабзаца" style:family="text">
      <style:text-properties style:font-size-complex="12pt"/>
    </style:style>
    <style:style style:name="T428" style:parent-style-name="Основнойшрифтабзаца" style:family="text">
      <style:text-properties style:font-size-complex="12pt"/>
    </style:style>
    <style:style style:name="T429" style:parent-style-name="Основнойшрифтабзаца" style:family="text">
      <style:text-properties style:font-size-complex="12pt"/>
    </style:style>
    <style:style style:name="T430" style:parent-style-name="Основнойшрифтабзаца" style:family="text">
      <style:text-properties style:font-size-complex="12pt"/>
    </style:style>
    <style:style style:name="T431" style:parent-style-name="Основнойшрифтабзаца" style:family="text">
      <style:text-properties style:font-size-complex="12pt"/>
    </style:style>
    <style:style style:name="T432" style:parent-style-name="Основнойшрифтабзаца" style:family="text">
      <style:text-properties style:font-size-complex="12pt"/>
    </style:style>
    <style:style style:name="T433" style:parent-style-name="Основнойшрифтабзаца" style:family="text">
      <style:text-properties style:font-size-complex="12pt"/>
    </style:style>
    <style:style style:name="T434" style:parent-style-name="Основнойшрифтабзаца" style:family="text">
      <style:text-properties style:font-size-complex="12pt"/>
    </style:style>
    <style:style style:name="T435" style:parent-style-name="Основнойшрифтабзаца" style:family="text">
      <style:text-properties style:font-size-complex="12pt"/>
    </style:style>
    <style:style style:name="T436" style:parent-style-name="Основнойшрифтабзаца" style:family="text">
      <style:text-properties style:font-size-complex="12pt"/>
    </style:style>
    <style:style style:name="T437" style:parent-style-name="Основнойшрифтабзаца" style:family="text">
      <style:text-properties style:font-size-complex="12pt"/>
    </style:style>
    <style:style style:name="T438" style:parent-style-name="Основнойшрифтабзаца" style:family="text">
      <style:text-properties style:font-size-complex="12pt"/>
    </style:style>
    <style:style style:name="T439" style:parent-style-name="Основнойшрифтабзаца" style:family="text">
      <style:text-properties style:font-size-complex="12pt"/>
    </style:style>
    <style:style style:name="T440" style:parent-style-name="Основнойшрифтабзаца" style:family="text">
      <style:text-properties style:font-size-complex="12pt"/>
    </style:style>
    <style:style style:name="T441" style:parent-style-name="Основнойшрифтабзаца" style:family="text">
      <style:text-properties style:font-size-complex="12pt"/>
    </style:style>
    <style:style style:name="T442" style:parent-style-name="Основнойшрифтабзаца" style:family="text">
      <style:text-properties style:font-size-complex="12pt"/>
    </style:style>
    <style:style style:name="T443" style:parent-style-name="Основнойшрифтабзаца" style:family="text">
      <style:text-properties style:font-size-complex="12pt"/>
    </style:style>
    <style:style style:name="T444" style:parent-style-name="Основнойшрифтабзаца" style:family="text">
      <style:text-properties style:font-size-complex="12pt"/>
    </style:style>
    <style:style style:name="T445" style:parent-style-name="Основнойшрифтабзаца" style:family="text">
      <style:text-properties style:font-size-complex="12pt"/>
    </style:style>
    <style:style style:name="T446" style:parent-style-name="Основнойшрифтабзаца" style:family="text">
      <style:text-properties style:font-size-complex="12pt"/>
    </style:style>
    <style:style style:name="T447" style:parent-style-name="Основнойшрифтабзаца" style:family="text">
      <style:text-properties style:font-size-complex="12pt"/>
    </style:style>
    <style:style style:name="T448" style:parent-style-name="Основнойшрифтабзаца" style:family="text">
      <style:text-properties style:font-size-complex="12pt"/>
    </style:style>
    <style:style style:name="T449" style:parent-style-name="Основнойшрифтабзаца" style:family="text">
      <style:text-properties style:font-size-complex="12pt"/>
    </style:style>
    <style:style style:name="T450" style:parent-style-name="Основнойшрифтабзаца" style:family="text">
      <style:text-properties style:font-size-complex="12pt"/>
    </style:style>
    <style:style style:name="T451" style:parent-style-name="Основнойшрифтабзаца" style:family="text">
      <style:text-properties style:font-size-complex="12pt"/>
    </style:style>
    <style:style style:name="T452" style:parent-style-name="Основнойшрифтабзаца" style:family="text">
      <style:text-properties style:font-size-complex="12pt"/>
    </style:style>
    <style:style style:name="T453" style:parent-style-name="Основнойшрифтабзаца" style:family="text">
      <style:text-properties style:font-size-complex="12pt"/>
    </style:style>
    <style:style style:name="T454" style:parent-style-name="Основнойшрифтабзаца" style:family="text">
      <style:text-properties style:font-size-complex="12pt"/>
    </style:style>
    <style:style style:name="T455" style:parent-style-name="Основнойшрифтабзаца" style:family="text">
      <style:text-properties style:font-size-complex="12pt"/>
    </style:style>
    <style:style style:name="T456" style:parent-style-name="Основнойшрифтабзаца" style:family="text">
      <style:text-properties style:font-size-complex="12pt"/>
    </style:style>
    <style:style style:name="T457" style:parent-style-name="Основнойшрифтабзаца" style:family="text">
      <style:text-properties style:font-size-complex="12pt"/>
    </style:style>
    <style:style style:name="T458" style:parent-style-name="Основнойшрифтабзаца" style:family="text">
      <style:text-properties style:font-size-complex="12pt"/>
    </style:style>
    <style:style style:name="T459" style:parent-style-name="Основнойшрифтабзаца" style:family="text">
      <style:text-properties style:font-size-complex="12pt"/>
    </style:style>
    <style:style style:name="T460" style:parent-style-name="Основнойшрифтабзаца" style:family="text">
      <style:text-properties style:font-size-complex="12pt"/>
    </style:style>
    <style:style style:name="T461" style:parent-style-name="Основнойшрифтабзаца" style:family="text">
      <style:text-properties style:font-size-complex="12pt"/>
    </style:style>
    <style:style style:name="T462" style:parent-style-name="Основнойшрифтабзаца" style:family="text">
      <style:text-properties style:font-size-complex="12pt"/>
    </style:style>
    <style:style style:name="T463" style:parent-style-name="Основнойшрифтабзаца" style:family="text">
      <style:text-properties style:font-size-complex="12pt"/>
    </style:style>
    <style:style style:name="T464" style:parent-style-name="Основнойшрифтабзаца" style:family="text">
      <style:text-properties style:font-size-complex="12pt"/>
    </style:style>
    <style:style style:name="T465" style:parent-style-name="Основнойшрифтабзаца" style:family="text">
      <style:text-properties style:font-size-complex="12pt"/>
    </style:style>
    <style:style style:name="T466" style:parent-style-name="Основнойшрифтабзаца" style:family="text">
      <style:text-properties style:font-size-complex="12pt"/>
    </style:style>
    <style:style style:name="T467" style:parent-style-name="Основнойшрифтабзаца" style:family="text">
      <style:text-properties style:font-size-complex="12pt"/>
    </style:style>
    <style:style style:name="T468" style:parent-style-name="Основнойшрифтабзаца" style:family="text">
      <style:text-properties style:font-size-complex="12pt"/>
    </style:style>
    <style:style style:name="T469" style:parent-style-name="Основнойшрифтабзаца" style:family="text">
      <style:text-properties style:font-size-complex="12pt"/>
    </style:style>
    <style:style style:name="T470" style:parent-style-name="Основнойшрифтабзаца" style:family="text">
      <style:text-properties style:font-size-complex="12pt"/>
    </style:style>
    <style:style style:name="T471" style:parent-style-name="Основнойшрифтабзаца" style:family="text">
      <style:text-properties style:font-size-complex="12pt"/>
    </style:style>
    <style:style style:name="T472" style:parent-style-name="Основнойшрифтабзаца" style:family="text">
      <style:text-properties style:font-size-complex="12pt"/>
    </style:style>
    <style:style style:name="T473" style:parent-style-name="Основнойшрифтабзаца" style:family="text">
      <style:text-properties style:font-size-complex="12pt"/>
    </style:style>
    <style:style style:name="T474" style:parent-style-name="Основнойшрифтабзаца" style:family="text">
      <style:text-properties style:font-size-complex="12pt"/>
    </style:style>
    <style:style style:name="T475" style:parent-style-name="Основнойшрифтабзаца" style:family="text">
      <style:text-properties style:font-size-complex="12pt"/>
    </style:style>
    <style:style style:name="T476" style:parent-style-name="Основнойшрифтабзаца" style:family="text">
      <style:text-properties style:font-size-complex="12pt"/>
    </style:style>
    <style:style style:name="T477" style:parent-style-name="Основнойшрифтабзаца" style:family="text">
      <style:text-properties style:font-size-complex="12pt"/>
    </style:style>
    <style:style style:name="T478" style:parent-style-name="Основнойшрифтабзаца" style:family="text">
      <style:text-properties style:font-size-complex="12pt"/>
    </style:style>
    <style:style style:name="T479" style:parent-style-name="Основнойшрифтабзаца" style:family="text">
      <style:text-properties style:font-size-complex="12pt"/>
    </style:style>
    <style:style style:name="T480" style:parent-style-name="Основнойшрифтабзаца" style:family="text">
      <style:text-properties style:font-size-complex="12pt"/>
    </style:style>
    <style:style style:name="T481" style:parent-style-name="Основнойшрифтабзаца" style:family="text">
      <style:text-properties style:font-size-complex="12pt"/>
    </style:style>
    <style:style style:name="T482" style:parent-style-name="Основнойшрифтабзаца" style:family="text">
      <style:text-properties style:font-size-complex="12pt"/>
    </style:style>
    <style:style style:name="T483" style:parent-style-name="Основнойшрифтабзаца" style:family="text">
      <style:text-properties style:font-size-complex="12pt"/>
    </style:style>
    <style:style style:name="T484" style:parent-style-name="Основнойшрифтабзаца" style:family="text">
      <style:text-properties style:font-size-complex="12pt"/>
    </style:style>
    <style:style style:name="T485" style:parent-style-name="Основнойшрифтабзаца" style:family="text">
      <style:text-properties style:font-size-complex="12pt"/>
    </style:style>
    <style:style style:name="T486" style:parent-style-name="Основнойшрифтабзаца" style:family="text">
      <style:text-properties style:font-size-complex="12pt"/>
    </style:style>
    <style:style style:name="T487" style:parent-style-name="Основнойшрифтабзаца" style:family="text">
      <style:text-properties style:font-size-complex="12pt"/>
    </style:style>
    <style:style style:name="T488" style:parent-style-name="Основнойшрифтабзаца" style:family="text">
      <style:text-properties style:font-size-complex="12pt"/>
    </style:style>
    <style:style style:name="T489" style:parent-style-name="Основнойшрифтабзаца" style:family="text">
      <style:text-properties style:font-size-complex="12pt"/>
    </style:style>
    <style:style style:name="T490" style:parent-style-name="Основнойшрифтабзаца" style:family="text">
      <style:text-properties style:font-size-complex="12pt"/>
    </style:style>
    <style:style style:name="T491" style:parent-style-name="Основнойшрифтабзаца" style:family="text">
      <style:text-properties style:font-size-complex="12pt"/>
    </style:style>
    <style:style style:name="T492" style:parent-style-name="Основнойшрифтабзаца" style:family="text">
      <style:text-properties style:font-size-complex="12pt"/>
    </style:style>
    <style:style style:name="T493" style:parent-style-name="Основнойшрифтабзаца" style:family="text">
      <style:text-properties style:font-size-complex="12pt"/>
    </style:style>
    <style:style style:name="T494" style:parent-style-name="Основнойшрифтабзаца" style:family="text">
      <style:text-properties style:font-size-complex="12pt"/>
    </style:style>
    <style:style style:name="T495" style:parent-style-name="Основнойшрифтабзаца" style:family="text">
      <style:text-properties style:font-size-complex="12pt"/>
    </style:style>
    <style:style style:name="T496" style:parent-style-name="Основнойшрифтабзаца" style:family="text">
      <style:text-properties style:font-size-complex="12pt"/>
    </style:style>
    <style:style style:name="T497" style:parent-style-name="Основнойшрифтабзаца" style:family="text">
      <style:text-properties style:font-size-complex="12pt"/>
    </style:style>
    <style:style style:name="T498" style:parent-style-name="Основнойшрифтабзаца" style:family="text">
      <style:text-properties style:font-size-complex="12pt"/>
    </style:style>
    <style:style style:name="T499" style:parent-style-name="Основнойшрифтабзаца" style:family="text">
      <style:text-properties style:font-size-complex="12pt"/>
    </style:style>
    <style:style style:name="T500" style:parent-style-name="Основнойшрифтабзаца" style:family="text">
      <style:text-properties style:font-size-complex="12pt"/>
    </style:style>
    <style:style style:name="T501" style:parent-style-name="Основнойшрифтабзаца" style:family="text">
      <style:text-properties style:font-size-complex="12pt"/>
    </style:style>
    <style:style style:name="T502" style:parent-style-name="Основнойшрифтабзаца" style:family="text">
      <style:text-properties style:font-size-complex="12pt"/>
    </style:style>
    <style:style style:name="T503" style:parent-style-name="Основнойшрифтабзаца" style:family="text">
      <style:text-properties style:font-size-complex="12pt"/>
    </style:style>
    <style:style style:name="T504" style:parent-style-name="Основнойшрифтабзаца" style:family="text">
      <style:text-properties style:font-size-complex="12pt"/>
    </style:style>
    <style:style style:name="T505" style:parent-style-name="Основнойшрифтабзаца" style:family="text">
      <style:text-properties style:font-size-complex="12pt"/>
    </style:style>
    <style:style style:name="T506" style:parent-style-name="Основнойшрифтабзаца" style:family="text">
      <style:text-properties style:font-size-complex="12pt"/>
    </style:style>
    <style:style style:name="T507" style:parent-style-name="Основнойшрифтабзаца" style:family="text">
      <style:text-properties style:font-size-complex="12pt"/>
    </style:style>
    <style:style style:name="T508" style:parent-style-name="Основнойшрифтабзаца" style:family="text">
      <style:text-properties style:font-size-complex="12pt"/>
    </style:style>
    <style:style style:name="T509" style:parent-style-name="Основнойшрифтабзаца" style:family="text">
      <style:text-properties style:font-size-complex="12pt"/>
    </style:style>
    <style:style style:name="T510" style:parent-style-name="Основнойшрифтабзаца" style:family="text">
      <style:text-properties style:font-size-complex="12pt"/>
    </style:style>
    <style:style style:name="T511" style:parent-style-name="Основнойшрифтабзаца" style:family="text">
      <style:text-properties style:font-size-complex="12pt"/>
    </style:style>
    <style:style style:name="T512" style:parent-style-name="Основнойшрифтабзаца" style:family="text">
      <style:text-properties style:font-size-complex="12pt"/>
    </style:style>
    <style:style style:name="T513" style:parent-style-name="Основнойшрифтабзаца" style:family="text">
      <style:text-properties style:font-size-complex="12pt"/>
    </style:style>
    <style:style style:name="T514" style:parent-style-name="Основнойшрифтабзаца" style:family="text">
      <style:text-properties style:font-size-complex="12pt"/>
    </style:style>
    <style:style style:name="T515" style:parent-style-name="Основнойшрифтабзаца" style:family="text">
      <style:text-properties style:font-size-complex="12pt"/>
    </style:style>
    <style:style style:name="T516" style:parent-style-name="Основнойшрифтабзаца" style:family="text">
      <style:text-properties style:font-size-complex="12pt"/>
    </style:style>
    <style:style style:name="T517" style:parent-style-name="Основнойшрифтабзаца" style:family="text">
      <style:text-properties style:font-size-complex="12pt"/>
    </style:style>
    <style:style style:name="T518" style:parent-style-name="Основнойшрифтабзаца" style:family="text">
      <style:text-properties style:font-size-complex="12pt"/>
    </style:style>
    <style:style style:name="T519" style:parent-style-name="Основнойшрифтабзаца" style:family="text">
      <style:text-properties style:font-size-complex="12pt"/>
    </style:style>
    <style:style style:name="T520" style:parent-style-name="Основнойшрифтабзаца" style:family="text">
      <style:text-properties style:font-size-complex="12pt"/>
    </style:style>
    <style:style style:name="T521" style:parent-style-name="Основнойшрифтабзаца" style:family="text">
      <style:text-properties style:font-size-complex="12pt"/>
    </style:style>
    <style:style style:name="T522" style:parent-style-name="Основнойшрифтабзаца" style:family="text">
      <style:text-properties style:font-size-complex="12pt"/>
    </style:style>
    <style:style style:name="T523" style:parent-style-name="Основнойшрифтабзаца" style:family="text">
      <style:text-properties style:font-size-complex="12pt"/>
    </style:style>
    <style:style style:name="T524" style:parent-style-name="Основнойшрифтабзаца" style:family="text">
      <style:text-properties style:font-size-complex="12pt"/>
    </style:style>
    <style:style style:name="T525" style:parent-style-name="Основнойшрифтабзаца" style:family="text">
      <style:text-properties style:font-size-complex="12pt"/>
    </style:style>
    <style:style style:name="T526" style:parent-style-name="Основнойшрифтабзаца" style:family="text">
      <style:text-properties style:font-size-complex="12pt"/>
    </style:style>
    <style:style style:name="T527" style:parent-style-name="Основнойшрифтабзаца" style:family="text">
      <style:text-properties style:font-size-complex="12pt"/>
    </style:style>
    <style:style style:name="T528" style:parent-style-name="Основнойшрифтабзаца" style:family="text">
      <style:text-properties style:font-size-complex="12pt"/>
    </style:style>
    <style:style style:name="T529" style:parent-style-name="Основнойшрифтабзаца" style:family="text">
      <style:text-properties style:font-size-complex="12pt"/>
    </style:style>
    <style:style style:name="T530" style:parent-style-name="Основнойшрифтабзаца" style:family="text">
      <style:text-properties style:font-size-complex="12pt"/>
    </style:style>
    <style:style style:name="T531" style:parent-style-name="Основнойшрифтабзаца" style:family="text">
      <style:text-properties style:font-size-complex="12pt"/>
    </style:style>
    <style:style style:name="T532" style:parent-style-name="Основнойшрифтабзаца" style:family="text">
      <style:text-properties style:font-size-complex="12pt"/>
    </style:style>
    <style:style style:name="T533" style:parent-style-name="Основнойшрифтабзаца" style:family="text">
      <style:text-properties style:font-size-complex="12pt"/>
    </style:style>
    <style:style style:name="T534" style:parent-style-name="Основнойшрифтабзаца" style:family="text">
      <style:text-properties style:font-size-complex="12pt"/>
    </style:style>
    <style:style style:name="T535" style:parent-style-name="Основнойшрифтабзаца" style:family="text">
      <style:text-properties style:font-size-complex="12pt"/>
    </style:style>
    <style:style style:name="T536" style:parent-style-name="Основнойшрифтабзаца" style:family="text">
      <style:text-properties style:font-size-complex="12pt"/>
    </style:style>
    <style:style style:name="T537" style:parent-style-name="Основнойшрифтабзаца" style:family="text">
      <style:text-properties style:font-size-complex="12pt"/>
    </style:style>
    <style:style style:name="T538" style:parent-style-name="Основнойшрифтабзаца" style:family="text">
      <style:text-properties style:font-size-complex="12pt"/>
    </style:style>
    <style:style style:name="T539" style:parent-style-name="Основнойшрифтабзаца" style:family="text">
      <style:text-properties style:font-size-complex="12pt"/>
    </style:style>
    <style:style style:name="T540" style:parent-style-name="Основнойшрифтабзаца" style:family="text">
      <style:text-properties style:font-size-complex="12pt"/>
    </style:style>
    <style:style style:name="T541" style:parent-style-name="Основнойшрифтабзаца" style:family="text">
      <style:text-properties style:font-size-complex="12pt"/>
    </style:style>
    <style:style style:name="T542" style:parent-style-name="Основнойшрифтабзаца" style:family="text">
      <style:text-properties style:font-size-complex="12pt"/>
    </style:style>
    <style:style style:name="T543" style:parent-style-name="Основнойшрифтабзаца" style:family="text">
      <style:text-properties style:font-size-complex="12pt"/>
    </style:style>
    <style:style style:name="T544" style:parent-style-name="Основнойшрифтабзаца" style:family="text">
      <style:text-properties style:font-size-complex="12pt"/>
    </style:style>
    <style:style style:name="T545" style:parent-style-name="Основнойшрифтабзаца" style:family="text">
      <style:text-properties style:font-size-complex="12pt"/>
    </style:style>
    <style:style style:name="T546" style:parent-style-name="Основнойшрифтабзаца" style:family="text">
      <style:text-properties style:font-size-complex="12pt"/>
    </style:style>
    <style:style style:name="T547" style:parent-style-name="Основнойшрифтабзаца" style:family="text">
      <style:text-properties style:font-size-complex="12pt"/>
    </style:style>
    <style:style style:name="T548" style:parent-style-name="Основнойшрифтабзаца" style:family="text">
      <style:text-properties style:font-size-complex="12pt"/>
    </style:style>
    <style:style style:name="T549" style:parent-style-name="Основнойшрифтабзаца" style:family="text">
      <style:text-properties style:font-size-complex="12pt"/>
    </style:style>
    <style:style style:name="T550" style:parent-style-name="Основнойшрифтабзаца" style:family="text">
      <style:text-properties style:font-size-complex="12pt"/>
    </style:style>
    <style:style style:name="T551" style:parent-style-name="Основнойшрифтабзаца" style:family="text">
      <style:text-properties style:font-size-complex="12pt"/>
    </style:style>
    <style:style style:name="T552" style:parent-style-name="Основнойшрифтабзаца" style:family="text">
      <style:text-properties style:font-size-complex="12pt"/>
    </style:style>
    <style:style style:name="T553" style:parent-style-name="Основнойшрифтабзаца" style:family="text">
      <style:text-properties fo:font-style="italic" style:font-style-asian="italic"/>
    </style:style>
    <style:style style:name="P554" style:parent-style-name="Зc7аe0гe3оeeлebоeeвe2оeeкea2" style:family="paragraph">
      <style:paragraph-properties fo:margin-top="0in" fo:margin-bottom="0in" fo:text-indent="0in"/>
      <style:text-properties style:font-name-complex="Times New Roman" style:font-weight-complex="normal" style:font-size-complex="12pt"/>
    </style:style>
    <style:style style:name="P555" style:parent-style-name="Обычный" style:family="paragraph">
      <style:paragraph-properties fo:text-align="start"/>
    </style:style>
    <style:style style:name="T556" style:parent-style-name="Основнойшрифтабзаца" style:family="text">
      <style:text-properties style:font-size-complex="12pt"/>
    </style:style>
    <style:style style:name="T557" style:parent-style-name="Основнойшрифтабзаца" style:family="text">
      <style:text-properties style:font-size-complex="12pt"/>
    </style:style>
    <style:style style:name="T558" style:parent-style-name="Основнойшрифтабзаца" style:family="text">
      <style:text-properties style:font-size-complex="12pt"/>
    </style:style>
    <style:style style:name="T559" style:parent-style-name="Основнойшрифтабзаца" style:family="text">
      <style:text-properties style:font-size-complex="12pt"/>
    </style:style>
    <style:style style:name="T560" style:parent-style-name="Основнойшрифтабзаца" style:family="text">
      <style:text-properties style:font-size-complex="12pt"/>
    </style:style>
    <style:style style:name="T561" style:parent-style-name="Основнойшрифтабзаца" style:family="text">
      <style:text-properties style:font-size-complex="12pt"/>
    </style:style>
    <style:style style:name="T562" style:parent-style-name="Основнойшрифтабзаца" style:family="text">
      <style:text-properties style:font-size-complex="12pt"/>
    </style:style>
    <style:style style:name="T563" style:parent-style-name="Основнойшрифтабзаца" style:family="text">
      <style:text-properties style:font-size-complex="12pt"/>
    </style:style>
    <style:style style:name="T564" style:parent-style-name="Основнойшрифтабзаца" style:family="text">
      <style:text-properties style:font-size-complex="12pt"/>
    </style:style>
    <style:style style:name="T565" style:parent-style-name="Основнойшрифтабзаца" style:family="text">
      <style:text-properties style:font-size-complex="12pt"/>
    </style:style>
    <style:style style:name="T566" style:parent-style-name="Основнойшрифтабзаца" style:family="text">
      <style:text-properties style:font-size-complex="12pt"/>
    </style:style>
    <style:style style:name="T567" style:parent-style-name="Основнойшрифтабзаца" style:family="text">
      <style:text-properties style:font-size-complex="12pt"/>
    </style:style>
    <style:style style:name="T568" style:parent-style-name="Основнойшрифтабзаца" style:family="text">
      <style:text-properties style:font-size-complex="12pt"/>
    </style:style>
    <style:style style:name="T569" style:parent-style-name="Основнойшрифтабзаца" style:family="text">
      <style:text-properties style:font-size-complex="12pt"/>
    </style:style>
    <style:style style:name="T570" style:parent-style-name="Основнойшрифтабзаца" style:family="text">
      <style:text-properties style:font-size-complex="12pt"/>
    </style:style>
    <style:style style:name="T571" style:parent-style-name="Основнойшрифтабзаца" style:family="text">
      <style:text-properties style:font-size-complex="12pt"/>
    </style:style>
    <style:style style:name="T572" style:parent-style-name="Основнойшрифтабзаца" style:family="text">
      <style:text-properties style:font-size-complex="12pt"/>
    </style:style>
    <style:style style:name="T573" style:parent-style-name="Основнойшрифтабзаца" style:family="text">
      <style:text-properties style:font-size-complex="12pt"/>
    </style:style>
    <style:style style:name="T574" style:parent-style-name="Основнойшрифтабзаца" style:family="text">
      <style:text-properties style:font-size-complex="12pt"/>
    </style:style>
    <style:style style:name="T575" style:parent-style-name="Основнойшрифтабзаца" style:family="text">
      <style:text-properties style:font-size-complex="12pt"/>
    </style:style>
    <style:style style:name="T576" style:parent-style-name="Основнойшрифтабзаца" style:family="text">
      <style:text-properties style:font-size-complex="12pt"/>
    </style:style>
    <style:style style:name="T577" style:parent-style-name="Основнойшрифтабзаца" style:family="text">
      <style:text-properties style:font-size-complex="12pt"/>
    </style:style>
    <style:style style:name="T578" style:parent-style-name="Основнойшрифтабзаца" style:family="text">
      <style:text-properties style:font-size-complex="12pt"/>
    </style:style>
    <style:style style:name="T579" style:parent-style-name="Основнойшрифтабзаца" style:family="text">
      <style:text-properties style:font-size-complex="12pt"/>
    </style:style>
    <style:style style:name="T580" style:parent-style-name="Основнойшрифтабзаца" style:family="text">
      <style:text-properties style:font-size-complex="12pt"/>
    </style:style>
    <style:style style:name="T581" style:parent-style-name="Основнойшрифтабзаца" style:family="text">
      <style:text-properties style:font-size-complex="12pt"/>
    </style:style>
    <style:style style:name="T582" style:parent-style-name="Основнойшрифтабзаца" style:family="text">
      <style:text-properties style:font-size-complex="12pt"/>
    </style:style>
    <style:style style:name="T583" style:parent-style-name="Основнойшрифтабзаца" style:family="text">
      <style:text-properties style:font-size-complex="12pt"/>
    </style:style>
    <style:style style:name="T584" style:parent-style-name="Основнойшрифтабзаца" style:family="text">
      <style:text-properties fo:font-style="italic" style:font-style-asian="italic"/>
    </style:style>
    <style:style style:name="T585" style:parent-style-name="Основнойшрифтабзаца" style:family="text">
      <style:text-properties fo:font-style="italic" style:font-style-asian="italic"/>
    </style:style>
    <style:style style:name="P586" style:parent-style-name="Обычный" style:family="paragraph">
      <style:paragraph-properties fo:text-align="start"/>
    </style:style>
    <style:style style:name="P587" style:parent-style-name="Stanza" style:family="paragraph">
      <style:paragraph-properties fo:text-indent="0.3937in"/>
    </style:style>
    <style:style style:name="P588" style:parent-style-name="Stanza" style:family="paragraph">
      <style:paragraph-properties fo:text-indent="0.3937in"/>
    </style:style>
    <style:style style:name="P589" style:parent-style-name="Stanza" style:family="paragraph">
      <style:paragraph-properties fo:text-indent="0.3937in"/>
    </style:style>
    <style:style style:name="T590" style:parent-style-name="Основнойшрифтабзаца" style:family="text">
      <style:text-properties fo:font-style="italic" style:font-style-asian="italic"/>
    </style:style>
    <style:style style:name="P591" style:parent-style-name="Зc7аe0гe3оeeлebоeeвe2оeeкea2" style:family="paragraph">
      <style:paragraph-properties fo:margin-top="0in" fo:margin-bottom="0in" fo:text-indent="0in"/>
      <style:text-properties style:font-name-complex="Times New Roman" style:font-weight-complex="normal" style:font-size-complex="12pt"/>
    </style:style>
    <style:style style:name="P592" style:parent-style-name="Обычный" style:family="paragraph">
      <style:paragraph-properties fo:text-align="start"/>
    </style:style>
    <style:style style:name="T593" style:parent-style-name="Основнойшрифтабзаца" style:family="text">
      <style:text-properties style:font-size-complex="12pt"/>
    </style:style>
    <style:style style:name="T594" style:parent-style-name="Основнойшрифтабзаца" style:family="text">
      <style:text-properties style:font-size-complex="12pt"/>
    </style:style>
    <style:style style:name="T595" style:parent-style-name="Основнойшрифтабзаца" style:family="text">
      <style:text-properties style:font-size-complex="12pt"/>
    </style:style>
    <style:style style:name="T596" style:parent-style-name="Основнойшрифтабзаца" style:family="text">
      <style:text-properties style:font-size-complex="12pt"/>
    </style:style>
    <style:style style:name="T597" style:parent-style-name="Основнойшрифтабзаца" style:family="text">
      <style:text-properties style:font-size-complex="12pt"/>
    </style:style>
    <style:style style:name="T598" style:parent-style-name="Основнойшрифтабзаца" style:family="text">
      <style:text-properties style:font-size-complex="12pt"/>
    </style:style>
    <style:style style:name="T599" style:parent-style-name="Основнойшрифтабзаца" style:family="text">
      <style:text-properties style:font-size-complex="12pt"/>
    </style:style>
    <style:style style:name="T600" style:parent-style-name="Основнойшрифтабзаца" style:family="text">
      <style:text-properties style:font-size-complex="12pt"/>
    </style:style>
    <style:style style:name="T601" style:parent-style-name="Основнойшрифтабзаца" style:family="text">
      <style:text-properties style:font-size-complex="12pt"/>
    </style:style>
    <style:style style:name="T602" style:parent-style-name="Основнойшрифтабзаца" style:family="text">
      <style:text-properties style:font-size-complex="12pt"/>
    </style:style>
    <style:style style:name="T603" style:parent-style-name="Основнойшрифтабзаца" style:family="text">
      <style:text-properties style:font-size-complex="12pt"/>
    </style:style>
    <style:style style:name="T604" style:parent-style-name="Основнойшрифтабзаца" style:family="text">
      <style:text-properties style:font-size-complex="12pt"/>
    </style:style>
    <style:style style:name="T605" style:parent-style-name="Основнойшрифтабзаца" style:family="text">
      <style:text-properties style:font-size-complex="12pt"/>
    </style:style>
    <style:style style:name="T606" style:parent-style-name="Основнойшрифтабзаца" style:family="text">
      <style:text-properties style:font-size-complex="12pt"/>
    </style:style>
    <style:style style:name="T607" style:parent-style-name="Основнойшрифтабзаца" style:family="text">
      <style:text-properties style:font-size-complex="12pt"/>
    </style:style>
    <style:style style:name="T608" style:parent-style-name="Основнойшрифтабзаца" style:family="text">
      <style:text-properties style:font-size-complex="12pt"/>
    </style:style>
    <style:style style:name="T609" style:parent-style-name="Основнойшрифтабзаца" style:family="text">
      <style:text-properties style:font-size-complex="12pt"/>
    </style:style>
    <style:style style:name="T610" style:parent-style-name="Основнойшрифтабзаца" style:family="text">
      <style:text-properties style:font-size-complex="12pt"/>
    </style:style>
    <style:style style:name="T611" style:parent-style-name="Основнойшрифтабзаца" style:family="text">
      <style:text-properties style:font-size-complex="12pt"/>
    </style:style>
    <style:style style:name="T612" style:parent-style-name="Основнойшрифтабзаца" style:family="text">
      <style:text-properties style:font-size-complex="12pt"/>
    </style:style>
    <style:style style:name="T613" style:parent-style-name="Основнойшрифтабзаца" style:family="text">
      <style:text-properties style:font-size-complex="12pt"/>
    </style:style>
    <style:style style:name="T614" style:parent-style-name="Основнойшрифтабзаца" style:family="text">
      <style:text-properties style:font-size-complex="12pt"/>
    </style:style>
    <style:style style:name="T615" style:parent-style-name="Основнойшрифтабзаца" style:family="text">
      <style:text-properties style:font-size-complex="12pt"/>
    </style:style>
    <style:style style:name="T616" style:parent-style-name="Основнойшрифтабзаца" style:family="text">
      <style:text-properties style:font-size-complex="12pt"/>
    </style:style>
    <style:style style:name="T617" style:parent-style-name="Основнойшрифтабзаца" style:family="text">
      <style:text-properties style:font-size-complex="12pt"/>
    </style:style>
    <style:style style:name="T618" style:parent-style-name="Основнойшрифтабзаца" style:family="text">
      <style:text-properties style:font-size-complex="12pt"/>
    </style:style>
    <style:style style:name="T619" style:parent-style-name="Основнойшрифтабзаца" style:family="text">
      <style:text-properties style:font-size-complex="12pt"/>
    </style:style>
    <style:style style:name="T620" style:parent-style-name="Основнойшрифтабзаца" style:family="text">
      <style:text-properties style:font-size-complex="12pt"/>
    </style:style>
    <style:style style:name="T621" style:parent-style-name="Основнойшрифтабзаца" style:family="text">
      <style:text-properties style:font-size-complex="12pt"/>
    </style:style>
    <style:style style:name="T622" style:parent-style-name="Основнойшрифтабзаца" style:family="text">
      <style:text-properties style:font-size-complex="12pt"/>
    </style:style>
    <style:style style:name="T623" style:parent-style-name="Основнойшрифтабзаца" style:family="text">
      <style:text-properties style:font-size-complex="12pt"/>
    </style:style>
    <style:style style:name="T624" style:parent-style-name="Основнойшрифтабзаца" style:family="text">
      <style:text-properties style:font-size-complex="12pt"/>
    </style:style>
    <style:style style:name="T625" style:parent-style-name="Основнойшрифтабзаца" style:family="text">
      <style:text-properties style:font-size-complex="12pt"/>
    </style:style>
    <style:style style:name="T626" style:parent-style-name="Основнойшрифтабзаца" style:family="text">
      <style:text-properties style:font-size-complex="12pt"/>
    </style:style>
    <style:style style:name="T627" style:parent-style-name="Основнойшрифтабзаца" style:family="text">
      <style:text-properties style:font-size-complex="12pt"/>
    </style:style>
    <style:style style:name="T628" style:parent-style-name="Основнойшрифтабзаца" style:family="text">
      <style:text-properties style:font-size-complex="12pt"/>
    </style:style>
    <style:style style:name="T629" style:parent-style-name="Основнойшрифтабзаца" style:family="text">
      <style:text-properties style:font-size-complex="12pt"/>
    </style:style>
    <style:style style:name="T630" style:parent-style-name="Основнойшрифтабзаца" style:family="text">
      <style:text-properties style:font-size-complex="12pt"/>
    </style:style>
    <style:style style:name="T631" style:parent-style-name="Основнойшрифтабзаца" style:family="text">
      <style:text-properties style:font-size-complex="12pt"/>
    </style:style>
    <style:style style:name="T632" style:parent-style-name="Основнойшрифтабзаца" style:family="text">
      <style:text-properties style:font-size-complex="12pt"/>
    </style:style>
    <style:style style:name="T633" style:parent-style-name="Основнойшрифтабзаца" style:family="text">
      <style:text-properties style:font-size-complex="12pt"/>
    </style:style>
    <style:style style:name="T634" style:parent-style-name="Основнойшрифтабзаца" style:family="text">
      <style:text-properties style:font-size-complex="12pt"/>
    </style:style>
    <style:style style:name="T635" style:parent-style-name="Основнойшрифтабзаца" style:family="text">
      <style:text-properties style:font-size-complex="12pt"/>
    </style:style>
    <style:style style:name="T636" style:parent-style-name="Основнойшрифтабзаца" style:family="text">
      <style:text-properties style:font-size-complex="12pt"/>
    </style:style>
    <style:style style:name="T637" style:parent-style-name="Основнойшрифтабзаца" style:family="text">
      <style:text-properties fo:font-style="italic" style:font-style-asian="italic" style:font-size-complex="12pt"/>
    </style:style>
    <style:style style:name="T638" style:parent-style-name="Основнойшрифтабзаца" style:family="text">
      <style:text-properties fo:font-style="italic" style:font-style-asian="italic" style:font-size-complex="12pt"/>
    </style:style>
    <style:style style:name="T639" style:parent-style-name="Основнойшрифтабзаца" style:family="text">
      <style:text-properties fo:font-style="italic" style:font-style-asian="italic" style:font-size-complex="12pt"/>
    </style:style>
    <style:style style:name="T640" style:parent-style-name="Основнойшрифтабзаца" style:family="text">
      <style:text-properties style:font-size-complex="12pt"/>
    </style:style>
    <style:style style:name="T641" style:parent-style-name="Основнойшрифтабзаца" style:family="text">
      <style:text-properties style:font-size-complex="12pt"/>
    </style:style>
    <style:style style:name="T642" style:parent-style-name="Основнойшрифтабзаца" style:family="text">
      <style:text-properties style:font-size-complex="12pt"/>
    </style:style>
    <style:style style:name="T643" style:parent-style-name="Основнойшрифтабзаца" style:family="text">
      <style:text-properties style:font-size-complex="12pt"/>
    </style:style>
    <style:style style:name="T644" style:parent-style-name="Основнойшрифтабзаца" style:family="text">
      <style:text-properties style:font-size-complex="12pt"/>
    </style:style>
    <style:style style:name="T645" style:parent-style-name="Основнойшрифтабзаца" style:family="text">
      <style:text-properties style:font-size-complex="12pt"/>
    </style:style>
    <style:style style:name="T646" style:parent-style-name="Основнойшрифтабзаца" style:family="text">
      <style:text-properties style:font-size-complex="12pt"/>
    </style:style>
    <style:style style:name="T647" style:parent-style-name="Основнойшрифтабзаца" style:family="text">
      <style:text-properties style:font-size-complex="12pt"/>
    </style:style>
    <style:style style:name="T648" style:parent-style-name="Основнойшрифтабзаца" style:family="text">
      <style:text-properties style:font-size-complex="12pt"/>
    </style:style>
    <style:style style:name="T649" style:parent-style-name="Основнойшрифтабзаца" style:family="text">
      <style:text-properties style:font-size-complex="12pt"/>
    </style:style>
    <style:style style:name="T650" style:parent-style-name="Основнойшрифтабзаца" style:family="text">
      <style:text-properties style:font-size-complex="12pt"/>
    </style:style>
    <style:style style:name="T651" style:parent-style-name="Основнойшрифтабзаца" style:family="text">
      <style:text-properties style:font-size-complex="12pt"/>
    </style:style>
    <style:style style:name="T652" style:parent-style-name="Основнойшрифтабзаца" style:family="text">
      <style:text-properties style:font-size-complex="12pt"/>
    </style:style>
    <style:style style:name="T653" style:parent-style-name="Основнойшрифтабзаца" style:family="text">
      <style:text-properties style:font-size-complex="12pt"/>
    </style:style>
    <style:style style:name="T654" style:parent-style-name="Основнойшрифтабзаца" style:family="text">
      <style:text-properties style:font-size-complex="12pt"/>
    </style:style>
    <style:style style:name="T655" style:parent-style-name="Основнойшрифтабзаца" style:family="text">
      <style:text-properties style:font-size-complex="12pt"/>
    </style:style>
    <style:style style:name="T656" style:parent-style-name="Основнойшрифтабзаца" style:family="text">
      <style:text-properties style:font-size-complex="12pt"/>
    </style:style>
    <style:style style:name="T657" style:parent-style-name="Основнойшрифтабзаца" style:family="text">
      <style:text-properties style:font-size-complex="12pt"/>
    </style:style>
    <style:style style:name="T658" style:parent-style-name="Основнойшрифтабзаца" style:family="text">
      <style:text-properties style:font-size-complex="12pt"/>
    </style:style>
    <style:style style:name="T659" style:parent-style-name="Основнойшрифтабзаца" style:family="text">
      <style:text-properties style:font-size-complex="12pt"/>
    </style:style>
    <style:style style:name="T660" style:parent-style-name="Основнойшрифтабзаца" style:family="text">
      <style:text-properties style:font-size-complex="12pt"/>
    </style:style>
    <style:style style:name="T661" style:parent-style-name="Основнойшрифтабзаца" style:family="text">
      <style:text-properties style:font-size-complex="12pt"/>
    </style:style>
    <style:style style:name="T662" style:parent-style-name="Основнойшрифтабзаца" style:family="text">
      <style:text-properties style:font-size-complex="12pt"/>
    </style:style>
    <style:style style:name="T663" style:parent-style-name="Основнойшрифтабзаца" style:family="text">
      <style:text-properties style:font-size-complex="12pt"/>
    </style:style>
    <style:style style:name="T664" style:parent-style-name="Основнойшрифтабзаца" style:family="text">
      <style:text-properties style:font-size-complex="12pt"/>
    </style:style>
    <style:style style:name="T665" style:parent-style-name="Основнойшрифтабзаца" style:family="text">
      <style:text-properties style:font-size-complex="12pt"/>
    </style:style>
    <style:style style:name="T666" style:parent-style-name="Основнойшрифтабзаца" style:family="text">
      <style:text-properties style:font-size-complex="12pt"/>
    </style:style>
    <style:style style:name="T667" style:parent-style-name="Основнойшрифтабзаца" style:family="text">
      <style:text-properties style:font-size-complex="12pt"/>
    </style:style>
    <style:style style:name="T668" style:parent-style-name="Основнойшрифтабзаца" style:family="text">
      <style:text-properties style:font-size-complex="12pt"/>
    </style:style>
    <style:style style:name="T669" style:parent-style-name="Основнойшрифтабзаца" style:family="text">
      <style:text-properties style:font-size-complex="12pt"/>
    </style:style>
    <style:style style:name="T670" style:parent-style-name="Основнойшрифтабзаца" style:family="text">
      <style:text-properties style:font-size-complex="12pt"/>
    </style:style>
    <style:style style:name="T671" style:parent-style-name="Основнойшрифтабзаца" style:family="text">
      <style:text-properties style:font-size-complex="12pt"/>
    </style:style>
    <style:style style:name="T672" style:parent-style-name="Основнойшрифтабзаца" style:family="text">
      <style:text-properties style:font-size-complex="12pt"/>
    </style:style>
    <style:style style:name="T673" style:parent-style-name="Основнойшрифтабзаца" style:family="text">
      <style:text-properties style:font-size-complex="12pt"/>
    </style:style>
    <style:style style:name="T674" style:parent-style-name="Основнойшрифтабзаца" style:family="text">
      <style:text-properties style:font-size-complex="12pt"/>
    </style:style>
    <style:style style:name="T675" style:parent-style-name="Основнойшрифтабзаца" style:family="text">
      <style:text-properties style:font-size-complex="12pt"/>
    </style:style>
    <style:style style:name="T676" style:parent-style-name="Основнойшрифтабзаца" style:family="text">
      <style:text-properties style:font-size-complex="12pt"/>
    </style:style>
    <style:style style:name="T677" style:parent-style-name="Основнойшрифтабзаца" style:family="text">
      <style:text-properties style:font-size-complex="12pt"/>
    </style:style>
    <style:style style:name="T678" style:parent-style-name="Основнойшрифтабзаца" style:family="text">
      <style:text-properties style:font-size-complex="12pt"/>
    </style:style>
    <style:style style:name="T679" style:parent-style-name="Основнойшрифтабзаца" style:family="text">
      <style:text-properties style:font-size-complex="12pt"/>
    </style:style>
    <style:style style:name="T680" style:parent-style-name="Основнойшрифтабзаца" style:family="text">
      <style:text-properties style:font-size-complex="12pt"/>
    </style:style>
    <style:style style:name="T681" style:parent-style-name="Основнойшрифтабзаца" style:family="text">
      <style:text-properties style:font-size-complex="12pt"/>
    </style:style>
    <style:style style:name="T682" style:parent-style-name="Основнойшрифтабзаца" style:family="text">
      <style:text-properties style:font-size-complex="12pt"/>
    </style:style>
    <style:style style:name="T683" style:parent-style-name="Основнойшрифтабзаца" style:family="text">
      <style:text-properties style:font-size-complex="12pt"/>
    </style:style>
    <style:style style:name="T684" style:parent-style-name="Основнойшрифтабзаца" style:family="text">
      <style:text-properties style:font-size-complex="12pt"/>
    </style:style>
    <style:style style:name="T685" style:parent-style-name="Основнойшрифтабзаца" style:family="text">
      <style:text-properties style:font-size-complex="12pt"/>
    </style:style>
    <style:style style:name="T686" style:parent-style-name="Основнойшрифтабзаца" style:family="text">
      <style:text-properties style:font-size-complex="12pt"/>
    </style:style>
    <style:style style:name="T687" style:parent-style-name="Основнойшрифтабзаца" style:family="text">
      <style:text-properties style:font-size-complex="12pt"/>
    </style:style>
    <style:style style:name="T688" style:parent-style-name="Основнойшрифтабзаца" style:family="text">
      <style:text-properties style:font-size-complex="12pt"/>
    </style:style>
    <style:style style:name="T689" style:parent-style-name="Основнойшрифтабзаца" style:family="text">
      <style:text-properties style:font-size-complex="12pt"/>
    </style:style>
    <style:style style:name="T690" style:parent-style-name="Основнойшрифтабзаца" style:family="text">
      <style:text-properties style:font-size-complex="12pt"/>
    </style:style>
    <style:style style:name="T691" style:parent-style-name="Основнойшрифтабзаца" style:family="text">
      <style:text-properties style:font-size-complex="12pt"/>
    </style:style>
    <style:style style:name="T692" style:parent-style-name="Основнойшрифтабзаца" style:family="text">
      <style:text-properties style:font-size-complex="12pt"/>
    </style:style>
    <style:style style:name="T693" style:parent-style-name="Основнойшрифтабзаца" style:family="text">
      <style:text-properties style:font-size-complex="12pt"/>
    </style:style>
    <style:style style:name="T694" style:parent-style-name="Основнойшрифтабзаца" style:family="text">
      <style:text-properties style:font-size-complex="12pt"/>
    </style:style>
    <style:style style:name="T695" style:parent-style-name="Основнойшрифтабзаца" style:family="text">
      <style:text-properties style:font-size-complex="12pt"/>
    </style:style>
    <style:style style:name="T696" style:parent-style-name="Основнойшрифтабзаца" style:family="text">
      <style:text-properties style:font-size-complex="12pt"/>
    </style:style>
    <style:style style:name="T697" style:parent-style-name="Основнойшрифтабзаца" style:family="text">
      <style:text-properties style:font-size-complex="12pt"/>
    </style:style>
    <style:style style:name="T698" style:parent-style-name="Основнойшрифтабзаца" style:family="text">
      <style:text-properties style:font-size-complex="12pt"/>
    </style:style>
    <style:style style:name="T699" style:parent-style-name="Основнойшрифтабзаца" style:family="text">
      <style:text-properties style:font-size-complex="12pt"/>
    </style:style>
    <style:style style:name="T700" style:parent-style-name="Основнойшрифтабзаца" style:family="text">
      <style:text-properties style:font-size-complex="12pt"/>
    </style:style>
    <style:style style:name="T701" style:parent-style-name="Основнойшрифтабзаца" style:family="text">
      <style:text-properties style:font-size-complex="12pt"/>
    </style:style>
    <style:style style:name="T702" style:parent-style-name="Основнойшрифтабзаца" style:family="text">
      <style:text-properties style:font-size-complex="12pt"/>
    </style:style>
    <style:style style:name="T703" style:parent-style-name="Основнойшрифтабзаца" style:family="text">
      <style:text-properties style:font-size-complex="12pt"/>
    </style:style>
    <style:style style:name="T704" style:parent-style-name="Основнойшрифтабзаца" style:family="text">
      <style:text-properties style:font-size-complex="12pt"/>
    </style:style>
    <style:style style:name="T705" style:parent-style-name="Основнойшрифтабзаца" style:family="text">
      <style:text-properties style:font-size-complex="12pt"/>
    </style:style>
    <style:style style:name="T706" style:parent-style-name="Основнойшрифтабзаца" style:family="text">
      <style:text-properties style:font-size-complex="12pt"/>
    </style:style>
    <style:style style:name="T707" style:parent-style-name="Основнойшрифтабзаца" style:family="text">
      <style:text-properties style:font-size-complex="12pt"/>
    </style:style>
    <style:style style:name="T708" style:parent-style-name="Основнойшрифтабзаца" style:family="text">
      <style:text-properties style:font-size-complex="12pt"/>
    </style:style>
    <style:style style:name="T709" style:parent-style-name="Основнойшрифтабзаца" style:family="text">
      <style:text-properties style:font-size-complex="12pt"/>
    </style:style>
    <style:style style:name="T710" style:parent-style-name="Основнойшрифтабзаца" style:family="text">
      <style:text-properties style:font-size-complex="12pt"/>
    </style:style>
    <style:style style:name="T711" style:parent-style-name="Основнойшрифтабзаца" style:family="text">
      <style:text-properties style:font-size-complex="12pt"/>
    </style:style>
    <style:style style:name="T712" style:parent-style-name="Основнойшрифтабзаца" style:family="text">
      <style:text-properties style:font-size-complex="12pt"/>
    </style:style>
    <style:style style:name="T713" style:parent-style-name="Основнойшрифтабзаца" style:family="text">
      <style:text-properties style:font-size-complex="12pt"/>
    </style:style>
    <style:style style:name="T714" style:parent-style-name="Основнойшрифтабзаца" style:family="text">
      <style:text-properties style:font-size-complex="12pt"/>
    </style:style>
    <style:style style:name="T715" style:parent-style-name="Основнойшрифтабзаца" style:family="text">
      <style:text-properties style:font-size-complex="12pt"/>
    </style:style>
    <style:style style:name="T716" style:parent-style-name="Основнойшрифтабзаца" style:family="text">
      <style:text-properties style:font-size-complex="12pt"/>
    </style:style>
    <style:style style:name="T717" style:parent-style-name="Основнойшрифтабзаца" style:family="text">
      <style:text-properties style:font-size-complex="12pt"/>
    </style:style>
    <style:style style:name="T718" style:parent-style-name="Основнойшрифтабзаца" style:family="text">
      <style:text-properties style:font-size-complex="12pt"/>
    </style:style>
    <style:style style:name="T719" style:parent-style-name="Основнойшрифтабзаца" style:family="text">
      <style:text-properties style:font-size-complex="12pt"/>
    </style:style>
    <style:style style:name="T720" style:parent-style-name="Основнойшрифтабзаца" style:family="text">
      <style:text-properties fo:font-style="italic" style:font-style-asian="italic"/>
    </style:style>
    <style:style style:name="T721" style:parent-style-name="Основнойшрифтабзаца" style:family="text">
      <style:text-properties fo:font-style="italic" style:font-style-asian="italic"/>
    </style:style>
    <style:style style:name="T722" style:parent-style-name="Основнойшрифтабзаца" style:family="text">
      <style:text-properties fo:font-style="italic" style:font-style-asian="italic"/>
    </style:style>
    <style:style style:name="T723" style:parent-style-name="Основнойшрифтабзаца" style:family="text">
      <style:text-properties fo:font-style="italic" style:font-style-asian="italic"/>
    </style:style>
    <style:style style:name="T724" style:parent-style-name="Основнойшрифтабзаца" style:family="text">
      <style:text-properties fo:font-style="italic" style:font-style-asian="italic"/>
    </style:style>
    <style:style style:name="T725" style:parent-style-name="Основнойшрифтабзаца" style:family="text">
      <style:text-properties fo:font-style="italic" style:font-style-asian="italic"/>
    </style:style>
    <style:style style:name="T726" style:parent-style-name="Основнойшрифтабзаца" style:family="text">
      <style:text-properties fo:font-style="italic" style:font-style-asian="italic"/>
    </style:style>
    <style:style style:name="T727" style:parent-style-name="Основнойшрифтабзаца" style:family="text">
      <style:text-properties fo:font-style="italic" style:font-style-asian="italic"/>
    </style:style>
    <style:style style:name="T728" style:parent-style-name="Основнойшрифтабзаца" style:family="text">
      <style:text-properties fo:font-style="italic" style:font-style-asian="italic"/>
    </style:style>
    <style:style style:name="T729" style:parent-style-name="Основнойшрифтабзаца" style:family="text">
      <style:text-properties fo:font-style="italic" style:font-style-asian="italic"/>
    </style:style>
    <style:style style:name="T730" style:parent-style-name="Основнойшрифтабзаца" style:family="text">
      <style:text-properties fo:font-style="italic" style:font-style-asian="italic"/>
    </style:style>
    <style:style style:name="P731" style:parent-style-name="Зc7аe0гe3оeeлebоeeвe2оeeкea2" style:family="paragraph">
      <style:paragraph-properties fo:margin-top="0in" fo:margin-bottom="0in" fo:text-indent="0in"/>
      <style:text-properties style:font-name-complex="Times New Roman" style:font-weight-complex="normal" style:font-size-complex="12pt"/>
    </style:style>
    <style:style style:name="P732" style:parent-style-name="Обычный" style:family="paragraph">
      <style:paragraph-properties fo:text-align="start"/>
    </style:style>
    <style:style style:name="T733" style:parent-style-name="Основнойшрифтабзаца" style:family="text">
      <style:text-properties style:font-size-complex="12pt"/>
    </style:style>
    <style:style style:name="T734" style:parent-style-name="Основнойшрифтабзаца" style:family="text">
      <style:text-properties style:font-size-complex="12pt"/>
    </style:style>
    <style:style style:name="T735" style:parent-style-name="Основнойшрифтабзаца" style:family="text">
      <style:text-properties style:font-size-complex="12pt"/>
    </style:style>
    <style:style style:name="T736" style:parent-style-name="Основнойшрифтабзаца" style:family="text">
      <style:text-properties style:font-size-complex="12pt"/>
    </style:style>
    <style:style style:name="T737" style:parent-style-name="Основнойшрифтабзаца" style:family="text">
      <style:text-properties style:font-size-complex="12pt"/>
    </style:style>
    <style:style style:name="T738" style:parent-style-name="Основнойшрифтабзаца" style:family="text">
      <style:text-properties style:font-size-complex="12pt"/>
    </style:style>
    <style:style style:name="T739" style:parent-style-name="Основнойшрифтабзаца" style:family="text">
      <style:text-properties style:font-size-complex="12pt"/>
    </style:style>
    <style:style style:name="T740" style:parent-style-name="Основнойшрифтабзаца" style:family="text">
      <style:text-properties style:font-size-complex="12pt"/>
    </style:style>
    <style:style style:name="T741" style:parent-style-name="Основнойшрифтабзаца" style:family="text">
      <style:text-properties style:font-size-complex="12pt"/>
    </style:style>
    <style:style style:name="P742" style:parent-style-name="Обычный" style:family="paragraph">
      <style:paragraph-properties fo:text-align="start"/>
    </style:style>
    <style:style style:name="P743" style:parent-style-name="Stanza" style:family="paragraph">
      <style:paragraph-properties fo:text-indent="0.3937in"/>
    </style:style>
    <style:style style:name="P744" style:parent-style-name="Stanza" style:family="paragraph">
      <style:paragraph-properties fo:text-indent="0.3937in"/>
    </style:style>
    <style:style style:name="P745" style:parent-style-name="Stanza" style:family="paragraph">
      <style:paragraph-properties fo:text-indent="0.3937in"/>
    </style:style>
    <style:style style:name="P746" style:parent-style-name="Stanza" style:family="paragraph">
      <style:paragraph-properties fo:text-indent="0.3937in"/>
    </style:style>
    <style:style style:name="P747" style:parent-style-name="Обычный" style:family="paragraph">
      <style:paragraph-properties fo:text-align="start"/>
    </style:style>
    <style:style style:name="P748" style:parent-style-name="Зc7аe0гe3оeeлebоeeвe2оeeкea6" style:family="paragraph">
      <style:paragraph-properties fo:margin-top="0in" fo:margin-bottom="0in" fo:text-indent="0in"/>
      <style:text-properties style:font-weight-complex="normal"/>
    </style:style>
    <style:style style:name="P749" style:parent-style-name="Зc7аe0гe3оeeлebоeeвe2оeeкea6" style:family="paragraph">
      <style:paragraph-properties fo:margin-top="0in" fo:margin-bottom="0in" fo:text-indent="0in"/>
    </style:style>
    <style:style style:name="T750" style:parent-style-name="Основнойшрифтабзаца" style:family="text">
      <style:text-properties style:font-weight-complex="normal" fo:font-style="italic" style:font-style-asian="italic"/>
    </style:style>
    <style:style style:name="T751" style:parent-style-name="Основнойшрифтабзаца" style:family="text">
      <style:text-properties style:font-weight-complex="normal" fo:font-style="italic" style:font-style-asian="italic"/>
    </style:style>
    <style:style style:name="T752" style:parent-style-name="Основнойшрифтабзаца" style:family="text">
      <style:text-properties style:font-weight-complex="normal" fo:font-style="italic" style:font-style-asian="italic"/>
    </style:style>
    <style:style style:name="T753" style:parent-style-name="Основнойшрифтабзаца" style:family="text">
      <style:text-properties style:font-weight-complex="normal" fo:font-style="italic" style:font-style-asian="italic"/>
    </style:style>
    <style:style style:name="T754" style:parent-style-name="Основнойшрифтабзаца" style:family="text">
      <style:text-properties style:font-weight-complex="normal" fo:font-style="italic" style:font-style-asian="italic"/>
    </style:style>
    <style:style style:name="T755" style:parent-style-name="Основнойшрифтабзаца" style:family="text">
      <style:text-properties style:font-weight-complex="normal" fo:font-style="italic" style:font-style-asian="italic"/>
    </style:style>
    <style:style style:name="T756" style:parent-style-name="Основнойшрифтабзаца" style:family="text">
      <style:text-properties style:font-weight-complex="normal" fo:font-style="italic" style:font-style-asian="italic"/>
    </style:style>
    <style:style style:name="T757" style:parent-style-name="Основнойшрифтабзаца" style:family="text">
      <style:text-properties style:font-weight-complex="normal" fo:font-style="italic" style:font-style-asian="italic"/>
    </style:style>
    <style:style style:name="T758" style:parent-style-name="Основнойшрифтабзаца" style:family="text">
      <style:text-properties style:font-weight-complex="normal" fo:font-style="italic" style:font-style-asian="italic"/>
    </style:style>
    <style:style style:name="P759" style:parent-style-name="Зc7аe0гe3оeeлebоeeвe2оeeкea6" style:family="paragraph">
      <style:paragraph-properties fo:margin-top="0in" fo:margin-bottom="0in" fo:text-indent="0in"/>
    </style:style>
    <style:style style:name="T760" style:parent-style-name="Основнойшрифтабзаца" style:family="text">
      <style:text-properties style:font-weight-complex="normal" fo:font-style="italic" style:font-style-asian="italic"/>
    </style:style>
    <style:style style:name="T761" style:parent-style-name="Основнойшрифтабзаца" style:family="text">
      <style:text-properties style:font-weight-complex="normal" fo:font-style="italic" style:font-style-asian="italic"/>
    </style:style>
    <style:style style:name="T762" style:parent-style-name="Основнойшрифтабзаца" style:family="text">
      <style:text-properties style:font-weight-complex="normal" fo:font-style="italic" style:font-style-asian="italic"/>
    </style:style>
    <style:style style:name="T763" style:parent-style-name="Основнойшрифтабзаца" style:family="text">
      <style:text-properties style:font-weight-complex="normal" fo:font-style="italic" style:font-style-asian="italic"/>
    </style:style>
    <style:style style:name="T764" style:parent-style-name="Основнойшрифтабзаца" style:family="text">
      <style:text-properties style:font-weight-complex="normal" fo:font-style="italic" style:font-style-asian="italic"/>
    </style:style>
    <style:style style:name="T765" style:parent-style-name="Основнойшрифтабзаца" style:family="text">
      <style:text-properties style:font-weight-complex="normal" fo:font-style="italic" style:font-style-asian="italic"/>
    </style:style>
    <style:style style:name="T766" style:parent-style-name="Основнойшрифтабзаца" style:family="text">
      <style:text-properties style:font-weight-complex="normal" fo:font-style="italic" style:font-style-asian="italic"/>
    </style:style>
    <style:style style:name="T767" style:parent-style-name="Основнойшрифтабзаца" style:family="text">
      <style:text-properties style:font-weight-complex="normal" fo:font-style="italic" style:font-style-asian="italic"/>
    </style:style>
    <style:style style:name="T768" style:parent-style-name="Основнойшрифтабзаца" style:family="text">
      <style:text-properties style:font-weight-complex="normal" fo:font-style="italic" style:font-style-asian="italic"/>
    </style:style>
    <style:style style:name="T769" style:parent-style-name="Основнойшрифтабзаца" style:family="text">
      <style:text-properties style:font-weight-complex="normal" fo:font-style="italic" style:font-style-asian="italic"/>
    </style:style>
    <style:style style:name="T770" style:parent-style-name="Основнойшрифтабзаца" style:family="text">
      <style:text-properties style:font-weight-complex="normal" fo:font-style="italic" style:font-style-asian="italic"/>
    </style:style>
    <style:style style:name="T771" style:parent-style-name="Основнойшрифтабзаца" style:family="text">
      <style:text-properties style:font-weight-complex="normal" fo:font-style="italic" style:font-style-asian="italic"/>
    </style:style>
    <style:style style:name="P772" style:parent-style-name="Обычный" style:family="paragraph">
      <style:paragraph-properties fo:text-align="start"/>
    </style:style>
    <style:style style:name="T773" style:parent-style-name="Основнойшрифтабзаца" style:family="text">
      <style:text-properties fo:font-style="italic" style:font-style-asian="italic"/>
    </style:style>
    <style:style style:name="T774" style:parent-style-name="Основнойшрифтабзаца" style:family="text">
      <style:text-properties fo:font-style="italic" style:font-style-asian="italic"/>
    </style:style>
    <style:style style:name="T775" style:parent-style-name="Основнойшрифтабзаца" style:family="text">
      <style:text-properties fo:font-style="italic" style:font-style-asian="italic"/>
    </style:style>
    <style:style style:name="T776" style:parent-style-name="Основнойшрифтабзаца" style:family="text">
      <style:text-properties fo:font-style="italic" style:font-style-asian="italic"/>
    </style:style>
    <style:style style:name="T777" style:parent-style-name="Основнойшрифтабзаца" style:family="text">
      <style:text-properties fo:font-style="italic" style:font-style-asian="italic"/>
    </style:style>
    <style:style style:name="T778" style:parent-style-name="Основнойшрифтабзаца" style:family="text">
      <style:text-properties fo:font-style="italic" style:font-style-asian="italic"/>
    </style:style>
    <style:style style:name="T779" style:parent-style-name="Основнойшрифтабзаца" style:family="text">
      <style:text-properties fo:font-style="italic" style:font-style-asian="italic"/>
    </style:style>
    <style:style style:name="T780" style:parent-style-name="Основнойшрифтабзаца" style:family="text">
      <style:text-properties fo:font-style="italic" style:font-style-asian="italic"/>
    </style:style>
    <style:style style:name="T781" style:parent-style-name="Основнойшрифтабзаца" style:family="text">
      <style:text-properties fo:font-style="italic" style:font-style-asian="italic"/>
    </style:style>
    <style:style style:name="P782" style:parent-style-name="Зc7аe0гe3оeeлebоeeвe2оeeкea2" style:family="paragraph">
      <style:paragraph-properties fo:margin-top="0in" fo:margin-bottom="0in" fo:text-indent="0in"/>
      <style:text-properties style:font-name-complex="Times New Roman" style:font-weight-complex="normal" style:font-size-complex="12pt"/>
    </style:style>
    <style:style style:name="P783" style:parent-style-name="Обычный" style:family="paragraph">
      <style:paragraph-properties fo:text-align="start"/>
    </style:style>
    <style:style style:name="T784" style:parent-style-name="Основнойшрифтабзаца" style:family="text">
      <style:text-properties style:font-size-complex="12pt"/>
    </style:style>
    <style:style style:name="T785" style:parent-style-name="Основнойшрифтабзаца" style:family="text">
      <style:text-properties style:font-size-complex="12pt"/>
    </style:style>
    <style:style style:name="T786" style:parent-style-name="Основнойшрифтабзаца" style:family="text">
      <style:text-properties style:font-size-complex="12pt"/>
    </style:style>
    <style:style style:name="T787" style:parent-style-name="Основнойшрифтабзаца" style:family="text">
      <style:text-properties style:font-size-complex="12pt"/>
    </style:style>
    <style:style style:name="T788" style:parent-style-name="Основнойшрифтабзаца" style:family="text">
      <style:text-properties style:font-size-complex="12pt"/>
    </style:style>
    <style:style style:name="T789" style:parent-style-name="Основнойшрифтабзаца" style:family="text">
      <style:text-properties style:font-size-complex="12pt"/>
    </style:style>
    <style:style style:name="T790" style:parent-style-name="Основнойшрифтабзаца" style:family="text">
      <style:text-properties style:font-size-complex="12pt"/>
    </style:style>
    <style:style style:name="T791" style:parent-style-name="Основнойшрифтабзаца" style:family="text">
      <style:text-properties style:font-size-complex="12pt"/>
    </style:style>
    <style:style style:name="T792" style:parent-style-name="Основнойшрифтабзаца" style:family="text">
      <style:text-properties style:font-size-complex="12pt"/>
    </style:style>
    <style:style style:name="T793" style:parent-style-name="Основнойшрифтабзаца" style:family="text">
      <style:text-properties style:font-size-complex="12pt"/>
    </style:style>
    <style:style style:name="T794" style:parent-style-name="Основнойшрифтабзаца" style:family="text">
      <style:text-properties style:font-size-complex="12pt"/>
    </style:style>
    <style:style style:name="T795" style:parent-style-name="Основнойшрифтабзаца" style:family="text">
      <style:text-properties style:font-size-complex="12pt"/>
    </style:style>
    <style:style style:name="T796" style:parent-style-name="Основнойшрифтабзаца" style:family="text">
      <style:text-properties style:font-size-complex="12pt"/>
    </style:style>
    <style:style style:name="T797" style:parent-style-name="Основнойшрифтабзаца" style:family="text">
      <style:text-properties style:font-size-complex="12pt"/>
    </style:style>
    <style:style style:name="T798" style:parent-style-name="Основнойшрифтабзаца" style:family="text">
      <style:text-properties style:font-size-complex="12pt"/>
    </style:style>
    <style:style style:name="T799" style:parent-style-name="Основнойшрифтабзаца" style:family="text">
      <style:text-properties style:font-size-complex="12pt"/>
    </style:style>
    <style:style style:name="T800" style:parent-style-name="Основнойшрифтабзаца" style:family="text">
      <style:text-properties style:font-size-complex="12pt"/>
    </style:style>
    <style:style style:name="T801" style:parent-style-name="Основнойшрифтабзаца" style:family="text">
      <style:text-properties style:font-size-complex="12pt"/>
    </style:style>
    <style:style style:name="T802" style:parent-style-name="Основнойшрифтабзаца" style:family="text">
      <style:text-properties style:font-size-complex="12pt"/>
    </style:style>
    <style:style style:name="T803" style:parent-style-name="Основнойшрифтабзаца" style:family="text">
      <style:text-properties style:font-size-complex="12pt"/>
    </style:style>
    <style:style style:name="T804" style:parent-style-name="Основнойшрифтабзаца" style:family="text">
      <style:text-properties style:font-size-complex="12pt"/>
    </style:style>
    <style:style style:name="T805" style:parent-style-name="Основнойшрифтабзаца" style:family="text">
      <style:text-properties style:font-size-complex="12pt"/>
    </style:style>
    <style:style style:name="T806" style:parent-style-name="Основнойшрифтабзаца" style:family="text">
      <style:text-properties style:font-size-complex="12pt"/>
    </style:style>
    <style:style style:name="T807" style:parent-style-name="Основнойшрифтабзаца" style:family="text">
      <style:text-properties style:font-size-complex="12pt"/>
    </style:style>
    <style:style style:name="T808" style:parent-style-name="Основнойшрифтабзаца" style:family="text">
      <style:text-properties style:font-size-complex="12pt"/>
    </style:style>
    <style:style style:name="T809" style:parent-style-name="Основнойшрифтабзаца" style:family="text">
      <style:text-properties style:font-size-complex="12pt"/>
    </style:style>
    <style:style style:name="T810" style:parent-style-name="Основнойшрифтабзаца" style:family="text">
      <style:text-properties style:font-size-complex="12pt"/>
    </style:style>
    <style:style style:name="T811" style:parent-style-name="Основнойшрифтабзаца" style:family="text">
      <style:text-properties style:font-size-complex="12pt"/>
    </style:style>
    <style:style style:name="T812" style:parent-style-name="Основнойшрифтабзаца" style:family="text">
      <style:text-properties style:font-size-complex="12pt"/>
    </style:style>
    <style:style style:name="T813" style:parent-style-name="Основнойшрифтабзаца" style:family="text">
      <style:text-properties style:font-size-complex="12pt"/>
    </style:style>
    <style:style style:name="T814" style:parent-style-name="Основнойшрифтабзаца" style:family="text">
      <style:text-properties style:font-size-complex="12pt"/>
    </style:style>
    <style:style style:name="T815" style:parent-style-name="Основнойшрифтабзаца" style:family="text">
      <style:text-properties style:font-size-complex="12pt"/>
    </style:style>
    <style:style style:name="T816" style:parent-style-name="Основнойшрифтабзаца" style:family="text">
      <style:text-properties style:font-size-complex="12pt"/>
    </style:style>
    <style:style style:name="T817" style:parent-style-name="Основнойшрифтабзаца" style:family="text">
      <style:text-properties style:font-size-complex="12pt"/>
    </style:style>
    <style:style style:name="T818" style:parent-style-name="Основнойшрифтабзаца" style:family="text">
      <style:text-properties style:font-size-complex="12pt"/>
    </style:style>
    <style:style style:name="T819" style:parent-style-name="Основнойшрифтабзаца" style:family="text">
      <style:text-properties style:font-size-complex="12pt"/>
    </style:style>
    <style:style style:name="T820" style:parent-style-name="Основнойшрифтабзаца" style:family="text">
      <style:text-properties style:font-size-complex="12pt"/>
    </style:style>
    <style:style style:name="T821" style:parent-style-name="Основнойшрифтабзаца" style:family="text">
      <style:text-properties style:font-size-complex="12pt"/>
    </style:style>
    <style:style style:name="T822" style:parent-style-name="Основнойшрифтабзаца" style:family="text">
      <style:text-properties style:font-size-complex="12pt"/>
    </style:style>
    <style:style style:name="T823" style:parent-style-name="Основнойшрифтабзаца" style:family="text">
      <style:text-properties style:font-size-complex="12pt"/>
    </style:style>
    <style:style style:name="T824" style:parent-style-name="Основнойшрифтабзаца" style:family="text">
      <style:text-properties style:font-size-complex="12pt"/>
    </style:style>
    <style:style style:name="T825" style:parent-style-name="Основнойшрифтабзаца" style:family="text">
      <style:text-properties style:font-size-complex="12pt"/>
    </style:style>
    <style:style style:name="T826" style:parent-style-name="Основнойшрифтабзаца" style:family="text">
      <style:text-properties style:font-size-complex="12pt"/>
    </style:style>
    <style:style style:name="T827" style:parent-style-name="Основнойшрифтабзаца" style:family="text">
      <style:text-properties style:font-size-complex="12pt"/>
    </style:style>
    <style:style style:name="T828" style:parent-style-name="Основнойшрифтабзаца" style:family="text">
      <style:text-properties style:font-size-complex="12pt"/>
    </style:style>
    <style:style style:name="T829" style:parent-style-name="Основнойшрифтабзаца" style:family="text">
      <style:text-properties style:font-size-complex="12pt"/>
    </style:style>
    <style:style style:name="T830" style:parent-style-name="Основнойшрифтабзаца" style:family="text">
      <style:text-properties style:font-size-complex="12pt"/>
    </style:style>
    <style:style style:name="T831" style:parent-style-name="Основнойшрифтабзаца" style:family="text">
      <style:text-properties style:font-size-complex="12pt"/>
    </style:style>
    <style:style style:name="T832" style:parent-style-name="Основнойшрифтабзаца" style:family="text">
      <style:text-properties style:font-size-complex="12pt"/>
    </style:style>
    <style:style style:name="T833" style:parent-style-name="Основнойшрифтабзаца" style:family="text">
      <style:text-properties fo:font-style="italic" style:font-style-asian="italic"/>
    </style:style>
    <style:style style:name="P834" style:parent-style-name="Зc7аe0гe3оeeлebоeeвe2оeeкea2" style:family="paragraph">
      <style:paragraph-properties fo:margin-top="0in" fo:margin-bottom="0in" fo:text-indent="0in"/>
      <style:text-properties style:font-name-complex="Times New Roman" style:font-weight-complex="normal" style:font-size-complex="12pt"/>
    </style:style>
    <style:style style:name="P835" style:parent-style-name="Обычный" style:family="paragraph">
      <style:paragraph-properties fo:text-align="start"/>
    </style:style>
    <style:style style:name="T836" style:parent-style-name="Основнойшрифтабзаца" style:family="text">
      <style:text-properties style:font-size-complex="12pt"/>
    </style:style>
    <style:style style:name="T837" style:parent-style-name="Основнойшрифтабзаца" style:family="text">
      <style:text-properties style:font-size-complex="12pt"/>
    </style:style>
    <style:style style:name="T838" style:parent-style-name="Основнойшрифтабзаца" style:family="text">
      <style:text-properties style:font-size-complex="12pt"/>
    </style:style>
    <style:style style:name="T839" style:parent-style-name="Основнойшрифтабзаца" style:family="text">
      <style:text-properties style:font-size-complex="12pt"/>
    </style:style>
    <style:style style:name="T840" style:parent-style-name="Основнойшрифтабзаца" style:family="text">
      <style:text-properties style:font-size-complex="12pt"/>
    </style:style>
    <style:style style:name="T841" style:parent-style-name="Основнойшрифтабзаца" style:family="text">
      <style:text-properties fo:font-style="italic" style:font-style-asian="italic" style:font-size-complex="12pt"/>
    </style:style>
    <style:style style:name="T842" style:parent-style-name="Основнойшрифтабзаца" style:family="text">
      <style:text-properties fo:font-style="italic" style:font-style-asian="italic" style:font-size-complex="12pt"/>
    </style:style>
    <style:style style:name="T843" style:parent-style-name="Основнойшрифтабзаца" style:family="text">
      <style:text-properties fo:font-style="italic" style:font-style-asian="italic" style:font-size-complex="12pt"/>
    </style:style>
    <style:style style:name="T844" style:parent-style-name="Основнойшрифтабзаца" style:family="text">
      <style:text-properties fo:font-style="italic" style:font-style-asian="italic"/>
    </style:style>
    <style:style style:name="P845" style:parent-style-name="Зc7аe0гe3оeeлebоeeвe2оeeкea2" style:family="paragraph">
      <style:paragraph-properties fo:margin-top="0in" fo:margin-bottom="0in" fo:text-indent="0in"/>
      <style:text-properties style:font-name-complex="Times New Roman" style:font-weight-complex="normal" style:font-size-complex="12pt"/>
    </style:style>
    <style:style style:name="P846" style:parent-style-name="Обычный" style:family="paragraph">
      <style:paragraph-properties fo:text-align="start"/>
    </style:style>
    <style:style style:name="T847" style:parent-style-name="Основнойшрифтабзаца" style:family="text">
      <style:text-properties style:font-size-complex="12pt"/>
    </style:style>
    <style:style style:name="T848" style:parent-style-name="Основнойшрифтабзаца" style:family="text">
      <style:text-properties style:font-size-complex="12pt"/>
    </style:style>
    <style:style style:name="T849" style:parent-style-name="Основнойшрифтабзаца" style:family="text">
      <style:text-properties style:font-size-complex="12pt"/>
    </style:style>
    <style:style style:name="T850" style:parent-style-name="Основнойшрифтабзаца" style:family="text">
      <style:text-properties style:font-size-complex="12pt"/>
    </style:style>
    <style:style style:name="T851" style:parent-style-name="Основнойшрифтабзаца" style:family="text">
      <style:text-properties style:font-size-complex="12pt"/>
    </style:style>
    <style:style style:name="T852" style:parent-style-name="Основнойшрифтабзаца" style:family="text">
      <style:text-properties style:font-size-complex="12pt"/>
    </style:style>
    <style:style style:name="T853" style:parent-style-name="Основнойшрифтабзаца" style:family="text">
      <style:text-properties style:font-size-complex="12pt"/>
    </style:style>
    <style:style style:name="T854" style:parent-style-name="Основнойшрифтабзаца" style:family="text">
      <style:text-properties style:font-size-complex="12pt"/>
    </style:style>
    <style:style style:name="T855" style:parent-style-name="Основнойшрифтабзаца" style:family="text">
      <style:text-properties style:font-size-complex="12pt"/>
    </style:style>
    <style:style style:name="T856" style:parent-style-name="Основнойшрифтабзаца" style:family="text">
      <style:text-properties style:font-size-complex="12pt"/>
    </style:style>
    <style:style style:name="T857" style:parent-style-name="Основнойшрифтабзаца" style:family="text">
      <style:text-properties style:font-size-complex="12pt"/>
    </style:style>
    <style:style style:name="T858" style:parent-style-name="Основнойшрифтабзаца" style:family="text">
      <style:text-properties style:font-size-complex="12pt"/>
    </style:style>
    <style:style style:name="T859" style:parent-style-name="Основнойшрифтабзаца" style:family="text">
      <style:text-properties style:font-size-complex="12pt"/>
    </style:style>
    <style:style style:name="T860" style:parent-style-name="Основнойшрифтабзаца" style:family="text">
      <style:text-properties style:font-size-complex="12pt"/>
    </style:style>
    <style:style style:name="T861" style:parent-style-name="Основнойшрифтабзаца" style:family="text">
      <style:text-properties style:font-size-complex="12pt"/>
    </style:style>
    <style:style style:name="T862" style:parent-style-name="Основнойшрифтабзаца" style:family="text">
      <style:text-properties style:font-size-complex="12pt"/>
    </style:style>
    <style:style style:name="T863" style:parent-style-name="Основнойшрифтабзаца" style:family="text">
      <style:text-properties style:font-size-complex="12pt"/>
    </style:style>
    <style:style style:name="T864" style:parent-style-name="Основнойшрифтабзаца" style:family="text">
      <style:text-properties style:font-size-complex="12pt"/>
    </style:style>
    <style:style style:name="T865" style:parent-style-name="Основнойшрифтабзаца" style:family="text">
      <style:text-properties style:font-size-complex="12pt"/>
    </style:style>
    <style:style style:name="T866" style:parent-style-name="Основнойшрифтабзаца" style:family="text">
      <style:text-properties style:font-size-complex="12pt"/>
    </style:style>
    <style:style style:name="T867" style:parent-style-name="Основнойшрифтабзаца" style:family="text">
      <style:text-properties style:font-size-complex="12pt"/>
    </style:style>
    <style:style style:name="T868" style:parent-style-name="Основнойшрифтабзаца" style:family="text">
      <style:text-properties style:font-size-complex="12pt"/>
    </style:style>
    <style:style style:name="T869" style:parent-style-name="Основнойшрифтабзаца" style:family="text">
      <style:text-properties fo:font-style="italic" style:font-style-asian="italic"/>
    </style:style>
    <style:style style:name="P870" style:parent-style-name="Зc7аe0гe3оeeлebоeeвe2оeeкea2" style:family="paragraph">
      <style:paragraph-properties fo:margin-top="0in" fo:margin-bottom="0in" fo:text-indent="0in"/>
      <style:text-properties style:font-name-complex="Times New Roman" style:font-weight-complex="normal" style:font-size-complex="12pt"/>
    </style:style>
    <style:style style:name="P871" style:parent-style-name="Обычный" style:family="paragraph">
      <style:paragraph-properties fo:text-align="start"/>
    </style:style>
    <style:style style:name="T872" style:parent-style-name="Основнойшрифтабзаца" style:family="text">
      <style:text-properties style:font-size-complex="12pt"/>
    </style:style>
    <style:style style:name="T873" style:parent-style-name="Основнойшрифтабзаца" style:family="text">
      <style:text-properties style:font-size-complex="12pt"/>
    </style:style>
    <style:style style:name="T874" style:parent-style-name="Основнойшрифтабзаца" style:family="text">
      <style:text-properties style:font-size-complex="12pt"/>
    </style:style>
    <style:style style:name="T875" style:parent-style-name="Основнойшрифтабзаца" style:family="text">
      <style:text-properties style:font-size-complex="12pt"/>
    </style:style>
    <style:style style:name="T876" style:parent-style-name="Основнойшрифтабзаца" style:family="text">
      <style:text-properties style:font-size-complex="12pt"/>
    </style:style>
    <style:style style:name="T877" style:parent-style-name="Основнойшрифтабзаца" style:family="text">
      <style:text-properties style:font-size-complex="12pt"/>
    </style:style>
    <style:style style:name="T878" style:parent-style-name="Основнойшрифтабзаца" style:family="text">
      <style:text-properties style:font-size-complex="12pt"/>
    </style:style>
    <style:style style:name="T879" style:parent-style-name="Основнойшрифтабзаца" style:family="text">
      <style:text-properties style:font-size-complex="12pt"/>
    </style:style>
    <style:style style:name="T880" style:parent-style-name="Основнойшрифтабзаца" style:family="text">
      <style:text-properties style:font-size-complex="12pt"/>
    </style:style>
    <style:style style:name="T881" style:parent-style-name="Основнойшрифтабзаца" style:family="text">
      <style:text-properties style:font-size-complex="12pt"/>
    </style:style>
    <style:style style:name="T882" style:parent-style-name="Основнойшрифтабзаца" style:family="text">
      <style:text-properties style:font-size-complex="12pt"/>
    </style:style>
    <style:style style:name="T883" style:parent-style-name="Основнойшрифтабзаца" style:family="text">
      <style:text-properties style:font-size-complex="12pt"/>
    </style:style>
    <style:style style:name="T884" style:parent-style-name="Основнойшрифтабзаца" style:family="text">
      <style:text-properties style:font-size-complex="12pt"/>
    </style:style>
    <style:style style:name="T885" style:parent-style-name="Основнойшрифтабзаца" style:family="text">
      <style:text-properties style:font-size-complex="12pt"/>
    </style:style>
    <style:style style:name="T886" style:parent-style-name="Основнойшрифтабзаца" style:family="text">
      <style:text-properties style:font-size-complex="12pt"/>
    </style:style>
    <style:style style:name="T887" style:parent-style-name="Основнойшрифтабзаца" style:family="text">
      <style:text-properties style:font-size-complex="12pt"/>
    </style:style>
    <style:style style:name="T888" style:parent-style-name="Основнойшрифтабзаца" style:family="text">
      <style:text-properties style:font-size-complex="12pt"/>
    </style:style>
    <style:style style:name="T889" style:parent-style-name="Основнойшрифтабзаца" style:family="text">
      <style:text-properties style:font-size-complex="12pt"/>
    </style:style>
    <style:style style:name="T890" style:parent-style-name="Основнойшрифтабзаца" style:family="text">
      <style:text-properties style:font-size-complex="12pt"/>
    </style:style>
    <style:style style:name="T891" style:parent-style-name="Основнойшрифтабзаца" style:family="text">
      <style:text-properties style:font-size-complex="12pt"/>
    </style:style>
    <style:style style:name="T892" style:parent-style-name="Основнойшрифтабзаца" style:family="text">
      <style:text-properties style:font-size-complex="12pt"/>
    </style:style>
    <style:style style:name="T893" style:parent-style-name="Основнойшрифтабзаца" style:family="text">
      <style:text-properties style:font-size-complex="12pt"/>
    </style:style>
    <style:style style:name="T894" style:parent-style-name="Основнойшрифтабзаца" style:family="text">
      <style:text-properties style:font-size-complex="12pt"/>
    </style:style>
    <style:style style:name="T895" style:parent-style-name="Основнойшрифтабзаца" style:family="text">
      <style:text-properties style:font-size-complex="12pt"/>
    </style:style>
    <style:style style:name="T896" style:parent-style-name="Основнойшрифтабзаца" style:family="text">
      <style:text-properties style:font-size-complex="12pt"/>
    </style:style>
    <style:style style:name="T897" style:parent-style-name="Основнойшрифтабзаца" style:family="text">
      <style:text-properties style:font-size-complex="12pt"/>
    </style:style>
    <style:style style:name="T898" style:parent-style-name="Основнойшрифтабзаца" style:family="text">
      <style:text-properties style:font-size-complex="12pt"/>
    </style:style>
    <style:style style:name="T899" style:parent-style-name="Основнойшрифтабзаца" style:family="text">
      <style:text-properties style:font-size-complex="12pt"/>
    </style:style>
    <style:style style:name="T900" style:parent-style-name="Основнойшрифтабзаца" style:family="text">
      <style:text-properties style:font-size-complex="12pt"/>
    </style:style>
    <style:style style:name="T901" style:parent-style-name="Основнойшрифтабзаца" style:family="text">
      <style:text-properties style:font-size-complex="12pt"/>
    </style:style>
    <style:style style:name="T902" style:parent-style-name="Основнойшрифтабзаца" style:family="text">
      <style:text-properties style:font-size-complex="12pt"/>
    </style:style>
    <style:style style:name="T903" style:parent-style-name="Основнойшрифтабзаца" style:family="text">
      <style:text-properties style:font-size-complex="12pt"/>
    </style:style>
    <style:style style:name="T904" style:parent-style-name="Основнойшрифтабзаца" style:family="text">
      <style:text-properties style:font-size-complex="12pt"/>
    </style:style>
    <style:style style:name="T905" style:parent-style-name="Основнойшрифтабзаца" style:family="text">
      <style:text-properties style:font-size-complex="12pt"/>
    </style:style>
    <style:style style:name="T906" style:parent-style-name="Основнойшрифтабзаца" style:family="text">
      <style:text-properties style:font-size-complex="12pt"/>
    </style:style>
    <style:style style:name="T907" style:parent-style-name="Основнойшрифтабзаца" style:family="text">
      <style:text-properties style:font-size-complex="12pt"/>
    </style:style>
    <style:style style:name="T908" style:parent-style-name="Основнойшрифтабзаца" style:family="text">
      <style:text-properties style:font-size-complex="12pt"/>
    </style:style>
    <style:style style:name="T909" style:parent-style-name="Основнойшрифтабзаца" style:family="text">
      <style:text-properties style:font-size-complex="12pt"/>
    </style:style>
    <style:style style:name="T910" style:parent-style-name="Основнойшрифтабзаца" style:family="text">
      <style:text-properties style:font-size-complex="12pt"/>
    </style:style>
    <style:style style:name="T911" style:parent-style-name="Основнойшрифтабзаца" style:family="text">
      <style:text-properties style:font-size-complex="12pt"/>
    </style:style>
    <style:style style:name="T912" style:parent-style-name="Основнойшрифтабзаца" style:family="text">
      <style:text-properties style:font-size-complex="12pt"/>
    </style:style>
    <style:style style:name="T913" style:parent-style-name="Основнойшрифтабзаца" style:family="text">
      <style:text-properties style:font-size-complex="12pt"/>
    </style:style>
    <style:style style:name="T914" style:parent-style-name="Основнойшрифтабзаца" style:family="text">
      <style:text-properties style:font-size-complex="12pt"/>
    </style:style>
    <style:style style:name="T915" style:parent-style-name="Основнойшрифтабзаца" style:family="text">
      <style:text-properties style:font-size-complex="12pt"/>
    </style:style>
    <style:style style:name="T916" style:parent-style-name="Основнойшрифтабзаца" style:family="text">
      <style:text-properties style:font-size-complex="12pt"/>
    </style:style>
    <style:style style:name="T917" style:parent-style-name="Основнойшрифтабзаца" style:family="text">
      <style:text-properties style:font-size-complex="12pt"/>
    </style:style>
    <style:style style:name="T918" style:parent-style-name="Основнойшрифтабзаца" style:family="text">
      <style:text-properties style:font-size-complex="12pt"/>
    </style:style>
    <style:style style:name="T919" style:parent-style-name="Основнойшрифтабзаца" style:family="text">
      <style:text-properties style:font-size-complex="12pt"/>
    </style:style>
    <style:style style:name="T920" style:parent-style-name="Основнойшрифтабзаца" style:family="text">
      <style:text-properties style:font-size-complex="12pt"/>
    </style:style>
    <style:style style:name="T921" style:parent-style-name="Основнойшрифтабзаца" style:family="text">
      <style:text-properties style:font-size-complex="12pt"/>
    </style:style>
    <style:style style:name="T922" style:parent-style-name="Основнойшрифтабзаца" style:family="text">
      <style:text-properties style:font-size-complex="12pt"/>
    </style:style>
    <style:style style:name="T923" style:parent-style-name="Основнойшрифтабзаца" style:family="text">
      <style:text-properties style:font-size-complex="12pt"/>
    </style:style>
    <style:style style:name="T924" style:parent-style-name="Основнойшрифтабзаца" style:family="text">
      <style:text-properties style:font-size-complex="12pt"/>
    </style:style>
    <style:style style:name="T925" style:parent-style-name="Основнойшрифтабзаца" style:family="text">
      <style:text-properties style:font-size-complex="12pt"/>
    </style:style>
    <style:style style:name="T926" style:parent-style-name="Основнойшрифтабзаца" style:family="text">
      <style:text-properties style:font-size-complex="12pt"/>
    </style:style>
    <style:style style:name="T927" style:parent-style-name="Основнойшрифтабзаца" style:family="text">
      <style:text-properties style:font-size-complex="12pt"/>
    </style:style>
    <style:style style:name="T928" style:parent-style-name="Основнойшрифтабзаца" style:family="text">
      <style:text-properties style:font-size-complex="12pt"/>
    </style:style>
    <style:style style:name="T929" style:parent-style-name="Основнойшрифтабзаца" style:family="text">
      <style:text-properties style:font-size-complex="12pt"/>
    </style:style>
    <style:style style:name="T930" style:parent-style-name="Основнойшрифтабзаца" style:family="text">
      <style:text-properties style:font-size-complex="12pt"/>
    </style:style>
    <style:style style:name="T931" style:parent-style-name="Основнойшрифтабзаца" style:family="text">
      <style:text-properties style:font-size-complex="12pt"/>
    </style:style>
    <style:style style:name="T932" style:parent-style-name="Основнойшрифтабзаца" style:family="text">
      <style:text-properties style:font-size-complex="12pt"/>
    </style:style>
    <style:style style:name="T933" style:parent-style-name="Основнойшрифтабзаца" style:family="text">
      <style:text-properties style:font-size-complex="12pt"/>
    </style:style>
    <style:style style:name="T934" style:parent-style-name="Основнойшрифтабзаца" style:family="text">
      <style:text-properties style:font-size-complex="12pt"/>
    </style:style>
    <style:style style:name="T935" style:parent-style-name="Основнойшрифтабзаца" style:family="text">
      <style:text-properties style:font-size-complex="12pt"/>
    </style:style>
    <style:style style:name="T936" style:parent-style-name="Основнойшрифтабзаца" style:family="text">
      <style:text-properties style:font-size-complex="12pt"/>
    </style:style>
    <style:style style:name="T937" style:parent-style-name="Основнойшрифтабзаца" style:family="text">
      <style:text-properties style:font-size-complex="12pt"/>
    </style:style>
    <style:style style:name="T938" style:parent-style-name="Основнойшрифтабзаца" style:family="text">
      <style:text-properties style:font-size-complex="12pt"/>
    </style:style>
    <style:style style:name="T939" style:parent-style-name="Основнойшрифтабзаца" style:family="text">
      <style:text-properties style:font-size-complex="12pt"/>
    </style:style>
    <style:style style:name="T940" style:parent-style-name="Основнойшрифтабзаца" style:family="text">
      <style:text-properties style:font-size-complex="12pt"/>
    </style:style>
    <style:style style:name="T941" style:parent-style-name="Основнойшрифтабзаца" style:family="text">
      <style:text-properties style:font-size-complex="12pt"/>
    </style:style>
    <style:style style:name="T942" style:parent-style-name="Основнойшрифтабзаца" style:family="text">
      <style:text-properties style:font-size-complex="12pt"/>
    </style:style>
    <style:style style:name="T943" style:parent-style-name="Основнойшрифтабзаца" style:family="text">
      <style:text-properties style:font-size-complex="12pt"/>
    </style:style>
    <style:style style:name="T944" style:parent-style-name="Основнойшрифтабзаца" style:family="text">
      <style:text-properties style:font-size-complex="12pt"/>
    </style:style>
    <style:style style:name="T945" style:parent-style-name="Основнойшрифтабзаца" style:family="text">
      <style:text-properties style:font-size-complex="12pt"/>
    </style:style>
    <style:style style:name="T946" style:parent-style-name="Основнойшрифтабзаца" style:family="text">
      <style:text-properties style:font-size-complex="12pt"/>
    </style:style>
    <style:style style:name="T947" style:parent-style-name="Основнойшрифтабзаца" style:family="text">
      <style:text-properties style:font-size-complex="12pt"/>
    </style:style>
    <style:style style:name="T948" style:parent-style-name="Основнойшрифтабзаца" style:family="text">
      <style:text-properties style:font-size-complex="12pt"/>
    </style:style>
    <style:style style:name="T949" style:parent-style-name="Основнойшрифтабзаца" style:family="text">
      <style:text-properties style:font-size-complex="12pt"/>
    </style:style>
    <style:style style:name="T950" style:parent-style-name="Основнойшрифтабзаца" style:family="text">
      <style:text-properties style:font-size-complex="12pt"/>
    </style:style>
    <style:style style:name="T951" style:parent-style-name="Основнойшрифтабзаца" style:family="text">
      <style:text-properties style:font-size-complex="12pt"/>
    </style:style>
    <style:style style:name="T952" style:parent-style-name="Основнойшрифтабзаца" style:family="text">
      <style:text-properties fo:font-style="italic" style:font-style-asian="italic" style:font-size-complex="12pt"/>
    </style:style>
    <style:style style:name="T953" style:parent-style-name="Основнойшрифтабзаца" style:family="text">
      <style:text-properties fo:font-style="italic" style:font-style-asian="italic" style:font-size-complex="12pt"/>
    </style:style>
    <style:style style:name="T954" style:parent-style-name="Основнойшрифтабзаца" style:family="text">
      <style:text-properties fo:font-style="italic" style:font-style-asian="italic" style:font-size-complex="12pt"/>
    </style:style>
    <style:style style:name="T955" style:parent-style-name="Основнойшрифтабзаца" style:family="text">
      <style:text-properties fo:font-style="italic" style:font-style-asian="italic"/>
    </style:style>
    <style:style style:name="T956" style:parent-style-name="Основнойшрифтабзаца" style:family="text">
      <style:text-properties fo:font-style="italic" style:font-style-asian="italic"/>
    </style:style>
    <style:style style:name="T957" style:parent-style-name="Основнойшрифтабзаца" style:family="text">
      <style:text-properties fo:font-style="italic" style:font-style-asian="italic"/>
    </style:style>
    <style:style style:name="T958" style:parent-style-name="Основнойшрифтабзаца" style:family="text">
      <style:text-properties fo:font-style="italic" style:font-style-asian="italic"/>
    </style:style>
    <style:style style:name="T959" style:parent-style-name="Основнойшрифтабзаца" style:family="text">
      <style:text-properties fo:font-style="italic" style:font-style-asian="italic"/>
    </style:style>
    <style:style style:name="T960" style:parent-style-name="Основнойшрифтабзаца" style:family="text">
      <style:text-properties fo:font-style="italic" style:font-style-asian="italic"/>
    </style:style>
    <style:style style:name="T961" style:parent-style-name="Основнойшрифтабзаца" style:family="text">
      <style:text-properties fo:font-style="italic" style:font-style-asian="italic"/>
    </style:style>
    <style:style style:name="T962" style:parent-style-name="Основнойшрифтабзаца" style:family="text">
      <style:text-properties fo:font-style="italic" style:font-style-asian="italic"/>
    </style:style>
    <style:style style:name="T963" style:parent-style-name="Основнойшрифтабзаца" style:family="text">
      <style:text-properties fo:font-style="italic" style:font-style-asian="italic"/>
    </style:style>
    <style:style style:name="T964" style:parent-style-name="Основнойшрифтабзаца" style:family="text">
      <style:text-properties fo:font-style="italic" style:font-style-asian="italic"/>
    </style:style>
    <style:style style:name="T965" style:parent-style-name="Основнойшрифтабзаца" style:family="text">
      <style:text-properties fo:font-style="italic" style:font-style-asian="italic"/>
    </style:style>
    <style:style style:name="T966" style:parent-style-name="Основнойшрифтабзаца" style:family="text">
      <style:text-properties fo:font-style="italic" style:font-style-asian="italic"/>
    </style:style>
    <style:style style:name="T967" style:parent-style-name="Основнойшрифтабзаца" style:family="text">
      <style:text-properties fo:font-style="italic" style:font-style-asian="italic"/>
    </style:style>
    <style:style style:name="T968" style:parent-style-name="Основнойшрифтабзаца" style:family="text">
      <style:text-properties fo:font-style="italic" style:font-style-asian="italic"/>
    </style:style>
    <style:style style:name="T969" style:parent-style-name="Основнойшрифтабзаца" style:family="text">
      <style:text-properties fo:font-style="italic" style:font-style-asian="italic"/>
    </style:style>
    <style:style style:name="T970" style:parent-style-name="Основнойшрифтабзаца" style:family="text">
      <style:text-properties fo:font-style="italic" style:font-style-asian="italic"/>
    </style:style>
    <style:style style:name="T971" style:parent-style-name="Основнойшрифтабзаца" style:family="text">
      <style:text-properties fo:font-style="italic" style:font-style-asian="italic"/>
    </style:style>
    <style:style style:name="T972" style:parent-style-name="Основнойшрифтабзаца" style:family="text">
      <style:text-properties fo:font-style="italic" style:font-style-asian="italic"/>
    </style:style>
    <style:style style:name="T973" style:parent-style-name="Основнойшрифтабзаца" style:family="text">
      <style:text-properties fo:font-style="italic" style:font-style-asian="italic"/>
    </style:style>
    <style:style style:name="T974" style:parent-style-name="Основнойшрифтабзаца" style:family="text">
      <style:text-properties fo:font-style="italic" style:font-style-asian="italic"/>
    </style:style>
    <style:style style:name="T975" style:parent-style-name="Основнойшрифтабзаца" style:family="text">
      <style:text-properties fo:font-style="italic" style:font-style-asian="italic"/>
    </style:style>
    <style:style style:name="T976" style:parent-style-name="Основнойшрифтабзаца" style:family="text">
      <style:text-properties fo:font-style="italic" style:font-style-asian="italic"/>
    </style:style>
    <style:style style:name="T977" style:parent-style-name="Основнойшрифтабзаца" style:family="text">
      <style:text-properties fo:font-style="italic" style:font-style-asian="italic"/>
    </style:style>
    <style:style style:name="T978" style:parent-style-name="Основнойшрифтабзаца" style:family="text">
      <style:text-properties fo:font-style="italic" style:font-style-asian="italic"/>
    </style:style>
    <style:style style:name="T979" style:parent-style-name="Основнойшрифтабзаца" style:family="text">
      <style:text-properties fo:font-style="italic" style:font-style-asian="italic"/>
    </style:style>
    <style:style style:name="T980" style:parent-style-name="Основнойшрифтабзаца" style:family="text">
      <style:text-properties fo:font-style="italic" style:font-style-asian="italic"/>
    </style:style>
    <style:style style:name="T981" style:parent-style-name="Основнойшрифтабзаца" style:family="text">
      <style:text-properties fo:font-style="italic" style:font-style-asian="italic"/>
    </style:style>
    <style:style style:name="T982" style:parent-style-name="Основнойшрифтабзаца" style:family="text">
      <style:text-properties fo:font-style="italic" style:font-style-asian="italic"/>
    </style:style>
    <style:style style:name="T983" style:parent-style-name="Основнойшрифтабзаца" style:family="text">
      <style:text-properties fo:font-style="italic" style:font-style-asian="italic"/>
    </style:style>
    <style:style style:name="T984" style:parent-style-name="Основнойшрифтабзаца" style:family="text">
      <style:text-properties fo:font-style="italic" style:font-style-asian="italic"/>
    </style:style>
    <style:style style:name="T985" style:parent-style-name="Основнойшрифтабзаца" style:family="text">
      <style:text-properties fo:font-style="italic" style:font-style-asian="italic"/>
    </style:style>
    <style:style style:name="T986" style:parent-style-name="Основнойшрифтабзаца" style:family="text">
      <style:text-properties fo:font-style="italic" style:font-style-asian="italic"/>
    </style:style>
    <style:style style:name="T987" style:parent-style-name="Основнойшрифтабзаца" style:family="text">
      <style:text-properties fo:font-style="italic" style:font-style-asian="italic"/>
    </style:style>
    <style:style style:name="T988" style:parent-style-name="Основнойшрифтабзаца" style:family="text">
      <style:text-properties fo:font-style="italic" style:font-style-asian="italic"/>
    </style:style>
    <style:style style:name="T989" style:parent-style-name="Основнойшрифтабзаца" style:family="text">
      <style:text-properties fo:font-style="italic" style:font-style-asian="italic"/>
    </style:style>
    <style:style style:name="T990" style:parent-style-name="Основнойшрифтабзаца" style:family="text">
      <style:text-properties fo:font-style="italic" style:font-style-asian="italic"/>
    </style:style>
    <style:style style:name="T991" style:parent-style-name="Основнойшрифтабзаца" style:family="text">
      <style:text-properties fo:font-style="italic" style:font-style-asian="italic"/>
    </style:style>
    <style:style style:name="T992" style:parent-style-name="Основнойшрифтабзаца" style:family="text">
      <style:text-properties fo:font-style="italic" style:font-style-asian="italic"/>
    </style:style>
    <style:style style:name="T993" style:parent-style-name="Основнойшрифтабзаца" style:family="text">
      <style:text-properties fo:font-style="italic" style:font-style-asian="italic"/>
    </style:style>
    <style:style style:name="T994" style:parent-style-name="Основнойшрифтабзаца" style:family="text">
      <style:text-properties fo:font-style="italic" style:font-style-asian="italic"/>
    </style:style>
    <style:style style:name="T995" style:parent-style-name="Основнойшрифтабзаца" style:family="text">
      <style:text-properties fo:font-style="italic" style:font-style-asian="italic"/>
    </style:style>
    <style:style style:name="T996" style:parent-style-name="Основнойшрифтабзаца" style:family="text">
      <style:text-properties fo:font-style="italic" style:font-style-asian="italic"/>
    </style:style>
    <style:style style:name="T997" style:parent-style-name="Основнойшрифтабзаца" style:family="text">
      <style:text-properties fo:font-style="italic" style:font-style-asian="italic"/>
    </style:style>
    <style:style style:name="T998" style:parent-style-name="Основнойшрифтабзаца" style:family="text">
      <style:text-properties fo:font-style="italic" style:font-style-asian="italic"/>
    </style:style>
    <style:style style:name="T999" style:parent-style-name="Основнойшрифтабзаца" style:family="text">
      <style:text-properties fo:font-style="italic" style:font-style-asian="italic"/>
    </style:style>
    <style:style style:name="T1000" style:parent-style-name="Основнойшрифтабзаца" style:family="text">
      <style:text-properties fo:font-style="italic" style:font-style-asian="italic"/>
    </style:style>
    <style:style style:name="T1001" style:parent-style-name="Основнойшрифтабзаца" style:family="text">
      <style:text-properties fo:font-style="italic" style:font-style-asian="italic"/>
    </style:style>
    <style:style style:name="T1002" style:parent-style-name="Основнойшрифтабзаца" style:family="text">
      <style:text-properties fo:font-style="italic" style:font-style-asian="italic"/>
    </style:style>
    <style:style style:name="T1003" style:parent-style-name="Основнойшрифтабзаца" style:family="text">
      <style:text-properties fo:font-style="italic" style:font-style-asian="italic"/>
    </style:style>
    <style:style style:name="T1004" style:parent-style-name="Основнойшрифтабзаца" style:family="text">
      <style:text-properties fo:font-style="italic" style:font-style-asian="italic"/>
    </style:style>
    <style:style style:name="T1005" style:parent-style-name="Основнойшрифтабзаца" style:family="text">
      <style:text-properties fo:font-style="italic" style:font-style-asian="italic"/>
    </style:style>
    <style:style style:name="T1006" style:parent-style-name="Основнойшрифтабзаца" style:family="text">
      <style:text-properties fo:font-style="italic" style:font-style-asian="italic"/>
    </style:style>
    <style:style style:name="T1007" style:parent-style-name="Основнойшрифтабзаца" style:family="text">
      <style:text-properties fo:font-style="italic" style:font-style-asian="italic"/>
    </style:style>
    <style:style style:name="T1008" style:parent-style-name="Основнойшрифтабзаца" style:family="text">
      <style:text-properties fo:font-style="italic" style:font-style-asian="italic"/>
    </style:style>
    <style:style style:name="T1009" style:parent-style-name="Основнойшрифтабзаца" style:family="text">
      <style:text-properties fo:font-style="italic" style:font-style-asian="italic"/>
    </style:style>
    <style:style style:name="T1010" style:parent-style-name="Основнойшрифтабзаца" style:family="text">
      <style:text-properties fo:font-style="italic" style:font-style-asian="italic"/>
    </style:style>
    <style:style style:name="T1011" style:parent-style-name="Основнойшрифтабзаца" style:family="text">
      <style:text-properties fo:font-style="italic" style:font-style-asian="italic"/>
    </style:style>
    <style:style style:name="T1012" style:parent-style-name="Основнойшрифтабзаца" style:family="text">
      <style:text-properties fo:font-style="italic" style:font-style-asian="italic"/>
    </style:style>
    <style:style style:name="T1013" style:parent-style-name="Основнойшрифтабзаца" style:family="text">
      <style:text-properties fo:font-style="italic" style:font-style-asian="italic"/>
    </style:style>
    <style:style style:name="T1014" style:parent-style-name="Основнойшрифтабзаца" style:family="text">
      <style:text-properties fo:font-style="italic" style:font-style-asian="italic"/>
    </style:style>
    <style:style style:name="T1015" style:parent-style-name="Основнойшрифтабзаца" style:family="text">
      <style:text-properties fo:font-style="italic" style:font-style-asian="italic"/>
    </style:style>
    <style:style style:name="T1016" style:parent-style-name="Основнойшрифтабзаца" style:family="text">
      <style:text-properties fo:font-style="italic" style:font-style-asian="italic"/>
    </style:style>
    <style:style style:name="T1017" style:parent-style-name="Основнойшрифтабзаца" style:family="text">
      <style:text-properties fo:font-style="italic" style:font-style-asian="italic"/>
    </style:style>
    <style:style style:name="T1018" style:parent-style-name="Основнойшрифтабзаца" style:family="text">
      <style:text-properties fo:font-style="italic" style:font-style-asian="italic"/>
    </style:style>
    <style:style style:name="T1019" style:parent-style-name="Основнойшрифтабзаца" style:family="text">
      <style:text-properties fo:font-style="italic" style:font-style-asian="italic"/>
    </style:style>
    <style:style style:name="T1020" style:parent-style-name="Основнойшрифтабзаца" style:family="text">
      <style:text-properties fo:font-style="italic" style:font-style-asian="italic"/>
    </style:style>
    <style:style style:name="T1021" style:parent-style-name="Основнойшрифтабзаца" style:family="text">
      <style:text-properties fo:font-style="italic" style:font-style-asian="italic"/>
    </style:style>
    <style:style style:name="T1022" style:parent-style-name="Основнойшрифтабзаца" style:family="text">
      <style:text-properties fo:font-style="italic" style:font-style-asian="italic"/>
    </style:style>
    <style:style style:name="T1023" style:parent-style-name="Основнойшрифтабзаца" style:family="text">
      <style:text-properties fo:font-style="italic" style:font-style-asian="italic"/>
    </style:style>
    <style:style style:name="T1024" style:parent-style-name="Основнойшрифтабзаца" style:family="text">
      <style:text-properties fo:font-style="italic" style:font-style-asian="italic"/>
    </style:style>
    <style:style style:name="T1025" style:parent-style-name="Основнойшрифтабзаца" style:family="text">
      <style:text-properties fo:font-style="italic" style:font-style-asian="italic"/>
    </style:style>
    <style:style style:name="T1026" style:parent-style-name="Основнойшрифтабзаца" style:family="text">
      <style:text-properties fo:font-style="italic" style:font-style-asian="italic"/>
    </style:style>
    <style:style style:name="T1027" style:parent-style-name="Основнойшрифтабзаца" style:family="text">
      <style:text-properties fo:font-style="italic" style:font-style-asian="italic"/>
    </style:style>
    <style:style style:name="T1028" style:parent-style-name="Основнойшрифтабзаца" style:family="text">
      <style:text-properties fo:font-style="italic" style:font-style-asian="italic"/>
    </style:style>
    <style:style style:name="T1029" style:parent-style-name="Основнойшрифтабзаца" style:family="text">
      <style:text-properties fo:font-style="italic" style:font-style-asian="italic"/>
    </style:style>
    <style:style style:name="T1030" style:parent-style-name="Основнойшрифтабзаца" style:family="text">
      <style:text-properties fo:font-style="italic" style:font-style-asian="italic"/>
    </style:style>
    <style:style style:name="T1031" style:parent-style-name="Основнойшрифтабзаца" style:family="text">
      <style:text-properties fo:font-style="italic" style:font-style-asian="italic"/>
    </style:style>
    <style:style style:name="T1032" style:parent-style-name="Основнойшрифтабзаца" style:family="text">
      <style:text-properties fo:font-style="italic" style:font-style-asian="italic"/>
    </style:style>
    <style:style style:name="T1033" style:parent-style-name="Основнойшрифтабзаца" style:family="text">
      <style:text-properties fo:font-style="italic" style:font-style-asian="italic"/>
    </style:style>
    <style:style style:name="T1034" style:parent-style-name="Основнойшрифтабзаца" style:family="text">
      <style:text-properties fo:font-style="italic" style:font-style-asian="italic"/>
    </style:style>
    <style:style style:name="T1035" style:parent-style-name="Основнойшрифтабзаца" style:family="text">
      <style:text-properties fo:font-style="italic" style:font-style-asian="italic"/>
    </style:style>
    <style:style style:name="T1036" style:parent-style-name="Основнойшрифтабзаца" style:family="text">
      <style:text-properties fo:font-style="italic" style:font-style-asian="italic"/>
    </style:style>
    <style:style style:name="T1037" style:parent-style-name="Основнойшрифтабзаца" style:family="text">
      <style:text-properties fo:font-style="italic" style:font-style-asian="italic"/>
    </style:style>
    <style:style style:name="T1038" style:parent-style-name="Основнойшрифтабзаца" style:family="text">
      <style:text-properties fo:font-style="italic" style:font-style-asian="italic"/>
    </style:style>
    <style:style style:name="T1039" style:parent-style-name="Основнойшрифтабзаца" style:family="text">
      <style:text-properties fo:font-style="italic" style:font-style-asian="italic"/>
    </style:style>
    <style:style style:name="T1040" style:parent-style-name="Основнойшрифтабзаца" style:family="text">
      <style:text-properties fo:font-style="italic" style:font-style-asian="italic"/>
    </style:style>
    <style:style style:name="T1041" style:parent-style-name="Основнойшрифтабзаца" style:family="text">
      <style:text-properties fo:font-style="italic" style:font-style-asian="italic"/>
    </style:style>
    <style:style style:name="T1042" style:parent-style-name="Основнойшрифтабзаца" style:family="text">
      <style:text-properties fo:font-style="italic" style:font-style-asian="italic"/>
    </style:style>
    <style:style style:name="T1043" style:parent-style-name="Основнойшрифтабзаца" style:family="text">
      <style:text-properties fo:font-style="italic" style:font-style-asian="italic"/>
    </style:style>
    <style:style style:name="T1044" style:parent-style-name="Основнойшрифтабзаца" style:family="text">
      <style:text-properties fo:font-style="italic" style:font-style-asian="italic"/>
    </style:style>
    <style:style style:name="T1045" style:parent-style-name="Основнойшрифтабзаца" style:family="text">
      <style:text-properties fo:font-style="italic" style:font-style-asian="italic"/>
    </style:style>
    <style:style style:name="T1046" style:parent-style-name="Основнойшрифтабзаца" style:family="text">
      <style:text-properties fo:font-style="italic" style:font-style-asian="italic"/>
    </style:style>
    <style:style style:name="T1047" style:parent-style-name="Основнойшрифтабзаца" style:family="text">
      <style:text-properties fo:font-style="italic" style:font-style-asian="italic"/>
    </style:style>
    <style:style style:name="T1048" style:parent-style-name="Основнойшрифтабзаца" style:family="text">
      <style:text-properties fo:font-style="italic" style:font-style-asian="italic"/>
    </style:style>
    <style:style style:name="T1049" style:parent-style-name="Основнойшрифтабзаца" style:family="text">
      <style:text-properties fo:font-style="italic" style:font-style-asian="italic"/>
    </style:style>
    <style:style style:name="T1050" style:parent-style-name="Основнойшрифтабзаца" style:family="text">
      <style:text-properties fo:font-style="italic" style:font-style-asian="italic"/>
    </style:style>
    <style:style style:name="T1051" style:parent-style-name="Основнойшрифтабзаца" style:family="text">
      <style:text-properties fo:font-style="italic" style:font-style-asian="italic"/>
    </style:style>
    <style:style style:name="T1052" style:parent-style-name="Основнойшрифтабзаца" style:family="text">
      <style:text-properties fo:font-style="italic" style:font-style-asian="italic"/>
    </style:style>
    <style:style style:name="T1053" style:parent-style-name="Основнойшрифтабзаца" style:family="text">
      <style:text-properties fo:font-style="italic" style:font-style-asian="italic"/>
    </style:style>
    <style:style style:name="T1054" style:parent-style-name="Основнойшрифтабзаца" style:family="text">
      <style:text-properties fo:font-style="italic" style:font-style-asian="italic"/>
    </style:style>
    <style:style style:name="T1055" style:parent-style-name="Основнойшрифтабзаца" style:family="text">
      <style:text-properties fo:font-style="italic" style:font-style-asian="italic"/>
    </style:style>
    <style:style style:name="T1056" style:parent-style-name="Основнойшрифтабзаца" style:family="text">
      <style:text-properties fo:font-style="italic" style:font-style-asian="italic"/>
    </style:style>
    <style:style style:name="T1057" style:parent-style-name="Основнойшрифтабзаца" style:family="text">
      <style:text-properties fo:font-style="italic" style:font-style-asian="italic"/>
    </style:style>
    <style:style style:name="T1058" style:parent-style-name="Основнойшрифтабзаца" style:family="text">
      <style:text-properties fo:font-style="italic" style:font-style-asian="italic"/>
    </style:style>
    <style:style style:name="T1059" style:parent-style-name="Основнойшрифтабзаца" style:family="text">
      <style:text-properties fo:font-style="italic" style:font-style-asian="italic"/>
    </style:style>
    <style:style style:name="T1060" style:parent-style-name="Основнойшрифтабзаца" style:family="text">
      <style:text-properties fo:font-style="italic" style:font-style-asian="italic"/>
    </style:style>
    <style:style style:name="T1061" style:parent-style-name="Основнойшрифтабзаца" style:family="text">
      <style:text-properties fo:font-style="italic" style:font-style-asian="italic"/>
    </style:style>
    <style:style style:name="T1062" style:parent-style-name="Основнойшрифтабзаца" style:family="text">
      <style:text-properties fo:font-style="italic" style:font-style-asian="italic"/>
    </style:style>
    <style:style style:name="T1063" style:parent-style-name="Основнойшрифтабзаца" style:family="text">
      <style:text-properties fo:font-style="italic" style:font-style-asian="italic"/>
    </style:style>
    <style:style style:name="T1064" style:parent-style-name="Основнойшрифтабзаца" style:family="text">
      <style:text-properties fo:font-style="italic" style:font-style-asian="italic"/>
    </style:style>
    <style:style style:name="T1065" style:parent-style-name="Основнойшрифтабзаца" style:family="text">
      <style:text-properties fo:font-style="italic" style:font-style-asian="italic"/>
    </style:style>
    <style:style style:name="T1066" style:parent-style-name="Основнойшрифтабзаца" style:family="text">
      <style:text-properties fo:font-style="italic" style:font-style-asian="italic"/>
    </style:style>
    <style:style style:name="T1067" style:parent-style-name="Основнойшрифтабзаца" style:family="text">
      <style:text-properties fo:font-style="italic" style:font-style-asian="italic"/>
    </style:style>
    <style:style style:name="T1068" style:parent-style-name="Основнойшрифтабзаца" style:family="text">
      <style:text-properties fo:font-style="italic" style:font-style-asian="italic"/>
    </style:style>
    <style:style style:name="T1069" style:parent-style-name="Основнойшрифтабзаца" style:family="text">
      <style:text-properties fo:font-style="italic" style:font-style-asian="italic"/>
    </style:style>
    <style:style style:name="T1070" style:parent-style-name="Основнойшрифтабзаца" style:family="text">
      <style:text-properties fo:font-style="italic" style:font-style-asian="italic"/>
    </style:style>
    <style:style style:name="T1071" style:parent-style-name="Основнойшрифтабзаца" style:family="text">
      <style:text-properties fo:font-style="italic" style:font-style-asian="italic"/>
    </style:style>
    <style:style style:name="T1072" style:parent-style-name="Основнойшрифтабзаца" style:family="text">
      <style:text-properties fo:font-style="italic" style:font-style-asian="italic"/>
    </style:style>
    <style:style style:name="T1073" style:parent-style-name="Основнойшрифтабзаца" style:family="text">
      <style:text-properties fo:font-style="italic" style:font-style-asian="italic"/>
    </style:style>
    <style:style style:name="T1074" style:parent-style-name="Основнойшрифтабзаца" style:family="text">
      <style:text-properties fo:font-style="italic" style:font-style-asian="italic"/>
    </style:style>
    <style:style style:name="T1075" style:parent-style-name="Основнойшрифтабзаца" style:family="text">
      <style:text-properties fo:font-style="italic" style:font-style-asian="italic"/>
    </style:style>
    <style:style style:name="T1076" style:parent-style-name="Основнойшрифтабзаца" style:family="text">
      <style:text-properties fo:font-style="italic" style:font-style-asian="italic"/>
    </style:style>
    <style:style style:name="T1077" style:parent-style-name="Основнойшрифтабзаца" style:family="text">
      <style:text-properties fo:font-style="italic" style:font-style-asian="italic"/>
    </style:style>
    <style:style style:name="T1078" style:parent-style-name="Основнойшрифтабзаца" style:family="text">
      <style:text-properties fo:font-style="italic" style:font-style-asian="italic"/>
    </style:style>
    <style:style style:name="T1079" style:parent-style-name="Основнойшрифтабзаца" style:family="text">
      <style:text-properties fo:font-style="italic" style:font-style-asian="italic"/>
    </style:style>
    <style:style style:name="T1080" style:parent-style-name="Основнойшрифтабзаца" style:family="text">
      <style:text-properties fo:font-style="italic" style:font-style-asian="italic"/>
    </style:style>
    <style:style style:name="T1081" style:parent-style-name="Основнойшрифтабзаца" style:family="text">
      <style:text-properties fo:font-style="italic" style:font-style-asian="italic"/>
    </style:style>
    <style:style style:name="T1082" style:parent-style-name="Основнойшрифтабзаца" style:family="text">
      <style:text-properties fo:font-style="italic" style:font-style-asian="italic"/>
    </style:style>
    <style:style style:name="T1083" style:parent-style-name="Основнойшрифтабзаца" style:family="text">
      <style:text-properties fo:font-style="italic" style:font-style-asian="italic"/>
    </style:style>
    <style:style style:name="T1084" style:parent-style-name="Основнойшрифтабзаца" style:family="text">
      <style:text-properties fo:font-style="italic" style:font-style-asian="italic"/>
    </style:style>
    <style:style style:name="T1085" style:parent-style-name="Основнойшрифтабзаца" style:family="text">
      <style:text-properties fo:font-style="italic" style:font-style-asian="italic"/>
    </style:style>
    <style:style style:name="T1086" style:parent-style-name="Основнойшрифтабзаца" style:family="text">
      <style:text-properties fo:font-style="italic" style:font-style-asian="italic"/>
    </style:style>
    <style:style style:name="T1087" style:parent-style-name="Основнойшрифтабзаца" style:family="text">
      <style:text-properties fo:font-style="italic" style:font-style-asian="italic"/>
    </style:style>
    <style:style style:name="T1088" style:parent-style-name="Основнойшрифтабзаца" style:family="text">
      <style:text-properties fo:font-style="italic" style:font-style-asian="italic"/>
    </style:style>
    <style:style style:name="T1089" style:parent-style-name="Основнойшрифтабзаца" style:family="text">
      <style:text-properties fo:font-style="italic" style:font-style-asian="italic"/>
    </style:style>
    <style:style style:name="T1090" style:parent-style-name="Основнойшрифтабзаца" style:family="text">
      <style:text-properties fo:font-style="italic" style:font-style-asian="italic"/>
    </style:style>
    <style:style style:name="T1091" style:parent-style-name="Основнойшрифтабзаца" style:family="text">
      <style:text-properties fo:font-style="italic" style:font-style-asian="italic"/>
    </style:style>
    <style:style style:name="T1092" style:parent-style-name="Основнойшрифтабзаца" style:family="text">
      <style:text-properties fo:font-style="italic" style:font-style-asian="italic"/>
    </style:style>
    <style:style style:name="T1093" style:parent-style-name="Основнойшрифтабзаца" style:family="text">
      <style:text-properties fo:font-style="italic" style:font-style-asian="italic"/>
    </style:style>
    <style:style style:name="T1094" style:parent-style-name="Основнойшрифтабзаца" style:family="text">
      <style:text-properties fo:font-style="italic" style:font-style-asian="italic"/>
    </style:style>
    <style:style style:name="T1095" style:parent-style-name="Основнойшрифтабзаца" style:family="text">
      <style:text-properties fo:font-style="italic" style:font-style-asian="italic"/>
    </style:style>
    <style:style style:name="T1096" style:parent-style-name="Основнойшрифтабзаца" style:family="text">
      <style:text-properties fo:font-style="italic" style:font-style-asian="italic"/>
    </style:style>
    <style:style style:name="P1097" style:parent-style-name="Обычный" style:family="paragraph">
      <style:paragraph-properties fo:text-align="start"/>
    </style:style>
    <style:style style:name="P1098" style:parent-style-name="Stanza" style:family="paragraph">
      <style:paragraph-properties fo:text-indent="0.3937in"/>
    </style:style>
    <style:style style:name="P1099" style:parent-style-name="Stanza" style:family="paragraph">
      <style:paragraph-properties fo:text-indent="0.3937in"/>
    </style:style>
    <style:style style:name="P1100" style:parent-style-name="Stanza" style:family="paragraph">
      <style:paragraph-properties fo:text-indent="0.3937in"/>
    </style:style>
    <style:style style:name="P1101" style:parent-style-name="Stanza" style:family="paragraph">
      <style:paragraph-properties fo:text-indent="0.3937in"/>
    </style:style>
    <style:style style:name="P1102" style:parent-style-name="Stanza" style:family="paragraph">
      <style:paragraph-properties fo:text-indent="0.3937in"/>
    </style:style>
    <style:style style:name="P1103" style:parent-style-name="Stanza" style:family="paragraph">
      <style:paragraph-properties fo:text-indent="0.3937in"/>
    </style:style>
    <style:style style:name="P1104" style:parent-style-name="Stanza" style:family="paragraph">
      <style:paragraph-properties fo:text-indent="0.3937in"/>
    </style:style>
    <style:style style:name="T1105" style:parent-style-name="Основнойшрифтабзаца" style:family="text">
      <style:text-properties fo:font-style="italic" style:font-style-asian="italic"/>
    </style:style>
    <style:style style:name="P1106" style:parent-style-name="Зc7аe0гe3оeeлebоeeвe2оeeкea2" style:family="paragraph">
      <style:paragraph-properties fo:margin-top="0in" fo:margin-bottom="0in" fo:text-indent="0in"/>
      <style:text-properties style:font-name-complex="Times New Roman" style:font-weight-complex="normal" style:font-size-complex="12pt"/>
    </style:style>
    <style:style style:name="P1107" style:parent-style-name="Обычный" style:family="paragraph">
      <style:paragraph-properties fo:text-align="start"/>
    </style:style>
    <style:style style:name="T1108" style:parent-style-name="Основнойшрифтабзаца" style:family="text">
      <style:text-properties style:font-size-complex="12pt"/>
    </style:style>
    <style:style style:name="T1109" style:parent-style-name="Основнойшрифтабзаца" style:family="text">
      <style:text-properties style:font-size-complex="12pt"/>
    </style:style>
    <style:style style:name="T1110" style:parent-style-name="Основнойшрифтабзаца" style:family="text">
      <style:text-properties style:font-size-complex="12pt"/>
    </style:style>
    <style:style style:name="T1111" style:parent-style-name="Основнойшрифтабзаца" style:family="text">
      <style:text-properties style:font-size-complex="12pt"/>
    </style:style>
    <style:style style:name="T1112" style:parent-style-name="Основнойшрифтабзаца" style:family="text">
      <style:text-properties style:font-size-complex="12pt"/>
    </style:style>
    <style:style style:name="T1113" style:parent-style-name="Основнойшрифтабзаца" style:family="text">
      <style:text-properties style:font-size-complex="12pt"/>
    </style:style>
    <style:style style:name="T1114" style:parent-style-name="Основнойшрифтабзаца" style:family="text">
      <style:text-properties style:font-size-complex="12pt"/>
    </style:style>
    <style:style style:name="T1115" style:parent-style-name="Основнойшрифтабзаца" style:family="text">
      <style:text-properties style:font-size-complex="12pt"/>
    </style:style>
    <style:style style:name="T1116" style:parent-style-name="Основнойшрифтабзаца" style:family="text">
      <style:text-properties style:font-size-complex="12pt"/>
    </style:style>
    <style:style style:name="T1117" style:parent-style-name="Основнойшрифтабзаца" style:family="text">
      <style:text-properties style:font-size-complex="12pt"/>
    </style:style>
    <style:style style:name="T1118" style:parent-style-name="Основнойшрифтабзаца" style:family="text">
      <style:text-properties style:font-size-complex="12pt"/>
    </style:style>
    <style:style style:name="T1119" style:parent-style-name="Основнойшрифтабзаца" style:family="text">
      <style:text-properties style:font-size-complex="12pt"/>
    </style:style>
    <style:style style:name="T1120" style:parent-style-name="Основнойшрифтабзаца" style:family="text">
      <style:text-properties style:font-size-complex="12pt"/>
    </style:style>
    <style:style style:name="T1121" style:parent-style-name="Основнойшрифтабзаца" style:family="text">
      <style:text-properties style:font-size-complex="12pt"/>
    </style:style>
    <style:style style:name="T1122" style:parent-style-name="Основнойшрифтабзаца" style:family="text">
      <style:text-properties style:font-size-complex="12pt"/>
    </style:style>
    <style:style style:name="T1123" style:parent-style-name="Основнойшрифтабзаца" style:family="text">
      <style:text-properties style:font-size-complex="12pt"/>
    </style:style>
    <style:style style:name="T1124" style:parent-style-name="Основнойшрифтабзаца" style:family="text">
      <style:text-properties style:font-size-complex="12pt"/>
    </style:style>
    <style:style style:name="T1125" style:parent-style-name="Основнойшрифтабзаца" style:family="text">
      <style:text-properties style:font-size-complex="12pt"/>
    </style:style>
    <style:style style:name="T1126" style:parent-style-name="Основнойшрифтабзаца" style:family="text">
      <style:text-properties style:font-size-complex="12pt"/>
    </style:style>
    <style:style style:name="T1127" style:parent-style-name="Основнойшрифтабзаца" style:family="text">
      <style:text-properties style:font-size-complex="12pt"/>
    </style:style>
    <style:style style:name="T1128" style:parent-style-name="Основнойшрифтабзаца" style:family="text">
      <style:text-properties style:font-size-complex="12pt"/>
    </style:style>
    <style:style style:name="T1129" style:parent-style-name="Основнойшрифтабзаца" style:family="text">
      <style:text-properties style:font-size-complex="12pt"/>
    </style:style>
    <style:style style:name="T1130" style:parent-style-name="Основнойшрифтабзаца" style:family="text">
      <style:text-properties style:font-size-complex="12pt"/>
    </style:style>
    <style:style style:name="T1131" style:parent-style-name="Основнойшрифтабзаца" style:family="text">
      <style:text-properties style:font-size-complex="12pt"/>
    </style:style>
    <style:style style:name="T1132" style:parent-style-name="Основнойшрифтабзаца" style:family="text">
      <style:text-properties style:font-size-complex="12pt"/>
    </style:style>
    <style:style style:name="T1133" style:parent-style-name="Основнойшрифтабзаца" style:family="text">
      <style:text-properties style:font-size-complex="12pt"/>
    </style:style>
    <style:style style:name="T1134" style:parent-style-name="Основнойшрифтабзаца" style:family="text">
      <style:text-properties style:font-size-complex="12pt"/>
    </style:style>
    <style:style style:name="T1135" style:parent-style-name="Основнойшрифтабзаца" style:family="text">
      <style:text-properties style:font-size-complex="12pt"/>
    </style:style>
    <style:style style:name="T1136" style:parent-style-name="Основнойшрифтабзаца" style:family="text">
      <style:text-properties style:font-size-complex="12pt"/>
    </style:style>
    <style:style style:name="T1137" style:parent-style-name="Основнойшрифтабзаца" style:family="text">
      <style:text-properties style:font-size-complex="12pt"/>
    </style:style>
    <style:style style:name="T1138" style:parent-style-name="Основнойшрифтабзаца" style:family="text">
      <style:text-properties style:font-size-complex="12pt"/>
    </style:style>
    <style:style style:name="T1139" style:parent-style-name="Основнойшрифтабзаца" style:family="text">
      <style:text-properties style:font-size-complex="12pt"/>
    </style:style>
    <style:style style:name="T1140" style:parent-style-name="Основнойшрифтабзаца" style:family="text">
      <style:text-properties style:font-size-complex="12pt"/>
    </style:style>
    <style:style style:name="T1141" style:parent-style-name="Основнойшрифтабзаца" style:family="text">
      <style:text-properties style:font-size-complex="12pt"/>
    </style:style>
    <style:style style:name="T1142" style:parent-style-name="Основнойшрифтабзаца" style:family="text">
      <style:text-properties style:font-size-complex="12pt"/>
    </style:style>
    <style:style style:name="T1143" style:parent-style-name="Основнойшрифтабзаца" style:family="text">
      <style:text-properties style:font-size-complex="12pt"/>
    </style:style>
    <style:style style:name="T1144" style:parent-style-name="Основнойшрифтабзаца" style:family="text">
      <style:text-properties style:font-size-complex="12pt"/>
    </style:style>
    <style:style style:name="T1145" style:parent-style-name="Основнойшрифтабзаца" style:family="text">
      <style:text-properties style:font-size-complex="12pt"/>
    </style:style>
    <style:style style:name="T1146" style:parent-style-name="Основнойшрифтабзаца" style:family="text">
      <style:text-properties style:font-size-complex="12pt"/>
    </style:style>
    <style:style style:name="T1147" style:parent-style-name="Основнойшрифтабзаца" style:family="text">
      <style:text-properties style:font-size-complex="12pt"/>
    </style:style>
    <style:style style:name="T1148" style:parent-style-name="Основнойшрифтабзаца" style:family="text">
      <style:text-properties style:font-size-complex="12pt"/>
    </style:style>
    <style:style style:name="T1149" style:parent-style-name="Основнойшрифтабзаца" style:family="text">
      <style:text-properties style:font-size-complex="12pt"/>
    </style:style>
    <style:style style:name="T1150" style:parent-style-name="Основнойшрифтабзаца" style:family="text">
      <style:text-properties style:font-size-complex="12pt"/>
    </style:style>
    <style:style style:name="T1151" style:parent-style-name="Основнойшрифтабзаца" style:family="text">
      <style:text-properties style:font-size-complex="12pt"/>
    </style:style>
    <style:style style:name="T1152" style:parent-style-name="Основнойшрифтабзаца" style:family="text">
      <style:text-properties style:font-size-complex="12pt"/>
    </style:style>
    <style:style style:name="T1153" style:parent-style-name="Основнойшрифтабзаца" style:family="text">
      <style:text-properties style:font-size-complex="12pt"/>
    </style:style>
    <style:style style:name="T1154" style:parent-style-name="Основнойшрифтабзаца" style:family="text">
      <style:text-properties style:font-size-complex="12pt"/>
    </style:style>
    <style:style style:name="T1155" style:parent-style-name="Основнойшрифтабзаца" style:family="text">
      <style:text-properties style:font-size-complex="12pt"/>
    </style:style>
    <style:style style:name="T1156" style:parent-style-name="Основнойшрифтабзаца" style:family="text">
      <style:text-properties style:font-size-complex="12pt"/>
    </style:style>
    <style:style style:name="T1157" style:parent-style-name="Основнойшрифтабзаца" style:family="text">
      <style:text-properties style:font-size-complex="12pt"/>
    </style:style>
    <style:style style:name="T1158" style:parent-style-name="Основнойшрифтабзаца" style:family="text">
      <style:text-properties style:font-size-complex="12pt"/>
    </style:style>
    <style:style style:name="T1159" style:parent-style-name="Основнойшрифтабзаца" style:family="text">
      <style:text-properties style:font-size-complex="12pt"/>
    </style:style>
    <style:style style:name="T1160" style:parent-style-name="Основнойшрифтабзаца" style:family="text">
      <style:text-properties style:font-size-complex="12pt"/>
    </style:style>
    <style:style style:name="T1161" style:parent-style-name="Основнойшрифтабзаца" style:family="text">
      <style:text-properties style:font-size-complex="12pt"/>
    </style:style>
    <style:style style:name="T1162" style:parent-style-name="Основнойшрифтабзаца" style:family="text">
      <style:text-properties style:font-size-complex="12pt"/>
    </style:style>
    <style:style style:name="T1163" style:parent-style-name="Основнойшрифтабзаца" style:family="text">
      <style:text-properties style:font-size-complex="12pt"/>
    </style:style>
    <style:style style:name="T1164" style:parent-style-name="Основнойшрифтабзаца" style:family="text">
      <style:text-properties style:font-size-complex="12pt"/>
    </style:style>
    <style:style style:name="T1165" style:parent-style-name="Основнойшрифтабзаца" style:family="text">
      <style:text-properties style:font-size-complex="12pt"/>
    </style:style>
    <style:style style:name="T1166" style:parent-style-name="Основнойшрифтабзаца" style:family="text">
      <style:text-properties style:font-size-complex="12pt"/>
    </style:style>
    <style:style style:name="T1167" style:parent-style-name="Основнойшрифтабзаца" style:family="text">
      <style:text-properties style:font-size-complex="12pt"/>
    </style:style>
    <style:style style:name="T1168" style:parent-style-name="Основнойшрифтабзаца" style:family="text">
      <style:text-properties style:font-size-complex="12pt"/>
    </style:style>
    <style:style style:name="T1169" style:parent-style-name="Основнойшрифтабзаца" style:family="text">
      <style:text-properties style:font-size-complex="12pt"/>
    </style:style>
    <style:style style:name="T1170" style:parent-style-name="Основнойшрифтабзаца" style:family="text">
      <style:text-properties style:font-size-complex="12pt"/>
    </style:style>
    <style:style style:name="T1171" style:parent-style-name="Основнойшрифтабзаца" style:family="text">
      <style:text-properties style:font-size-complex="12pt"/>
    </style:style>
    <style:style style:name="T1172" style:parent-style-name="Основнойшрифтабзаца" style:family="text">
      <style:text-properties style:font-size-complex="12pt"/>
    </style:style>
    <style:style style:name="T1173" style:parent-style-name="Основнойшрифтабзаца" style:family="text">
      <style:text-properties style:font-size-complex="12pt"/>
    </style:style>
    <style:style style:name="T1174" style:parent-style-name="Основнойшрифтабзаца" style:family="text">
      <style:text-properties style:font-size-complex="12pt"/>
    </style:style>
    <style:style style:name="T1175" style:parent-style-name="Основнойшрифтабзаца" style:family="text">
      <style:text-properties style:font-size-complex="12pt"/>
    </style:style>
    <style:style style:name="T1176" style:parent-style-name="Основнойшрифтабзаца" style:family="text">
      <style:text-properties style:font-size-complex="12pt"/>
    </style:style>
    <style:style style:name="T1177" style:parent-style-name="Основнойшрифтабзаца" style:family="text">
      <style:text-properties style:font-size-complex="12pt"/>
    </style:style>
    <style:style style:name="T1178" style:parent-style-name="Основнойшрифтабзаца" style:family="text">
      <style:text-properties style:font-size-complex="12pt"/>
    </style:style>
    <style:style style:name="T1179" style:parent-style-name="Основнойшрифтабзаца" style:family="text">
      <style:text-properties style:font-size-complex="12pt"/>
    </style:style>
    <style:style style:name="T1180" style:parent-style-name="Основнойшрифтабзаца" style:family="text">
      <style:text-properties style:font-size-complex="12pt"/>
    </style:style>
    <style:style style:name="T1181" style:parent-style-name="Основнойшрифтабзаца" style:family="text">
      <style:text-properties style:font-size-complex="12pt"/>
    </style:style>
    <style:style style:name="T1182" style:parent-style-name="Основнойшрифтабзаца" style:family="text">
      <style:text-properties style:font-size-complex="12pt"/>
    </style:style>
    <style:style style:name="T1183" style:parent-style-name="Основнойшрифтабзаца" style:family="text">
      <style:text-properties style:font-size-complex="12pt"/>
    </style:style>
    <style:style style:name="T1184" style:parent-style-name="Основнойшрифтабзаца" style:family="text">
      <style:text-properties style:font-size-complex="12pt"/>
    </style:style>
    <style:style style:name="T1185" style:parent-style-name="Основнойшрифтабзаца" style:family="text">
      <style:text-properties style:font-size-complex="12pt"/>
    </style:style>
    <style:style style:name="T1186" style:parent-style-name="Основнойшрифтабзаца" style:family="text">
      <style:text-properties style:font-size-complex="12pt"/>
    </style:style>
    <style:style style:name="T1187" style:parent-style-name="Основнойшрифтабзаца" style:family="text">
      <style:text-properties style:font-size-complex="12pt"/>
    </style:style>
    <style:style style:name="T1188" style:parent-style-name="Основнойшрифтабзаца" style:family="text">
      <style:text-properties style:font-size-complex="12pt"/>
    </style:style>
    <style:style style:name="T1189" style:parent-style-name="Основнойшрифтабзаца" style:family="text">
      <style:text-properties style:font-size-complex="12pt"/>
    </style:style>
    <style:style style:name="T1190" style:parent-style-name="Основнойшрифтабзаца" style:family="text">
      <style:text-properties style:font-size-complex="12pt"/>
    </style:style>
    <style:style style:name="T1191" style:parent-style-name="Основнойшрифтабзаца" style:family="text">
      <style:text-properties style:font-size-complex="12pt"/>
    </style:style>
    <style:style style:name="T1192" style:parent-style-name="Основнойшрифтабзаца" style:family="text">
      <style:text-properties style:font-size-complex="12pt"/>
    </style:style>
    <style:style style:name="T1193" style:parent-style-name="Основнойшрифтабзаца" style:family="text">
      <style:text-properties style:font-size-complex="12pt"/>
    </style:style>
    <style:style style:name="T1194" style:parent-style-name="Основнойшрифтабзаца" style:family="text">
      <style:text-properties style:font-size-complex="12pt"/>
    </style:style>
    <style:style style:name="T1195" style:parent-style-name="Основнойшрифтабзаца" style:family="text">
      <style:text-properties style:font-size-complex="12pt"/>
    </style:style>
    <style:style style:name="T1196" style:parent-style-name="Основнойшрифтабзаца" style:family="text">
      <style:text-properties style:font-size-complex="12pt"/>
    </style:style>
    <style:style style:name="T1197" style:parent-style-name="Основнойшрифтабзаца" style:family="text">
      <style:text-properties style:font-size-complex="12pt"/>
    </style:style>
    <style:style style:name="T1198" style:parent-style-name="Основнойшрифтабзаца" style:family="text">
      <style:text-properties style:font-size-complex="12pt"/>
    </style:style>
    <style:style style:name="T1199" style:parent-style-name="Основнойшрифтабзаца" style:family="text">
      <style:text-properties style:font-size-complex="12pt"/>
    </style:style>
    <style:style style:name="T1200" style:parent-style-name="Основнойшрифтабзаца" style:family="text">
      <style:text-properties style:font-size-complex="12pt"/>
    </style:style>
    <style:style style:name="T1201" style:parent-style-name="Основнойшрифтабзаца" style:family="text">
      <style:text-properties style:font-size-complex="12pt"/>
    </style:style>
    <style:style style:name="T1202" style:parent-style-name="Основнойшрифтабзаца" style:family="text">
      <style:text-properties style:font-size-complex="12pt"/>
    </style:style>
    <style:style style:name="T1203" style:parent-style-name="Основнойшрифтабзаца" style:family="text">
      <style:text-properties style:font-size-complex="12pt"/>
    </style:style>
    <style:style style:name="T1204" style:parent-style-name="Основнойшрифтабзаца" style:family="text">
      <style:text-properties style:font-size-complex="12pt"/>
    </style:style>
    <style:style style:name="T1205" style:parent-style-name="Основнойшрифтабзаца" style:family="text">
      <style:text-properties style:font-size-complex="12pt"/>
    </style:style>
    <style:style style:name="T1206" style:parent-style-name="Основнойшрифтабзаца" style:family="text">
      <style:text-properties style:font-size-complex="12pt"/>
    </style:style>
    <style:style style:name="T1207" style:parent-style-name="Основнойшрифтабзаца" style:family="text">
      <style:text-properties style:font-size-complex="12pt"/>
    </style:style>
    <style:style style:name="T1208" style:parent-style-name="Основнойшрифтабзаца" style:family="text">
      <style:text-properties style:font-size-complex="12pt"/>
    </style:style>
    <style:style style:name="T1209" style:parent-style-name="Основнойшрифтабзаца" style:family="text">
      <style:text-properties style:font-size-complex="12pt"/>
    </style:style>
    <style:style style:name="T1210" style:parent-style-name="Основнойшрифтабзаца" style:family="text">
      <style:text-properties style:font-size-complex="12pt"/>
    </style:style>
    <style:style style:name="T1211" style:parent-style-name="Основнойшрифтабзаца" style:family="text">
      <style:text-properties style:font-size-complex="12pt"/>
    </style:style>
    <style:style style:name="T1212" style:parent-style-name="Основнойшрифтабзаца" style:family="text">
      <style:text-properties style:font-size-complex="12pt"/>
    </style:style>
    <style:style style:name="T1213" style:parent-style-name="Основнойшрифтабзаца" style:family="text">
      <style:text-properties style:font-size-complex="12pt"/>
    </style:style>
    <style:style style:name="T1214" style:parent-style-name="Основнойшрифтабзаца" style:family="text">
      <style:text-properties style:font-size-complex="12pt"/>
    </style:style>
    <style:style style:name="T1215" style:parent-style-name="Основнойшрифтабзаца" style:family="text">
      <style:text-properties style:font-size-complex="12pt"/>
    </style:style>
    <style:style style:name="T1216" style:parent-style-name="Основнойшрифтабзаца" style:family="text">
      <style:text-properties style:font-size-complex="12pt"/>
    </style:style>
    <style:style style:name="T1217" style:parent-style-name="Основнойшрифтабзаца" style:family="text">
      <style:text-properties style:font-size-complex="12pt"/>
    </style:style>
    <style:style style:name="T1218" style:parent-style-name="Основнойшрифтабзаца" style:family="text">
      <style:text-properties style:font-size-complex="12pt"/>
    </style:style>
    <style:style style:name="T1219" style:parent-style-name="Основнойшрифтабзаца" style:family="text">
      <style:text-properties style:font-size-complex="12pt"/>
    </style:style>
    <style:style style:name="T1220" style:parent-style-name="Основнойшрифтабзаца" style:family="text">
      <style:text-properties style:font-size-complex="12pt"/>
    </style:style>
    <style:style style:name="T1221" style:parent-style-name="Основнойшрифтабзаца" style:family="text">
      <style:text-properties style:font-size-complex="12pt"/>
    </style:style>
    <style:style style:name="T1222" style:parent-style-name="Основнойшрифтабзаца" style:family="text">
      <style:text-properties style:font-size-complex="12pt"/>
    </style:style>
    <style:style style:name="T1223" style:parent-style-name="Основнойшрифтабзаца" style:family="text">
      <style:text-properties style:font-size-complex="12pt"/>
    </style:style>
    <style:style style:name="T1224" style:parent-style-name="Основнойшрифтабзаца" style:family="text">
      <style:text-properties style:font-size-complex="12pt"/>
    </style:style>
    <style:style style:name="T1225" style:parent-style-name="Основнойшрифтабзаца" style:family="text">
      <style:text-properties style:font-size-complex="12pt"/>
    </style:style>
    <style:style style:name="T1226" style:parent-style-name="Основнойшрифтабзаца" style:family="text">
      <style:text-properties style:font-size-complex="12pt"/>
    </style:style>
    <style:style style:name="T1227" style:parent-style-name="Основнойшрифтабзаца" style:family="text">
      <style:text-properties style:font-size-complex="12pt"/>
    </style:style>
    <style:style style:name="T1228" style:parent-style-name="Основнойшрифтабзаца" style:family="text">
      <style:text-properties style:font-size-complex="12pt"/>
    </style:style>
    <style:style style:name="T1229" style:parent-style-name="Основнойшрифтабзаца" style:family="text">
      <style:text-properties style:font-size-complex="12pt"/>
    </style:style>
    <style:style style:name="T1230" style:parent-style-name="Основнойшрифтабзаца" style:family="text">
      <style:text-properties style:font-size-complex="12pt"/>
    </style:style>
    <style:style style:name="T1231" style:parent-style-name="Основнойшрифтабзаца" style:family="text">
      <style:text-properties style:font-size-complex="12pt"/>
    </style:style>
    <style:style style:name="T1232" style:parent-style-name="Основнойшрифтабзаца" style:family="text">
      <style:text-properties style:font-size-complex="12pt"/>
    </style:style>
    <style:style style:name="T1233" style:parent-style-name="Основнойшрифтабзаца" style:family="text">
      <style:text-properties style:font-size-complex="12pt"/>
    </style:style>
    <style:style style:name="P1234" style:parent-style-name="Обычный" style:family="paragraph">
      <style:paragraph-properties fo:text-align="start"/>
    </style:style>
    <style:style style:name="P1235" style:parent-style-name="Stanza" style:family="paragraph">
      <style:paragraph-properties fo:text-indent="0.3937in"/>
    </style:style>
    <style:style style:name="P1236" style:parent-style-name="Stanza" style:family="paragraph">
      <style:paragraph-properties fo:text-indent="0.3937in"/>
    </style:style>
    <style:style style:name="P1237" style:parent-style-name="Stanza" style:family="paragraph">
      <style:paragraph-properties fo:text-indent="0.3937in"/>
    </style:style>
    <style:style style:name="P1238" style:parent-style-name="Stanza" style:family="paragraph">
      <style:paragraph-properties fo:text-indent="0.3937in"/>
    </style:style>
    <style:style style:name="P1239" style:parent-style-name="Stanza" style:family="paragraph">
      <style:paragraph-properties fo:text-indent="0.3937in"/>
    </style:style>
    <style:style style:name="P1240" style:parent-style-name="Stanza" style:family="paragraph">
      <style:paragraph-properties fo:text-indent="0.3937in"/>
    </style:style>
    <style:style style:name="P1241" style:parent-style-name="Stanza" style:family="paragraph">
      <style:paragraph-properties fo:text-indent="0.3937in"/>
    </style:style>
    <style:style style:name="P1242" style:parent-style-name="Обычный" style:family="paragraph">
      <style:paragraph-properties fo:text-align="start"/>
    </style:style>
    <style:style style:name="P1243" style:parent-style-name="Stanza" style:family="paragraph">
      <style:paragraph-properties fo:text-indent="0.3937in"/>
    </style:style>
    <style:style style:name="P1244" style:parent-style-name="Stanza" style:family="paragraph">
      <style:paragraph-properties fo:text-indent="0.3937in"/>
    </style:style>
    <style:style style:name="P1245" style:parent-style-name="Stanza" style:family="paragraph">
      <style:paragraph-properties fo:text-indent="0.3937in"/>
    </style:style>
    <style:style style:name="P1246" style:parent-style-name="Stanza" style:family="paragraph">
      <style:paragraph-properties fo:text-indent="0.3937in"/>
    </style:style>
    <style:style style:name="T1247" style:parent-style-name="Основнойшрифтабзаца" style:family="text">
      <style:text-properties style:font-size-complex="12pt"/>
    </style:style>
    <style:style style:name="T1248" style:parent-style-name="Основнойшрифтабзаца" style:family="text">
      <style:text-properties style:font-size-complex="12pt"/>
    </style:style>
    <style:style style:name="T1249" style:parent-style-name="Основнойшрифтабзаца" style:family="text">
      <style:text-properties style:font-size-complex="12pt"/>
    </style:style>
    <style:style style:name="T1250" style:parent-style-name="Основнойшрифтабзаца" style:family="text">
      <style:text-properties style:font-size-complex="12pt"/>
    </style:style>
    <style:style style:name="T1251" style:parent-style-name="Основнойшрифтабзаца" style:family="text">
      <style:text-properties style:font-size-complex="12pt"/>
    </style:style>
    <style:style style:name="T1252" style:parent-style-name="Основнойшрифтабзаца" style:family="text">
      <style:text-properties style:font-size-complex="12pt"/>
    </style:style>
    <style:style style:name="T1253" style:parent-style-name="Основнойшрифтабзаца" style:family="text">
      <style:text-properties style:font-size-complex="12pt"/>
    </style:style>
    <style:style style:name="T1254" style:parent-style-name="Основнойшрифтабзаца" style:family="text">
      <style:text-properties style:font-size-complex="12pt"/>
    </style:style>
    <style:style style:name="T1255" style:parent-style-name="Основнойшрифтабзаца" style:family="text">
      <style:text-properties style:font-size-complex="12pt"/>
    </style:style>
    <style:style style:name="T1256" style:parent-style-name="Основнойшрифтабзаца" style:family="text">
      <style:text-properties style:font-size-complex="12pt"/>
    </style:style>
    <style:style style:name="T1257" style:parent-style-name="Основнойшрифтабзаца" style:family="text">
      <style:text-properties style:font-size-complex="12pt"/>
    </style:style>
    <style:style style:name="T1258" style:parent-style-name="Основнойшрифтабзаца" style:family="text">
      <style:text-properties style:font-size-complex="12pt"/>
    </style:style>
    <style:style style:name="T1259" style:parent-style-name="Основнойшрифтабзаца" style:family="text">
      <style:text-properties style:font-size-complex="12pt"/>
    </style:style>
    <style:style style:name="T1260" style:parent-style-name="Основнойшрифтабзаца" style:family="text">
      <style:text-properties style:font-size-complex="12pt"/>
    </style:style>
    <style:style style:name="T1261" style:parent-style-name="Основнойшрифтабзаца" style:family="text">
      <style:text-properties style:font-size-complex="12pt"/>
    </style:style>
    <style:style style:name="T1262" style:parent-style-name="Основнойшрифтабзаца" style:family="text">
      <style:text-properties style:font-size-complex="12pt"/>
    </style:style>
    <style:style style:name="T1263" style:parent-style-name="Основнойшрифтабзаца" style:family="text">
      <style:text-properties style:font-size-complex="12pt"/>
    </style:style>
    <style:style style:name="T1264" style:parent-style-name="Основнойшрифтабзаца" style:family="text">
      <style:text-properties style:font-size-complex="12pt"/>
    </style:style>
    <style:style style:name="T1265" style:parent-style-name="Основнойшрифтабзаца" style:family="text">
      <style:text-properties style:font-size-complex="12pt"/>
    </style:style>
    <style:style style:name="T1266" style:parent-style-name="Основнойшрифтабзаца" style:family="text">
      <style:text-properties style:font-size-complex="12pt"/>
    </style:style>
    <style:style style:name="T1267" style:parent-style-name="Основнойшрифтабзаца" style:family="text">
      <style:text-properties style:font-size-complex="12pt"/>
    </style:style>
    <style:style style:name="T1268" style:parent-style-name="Основнойшрифтабзаца" style:family="text">
      <style:text-properties style:font-size-complex="12pt"/>
    </style:style>
    <style:style style:name="T1269" style:parent-style-name="Основнойшрифтабзаца" style:family="text">
      <style:text-properties style:font-size-complex="12pt"/>
    </style:style>
    <style:style style:name="T1270" style:parent-style-name="Основнойшрифтабзаца" style:family="text">
      <style:text-properties style:font-size-complex="12pt"/>
    </style:style>
    <style:style style:name="T1271" style:parent-style-name="Основнойшрифтабзаца" style:family="text">
      <style:text-properties style:font-size-complex="12pt"/>
    </style:style>
    <style:style style:name="T1272" style:parent-style-name="Основнойшрифтабзаца" style:family="text">
      <style:text-properties style:font-size-complex="12pt"/>
    </style:style>
    <style:style style:name="T1273" style:parent-style-name="Основнойшрифтабзаца" style:family="text">
      <style:text-properties style:font-size-complex="12pt"/>
    </style:style>
    <style:style style:name="T1274" style:parent-style-name="Основнойшрифтабзаца" style:family="text">
      <style:text-properties style:font-size-complex="12pt"/>
    </style:style>
    <style:style style:name="T1275" style:parent-style-name="Основнойшрифтабзаца" style:family="text">
      <style:text-properties style:font-size-complex="12pt"/>
    </style:style>
    <style:style style:name="T1276" style:parent-style-name="Основнойшрифтабзаца" style:family="text">
      <style:text-properties style:font-size-complex="12pt"/>
    </style:style>
    <style:style style:name="T1277" style:parent-style-name="Основнойшрифтабзаца" style:family="text">
      <style:text-properties style:font-size-complex="12pt"/>
    </style:style>
    <style:style style:name="T1278" style:parent-style-name="Основнойшрифтабзаца" style:family="text">
      <style:text-properties style:font-size-complex="12pt"/>
    </style:style>
    <style:style style:name="T1279" style:parent-style-name="Основнойшрифтабзаца" style:family="text">
      <style:text-properties style:font-size-complex="12pt"/>
    </style:style>
    <style:style style:name="T1280" style:parent-style-name="Основнойшрифтабзаца" style:family="text">
      <style:text-properties style:font-size-complex="12pt"/>
    </style:style>
    <style:style style:name="T1281" style:parent-style-name="Основнойшрифтабзаца" style:family="text">
      <style:text-properties style:font-size-complex="12pt"/>
    </style:style>
    <style:style style:name="T1282" style:parent-style-name="Основнойшрифтабзаца" style:family="text">
      <style:text-properties style:font-size-complex="12pt"/>
    </style:style>
    <style:style style:name="T1283" style:parent-style-name="Основнойшрифтабзаца" style:family="text">
      <style:text-properties style:font-size-complex="12pt"/>
    </style:style>
    <style:style style:name="T1284" style:parent-style-name="Основнойшрифтабзаца" style:family="text">
      <style:text-properties style:font-size-complex="12pt"/>
    </style:style>
    <style:style style:name="T1285" style:parent-style-name="Основнойшрифтабзаца" style:family="text">
      <style:text-properties style:font-size-complex="12pt"/>
    </style:style>
    <style:style style:name="T1286" style:parent-style-name="Основнойшрифтабзаца" style:family="text">
      <style:text-properties style:font-size-complex="12pt"/>
    </style:style>
    <style:style style:name="P1287" style:parent-style-name="Stanza" style:family="paragraph">
      <style:paragraph-properties fo:text-indent="0.3937in"/>
    </style:style>
    <style:style style:name="P1288" style:parent-style-name="Обычный" style:family="paragraph">
      <style:paragraph-properties fo:text-align="start"/>
    </style:style>
    <style:style style:name="P1289" style:parent-style-name="Stanza" style:family="paragraph">
      <style:paragraph-properties fo:text-indent="0.3937in"/>
    </style:style>
    <style:style style:name="P1290" style:parent-style-name="Stanza" style:family="paragraph">
      <style:paragraph-properties fo:text-indent="0.3937in"/>
    </style:style>
    <style:style style:name="T1291" style:parent-style-name="Основнойшрифтабзаца" style:family="text">
      <style:text-properties style:font-size-complex="12pt"/>
    </style:style>
    <style:style style:name="T1292" style:parent-style-name="Основнойшрифтабзаца" style:family="text">
      <style:text-properties style:font-size-complex="12pt"/>
    </style:style>
    <style:style style:name="T1293" style:parent-style-name="Основнойшрифтабзаца" style:family="text">
      <style:text-properties style:font-size-complex="12pt"/>
    </style:style>
    <style:style style:name="T1294" style:parent-style-name="Основнойшрифтабзаца" style:family="text">
      <style:text-properties style:font-size-complex="12pt"/>
    </style:style>
    <style:style style:name="T1295" style:parent-style-name="Основнойшрифтабзаца" style:family="text">
      <style:text-properties style:font-size-complex="12pt"/>
    </style:style>
    <style:style style:name="T1296" style:parent-style-name="Основнойшрифтабзаца" style:family="text">
      <style:text-properties style:font-size-complex="12pt"/>
    </style:style>
    <style:style style:name="T1297" style:parent-style-name="Основнойшрифтабзаца" style:family="text">
      <style:text-properties style:font-size-complex="12pt"/>
    </style:style>
    <style:style style:name="T1298" style:parent-style-name="Основнойшрифтабзаца" style:family="text">
      <style:text-properties style:font-size-complex="12pt"/>
    </style:style>
    <style:style style:name="T1299" style:parent-style-name="Основнойшрифтабзаца" style:family="text">
      <style:text-properties style:font-size-complex="12pt"/>
    </style:style>
    <style:style style:name="T1300" style:parent-style-name="Основнойшрифтабзаца" style:family="text">
      <style:text-properties style:font-size-complex="12pt"/>
    </style:style>
    <style:style style:name="T1301" style:parent-style-name="Основнойшрифтабзаца" style:family="text">
      <style:text-properties style:font-size-complex="12pt"/>
    </style:style>
    <style:style style:name="T1302" style:parent-style-name="Основнойшрифтабзаца" style:family="text">
      <style:text-properties style:font-size-complex="12pt"/>
    </style:style>
    <style:style style:name="T1303" style:parent-style-name="Основнойшрифтабзаца" style:family="text">
      <style:text-properties style:font-size-complex="12pt"/>
    </style:style>
    <style:style style:name="T1304" style:parent-style-name="Основнойшрифтабзаца" style:family="text">
      <style:text-properties style:font-size-complex="12pt"/>
    </style:style>
    <style:style style:name="T1305" style:parent-style-name="Основнойшрифтабзаца" style:family="text">
      <style:text-properties style:font-size-complex="12pt"/>
    </style:style>
    <style:style style:name="T1306" style:parent-style-name="Основнойшрифтабзаца" style:family="text">
      <style:text-properties style:font-size-complex="12pt"/>
    </style:style>
    <style:style style:name="T1307" style:parent-style-name="Основнойшрифтабзаца" style:family="text">
      <style:text-properties style:font-size-complex="12pt"/>
    </style:style>
    <style:style style:name="T1308" style:parent-style-name="Основнойшрифтабзаца" style:family="text">
      <style:text-properties style:font-size-complex="12pt"/>
    </style:style>
    <style:style style:name="P1309" style:parent-style-name="Stanza" style:family="paragraph">
      <style:paragraph-properties fo:text-indent="0.3937in"/>
    </style:style>
    <style:style style:name="P1310" style:parent-style-name="Обычный" style:family="paragraph">
      <style:paragraph-properties fo:text-align="start"/>
    </style:style>
    <style:style style:name="P1311" style:parent-style-name="Stanza" style:family="paragraph">
      <style:paragraph-properties fo:text-indent="0.3937in"/>
    </style:style>
    <style:style style:name="P1312" style:parent-style-name="Stanza" style:family="paragraph">
      <style:paragraph-properties fo:text-indent="0.3937in"/>
    </style:style>
    <style:style style:name="P1313" style:parent-style-name="Stanza" style:family="paragraph">
      <style:paragraph-properties fo:text-indent="0.3937in"/>
    </style:style>
    <style:style style:name="P1314" style:parent-style-name="Stanza" style:family="paragraph">
      <style:paragraph-properties fo:text-indent="0.3937in"/>
    </style:style>
    <style:style style:name="P1315" style:parent-style-name="Stanza" style:family="paragraph">
      <style:paragraph-properties fo:text-indent="0.3937in"/>
    </style:style>
    <style:style style:name="T1316" style:parent-style-name="Основнойшрифтабзаца" style:family="text">
      <style:text-properties fo:font-style="italic" style:font-style-asian="italic"/>
    </style:style>
    <style:style style:name="T1317" style:parent-style-name="Основнойшрифтабзаца" style:family="text">
      <style:text-properties fo:font-style="italic" style:font-style-asian="italic"/>
    </style:style>
    <style:style style:name="T1318" style:parent-style-name="Основнойшрифтабзаца" style:family="text">
      <style:text-properties fo:font-style="italic" style:font-style-asian="italic"/>
    </style:style>
    <style:style style:name="T1319" style:parent-style-name="Основнойшрифтабзаца" style:family="text">
      <style:text-properties fo:font-style="italic" style:font-style-asian="italic"/>
    </style:style>
    <style:style style:name="T1320" style:parent-style-name="Основнойшрифтабзаца" style:family="text">
      <style:text-properties fo:font-style="italic" style:font-style-asian="italic"/>
    </style:style>
    <style:style style:name="T1321" style:parent-style-name="Основнойшрифтабзаца" style:family="text">
      <style:text-properties fo:font-style="italic" style:font-style-asian="italic"/>
    </style:style>
    <style:style style:name="T1322" style:parent-style-name="Основнойшрифтабзаца" style:family="text">
      <style:text-properties fo:font-style="italic" style:font-style-asian="italic"/>
    </style:style>
    <style:style style:name="T1323" style:parent-style-name="Основнойшрифтабзаца" style:family="text">
      <style:text-properties fo:font-style="italic" style:font-style-asian="italic"/>
    </style:style>
    <style:style style:name="T1324" style:parent-style-name="Основнойшрифтабзаца" style:family="text">
      <style:text-properties fo:font-style="italic" style:font-style-asian="italic"/>
    </style:style>
    <style:style style:name="T1325" style:parent-style-name="Основнойшрифтабзаца" style:family="text">
      <style:text-properties fo:font-style="italic" style:font-style-asian="italic"/>
    </style:style>
    <style:style style:name="T1326" style:parent-style-name="Основнойшрифтабзаца" style:family="text">
      <style:text-properties fo:font-style="italic" style:font-style-asian="italic"/>
    </style:style>
    <style:style style:name="T1327" style:parent-style-name="Основнойшрифтабзаца" style:family="text">
      <style:text-properties fo:font-style="italic" style:font-style-asian="italic"/>
    </style:style>
    <style:style style:name="T1328" style:parent-style-name="Основнойшрифтабзаца" style:family="text">
      <style:text-properties fo:font-style="italic" style:font-style-asian="italic"/>
    </style:style>
    <style:style style:name="T1329" style:parent-style-name="Основнойшрифтабзаца" style:family="text">
      <style:text-properties fo:font-style="italic" style:font-style-asian="italic"/>
    </style:style>
    <style:style style:name="T1330" style:parent-style-name="Основнойшрифтабзаца" style:family="text">
      <style:text-properties fo:font-style="italic" style:font-style-asian="italic"/>
    </style:style>
    <style:style style:name="T1331" style:parent-style-name="Основнойшрифтабзаца" style:family="text">
      <style:text-properties fo:font-style="italic" style:font-style-asian="italic"/>
    </style:style>
    <style:style style:name="T1332" style:parent-style-name="Основнойшрифтабзаца" style:family="text">
      <style:text-properties fo:font-style="italic" style:font-style-asian="italic"/>
    </style:style>
    <style:style style:name="T1333" style:parent-style-name="Основнойшрифтабзаца" style:family="text">
      <style:text-properties fo:font-style="italic" style:font-style-asian="italic"/>
    </style:style>
    <style:style style:name="T1334" style:parent-style-name="Основнойшрифтабзаца" style:family="text">
      <style:text-properties fo:font-style="italic" style:font-style-asian="italic"/>
    </style:style>
    <style:style style:name="T1335" style:parent-style-name="Основнойшрифтабзаца" style:family="text">
      <style:text-properties fo:font-style="italic" style:font-style-asian="italic"/>
    </style:style>
    <style:style style:name="T1336" style:parent-style-name="Основнойшрифтабзаца" style:family="text">
      <style:text-properties fo:font-style="italic" style:font-style-asian="italic"/>
    </style:style>
    <style:style style:name="T1337" style:parent-style-name="Основнойшрифтабзаца" style:family="text">
      <style:text-properties fo:font-style="italic" style:font-style-asian="italic"/>
    </style:style>
    <style:style style:name="T1338" style:parent-style-name="Основнойшрифтабзаца" style:family="text">
      <style:text-properties fo:font-style="italic" style:font-style-asian="italic"/>
    </style:style>
    <style:style style:name="T1339" style:parent-style-name="Основнойшрифтабзаца" style:family="text">
      <style:text-properties fo:font-style="italic" style:font-style-asian="italic"/>
    </style:style>
    <style:style style:name="T1340" style:parent-style-name="Основнойшрифтабзаца" style:family="text">
      <style:text-properties fo:font-style="italic" style:font-style-asian="italic"/>
    </style:style>
    <style:style style:name="T1341" style:parent-style-name="Основнойшрифтабзаца" style:family="text">
      <style:text-properties fo:font-style="italic" style:font-style-asian="italic"/>
    </style:style>
    <style:style style:name="T1342" style:parent-style-name="Основнойшрифтабзаца" style:family="text">
      <style:text-properties fo:font-style="italic" style:font-style-asian="italic"/>
    </style:style>
    <style:style style:name="T1343" style:parent-style-name="Основнойшрифтабзаца" style:family="text">
      <style:text-properties fo:font-style="italic" style:font-style-asian="italic"/>
    </style:style>
    <style:style style:name="T1344" style:parent-style-name="Основнойшрифтабзаца" style:family="text">
      <style:text-properties fo:font-style="italic" style:font-style-asian="italic"/>
    </style:style>
    <style:style style:name="T1345" style:parent-style-name="Основнойшрифтабзаца" style:family="text">
      <style:text-properties fo:font-style="italic" style:font-style-asian="italic"/>
    </style:style>
    <style:style style:name="T1346" style:parent-style-name="Основнойшрифтабзаца" style:family="text">
      <style:text-properties fo:font-style="italic" style:font-style-asian="italic"/>
    </style:style>
    <style:style style:name="T1347" style:parent-style-name="Основнойшрифтабзаца" style:family="text">
      <style:text-properties fo:font-style="italic" style:font-style-asian="italic"/>
    </style:style>
    <style:style style:name="T1348" style:parent-style-name="Основнойшрифтабзаца" style:family="text">
      <style:text-properties fo:font-style="italic" style:font-style-asian="italic"/>
    </style:style>
    <style:style style:name="T1349" style:parent-style-name="Основнойшрифтабзаца" style:family="text">
      <style:text-properties fo:font-style="italic" style:font-style-asian="italic"/>
    </style:style>
    <style:style style:name="T1350" style:parent-style-name="Основнойшрифтабзаца" style:family="text">
      <style:text-properties fo:font-style="italic" style:font-style-asian="italic"/>
    </style:style>
    <style:style style:name="T1351" style:parent-style-name="Основнойшрифтабзаца" style:family="text">
      <style:text-properties fo:font-style="italic" style:font-style-asian="italic"/>
    </style:style>
    <style:style style:name="T1352" style:parent-style-name="Основнойшрифтабзаца" style:family="text">
      <style:text-properties fo:font-style="italic" style:font-style-asian="italic"/>
    </style:style>
    <style:style style:name="T1353" style:parent-style-name="Основнойшрифтабзаца" style:family="text">
      <style:text-properties fo:font-style="italic" style:font-style-asian="italic"/>
    </style:style>
    <style:style style:name="T1354" style:parent-style-name="Основнойшрифтабзаца" style:family="text">
      <style:text-properties fo:font-style="italic" style:font-style-asian="italic"/>
    </style:style>
    <style:style style:name="T1355" style:parent-style-name="Основнойшрифтабзаца" style:family="text">
      <style:text-properties fo:font-style="italic" style:font-style-asian="italic"/>
    </style:style>
    <style:style style:name="T1356" style:parent-style-name="Основнойшрифтабзаца" style:family="text">
      <style:text-properties fo:font-style="italic" style:font-style-asian="italic"/>
    </style:style>
    <style:style style:name="T1357" style:parent-style-name="Основнойшрифтабзаца" style:family="text">
      <style:text-properties fo:font-style="italic" style:font-style-asian="italic"/>
    </style:style>
    <style:style style:name="T1358" style:parent-style-name="Основнойшрифтабзаца" style:family="text">
      <style:text-properties fo:font-style="italic" style:font-style-asian="italic"/>
    </style:style>
    <style:style style:name="T1359" style:parent-style-name="Основнойшрифтабзаца" style:family="text">
      <style:text-properties fo:font-style="italic" style:font-style-asian="italic"/>
    </style:style>
    <style:style style:name="T1360" style:parent-style-name="Основнойшрифтабзаца" style:family="text">
      <style:text-properties fo:font-style="italic" style:font-style-asian="italic"/>
    </style:style>
    <style:style style:name="T1361" style:parent-style-name="Основнойшрифтабзаца" style:family="text">
      <style:text-properties fo:font-style="italic" style:font-style-asian="italic"/>
    </style:style>
    <style:style style:name="T1362" style:parent-style-name="Основнойшрифтабзаца" style:family="text">
      <style:text-properties fo:font-style="italic" style:font-style-asian="italic"/>
    </style:style>
    <style:style style:name="T1363" style:parent-style-name="Основнойшрифтабзаца" style:family="text">
      <style:text-properties fo:font-style="italic" style:font-style-asian="italic"/>
    </style:style>
    <style:style style:name="T1364" style:parent-style-name="Основнойшрифтабзаца" style:family="text">
      <style:text-properties fo:font-style="italic" style:font-style-asian="italic"/>
    </style:style>
    <style:style style:name="T1365" style:parent-style-name="Основнойшрифтабзаца" style:family="text">
      <style:text-properties fo:font-style="italic" style:font-style-asian="italic"/>
    </style:style>
    <style:style style:name="T1366" style:parent-style-name="Основнойшрифтабзаца" style:family="text">
      <style:text-properties fo:font-style="italic" style:font-style-asian="italic"/>
    </style:style>
    <style:style style:name="T1367" style:parent-style-name="Основнойшрифтабзаца" style:family="text">
      <style:text-properties fo:font-style="italic" style:font-style-asian="italic"/>
    </style:style>
    <style:style style:name="T1368" style:parent-style-name="Основнойшрифтабзаца" style:family="text">
      <style:text-properties fo:font-style="italic" style:font-style-asian="italic"/>
    </style:style>
    <style:style style:name="T1369" style:parent-style-name="Основнойшрифтабзаца" style:family="text">
      <style:text-properties fo:font-style="italic" style:font-style-asian="italic"/>
    </style:style>
    <style:style style:name="T1370" style:parent-style-name="Основнойшрифтабзаца" style:family="text">
      <style:text-properties fo:font-style="italic" style:font-style-asian="italic"/>
    </style:style>
    <style:style style:name="T1371" style:parent-style-name="Основнойшрифтабзаца" style:family="text">
      <style:text-properties fo:font-style="italic" style:font-style-asian="italic"/>
    </style:style>
    <style:style style:name="T1372" style:parent-style-name="Основнойшрифтабзаца" style:family="text">
      <style:text-properties fo:font-style="italic" style:font-style-asian="italic"/>
    </style:style>
    <style:style style:name="T1373" style:parent-style-name="Основнойшрифтабзаца" style:family="text">
      <style:text-properties fo:font-style="italic" style:font-style-asian="italic"/>
    </style:style>
    <style:style style:name="T1374" style:parent-style-name="Основнойшрифтабзаца" style:family="text">
      <style:text-properties fo:font-style="italic" style:font-style-asian="italic"/>
    </style:style>
    <style:style style:name="T1375" style:parent-style-name="Основнойшрифтабзаца" style:family="text">
      <style:text-properties fo:font-style="italic" style:font-style-asian="italic"/>
    </style:style>
    <style:style style:name="T1376" style:parent-style-name="Основнойшрифтабзаца" style:family="text">
      <style:text-properties fo:font-style="italic" style:font-style-asian="italic"/>
    </style:style>
    <style:style style:name="T1377" style:parent-style-name="Основнойшрифтабзаца" style:family="text">
      <style:text-properties fo:font-style="italic" style:font-style-asian="italic"/>
    </style:style>
    <style:style style:name="T1378" style:parent-style-name="Основнойшрифтабзаца" style:family="text">
      <style:text-properties fo:font-style="italic" style:font-style-asian="italic"/>
    </style:style>
    <style:style style:name="T1379" style:parent-style-name="Основнойшрифтабзаца" style:family="text">
      <style:text-properties fo:font-style="italic" style:font-style-asian="italic"/>
    </style:style>
    <style:style style:name="T1380" style:parent-style-name="Основнойшрифтабзаца" style:family="text">
      <style:text-properties fo:font-style="italic" style:font-style-asian="italic"/>
    </style:style>
    <style:style style:name="T1381" style:parent-style-name="Основнойшрифтабзаца" style:family="text">
      <style:text-properties fo:font-style="italic" style:font-style-asian="italic"/>
    </style:style>
    <style:style style:name="T1382" style:parent-style-name="Основнойшрифтабзаца" style:family="text">
      <style:text-properties fo:font-style="italic" style:font-style-asian="italic"/>
    </style:style>
    <style:style style:name="T1383" style:parent-style-name="Основнойшрифтабзаца" style:family="text">
      <style:text-properties fo:font-style="italic" style:font-style-asian="italic"/>
    </style:style>
    <style:style style:name="T1384" style:parent-style-name="Основнойшрифтабзаца" style:family="text">
      <style:text-properties fo:font-style="italic" style:font-style-asian="italic"/>
    </style:style>
    <style:style style:name="T1385" style:parent-style-name="Основнойшрифтабзаца" style:family="text">
      <style:text-properties fo:font-style="italic" style:font-style-asian="italic"/>
    </style:style>
    <style:style style:name="T1386" style:parent-style-name="Основнойшрифтабзаца" style:family="text">
      <style:text-properties fo:font-style="italic" style:font-style-asian="italic"/>
    </style:style>
    <style:style style:name="T1387" style:parent-style-name="Основнойшрифтабзаца" style:family="text">
      <style:text-properties fo:font-style="italic" style:font-style-asian="italic"/>
    </style:style>
    <style:style style:name="T1388" style:parent-style-name="Основнойшрифтабзаца" style:family="text">
      <style:text-properties fo:font-style="italic" style:font-style-asian="italic"/>
    </style:style>
    <style:style style:name="T1389" style:parent-style-name="Основнойшрифтабзаца" style:family="text">
      <style:text-properties fo:font-style="italic" style:font-style-asian="italic"/>
    </style:style>
    <style:style style:name="T1390" style:parent-style-name="Основнойшрифтабзаца" style:family="text">
      <style:text-properties fo:font-style="italic" style:font-style-asian="italic"/>
    </style:style>
    <style:style style:name="T1391" style:parent-style-name="Основнойшрифтабзаца" style:family="text">
      <style:text-properties fo:font-style="italic" style:font-style-asian="italic"/>
    </style:style>
    <style:style style:name="T1392" style:parent-style-name="Основнойшрифтабзаца" style:family="text">
      <style:text-properties fo:font-style="italic" style:font-style-asian="italic"/>
    </style:style>
    <style:style style:name="T1393" style:parent-style-name="Основнойшрифтабзаца" style:family="text">
      <style:text-properties fo:font-style="italic" style:font-style-asian="italic"/>
    </style:style>
    <style:style style:name="T1394" style:parent-style-name="Основнойшрифтабзаца" style:family="text">
      <style:text-properties fo:font-style="italic" style:font-style-asian="italic"/>
    </style:style>
    <style:style style:name="T1395" style:parent-style-name="Основнойшрифтабзаца" style:family="text">
      <style:text-properties fo:font-style="italic" style:font-style-asian="italic"/>
    </style:style>
    <style:style style:name="T1396" style:parent-style-name="Основнойшрифтабзаца" style:family="text">
      <style:text-properties fo:font-style="italic" style:font-style-asian="italic"/>
    </style:style>
    <style:style style:name="T1397" style:parent-style-name="Основнойшрифтабзаца" style:family="text">
      <style:text-properties fo:font-style="italic" style:font-style-asian="italic"/>
    </style:style>
    <style:style style:name="T1398" style:parent-style-name="Основнойшрифтабзаца" style:family="text">
      <style:text-properties fo:font-style="italic" style:font-style-asian="italic"/>
    </style:style>
    <style:style style:name="T1399" style:parent-style-name="Основнойшрифтабзаца" style:family="text">
      <style:text-properties fo:font-style="italic" style:font-style-asian="italic"/>
    </style:style>
    <style:style style:name="T1400" style:parent-style-name="Основнойшрифтабзаца" style:family="text">
      <style:text-properties fo:font-style="italic" style:font-style-asian="italic"/>
    </style:style>
    <style:style style:name="T1401" style:parent-style-name="Основнойшрифтабзаца" style:family="text">
      <style:text-properties fo:font-style="italic" style:font-style-asian="italic"/>
    </style:style>
    <style:style style:name="T1402" style:parent-style-name="Основнойшрифтабзаца" style:family="text">
      <style:text-properties fo:font-style="italic" style:font-style-asian="italic"/>
    </style:style>
    <style:style style:name="T1403" style:parent-style-name="Основнойшрифтабзаца" style:family="text">
      <style:text-properties fo:font-style="italic" style:font-style-asian="italic"/>
    </style:style>
    <style:style style:name="T1404" style:parent-style-name="Основнойшрифтабзаца" style:family="text">
      <style:text-properties fo:font-style="italic" style:font-style-asian="italic"/>
    </style:style>
    <style:style style:name="T1405" style:parent-style-name="Основнойшрифтабзаца" style:family="text">
      <style:text-properties fo:font-style="italic" style:font-style-asian="italic"/>
    </style:style>
    <style:style style:name="T1406" style:parent-style-name="Основнойшрифтабзаца" style:family="text">
      <style:text-properties fo:font-style="italic" style:font-style-asian="italic"/>
    </style:style>
    <style:style style:name="T1407" style:parent-style-name="Основнойшрифтабзаца" style:family="text">
      <style:text-properties fo:font-style="italic" style:font-style-asian="italic"/>
    </style:style>
    <style:style style:name="T1408" style:parent-style-name="Основнойшрифтабзаца" style:family="text">
      <style:text-properties fo:font-style="italic" style:font-style-asian="italic"/>
    </style:style>
    <style:style style:name="T1409" style:parent-style-name="Основнойшрифтабзаца" style:family="text">
      <style:text-properties fo:font-style="italic" style:font-style-asian="italic"/>
    </style:style>
    <style:style style:name="T1410" style:parent-style-name="Основнойшрифтабзаца" style:family="text">
      <style:text-properties fo:font-style="italic" style:font-style-asian="italic"/>
    </style:style>
    <style:style style:name="T1411" style:parent-style-name="Основнойшрифтабзаца" style:family="text">
      <style:text-properties fo:font-style="italic" style:font-style-asian="italic"/>
    </style:style>
    <style:style style:name="T1412" style:parent-style-name="Основнойшрифтабзаца" style:family="text">
      <style:text-properties fo:font-style="italic" style:font-style-asian="italic"/>
    </style:style>
    <style:style style:name="T1413" style:parent-style-name="Основнойшрифтабзаца" style:family="text">
      <style:text-properties fo:font-style="italic" style:font-style-asian="italic"/>
    </style:style>
    <style:style style:name="T1414" style:parent-style-name="Основнойшрифтабзаца" style:family="text">
      <style:text-properties fo:font-style="italic" style:font-style-asian="italic"/>
    </style:style>
    <style:style style:name="T1415" style:parent-style-name="Основнойшрифтабзаца" style:family="text">
      <style:text-properties fo:font-style="italic" style:font-style-asian="italic"/>
    </style:style>
    <style:style style:name="T1416" style:parent-style-name="Основнойшрифтабзаца" style:family="text">
      <style:text-properties fo:font-style="italic" style:font-style-asian="italic"/>
    </style:style>
    <style:style style:name="T1417" style:parent-style-name="Основнойшрифтабзаца" style:family="text">
      <style:text-properties fo:font-style="italic" style:font-style-asian="italic"/>
    </style:style>
    <style:style style:name="T1418" style:parent-style-name="Основнойшрифтабзаца" style:family="text">
      <style:text-properties fo:font-style="italic" style:font-style-asian="italic"/>
    </style:style>
    <style:style style:name="T1419" style:parent-style-name="Основнойшрифтабзаца" style:family="text">
      <style:text-properties fo:font-style="italic" style:font-style-asian="italic"/>
    </style:style>
    <style:style style:name="T1420" style:parent-style-name="Основнойшрифтабзаца" style:family="text">
      <style:text-properties fo:font-style="italic" style:font-style-asian="italic"/>
    </style:style>
    <style:style style:name="T1421" style:parent-style-name="Основнойшрифтабзаца" style:family="text">
      <style:text-properties fo:font-style="italic" style:font-style-asian="italic"/>
    </style:style>
    <style:style style:name="T1422" style:parent-style-name="Основнойшрифтабзаца" style:family="text">
      <style:text-properties fo:font-style="italic" style:font-style-asian="italic"/>
    </style:style>
    <style:style style:name="T1423" style:parent-style-name="Основнойшрифтабзаца" style:family="text">
      <style:text-properties fo:font-style="italic" style:font-style-asian="italic"/>
    </style:style>
    <style:style style:name="T1424" style:parent-style-name="Основнойшрифтабзаца" style:family="text">
      <style:text-properties fo:font-style="italic" style:font-style-asian="italic"/>
    </style:style>
    <style:style style:name="T1425" style:parent-style-name="Основнойшрифтабзаца" style:family="text">
      <style:text-properties fo:font-style="italic" style:font-style-asian="italic"/>
    </style:style>
    <style:style style:name="T1426" style:parent-style-name="Основнойшрифтабзаца" style:family="text">
      <style:text-properties fo:font-style="italic" style:font-style-asian="italic"/>
    </style:style>
    <style:style style:name="T1427" style:parent-style-name="Основнойшрифтабзаца" style:family="text">
      <style:text-properties fo:font-style="italic" style:font-style-asian="italic"/>
    </style:style>
    <style:style style:name="T1428" style:parent-style-name="Основнойшрифтабзаца" style:family="text">
      <style:text-properties fo:font-style="italic" style:font-style-asian="italic"/>
    </style:style>
    <style:style style:name="T1429" style:parent-style-name="Основнойшрифтабзаца" style:family="text">
      <style:text-properties fo:font-style="italic" style:font-style-asian="italic"/>
    </style:style>
    <style:style style:name="T1430" style:parent-style-name="Основнойшрифтабзаца" style:family="text">
      <style:text-properties fo:font-style="italic" style:font-style-asian="italic"/>
    </style:style>
    <style:style style:name="T1431" style:parent-style-name="Основнойшрифтабзаца" style:family="text">
      <style:text-properties fo:font-style="italic" style:font-style-asian="italic"/>
    </style:style>
    <style:style style:name="T1432" style:parent-style-name="Основнойшрифтабзаца" style:family="text">
      <style:text-properties fo:font-style="italic" style:font-style-asian="italic"/>
    </style:style>
    <style:style style:name="T1433" style:parent-style-name="Основнойшрифтабзаца" style:family="text">
      <style:text-properties fo:font-style="italic" style:font-style-asian="italic"/>
    </style:style>
    <style:style style:name="T1434" style:parent-style-name="Основнойшрифтабзаца" style:family="text">
      <style:text-properties fo:font-style="italic" style:font-style-asian="italic"/>
    </style:style>
    <style:style style:name="T1435" style:parent-style-name="Основнойшрифтабзаца" style:family="text">
      <style:text-properties fo:font-style="italic" style:font-style-asian="italic"/>
    </style:style>
    <style:style style:name="T1436" style:parent-style-name="Основнойшрифтабзаца" style:family="text">
      <style:text-properties fo:font-style="italic" style:font-style-asian="italic"/>
    </style:style>
    <style:style style:name="T1437" style:parent-style-name="Основнойшрифтабзаца" style:family="text">
      <style:text-properties fo:font-style="italic" style:font-style-asian="italic"/>
    </style:style>
    <style:style style:name="T1438" style:parent-style-name="Основнойшрифтабзаца" style:family="text">
      <style:text-properties fo:font-style="italic" style:font-style-asian="italic"/>
    </style:style>
    <style:style style:name="T1439" style:parent-style-name="Основнойшрифтабзаца" style:family="text">
      <style:text-properties fo:font-style="italic" style:font-style-asian="italic"/>
    </style:style>
    <style:style style:name="T1440" style:parent-style-name="Основнойшрифтабзаца" style:family="text">
      <style:text-properties fo:font-style="italic" style:font-style-asian="italic"/>
    </style:style>
    <style:style style:name="T1441" style:parent-style-name="Основнойшрифтабзаца" style:family="text">
      <style:text-properties fo:font-style="italic" style:font-style-asian="italic"/>
    </style:style>
    <style:style style:name="T1442" style:parent-style-name="Основнойшрифтабзаца" style:family="text">
      <style:text-properties fo:font-style="italic" style:font-style-asian="italic"/>
    </style:style>
    <style:style style:name="T1443" style:parent-style-name="Основнойшрифтабзаца" style:family="text">
      <style:text-properties fo:font-style="italic" style:font-style-asian="italic"/>
    </style:style>
    <style:style style:name="T1444" style:parent-style-name="Основнойшрифтабзаца" style:family="text">
      <style:text-properties fo:font-style="italic" style:font-style-asian="italic"/>
    </style:style>
    <style:style style:name="T1445" style:parent-style-name="Основнойшрифтабзаца" style:family="text">
      <style:text-properties fo:font-style="italic" style:font-style-asian="italic"/>
    </style:style>
    <style:style style:name="T1446" style:parent-style-name="Основнойшрифтабзаца" style:family="text">
      <style:text-properties fo:font-style="italic" style:font-style-asian="italic"/>
    </style:style>
    <style:style style:name="T1447" style:parent-style-name="Основнойшрифтабзаца" style:family="text">
      <style:text-properties fo:font-style="italic" style:font-style-asian="italic"/>
    </style:style>
    <style:style style:name="T1448" style:parent-style-name="Основнойшрифтабзаца" style:family="text">
      <style:text-properties fo:font-style="italic" style:font-style-asian="italic"/>
    </style:style>
    <style:style style:name="T1449" style:parent-style-name="Основнойшрифтабзаца" style:family="text">
      <style:text-properties fo:font-style="italic" style:font-style-asian="italic"/>
    </style:style>
    <style:style style:name="T1450" style:parent-style-name="Основнойшрифтабзаца" style:family="text">
      <style:text-properties fo:font-style="italic" style:font-style-asian="italic"/>
    </style:style>
    <style:style style:name="T1451" style:parent-style-name="Основнойшрифтабзаца" style:family="text">
      <style:text-properties fo:font-style="italic" style:font-style-asian="italic"/>
    </style:style>
    <style:style style:name="T1452" style:parent-style-name="Основнойшрифтабзаца" style:family="text">
      <style:text-properties fo:font-style="italic" style:font-style-asian="italic"/>
    </style:style>
    <style:style style:name="T1453" style:parent-style-name="Основнойшрифтабзаца" style:family="text">
      <style:text-properties fo:font-style="italic" style:font-style-asian="italic"/>
    </style:style>
    <style:style style:name="T1454" style:parent-style-name="Основнойшрифтабзаца" style:family="text">
      <style:text-properties fo:font-style="italic" style:font-style-asian="italic"/>
    </style:style>
    <style:style style:name="T1455" style:parent-style-name="Основнойшрифтабзаца" style:family="text">
      <style:text-properties fo:font-style="italic" style:font-style-asian="italic"/>
    </style:style>
    <style:style style:name="T1456" style:parent-style-name="Основнойшрифтабзаца" style:family="text">
      <style:text-properties fo:font-style="italic" style:font-style-asian="italic"/>
    </style:style>
    <style:style style:name="T1457" style:parent-style-name="Основнойшрифтабзаца" style:family="text">
      <style:text-properties fo:font-style="italic" style:font-style-asian="italic"/>
    </style:style>
    <style:style style:name="T1458" style:parent-style-name="Основнойшрифтабзаца" style:family="text">
      <style:text-properties fo:font-style="italic" style:font-style-asian="italic"/>
    </style:style>
    <style:style style:name="T1459" style:parent-style-name="Основнойшрифтабзаца" style:family="text">
      <style:text-properties fo:font-style="italic" style:font-style-asian="italic"/>
    </style:style>
    <style:style style:name="T1460" style:parent-style-name="Основнойшрифтабзаца" style:family="text">
      <style:text-properties fo:font-style="italic" style:font-style-asian="italic"/>
    </style:style>
    <style:style style:name="T1461" style:parent-style-name="Основнойшрифтабзаца" style:family="text">
      <style:text-properties fo:font-style="italic" style:font-style-asian="italic"/>
    </style:style>
    <style:style style:name="T1462" style:parent-style-name="Основнойшрифтабзаца" style:family="text">
      <style:text-properties fo:font-style="italic" style:font-style-asian="italic"/>
    </style:style>
    <style:style style:name="T1463" style:parent-style-name="Основнойшрифтабзаца" style:family="text">
      <style:text-properties fo:font-style="italic" style:font-style-asian="italic"/>
    </style:style>
    <style:style style:name="T1464" style:parent-style-name="Основнойшрифтабзаца" style:family="text">
      <style:text-properties fo:font-style="italic" style:font-style-asian="italic"/>
    </style:style>
    <style:style style:name="T1465" style:parent-style-name="Основнойшрифтабзаца" style:family="text">
      <style:text-properties fo:font-style="italic" style:font-style-asian="italic"/>
    </style:style>
    <style:style style:name="T1466" style:parent-style-name="Основнойшрифтабзаца" style:family="text">
      <style:text-properties fo:font-style="italic" style:font-style-asian="italic"/>
    </style:style>
    <style:style style:name="T1467" style:parent-style-name="Основнойшрифтабзаца" style:family="text">
      <style:text-properties fo:font-style="italic" style:font-style-asian="italic"/>
    </style:style>
    <style:style style:name="T1468" style:parent-style-name="Основнойшрифтабзаца" style:family="text">
      <style:text-properties fo:font-style="italic" style:font-style-asian="italic"/>
    </style:style>
    <style:style style:name="T1469" style:parent-style-name="Основнойшрифтабзаца" style:family="text">
      <style:text-properties fo:font-style="italic" style:font-style-asian="italic"/>
    </style:style>
    <style:style style:name="T1470" style:parent-style-name="Основнойшрифтабзаца" style:family="text">
      <style:text-properties fo:font-style="italic" style:font-style-asian="italic"/>
    </style:style>
    <style:style style:name="T1471" style:parent-style-name="Основнойшрифтабзаца" style:family="text">
      <style:text-properties fo:font-style="italic" style:font-style-asian="italic"/>
    </style:style>
    <style:style style:name="T1472" style:parent-style-name="Основнойшрифтабзаца" style:family="text">
      <style:text-properties fo:font-style="italic" style:font-style-asian="italic"/>
    </style:style>
    <style:style style:name="T1473" style:parent-style-name="Основнойшрифтабзаца" style:family="text">
      <style:text-properties fo:font-style="italic" style:font-style-asian="italic"/>
    </style:style>
    <style:style style:name="T1474" style:parent-style-name="Основнойшрифтабзаца" style:family="text">
      <style:text-properties fo:font-style="italic" style:font-style-asian="italic"/>
    </style:style>
    <style:style style:name="T1475" style:parent-style-name="Основнойшрифтабзаца" style:family="text">
      <style:text-properties fo:font-style="italic" style:font-style-asian="italic"/>
    </style:style>
    <style:style style:name="T1476" style:parent-style-name="Основнойшрифтабзаца" style:family="text">
      <style:text-properties fo:font-style="italic" style:font-style-asian="italic"/>
    </style:style>
    <style:style style:name="T1477" style:parent-style-name="Основнойшрифтабзаца" style:family="text">
      <style:text-properties fo:font-style="italic" style:font-style-asian="italic"/>
    </style:style>
    <style:style style:name="T1478" style:parent-style-name="Основнойшрифтабзаца" style:family="text">
      <style:text-properties fo:font-style="italic" style:font-style-asian="italic"/>
    </style:style>
    <style:style style:name="T1479" style:parent-style-name="Основнойшрифтабзаца" style:family="text">
      <style:text-properties fo:font-style="italic" style:font-style-asian="italic"/>
    </style:style>
    <style:style style:name="T1480" style:parent-style-name="Основнойшрифтабзаца" style:family="text">
      <style:text-properties fo:font-style="italic" style:font-style-asian="italic"/>
    </style:style>
    <style:style style:name="T1481" style:parent-style-name="Основнойшрифтабзаца" style:family="text">
      <style:text-properties fo:font-style="italic" style:font-style-asian="italic"/>
    </style:style>
    <style:style style:name="T1482" style:parent-style-name="Основнойшрифтабзаца" style:family="text">
      <style:text-properties fo:font-style="italic" style:font-style-asian="italic"/>
    </style:style>
    <style:style style:name="T1483" style:parent-style-name="Основнойшрифтабзаца" style:family="text">
      <style:text-properties fo:font-style="italic" style:font-style-asian="italic"/>
    </style:style>
    <style:style style:name="T1484" style:parent-style-name="Основнойшрифтабзаца" style:family="text">
      <style:text-properties fo:font-style="italic" style:font-style-asian="italic"/>
    </style:style>
    <style:style style:name="T1485" style:parent-style-name="Основнойшрифтабзаца" style:family="text">
      <style:text-properties fo:font-style="italic" style:font-style-asian="italic"/>
    </style:style>
    <style:style style:name="T1486" style:parent-style-name="Основнойшрифтабзаца" style:family="text">
      <style:text-properties fo:font-style="italic" style:font-style-asian="italic"/>
    </style:style>
    <style:style style:name="T1487" style:parent-style-name="Основнойшрифтабзаца" style:family="text">
      <style:text-properties fo:font-style="italic" style:font-style-asian="italic"/>
    </style:style>
    <style:style style:name="T1488" style:parent-style-name="Основнойшрифтабзаца" style:family="text">
      <style:text-properties fo:font-style="italic" style:font-style-asian="italic"/>
    </style:style>
    <style:style style:name="T1489" style:parent-style-name="Основнойшрифтабзаца" style:family="text">
      <style:text-properties fo:font-style="italic" style:font-style-asian="italic"/>
    </style:style>
    <style:style style:name="T1490" style:parent-style-name="Основнойшрифтабзаца" style:family="text">
      <style:text-properties fo:font-style="italic" style:font-style-asian="italic"/>
    </style:style>
    <style:style style:name="T1491" style:parent-style-name="Основнойшрифтабзаца" style:family="text">
      <style:text-properties fo:font-style="italic" style:font-style-asian="italic"/>
    </style:style>
    <style:style style:name="T1492" style:parent-style-name="Основнойшрифтабзаца" style:family="text">
      <style:text-properties fo:font-style="italic" style:font-style-asian="italic"/>
    </style:style>
    <style:style style:name="T1493" style:parent-style-name="Основнойшрифтабзаца" style:family="text">
      <style:text-properties fo:font-style="italic" style:font-style-asian="italic"/>
    </style:style>
    <style:style style:name="T1494" style:parent-style-name="Основнойшрифтабзаца" style:family="text">
      <style:text-properties fo:font-style="italic" style:font-style-asian="italic"/>
    </style:style>
    <style:style style:name="T1495" style:parent-style-name="Основнойшрифтабзаца" style:family="text">
      <style:text-properties fo:font-style="italic" style:font-style-asian="italic"/>
    </style:style>
    <style:style style:name="T1496" style:parent-style-name="Основнойшрифтабзаца" style:family="text">
      <style:text-properties fo:font-style="italic" style:font-style-asian="italic"/>
    </style:style>
    <style:style style:name="T1497" style:parent-style-name="Основнойшрифтабзаца" style:family="text">
      <style:text-properties fo:font-style="italic" style:font-style-asian="italic"/>
    </style:style>
    <style:style style:name="T1498" style:parent-style-name="Основнойшрифтабзаца" style:family="text">
      <style:text-properties fo:font-style="italic" style:font-style-asian="italic"/>
    </style:style>
    <style:style style:name="T1499" style:parent-style-name="Основнойшрифтабзаца" style:family="text">
      <style:text-properties fo:font-style="italic" style:font-style-asian="italic"/>
    </style:style>
    <style:style style:name="T1500" style:parent-style-name="Основнойшрифтабзаца" style:family="text">
      <style:text-properties fo:font-style="italic" style:font-style-asian="italic"/>
    </style:style>
    <style:style style:name="T1501" style:parent-style-name="Основнойшрифтабзаца" style:family="text">
      <style:text-properties fo:font-style="italic" style:font-style-asian="italic"/>
    </style:style>
    <style:style style:name="T1502" style:parent-style-name="Основнойшрифтабзаца" style:family="text">
      <style:text-properties fo:font-style="italic" style:font-style-asian="italic"/>
    </style:style>
    <style:style style:name="T1503" style:parent-style-name="Основнойшрифтабзаца" style:family="text">
      <style:text-properties fo:font-style="italic" style:font-style-asian="italic"/>
    </style:style>
    <style:style style:name="T1504" style:parent-style-name="Основнойшрифтабзаца" style:family="text">
      <style:text-properties fo:font-style="italic" style:font-style-asian="italic"/>
    </style:style>
    <style:style style:name="T1505" style:parent-style-name="Основнойшрифтабзаца" style:family="text">
      <style:text-properties fo:font-style="italic" style:font-style-asian="italic"/>
    </style:style>
    <style:style style:name="T1506" style:parent-style-name="Основнойшрифтабзаца" style:family="text">
      <style:text-properties fo:font-style="italic" style:font-style-asian="italic"/>
    </style:style>
    <style:style style:name="T1507" style:parent-style-name="Основнойшрифтабзаца" style:family="text">
      <style:text-properties fo:font-style="italic" style:font-style-asian="italic"/>
    </style:style>
    <style:style style:name="T1508" style:parent-style-name="Основнойшрифтабзаца" style:family="text">
      <style:text-properties fo:font-style="italic" style:font-style-asian="italic"/>
    </style:style>
    <style:style style:name="T1509" style:parent-style-name="Основнойшрифтабзаца" style:family="text">
      <style:text-properties fo:font-style="italic" style:font-style-asian="italic"/>
    </style:style>
    <style:style style:name="T1510" style:parent-style-name="Основнойшрифтабзаца" style:family="text">
      <style:text-properties fo:font-style="italic" style:font-style-asian="italic"/>
    </style:style>
    <style:style style:name="T1511" style:parent-style-name="Основнойшрифтабзаца" style:family="text">
      <style:text-properties fo:font-style="italic" style:font-style-asian="italic"/>
    </style:style>
    <style:style style:name="T1512" style:parent-style-name="Основнойшрифтабзаца" style:family="text">
      <style:text-properties fo:font-style="italic" style:font-style-asian="italic"/>
    </style:style>
    <style:style style:name="T1513" style:parent-style-name="Основнойшрифтабзаца" style:family="text">
      <style:text-properties fo:font-style="italic" style:font-style-asian="italic"/>
    </style:style>
    <style:style style:name="T1514" style:parent-style-name="Основнойшрифтабзаца" style:family="text">
      <style:text-properties fo:font-style="italic" style:font-style-asian="italic"/>
    </style:style>
    <style:style style:name="T1515" style:parent-style-name="Основнойшрифтабзаца" style:family="text">
      <style:text-properties fo:font-style="italic" style:font-style-asian="italic"/>
    </style:style>
    <style:style style:name="T1516" style:parent-style-name="Основнойшрифтабзаца" style:family="text">
      <style:text-properties fo:font-style="italic" style:font-style-asian="italic"/>
    </style:style>
    <style:style style:name="T1517" style:parent-style-name="Основнойшрифтабзаца" style:family="text">
      <style:text-properties fo:font-style="italic" style:font-style-asian="italic"/>
    </style:style>
    <style:style style:name="T1518" style:parent-style-name="Основнойшрифтабзаца" style:family="text">
      <style:text-properties fo:font-style="italic" style:font-style-asian="italic"/>
    </style:style>
    <style:style style:name="T1519" style:parent-style-name="Основнойшрифтабзаца" style:family="text">
      <style:text-properties fo:font-style="italic" style:font-style-asian="italic"/>
    </style:style>
    <style:style style:name="T1520" style:parent-style-name="Основнойшрифтабзаца" style:family="text">
      <style:text-properties fo:font-style="italic" style:font-style-asian="italic"/>
    </style:style>
    <style:style style:name="T1521" style:parent-style-name="Основнойшрифтабзаца" style:family="text">
      <style:text-properties fo:font-style="italic" style:font-style-asian="italic"/>
    </style:style>
    <style:style style:name="T1522" style:parent-style-name="Основнойшрифтабзаца" style:family="text">
      <style:text-properties fo:font-style="italic" style:font-style-asian="italic"/>
    </style:style>
    <style:style style:name="T1523" style:parent-style-name="Основнойшрифтабзаца" style:family="text">
      <style:text-properties fo:font-style="italic" style:font-style-asian="italic"/>
    </style:style>
    <style:style style:name="T1524" style:parent-style-name="Основнойшрифтабзаца" style:family="text">
      <style:text-properties fo:font-style="italic" style:font-style-asian="italic"/>
    </style:style>
    <style:style style:name="T1525" style:parent-style-name="Основнойшрифтабзаца" style:family="text">
      <style:text-properties fo:font-style="italic" style:font-style-asian="italic"/>
    </style:style>
    <style:style style:name="T1526" style:parent-style-name="Основнойшрифтабзаца" style:family="text">
      <style:text-properties fo:font-style="italic" style:font-style-asian="italic"/>
    </style:style>
    <style:style style:name="T1527" style:parent-style-name="Основнойшрифтабзаца" style:family="text">
      <style:text-properties fo:font-style="italic" style:font-style-asian="italic"/>
    </style:style>
    <style:style style:name="T1528" style:parent-style-name="Основнойшрифтабзаца" style:family="text">
      <style:text-properties fo:font-style="italic" style:font-style-asian="italic"/>
    </style:style>
    <style:style style:name="T1529" style:parent-style-name="Основнойшрифтабзаца" style:family="text">
      <style:text-properties fo:font-style="italic" style:font-style-asian="italic"/>
    </style:style>
    <style:style style:name="T1530" style:parent-style-name="Основнойшрифтабзаца" style:family="text">
      <style:text-properties fo:font-style="italic" style:font-style-asian="italic"/>
    </style:style>
    <style:style style:name="T1531" style:parent-style-name="Основнойшрифтабзаца" style:family="text">
      <style:text-properties fo:font-style="italic" style:font-style-asian="italic"/>
    </style:style>
    <style:style style:name="T1532" style:parent-style-name="Основнойшрифтабзаца" style:family="text">
      <style:text-properties fo:font-style="italic" style:font-style-asian="italic"/>
    </style:style>
    <style:style style:name="T1533" style:parent-style-name="Основнойшрифтабзаца" style:family="text">
      <style:text-properties fo:font-style="italic" style:font-style-asian="italic"/>
    </style:style>
    <style:style style:name="T1534" style:parent-style-name="Основнойшрифтабзаца" style:family="text">
      <style:text-properties fo:font-style="italic" style:font-style-asian="italic"/>
    </style:style>
    <style:style style:name="T1535" style:parent-style-name="Основнойшрифтабзаца" style:family="text">
      <style:text-properties fo:font-style="italic" style:font-style-asian="italic"/>
    </style:style>
    <style:style style:name="T1536" style:parent-style-name="Основнойшрифтабзаца" style:family="text">
      <style:text-properties fo:font-style="italic" style:font-style-asian="italic"/>
    </style:style>
    <style:style style:name="T1537" style:parent-style-name="Основнойшрифтабзаца" style:family="text">
      <style:text-properties fo:font-style="italic" style:font-style-asian="italic"/>
    </style:style>
    <style:style style:name="T1538" style:parent-style-name="Основнойшрифтабзаца" style:family="text">
      <style:text-properties fo:font-style="italic" style:font-style-asian="italic"/>
    </style:style>
    <style:style style:name="T1539" style:parent-style-name="Основнойшрифтабзаца" style:family="text">
      <style:text-properties fo:font-style="italic" style:font-style-asian="italic"/>
    </style:style>
    <style:style style:name="T1540" style:parent-style-name="Основнойшрифтабзаца" style:family="text">
      <style:text-properties fo:font-style="italic" style:font-style-asian="italic"/>
    </style:style>
    <style:style style:name="T1541" style:parent-style-name="Основнойшрифтабзаца" style:family="text">
      <style:text-properties fo:font-style="italic" style:font-style-asian="italic"/>
    </style:style>
    <style:style style:name="T1542" style:parent-style-name="Основнойшрифтабзаца" style:family="text">
      <style:text-properties fo:font-style="italic" style:font-style-asian="italic"/>
    </style:style>
    <style:style style:name="T1543" style:parent-style-name="Основнойшрифтабзаца" style:family="text">
      <style:text-properties fo:font-style="italic" style:font-style-asian="italic"/>
    </style:style>
    <style:style style:name="T1544" style:parent-style-name="Основнойшрифтабзаца" style:family="text">
      <style:text-properties fo:font-style="italic" style:font-style-asian="italic"/>
    </style:style>
    <style:style style:name="T1545" style:parent-style-name="Основнойшрифтабзаца" style:family="text">
      <style:text-properties fo:font-style="italic" style:font-style-asian="italic"/>
    </style:style>
    <style:style style:name="T1546" style:parent-style-name="Основнойшрифтабзаца" style:family="text">
      <style:text-properties fo:font-style="italic" style:font-style-asian="italic"/>
    </style:style>
    <style:style style:name="T1547" style:parent-style-name="Основнойшрифтабзаца" style:family="text">
      <style:text-properties fo:font-style="italic" style:font-style-asian="italic"/>
    </style:style>
    <style:style style:name="T1548" style:parent-style-name="Основнойшрифтабзаца" style:family="text">
      <style:text-properties fo:font-style="italic" style:font-style-asian="italic"/>
    </style:style>
    <style:style style:name="T1549" style:parent-style-name="Основнойшрифтабзаца" style:family="text">
      <style:text-properties fo:font-style="italic" style:font-style-asian="italic"/>
    </style:style>
    <style:style style:name="T1550" style:parent-style-name="Основнойшрифтабзаца" style:family="text">
      <style:text-properties fo:font-style="italic" style:font-style-asian="italic"/>
    </style:style>
    <style:style style:name="T1551" style:parent-style-name="Основнойшрифтабзаца" style:family="text">
      <style:text-properties fo:font-style="italic" style:font-style-asian="italic"/>
    </style:style>
    <style:style style:name="T1552" style:parent-style-name="Основнойшрифтабзаца" style:family="text">
      <style:text-properties fo:font-style="italic" style:font-style-asian="italic"/>
    </style:style>
    <style:style style:name="T1553" style:parent-style-name="Основнойшрифтабзаца" style:family="text">
      <style:text-properties fo:font-style="italic" style:font-style-asian="italic"/>
    </style:style>
    <style:style style:name="T1554" style:parent-style-name="Основнойшрифтабзаца" style:family="text">
      <style:text-properties fo:font-style="italic" style:font-style-asian="italic"/>
    </style:style>
    <style:style style:name="T1555" style:parent-style-name="Основнойшрифтабзаца" style:family="text">
      <style:text-properties fo:font-style="italic" style:font-style-asian="italic"/>
    </style:style>
    <style:style style:name="T1556" style:parent-style-name="Основнойшрифтабзаца" style:family="text">
      <style:text-properties fo:font-style="italic" style:font-style-asian="italic"/>
    </style:style>
    <style:style style:name="T1557" style:parent-style-name="Основнойшрифтабзаца" style:family="text">
      <style:text-properties fo:font-style="italic" style:font-style-asian="italic"/>
    </style:style>
    <style:style style:name="T1558" style:parent-style-name="Основнойшрифтабзаца" style:family="text">
      <style:text-properties fo:font-style="italic" style:font-style-asian="italic"/>
    </style:style>
    <style:style style:name="T1559" style:parent-style-name="Основнойшрифтабзаца" style:family="text">
      <style:text-properties fo:font-style="italic" style:font-style-asian="italic"/>
    </style:style>
    <style:style style:name="T1560" style:parent-style-name="Основнойшрифтабзаца" style:family="text">
      <style:text-properties fo:font-style="italic" style:font-style-asian="italic"/>
    </style:style>
    <style:style style:name="T1561" style:parent-style-name="Основнойшрифтабзаца" style:family="text">
      <style:text-properties fo:font-style="italic" style:font-style-asian="italic"/>
    </style:style>
    <style:style style:name="T1562" style:parent-style-name="Основнойшрифтабзаца" style:family="text">
      <style:text-properties fo:font-style="italic" style:font-style-asian="italic"/>
    </style:style>
    <style:style style:name="T1563" style:parent-style-name="Основнойшрифтабзаца" style:family="text">
      <style:text-properties fo:font-style="italic" style:font-style-asian="italic"/>
    </style:style>
    <style:style style:name="T1564" style:parent-style-name="Основнойшрифтабзаца" style:family="text">
      <style:text-properties fo:font-style="italic" style:font-style-asian="italic"/>
    </style:style>
    <style:style style:name="T1565" style:parent-style-name="Основнойшрифтабзаца" style:family="text">
      <style:text-properties fo:font-style="italic" style:font-style-asian="italic"/>
    </style:style>
    <style:style style:name="T1566" style:parent-style-name="Основнойшрифтабзаца" style:family="text">
      <style:text-properties fo:font-style="italic" style:font-style-asian="italic"/>
    </style:style>
    <style:style style:name="T1567" style:parent-style-name="Основнойшрифтабзаца" style:family="text">
      <style:text-properties fo:font-style="italic" style:font-style-asian="italic"/>
    </style:style>
    <style:style style:name="T1568" style:parent-style-name="Основнойшрифтабзаца" style:family="text">
      <style:text-properties fo:font-style="italic" style:font-style-asian="italic"/>
    </style:style>
    <style:style style:name="T1569" style:parent-style-name="Основнойшрифтабзаца" style:family="text">
      <style:text-properties fo:font-style="italic" style:font-style-asian="italic"/>
    </style:style>
    <style:style style:name="T1570" style:parent-style-name="Основнойшрифтабзаца" style:family="text">
      <style:text-properties fo:font-style="italic" style:font-style-asian="italic"/>
    </style:style>
    <style:style style:name="T1571" style:parent-style-name="Основнойшрифтабзаца" style:family="text">
      <style:text-properties fo:font-style="italic" style:font-style-asian="italic"/>
    </style:style>
    <style:style style:name="T1572" style:parent-style-name="Основнойшрифтабзаца" style:family="text">
      <style:text-properties fo:font-style="italic" style:font-style-asian="italic"/>
    </style:style>
    <style:style style:name="T1573" style:parent-style-name="Основнойшрифтабзаца" style:family="text">
      <style:text-properties fo:font-style="italic" style:font-style-asian="italic"/>
    </style:style>
    <style:style style:name="T1574" style:parent-style-name="Основнойшрифтабзаца" style:family="text">
      <style:text-properties fo:font-style="italic" style:font-style-asian="italic"/>
    </style:style>
    <style:style style:name="T1575" style:parent-style-name="Основнойшрифтабзаца" style:family="text">
      <style:text-properties fo:font-style="italic" style:font-style-asian="italic"/>
    </style:style>
    <style:style style:name="T1576" style:parent-style-name="Основнойшрифтабзаца" style:family="text">
      <style:text-properties fo:font-style="italic" style:font-style-asian="italic"/>
    </style:style>
    <style:style style:name="T1577" style:parent-style-name="Основнойшрифтабзаца" style:family="text">
      <style:text-properties fo:font-style="italic" style:font-style-asian="italic"/>
    </style:style>
    <style:style style:name="T1578" style:parent-style-name="Основнойшрифтабзаца" style:family="text">
      <style:text-properties fo:font-style="italic" style:font-style-asian="italic"/>
    </style:style>
    <style:style style:name="P1579" style:parent-style-name="Зc7аe0гe3оeeлebоeeвe2оeeкea2" style:family="paragraph">
      <style:paragraph-properties fo:margin-top="0in" fo:margin-bottom="0in" fo:text-indent="0in"/>
      <style:text-properties style:font-name-complex="Times New Roman" style:font-weight-complex="normal" style:font-size-complex="12pt"/>
    </style:style>
    <style:style style:name="P1580" style:parent-style-name="Обычный" style:family="paragraph">
      <style:paragraph-properties fo:text-align="start"/>
    </style:style>
    <style:style style:name="T1581" style:parent-style-name="Основнойшрифтабзаца" style:family="text">
      <style:text-properties style:font-size-complex="12pt"/>
    </style:style>
    <style:style style:name="T1582" style:parent-style-name="Основнойшрифтабзаца" style:family="text">
      <style:text-properties style:font-size-complex="12pt"/>
    </style:style>
    <style:style style:name="T1583" style:parent-style-name="Основнойшрифтабзаца" style:family="text">
      <style:text-properties style:font-size-complex="12pt"/>
    </style:style>
    <style:style style:name="T1584" style:parent-style-name="Основнойшрифтабзаца" style:family="text">
      <style:text-properties style:font-size-complex="12pt"/>
    </style:style>
    <style:style style:name="T1585" style:parent-style-name="Основнойшрифтабзаца" style:family="text">
      <style:text-properties style:font-size-complex="12pt"/>
    </style:style>
    <style:style style:name="T1586" style:parent-style-name="Основнойшрифтабзаца" style:family="text">
      <style:text-properties style:font-size-complex="12pt"/>
    </style:style>
    <style:style style:name="T1587" style:parent-style-name="Основнойшрифтабзаца" style:family="text">
      <style:text-properties style:font-size-complex="12pt"/>
    </style:style>
    <style:style style:name="T1588" style:parent-style-name="Основнойшрифтабзаца" style:family="text">
      <style:text-properties style:font-size-complex="12pt"/>
    </style:style>
    <style:style style:name="T1589" style:parent-style-name="Основнойшрифтабзаца" style:family="text">
      <style:text-properties style:font-size-complex="12pt"/>
    </style:style>
    <style:style style:name="T1590" style:parent-style-name="Основнойшрифтабзаца" style:family="text">
      <style:text-properties style:font-size-complex="12pt"/>
    </style:style>
    <style:style style:name="T1591" style:parent-style-name="Основнойшрифтабзаца" style:family="text">
      <style:text-properties style:font-size-complex="12pt"/>
    </style:style>
    <style:style style:name="T1592" style:parent-style-name="Основнойшрифтабзаца" style:family="text">
      <style:text-properties style:font-size-complex="12pt"/>
    </style:style>
    <style:style style:name="T1593" style:parent-style-name="Основнойшрифтабзаца" style:family="text">
      <style:text-properties style:font-size-complex="12pt"/>
    </style:style>
    <style:style style:name="T1594" style:parent-style-name="Основнойшрифтабзаца" style:family="text">
      <style:text-properties style:font-size-complex="12pt"/>
    </style:style>
    <style:style style:name="T1595" style:parent-style-name="Основнойшрифтабзаца" style:family="text">
      <style:text-properties style:font-size-complex="12pt"/>
    </style:style>
    <style:style style:name="T1596" style:parent-style-name="Основнойшрифтабзаца" style:family="text">
      <style:text-properties style:font-size-complex="12pt"/>
    </style:style>
    <style:style style:name="T1597" style:parent-style-name="Основнойшрифтабзаца" style:family="text">
      <style:text-properties style:font-size-complex="12pt"/>
    </style:style>
    <style:style style:name="T1598" style:parent-style-name="Основнойшрифтабзаца" style:family="text">
      <style:text-properties style:font-size-complex="12pt"/>
    </style:style>
    <style:style style:name="T1599" style:parent-style-name="Основнойшрифтабзаца" style:family="text">
      <style:text-properties style:font-size-complex="12pt"/>
    </style:style>
    <style:style style:name="T1600" style:parent-style-name="Основнойшрифтабзаца" style:family="text">
      <style:text-properties style:font-size-complex="12pt"/>
    </style:style>
    <style:style style:name="T1601" style:parent-style-name="Основнойшрифтабзаца" style:family="text">
      <style:text-properties style:font-size-complex="12pt"/>
    </style:style>
    <style:style style:name="T1602" style:parent-style-name="Основнойшрифтабзаца" style:family="text">
      <style:text-properties style:font-size-complex="12pt"/>
    </style:style>
    <style:style style:name="T1603" style:parent-style-name="Основнойшрифтабзаца" style:family="text">
      <style:text-properties style:font-size-complex="12pt"/>
    </style:style>
    <style:style style:name="T1604" style:parent-style-name="Основнойшрифтабзаца" style:family="text">
      <style:text-properties style:font-size-complex="12pt"/>
    </style:style>
    <style:style style:name="T1605" style:parent-style-name="Основнойшрифтабзаца" style:family="text">
      <style:text-properties style:font-size-complex="12pt"/>
    </style:style>
    <style:style style:name="T1606" style:parent-style-name="Основнойшрифтабзаца" style:family="text">
      <style:text-properties style:font-size-complex="12pt"/>
    </style:style>
    <style:style style:name="T1607" style:parent-style-name="Основнойшрифтабзаца" style:family="text">
      <style:text-properties style:font-size-complex="12pt"/>
    </style:style>
    <style:style style:name="T1608" style:parent-style-name="Основнойшрифтабзаца" style:family="text">
      <style:text-properties style:font-size-complex="12pt"/>
    </style:style>
    <style:style style:name="T1609" style:parent-style-name="Основнойшрифтабзаца" style:family="text">
      <style:text-properties style:font-size-complex="12pt"/>
    </style:style>
    <style:style style:name="T1610" style:parent-style-name="Основнойшрифтабзаца" style:family="text">
      <style:text-properties style:font-size-complex="12pt"/>
    </style:style>
    <style:style style:name="T1611" style:parent-style-name="Основнойшрифтабзаца" style:family="text">
      <style:text-properties style:font-size-complex="12pt"/>
    </style:style>
    <style:style style:name="T1612" style:parent-style-name="Основнойшрифтабзаца" style:family="text">
      <style:text-properties style:font-size-complex="12pt"/>
    </style:style>
    <style:style style:name="T1613" style:parent-style-name="Основнойшрифтабзаца" style:family="text">
      <style:text-properties style:font-size-complex="12pt"/>
    </style:style>
    <style:style style:name="T1614" style:parent-style-name="Основнойшрифтабзаца" style:family="text">
      <style:text-properties style:font-size-complex="12pt"/>
    </style:style>
    <style:style style:name="T1615" style:parent-style-name="Основнойшрифтабзаца" style:family="text">
      <style:text-properties style:font-size-complex="12pt"/>
    </style:style>
    <style:style style:name="T1616" style:parent-style-name="Основнойшрифтабзаца" style:family="text">
      <style:text-properties style:font-size-complex="12pt"/>
    </style:style>
    <style:style style:name="T1617" style:parent-style-name="Основнойшрифтабзаца" style:family="text">
      <style:text-properties style:font-size-complex="12pt"/>
    </style:style>
    <style:style style:name="T1618" style:parent-style-name="Основнойшрифтабзаца" style:family="text">
      <style:text-properties style:font-size-complex="12pt"/>
    </style:style>
    <style:style style:name="T1619" style:parent-style-name="Основнойшрифтабзаца" style:family="text">
      <style:text-properties style:font-size-complex="12pt"/>
    </style:style>
    <style:style style:name="T1620" style:parent-style-name="Основнойшрифтабзаца" style:family="text">
      <style:text-properties style:font-size-complex="12pt"/>
    </style:style>
    <style:style style:name="T1621" style:parent-style-name="Основнойшрифтабзаца" style:family="text">
      <style:text-properties style:font-size-complex="12pt"/>
    </style:style>
    <style:style style:name="T1622" style:parent-style-name="Основнойшрифтабзаца" style:family="text">
      <style:text-properties style:font-size-complex="12pt"/>
    </style:style>
    <style:style style:name="T1623" style:parent-style-name="Основнойшрифтабзаца" style:family="text">
      <style:text-properties style:font-size-complex="12pt"/>
    </style:style>
    <style:style style:name="T1624" style:parent-style-name="Основнойшрифтабзаца" style:family="text">
      <style:text-properties style:font-size-complex="12pt"/>
    </style:style>
    <style:style style:name="T1625" style:parent-style-name="Основнойшрифтабзаца" style:family="text">
      <style:text-properties style:font-size-complex="12pt"/>
    </style:style>
    <style:style style:name="T1626" style:parent-style-name="Основнойшрифтабзаца" style:family="text">
      <style:text-properties style:font-size-complex="12pt"/>
    </style:style>
    <style:style style:name="T1627" style:parent-style-name="Основнойшрифтабзаца" style:family="text">
      <style:text-properties style:font-size-complex="12pt"/>
    </style:style>
    <style:style style:name="T1628" style:parent-style-name="Основнойшрифтабзаца" style:family="text">
      <style:text-properties style:font-size-complex="12pt"/>
    </style:style>
    <style:style style:name="T1629" style:parent-style-name="Основнойшрифтабзаца" style:family="text">
      <style:text-properties style:font-size-complex="12pt"/>
    </style:style>
    <style:style style:name="T1630" style:parent-style-name="Основнойшрифтабзаца" style:family="text">
      <style:text-properties style:font-size-complex="12pt"/>
    </style:style>
    <style:style style:name="T1631" style:parent-style-name="Основнойшрифтабзаца" style:family="text">
      <style:text-properties style:font-size-complex="12pt"/>
    </style:style>
    <style:style style:name="T1632" style:parent-style-name="Основнойшрифтабзаца" style:family="text">
      <style:text-properties style:font-size-complex="12pt"/>
    </style:style>
    <style:style style:name="T1633" style:parent-style-name="Основнойшрифтабзаца" style:family="text">
      <style:text-properties style:font-size-complex="12pt"/>
    </style:style>
    <style:style style:name="T1634" style:parent-style-name="Основнойшрифтабзаца" style:family="text">
      <style:text-properties style:font-size-complex="12pt"/>
    </style:style>
    <style:style style:name="T1635" style:parent-style-name="Основнойшрифтабзаца" style:family="text">
      <style:text-properties style:font-size-complex="12pt"/>
    </style:style>
    <style:style style:name="T1636" style:parent-style-name="Основнойшрифтабзаца" style:family="text">
      <style:text-properties style:font-size-complex="12pt"/>
    </style:style>
    <style:style style:name="T1637" style:parent-style-name="Основнойшрифтабзаца" style:family="text">
      <style:text-properties style:font-size-complex="12pt"/>
    </style:style>
    <style:style style:name="T1638" style:parent-style-name="Основнойшрифтабзаца" style:family="text">
      <style:text-properties style:font-size-complex="12pt"/>
    </style:style>
    <style:style style:name="T1639" style:parent-style-name="Основнойшрифтабзаца" style:family="text">
      <style:text-properties style:font-size-complex="12pt"/>
    </style:style>
    <style:style style:name="T1640" style:parent-style-name="Основнойшрифтабзаца" style:family="text">
      <style:text-properties style:font-size-complex="12pt"/>
    </style:style>
    <style:style style:name="T1641" style:parent-style-name="Основнойшрифтабзаца" style:family="text">
      <style:text-properties style:font-size-complex="12pt"/>
    </style:style>
    <style:style style:name="T1642" style:parent-style-name="Основнойшрифтабзаца" style:family="text">
      <style:text-properties style:font-size-complex="12pt"/>
    </style:style>
    <style:style style:name="T1643" style:parent-style-name="Основнойшрифтабзаца" style:family="text">
      <style:text-properties style:font-size-complex="12pt"/>
    </style:style>
    <style:style style:name="T1644" style:parent-style-name="Основнойшрифтабзаца" style:family="text">
      <style:text-properties style:font-size-complex="12pt"/>
    </style:style>
    <style:style style:name="T1645" style:parent-style-name="Основнойшрифтабзаца" style:family="text">
      <style:text-properties style:font-size-complex="12pt"/>
    </style:style>
    <style:style style:name="T1646" style:parent-style-name="Основнойшрифтабзаца" style:family="text">
      <style:text-properties style:font-size-complex="12pt"/>
    </style:style>
    <style:style style:name="T1647" style:parent-style-name="Основнойшрифтабзаца" style:family="text">
      <style:text-properties style:font-size-complex="12pt"/>
    </style:style>
    <style:style style:name="T1648" style:parent-style-name="Основнойшрифтабзаца" style:family="text">
      <style:text-properties style:font-size-complex="12pt"/>
    </style:style>
    <style:style style:name="T1649" style:parent-style-name="Основнойшрифтабзаца" style:family="text">
      <style:text-properties style:font-size-complex="12pt"/>
    </style:style>
    <style:style style:name="T1650" style:parent-style-name="Основнойшрифтабзаца" style:family="text">
      <style:text-properties style:font-size-complex="12pt"/>
    </style:style>
    <style:style style:name="T1651" style:parent-style-name="Основнойшрифтабзаца" style:family="text">
      <style:text-properties style:font-size-complex="12pt"/>
    </style:style>
    <style:style style:name="T1652" style:parent-style-name="Основнойшрифтабзаца" style:family="text">
      <style:text-properties style:font-size-complex="12pt"/>
    </style:style>
    <style:style style:name="T1653" style:parent-style-name="Основнойшрифтабзаца" style:family="text">
      <style:text-properties style:font-size-complex="12pt"/>
    </style:style>
    <style:style style:name="T1654" style:parent-style-name="Основнойшрифтабзаца" style:family="text">
      <style:text-properties style:font-size-complex="12pt"/>
    </style:style>
    <style:style style:name="T1655" style:parent-style-name="Основнойшрифтабзаца" style:family="text">
      <style:text-properties style:font-size-complex="12pt"/>
    </style:style>
    <style:style style:name="T1656" style:parent-style-name="Основнойшрифтабзаца" style:family="text">
      <style:text-properties style:font-size-complex="12pt"/>
    </style:style>
    <style:style style:name="T1657" style:parent-style-name="Основнойшрифтабзаца" style:family="text">
      <style:text-properties style:font-size-complex="12pt"/>
    </style:style>
    <style:style style:name="T1658" style:parent-style-name="Основнойшрифтабзаца" style:family="text">
      <style:text-properties style:font-size-complex="12pt"/>
    </style:style>
    <style:style style:name="T1659" style:parent-style-name="Основнойшрифтабзаца" style:family="text">
      <style:text-properties style:font-size-complex="12pt"/>
    </style:style>
    <style:style style:name="T1660" style:parent-style-name="Основнойшрифтабзаца" style:family="text">
      <style:text-properties style:font-size-complex="12pt"/>
    </style:style>
    <style:style style:name="T1661" style:parent-style-name="Основнойшрифтабзаца" style:family="text">
      <style:text-properties style:font-size-complex="12pt"/>
    </style:style>
    <style:style style:name="T1662" style:parent-style-name="Основнойшрифтабзаца" style:family="text">
      <style:text-properties style:font-size-complex="12pt"/>
    </style:style>
    <style:style style:name="T1663" style:parent-style-name="Основнойшрифтабзаца" style:family="text">
      <style:text-properties style:font-size-complex="12pt"/>
    </style:style>
    <style:style style:name="T1664" style:parent-style-name="Основнойшрифтабзаца" style:family="text">
      <style:text-properties style:font-size-complex="12pt"/>
    </style:style>
    <style:style style:name="T1665" style:parent-style-name="Основнойшрифтабзаца" style:family="text">
      <style:text-properties style:font-size-complex="12pt"/>
    </style:style>
    <style:style style:name="T1666" style:parent-style-name="Основнойшрифтабзаца" style:family="text">
      <style:text-properties style:font-size-complex="12pt"/>
    </style:style>
    <style:style style:name="T1667" style:parent-style-name="Основнойшрифтабзаца" style:family="text">
      <style:text-properties style:font-size-complex="12pt"/>
    </style:style>
    <style:style style:name="T1668" style:parent-style-name="Основнойшрифтабзаца" style:family="text">
      <style:text-properties style:font-size-complex="12pt"/>
    </style:style>
    <style:style style:name="T1669" style:parent-style-name="Основнойшрифтабзаца" style:family="text">
      <style:text-properties style:font-size-complex="12pt"/>
    </style:style>
    <style:style style:name="P1670" style:parent-style-name="Обычный" style:family="paragraph">
      <style:paragraph-properties fo:text-align="start"/>
    </style:style>
    <style:style style:name="P1671" style:parent-style-name="Stanza" style:family="paragraph">
      <style:paragraph-properties fo:text-indent="0.3937in"/>
    </style:style>
    <style:style style:name="P1672" style:parent-style-name="Stanza" style:family="paragraph">
      <style:paragraph-properties fo:text-indent="0.3937in"/>
    </style:style>
    <style:style style:name="P1673" style:parent-style-name="Stanza" style:family="paragraph">
      <style:paragraph-properties fo:text-indent="0.3937in"/>
    </style:style>
    <style:style style:name="P1674" style:parent-style-name="Stanza" style:family="paragraph">
      <style:paragraph-properties fo:text-indent="0.3937in"/>
    </style:style>
    <style:style style:name="P1675" style:parent-style-name="Stanza" style:family="paragraph">
      <style:paragraph-properties fo:text-indent="0.3937in"/>
    </style:style>
    <style:style style:name="T1676" style:parent-style-name="Основнойшрифтабзаца" style:family="text">
      <style:text-properties style:font-size-complex="12pt"/>
    </style:style>
    <style:style style:name="T1677" style:parent-style-name="Основнойшрифтабзаца" style:family="text">
      <style:text-properties style:font-size-complex="12pt"/>
    </style:style>
    <style:style style:name="T1678" style:parent-style-name="Основнойшрифтабзаца" style:family="text">
      <style:text-properties style:font-size-complex="12pt"/>
    </style:style>
    <style:style style:name="T1679" style:parent-style-name="Основнойшрифтабзаца" style:family="text">
      <style:text-properties style:font-size-complex="12pt"/>
    </style:style>
    <style:style style:name="T1680" style:parent-style-name="Основнойшрифтабзаца" style:family="text">
      <style:text-properties style:font-size-complex="12pt"/>
    </style:style>
    <style:style style:name="T1681" style:parent-style-name="Основнойшрифтабзаца" style:family="text">
      <style:text-properties style:font-size-complex="12pt"/>
    </style:style>
    <style:style style:name="T1682" style:parent-style-name="Основнойшрифтабзаца" style:family="text">
      <style:text-properties style:font-size-complex="12pt"/>
    </style:style>
    <style:style style:name="T1683" style:parent-style-name="Основнойшрифтабзаца" style:family="text">
      <style:text-properties style:font-size-complex="12pt"/>
    </style:style>
    <style:style style:name="T1684" style:parent-style-name="Основнойшрифтабзаца" style:family="text">
      <style:text-properties style:font-size-complex="12pt"/>
    </style:style>
    <style:style style:name="T1685" style:parent-style-name="Основнойшрифтабзаца" style:family="text">
      <style:text-properties style:font-size-complex="12pt"/>
    </style:style>
    <style:style style:name="T1686" style:parent-style-name="Основнойшрифтабзаца" style:family="text">
      <style:text-properties style:font-size-complex="12pt"/>
    </style:style>
    <style:style style:name="T1687" style:parent-style-name="Основнойшрифтабзаца" style:family="text">
      <style:text-properties style:font-size-complex="12pt"/>
    </style:style>
    <style:style style:name="T1688" style:parent-style-name="Основнойшрифтабзаца" style:family="text">
      <style:text-properties style:font-size-complex="12pt"/>
    </style:style>
    <style:style style:name="T1689" style:parent-style-name="Основнойшрифтабзаца" style:family="text">
      <style:text-properties style:font-size-complex="12pt"/>
    </style:style>
    <style:style style:name="T1690" style:parent-style-name="Основнойшрифтабзаца" style:family="text">
      <style:text-properties style:font-size-complex="12pt"/>
    </style:style>
    <style:style style:name="T1691" style:parent-style-name="Основнойшрифтабзаца" style:family="text">
      <style:text-properties style:font-size-complex="12pt"/>
    </style:style>
    <style:style style:name="T1692" style:parent-style-name="Основнойшрифтабзаца" style:family="text">
      <style:text-properties style:font-size-complex="12pt"/>
    </style:style>
    <style:style style:name="T1693" style:parent-style-name="Основнойшрифтабзаца" style:family="text">
      <style:text-properties style:font-size-complex="12pt"/>
    </style:style>
    <style:style style:name="T1694" style:parent-style-name="Основнойшрифтабзаца" style:family="text">
      <style:text-properties style:font-size-complex="12pt"/>
    </style:style>
    <style:style style:name="T1695" style:parent-style-name="Основнойшрифтабзаца" style:family="text">
      <style:text-properties style:font-size-complex="12pt"/>
    </style:style>
    <style:style style:name="T1696" style:parent-style-name="Основнойшрифтабзаца" style:family="text">
      <style:text-properties style:font-size-complex="12pt"/>
    </style:style>
    <style:style style:name="T1697" style:parent-style-name="Основнойшрифтабзаца" style:family="text">
      <style:text-properties style:font-size-complex="12pt"/>
    </style:style>
    <style:style style:name="T1698" style:parent-style-name="Основнойшрифтабзаца" style:family="text">
      <style:text-properties style:font-size-complex="12pt"/>
    </style:style>
    <style:style style:name="T1699" style:parent-style-name="Основнойшрифтабзаца" style:family="text">
      <style:text-properties style:font-size-complex="12pt"/>
    </style:style>
    <style:style style:name="T1700" style:parent-style-name="Основнойшрифтабзаца" style:family="text">
      <style:text-properties style:font-size-complex="12pt"/>
    </style:style>
    <style:style style:name="T1701" style:parent-style-name="Основнойшрифтабзаца" style:family="text">
      <style:text-properties style:font-size-complex="12pt"/>
    </style:style>
    <style:style style:name="T1702" style:parent-style-name="Основнойшрифтабзаца" style:family="text">
      <style:text-properties style:font-size-complex="12pt"/>
    </style:style>
    <style:style style:name="T1703" style:parent-style-name="Основнойшрифтабзаца" style:family="text">
      <style:text-properties style:font-size-complex="12pt"/>
    </style:style>
    <style:style style:name="T1704" style:parent-style-name="Основнойшрифтабзаца" style:family="text">
      <style:text-properties style:font-size-complex="12pt"/>
    </style:style>
    <style:style style:name="T1705" style:parent-style-name="Основнойшрифтабзаца" style:family="text">
      <style:text-properties style:font-size-complex="12pt"/>
    </style:style>
    <style:style style:name="T1706" style:parent-style-name="Основнойшрифтабзаца" style:family="text">
      <style:text-properties style:font-size-complex="12pt"/>
    </style:style>
    <style:style style:name="T1707" style:parent-style-name="Основнойшрифтабзаца" style:family="text">
      <style:text-properties style:font-size-complex="12pt"/>
    </style:style>
    <style:style style:name="T1708" style:parent-style-name="Основнойшрифтабзаца" style:family="text">
      <style:text-properties style:font-size-complex="12pt"/>
    </style:style>
    <style:style style:name="T1709" style:parent-style-name="Основнойшрифтабзаца" style:family="text">
      <style:text-properties style:font-size-complex="12pt"/>
    </style:style>
    <style:style style:name="T1710" style:parent-style-name="Основнойшрифтабзаца" style:family="text">
      <style:text-properties style:font-size-complex="12pt"/>
    </style:style>
    <style:style style:name="T1711" style:parent-style-name="Основнойшрифтабзаца" style:family="text">
      <style:text-properties style:font-size-complex="12pt"/>
    </style:style>
    <style:style style:name="T1712" style:parent-style-name="Основнойшрифтабзаца" style:family="text">
      <style:text-properties style:font-size-complex="12pt"/>
    </style:style>
    <style:style style:name="T1713" style:parent-style-name="Основнойшрифтабзаца" style:family="text">
      <style:text-properties style:font-size-complex="12pt"/>
    </style:style>
    <style:style style:name="T1714" style:parent-style-name="Основнойшрифтабзаца" style:family="text">
      <style:text-properties style:font-size-complex="12pt"/>
    </style:style>
    <style:style style:name="T1715" style:parent-style-name="Основнойшрифтабзаца" style:family="text">
      <style:text-properties style:font-size-complex="12pt"/>
    </style:style>
    <style:style style:name="T1716" style:parent-style-name="Основнойшрифтабзаца" style:family="text">
      <style:text-properties style:font-size-complex="12pt"/>
    </style:style>
    <style:style style:name="T1717" style:parent-style-name="Основнойшрифтабзаца" style:family="text">
      <style:text-properties style:font-size-complex="12pt"/>
    </style:style>
    <style:style style:name="T1718" style:parent-style-name="Основнойшрифтабзаца" style:family="text">
      <style:text-properties style:font-size-complex="12pt"/>
    </style:style>
    <style:style style:name="T1719" style:parent-style-name="Основнойшрифтабзаца" style:family="text">
      <style:text-properties style:font-size-complex="12pt"/>
    </style:style>
    <style:style style:name="T1720" style:parent-style-name="Основнойшрифтабзаца" style:family="text">
      <style:text-properties style:font-size-complex="12pt"/>
    </style:style>
    <style:style style:name="T1721" style:parent-style-name="Основнойшрифтабзаца" style:family="text">
      <style:text-properties style:font-size-complex="12pt"/>
    </style:style>
    <style:style style:name="T1722" style:parent-style-name="Основнойшрифтабзаца" style:family="text">
      <style:text-properties style:font-size-complex="12pt"/>
    </style:style>
    <style:style style:name="T1723" style:parent-style-name="Основнойшрифтабзаца" style:family="text">
      <style:text-properties style:font-size-complex="12pt"/>
    </style:style>
    <style:style style:name="T1724" style:parent-style-name="Основнойшрифтабзаца" style:family="text">
      <style:text-properties style:font-size-complex="12pt"/>
    </style:style>
    <style:style style:name="T1725" style:parent-style-name="Основнойшрифтабзаца" style:family="text">
      <style:text-properties style:font-size-complex="12pt"/>
    </style:style>
    <style:style style:name="T1726" style:parent-style-name="Основнойшрифтабзаца" style:family="text">
      <style:text-properties style:font-size-complex="12pt"/>
    </style:style>
    <style:style style:name="T1727" style:parent-style-name="Основнойшрифтабзаца" style:family="text">
      <style:text-properties style:font-size-complex="12pt"/>
    </style:style>
    <style:style style:name="T1728" style:parent-style-name="Основнойшрифтабзаца" style:family="text">
      <style:text-properties style:font-size-complex="12pt"/>
    </style:style>
    <style:style style:name="T1729" style:parent-style-name="Основнойшрифтабзаца" style:family="text">
      <style:text-properties style:font-size-complex="12pt"/>
    </style:style>
    <style:style style:name="T1730" style:parent-style-name="Основнойшрифтабзаца" style:family="text">
      <style:text-properties style:font-size-complex="12pt"/>
    </style:style>
    <style:style style:name="T1731" style:parent-style-name="Основнойшрифтабзаца" style:family="text">
      <style:text-properties style:font-size-complex="12pt"/>
    </style:style>
    <style:style style:name="T1732" style:parent-style-name="Основнойшрифтабзаца" style:family="text">
      <style:text-properties style:font-size-complex="12pt"/>
    </style:style>
    <style:style style:name="T1733" style:parent-style-name="Основнойшрифтабзаца" style:family="text">
      <style:text-properties style:font-size-complex="12pt"/>
    </style:style>
    <style:style style:name="T1734" style:parent-style-name="Основнойшрифтабзаца" style:family="text">
      <style:text-properties style:font-size-complex="12pt"/>
    </style:style>
    <style:style style:name="T1735" style:parent-style-name="Основнойшрифтабзаца" style:family="text">
      <style:text-properties style:font-size-complex="12pt"/>
    </style:style>
    <style:style style:name="T1736" style:parent-style-name="Основнойшрифтабзаца" style:family="text">
      <style:text-properties style:font-size-complex="12pt"/>
    </style:style>
    <style:style style:name="T1737" style:parent-style-name="Основнойшрифтабзаца" style:family="text">
      <style:text-properties style:font-size-complex="12pt"/>
    </style:style>
    <style:style style:name="T1738" style:parent-style-name="Основнойшрифтабзаца" style:family="text">
      <style:text-properties style:font-size-complex="12pt"/>
    </style:style>
    <style:style style:name="T1739" style:parent-style-name="Основнойшрифтабзаца" style:family="text">
      <style:text-properties style:font-size-complex="12pt"/>
    </style:style>
    <style:style style:name="T1740" style:parent-style-name="Основнойшрифтабзаца" style:family="text">
      <style:text-properties style:font-size-complex="12pt"/>
    </style:style>
    <style:style style:name="T1741" style:parent-style-name="Основнойшрифтабзаца" style:family="text">
      <style:text-properties style:font-size-complex="12pt"/>
    </style:style>
    <style:style style:name="T1742" style:parent-style-name="Основнойшрифтабзаца" style:family="text">
      <style:text-properties style:font-size-complex="12pt"/>
    </style:style>
    <style:style style:name="T1743" style:parent-style-name="Основнойшрифтабзаца" style:family="text">
      <style:text-properties style:font-size-complex="12pt"/>
    </style:style>
    <style:style style:name="T1744" style:parent-style-name="Основнойшрифтабзаца" style:family="text">
      <style:text-properties style:font-size-complex="12pt"/>
    </style:style>
    <style:style style:name="T1745" style:parent-style-name="Основнойшрифтабзаца" style:family="text">
      <style:text-properties style:font-size-complex="12pt"/>
    </style:style>
    <style:style style:name="T1746" style:parent-style-name="Основнойшрифтабзаца" style:family="text">
      <style:text-properties style:font-size-complex="12pt"/>
    </style:style>
    <style:style style:name="T1747" style:parent-style-name="Основнойшрифтабзаца" style:family="text">
      <style:text-properties style:font-size-complex="12pt"/>
    </style:style>
    <style:style style:name="T1748" style:parent-style-name="Основнойшрифтабзаца" style:family="text">
      <style:text-properties style:font-size-complex="12pt"/>
    </style:style>
    <style:style style:name="T1749" style:parent-style-name="Основнойшрифтабзаца" style:family="text">
      <style:text-properties style:font-size-complex="12pt"/>
    </style:style>
    <style:style style:name="T1750" style:parent-style-name="Основнойшрифтабзаца" style:family="text">
      <style:text-properties style:font-size-complex="12pt"/>
    </style:style>
    <style:style style:name="T1751" style:parent-style-name="Основнойшрифтабзаца" style:family="text">
      <style:text-properties style:font-size-complex="12pt"/>
    </style:style>
    <style:style style:name="T1752" style:parent-style-name="Основнойшрифтабзаца" style:family="text">
      <style:text-properties style:font-size-complex="12pt"/>
    </style:style>
    <style:style style:name="T1753" style:parent-style-name="Основнойшрифтабзаца" style:family="text">
      <style:text-properties style:font-size-complex="12pt"/>
    </style:style>
    <style:style style:name="T1754" style:parent-style-name="Основнойшрифтабзаца" style:family="text">
      <style:text-properties style:font-size-complex="12pt"/>
    </style:style>
    <style:style style:name="T1755" style:parent-style-name="Основнойшрифтабзаца" style:family="text">
      <style:text-properties style:font-size-complex="12pt"/>
    </style:style>
    <style:style style:name="T1756" style:parent-style-name="Основнойшрифтабзаца" style:family="text">
      <style:text-properties style:font-size-complex="12pt"/>
    </style:style>
    <style:style style:name="T1757" style:parent-style-name="Основнойшрифтабзаца" style:family="text">
      <style:text-properties style:font-size-complex="12pt"/>
    </style:style>
    <style:style style:name="T1758" style:parent-style-name="Основнойшрифтабзаца" style:family="text">
      <style:text-properties style:font-size-complex="12pt"/>
    </style:style>
    <style:style style:name="T1759" style:parent-style-name="Основнойшрифтабзаца" style:family="text">
      <style:text-properties style:font-size-complex="12pt"/>
    </style:style>
    <style:style style:name="T1760" style:parent-style-name="Основнойшрифтабзаца" style:family="text">
      <style:text-properties style:font-size-complex="12pt"/>
    </style:style>
    <style:style style:name="T1761" style:parent-style-name="Основнойшрифтабзаца" style:family="text">
      <style:text-properties style:font-size-complex="12pt"/>
    </style:style>
    <style:style style:name="T1762" style:parent-style-name="Основнойшрифтабзаца" style:family="text">
      <style:text-properties style:font-size-complex="12pt"/>
    </style:style>
    <style:style style:name="T1763" style:parent-style-name="Основнойшрифтабзаца" style:family="text">
      <style:text-properties style:font-size-complex="12pt"/>
    </style:style>
    <style:style style:name="T1764" style:parent-style-name="Основнойшрифтабзаца" style:family="text">
      <style:text-properties style:font-size-complex="12pt"/>
    </style:style>
    <style:style style:name="T1765" style:parent-style-name="Основнойшрифтабзаца" style:family="text">
      <style:text-properties style:font-size-complex="12pt"/>
    </style:style>
    <style:style style:name="T1766" style:parent-style-name="Основнойшрифтабзаца" style:family="text">
      <style:text-properties style:font-size-complex="12pt"/>
    </style:style>
    <style:style style:name="T1767" style:parent-style-name="Основнойшрифтабзаца" style:family="text">
      <style:text-properties style:font-size-complex="12pt"/>
    </style:style>
    <style:style style:name="T1768" style:parent-style-name="Основнойшрифтабзаца" style:family="text">
      <style:text-properties style:font-size-complex="12pt"/>
    </style:style>
    <style:style style:name="T1769" style:parent-style-name="Основнойшрифтабзаца" style:family="text">
      <style:text-properties style:font-size-complex="12pt"/>
    </style:style>
    <style:style style:name="T1770" style:parent-style-name="Основнойшрифтабзаца" style:family="text">
      <style:text-properties style:font-size-complex="12pt"/>
    </style:style>
    <style:style style:name="T1771" style:parent-style-name="Основнойшрифтабзаца" style:family="text">
      <style:text-properties style:font-size-complex="12pt"/>
    </style:style>
    <style:style style:name="T1772" style:parent-style-name="Основнойшрифтабзаца" style:family="text">
      <style:text-properties style:font-size-complex="12pt"/>
    </style:style>
    <style:style style:name="T1773" style:parent-style-name="Основнойшрифтабзаца" style:family="text">
      <style:text-properties style:font-size-complex="12pt"/>
    </style:style>
    <style:style style:name="T1774" style:parent-style-name="Основнойшрифтабзаца" style:family="text">
      <style:text-properties style:font-size-complex="12pt"/>
    </style:style>
    <style:style style:name="T1775" style:parent-style-name="Основнойшрифтабзаца" style:family="text">
      <style:text-properties style:font-size-complex="12pt"/>
    </style:style>
    <style:style style:name="T1776" style:parent-style-name="Основнойшрифтабзаца" style:family="text">
      <style:text-properties style:font-size-complex="12pt"/>
    </style:style>
    <style:style style:name="T1777" style:parent-style-name="Основнойшрифтабзаца" style:family="text">
      <style:text-properties style:font-size-complex="12pt"/>
    </style:style>
    <style:style style:name="T1778" style:parent-style-name="Основнойшрифтабзаца" style:family="text">
      <style:text-properties style:font-size-complex="12pt"/>
    </style:style>
    <style:style style:name="T1779" style:parent-style-name="Основнойшрифтабзаца" style:family="text">
      <style:text-properties style:font-size-complex="12pt"/>
    </style:style>
    <style:style style:name="T1780" style:parent-style-name="Основнойшрифтабзаца" style:family="text">
      <style:text-properties style:font-size-complex="12pt"/>
    </style:style>
    <style:style style:name="T1781" style:parent-style-name="Основнойшрифтабзаца" style:family="text">
      <style:text-properties style:font-size-complex="12pt"/>
    </style:style>
    <style:style style:name="T1782" style:parent-style-name="Основнойшрифтабзаца" style:family="text">
      <style:text-properties style:font-size-complex="12pt"/>
    </style:style>
    <style:style style:name="T1783" style:parent-style-name="Основнойшрифтабзаца" style:family="text">
      <style:text-properties style:font-size-complex="12pt"/>
    </style:style>
    <style:style style:name="T1784" style:parent-style-name="Основнойшрифтабзаца" style:family="text">
      <style:text-properties style:font-size-complex="12pt"/>
    </style:style>
    <style:style style:name="T1785" style:parent-style-name="Основнойшрифтабзаца" style:family="text">
      <style:text-properties style:font-size-complex="12pt"/>
    </style:style>
    <style:style style:name="T1786" style:parent-style-name="Основнойшрифтабзаца" style:family="text">
      <style:text-properties style:font-size-complex="12pt"/>
    </style:style>
    <style:style style:name="T1787" style:parent-style-name="Основнойшрифтабзаца" style:family="text">
      <style:text-properties style:font-size-complex="12pt"/>
    </style:style>
    <style:style style:name="T1788" style:parent-style-name="Основнойшрифтабзаца" style:family="text">
      <style:text-properties style:font-size-complex="12pt"/>
    </style:style>
    <style:style style:name="T1789" style:parent-style-name="Основнойшрифтабзаца" style:family="text">
      <style:text-properties style:font-size-complex="12pt"/>
    </style:style>
    <style:style style:name="T1790" style:parent-style-name="Основнойшрифтабзаца" style:family="text">
      <style:text-properties style:font-size-complex="12pt"/>
    </style:style>
    <style:style style:name="T1791" style:parent-style-name="Основнойшрифтабзаца" style:family="text">
      <style:text-properties style:font-size-complex="12pt"/>
    </style:style>
    <style:style style:name="T1792" style:parent-style-name="Основнойшрифтабзаца" style:family="text">
      <style:text-properties fo:font-style="italic" style:font-style-asian="italic"/>
    </style:style>
    <style:style style:name="P1793" style:parent-style-name="Зc7аe0гe3оeeлebоeeвe2оeeкea2" style:family="paragraph">
      <style:paragraph-properties fo:margin-top="0in" fo:margin-bottom="0in" fo:text-indent="0in"/>
      <style:text-properties style:font-name-complex="Times New Roman" style:font-weight-complex="normal" style:font-size-complex="12pt"/>
    </style:style>
    <style:style style:name="P1794" style:parent-style-name="Обычный" style:family="paragraph">
      <style:paragraph-properties fo:text-align="start"/>
    </style:style>
    <style:style style:name="P1795" style:parent-style-name="Обычный" style:family="paragraph">
      <style:paragraph-properties fo:text-align="start"/>
    </style:style>
    <style:style style:name="P1796" style:parent-style-name="Stanza" style:family="paragraph">
      <style:paragraph-properties fo:text-indent="0.3937in"/>
    </style:style>
    <style:style style:name="P1797" style:parent-style-name="Stanza" style:family="paragraph">
      <style:paragraph-properties fo:text-indent="0.3937in"/>
    </style:style>
    <style:style style:name="P1798" style:parent-style-name="Stanza" style:family="paragraph">
      <style:paragraph-properties fo:text-indent="0.3937in"/>
    </style:style>
    <style:style style:name="P1799" style:parent-style-name="Stanza" style:family="paragraph">
      <style:paragraph-properties fo:text-indent="0.3937in"/>
    </style:style>
    <style:style style:name="P1800" style:parent-style-name="Stanza" style:family="paragraph">
      <style:paragraph-properties fo:text-indent="0.3937in"/>
    </style:style>
    <style:style style:name="P1801" style:parent-style-name="Обычный" style:family="paragraph">
      <style:paragraph-properties fo:text-align="start"/>
    </style:style>
    <style:style style:name="P1802" style:parent-style-name="Stanza" style:family="paragraph">
      <style:paragraph-properties fo:text-indent="0.3937in"/>
    </style:style>
    <style:style style:name="P1803" style:parent-style-name="Stanza" style:family="paragraph">
      <style:paragraph-properties fo:text-indent="0.3937in"/>
    </style:style>
    <style:style style:name="P1804" style:parent-style-name="Stanza" style:family="paragraph">
      <style:paragraph-properties fo:text-indent="0.3937in"/>
    </style:style>
    <style:style style:name="P1805" style:parent-style-name="Stanza" style:family="paragraph">
      <style:paragraph-properties fo:text-indent="0.3937in"/>
    </style:style>
    <style:style style:name="P1806" style:parent-style-name="Stanza" style:family="paragraph">
      <style:paragraph-properties fo:text-indent="0.3937in"/>
    </style:style>
    <style:style style:name="P1807" style:parent-style-name="Stanza" style:family="paragraph">
      <style:paragraph-properties fo:text-indent="0.3937in"/>
    </style:style>
    <style:style style:name="P1808" style:parent-style-name="Stanza" style:family="paragraph">
      <style:paragraph-properties fo:text-indent="0.3937in"/>
    </style:style>
    <style:style style:name="P1809" style:parent-style-name="Stanza" style:family="paragraph">
      <style:paragraph-properties fo:text-indent="0.3937in"/>
    </style:style>
    <style:style style:name="P1810" style:parent-style-name="Обычный" style:family="paragraph">
      <style:paragraph-properties fo:text-align="start"/>
    </style:style>
    <style:style style:name="P1811" style:parent-style-name="Stanza" style:family="paragraph">
      <style:paragraph-properties fo:text-indent="0.3937in"/>
    </style:style>
    <style:style style:name="P1812" style:parent-style-name="Stanza" style:family="paragraph">
      <style:paragraph-properties fo:text-indent="0.3937in"/>
    </style:style>
    <style:style style:name="P1813" style:parent-style-name="Stanza" style:family="paragraph">
      <style:paragraph-properties fo:text-indent="0.3937in"/>
    </style:style>
    <style:style style:name="P1814" style:parent-style-name="Stanza" style:family="paragraph">
      <style:paragraph-properties fo:text-indent="0.3937in"/>
    </style:style>
    <style:style style:name="P1815" style:parent-style-name="Stanza" style:family="paragraph">
      <style:paragraph-properties fo:text-indent="0.3937in"/>
    </style:style>
    <style:style style:name="P1816" style:parent-style-name="Stanza" style:family="paragraph">
      <style:paragraph-properties fo:text-indent="0.3937in"/>
    </style:style>
    <style:style style:name="P1817" style:parent-style-name="Stanza" style:family="paragraph">
      <style:paragraph-properties fo:text-indent="0.3937in"/>
    </style:style>
    <style:style style:name="P1818" style:parent-style-name="Обычный" style:family="paragraph">
      <style:paragraph-properties fo:text-align="start"/>
    </style:style>
    <style:style style:name="P1819" style:parent-style-name="Stanza" style:family="paragraph">
      <style:paragraph-properties fo:text-indent="0.3937in"/>
    </style:style>
    <style:style style:name="P1820" style:parent-style-name="Stanza" style:family="paragraph">
      <style:paragraph-properties fo:text-indent="0.3937in"/>
    </style:style>
    <style:style style:name="P1821" style:parent-style-name="Stanza" style:family="paragraph">
      <style:paragraph-properties fo:text-indent="0.3937in"/>
    </style:style>
    <style:style style:name="P1822" style:parent-style-name="Stanza" style:family="paragraph">
      <style:paragraph-properties fo:text-indent="0.3937in"/>
    </style:style>
    <style:style style:name="P1823" style:parent-style-name="Stanza" style:family="paragraph">
      <style:paragraph-properties fo:text-indent="0.3937in"/>
    </style:style>
    <style:style style:name="P1824" style:parent-style-name="Stanza" style:family="paragraph">
      <style:paragraph-properties fo:text-indent="0.3937in"/>
    </style:style>
    <style:style style:name="P1825" style:parent-style-name="Stanza" style:family="paragraph">
      <style:paragraph-properties fo:text-indent="0.3937in"/>
    </style:style>
    <style:style style:name="P1826" style:parent-style-name="Stanza" style:family="paragraph">
      <style:paragraph-properties fo:text-indent="0.3937in"/>
    </style:style>
    <style:style style:name="P1827" style:parent-style-name="Stanza" style:family="paragraph">
      <style:paragraph-properties fo:text-indent="0.3937in"/>
    </style:style>
    <style:style style:name="P1828" style:parent-style-name="Stanza" style:family="paragraph">
      <style:paragraph-properties fo:text-indent="0.3937in"/>
    </style:style>
    <style:style style:name="T1829" style:parent-style-name="Основнойшрифтабзаца" style:family="text">
      <style:text-properties fo:font-style="italic" style:font-style-asian="italic"/>
    </style:style>
    <style:style style:name="P1830" style:parent-style-name="Зc7аe0гe3оeeлebоeeвe2оeeкea2" style:family="paragraph">
      <style:paragraph-properties fo:margin-top="0in" fo:margin-bottom="0in" fo:text-indent="0in"/>
      <style:text-properties style:font-name-complex="Times New Roman" style:font-weight-complex="normal" style:font-size-complex="12pt"/>
    </style:style>
    <style:style style:name="P1831" style:parent-style-name="Обычный" style:family="paragraph">
      <style:paragraph-properties fo:text-align="start"/>
    </style:style>
    <style:style style:name="T1832" style:parent-style-name="Основнойшрифтабзаца" style:family="text">
      <style:text-properties fo:font-style="italic" style:font-style-asian="italic"/>
    </style:style>
    <style:style style:name="P1833" style:parent-style-name="Зc7аe0гe3оeeлebоeeвe2оeeкea2" style:family="paragraph">
      <style:paragraph-properties fo:margin-top="0in" fo:margin-bottom="0in" fo:text-indent="0in"/>
      <style:text-properties style:font-name-complex="Times New Roman" style:font-weight-complex="normal" style:font-size-complex="12pt"/>
    </style:style>
    <style:style style:name="P1834" style:parent-style-name="Обычный" style:family="paragraph">
      <style:paragraph-properties fo:text-align="start"/>
    </style:style>
    <style:style style:name="T1835" style:parent-style-name="Основнойшрифтабзаца" style:family="text">
      <style:text-properties fo:font-style="italic" style:font-style-asian="italic"/>
    </style:style>
    <style:style style:name="T1836" style:parent-style-name="Основнойшрифтабзаца" style:family="text">
      <style:text-properties fo:font-style="italic" style:font-style-asian="italic"/>
    </style:style>
    <style:style style:name="T1837" style:parent-style-name="Основнойшрифтабзаца" style:family="text">
      <style:text-properties fo:font-style="italic" style:font-style-asian="italic"/>
    </style:style>
    <style:style style:name="T1838" style:parent-style-name="Основнойшрифтабзаца" style:family="text">
      <style:text-properties fo:font-style="italic" style:font-style-asian="italic"/>
    </style:style>
    <style:style style:name="T1839" style:parent-style-name="Основнойшрифтабзаца" style:family="text">
      <style:text-properties fo:font-style="italic" style:font-style-asian="italic"/>
    </style:style>
    <style:style style:name="T1840" style:parent-style-name="Основнойшрифтабзаца" style:family="text">
      <style:text-properties style:font-size-complex="12pt"/>
    </style:style>
    <style:style style:name="T1841" style:parent-style-name="Основнойшрифтабзаца" style:family="text">
      <style:text-properties style:font-size-complex="12pt"/>
    </style:style>
    <style:style style:name="T1842" style:parent-style-name="Основнойшрифтабзаца" style:family="text">
      <style:text-properties style:font-size-complex="12pt"/>
    </style:style>
    <style:style style:name="T1843" style:parent-style-name="Основнойшрифтабзаца" style:family="text">
      <style:text-properties style:font-size-complex="12pt"/>
    </style:style>
    <style:style style:name="T1844" style:parent-style-name="Основнойшрифтабзаца" style:family="text">
      <style:text-properties style:font-size-complex="12pt"/>
    </style:style>
    <style:style style:name="T1845" style:parent-style-name="Основнойшрифтабзаца" style:family="text">
      <style:text-properties style:font-size-complex="12pt"/>
    </style:style>
    <style:style style:name="T1846" style:parent-style-name="Основнойшрифтабзаца" style:family="text">
      <style:text-properties style:font-size-complex="12pt"/>
    </style:style>
    <style:style style:name="T1847" style:parent-style-name="Основнойшрифтабзаца" style:family="text">
      <style:text-properties style:font-size-complex="12pt"/>
    </style:style>
    <style:style style:name="T1848" style:parent-style-name="Основнойшрифтабзаца" style:family="text">
      <style:text-properties style:font-size-complex="12pt"/>
    </style:style>
    <style:style style:name="T1849" style:parent-style-name="Основнойшрифтабзаца" style:family="text">
      <style:text-properties style:font-size-complex="12pt"/>
    </style:style>
    <style:style style:name="T1850" style:parent-style-name="Основнойшрифтабзаца" style:family="text">
      <style:text-properties style:font-size-complex="12pt"/>
    </style:style>
    <style:style style:name="T1851" style:parent-style-name="Основнойшрифтабзаца" style:family="text">
      <style:text-properties style:font-size-complex="12pt"/>
    </style:style>
    <style:style style:name="T1852" style:parent-style-name="Основнойшрифтабзаца" style:family="text">
      <style:text-properties style:font-size-complex="12pt"/>
    </style:style>
    <style:style style:name="T1853" style:parent-style-name="Основнойшрифтабзаца" style:family="text">
      <style:text-properties style:font-size-complex="12pt"/>
    </style:style>
    <style:style style:name="T1854" style:parent-style-name="Основнойшрифтабзаца" style:family="text">
      <style:text-properties style:font-size-complex="12pt"/>
    </style:style>
    <style:style style:name="T1855" style:parent-style-name="Основнойшрифтабзаца" style:family="text">
      <style:text-properties style:font-size-complex="12pt"/>
    </style:style>
    <style:style style:name="T1856" style:parent-style-name="Основнойшрифтабзаца" style:family="text">
      <style:text-properties style:font-size-complex="12pt"/>
    </style:style>
    <style:style style:name="T1857" style:parent-style-name="Основнойшрифтабзаца" style:family="text">
      <style:text-properties style:font-size-complex="12pt"/>
    </style:style>
    <style:style style:name="T1858" style:parent-style-name="Основнойшрифтабзаца" style:family="text">
      <style:text-properties style:font-size-complex="12pt"/>
    </style:style>
    <style:style style:name="T1859" style:parent-style-name="Основнойшрифтабзаца" style:family="text">
      <style:text-properties style:font-size-complex="12pt"/>
    </style:style>
    <style:style style:name="T1860" style:parent-style-name="Основнойшрифтабзаца" style:family="text">
      <style:text-properties style:font-size-complex="12pt"/>
    </style:style>
    <style:style style:name="T1861" style:parent-style-name="Основнойшрифтабзаца" style:family="text">
      <style:text-properties fo:font-style="italic" style:font-style-asian="italic" style:font-size-complex="12pt"/>
    </style:style>
    <style:style style:name="T1862" style:parent-style-name="Основнойшрифтабзаца" style:family="text">
      <style:text-properties fo:font-style="italic" style:font-style-asian="italic" style:font-size-complex="12pt"/>
    </style:style>
    <style:style style:name="T1863" style:parent-style-name="Основнойшрифтабзаца" style:family="text">
      <style:text-properties fo:font-style="italic" style:font-style-asian="italic" style:font-size-complex="12pt"/>
    </style:style>
    <style:style style:name="P1864" style:parent-style-name="Обычный" style:family="paragraph">
      <style:paragraph-properties fo:text-align="start"/>
    </style:style>
    <style:style style:name="P1865" style:parent-style-name="Stanza" style:family="paragraph">
      <style:paragraph-properties fo:text-indent="0.3937in"/>
    </style:style>
    <style:style style:name="P1866" style:parent-style-name="Stanza" style:family="paragraph">
      <style:paragraph-properties fo:text-indent="0.3937in"/>
    </style:style>
    <style:style style:name="P1867" style:parent-style-name="Stanza" style:family="paragraph">
      <style:paragraph-properties fo:text-indent="0.3937in"/>
    </style:style>
    <style:style style:name="P1868" style:parent-style-name="Stanza" style:family="paragraph">
      <style:paragraph-properties fo:text-indent="0.3937in"/>
    </style:style>
    <style:style style:name="T1869" style:parent-style-name="Основнойшрифтабзаца" style:family="text">
      <style:text-properties style:font-size-complex="12pt"/>
    </style:style>
    <style:style style:name="T1870" style:parent-style-name="Основнойшрифтабзаца" style:family="text">
      <style:text-properties style:font-size-complex="12pt"/>
    </style:style>
    <style:style style:name="T1871" style:parent-style-name="Основнойшрифтабзаца" style:family="text">
      <style:text-properties style:font-size-complex="12pt"/>
    </style:style>
    <style:style style:name="T1872" style:parent-style-name="Основнойшрифтабзаца" style:family="text">
      <style:text-properties style:font-size-complex="12pt"/>
    </style:style>
    <style:style style:name="T1873" style:parent-style-name="Основнойшрифтабзаца" style:family="text">
      <style:text-properties style:font-size-complex="12pt"/>
    </style:style>
    <style:style style:name="T1874" style:parent-style-name="Основнойшрифтабзаца" style:family="text">
      <style:text-properties style:font-size-complex="12pt"/>
    </style:style>
    <style:style style:name="T1875" style:parent-style-name="Основнойшрифтабзаца" style:family="text">
      <style:text-properties style:font-size-complex="12pt"/>
    </style:style>
    <style:style style:name="T1876" style:parent-style-name="Основнойшрифтабзаца" style:family="text">
      <style:text-properties style:font-size-complex="12pt"/>
    </style:style>
    <style:style style:name="T1877" style:parent-style-name="Основнойшрифтабзаца" style:family="text">
      <style:text-properties style:font-size-complex="12pt"/>
    </style:style>
    <style:style style:name="T1878" style:parent-style-name="Основнойшрифтабзаца" style:family="text">
      <style:text-properties style:font-size-complex="12pt"/>
    </style:style>
    <style:style style:name="T1879" style:parent-style-name="Основнойшрифтабзаца" style:family="text">
      <style:text-properties style:font-size-complex="12pt"/>
    </style:style>
    <style:style style:name="T1880" style:parent-style-name="Основнойшрифтабзаца" style:family="text">
      <style:text-properties style:font-size-complex="12pt"/>
    </style:style>
    <style:style style:name="T1881" style:parent-style-name="Основнойшрифтабзаца" style:family="text">
      <style:text-properties style:font-size-complex="12pt"/>
    </style:style>
    <style:style style:name="T1882" style:parent-style-name="Основнойшрифтабзаца" style:family="text">
      <style:text-properties style:font-size-complex="12pt"/>
    </style:style>
    <style:style style:name="T1883" style:parent-style-name="Основнойшрифтабзаца" style:family="text">
      <style:text-properties style:font-size-complex="12pt"/>
    </style:style>
    <style:style style:name="T1884" style:parent-style-name="Основнойшрифтабзаца" style:family="text">
      <style:text-properties style:font-size-complex="12pt"/>
    </style:style>
    <style:style style:name="T1885" style:parent-style-name="Основнойшрифтабзаца" style:family="text">
      <style:text-properties style:font-size-complex="12pt"/>
    </style:style>
    <style:style style:name="T1886" style:parent-style-name="Основнойшрифтабзаца" style:family="text">
      <style:text-properties style:font-size-complex="12pt"/>
    </style:style>
    <style:style style:name="T1887" style:parent-style-name="Основнойшрифтабзаца" style:family="text">
      <style:text-properties style:font-size-complex="12pt"/>
    </style:style>
    <style:style style:name="T1888" style:parent-style-name="Основнойшрифтабзаца" style:family="text">
      <style:text-properties style:font-size-complex="12pt"/>
    </style:style>
    <style:style style:name="T1889" style:parent-style-name="Основнойшрифтабзаца" style:family="text">
      <style:text-properties style:font-size-complex="12pt"/>
    </style:style>
    <style:style style:name="T1890" style:parent-style-name="Основнойшрифтабзаца" style:family="text">
      <style:text-properties style:font-size-complex="12pt"/>
    </style:style>
    <style:style style:name="T1891" style:parent-style-name="Основнойшрифтабзаца" style:family="text">
      <style:text-properties style:font-size-complex="12pt"/>
    </style:style>
    <style:style style:name="T1892" style:parent-style-name="Основнойшрифтабзаца" style:family="text">
      <style:text-properties style:font-size-complex="12pt"/>
    </style:style>
    <style:style style:name="T1893" style:parent-style-name="Основнойшрифтабзаца" style:family="text">
      <style:text-properties style:font-size-complex="12pt"/>
    </style:style>
    <style:style style:name="T1894" style:parent-style-name="Основнойшрифтабзаца" style:family="text">
      <style:text-properties style:font-size-complex="12pt"/>
    </style:style>
    <style:style style:name="T1895" style:parent-style-name="Основнойшрифтабзаца" style:family="text">
      <style:text-properties style:font-size-complex="12pt"/>
    </style:style>
    <style:style style:name="T1896" style:parent-style-name="Основнойшрифтабзаца" style:family="text">
      <style:text-properties style:font-size-complex="12pt"/>
    </style:style>
    <style:style style:name="T1897" style:parent-style-name="Основнойшрифтабзаца" style:family="text">
      <style:text-properties style:font-size-complex="12pt"/>
    </style:style>
    <style:style style:name="T1898" style:parent-style-name="Основнойшрифтабзаца" style:family="text">
      <style:text-properties style:font-size-complex="12pt"/>
    </style:style>
    <style:style style:name="T1899" style:parent-style-name="Основнойшрифтабзаца" style:family="text">
      <style:text-properties style:font-size-complex="12pt"/>
    </style:style>
    <style:style style:name="T1900" style:parent-style-name="Основнойшрифтабзаца" style:family="text">
      <style:text-properties style:font-size-complex="12pt"/>
    </style:style>
    <style:style style:name="T1901" style:parent-style-name="Основнойшрифтабзаца" style:family="text">
      <style:text-properties style:font-size-complex="12pt"/>
    </style:style>
    <style:style style:name="T1902" style:parent-style-name="Основнойшрифтабзаца" style:family="text">
      <style:text-properties style:font-size-complex="12pt"/>
    </style:style>
    <style:style style:name="T1903" style:parent-style-name="Основнойшрифтабзаца" style:family="text">
      <style:text-properties style:font-size-complex="12pt"/>
    </style:style>
    <style:style style:name="T1904" style:parent-style-name="Основнойшрифтабзаца" style:family="text">
      <style:text-properties style:font-size-complex="12pt"/>
    </style:style>
    <style:style style:name="T1905" style:parent-style-name="Основнойшрифтабзаца" style:family="text">
      <style:text-properties style:font-size-complex="12pt"/>
    </style:style>
    <style:style style:name="T1906" style:parent-style-name="Основнойшрифтабзаца" style:family="text">
      <style:text-properties style:font-size-complex="12pt"/>
    </style:style>
    <style:style style:name="T1907" style:parent-style-name="Основнойшрифтабзаца" style:family="text">
      <style:text-properties style:font-size-complex="12pt"/>
    </style:style>
    <style:style style:name="T1908" style:parent-style-name="Основнойшрифтабзаца" style:family="text">
      <style:text-properties style:font-size-complex="12pt"/>
    </style:style>
    <style:style style:name="T1909" style:parent-style-name="Основнойшрифтабзаца" style:family="text">
      <style:text-properties style:font-size-complex="12pt"/>
    </style:style>
    <style:style style:name="T1910" style:parent-style-name="Основнойшрифтабзаца" style:family="text">
      <style:text-properties style:font-size-complex="12pt"/>
    </style:style>
    <style:style style:name="P1911" style:parent-style-name="Stanza" style:family="paragraph">
      <style:paragraph-properties fo:text-indent="0.3937in"/>
    </style:style>
    <style:style style:name="T1912" style:parent-style-name="Основнойшрифтабзаца" style:family="text">
      <style:text-properties fo:font-style="italic" style:font-style-asian="italic"/>
    </style:style>
    <style:style style:name="T1913" style:parent-style-name="Основнойшрифтабзаца" style:family="text">
      <style:text-properties fo:font-style="italic" style:font-style-asian="italic"/>
    </style:style>
    <style:style style:name="P1914" style:parent-style-name="Зc7аe0гe3оeeлebоeeвe2оeeкea2" style:family="paragraph">
      <style:paragraph-properties fo:margin-top="0in" fo:margin-bottom="0in" fo:text-indent="0in"/>
      <style:text-properties style:font-name-complex="Times New Roman" style:font-weight-complex="normal" style:font-size-complex="12pt"/>
    </style:style>
    <style:style style:name="P1915" style:parent-style-name="Обычный" style:family="paragraph">
      <style:paragraph-properties fo:text-align="start"/>
    </style:style>
    <style:style style:name="T1916" style:parent-style-name="Основнойшрифтабзаца" style:family="text">
      <style:text-properties style:font-size-complex="12pt"/>
    </style:style>
    <style:style style:name="T1917" style:parent-style-name="Основнойшрифтабзаца" style:family="text">
      <style:text-properties style:font-size-complex="12pt"/>
    </style:style>
    <style:style style:name="T1918" style:parent-style-name="Основнойшрифтабзаца" style:family="text">
      <style:text-properties style:font-size-complex="12pt"/>
    </style:style>
    <style:style style:name="T1919" style:parent-style-name="Основнойшрифтабзаца" style:family="text">
      <style:text-properties style:font-size-complex="12pt"/>
    </style:style>
    <style:style style:name="T1920" style:parent-style-name="Основнойшрифтабзаца" style:family="text">
      <style:text-properties style:font-size-complex="12pt"/>
    </style:style>
    <style:style style:name="T1921" style:parent-style-name="Основнойшрифтабзаца" style:family="text">
      <style:text-properties style:font-size-complex="12pt"/>
    </style:style>
    <style:style style:name="T1922" style:parent-style-name="Основнойшрифтабзаца" style:family="text">
      <style:text-properties style:font-size-complex="12pt"/>
    </style:style>
    <style:style style:name="T1923" style:parent-style-name="Основнойшрифтабзаца" style:family="text">
      <style:text-properties style:font-size-complex="12pt"/>
    </style:style>
    <style:style style:name="T1924" style:parent-style-name="Основнойшрифтабзаца" style:family="text">
      <style:text-properties style:font-size-complex="12pt"/>
    </style:style>
    <style:style style:name="T1925" style:parent-style-name="Основнойшрифтабзаца" style:family="text">
      <style:text-properties style:font-size-complex="12pt"/>
    </style:style>
    <style:style style:name="T1926" style:parent-style-name="Основнойшрифтабзаца" style:family="text">
      <style:text-properties style:font-size-complex="12pt"/>
    </style:style>
    <style:style style:name="T1927" style:parent-style-name="Основнойшрифтабзаца" style:family="text">
      <style:text-properties style:font-size-complex="12pt"/>
    </style:style>
    <style:style style:name="T1928" style:parent-style-name="Основнойшрифтабзаца" style:family="text">
      <style:text-properties style:font-size-complex="12pt"/>
    </style:style>
    <style:style style:name="T1929" style:parent-style-name="Основнойшрифтабзаца" style:family="text">
      <style:text-properties fo:font-style="italic" style:font-style-asian="italic"/>
    </style:style>
    <style:style style:name="P1930" style:parent-style-name="Зc7аe0гe3оeeлebоeeвe2оeeкea2" style:family="paragraph">
      <style:paragraph-properties fo:margin-top="0in" fo:margin-bottom="0in" fo:text-indent="0in"/>
      <style:text-properties style:font-name-complex="Times New Roman" style:font-weight-complex="normal" style:font-size-complex="12pt"/>
    </style:style>
    <style:style style:name="P1931" style:parent-style-name="Обычный" style:family="paragraph">
      <style:paragraph-properties fo:text-align="start"/>
    </style:style>
    <style:style style:name="P1932" style:parent-style-name="Обычный" style:family="paragraph">
      <style:paragraph-properties fo:text-align="start"/>
    </style:style>
    <style:style style:name="P1933" style:parent-style-name="Зc7аe0гe3оeeлebоeeвe2оeeкea6" style:family="paragraph">
      <style:paragraph-properties fo:margin-top="0in" fo:margin-bottom="0in" fo:text-indent="0in"/>
      <style:text-properties style:font-weight-complex="normal"/>
    </style:style>
    <style:style style:name="P1934" style:parent-style-name="Обычный" style:family="paragraph">
      <style:paragraph-properties fo:text-align="start"/>
    </style:style>
    <style:style style:name="T1935" style:parent-style-name="Основнойшрифтабзаца" style:family="text">
      <style:text-properties fo:font-style="italic" style:font-style-asian="italic"/>
    </style:style>
    <style:style style:name="T1936" style:parent-style-name="Основнойшрифтабзаца" style:family="text">
      <style:text-properties fo:font-style="italic" style:font-style-asian="italic"/>
    </style:style>
    <style:style style:name="T1937" style:parent-style-name="Основнойшрифтабзаца" style:family="text">
      <style:text-properties fo:font-style="italic" style:font-style-asian="italic"/>
    </style:style>
    <style:style style:name="T1938" style:parent-style-name="Основнойшрифтабзаца" style:family="text">
      <style:text-properties fo:font-style="italic" style:font-style-asian="italic"/>
    </style:style>
    <style:style style:name="T1939" style:parent-style-name="Основнойшрифтабзаца" style:family="text">
      <style:text-properties fo:font-style="italic" style:font-style-asian="italic"/>
    </style:style>
    <style:style style:name="T1940" style:parent-style-name="Основнойшрифтабзаца" style:family="text">
      <style:text-properties fo:font-style="italic" style:font-style-asian="italic"/>
    </style:style>
    <style:style style:name="T1941" style:parent-style-name="Основнойшрифтабзаца" style:family="text">
      <style:text-properties fo:font-style="italic" style:font-style-asian="italic"/>
    </style:style>
    <style:style style:name="T1942" style:parent-style-name="Основнойшрифтабзаца" style:family="text">
      <style:text-properties fo:font-style="italic" style:font-style-asian="italic"/>
    </style:style>
    <style:style style:name="P1943" style:parent-style-name="Обычный" style:family="paragraph">
      <style:paragraph-properties fo:text-align="start"/>
    </style:style>
    <style:style style:name="P1944" style:parent-style-name="Зc7аe0гe3оeeлebоeeвe2оeeкea6" style:family="paragraph">
      <style:paragraph-properties fo:margin-top="0in" fo:margin-bottom="0in" fo:text-indent="0in"/>
      <style:text-properties style:font-weight-complex="normal"/>
    </style:style>
    <style:style style:name="P1945" style:parent-style-name="Обычный" style:family="paragraph">
      <style:paragraph-properties fo:text-align="start"/>
    </style:style>
    <style:style style:name="P1946" style:parent-style-name="Обычный" style:family="paragraph">
      <style:paragraph-properties fo:text-align="start"/>
    </style:style>
    <style:style style:name="P1947" style:parent-style-name="Зc7аe0гe3оeeлebоeeвe2оeeкea6" style:family="paragraph">
      <style:paragraph-properties fo:margin-top="0in" fo:margin-bottom="0in" fo:text-indent="0in"/>
      <style:text-properties style:font-weight-complex="normal"/>
    </style:style>
    <style:style style:name="P1948" style:parent-style-name="Обычный" style:family="paragraph">
      <style:paragraph-properties fo:text-align="start"/>
    </style:style>
    <style:style style:name="P1949" style:parent-style-name="Обычный" style:family="paragraph">
      <style:paragraph-properties fo:text-align="start"/>
    </style:style>
    <style:style style:name="P1950" style:parent-style-name="Зc7аe0гe3оeeлebоeeвe2оeeкea6" style:family="paragraph">
      <style:paragraph-properties fo:margin-top="0in" fo:margin-bottom="0in" fo:text-indent="0in"/>
      <style:text-properties style:font-weight-complex="normal"/>
    </style:style>
    <style:style style:name="P1951" style:parent-style-name="Обычный" style:family="paragraph">
      <style:paragraph-properties fo:text-align="start"/>
    </style:style>
    <style:style style:name="P1952" style:parent-style-name="Обычный" style:family="paragraph">
      <style:paragraph-properties fo:text-align="start"/>
    </style:style>
    <style:style style:name="P1953" style:parent-style-name="Зc7аe0гe3оeeлebоeeвe2оeeкea6" style:family="paragraph">
      <style:paragraph-properties fo:margin-top="0in" fo:margin-bottom="0in" fo:text-indent="0in"/>
      <style:text-properties style:font-weight-complex="normal"/>
    </style:style>
    <style:style style:name="P1954" style:parent-style-name="Обычный" style:family="paragraph">
      <style:paragraph-properties fo:text-align="start"/>
    </style:style>
    <style:style style:name="P1955" style:parent-style-name="Обычный" style:family="paragraph">
      <style:paragraph-properties fo:text-align="start"/>
    </style:style>
    <style:style style:name="P1956" style:parent-style-name="Зc7аe0гe3оeeлebоeeвe2оeeкea6" style:family="paragraph">
      <style:paragraph-properties fo:margin-top="0in" fo:margin-bottom="0in" fo:text-indent="0in"/>
      <style:text-properties style:font-weight-complex="normal"/>
    </style:style>
    <style:style style:name="P1957" style:parent-style-name="Обычный" style:family="paragraph">
      <style:paragraph-properties fo:text-align="start"/>
    </style:style>
    <style:style style:name="P1958" style:parent-style-name="Обычный" style:family="paragraph">
      <style:paragraph-properties fo:text-align="start"/>
    </style:style>
    <style:style style:name="P1959" style:parent-style-name="Зc7аe0гe3оeeлebоeeвe2оeeкea6" style:family="paragraph">
      <style:paragraph-properties fo:margin-top="0in" fo:margin-bottom="0in" fo:text-indent="0in"/>
      <style:text-properties style:font-weight-complex="normal"/>
    </style:style>
    <style:style style:name="P1960" style:parent-style-name="Обычный" style:family="paragraph">
      <style:paragraph-properties fo:text-align="start"/>
    </style:style>
    <style:style style:name="P1961" style:parent-style-name="Обычный" style:family="paragraph">
      <style:paragraph-properties fo:text-align="start"/>
    </style:style>
    <style:style style:name="P1962" style:parent-style-name="Зc7аe0гe3оeeлebоeeвe2оeeкea6" style:family="paragraph">
      <style:paragraph-properties fo:margin-top="0in" fo:margin-bottom="0in" fo:text-indent="0in"/>
      <style:text-properties style:font-weight-complex="normal"/>
    </style:style>
    <style:style style:name="P1963" style:parent-style-name="Обычный" style:family="paragraph">
      <style:paragraph-properties fo:text-align="start"/>
    </style:style>
    <style:style style:name="T1964" style:parent-style-name="Основнойшрифтабзаца" style:family="text">
      <style:text-properties fo:font-style="italic" style:font-style-asian="italic"/>
    </style:style>
    <style:style style:name="T1965" style:parent-style-name="Основнойшрифтабзаца" style:family="text">
      <style:text-properties fo:font-style="italic" style:font-style-asian="italic"/>
    </style:style>
    <style:style style:name="T1966" style:parent-style-name="Основнойшрифтабзаца" style:family="text">
      <style:text-properties fo:font-style="italic" style:font-style-asian="italic"/>
    </style:style>
    <style:style style:name="T1967" style:parent-style-name="Основнойшрифтабзаца" style:family="text">
      <style:text-properties fo:font-style="italic" style:font-style-asian="italic"/>
    </style:style>
    <style:style style:name="T1968" style:parent-style-name="Основнойшрифтабзаца" style:family="text">
      <style:text-properties fo:font-style="italic" style:font-style-asian="italic"/>
    </style:style>
    <style:style style:name="T1969" style:parent-style-name="Основнойшрифтабзаца" style:family="text">
      <style:text-properties fo:font-style="italic" style:font-style-asian="italic"/>
    </style:style>
    <style:style style:name="P1970" style:parent-style-name="Обычный" style:family="paragraph">
      <style:paragraph-properties fo:text-align="start"/>
    </style:style>
    <style:style style:name="P1971" style:parent-style-name="Зc7аe0гe3оeeлebоeeвe2оeeкea6" style:family="paragraph">
      <style:paragraph-properties fo:margin-top="0in" fo:margin-bottom="0in" fo:text-indent="0in"/>
      <style:text-properties style:font-weight-complex="normal"/>
    </style:style>
    <style:style style:name="P1972" style:parent-style-name="Обычный" style:family="paragraph">
      <style:paragraph-properties fo:text-align="start"/>
    </style:style>
    <style:style style:name="P1973" style:parent-style-name="Обычный" style:family="paragraph">
      <style:paragraph-properties fo:text-align="start"/>
    </style:style>
    <style:style style:name="P1974" style:parent-style-name="Зc7аe0гe3оeeлebоeeвe2оeeкea6" style:family="paragraph">
      <style:paragraph-properties fo:margin-top="0in" fo:margin-bottom="0in" fo:text-indent="0in"/>
      <style:text-properties style:font-weight-complex="normal"/>
    </style:style>
    <style:style style:name="P1975" style:parent-style-name="Обычный" style:family="paragraph">
      <style:paragraph-properties fo:text-align="start"/>
    </style:style>
    <style:style style:name="T1976" style:parent-style-name="Основнойшрифтабзаца" style:family="text">
      <style:text-properties fo:font-style="italic" style:font-style-asian="italic"/>
    </style:style>
    <style:style style:name="T1977" style:parent-style-name="Основнойшрифтабзаца" style:family="text">
      <style:text-properties fo:font-style="italic" style:font-style-asian="italic"/>
    </style:style>
    <style:style style:name="T1978" style:parent-style-name="Основнойшрифтабзаца" style:family="text">
      <style:text-properties fo:font-style="italic" style:font-style-asian="italic"/>
    </style:style>
    <style:style style:name="T1979" style:parent-style-name="Основнойшрифтабзаца" style:family="text">
      <style:text-properties fo:font-style="italic" style:font-style-asian="italic"/>
    </style:style>
    <style:style style:name="T1980" style:parent-style-name="Основнойшрифтабзаца" style:family="text">
      <style:text-properties fo:font-style="italic" style:font-style-asian="italic"/>
    </style:style>
    <style:style style:name="T1981" style:parent-style-name="Основнойшрифтабзаца" style:family="text">
      <style:text-properties fo:font-style="italic" style:font-style-asian="italic"/>
    </style:style>
    <style:style style:name="T1982" style:parent-style-name="Основнойшрифтабзаца" style:family="text">
      <style:text-properties fo:font-style="italic" style:font-style-asian="italic"/>
    </style:style>
    <style:style style:name="T1983" style:parent-style-name="Основнойшрифтабзаца" style:family="text">
      <style:text-properties fo:font-style="italic" style:font-style-asian="italic"/>
    </style:style>
    <style:style style:name="T1984" style:parent-style-name="Основнойшрифтабзаца" style:family="text">
      <style:text-properties fo:font-style="italic" style:font-style-asian="italic"/>
    </style:style>
    <style:style style:name="T1985" style:parent-style-name="Основнойшрифтабзаца" style:family="text">
      <style:text-properties fo:font-style="italic" style:font-style-asian="italic"/>
    </style:style>
    <style:style style:name="T1986" style:parent-style-name="Основнойшрифтабзаца" style:family="text">
      <style:text-properties fo:font-style="italic" style:font-style-asian="italic"/>
    </style:style>
    <style:style style:name="T1987" style:parent-style-name="Основнойшрифтабзаца" style:family="text">
      <style:text-properties fo:font-style="italic" style:font-style-asian="italic"/>
    </style:style>
    <style:style style:name="T1988" style:parent-style-name="Основнойшрифтабзаца" style:family="text">
      <style:text-properties fo:font-style="italic" style:font-style-asian="italic"/>
    </style:style>
    <style:style style:name="T1989" style:parent-style-name="Основнойшрифтабзаца" style:family="text">
      <style:text-properties fo:font-style="italic" style:font-style-asian="italic"/>
    </style:style>
    <style:style style:name="T1990" style:parent-style-name="Основнойшрифтабзаца" style:family="text">
      <style:text-properties fo:font-style="italic" style:font-style-asian="italic"/>
    </style:style>
    <style:style style:name="T1991" style:parent-style-name="Основнойшрифтабзаца" style:family="text">
      <style:text-properties fo:font-style="italic" style:font-style-asian="italic"/>
    </style:style>
    <style:style style:name="T1992" style:parent-style-name="Основнойшрифтабзаца" style:family="text">
      <style:text-properties fo:font-style="italic" style:font-style-asian="italic"/>
    </style:style>
    <style:style style:name="T1993" style:parent-style-name="Основнойшрифтабзаца" style:family="text">
      <style:text-properties fo:font-style="italic" style:font-style-asian="italic"/>
    </style:style>
    <style:style style:name="T1994" style:parent-style-name="Основнойшрифтабзаца" style:family="text">
      <style:text-properties fo:font-style="italic" style:font-style-asian="italic"/>
    </style:style>
    <style:style style:name="T1995" style:parent-style-name="Основнойшрифтабзаца" style:family="text">
      <style:text-properties fo:font-style="italic" style:font-style-asian="italic"/>
    </style:style>
    <style:style style:name="T1996" style:parent-style-name="Основнойшрифтабзаца" style:family="text">
      <style:text-properties fo:font-style="italic" style:font-style-asian="italic"/>
    </style:style>
    <style:style style:name="T1997" style:parent-style-name="Основнойшрифтабзаца" style:family="text">
      <style:text-properties fo:font-style="italic" style:font-style-asian="italic"/>
    </style:style>
    <style:style style:name="T1998" style:parent-style-name="Основнойшрифтабзаца" style:family="text">
      <style:text-properties fo:font-style="italic" style:font-style-asian="italic"/>
    </style:style>
    <style:style style:name="T1999" style:parent-style-name="Основнойшрифтабзаца" style:family="text">
      <style:text-properties fo:font-style="italic" style:font-style-asian="italic"/>
    </style:style>
    <style:style style:name="T2000" style:parent-style-name="Основнойшрифтабзаца" style:family="text">
      <style:text-properties fo:font-style="italic" style:font-style-asian="italic"/>
    </style:style>
    <style:style style:name="T2001" style:parent-style-name="Основнойшрифтабзаца" style:family="text">
      <style:text-properties fo:font-style="italic" style:font-style-asian="italic"/>
    </style:style>
    <style:style style:name="T2002" style:parent-style-name="Основнойшрифтабзаца" style:family="text">
      <style:text-properties fo:font-style="italic" style:font-style-asian="italic"/>
    </style:style>
    <style:style style:name="T2003" style:parent-style-name="Основнойшрифтабзаца" style:family="text">
      <style:text-properties fo:font-style="italic" style:font-style-asian="italic"/>
    </style:style>
    <style:style style:name="T2004" style:parent-style-name="Основнойшрифтабзаца" style:family="text">
      <style:text-properties fo:font-style="italic" style:font-style-asian="italic"/>
    </style:style>
    <style:style style:name="T2005" style:parent-style-name="Основнойшрифтабзаца" style:family="text">
      <style:text-properties fo:font-style="italic" style:font-style-asian="italic"/>
    </style:style>
    <style:style style:name="T2006" style:parent-style-name="Основнойшрифтабзаца" style:family="text">
      <style:text-properties fo:font-style="italic" style:font-style-asian="italic"/>
    </style:style>
    <style:style style:name="T2007" style:parent-style-name="Основнойшрифтабзаца" style:family="text">
      <style:text-properties fo:font-style="italic" style:font-style-asian="italic"/>
    </style:style>
    <style:style style:name="T2008" style:parent-style-name="Основнойшрифтабзаца" style:family="text">
      <style:text-properties fo:font-style="italic" style:font-style-asian="italic"/>
    </style:style>
    <style:style style:name="T2009" style:parent-style-name="Основнойшрифтабзаца" style:family="text">
      <style:text-properties fo:font-style="italic" style:font-style-asian="italic"/>
    </style:style>
    <style:style style:name="T2010" style:parent-style-name="Основнойшрифтабзаца" style:family="text">
      <style:text-properties fo:font-style="italic" style:font-style-asian="italic"/>
    </style:style>
    <style:style style:name="T2011" style:parent-style-name="Основнойшрифтабзаца" style:family="text">
      <style:text-properties fo:font-style="italic" style:font-style-asian="italic"/>
    </style:style>
    <style:style style:name="T2012" style:parent-style-name="Основнойшрифтабзаца" style:family="text">
      <style:text-properties fo:font-style="italic" style:font-style-asian="italic"/>
    </style:style>
    <style:style style:name="T2013" style:parent-style-name="Основнойшрифтабзаца" style:family="text">
      <style:text-properties fo:font-style="italic" style:font-style-asian="italic"/>
    </style:style>
    <style:style style:name="T2014" style:parent-style-name="Основнойшрифтабзаца" style:family="text">
      <style:text-properties fo:font-style="italic" style:font-style-asian="italic"/>
    </style:style>
    <style:style style:name="T2015" style:parent-style-name="Основнойшрифтабзаца" style:family="text">
      <style:text-properties fo:font-style="italic" style:font-style-asian="italic"/>
    </style:style>
    <style:style style:name="T2016" style:parent-style-name="Основнойшрифтабзаца" style:family="text">
      <style:text-properties fo:font-style="italic" style:font-style-asian="italic"/>
    </style:style>
    <style:style style:name="T2017" style:parent-style-name="Основнойшрифтабзаца" style:family="text">
      <style:text-properties fo:font-style="italic" style:font-style-asian="italic"/>
    </style:style>
    <style:style style:name="T2018" style:parent-style-name="Основнойшрифтабзаца" style:family="text">
      <style:text-properties fo:font-style="italic" style:font-style-asian="italic"/>
    </style:style>
    <style:style style:name="P2019" style:parent-style-name="Обычный" style:family="paragraph">
      <style:paragraph-properties fo:text-align="start"/>
    </style:style>
    <style:style style:name="P2020" style:parent-style-name="Зc7аe0гe3оeeлebоeeвe2оeeкea6" style:family="paragraph">
      <style:paragraph-properties fo:margin-top="0in" fo:margin-bottom="0in" fo:text-indent="0in"/>
      <style:text-properties style:font-weight-complex="normal"/>
    </style:style>
    <style:style style:name="P2021" style:parent-style-name="Обычный" style:family="paragraph">
      <style:paragraph-properties fo:text-align="start"/>
    </style:style>
    <style:style style:name="P2022" style:parent-style-name="Обычный" style:family="paragraph">
      <style:paragraph-properties fo:text-align="start"/>
    </style:style>
    <style:style style:name="P2023" style:parent-style-name="Зc7аe0гe3оeeлebоeeвe2оeeкea6" style:family="paragraph">
      <style:paragraph-properties fo:margin-top="0in" fo:margin-bottom="0in" fo:text-indent="0in"/>
      <style:text-properties style:font-weight-complex="normal"/>
    </style:style>
    <style:style style:name="P2024" style:parent-style-name="Обычный" style:family="paragraph">
      <style:paragraph-properties fo:text-align="start"/>
    </style:style>
    <style:style style:name="T2025" style:parent-style-name="Основнойшрифтабзаца" style:family="text">
      <style:text-properties fo:font-style="italic" style:font-style-asian="italic"/>
    </style:style>
    <style:style style:name="T2026" style:parent-style-name="Основнойшрифтабзаца" style:family="text">
      <style:text-properties fo:font-style="italic" style:font-style-asian="italic"/>
    </style:style>
    <style:style style:name="P2027" style:parent-style-name="Обычный" style:family="paragraph">
      <style:paragraph-properties fo:text-align="start"/>
    </style:style>
    <style:style style:name="P2028" style:parent-style-name="Зc7аe0гe3оeeлebоeeвe2оeeкea6" style:family="paragraph">
      <style:paragraph-properties fo:margin-top="0in" fo:margin-bottom="0in" fo:text-indent="0in"/>
      <style:text-properties style:font-weight-complex="normal"/>
    </style:style>
    <style:style style:name="P2029" style:parent-style-name="Обычный" style:family="paragraph">
      <style:paragraph-properties fo:text-align="start"/>
    </style:style>
    <style:style style:name="P2030" style:parent-style-name="Обычный" style:family="paragraph">
      <style:paragraph-properties fo:text-align="start"/>
    </style:style>
    <style:style style:name="P2031" style:parent-style-name="Зc7аe0гe3оeeлebоeeвe2оeeкea6" style:family="paragraph">
      <style:paragraph-properties fo:margin-top="0in" fo:margin-bottom="0in" fo:text-indent="0in"/>
      <style:text-properties style:font-weight-complex="normal"/>
    </style:style>
    <style:style style:name="P2032" style:parent-style-name="Обычный" style:family="paragraph">
      <style:paragraph-properties fo:text-align="start"/>
    </style:style>
    <style:style style:name="P2033" style:parent-style-name="Обычный" style:family="paragraph">
      <style:paragraph-properties fo:text-align="start"/>
    </style:style>
    <style:style style:name="P2034" style:parent-style-name="Зc7аe0гe3оeeлebоeeвe2оeeкea6" style:family="paragraph">
      <style:paragraph-properties fo:margin-top="0in" fo:margin-bottom="0in" fo:text-indent="0in"/>
      <style:text-properties style:font-weight-complex="normal"/>
    </style:style>
    <style:style style:name="P2035" style:parent-style-name="Обычный" style:family="paragraph">
      <style:paragraph-properties fo:text-align="start"/>
    </style:style>
    <style:style style:name="P2036" style:parent-style-name="Обычный" style:family="paragraph">
      <style:paragraph-properties fo:text-align="start"/>
    </style:style>
    <style:style style:name="P2037" style:parent-style-name="Зc7аe0гe3оeeлebоeeвe2оeeкea6" style:family="paragraph">
      <style:paragraph-properties fo:margin-top="0in" fo:margin-bottom="0in" fo:text-indent="0in"/>
      <style:text-properties style:font-weight-complex="normal"/>
    </style:style>
    <style:style style:name="P2038" style:parent-style-name="Обычный" style:family="paragraph">
      <style:paragraph-properties fo:text-align="start"/>
    </style:style>
    <style:style style:name="T2039" style:parent-style-name="Основнойшрифтабзаца" style:family="text">
      <style:text-properties fo:font-style="italic" style:font-style-asian="italic"/>
    </style:style>
    <style:style style:name="P2040" style:parent-style-name="Зc7аe0гe3оeeлebоeeвe2оeeкea2" style:family="paragraph">
      <style:paragraph-properties fo:margin-top="0in" fo:margin-bottom="0in" fo:text-indent="0in"/>
      <style:text-properties style:font-name-complex="Times New Roman" style:font-weight-complex="normal" style:font-size-complex="12pt"/>
    </style:style>
    <style:style style:name="P2041" style:parent-style-name="Обычный" style:family="paragraph">
      <style:paragraph-properties fo:text-align="start"/>
    </style:style>
    <style:style style:name="P2042" style:parent-style-name="Epigraph" style:family="paragraph">
      <style:text-properties style:font-style-complex="normal" style:font-size-complex="12pt"/>
    </style:style>
    <style:style style:name="P2043" style:parent-style-name="Epigraph" style:family="paragraph">
      <style:text-properties style:font-style-complex="normal" style:font-size-complex="12pt"/>
    </style:style>
    <style:style style:name="P2044" style:parent-style-name="EpigraphAuthor" style:family="paragraph">
      <style:text-properties style:font-weight-complex="normal" style:font-size-complex="12pt"/>
    </style:style>
    <style:style style:name="P2045" style:parent-style-name="Обычный" style:family="paragraph">
      <style:paragraph-properties fo:text-align="start"/>
    </style:style>
    <style:style style:name="T2046" style:parent-style-name="Основнойшрифтабзаца" style:family="text">
      <style:text-properties fo:font-style="italic" style:font-style-asian="italic"/>
    </style:style>
    <style:style style:name="T2047" style:parent-style-name="Основнойшрифтабзаца" style:family="text">
      <style:text-properties fo:font-style="italic" style:font-style-asian="italic"/>
    </style:style>
    <style:style style:name="T2048" style:parent-style-name="Основнойшрифтабзаца" style:family="text">
      <style:text-properties fo:font-style="italic" style:font-style-asian="italic"/>
    </style:style>
    <style:style style:name="P2049" style:parent-style-name="Зc7аe0гe3оeeлebоeeвe2оeeкea2" style:family="paragraph">
      <style:paragraph-properties fo:margin-top="0in" fo:margin-bottom="0in" fo:text-indent="0in"/>
      <style:text-properties style:font-name-complex="Times New Roman" style:font-weight-complex="normal" style:font-size-complex="12pt"/>
    </style:style>
    <style:style style:name="P2050" style:parent-style-name="Обычный" style:family="paragraph">
      <style:paragraph-properties fo:text-align="start"/>
    </style:style>
    <style:style style:name="T2051" style:parent-style-name="Основнойшрифтабзаца" style:family="text">
      <style:text-properties fo:font-style="italic" style:font-style-asian="italic"/>
    </style:style>
    <style:style style:name="T2052" style:parent-style-name="Основнойшрифтабзаца" style:family="text">
      <style:text-properties fo:font-style="italic" style:font-style-asian="italic"/>
    </style:style>
    <style:style style:name="T2053" style:parent-style-name="Основнойшрифтабзаца" style:family="text">
      <style:text-properties fo:font-style="italic" style:font-style-asian="italic"/>
    </style:style>
    <style:style style:name="T2054" style:parent-style-name="Основнойшрифтабзаца" style:family="text">
      <style:text-properties fo:font-style="italic" style:font-style-asian="italic"/>
    </style:style>
    <style:style style:name="T2055" style:parent-style-name="Основнойшрифтабзаца" style:family="text">
      <style:text-properties fo:font-style="italic" style:font-style-asian="italic"/>
    </style:style>
    <style:style style:name="T2056" style:parent-style-name="Основнойшрифтабзаца" style:family="text">
      <style:text-properties fo:font-style="italic" style:font-style-asian="italic"/>
    </style:style>
    <style:style style:name="P2057" style:parent-style-name="Зc7аe0гe3оeeлebоeeвe2оeeкea2" style:family="paragraph">
      <style:paragraph-properties fo:margin-top="0in" fo:margin-bottom="0in" fo:text-indent="0in"/>
      <style:text-properties style:font-name-complex="Times New Roman" style:font-weight-complex="normal" style:font-size-complex="12pt"/>
    </style:style>
    <style:style style:name="P2058" style:parent-style-name="Обычный" style:family="paragraph">
      <style:paragraph-properties fo:text-align="start"/>
    </style:style>
    <style:style style:name="P2059" style:parent-style-name="Epigraph" style:family="paragraph">
      <style:text-properties style:font-style-complex="normal" style:font-size-complex="12pt"/>
    </style:style>
    <style:style style:name="P2060" style:parent-style-name="Epigraph" style:family="paragraph">
      <style:text-properties style:font-style-complex="normal" style:font-size-complex="12pt"/>
    </style:style>
    <style:style style:name="P2061" style:parent-style-name="Epigraph" style:family="paragraph">
      <style:text-properties style:font-style-complex="normal" style:font-size-complex="12pt"/>
    </style:style>
    <style:style style:name="P2062" style:parent-style-name="Epigraph" style:family="paragraph">
      <style:text-properties style:font-style-complex="normal" style:font-size-complex="12pt"/>
    </style:style>
    <style:style style:name="P2063" style:parent-style-name="Epigraph" style:family="paragraph">
      <style:text-properties style:font-style-complex="normal" style:font-size-complex="12pt"/>
    </style:style>
    <style:style style:name="P2064" style:parent-style-name="Epigraph" style:family="paragraph">
      <style:text-properties style:font-style-complex="normal" style:font-size-complex="12pt"/>
    </style:style>
    <style:style style:name="P2065" style:parent-style-name="Epigraph" style:family="paragraph">
      <style:text-properties style:font-style-complex="normal" style:font-size-complex="12pt"/>
    </style:style>
    <style:style style:name="P2066" style:parent-style-name="Epigraph" style:family="paragraph">
      <style:text-properties style:font-style-complex="normal" style:font-size-complex="12pt"/>
    </style:style>
    <style:style style:name="P2067" style:parent-style-name="Epigraph" style:family="paragraph">
      <style:text-properties style:font-style-complex="normal" style:font-size-complex="12pt"/>
    </style:style>
    <style:style style:name="P2068" style:parent-style-name="Epigraph" style:family="paragraph">
      <style:text-properties style:font-style-complex="normal" style:font-size-complex="12pt"/>
    </style:style>
    <style:style style:name="P2069" style:parent-style-name="Epigraph" style:family="paragraph">
      <style:text-properties style:font-style-complex="normal" style:font-size-complex="12pt"/>
    </style:style>
    <style:style style:name="P2070" style:parent-style-name="Epigraph" style:family="paragraph">
      <style:text-properties style:font-style-complex="normal" style:font-size-complex="12pt"/>
    </style:style>
    <style:style style:name="P2071" style:parent-style-name="Epigraph" style:family="paragraph">
      <style:text-properties style:font-style-complex="normal" style:font-size-complex="12pt"/>
    </style:style>
    <style:style style:name="P2072" style:parent-style-name="Epigraph" style:family="paragraph">
      <style:text-properties style:font-style-complex="normal" style:font-size-complex="12pt"/>
    </style:style>
    <style:style style:name="P2073" style:parent-style-name="Epigraph" style:family="paragraph">
      <style:text-properties style:font-style-complex="normal" style:font-size-complex="12pt"/>
    </style:style>
    <style:style style:name="T2074" style:parent-style-name="Основнойшрифтабзаца" style:family="text">
      <style:text-properties style:font-weight-complex="normal" fo:font-style="italic" style:font-style-asian="italic" style:font-size-complex="12pt"/>
    </style:style>
    <style:style style:name="T2075" style:parent-style-name="Основнойшрифтабзаца" style:family="text">
      <style:text-properties style:font-weight-complex="normal" fo:font-style="italic" style:font-style-asian="italic" style:font-size-complex="12pt"/>
    </style:style>
    <style:style style:name="T2076" style:parent-style-name="Основнойшрифтабзаца" style:family="text">
      <style:text-properties style:font-weight-complex="normal" fo:font-style="italic" style:font-style-asian="italic" style:font-size-complex="12pt"/>
    </style:style>
    <style:style style:name="T2077" style:parent-style-name="Основнойшрифтабзаца" style:family="text">
      <style:text-properties style:font-weight-complex="normal" fo:font-style="italic" style:font-style-asian="italic" style:font-size-complex="12pt"/>
    </style:style>
    <style:style style:name="T2078" style:parent-style-name="Основнойшрифтабзаца" style:family="text">
      <style:text-properties style:font-weight-complex="normal" fo:font-style="italic" style:font-style-asian="italic" style:font-size-complex="12pt"/>
    </style:style>
    <style:style style:name="T2079" style:parent-style-name="Основнойшрифтабзаца" style:family="text">
      <style:text-properties style:font-weight-complex="normal" fo:font-style="italic" style:font-style-asian="italic" style:font-size-complex="12pt"/>
    </style:style>
    <style:style style:name="T2080" style:parent-style-name="Основнойшрифтабзаца" style:family="text">
      <style:text-properties style:font-weight-complex="normal" fo:font-style="italic" style:font-style-asian="italic" style:font-size-complex="12pt"/>
    </style:style>
    <style:style style:name="T2081" style:parent-style-name="Основнойшрифтабзаца" style:family="text">
      <style:text-properties style:font-weight-complex="normal" fo:font-style="italic" style:font-style-asian="italic" style:font-size-complex="12pt"/>
    </style:style>
    <style:style style:name="T2082" style:parent-style-name="Основнойшрифтабзаца" style:family="text">
      <style:text-properties style:font-weight-complex="normal" fo:font-style="italic" style:font-style-asian="italic" style:font-size-complex="12pt"/>
    </style:style>
    <style:style style:name="P2083" style:parent-style-name="Обычный" style:family="paragraph">
      <style:paragraph-properties fo:text-align="start"/>
    </style:style>
    <style:style style:name="P2084" style:parent-style-name="Обычный" style:family="paragraph">
      <style:paragraph-properties fo:text-align="start"/>
    </style:style>
    <style:style style:name="P2085" style:parent-style-name="Зc7аe0гe3оeeлebоeeвe2оeeкea6" style:family="paragraph">
      <style:paragraph-properties fo:margin-top="0in" fo:margin-bottom="0in" fo:text-indent="0in"/>
      <style:text-properties style:font-weight-complex="normal"/>
    </style:style>
    <style:style style:name="P2086" style:parent-style-name="Обычный" style:family="paragraph">
      <style:paragraph-properties fo:text-align="start"/>
    </style:style>
    <style:style style:name="P2087" style:parent-style-name="Обычный" style:family="paragraph">
      <style:paragraph-properties fo:text-align="start"/>
    </style:style>
    <style:style style:name="P2088" style:parent-style-name="Зc7аe0гe3оeeлebоeeвe2оeeкea6" style:family="paragraph">
      <style:paragraph-properties fo:margin-top="0in" fo:margin-bottom="0in" fo:text-indent="0in"/>
      <style:text-properties style:font-weight-complex="normal"/>
    </style:style>
    <style:style style:name="P2089" style:parent-style-name="Обычный" style:family="paragraph">
      <style:paragraph-properties fo:text-align="start"/>
    </style:style>
    <style:style style:name="T2090" style:parent-style-name="Основнойшрифтабзаца" style:family="text">
      <style:text-properties fo:font-style="italic" style:font-style-asian="italic"/>
    </style:style>
  </office:automatic-styles>
  <office:body>
    <office:text text:use-soft-page-breaks="true">
      <text:p text:style-name="P1">Иван<text:s/>Сергеевич<text:s/>Тургенев</text:p>
      <text:p text:style-name="P4">Записки<text:s/>охотника</text:p>
      <text:p text:style-name="P5"/>
      <text:p text:style-name="P6">Хорь<text:s/>и<text:s/>Калиныч</text:p>
      <text:p text:style-name="P7"/>
      <text:p text:style-name="Обычный">Кому<text:s/>случалось<text:s/>из<text:s/>Болховского<text:s/>уезда<text:s/>перебираться<text:s/>в<text:s/>Жиздринский,<text:s/>того,<text:s/>вероятно,<text:s/>поражала<text:s/>резкая<text:s/>разница<text:s/>между<text:s/>породой<text:s/>людей<text:s/>в<text:s/>Орловской<text:s/>губернии<text:s/>и<text:s/>калужской<text:s/>породой.<text:s/>Орловский<text:s/>мужик<text:s/>невелик<text:s/>ростом,<text:s/>сутуловат,<text:s/>угрюм,<text:s/>глядит<text:s/>исподлобья,<text:s/>живет<text:s/>в<text:s/>дрянных<text:s/>осиновых<text:s/>избенках,<text:s/>ходит<text:s/>на<text:s/>барщину,<text:s/>торговлей<text:s/>не<text:s/>занимается,<text:s/>ест<text:s/>плохо,<text:s/>носит<text:s/>лапти;<text:s/>калужский<text:s/>оброчный<text:s/>мужик<text:s/>обитает<text:s/>в<text:s/>просторных<text:s/>сосновых<text:s/>избах,<text:s/>высок<text:s/>ростом,<text:s/>глядит<text:s/>смело<text:s/>и<text:s/>весело,<text:s/>лицом<text:s/>чист<text:s/>и<text:s/>бел,<text:s/>торгует<text:s/>маслом<text:s/>и<text:s/>дегтем<text:s/>и<text:s/>по<text:s/>праздникам<text:s/>ходит<text:s/>в<text:s/>сапогах.<text:s/>Орловская<text:s/>деревня<text:s/>(мы<text:s/>говорим<text:s/>о<text:s/>восточной<text:s/>части<text:s/>Орловской<text:s/>губернии)<text:s/>обыкновенно<text:s/>расположена<text:s/>среди<text:s/>распаханных<text:s/>полей,<text:s/>близ<text:s/>оврага,<text:s/>кое‑как<text:s/>превращенного<text:s/>в<text:s/>грязный<text:s/>пруд.<text:s/>Кроме<text:s/>немногих<text:s/>ракит,<text:s/>всегда<text:s/>готовых<text:s/>к<text:s/>услугам,<text:s/>да<text:s/>двух‑трех<text:s/>тощих<text:s/>берез,<text:s/>деревца<text:s/>на<text:s/>версту<text:s/>кругом<text:s/>не<text:s/>увидишь;<text:s/>изба<text:s/>лепится<text:s/>к<text:s/>избе,<text:s/>крыши<text:s/>закиданы<text:s/>гнилой<text:s/>соломой…<text:s/>Калужская<text:s/>деревня,<text:s/>напротив,<text:s/>большею<text:s/>частью<text:s/>окружена<text:s/>лесом;<text:s/>избы<text:s/>стоят<text:s/>вольней<text:s/>и<text:s/>прямей,<text:s/>крыты<text:s/>тесом;<text:s/>ворота<text:s/>плотно<text:s/>запираются,<text:s/>плетень<text:s/>на<text:s/>задворке<text:s/>не<text:s/>разметан<text:s/>и<text:s/>не<text:s/>вываливается<text:s/>наружу,<text:s/>не<text:s/>зовет<text:s/>в<text:s/>гости<text:s/>всякую<text:s/>прохожую<text:s/>свинью…<text:s/>И<text:s/>для<text:s/>охотника<text:s/>в<text:s/>Калужской<text:s/>губернии<text:s/>лучше.<text:s/>В<text:s/>Орловской<text:s/>губернии<text:s/>последние<text:s/>леса<text:s/>и<text:s/>площадя<text:span text:style-name="Знаксноски"><text:note text:note-class="footnote" text:id="_ftn0"><text:note-citation>1</text:note-citation><text:note-body><text:p text:style-name="FootNote"><text:span text:style-name="T8"><text:s/></text:span><text:span text:style-name="T9">«Площадями»</text:span><text:span text:style-name="T10"><text:s/></text:span><text:span text:style-name="T11">называются</text:span><text:span text:style-name="T12"><text:s/></text:span><text:span text:style-name="T13">в</text:span><text:span text:style-name="T14"><text:s/></text:span><text:span text:style-name="T15">Орловской</text:span><text:span text:style-name="T16"><text:s/></text:span><text:span text:style-name="T17">губернии</text:span><text:span text:style-name="T18"><text:s/></text:span><text:span text:style-name="T19">большие</text:span><text:span text:style-name="T20"><text:s/></text:span><text:span text:style-name="T21">сплошные</text:span><text:span text:style-name="T22"><text:s/></text:span><text:span text:style-name="T23">массы</text:span><text:span text:style-name="T24"><text:s/></text:span><text:span text:style-name="T25">кустов</text:span><text:span text:style-name="T26">;<text:s/></text:span><text:span text:style-name="T27">орловское</text:span><text:span text:style-name="T28"><text:s/></text:span><text:span text:style-name="T29">наречие</text:span><text:span text:style-name="T30"><text:s/></text:span><text:span text:style-name="T31">отличается</text:span><text:span text:style-name="T32"><text:s/></text:span><text:span text:style-name="T33">вообще</text:span><text:span text:style-name="T34"><text:s/></text:span><text:span text:style-name="T35">множеством</text:span><text:span text:style-name="T36"><text:s/></text:span><text:span text:style-name="T37">своебытных</text:span><text:span text:style-name="T38">,<text:s/></text:span><text:span text:style-name="T39">иногда</text:span><text:span text:style-name="T40"><text:s/></text:span><text:span text:style-name="T41">весьма</text:span><text:span text:style-name="T42"><text:s/></text:span><text:span text:style-name="T43">м</text:span><text:span text:style-name="T44">етких</text:span><text:span text:style-name="T45">,<text:s/></text:span><text:span text:style-name="T46">иногда</text:span><text:span text:style-name="T47"><text:s/></text:span><text:span text:style-name="T48">довольно</text:span><text:span text:style-name="T49"><text:s/></text:span><text:span text:style-name="T50">б</text:span><text:span text:style-name="T51">езобразных</text:span><text:span text:style-name="T52">,<text:s/></text:span><text:span text:style-name="T53">слов</text:span><text:span text:style-name="T54"><text:s/></text:span><text:span text:style-name="T55">и</text:span><text:span text:style-name="T56"><text:s/></text:span><text:span text:style-name="T57">оборотов</text:span><text:span text:style-name="T58">.</text:span><text:span text:style-name="T59"> </text:span><text:span text:style-name="T60">–</text:span><text:span text:style-name="T61"><text:s/></text:span><text:span text:style-name="T62">Примеч</text:span><text:span text:style-name="T63">.<text:s/></text:span><text:span text:style-name="T64">авт</text:span><text:span text:style-name="T65">.</text:span></text:p><text:p text:style-name="Сd1нedоeeсf1кeaаe0"/></text:note-body></text:note></text:span><text:s/>исчезнут<text:s/>лет<text:s/>через<text:s/>пять,<text:s/>а<text:s/>болот<text:s/>и<text:s/>в<text:s/>помине<text:s/>нет;<text:s/>в Калужской,<text:s/>напротив,<text:s/>засеки<text:s/>тянутся<text:s/>на<text:s/>сотни,<text:s/>болота<text:s/>на<text:s/>десятки<text:s/>верст,<text:s/>и<text:s/>не<text:s/>перевелась<text:s/>еще<text:s/>благородная<text:s/>птица<text:s/>тетерев,<text:s/>водится<text:s/>добродушный<text:s/>дупель,<text:s/>и<text:s/>хлопотунья<text:s/>куропатка<text:s/>своим<text:s/>порывистым<text:s/>взлетом<text:s/>веселит<text:s/>и<text:s/>пугает<text:s/>стрелка<text:s/>и<text:s/>собаку.</text:p>
      <text:p text:style-name="Обычный">В<text:s/>качестве<text:s/>охотника<text:s/>посещая<text:s/>Жиздринский<text:s/>уезд,<text:s/>сошелся<text:s/>я<text:s/>в<text:s/>поле<text:s/>и<text:s/>познакомился<text:s/>с<text:s/>одним<text:s/>калужским<text:s/>мелким<text:s/>помещиком,<text:s/>Полутыкиным,<text:s/>страстным<text:s/>охотником<text:s/>и,<text:s/>следовательно,<text:s/>отличным<text:s/>человеком.<text:s/>Водились<text:s/>за<text:s/>ним,<text:s/>правда,<text:s/>некоторые<text:s/>слабости:<text:s/>он,<text:s/>например,<text:s/>сватался<text:s/>за<text:s/>всех<text:s/>богатых<text:s/>невест<text:s/>в<text:s/>губернии<text:s/>и,<text:s/>получив<text:s/>отказ<text:s/>от<text:s/>руки<text:s/>и<text:s/>от<text:s/>дому,<text:s/>с<text:s/>сокрушенным<text:s/>сердцем<text:s/>доверял<text:s/>свое<text:s/>горе<text:s/>всем<text:s/>друзьям<text:s/>и<text:s/>знакомым,<text:s/>а<text:s/>родителям<text:s/>невест<text:s/>продолжал<text:s/>посылать<text:s/>в<text:s/>подарок<text:s/>кислые<text:s/>персики<text:s/>и<text:s/>другие<text:s/>сырые<text:s/>произведения<text:s/>своего<text:s/>сада;<text:s/>любил<text:s/>повторять<text:s/>один<text:s/>и<text:s/>тот<text:s/>же<text:s/>анекдот,<text:s/>который,<text:s/>несмотря<text:s/>на<text:s/>уважение<text:s/>г‑на<text:s/>Полутыкина<text:s/>к<text:s/>его<text:s/>достоинствам,<text:s/>решительно<text:s/>никогда<text:s/>никого<text:s/>не<text:s/>смешил;<text:s/>хвалил<text:s/>сочинение<text:s/>Акима<text:s/>Нахимова<text:s/>и<text:s/>повесть<text:s/><text:span text:style-name="T66">Пинну</text:span><text:span text:style-name="T67">;<text:s/></text:span>заикался;<text:s/>называл<text:s/>свою<text:s/>собаку<text:s/>Астрономом;<text:s/>вместо<text:s/><text:span text:style-name="T68">однако</text:span><text:span text:style-name="T69"><text:s/></text:span>говорил<text:s/><text:span text:style-name="T70">одначе</text:span><text:span text:style-name="T71"><text:s/></text:span>и<text:s/>завел<text:s/>у<text:s/>себя<text:s/>в<text:s/>доме<text:s/>французскую<text:s/>кухню,<text:s/>тайна<text:s/>которой,<text:s/>по<text:s/>понятиям<text:s/>его<text:s/>повара,<text:s/>состояла<text:s/>в<text:s/>полном<text:s/>изменении<text:s/>естественного<text:s/>вкуса<text:s/>каждого<text:s/>кушанья:<text:s/>мясо<text:s/>у<text:s/>этого<text:s/>искусника<text:s/>отзывалось<text:s/>рыбой,<text:s/>рыба –<text:s/>грибами,<text:s/>макароны –<text:s/>порохом;<text:s/>зато<text:s/>ни<text:s/>одна<text:s/>морковка<text:s/>не<text:s/>попадала<text:s/>в<text:s/>суп,<text:s/>не<text:s/>приняв<text:s/>вида<text:s/>ромба<text:s/>или<text:s/>трапеции.<text:s/>Но<text:s/>за<text:s/>исключением<text:s/>этих<text:s/>немногих<text:s/>и<text:s/>незначительных<text:s/>недостатков,<text:s/>г.<text:s/>Полутыкин<text:s/>был,<text:s/>как<text:s/>уже<text:s/>сказано,<text:s/>отличный<text:s/>человек.</text:p>
      <text:p text:style-name="Обычный">В<text:s/>первый<text:s/>же<text:s/>день<text:s/>моего<text:s/>знакомства<text:s/>с<text:s/>г.<text:s/>Полутыкиным<text:s/>он<text:s/>пригласил<text:s/>меня<text:s/>на<text:s/>ночь<text:s/>к<text:s/>себе.</text:p>
      <text:p text:style-name="Обычный">– До<text:s/>меня<text:s/>верст<text:s/>пять<text:s/>будет, –<text:s/>прибавил<text:s/>он, –<text:s/>пешком<text:s/>идти<text:s/>далеко;<text:s/>зайдемте<text:s/>сперва<text:s/>к<text:s/>Хорю. (Читатель<text:s/>позволит<text:s/>мне<text:s/>не<text:s/>передавать<text:s/>его<text:s/>заиканья.)</text:p>
      <text:p text:style-name="Обычный">– А<text:s/>кто<text:s/>такой<text:s/>Хорь?</text:p>
      <text:p text:style-name="Обычный">– А<text:s/>мой<text:s/>мужик…<text:s/>Он<text:s/>отсюда<text:s/>близехонько.</text:p>
      <text:p text:style-name="Обычный">Мы<text:s/>отправились<text:s/>к<text:s/>нему.<text:s/>Посреди<text:s/>леса,<text:s/>на<text:s/>расчищенной<text:s/>и<text:s/>разработанной<text:s/>поляне,<text:s/>возвышалась<text:s/>одинокая<text:s/>усадьба<text:s/>Хоря.<text:s/>Она<text:s/>состояла<text:s/>из<text:s/>нескольких<text:s/>сосновых<text:s/>срубов,<text:s/>соединенных<text:s/>заборами;<text:s/>перед<text:s/>главной<text:s/>избой<text:s/>тянулся<text:s/>навес,<text:s/>подпертый<text:s/>тоненькими<text:s/>столбиками.<text:s/>Мы<text:s/>вошли.<text:s/>Нас<text:s/>встретил<text:s/>молодой<text:s/>парень,<text:s/>лет<text:s/>двадцати,<text:s/>высокий<text:s/>и<text:s/>красивый.</text:p>
      <text:soft-page-break/>
      <text:p text:style-name="Обычный">– А,<text:s/>Федя!<text:s/>дома<text:s/>Хорь? –<text:s/>спросил<text:s/>его<text:s/>г‑н<text:s/>Полутыкин.</text:p>
      <text:p text:style-name="Обычный">– Нет,<text:s/>Хорь<text:s/>в<text:s/>город<text:s/>уехал, –<text:s/>отвечал<text:s/>парень,<text:s/>улыбаясь<text:s/>и<text:s/>показывая<text:s/>ряд<text:s/>белых,<text:s/>как<text:s/>снег,<text:s/>зубов. –<text:s/>Тележку<text:s/>заложить<text:s/>прикажете?</text:p>
      <text:p text:style-name="Обычный">– Да,<text:s/>брат,<text:s/>тележку.<text:s/>Да<text:s/>принеси<text:s/>нам<text:s/>квасу.</text:p>
      <text:p text:style-name="Обычный">Мы<text:s/>вошли<text:s/>в<text:s/>избу.<text:s/>Ни<text:s/>одна<text:s/>суздальская<text:s/>картина<text:s/>не<text:s/>залепляла<text:s/>чистых<text:s/>бревенчатых<text:s/>стен;<text:s/>в углу<text:s/>перед<text:s/>тяжелым<text:s/>образом<text:s/>в<text:s/>серебряном<text:s/>окладе<text:s/>теплилась<text:s/>лампадка;<text:s/>липовый<text:s/>стол<text:s/>недавно<text:s/>был<text:s/>выскоблен<text:s/>и<text:s/>вымыт;<text:s/>между<text:s/>бревнами<text:s/>и<text:s/>по<text:s/>косякам<text:s/>окон<text:s/>не<text:s/>скиталось<text:s/>резвых<text:s/>прусаков,<text:s/>не<text:s/>скрывалось<text:s/>задумчивых<text:s/>тараканов.<text:s/>Молодой<text:s/>парень<text:s/>скоро<text:s/>появился<text:s/>с<text:s/>большой<text:s/>белой<text:s/>кружкой,<text:s/>наполненной<text:s/>хорошим<text:s/>квасом,<text:s/>с<text:s/>огромным<text:s/>ломтем<text:s/>пшеничного<text:s/>хлеба<text:s/>и<text:s/>с<text:s/>дюжиной<text:s/>соленых<text:s/>огурцов<text:s/>в<text:s/>деревянной<text:s/>миске.<text:s/>Он<text:s/>поставил<text:s/>все<text:s/>эти<text:s/>припасы<text:s/>на<text:s/>стол,<text:s/>прислонился<text:s/>к<text:s/>двери<text:s/>и<text:s/>начал<text:s/>с<text:s/>улыбкой<text:s/>на<text:s/>нас<text:s/>поглядывать.<text:s/>Не<text:s/>успели<text:s/>мы<text:s/>доесть<text:s/>нашей<text:s/>закуски,<text:s/>как<text:s/>уже<text:s/>телега<text:s/>застучала<text:s/>перед<text:s/>крыльцом.<text:s/>Мы<text:s/>вышли.<text:s/>Мальчик<text:s/>лет<text:s/>пятнадцати,<text:s/>кудрявый<text:s/>и<text:s/>краснощекий,<text:s/>сидел<text:s/>кучером<text:s/>и<text:s/>с<text:s/>трудом<text:s/>удерживал<text:s/>сытого<text:s/>пегого<text:s/>жеребца.<text:s/>Кругом<text:s/>телеги<text:s/>стояло<text:s/>человек<text:s/>шесть<text:s/>молодых<text:s/>великанов,<text:s/>очень<text:s/>похожих<text:s/>друг<text:s/>на<text:s/>друга<text:s/>и<text:s/>на<text:s/>Федю.<text:s/>«Всё<text:s/>дети<text:s/>Хоря!» –<text:s/>заметил<text:s/>Полутыкин.<text:s/>«Всё<text:s/>Хорьки, –<text:s/>подхватил<text:s/>Федя,<text:s/>который<text:s/>вышел<text:s/>вслед<text:s/>за<text:s/>нами<text:s/>на<text:s/>крыльцо, –<text:s/>да<text:s/>еще<text:s/>не<text:s/>все:<text:s/>Потап<text:s/>в<text:s/>лесу,<text:s/>а<text:s/>Сидор<text:s/>уехал<text:s/>со<text:s/>старым<text:s/>Хорем<text:s/>в<text:s/>город…<text:s/>Смотри<text:s/>же,<text:s/>Вася, –<text:s/>продолжал<text:s/>он,<text:s/>обращаясь<text:s/>к<text:s/>кучеру, –<text:s/>духом<text:s/>сомчи:<text:s/>барина<text:s/>везешь.<text:s/>Только<text:s/>на<text:s/>толчках‑то,<text:s/>смотри,<text:s/>потише:<text:s/>и телегу‑то<text:s/>попортишь,<text:s/>да<text:s/>и<text:s/>барское<text:s/>черево<text:s/>обеспокоишь!»<text:s/>Остальные<text:s/>Хорьки<text:s/>усмехнулись<text:s/>от<text:s/>выходки<text:s/>Феди.<text:s/>«Подсадить<text:s/>Астронома!» –<text:s/>торжественно<text:s/>воскликнул<text:s/>г‑н<text:s/>Полутыкин.<text:s/>Федя,<text:s/>не<text:s/>без<text:s/>удовольствия,<text:s/>поднял<text:s/>на<text:s/>воздух<text:s/>принужденно<text:s/>улыбавшуюся<text:s/>собаку<text:s/>и<text:s/>положил<text:s/>ее<text:s/>на<text:s/>дно<text:s/>телеги.<text:s/>Вася<text:s/>дал<text:s/>вожжи<text:s/>лошади.<text:s/>Мы<text:s/>покатили.<text:s/>«А<text:s/>вот<text:s/>это<text:s/>моя<text:s/>контора, –<text:s/>сказал<text:s/>мне<text:s/>вдруг<text:s/>г‑н<text:s/>Полутыкин,<text:s/>указывая<text:s/>на<text:s/>небольшой<text:s/>низенький<text:s/>домик, –<text:s/>хотите<text:s/>зайти?» –<text:s/>«Извольте». –<text:s/>«Она<text:s/>теперь<text:s/>упразднена, –<text:s/>заметил<text:s/>он,<text:s/>слезая, –<text:s/>а<text:s/>все<text:s/>посмотреть<text:s/>стоит».<text:s/>Контора<text:s/>состояла<text:s/>из<text:s/>двух<text:s/>пустых<text:s/>комнат.<text:s/>Сторож,<text:s/>кривой<text:s/>старик,<text:s/>прибежал<text:s/>с<text:s/>задворья.<text:s/>«Здравствуй,<text:s/>Миняич, –<text:s/>проговорил<text:s/>г‑н<text:s/>Полутыкин, –<text:s/>а<text:s/>где<text:s/>же<text:s/>вода?»<text:s/>Кривой<text:s/>старик<text:s/>исчез<text:s/>и<text:s/>тотчас<text:s/>вернулся<text:s/>с<text:s/>бутылкой<text:s/>воды<text:s/>и<text:s/>двумя<text:s/>стаканами.<text:s/>«Отведайте, –<text:s/>сказал<text:s/>мне<text:s/>Полутыкин, –<text:s/>это<text:s/>у<text:s/>меня<text:s/>хорошая,<text:s/>ключевая<text:s/>вода».<text:s/>Мы<text:s/>выпили<text:s/>по<text:s/>стакану,<text:s/>причем<text:s/>старик<text:s/>нам<text:s/>кланялся<text:s/>в<text:s/>пояс.<text:s/>«Ну,<text:s/>теперь,<text:s/>кажется,<text:s/>мы<text:s/>можем<text:s/>ехать, –<text:s/>заметил<text:s/>мой<text:s/>новый<text:s/>приятель. –<text:s/>В<text:s/>этой<text:s/>конторе<text:s/>я<text:s/>продал<text:s/>купцу<text:s/>Аллилуеву<text:s/>четыре<text:s/>десятины<text:s/>лесу<text:s/>за<text:s/>выгодную<text:s/>цену».<text:s/>Мы<text:s/>сели<text:s/>в<text:s/>телегу<text:s/>и<text:s/>через<text:s/>полчаса<text:s/>уже<text:s/>въезжали<text:s/>на<text:s/>двор<text:s/>господского<text:s/>дома.</text:p>
      <text:p text:style-name="Обычный">– Скажите,<text:s/>пожалуйста, –<text:s/>спросил<text:s/>я<text:s/>Полутыкина<text:s/>за<text:s/>ужином, –<text:s/>отчего<text:s/>у<text:s/>вас<text:s/>Хорь<text:s/>живет<text:s/>отдельно<text:s/>от<text:s/>прочих<text:s/>ваших<text:s/>мужиков?</text:p>
      <text:p text:style-name="Обычный">– А<text:s/>вот<text:s/>отчего:<text:s/>он<text:s/>у<text:s/>меня<text:s/>мужик<text:s/>умный.<text:s/>Лет<text:s/>двадцать<text:s/>пять<text:s/>тому<text:s/>назад<text:s/>изба<text:s/>у<text:s/>него<text:s/>сгорела;<text:s/>вот<text:s/>и<text:s/>пришел<text:s/>он<text:s/>к<text:s/>моему<text:s/>покойному<text:s/>батюшке<text:s/>и<text:s/>говорит:<text:s/>дескать,<text:s/>позвольте<text:s/>мне,<text:s/>Николай<text:s/>Кузьмич,<text:s/>поселиться<text:s/>у<text:s/>вас<text:s/>в<text:s/>лесу<text:s/>на<text:s/>болоте.<text:s/>Я<text:s/>вам<text:s/>стану<text:s/>оброк<text:s/>платить<text:s/>хороший. –<text:s/>«Да<text:s/>зачем<text:s/>тебе<text:s/>селиться<text:s/>на<text:s/>болоте?» –<text:s/>«Да<text:s/>уж<text:s/>так;<text:s/>только<text:s/>вы,<text:s/>батюшка<text:s/>Николай<text:s/>Кузьмич,<text:s/>ни<text:s/>в<text:s/>какую<text:s/>работу<text:s/>употреблять<text:s/>меня<text:s/>уж<text:s/>не<text:s/>извольте,<text:s/>а<text:s/>оброк<text:s/>положите,<text:s/>какой<text:s/>сами<text:s/>знаете». –<text:s/>«Пятьдесят<text:s/>рублев<text:s/>в<text:s/>год!» –<text:s/>«Извольте». –<text:s/>«Да<text:s/>без<text:s/>недоимок<text:s/>у<text:s/>меня,<text:s/>смотри!» –<text:s/>«Известно,<text:s/>без<text:s/>недоимок…»<text:s/>Вот<text:s/>он<text:s/>и<text:s/>поселился<text:s/>на<text:s/>болоте.<text:s/>С<text:s/>тех<text:s/>пор<text:s/>Хорем<text:s/>его<text:s/>и<text:s/>прозвали.</text:p>
      <text:p text:style-name="Обычный">– Ну,<text:s/>и<text:s/>разбогател? –<text:s/>спросил<text:s/>я.</text:p>
      <text:p text:style-name="Обычный">– Разбогател.<text:s/>Теперь<text:s/>он<text:s/>мне<text:s/>сто<text:s/>целковых<text:s/>оброка<text:s/>платит,<text:s/>да<text:s/>еще<text:s/>я,<text:s/>пожалуй,<text:s/>накину.<text:s/>Я<text:s/>уж<text:s/>ему<text:s/>не<text:s/>раз<text:s/>говорил:<text:s/>«Откупись,<text:s/>Хорь,<text:s/>эй,<text:s/>откупись!..»<text:s/>А<text:s/>он,<text:s/>бестия,<text:s/>меня<text:s/>уверяет,<text:s/>что<text:s/>нечем;<text:s/>денег,<text:s/>дескать,<text:s/>нету…<text:s/>Да,<text:s/>как<text:s/>бы<text:s/>не<text:s/>так!..</text:p>
      <text:p text:style-name="Обычный">На<text:s/>другой<text:s/>день<text:s/>мы<text:s/>тотчас<text:s/>после<text:s/>чаю<text:s/>опять<text:s/>отправились<text:s/>на<text:s/>охоту.<text:s/>Проезжая<text:s/>через<text:s/>деревню,<text:s/>г‑н<text:s/>Полутыкин<text:s/>велел<text:s/>кучеру<text:s/>остановиться<text:s/>у<text:s/>низенькой<text:s/>избы<text:s/>и<text:s/>звучно<text:s/>воскликнул:<text:s/>«Калиныч!» –<text:s/>«Сейчас,<text:s/>батюшка,<text:s/>сейчас, –<text:s/>раздался<text:s/>голос<text:s/>со<text:s/>двора, –<text:s/>лапоть<text:s/>подвязываю».<text:s/>Мы<text:s/>поехали<text:s/>шагом;<text:s/>за<text:s/>деревней<text:s/>догнал<text:s/>нас<text:s/>человек<text:s/>лет<text:s/>сорока,<text:s/>высокого<text:s/>роста,<text:s/>худой,<text:s/>с<text:s/>небольшой<text:s/>загнутой<text:s/>назад<text:s/>головкой.<text:s/>Это<text:s/>был<text:s/>Калиныч.<text:s/>Его<text:s/>добродушное<text:s/>смуглое<text:s/>лицо,<text:s/>кое‑где<text:s/>отмеченное<text:s/>рябинами,<text:s/>мне<text:s/>понравилось<text:s/>с<text:s/>первого<text:s/>взгляда.<text:s/>Калиныч<text:s/>(как<text:s/>узнал<text:s/>я<text:s/>после)<text:s/>каждый<text:s/>день<text:s/>ходил<text:s/>с<text:s/>барином<text:s/>на<text:s/>охоту,<text:s/>носил<text:s/>его<text:s/>сумку,<text:s/>иногда<text:s/>и<text:s/>ружье,<text:s/>замечал,<text:s/>где<text:s/>садится<text:s/>птица,<text:s/>доставал<text:s/>воды,<text:s/>набирал<text:s/>земляники,<text:s/>устроивал<text:s/>шалаши,<text:s/>бегал<text:s/>за<text:s/>дрожками;<text:s/><text:soft-page-break/>без<text:s/>него<text:s/>г‑н<text:s/>Полутыкин<text:s/>шагу<text:s/>ступить<text:s/>не<text:s/>мог.<text:s/>Калиныч<text:s/>был<text:s/>человек<text:s/>самого<text:s/>веселого,<text:s/>самого<text:s/>кроткого<text:s/>нрава,<text:s/>беспрестанно<text:s/>попевал<text:s/>вполголоса,<text:s/>беззаботно<text:s/>поглядывал<text:s/>во<text:s/>все<text:s/>стороны,<text:s/>говорил<text:s/>немного<text:s/>в<text:s/>нос,<text:s/>улыбаясь,<text:s/>прищуривал<text:s/>свои<text:s/>светло‑голубые<text:s/>глаза<text:s/>и<text:s/>часто<text:s/>брался<text:s/>рукою<text:s/>за<text:s/>свою<text:s/>жидкую,<text:s/>клиновидную<text:s/>бороду.<text:s/>Ходил<text:s/>он<text:s/>не<text:s/>скоро,<text:s/>но<text:s/>большими<text:s/>шагами,<text:s/>слегка<text:s/>подпираясь<text:s/>длинной<text:s/>и<text:s/>тонкой<text:s/>палкой.<text:s/>В<text:s/>течение<text:s/>дня<text:s/>он<text:s/>не<text:s/>раз<text:s/>заговаривал<text:s/>со<text:s/>мною,<text:s/>услуживал<text:s/>мне<text:s/>без<text:s/>раболепства,<text:s/>но<text:s/>за<text:s/>барином<text:s/>наблюдал,<text:s/>как<text:s/>за<text:s/>ребенком.<text:s/>Когда<text:s/>невыносимый<text:s/>полуденный<text:s/>зной<text:s/>заставил<text:s/>нас<text:s/>искать<text:s/>убежища,<text:s/>он<text:s/>свел<text:s/>нас<text:s/>на<text:s/>свою<text:s/>пасеку,<text:s/>в<text:s/>самую<text:s/>глушь<text:s/>леса.<text:s/>Калиныч<text:s/>отворил<text:s/>нам<text:s/>избушку,<text:s/>увешанную<text:s/>пучками<text:s/>сухих<text:s/>душистых<text:s/>трав,<text:s/>уложил<text:s/>нас<text:s/>на<text:s/>свежем<text:s/>сене,<text:s/>а<text:s/>сам<text:s/>надел<text:s/>на<text:s/>голову<text:s/>род<text:s/>мешка<text:s/>с<text:s/>сеткой,<text:s/>взял<text:s/>нож,<text:s/>горшок<text:s/>и<text:s/>головешку<text:s/>и<text:s/>отправился<text:s/>на<text:s/>пасеку<text:s/>вырезать<text:s/>нам<text:s/>сот.<text:s/>Мы<text:s/>запили<text:s/>прозрачный<text:s/>теплый<text:s/>мед<text:s/>ключевой<text:s/>водой<text:s/>и<text:s/>заснули<text:s/>под<text:s/>однообразное<text:s/>жужжанье<text:s/>пчел<text:s/>и<text:s/>болтливый<text:s/>лепет<text:s/>листьев. –<text:s/>Легкий<text:s/>порыв<text:s/>ветерка<text:s/>разбудил<text:s/>меня…<text:s/>Я<text:s/>открыл<text:s/>глаза<text:s/>и<text:s/>увидел<text:s/>Калиныча:<text:s/>он<text:s/>сидел<text:s/>на<text:s/>пороге<text:s/>полураскрытой<text:s/>двери<text:s/>и<text:s/>ножом<text:s/>вырезывал<text:s/>ложку.<text:s/>Я<text:s/>долго<text:s/>любовался<text:s/>его<text:s/>лицом,<text:s/>кротким<text:s/>и<text:s/>ясным,<text:s/>как<text:s/>вечернее<text:s/>небо.<text:s/>Г‑н<text:s/>Полутыкин<text:s/>тоже<text:s/>проснулся.<text:s/>Мы<text:s/>не<text:s/>тотчас<text:s/>встали.<text:s/>Приятно<text:s/>после<text:s/>долгой<text:s/>ходьбы<text:s/>и<text:s/>глубокого<text:s/>сна<text:s/>лежать<text:s/>неподвижно<text:s/>на<text:s/>сене:<text:s/>тело<text:s/>нежится<text:s/>и<text:s/>томится,<text:s/>легким<text:s/>жаром<text:s/>пышет<text:s/>лицо,<text:s/>сладкая<text:s/>лень<text:s/>смыкает<text:s/>глаза.<text:s/>Наконец<text:s/>мы<text:s/>встали<text:s/>и<text:s/>опять<text:s/>пошли<text:s/>бродить<text:s/>до<text:s/>вечера.<text:s/>За<text:s/>ужином<text:s/>я<text:s/>заговорил<text:s/>опять<text:s/>о<text:s/>Хоре<text:s/>да<text:s/>о<text:s/>Калиныче.<text:s/>«Калиныч –<text:s/>добрый<text:s/>мужик, –<text:s/>сказал<text:s/>мне<text:s/>г‑н<text:s/>Полутыкин, –<text:s/>усердный<text:s/>и<text:s/>услужливый<text:s/>мужик;<text:s/>хозяйство<text:s/>в<text:s/>исправности,<text:s/>одначе,<text:s/>содержать<text:s/>не<text:s/>может:<text:s/>я его<text:s/>все<text:s/>оттягиваю.<text:s/>Каждый<text:s/>день<text:s/>со<text:s/>мною<text:s/>на<text:s/>охоту<text:s/>ходит…<text:s/>Какое<text:s/>уж<text:s/>тут<text:s/>хозяйство, –<text:s/>посудите<text:s/>сами».<text:s/>Я<text:s/>с<text:s/>ним<text:s/>согласился,<text:s/>и<text:s/>мы<text:s/>легли<text:s/>спать.</text:p>
      <text:p text:style-name="Обычный">На<text:s/>другой<text:s/>день<text:s/>г‑н<text:s/>Полутыкин<text:s/>принужден<text:s/>был<text:s/>отправиться<text:s/>в<text:s/>город<text:s/>по<text:s/>делу<text:s/>с<text:s/>соседом<text:s/>Пичуковым.<text:s/>Сосед<text:s/>Пичуков<text:s/>запахал<text:s/>у<text:s/>него<text:s/>землю<text:s/>и<text:s/>на<text:s/>запаханной<text:s/>земле<text:s/>высек<text:s/>его<text:s/>же<text:s/>бабу.<text:s/>На<text:s/>охоту<text:s/>поехал<text:s/>я<text:s/>один<text:s/>и<text:s/>перед<text:s/>вечером<text:s/>завернул<text:s/>к<text:s/>Хорю.<text:s/>На<text:s/>пороге<text:s/>избы<text:s/>встретил<text:s/>меня<text:s/>старик –<text:s/>лысый,<text:s/>низкого<text:s/>роста,<text:s/>плечистый<text:s/>и<text:s/>плотный –<text:s/>сам<text:s/>Хорь.<text:s/>Я<text:s/>с<text:s/>любопытством<text:s/>посмотрел<text:s/>на<text:s/>этого<text:s/>Хоря.<text:s/>Склад<text:s/>его<text:s/>лица<text:s/>напоминал<text:s/>Сократа:<text:s/>такой<text:s/>же<text:s/>высокий,<text:s/>шишковатый<text:s/>лоб,<text:s/>такие<text:s/>же<text:s/>маленькие<text:s/>глазки,<text:s/>такой<text:s/>же<text:s/>курносый<text:s/>нос.<text:s/>Мы<text:s/>вошли<text:s/>вместе<text:s/>в<text:s/>избу.<text:s/>Тот<text:s/>же<text:s/>Федя<text:s/>принес<text:s/>мне<text:s/>молока<text:s/>с<text:s/>черным<text:s/>хлебом.<text:s/>Хорь<text:s/>присел<text:s/>на<text:s/>скамью<text:s/>и,<text:s/>преспокойно<text:s/>поглаживая<text:s/>свою<text:s/>курчавую<text:s/>бороду,<text:s/>вступил<text:s/>со<text:s/>мною<text:s/>в<text:s/>разговор.<text:s/>Он,<text:s/>казалось,<text:s/>чувствовал<text:s/>свое<text:s/>достоинство,<text:s/>говорил<text:s/>и<text:s/>двигался<text:s/>медленно,<text:s/>изредка<text:s/>посмеивался<text:s/>из‑под<text:s/>длинных<text:s/>своих<text:s/>усов.</text:p>
      <text:p text:style-name="Обычный">Мы<text:s/>с<text:s/>ним<text:s/>толковали<text:s/>о<text:s/>посеве,<text:s/>об<text:s/>урожае,<text:s/>о<text:s/>крестьянском<text:s/>быте…<text:s/>Он<text:s/>со<text:s/>мной<text:s/>все<text:s/>как<text:s/>будто<text:s/>соглашался;<text:s/>только<text:s/>потом<text:s/>мне<text:s/>становилось<text:s/>совестно,<text:s/>и<text:s/>я<text:s/>чувствовал,<text:s/>что<text:s/>говорю<text:s/>не<text:s/>то…<text:s/>Так<text:s/>оно<text:s/>как‑то<text:s/>странно<text:s/>выходило.<text:s/>Хорь<text:s/>выражался<text:s/>иногда<text:s/>мудрено,<text:s/>должно<text:s/>быть<text:s/>из<text:s/>осторожности…<text:s/>Вот<text:s/>вам<text:s/>образчик<text:s/>нашего<text:s/>разговора:</text:p>
      <text:p text:style-name="Обычный">– Послушай‑ка,<text:s/>Хорь, –<text:s/>говорил<text:s/>я<text:s/>ему, –<text:s/>отчего<text:s/>ты<text:s/>не<text:s/>откупишься<text:s/>от<text:s/>своего<text:s/>барина?</text:p>
      <text:p text:style-name="Обычный">– А<text:s/>для<text:s/>чего<text:s/>мне<text:s/>откупаться?<text:s/>Теперь<text:s/>я<text:s/>своего<text:s/>барина<text:s/>знаю<text:s/>и<text:s/>оброк<text:s/>свой<text:s/>знаю…<text:s/>барин<text:s/>у<text:s/>нас<text:s/>хороший.</text:p>
      <text:p text:style-name="Обычный">– Все<text:s/>же<text:s/>лучше<text:s/>на<text:s/>свободе, –<text:s/>заметил<text:s/>я.</text:p>
      <text:p text:style-name="Обычный">Хорь<text:s/>посмотрел<text:s/>на<text:s/>меня<text:s/>сбоку.</text:p>
      <text:p text:style-name="Обычный">– Вестимо, –<text:s/>проговорил<text:s/>он.</text:p>
      <text:p text:style-name="Обычный">– Ну,<text:s/>так<text:s/>отчего<text:s/>же<text:s/>ты<text:s/>не<text:s/>откупаешься?</text:p>
      <text:p text:style-name="Обычный">Хорь<text:s/>покрутил<text:s/>головой.</text:p>
      <text:p text:style-name="Обычный">– Чем,<text:s/>батюшка,<text:s/>откупиться<text:s/>прикажешь?</text:p>
      <text:p text:style-name="Обычный">– Ну,<text:s/>полно,<text:s/>старина…</text:p>
      <text:p text:style-name="Обычный">– Попал<text:s/>Хорь<text:s/>в<text:s/>вольные<text:s/>люди, –<text:s/>продолжал<text:s/>он<text:s/>вполголоса,<text:s/>как<text:s/>будто<text:s/>про<text:s/>себя, –<text:s/>кто<text:s/>без<text:s/>бороды<text:s/>живет,<text:s/>тот<text:s/>Хорю<text:s/>и<text:s/>набольший.</text:p>
      <text:p text:style-name="Обычный">– А<text:s/>ты<text:s/>сам<text:s/>бороду<text:s/>сбрей.</text:p>
      <text:p text:style-name="Обычный">– Что<text:s/>борода?<text:s/>борода –<text:s/>трава:<text:s/>скосить<text:s/>можно.</text:p>
      <text:p text:style-name="Обычный">– Ну,<text:s/>так<text:s/>что<text:s/>ж?</text:p>
      <text:p text:style-name="Обычный">– А,<text:s/>знать,<text:s/>Хорь<text:s/>прямо<text:s/>в<text:s/>купцы<text:s/>попадет;<text:s/>купцам‑то<text:s/>жизнь<text:s/>хорошая,<text:s/>да<text:s/>и<text:s/>те<text:s/>в<text:s/>бородах.</text:p>
      <text:p text:style-name="Обычный">– А<text:s/>что,<text:s/>ведь<text:s/>ты<text:s/>тоже<text:s/>торговлей<text:s/>занимаешься? –<text:s/>спросил<text:s/>я<text:s/>его.</text:p>
      <text:soft-page-break/>
      <text:p text:style-name="Обычный">– Торгуем<text:s/>помаленьку<text:s/>маслишком<text:s/>да<text:s/>дегтишком…<text:s/>Что<text:s/>же,<text:s/>тележку,<text:s/>батюшка,<text:s/>прикажешь<text:s/>заложить?</text:p>
      <text:p text:style-name="Обычный">«Крепок<text:s/>ты<text:s/>на<text:s/>язык<text:s/>и<text:s/>человек<text:s/>себе<text:s/>на<text:s/>уме», –<text:s/>подумал<text:s/>я.</text:p>
      <text:p text:style-name="Обычный">– Нет, –<text:s/>сказал<text:s/>я<text:s/>вслух, –<text:s/>тележки<text:s/>мне<text:s/>не<text:s/>надо;<text:s/>я завтра<text:s/>около<text:s/>твоей<text:s/>усадьбы<text:s/>похожу<text:s/>и,<text:s/>если<text:s/>позволишь,<text:s/>останусь<text:s/>ночевать<text:s/>у<text:s/>тебя<text:s/>в<text:s/>сенном<text:s/>сарае.</text:p>
      <text:p text:style-name="Обычный">– Милости<text:s/>просим.<text:s/>Да<text:s/>покойно<text:s/>ли<text:s/>тебе<text:s/>будет<text:s/>в<text:s/>сарае?<text:s/>Я<text:s/>прикажу<text:s/>бабам<text:s/>постлать<text:s/>тебе<text:s/>простыню<text:s/>и<text:s/>положить<text:s/>подушку.<text:s/>Эй,<text:s/>бабы! –<text:s/>вскричал<text:s/>он,<text:s/>поднимаясь<text:s/>с<text:s/>места, –<text:s/>сюда,<text:s/>бабы!..<text:s/>А<text:s/>ты,<text:s/>Федя,<text:s/>поди<text:s/>с<text:s/>ними.<text:s/>Бабы<text:s/>ведь<text:s/>народ<text:s/>глупый.</text:p>
      <text:p text:style-name="Обычный">Четверть<text:s/>часа<text:s/>спустя<text:s/>Федя<text:s/>с<text:s/>фонарем<text:s/>проводил<text:s/>меня<text:s/>в<text:s/>сарай.<text:s/>Я<text:s/>бросился<text:s/>на<text:s/>душистое<text:s/>сено,<text:s/>собака<text:s/>свернулась<text:s/>у<text:s/>ног<text:s/>моих;<text:s/>Федя<text:s/>пожелал<text:s/>мне<text:s/>доброй<text:s/>ночи,<text:s/>дверь<text:s/>заскрипела<text:s/>и<text:s/>захлопнулась.<text:s/>Я<text:s/>довольно<text:s/>долго<text:s/>не<text:s/>мог<text:s/>заснуть.<text:s/>Корова<text:s/>подошла<text:s/>к<text:s/>двери,<text:s/>шумно<text:s/>дохнула<text:s/>раза<text:s/>два,<text:s/>собака<text:s/>с<text:s/>достоинством<text:s/>на<text:s/>нее<text:s/>зарычала;<text:s/>свинья<text:s/>прошла<text:s/>мимо,<text:s/>задумчиво<text:s/>хрюкая;<text:s/>лошадь<text:s/>где‑то<text:s/>в<text:s/>близости<text:s/>стала<text:s/>жевать<text:s/>сено<text:s/>и<text:s/>фыркать…<text:s/>я,<text:s/>наконец,<text:s/>задремал.</text:p>
      <text:p text:style-name="Обычный">На<text:s/>заре<text:s/>Федя<text:s/>разбудил<text:s/>меня.<text:s/>Этот<text:s/>веселый,<text:s/>бойкий<text:s/>парень<text:s/>очень<text:s/>мне<text:s/>нравился;<text:s/>да<text:s/>и,<text:s/>сколько<text:s/>я<text:s/>мог<text:s/>заметить,<text:s/>у<text:s/>старого<text:s/>Хоря<text:s/>он<text:s/>тоже<text:s/>был<text:s/>любимцем.<text:s/>Они<text:s/>оба<text:s/>весьма<text:s/>любезно<text:s/>друг<text:s/>над<text:s/>другом<text:s/>подтрунивали.<text:s/>Старик<text:s/>вышел<text:s/>ко<text:s/>мне<text:s/>навстречу.<text:s/>Оттого<text:s/>ли,<text:s/>что<text:s/>я<text:s/>провел<text:s/>ночь<text:s/>под<text:s/>его<text:s/>кровом,<text:s/>по<text:s/>другой<text:s/>ли<text:s/>какой<text:s/>причине,<text:s/>только<text:s/>Хорь<text:s/>гораздо<text:s/>ласковее<text:s/>вчерашнего<text:s/>обошелся<text:s/>со<text:s/>мной.</text:p>
      <text:p text:style-name="Обычный">– Самовар<text:s/>тебе<text:s/>готов, –<text:s/>сказал<text:s/>он<text:s/>мне<text:s/>с<text:s/>улыбкой, –<text:s/>пойдем<text:s/>чай<text:s/>пить.</text:p>
      <text:p text:style-name="Обычный">Мы<text:s/>уселись<text:s/>около<text:s/>стола.<text:s/>Здоровая<text:s/>баба,<text:s/>одна<text:s/>из<text:s/>его<text:s/>невесток,<text:s/>принесла<text:s/>горшок<text:s/>с<text:s/>молоком.<text:s/>Все<text:s/>его<text:s/>сыновья<text:s/>поочередно<text:s/>входили<text:s/>в<text:s/>избу.</text:p>
      <text:p text:style-name="Обычный">– Что<text:s/>у<text:s/>тебя<text:s/>за<text:s/>рослый<text:s/>народ! –<text:s/>заметил<text:s/>я<text:s/>старику.</text:p>
      <text:p text:style-name="Обычный">– Да, –<text:s/>промолвил<text:s/>он,<text:s/>откусывая<text:s/>крошечный<text:s/>кусок<text:s/>сахару, –<text:s/>на<text:s/>меня<text:s/>да<text:s/>на<text:s/>мою<text:s/>старуху<text:s/>жаловаться,<text:s/>кажись,<text:s/>им<text:s/>нечего.</text:p>
      <text:p text:style-name="Обычный">– И<text:s/>все<text:s/>с<text:s/>тобой<text:s/>живут?</text:p>
      <text:p text:style-name="Обычный">– Все.<text:s/>Сами<text:s/>хотят,<text:s/>так<text:s/>и<text:s/>живут.</text:p>
      <text:p text:style-name="Обычный">– И<text:s/>все<text:s/>женаты?</text:p>
      <text:p text:style-name="Обычный">– Вон<text:s/>один,<text:s/>пострел,<text:s/>не<text:s/>женится, –<text:s/>отвечал<text:s/>он,<text:s/>указывая<text:s/>на<text:s/>Федю,<text:s/>который<text:s/>по‑прежнему<text:s/>прислонился<text:s/>к<text:s/>двери. –<text:s/>Васька,<text:s/>тот<text:s/>еще<text:s/>молод,<text:s/>тому<text:s/>погодить<text:s/>можно.</text:p>
      <text:p text:style-name="Обычный">– А<text:s/>что<text:s/>мне<text:s/>жениться? –<text:s/>возразил<text:s/>Федя, –<text:s/>мне<text:s/>и<text:s/>так<text:s/>хорошо.<text:s/>На<text:s/>что<text:s/>мне<text:s/>жена?<text:s/>Лаяться<text:s/>с<text:s/>ней,<text:s/>что<text:s/>ли?</text:p>
      <text:p text:style-name="Обычный">– Ну,<text:s/>уж<text:s/>ты…<text:s/>уж<text:s/>я<text:s/>тебя<text:s/>знаю!<text:s/>кольца<text:s/>серебряные<text:s/>носишь…<text:s/>Тебе<text:s/>бы<text:s/>все<text:s/>с<text:s/>дворовыми<text:s/>девками<text:s/>нюхаться…<text:s/>«Полноте,<text:s/>бесстыдники!» –<text:s/>продолжал<text:s/>старик,<text:s/>передразнивая<text:s/>горничных. –<text:s/>Уж<text:s/>я<text:s/>тебя<text:s/>знаю,<text:s/>белоручка<text:s/>ты<text:s/>этакой!</text:p>
      <text:p text:style-name="Обычный">– А<text:s/>в<text:s/>бабе‑то<text:s/>что<text:s/>хорошего?</text:p>
      <text:p text:style-name="Обычный">– Баба –<text:s/>работница, –<text:s/>важно<text:s/>заметил<text:s/>Хорь. –<text:s/>Баба<text:s/>мужику<text:s/>слуга.</text:p>
      <text:p text:style-name="Обычный">– Да<text:s/>на<text:s/>что<text:s/>мне<text:s/>работница?</text:p>
      <text:p text:style-name="Обычный">– То‑то,<text:s/>чужими<text:s/>руками<text:s/>жар<text:s/>загребать<text:s/>любишь.<text:s/>Знаем<text:s/>мы<text:s/>вашего<text:s/>брата.</text:p>
      <text:p text:style-name="Обычный">– Ну,<text:s/>жени<text:s/>меня,<text:s/>коли<text:s/>так.<text:s/>А?<text:s/>что!<text:s/>Что<text:s/>ж<text:s/>ты<text:s/>молчишь?</text:p>
      <text:p text:style-name="Обычный">– Ну,<text:s/>полно,<text:s/>полно,<text:s/>балагур.<text:s/>Вишь,<text:s/>барина<text:s/>мы<text:s/>с<text:s/>тобой<text:s/>беспокоим.<text:s/>Женю,<text:s/>небось…<text:s/>А<text:s/>ты,<text:s/>батюшка,<text:s/>не<text:s/>гневись:<text:s/>дитятко,<text:s/>видишь,<text:s/>малое,<text:s/>разуму<text:s/>не<text:s/>успело<text:s/>набраться.</text:p>
      <text:p text:style-name="Обычный">Федя<text:s/>покачал<text:s/>головой…</text:p>
      <text:p text:style-name="Обычный">– Дома<text:s/>Хорь? –<text:s/>раздался<text:s/>за<text:s/>дверью<text:s/>знакомый<text:s/>голос,<text:s/>и<text:s/>Калиныч<text:s/>вошел<text:s/>в<text:s/>избу<text:s/>с<text:s/>пучком<text:s/>полевой<text:s/>земляники<text:s/>в<text:s/>руках,<text:s/>которую<text:s/>нарвал<text:s/>он<text:s/>для<text:s/>своего<text:s/>друга,<text:s/>Хоря.<text:s/>Старик<text:s/>радушно<text:s/>его<text:s/>приветствовал.<text:s/>Я<text:s/>с<text:s/>изумлением<text:s/>поглядел<text:s/>на<text:s/>Калиныча:<text:s/>признаюсь,<text:s/>я<text:s/>не<text:s/>ожидал<text:s/>таких<text:s/>«нежностей»<text:s/>от<text:s/>мужика.</text:p>
      <text:p text:style-name="Обычный">Я<text:s/>в<text:s/>этот<text:s/>день<text:s/>пошел<text:s/>на<text:s/>охоту<text:s/>часами<text:s/>четырьмя<text:s/>позднее<text:s/>обыкновенного<text:s/>и<text:s/>следующие<text:s/>три<text:s/>дня<text:s/>провел<text:s/>у<text:s/>Хоря.<text:s/>Меня<text:s/>занимали<text:s/>новые<text:s/>мои<text:s/>знакомцы.<text:s/>Не<text:s/>знаю,<text:s/>чем<text:s/>я<text:s/>заслужил<text:s/>их<text:s/>доверие,<text:s/>но<text:s/>они<text:s/>непринужденно<text:s/>разговаривали<text:s/>со<text:s/>мной.<text:s/>Я<text:s/>с<text:s/>удовольствием<text:s/>слушал<text:s/>их<text:s/>и<text:s/>наблюдал<text:s/>за<text:s/>ними.<text:s/>Оба<text:s/>приятеля<text:s/>нисколько<text:s/>не<text:s/>походили<text:s/>друг<text:s/>на<text:s/>друга.<text:s/>Хорь<text:s/>был<text:s/>человек<text:s/>положительный,<text:s/>практический,<text:s/>административная<text:s/>голова,<text:s/>рационалист;<text:s/>Калиныч,<text:s/>напротив,<text:s/>принадлежал<text:s/>к<text:s/>числу<text:s/>идеалистов,<text:s/>романтиков,<text:s/>людей<text:s/>восторженных<text:s/>и<text:s/>мечтательных.<text:s/>Хорь<text:s/><text:soft-page-break/>понимал<text:s/>действительность,<text:s/>то<text:s/>есть:<text:s/>обстроился,<text:s/>накопил<text:s/>деньжонку,<text:s/>ладил<text:s/>с<text:s/>барином<text:s/>и<text:s/>с<text:s/>прочими<text:s/>властями;<text:s/>Калиныч<text:s/>ходил<text:s/>в<text:s/>лаптях<text:s/>и<text:s/>перебивался<text:s/>кое‑как.<text:s/>Хорь<text:s/>расплодил<text:s/>большое<text:s/>семейство,<text:s/>покорное<text:s/>и<text:s/>единодушное;<text:s/>у Калиныча<text:s/>была<text:s/>когда‑то<text:s/>жена,<text:s/>которой<text:s/>он<text:s/>боялся,<text:s/>а<text:s/>детей<text:s/>и<text:s/>не<text:s/>бывало<text:s/>вовсе.<text:s/>Хорь<text:s/>насквозь<text:s/>видел<text:s/>г‑на<text:s/>Полутыкина;<text:s/>Калиныч<text:s/>благоговел<text:s/>перед<text:s/>своим<text:s/>господином.<text:s/>Хорь<text:s/>любил<text:s/>Калиныча<text:s/>и<text:s/>оказывал<text:s/>ему<text:s/>покровительство;<text:s/>Калиныч<text:s/>любил<text:s/>и<text:s/>уважал<text:s/>Хоря.<text:s/>Хорь<text:s/>говорил<text:s/>мало,<text:s/>посмеивался<text:s/>и<text:s/>разумел<text:s/>про<text:s/>себя;<text:s/>Калиныч<text:s/>объяснялся<text:s/>с<text:s/>жаром,<text:s/>хотя<text:s/>и<text:s/>не<text:s/>пел<text:s/>соловьем,<text:s/>как<text:s/>бойкий<text:s/>фабричный<text:s/>человек…<text:s/>Но<text:s/>Калиныч<text:s/>был<text:s/>одарен<text:s/>преимуществами,<text:s/>которые<text:s/>признавал<text:s/>сам<text:s/>Хорь;<text:s/>например:<text:s/>он<text:s/>заговаривал<text:s/>кровь,<text:s/>испуг,<text:s/>бешенство,<text:s/>выгонял<text:s/>червей;<text:s/>пчелы<text:s/>ему<text:s/>дались,<text:s/>рука<text:s/>у<text:s/>него<text:s/>была<text:s/>легкая.<text:s/>Хорь<text:s/>при<text:s/>мне<text:s/>попросил<text:s/>его<text:s/>ввести<text:s/>в<text:s/>конюшню<text:s/>новокупленную<text:s/>лошадь,<text:s/>и<text:s/>Калиныч<text:s/>с<text:s/>добросовестною<text:s/>важностью<text:s/>исполнил<text:s/>просьбу<text:s/>старого<text:s/>скептика.<text:s/>Калиныч<text:s/>стоял<text:s/>ближе<text:s/>к<text:s/>природе;<text:s/>Хорь<text:s/>же –<text:s/>к<text:s/>людям,<text:s/>к<text:s/>обществу;<text:s/>Калиныч<text:s/>не<text:s/>любил<text:s/>рассуждать<text:s/>и<text:s/>всему<text:s/>верил<text:s/>слепо;<text:s/>Хорь<text:s/>возвышался<text:s/>даже<text:s/>до<text:s/>иронической<text:s/>точки<text:s/>зрения<text:s/>на<text:s/>жизнь.<text:s/>Он<text:s/>много<text:s/>видел,<text:s/>много<text:s/>знал,<text:s/>и<text:s/>от<text:s/>него<text:s/>я<text:s/>многому<text:s/>научился;<text:s/>например:<text:s/>из<text:s/>его<text:s/>рассказов<text:s/>узнал<text:s/>я,<text:s/>что<text:s/>каждое<text:s/>лето,<text:s/>перед<text:s/>покосом,<text:s/>появляется<text:s/>в<text:s/>деревнях<text:s/>небольшая<text:s/>тележка<text:s/>особенного<text:s/>вида.<text:s/>В<text:s/>этой<text:s/>тележке<text:s/>сидит<text:s/>человек<text:s/>в<text:s/>кафтане<text:s/>и<text:s/>продает<text:s/>косы.<text:s/>На<text:s/>наличные<text:s/>деньги<text:s/>он<text:s/>берет<text:s/>рубль<text:s/>двадцать<text:s/>пять<text:s/>копеек –<text:s/>полтора<text:s/>рубля<text:s/>ассигнациями;<text:s/>в долг –<text:s/>три<text:s/>рубля<text:s/>и<text:s/>целковый.<text:s/>Все<text:s/>мужики,<text:s/>разумеется,<text:s/>берут<text:s/>у<text:s/>него<text:s/>в<text:s/>долг.<text:s/>Через<text:s/>две‑три<text:s/>недели<text:s/>он<text:s/>появляется<text:s/>снова<text:s/>и<text:s/>требует<text:s/>денег.<text:s/>У<text:s/>мужика<text:s/>овес<text:s/>только<text:s/>что<text:s/>скошен,<text:s/>стало<text:s/>быть<text:s/>заплатить<text:s/>есть<text:s/>чем;<text:s/>он<text:s/>идет<text:s/>с<text:s/>купцом<text:s/>в<text:s/>кабак<text:s/>и<text:s/>там<text:s/>уже<text:s/>расплачивается.<text:s/>Иные<text:s/>помещики<text:s/>вздумали<text:s/>было<text:s/>покупать<text:s/>сами<text:s/>косы<text:s/>на<text:s/>наличные<text:s/>деньги<text:s/>и<text:s/>раздавать<text:s/>в<text:s/>долг<text:s/>мужикам<text:s/>по<text:s/>той<text:s/>же<text:s/>цене;<text:s/>но<text:s/>мужики<text:s/>оказались<text:s/>недовольными<text:s/>и<text:s/>даже<text:s/>впали<text:s/>в<text:s/>уныние;<text:s/>их<text:s/>лишали<text:s/>удовольствия<text:s/>щелкать<text:s/>по<text:s/>косе,<text:s/>прислушиваться,<text:s/>перевертывать<text:s/>ее<text:s/>в<text:s/>руках<text:s/>и<text:s/>раз<text:s/>двадцать<text:s/>спросить<text:s/>у<text:s/>плутоватого<text:s/>мещанина‑продавца:<text:s/>«А<text:s/>что,<text:s/>малый,<text:s/>коса‑то<text:s/>не<text:s/>больно<text:s/>того?»<text:s/>Те<text:s/>же<text:s/>самые<text:s/>проделки<text:s/>происходят<text:s/>и<text:s/>при<text:s/>покупке<text:s/>серпов,<text:s/>с<text:s/>тою<text:s/>только<text:s/>разницей,<text:s/>что<text:s/>тут<text:s/>бабы<text:s/>вмешиваются<text:s/>в<text:s/>дело<text:s/>и<text:s/>доводят<text:s/>иногда<text:s/>самого<text:s/>продавца<text:s/>до<text:s/>необходимости,<text:s/>для<text:s/>их<text:s/>же<text:s/>пользы,<text:s/>поколотить<text:s/>их.<text:s/>Но<text:s/>более<text:s/>всего<text:s/>страдают<text:s/>бабы<text:s/>вот<text:s/>при<text:s/>каком<text:s/>случае.<text:s/>Поставщики<text:s/>материала<text:s/>на<text:s/>бумажные<text:s/>фабрики<text:s/>поручают<text:s/>закупку<text:s/>тряпья<text:s/>особенного<text:s/>рода<text:s/>людям,<text:s/>которые<text:s/>в<text:s/>иных<text:s/>уездах<text:s/>называются<text:s/>«орлами».<text:s/>Такой<text:s/>«орел»<text:s/>получает<text:s/>от<text:s/>купца<text:s/>рублей<text:s/>двести<text:s/>ассигнациями<text:s/>и<text:s/>отправляется<text:s/>на<text:s/>добычу.<text:s/>Но,<text:s/>в<text:s/>противность<text:s/>благородной<text:s/>птице,<text:s/>от<text:s/>которой<text:s/>он<text:s/>получил<text:s/>свое<text:s/>имя,<text:s/>он<text:s/>не<text:s/>нападает<text:s/>открыто<text:s/>и<text:s/>смело:<text:s/>напротив,<text:s/>«орел»<text:s/>прибегает<text:s/>к<text:s/>хитрости<text:s/>и<text:s/>лукавству.<text:s/>Он<text:s/>оставляет<text:s/>свою<text:s/>тележку<text:s/>где‑нибудь<text:s/>в<text:s/>кустах<text:s/>около<text:s/>деревни,<text:s/>а<text:s/>сам<text:s/>отправляется<text:s/>по<text:s/>задворьям<text:s/>да<text:s/>по<text:s/>задам,<text:s/>словно<text:s/>прохожий<text:s/>какой‑нибудь<text:s/>или<text:s/>просто<text:s/>праздношатающийся.<text:s/>Бабы<text:s/>чутьем<text:s/>угадывают<text:s/>его<text:s/>приближенье<text:s/>и<text:s/>крадутся<text:s/>к<text:s/>нему<text:s/>навстречу.<text:s/>Второпях<text:s/>совершается<text:s/>торговая<text:s/>сделка.<text:s/>За<text:s/>несколько<text:s/>медных<text:s/>грошей<text:s/>баба<text:s/>отдает<text:s/>«орлу»<text:s/>не<text:s/>только<text:s/>всякую<text:s/>ненужную<text:s/>тряпицу,<text:s/>но<text:s/>часто<text:s/>даже<text:s/>мужнину<text:s/>рубаху<text:s/>и<text:s/>собственную<text:s/>паневу.<text:s/>В<text:s/>последнее<text:s/>время<text:s/>бабы<text:s/>нашли<text:s/>выгодным<text:s/>красть<text:s/>у<text:s/>самих<text:s/>себя<text:s/>и<text:s/>сбывать<text:s/>таким<text:s/>образом<text:s/>пеньку,<text:s/>в<text:s/>особенности<text:s/>«замашки», –<text:s/>важное<text:s/>распространение<text:s/>и<text:s/>усовершенствование<text:s/>промышленности<text:s/>«орлов»!<text:s/>Но<text:s/>зато<text:s/>мужики,<text:s/>в<text:s/>свою<text:s/>очередь,<text:s/>навострились<text:s/>и<text:s/>при<text:s/>малейшем<text:s/>подозрении,<text:s/>при<text:s/>одном<text:s/>отдаленном<text:s/>слухе<text:s/>о<text:s/>появлении<text:s/>«орла»<text:s/>быстро<text:s/>и<text:s/>живо<text:s/>приступают<text:s/>к<text:s/>исправительным<text:s/>и<text:s/>предохранительным<text:s/>мерам.<text:s/>И<text:s/>в<text:s/>самом<text:s/>деле,<text:s/>не<text:s/>обидно<text:s/>ли?<text:s/>Пеньку<text:s/>продавать<text:s/>их<text:s/>дело,<text:s/>и<text:s/>они<text:s/>ее<text:s/>точно<text:s/>продают, –<text:s/>не<text:s/>в<text:s/>городе,<text:s/>в<text:s/>город<text:s/>надо<text:s/>самим<text:s/>тащиться,<text:s/>а<text:s/>приезжим<text:s/>торгашам,<text:s/>которые,<text:s/>за<text:s/>неимением<text:s/>безмена,<text:s/>считают<text:s/>пуд<text:s/>в<text:s/>сорок<text:s/>горстей –<text:s/>а<text:s/>вы<text:s/>знаете,<text:s/>что<text:s/>за<text:s/>горсть<text:s/>и<text:s/>что<text:s/>за<text:s/>ладонь<text:s/>у<text:s/>русского<text:s/>человека,<text:s/>особенно,<text:s/>когда<text:s/>он<text:s/>«усердствует»! –<text:s/>Таких<text:s/>рассказов<text:s/>я,<text:s/>человек<text:s/>неопытный<text:s/>и<text:s/>в<text:s/>деревне<text:s/>не<text:s/>«живалый»<text:s/>(как<text:s/>у<text:s/>нас<text:s/>в<text:s/>Орле<text:s/>говорится),<text:s/>наслушался<text:s/>вдоволь.<text:s/>Но<text:s/>Хорь<text:s/>не<text:s/>все<text:s/>рассказывал,<text:s/>он<text:s/>сам<text:s/>меня<text:s/>расспрашивал<text:s/>о<text:s/>многом.<text:s/>Узнал<text:s/>он,<text:s/>что<text:s/>я<text:s/>бывал<text:s/>за<text:s/>границей,<text:s/>и<text:s/>любопытство<text:s/>его<text:s/>разгорелось…<text:s/>Калиныч<text:s/>от<text:s/>него<text:s/>не<text:s/>отставал;<text:s/>но<text:s/>Калиныча<text:s/>более<text:s/>трогали<text:s/>описания<text:s/>природы,<text:s/>гор,<text:s/>водопадов,<text:s/>необыкновенных<text:s/>зданий,<text:s/>больших<text:s/>городов;<text:s/>Хоря<text:s/>занимали<text:s/>вопросы<text:s/>административные<text:s/>и<text:s/>государственные.<text:s/>Он<text:s/>перебирал<text:s/>все<text:s/>по<text:s/>порядку:<text:s/>«Что,<text:s/>у<text:s/>них<text:s/>это<text:s/>там<text:s/>есть<text:s/>так<text:s/>же,<text:s/>как<text:s/>у<text:s/>нас,<text:s/>аль<text:s/>иначе?..<text:s/>Ну,<text:s/>говори,<text:s/>батюшка,<text:s/>как<text:s/>же?..» –<text:s/>«А!<text:s/>ах,<text:s/>Господи,<text:s/>твоя<text:s/>воля!» –<text:s/>восклицал<text:s/>Калиныч<text:s/>во<text:s/>время<text:s/>моего<text:s/>рассказа;<text:s/>Хорь<text:s/>молчал,<text:s/>хмурил<text:s/>густые<text:s/>брови<text:s/>и<text:s/>лишь<text:s/>изредка<text:s/>замечал,<text:s/>что<text:s/>«дескать,<text:s/>это<text:s/>у<text:s/>нас<text:s/>не<text:s/>шло<text:s/>бы,<text:s/>а<text:s/>вот<text:s/>это<text:s/>хорошо –<text:s/>это<text:s/>порядок».<text:s/>Всех<text:s/>его<text:s/><text:soft-page-break/>расспросов<text:s/>я<text:s/>передать<text:s/>вам<text:s/>не<text:s/>могу,<text:s/>да<text:s/>и<text:s/>незачем;<text:s/>но<text:s/>из<text:s/>наших<text:s/>разговоров<text:s/>я<text:s/>вынес<text:s/>одно<text:s/>убежденье,<text:s/>которого,<text:s/>вероятно,<text:s/>никак<text:s/>не<text:s/>ожидают<text:s/>читатели, –<text:s/>убежденье,<text:s/>что<text:s/>Петр<text:s/>Великий<text:s/>был<text:s/>по<text:s/>преимуществу<text:s/>русский<text:s/>человек,<text:s/>русский<text:s/>именно<text:s/>в<text:s/>своих<text:s/>преобразованиях.<text:s/>Русский<text:s/>человек<text:s/>так<text:s/>уверен<text:s/>в<text:s/>своей<text:s/>силе<text:s/>и<text:s/>крепости,<text:s/>что<text:s/>он<text:s/>не<text:s/>прочь<text:s/>и<text:s/>поломать<text:s/>себя,<text:s/>он<text:s/>мало<text:s/>занимается<text:s/>своим<text:s/>прошедшим<text:s/>и<text:s/>смело<text:s/>глядит<text:s/>вперед.<text:s/>Что<text:s/>хорошо –<text:s/>то<text:s/>ему<text:s/>и<text:s/>нравится,<text:s/>что<text:s/>разумно –<text:s/>того<text:s/>ему<text:s/>и<text:s/>подавай,<text:s/>а<text:s/>откуда<text:s/>оно<text:s/>идет, –<text:s/>ему<text:s/>все<text:s/>равно.<text:s/>Его<text:s/>здравый<text:s/>смысл<text:s/>охотно<text:s/>подтрунит<text:s/>над<text:s/>сухопарым<text:s/>немецким<text:s/>рассудком;<text:s/>но<text:s/>немцы,<text:s/>по<text:s/>словам<text:s/>Хоря,<text:s/>любопытный<text:s/>народец,<text:s/>и<text:s/>поучиться<text:s/>у<text:s/>них<text:s/>он<text:s/>готов.<text:s/>Благодаря<text:s/>исключительности<text:s/>своего<text:s/>положенья,<text:s/>своей<text:s/>фактической<text:s/>независимости,<text:s/>Хорь<text:s/>говорил<text:s/>со<text:s/>мной<text:s/>о<text:s/>многом,<text:s/>чего<text:s/>из<text:s/>другого<text:s/>рычагом<text:s/>не<text:s/>выворотишь,<text:s/>как<text:s/>выражаются<text:s/>мужики,<text:s/>жерновом<text:s/>не<text:s/>вымелешь.<text:s/>Он<text:s/>действительно<text:s/>понимал<text:s/>свое<text:s/>положенье.<text:s/>Толкуя<text:s/>с<text:s/>Хорем,<text:s/>я<text:s/>в<text:s/>первый<text:s/>раз<text:s/>услышал<text:s/>простую,<text:s/>умную<text:s/>речь<text:s/>русского<text:s/>мужика.<text:s/>Его<text:s/>познанья<text:s/>были<text:s/>довольно,<text:s/>по‑своему,<text:s/>обширны,<text:s/>но<text:s/>читать<text:s/>он<text:s/>не<text:s/>умел;<text:s/>Калиныч –<text:s/>умел.<text:s/>«Этому<text:s/>шалопаю<text:s/>грамота<text:s/>далась, –<text:s/>заметил<text:s/>Хорь, –<text:s/>у<text:s/>него<text:s/>и<text:s/>пчелы<text:s/>отродясь<text:s/>не<text:s/>мерли». –<text:s/>«А<text:s/>детей<text:s/>ты<text:s/>своих<text:s/>выучил<text:s/>грамоте?»<text:s/>Хорь<text:s/>помолчал.<text:s/>«Федя<text:s/>знает». –<text:s/>«А<text:s/>другие?» –<text:s/>«Другие<text:s/>не<text:s/>знают». –<text:s/>«А<text:s/>что?»<text:s/>Старик<text:s/>не<text:s/>отвечал<text:s/>и<text:s/>переменил<text:s/>разговор.<text:s/>Впрочем,<text:s/>как<text:s/>он<text:s/>умен<text:s/>ни<text:s/>был,<text:s/>водились<text:s/>и<text:s/>за<text:s/>ним<text:s/>многие<text:s/>предрассудки<text:s/>и<text:s/>предубеждения.<text:s/>Баб<text:s/>он,<text:s/>например,<text:s/>презирал<text:s/>от<text:s/>глубины<text:s/>души,<text:s/>а<text:s/>в<text:s/>веселый<text:s/>час<text:s/>тешился<text:s/>и<text:s/>издевался<text:s/>над<text:s/>ними.<text:s/>Жена<text:s/>его,<text:s/>старая<text:s/>и<text:s/>сварливая,<text:s/>целый<text:s/>день<text:s/>не<text:s/>сходила<text:s/>с<text:s/>печи<text:s/>и<text:s/>беспрестанно<text:s/>ворчала<text:s/>и<text:s/>бранилась;<text:s/>сыновья<text:s/>не<text:s/>обращали<text:s/>на<text:s/>нее<text:s/>внимания,<text:s/>но<text:s/>невесток<text:s/>она<text:s/>содержала<text:s/>в<text:s/>страхе<text:s/>Божием.<text:s/>Недаром<text:s/>в<text:s/>русской<text:s/>песенке<text:s/>свекровь<text:s/>поет:<text:s/>«Какой<text:s/>ты<text:s/>мне<text:s/>сын,<text:s/>какой<text:s/>семьянин!<text:s/>не<text:s/>бьешь<text:s/>ты<text:s/>жены,<text:s/>не<text:s/>бьешь<text:s/>молодой…»<text:s/>Я<text:s/>раз<text:s/>было<text:s/>вздумал<text:s/>заступиться<text:s/>за<text:s/>невесток,<text:s/>попытался<text:s/>возбудить<text:s/>сострадание<text:s/>Хоря;<text:s/>но<text:s/>он<text:s/>спокойно<text:s/>возразил<text:s/>мне,<text:s/>что<text:s/>«охота‑де<text:s/>вам<text:s/>такими…<text:s/>пустяками<text:s/>заниматься, –<text:s/>пускай<text:s/>бабы<text:s/>ссорятся…<text:s/>Их<text:s/>что<text:s/>разнимать –<text:s/>то<text:s/>хуже,<text:s/>да<text:s/>и<text:s/>рук<text:s/>марать<text:s/>не<text:s/>стоит».<text:s/>Иногда<text:s/>злая<text:s/>старуха<text:s/>слезала<text:s/>с<text:s/>печи,<text:s/>вызывала<text:s/>из<text:s/>сеней<text:s/>дворовую<text:s/>собаку,<text:s/>приговаривая:<text:s/>«Сюды,<text:s/>сюды,<text:s/>собачка!» –<text:s/>и<text:s/>била<text:s/>ее<text:s/>по<text:s/>худой<text:s/>спине<text:s/>кочергой<text:s/>или<text:s/>становилась<text:s/>под<text:s/>навес<text:s/>и<text:s/>«лаялась»,<text:s/>как<text:s/>выражался<text:s/>Хорь,<text:s/>со<text:s/>всеми<text:s/>проходящими.<text:s/>Мужа<text:s/>своего<text:s/>она,<text:s/>однако<text:s/>же,<text:s/>боялась<text:s/>и,<text:s/>по<text:s/>его<text:s/>приказанию,<text:s/>убиралась<text:s/>к<text:s/>себе<text:s/>на<text:s/>печь.<text:s/>Но<text:s/>особенно<text:s/>любопытно<text:s/>было<text:s/>послушать<text:s/>спор<text:s/>Калиныча<text:s/>с<text:s/>Хорем,<text:s/>когда<text:s/>дело<text:s/>доходило<text:s/>до<text:s/>г‑на<text:s/>Полутыкина.<text:s/>«Уж<text:s/>ты,<text:s/>Хорь,<text:s/>у<text:s/>меня<text:s/>его<text:s/>не<text:s/>трогай», –<text:s/>говорил<text:s/>Калиныч.<text:s/>«А<text:s/>что<text:s/>ж<text:s/>он<text:s/>тебе<text:s/>сапогов<text:s/>не<text:s/>сошьет?» –<text:s/>возражал<text:s/>тот.<text:s/>«Эка,<text:s/>сапоги!..<text:s/>на<text:s/>что<text:s/>мне<text:s/>сапоги?<text:s/>Я<text:s/>мужик…» –<text:s/>«Да<text:s/>вот<text:s/>и<text:s/>я<text:s/>мужик,<text:s/>а<text:s/>вишь…»<text:s/>При<text:s/>этом<text:s/>слове<text:s/>Хорь<text:s/>поднимал<text:s/>свою<text:s/>ногу<text:s/>и<text:s/>показывал<text:s/>Калинычу<text:s/>сапог,<text:s/>скроенный,<text:s/>вероятно,<text:s/>из<text:s/>мамонтовой<text:s/>кожи.<text:s/>«Эх,<text:s/>да<text:s/>ты<text:s/>разве<text:s/>наш<text:s/>брат!» –<text:s/>отвечал<text:s/>Калиныч.<text:s/>«Ну,<text:s/>хоть<text:s/>бы<text:s/>на<text:s/>лапти<text:s/>дал:<text:s/>ведь<text:s/>ты<text:s/>с<text:s/>ним<text:s/>на<text:s/>охоту<text:s/>ходишь;<text:s/>чай,<text:s/>что<text:s/>день,<text:s/>то<text:s/>лапти». –<text:s/>«Он<text:s/>мне<text:s/>дает<text:s/>на<text:s/>лапти». –<text:s/>«Да,<text:s/>в<text:s/>прошлом<text:s/>году<text:s/>гривенник<text:s/>пожаловал».<text:s/>Калиныч<text:s/>с<text:s/>досадой<text:s/>отворачивался,<text:s/>а<text:s/>Хорь<text:s/>заливался<text:s/>смехом,<text:s/>причем<text:s/>его<text:s/>маленькие<text:s/>глазки<text:s/>исчезали<text:s/>совершенно.</text:p>
      <text:p text:style-name="Обычный">Калиныч<text:s/>пел<text:s/>довольно<text:s/>приятно<text:s/>и<text:s/>поигрывал<text:s/>на<text:s/>балалайке.<text:s/>Хорь<text:s/>слушал,<text:s/>слушал<text:s/>его,<text:s/>загибал<text:s/>вдруг<text:s/>голову<text:s/>набок<text:s/>и<text:s/>начинал<text:s/>подтягивать<text:s/>жалобным<text:s/>голосом.<text:s/>Особенно<text:s/>любил<text:s/>он<text:s/>песню:<text:s/>«Доля<text:s/>ты<text:s/>моя,<text:s/>доля!»<text:s/>Федя<text:s/>не<text:s/>упускал<text:s/>случая<text:s/>подтрунить<text:s/>над<text:s/>отцом.<text:s/>«Чего,<text:s/>старик,<text:s/>разжалобился?»<text:s/>Но<text:s/>Хорь<text:s/>подпирал<text:s/>щеку<text:s/>рукой,<text:s/>закрывал<text:s/>глаза<text:s/>и<text:s/>продолжал<text:s/>жаловаться<text:s/>на<text:s/>свою<text:s/>долю…<text:s/>Зато<text:s/>в<text:s/>другое<text:s/>время<text:s/>не<text:s/>было<text:s/>человека<text:s/>деятельнее<text:s/>его:<text:s/>вечно<text:s/>над<text:s/>чем‑нибудь<text:s/>копается –<text:s/>телегу<text:s/>чинит,<text:s/>забор<text:s/>подпирает,<text:s/>сбрую<text:s/>пересматривает.<text:s/>Особенной<text:s/>чистоты<text:s/>он,<text:s/>однако,<text:s/>не<text:s/>придерживался<text:s/>и<text:s/>на<text:s/>мои<text:s/>замечания<text:s/>отвечал<text:s/>мне<text:s/>однажды,<text:s/>что<text:s/>«надо‑де<text:s/>избе<text:s/>жильем<text:s/>пахнуть».</text:p>
      <text:p text:style-name="Обычный">– Посмотри‑ка, –<text:s/>возразил<text:s/>я<text:s/>ему, –<text:s/>как<text:s/>у<text:s/>Калиныча<text:s/>на<text:s/>пасеке<text:s/>чисто.</text:p>
      <text:p text:style-name="Обычный">– Пчелы<text:s/>бы<text:s/>жить<text:s/>не<text:s/>стали,<text:s/>батюшка, –<text:s/>сказал<text:s/>он<text:s/>со<text:s/>вздохом.</text:p>
      <text:p text:style-name="Обычный">«А<text:s/>что, –<text:s/>спросил<text:s/>он<text:s/>меня<text:s/>в<text:s/>другой<text:s/>раз, –<text:s/>у<text:s/>тебя<text:s/>своя<text:s/>вотчина<text:s/>есть?» –<text:s/>«Есть». –<text:s/>«Далеко<text:s/>отсюда?» –<text:s/>«Верст<text:s/>сто». –<text:s/>«Что<text:s/>же<text:s/>ты,<text:s/>батюшка,<text:s/>живешь<text:s/>в<text:s/>своей<text:s/>вотчине?» –<text:s/>«Живу». –<text:s/>«А<text:s/>больше,<text:s/>чай,<text:s/>ружьем<text:s/>пробавляешься?» –<text:s/>«Признаться,<text:s/>да». –<text:s/>«И<text:s/>хорошо,<text:s/>батюшка,<text:s/>делаешь;<text:s/>стреляй<text:s/>себе<text:s/>на<text:s/>здоровье<text:s/>тетеревов,<text:s/>да<text:s/>старосту<text:s/>меняй<text:s/>почаще».</text:p>
      <text:p text:style-name="Обычный">На<text:s/>четвертый<text:s/>день,<text:s/>вечером,<text:s/>г.<text:s/>Полутыкин<text:s/>прислал<text:s/>за<text:s/>мной.<text:s/>Жаль<text:s/>мне<text:s/>было<text:s/>расставаться<text:s/>с<text:s/>стариком.<text:s/>Вместе<text:s/>с<text:s/>Калинычем<text:s/>сел<text:s/>я<text:s/>в<text:s/>телегу.<text:s/>«Ну,<text:s/>прощай,<text:s/>Хорь,<text:s/>будь<text:s/>здоров, –<text:s/>сказал<text:s/>я… –<text:s/>Прощай,<text:s/>Федя». –<text:s/>«Прощай,<text:s/>батюшка,<text:s/>прощай,<text:s/>не<text:s/>забывай<text:s/>нас».<text:s/>Мы<text:s/><text:soft-page-break/>поехали;<text:s/>заря<text:s/>только<text:s/>что<text:s/>разгоралась.<text:s/>«Славная<text:s/>погода<text:s/>завтра<text:s/>будет», –<text:s/>заметил<text:s/>я,<text:s/>глядя<text:s/>на<text:s/>светлое<text:s/>небо.<text:s/>«Нет,<text:s/>дождь<text:s/>пойдет, –<text:s/>возразил<text:s/>мне<text:s/>Калиныч, –<text:s/>утки<text:s/>вон<text:s/>плещутся,<text:s/>да<text:s/>и<text:s/>трава<text:s/>больно<text:s/>сильно<text:s/>пахнет».<text:s/>Мы<text:s/>въехали<text:s/>в<text:s/>кусты.<text:s/>Калиныч<text:s/>запел<text:s/>вполголоса,<text:s/>подпрыгивая<text:s/>на<text:s/>облучке,<text:s/>и<text:s/>все<text:s/>глядел<text:s/>да<text:s/>глядел<text:s/>на<text:s/>зарю…</text:p>
      <text:p text:style-name="Обычный">На<text:s/>другой<text:s/>день<text:s/>я<text:s/>покинул<text:s/>гостеприимный<text:s/>кров<text:s/>г‑на<text:s/>Полутыкина.</text:p>
      <text:p text:style-name="Обычный"/>
      <text:p text:style-name="Обычный"><text:span text:style-name="T72">1847</text:span></text:p>
      <text:p text:style-name="Обычный"/>
      <text:p text:style-name="P73">Ермолай<text:s/>и<text:s/>мельничиха</text:p>
      <text:p text:style-name="P74"/>
      <text:p text:style-name="Обычный">Вечером<text:s/>мы<text:s/>с<text:s/>охотником<text:s/>Ермолаем<text:s/>отправились<text:s/>на<text:s/>«тягу»…<text:s/>Но,<text:s/>может<text:s/>быть,<text:s/>не<text:s/>все<text:s/>мои<text:s/>читатели<text:s/>знают,<text:s/>что<text:s/>такое<text:s/>тяга.<text:s/>Слушайте<text:s/>же,<text:s/>господа.</text:p>
      <text:p text:style-name="Обычный">За<text:s/>четверть<text:s/>часа<text:s/>до<text:s/>захождения<text:s/>солнца,<text:s/>весной,<text:s/>вы<text:s/>входите<text:s/>в<text:s/>рощу<text:s/>с<text:s/>ружьем,<text:s/>без<text:s/>собаки.<text:s/>Вы<text:s/>отыскиваете<text:s/>себе<text:s/>место<text:s/>где‑нибудь<text:s/>подле<text:s/>опушки,<text:s/>оглядываетесь,<text:s/>осматриваете<text:s/>пистон,<text:s/>перемигиваетесь<text:s/>с<text:s/>товарищем.<text:s/>Четверть<text:s/>часа<text:s/>прошло.<text:s/>Солнце<text:s/>село,<text:s/>но<text:s/>в<text:s/>лесу<text:s/>еще<text:s/>светло;<text:s/>воздух<text:s/>чист<text:s/>и<text:s/>прозрачен;<text:s/>птицы<text:s/>болтливо<text:s/>лепечут;<text:s/>молодая<text:s/>трава<text:s/>блестит<text:s/>веселым<text:s/>блеском<text:s/>изумруда…<text:s/>вы<text:s/>ждете.<text:s/>Внутренность<text:s/>леса<text:s/>постепенно<text:s/>темнеет;<text:s/>алый<text:s/>свет<text:s/>вечерней<text:s/>зари<text:s/>медленно<text:s/>скользит<text:s/>по<text:s/>корням<text:s/>и<text:s/>стволам<text:s/>деревьев,<text:s/>поднимается<text:s/>все<text:s/>выше<text:s/>и<text:s/>выше,<text:s/>переходит<text:s/>от<text:s/>нижних,<text:s/>почти<text:s/>еще<text:s/>голых,<text:s/>веток<text:s/>к<text:s/>неподвижным,<text:s/>засыпающим<text:s/>верхушкам…<text:s/>Вот<text:s/>и<text:s/>самые<text:s/>верхушки<text:s/>потускнели,<text:s/>румяное<text:s/>небо<text:s/>синеет.<text:s/>Лесной<text:s/>запах<text:s/>усиливается,<text:s/>слегка<text:s/>повеяло<text:s/>теплой<text:s/>сыростью;<text:s/>влетевший<text:s/>ветер<text:s/>около<text:s/>вас<text:s/>замирает.<text:s/>Птицы<text:s/>засыпают –<text:s/>не<text:s/>все<text:s/>вдруг –<text:s/>по<text:s/>породам:<text:s/>вот<text:s/>затихли<text:s/>зяблики,<text:s/>через<text:s/>несколько<text:s/>мгновений<text:s/>малиновки,<text:s/>за<text:s/>ними<text:s/>овсянки.<text:s/>В<text:s/>лесу<text:s/>все<text:s/>темней<text:s/>да<text:s/>темней.<text:s/>Деревья<text:s/>сливаются<text:s/>в<text:s/>большие,<text:s/>чернеющие<text:s/>массы;<text:s/>на<text:s/>синем<text:s/>небе<text:s/>робко<text:s/>выступают<text:s/>первые<text:s/>звездочки.<text:s/>Все<text:s/>птицы<text:s/>спят.<text:s/>Горихвостки,<text:s/>маленькие<text:s/>дятлы<text:s/>одни<text:s/>еще<text:s/>сонливо<text:s/>посвистывают…<text:s/>Вот<text:s/>и<text:s/>они<text:s/>умолкли.<text:s/>Еще<text:s/>раз<text:s/>прозвенел<text:s/>над<text:s/>вами<text:s/>звонкий<text:s/>голос<text:s/>пеночки;<text:s/>где‑то<text:s/>печально<text:s/>прокричала<text:s/>иволга,<text:s/>соловей<text:s/>щелкнул<text:s/>в<text:s/>первый<text:s/>раз.<text:s/>Сердце<text:s/>ваше<text:s/>томится<text:s/>ожиданьем,<text:s/>и<text:s/>вдруг –<text:s/>но<text:s/>одни<text:s/>охотники<text:s/>поймут<text:s/>меня, –<text:s/>вдруг<text:s/>в<text:s/>глубокой<text:s/>тишине<text:s/>раздается<text:s/>особого<text:s/>рода<text:s/>карканье<text:s/>и<text:s/>шипенье,<text:s/>слышится<text:s/>мерный<text:s/>взмах<text:s/>проворных<text:s/>крыл –<text:s/>и<text:s/>вальдшнеп,<text:s/>красиво<text:s/>наклонив<text:s/>свой<text:s/>длинный<text:s/>нос,<text:s/>плавно<text:s/>вылетает<text:s/>из‑за<text:s/>темной<text:s/>березы<text:s/>навстречу<text:s/>вашему<text:s/>выстрелу.</text:p>
      <text:p text:style-name="Обычный">Вот<text:s/>что<text:s/>значит<text:s/>«стоять<text:s/>на<text:s/>тяге».</text:p>
      <text:p text:style-name="Обычный">Итак,<text:s/>мы<text:s/>с<text:s/>Ермолаем<text:s/>отправились<text:s/>на<text:s/>тягу;<text:s/>но<text:s/>извините,<text:s/>господа:<text:s/>я должен<text:s/>вас<text:s/>сперва<text:s/>познакомить<text:s/>с<text:s/>Ермолаем.</text:p>
      <text:p text:style-name="Обычный">Вообразите<text:s/>себе<text:s/>человека<text:s/>лет<text:s/>сорока<text:s/>пяти,<text:s/>высокого,<text:s/>худого,<text:s/>с<text:s/>длинным<text:s/>и<text:s/>тонким<text:s/>носом,<text:s/>узким<text:s/>лбом,<text:s/>серыми<text:s/>глазками,<text:s/>взъерошенными<text:s/>волосами<text:s/>и<text:s/>широкими<text:s/>насмешливыми<text:s/>губами.<text:s/>Этот<text:s/>человек<text:s/>ходил<text:s/>и<text:s/>зиму<text:s/>и<text:s/>лето<text:s/>в<text:s/>желтоватом<text:s/>нанковом<text:s/>кафтане<text:s/>немецкого<text:s/>покроя,<text:s/>но<text:s/>подпоясывался<text:s/>кушаком;<text:s/>носил<text:s/>синие<text:s/>шаровары<text:s/>и<text:s/>шапку<text:s/>со<text:s/>смушками,<text:s/>подаренную<text:s/>ему,<text:s/>в<text:s/>веселый<text:s/>час,<text:s/>разорившимся<text:s/>помещиком.<text:s/>К<text:s/>кушаку<text:s/>привязывались<text:s/>два<text:s/>мешка:<text:s/>один<text:s/>спереди,<text:s/>искусно<text:s/>перекрученный<text:s/>на<text:s/>две<text:s/>половины,<text:s/>для<text:s/>пороху<text:s/>и<text:s/>для<text:s/>дроби,<text:s/>другой<text:s/>сзади –<text:s/>для<text:s/>дичи;<text:s/>хлопки<text:s/>же<text:s/>Ермолай<text:s/>доставал<text:s/>из<text:s/>собственной,<text:s/>по‑видимому<text:s/>неистощимой,<text:s/>шапки.<text:s/>Он<text:s/>бы<text:s/>легко<text:s/>мог<text:s/>на<text:s/>деньги,<text:s/>вырученные<text:s/>им<text:s/>за<text:s/>проданную<text:s/>дичь,<text:s/>купить<text:s/>себе<text:s/>патронташ<text:s/>и<text:s/>суму,<text:s/>но<text:s/>ни<text:s/>разу<text:s/>даже<text:s/>не<text:s/>подумал<text:s/>о<text:s/>подобной<text:s/>покупке<text:s/>и<text:s/>продолжал<text:s/>заряжать<text:s/>свое<text:s/>ружье<text:s/>по‑прежнему,<text:s/>возбуждая<text:s/>изумление<text:s/>зрителей<text:s/>искусством,<text:s/>с<text:s/>каким<text:s/>он<text:s/>избегал<text:s/>опасности<text:s/>просыпать<text:s/>или<text:s/>смешать<text:s/>дробь<text:s/>и<text:s/>порох.<text:s/>Ружье<text:s/>у<text:s/>него<text:s/>было<text:s/>одноствольное,<text:s/>с<text:s/>кремнем,<text:s/>одаренное<text:s/>притом<text:s/>скверной<text:s/>привычкой<text:s/>жестоко<text:s/>«отдавать»,<text:s/>отчего<text:s/>у<text:s/>Ермолая<text:s/>правая<text:s/>щека<text:s/>всегда<text:s/>была<text:s/>пухлее<text:s/>левой.<text:s/>Как<text:s/>он<text:s/>попадал<text:s/>из<text:s/>этого<text:s/>ружья –<text:s/>и<text:s/>хитрому<text:s/>человеку<text:s/>не<text:s/>придумать,<text:s/>но<text:s/>попадал.<text:s/>Была<text:s/>у<text:s/>него<text:s/>и<text:s/>легавая<text:s/>собака,<text:s/>по<text:s/>прозванью<text:s/>Валетка,<text:s/>преудивительное<text:s/>созданье.<text:s/>Ермолай<text:s/>никогда<text:s/>ее<text:s/>не<text:s/>кормил.<text:s/>«Стану<text:s/>я<text:s/>пса<text:s/>кормить, –<text:s/>рассуждал<text:s/>он, –<text:s/>притом<text:s/>пес –<text:s/>животное<text:s/>умное,<text:s/>сам<text:s/>найдет<text:s/>себе<text:s/>пропитанье».<text:s/>И<text:s/>действительно:<text:s/>хотя<text:s/>Валетка<text:s/>поражал<text:s/>даже<text:s/>равнодушного<text:s/>прохожего<text:s/>своей<text:s/>чрезмерной<text:s/>худобой,<text:s/>но<text:s/>жил,<text:s/>и<text:s/>долго<text:s/>жил;<text:s/>даже,<text:s/>несмотря<text:s/>на<text:s/>свое<text:s/>бедственное<text:s/>положенье,<text:s/>ни<text:s/>разу<text:s/>не<text:s/>пропадал<text:s/>и<text:s/>не<text:s/>изъявлял<text:s/>желанья<text:s/>покинуть<text:s/>своего<text:s/>хозяина.<text:s/>Раз<text:s/>как‑то,<text:s/>в<text:s/>юные<text:s/>годы,<text:s/>он<text:s/>отлучился<text:s/>на<text:s/>два<text:s/>дня,<text:s/>увлеченный<text:s/>любовью;<text:s/>но<text:s/>эта<text:s/>дурь<text:s/>скоро<text:s/>с<text:s/><text:soft-page-break/>него<text:s/>соскочила.<text:s/>Замечательнейшим<text:s/>свойством<text:s/>Валетки<text:s/>было<text:s/>его<text:s/>непостижимое<text:s/>равнодушие<text:s/>ко<text:s/>всему<text:s/>на<text:s/>свете…<text:s/>Если<text:s/>б<text:s/>речь<text:s/>шла<text:s/>не<text:s/>о<text:s/>собаке,<text:s/>я<text:s/>бы<text:s/>употребил<text:s/>слово:<text:s/>разочарованность.<text:s/>Он<text:s/>обыкновенно<text:s/>сидел,<text:s/>подвернувши<text:s/>под<text:s/>себя<text:s/>свой<text:s/>куцый<text:s/>хвост,<text:s/>хмурился,<text:s/>вздрагивал<text:s/>по<text:s/>временам<text:s/>и<text:s/>никогда<text:s/>не<text:s/>улыбался. (Известно,<text:s/>что<text:s/>собаки<text:s/>имеют<text:s/>способность<text:s/>улыбаться,<text:s/>и<text:s/>даже<text:s/>очень<text:s/>мило<text:s/>улыбаться.)<text:s/>Он<text:s/>был<text:s/>крайне<text:s/>безобразен,<text:s/>и<text:s/>ни<text:s/>один<text:s/>праздный<text:s/>дворовый<text:s/>человек<text:s/>не<text:s/>упускал<text:s/>случая<text:s/>ядовито<text:s/>насмеяться<text:s/>над<text:s/>его<text:s/>наружностью;<text:s/>но<text:s/>все<text:s/>эти<text:s/>насмешки<text:s/>и<text:s/>даже<text:s/>удары<text:s/>Валетка<text:s/>переносил<text:s/>с<text:s/>удивительным<text:s/>хладнокровием.<text:s/>Особенное<text:s/>удовольствие<text:s/>доставлял<text:s/>он<text:s/>поварам,<text:s/>которые<text:s/>тотчас<text:s/>отрывались<text:s/>от<text:s/>дела<text:s/>и<text:s/>с<text:s/>криком<text:s/>и<text:s/>бранью<text:s/>пускались<text:s/>за<text:s/>ним<text:s/>в<text:s/>погоню,<text:s/>когда<text:s/>он,<text:s/>по<text:s/>слабости,<text:s/>свойственной<text:s/>не<text:s/>одним<text:s/>собакам,<text:s/>просовывал<text:s/>свое<text:s/>голодное<text:s/>рыло<text:s/>в<text:s/>полурастворенную<text:s/>дверь<text:s/>соблазнительно<text:s/>теплой<text:s/>и<text:s/>благовонной<text:s/>кухни.<text:s/>На<text:s/>охоте<text:s/>он<text:s/>отличался<text:s/>неутомимостью<text:s/>и<text:s/>чутье<text:s/>имел<text:s/>порядочное;<text:s/>но<text:s/>если<text:s/>случайно<text:s/>догонял<text:s/>подраненного<text:s/>зайца,<text:s/>то<text:s/>уж<text:s/>и<text:s/>съедал<text:s/>его<text:s/>с<text:s/>наслажденьем<text:s/>всего,<text:s/>до<text:s/>последней<text:s/>косточки,<text:s/>где‑нибудь<text:s/>в<text:s/>прохладной<text:s/>тени,<text:s/>под<text:s/>зеленым<text:s/>кустом,<text:s/>в<text:s/>почтительном<text:s/>отдалении<text:s/>от<text:s/>Ермолая,<text:s/>ругавшегося<text:s/>на<text:s/>всех<text:s/>известных<text:s/>и<text:s/>неизвестных<text:s/>диалектах.</text:p>
      <text:p text:style-name="Обычный">Ермолай<text:s/>принадлежал<text:s/>одному<text:s/>из<text:s/>моих<text:s/>соседей,<text:s/>помещику<text:s/>старинного<text:s/>покроя.<text:s/>Помещики<text:s/>старинного<text:s/>покроя<text:s/>не<text:s/>любят<text:s/>«куликов»<text:s/>и придерживаются<text:s/>домашней<text:s/>живности.<text:s/>Разве<text:s/>только<text:s/>в<text:s/>необыкновенных<text:s/>случаях,<text:s/>как‑то:<text:s/>во<text:s/>дни<text:s/>рождений,<text:s/>именин<text:s/>и<text:s/>выборов,<text:s/>повара<text:s/>старинных<text:s/>помещиков<text:s/>приступают<text:s/>к<text:s/>изготовлению<text:s/>долгоносых<text:s/>птиц<text:s/>и,<text:s/>войдя<text:s/>в<text:s/>азарт,<text:s/>свойственный<text:s/>русскому<text:s/>человеку,<text:s/>когда<text:s/>он<text:s/>сам<text:s/>хорошенько<text:s/>не<text:s/>знает,<text:s/>что<text:s/>делает,<text:s/>придумывают<text:s/>к<text:s/>ним<text:s/>такие<text:s/>мудреные<text:s/>приправы,<text:s/>что<text:s/>гости<text:s/>большей<text:s/>частью<text:s/>с<text:s/>любопытством<text:s/>и<text:s/>вниманием<text:s/>рассматривают<text:s/>поданные<text:s/>яства,<text:s/>но<text:s/>отведать<text:s/>их<text:s/>никак<text:s/>не<text:s/>решаются.<text:s/>Ермолаю<text:s/>было<text:s/>приказано<text:s/>доставлять<text:s/>на<text:s/>господскую<text:s/>кухню<text:s/>раз<text:s/>в<text:s/>месяц<text:s/>пары<text:s/>две<text:s/>тетеревов<text:s/>и<text:s/>куропаток,<text:s/>а<text:s/>впрочем,<text:s/>позволялось<text:s/>ему<text:s/>жить,<text:s/>где<text:s/>хочет<text:s/>и<text:s/>чем<text:s/>хочет.<text:s/>От<text:s/>него<text:s/>отказались,<text:s/>как<text:s/>от<text:s/>человека<text:s/>ни<text:s/>на<text:s/>какую<text:s/>работу<text:s/>не<text:s/>годного –<text:s/>«лядащаго»,<text:s/>как<text:s/>говорится<text:s/>у<text:s/>нас<text:s/>в<text:s/>Орле.<text:s/>Пороху<text:s/>и<text:s/>дроби,<text:s/>разумеется,<text:s/>ему<text:s/>не<text:s/>выдавали,<text:s/>следуя<text:s/>точно<text:s/>тем<text:s/>же<text:s/>правилам,<text:s/>в<text:s/>силу<text:s/>которых<text:s/>и<text:s/>он<text:s/>не<text:s/>кормил<text:s/>своей<text:s/>собаки.<text:s/>Ермолай<text:s/>был<text:s/>человек<text:s/>престранного<text:s/>рода:<text:s/>беззаботен,<text:s/>как<text:s/>птица,<text:s/>довольно<text:s/>говорлив,<text:s/>рассеян<text:s/>и<text:s/>неловок<text:s/>с<text:s/>виду;<text:s/>сильно<text:s/>любил<text:s/>выпить,<text:s/>не<text:s/>уживался<text:s/>на<text:s/>месте,<text:s/>на<text:s/>ходу<text:s/>шмыгал<text:s/>ногами<text:s/>и<text:s/>переваливался<text:s/>с<text:s/>боку<text:s/>на<text:s/>бок –<text:s/>и,<text:s/>шмыгая<text:s/>и<text:s/>переваливаясь,<text:s/>улепетывал<text:s/>верст<text:s/>пятьдесят<text:s/>в<text:s/>сутки.<text:s/>Он<text:s/>подвергался<text:s/>самым<text:s/>разнообразным<text:s/>приключениям:<text:s/>ночевал<text:s/>в<text:s/>болотах,<text:s/>на<text:s/>деревьях,<text:s/>на<text:s/>крышах,<text:s/>под<text:s/>мостами,<text:s/>сиживал<text:s/>не<text:s/>раз<text:s/>взаперти<text:s/>на<text:s/>чердаках,<text:s/>в<text:s/>погребах<text:s/>и<text:s/>сараях,<text:s/>лишался<text:s/>ружья,<text:s/>собаки,<text:s/>самых<text:s/>необходимых<text:s/>одеяний,<text:s/>бывал<text:s/>бит<text:s/>сильно<text:s/>и<text:s/>долго –<text:s/>и<text:s/>все‑таки,<text:s/>через<text:s/>несколько<text:s/>времени,<text:s/>возвращался<text:s/>домой,<text:s/>одетый,<text:s/>с<text:s/>ружьем<text:s/>и<text:s/>с<text:s/>собакой.<text:s/>Нельзя<text:s/>было<text:s/>назвать<text:s/>его<text:s/>человеком<text:s/>веселым,<text:s/>хотя<text:s/>он<text:s/>почти<text:s/>всегда<text:s/>находился<text:s/>в<text:s/>довольно<text:s/>изрядном<text:s/>расположении<text:s/>духа;<text:s/>он<text:s/>вообще<text:s/>смотрел<text:s/>чудаком.<text:s/>Ермолай<text:s/>любил<text:s/>покалякать<text:s/>с<text:s/>хорошим<text:s/>человеком,<text:s/>особенно<text:s/>за<text:s/>чаркой,<text:s/>но<text:s/>и<text:s/>то<text:s/>недолго:<text:s/>встанет,<text:s/>бывало,<text:s/>и<text:s/>пойдет.<text:s/>«Да<text:s/>куда<text:s/>ты,<text:s/>черт,<text:s/>идешь?<text:s/>Ночь<text:s/>на<text:s/>дворе». –<text:s/>«А<text:s/>в<text:s/>Чаплино». –<text:s/>«Да<text:s/>на<text:s/>что<text:s/>тебе<text:s/>тащиться<text:s/>в<text:s/>Чаплино,<text:s/>за<text:s/>десять<text:s/>верст?» –<text:s/>«А<text:s/>там<text:s/>у<text:s/>Софрона‑мужичка<text:s/>переночевать». –<text:s/>«Да<text:s/>ночуй<text:s/>здесь». –<text:s/>«Нет<text:s/>уж,<text:s/>нельзя».<text:s/>И<text:s/>пойдет<text:s/>Ермолай<text:s/>с<text:s/>своим<text:s/>Валеткой<text:s/>в<text:s/>темную<text:s/>ночь,<text:s/>через<text:s/>кусты<text:s/>да<text:s/>водомоины,<text:s/>а<text:s/>мужичок<text:s/>Софрон<text:s/>его,<text:s/>пожалуй,<text:s/>к<text:s/>себе<text:s/>на<text:s/>двор<text:s/>не<text:s/>пустит,<text:s/>да<text:s/>еще,<text:s/>чего<text:s/>доброго,<text:s/>шею<text:s/>ему<text:s/>намнет:<text:s/>не<text:s/>беспокой‑де<text:s/>честных<text:s/>людей.<text:s/>Зато<text:s/>никто<text:s/>не<text:s/>мог<text:s/>сравниться<text:s/>с<text:s/>Ермолаем<text:s/>в<text:s/>искусстве<text:s/>ловить<text:s/>весной,<text:s/>в<text:s/>полую<text:s/>воду,<text:s/>рыбу,<text:s/>доставать<text:s/>руками<text:s/>раков,<text:s/>отыскивать<text:s/>по<text:s/>чутью<text:s/>дичь,<text:s/>подманивать<text:s/>перепелов,<text:s/>вынашивать<text:s/>ястребов,<text:s/>добывать<text:s/>соловьев<text:s/>с<text:s/>«лешевой<text:s/>дудкой»,<text:s/>с<text:s/>«кукушкиным<text:s/>перелетом»…<text:s/>Одного<text:s/>он<text:s/>не<text:s/>умел:<text:s/>дрессировать<text:s/>собак;<text:s/>терпенья<text:s/>недоставало.<text:s/>Была<text:s/>у<text:s/>него<text:s/>и<text:s/>жена.<text:s/>Он<text:s/>ходил<text:s/>к<text:s/>ней<text:s/>раз<text:s/>в<text:s/>неделю.<text:s/>Жила<text:s/>она<text:s/>в<text:s/>дрянной,<text:s/>полуразвалившейся<text:s/>избенке,<text:s/>перебивалась<text:s/>кое‑как<text:s/>и<text:s/>кое‑чем,<text:s/>никогда<text:s/>не<text:s/>знала<text:s/>накануне,<text:s/>будет<text:s/>ли<text:s/>сыта<text:s/>завтра,<text:s/>и<text:s/>вообще<text:s/>терпела<text:s/>участь<text:s/>горькую.<text:s/>Ермолай,<text:s/>этот<text:s/>беззаботный<text:s/>и<text:s/>добродушный<text:s/>человек,<text:s/>обходился<text:s/>с<text:s/>ней<text:s/>жестоко<text:s/>и<text:s/>грубо,<text:s/>принимал<text:s/>у<text:s/>себя<text:s/>дома<text:s/>грозный<text:s/>и<text:s/>суровый<text:s/>вид –<text:s/>и<text:s/>бедная<text:s/>его<text:s/>жена<text:s/>не<text:s/>знала,<text:s/>чем<text:s/>угодить<text:s/>ему,<text:s/>трепетала<text:s/>от<text:s/>его<text:s/>взгляда,<text:s/>на<text:s/>последнюю<text:s/>копейку<text:s/>покупала<text:s/>ему<text:s/>вина<text:s/>и<text:s/>подобострастно<text:s/>покрывала<text:s/>его<text:s/>своим<text:s/>тулупом,<text:s/>когда<text:s/>он,<text:s/>величественно<text:s/>развалясь<text:s/>на<text:s/>печи,<text:s/>засыпал<text:s/>богатырским<text:s/>сном.<text:s/>Мне<text:s/>самому<text:s/>не<text:s/>раз<text:s/>случалось<text:s/>подмечать<text:s/>в<text:s/>нем<text:s/>невольные<text:s/>проявления<text:s/>какой‑то<text:s/>угрюмой<text:s/>свирепости:<text:s/>мне<text:s/>не<text:s/>нравилось<text:s/>выражение<text:s/>его<text:s/>лица,<text:s/>когда<text:s/>он<text:s/>прикусывал<text:s/>подстреленную<text:s/>птицу.<text:s/>Но<text:s/>Ермолай<text:s/>никогда<text:s/>больше<text:s/>дня<text:s/>не<text:s/>оставался<text:s/>дома;<text:s/>а на<text:s/>чужой<text:s/>стороне<text:s/>превращался<text:s/>опять<text:s/>в<text:s/>«Ермолку»,<text:s/>как<text:s/>его<text:s/>прозвали<text:s/>на<text:s/>сто<text:s/>верст<text:s/>кругом<text:s/>и<text:s/>как<text:s/>он<text:s/>сам<text:s/>себя<text:s/>называл<text:s/>подчас.<text:s/>Последний<text:s/>дворовый<text:s/>человек<text:s/>чувствовал<text:s/>свое<text:s/>превосходство<text:s/>над<text:s/>этим<text:s/>бродягой<text:s/>и,<text:s/>может<text:s/>быть,<text:s/>потому<text:s/>именно<text:s/>и<text:s/>обращался<text:s/>с<text:s/>ним<text:s/>дружелюбно;<text:s/>а мужики<text:s/>сначала<text:s/>с<text:s/>удовольствием<text:s/>загоняли<text:s/>и<text:s/>ловили<text:s/>его,<text:s/>как<text:s/>зайца<text:s/>в<text:s/>поле,<text:s/>но<text:s/>потом<text:s/>отпускали<text:s/>с<text:s/>Богом<text:s/>и,<text:s/>раз<text:s/>узнавши<text:s/>чудака,<text:s/>уже<text:s/>не<text:s/>трогали<text:s/>его,<text:s/>даже<text:s/>давали<text:s/>ему<text:s/>хлеба<text:s/>и<text:s/>вступали<text:s/>с<text:s/>ним<text:s/>в<text:s/>разговоры…<text:s/>Этого‑то<text:s/>человека<text:s/>я<text:s/>взял<text:s/>к<text:s/>себе<text:s/>в<text:s/>охотники,<text:s/>и<text:s/>с<text:s/>ним‑то<text:s/>я<text:s/>отправился<text:s/>на<text:s/>тягу<text:s/>в<text:s/>большую<text:s/>березовую<text:s/>рощу,<text:s/>на<text:s/>берегу<text:s/>Исты.</text:p>
      <text:p text:style-name="Обычный">У<text:s/>многих<text:s/>русских<text:s/>рек,<text:s/>наподобие<text:s/>Волги,<text:s/>один<text:s/>берег<text:s/>горный,<text:s/>другой<text:s/>луговой;<text:s/>у Исты<text:s/>тоже.<text:s/>Эта<text:s/>небольшая<text:s/>речка<text:s/>вьется<text:s/>чрезвычайно<text:s/>прихотливо,<text:s/>ползет<text:s/>змеей,<text:s/>ни<text:s/>на<text:s/>полверсты<text:s/>не<text:s/>течет<text:s/>прямо,<text:s/>и<text:s/>в<text:s/>ином<text:s/>месте,<text:s/>с<text:s/>высоты<text:s/>крутого<text:s/>холма,<text:s/>видна<text:s/>верст<text:s/>на<text:s/>десять<text:s/>с<text:s/>своими<text:s/>плотинами,<text:s/>прудами,<text:s/>мельницами,<text:s/>огородами,<text:s/>окруженными<text:s/>ракитником<text:s/>и<text:s/>густыми<text:s/>садами.<text:s/>Рыбы<text:s/>в<text:s/>Исте<text:s/>бездна,<text:s/>особливо<text:s/>головлей<text:s/>(мужики<text:s/>достают<text:s/>их<text:s/>в<text:s/>жар<text:s/>из‑под<text:s/>кустов<text:s/>руками).<text:s/>Маленькие<text:s/>кулички‑песочники<text:s/>со<text:s/>свистом<text:s/>перелетывают<text:s/>вдоль<text:s/>каменистых<text:s/>берегов,<text:s/>испещренных<text:s/>холодными<text:s/>и<text:s/>светлыми<text:s/>ключами;<text:s/>дикие<text:s/>утки<text:s/>выплывают<text:s/>на<text:s/>середину<text:s/>прудов<text:s/>и<text:s/>осторожно<text:s/>озираются;<text:s/>цапли<text:s/>торчат<text:s/>в<text:s/>тени,<text:s/>в<text:s/>заливах,<text:s/>под<text:s/>обрывами…<text:s/>Мы<text:s/>стояли<text:s/>на<text:s/>тяге<text:s/>около<text:s/>часу,<text:s/>убили<text:s/>две<text:s/>пары<text:s/>вальдшнепов<text:s/>и,<text:s/>желая<text:s/>до<text:s/>восхода<text:s/>солнца<text:s/>опять<text:s/>попытать<text:s/>нашего<text:s/>счастия<text:s/>(на<text:s/>тягу<text:s/>можно<text:s/>также<text:s/>ходить<text:s/>поутру),<text:s/>решились<text:s/>переночевать<text:s/>в<text:s/>ближайшей<text:s/>мельнице.<text:s/>Мы<text:s/>вышли<text:s/>из<text:s/>рощи,<text:s/>спустились<text:s/>с<text:s/>холма.<text:s/>Река<text:s/>катила<text:s/>темно‑синие<text:s/>волны;<text:s/>воздух<text:s/>густел,<text:s/>отягченный<text:s/>ночной<text:s/>влагой.<text:s/>Мы<text:s/>постучались<text:s/>в<text:s/>ворота.<text:s/>Собаки<text:s/>залились<text:s/>на<text:s/>дворе.<text:s/>«Кто<text:s/>тут?» –<text:s/>раздался<text:s/>сиплый<text:s/>и<text:s/>заспанный<text:s/>голос.<text:s/>«Охотники:<text:s/>пусти<text:s/>переночевать».<text:s/>Ответа<text:s/>не<text:s/>было.<text:s/>«Мы<text:s/>заплатим». –<text:s/>«Пойду<text:s/>скажу<text:s/>хозяину…<text:s/>Цыц,<text:s/>проклятые!..<text:s/>Эк<text:s/>на<text:s/>вас<text:s/>погибели<text:s/>нет!»<text:s/>Мы<text:s/>слышали,<text:s/>как<text:s/>работник<text:s/>вошел<text:s/>в<text:s/>избу;<text:s/>он<text:s/>скоро<text:s/>вернулся<text:s/>к<text:s/>воротам.<text:s/>«Нет,<text:s/>говорит,<text:s/>хозяин<text:s/>не<text:s/>велит<text:s/>пускать». –<text:s/>«Отчего<text:s/>не<text:s/>велит?» –<text:s/>«Да<text:s/>боится;<text:s/>вы<text:s/>охотники;<text:s/>чего<text:s/>доброго,<text:s/>мельницу<text:s/>зажжете;<text:s/>вишь,<text:s/>у<text:s/>вас<text:s/>снаряды<text:s/>какие». –<text:s/>«Да<text:s/>что<text:s/>за<text:s/>вздор!» –<text:s/>«У<text:s/>нас<text:s/>и<text:s/>так<text:s/>в<text:s/>запрошлом<text:s/>году<text:s/>мельница<text:s/>сгорела:<text:s/>прасолы<text:s/>переночевали,<text:s/>да,<text:s/>знать,<text:s/>как‑нибудь<text:s/>и<text:s/>подожгли». –<text:s/>«Да<text:s/>как<text:s/>же,<text:s/>брат,<text:s/>не<text:s/>ночевать<text:s/>же<text:s/>нам<text:s/>на<text:s/>дворе!» –<text:s/>«Как<text:s/>знаете…»<text:s/>Он<text:s/>ушел,<text:s/>стуча<text:s/>сапогами.</text:p>
      <text:p text:style-name="Обычный">Ермолай<text:s/>посулил<text:s/>ему<text:s/>разных<text:s/>неприятностей.<text:s/>«Пойдемте<text:s/>в<text:s/>деревню», –<text:s/>произнес<text:s/>он,<text:s/>наконец,<text:s/>со<text:s/>вздохом.<text:s/>Но<text:s/>до<text:s/>деревни<text:s/>было<text:s/>версты<text:s/>две…<text:s/>«Ночуем<text:s/>здесь, –<text:s/>сказал<text:s/>я, –<text:s/>на<text:s/>дворе;<text:s/>ночь<text:s/>теплая;<text:s/>мельник<text:s/>за<text:s/>деньги<text:s/>нам<text:s/>вышлет<text:s/>соломы».<text:s/>Ермолай<text:s/>беспрекословно<text:s/>согласился.<text:s/>Мы<text:s/>опять<text:s/>стали<text:s/>стучаться.<text:s/>«Да<text:s/>что<text:s/>вам<text:s/>надобно? –<text:s/>раздался<text:s/>снова<text:s/>голос<text:s/>работника, –<text:s/>сказано,<text:s/>нельзя».<text:s/>Мы<text:s/>растолковали<text:s/>ему,<text:s/>чего<text:s/>мы<text:s/>хотели.<text:s/>Он<text:s/>пошел<text:s/>посоветоваться<text:s/>с<text:s/>хозяином<text:s/>и<text:s/>вместе<text:s/>с<text:s/>ним<text:s/>вернулся.<text:s/>Калитка<text:s/>заскрипела.<text:s/>Появился<text:s/>мельник,<text:s/>человек<text:s/>высокого<text:s/>роста,<text:s/>с<text:s/>жирным<text:s/>лицом,<text:s/>бычачьим<text:s/>затылком,<text:s/>круглым<text:s/>и<text:s/>большим<text:s/>животом.<text:s/>Он<text:s/>согласился<text:s/>на<text:s/>мое<text:s/>предложение.<text:s/>В<text:s/>ста<text:s/>шагах<text:s/>от<text:s/>мельницы<text:s/>находился<text:s/>маленький,<text:s/>со<text:s/>всех<text:s/>сторон<text:s/>открытый,<text:s/>навес.<text:s/>Нам<text:s/>принесли<text:s/>туда<text:s/>соломы,<text:s/>сена;<text:s/>работник<text:s/>на<text:s/>траве<text:s/>подле<text:s/>реки<text:s/>наставил<text:s/>самовар<text:s/>и,<text:s/>присев<text:s/>на<text:s/>корточки,<text:s/>начал<text:s/>усердно<text:s/>дуть<text:s/>в<text:s/>трубу…<text:s/>Уголья,<text:s/>вспыхивая,<text:s/>ярко<text:s/>освещали<text:s/>его<text:s/>молодое<text:s/>лицо.<text:s/>Мельник<text:s/>побежал<text:s/>будить<text:s/>жену,<text:s/>предложил<text:s/>мне<text:s/>сам,<text:s/>наконец,<text:s/>переночевать<text:s/>в<text:s/>избе;<text:s/>но<text:s/>я<text:s/>предпочел<text:s/>остаться<text:s/>на<text:s/>открытом<text:s/>воздухе.<text:s/>Мельничиха<text:s/>принесла<text:s/>нам<text:s/>молока,<text:s/>яиц,<text:s/>картофелю,<text:s/>хлеба.<text:s/>Скоро<text:s/>закипел<text:s/>самовар,<text:s/>и<text:s/>мы<text:s/>принялись<text:s/>пить<text:s/>чай.<text:s/>С<text:s/>реки<text:s/>поднимались<text:s/>пары,<text:s/>ветру<text:s/>не<text:s/>было;<text:s/>кругом<text:s/>кричали<text:s/>коростели;<text:s/>около<text:s/>мельничных<text:s/>колес<text:s/>раздавались<text:s/>слабые<text:s/>звуки:<text:s/>то<text:s/>капли<text:s/>падали<text:s/>с<text:s/>лопат,<text:s/>сочилась<text:s/>вода<text:s/>сквозь<text:s/>засовы<text:s/>плотины.<text:s/>Мы<text:s/>разложили<text:s/>небольшой<text:s/>огонек.<text:s/>Пока<text:s/>Ермолай<text:s/>жарил<text:s/>в<text:s/>золе<text:s/>картофель,<text:s/>я<text:s/>успел<text:s/>задремать…<text:s/>Легкий<text:s/>сдержанный<text:s/>шепот<text:s/>разбудил<text:s/>меня.<text:s/>Я<text:s/>поднял<text:s/>голову:<text:s/>перед<text:s/>огнем,<text:s/>на<text:s/>опрокинутой<text:s/>кадке,<text:s/>сидела<text:s/>мельничиха<text:s/>и<text:s/>разговаривала<text:s/>с<text:s/>моим<text:s/>охотником.<text:s/>Я<text:s/>уже<text:s/>прежде,<text:s/>по<text:s/>ее<text:s/>платью,<text:s/>телодвижениям<text:s/>и<text:s/>выговору,<text:s/>узнал<text:s/>в<text:s/>ней<text:s/>дворовую<text:s/>женщину –<text:s/>не<text:s/>бабу<text:s/>и<text:s/>не<text:s/>мещанку;<text:s/>но<text:s/>только<text:s/>теперь<text:s/>я<text:s/>рассмотрел<text:s/>хорошенько<text:s/>ее<text:s/>черты.<text:s/>Ей<text:s/>было<text:s/>на<text:s/>вид<text:s/>лет<text:s/>тридцать;<text:s/>худое<text:s/>и<text:s/>бледное<text:s/>лицо<text:s/>еще<text:s/>хранило<text:s/>следы<text:s/>красоты<text:s/>замечательной;<text:s/>особенно<text:s/>понравились<text:s/>мне<text:s/>глаза,<text:s/>большие<text:s/>и<text:s/>грустные.<text:s/>Она<text:s/>оперла<text:s/>локти<text:s/>на<text:s/>колени,<text:s/>положила<text:s/>лицо<text:s/>на<text:s/>руки.<text:s/>Ермолай<text:s/>сидел<text:s/>ко<text:s/>мне<text:s/>спиною<text:s/>и<text:s/>подкладывал<text:s/>щепки<text:s/>в<text:s/>огонь.</text:p>
      <text:p text:style-name="Обычный">– В<text:s/>Желтухиной<text:s/>опять<text:s/>падеж, –<text:s/>говорила<text:s/>мельничиха, –<text:s/>у<text:s/>отца<text:s/>Ивана<text:s/>обе<text:s/>коровы<text:s/>свалились…<text:s/>Господи<text:s/>помилуй!</text:p>
      <text:p text:style-name="Обычный">– А<text:s/>что<text:s/>ваши<text:s/>свиньи? –<text:s/>спросил,<text:s/>помолчав,<text:s/>Ермолай.</text:p>
      <text:p text:style-name="Обычный">– Живут.</text:p>
      <text:p text:style-name="Обычный">– Хоть<text:s/>бы<text:s/>поросеночка<text:s/>мне<text:s/>подарили.</text:p>
      <text:p text:style-name="Обычный">Мельничиха<text:s/>помолчала,<text:s/>потом<text:s/>вздохнула.</text:p>
      <text:p text:style-name="Обычный">– С<text:s/>кем<text:s/>вы<text:s/>это? –<text:s/>спросила<text:s/>она.</text:p>
      <text:p text:style-name="Обычный">– С<text:s/>барином –<text:s/>с<text:s/>костомаровским.</text:p>
      <text:p text:style-name="Обычный">Ермолай<text:s/>бросил<text:s/>несколько<text:s/>еловых<text:s/>веток<text:s/>на<text:s/>огонь;<text:s/>ветки<text:s/>тотчас<text:s/>дружно<text:s/>затрещали,<text:s/>густой<text:s/>белый<text:s/>дым<text:s/>повалил<text:s/>ему<text:s/>прямо<text:s/>в<text:s/>лицо.</text:p>
      <text:p text:style-name="Обычный">– Чего<text:s/>твой<text:s/>муж<text:s/>нас<text:s/>в<text:s/>избу<text:s/>не<text:s/>пустил?</text:p>
      <text:p text:style-name="Обычный">– Боится.</text:p>
      <text:p text:style-name="Обычный">– Вишь,<text:s/>толстый,<text:s/>брюхач…<text:s/>Голубушка,<text:s/>Арина<text:s/>Тимофеевна,<text:s/>вынеси<text:s/>мне<text:s/>стаканчик<text:s/>винца!</text:p>
      <text:p text:style-name="Обычный">Мельничиха<text:s/>встала<text:s/>и<text:s/>исчезла<text:s/>во<text:s/>мраке.<text:s/>Ермолай<text:s/>запел<text:s/>вполголоса:</text:p>
      <text:p text:style-name="P75"/>
      <text:p text:style-name="P76">Как<text:s/>к<text:s/>любезной<text:s/>я<text:s/>ходил,</text:p>
      <text:p text:style-name="P77">Все<text:s/>сапожки<text:s/>обносил…</text:p>
      <text:p text:style-name="P78"/>
      <text:p text:style-name="Обычный">Арина<text:s/>вернулась<text:s/>с<text:s/>небольшим<text:s/>графинчиком<text:s/>и<text:s/>стаканом.<text:s/>Ермолай<text:s/>привстал,<text:s/>перекрестился<text:s/>и<text:s/>выпил<text:s/>духом.<text:s/>«Люблю!» –<text:s/>прибавил<text:s/>он.</text:p>
      <text:p text:style-name="Обычный">Мельничиха<text:s/>опять<text:s/>присела<text:s/>на<text:s/>кадку.</text:p>
      <text:p text:style-name="Обычный">– А<text:s/>что,<text:s/>Арина<text:s/>Тимофеевна,<text:s/>чай,<text:s/>все<text:s/>хвораешь?</text:p>
      <text:p text:style-name="Обычный">– Хвораю.</text:p>
      <text:p text:style-name="Обычный">– Что<text:s/>так?</text:p>
      <text:p text:style-name="Обычный">– Кашель<text:s/>по<text:s/>ночам<text:s/>мучит.</text:p>
      <text:p text:style-name="Обычный">– Барин‑то,<text:s/>кажется,<text:s/>заснул, –<text:s/>промолвил<text:s/>Ермолай<text:s/>после<text:s/>небольшого<text:s/>молчания. –<text:s/>Ты<text:s/>к<text:s/>лекарю<text:s/>не<text:s/>ходи,<text:s/>Арина:<text:s/>хуже<text:s/>будет.</text:p>
      <text:p text:style-name="Обычный">– Я<text:s/>и<text:s/>то<text:s/>не<text:s/>хожу.</text:p>
      <text:p text:style-name="Обычный">– А<text:s/>ко<text:s/>мне<text:s/>зайди<text:s/>погостить.</text:p>
      <text:p text:style-name="Обычный">Арина<text:s/>потупила<text:s/>голову.</text:p>
      <text:p text:style-name="Обычный">– Я<text:s/>свою‑то,<text:s/>жену‑то,<text:s/>прогоню<text:s/>на<text:s/>тот<text:s/>случай, –<text:s/>продолжал<text:s/>Ермолай… –<text:s/>Право‑ся.</text:p>
      <text:p text:style-name="Обычный">– Вы<text:s/>бы<text:s/>лучше<text:s/>барина<text:s/>разбудили,<text:s/>Ермолай<text:s/>Петрович:<text:s/>видите,<text:s/>картофель<text:s/>испекся.</text:p>
      <text:p text:style-name="Обычный">– А<text:s/>пусть<text:s/>дрыхнет, –<text:s/>равнодушно<text:s/>заметил<text:s/>мой<text:s/>верный<text:s/>слуга, –<text:s/>набегался,<text:s/>так<text:s/>и<text:s/>спит.</text:p>
      <text:p text:style-name="Обычный">Я<text:s/>заворочался<text:s/>на<text:s/>сене.<text:s/>Ермолай<text:s/>встал<text:s/>и<text:s/>подошел<text:s/>ко<text:s/>мне.</text:p>
      <text:p text:style-name="Обычный">– Картофель<text:s/>готов‑с,<text:s/>извольте<text:s/>кушать.</text:p>
      <text:p text:style-name="Обычный">Я<text:s/>вышел<text:s/>из‑под<text:s/>навеса;<text:s/>мельничиха<text:s/>поднялась<text:s/>с<text:s/>кадки<text:s/>и<text:s/>хотела<text:s/>уйти.<text:s/>Я<text:s/>заговорил<text:s/>с<text:s/>нею.</text:p>
      <text:p text:style-name="Обычный">– Давно<text:s/>вы<text:s/>эту<text:s/>мельницу<text:s/>сняли?</text:p>
      <text:p text:style-name="Обычный">– Второй<text:s/>год<text:s/>пошел<text:s/>с<text:s/>Троицына<text:s/>дня.</text:p>
      <text:p text:style-name="Обычный">– А<text:s/>твой<text:s/>муж<text:s/>откуда?</text:p>
      <text:p text:style-name="Обычный">Арина<text:s/>не<text:s/>расслушала<text:s/>моего<text:s/>вопроса.</text:p>
      <text:p text:style-name="Обычный">– Откелева<text:s/>твой<text:s/>муж? –<text:s/>повторил<text:s/>Ермолай,<text:s/>возвыся<text:s/>голос.</text:p>
      <text:p text:style-name="Обычный">– Из<text:s/>Белева.<text:s/>Он<text:s/>белевский<text:s/>мещанин.</text:p>
      <text:p text:style-name="Обычный">– А<text:s/>ты<text:s/>тоже<text:s/>из<text:s/>Белева?</text:p>
      <text:p text:style-name="Обычный">– Нет,<text:s/>я<text:s/>господская…<text:s/>была<text:s/>господская.</text:p>
      <text:p text:style-name="Обычный">– Чья?</text:p>
      <text:p text:style-name="Обычный">– Зверкова<text:s/>господина.<text:s/>Теперь<text:s/>я<text:s/>вольная.</text:p>
      <text:p text:style-name="Обычный">– Какого<text:s/>Зверкова?</text:p>
      <text:p text:style-name="Обычный">– Александра<text:s/>Силыча.</text:p>
      <text:p text:style-name="Обычный">– Не<text:s/>была<text:s/>ли<text:s/>ты<text:s/>у<text:s/>его<text:s/>жены<text:s/>горничной?</text:p>
      <text:p text:style-name="Обычный">– А<text:s/>вы<text:s/>почему<text:s/>знаете?<text:s/>Была.</text:p>
      <text:p text:style-name="Обычный">Я<text:s/>с<text:s/>удвоенным<text:s/>любопытством<text:s/>и<text:s/>участьем<text:s/>посмотрел<text:s/>на<text:s/>Арину.</text:p>
      <text:p text:style-name="Обычный">– Я<text:s/>твоего<text:s/>барина<text:s/>знаю, –<text:s/>продолжал<text:s/>я.</text:p>
      <text:p text:style-name="Обычный">– Знаете? –<text:s/>отвечала<text:s/>она<text:s/>вполголоса<text:s/>и<text:s/>потупилась.</text:p>
      <text:p text:style-name="Обычный">Надобно<text:s/>сказать<text:s/>читателю,<text:s/>почему<text:s/>я<text:s/>с<text:s/>таким<text:s/>участьем<text:s/>посмотрел<text:s/>на<text:s/>Арину.<text:s/>Во<text:s/>время<text:s/>моего<text:s/>пребывания<text:s/>в<text:s/>Петербурге<text:s/>я<text:s/>случайным<text:s/>образом<text:s/>познакомился<text:s/>с<text:s/>г‑м<text:s/>Зверковым.<text:s/>Он<text:s/>занимал<text:s/>довольно<text:s/>важное<text:s/>место,<text:s/>слыл<text:s/>человеком<text:s/>знающим<text:s/>и<text:s/>дельным.<text:s/>У<text:s/>него<text:s/>была<text:s/>жена,<text:s/>пухлая,<text:s/>чувствительная,<text:s/>слезливая<text:s/>и<text:s/>злая –<text:s/>дюжинное<text:s/>и<text:s/>тяжелое<text:s/>созданье;<text:s/>был<text:s/>и<text:s/>сынок,<text:s/>настоящий<text:s/>барчонок,<text:s/>избалованный<text:s/>и<text:s/>глупый.<text:s/>Наружность<text:s/>самого<text:s/>гна<text:s/>Зверкова<text:s/>мало<text:s/>располагала<text:s/>в<text:s/>его<text:s/>пользу:<text:s/>из<text:s/>широкого,<text:s/>почти<text:s/>четвероугольного<text:s/>лица<text:s/>лукаво<text:s/>выглядывали<text:s/>мышиные<text:s/>глазки,<text:s/>торчал<text:s/>нос,<text:s/>большой<text:s/>и<text:s/>острый,<text:s/>с<text:s/>открытыми<text:s/>ноздрями;<text:s/>стриженые<text:s/>седые<text:s/>волосы<text:s/>поднимались<text:s/>щетиной<text:s/>над<text:s/>морщинистым<text:s/>лбом,<text:s/>тонкие<text:s/>губы<text:s/>беспрестанно<text:s/>шевелились<text:s/>и<text:s/>приторно<text:s/>улыбались.<text:s/>Г‑н<text:s/>Зверков<text:s/>стоял<text:s/>обыкновенно,<text:s/>растопырив<text:s/>ножки<text:s/>и<text:s/>заложив<text:s/>толстые<text:s/>ручки<text:s/>в<text:s/>карманы.<text:s/>Раз<text:s/>как‑то<text:s/>пришлось<text:s/>мне<text:s/>ехать<text:s/>с<text:s/>ним<text:s/>вдвоем<text:s/>в<text:s/>карете<text:s/>за<text:s/>город.<text:s/>Мы<text:s/>разговорились.<text:s/>Как<text:s/>человек<text:s/>опытный,<text:s/>дельный,<text:s/>г.<text:s/>Зверков<text:s/>начал<text:s/>наставлять<text:s/>меня<text:s/>на<text:s/>«путь<text:s/>истины».</text:p>
      <text:p text:style-name="Обычный">– Позвольте<text:s/>мне<text:s/>вам<text:s/>заметить, –<text:s/>пропищал<text:s/>он<text:s/>наконец, –<text:s/>вы<text:s/>все,<text:s/>молодые<text:s/>люди,<text:s/>судите<text:s/>и<text:s/>толкуете<text:s/>обо<text:s/>всех<text:s/>вещах<text:s/>наобум;<text:s/>вы<text:s/>мало<text:s/>знаете<text:s/>собственное<text:s/>свое<text:s/>отечество;<text:s/>Россия<text:s/>вам,<text:s/>господа,<text:s/>незнакома,<text:s/>вот<text:s/>что!..<text:s/>Вы<text:s/>все<text:s/>только<text:s/>немецкие<text:s/>книги<text:s/>читаете.<text:s/>Вот,<text:s/>например,<text:s/>вы<text:s/>мне<text:s/>говорите<text:s/>теперь<text:s/>и<text:s/>то,<text:s/>и<text:s/>то<text:s/>насчет<text:s/>того,<text:s/>ну,<text:s/>то<text:s/>есть,<text:s/>насчет<text:s/>дворовых<text:s/>людей…<text:s/>Хорошо,<text:s/>я<text:s/>не<text:s/>спорю,<text:s/>все<text:s/>это<text:s/>хорошо;<text:s/>но<text:s/>вы<text:s/>их<text:s/>не<text:s/>знаете,<text:s/>не<text:s/>знаете,<text:s/>что<text:s/>это<text:s/>за<text:s/>народ. (Г‑н<text:s/>Зверков<text:s/>громко<text:s/>высморкался<text:s/>и<text:s/>понюхал<text:s/>табаку.)<text:s/>Позвольте<text:s/>мне<text:s/>вам<text:s/>рассказать,<text:s/>например,<text:s/>один<text:s/>маленький<text:s/>анекдотец:<text:s/>вас<text:s/>это<text:s/>может<text:s/>заинтересовать. (Г‑н<text:s/>Зверков<text:s/>откашлянулся.)<text:s/>Вы<text:s/>ведь<text:s/>знаете,<text:s/>что<text:s/>у<text:s/>меня<text:s/>за<text:s/>жена;<text:s/>кажется,<text:s/>женщину<text:s/>добрее<text:s/>ее<text:s/>найти<text:s/>трудно,<text:s/>согласитесь<text:s/>сами.<text:s/>Горничным<text:s/>ее<text:s/>девушкам<text:s/>не<text:s/>житье, – просто<text:s/>рай<text:s/>воочию<text:s/>совершается…<text:s/>Но<text:s/>моя<text:s/>жена<text:s/>положила<text:s/>себе<text:s/>за<text:s/>правило:<text:s/>замужних<text:s/>горничных<text:s/>не<text:s/>держать.<text:s/>Оно<text:s/>и<text:s/>точно<text:s/>не<text:s/>годится:<text:s/>пойдут<text:s/>дети,<text:s/>то,<text:s/>се,<text:s/>ну,<text:s/>где<text:s/>ж<text:s/>тут<text:s/>горничной<text:s/>присмотреть<text:s/>за<text:s/>барыней,<text:s/>как<text:s/>следует,<text:s/>наблюдать<text:s/>за<text:s/>ее<text:s/>привычками:<text:s/>ей<text:s/>уж<text:s/>не<text:s/>до<text:s/>того,<text:s/>у<text:s/>ней<text:s/>уж<text:s/>не<text:s/>то<text:s/>на<text:s/>уме.<text:s/>Надо<text:s/>по<text:s/>человечеству<text:s/>судить.<text:s/>Вот‑с<text:s/>проезжаем<text:s/>мы<text:s/>раз<text:s/>через<text:s/>нашу<text:s/>деревню,<text:s/>лет<text:s/>тому<text:s/>будет –<text:s/>как<text:s/>бы<text:s/>вам<text:s/>сказать,<text:s/>не<text:s/>солгать, –<text:s/>лет<text:s/>пятнадцать.<text:s/>Смотрим,<text:s/>у<text:s/>старосты<text:s/>девочка,<text:s/>дочь,<text:s/>прехорошенькая;<text:s/>такое<text:s/>даже,<text:s/>знаете,<text:s/>подобострастное<text:s/>что‑то<text:s/>в<text:s/>манеpax.<text:s/>Жена<text:s/>моя<text:s/>и<text:s/>говорит<text:s/>мне:<text:s/>«Коко, –<text:s/>то<text:s/>есть,<text:s/>вы<text:s/>понимаете,<text:s/>она<text:s/>меня<text:s/>так<text:s/>называет, –<text:s/>возьмем<text:s/>эту<text:s/>девочку<text:s/>в<text:s/>Петербург;<text:s/>она<text:s/>мне<text:s/>нравится,<text:s/>Коко…»<text:s/>Я<text:s/>говорю:<text:s/>«Возьмем,<text:s/>с<text:s/>удовольствием».<text:s/>Староста,<text:s/>разумеется,<text:s/>нам<text:s/>в<text:s/>ноги;<text:s/>он<text:s/>такого<text:s/>счастья,<text:s/>вы<text:s/>понимаете,<text:s/>и<text:s/>ожидать<text:s/>не<text:s/>мог…<text:s/>Ну,<text:s/>девочка,<text:s/>конечно,<text:s/>поплакала<text:s/>сдуру.<text:s/>Оно<text:s/>действительно<text:s/>жутко<text:s/>сначала:<text:s/>родительский<text:s/>дом…<text:s/>вообще…<text:s/>удивительного<text:s/>тут<text:s/>ничего<text:s/>нет.<text:s/>Однако<text:s/>она<text:s/>скоро<text:s/>к<text:s/>нам<text:s/>привыкла;<text:s/>сперва<text:s/>ее<text:s/>отдали<text:s/>в<text:s/>девичью;<text:s/>учили<text:s/>ее,<text:s/>конечно.<text:s/>Что<text:s/>ж<text:s/>вы<text:s/>думаете?..<text:s/>Девочка<text:s/>оказывает<text:s/>удивительные<text:s/>успехи;<text:s/>жена<text:s/>моя<text:s/>просто<text:s/>к<text:s/>ней<text:s/>пристращивается,<text:s/>жалует<text:s/>ее,<text:s/>наконец,<text:s/>помимо<text:s/>других,<text:s/>в<text:s/>горничные<text:s/>к<text:s/>своей<text:s/>особе…<text:s/>замечайте!..<text:s/>И<text:s/>надобно<text:s/>было<text:s/>отдать<text:s/>ей<text:s/>справедливость:<text:s/>не<text:s/>было<text:s/>еще<text:s/>такой<text:s/>горничной<text:s/>у<text:s/>моей<text:s/>жены,<text:s/>решительно<text:s/>не<text:s/>было;<text:s/>услужлива,<text:s/>скромна,<text:s/>послушна –<text:s/>просто<text:s/>все,<text:s/>что<text:s/>требуется.<text:s/>Зато<text:s/>уж<text:s/>и<text:s/>жена<text:s/>ее<text:s/>даже,<text:s/>признаться,<text:s/>слишком<text:s/>баловала;<text:s/>одевала<text:s/>отлично,<text:s/>кормила<text:s/>с<text:s/>господского<text:s/>стола,<text:s/>чаем<text:s/>поила…<text:s/>ну,<text:s/>что<text:s/>только<text:s/>можно<text:s/>себе<text:s/>представить!<text:s/>Вот<text:s/>этак<text:s/>она<text:s/>лет<text:s/>десять<text:s/>у<text:s/>моей<text:s/>жены<text:s/>служила.<text:s/>Вдруг,<text:s/>в<text:s/>одно<text:s/>прекрасное<text:s/>утро,<text:s/>вообразите<text:s/>себе,<text:s/>входит<text:s/>Арина –<text:s/>ее<text:s/>Ариной<text:s/>звали –<text:s/>без<text:s/>доклада<text:s/>ко<text:s/>мне<text:s/>в<text:s/>кабинет –<text:s/>и<text:s/>бух<text:s/>мне<text:s/>в<text:s/>ноги…<text:s/>Я<text:s/>этого,<text:s/>скажу<text:s/>вам<text:s/>откровенно,<text:s/>терпеть<text:s/>не<text:s/>могу.<text:s/>Человек<text:s/>никогда<text:s/>не<text:s/>должен<text:s/>забывать<text:s/>свое<text:s/>достоинство,<text:s/>не<text:s/>правда<text:s/>ли?<text:s/>«Чего<text:s/>тебе?» –<text:s/>«Батюшка,<text:s/>Александр<text:s/>Силыч,<text:s/>милости<text:s/>прошу». –<text:s/>«Какой?» –<text:s/>«Позвольте<text:s/>выйти<text:s/>замуж».<text:s/>Я,<text:s/>признаюсь<text:s/>вам,<text:s/>изумился.<text:s/>«Да<text:s/>ты<text:s/>знаешь,<text:s/>дура,<text:s/>что<text:s/>у<text:s/>барыни<text:s/>другой<text:s/>горничной<text:s/>нету?» –<text:s/>«Я<text:s/>буду<text:s/>служить<text:s/>барыне<text:s/>по‑прежнему». –<text:s/>«Вздор!<text:s/>вздор!<text:s/>барыня<text:s/>замужних<text:s/>горничных<text:s/>не<text:s/>держит». –<text:s/>«Маланья<text:s/>на<text:s/>мое<text:s/>место<text:s/>поступить<text:s/>может». –<text:s/>«Прошу<text:s/>не<text:s/>рассуждать!» –<text:s/>«Воля<text:s/>ваша…»<text:s/>Я,<text:s/>признаюсь,<text:s/>так<text:s/>и<text:s/>обомлел.<text:s/>Доложу<text:s/>вам,<text:s/>я<text:s/>такой<text:s/>человек:<text:s/>ничто<text:s/>меня<text:s/>так<text:s/>не<text:s/>оскорбляет,<text:s/>смею<text:s/>сказать,<text:s/>так<text:s/>сильно<text:s/>не<text:s/>оскорбляет,<text:s/>как<text:s/>неблагодарность…<text:s/>Ведь<text:s/>вам<text:s/>говорить<text:s/>нечего –<text:s/>вы<text:s/>знаете,<text:s/>что<text:s/>у<text:s/>меня<text:s/>за<text:s/>жена:<text:s/>ангел<text:s/>во<text:s/>плоти,<text:s/>доброта<text:s/>неизъяснимая…<text:s/>Кажется,<text:s/>злодей –<text:s/>и<text:s/>тот<text:s/>бы<text:s/>ее<text:s/>пожалел.<text:s/>Я<text:s/>прогнал<text:s/>Арину.<text:s/>Думаю,<text:s/>авось<text:s/>опомнится;<text:s/>не<text:s/>хочется,<text:s/>знаете<text:s/>ли,<text:s/>верить<text:s/>злу,<text:s/>черной<text:s/>неблагодарности<text:s/>в<text:s/>человеке.<text:s/>Что<text:s/>ж<text:s/>вы<text:s/>думаете?<text:s/>Через<text:s/>полгода<text:s/>опять<text:s/>она<text:s/>изволит<text:s/>жаловать<text:s/>ко<text:s/>мне<text:s/>с<text:s/>тою<text:s/>же<text:s/>самою<text:s/>просьбой.<text:s/>Тут<text:s/>я,<text:s/>признаюсь,<text:s/>ее<text:s/>с<text:s/>сердцем<text:s/>прогнал<text:s/>и<text:s/>погрозил<text:s/>ей,<text:s/>и<text:s/>сказать<text:s/>жене<text:s/>обещался.<text:s/>Я<text:s/>был<text:s/>возмущен…<text:s/>Но<text:s/>представьте<text:s/>себе<text:s/>мое<text:s/>изумление:<text:s/>несколько<text:s/>времени<text:s/>спустя<text:s/>приходит<text:s/>ко<text:s/>мне<text:s/>жена,<text:s/>в<text:s/>слезах,<text:s/>взволнована<text:s/>так,<text:s/>что<text:s/>я<text:s/>даже<text:s/>испугался.<text:s/>«Что<text:s/>такое<text:s/>случилось?» –<text:s/>«Арина…»<text:s/>Вы<text:s/>понимаете…<text:s/>я стыжусь<text:s/>выговорить.<text:s/>«Быть<text:s/>не<text:s/>может!..<text:s/>кто<text:s/>же?» –<text:s/>«Петрушка<text:s/>лакей».<text:s/>Меня<text:s/>взорвало.<text:s/>Я<text:s/>такой<text:s/>человек…<text:s/>полумер<text:s/>не<text:s/>люблю!..<text:s/>Петрушка…<text:s/>не<text:s/>виноват.<text:s/>Наказать<text:s/>его<text:s/>можно,<text:s/>но<text:s/>он,<text:s/>по‑моему,<text:s/>не<text:s/>виноват.<text:s/>Арина…<text:s/>ну,<text:s/>что<text:s/>ж,<text:s/>ну,<text:s/>ну,<text:s/>что<text:s/>ж<text:s/>тут<text:s/>еще<text:s/>говорить?<text:s/>Я,<text:s/>разумеется,<text:s/>тотчас<text:s/>же<text:s/>приказал<text:s/>ее<text:s/>остричь,<text:s/>одеть<text:s/>в<text:s/>затрапез<text:s/>и<text:s/>сослать<text:s/>в<text:s/>деревню.<text:s/>Жена<text:s/>моя<text:s/>лишилась<text:s/>отличной<text:s/>горничной,<text:s/>но<text:s/>делать<text:s/>было<text:s/>нечего:<text:s/>беспорядок<text:s/>в<text:s/>доме<text:s/>терпеть,<text:s/>однако<text:s/>же,<text:s/>нельзя.<text:s/>Больной<text:s/>член<text:s/>лучше<text:s/>отсечь<text:s/>разом…<text:s/>Ну,<text:s/>ну,<text:s/>теперь<text:s/>посудите<text:s/>сами, –<text:s/>ну,<text:s/>ведь<text:s/>вы<text:s/>знаете<text:s/>мою<text:s/>жену,<text:s/>ведь<text:s/>это,<text:s/>это,<text:s/>это…<text:s/>наконец,<text:s/>ангел!..<text:s/>Ведь<text:s/>она<text:s/>привязалась<text:s/>к<text:s/>Арине,<text:s/>и<text:s/>Арина<text:s/>это<text:s/>знала<text:s/>и<text:s/>не<text:s/>постыдилась…<text:s/>А?<text:s/>нет,<text:s/>скажите…<text:s/>а?<text:s/>Да<text:s/>что<text:s/>тут<text:s/>толковать!<text:s/>Во<text:s/>всяком<text:s/>случае,<text:s/>делать<text:s/>было<text:s/>нечего.<text:s/>Меня<text:s/>же,<text:s/>собственно<text:s/>меня,<text:s/>надолго<text:s/>огорчила,<text:s/>обидела<text:s/>неблагодарность<text:s/>этой<text:s/>девушки.<text:s/>Что<text:s/>ни<text:s/>говорите…<text:s/>сердца,<text:s/>чувства –<text:s/>в<text:s/>этих<text:s/>людях<text:s/>не<text:s/>ищите!<text:s/>Как<text:s/>волка<text:s/>ни<text:s/>корми,<text:s/>он<text:s/>все<text:s/>в<text:s/>лес<text:s/>смотрит…<text:s/>Вперед<text:s/>наука!<text:s/>Но<text:s/>я<text:s/>желал<text:s/>только<text:s/>доказать<text:s/>вам…</text:p>
      <text:p text:style-name="Обычный">И<text:s/>г.<text:s/>Зверков,<text:s/>не<text:s/>докончив<text:s/>речи,<text:s/>отворотил<text:s/>голову<text:s/>и<text:s/>завернулся<text:s/>плотнее<text:s/>в<text:s/>свой<text:s/>плащ,<text:s/>мужественно<text:s/>подавляя<text:s/>невольное<text:s/>волнение.</text:p>
      <text:p text:style-name="Обычный">Читатель<text:s/>теперь,<text:s/>вероятно,<text:s/>понимает,<text:s/>почему<text:s/>я<text:s/>с<text:s/>участием<text:s/>посмотрел<text:s/>на<text:s/>Арину.</text:p>
      <text:p text:style-name="Обычный">– Давно<text:s/>ты<text:s/>замужем<text:s/>за<text:s/>мельником? –<text:s/>спросил<text:s/>я<text:s/>ее<text:s/>наконец.</text:p>
      <text:p text:style-name="Обычный">– Два<text:s/>года.</text:p>
      <text:p text:style-name="Обычный">– Что<text:s/>ж,<text:s/>разве<text:s/>тебе<text:s/>барин<text:s/>позволил?</text:p>
      <text:p text:style-name="Обычный">– Меня<text:s/>откупили.</text:p>
      <text:p text:style-name="Обычный">– Кто?</text:p>
      <text:p text:style-name="Обычный">– Савелий<text:s/>Алексеевич.</text:p>
      <text:p text:style-name="Обычный">– Кто<text:s/>такой?</text:p>
      <text:p text:style-name="Обычный">– Муж<text:s/>мой. (Ермолай<text:s/>улыбнулся<text:s/>про<text:s/>себя.)<text:s/>А<text:s/>разве<text:s/>вам<text:s/>барин<text:s/>говорил<text:s/>обо<text:s/>мне? –<text:s/>прибавила<text:s/>Арина<text:s/>после<text:s/>небольшого<text:s/>молчанья.</text:p>
      <text:p text:style-name="Обычный">Я<text:s/>не<text:s/>знал,<text:s/>что<text:s/>отвечать<text:s/>на<text:s/>ее<text:s/>вопрос.<text:s/>«Арина!» –<text:s/>закричал<text:s/>издали<text:s/>мельник.<text:s/>Она<text:s/>встала<text:s/>и<text:s/>ушла.</text:p>
      <text:p text:style-name="Обычный">– Хороший<text:s/>человек<text:s/>ее<text:s/>муж? –<text:s/>спросил<text:s/>я<text:s/>Ермолая.</text:p>
      <text:p text:style-name="Обычный">– Ништо.</text:p>
      <text:p text:style-name="Обычный">– А<text:s/>дети<text:s/>у<text:s/>них<text:s/>есть?</text:p>
      <text:p text:style-name="Обычный">– Был<text:s/>один,<text:s/>да<text:s/>помер.</text:p>
      <text:p text:style-name="Обычный">– Что<text:s/>ж,<text:s/>она<text:s/>понравилась<text:s/>мельнику,<text:s/>что<text:s/>ли?..<text:s/>Много<text:s/>ли<text:s/>он<text:s/>за<text:s/>нее<text:s/>дал<text:s/>выкупу?</text:p>
      <text:p text:style-name="Обычный">– А<text:s/>не<text:s/>знаю.<text:s/>Она<text:s/>грамоте<text:s/>разумеет;<text:s/>в их<text:s/>деле<text:s/>оно…<text:s/>того…<text:s/>хорошо<text:s/>бывает.<text:s/>Стало<text:s/>быть,<text:s/>понравилась.</text:p>
      <text:p text:style-name="Обычный">– А<text:s/>ты<text:s/>с<text:s/>ней<text:s/>давно<text:s/>знаком?</text:p>
      <text:p text:style-name="Обычный">– Давно.<text:s/>Я<text:s/>к<text:s/>ее<text:s/>господам<text:s/>прежде<text:s/>хаживал.<text:s/>Их<text:s/>усадьба<text:s/>отселева<text:s/>недалече.</text:p>
      <text:p text:style-name="Обычный">– И<text:s/>Петрушку<text:s/>лакея<text:s/>знаешь?</text:p>
      <text:p text:style-name="Обычный">– Петра<text:s/>Васильевича?<text:s/>Как<text:s/>же,<text:s/>знал.</text:p>
      <text:p text:style-name="Обычный">– Где<text:s/>он<text:s/>теперь?</text:p>
      <text:p text:style-name="Обычный">– А<text:s/>в<text:s/>солдаты<text:s/>поступил.</text:p>
      <text:p text:style-name="Обычный">Мы<text:s/>помолчали.</text:p>
      <text:p text:style-name="Обычный">– Что<text:s/>она,<text:s/>кажется,<text:s/>нездорова? –<text:s/>спросил<text:s/>я,<text:s/>наконец,<text:s/>Ермолая.</text:p>
      <text:p text:style-name="Обычный">– Какое<text:s/>здоровье!..<text:s/>А<text:s/>завтра,<text:s/>чай,<text:s/>тяга<text:s/>хороша<text:s/>будет.<text:s/>Вам<text:s/>теперь<text:s/>соснуть<text:s/>не<text:s/>худо.</text:p>
      <text:p text:style-name="Обычный">Стадо<text:s/>диких<text:s/>уток<text:s/>со<text:s/>свистом<text:s/>промчалось<text:s/>над<text:s/>нами,<text:s/>и<text:s/>мы<text:s/>слышали,<text:s/>как<text:s/>оно<text:s/>спустилось<text:s/>на<text:s/>реку<text:s/>недалеко<text:s/>от<text:s/>нас.<text:s/>Уже<text:s/>совсем<text:s/>стемнело<text:s/>и<text:s/>начинало<text:s/>холодать;<text:s/>в роще<text:s/>звучно<text:s/>щелкал<text:s/>соловей.<text:s/>Мы<text:s/>зарылись<text:s/>в<text:s/>сено<text:s/>и<text:s/>заснули.</text:p>
      <text:p text:style-name="Обычный"/>
      <text:p text:style-name="Обычный"><text:span text:style-name="T79">1847</text:span></text:p>
      <text:p text:style-name="Обычный"/>
      <text:p text:style-name="P80">Малиновая<text:s/>вода</text:p>
      <text:p text:style-name="P81"/>
      <text:p text:style-name="Обычный">В<text:s/>начале<text:s/>августа<text:s/>жары<text:s/>часто<text:s/>стоят<text:s/>нестерпимые.<text:s/>В<text:s/>это<text:s/>время,<text:s/>от<text:s/>двенадцати<text:s/>до<text:s/>трех<text:s/>часов,<text:s/>самый<text:s/>решительный<text:s/>и<text:s/>сосредоточенный<text:s/>человек<text:s/>не<text:s/>в<text:s/>состоянии<text:s/>охотиться,<text:s/>и<text:s/>самая<text:s/>преданная<text:s/>собака<text:s/>начинает<text:s/>«чистить<text:s/>охотнику<text:s/>шпоры»,<text:s/>то<text:s/>есть<text:s/>идет<text:s/>за<text:s/>ним<text:s/>шагом,<text:s/>болезненно<text:s/>прищурив<text:s/>глаза<text:s/>и<text:s/>преувеличенно<text:s/>высунув<text:s/>язык,<text:s/>а<text:s/>в<text:s/>ответ<text:s/>на<text:s/>укоризны<text:s/>своего<text:s/>господина<text:s/>униженно<text:s/>виляет<text:s/>хвостом<text:s/>и<text:s/>выражает<text:s/>смущение<text:s/>на<text:s/>лице,<text:s/>но<text:s/>вперед<text:s/>не<text:s/>подвигается.<text:s/>Именно<text:s/>в<text:s/>такой<text:s/>день<text:s/>случилось<text:s/>мне<text:s/>быть<text:s/>на<text:s/>охоте.<text:s/>Долго<text:s/>противился<text:s/>я<text:s/>искушению<text:s/>прилечь<text:s/>где‑нибудь<text:s/>в<text:s/>тени<text:s/>хоть<text:s/>на<text:s/>мгновение;<text:s/>долго<text:s/>моя<text:s/>неутомимая<text:s/>собака<text:s/>продолжала<text:s/>рыскать<text:s/>по<text:s/>кустам,<text:s/>хотя<text:s/>сама,<text:s/>видимо,<text:s/>ничего<text:s/>не<text:s/>ожидала<text:s/>путного<text:s/>от<text:s/>своей<text:s/>лихорадочной<text:s/>деятельности.<text:s/>Удушливый<text:s/>зной<text:s/>принудил<text:s/>меня,<text:s/>наконец,<text:s/>подумать<text:s/>о<text:s/>сбережении<text:s/>последних<text:s/>наших<text:s/>сил<text:s/>и<text:s/>способностей.<text:s/>Кое‑как<text:s/>дотащился<text:s/>я<text:s/>до<text:s/>речки<text:s/>Исты,<text:s/>уже<text:s/>знакомой<text:s/>моим<text:s/>снисходительным<text:s/>читателям,<text:s/>спустился<text:s/>с<text:s/>кручи<text:s/>и<text:s/>пошел<text:s/>по<text:s/>желтому<text:s/>и<text:s/>сырому<text:s/>песку<text:s/>в<text:s/>направлении<text:s/>ключа,<text:s/>известного<text:s/>во<text:s/>всем<text:s/>околотке<text:s/>под<text:s/>названием<text:s/>«Малиновой<text:s/>воды».<text:s/>Ключ<text:s/>этот<text:s/>бьет<text:s/>из<text:s/>расселины<text:s/>берега,<text:s/>превратившейся<text:s/>мало‑помалу<text:s/>в<text:s/>небольшой,<text:s/>но<text:s/>глубокий<text:s/>овраг,<text:s/>и<text:s/>в<text:s/>двадцати<text:s/>шагах<text:s/>оттуда<text:s/>с<text:s/>веселым<text:s/>и<text:s/>болтливым<text:s/>шумом<text:s/>впадает<text:s/>в<text:s/>реку.<text:s/>Дубовые<text:s/>кусты<text:s/>разрослись<text:s/>по<text:s/>скатам<text:s/>оврага;<text:s/>около<text:s/>родника<text:s/>зеленеет<text:s/>короткая,<text:s/>бархатная<text:s/>травка;<text:s/>солнечные<text:s/>лучи<text:s/>почти<text:s/>никогда<text:s/>не<text:s/>касаются<text:s/>его<text:s/>холодной,<text:s/>серебристой<text:s/>влаги.<text:s/>Я<text:s/>добрался<text:s/>до<text:s/>ключа,<text:s/>на<text:s/>траве<text:s/>лежала<text:s/>черпалка<text:s/>из<text:s/>бересты,<text:s/>оставленная<text:s/>прохожим<text:s/>мужиком<text:s/>на<text:s/>пользу<text:s/>общую.<text:s/>Я<text:s/>напился,<text:s/>прилег<text:s/>в<text:s/>тень<text:s/>и<text:s/>взглянул<text:s/>кругом.<text:s/>У<text:s/>залива,<text:s/>образованного<text:s/>впадением<text:s/>источника<text:s/>в<text:s/>реку<text:s/>и<text:s/>оттого<text:s/>вечно<text:s/>покрытого<text:s/>мелкой<text:s/>рябью,<text:s/>сидели<text:s/>ко<text:s/>мне<text:s/>спиной<text:s/>два<text:s/>старика.<text:s/>Один,<text:s/>довольно<text:s/>плотный<text:s/>и<text:s/>высокого<text:s/>роста,<text:s/>в<text:s/>темно‑зеленом<text:s/>опрятном<text:s/>кафтане<text:s/>и<text:s/>пуховом<text:s/>картузе,<text:s/>удил<text:s/>рыбу;<text:s/>другой –<text:s/>худенький<text:s/>и<text:s/>маленький,<text:s/>в<text:s/>мухояровом<text:s/>заплатанном<text:s/>сюртучке<text:s/>и<text:s/>без<text:s/>шапки,<text:s/>держал<text:s/>на<text:s/>коленях<text:s/>горшок<text:s/>с<text:s/>червями<text:s/>и<text:s/>изредка<text:s/>проводил<text:s/>рукой<text:s/>по<text:s/>седой<text:s/>своей<text:s/>головке,<text:s/>как<text:s/>бы<text:s/>желая<text:s/>предохранить<text:s/>ее<text:s/>от<text:s/>солнца.<text:s/>Я<text:s/>вгляделся<text:s/>в<text:s/>него<text:s/>попристальнее<text:s/>и<text:s/>узнал<text:s/>в<text:s/>нем<text:s/>шумихинского<text:s/>Степушку.<text:s/>Прошу<text:s/>позволения<text:s/>читателя<text:s/>представить<text:s/>ему<text:s/>этого<text:s/>человека.</text:p>
      <text:p text:style-name="Обычный">В<text:s/>нескольких<text:s/>верстах<text:s/>от<text:s/>моей<text:s/>деревни<text:s/>находится<text:s/>большое<text:s/>село<text:s/>Шумихино,<text:s/>с<text:s/>каменною<text:s/>церковью,<text:s/>воздвигнутой<text:s/>во<text:s/>имя<text:s/>преподобных<text:s/>Козьмы<text:s/>и<text:s/>Дамиана.<text:s/>Напротив<text:s/>этой<text:s/>церкви<text:s/>некогда<text:s/>красовались<text:s/>обширные<text:s/>господские<text:s/>хоромы,<text:s/>окруженные<text:s/>разными<text:s/>пристройками,<text:s/>службами,<text:s/>мастерскими,<text:s/>конюшнями,<text:s/>грунтовыми<text:s/>и<text:s/>каретными<text:s/>сараями,<text:s/>банями<text:s/>и<text:s/>временными<text:s/>кухнями,<text:s/>флигелями<text:s/>для<text:s/>гостей<text:s/>и<text:s/>для<text:s/>управляющих,<text:s/>цветочными<text:s/>оранжереями,<text:s/>качелями<text:s/>для<text:s/>народа<text:s/>и<text:s/>другими,<text:s/>более<text:s/>или<text:s/>менее<text:s/>полезными,<text:s/>зданиями.<text:s/>В<text:s/>этих<text:s/>хоромах<text:s/>жили<text:s/>богатые<text:s/>помещики,<text:s/>и<text:s/>все<text:s/>у<text:s/>них<text:s/>шло<text:s/>своим<text:s/>порядком,<text:s/>как<text:s/>вдруг,<text:s/>в<text:s/>одно<text:s/>прекрасное<text:s/>утро,<text:s/>вся<text:s/>эта<text:s/>благодать<text:s/>сгорела<text:s/>дотла.<text:s/>Господа<text:s/>перебрались<text:s/>в<text:s/>другое<text:s/>гнездо;<text:s/>усадьба<text:s/>запустела.<text:s/>Обширное<text:s/>пепелище<text:s/>превратилось<text:s/>в<text:s/>огород,<text:s/>кое‑где<text:s/>загроможденный<text:s/>грудами<text:s/>кирпичей,<text:s/>остатками<text:s/>прежних<text:s/>фундаментов.<text:s/>Из<text:s/>уцелевших<text:s/>бревен<text:s/>на<text:s/>скорую<text:s/>руку<text:s/>сколотили<text:s/>избенку,<text:s/>покрыли<text:s/>ее<text:s/>барочным<text:s/>тесом,<text:s/>купленным<text:s/>лет<text:s/>за<text:s/>десять<text:s/>для<text:s/>построения<text:s/>павильона<text:s/>на<text:s/>готический<text:s/>манер,<text:s/>и<text:s/>поселили<text:s/>в<text:s/>ней<text:s/>садовника<text:s/>Митрофана<text:s/>с<text:s/>женой<text:s/>Аксиньей<text:s/>и<text:s/>семью<text:s/>детьми.<text:s/>Митрофану<text:s/>приказали<text:s/>поставлять<text:s/>на<text:s/>господский<text:s/>стол,<text:s/>за<text:s/>полтораста<text:s/>верст,<text:s/>зелень<text:s/>и<text:s/>овощи;<text:s/>Аксинье<text:s/>поручили<text:s/>надзор<text:s/>за<text:s/>тирольской<text:s/>коровой,<text:s/>купленной<text:s/>в<text:s/>Москве<text:s/>за<text:s/>большие<text:s/>деньги,<text:s/>но,<text:s/>к<text:s/>сожалению,<text:s/>лишенной<text:s/>всякой<text:s/>способности<text:s/>воспроизведения<text:s/>и<text:s/>потому<text:s/>со<text:s/>времени<text:s/>приобретения<text:s/>не<text:s/>дававшей<text:s/>молока;<text:s/>ей<text:s/>же<text:s/>на<text:s/>руки<text:s/>отдали<text:s/>хохлатого<text:s/>дымчатого<text:s/>селезня,<text:s/>единственную<text:s/>«господскую»<text:s/>птицу;<text:s/>детям,<text:s/>по<text:s/>причине<text:s/>малолетства,<text:s/>не<text:s/>определили<text:s/>никаких<text:s/>должностей,<text:s/>что,<text:s/>впрочем,<text:s/>нисколько<text:s/>не<text:s/>помешало<text:s/>им<text:s/>совершенно<text:s/>облениться.<text:s/>У<text:s/>этого<text:s/>садовника<text:s/>мне<text:s/>случилось<text:s/>раза<text:s/>два<text:s/>переночевать;<text:s/>мимоходом<text:s/>забирал<text:s/>я<text:s/>у<text:s/>него<text:s/>огурцы,<text:s/>которые,<text:s/>бог<text:s/>ведает<text:s/>почему,<text:s/>даже<text:s/>летом<text:s/>отличались<text:s/>величиной,<text:s/>дрянным<text:s/>водянистым<text:s/>вкусом<text:s/>и<text:s/>толстой<text:s/>желтой<text:s/>кожей.<text:s/>У<text:s/>него‑то<text:s/>увидал<text:s/>я<text:s/>впервые<text:s/>Степушку.<text:s/>Кроме<text:s/>Митрофана<text:s/>с<text:s/>его<text:s/>семьей<text:s/>да<text:s/>старого<text:s/>глухого<text:s/>ктитора<text:s/>Герасима,<text:s/>проживавшего<text:s/>Христа<text:s/>ради<text:s/>в<text:s/>каморочке<text:s/>у<text:s/>кривой<text:s/>солдатки,<text:s/>ни<text:s/>одного<text:s/>дворового<text:s/>человека<text:s/>не<text:s/>осталось<text:s/>в<text:s/>Шумихине,<text:s/>потому<text:s/>что<text:s/>Степушку,<text:s/>с<text:s/>которым<text:s/>я<text:s/>намерен<text:s/>познакомить<text:s/>читателя,<text:s/>нельзя<text:s/>было<text:s/>считать<text:s/>ни<text:s/>за<text:s/>человека<text:s/>вообще,<text:s/>ни<text:s/>за<text:s/>дворового<text:s/>в<text:s/>особенности.</text:p>
      <text:p text:style-name="Обычный">Всякий<text:s/>человек<text:s/>имеет<text:s/>хоть<text:s/>какое<text:s/>бы<text:s/>то<text:s/>ни<text:s/>было<text:s/>положение<text:s/>в<text:s/>обществе,<text:s/>хоть<text:s/>какие‑нибудь<text:s/>да<text:s/>связи;<text:s/>всякому<text:s/>дворовому<text:s/>выдается<text:s/>если<text:s/>не<text:s/>жалованье,<text:s/>то<text:s/>по<text:s/>крайней<text:s/>мере<text:s/>так<text:s/>называемое<text:s/>«отвесное»:<text:s/>Степушка<text:s/>не<text:s/>получал<text:s/>решительно<text:s/>никаких<text:s/>пособий,<text:s/>не<text:s/>состоял<text:s/>в<text:s/>родстве<text:s/>ни<text:s/>с<text:s/>кем,<text:s/>никто<text:s/>не<text:s/>знал<text:s/>о<text:s/>его<text:s/>существовании.<text:s/>У<text:s/>этого<text:s/>человека<text:s/>даже<text:s/>прошедшего<text:s/>не<text:s/>было;<text:s/>о нем<text:s/>не<text:s/>говорили;<text:s/>он<text:s/>и<text:s/>по<text:s/>ревизии<text:s/>едва<text:s/>ли<text:s/>числился.<text:s/>Ходили<text:s/>темные<text:s/>слухи,<text:s/>что<text:s/>состоял<text:s/>он<text:s/>когда‑то<text:s/>у<text:s/>кого‑то<text:s/>в<text:s/>камердинерах;<text:s/>но<text:s/>кто<text:s/>он,<text:s/>откуда<text:s/>он,<text:s/>чей<text:s/>сын,<text:s/>как<text:s/>попал<text:s/>в<text:s/>число<text:s/>шумихинских<text:s/>подданных,<text:s/>каким<text:s/>образом<text:s/>добыл<text:s/>мухояровый,<text:s/>с<text:s/>незапамятных<text:s/>времен<text:s/>носимый<text:s/>им<text:s/>кафтан,<text:s/>где<text:s/>живет,<text:s/>чем<text:s/>живет, –<text:s/>об<text:s/>этом<text:s/>решительно<text:s/>никто<text:s/>не<text:s/>имел<text:s/>ни<text:s/>малейшего<text:s/>понятия,<text:s/>да<text:s/>и,<text:s/>правду<text:s/>сказать,<text:s/>никого<text:s/>не<text:s/>занимали<text:s/>эти<text:s/>вопросы.<text:s/>Дедушка<text:s/>Трофимыч,<text:s/>который<text:s/>знал<text:s/>родословную<text:s/>всех<text:s/>дворовых<text:s/>в<text:s/>восходящей<text:s/>линии<text:s/>до<text:s/>четвертого<text:s/>колена,<text:s/>и<text:s/>тот<text:s/>раз<text:s/>только<text:s/>сказал,<text:s/>что,<text:s/>дескать,<text:s/>помнится,<text:s/>Степану<text:s/>приходится<text:s/>родственницей<text:s/>турчанка,<text:s/>которую<text:s/>покойный<text:s/>барин,<text:s/>бригадир<text:s/>Алексей<text:s/>Романыч,<text:s/>из<text:s/>похода<text:s/>в<text:s/>обозе<text:s/>изволил<text:s/>привезти.<text:s/>Даже,<text:s/>бывало,<text:s/>в<text:s/>праздничные<text:s/>дни,<text:s/>дни<text:s/>всеобщего<text:s/>жалованья<text:s/>и<text:s/>угощения<text:s/>хлебом‑солью,<text:s/>гречишными<text:s/>пирогами<text:s/>и<text:s/>зеленым<text:s/>вином,<text:s/>по<text:s/>старинному<text:s/>русскому<text:s/>обычаю, –<text:s/>даже<text:s/>и<text:s/>в<text:s/>эти<text:s/>дни<text:s/>Степушка<text:s/>не<text:s/>являлся<text:s/>к<text:s/>выставленным<text:s/>столам<text:s/>и<text:s/>бочкам,<text:s/>не<text:s/>кланялся,<text:s/>не<text:s/>подходил<text:s/>к<text:s/>барской<text:s/>руке,<text:s/>не<text:s/>выпивал<text:s/>духом<text:s/>стакана<text:s/>под<text:s/>господским<text:s/>взглядом<text:s/>и<text:s/>за<text:s/>господское<text:s/>здоровье,<text:s/>стакана,<text:s/>наполненного<text:s/>жирною<text:s/>рукою<text:s/>приказчика;<text:s/>разве<text:s/>какая<text:s/>добрая<text:s/>душа,<text:s/>проходя<text:s/>мимо,<text:s/>уделит<text:s/>бедняге<text:s/>недоеденный<text:s/>кусок<text:s/>пирога.<text:s/>В<text:s/>Светлое<text:s/>воскресенье<text:s/>с<text:s/>ним<text:s/>христосовались,<text:s/>но<text:s/>он<text:s/>не<text:s/>подворачивал<text:s/>замасленного<text:s/>рукава,<text:s/>не<text:s/>доставал<text:s/>из<text:s/>заднего<text:s/>кармана<text:s/>своего<text:s/>красного<text:s/>яичка,<text:s/>не<text:s/>подносил<text:s/>его,<text:s/>задыхаясь<text:s/>и<text:s/>моргая,<text:s/>молодым<text:s/>господам<text:s/>или<text:s/>даже<text:s/>самой<text:s/>барыне.<text:s/>Проживал<text:s/>он<text:s/>летом<text:s/>в<text:s/>клети,<text:s/>позади<text:s/>курятника,<text:s/>а<text:s/>зимой<text:s/>в<text:s/>предбаннике;<text:s/>в сильные<text:s/>морозы<text:s/>ночевал<text:s/>на<text:s/>сеновале.<text:s/>Его<text:s/>привыкли<text:s/>видеть,<text:s/>иногда<text:s/>даже<text:s/>давали<text:s/>ему<text:s/>пинка,<text:s/>но<text:s/>никто<text:s/>с<text:s/>ним<text:s/>не<text:s/>заговаривал,<text:s/>и<text:s/>он<text:s/>сам,<text:s/>кажется,<text:s/>отроду<text:s/>рта<text:s/>не<text:s/>разинул.<text:s/>После<text:s/>пожара<text:s/>этот<text:s/>заброшенный<text:s/>человек<text:s/>приютился,<text:s/>или,<text:s/>как<text:s/>говорят<text:s/>орловцы,<text:s/>«притулился»,<text:s/>у<text:s/>садовника<text:s/>Митрофана.<text:s/>Садовник<text:s/>не<text:s/>тронул<text:s/>его,<text:s/>не<text:s/>сказал<text:s/>ему:<text:s/>живи<text:s/>у<text:s/>меня, –<text:s/>да<text:s/>и<text:s/>не<text:s/>прогнал<text:s/>его.<text:s/>Степушка<text:s/>и<text:s/>не<text:s/>жил<text:s/>у<text:s/>садовника:<text:s/>он<text:s/>обитал,<text:s/>витал<text:s/>на<text:s/>огороде.<text:s/>Ходил<text:s/>он<text:s/>и<text:s/>двигался<text:s/>без<text:s/>всякого<text:s/>шуму;<text:s/>чихал<text:s/>и<text:s/>кашлял<text:s/>в<text:s/>руку,<text:s/>не<text:s/>без<text:s/>страха;<text:s/>вечно<text:s/>хлопотал<text:s/>и<text:s/>возился<text:s/>втихомолку,<text:s/>словно<text:s/>муравей<text:s/>–<text:s/>и<text:s/>все<text:s/>для<text:s/>еды,<text:s/>для<text:s/>одной<text:s/>еды.<text:s/>И<text:s/>точно,<text:s/>не<text:s/>заботься<text:s/>он<text:s/>с<text:s/>утра<text:s/>до<text:s/>вечера<text:s/>о<text:s/>своем<text:s/>пропитании, –<text:s/>умер<text:s/>бы<text:s/>мой<text:s/>Степушка<text:s/>с<text:s/>голоду.<text:s/>Плохое<text:s/>дело<text:s/>не<text:s/>знать<text:s/>поутру,<text:s/>чем<text:s/>к<text:s/>вечеру<text:s/>сыт<text:s/>будешь!<text:s/>То<text:s/>под<text:s/>забором<text:s/>Степушка<text:s/>сидит<text:s/>и<text:s/>редьку<text:s/>гложет,<text:s/>или<text:s/>морковь<text:s/>сосет,<text:s/>или<text:s/>грязный<text:s/>кочан<text:s/>капусты<text:s/>под<text:s/>себя<text:s/>крошит;<text:s/>то<text:s/>ведро<text:s/>с<text:s/>водой<text:s/>куда‑то<text:s/>тащит<text:s/>и<text:s/>кряхтит;<text:s/>то<text:s/>под<text:s/>горшочком<text:s/>огонек<text:s/>раскладывает<text:s/>и<text:s/>какие‑то<text:s/>черные<text:s/>кусочки<text:s/>из‑за<text:s/>пазухи<text:s/>в<text:s/>горшок<text:s/>бросает;<text:s/>то<text:s/>у<text:s/>себя<text:s/>в<text:s/>чуланчике<text:s/>деревяшкой<text:s/>постукивает,<text:s/>гвоздик<text:s/>приколачивает,<text:s/>полочку<text:s/>для<text:s/>хлебца<text:s/>устроивает.<text:s/>И<text:s/>все<text:s/>это<text:s/>он<text:s/>делает<text:s/>молча,<text:s/>словно<text:s/>из‑за<text:s/>угла:<text:s/>глядь,<text:s/>уж<text:s/>и<text:s/>спрятался.<text:s/>А<text:s/>то<text:s/>вдруг<text:s/>отлучится<text:s/>дня<text:s/>на<text:s/>два;<text:s/>его<text:s/>отсутствия,<text:s/>разумеется,<text:s/>никто<text:s/>не<text:s/>замечает…<text:s/>Смотришь,<text:s/>уж<text:s/>он<text:s/>опять<text:s/>тут,<text:s/>опять<text:s/>где‑нибудь<text:s/>около<text:s/>забора<text:s/>под<text:s/>таганчик<text:s/>щепочки<text:s/>украдкой<text:s/>подкладывает.<text:s/>Лицо<text:s/>у<text:s/>него<text:s/>маленькое,<text:s/>глазки<text:s/>желтенькие,<text:s/>волосы<text:s/>вплоть<text:s/>до<text:s/>бровей,<text:s/>носик<text:s/>остренький,<text:s/>уши<text:s/>пребольшие,<text:s/>прозрачные,<text:s/>как<text:s/>у<text:s/>летучей<text:s/>мыши,<text:s/>борода<text:s/>словно<text:s/>две<text:s/>недели<text:s/>тому<text:s/>назад<text:s/>выбрита,<text:s/>и<text:s/>никогда<text:s/>ни<text:s/>меньше<text:s/>не<text:s/>бывает,<text:s/>ни<text:s/>больше.<text:s/>Вот<text:s/>этого‑то<text:s/>Степушку<text:s/>я<text:s/>встретил<text:s/>на<text:s/>берегу<text:s/>Исты<text:s/>в<text:s/>обществе<text:s/>другого<text:s/>старика.</text:p>
      <text:p text:style-name="Обычный">Я<text:s/>подошел<text:s/>к<text:s/>ним,<text:s/>поздоровался<text:s/>и<text:s/>присел<text:s/>с<text:s/>ними<text:s/>рядом.<text:s/>В<text:s/>товарище<text:s/>Степушки<text:s/>я<text:s/>узнал<text:s/>тоже<text:s/>знакомого:<text:s/>это<text:s/>был<text:s/>вольноотпущенный<text:s/>человек<text:s/>графа<text:s/>Петра<text:s/>Ильича***,<text:s/>Михайло<text:s/>Савельев,<text:s/>по<text:s/>прозвищу<text:s/>Туман.<text:s/>Он<text:s/>проживал<text:s/>у<text:s/>болховского<text:s/>чахоточного<text:s/>мещанина,<text:s/>содержателя<text:s/>постоялого<text:s/>двора,<text:s/>где<text:s/>я<text:s/>довольно<text:s/>часто<text:s/>останавливался.<text:s/>Проезжающие<text:s/>по<text:s/>большой<text:s/>орловской<text:s/>дороге<text:s/>молодые<text:s/>чиновники<text:s/>и<text:s/>другие<text:s/>незанятые<text:s/>люди<text:s/>(купцам,<text:s/>погруженным<text:s/>в<text:s/>свои<text:s/>полосатые<text:s/>перины,<text:s/>не<text:s/>до<text:s/>того)<text:s/>до<text:s/>сих<text:s/>пор<text:s/>еще<text:s/>могут<text:s/>заметить<text:s/>в<text:s/>недальнем<text:s/>расстоянии<text:s/>от<text:s/>большого<text:s/>села<text:s/>Троицкого<text:s/>огромный<text:s/>деревянный<text:s/>дом<text:s/>в<text:s/>два<text:s/>этажа,<text:s/>совершенно<text:s/>заброшенный,<text:s/>с<text:s/>провалившейся<text:s/>крышей<text:s/>и<text:s/>наглухо<text:s/>забитыми<text:s/>окнами,<text:s/>выдвинутый<text:s/>на<text:s/>самую<text:s/>дорогу.<text:s/>В<text:s/>полдень,<text:s/>в<text:s/>ясную,<text:s/>солнечную<text:s/>погоду,<text:s/>ничего<text:s/>нельзя<text:s/>вообразить<text:s/>печальнее<text:s/>этой<text:s/>развалины.<text:s/>Здесь<text:s/>некогда<text:s/>жил<text:s/>граф<text:s/>Петр<text:s/>Ильич,<text:s/>известный<text:s/>хлебосол,<text:s/>богатый<text:s/>вельможа<text:s/>старого<text:s/>века.<text:s/>Бывало,<text:s/>вся<text:s/>губерния<text:s/>съезжалась<text:s/>у<text:s/>него,<text:s/>плясала<text:s/>и<text:s/>веселилась<text:s/>на<text:s/>славу,<text:s/>при<text:s/>оглушительном<text:s/>громе<text:s/>доморощенной<text:s/>музыки,<text:s/>трескотне<text:s/>бураков<text:s/>и<text:s/>римских<text:s/>свечей;<text:s/>и,<text:s/>вероятно,<text:s/>не<text:s/>одна<text:s/>старушка,<text:s/>проезжая<text:s/>теперь<text:s/>мимо<text:s/>запустелых<text:s/>боярских<text:s/>палат,<text:s/>вздохнет<text:s/>и<text:s/>вспомянет<text:s/>минувшие<text:s/>времена<text:s/>и<text:s/>минувшую<text:s/>молодость.<text:s/>Долго<text:s/>пировал<text:s/>граф,<text:s/>долго<text:s/>расхаживал,<text:s/>приветливо<text:s/>улыбаясь,<text:s/>в<text:s/>толпе<text:s/>подобострастных<text:s/>гостей;<text:s/>но<text:s/>именья<text:s/>его,<text:s/>к<text:s/>несчастию,<text:s/>не<text:s/>хватило<text:s/>на<text:s/>целую<text:s/>жизнь.<text:s/>Разорившись<text:s/>кругом,<text:s/>отправился<text:s/>он<text:s/>в<text:s/>Петербург<text:s/>искать<text:s/>себе<text:s/>места<text:s/>и<text:s/>умер<text:s/>в<text:s/>нумере<text:s/>гостиницы,<text:s/>не<text:s/>дождавшись<text:s/>никакого<text:s/>решения.<text:s/>Туман<text:s/>служил<text:s/>у<text:s/>него<text:s/>дворецким<text:s/>и<text:s/>еще<text:s/>при<text:s/>жизни<text:s/>графа<text:s/>получил<text:s/>отпускную.<text:s/>Это<text:s/>был<text:s/>человек<text:s/>лет<text:s/>семидесяти,<text:s/>с<text:s/>лицом<text:s/>правильным<text:s/>и<text:s/>приятным.<text:s/>Улыбался<text:s/>он<text:s/>почти<text:s/>постоянно,<text:s/>как<text:s/>улыбаются<text:s/>теперь<text:s/>одни<text:s/>люди<text:s/>екатерининского<text:s/>времени:<text:s/>добродушно<text:s/>и<text:s/>величаво;<text:s/>разговаривая,<text:s/>медленно<text:s/>выдвигал<text:s/>и<text:s/>сжимал<text:s/>губы,<text:s/>ласково<text:s/>щурил<text:s/>глаза<text:s/>и<text:s/>произносил<text:s/>слова<text:s/>несколько<text:s/>в<text:s/>нос.<text:s/>Сморкался<text:s/>и<text:s/>нюхал<text:s/>табак<text:s/>он<text:s/>тоже<text:s/>не<text:s/>торопясь,<text:s/>словно<text:s/>дело<text:s/>делал.</text:p>
      <text:p text:style-name="Обычный">– Ну,<text:s/>что,<text:s/>Михайло<text:s/>Савельич, –<text:s/>начал<text:s/>я, –<text:s/>наловил<text:s/>рыбы?</text:p>
      <text:p text:style-name="Обычный">– А<text:s/>вот<text:s/>извольте<text:s/>в<text:s/>плетушку<text:s/>заглянуть:<text:s/>двух<text:s/>окуньков<text:s/>залучил<text:s/>да<text:s/>головликов<text:s/>штук<text:s/>пять…<text:s/>Покажь,<text:s/>Степка.</text:p>
      <text:p text:style-name="Обычный">Степушка<text:s/>протянул<text:s/>ко<text:s/>мне<text:s/>плетушку.</text:p>
      <text:p text:style-name="Обычный">– Как<text:s/>ты<text:s/>поживаешь,<text:s/>Степан? –<text:s/>спросил<text:s/>я<text:s/>его.</text:p>
      <text:p text:style-name="Обычный">– И…<text:s/>и…<text:s/>и…<text:s/>ни…<text:s/>ничего‑о,<text:s/>батюшка,<text:s/>помаленьку, –<text:s/>отвечал<text:s/>Степан,<text:s/>запинаясь,<text:s/>словно<text:s/>пуды<text:s/>языком<text:s/>ворочал.</text:p>
      <text:p text:style-name="Обычный">– А<text:s/>Митрофан<text:s/>здоров?</text:p>
      <text:p text:style-name="Обычный">– Здоров,<text:s/>ка…<text:s/>как<text:s/>же,<text:s/>батюшка.</text:p>
      <text:p text:style-name="Обычный">Бедняк<text:s/>отвернулся.</text:p>
      <text:p text:style-name="Обычный">– Да<text:s/>плохо<text:s/>что‑то<text:s/>клюет, –<text:s/>заговорил<text:s/>Туман, –<text:s/>жарко<text:s/>больно;<text:s/>рыба‑то<text:s/>вся<text:s/>под<text:s/>кусты<text:s/>забилась,<text:s/>спит…<text:s/>Надень‑ко<text:s/>червяка,<text:s/>Степа. (Степушка<text:s/>достал<text:s/>червяка,<text:s/>положил<text:s/>на<text:s/>ладонь,<text:s/>хлопнул<text:s/>по<text:s/>нем<text:s/>раза<text:s/>два,<text:s/>надел<text:s/>на<text:s/>крючок,<text:s/>поплевал<text:s/>и<text:s/>подал<text:s/>Туману.)<text:s/>Спасибо,<text:s/>Степа…<text:s/>А<text:s/>вы,<text:s/>батюшка, –<text:s/>продолжал<text:s/>он,<text:s/>обращаясь<text:s/>ко<text:s/>мне, –<text:s/>охотиться<text:s/>изволите?</text:p>
      <text:p text:style-name="Обычный">– Как<text:s/>видишь.</text:p>
      <text:p text:style-name="Обычный">– Так‑с…<text:s/>А<text:s/>что<text:s/>это<text:s/>у<text:s/>вас<text:s/>песик<text:s/>аглицкий<text:s/>али<text:s/>фурлянский<text:s/>какой?</text:p>
      <text:p text:style-name="Обычный">Старик<text:s/>любил<text:s/>при<text:s/>случае<text:s/>показать<text:s/>себя:<text:s/>дескать,<text:s/>и<text:s/>мы<text:s/>живали<text:s/>в<text:s/>свете!</text:p>
      <text:p text:style-name="Обычный">– Не<text:s/>знаю,<text:s/>какой<text:s/>он<text:s/>породы,<text:s/>а<text:s/>хорош.</text:p>
      <text:p text:style-name="Обычный">– Так‑с…А<text:s/>с<text:s/>собаками<text:s/>изволите<text:s/>ездить?</text:p>
      <text:p text:style-name="Обычный">– Своры<text:s/>две<text:s/>у<text:s/>меня<text:s/>есть.</text:p>
      <text:p text:style-name="Обычный">Туман<text:s/>улыбнулся<text:s/>и<text:s/>покачал<text:s/>головой.</text:p>
      <text:p text:style-name="Обычный">– Оно<text:s/>точно:<text:s/>иной<text:s/>до<text:s/>собак<text:s/>охотник,<text:s/>а<text:s/>иному<text:s/>их<text:s/>даром<text:s/>не<text:s/>нужно.<text:s/>Я<text:s/>так<text:s/>думаю,<text:s/>по<text:s/>простому<text:s/>моему<text:s/>разуму:<text:s/>собак<text:s/>больше<text:s/>для<text:s/>важности,<text:s/>так<text:s/>сказать,<text:s/>держать<text:s/>следует…<text:s/>И<text:s/>чтобы<text:s/>все<text:s/>уж<text:s/>и<text:s/>было<text:s/>в<text:s/>порядке:<text:s/>и лошади<text:s/>чтоб<text:s/>были<text:s/>в<text:s/>порядке,<text:s/>и<text:s/>псари<text:s/>как<text:s/>следует,<text:s/>в<text:s/>порядке,<text:s/>и<text:s/>всё.<text:s/>Покойный<text:s/>граф –<text:s/>царство<text:s/>ему<text:s/>небесное! –<text:s/>охотником<text:s/>отродясь,<text:s/>признаться,<text:s/>не<text:s/>бывал,<text:s/>а<text:s/>собак<text:s/>держал<text:s/>и<text:s/>раза<text:s/>два<text:s/>в<text:s/>год<text:s/>выезжать<text:s/>изволил.<text:s/>Соберутся<text:s/>псари<text:s/>на<text:s/>дворе<text:s/>в<text:s/>красных<text:s/>кафтанах<text:s/>с<text:s/>галунами<text:s/>и<text:s/>в<text:s/>трубу<text:s/>протрубят;<text:s/>их<text:s/>сиятельство<text:s/>выйти<text:s/>изволят,<text:s/>и<text:s/>коня<text:s/>их<text:s/>сиятельству<text:s/>подведут;<text:s/>их<text:s/>сиятельство<text:s/>сядут,<text:s/>а<text:s/>главный<text:s/>ловчий<text:s/>им<text:s/>ножки<text:s/>в<text:s/>стремена<text:s/>вденет,<text:s/>шапку<text:s/>с<text:s/>головы<text:s/>снимет<text:s/>и<text:s/>поводья<text:s/>в<text:s/>шапке<text:s/>подаст.<text:s/>Их<text:s/>сиятельство<text:s/>арапельником<text:s/>этак<text:s/>изволят<text:s/>щелкнуть,<text:s/>а<text:s/>псари<text:s/>загогочут,<text:s/>да<text:s/>и<text:s/>двинутся<text:s/>со<text:s/>двора<text:s/>долой.<text:s/>Стремянный‑то<text:s/>за<text:s/>графом<text:s/>поедет,<text:s/>а<text:s/>сам<text:s/>на<text:s/>шелковой<text:s/>сворке<text:s/>двух<text:s/>любимых<text:s/>барских<text:s/>собачек<text:s/>держит<text:s/>и<text:s/>этак<text:s/>наблюдает,<text:s/>знаете…<text:s/>И<text:s/>сидит‑то<text:s/>он,<text:s/>стремянный‑то,<text:s/>высоко,<text:s/>на<text:s/>казацком<text:s/>седле,<text:s/>краснощекий<text:s/>такой,<text:s/>глазищами<text:s/>так<text:s/>и<text:s/>водит…<text:s/>Ну,<text:s/>и<text:s/>гости,<text:s/>разумеется,<text:s/>при<text:s/>этом<text:s/>случае<text:s/>бывают.<text:s/>И<text:s/>забава,<text:s/>и<text:s/>почет<text:s/>соблюден…<text:s/>Ах,<text:s/>сорвался,<text:s/>азиятец! –<text:s/>прибавил<text:s/>он<text:s/>вдруг,<text:s/>дернув<text:s/>удочкой.</text:p>
      <text:p text:style-name="Обычный">– А<text:s/>что,<text:s/>говорят,<text:s/>граф‑таки<text:s/>пожил<text:s/>на<text:s/>своем<text:s/>веку? –<text:s/>спросил<text:s/>я.</text:p>
      <text:p text:style-name="Обычный">Старик<text:s/>поплевал<text:s/>на<text:s/>червяка<text:s/>и<text:s/>закинул<text:s/>удочку.</text:p>
      <text:p text:style-name="Обычный">– Вельможественный<text:s/>был<text:s/>человек,<text:s/>известно‑с.<text:s/>К<text:s/>нему,<text:s/>бывало,<text:s/>первые,<text:s/>можно<text:s/>сказать,<text:s/>особы<text:s/>из<text:s/>Петербурга<text:s/>заезжали.<text:s/>В<text:s/>голубых<text:s/>лентах,<text:s/>бывало,<text:s/>за<text:s/>столом<text:s/>сидят<text:s/>и<text:s/>кушают.<text:s/>Ну,<text:s/>да<text:s/>уж<text:s/>и<text:s/>угощать<text:s/>был<text:s/>мастер.<text:s/>Призовет,<text:s/>бывало,<text:s/>меня:<text:s/>«Туман,<text:s/>говорит,<text:s/>мне<text:s/>к<text:s/>завтрашнему<text:s/>числу<text:s/>живых<text:s/>стерлядей<text:s/>требуется:<text:s/>прикажи<text:s/>достать,<text:s/>слышишь?» –<text:s/>«Слушаю,<text:s/>ваше<text:s/>сиятельство».<text:s/>Кафтаны<text:s/>шитые,<text:s/>парики,<text:s/>трости,<text:s/>духи,<text:s/>ладеколон<text:s/>первого<text:s/>сорта,<text:s/>табакерки,<text:s/>картины<text:s/>этакие<text:s/>большущие,<text:s/>из<text:s/>самого<text:s/>Парижа<text:s/>выписывал.<text:s/>Задаст<text:s/>банкет –<text:s/>Господи,<text:s/>владыко<text:s/>живота<text:s/>моего!<text:s/>фейвирки<text:s/>пойдут,<text:s/>катанья!<text:s/>Даже<text:s/>из<text:s/>пушек<text:s/>палят.<text:s/>Музыкантов<text:s/>одних<text:s/>сорок<text:s/>человек<text:s/>налицо<text:s/>состояло.<text:s/>Кампельмейстера<text:s/>из<text:s/>немцев<text:s/>держал,<text:s/>да<text:s/>зазнался<text:s/>больно<text:s/>немец;<text:s/>с господами<text:s/>за<text:s/>одним<text:s/>столом<text:s/>кушать<text:s/>захотел,<text:s/>так<text:s/>и<text:s/>велели<text:s/>их<text:s/>сиятельство<text:s/>прогнать<text:s/>его<text:s/>с<text:s/>Богом:<text:s/>у меня<text:s/>и<text:s/>так,<text:s/>говорит,<text:s/>музыканты<text:s/>свое<text:s/>дело<text:s/>понимают.<text:s/>Известно:<text:s/>господская<text:s/>власть.<text:s/>Плясать<text:s/>пустятся –<text:s/>до<text:s/>зари<text:s/>пляшут,<text:s/>и<text:s/>все<text:s/>больше<text:s/>лакосез‑матрадура…<text:s/>Э…<text:s/>э…<text:s/>э…<text:s/>попался,<text:s/>брат! (Старик<text:s/>вытащил<text:s/>из<text:s/>воды<text:s/>небольшого<text:s/>окуня.)<text:s/>На‑ко,<text:s/>Степа. –<text:s/>Барин<text:s/>был<text:s/>как<text:s/>следует<text:s/>барин, –<text:s/>продолжал<text:s/>старик,<text:s/>закинув<text:s/>опять<text:s/>удочку, –<text:s/>и<text:s/>душа<text:s/>была<text:s/>тоже<text:s/>добрая.<text:s/>Побьет,<text:s/>бывало,<text:s/>тебя –<text:s/>смотришь,<text:s/>уж<text:s/>и<text:s/>позабыл.<text:s/>Одно:<text:s/>матресок<text:s/>держал.<text:s/>Ох,<text:s/>уж<text:s/>эти<text:s/>матрески,<text:s/>прости<text:s/>Господи!<text:s/>Они‑то<text:s/>его<text:s/>и<text:s/>разорили.<text:s/>И<text:s/>ведь<text:s/>всё<text:s/>больше<text:s/>из<text:s/>низкого<text:s/>сословия<text:s/>выбирал.<text:s/>Кажись,<text:s/>чего<text:s/>бы<text:s/>им<text:s/>еще?<text:s/>Так<text:s/>нет,<text:s/>подавай<text:s/>им<text:s/>что<text:s/>ни<text:s/>на<text:s/>есть<text:s/>самого<text:s/>дорогого<text:s/>в<text:s/>целой<text:s/>Европии!<text:s/>И<text:s/>то<text:s/>сказать:<text:s/>почему<text:s/>не<text:s/>дожить<text:s/>в<text:s/>свое<text:s/>удовольствие, –<text:s/>дело<text:s/>господское…<text:s/>да<text:s/>разоряться‑то<text:s/>не<text:s/>след.<text:s/>Особенно<text:s/>одна:<text:s/>Акулиной<text:s/>ее<text:s/>называли;<text:s/>теперь<text:s/>она<text:s/>покойница,<text:s/>царство<text:s/>ей<text:s/>небесное!<text:s/>Девка<text:s/>была<text:s/>простая,<text:s/>ситовского<text:s/>десятского<text:s/>дочь,<text:s/>да<text:s/>такая<text:s/>злющая!<text:s/>По<text:s/>щекам,<text:s/>бывало,<text:s/>графа<text:s/>бьет.<text:s/>Околдовала<text:s/>его<text:s/>совсем.<text:s/>Племяннику<text:s/>моему<text:s/>лоб<text:s/>забрила:<text:s/>на<text:s/>новое<text:s/>платье<text:s/>щеколат<text:s/>ей<text:s/>обронил…<text:s/>и не<text:s/>одному<text:s/>ему<text:s/>забрила<text:s/>лоб.<text:s/>Да…<text:s/>А<text:s/>все‑таки<text:s/>хорошее<text:s/>было<text:s/>времечко! –<text:s/>прибавил<text:s/>старик<text:s/>с<text:s/>глубоким<text:s/>вздохом,<text:s/>потупился<text:s/>и<text:s/>умолк.</text:p>
      <text:p text:style-name="Обычный">– А<text:s/>барин‑то,<text:s/>я<text:s/>вижу,<text:s/>у<text:s/>вас<text:s/>был<text:s/>строг? –<text:s/>начал<text:s/>я<text:s/>после<text:s/>небольшого<text:s/>молчания.</text:p>
      <text:p text:style-name="Обычный">– Тогда<text:s/>это<text:s/>было<text:s/>во<text:s/>вкусе,<text:s/>батюшка, –<text:s/>возразил<text:s/>старик,<text:s/>качнув<text:s/>головой.</text:p>
      <text:p text:style-name="Обычный">– Теперь<text:s/>уж<text:s/>этого<text:s/>не<text:s/>делается, –<text:s/>заметил<text:s/>я,<text:s/>не<text:s/>спуская<text:s/>с<text:s/>него<text:s/>глаз.</text:p>
      <text:p text:style-name="Обычный">Он<text:s/>посмотрел<text:s/>на<text:s/>меня<text:s/>сбоку.</text:p>
      <text:p text:style-name="Обычный">– Теперь,<text:s/>вестимо,<text:s/>лучше, –<text:s/>пробормотал<text:s/>он<text:s/>и<text:s/>далеко<text:s/>закинул<text:s/>удочку.</text:p>
      <text:p text:style-name="Обычный">Мы<text:s/>сидели<text:s/>в<text:s/>тени;<text:s/>но<text:s/>и<text:s/>в<text:s/>тени<text:s/>было<text:s/>душно.<text:s/>Тяжелый,<text:s/>знойный<text:s/>воздух<text:s/>словно<text:s/>замер;<text:s/>горячее<text:s/>лицо<text:s/>с<text:s/>тоской<text:s/>искало<text:s/>ветра,<text:s/>да<text:s/>ветра‑то<text:s/>не<text:s/>было.<text:s/>Солнце<text:s/>так<text:s/>и<text:s/>било<text:s/>с<text:s/>синего,<text:s/>потемневшего<text:s/>неба;<text:s/>прямо<text:s/>перед<text:s/>нами,<text:s/>на<text:s/>другом<text:s/>берегу,<text:s/>желтело<text:s/>овсяное<text:s/>поле,<text:s/>кое‑где<text:s/>проросшее<text:s/>полынью,<text:s/>и<text:s/>хоть<text:s/>бы<text:s/>один<text:s/>колос<text:s/>пошевельнулся.<text:s/>Немного<text:s/>пониже<text:s/>крестьянская<text:s/>лошадь<text:s/>стояла<text:s/>в<text:s/>реке<text:s/>по<text:s/>колени<text:s/>и<text:s/>лениво<text:s/>обмахивалась<text:s/>мокрым<text:s/>хвостом;<text:s/>изредка<text:s/>под<text:s/>нависшим<text:s/>кустом<text:s/>всплывала<text:s/>большая<text:s/>рыба,<text:s/>пускала<text:s/>пузыри<text:s/>и<text:s/>тихо<text:s/>погружалась<text:s/>на<text:s/>дно,<text:s/>оставив<text:s/>за<text:s/>собою<text:s/>легкую<text:s/>зыбь.<text:s/>Кузнечики<text:s/>трещали<text:s/>в<text:s/>порыжелой<text:s/>траве;<text:s/>перепела<text:s/>кричали<text:s/>как<text:s/>бы<text:s/>нехотя;<text:s/>ястреба<text:s/>плавно<text:s/>носились<text:s/>над<text:s/>полями<text:s/>и<text:s/>часто<text:s/>останавливались<text:s/>на<text:s/>месте,<text:s/>быстро<text:s/>махая<text:s/>крылами<text:s/>и<text:s/>распустив<text:s/>хвост<text:s/>веером.<text:s/>Мы<text:s/>сидели<text:s/>неподвижно,<text:s/>подавленные<text:s/>жаром.<text:s/>Вдруг<text:s/>позади<text:s/>нас<text:s/>в<text:s/>овраге<text:s/>раздался<text:s/>шум:<text:s/>кто‑то<text:s/>спускался<text:s/>к<text:s/>источнику.<text:s/>Я<text:s/>оглянулся<text:s/>и<text:s/>увидал<text:s/>мужика<text:s/>лет<text:s/>пятидесяти,<text:s/>запыленного,<text:s/>в<text:s/>рубашке,<text:s/>в<text:s/>лаптях,<text:s/>с<text:s/>плетеной<text:s/>котомкой<text:s/>и<text:s/>армяком<text:s/>за<text:s/>плечами.<text:s/>Он<text:s/>подошел<text:s/>к<text:s/>ключу,<text:s/>с<text:s/>жадностию<text:s/>напился<text:s/>и<text:s/>приподнялся.</text:p>
      <text:p text:style-name="Обычный">– Э,<text:s/>Влас? –<text:s/>вскрикнул<text:s/>Туман,<text:s/>вглядевшись<text:s/>в<text:s/>него. –<text:s/>Здорово,<text:s/>брат.<text:s/>Откуда<text:s/>Бог<text:s/>принес?</text:p>
      <text:p text:style-name="Обычный">– Здорово,<text:s/>Михайла<text:s/>Савельич, –<text:s/>проговорил<text:s/>мужик,<text:s/>подходя<text:s/>к<text:s/>нам, –<text:s/>издалеча.</text:p>
      <text:p text:style-name="Обычный">– Где<text:s/>пропадал? –<text:s/>спросил<text:s/>его<text:s/>Туман.</text:p>
      <text:p text:style-name="Обычный">– А<text:s/>в<text:s/>Москву<text:s/>сходил,<text:s/>к<text:s/>барину.</text:p>
      <text:p text:style-name="Обычный">– Зачем?</text:p>
      <text:p text:style-name="Обычный">– Просить<text:s/>его<text:s/>ходил.</text:p>
      <text:p text:style-name="Обычный">– О<text:s/>чем<text:s/>просить?</text:p>
      <text:p text:style-name="Обычный">– Да<text:s/>чтоб<text:s/>оброку<text:s/>сбавил<text:s/>аль<text:s/>на<text:s/>барщину<text:s/>посадил,<text:s/>переселил,<text:s/>что<text:s/>ли…<text:s/>Сын<text:s/>у<text:s/>меня<text:s/>умер,<text:s/>так<text:s/>мне<text:s/>одному<text:s/>теперь<text:s/>не<text:s/>справиться.</text:p>
      <text:p text:style-name="Обычный">– Умер<text:s/>твой<text:s/>сын?</text:p>
      <text:p text:style-name="Обычный">– Умер.<text:s/>Покойник, –<text:s/>прибавил<text:s/>мужик,<text:s/>помолчав, –<text:s/>у<text:s/>меня<text:s/>в<text:s/>Москве<text:s/>в<text:s/>извозчиках<text:s/>жил;<text:s/>за<text:s/>меня,<text:s/>признаться,<text:s/>и<text:s/>оброк<text:s/>взносил.</text:p>
      <text:p text:style-name="Обычный">– Да<text:s/>разве<text:s/>вы<text:s/>теперь<text:s/>на<text:s/>оброке?</text:p>
      <text:p text:style-name="Обычный">– На<text:s/>оброке.</text:p>
      <text:p text:style-name="Обычный">– Что<text:s/>ж<text:s/>твой<text:s/>барин?</text:p>
      <text:p text:style-name="Обычный">– Что<text:s/>барин?<text:s/>Прогнал<text:s/>меня!<text:s/>Говорит,<text:s/>как<text:s/>смеешь<text:s/>прямо<text:s/>ко<text:s/>мне<text:s/>идти:<text:s/>на<text:s/>то<text:s/>есть<text:s/>приказчик;<text:s/>ты,<text:s/>говорит,<text:s/>сперва<text:s/>приказчику<text:s/>обязан<text:s/>донести…<text:s/>да<text:s/>и<text:s/>куда<text:s/>я<text:s/>тебя<text:s/>переселю?<text:s/>Ты,<text:s/>говорит,<text:s/>сперва<text:s/>недоимку<text:s/>за<text:s/>себя<text:s/>взнеси.<text:s/>Осерчал<text:s/>вовсе.</text:p>
      <text:p text:style-name="Обычный">– Ну,<text:s/>что<text:s/>ж,<text:s/>ты<text:s/>и<text:s/>пошел<text:s/>назад?</text:p>
      <text:p text:style-name="Обычный">– И<text:s/>пошел.<text:s/>Хотел<text:s/>было<text:s/>справиться,<text:s/>не<text:s/>оставил<text:s/>ли<text:s/>покойник<text:s/>какого<text:s/>по<text:s/>себе<text:s/>добра,<text:s/>да<text:s/>толку<text:s/>не<text:s/>добился.<text:s/>Я<text:s/>хозяину‑то<text:s/>его<text:s/>говорю:<text:s/>«Я,<text:s/>мол,<text:s/>Филиппов<text:s/>отец»;<text:s/>а он<text:s/>мне<text:s/>говорит:<text:s/>«А<text:s/>я<text:s/>почем<text:s/>знаю?<text:s/>Да<text:s/>и<text:s/>сын<text:s/>твой<text:s/>ничего,<text:s/>говорит,<text:s/>не<text:s/>оставил;<text:s/>еще<text:s/>у<text:s/>меня<text:s/>в<text:s/>долгу».<text:s/>Ну,<text:s/>я<text:s/>и<text:s/>пошел.</text:p>
      <text:p text:style-name="Обычный">Мужик<text:s/>рассказывал<text:s/>нам<text:s/>все<text:s/>это<text:s/>с<text:s/>усмешкой,<text:s/>словно<text:s/>о<text:s/>другом<text:s/>речь<text:s/>шла,<text:s/>но<text:s/>на<text:s/>маленькие<text:s/>и<text:s/>съеженные<text:s/>его<text:s/>глазки<text:s/>навертывалась<text:s/>слезинка,<text:s/>губы<text:s/>его<text:s/>подергивало.</text:p>
      <text:p text:style-name="Обычный">– Что<text:s/>ж<text:s/>ты,<text:s/>теперь<text:s/>домой<text:s/>идешь?</text:p>
      <text:p text:style-name="Обычный">– А<text:s/>то<text:s/>куда?<text:s/>Известно,<text:s/>домой.<text:s/>Жена,<text:s/>чай,<text:s/>теперь<text:s/>с<text:s/>голоду<text:s/>в<text:s/>кулак<text:s/>свистит.</text:p>
      <text:p text:style-name="Обычный">– Да<text:s/>ты<text:s/>бы…<text:s/>того… –<text:s/>заговорил<text:s/>внезапно<text:s/>Степушка,<text:s/>смешался,<text:s/>замолчал<text:s/>и<text:s/>принялся<text:s/>копаться<text:s/>в<text:s/>горшке.</text:p>
      <text:p text:style-name="Обычный">– А<text:s/>к<text:s/>приказчику<text:s/>пойдешь? –<text:s/>продолжал<text:s/>Туман,<text:s/>не<text:s/>без<text:s/>удивления<text:s/>взглянув<text:s/>на<text:s/>Степу.</text:p>
      <text:p text:style-name="Обычный">– Зачем<text:s/>я<text:s/>к<text:s/>нему<text:s/>пойду?..<text:s/>За<text:s/>мной<text:s/>и<text:s/>так<text:s/>недоимка.<text:s/>Сын‑то<text:s/>у<text:s/>меня<text:s/>перед<text:s/>смертию<text:s/>с<text:s/>год<text:s/>хворал,<text:s/>так<text:s/>и<text:s/>за<text:s/>себя<text:s/>оброку<text:s/>не<text:s/>взнес…<text:s/>Да<text:s/>мне<text:s/>с<text:s/>полугоря:<text:s/>взять‑то<text:s/>с<text:s/>меня<text:s/>нечего…<text:s/>Уж,<text:s/>брат,<text:s/>как<text:s/>ты<text:s/>там<text:s/>ни<text:s/>хитри, –<text:s/>шалишь:<text:s/>безответная<text:s/>моя<text:s/>голова! (Мужик<text:s/>рассмеялся.)<text:s/>Уж<text:s/>он<text:s/>там<text:s/>как<text:s/>ни<text:s/>мудри,<text:s/>Кинтильян‑то<text:s/>Семеныч,<text:s/>а<text:s/>уж…</text:p>
      <text:p text:style-name="Обычный">Влас<text:s/>опять<text:s/>засмеялся.</text:p>
      <text:p text:style-name="Обычный">– Что<text:s/>ж?<text:s/>это<text:s/>плохо,<text:s/>брат<text:s/>Влас, –<text:s/>с<text:s/>расстановкой<text:s/>произнес<text:s/>Туман.</text:p>
      <text:p text:style-name="Обычный">– А<text:s/>чем<text:s/>плохо?<text:s/>Не…<text:s/>(У<text:s/>Власа<text:s/>голос<text:s/>прервался.)<text:s/>Эка<text:s/>жара<text:s/>стоит, –<text:s/>продолжал<text:s/>он,<text:s/>утирая<text:s/>лицо<text:s/>рукавом.</text:p>
      <text:p text:style-name="Обычный">– Кто<text:s/>ваш<text:s/>барин? –<text:s/>спросил<text:s/>я.</text:p>
      <text:p text:style-name="Обычный">– Граф***,<text:s/>Валериан<text:s/>Петрович.</text:p>
      <text:p text:style-name="Обычный">– Сын<text:s/>Петра<text:s/>Ильича?</text:p>
      <text:p text:style-name="Обычный">– Петра<text:s/>Ильича<text:s/>сын, –<text:s/>отвечал<text:s/>Туман. –<text:s/>Петр<text:s/>Ильич,<text:s/>покойник,<text:s/>Власову‑то<text:s/>деревню<text:s/>ему<text:s/>при<text:s/>жизни<text:s/>уделил.</text:p>
      <text:p text:style-name="Обычный">– Что,<text:s/>он<text:s/>здоров?</text:p>
      <text:p text:style-name="Обычный">– Здоров,<text:s/>слава<text:s/>Богу, –<text:s/>возразил<text:s/>Влас. –<text:s/>Красный<text:s/>такой<text:s/>стал,<text:s/>лицо<text:s/>словно<text:s/>обложилось.</text:p>
      <text:p text:style-name="Обычный">– Вот,<text:s/>батюшка, –<text:s/>продолжал<text:s/>Туман,<text:s/>обращаясь<text:s/>ко<text:s/>мне, –<text:s/>добро<text:s/>бы<text:s/>под<text:s/>Москвой,<text:s/>а<text:s/>то<text:s/>здесь<text:s/>на<text:s/>оброк<text:s/>посадил.</text:p>
      <text:p text:style-name="Обычный">– А<text:s/>почем<text:s/>с<text:s/>тягла?</text:p>
      <text:p text:style-name="Обычный">– Девяносто<text:s/>пять<text:s/>рублев<text:s/>с<text:s/>тягла, –<text:s/>пробормотал<text:s/>Влас.</text:p>
      <text:p text:style-name="Обычный">– Ну,<text:s/>вот<text:s/>видите:<text:s/>а земли<text:s/>самая<text:s/>малость,<text:s/>только<text:s/>и<text:s/>есть<text:s/>что<text:s/>господский<text:s/>лес.</text:p>
      <text:p text:style-name="Обычный">– Да<text:s/>и<text:s/>тот,<text:s/>говорят,<text:s/>продали, –<text:s/>заметил<text:s/>мужик.</text:p>
      <text:p text:style-name="Обычный">– Ну,<text:s/>вот<text:s/>видите…<text:s/>Степа,<text:s/>дай‑ка<text:s/>червяка…<text:s/>А,<text:s/>Степа?<text:s/>что<text:s/>ты,<text:s/>заснул,<text:s/>что<text:s/>ли?</text:p>
      <text:p text:style-name="Обычный">Степушка<text:s/>встрепенулся.<text:s/>Мужик<text:s/>подсел<text:s/>к<text:s/>нам.<text:s/>Мы<text:s/>опять<text:s/>приумолкли.<text:s/>На<text:s/>другом<text:s/>берегу<text:s/>кто‑то<text:s/>затянул<text:s/>песню,<text:s/>да<text:s/>такую<text:s/>унылую…<text:s/>Пригорюнился<text:s/>мой<text:s/>бедный<text:s/>Влас…</text:p>
      <text:p text:style-name="Обычный">Через<text:s/>полчаса<text:s/>мы<text:s/>разошлись.</text:p>
      <text:p text:style-name="Обычный"/>
      <text:p text:style-name="Обычный"><text:span text:style-name="T82">1848</text:span></text:p>
      <text:p text:style-name="Обычный"/>
      <text:p text:style-name="P83">Уездный<text:s/>лекарь</text:p>
      <text:p text:style-name="P84"/>
      <text:p text:style-name="Обычный">Однажды<text:s/>осенью,<text:s/>на<text:s/>возвратном<text:s/>пути<text:s/>с<text:s/>отъезжего<text:s/>поля,<text:s/>я<text:s/>простудился<text:s/>и<text:s/>занемог.<text:s/>К<text:s/>счастью,<text:s/>лихорадка<text:s/>застигла<text:s/>меня<text:s/>в<text:s/>уездном<text:s/>городе,<text:s/>в<text:s/>гостинице;<text:s/>я послал<text:s/>за<text:s/>доктором.<text:s/>Через<text:s/>полчаса<text:s/>явился<text:s/>уездный<text:s/>лекарь,<text:s/>человек<text:s/>небольшого<text:s/>роста,<text:s/>худенький<text:s/>и<text:s/>черноволосый.<text:s/>Он<text:s/>прописал<text:s/>мне<text:s/>обычное<text:s/>потогонное,<text:s/>велел<text:s/>приставить<text:s/>горчичник,<text:s/>весьма<text:s/>ловко<text:s/>запустил<text:s/>к<text:s/>себе<text:s/>под<text:s/>обшлаг<text:s/>пятирублевую<text:s/>бумажку,<text:s/>причем,<text:s/>однако,<text:s/>сухо<text:s/>кашлянул<text:s/>и<text:s/>глянул<text:s/>в<text:s/>сторону,<text:s/>и<text:s/>уже<text:s/>совсем<text:s/>было<text:s/>собрался<text:s/>отправиться<text:s/>восвояси,<text:s/>да<text:s/>как‑то<text:s/>разговорился<text:s/>и<text:s/>остался.<text:s/>Жар<text:s/>меня<text:s/>томил;<text:s/>я предвидел<text:s/>бессонную<text:s/>ночь<text:s/>и<text:s/>рад<text:s/>был<text:s/>поболтать<text:s/>с<text:s/>добрым<text:s/>человеком.<text:s/>Подали<text:s/>чай.<text:s/>Пустился<text:s/>мой<text:s/>доктор<text:s/>в<text:s/>разговоры.<text:s/>Малый<text:s/>он<text:s/>был<text:s/>не<text:s/>глупый,<text:s/>выражался<text:s/>бойко<text:s/>и<text:s/>довольно<text:s/>забавно.<text:s/>Странные<text:s/>дела<text:s/>случаются<text:s/>на<text:s/>свете:<text:s/>с иным<text:s/>человеком<text:s/>и<text:s/>долго<text:s/>живешь<text:s/>вместе<text:s/>и<text:s/>в<text:s/>дружественных<text:s/>отношениях<text:s/>находишься,<text:s/>а<text:s/>ни<text:s/>разу<text:s/>не<text:s/>заговоришь<text:s/>с<text:s/>ним<text:s/>откровенно,<text:s/>от<text:s/>души;<text:s/>с другим<text:s/>же<text:s/>едва<text:s/>познакомиться<text:s/>успеешь –<text:s/>глядь:<text:s/>либо<text:s/>ты<text:s/>ему,<text:s/>либо<text:s/>он<text:s/>тебе,<text:s/>словно<text:s/>на<text:s/>исповеди,<text:s/>всю<text:s/>подноготную<text:s/>и<text:s/>проболтал.<text:s/>Не<text:s/>знаю,<text:s/>чем<text:s/>я<text:s/>заслужил<text:s/>доверенность<text:s/>моего<text:s/>нового<text:s/>приятеля, –<text:s/>только<text:s/>он,<text:s/>ни<text:s/>с<text:s/>того<text:s/>ни<text:s/>с<text:s/>сего,<text:s/>как<text:s/>говорится,<text:s/>«взял»<text:s/>да<text:s/>и<text:s/>рассказал<text:s/>мне<text:s/>довольно<text:s/>замечательный<text:s/>случай;<text:s/>а я<text:s/>вот<text:s/>и<text:s/>довожу<text:s/>теперь<text:s/>его<text:s/>рассказ<text:s/>до<text:s/>сведения<text:s/>благосклонного<text:s/>читателя.<text:s/>Я<text:s/>постараюсь<text:s/>выражаться<text:s/>словами<text:s/>лекаря.</text:p>
      <text:p text:style-name="Обычный">– Вы<text:s/>не<text:s/>изволите<text:s/>знать, –<text:s/>начал<text:s/>он<text:s/>расслабленным<text:s/>и<text:s/>дрожащим<text:s/>голосом<text:s/>(таково<text:s/>действие<text:s/>беспримесного<text:s/>березовского<text:s/>табаку), –<text:s/>вы<text:s/>не<text:s/>изволите<text:s/>знать<text:s/>здешнего<text:s/>судью,<text:s/>Мылова,<text:s/>Павла<text:s/>Лукича?..<text:s/>Не<text:s/>знаете…<text:s/>Ну,<text:s/>все<text:s/>равно. (Он<text:s/>откашлялся<text:s/>и<text:s/>протер<text:s/>глаза.)<text:s/>Вот,<text:s/>изволите<text:s/>видеть,<text:s/>дело<text:s/>было<text:s/>этак,<text:s/>как<text:s/>бы<text:s/>вам<text:s/>сказать –<text:s/>не<text:s/>солгать,<text:s/>в<text:s/>Великий<text:s/>пост,<text:s/>в<text:s/>самую<text:s/>ростопель.<text:s/>Сижу<text:s/>я<text:s/>у<text:s/>него,<text:s/>у<text:s/>нашего<text:s/>судьи,<text:s/>и<text:s/>играю<text:s/>в<text:s/>преферанс.<text:s/>Судья<text:s/>у<text:s/>нас<text:s/>хороший<text:s/>человек<text:s/>и<text:s/>в<text:s/>преферанс<text:s/>играть<text:s/>охотник.<text:s/>Вдруг<text:s/>(мой<text:s/>лекарь<text:s/>часто<text:s/>употреблял<text:s/>слово:<text:s/>вдруг)<text:s/>говорят<text:s/>мне:<text:s/>человек<text:s/>вас<text:s/>спрашивает.<text:s/>Я<text:s/>говорю:<text:s/>что<text:s/>ему<text:s/>надобно?<text:s/>Говорят,<text:s/>записку<text:s/>принес, –<text:s/>должно<text:s/>быть,<text:s/>от<text:s/>больного.<text:s/>Подай,<text:s/>говорю,<text:s/>записку.<text:s/>Так<text:s/>и<text:s/>есть:<text:s/>от<text:s/>больного…<text:s/>Ну,<text:s/>хорошо, –<text:s/>это,<text:s/>понимаете,<text:s/>наш<text:s/>хлеб…<text:s/>Да<text:s/>вот<text:s/>в<text:s/>чем<text:s/>дело:<text:s/>пишет<text:s/>ко<text:s/>мне<text:s/>помещица,<text:s/>вдова;<text:s/>говорит,<text:s/>дескать,<text:s/>дочь<text:s/>умирает,<text:s/>приезжайте,<text:s/>ради<text:s/>самого<text:s/>Господа<text:s/>Бога<text:s/>нашего,<text:s/>и<text:s/>лошади,<text:s/>дескать,<text:s/>за<text:s/>вами<text:s/>присланы.<text:s/>Ну,<text:s/>это<text:s/>еще<text:s/>все<text:s/>ничего…<text:s/>Да<text:s/>живет‑то<text:s/>она<text:s/>в<text:s/>двадцати<text:s/>верстах<text:s/>от<text:s/>города,<text:s/>а<text:s/>ночь<text:s/>на<text:s/>дворе,<text:s/>и<text:s/>дороги<text:s/>такие,<text:s/>что<text:s/>фа!<text:s/>Да<text:s/>и<text:s/>сама<text:s/>беднеющая,<text:s/>больше<text:s/>двух<text:s/>целковых<text:s/>ожидать<text:s/>тоже<text:s/>нельзя,<text:s/>и<text:s/>то<text:s/>еще<text:s/>сумнительно,<text:s/>а<text:s/>разве<text:s/>холстом<text:s/>придется<text:s/>попользоваться<text:s/>да<text:s/>крупицами<text:s/>какими‑нибудь.<text:s/>Однако<text:s/>долг,<text:s/>вы<text:s/>понимаете,<text:s/>прежде<text:s/>всего:<text:s/>человек<text:s/>умирает.<text:s/>Передаю<text:s/>вдруг<text:s/>карты<text:s/>непременному<text:s/>члену<text:s/>Каллиопину<text:s/>и<text:s/>отправляюсь<text:s/>домой.<text:s/>Гляжу:<text:s/>стоит<text:s/>тележчонка<text:s/>перед<text:s/>крыльцом;<text:s/>лошади<text:s/>крестьянские –<text:s/>пузатые‑препузатые,<text:s/>шерсть<text:s/>на<text:s/>них –<text:s/>войлоко<text:s/>настоящее,<text:s/>и<text:s/>кучер,<text:s/>ради<text:s/>уваженья,<text:s/>без<text:s/>шапки<text:s/>сидит.<text:s/>Ну,<text:s/>думаю,<text:s/>видно,<text:s/>брат,<text:s/>господа‑то<text:s/>твои<text:s/>не<text:s/>на<text:s/>золоте<text:s/>едят…<text:s/>Вы<text:s/>изволите<text:s/>смеяться,<text:s/>а<text:s/>я<text:s/>вам<text:s/>скажу:<text:s/>наш<text:s/>брат,<text:s/>бедный<text:s/>человек,<text:s/>все<text:s/>в<text:s/>соображенье<text:s/>принимай…<text:s/>Коли<text:s/>кучер<text:s/>сидит<text:s/>князем,<text:s/>да<text:s/>шапки<text:s/>не<text:s/>ломает,<text:s/>да<text:s/>еще<text:s/>посмеивается<text:s/>из‑под<text:s/>бороды,<text:s/>да<text:s/>кнутиком<text:s/>шевелит –<text:s/>смело<text:s/>бей<text:s/>на<text:s/>две<text:s/>депозитки!<text:s/>А<text:s/>тут,<text:s/>вижу,<text:s/>дело‑то<text:s/>не<text:s/>тем<text:s/>пахнет.<text:s/>Однако,<text:s/>думаю,<text:s/>делать<text:s/>нечего:<text:s/>долг<text:s/>прежде<text:s/>всего.<text:s/>Захватываю<text:s/>самонужнейшие<text:s/>лекарства<text:s/>и<text:s/>отправляюсь.<text:s/>Поверите<text:s/>ли,<text:s/>едва<text:s/>дотащился.<text:s/>Дорога<text:s/>адская:<text:s/>ручьи,<text:s/>снег,<text:s/>грязь,<text:s/>водомоины,<text:s/>а<text:s/>там<text:s/>вдруг<text:s/>плотину<text:s/>прорвало –<text:s/>беда!<text:s/>Однако<text:s/>приезжаю.<text:s/>Домик<text:s/>маленький,<text:s/>соломой<text:s/>крыт.<text:s/>В<text:s/>окнах<text:s/>свет:<text:s/>знать,<text:s/>ждут.<text:s/>Навстречу<text:s/>мне<text:s/>старушка,<text:s/>почтенная<text:s/>такая,<text:s/>в<text:s/>чепце.<text:s/>«Спасите,<text:s/>говорит,<text:s/>умирает».<text:s/>Я<text:s/>говорю:<text:s/>«Не<text:s/>извольте<text:s/>беспокоиться…<text:s/>Где<text:s/>больная?» –<text:s/>«Вот<text:s/>сюда<text:s/>пожалуйте».<text:s/>Смотрю:<text:s/>комнатка<text:s/>чистенькая,<text:s/>в<text:s/>углу<text:s/>лампада,<text:s/>на<text:s/>постеле<text:s/>девица<text:s/>лет<text:s/>двадцати,<text:s/>в<text:s/>беспамятстве.<text:s/>Жаром<text:s/>от<text:s/>нее<text:s/>так<text:s/>и<text:s/>пышет,<text:s/>дышит<text:s/>тяжело –<text:s/>горячка.<text:s/>Тут<text:s/>же<text:s/>другие<text:s/>две<text:s/>девицы,<text:s/>сестры, –<text:s/>перепуганы,<text:s/>в<text:s/>слезах.<text:s/>«Вот,<text:s/>говорят,<text:s/>вчера<text:s/>была<text:s/>совершенно<text:s/>здорова<text:s/>и<text:s/>кушала<text:s/>с<text:s/>аппетитом;<text:s/>поутру<text:s/>сегодня<text:s/>жаловалась<text:s/>на<text:s/>голову,<text:s/>а<text:s/>к<text:s/>вечеру<text:s/>вдруг<text:s/>вот<text:s/>в<text:s/>каком<text:s/>положении…»<text:s/>Я<text:s/>опять‑таки<text:s/>говорю:<text:s/>«Не<text:s/>извольте<text:s/>беспокоиться», –<text:s/>докторская,<text:s/>знаете,<text:s/>обязанность, –<text:s/>и<text:s/>приступил.<text:s/>Кровь<text:s/>ей<text:s/>пустил,<text:s/>горчичники<text:s/>поставить<text:s/>велел,<text:s/>микстуру<text:s/>прописал.<text:s/>Между<text:s/>тем<text:s/>я<text:s/>гляжу<text:s/>на<text:s/>нее,<text:s/>гляжу,<text:s/>знаете, –<text:s/>ну,<text:s/>ей‑богу,<text:s/>не<text:s/>видал<text:s/>еще<text:s/>такого<text:s/>лица…<text:s/>красавица,<text:s/>одним<text:s/>словом!<text:s/>Жалость<text:s/>меня<text:s/>так<text:s/>и<text:s/>разбирает.<text:s/>Черты<text:s/>такие<text:s/>приятные,<text:s/>глаза…<text:s/>Вот,<text:s/>слава<text:s/>Богу,<text:s/>успокоилась;<text:s/>пот<text:s/>выступил,<text:s/>словно<text:s/>опомнилась,<text:s/>кругом<text:s/>поглядела,<text:s/>улыбнулась,<text:s/>рукой<text:s/>по<text:s/>лицу<text:s/>провела…<text:s/>Сестры<text:s/>к<text:s/>ней<text:s/>нагнулись,<text:s/>спрашивают:<text:s/>«Что<text:s/>с<text:s/>тобою?» –<text:s/>«Ничего», –<text:s/>говорит,<text:s/>да<text:s/>и<text:s/>отворотилась…<text:s/>Гляжу –<text:s/>заснула.<text:s/>Ну,<text:s/>говорю,<text:s/>теперь<text:s/>следует<text:s/>больную<text:s/>в<text:s/>покое<text:s/>оставить.<text:s/>Вот<text:s/>мы<text:s/>все<text:s/>на<text:s/>цыпочках<text:s/>и<text:s/>вышли<text:s/>вон;<text:s/>горничная<text:s/>одна<text:s/>осталась<text:s/>на<text:s/>всякий<text:s/>случай.<text:s/>А<text:s/>в<text:s/>гостиной<text:s/>уж<text:s/>самовар<text:s/>на<text:s/>столе,<text:s/>и<text:s/>ямайский<text:s/>тут<text:s/>же<text:s/>стоит:<text:s/>в нашем<text:s/>деле<text:s/>без<text:s/>этого<text:s/>нельзя.<text:s/>Подали<text:s/>мне<text:s/>чай,<text:s/>просят<text:s/>остаться<text:s/>ночевать…<text:s/>я согласился:<text:s/>куда<text:s/>теперь<text:s/>ехать!<text:s/>Старушка<text:s/>все<text:s/>охает.<text:s/>«Чего<text:s/>вы? –<text:s/>говорю. –<text:s/>Будет<text:s/>жива,<text:s/>не<text:s/>извольте<text:s/>беспокоиться,<text:s/>а<text:s/>лучше<text:s/>отдохните‑ка<text:s/>сами:<text:s/>второй<text:s/>час». –<text:s/>«Да<text:s/>вы<text:s/>меня<text:s/>прикажете<text:s/>разбудить,<text:s/>коли<text:s/>что<text:s/>случится?» –<text:s/>«Прикажу,<text:s/>прикажу».<text:s/>Старушка<text:s/>отправилась,<text:s/>и<text:s/>девицы<text:s/>также<text:s/>пошли<text:s/>к<text:s/>себе<text:s/>в<text:s/>комнату;<text:s/>мне<text:s/>постель<text:s/>в<text:s/>гостиной<text:s/>постлали.<text:s/>Вот<text:s/>я<text:s/>лег,<text:s/>только<text:s/>не<text:s/>могу<text:s/>заснуть, –<text:s/>что<text:s/>за<text:s/>чудеса!</text:p>
      <text:p text:style-name="Обычный">Уж<text:s/>на<text:s/>что,<text:s/>кажется,<text:s/>намучился.<text:s/>Все<text:s/>моя<text:s/>больная<text:s/>у<text:s/>меня<text:s/>с<text:s/>ума<text:s/>нейдет.<text:s/>Наконец<text:s/>не<text:s/>вытерпел,<text:s/>вдруг<text:s/>встал;<text:s/>думаю,<text:s/>пойду<text:s/>посмотрю,<text:s/>что<text:s/>делает<text:s/>пациент?<text:s/>А<text:s/>спальня‑то<text:s/>ее<text:s/>с<text:s/>гостиной<text:s/>рядом.<text:s/>Ну,<text:s/>встал,<text:s/>растворил<text:s/>тихонько<text:s/>дверь,<text:s/>а<text:s/>сердце<text:s/>так<text:s/>и<text:s/>бьется.<text:s/>Гляжу:<text:s/>горничная<text:s/>спит,<text:s/>рот<text:s/>раскрыла<text:s/>и<text:s/>храпит<text:s/>даже,<text:s/>бестия!<text:s/>а больная<text:s/>лицом<text:s/>ко<text:s/>мне<text:s/>лежит<text:s/>и<text:s/>руки<text:s/>разметала,<text:s/>бедняжка!<text:s/>Я<text:s/>подошел…<text:s/>Как<text:s/>она<text:s/>вдруг<text:s/>раскроет<text:s/>глаза<text:s/>и<text:s/>уставится<text:s/>на<text:s/>меня!..<text:s/>«Кто<text:s/>это?<text:s/>кто<text:s/>это?»<text:s/>Я<text:s/>сконфузился.<text:s/>«Не<text:s/>пугайтесь,<text:s/>говорю,<text:s/>сударыня:<text:s/>я доктор,<text:s/>пришел<text:s/>посмотреть,<text:s/>как<text:s/>вы<text:s/>себя<text:s/>чувствуете». –<text:s/>«Вы<text:s/>доктор?» –<text:s/>«Доктор,<text:s/>доктор…<text:s/>Матушка<text:s/>ваша<text:s/>за<text:s/>мною<text:s/>в<text:s/>город<text:s/>посылали;<text:s/>мы<text:s/>вам<text:s/>кровь<text:s/>пустили,<text:s/>сударыня;<text:s/>теперь<text:s/>извольте<text:s/>почивать,<text:s/>а<text:s/>дня<text:s/>этак<text:s/>через<text:s/>два<text:s/>мы<text:s/>вас,<text:s/>даст<text:s/>Бог,<text:s/>на<text:s/>ноги<text:s/>поставим». –<text:s/>«Ах,<text:s/>да,<text:s/>да,<text:s/>доктор,<text:s/>не<text:s/>дайте<text:s/>мне<text:s/>умереть…<text:s/>пожалуйста,<text:s/>пожалуйста». –<text:s/>«Что<text:s/>вы<text:s/>это,<text:s/>Бог<text:s/>с<text:s/>вами!»<text:s/>А<text:s/>у<text:s/>ней<text:s/>опять<text:s/>жар,<text:s/>думаю<text:s/>я<text:s/>про<text:s/>себя.<text:s/>Пощупал<text:s/>пульс:<text:s/>точно,<text:s/>жар.<text:s/>Она<text:s/>посмотрела<text:s/>на<text:s/>меня,<text:s/>да<text:s/>как<text:s/>возьмет<text:s/>меня<text:s/>вдруг<text:s/>за<text:s/>руку.<text:s/>«Я<text:s/>вам<text:s/>скажу,<text:s/>почему<text:s/>мне<text:s/>не<text:s/>хочется<text:s/>умереть,<text:s/>я<text:s/>вам<text:s/>скажу,<text:s/>я<text:s/>вам<text:s/>скажу…<text:s/>теперь<text:s/>мы<text:s/>одни;<text:s/>только<text:s/>вы,<text:s/>пожалуйста,<text:s/>никому…<text:s/>послушайте…»<text:s/>Я<text:s/>нагнулся;<text:s/>придвинула<text:s/>она<text:s/>губы<text:s/>к<text:s/>самому<text:s/>моему<text:s/>уху,<text:s/>волосами<text:s/>щеку<text:s/>мою<text:s/>трогает, –<text:s/>признаюсь,<text:s/>у<text:s/>меня<text:s/>самого<text:s/>кругом<text:s/>пошла<text:s/>голова, –<text:s/>и<text:s/>начала<text:s/>шептать…<text:s/>Ничего<text:s/>не<text:s/>понимаю…<text:s/>Ах,<text:s/>да<text:s/>это<text:s/>она<text:s/>бредит…<text:s/>Шептала,<text:s/>шептала,<text:s/>да<text:s/>так<text:s/>проворно<text:s/>и<text:s/>словно<text:s/>не<text:s/>по‑русски,<text:s/>кончила,<text:s/>вздрогнула,<text:s/>уронила<text:s/>голову<text:s/>на<text:s/>подушку<text:s/>и<text:s/>пальцем<text:s/>мне<text:s/>погрозилась.<text:s/>«Смотрите<text:s/>же,<text:s/>доктор,<text:s/>никому…»<text:s/>Кое‑как<text:s/>я<text:s/>ее<text:s/>успокоил,<text:s/>дал<text:s/>ей<text:s/>напиться,<text:s/>разбудил<text:s/>горничную<text:s/>и<text:s/>вышел.</text:p>
      <text:p text:style-name="Обычный">Тут<text:s/>лекарь<text:s/>опять<text:s/>с<text:s/>ожесточеньем<text:s/>понюхал<text:s/>табаку<text:s/>и<text:s/>на<text:s/>мгновение<text:s/>оцепенел.</text:p>
      <text:p text:style-name="Обычный">– Однако, –<text:s/>продолжал<text:s/>он, –<text:s/>на<text:s/>другой<text:s/>день<text:s/>больной,<text:s/>в<text:s/>противность<text:s/>моим<text:s/>ожиданиям,<text:s/>не<text:s/>полегчило.<text:s/>Я<text:s/>подумал,<text:s/>подумал<text:s/>и<text:s/>вдруг<text:s/>решился<text:s/>остаться,<text:s/>хотя<text:s/>меня<text:s/>другие<text:s/>пациенты<text:s/>ожидали…<text:s/>А<text:s/>вы<text:s/>знаете,<text:s/>этим<text:s/>неглижировать<text:s/>нельзя:<text:s/>практика<text:s/>от<text:s/>этого<text:s/>страдает.<text:s/>Но,<text:s/>во‑первых,<text:s/>больная<text:s/>действительно<text:s/>находилась<text:s/>в<text:s/>отчаянии;<text:s/>а во‑вторых,<text:s/>надо<text:s/>правду<text:s/>сказать,<text:s/>я<text:s/>сам<text:s/>чувствовал<text:s/>сильное<text:s/>к<text:s/>ней<text:s/>расположение.<text:s/>Притом<text:s/>же<text:s/>и<text:s/>все<text:s/>семейство<text:s/>мне<text:s/>нравилось.<text:s/>Люди<text:s/>они<text:s/>были<text:s/>хоть<text:s/>и<text:s/>неимущие,<text:s/>но<text:s/>образованные,<text:s/>можно<text:s/>сказать,<text:s/>на<text:s/>редкость…<text:s/>Отец‑то<text:s/>у<text:s/>них<text:s/>был<text:s/>человек<text:s/>ученый,<text:s/>сочинитель;<text:s/>умер,<text:s/>конечно,<text:s/>в<text:s/>бедности,<text:s/>но<text:s/>воспитание<text:s/>детям<text:s/>успел<text:s/>сообщить<text:s/>отличное;<text:s/>книг<text:s/>тоже<text:s/>много<text:s/>оставил.<text:s/>Потому<text:s/>ли,<text:s/>что<text:s/>хлопотал‑то<text:s/>я<text:s/>усердно<text:s/>около<text:s/>больной,<text:s/>по<text:s/>другим<text:s/>ли<text:s/>каким‑либо<text:s/>причинам,<text:s/>только<text:s/>меня,<text:s/>смею<text:s/>сказать,<text:s/>полюбили<text:s/>в<text:s/>доме,<text:s/>как<text:s/>родного…<text:s/>Между<text:s/>тем<text:s/>распутица<text:s/>сделалась<text:s/>страшная,<text:s/>все<text:s/>сообщения,<text:s/>так<text:s/>сказать,<text:s/>прекратились<text:s/>совершенно;<text:s/>даже<text:s/>лекарство<text:s/>с<text:s/>трудом<text:s/>из<text:s/>города<text:s/>доставлялось…<text:s/>Больная<text:s/>не<text:s/>поправлялась…<text:s/>День<text:s/>за<text:s/>день,<text:s/>день<text:s/>за<text:s/>день…<text:s/>Но<text:s/>вот‑с…<text:s/>тут‑с…<text:s/>(Лекарь<text:s/>помолчал.)<text:s/>Право,<text:s/>не<text:s/>знаю,<text:s/>как<text:s/>бы<text:s/>вам<text:s/>изложить‑с…<text:s/>(Он<text:s/>снова<text:s/>понюхал<text:s/>табаку,<text:s/>крякнул<text:s/>и<text:s/>хлебнул<text:s/>глоток<text:s/>чаю.)<text:s/>Скажу<text:s/>вам<text:s/>без<text:s/>обиняков,<text:s/>больная<text:s/>моя…<text:s/>как<text:s/>бы<text:s/>это<text:s/>того…<text:s/>ну,<text:s/>полюбила,<text:s/>что<text:s/>ли,<text:s/>меня…<text:s/>или<text:s/>нет,<text:s/>не<text:s/>то<text:s/>чтобы<text:s/>полюбила…<text:s/>а,<text:s/>впрочем…<text:s/>право,<text:s/>как<text:s/>это,<text:s/>того‑с…<text:s/>(Лекарь<text:s/>потупился<text:s/>и<text:s/>покраснел.)</text:p>
      <text:p text:style-name="Обычный">– Нет, –<text:s/>продолжал<text:s/>он<text:s/>с<text:s/>живостью, –<text:s/>какое<text:s/>полюбила!<text:s/>Надо<text:s/>себе,<text:s/>наконец,<text:s/>цену<text:s/>знать.<text:s/>Девица<text:s/>она<text:s/>была<text:s/>образованная,<text:s/>умная,<text:s/>начитанная,<text:s/>а<text:s/>я<text:s/>даже<text:s/>латынь‑то<text:s/>свою<text:s/>позабыл,<text:s/>можно<text:s/>сказать,<text:s/>совершенно.<text:s/>Насчет<text:s/>фигуры<text:s/>(лекарь<text:s/>с<text:s/>улыбкой<text:s/>взглянул<text:s/>на<text:s/>себя)<text:s/>также,<text:s/>кажется,<text:s/>нечем<text:s/>хвастаться.<text:s/>Но<text:s/>дураком<text:s/>Господь<text:s/>Бог<text:s/>тоже<text:s/>меня<text:s/>не<text:s/>уродил:<text:s/>я белое<text:s/>черным<text:s/>не<text:s/>назову;<text:s/>я кое‑что<text:s/>тоже<text:s/>смекаю.<text:s/>Я,<text:s/>например,<text:s/>очень<text:s/>хорошо<text:s/>понял,<text:s/>что<text:s/>Александра<text:s/>Андреевна –<text:s/>ее<text:s/>Александрой<text:s/>Андреевной<text:s/>звали –<text:s/>не<text:s/>любовь<text:s/>ко<text:s/>мне<text:s/>почувствовала,<text:s/>а<text:s/>дружеское,<text:s/>так<text:s/>сказать,<text:s/>расположение,<text:s/>уважение,<text:s/>что<text:s/>ли.<text:s/>Хотя<text:s/>она<text:s/>сама,<text:s/>может<text:s/>быть,<text:s/>в<text:s/>этом<text:s/>отношении<text:s/>ошибалась,<text:s/>да<text:s/>ведь<text:s/>положение<text:s/>ее<text:s/>было<text:s/>какое,<text:s/>вы<text:s/>сами<text:s/>рассудите….<text:s/>Впрочем, –<text:s/>прибавил<text:s/>лекарь,<text:s/>который<text:s/>все<text:s/>эти<text:s/>отрывистые<text:s/>речи<text:s/>произнес,<text:s/>не<text:s/>переводя<text:s/>духа<text:s/>и<text:s/>с<text:s/>явным<text:s/>замешательством, –<text:s/>я,<text:s/>кажется,<text:s/>немного<text:s/>зарапортовался…<text:s/>Этак<text:s/>вы<text:s/>ничего<text:s/>не<text:s/>поймете…<text:s/>а вот,<text:s/>позвольте,<text:s/>я<text:s/>вам<text:s/>все<text:s/>по<text:s/>порядку<text:s/>расскажу.</text:p>
      <text:p text:style-name="Обычный">Он<text:s/>допил<text:s/>стакан<text:s/>чаю<text:s/>и<text:s/>заговорил<text:s/>голосом<text:s/>более<text:s/>спокойным.</text:p>
      <text:p text:style-name="Обычный">– Так,<text:s/>так‑то‑с.<text:s/>Моей<text:s/>больной<text:s/>все<text:s/>хуже<text:s/>становилось,<text:s/>хуже,<text:s/>хуже.<text:s/>Вы<text:s/>не<text:s/>медик,<text:s/>милостивый<text:s/>государь;<text:s/>вы<text:s/>понять<text:s/>не<text:s/>можете,<text:s/>что<text:s/>происходит<text:s/>в<text:s/>душе<text:s/>нашего<text:s/>брата,<text:s/>особенно<text:s/>на<text:s/>первых<text:s/>порах,<text:s/>когда<text:s/>он<text:s/>начинает<text:s/>догадываться,<text:s/>что<text:s/>болезнь‑то<text:s/>его<text:s/>одолевает.<text:s/>Куда<text:s/>денется<text:s/>самоуверенность!<text:s/>Оробеешь<text:s/>вдруг<text:s/>так,<text:s/>что<text:s/>и<text:s/>сказать<text:s/>нельзя.<text:s/>Так<text:s/>тебе<text:s/>и<text:s/>кажется,<text:s/>что<text:s/>и<text:s/>позабыл‑то<text:s/>ты<text:s/>все,<text:s/>что<text:s/>знал,<text:s/>и<text:s/>что<text:s/>больной‑то<text:s/>тебе<text:s/>не<text:s/>доверяет,<text:s/>и<text:s/>что<text:s/>другие<text:s/>уже<text:s/>начинают<text:s/>замечать,<text:s/>что<text:s/>ты<text:s/>потерялся,<text:s/>и<text:s/>неохотно<text:s/>симптомы<text:s/>тебе<text:s/>сообщают,<text:s/>исподлобья<text:s/>глядят,<text:s/>шепчутся…<text:s/>э,<text:s/>скверно!<text:s/>Ведь<text:s/>есть<text:s/>же<text:s/>лекарство,<text:s/>думаешь,<text:s/>против<text:s/>этой<text:s/>болезни,<text:s/>стоит<text:s/>только<text:s/>найти.<text:s/>Вот<text:s/>не<text:s/>оно<text:s/>ли?<text:s/>Попробуешь –<text:s/>нет,<text:s/>не<text:s/>оно!<text:s/>Не<text:s/>даешь<text:s/>времени<text:s/>лекарству<text:s/>как<text:s/>следует<text:s/>подействовать…<text:s/>то<text:s/>за<text:s/>то<text:s/>хватишься,<text:s/>то<text:s/>за<text:s/>то.<text:s/>Возьмешь,<text:s/>бывало,<text:s/>рецептурную<text:s/>книгу…<text:s/>ведь<text:s/>тут<text:s/>оно,<text:s/>думаешь,<text:s/>тут!<text:s/>Право<text:s/>слово,<text:s/>иногда<text:s/>наобум<text:s/>раскроешь:<text:s/>авось,<text:s/>думаешь,<text:s/>судьба…<text:s/>А<text:s/>человек<text:s/>меж<text:s/>тем<text:s/>умирает;<text:s/>а другой<text:s/>бы<text:s/>его<text:s/>лекарь<text:s/>спас.<text:s/>Консилиум,<text:s/>говоришь,<text:s/>нужен;<text:s/>я на<text:s/>себя<text:s/>ответственности<text:s/>не<text:s/>беру.<text:s/>А<text:s/>уж<text:s/>каким<text:s/>дураком<text:s/>в<text:s/>таких<text:s/>случаях<text:s/>глядишь!<text:s/>Ну,<text:s/>со<text:s/>временем<text:s/>обтерпишься,<text:s/>ничего.<text:s/>Умер<text:s/>человек –<text:s/>не<text:s/>твоя<text:s/>вина:<text:s/>ты<text:s/>по<text:s/>правилам<text:s/>поступал.<text:s/>А<text:s/>то<text:s/>вот<text:s/>что<text:s/>еще<text:s/>мучительно<text:s/>бывает:<text:s/>видишь<text:s/>доверие<text:s/>к<text:s/>тебе<text:s/>слепое,<text:s/>а<text:s/>сам<text:s/>чувствуешь,<text:s/>что<text:s/>не<text:s/>в<text:s/>состоянии<text:s/>помочь.<text:s/>Вот<text:s/>именно<text:s/>такое<text:s/>доверие<text:s/>все<text:s/>семейство<text:s/>Александры<text:s/>Андреевны<text:s/>ко<text:s/>мне<text:s/>возымело:<text:s/>и думать<text:s/>позабыли,<text:s/>что<text:s/>у<text:s/>них<text:s/>дочь<text:s/>в<text:s/>опасности.<text:s/>Я<text:s/>их<text:s/>тоже,<text:s/>с<text:s/>своей<text:s/>стороны,<text:s/>уверяю,<text:s/>что<text:s/>ничего,<text:s/>дескать,<text:s/>а<text:s/>у<text:s/>самого<text:s/>душа<text:s/>в<text:s/>пятки<text:s/>уходит.<text:s/>К<text:s/>довершению<text:s/>несчастия,<text:s/>такая<text:s/>подошла<text:s/>распутица,<text:s/>что<text:s/>за<text:s/>лекарством<text:s/>по<text:s/>целым<text:s/>дням,<text:s/>бывало,<text:s/>кучер<text:s/>ездит.<text:s/>А<text:s/>я<text:s/>из<text:s/>комнаты<text:s/>больной<text:s/>не<text:s/>выхожу,<text:s/>оторваться<text:s/>не<text:s/>могу,<text:s/>разные,<text:s/>знаете,<text:s/>смешные<text:s/>анекдотцы<text:s/>рассказываю,<text:s/>в<text:s/>карты<text:s/>с<text:s/>ней<text:s/>играю.<text:s/>Ночи<text:s/>просиживаю.<text:s/>Старушка<text:s/>меня<text:s/>со<text:s/>слезами<text:s/>благодарит;<text:s/>а я<text:s/>про<text:s/>себя<text:s/>думаю:<text:s/>«Не<text:s/>стою<text:s/>я<text:s/>твоей<text:s/>благодарности».<text:s/>Признаюсь<text:s/>вам<text:s/>откровенно –<text:s/>теперь<text:s/>не<text:s/>для<text:s/>чего<text:s/>скрываться –<text:s/>влюбился<text:s/>я<text:s/>в<text:s/>мою<text:s/>больную.<text:s/>И<text:s/>Александра<text:s/>Андреевна<text:s/>ко<text:s/>мне<text:s/>привязалась:<text:s/>никого,<text:s/>бывало,<text:s/>к<text:s/>себе<text:s/>в<text:s/>комнату,<text:s/>кроме<text:s/>меня,<text:s/>не<text:s/>пускает.<text:s/>Начнет<text:s/>со<text:s/>мной<text:s/>разговаривать,<text:s/>расспрашивает<text:s/>меня,<text:s/>где<text:s/>я<text:s/>учился,<text:s/>как<text:s/>живу,<text:s/>кто<text:s/>мои<text:s/>родные,<text:s/>к<text:s/>кому<text:s/>я<text:s/>езжу?<text:s/>И<text:s/>чувствую<text:s/>я,<text:s/>что<text:s/>не<text:s/>след<text:s/>ей<text:s/>разговаривать,<text:s/>а<text:s/>запретить<text:s/>ей,<text:s/>решительно<text:s/>этак,<text:s/>знаете,<text:s/>запретить –<text:s/>не<text:s/>могу.<text:s/>Схвачу,<text:s/>бывало,<text:s/>себя<text:s/>за<text:s/>голову:<text:s/>«Что<text:s/>ты<text:s/>делаешь,<text:s/>разбойник?..»<text:s/>А<text:s/>то<text:s/>возьмет<text:s/>меня<text:s/>за<text:s/>руку<text:s/>и<text:s/>держит,<text:s/>глядит<text:s/>на<text:s/>меня,<text:s/>долго,<text:s/>долго<text:s/>глядит,<text:s/>отвернется,<text:s/>вздохнет<text:s/>и<text:s/>скажет:<text:s/>«Какой<text:s/>вы<text:s/>добрый!»<text:s/>Руки<text:s/>у<text:s/>ней<text:s/>такие<text:s/>горячие,<text:s/>глаза<text:s/>большие,<text:s/>томные.<text:s/>«Да,<text:s/>говорит,<text:s/>вы<text:s/>добрый,<text:s/>вы<text:s/>хороший<text:s/>человек,<text:s/>вы<text:s/>не<text:s/>то,<text:s/>что<text:s/>наши<text:s/>соседи…<text:s/>нет,<text:s/>вы<text:s/>не<text:s/>такой…<text:s/>Как<text:s/>это<text:s/>я<text:s/>до<text:s/>сих<text:s/>пор<text:s/>вас<text:s/>не<text:s/>знала!» –<text:s/>«Александра<text:s/>Андреевна,<text:s/>успокойтесь,<text:s/>говорю…<text:s/>я,<text:s/>поверьте,<text:s/>чувствую,<text:s/>я<text:s/>не<text:s/>знаю,<text:s/>чем<text:s/>заслужил…<text:s/>только<text:s/>вы<text:s/>успокойтесь,<text:s/>ради<text:s/>Бога,<text:s/>успокойтесь…<text:s/>все<text:s/>хорошо<text:s/>будет,<text:s/>вы<text:s/>будете<text:s/>здоровы».<text:s/>А<text:s/>между<text:s/>тем,<text:s/>должен<text:s/>я<text:s/>вам<text:s/>сказать, –<text:s/>прибавил<text:s/>лекарь,<text:s/>нагнувшись<text:s/>вперед<text:s/>и<text:s/>подняв<text:s/>кверху<text:s/>брови, –<text:s/>что<text:s/>с<text:s/>соседями<text:s/>они<text:s/>мало<text:s/>водились<text:s/>оттого,<text:s/>что<text:s/>мелкие<text:s/>им<text:s/>не<text:s/>под<text:s/>стать<text:s/>приходились,<text:s/>а<text:s/>с<text:s/>богатыми<text:s/>гордость<text:s/>запрещала<text:s/>знаться.<text:s/>Я<text:s/>вам<text:s/>говорю:<text:s/>чрезвычайно<text:s/>образованное<text:s/>было<text:s/>семейство, –<text:s/>так<text:s/>мне,<text:s/>знаете,<text:s/>и<text:s/>лестно<text:s/>было.<text:s/>Из<text:s/>одних<text:s/>моих<text:s/>рук<text:s/>лекарство<text:s/>принимала…<text:s/>Приподнимется,<text:s/>бедняжка,<text:s/>с<text:s/>моею<text:s/>помощью,<text:s/>примет<text:s/>и<text:s/>взглянет<text:s/>на<text:s/>меня…<text:s/>сердце<text:s/>у<text:s/>меня<text:s/>так<text:s/>и<text:s/>покатится.<text:s/>А<text:s/>между<text:s/>тем<text:s/>ей<text:s/>все<text:s/>хуже<text:s/>становилось,<text:s/>все<text:s/>хуже:<text:s/>умрет,<text:s/>думаю,<text:s/>непременно<text:s/>умрет.<text:s/>Поверите<text:s/>ли,<text:s/>хоть<text:s/>самому<text:s/>в<text:s/>гроб<text:s/>ложиться;<text:s/>а тут<text:s/>мать,<text:s/>сестры<text:s/>наблюдают,<text:s/>в<text:s/>глаза<text:s/>мне<text:s/>смотрят…<text:s/>и доверие<text:s/>проходит.<text:s/>«Что?<text:s/>Как?» –<text:s/>«Ничего‑с,<text:s/>ничего‑с!»<text:s/>А<text:s/>какое<text:s/>ничего‑с,<text:s/>ум<text:s/>мешается.<text:s/>Вот‑с,<text:s/>сижу<text:s/>я<text:s/>однажды<text:s/>ночью,<text:s/>один<text:s/>опять,<text:s/>возле<text:s/>больной.<text:s/>Девка<text:s/>тут<text:s/>тоже<text:s/>сидит<text:s/>и<text:s/>храпит<text:s/>во<text:s/>всю<text:s/>ивановскую…<text:s/>Ну,<text:s/>с<text:s/>несчастной<text:s/>девки<text:s/>взыскать<text:s/>нельзя:<text:s/>затормошилась<text:s/>и<text:s/>она.<text:s/>Александра‑то<text:s/>Андреевна<text:s/>весьма<text:s/>нехорошо<text:s/>себя<text:s/>весь<text:s/>вечер<text:s/>чувствовала;<text:s/>жар<text:s/>ее<text:s/>замучил.<text:s/>До<text:s/>самой<text:s/>полуночи<text:s/>все<text:s/>металась;<text:s/>наконец<text:s/>словно<text:s/>заснула,<text:s/>по<text:s/>крайней<text:s/>мере<text:s/>не<text:s/>шевелится,<text:s/>лежит.<text:s/>Лампада<text:s/>в<text:s/>углу<text:s/>перед<text:s/>образом<text:s/>горит.<text:s/>Я<text:s/>сижу,<text:s/>знаете,<text:s/>потупился,<text:s/>дремлю<text:s/>тоже.<text:s/>Вдруг<text:s/>словно<text:s/>меня<text:s/>кто<text:s/>под<text:s/>бок<text:s/>толкнул,<text:s/>обернулся<text:s/>я…<text:s/>Господи,<text:s/>Боже<text:s/>мой!<text:s/>Александра<text:s/>Андреевна<text:s/>во<text:s/>все<text:s/>глаза<text:s/>на<text:s/>меня<text:s/>глядит…<text:s/>губы<text:s/>раскрыты,<text:s/>щеки<text:s/>так<text:s/>и<text:s/>горят.<text:s/>«Что<text:s/>с<text:s/>вами?» –<text:s/>«Доктор,<text:s/>ведь<text:s/>я<text:s/>умру?» –<text:s/>«Помилуй<text:s/>Бог!» –<text:s/>«Нет,<text:s/>доктор,<text:s/>нет,<text:s/>пожалуйста,<text:s/>не<text:s/>говорите<text:s/>мне,<text:s/>что<text:s/>я<text:s/>буду<text:s/>жива…<text:s/>не<text:s/>говорите…<text:s/>если<text:s/>б<text:s/>вы<text:s/>знали…<text:s/>послушайте,<text:s/>ради<text:s/>Бога<text:s/>не<text:s/>скрывайте<text:s/>от<text:s/>меня<text:s/>моего<text:s/>положения! –<text:s/>а<text:s/>сама<text:s/>так<text:s/>скоро<text:s/>дышит. –<text:s/>Если<text:s/>я<text:s/>буду<text:s/>знать<text:s/>наверное,<text:s/>что<text:s/>я<text:s/>умереть<text:s/>должна…<text:s/>я вам<text:s/>тогда<text:s/>все<text:s/>скажу,<text:s/>все!» –<text:s/>«Александра<text:s/>Андреевна,<text:s/>помилуйте!» –<text:s/>«Послушайте,<text:s/>ведь<text:s/>я<text:s/>не<text:s/>спала<text:s/>нисколько,<text:s/>я<text:s/>давно<text:s/>на<text:s/>вас<text:s/>гляжу…<text:s/>ради<text:s/>Бога…<text:s/>я вам<text:s/>верю,<text:s/>вы<text:s/>человек<text:s/>добрый,<text:s/>вы<text:s/>честный<text:s/>человек,<text:s/>заклинаю<text:s/>вас<text:s/>всем,<text:s/>что<text:s/>есть<text:s/>святого<text:s/>на<text:s/>свете, –<text:s/>скажите<text:s/>мне<text:s/>правду!<text:s/>Если<text:s/>б<text:s/>вы<text:s/>знали,<text:s/>как<text:s/>это<text:s/>для<text:s/>меня<text:s/>важно…<text:s/>Доктор,<text:s/>ради<text:s/>Бога<text:s/>скажите,<text:s/>я<text:s/>в<text:s/>опасности?» –<text:s/>«Что<text:s/>я<text:s/>вам<text:s/>скажу,<text:s/>Александра<text:s/>Андреевна, –<text:s/>помилуйте!» –<text:s/>«Ради<text:s/>Бога,<text:s/>умоляю<text:s/>вас!» –<text:s/>«Не<text:s/>могу<text:s/>скрыть<text:s/>от<text:s/>вас,<text:s/>Александра<text:s/>Андреевна,<text:s/>вы<text:s/>точно<text:s/>в<text:s/>опасности,<text:s/>но<text:s/>Бог<text:s/>милостив…» –<text:s/>«Я<text:s/>умру,<text:s/>я<text:s/>умру…»<text:s/>И<text:s/>она<text:s/>словно<text:s/>обрадовалась,<text:s/>лицо<text:s/>такое<text:s/>веселое<text:s/>стало;<text:s/>я испугался.<text:s/>«Да<text:s/>не<text:s/>бойтесь,<text:s/>не<text:s/>бойтесь,<text:s/>меня<text:s/>смерть<text:s/>нисколько<text:s/>не<text:s/>стращает».<text:s/>Она<text:s/>вдруг<text:s/>приподнялась<text:s/>и<text:s/>оперлась<text:s/>на<text:s/>локоть.<text:s/>«Теперь…<text:s/>ну,<text:s/>теперь<text:s/>я<text:s/>могу<text:s/>вам<text:s/>сказать,<text:s/>что<text:s/>я<text:s/>благодарна<text:s/>вам<text:s/>от<text:s/>всей<text:s/>души,<text:s/>что<text:s/>вы<text:s/>добрый,<text:s/>хороший<text:s/>человек,<text:s/>что<text:s/>я<text:s/>вас<text:s/>люблю…»<text:s/>Я<text:s/>гляжу<text:s/>на<text:s/>нее,<text:s/>как<text:s/>шальной;<text:s/>жутко<text:s/>мне,<text:s/>знаете…<text:s/>«Слышите<text:s/>ли,<text:s/>я<text:s/>люблю<text:s/>вас…» –<text:s/>«Александра<text:s/>Андреевна,<text:s/>чем<text:s/>же<text:s/>я<text:s/>заслужил!» –<text:s/>«Нет,<text:s/>нет,<text:s/>вы<text:s/>меня<text:s/>не<text:s/>понимаете…<text:s/>ты<text:s/>меня<text:s/>не<text:s/>понимаешь…»<text:s/>И<text:s/>вдруг<text:s/>она<text:s/>протянула<text:s/>руки,<text:s/>схватила<text:s/>меня<text:s/>за<text:s/>голову<text:s/>и<text:s/>поцеловала…<text:s/>Поверите<text:s/>ли,<text:s/>я<text:s/>чуть‑чуть<text:s/>не<text:s/>закричал…<text:s/>бросился<text:s/>на<text:s/>колени<text:s/>и<text:s/>голову<text:s/>в<text:s/>подушки<text:s/>спрятал.<text:s/>Она<text:s/>молчит;<text:s/>пальцы<text:s/>ее<text:s/>у<text:s/>меня<text:s/>на<text:s/>волосах<text:s/>дрожат;<text:s/>слышу:<text:s/>плачет.<text:s/>Я<text:s/>начал<text:s/>ее<text:s/>утешать,<text:s/>уверять…<text:s/>я уж,<text:s/>право,<text:s/>не<text:s/>знаю,<text:s/>что<text:s/>я<text:s/>такое<text:s/>ей<text:s/>говорил.<text:s/>«Девку,<text:s/>говорю,<text:s/>разбудите,<text:s/>Александра<text:s/>Андреевна…<text:s/>благодарю<text:s/>вас…<text:s/>верьте…<text:s/>успокойтесь». –<text:s/>«Да<text:s/>полно<text:s/>же,<text:s/>полно, –<text:s/>твердила<text:s/>она. –<text:s/>Бог<text:s/>с<text:s/>ними<text:s/>со<text:s/>всеми;<text:s/>ну,<text:s/>проснутся,<text:s/>ну,<text:s/>придут –<text:s/>все<text:s/>равно:<text:s/>ведь<text:s/>умру<text:s/>же<text:s/>я…<text:s/>Да<text:s/>и<text:s/>ты<text:s/>чего<text:s/>робеешь,<text:s/>чего<text:s/>боишься?<text:s/>Подними<text:s/>голову…<text:s/>Или<text:s/>вы,<text:s/>может<text:s/>быть,<text:s/>меня<text:s/>не<text:s/>любите,<text:s/>может<text:s/>быть,<text:s/>я<text:s/>обманулась…<text:s/>в таком<text:s/>случае<text:s/>извините<text:s/>меня». –<text:s/>«Александра<text:s/>Андреевна,<text:s/>что<text:s/>вы<text:s/>говорите?..<text:s/>я люблю<text:s/>вас,<text:s/>Александра<text:s/>Андреевна».<text:s/>Она<text:s/>взглянула<text:s/>мне<text:s/>прямо<text:s/>в<text:s/>глаза,<text:s/>раскрыла<text:s/>руки.<text:s/>«Так<text:s/>обними<text:s/>же<text:s/>меня…»<text:s/>Скажу<text:s/>вам<text:s/>откровенно:<text:s/>я не<text:s/>понимаю,<text:s/>как<text:s/>я<text:s/>в<text:s/>ту<text:s/>ночь<text:s/>с<text:s/>ума<text:s/>не<text:s/>сошел.<text:s/>Чувствую<text:s/>я,<text:s/>что<text:s/>больная<text:s/>моя<text:s/>себя<text:s/>губит;<text:s/>вижу,<text:s/>что<text:s/>не<text:s/>совсем<text:s/>она<text:s/>в<text:s/>памяти;<text:s/>понимаю<text:s/>также<text:s/>и<text:s/>то,<text:s/>что<text:s/>не<text:s/>почитай<text:s/>она<text:s/>себя<text:s/>при<text:s/>смерти, –<text:s/>не<text:s/>подумала<text:s/>бы<text:s/>она<text:s/>обо<text:s/>мне;<text:s/>а то<text:s/>ведь,<text:s/>как<text:s/>хотите,<text:s/>жутко<text:s/>умирать<text:s/>в<text:s/>двадцать<text:s/>пять<text:s/>лет,<text:s/>никого<text:s/>не<text:s/>любивши:<text:s/>ведь<text:s/>вот<text:s/>что<text:s/>ее<text:s/>мучило,<text:s/>вот<text:s/>отчего<text:s/>она,<text:s/>с<text:s/>отчаянья,<text:s/>хоть<text:s/>за<text:s/>меня<text:s/>ухватилась, –<text:s/>понимаете<text:s/>теперь?<text:s/>Ну<text:s/>не<text:s/>выпускает<text:s/>она<text:s/>меня<text:s/>из<text:s/>своих<text:s/>рук.<text:s/>«Пощадите<text:s/>меня,<text:s/>Александра<text:s/>Андреевна,<text:s/>да<text:s/>и<text:s/>себя<text:s/>пощадите,<text:s/>говорю». –<text:s/>«К<text:s/>чему,<text:s/>говорит,<text:s/>чего<text:s/>жалеть?<text:s/>Ведь<text:s/>должна<text:s/>же<text:s/>я<text:s/>умереть…»<text:s/>Это<text:s/>она<text:s/>беспрестанно<text:s/>повторяла.<text:s/>«Вот<text:s/>если<text:s/>бы<text:s/>я<text:s/>знала,<text:s/>что<text:s/>я<text:s/>в<text:s/>живых<text:s/>останусь<text:s/>и<text:s/>опять<text:s/>в<text:s/>порядочные<text:s/>барышни<text:s/>попаду,<text:s/>мне<text:s/>бы<text:s/>стыдно<text:s/>было,<text:s/>точно<text:s/>стыдно…<text:s/>а то<text:s/>что?» –<text:s/>«Да<text:s/>кто<text:s/>вам<text:s/>сказал,<text:s/>что<text:s/>вы<text:s/>умрете?» –<text:s/>«Э,<text:s/>нет,<text:s/>полно,<text:s/>ты<text:s/>меня<text:s/>не<text:s/>обманешь,<text:s/>ты<text:s/>лгать<text:s/>не<text:s/>умеешь,<text:s/>посмотри<text:s/>на<text:s/>себя». –<text:s/>«Вы<text:s/>будете<text:s/>живы,<text:s/>Александра<text:s/>Андреевна,<text:s/>я<text:s/>вас<text:s/>вылечу;<text:s/>мы<text:s/>испросим<text:s/>у<text:s/>вашей<text:s/>матушки<text:s/>благословение…<text:s/>мы<text:s/>соединимся<text:s/>узами,<text:s/>мы<text:s/>будем<text:s/>счастливы». –<text:s/>«Нет,<text:s/>нет,<text:s/>я<text:s/>с<text:s/>вас<text:s/>слово<text:s/>взяла,<text:s/>я<text:s/>должна<text:s/>умереть…<text:s/>ты<text:s/>мне<text:s/>обещал…<text:s/>ты<text:s/>мне<text:s/>сказал…»<text:s/>Горько<text:s/>было<text:s/>мне,<text:s/>по<text:s/>многим<text:s/>причинам<text:s/>горько.<text:s/>И<text:s/>посудите,<text:s/>вот<text:s/>какие<text:s/>иногда<text:s/>приключаются<text:s/>вещицы:<text:s/>кажется<text:s/>ничего,<text:s/>а<text:s/>больно.<text:s/>Вздумалось<text:s/>ей<text:s/>спросить<text:s/>меня,<text:s/>как<text:s/>мое<text:s/>имя,<text:s/>то<text:s/>есть<text:s/>не<text:s/>фамилия,<text:s/>а<text:s/>имя.<text:s/>Надо<text:s/>же<text:s/>несчастье<text:s/>такое,<text:s/>что<text:s/>меня<text:s/>Трифоном<text:s/>зовут.<text:s/>Да‑с,<text:s/>да‑с;<text:s/>Трифоном,<text:s/>Трифоном<text:s/>Иванычем.<text:s/>В<text:s/>доме‑то<text:s/>меня<text:s/>все<text:s/>доктором<text:s/>звали.<text:s/>Я,<text:s/>делать<text:s/>нечего,<text:s/>говорю:<text:s/>«Трифон,<text:s/>сударыня».<text:s/>Она<text:s/>прищурилась,<text:s/>покачала<text:s/>головой<text:s/>и<text:s/>прошептала<text:s/>что‑то<text:s/>по‑французски, –<text:s/>ох,<text:s/>да<text:s/>недоброе<text:s/>что‑то, –<text:s/>и<text:s/>засмеялась<text:s/>потом,<text:s/>нехорошо<text:s/>тоже.<text:s/>Вот<text:s/>этак‑то<text:s/>я<text:s/>почти<text:s/>всю<text:s/>ночь<text:s/>провел<text:s/>с<text:s/>ней.<text:s/>Поутру<text:s/>вышел,<text:s/>словно<text:s/>угорелый;<text:s/>вошел<text:s/>к<text:s/>ней<text:s/>опять<text:s/>в<text:s/>комнату<text:s/>уже<text:s/>днем,<text:s/>после<text:s/>чаю.<text:s/>Боже<text:s/>мой,<text:s/>Боже<text:s/>мой!<text:s/>Узнать<text:s/>ее<text:s/>нельзя:<text:s/>краше<text:s/>в<text:s/>гроб<text:s/>кладут.<text:s/>Честью<text:s/>вам<text:s/>клянусь,<text:s/>не<text:s/>понимаю<text:s/>теперь,<text:s/>не<text:s/>понимаю<text:s/>решительно,<text:s/>как<text:s/>я<text:s/>эту<text:s/>пытку<text:s/>выдержал.<text:s/>Три<text:s/>дня,<text:s/>три<text:s/>ночи<text:s/>еще<text:s/>проскрипела<text:s/>моя<text:s/>больная…<text:s/>и какие<text:s/>ночи!<text:s/>Что<text:s/>она<text:s/>мне<text:s/>говорила!..<text:s/>А<text:s/>в<text:s/>последнюю‑то<text:s/>ночь,<text:s/>вообразите<text:s/>вы<text:s/>себе, –<text:s/>сижу<text:s/>я<text:s/>подле<text:s/>нее<text:s/>и<text:s/>уж<text:s/>об<text:s/>одном<text:s/>Бога<text:s/>прошу:<text:s/>прибери,<text:s/>дескать,<text:s/>ее<text:s/>поскорей,<text:s/>да<text:s/>и<text:s/>меня<text:s/>тут<text:s/>же…<text:s/>Вдруг<text:s/>старушка<text:s/>мать –<text:s/>шасть<text:s/>в<text:s/>комнату…<text:s/>Уж<text:s/>я<text:s/>ей<text:s/>накануне<text:s/>сказал,<text:s/>матери‑то,<text:s/>что<text:s/>мало,<text:s/>дескать,<text:s/>надежды,<text:s/>плохо,<text:s/>и<text:s/>священника<text:s/>не<text:s/>худо<text:s/>бы.<text:s/>Больная,<text:s/>как<text:s/>увидела<text:s/>мать,<text:s/>и<text:s/>говорит:<text:s/>«Ну,<text:s/>вот,<text:s/>хорошо,<text:s/>что<text:s/>пришла…<text:s/>посмотри‑ка<text:s/>на<text:s/>нас,<text:s/>мы<text:s/>друг<text:s/>друга<text:s/>любим,<text:s/>мы<text:s/>друг<text:s/>другу<text:s/>слово<text:s/>дали». –<text:s/>«Что<text:s/>это<text:s/>она,<text:s/>доктор,<text:s/>что<text:s/>она?»<text:s/>Я<text:s/>помертвел.<text:s/>«Бредит‑с,<text:s/>говорю,<text:s/>жар…»<text:s/>А<text:s/>она‑то:<text:s/>«Полно,<text:s/>полно,<text:s/>ты<text:s/>мне<text:s/>сейчас<text:s/>совсем<text:s/>другое<text:s/>говорил,<text:s/>и<text:s/>кольцо<text:s/>от<text:s/>меня<text:s/>принял…<text:s/>Что<text:s/>притворяешься?<text:s/>Мать<text:s/>моя<text:s/>добрая,<text:s/>она<text:s/>простит,<text:s/>она<text:s/>поймет,<text:s/>а<text:s/>я<text:s/>умираю –<text:s/>мне<text:s/>не<text:s/>к<text:s/>чему<text:s/>лгать;<text:s/>дай<text:s/>мне<text:s/>руку…»<text:s/>Я<text:s/>вскочил<text:s/>и<text:s/>вон<text:s/>выбежал.<text:s/>Старушка,<text:s/>разумеется,<text:s/>догадалась.</text:p>
      <text:p text:style-name="Обычный">– Не<text:s/>стану<text:s/>я<text:s/>вас,<text:s/>однако,<text:s/>долее<text:s/>томить,<text:s/>да<text:s/>и<text:s/>мне<text:s/>самому,<text:s/>признаться,<text:s/>тяжело<text:s/>все<text:s/>это<text:s/>припоминать.<text:s/>Моя<text:s/>больная<text:s/>на<text:s/>другой<text:s/>же<text:s/>день<text:s/>скончалась.<text:s/>Царство<text:s/>ей<text:s/>небесное<text:s/>(прибавил<text:s/>лекарь<text:s/>скороговоркой<text:s/>и<text:s/>со<text:s/>вздохом)!<text:s/>Перед<text:s/>смертью<text:s/>попросила<text:s/>она<text:s/>своих<text:s/>выйти<text:s/>и<text:s/>меня<text:s/>наедине<text:s/>с<text:s/>ней<text:s/>оставить.<text:s/>«Простите<text:s/>меня,<text:s/>говорит,<text:s/>я,<text:s/>может<text:s/>быть,<text:s/>виновата<text:s/>перед<text:s/>вами…<text:s/>болезнь…<text:s/>но,<text:s/>поверьте,<text:s/>я<text:s/>никого<text:s/>не<text:s/>любила<text:s/>более<text:s/>вас…<text:s/>не<text:s/>забывайте<text:s/>же<text:s/>меня…<text:s/>берегите<text:s/>мое<text:s/>кольцо…»</text:p>
      <text:p text:style-name="Обычный">Лекарь<text:s/>отвернулся;<text:s/>я взял<text:s/>его<text:s/>за<text:s/>руку.</text:p>
      <text:p text:style-name="Обычный">– Эх! –<text:s/>сказал<text:s/>он, –<text:s/>давайте‑ка<text:s/>о<text:s/>чем‑нибудь<text:s/>другом<text:s/>говорить<text:s/>или<text:s/>не<text:s/>хотите<text:s/>ли<text:s/>в<text:s/>преферансик<text:s/>по<text:s/>маленькой?<text:s/>Нашему<text:s/>брату,<text:s/>знаете<text:s/>ли,<text:s/>не<text:s/>след<text:s/>таким<text:s/>возвышенным<text:s/>чувствованиям<text:s/>предаваться.<text:s/>Наш<text:s/>брат<text:s/>думай<text:s/>об<text:s/>одном:<text:s/>как<text:s/>бы<text:s/>дети<text:s/>не<text:s/>пищали<text:s/>да<text:s/>жена<text:s/>не<text:s/>бранилась.<text:s/>Ведь<text:s/>я<text:s/>с<text:s/>тех<text:s/>пор<text:s/>в<text:s/>законный,<text:s/>как<text:s/>говорится,<text:s/>брак<text:s/>вступить<text:s/>успел…<text:s/>Как<text:s/>же…<text:s/>Купеческую<text:s/>дочь<text:s/>взял:<text:s/>семь<text:s/>тысяч<text:s/>приданого.<text:s/>Зовут<text:s/>ее<text:s/>Акулиной;<text:s/>Трифону‑то<text:s/>под<text:s/>стать.<text:s/>Баба,<text:s/>должен<text:s/>я<text:s/>вам<text:s/>сказать,<text:s/>злая,<text:s/>да<text:s/>благо<text:s/>спит<text:s/>целый<text:s/>день…<text:s/>А<text:s/>что<text:s/>ж<text:s/>преферанс?</text:p>
      <text:p text:style-name="Обычный">Мы<text:s/>сели<text:s/>в<text:s/>преферанс<text:s/>по<text:s/>копейке.<text:s/>Трифон<text:s/>Иваныч<text:s/>выиграл<text:s/>у<text:s/>меня<text:s/>два<text:s/>рубля<text:s/>с<text:s/>полтиной –<text:s/>и<text:s/>ушел<text:s/>поздно,<text:s/>весьма<text:s/>довольный<text:s/>своей<text:s/>победой.</text:p>
      <text:p text:style-name="Обычный"/>
      <text:p text:style-name="Обычный"><text:span text:style-name="T85">1848</text:span></text:p>
      <text:p text:style-name="Обычный"/>
      <text:p text:style-name="P86">Мой<text:s/>сосед<text:s/>Радилов</text:p>
      <text:p text:style-name="P87"/>
      <text:p text:style-name="Обычный">Осенью<text:s/>вальдшнепы<text:s/>часто<text:s/>держатся<text:s/>в<text:s/>старинных<text:s/>липовых<text:s/>садах.<text:s/>Таких<text:s/>садов<text:s/>у<text:s/>нас<text:s/>в<text:s/>Орловской<text:s/>губернии<text:s/>довольно<text:s/>много.<text:s/>Прадеды<text:s/>наши,<text:s/>при<text:s/>выборе<text:s/>места<text:s/>для<text:s/>жительства,<text:s/>непременно<text:s/>отбивали<text:s/>десятины<text:s/>две<text:s/>хорошей<text:s/>земли<text:s/>под<text:s/>фруктовый<text:s/>сад<text:s/>с<text:s/>липовыми<text:s/>аллеями.<text:s/>Лет<text:s/>через<text:s/>пятьдесят,<text:s/>много<text:s/>семьдесят,<text:s/>эти<text:s/>усадьбы,<text:s/>«дворянские<text:s/>гнезда»,<text:s/>понемногу<text:s/>исчезали<text:s/>с<text:s/>лица<text:s/>земли;<text:s/>дома<text:s/>сгнивали<text:s/>или<text:s/>продавались<text:s/>на<text:s/>своз,<text:s/>каменные<text:s/>службы<text:s/>превращались<text:s/>в<text:s/>груды<text:s/>развалин,<text:s/>яблони<text:s/>вымирали<text:s/>и<text:s/>шли<text:s/>на<text:s/>дрова,<text:s/>заборы<text:s/>и<text:s/>плетни<text:s/>истреблялись.<text:s/>Одни<text:s/>липы<text:s/>по‑прежнему<text:s/>росли<text:s/>себе<text:s/>на<text:s/>славу<text:s/>и<text:s/>теперь,<text:s/>окруженные<text:s/>распаханными<text:s/>полями,<text:s/>гласят<text:s/>нашему<text:s/>ветреному<text:s/>племени<text:s/>о<text:s/>«прежде<text:s/>почивших<text:s/>отцах<text:s/>и<text:s/>братиях».<text:s/>Прекрасное<text:s/>дерево –<text:s/>такая<text:s/>старая<text:s/>липа…<text:s/>Ее<text:s/>щадит<text:s/>даже<text:s/>безжалостный<text:s/>топор<text:s/>русского<text:s/>мужика.<text:s/>Лист<text:s/>на<text:s/>ней<text:s/>мелкий,<text:s/>могучие<text:s/>сучья<text:s/>широко<text:s/>раскинулись<text:s/>во<text:s/>все<text:s/>стороны,<text:s/>вечная<text:s/>тень<text:s/>под<text:s/>ними.</text:p>
      <text:p text:style-name="Обычный">Однажды,<text:s/>скитаясь<text:s/>с<text:s/>Ермолаем<text:s/>по<text:s/>полям<text:s/>за<text:s/>куропатками,<text:s/>завидел<text:s/>я<text:s/>в<text:s/>стороне<text:s/>заброшенный<text:s/>сад<text:s/>и<text:s/>отправился<text:s/>туда.<text:s/>Только<text:s/>что<text:s/>я<text:s/>вошел<text:s/>в<text:s/>опушку,<text:s/>вальдшнеп<text:s/>со<text:s/>стуком<text:s/>поднялся<text:s/>из<text:s/>куста;<text:s/>я выстрелил,<text:s/>и<text:s/>в<text:s/>то<text:s/>же<text:s/>мгновенье,<text:s/>в<text:s/>нескольких<text:s/>шагах<text:s/>от<text:s/>меня,<text:s/>раздался<text:s/>крик:<text:s/>испуганное<text:s/>лицо<text:s/>молодой<text:s/>девушки<text:s/>выглянуло<text:s/>из‑за<text:s/>деревьев<text:s/>и<text:s/>тотчас<text:s/>скрылось.<text:s/>Ермолай<text:s/>подбежал<text:s/>ко<text:s/>мне.<text:s/>«Что<text:s/>вы<text:s/>здесь<text:s/>стреляете:<text:s/>здесь<text:s/>живет<text:s/>помещик».</text:p>
      <text:p text:style-name="Обычный">Не<text:s/>успел<text:s/>я<text:s/>ему<text:s/>ответить,<text:s/>не<text:s/>успела<text:s/>собака<text:s/>моя<text:s/>с<text:s/>благородной<text:s/>важностью<text:s/>донести<text:s/>до<text:s/>меня<text:s/>убитую<text:s/>птицу,<text:s/>как<text:s/>послышались<text:s/>проворные<text:s/>шаги,<text:s/>и<text:s/>человек<text:s/>высокого<text:s/>росту,<text:s/>с<text:s/>усами,<text:s/>вышел<text:s/>из<text:s/>чащи<text:s/>и<text:s/>с<text:s/>недовольным<text:s/>видом<text:s/>остановился<text:s/>передо<text:s/>мной.<text:s/>Я<text:s/>извинился,<text:s/>как<text:s/>мог,<text:s/>назвал<text:s/>себя<text:s/>и<text:s/>предложил<text:s/>ему<text:s/>птицу,<text:s/>застреленную<text:s/>в<text:s/>его<text:s/>владениях.</text:p>
      <text:p text:style-name="Обычный">– Извольте, –<text:s/>сказал<text:s/>он<text:s/>мне<text:s/>с<text:s/>улыбкой, –<text:s/>я<text:s/>приму<text:s/>вашу<text:s/>дичь,<text:s/>но<text:s/>только<text:s/>с<text:s/>условием:<text:s/>вы<text:s/>у<text:s/>нас<text:s/>останетесь<text:s/>обедать.</text:p>
      <text:p text:style-name="Обычный">Признаться,<text:s/>я<text:s/>не<text:s/>очень<text:s/>обрадовался<text:s/>его<text:s/>предложению,<text:s/>но<text:s/>отказаться<text:s/>было<text:s/>невозможно.</text:p>
      <text:p text:style-name="Обычный">– Я<text:s/>здешний<text:s/>помещик<text:s/>и<text:s/>ваш<text:s/>сосед,<text:s/>Радилов,<text:s/>может<text:s/>слыхали, –<text:s/>продолжал<text:s/>мой<text:s/>новый<text:s/>знакомый. –<text:s/>Сегодня<text:s/>воскресенье,<text:s/>и<text:s/>обед<text:s/>у<text:s/>меня,<text:s/>должно<text:s/>быть,<text:s/>будет<text:s/>порядочный,<text:s/>а<text:s/>то<text:s/>бы<text:s/>я<text:s/>вас<text:s/>не<text:s/>пригласил.</text:p>
      <text:p text:style-name="Обычный">Я<text:s/>отвечал,<text:s/>что<text:s/>отвечают<text:s/>в<text:s/>таких<text:s/>случаях,<text:s/>и<text:s/>отправился<text:s/>вслед<text:s/>за<text:s/>ним.<text:s/>Недавно<text:s/>расчищенная<text:s/>дорожка<text:s/>скоро<text:s/>вывела<text:s/>нас<text:s/>из<text:s/>липовой<text:s/>рощи;<text:s/>мы<text:s/>вошли<text:s/>в<text:s/>огород.<text:s/>Между<text:s/>старыми<text:s/>яблонями<text:s/>и<text:s/>разросшимися<text:s/>кустами<text:s/>крыжовника<text:s/>пестрели<text:s/>круглые<text:s/>бледно‑зеленые<text:s/>кочаны<text:s/>капусты;<text:s/>хмель<text:s/>винтами<text:s/>обвивал<text:s/>высокие<text:s/>тычинки;<text:s/>тесно<text:s/>торчали<text:s/>на<text:s/>грядах<text:s/>бурые<text:s/>прутья,<text:s/>перепутанные<text:s/>засохшим<text:s/>горохом;<text:s/>большие<text:s/>плоские<text:s/>тыквы<text:s/>словно<text:s/>валялись<text:s/>на<text:s/>земле;<text:s/>огурцы<text:s/>желтели<text:s/>из‑под<text:s/>запыленных<text:s/>угловатых<text:s/>листьев;<text:s/>вдоль<text:s/>плетня<text:s/>качалась<text:s/>высокая<text:s/>крапива;<text:s/>в двух<text:s/>или<text:s/>трех<text:s/>местах<text:s/>кучами<text:s/>росли:<text:s/>татарская<text:s/>жимолость,<text:s/>бузина,<text:s/>шиповник –<text:s/>остатки<text:s/>прежних<text:s/>«клумб».<text:s/>Возле<text:s/>небольшой<text:s/>сажалки,<text:s/>наполненной<text:s/>красноватой<text:s/>и<text:s/>слизистой<text:s/>водой,<text:s/>виднелся<text:s/>колодезь,<text:s/>окруженный<text:s/>лужицами.<text:s/>Утки<text:s/>хлопотливо<text:s/>плескались<text:s/>и<text:s/>ковыляли<text:s/>в<text:s/>этих<text:s/>лужицах;<text:s/>собака,<text:s/>дрожа<text:s/>всем<text:s/>телом<text:s/>и<text:s/>жмурясь,<text:s/>грызла<text:s/>кость<text:s/>на<text:s/>поляне;<text:s/>пегая<text:s/>корова<text:s/>тут<text:s/>же<text:s/>лениво<text:s/>щипала<text:s/>траву,<text:s/>изредка<text:s/>закидывая<text:s/>хвост<text:s/>на<text:s/>худую<text:s/>спину.<text:s/>Дорожка<text:s/>повернула<text:s/>в<text:s/>сторону;<text:s/>из‑за<text:s/>толстых<text:s/>ракит<text:s/>и<text:s/>берез<text:s/>глянул<text:s/>на<text:s/>нас<text:s/>старенький,<text:s/>серый<text:s/>домик<text:s/>с<text:s/>тесовой<text:s/>крышей<text:s/>и<text:s/>кривым<text:s/>крылечком.<text:s/>Радилов<text:s/>остановился.</text:p>
      <text:p text:style-name="Обычный">– Впрочем, –<text:s/>сказал<text:s/>он,<text:s/>добродушно<text:s/>и<text:s/>прямо<text:s/>посмотрев<text:s/>мне<text:s/>в<text:s/>лицо, –<text:s/>я<text:s/>теперь<text:s/>раздумал;<text:s/>может<text:s/>быть,<text:s/>вам<text:s/>вовсе<text:s/>не<text:s/>хочется<text:s/>заходить<text:s/>ко<text:s/>мне:<text:s/>в таком<text:s/>случае…</text:p>
      <text:p text:style-name="Обычный">Я<text:s/>не<text:s/>дал<text:s/>ему<text:s/>договорить<text:s/>и<text:s/>уверил<text:s/>его,<text:s/>что<text:s/>мне,<text:s/>напротив,<text:s/>очень<text:s/>приятно<text:s/>будет<text:s/>у<text:s/>него<text:s/>отобедать.</text:p>
      <text:p text:style-name="Обычный">– Ну,<text:s/>как<text:s/>знаете.</text:p>
      <text:p text:style-name="Обычный">Мы<text:s/>вошли<text:s/>в<text:s/>дом.<text:s/>Молодой<text:s/>малый,<text:s/>в<text:s/>длинном<text:s/>кафтане<text:s/>из<text:s/>синего<text:s/>толстого<text:s/>сукна,<text:s/>встретил<text:s/>нас<text:s/>на<text:s/>крыльце.<text:s/>Радилов<text:s/>тотчас<text:s/>приказал<text:s/>ему<text:s/>поднести<text:s/>водки<text:s/>Ермолаю;<text:s/>мой<text:s/>охотник<text:s/>почтительно<text:s/>поклонился<text:s/>спине<text:s/>великодушного<text:s/>дателя.<text:s/>Из<text:s/>передней,<text:s/>заклеенной<text:s/>разными<text:s/>пестрыми<text:s/>картинами,<text:s/>завешенной<text:s/>клетками,<text:s/>вошли<text:s/>мы<text:s/>в<text:s/>небольшую<text:s/>комнатку –<text:s/>кабинет<text:s/>Радилова.<text:s/>Я<text:s/>снял<text:s/>свои<text:s/>охотничьи<text:s/>доспехи,<text:s/>поставил<text:s/>ружье<text:s/>в<text:s/>угол;<text:s/>малый<text:s/>в<text:s/>длиннополом<text:s/>сюртуке<text:s/>хлопотливо<text:s/>обчистил<text:s/>меня.</text:p>
      <text:p text:style-name="Обычный">– Ну,<text:s/>теперь<text:s/>пойдемте<text:s/>в<text:s/>гостиную, –<text:s/>ласково<text:s/>проговорил<text:s/>Радилов, –<text:s/>я<text:s/>вас<text:s/>познакомлю<text:s/>с<text:s/>моей<text:s/>матушкой.</text:p>
      <text:p text:style-name="Обычный">Я<text:s/>пошел<text:s/>за<text:s/>ним.<text:s/>В<text:s/>гостиной,<text:s/>на<text:s/>середнем<text:s/>диване,<text:s/>сидела<text:s/>старушка<text:s/>небольшого<text:s/>росту,<text:s/>в<text:s/>коричневом<text:s/>платье<text:s/>и<text:s/>белом<text:s/>чепце,<text:s/>с<text:s/>добреньким<text:s/>и<text:s/>худеньким<text:s/>лицом,<text:s/>робким<text:s/>и<text:s/>печальным<text:s/>взглядом.</text:p>
      <text:p text:style-name="Обычный">– Вот,<text:s/>матушка,<text:s/>рекомендую:<text:s/>сосед<text:s/>наш<text:s/>***.</text:p>
      <text:p text:style-name="Обычный">Старушка<text:s/>привстала<text:s/>и<text:s/>поклонилась<text:s/>мне,<text:s/>не<text:s/>выпуская<text:s/>из<text:s/>сухощавых<text:s/>рук<text:s/>толстого<text:s/>гарусного<text:s/>ридикюля<text:s/>в<text:s/>виде<text:s/>мешка.</text:p>
      <text:p text:style-name="Обычный">– Давно<text:s/>вы<text:s/>пожаловали<text:s/>в<text:s/>нашу<text:s/>сторону? –<text:s/>спросила<text:s/>она<text:s/>слабым<text:s/>и<text:s/>тихим<text:s/>голосом,<text:s/>помаргивая<text:s/>глазами.</text:p>
      <text:p text:style-name="Обычный">– Нет‑с,<text:s/>недавно.</text:p>
      <text:p text:style-name="Обычный">– Долго<text:s/>намерены<text:s/>здесь<text:s/>остаться?</text:p>
      <text:p text:style-name="Обычный">– Думаю,<text:s/>до<text:s/>зимы.</text:p>
      <text:p text:style-name="Обычный">Старушка<text:s/>замолчала.</text:p>
      <text:p text:style-name="Обычный">– А<text:s/>вот<text:s/>это, –<text:s/>подхватил<text:s/>Радилов,<text:s/>указывая<text:s/>мне<text:s/>на<text:s/>человека<text:s/>высокого<text:s/>и<text:s/>худого,<text:s/>которого<text:s/>я<text:s/>при<text:s/>входе<text:s/>в<text:s/>гостиную<text:s/>не<text:s/>заметил, –<text:s/>это<text:s/>Федор<text:s/>Михеич…<text:s/>Ну‑ка,<text:s/>Федя,<text:s/>покажи<text:s/>свое<text:s/>искусство<text:s/>гостю.<text:s/>Что<text:s/>ты<text:s/>забился<text:s/>в<text:s/>угол‑то?</text:p>
      <text:p text:style-name="Обычный">Федор<text:s/>Михеич<text:s/>тотчас<text:s/>поднялся<text:s/>со<text:s/>стула,<text:s/>достал<text:s/>с<text:s/>окна<text:s/>дрянненькую<text:s/>скрипку,<text:s/>взял<text:s/>смычок –<text:s/>не<text:s/>за<text:s/>конец,<text:s/>как<text:s/>следует,<text:s/>а<text:s/>за<text:s/>середину,<text:s/>прислонил<text:s/>скрипку<text:s/>к<text:s/>груди,<text:s/>закрыл<text:s/>глаза<text:s/>и<text:s/>пустился<text:s/>в<text:s/>пляс,<text:s/>напевая<text:s/>песенку<text:s/>и<text:s/>пиликая<text:s/>по<text:s/>струнам.<text:s/>Ему<text:s/>на<text:s/>вид<text:s/>было<text:s/>лет<text:s/>семьдесят;<text:s/>длинный<text:s/>нанковый<text:s/>сюртук<text:s/>печально<text:s/>болтался<text:s/>на<text:s/>сухих<text:s/>и<text:s/>костлявых<text:s/>его<text:s/>членах.<text:s/>Он<text:s/>плясал;<text:s/>то<text:s/>с<text:s/>удальством<text:s/>потряхивал,<text:s/>то,<text:s/>словно<text:s/>замирая,<text:s/>поводил<text:s/>маленькой<text:s/>лысой<text:s/>головкой,<text:s/>вытягивал<text:s/>жилистую<text:s/>шею,<text:s/>топотал<text:s/>ногами<text:s/>на<text:s/>месте,<text:s/>иногда,<text:s/>с<text:s/>заметным<text:s/>трудом,<text:s/>сгибал<text:s/>колени.<text:s/>Его<text:s/>беззубый<text:s/>рот<text:s/>издавал<text:s/>дряхлый<text:s/>голос.<text:s/>Радилов,<text:s/>должно<text:s/>быть,<text:s/>догадался<text:s/>по<text:s/>выражению<text:s/>моего<text:s/>лица,<text:s/>что<text:s/>мне<text:s/>«искусство»<text:s/>Феди<text:s/>не<text:s/>доставляло<text:s/>большого<text:s/>удовольствия.</text:p>
      <text:p text:style-name="Обычный">– Ну,<text:s/>хорошо,<text:s/>старина,<text:s/>полно, –<text:s/>проговорил<text:s/>он, –<text:s/>можешь<text:s/>пойти<text:s/>наградить<text:s/>себя.</text:p>
      <text:p text:style-name="Обычный">Федор<text:s/>Михеич<text:s/>тотчас<text:s/>положил<text:s/>скрипку<text:s/>на<text:s/>окно,<text:s/>поклонился<text:s/>сперва<text:s/>мне,<text:s/>как<text:s/>гостю,<text:s/>потом<text:s/>старушке,<text:s/>потом<text:s/>Радилову<text:s/>и<text:s/>вышел<text:s/>вон.</text:p>
      <text:p text:style-name="Обычный">– Тоже<text:s/>был<text:s/>помещик, –<text:s/>продолжал<text:s/>мой<text:s/>новый<text:s/>приятель, –<text:s/>и<text:s/>богатый,<text:s/>да<text:s/>разорился –<text:s/>вот<text:s/>проживает<text:s/>теперь<text:s/>у<text:s/>меня…<text:s/>А<text:s/>в<text:s/>свое<text:s/>время<text:s/>считался<text:s/>первым<text:s/>по<text:s/>губернии<text:s/>хватом;<text:s/>двух<text:s/>жен<text:s/>от<text:s/>мужей<text:s/>увез,<text:s/>песельников<text:s/>держал,<text:s/>сам<text:s/>певал<text:s/>и<text:s/>плясал<text:s/>мастерски…<text:s/>Но<text:s/>не<text:s/>прикажете<text:s/>ли<text:s/>водки?<text:s/>ведь<text:s/>уж<text:s/>обед<text:s/>на<text:s/>столе.</text:p>
      <text:p text:style-name="Обычный">Молодая<text:s/>девушка,<text:s/>та<text:s/>самая,<text:s/>которую<text:s/>я<text:s/>мельком<text:s/>видел<text:s/>в<text:s/>саду,<text:s/>вошла<text:s/>в<text:s/>комнату.</text:p>
      <text:p text:style-name="Обычный">– А<text:s/>вот<text:s/>и<text:s/>Оля! –<text:s/>заметил<text:s/>Радилов,<text:s/>слегка<text:s/>отвернув<text:s/>голову, –<text:s/>прошу<text:s/>любить<text:s/>и<text:s/>жаловать…<text:s/>Ну,<text:s/>пойдемте<text:s/>обедать.</text:p>
      <text:p text:style-name="Обычный">Мы<text:s/>отправились<text:s/>в<text:s/>столовую,<text:s/>сели.<text:s/>Пока<text:s/>мы<text:s/>шли<text:s/>из<text:s/>гостиной<text:s/>и<text:s/>садились,<text:s/>Федор<text:s/>Михеич,<text:s/>у<text:s/>которого<text:s/>от<text:s/>«награды»<text:s/>глазки<text:s/>засияли<text:s/>и<text:s/>нос<text:s/>слегка<text:s/>покраснел,<text:s/>пел:<text:s/>«Гром<text:s/>победы<text:s/>раздавайся!»<text:s/>Ему<text:s/>поставили<text:s/>особый<text:s/>прибор<text:s/>в<text:s/>углу<text:s/>на<text:s/>маленьком<text:s/>столике<text:s/>без<text:s/>салфетки.<text:s/>Бедный<text:s/>старик<text:s/>не<text:s/>мог<text:s/>похвалиться<text:s/>опрятностью,<text:s/>и<text:s/>потому<text:s/>его<text:s/>постоянно<text:s/>держали<text:s/>в<text:s/>некотором<text:s/>отдалении<text:s/>от<text:s/>общества.<text:s/>Он<text:s/>перекрестился,<text:s/>вздохнул<text:s/>и<text:s/>начал<text:s/>есть,<text:s/>как<text:s/>акула.<text:s/>Обед<text:s/>был<text:s/>действительно<text:s/>недурен<text:s/>и,<text:s/>в<text:s/>качестве<text:s/>воскресного,<text:s/>не<text:s/>обошелся<text:s/>без<text:s/>трепещущего<text:s/>желе<text:s/>и<text:s/>испанских<text:s/>ветров<text:s/>(пирожного).<text:s/>За<text:s/>столом<text:s/>Радилов,<text:s/>который<text:s/>лет<text:s/>десять<text:s/>служил<text:s/>в<text:s/>армейском<text:s/>пехотном<text:s/>полку<text:s/>и<text:s/>в<text:s/>Турцию<text:s/>ходил,<text:s/>пустился<text:s/>в<text:s/>рассказы;<text:s/>я слушал<text:s/>его<text:s/>со<text:s/>вниманием<text:s/>и<text:s/>украдкой<text:s/>наблюдал<text:s/>за<text:s/>Ольгой.<text:s/>Она<text:s/>не<text:s/>очень<text:s/>была<text:s/>хороша<text:s/>собой;<text:s/>но<text:s/>решительное<text:s/>и<text:s/>спокойное<text:s/>выражение<text:s/>ее<text:s/>лица,<text:s/>ее<text:s/>широкий,<text:s/>белый<text:s/>лоб,<text:s/>густые<text:s/>волосы<text:s/>и,<text:s/>в<text:s/>особенности,<text:s/>карие<text:s/>глаза,<text:s/>небольшие,<text:s/>но<text:s/>умные,<text:s/>ясные<text:s/>и<text:s/>живые,<text:s/>поразили<text:s/>бы<text:s/>и<text:s/>всякого<text:s/>другого<text:s/>на<text:s/>моем<text:s/>месте.<text:s/>Она<text:s/>как<text:s/>будто<text:s/>следила<text:s/>за<text:s/>каждым<text:s/>словом<text:s/>Радилова;<text:s/>не<text:s/>участие, –<text:s/>страстное<text:s/>внимание<text:s/>изображалось<text:s/>на<text:s/>ее<text:s/>лице.<text:s/>Радилов,<text:s/>по<text:s/>летам,<text:s/>мог<text:s/>бы<text:s/>быть<text:s/>ее<text:s/>отцом;<text:s/>он<text:s/>говорил<text:s/>ей<text:s/>«ты»,<text:s/>но<text:s/>я<text:s/>тотчас<text:s/>догадался,<text:s/>что<text:s/>она<text:s/>не<text:s/>была<text:s/>его<text:s/>дочерью.<text:s/>В<text:s/>течение<text:s/>разговора<text:s/>он<text:s/>упомянул<text:s/>о<text:s/>своей<text:s/>покойной<text:s/>жене –<text:s/>«ее<text:s/>сестра», –<text:s/>прибавил<text:s/>он,<text:s/>указав<text:s/>на<text:s/>Ольгу.<text:s/>Она<text:s/>быстро<text:s/>покраснела<text:s/>и<text:s/>опустила<text:s/>глаза.<text:s/>Радилов<text:s/>помолчал<text:s/>и<text:s/>переменил<text:s/>разговор.<text:s/>Старушка<text:s/>во<text:s/>весь<text:s/>обед<text:s/>не<text:s/>произнесла<text:s/>слова,<text:s/>сама<text:s/>почти<text:s/>ничего<text:s/>не<text:s/>ела<text:s/>и<text:s/>меня<text:s/>не<text:s/>потчевала.<text:s/>Ее<text:s/>черты<text:s/>дышали<text:s/>каким‑то<text:s/>боязливым<text:s/>и<text:s/>безнадежным<text:s/>ожиданьем,<text:s/>той<text:s/>старческой<text:s/>грустью,<text:s/>от<text:s/>которой<text:s/>так<text:s/>мучительно<text:s/>сжимается<text:s/>сердце<text:s/>зрителя.<text:s/>К<text:s/>концу<text:s/>обеда<text:s/>Федор<text:s/>Михеич<text:s/>начал<text:s/>было<text:s/>«славить»<text:s/>хозяев<text:s/>и<text:s/>гостя,<text:s/>но<text:s/>Радилов<text:s/>взглянул<text:s/>на<text:s/>меня<text:s/>и<text:s/>попросил<text:s/>его<text:s/>замолчать;<text:s/>старик<text:s/>провел<text:s/>рукой<text:s/>по<text:s/>губам,<text:s/>заморгал<text:s/>глазами,<text:s/>поклонился<text:s/>и<text:s/>присел<text:s/>опять,<text:s/>но<text:s/>уже<text:s/>на<text:s/>самый<text:s/>край<text:s/>стула.<text:s/>После<text:s/>обеда<text:s/>мы<text:s/>с<text:s/>Радиловым<text:s/>отправились<text:s/>в<text:s/>его<text:s/>кабинет.</text:p>
      <text:p text:style-name="Обычный">В<text:s/>людях,<text:s/>которых<text:s/>сильно<text:s/>и<text:s/>постоянно<text:s/>занимает<text:s/>одна<text:s/>мысль<text:s/>или<text:s/>одна<text:s/>страсть,<text:s/>заметно<text:s/>что‑то<text:s/>общее,<text:s/>какое‑то<text:s/>внешнее<text:s/>сходство<text:s/>в<text:s/>обращенье,<text:s/>как<text:s/>бы<text:s/>ни<text:s/>были,<text:s/>впрочем,<text:s/>различны<text:s/>их<text:s/>качества,<text:s/>способности,<text:s/>положение<text:s/>в<text:s/>свете<text:s/>и<text:s/>воспитание.<text:s/>Чем<text:s/>более<text:s/>я<text:s/>наблюдал<text:s/>за<text:s/>Радиловым,<text:s/>тем<text:s/>более<text:s/>мне<text:s/>казалось,<text:s/>что<text:s/>он<text:s/>принадлежал<text:s/>к<text:s/>числу<text:s/>таких<text:s/>людей.<text:s/>Он<text:s/>говорил<text:s/>о<text:s/>хозяйстве,<text:s/>об<text:s/>урожае,<text:s/>покосе,<text:s/>о<text:s/>войне,<text:s/>уездных<text:s/>сплетнях<text:s/>и<text:s/>близких<text:s/>выборах,<text:s/>говорил<text:s/>без<text:s/>принужденья,<text:s/>даже<text:s/>с<text:s/>участьем,<text:s/>но<text:s/>вдруг<text:s/>вздыхал<text:s/>и<text:s/>опускался<text:s/>в<text:s/>кресла,<text:s/>как<text:s/>человек,<text:s/>утомленный<text:s/>тяжкой<text:s/>работой,<text:s/>проводил<text:s/>рукой<text:s/>по<text:s/>лицу.<text:s/>Вся<text:s/>душа<text:s/>его,<text:s/>добрая<text:s/>и<text:s/>теплая,<text:s/>казалось,<text:s/>была<text:s/>проникнута<text:s/>насквозь,<text:s/>пресыщена<text:s/>одним<text:s/>чувством.<text:s/>Меня<text:s/>поражало<text:s/>уже<text:s/>то,<text:s/>что<text:s/>я<text:s/>не<text:s/>мог<text:s/>в<text:s/>нем<text:s/>открыть<text:s/>страсти<text:s/>ни<text:s/>к<text:s/>еде,<text:s/>ни<text:s/>к<text:s/>вину,<text:s/>ни<text:s/>к<text:s/>охоте,<text:s/>ни<text:s/>к<text:s/>курским<text:s/>соловьям,<text:s/>ни<text:s/>к<text:s/>голубям,<text:s/>страдающим<text:s/>падучей<text:s/>болезнью,<text:s/>ни<text:s/>к<text:s/>русской<text:s/>литературе,<text:s/>ни<text:s/>к<text:s/>иноходцам,<text:s/>ни<text:s/>к<text:s/>венгеркам,<text:s/>ни<text:s/>к<text:s/>карточной<text:s/>и<text:s/>биллиардной<text:s/>игре,<text:s/>ни<text:s/>к<text:s/>танцевальным<text:s/>вечерам,<text:s/>ни<text:s/>к<text:s/>поездкам<text:s/>в<text:s/>губернские<text:s/>и<text:s/>столичные<text:s/>города,<text:s/>ни<text:s/>к<text:s/>бумажным<text:s/>фабрикам<text:s/>и<text:s/>свеклосахарным<text:s/>заводам,<text:s/>ни<text:s/>к<text:s/>раскрашенным<text:s/>беседкам,<text:s/>ни<text:s/>к<text:s/>чаю,<text:s/>ни<text:s/>к<text:s/>доведенным<text:s/>до<text:s/>разврата<text:s/>пристяжным,<text:s/>ни<text:s/>даже<text:s/>к<text:s/>толстым<text:s/>кучерам,<text:s/>подпоясанным<text:s/>под<text:s/>самыми<text:s/>мышками,<text:s/>к<text:s/>тем<text:s/>великолепным<text:s/>кучерам,<text:s/>у<text:s/>которых,<text:s/>бог<text:s/>знает<text:s/>почему,<text:s/>от<text:s/>каждого<text:s/>движения<text:s/>шеи<text:s/>глаза<text:s/>косятся<text:s/>и<text:s/>лезут<text:s/>вон…<text:s/>«Что<text:s/>ж<text:s/>это<text:s/>за<text:s/>помещик<text:s/>наконец!» –<text:s/>думал<text:s/>я.<text:s/>А<text:s/>между<text:s/>тем<text:s/>он<text:s/>вовсе<text:s/>не<text:s/>прикидывался<text:s/>человеком<text:s/>мрачным<text:s/>и<text:s/>своею<text:s/>судьбою<text:s/>недовольным;<text:s/>напротив,<text:s/>от<text:s/>него<text:s/>так<text:s/>и<text:s/>веяло<text:s/>неразборчивым<text:s/>благоволеньем,<text:s/>радушьем<text:s/>и<text:s/>почти<text:s/>обидной<text:s/>готовностью<text:s/>сближенья<text:s/>с<text:s/>каждым<text:s/>встречным<text:s/>и<text:s/>поперечным.<text:s/>Правда,<text:s/>вы<text:s/>в<text:s/>то<text:s/>же<text:s/>самое<text:s/>время<text:s/>чувствовали,<text:s/>что<text:s/>подружиться,<text:s/>действительно<text:s/>сблизиться<text:s/>он<text:s/>ни<text:s/>с<text:s/>кем<text:s/>не<text:s/>мог,<text:s/>и<text:s/>не<text:s/>мог<text:s/>не<text:s/>оттого,<text:s/>что<text:s/>вообще<text:s/>не<text:s/>нуждался<text:s/>в<text:s/>других<text:s/>людях,<text:s/>а<text:s/>оттого,<text:s/>что<text:s/>вся<text:s/>жизнь<text:s/>его<text:s/>ушла<text:s/>на<text:s/>время<text:s/>внутрь.<text:s/>Вглядываясь<text:s/>в<text:s/>Радилова,<text:s/>я<text:s/>никак<text:s/>не<text:s/>мог<text:s/>себе<text:s/>представить<text:s/>его<text:s/>счастливым<text:s/>ни<text:s/>теперь,<text:s/>ни<text:s/>когда‑нибудь.<text:s/>Красавцем<text:s/>он<text:s/>тоже<text:s/>не<text:s/>был;<text:s/>но<text:s/>в<text:s/>его<text:s/>взоре,<text:s/>в<text:s/>улыбке,<text:s/>во<text:s/>всем<text:s/>его<text:s/>существе<text:s/>таилось<text:s/>что‑то<text:s/>чрезвычайно<text:s/>привлекательное,<text:s/>именно<text:s/>таилось.<text:s/>Так,<text:s/>кажется,<text:s/>и<text:s/>хотелось<text:s/>бы<text:s/>знать<text:s/>его<text:s/>получше,<text:s/>полюбить<text:s/>его.<text:s/>Конечно,<text:s/>в<text:s/>нем<text:s/>иногда<text:s/>высказывался<text:s/>помещик<text:s/>и<text:s/>степняк;<text:s/>но<text:s/>человек<text:s/>он<text:s/>все‑таки<text:s/>был<text:s/>славный.</text:p>
      <text:p text:style-name="Обычный">Мы<text:s/>начали<text:s/>было<text:s/>толковать<text:s/>с<text:s/>ним<text:s/>о<text:s/>новом<text:s/>уездном<text:s/>предводителе,<text:s/>как<text:s/>вдруг<text:s/>у<text:s/>двери<text:s/>раздался<text:s/>голос<text:s/>Ольги:<text:s/>«Чай<text:s/>готов».<text:s/>Мы<text:s/>пошли<text:s/>в<text:s/>гостиную.<text:s/>Федор<text:s/>Михеич<text:s/>по‑прежнему<text:s/>сидел<text:s/>в<text:s/>своем<text:s/>уголку,<text:s/>между<text:s/>окошком<text:s/>и<text:s/>дверью,<text:s/>скромно<text:s/>подобрав<text:s/>ноги.<text:s/>Мать<text:s/>Радилова<text:s/>вязала<text:s/>чулок.<text:s/>Сквозь<text:s/>открытые<text:s/>окна<text:s/>из<text:s/>саду<text:s/>веяло<text:s/>осенней<text:s/>свежестью<text:s/>и<text:s/>запахом<text:s/>яблоков.<text:s/>Ольга<text:s/>хлопотливо<text:s/>разливала<text:s/>чай.<text:s/>Я<text:s/>с<text:s/>большим<text:s/>вниманием<text:s/>смотрел<text:s/>на<text:s/>нее<text:s/>теперь,<text:s/>чем<text:s/>за<text:s/>обедом.<text:s/>Она<text:s/>говорила<text:s/>очень<text:s/>мало,<text:s/>как<text:s/>вообще<text:s/>все<text:s/>уездные<text:s/>девицы,<text:s/>но<text:s/>в<text:s/>ней<text:s/>по<text:s/>крайней<text:s/>мере<text:s/>я<text:s/>не<text:s/>замечал<text:s/>желанья<text:s/>сказать<text:s/>что‑нибудь<text:s/>хорошее,<text:s/>вместе<text:s/>с<text:s/>мучительным<text:s/>чувством<text:s/>пустоты<text:s/>и<text:s/>бессилия;<text:s/>она<text:s/>не<text:s/>вздыхала,<text:s/>словно<text:s/>от<text:s/>избытка<text:s/>неизъяснимых<text:s/>ощущений,<text:s/>не<text:s/>закатывала<text:s/>глаза<text:s/>под<text:s/>лоб,<text:s/>не<text:s/>улыбалась<text:s/>мечтательно<text:s/>и<text:s/>неопределенно.<text:s/>Она<text:s/>глядела<text:s/>спокойно<text:s/>и<text:s/>равнодушно,<text:s/>как<text:s/>человек,<text:s/>который<text:s/>отдыхает<text:s/>от<text:s/>большого<text:s/>счастья<text:s/>или<text:s/>от<text:s/>большой<text:s/>тревоги.<text:s/>Ее<text:s/>походка,<text:s/>ее<text:s/>движенья<text:s/>были<text:s/>решительны<text:s/>и<text:s/>свободны.<text:s/>Она<text:s/>мне<text:s/>очень<text:s/>нравилась.</text:p>
      <text:p text:style-name="Обычный">Мы<text:s/>с<text:s/>Радиловым<text:s/>опять<text:s/>разговорились.<text:s/>Я<text:s/>уже<text:s/>не<text:s/>помню,<text:s/>каким<text:s/>путем<text:s/>мы<text:s/>дошли<text:s/>до<text:s/>известного<text:s/>замечанья:<text:s/>как<text:s/>часто<text:s/>самые<text:s/>ничтожные<text:s/>вещи<text:s/>производят<text:s/>большее<text:s/>впечатление<text:s/>на<text:s/>людей,<text:s/>чем<text:s/>самые<text:s/>важные.</text:p>
      <text:p text:style-name="Обычный">– Да, –<text:s/>промолвил<text:s/>Радилов, –<text:s/>это<text:s/>я<text:s/>испытал<text:s/>на<text:s/>себе.<text:s/>Я,<text:s/>вы<text:s/>знаете,<text:s/>был<text:s/>женат.<text:s/>Не<text:s/>долго…<text:s/>три<text:s/>года;<text:s/>моя<text:s/>жена<text:s/>умерла<text:s/>от<text:s/>родов.<text:s/>Я<text:s/>думал,<text:s/>что<text:s/>не<text:s/>переживу<text:s/>ее;<text:s/>я был<text:s/>огорчен<text:s/>страшно,<text:s/>убит,<text:s/>но<text:s/>плакать<text:s/>не<text:s/>мог –<text:s/>ходил<text:s/>словно<text:s/>шальной.<text:s/>Ее,<text:s/>как<text:s/>следует,<text:s/>одели,<text:s/>положили<text:s/>на<text:s/>стол –<text:s/>вот<text:s/>в<text:s/>этой<text:s/>комнате.<text:s/>Пришел<text:s/>священник;<text:s/>дьячки<text:s/>пришли,<text:s/>стали<text:s/>петь,<text:s/>молиться,<text:s/>курить<text:s/>ладаном;<text:s/>я клал<text:s/>земные<text:s/>поклоны<text:s/>и<text:s/>хоть<text:s/>бы<text:s/>слезинку<text:s/>выронил.<text:s/>Сердце<text:s/>у<text:s/>меня<text:s/>словно<text:s/>окаменело<text:s/>и<text:s/>голова<text:s/>тоже –<text:s/>и<text:s/>весь<text:s/>я<text:s/>отяжелел.<text:s/>Так<text:s/>прошел<text:s/>первый<text:s/>день.<text:s/>Верите<text:s/>ли?<text:s/>ночью<text:s/>я<text:s/>заснул<text:s/>даже.<text:s/>На<text:s/>другое<text:s/>утро<text:s/>вошел<text:s/>я<text:s/>к<text:s/>жене, –<text:s/>дело<text:s/>было<text:s/>летом,<text:s/>солнце<text:s/>освещало<text:s/>ее<text:s/>с<text:s/>ног<text:s/>до<text:s/>головы,<text:s/>да<text:s/>так<text:s/>ярко. –<text:s/>Вдруг<text:s/>я<text:s/>увидел…<text:s/>(Здесь<text:s/>Радилов<text:s/>невольно<text:s/>вздрогнул.)<text:s/>Что<text:s/>вы<text:s/>думаете?<text:s/>Глаз<text:s/>у<text:s/>нее<text:s/>не<text:s/>совсем<text:s/>был<text:s/>закрыт,<text:s/>и<text:s/>по<text:s/>этому<text:s/>глазу<text:s/>ходила<text:s/>муха…<text:s/>Я<text:s/>повалился,<text:s/>как<text:s/>сноп,<text:s/>и,<text:s/>как<text:s/>опомнился,<text:s/>стал<text:s/>плакать,<text:s/>плакать –<text:s/>унять<text:s/>себя<text:s/>не<text:s/>мог…</text:p>
      <text:p text:style-name="Обычный">Радилов<text:s/>замолчал.<text:s/>Я<text:s/>посмотрел<text:s/>на<text:s/>него,<text:s/>потом<text:s/>на<text:s/>Ольгу…<text:s/>Ввек<text:s/>мне<text:s/>не<text:s/>забыть<text:s/>выражения<text:s/>ее<text:s/>лица.<text:s/>Старушка<text:s/>положила<text:s/>чулок<text:s/>на<text:s/>колени,<text:s/>достала<text:s/>из<text:s/>ридикюля<text:s/>платок<text:s/>и<text:s/>украдкой<text:s/>утерла<text:s/>слезу.<text:s/>Федор<text:s/>Михеич<text:s/>вдруг<text:s/>поднялся,<text:s/>схватил<text:s/>свою<text:s/>скрипку<text:s/>и<text:s/>хриплым<text:s/>и<text:s/>диким<text:s/>голосом<text:s/>затянул<text:s/>песенку.<text:s/>Он<text:s/>желал,<text:s/>вероятно,<text:s/>развеселить<text:s/>нас,<text:s/>но<text:s/>мы<text:s/>все<text:s/>вздрогнули<text:s/>от<text:s/>его<text:s/>первого<text:s/>звука,<text:s/>и<text:s/>Радилов<text:s/>попросил<text:s/>его<text:s/>успокоиться.</text:p>
      <text:p text:style-name="Обычный">– Впрочем, –<text:s/>продолжал<text:s/>он, –<text:s/>что<text:s/>было,<text:s/>то<text:s/>было;<text:s/>прошлого<text:s/>не<text:s/>воротишь,<text:s/>да<text:s/>и<text:s/>наконец…<text:s/>все<text:s/>к<text:s/>лучшему<text:s/>в<text:s/>здешнем<text:s/>мире,<text:s/>как<text:s/>сказал,<text:s/>кажется,<text:s/>Волтер, –<text:s/>прибавил<text:s/>он<text:s/>поспешно.</text:p>
      <text:p text:style-name="Обычный">– Да, –<text:s/>возразил<text:s/>я, –<text:s/>конечно.<text:s/>Притом<text:s/>всякое<text:s/>несчастье<text:s/>можно<text:s/>перенести,<text:s/>и<text:s/>нет<text:s/>такого<text:s/>скверного<text:s/>положения,<text:s/>из<text:s/>которого<text:s/>нельзя<text:s/>было<text:s/>бы<text:s/>выйти.</text:p>
      <text:p text:style-name="Обычный">– Вы<text:s/>думаете? –<text:s/>заметил<text:s/>Радилов. –<text:s/>Что<text:s/>ж,<text:s/>может<text:s/>быть,<text:s/>вы<text:s/>правы.<text:s/>Я,<text:s/>помнится,<text:s/>в<text:s/>Турции<text:s/>лежал<text:s/>в<text:s/>госпитале,<text:s/>полумертвый:<text:s/>у меня<text:s/>была<text:s/>гнилая<text:s/>горячка.<text:s/>Ну,<text:s/>помещением<text:s/>мы<text:s/>похвалиться<text:s/>не<text:s/>могли, –<text:s/>разумеется,<text:s/>дело<text:s/>военное, –<text:s/>и<text:s/>то<text:s/>еще<text:s/>слава<text:s/>Богу!<text:s/>Вдруг<text:s/>к<text:s/>нам<text:s/>еще<text:s/>приводят<text:s/>больных, –<text:s/>куда<text:s/>их<text:s/>положить?<text:s/>Лекарь<text:s/>туда,<text:s/>сюда –<text:s/>нет<text:s/>места.<text:s/>Вот<text:s/>подошел<text:s/>он<text:s/>ко<text:s/>мне,<text:s/>спрашивает<text:s/>фельдшера:<text:s/>«Жив?»<text:s/>Тот<text:s/>отвечает:<text:s/>«Утром<text:s/>был<text:s/>жив».<text:s/>Лекарь<text:s/>нагнулся,<text:s/>слышит:<text:s/>дышу.<text:s/>Не<text:s/>вытерпел<text:s/>приятель.<text:s/>«Ведь<text:s/>экая<text:s/>натура‑то<text:s/>дура,<text:s/>говорит,<text:s/>ведь<text:s/>вот<text:s/>умрет<text:s/>человек,<text:s/>ведь<text:s/>непременно<text:s/>умрет,<text:s/>а<text:s/>все<text:s/>скрипит,<text:s/>тянет,<text:s/>только<text:s/>место<text:s/>занимает<text:s/>да<text:s/>другим<text:s/>мешает». –<text:s/>«Ну, –<text:s/>подумал<text:s/>я<text:s/>про<text:s/>себя, –<text:s/>плохо<text:s/>тебе,<text:s/>Михайло<text:s/>Михайлыч…»<text:s/>А<text:s/>вот<text:s/>выздоровел<text:s/>и<text:s/>жив<text:s/>до<text:s/>сих<text:s/>пор,<text:s/>как<text:s/>изволите<text:s/>видеть.<text:s/>Стало<text:s/>быть,<text:s/>вы<text:s/>правы.</text:p>
      <text:p text:style-name="Обычный">– Во<text:s/>всяком<text:s/>случае<text:s/>я<text:s/>прав, –<text:s/>отвечал<text:s/>я. –<text:s/>Если<text:s/>б<text:s/>вы<text:s/>даже<text:s/>и<text:s/>умерли,<text:s/>вы<text:s/>все‑таки<text:s/>вышли<text:s/>бы<text:s/>из<text:s/>вашего<text:s/>скверного<text:s/>положения.</text:p>
      <text:p text:style-name="Обычный">– Разумеется,<text:s/>разумеется, –<text:s/>прибавил<text:s/>он,<text:s/>сильно<text:s/>ударив<text:s/>рукой<text:s/>по<text:s/>столу… –<text:s/>Стоит<text:s/>только<text:s/>решиться…<text:s/>Что<text:s/>толку<text:s/>в<text:s/>скверном<text:s/>положении?..<text:s/>К<text:s/>чему<text:s/>медлить,<text:s/>тянуть…</text:p>
      <text:p text:style-name="Обычный">Ольга<text:s/>быстро<text:s/>встала<text:s/>и<text:s/>вышла<text:s/>в<text:s/>сад.</text:p>
      <text:p text:style-name="Обычный">– Ну‑ка,<text:s/>Федя,<text:s/>плясовую! –<text:s/>воскликнул<text:s/>Радилов.</text:p>
      <text:p text:style-name="Обычный">Федя<text:s/>вскочил,<text:s/>пошел<text:s/>по<text:s/>комнате<text:s/>той<text:s/>щеголеватой,<text:s/>особенной<text:s/>поступью,<text:s/>какою<text:s/>выступает<text:s/>известная<text:s/>«коза»<text:s/>около<text:s/>ручного<text:s/>медведя,<text:s/>и<text:s/>запел:<text:s/>«Как<text:s/>у<text:s/>наших<text:s/>у<text:s/>ворот…»</text:p>
      <text:p text:style-name="Обычный">У<text:s/>подъезда<text:s/>раздался<text:s/>стук<text:s/>беговых<text:s/>дрожек,<text:s/>и<text:s/>через<text:s/>несколько<text:s/>мгновений<text:s/>вошел<text:s/>в<text:s/>комнату<text:s/>старик<text:s/>высокого<text:s/>росту,<text:s/>плечистый<text:s/>и<text:s/>плотный,<text:s/>однодворец<text:s/>Овсяников…<text:s/>Но<text:s/>Овсяников<text:s/>такое<text:s/>замечательное<text:s/>и<text:s/>оригинальное<text:s/>лицо,<text:s/>что<text:s/>мы,<text:s/>с<text:s/>позволения<text:s/>читателя,<text:s/>поговорим<text:s/>о<text:s/>нем<text:s/>в<text:s/>другом<text:s/>отрывке.<text:s/>А<text:s/>теперь<text:s/>я<text:s/>от<text:s/>себя<text:s/>прибавлю<text:s/>только<text:s/>то,<text:s/>что<text:s/>на<text:s/>другой<text:s/>же<text:s/>день<text:s/>мы<text:s/>с<text:s/>Ермолаем<text:s/>чем<text:s/>свет<text:s/>отправились<text:s/>на<text:s/>охоту,<text:s/>а<text:s/>с<text:s/>охоты<text:s/>домой,<text:s/>что<text:s/>чрез<text:s/>неделю<text:s/>я<text:s/>опять<text:s/>зашел<text:s/>к<text:s/>Радилову,<text:s/>но<text:s/>не<text:s/>застал<text:s/>ни<text:s/>его,<text:s/>ни<text:s/>Ольги<text:s/>дома,<text:s/>а<text:s/>через<text:s/>две<text:s/>недели<text:s/>узнал,<text:s/>что<text:s/>он<text:s/>внезапно<text:s/>исчез,<text:s/>бросил<text:s/>мать,<text:s/>уехал<text:s/>куда‑то<text:s/>с<text:s/>своей<text:s/>золовкой.<text:s/>Вся<text:s/>губерния<text:s/>взволновалась<text:s/>и<text:s/>заговорила<text:s/>об<text:s/>этом<text:s/>происшествии,<text:s/>и<text:s/>я<text:s/>только<text:s/>тогда<text:s/>окончательно<text:s/>понял<text:s/>выражение<text:s/>Ольгина<text:s/>лица<text:s/>во<text:s/>время<text:s/>рассказа<text:s/>Радилова.<text:s/>Не<text:s/>одним<text:s/>состраданием<text:s/>дышало<text:s/>оно<text:s/>тогда:<text:s/>оно<text:s/>пылало<text:s/>также<text:s/>ревностью.</text:p>
      <text:p text:style-name="Обычный">Перед<text:s/>моим<text:s/>отъездом<text:s/>из<text:s/>деревни<text:s/>я<text:s/>посетил<text:s/>старушку<text:s/>Радилову.<text:s/>Я<text:s/>нашел<text:s/>ее<text:s/>в<text:s/>гостиной;<text:s/>она<text:s/>играла<text:s/>с<text:s/>Федором<text:s/>Михеичем<text:s/>в<text:s/>дурачки.</text:p>
      <text:p text:style-name="Обычный">– Имеете<text:s/>вы<text:s/>известие<text:s/>от<text:s/>вашего<text:s/>сына? –<text:s/>спросил<text:s/>я<text:s/>ее<text:s/>наконец.</text:p>
      <text:p text:style-name="Обычный">Старушка<text:s/>заплакала.<text:s/>Я<text:s/>уже<text:s/>более<text:s/>не<text:s/>расспрашивал<text:s/>ее<text:s/>о<text:s/>Радилове.</text:p>
      <text:p text:style-name="Обычный"/>
      <text:p text:style-name="Обычный"><text:span text:style-name="T88">1847</text:span></text:p>
      <text:p text:style-name="Обычный"/>
      <text:p text:style-name="P89">Однодворец<text:s/>Овсяников</text:p>
      <text:p text:style-name="P90"/>
      <text:p text:style-name="Обычный">Представьте<text:s/>себе,<text:s/>любезные<text:s/>читатели,<text:s/>человека<text:s/>полного,<text:s/>высокого,<text:s/>лет<text:s/>семидесяти,<text:s/>с<text:s/>лицом,<text:s/>напоминающим<text:s/>несколько<text:s/>лицо<text:s/>Крылова,<text:s/>с<text:s/>ясным<text:s/>и<text:s/>умным<text:s/>взором<text:s/>под<text:s/>нависшей<text:s/>бровью,<text:s/>с<text:s/>важной<text:s/>осанкой,<text:s/>мерной<text:s/>речью,<text:s/>медлительной<text:s/>походкой:<text:s/>вот<text:s/>вам<text:s/>Овсяников.<text:s/>Носил<text:s/>он<text:s/>просторный<text:s/>синий<text:s/>сюртук<text:s/>с<text:s/>длинными<text:s/>рукавами,<text:s/>застегнутый<text:s/>доверху,<text:s/>шелковый<text:s/>лиловый<text:s/>платок<text:s/>на<text:s/>шее,<text:s/>ярко<text:s/>вычищенные<text:s/>сапоги<text:s/>с<text:s/>кистями<text:s/>и<text:s/>вообще<text:s/>с<text:s/>виду<text:s/>походил<text:s/>на<text:s/>зажиточного<text:s/>купца.<text:s/>Руки<text:s/>у<text:s/>него<text:s/>были<text:s/>прекрасные,<text:s/>мягкие<text:s/>и<text:s/>белые,<text:s/>он<text:s/>часто<text:s/>в<text:s/>течение<text:s/>разговора<text:s/>брался<text:s/>за<text:s/>пуговицы<text:s/>своего<text:s/>сюртука.<text:s/>Овсяников<text:s/>своею<text:s/>важностью<text:s/>и<text:s/>неподвижностью,<text:s/>смышленостью<text:s/>и<text:s/>ленью,<text:s/>своим<text:s/>прямодушием<text:s/>и<text:s/>упорством<text:s/>напоминал<text:s/>мне<text:s/>русских<text:s/>бояр<text:s/>допетровских<text:s/>времен…<text:s/>Ферязь<text:s/>бы<text:s/>к<text:s/>нему<text:s/>пристала.<text:s/>Это<text:s/>был<text:s/>один<text:s/>из<text:s/>последних<text:s/>людей<text:s/>старого<text:s/>века.<text:s/>Все<text:s/>соседи<text:s/>его<text:s/>чрезвычайно<text:s/>уважали<text:s/>и<text:s/>почитали<text:s/>за<text:s/>честь<text:s/>знаться<text:s/>с<text:s/>ним.<text:s/>Его<text:s/>братья,<text:s/>однодворцы,<text:s/>только<text:s/>что<text:s/>не<text:s/>молились<text:s/>на<text:s/>него,<text:s/>шапки<text:s/>перед<text:s/>ним<text:s/>издали<text:s/>ломали,<text:s/>гордились<text:s/>им.<text:s/>Говоря<text:s/>вообще,<text:s/>у<text:s/>нас<text:s/>до<text:s/>сих<text:s/>пор<text:s/>однодворца<text:s/>трудно<text:s/>отличить<text:s/>от<text:s/>мужика:<text:s/>хозяйство<text:s/>у<text:s/>него<text:s/>едва<text:s/>ли<text:s/>не<text:s/>хуже<text:s/>мужицкого,<text:s/>телята<text:s/>не<text:s/>выходят<text:s/>из<text:s/>гречихи,<text:s/>лошади<text:s/>чуть<text:s/>живы,<text:s/>упряжь<text:s/>веревочная.<text:s/>Овсяников<text:s/>был<text:s/>исключением<text:s/>из<text:s/>общего<text:s/>правила,<text:s/>хоть<text:s/>и<text:s/>не<text:s/>слыл<text:s/>за<text:s/>богача.<text:s/>Жил<text:s/>он<text:s/>один<text:s/>с<text:s/>своей<text:s/>женой<text:s/>в<text:s/>уютном,<text:s/>опрятном<text:s/>домике,<text:s/>прислугу<text:s/>держал<text:s/>небольшую,<text:s/>одевал<text:s/>людей<text:s/>своих<text:s/>по‑русски<text:s/>и<text:s/>называл<text:s/>работниками.<text:s/>Они<text:s/>же<text:s/>у<text:s/>него<text:s/>и<text:s/>землю<text:s/>пахали.<text:s/>Он<text:s/>и<text:s/>себя<text:s/>не<text:s/>выдавал<text:s/>за<text:s/>дворянина,<text:s/>не<text:s/>прикидывался<text:s/>помещиком,<text:s/>никогда,<text:s/>как<text:s/>говорится,<text:s/>«не<text:s/>забывался»,<text:s/>не<text:s/>по<text:s/>первому<text:s/>приглашению<text:s/>садился<text:s/>и<text:s/>при<text:s/>входе<text:s/>нового<text:s/>гостя<text:s/>непременно<text:s/>поднимался<text:s/>с<text:s/>места,<text:s/>но<text:s/>с<text:s/>таким<text:s/>достоинством,<text:s/>с<text:s/>такой<text:s/>величавой<text:s/>приветливостью,<text:s/>что<text:s/>гость<text:s/>невольно<text:s/>ему<text:s/>кланялся<text:s/>пониже.<text:s/>Овсяников<text:s/>придерживался<text:s/>старинных<text:s/>обычаев<text:s/>не<text:s/>из<text:s/>суеверия<text:s/>(душа<text:s/>в<text:s/>нем<text:s/>была<text:s/>довольно<text:s/>свободная),<text:s/>а<text:s/>по<text:s/>привычке.<text:s/>Он,<text:s/>например,<text:s/>не<text:s/>любил<text:s/>рессорных<text:s/>экипажей,<text:s/>потому<text:s/>что<text:s/>не<text:s/>находил<text:s/>их<text:s/>покойными,<text:s/>и<text:s/>разъезжал<text:s/>либо<text:s/>в<text:s/>беговых<text:s/>дрожках,<text:s/>либо<text:s/>в<text:s/>небольшой<text:s/>красивой<text:s/>тележке<text:s/>с<text:s/>кожаной<text:s/>подушкой,<text:s/>и<text:s/>сам<text:s/>правил<text:s/>своим<text:s/>добрым<text:s/>гнедым<text:s/>рысаком. (Он<text:s/>держал<text:s/>одних<text:s/>гнедых<text:s/>лошадей.)<text:s/>Кучер,<text:s/>молодой<text:s/>краснощекий<text:s/>парень,<text:s/>остриженный<text:s/>в<text:s/>скобку,<text:s/>в<text:s/>синеватом<text:s/>армяке<text:s/>и<text:s/>низкой<text:s/>бараньей<text:s/>шапке,<text:s/>подпоясанный<text:s/>ремнем,<text:s/>почтительно<text:s/>сидел<text:s/>с<text:s/>ним<text:s/>рядом.<text:s/>Овсяников<text:s/>всегда<text:s/>спал<text:s/>после<text:s/>обеда,<text:s/>ходил<text:s/>в<text:s/>баню<text:s/>по<text:s/>субботам,<text:s/>читал<text:s/>одни<text:s/>духовные<text:s/>книги<text:s/>(причем<text:s/>с<text:s/>важностью<text:s/>надевал<text:s/>на<text:s/>нос<text:s/>круглые<text:s/>серебряные<text:s/>очки),<text:s/>вставал<text:s/>и<text:s/>ложился<text:s/>рано.<text:s/>Бороду,<text:s/>однако<text:s/>же,<text:s/>он<text:s/>брил<text:s/>и<text:s/>волосы<text:s/>носил<text:s/>по‑немецки.<text:s/>Гостей<text:s/>он<text:s/>принимал<text:s/>весьма<text:s/>ласково<text:s/>и<text:s/>радушно,<text:s/>но<text:s/>не<text:s/>кланялся<text:s/>им<text:s/>в<text:s/>пояс,<text:s/>не<text:s/>суетился,<text:s/>не<text:s/>потчевал<text:s/>их<text:s/>всяким<text:s/>сушеньем<text:s/>и<text:s/>соленьем.<text:s/>«Жена! –<text:s/>говорил<text:s/>он<text:s/>медленно,<text:s/>не<text:s/>вставая<text:s/>с<text:s/>места<text:s/>и<text:s/>слегка<text:s/>повернув<text:s/>к<text:s/>ней<text:s/>голову. –<text:s/>Принеси<text:s/>господам<text:s/>чего‑нибудь<text:s/>полакомиться».<text:s/>Он<text:s/>почитал<text:s/>за<text:s/>грех<text:s/>продавать<text:s/>хлеб –<text:s/>Божий<text:s/>дар,<text:s/>и<text:s/>в<text:s/>40‑м<text:s/>году,<text:s/>во<text:s/>время<text:s/>общего<text:s/>голода<text:s/>и<text:s/>страшной<text:s/>дороговизны,<text:s/>роздал<text:s/>окрестным<text:s/>помещикам<text:s/>и<text:s/>мужикам<text:s/>весь<text:s/>свой<text:s/>запас;<text:s/>они<text:s/>ему<text:s/>на<text:s/>следующий<text:s/>год<text:s/>с<text:s/>благодарностью<text:s/>взнесли<text:s/>свой<text:s/>долг<text:s/>натурой.<text:s/>К<text:s/>Овсяникову<text:s/>часто<text:s/>прибегали<text:s/>соседи<text:s/>с<text:s/>просьбой<text:s/>рассудить,<text:s/>помирить<text:s/>их<text:s/>и<text:s/>почти<text:s/>всегда<text:s/>покорялись<text:s/>его<text:s/>приговору,<text:s/>слушались<text:s/>его<text:s/>совета.<text:s/>Многие,<text:s/>по<text:s/>его<text:s/>милости,<text:s/>окончательно<text:s/>размежевались…<text:s/>Но<text:s/>после<text:s/>двух<text:s/>или<text:s/>трех<text:s/>сшибок<text:s/>с<text:s/>помещицами<text:s/>он<text:s/>объявил,<text:s/>что<text:s/>отказывается<text:s/>от<text:s/>всякого<text:s/>посредничества<text:s/>между<text:s/>особами<text:s/>женского<text:s/>пола.<text:s/>Терпеть<text:s/>он<text:s/>не<text:s/>мог<text:s/>поспешности,<text:s/>тревожной<text:s/>торопливости,<text:s/>бабьей<text:s/>болтовни<text:s/>и<text:s/>«суеты».<text:s/>Раз<text:s/>как‑то<text:s/>у<text:s/>него<text:s/>дом<text:s/>загорелся.<text:s/>Работник<text:s/>впопыхах<text:s/>вбежал<text:s/>к<text:s/>нему<text:s/>с<text:s/>криком:<text:s/>«Пожар!<text:s/>пожар!» –<text:s/>«Ну,<text:s/>чего<text:s/>же<text:s/>ты<text:s/>кричишь? –<text:s/>спокойно<text:s/>сказал<text:s/>Овсяников. –<text:s/>Подай<text:s/>мне<text:s/>шапку<text:s/>и<text:s/>костыль…»<text:s/>Он<text:s/>сам<text:s/>любил<text:s/>выезжать<text:s/>лошадей.<text:s/>Однажды<text:s/>рьяный<text:s/>битюк<text:span text:style-name="Знаксноски"><text:note text:note-class="footnote" text:id="_ftn1"><text:note-citation>2</text:note-citation><text:note-body><text:p text:style-name="FootNote"><text:span text:style-name="T91"><text:s/></text:span><text:span text:style-name="T92">Би</text:span><text:span text:style-name="T93">тюками</text:span><text:span text:style-name="T94">,<text:s/></text:span><text:span text:style-name="T95">или</text:span><text:span text:style-name="T96"><text:s/></text:span><text:span text:style-name="T97">с</text:span><text:span text:style-name="T98"><text:s/></text:span><text:span text:style-name="T99">битюка</text:span><text:span text:style-name="T100">,<text:s/></text:span><text:span text:style-name="T101">называются</text:span><text:span text:style-name="T102"><text:s/></text:span><text:span text:style-name="T103">особенной</text:span><text:span text:style-name="T104"><text:s/></text:span><text:span text:style-name="T105">породы</text:span><text:span text:style-name="T106"><text:s/></text:span><text:span text:style-name="T107">лошади</text:span><text:span text:style-name="T108">,<text:s/></text:span><text:span text:style-name="T109">которые</text:span><text:span text:style-name="T110"><text:s/></text:span><text:span text:style-name="T111">раз</text:span><text:span text:style-name="T112">велись</text:span><text:span text:style-name="T113"><text:s/></text:span><text:span text:style-name="T114">в</text:span><text:span text:style-name="T115"><text:s/></text:span><text:span text:style-name="T116">Воронежской</text:span><text:span text:style-name="T117"><text:s/></text:span><text:span text:style-name="T118">губернии</text:span><text:span text:style-name="T119"><text:s/></text:span><text:span text:style-name="T120">около</text:span><text:span text:style-name="T121"><text:s/></text:span><text:span text:style-name="T122">известного</text:span><text:span text:style-name="T123"><text:s/></text:span><text:span text:style-name="T124">«Хренового»</text:span><text:span text:style-name="T125"><text:s/>(</text:span><text:span text:style-name="T126">бывшего</text:span><text:span text:style-name="T127"><text:s/></text:span><text:span text:style-name="T128">конного</text:span><text:span text:style-name="T129"><text:s/></text:span><text:span text:style-name="T130">завода</text:span><text:span text:style-name="T131"><text:s/></text:span><text:span text:style-name="T132">гр</text:span><text:span text:style-name="T133">.<text:s/></text:span><text:span text:style-name="T134">Орловой</text:span><text:span text:style-name="T135">).<text:s/></text:span><text:span text:style-name="T136">–</text:span><text:span text:style-name="T137"><text:s/></text:span><text:span text:style-name="T138">Примеч</text:span><text:span text:style-name="T139">.<text:s/></text:span><text:span text:style-name="T140">авт</text:span><text:span text:style-name="T141">.</text:span></text:p><text:p text:style-name="Сd1нedоeeсf1кeaаe0"/></text:note-body></text:note></text:span><text:s/>помчал<text:s/>его<text:s/>под<text:s/>гору<text:s/>к<text:s/>оврагу.<text:s/>«Ну,<text:s/>полно,<text:s/>полно,<text:s/>жеребенок<text:s/>малолетний,<text:s/>убьешься», –<text:s/>добродушно<text:s/>замечал<text:s/>ему<text:s/>Овсяников<text:s/>и<text:s/>через<text:s/>мгновенье<text:s/>полетел<text:s/>в<text:s/>овраг<text:s/>вместе<text:s/>с<text:s/>беговыми<text:s/>дрожками,<text:s/>мальчиком,<text:s/>сидевшим<text:s/>сзади,<text:s/>и<text:s/>лошадью.<text:s/>К<text:s/>счастью,<text:s/>на<text:s/>дне<text:s/>оврага<text:s/>грудами<text:s/>лежал<text:s/>песок.<text:s/>Никто<text:s/>не<text:s/>ушибся,<text:s/>один<text:s/>битюк<text:s/>вывихнул<text:s/>себе<text:s/>ногу.<text:s/>«Ну,<text:s/>вот<text:s/>видишь, –<text:s/>продолжал<text:s/>спокойным<text:s/>голосом<text:s/>Овсяников,<text:s/>поднимаясь<text:s/>с<text:s/>земли, –<text:s/>я<text:s/>тебе<text:s/>говорил».<text:s/>И<text:s/>жену<text:s/>он<text:s/>сыскал<text:s/>по<text:s/>себе.<text:s/>Татьяна<text:s/>Ильинична<text:s/>Овсяникова<text:s/>была<text:s/>женщина<text:s/>высокого<text:s/>росту,<text:s/>важная<text:s/>и<text:s/>молчаливая,<text:s/>вечно<text:s/>повязанная<text:s/>коричневым<text:s/>шелковым<text:s/>платком.<text:s/>От<text:s/>нее<text:s/>веяло<text:s/>холодом,<text:s/>хотя<text:s/>не<text:s/>только<text:s/>никто<text:s/>не<text:s/>жаловался<text:s/>на<text:s/>ее<text:s/>строгость,<text:s/>но,<text:s/>напротив,<text:s/>многие<text:s/>бедняки<text:s/>называли<text:s/>ее<text:s/>матушкой<text:s/>и<text:s/>благодетельницей.<text:s/>Правильные<text:s/>черты<text:s/>лица,<text:s/>большие<text:s/>темные<text:s/>глаза,<text:s/>тонкие<text:s/>губы<text:s/>и<text:s/>теперь<text:s/>еще<text:s/>свидетельствовали<text:s/>о<text:s/>некогда<text:s/>знаменитой<text:s/>ее<text:s/>красоте.<text:s/>Детей<text:s/>у<text:s/>Овсяникова<text:s/>не<text:s/>было.</text:p>
      <text:p text:style-name="Обычный">Я<text:s/>с<text:s/>ним<text:s/>познакомился,<text:s/>как<text:s/>уже<text:s/>известно<text:s/>читателю,<text:s/>у<text:s/>Радилова<text:s/>и<text:s/>дня<text:s/>через<text:s/>два<text:s/>поехал<text:s/>к<text:s/>нему.<text:s/>Я<text:s/>застал<text:s/>его<text:s/>дома.<text:s/>Он<text:s/>сидел<text:s/>в<text:s/>больших<text:s/>кожаных<text:s/>креслах<text:s/>и<text:s/>читал<text:s/>Четьи‑Минеи.<text:s/>Серая<text:s/>кошка<text:s/>мурлыкала<text:s/>у<text:s/>него<text:s/>на<text:s/>плече.<text:s/>Он<text:s/>меня<text:s/>принял,<text:s/>по<text:s/>своему<text:s/>обыкновенью,<text:s/>ласково<text:s/>и<text:s/>величаво.<text:s/>Мы<text:s/>пустились<text:s/>в<text:s/>разговор.</text:p>
      <text:p text:style-name="Обычный">– А<text:s/>скажите‑ка,<text:s/>Лука<text:s/>Петрович,<text:s/>правду, –<text:s/>сказал<text:s/>я<text:s/>между<text:s/>прочим, –<text:s/>ведь<text:s/>прежде,<text:s/>в<text:s/>ваше‑то<text:s/>время,<text:s/>лучше<text:s/>было?</text:p>
      <text:p text:style-name="Обычный">– Иное<text:s/>точно<text:s/>лучше<text:s/>было,<text:s/>скажу<text:s/>вам, –<text:s/>возразил<text:s/>Овсяников, –<text:s/>спокойнее<text:s/>мы<text:s/>жили;<text:s/>довольства<text:s/>больше<text:s/>было,<text:s/>точно…<text:s/>А<text:s/>все‑таки<text:s/>теперь<text:s/>лучше;<text:s/>а вашим<text:s/>деткам<text:s/>еще<text:s/>лучше<text:s/>будет,<text:s/>Бог<text:s/>даст.</text:p>
      <text:p text:style-name="Обычный">– А<text:s/>я<text:s/>так<text:s/>ожидал,<text:s/>Лука<text:s/>Петрович,<text:s/>что<text:s/>вы<text:s/>мне<text:s/>старое<text:s/>время<text:s/>хвалить<text:s/>станете.</text:p>
      <text:p text:style-name="Обычный">– Нет,<text:s/>старого<text:s/>времени<text:s/>мне<text:s/>особенно<text:s/>хвалить<text:s/>не<text:s/>из<text:s/>чего.<text:s/>Вот<text:s/>хоть<text:s/>бы,<text:s/>примером<text:s/>сказать,<text:s/>вы<text:s/>помещик<text:s/>теперь,<text:s/>такой<text:s/>же<text:s/>помещик,<text:s/>как<text:s/>ваш<text:s/>покойный<text:s/>дедушка,<text:s/>а<text:s/>уж<text:s/>власти<text:s/>вам<text:s/>такой<text:s/>не<text:s/>будет!<text:s/>да<text:s/>и<text:s/>вы<text:s/>сами<text:s/>не<text:s/>такой<text:s/>человек.<text:s/>Нас<text:s/>и<text:s/>теперь<text:s/>другие<text:s/>господа<text:s/>притесняют;<text:s/>но<text:s/>без<text:s/>этого<text:s/>обойтись,<text:s/>видно,<text:s/>нельзя.<text:s/>Перемелется –<text:s/>авось<text:s/>мука<text:s/>будет.<text:s/>Нет,<text:s/>уж<text:s/>я<text:s/>теперь<text:s/>не<text:s/>увижу,<text:s/>чего<text:s/>в<text:s/>молодости<text:s/>насмотрелся.</text:p>
      <text:p text:style-name="Обычный">– А<text:s/>чего<text:s/>бы,<text:s/>например?</text:p>
      <text:p text:style-name="Обычный">– А<text:s/>хоть<text:s/>бы,<text:s/>примером,<text:s/>опять‑таки<text:s/>скажу<text:s/>про<text:s/>вашего<text:s/>дедушку.<text:s/>Властный<text:s/>был<text:s/>человек!<text:s/>Обижал<text:s/>нашего<text:s/>брата.<text:s/>Ведь<text:s/>вот<text:s/>вы,<text:s/>может,<text:s/>знаете, –<text:s/>да<text:s/>как<text:s/>вам<text:s/>своей<text:s/>земли<text:s/>не<text:s/>знать, –<text:s/>клин‑то,<text:s/>что<text:s/>идет<text:s/>от<text:s/>Чеплыгина<text:s/>к<text:s/>Малинину?..<text:s/>Он<text:s/>у<text:s/>вас<text:s/>под<text:s/>овсом<text:s/>теперь…<text:s/>Ну,<text:s/>ведь<text:s/>он<text:s/>наш, –<text:s/>весь<text:s/>как<text:s/>есть<text:s/>наш.<text:s/>Ваш<text:s/>дедушка<text:s/>у<text:s/>нас<text:s/>его<text:s/>отнял;<text:s/>выехал<text:s/>верхом,<text:s/>показал<text:s/>рукой,<text:s/>говорит:<text:s/>«Мое<text:s/>владенье», –<text:s/>и<text:s/>завладел.<text:s/>Отец‑то<text:s/>мой,<text:s/>покойник<text:s/>(царство<text:s/>ему<text:s/>небесное!),<text:s/>человек<text:s/>был<text:s/>справедливый,<text:s/>горячий<text:s/>был<text:s/>тоже<text:s/>человек,<text:s/>не<text:s/>вытерпел, –<text:s/>да<text:s/>и<text:s/>кому<text:s/>охота<text:s/>свое<text:s/>доброе<text:s/>терять? –<text:s/>и<text:s/>в<text:s/>суд<text:s/>просьбу<text:s/>подал.<text:s/>Да<text:s/>один<text:s/>подал,<text:s/>другие‑то<text:s/>не<text:s/>пошли –<text:s/>побоялись.<text:s/>Вот<text:s/>вашему<text:s/>дедушке<text:s/>и<text:s/>донесли,<text:s/>что<text:s/>Петр<text:s/>Овсяников,<text:s/>мол,<text:s/>на<text:s/>вас<text:s/>жалуется:<text:s/>землю,<text:s/>вишь,<text:s/>отнять<text:s/>изволили…<text:s/>Дедушка<text:s/>ваш<text:s/>к<text:s/>нам<text:s/>тотчас<text:s/>и<text:s/>прислал<text:s/>своего<text:s/>ловчего<text:s/>Бауша<text:s/>с<text:s/>командой…<text:s/>Вот<text:s/>и<text:s/>взяли<text:s/>моего<text:s/>отца<text:s/>и<text:s/>в<text:s/>вашу<text:s/>вотчину<text:s/>повели.<text:s/>Я<text:s/>тогда<text:s/>был<text:s/>мальчишка<text:s/>маленький,<text:s/>босиком<text:s/>за<text:s/>ним<text:s/>побежал.<text:s/>Что ж?..<text:s/>Привели<text:s/>его<text:s/>к<text:s/>вашему<text:s/>дому<text:s/>да<text:s/>под<text:s/>окнами<text:s/>и<text:s/>высекли.<text:s/>А<text:s/>ваш‑то<text:s/>дедушка<text:s/>стоит<text:s/>на<text:s/>балконе<text:s/>да<text:s/>посматривает;<text:s/>а бабушка<text:s/>под<text:s/>окном<text:s/>сидит<text:s/>и<text:s/>тоже<text:s/>глядит.<text:s/>Отец<text:s/>мой<text:s/>кричит:<text:s/>«Матушка,<text:s/>Марья<text:s/>Васильевна,<text:s/>заступитесь,<text:s/>пощадите<text:s/>хоть<text:s/>вы!»<text:s/>А<text:s/>она<text:s/>только<text:s/>знай<text:s/>приподнимается<text:s/>да<text:s/>поглядывает.<text:s/>Вот<text:s/>и<text:s/>взяли<text:s/>с<text:s/>отца<text:s/>слово<text:s/>отступиться<text:s/>от<text:s/>земли<text:s/>и<text:s/>благодарить<text:s/>еще<text:s/>велели,<text:s/>что<text:s/>живого<text:s/>отпустили.<text:s/>Так<text:s/>она<text:s/>и<text:s/>осталась<text:s/>за<text:s/>вами.<text:s/>Подите‑ка,<text:s/>спросите<text:s/>у<text:s/>своих<text:s/>мужиков:<text:s/>как,<text:s/>мол,<text:s/>эта<text:s/>земля<text:s/>прозывается?<text:s/>Дубовщиной<text:s/>она<text:s/>прозывается,<text:s/>потому<text:s/>что<text:s/>дубьем<text:s/>отнята.<text:s/>Так<text:s/>вот<text:s/>от<text:s/>этого<text:s/>и<text:s/>нельзя<text:s/>нам,<text:s/>маленьким<text:s/>людям,<text:s/>очень‑то<text:s/>жалеть<text:s/>о<text:s/>старых<text:s/>порядках.</text:p>
      <text:p text:style-name="Обычный">Я<text:s/>не<text:s/>знал,<text:s/>что<text:s/>отвечать<text:s/>Овсяникову,<text:s/>и<text:s/>не<text:s/>смел<text:s/>взглянуть<text:s/>ему<text:s/>в<text:s/>лицо.</text:p>
      <text:p text:style-name="Обычный">– А<text:s/>то<text:s/>другой<text:s/>сосед<text:s/>у<text:s/>нас<text:s/>в<text:s/>те<text:s/>поры<text:s/>завелся,<text:s/>Комов,<text:s/>Степан<text:s/>Никтополионыч.<text:s/>Замучил<text:s/>было<text:s/>отца<text:s/>совсем:<text:s/>не<text:s/>мытьем,<text:s/>так<text:s/>катаньем.<text:s/>Пьяный<text:s/>был<text:s/>человек<text:s/>и<text:s/>любил<text:s/>угощать,<text:s/>и<text:s/>как<text:s/>подопьет<text:s/>да<text:s/>скажет<text:s/>по‑французски:<text:s/>«се<text:s/>бон»<text:span text:style-name="Знаксноски"><text:note text:note-class="footnote" text:id="_ftn2"><text:note-citation>3</text:note-citation><text:note-body><text:p text:style-name="FootNote"><text:span text:style-name="T142"><text:s/>C</text:span><text:span text:style-name="T143">’</text:span><text:span text:style-name="T144">est bon</text:span><text:span text:style-name="T145"> </text:span><text:span text:style-name="T146">–</text:span><text:span text:style-name="T147"><text:s/></text:span><text:span text:style-name="T148">это</text:span><text:span text:style-name="T149"><text:s/></text:span><text:span text:style-name="T150">хорошо</text:span><text:span text:style-name="T151"><text:s/></text:span><text:span text:style-name="T152">(</text:span><text:span text:style-name="T153">фр</text:span><text:span text:style-name="T154">.).</text:span></text:p><text:p text:style-name="Сd1нedоeeсf1кeaаe0"/></text:note-body></text:note></text:span>,<text:s/>да<text:s/>облизнется –<text:s/>хоть<text:s/>святых<text:s/>вон<text:s/>неси!<text:s/>По<text:s/>всем<text:s/>соседям<text:s/>шлет<text:s/>просить<text:s/>пожаловать.<text:s/>Тройки<text:s/>так<text:s/>у<text:s/>него<text:s/>наготове<text:s/>и<text:s/>стояли;<text:s/>а не<text:s/>поедешь –<text:s/>тотчас<text:s/>сам<text:s/>нагрянет…<text:s/>И<text:s/>такой<text:s/>странный<text:s/>был<text:s/>человек!<text:s/>В<text:s/>«тверёзом»<text:s/>виде<text:s/>не<text:s/>лгал;<text:s/>а как<text:s/>выпьет –<text:s/>и<text:s/>начнет<text:s/>рассказывать,<text:s/>что<text:s/>у<text:s/>него<text:s/>в<text:s/>Питере<text:s/>три<text:s/>дома<text:s/>на<text:s/>Фонтанке:<text:s/>один<text:s/>красный<text:s/>с<text:s/>одной<text:s/>трубой,<text:s/>другой –<text:s/>желтый<text:s/>с<text:s/>двумя<text:s/>трубами,<text:s/>а<text:s/>третий –<text:s/>синий<text:s/>без<text:s/>труб,<text:s/>и<text:s/>три<text:s/>сына<text:s/>(а<text:s/>он<text:s/>и<text:s/>женат‑то<text:s/>не<text:s/>бывал):<text:s/>один<text:s/>в<text:s/>инфантерии,<text:s/>другой<text:s/>в<text:s/>кавалерии,<text:s/>третий<text:s/>сам<text:s/>по<text:s/>себе…<text:s/>И<text:s/>говорит,<text:s/>что<text:s/>в<text:s/>каждом<text:s/>доме<text:s/>живет<text:s/>у<text:s/>него<text:s/>по<text:s/>сыну,<text:s/>что<text:s/>к<text:s/>старшему<text:s/>ездят<text:s/>адмиралы,<text:s/>ко<text:s/>второму –<text:s/>генералы,<text:s/>а<text:s/>к<text:s/>младшему –<text:s/>всё<text:s/>англичане!<text:s/>Вот<text:s/>и<text:s/>поднимется<text:s/>и<text:s/>говорит:<text:s/>«За<text:s/>здравие<text:s/>моего<text:s/>старшего<text:s/>сына,<text:s/>он<text:s/>у<text:s/>меня<text:s/>самый<text:s/>почтительный!» –<text:s/>и<text:s/>заплачет.<text:s/>И<text:s/>беда,<text:s/>коли<text:s/>кто<text:s/>отказываться<text:s/>станет.<text:s/>«Застрелю!<text:s/>говорит,<text:s/>и<text:s/>хоронить<text:s/>не<text:s/>позволю!..»<text:s/>А<text:s/>то<text:s/>вскочит<text:s/>и<text:s/>закричит:<text:s/>«Пляши,<text:s/>народ<text:s/>Божий,<text:s/>на<text:s/>свою<text:s/>потеху<text:s/>и<text:s/>мое<text:s/>утешение!»<text:s/>Ну,<text:s/>ты<text:s/>и<text:s/>пляши,<text:s/>хоть<text:s/>умирай,<text:s/>а<text:s/>пляши.<text:s/>Девок<text:s/>своих<text:s/>крепостных<text:s/>вовсе<text:s/>замучил.<text:s/>Бывало,<text:s/>всю<text:s/>ночь<text:s/>как<text:s/>есть,<text:s/>до<text:s/>утра<text:s/>хором<text:s/>поют,<text:s/>и<text:s/>какая<text:s/>выше<text:s/>голосом<text:s/>забирает,<text:s/>той<text:s/>и<text:s/>награда.<text:s/>А<text:s/>станут<text:s/>уставать –<text:s/>голову<text:s/>на<text:s/>руки<text:s/>положит<text:s/>и<text:s/>загорюет:<text:s/>«Ох,<text:s/>сирота<text:s/>я<text:s/>сиротливая!<text:s/>покидают<text:s/>меня,<text:s/>голубчика!»<text:s/>Конюха<text:s/>тотчас<text:s/>девок<text:s/>и<text:s/>приободрят.<text:s/>Отец‑то<text:s/>мой<text:s/>ему<text:s/>и<text:s/>полюбись:<text:s/>что<text:s/>прикажешь<text:s/>делать?<text:s/>Ведь<text:s/>чуть<text:s/>в<text:s/>гроб<text:s/>отца<text:s/>моего<text:s/>не<text:s/>вогнал,<text:s/>и<text:s/>точно<text:s/>вогнал<text:s/>бы,<text:s/>да<text:s/>сам,<text:s/>спасибо,<text:s/>умер:<text:s/>с голубятни<text:s/>в<text:s/>пьяном<text:s/>виде<text:s/>свалился…<text:s/>Так<text:s/>вот<text:s/>какие<text:s/>у<text:s/>нас<text:s/>соседушки<text:s/>бывали!</text:p>
      <text:p text:style-name="Обычный">– Как<text:s/>времена‑то<text:s/>изменились! –<text:s/>заметил<text:s/>я.</text:p>
      <text:p text:style-name="Обычный">– Да,<text:s/>да, –<text:s/>подтвердил<text:s/>Овсяников. –<text:s/>Ну,<text:s/>и<text:s/>то<text:s/>сказать:<text:s/>в старые‑то<text:s/>годы<text:s/>дворяне<text:s/>живали<text:s/>пышнее.<text:s/>Уж<text:s/>нечего<text:s/>и<text:s/>говорить<text:s/>про<text:s/>вельмож:<text:s/>я в<text:s/>Москве<text:s/>на<text:s/>них<text:s/>насмотрелся.<text:s/>Говорят,<text:s/>они<text:s/>и<text:s/>там<text:s/>перевелись<text:s/>теперь.</text:p>
      <text:p text:style-name="Обычный">– Вы<text:s/>были<text:s/>в<text:s/>Москве?</text:p>
      <text:p text:style-name="Обычный">– Был,<text:s/>давно,<text:s/>очень<text:s/>давно.<text:s/>Мне<text:s/>вот<text:s/>теперь<text:s/>семьдесят<text:s/>третий<text:s/>год<text:s/>пошел,<text:s/>а<text:s/>в<text:s/>Москву<text:s/>я<text:s/>ездил<text:s/>на<text:s/>шестнадцатом<text:s/>году.</text:p>
      <text:p text:style-name="Обычный">Овсяников<text:s/>вздохнул.</text:p>
      <text:p text:style-name="Обычный">– Кого<text:s/>ж<text:s/>вы<text:s/>там<text:s/>видали?</text:p>
      <text:p text:style-name="Обычный">– А<text:s/>многих<text:s/>вельмож<text:s/>видел,<text:s/>и<text:s/>всяк<text:s/>их<text:s/>видел;<text:s/>жили<text:s/>открыто,<text:s/>на<text:s/>славу<text:s/>и<text:s/>удивление.<text:s/>Только<text:s/>до<text:s/>покойного<text:s/>графа<text:s/>Алексея<text:s/>Григорьевича<text:s/>Орлова‑Чесменского<text:s/>не<text:s/>доходил<text:s/>ни<text:s/>один.<text:s/>Алексея‑то<text:s/>Григорьевича<text:s/>я<text:s/>видал<text:s/>часто;<text:s/>дядя<text:s/>мой<text:s/>у<text:s/>него<text:s/>дворецким<text:s/>служил.<text:s/>Изволил<text:s/>граф<text:s/>жить<text:s/>у<text:s/>Калужских<text:s/>ворот,<text:s/>на<text:s/>Шаболовке.<text:s/>Вот<text:s/>был<text:s/>вельможа!<text:s/>Такой<text:s/>осанки,<text:s/>такого<text:s/>привета<text:s/>милостивого<text:s/>вообразить<text:s/>невозможно<text:s/>и<text:s/>рассказать<text:s/>нельзя.<text:s/>Рост<text:s/>один<text:s/>чего<text:s/>стоил,<text:s/>сила,<text:s/>взгляд!<text:s/>Пока<text:s/>не<text:s/>знаешь<text:s/>его,<text:s/>не<text:s/>войдешь<text:s/>к<text:s/>нему –<text:s/>боишься<text:s/>точно,<text:s/>робеешь;<text:s/>а войдешь –<text:s/>словно<text:s/>солнышко<text:s/>тебя<text:s/>пригреет,<text:s/>и<text:s/>весь<text:s/>повеселеешь.<text:s/>Каждого<text:s/>человека<text:s/>до<text:s/>своей<text:s/>особы<text:s/>допускал,<text:s/>и<text:s/>до<text:s/>всего<text:s/>охотник<text:s/>был.<text:s/>На<text:s/>бегу<text:s/>сам<text:s/>правил<text:s/>и<text:s/>со<text:s/>всяким<text:s/>гонялся;<text:s/>и никогда<text:s/>не<text:s/>обгонит<text:s/>сразу,<text:s/>не<text:s/>обидит,<text:s/>не<text:s/>оборвет,<text:s/>а<text:s/>разве<text:s/>под<text:s/>самый<text:s/>конец<text:s/>переедет;<text:s/>и такой<text:s/>ласковый –<text:s/>противника<text:s/>утешит,<text:s/>коня<text:s/>его<text:s/>похвалит.<text:s/>Голубей‑турманов<text:s/>держал<text:s/>первейшего<text:s/>сорта.<text:s/>Выйдет,<text:s/>бывало,<text:s/>на<text:s/>двор,<text:s/>сядет<text:s/>в<text:s/>кресла<text:s/>и<text:s/>прикажет<text:s/>голубков<text:s/>поднять;<text:s/>а кругом,<text:s/>на<text:s/>крышах,<text:s/>люди<text:s/>стоят<text:s/>с<text:s/>ружьями<text:s/>против<text:s/>ястребов.<text:s/>К<text:s/>ногам<text:s/>графа<text:s/>большой<text:s/>серебряный<text:s/>таз<text:s/>поставят<text:s/>с<text:s/>водой;<text:s/>он<text:s/>и<text:s/>смотрит<text:s/>в<text:s/>воду<text:s/>на<text:s/>голубков.<text:s/>Убогие,<text:s/>нищие<text:s/>сотнями<text:s/>на<text:s/>его<text:s/>хлебе<text:s/>живали…<text:s/>и сколько<text:s/>денег<text:s/>он<text:s/>передавал!<text:s/>А<text:s/>рассердится –<text:s/>словно<text:s/>гром<text:s/>прогремит.<text:s/>Страху<text:s/>много,<text:s/>а<text:s/>плакаться<text:s/>не<text:s/>на<text:s/>что:<text:s/>смотришь –<text:s/>уж<text:s/>и<text:s/>улыбается.<text:s/>Пир<text:s/>задаст –<text:s/>Москву<text:s/>споит!..<text:s/>И<text:s/>ведь<text:s/>умница<text:s/>был<text:s/>какой!<text:s/>ведь<text:s/>турку‑то<text:s/>он<text:s/>побил.<text:s/>Бороться<text:s/>тоже<text:s/>любил;<text:s/>силачей<text:s/>к<text:s/>нему<text:s/>из<text:s/>Тулы<text:s/>возили,<text:s/>из<text:s/>Харькова,<text:s/>из<text:s/>Тамбова,<text:s/>отовсюду.<text:s/>Кого<text:s/>поборет –<text:s/>наградит;<text:s/>а коли<text:s/>кто<text:s/>его<text:s/>поборет –<text:s/>задарит<text:s/>вовсе<text:s/>и<text:s/>в<text:s/>губы<text:s/>поцелует…<text:s/>А<text:s/>то,<text:s/>в<text:s/>бытность<text:s/>мою<text:s/>в<text:s/>Москве,<text:s/>затеял<text:s/>садку<text:s/>такую,<text:s/>какой<text:s/>на<text:s/>Руси<text:s/>не<text:s/>бывало:<text:s/>всех<text:s/>как<text:s/>есть<text:s/>охотников<text:s/>со<text:s/>всего<text:s/>царства<text:s/>к<text:s/>себе<text:s/>в<text:s/>гости<text:s/>пригласил<text:s/>и<text:s/>день<text:s/>назначил,<text:s/>и<text:s/>три<text:s/>месяца<text:s/>сроку<text:s/>дал.<text:s/>Вот<text:s/>и<text:s/>собрались.<text:s/>Навезли<text:s/>собак,<text:s/>егерей –<text:s/>ну,<text:s/>войско<text:s/>наехало,<text:s/>как<text:s/>есть<text:s/>войско!<text:s/>Сперва<text:s/>попировали<text:s/>как<text:s/>следует,<text:s/>а<text:s/>там<text:s/>и<text:s/>отправились<text:s/>за<text:s/>заставу.<text:s/>Народу<text:s/>сбежалось<text:s/>тьма‑тьмущая!..<text:s/>И<text:s/>что<text:s/>вы<text:s/>думаете?..<text:s/>Ведь<text:s/>вашего<text:s/>дедушки<text:s/>собака<text:s/>всех<text:s/>обскакала.</text:p>
      <text:p text:style-name="Обычный">– Не<text:s/>Миловидка<text:s/>ли? –<text:s/>спросил<text:s/>я.</text:p>
      <text:p text:style-name="Обычный">– Миловидка,<text:s/>Миловидка…<text:s/>Вот<text:s/>граф<text:s/>его<text:s/>и<text:s/>начал<text:s/>упрашивать:<text:s/>«Продай<text:s/>мне,<text:s/>дескать,<text:s/>твою<text:s/>собаку:<text:s/>возьми,<text:s/>что<text:s/>хочешь». –<text:s/>«Нет,<text:s/>граф,<text:s/>говорит,<text:s/>я<text:s/>не<text:s/>купец:<text:s/>тряпицы<text:s/>ненужной<text:s/>не<text:s/>продам,<text:s/>а<text:s/>из<text:s/>чести<text:s/>хоть<text:s/>жену<text:s/>готов<text:s/>уступить,<text:s/>только<text:s/>не<text:s/>Миловидку…<text:s/>Скорее<text:s/>себя<text:s/>самого<text:s/>в<text:s/>полон<text:s/>отдам».<text:s/>А<text:s/>Алексей<text:s/>Григорьевич<text:s/>его<text:s/>похвалил:<text:s/>«Люблю», –<text:s/>говорит.<text:s/>Дедушка‑то<text:s/>ваш<text:s/>ее<text:s/>назад<text:s/>в<text:s/>карете<text:s/>повез;<text:s/>а как<text:s/>умерла<text:s/>Миловидка,<text:s/>с<text:s/>музыкой<text:s/>в<text:s/>саду<text:s/>ее<text:s/>похоронил –<text:s/>псицу<text:s/>похоронил<text:s/>и<text:s/>камень<text:s/>с<text:s/>надписью<text:s/>над<text:s/>псицей<text:s/>поставил.</text:p>
      <text:p text:style-name="Обычный">– Ведь<text:s/>вот<text:s/>Алексей<text:s/>Григорьевич<text:s/>не<text:s/>обижал<text:s/>же<text:s/>никого, –<text:s/>заметил<text:s/>я.</text:p>
      <text:p text:style-name="Обычный">– Да<text:s/>оно<text:s/>всегда<text:s/>так<text:s/>бывает:<text:s/>кто<text:s/>сам<text:s/>мелко<text:s/>плавает,<text:s/>тот<text:s/>и<text:s/>задирает.</text:p>
      <text:p text:style-name="Обычный">– А<text:s/>что<text:s/>за<text:s/>человек<text:s/>был<text:s/>этот<text:s/>Бауш? –<text:s/>спросил<text:s/>я<text:s/>после<text:s/>некоторого<text:s/>молчанья.</text:p>
      <text:p text:style-name="Обычный">– Как<text:s/>же<text:s/>это<text:s/>вы<text:s/>про<text:s/>Миловидку<text:s/>слыхали,<text:s/>а<text:s/>про<text:s/>Бауша<text:s/>нет?..<text:s/>Это<text:s/>был<text:s/>главный<text:s/>ловчий<text:s/>и<text:s/>доезжачий<text:s/>вашего<text:s/>дедушки.<text:s/>Дедушка‑то<text:s/>ваш<text:s/>его<text:s/>любил<text:s/>не<text:s/>меньше<text:s/>Миловидки.<text:s/>Отчаянный<text:s/>был<text:s/>человек,<text:s/>и<text:s/>что<text:s/>бы<text:s/>ваш<text:s/>дед<text:s/>ни<text:s/>приказал –<text:s/>мигом<text:s/>исполнит,<text:s/>хоть<text:s/>на<text:s/>нож<text:s/>полезет…<text:s/>И<text:s/>как<text:s/>порскал –<text:s/>так<text:s/>стон<text:s/>в<text:s/>лесу,<text:s/>бывало,<text:s/>и<text:s/>стоит.<text:s/>А<text:s/>то<text:s/>вдруг<text:s/>заупрямится,<text:s/>слезет<text:s/>с<text:s/>коня<text:s/>и<text:s/>ляжет…<text:s/>И<text:s/>как<text:s/>только<text:s/>перестали<text:s/>собаки<text:s/>слышать<text:s/>его<text:s/>голос –<text:s/>кончено!<text:s/>Горячий<text:s/>след<text:s/>бросят,<text:s/>не<text:s/>погонят<text:s/>ни<text:s/>за<text:s/>какие<text:s/>благи.<text:s/>И‑их,<text:s/>ваш<text:s/>дедушка<text:s/>рассердится!<text:s/>«Жив<text:s/>быть<text:s/>не<text:s/>хочу,<text:s/>коли<text:s/>не<text:s/>повешу<text:s/>бездельника!<text:s/>Наизнанку<text:s/>антихриста<text:s/>выворочу!<text:s/>Пятки<text:s/>душегубцу<text:s/>сквозь<text:s/>горло<text:s/>протащу!»<text:s/>А<text:s/>кончится<text:s/>тем,<text:s/>что<text:s/>пошлет<text:s/>узнать,<text:s/>чего<text:s/>ему<text:s/>надобно,<text:s/>отчего<text:s/>не<text:s/>порскает?<text:s/>И<text:s/>Бауш<text:s/>в<text:s/>таких<text:s/>случаях<text:s/>обыкновенно<text:s/>потребует<text:s/>вина,<text:s/>выпьет,<text:s/>поднимется<text:s/>и<text:s/>загогочет<text:s/>опять<text:s/>на<text:s/>славу.</text:p>
      <text:p text:style-name="Обычный">– Вы,<text:s/>кажется,<text:s/>также<text:s/>любите<text:s/>охоту,<text:s/>Лука<text:s/>Петрович?</text:p>
      <text:p text:style-name="Обычный">– Любил<text:s/>бы…<text:s/>точно, –<text:s/>не<text:s/>теперь:<text:s/>теперь<text:s/>моя<text:s/>пора<text:s/>прошла,<text:s/>а<text:s/>в<text:s/>молодых<text:s/>годах…<text:s/>да<text:s/>знаете,<text:s/>неловко,<text:s/>по<text:s/>причине<text:s/>звания.<text:s/>За<text:s/>дворянами<text:s/>нашему<text:s/>брату<text:s/>не<text:s/>приходится<text:s/>тянуться.<text:s/>Точно:<text:s/>и из<text:s/>нашего<text:s/>сословия<text:s/>иной,<text:s/>пьющий<text:s/>и<text:s/>неспособный,<text:s/>бывало,<text:s/>присоседится<text:s/>к<text:s/>господам…<text:s/>да<text:s/>что<text:s/>за<text:s/>радость!<text:s/>Только<text:s/>себя<text:s/>срамит.<text:s/>Дадут<text:s/>ему<text:s/>лошадь<text:s/>дрянную,<text:s/>спотыкливую;<text:s/>то<text:s/>и<text:s/>дело<text:s/>шапку<text:s/>с<text:s/>него<text:s/>наземь<text:s/>бросают;<text:s/>арапником,<text:s/>будто<text:s/>по<text:s/>лошади,<text:s/>по<text:s/>нем<text:s/>задевают;<text:s/>а он<text:s/>все<text:s/>смейся<text:s/>да<text:s/>других<text:s/>смеши.<text:s/>Нет,<text:s/>скажу<text:s/>вам:<text:s/>чем<text:s/>мельче<text:s/>звание,<text:s/>тем<text:s/>строже<text:s/>себя<text:s/>держи,<text:s/>а<text:s/>то<text:s/>как<text:s/>раз<text:s/>себя<text:s/>замараешь.</text:p>
      <text:p text:style-name="Обычный">– Да, –<text:s/>продолжал<text:s/>Овсяников<text:s/>со<text:s/>вздохом, –<text:s/>много<text:s/>воды<text:s/>утекло<text:s/>с<text:s/>тех<text:s/>пор,<text:s/>как<text:s/>я<text:s/>на<text:s/>свете<text:s/>живу:<text:s/>времена<text:s/>подошли<text:s/>другие.<text:s/>Особенно<text:s/>в<text:s/>дворянах<text:s/>вижу<text:s/>я<text:s/>перемену<text:s/>большую.<text:s/>Мелкопоместные –<text:s/>все<text:s/>либо<text:s/>на<text:s/>службе<text:s/>побывали,<text:s/>либо<text:s/>на<text:s/>месте<text:s/>не<text:s/>сидят;<text:s/>а что<text:s/>покрупней –<text:s/>тех<text:s/>и<text:s/>узнать<text:s/>нельзя.<text:s/>Насмотрелся<text:s/>я<text:s/>на<text:s/>них,<text:s/>на<text:s/>крупных‑то,<text:s/>вот<text:s/>по<text:s/>случаю<text:s/>размежевания.<text:s/>И<text:s/>должен<text:s/>я<text:s/>вам<text:s/>сказать:<text:s/>сердце<text:s/>радуется,<text:s/>на<text:s/>них<text:s/>глядя:<text:s/>обходительны,<text:s/>вежливы.<text:s/>Только<text:s/>вот<text:s/>что<text:s/>мне<text:s/>удивительно:<text:s/>всем<text:s/>наукам<text:s/>они<text:s/>научились,<text:s/>говорят<text:s/>так<text:s/>складно,<text:s/>что<text:s/>душа<text:s/>умиляется,<text:s/>а<text:s/>дела‑то<text:s/>настоящего<text:s/>не<text:s/>смыслят,<text:s/>даже<text:s/>собственной<text:s/>пользы<text:s/>не<text:s/>чувствуют:<text:s/>их<text:s/>же<text:s/>крепостной<text:s/>человек,<text:s/>приказчик,<text:s/>гнет<text:s/>их,<text:s/>куда<text:s/>хочет,<text:s/>словно<text:s/>дугу.<text:s/>Ведь<text:s/>вот<text:s/>вы,<text:s/>может,<text:s/>знаете<text:s/>Королева,<text:s/>Александра<text:s/>Владимировича, –<text:s/>чем<text:s/>не<text:s/>дворянин?<text:s/>Собой<text:s/>красавец,<text:s/>богат,<text:s/>в<text:s/>«ниверситетах»<text:s/>обучался,<text:s/>кажись,<text:s/>и<text:s/>за<text:s/>границей<text:s/>побывал,<text:s/>говорит<text:s/>плавно,<text:s/>скромно,<text:s/>всем<text:s/>нам<text:s/>руки<text:s/>жмет.<text:s/>Знаете?..<text:s/>ну,<text:s/>так<text:s/>слушайте.<text:s/>На<text:s/>прошлой<text:s/>неделе<text:s/>съехались<text:s/>мы<text:s/>в<text:s/>Березовку<text:s/>по<text:s/>приглашению<text:s/>посредника,<text:s/>Никифора<text:s/>Ильича.<text:s/>И<text:s/>говорит<text:s/>нам<text:s/>посредник,<text:s/>Никифор<text:s/>Ильич:<text:s/>«Надо,<text:s/>господа,<text:s/>размежеваться;<text:s/>это<text:s/>срам,<text:s/>наш<text:s/>участок<text:s/>ото<text:s/>всех<text:s/>других<text:s/>отстал:<text:s/>приступимте<text:s/>к<text:s/>делу».<text:s/>Вот<text:s/>и<text:s/>приступили.<text:s/>Пошли<text:s/>толки,<text:s/>споры,<text:s/>как<text:s/>водится;<text:s/>поверенный<text:s/>наш<text:s/>ломаться<text:s/>стал.<text:s/>Но<text:s/>первый<text:s/>забуянил<text:s/>Овчинников<text:s/>Порфирий…<text:s/>И<text:s/>из<text:s/>чего<text:s/>буянит<text:s/>человек?..<text:s/>У<text:s/>самого<text:s/>вершка<text:s/>земли<text:s/>нету:<text:s/>по<text:s/>поручению<text:s/>брата<text:s/>распоряжается.<text:s/>Кричит:<text:s/>«Нет!<text:s/>меня<text:s/>вам<text:s/>не<text:s/>провести!<text:s/>нет,<text:s/>не<text:s/>на<text:s/>того<text:s/>наткнулись!<text:s/>планы<text:s/>сюда!<text:s/>землемера<text:s/>мне<text:s/>подайте,<text:s/>христопродавца<text:s/>подайте<text:s/>сюда!» –<text:s/>«Да<text:s/>какое,<text:s/>наконец,<text:s/>ваше<text:s/>требование?» –<text:s/>«Вот<text:s/>дурака<text:s/>нашли!<text:s/>эка!<text:s/>вы<text:s/>думаете:<text:s/>я вам<text:s/>так‑таки<text:s/>сейчас<text:s/>мое<text:s/>требование<text:s/>и<text:s/>объявлю?..<text:s/>нет,<text:s/>вы<text:s/>планы<text:s/>сюда<text:s/>подайте,<text:s/>вот<text:s/>что!»<text:s/>А<text:s/>сам<text:s/>рукой<text:s/>стучит<text:s/>по<text:s/>планам.<text:s/>Марфу<text:s/>Дмитревну<text:s/>обидел<text:s/>кровно.<text:s/>Та<text:s/>кричит:<text:s/>«Как<text:s/>вы<text:s/>смеете<text:s/>мою<text:s/>репутацию<text:s/>позорить?» –<text:s/>«Я,<text:s/>говорит,<text:s/>вашей<text:s/>репутации<text:s/>моей<text:s/>бурой<text:s/>кобыле<text:s/>не<text:s/>желаю».<text:s/>Насилу<text:s/>мадерой<text:s/>отпоили.<text:s/>Его<text:s/>успокоили, –<text:s/>другие<text:s/>забунтовали.<text:s/>Королев‑то,<text:s/>Александр<text:s/>Владимирович,<text:s/>сидит,<text:s/>мой<text:s/>голубчик,<text:s/>в<text:s/>углу,<text:s/>набалдашник<text:s/>на<text:s/>палке<text:s/>покусывает<text:s/>да<text:s/>только<text:s/>головой<text:s/>качает.<text:s/>Совестно<text:s/>мне<text:s/>стало,<text:s/>мочи<text:s/>нет,<text:s/>хоть<text:s/>вон<text:s/>бежать.<text:s/>Что,<text:s/>мол,<text:s/>об<text:s/>нас<text:s/>подумает<text:s/>человек?<text:s/>Глядь,<text:s/>поднялся<text:s/>мой<text:s/>Александр<text:s/>Владимирыч,<text:s/>показывает<text:s/>вид,<text:s/>что<text:s/>говорить<text:s/>желает.<text:s/>Посредник<text:s/>засуетился,<text:s/>говорит:<text:s/>«Господа,<text:s/>господа,<text:s/>Александр<text:s/>Владимирыч<text:s/>говорить<text:s/>желает».<text:s/>И<text:s/>нельзя<text:s/>не<text:s/>похвалить<text:s/>дворян:<text:s/>все<text:s/>тотчас<text:s/>замолчали.<text:s/>Вот<text:s/>и<text:s/>начал<text:s/>Александр<text:s/>Владимирыч,<text:s/>и<text:s/>говорит:<text:s/>что<text:s/>мы,<text:s/>дескать,<text:s/>кажется,<text:s/>забыли,<text:s/>для<text:s/>чего<text:s/>мы<text:s/>собрались;<text:s/>что<text:s/>хотя<text:s/>размежевание,<text:s/>бесспорно,<text:s/>выгодно<text:s/>для<text:s/>владельцев,<text:s/>но<text:s/>в<text:s/>сущности<text:s/>оно<text:s/>введено<text:s/>для<text:s/>чего? –<text:s/>для<text:s/>того,<text:s/>чтоб<text:s/>крестьянину<text:s/>было<text:s/>легче,<text:s/>чтоб<text:s/>ему<text:s/>работать<text:s/>сподручнее<text:s/>было,<text:s/>повинности<text:s/>справлять;<text:s/>а то<text:s/>теперь<text:s/>он<text:s/>сам<text:s/>своей<text:s/>земли<text:s/>не<text:s/>знает<text:s/>и<text:s/>нередко<text:s/>за<text:s/>пять<text:s/>верст<text:s/>пахать<text:s/>едет, –<text:s/>и<text:s/>взыскать<text:s/>с<text:s/>него<text:s/>нельзя.<text:s/>Потом<text:s/>сказал<text:s/>Александр<text:s/>Владимирыч,<text:s/>что<text:s/>помещику<text:s/>грешно<text:s/>не<text:s/>заботиться<text:s/>о<text:s/>благосостоянии<text:s/>крестьян,<text:s/>что<text:s/>крестьяне<text:s/>от<text:s/>Бога<text:s/>поручены,<text:s/>что,<text:s/>наконец,<text:s/>если<text:s/>здраво<text:s/>рассудить,<text:s/>их<text:s/>выгоды<text:s/>и<text:s/>наши<text:s/>выгоды –<text:s/>все<text:s/>едино:<text:s/>им<text:s/>хорошо –<text:s/>нам<text:s/>хорошо,<text:s/>им<text:s/>худо –<text:s/>нам<text:s/>худо…<text:s/>и что,<text:s/>следовательно,<text:s/>грешно<text:s/>и<text:s/>нерассудительно<text:s/>не<text:s/>соглашаться<text:s/>из<text:s/>пустяков…<text:s/>И<text:s/>пошел,<text:s/>и<text:s/>пошел…<text:s/>да<text:s/>ведь<text:s/>как<text:s/>говорил!<text:s/>за<text:s/>душу<text:s/>так<text:s/>и<text:s/>забирает…<text:s/>Дворяне‑то<text:s/>все<text:s/>носы<text:s/>повесили;<text:s/>я сам,<text:s/>ей‑ей,<text:s/>чуть<text:s/>не<text:s/>прослезился.<text:s/>Право<text:s/>слово,<text:s/>в<text:s/>старинных<text:s/>книгах<text:s/>таких<text:s/>речей<text:s/>не<text:s/>бывает…<text:s/>А<text:s/>чем<text:s/>кончилось?<text:s/>Сам<text:s/>четырех<text:s/>десятин<text:s/>мохового<text:s/>болота<text:s/>не<text:s/>уступил<text:s/>и<text:s/>продать<text:s/>не<text:s/>захотел.<text:s/>Говорит:<text:s/>«Я<text:s/>это<text:s/>болото<text:s/>своими<text:s/>людьми<text:s/>высушу<text:s/>и<text:s/>суконную<text:s/>фабрику<text:s/>на<text:s/>нем<text:s/>заведу,<text:s/>с<text:s/>усовершенствованиями.<text:s/>Я,<text:s/>говорит,<text:s/>уж<text:s/>это<text:s/>место<text:s/>выбрал:<text:s/>у меня<text:s/>на<text:s/>этот<text:s/>счет<text:s/>свои<text:s/>соображения…»<text:s/>И<text:s/>хоть<text:s/>бы<text:s/>это<text:s/>было<text:s/>справедливо,<text:s/>а<text:s/>то<text:s/>просто<text:s/>сосед<text:s/>Александра<text:s/>Владимирыча,<text:s/>Карасиков<text:s/>Антон,<text:s/>поскупился<text:s/>королёвскому<text:s/>приказчику<text:s/>сто<text:s/>рублев<text:s/>ассигнациями<text:s/>взнести.<text:s/>Так<text:s/>мы<text:s/>и<text:s/>разъехались,<text:s/>не<text:s/>сделавши<text:s/>дела.<text:s/>А<text:s/>Александр<text:s/>Владимирыч<text:s/>по<text:s/>сих<text:s/>пор<text:s/>себя<text:s/>правым<text:s/>почитает<text:s/>и<text:s/>все<text:s/>о<text:s/>суконной<text:s/>фабрике<text:s/>толкует,<text:s/>только<text:s/>к<text:s/>осушке<text:s/>болота<text:s/>не<text:s/>приступает.</text:p>
      <text:p text:style-name="Обычный">– А<text:s/>как<text:s/>он<text:s/>в<text:s/>своем<text:s/>именье<text:s/>распоряжается?</text:p>
      <text:p text:style-name="Обычный">– Все<text:s/>новые<text:s/>порядки<text:s/>вводит.<text:s/>Мужики<text:s/>не<text:s/>хвалят, –<text:s/>да<text:s/>их<text:s/>слушать<text:s/>нечего.<text:s/>Хорошо<text:s/>поступает<text:s/>Александр<text:s/>Владимирыч.</text:p>
      <text:p text:style-name="Обычный">– Как<text:s/>же<text:s/>это,<text:s/>Лука<text:s/>Петрович?<text:s/>Я<text:s/>думал,<text:s/>что<text:s/>вы<text:s/>придерживаетесь<text:s/>старины?</text:p>
      <text:p text:style-name="Обычный">– Я –<text:s/>другое<text:s/>дело.<text:s/>Я<text:s/>ведь<text:s/>не<text:s/>дворянин<text:s/>и<text:s/>не<text:s/>помещик.<text:s/>Что<text:s/>мое<text:s/>за<text:s/>хозяйство?..<text:s/>Да<text:s/>я<text:s/>иначе<text:s/>и<text:s/>не<text:s/>умею.<text:s/>Стараюсь<text:s/>поступать<text:s/>по<text:s/>справедливости<text:s/>и<text:s/>по<text:s/>закону –<text:s/>и<text:s/>то<text:s/>слава<text:s/>Богу!<text:s/>Молодые<text:s/>господа<text:s/>прежних<text:s/>порядков<text:s/>не<text:s/>любят:<text:s/>я их<text:s/>хвалю…<text:s/>Пора<text:s/>за<text:s/>ум<text:s/>взяться.<text:s/>Только<text:s/>вот<text:s/>что<text:s/>горе:<text:s/>молодые<text:s/>господа<text:s/>больно<text:s/>мудрят.<text:s/>С<text:s/>мужиком,<text:s/>как<text:s/>с<text:s/>куклой,<text:s/>поступают:<text:s/>повертят,<text:s/>повертят,<text:s/>поломают<text:s/>да<text:s/>и<text:s/>бросят.<text:s/>И<text:s/>приказчик,<text:s/>крепостной<text:s/>человек,<text:s/>или<text:s/>управитель,<text:s/>из<text:s/>немецких<text:s/>уроженцев,<text:s/>опять<text:s/>крестьянина<text:s/>в<text:s/>лапы<text:s/>заберет.<text:s/>И<text:s/>хотя<text:s/>бы<text:s/>один<text:s/>из<text:s/>молодых‑то<text:s/>господ<text:s/>пример<text:s/>подал,<text:s/>показал:<text:s/>вот,<text:s/>мол,<text:s/>как<text:s/>надо<text:s/>распоряжаться!..<text:s/>Чем<text:s/>же<text:s/>это<text:s/>кончится?<text:s/>Неужто<text:s/>ж<text:s/>я<text:s/>так<text:s/>и<text:s/>умру<text:s/>и<text:s/>новых<text:s/>порядков<text:s/>не<text:s/>увижу?..<text:s/>Что<text:s/>за<text:s/>притча?<text:s/>старое<text:s/>вымерло,<text:s/>а<text:s/>молодое<text:s/>не<text:s/>нарождается!</text:p>
      <text:p text:style-name="Обычный">Я<text:s/>не<text:s/>знал,<text:s/>что<text:s/>отвечать<text:s/>Овсяникову.<text:s/>Он<text:s/>оглянулся,<text:s/>придвинулся<text:s/>ко<text:s/>мне<text:s/>поближе<text:s/>и<text:s/>продолжал<text:s/>вполголоса:</text:p>
      <text:p text:style-name="Обычный">– А<text:s/>слыхали<text:s/>про<text:s/>Василья<text:s/>Николаича<text:s/>Любозвонова?</text:p>
      <text:p text:style-name="Обычный">– Нет,<text:s/>не<text:s/>слыхал.</text:p>
      <text:p text:style-name="Обычный">– Растолкуйте<text:s/>мне,<text:s/>пожалуйста,<text:s/>что<text:s/>за<text:s/>чудеса<text:s/>такие?<text:s/>Ума<text:s/>не<text:s/>приложу.<text:s/>Его<text:s/>же<text:s/>мужики<text:s/>рассказывали,<text:s/>да<text:s/>я<text:s/>их<text:s/>речей<text:s/>в<text:s/>толк<text:s/>не<text:s/>возьму.<text:s/>Человек<text:s/>он,<text:s/>вы<text:s/>знаете,<text:s/>молодой,<text:s/>недавно<text:s/>после<text:s/>матери<text:s/>наследство<text:s/>получил.<text:s/>Вот<text:s/>приезжает<text:s/>к<text:s/>себе<text:s/>в<text:s/>вотчину.<text:s/>Собрались<text:s/>мужички<text:s/>поглазеть<text:s/>на<text:s/>своего<text:s/>барина.<text:s/>Вышел<text:s/>к<text:s/>ним<text:s/>Василий<text:s/>Николаич.<text:s/>Смотрят<text:s/>мужики –<text:s/>что<text:s/>за<text:s/>диво! –<text:s/>ходит<text:s/>барин<text:s/>в<text:s/>плисовых<text:s/>панталонах,<text:s/>словно<text:s/>кучер,<text:s/>а<text:s/>сапожки<text:s/>обул<text:s/>с<text:s/>оторочкой;<text:s/>рубаху<text:s/>красную<text:s/>надел<text:s/>и<text:s/>кафтан<text:s/>тоже<text:s/>кучерской;<text:s/>бороду<text:s/>отпустил,<text:s/>а<text:s/>на<text:s/>голове<text:s/>така<text:s/>шапонька<text:s/>мудреная,<text:s/>и<text:s/>лицо<text:s/>такое<text:s/>мудреное, –<text:s/>пьян,<text:s/>не<text:s/>пьян,<text:s/>а<text:s/>и<text:s/>не<text:s/>в<text:s/>своем<text:s/>уме.<text:s/>«Здорово,<text:s/>говорит,<text:s/>ребята!<text:s/>Бог<text:s/>вам<text:s/>в<text:s/>помощь».<text:s/>Мужики<text:s/>ему<text:s/>в<text:s/>пояс, –<text:s/>только<text:s/>молча:<text:s/>заробели,<text:s/>знаете.<text:s/>И<text:s/>он<text:s/>словно<text:s/>сам<text:s/>робеет.<text:s/>Стал<text:s/>он<text:s/>им<text:s/>речь<text:s/>держать:<text:s/>«Я‑де<text:s/>русский,<text:s/>говорит,<text:s/>и<text:s/>вы<text:s/>русские;<text:s/>я русское<text:s/>все<text:s/>люблю…<text:s/>русская,<text:s/>дескать,<text:s/>у<text:s/>меня<text:s/>душа,<text:s/>и<text:s/>кровь<text:s/>тоже<text:s/>русская…»<text:s/>Да<text:s/>вдруг<text:s/>как<text:s/>скомандует:<text:s/>«А<text:s/>ну,<text:s/>детки,<text:s/>спойте‑ка<text:s/>русскую,<text:s/>народственную<text:s/>песню!»<text:s/>У<text:s/>мужиков<text:s/>поджилки<text:s/>затряслись;<text:s/>вовсе<text:s/>одурели.<text:s/>Один<text:s/>было<text:s/>смельчак<text:s/>запел,<text:s/>да<text:s/>и<text:s/>присел<text:s/>тотчас<text:s/>к<text:s/>земле,<text:s/>за<text:s/>других<text:s/>спрятался…<text:s/>И<text:s/>вот<text:s/>чему<text:s/>удивляться<text:s/>надо:<text:s/>бывали<text:s/>у<text:s/>нас<text:s/>и<text:s/>такие<text:s/>помещики,<text:s/>отчаянные<text:s/>господа,<text:s/>гуляки<text:s/>записные,<text:s/>точно;<text:s/>одевались<text:s/>почитай<text:s/>что<text:s/>кучерами<text:s/>и<text:s/>сами<text:s/>плясали,<text:s/>на<text:s/>гитаре<text:s/>играли,<text:s/>пели<text:s/>и<text:s/>пили<text:s/>с<text:s/>дворовыми<text:s/>людишками,<text:s/>с<text:s/>крестьянами<text:s/>пировали;<text:s/>а ведь<text:s/>этот‑то,<text:s/>Василий‑то<text:s/>Николаич,<text:s/>словно<text:s/>красная<text:s/>девушка:<text:s/>все<text:s/>книги<text:s/>читает<text:s/>али<text:s/>пишет,<text:s/>а<text:s/>не<text:s/>то<text:s/>вслух<text:s/>канты<text:s/>произносит, –<text:s/>ни<text:s/>с<text:s/>кем<text:s/>не<text:s/>разговаривает,<text:s/>дичится,<text:s/>знай<text:s/>себе<text:s/>по<text:s/>саду<text:s/>гуляет,<text:s/>словно<text:s/>скучает<text:s/>или<text:s/>грустит.<text:s/>Прежний‑то<text:s/>приказчик<text:s/>на<text:s/>первых<text:s/>порах<text:s/>вовсе<text:s/>перетрусился:<text:s/>перед<text:s/>приездом<text:s/>Василья<text:s/>Николаича<text:s/>дворы<text:s/>крестьянские<text:s/>обегал,<text:s/>всем<text:s/>кланялся, –<text:s/>видно,<text:s/>чуяла<text:s/>кошка,<text:s/>чье<text:s/>мясо<text:s/>съела!<text:s/>И<text:s/>мужики<text:s/>надеялись,<text:s/>думали:<text:s/>«Шалишь,<text:s/>брат!<text:s/>ужо<text:s/>тебя<text:s/>к<text:s/>ответу<text:s/>потянут,<text:s/>голубчика;<text:s/>вот<text:s/>ты<text:s/>ужо<text:s/>напляшешься,<text:s/>жила<text:s/>ты<text:s/>этакой!..»<text:s/>А<text:s/>вместо<text:s/>того<text:s/>вышло –<text:s/>как<text:s/>вам<text:s/>доложить?<text:s/>сам<text:s/>Господь<text:s/>не<text:s/>разберет,<text:s/>что<text:s/>такое<text:s/>вышло!<text:s/>Позвал<text:s/>его<text:s/>к<text:s/>себе<text:s/>Василий<text:s/>Николаич<text:s/>и<text:s/>говорит,<text:s/>а<text:s/>сам<text:s/>краснеет,<text:s/>и<text:s/>так,<text:s/>знаете,<text:s/>дышит<text:s/>скоро:<text:s/>«Будь<text:s/>справедлив<text:s/>у<text:s/>меня,<text:s/>не<text:s/>притесняй<text:s/>никого,<text:s/>слышишь?»<text:s/>Да<text:s/>с<text:s/>тех<text:s/>пор<text:s/>его<text:s/>к<text:s/>своей<text:s/>особе<text:s/>и<text:s/>не<text:s/>требовал!<text:s/>В<text:s/>собственной<text:s/>вотчине<text:s/>живет,<text:s/>словно<text:s/>чужой.<text:s/>Ну,<text:s/>приказчик<text:s/>и<text:s/>отдохнул,<text:s/>а<text:s/>мужики<text:s/>к<text:s/>Василью<text:s/>Николаичу<text:s/>подступиться<text:s/>не<text:s/>смеют:<text:s/>боятся.<text:s/>И<text:s/>ведь<text:s/>вот<text:s/>опять<text:s/>что<text:s/>удивления<text:s/>достойно:<text:s/>и кланяется<text:s/>им<text:s/>барин,<text:s/>и<text:s/>смотрит<text:s/>приветливо, –<text:s/>а<text:s/>животы<text:s/>у<text:s/>них<text:s/>от<text:s/>страху<text:s/>так<text:s/>и<text:s/>подводит.<text:s/>Что<text:s/>за<text:s/>чудеса<text:s/>такие,<text:s/>батюшка,<text:s/>скажите?..<text:s/>Или<text:s/>я<text:s/>глуп<text:s/>стал,<text:s/>состарелся,<text:s/>что<text:s/>ли, –<text:s/>не<text:s/>понимаю.</text:p>
      <text:p text:style-name="Обычный">Я<text:s/>отвечал<text:s/>Овсяникову,<text:s/>что,<text:s/>вероятно,<text:s/>господин<text:s/>Любозвонов<text:s/>болен.</text:p>
      <text:p text:style-name="Обычный">– Какое<text:s/>болен!<text:s/>Поперек<text:s/>себя<text:s/>толще,<text:s/>и<text:s/>лицо<text:s/>такое,<text:s/>Бог<text:s/>с<text:s/>ним,<text:s/>окладистое,<text:s/>даром<text:s/>что<text:s/>молод…<text:s/>А<text:s/>впрочем,<text:s/>Господь<text:s/>ведает! (И<text:s/>Овсяников<text:s/>глубоко<text:s/>вздохнул.)</text:p>
      <text:p text:style-name="Обычный">– Ну,<text:s/>в<text:s/>сторону<text:s/>дворян, –<text:s/>начал<text:s/>я, –<text:s/>что<text:s/>вы<text:s/>мне<text:s/>об<text:s/>однодворцах<text:s/>скажете,<text:s/>Лука<text:s/>Петрович?</text:p>
      <text:p text:style-name="Обычный">– Нет,<text:s/>уж<text:s/>вот<text:s/>от<text:s/>этого<text:s/>увольте, –<text:s/>поспешно<text:s/>проговорил<text:s/>он, –<text:s/>право…<text:s/>и сказал<text:s/>бы<text:s/>вам…<text:s/>да<text:s/>что! (Овсяников<text:s/>рукой<text:s/>махнул.)<text:s/>Станемте<text:s/>лучше<text:s/>чай<text:s/>кушать…<text:s/>Мужики,<text:s/>как<text:s/>есть<text:s/>мужики;<text:s/>а впрочем,<text:s/>правду<text:s/>сказать,<text:s/>как<text:s/>же<text:s/>и<text:s/>быть‑то<text:s/>нам?</text:p>
      <text:p text:style-name="Обычный">Он<text:s/>замолчал.<text:s/>Подали<text:s/>чай.<text:s/>Татьяна<text:s/>Ильинична<text:s/>встала<text:s/>с<text:s/>своего<text:s/>места<text:s/>и<text:s/>села<text:s/>поближе<text:s/>к<text:s/>нам.<text:s/>В<text:s/>течение<text:s/>вечера<text:s/>она<text:s/>несколько<text:s/>раз<text:s/>без<text:s/>шума<text:s/>выходила<text:s/>и<text:s/>так<text:s/>же<text:s/>тихо<text:s/>возвращалась.<text:s/>В<text:s/>комнате<text:s/>воцарилось<text:s/>молчание.<text:s/>Овсяников<text:s/>важно<text:s/>и<text:s/>медленно<text:s/>выпивал<text:s/>чашку<text:s/>за<text:s/>чашкой.</text:p>
      <text:p text:style-name="Обычный">– Митя<text:s/>был<text:s/>сегодня<text:s/>у<text:s/>нас, –<text:s/>вполголоса<text:s/>заметила<text:s/>Татьяна<text:s/>Ильинична.</text:p>
      <text:p text:style-name="Обычный">Овсяников<text:s/>нахмурился.</text:p>
      <text:p text:style-name="Обычный">– Чего<text:s/>ему<text:s/>надобно?</text:p>
      <text:p text:style-name="Обычный">– Приходил<text:s/>прощенья<text:s/>просить.</text:p>
      <text:p text:style-name="Обычный">Овсяников<text:s/>покачал<text:s/>головою.</text:p>
      <text:p text:style-name="Обычный">– Ну,<text:s/>подите<text:s/>вы, –<text:s/>продолжал<text:s/>он,<text:s/>обращаясь<text:s/>ко<text:s/>мне, –<text:s/>что<text:s/>прикажете<text:s/>делать<text:s/>с<text:s/>сродственниками?<text:s/>И<text:s/>отказаться<text:s/>от<text:s/>них<text:s/>невозможно…<text:s/>Вот<text:s/>и<text:s/>меня<text:s/>тоже<text:s/>Бог<text:s/>наградил<text:s/>племянничком.<text:s/>Малый<text:s/>он<text:s/>с<text:s/>головой,<text:s/>бойкий<text:s/>малый,<text:s/>спору<text:s/>нет;<text:s/>учился<text:s/>хорошо,<text:s/>только<text:s/>проку<text:s/>мне<text:s/>от<text:s/>него<text:s/>не<text:s/>дождаться.<text:s/>На<text:s/>службе<text:s/>казенной<text:s/>состоял –<text:s/>бросил<text:s/>службу:<text:s/>вишь,<text:s/>ему<text:s/>ходу<text:s/>не<text:s/>было…<text:s/>Да<text:s/>разве<text:s/>он<text:s/>дворянин?<text:s/>И<text:s/>дворян‑то<text:s/>не<text:s/>сейчас<text:s/>в<text:s/>генералы<text:s/>жалуют.<text:s/>Вот<text:s/>теперь<text:s/>и<text:s/>живет<text:s/>без<text:s/>дела…<text:s/>Да<text:s/>это<text:s/>бы<text:s/>еще<text:s/>куда<text:s/>ни<text:s/>шло, –<text:s/>а<text:s/>то<text:s/>в<text:s/>ябедники<text:s/>пустился!<text:s/>Крестьянам<text:s/>просьбы<text:s/>сочиняет,<text:s/>доклады<text:s/>пишет,<text:s/>сотских<text:s/>научает,<text:s/>землемеров<text:s/>на<text:s/>чистую<text:s/>воду<text:s/>выводит,<text:s/>по<text:s/>питейным<text:s/>домам<text:s/>таскается,<text:s/>с<text:s/>бессрочными,<text:s/>с<text:s/>мещанами<text:s/>городскими<text:s/>да<text:s/>с<text:s/>дворниками<text:s/>на<text:s/>постоялых<text:s/>дворах<text:s/>знается.<text:s/>Долго<text:s/>ли<text:s/>тут<text:s/>до<text:s/>беды?<text:s/>Уж<text:s/>и<text:s/>становые<text:s/>и<text:s/>исправники<text:s/>ему<text:s/>не<text:s/>раз<text:s/>грозились.<text:s/>Да<text:s/>он,<text:s/>благо,<text:s/>балагурить<text:s/>умеет:<text:s/>их<text:s/>же<text:s/>рассмешит,<text:s/>да<text:s/>им<text:s/>же<text:s/>потом<text:s/>и<text:s/>наварит<text:s/>кашу…<text:s/>Да<text:s/>полно,<text:s/>не<text:s/>сидит<text:s/>ли<text:s/>он<text:s/>у<text:s/>тебя</text:p>
      <text:p text:style-name="Обычный">в<text:s/>каморке? –<text:s/>прибавил<text:s/>он,<text:s/>обращаясь<text:s/>к<text:s/>жене. –<text:s/>Я<text:s/>ведь<text:s/>тебя<text:s/>знаю:<text:s/>ты<text:s/>ведь<text:s/>сердобольная<text:s/>такая,<text:s/>покровительство<text:s/>ему<text:s/>оказываешь.</text:p>
      <text:p text:style-name="Обычный">Татьяна<text:s/>Ильинична<text:s/>потупилась,<text:s/>улыбнулась<text:s/>и<text:s/>покраснела.</text:p>
      <text:p text:style-name="Обычный">– Ну,<text:s/>так<text:s/>и<text:s/>есть, –<text:s/>продолжал<text:s/>Овсяников… –<text:s/>Ох<text:s/>ты,<text:s/>баловница!<text:s/>Ну,<text:s/>вели<text:s/>ему<text:s/>войти, –<text:s/>уж<text:s/>так<text:s/>и<text:s/>быть,<text:s/>ради<text:s/>дорогого<text:s/>гостя,<text:s/>прощу<text:s/>глупца…<text:s/>Ну,<text:s/>вели,<text:s/>вели…</text:p>
      <text:p text:style-name="Обычный">Татьяна<text:s/>Ильинична<text:s/>подошла<text:s/>к<text:s/>двери<text:s/>и<text:s/>крикнула:<text:s/>«Митя!»</text:p>
      <text:p text:style-name="Обычный">Митя,<text:s/>малый<text:s/>лет<text:s/>двадцати<text:s/>восьми,<text:s/>высокий,<text:s/>стройный<text:s/>и<text:s/>кудрявый,<text:s/>вошел<text:s/>в<text:s/>комнату<text:s/>и,<text:s/>увидев<text:s/>меня,<text:s/>остановился<text:s/>у<text:s/>порога.<text:s/>Одежда<text:s/>на<text:s/>нем<text:s/>была<text:s/>немецкая,<text:s/>но<text:s/>одни<text:s/>неестественной<text:s/>величины<text:s/>буфы<text:s/>на<text:s/>плечах<text:s/>служили<text:s/>явным<text:s/>доказательством<text:s/>тому,<text:s/>что<text:s/>кроил<text:s/>ее<text:s/>не<text:s/>только<text:s/>русский –<text:s/>российский<text:s/>портной.</text:p>
      <text:p text:style-name="Обычный">– Ну,<text:s/>подойди,<text:s/>подойди, –<text:s/>заговорил<text:s/>старик, –<text:s/>чего<text:s/>стыдишься?<text:s/>Благодари<text:s/>тетку,<text:s/>прощен…<text:s/>Вот,<text:s/>батюшка,<text:s/>рекомендую, –<text:s/>продолжал<text:s/>он,<text:s/>показывая<text:s/>на<text:s/>Митю, –<text:s/>и<text:s/>родной<text:s/>племянник,<text:s/>а<text:s/>не<text:s/>слажу<text:s/>никак.<text:s/>Пришли<text:s/>последние<text:s/>времена! (Мы<text:s/>друг<text:s/>другу<text:s/>поклонились.)<text:s/>Ну,<text:s/>говори,<text:s/>что<text:s/>ты<text:s/>там<text:s/>такое<text:s/>напутал?<text:s/>За<text:s/>что<text:s/>на<text:s/>тебя<text:s/>жалуются,<text:s/>сказывай.</text:p>
      <text:p text:style-name="Обычный">Мите,<text:s/>видимо,<text:s/>не<text:s/>хотелось<text:s/>объясняться<text:s/>и<text:s/>оправдываться<text:s/>при<text:s/>мне.</text:p>
      <text:p text:style-name="Обычный">– После,<text:s/>дядюшка, –<text:s/>пробормотал<text:s/>он.</text:p>
      <text:p text:style-name="Обычный">– Нет,<text:s/>не<text:s/>после,<text:s/>а<text:s/>теперь, –<text:s/>продолжал<text:s/>старик… –<text:s/>Тебе,<text:s/>я<text:s/>знаю,<text:s/>при<text:s/>господине<text:s/>помещике<text:s/>совестно:<text:s/>тем<text:s/>лучше –<text:s/>казнись.<text:s/>Изволь,<text:s/>изволь‑ка<text:s/>говорить…<text:s/>Мы<text:s/>послушаем.</text:p>
      <text:p text:style-name="Обычный">– Мне<text:s/>нечего<text:s/>стыдиться, –<text:s/>с<text:s/>живостью<text:s/>начал<text:s/>Митя<text:s/>и<text:s/>тряхнул<text:s/>головой. –<text:s/>Извольте<text:s/>сами,<text:s/>дядюшка,<text:s/>рассудить.<text:s/>Приходят<text:s/>ко<text:s/>мне<text:s/>решетиловские<text:s/>однодворцы<text:s/>и<text:s/>говорят:<text:s/>«Заступись,<text:s/>брат». –<text:s/>«Что<text:s/>такое?» –<text:s/>«А<text:s/>вот<text:s/>что:<text:s/>магазины<text:s/>хлебные<text:s/>у<text:s/>нас<text:s/>в<text:s/>исправности,<text:s/>то<text:s/>есть<text:s/>лучше<text:s/>быть<text:s/>не<text:s/>может;<text:s/>вдруг<text:s/>приезжает<text:s/>к<text:s/>нам<text:s/>чиновник:<text:s/>приказано‑де<text:s/>осмотреть<text:s/>магазины.<text:s/>Осмотрел<text:s/>и<text:s/>говорит:<text:s/>„В<text:s/>беспорядке<text:s/>ваши<text:s/>магазины,<text:s/>упущенья<text:s/>важные,<text:s/>начальству<text:s/>обязан<text:s/>донести“. –<text:s/>„Да<text:s/>в<text:s/>чем<text:s/>упущенья?“ –<text:s/>„А<text:s/>уж<text:s/>про<text:s/>это<text:s/>я<text:s/>знаю“,<text:s/>говорит…<text:s/>Мы<text:s/>было<text:s/>собрались<text:s/>и<text:s/>решили:<text:s/>чиновника,<text:s/>как<text:s/>следует,<text:s/>отблагодарить,<text:s/>да<text:s/>старик<text:s/>Прохорыч<text:s/>помешал;<text:s/>говорит:<text:s/>этак<text:s/>их<text:s/>только<text:s/>разлакомишь.<text:s/>Что,<text:s/>в<text:s/>самом<text:s/>деле?<text:s/>или<text:s/>уж<text:s/>нет<text:s/>нам<text:s/>расправы<text:s/>никакой?..<text:s/>Мы<text:s/>старика‑то<text:s/>и<text:s/>послушались,<text:s/>а<text:s/>чиновник‑то<text:s/>осерчал<text:s/>и<text:s/>жалобу<text:s/>подал,<text:s/>донесение<text:s/>написал.<text:s/>Вот<text:s/>теперь<text:s/>и<text:s/>требуют<text:s/>нас<text:s/>к<text:s/>ответу». –<text:s/>«Да<text:s/>точно<text:s/>ли<text:s/>у<text:s/>вас<text:s/>магазины<text:s/>в<text:s/>исправности?» –<text:s/>спрашиваю<text:s/>я.<text:s/>«Видит<text:s/>Бог,<text:s/>в<text:s/>исправности,<text:s/>и<text:s/>законное<text:s/>количество<text:s/>хлеба<text:s/>имеется…» –<text:s/>«Ну,<text:s/>говорю,<text:s/>так<text:s/>вам<text:s/>робеть<text:s/>нечего», –<text:s/>и<text:s/>написал<text:s/>бумагу<text:s/>им…<text:s/>И<text:s/>еще<text:s/>неизвестно,<text:s/>в<text:s/>чью<text:s/>пользу<text:s/>решится…<text:s/>А<text:s/>что<text:s/>вам<text:s/>на<text:s/>меня<text:s/>по<text:s/>этому<text:s/>случаю<text:s/>нажаловались, –<text:s/>дело<text:s/>понятное:<text:s/>всякому<text:s/>своя<text:s/>рубашка<text:s/>к<text:s/>телу<text:s/>ближе.</text:p>
      <text:p text:style-name="Обычный">– Всякому,<text:s/>да,<text:s/>видно,<text:s/>не<text:s/>тебе, –<text:s/>сказал<text:s/>старик<text:s/>вполголоса… –<text:s/>А<text:s/>что<text:s/>у<text:s/>тебя<text:s/>там<text:s/>за<text:s/>каверзы<text:s/>с<text:s/>шутоломовскими<text:s/>крестьянами?</text:p>
      <text:p text:style-name="Обычный">– А<text:s/>вы<text:s/>почему<text:s/>знаете?</text:p>
      <text:p text:style-name="Обычный">– Стало<text:s/>быть,<text:s/>знаю.</text:p>
      <text:p text:style-name="Обычный">– И<text:s/>тут<text:s/>я<text:s/>прав, –<text:s/>опять‑таки<text:s/>извольте<text:s/>рассудить.<text:s/>У<text:s/>шутоломовских<text:s/>крестьян<text:s/>сосед<text:s/>Беспандин<text:s/>четыре<text:s/>десятины<text:s/>земли<text:s/>запахал.<text:s/>Моя,<text:s/>говорит,<text:s/>земля.<text:s/>Шутоломовцы‑то<text:s/>на<text:s/>оброке,<text:s/>помещик<text:s/>их<text:s/>за<text:s/>границу<text:s/>уехал –<text:s/>кому<text:s/>за<text:s/>них<text:s/>заступиться,<text:s/>сами<text:s/>посудите?<text:s/>А<text:s/>земля<text:s/>их<text:s/>бесспорная,<text:s/>крепостная,<text:s/>испокон<text:s/>веку.<text:s/>Вот<text:s/>и<text:s/>пришли<text:s/>ко<text:s/>мне,<text:s/>говорят:<text:s/>напиши<text:s/>просьбу.<text:s/>Я<text:s/>и<text:s/>написал.<text:s/>А<text:s/>Беспандин<text:s/>узнал<text:s/>и<text:s/>грозиться<text:s/>начал:<text:s/>«Я,<text:s/>говорит,<text:s/>этому<text:s/>Митьке<text:s/>задние<text:s/>лопатки<text:s/>из<text:s/>вертлюгов<text:s/>повыдергаю,<text:s/>а<text:s/>не<text:s/>то<text:s/>и<text:s/>совсем<text:s/>голову<text:s/>с<text:s/>плеч<text:s/>снесу…»<text:s/>Посмотрим,<text:s/>как‑то<text:s/>он<text:s/>ее<text:s/>снесет:<text:s/>до<text:s/>сих<text:s/>пор<text:s/>цела.</text:p>
      <text:p text:style-name="Обычный">– Ну,<text:s/>не<text:s/>хвастайся:<text:s/>несдобровать<text:s/>ей,<text:s/>твоей<text:s/>голове, –<text:s/>промолвил<text:s/>старик, –<text:s/>человек‑то<text:s/>ты<text:s/>сумасшедший<text:s/>вовсе!</text:p>
      <text:p text:style-name="Обычный">– А<text:s/>что<text:s/>ж,<text:s/>дядюшка,<text:s/>не<text:s/>вы<text:s/>ли<text:s/>сами<text:s/>мне<text:s/>говорить<text:s/>изволили…</text:p>
      <text:p text:style-name="Обычный">– Знаю,<text:s/>знаю,<text:s/>что<text:s/>ты<text:s/>мне<text:s/>скажешь, –<text:s/>перебил<text:s/>его<text:s/>Овсяников, –<text:s/>точно:<text:s/>по<text:s/>справедливости<text:s/>должен<text:s/>человек<text:s/>жить<text:s/>и<text:s/>ближнему<text:s/>помогать<text:s/>обязан<text:s/>есть.<text:s/>Бывает,<text:s/>что<text:s/>и<text:s/>себя<text:s/>жалеть<text:s/>не<text:s/>должен…<text:s/>Да<text:s/>ты<text:s/>разве<text:s/>все<text:s/>так<text:s/>поступаешь?<text:s/>Не<text:s/>водят<text:s/>тебя<text:s/>в<text:s/>кабак,<text:s/>что<text:s/>ли?<text:s/>не<text:s/>поят<text:s/>тебя,<text:s/>не<text:s/>кланяются,<text:s/>что<text:s/>ли:<text:s/>«Дмитрий<text:s/>Алексеич,<text:s/>дескать,<text:s/>батюшка,<text:s/>помоги,<text:s/>а<text:s/>благодарность<text:s/>мы<text:s/>уж<text:s/>тебе<text:s/>предъявим», –<text:s/>да<text:s/>целковенький<text:s/>или<text:s/>синенькую<text:s/>из‑под<text:s/>полы<text:s/>в<text:s/>руку?<text:s/>А?<text:s/>не<text:s/>бывает<text:s/>этого?<text:s/>сказывай,<text:s/>не<text:s/>бывает?</text:p>
      <text:p text:style-name="Обычный">– В<text:s/>этом<text:s/>я<text:s/>точно<text:s/>виноват, –<text:s/>отвечал,<text:s/>потупившись,<text:s/>Митя, –<text:s/>но<text:s/>с<text:s/>бедных<text:s/>я<text:s/>не<text:s/>беру<text:s/>и<text:s/>душой<text:s/>не<text:s/>кривлю.</text:p>
      <text:p text:style-name="Обычный">– Теперь<text:s/>не<text:s/>берешь,<text:s/>а<text:s/>самому<text:s/>придется<text:s/>плохо –<text:s/>будешь<text:s/>брать.<text:s/>Душой<text:s/>не<text:s/>кривишь…<text:s/>эх,<text:s/>ты!<text:s/>Знать,<text:s/>за<text:s/>святых<text:s/>все<text:s/>заступаешься!..<text:s/>А<text:s/>Борьку<text:s/>Переходова<text:s/>забыл?..<text:s/>Кто<text:s/>за<text:s/>него<text:s/>хлопотал?<text:s/>кто<text:s/>покровительство<text:s/>ему<text:s/>оказывал?<text:s/>а?</text:p>
      <text:p text:style-name="Обычный">– Переходов<text:s/>по<text:s/>своей<text:s/>вине<text:s/>пострадал,<text:s/>точно…</text:p>
      <text:p text:style-name="Обычный">– Казенные<text:s/>деньги<text:s/>потратил…<text:s/>Шутка!</text:p>
      <text:p text:style-name="Обычный">– Да<text:s/>вы,<text:s/>дядюшка,<text:s/>сообразите:<text:s/>бедность,<text:s/>семейство…</text:p>
      <text:p text:style-name="Обычный">– Бедность,<text:s/>бедность…<text:s/>Человек<text:s/>он<text:s/>пьющий,<text:s/>азартный –<text:s/>вот<text:s/>что!</text:p>
      <text:p text:style-name="Обычный">– Пить<text:s/>он<text:s/>с<text:s/>горя<text:s/>начал, –<text:s/>заметил<text:s/>Митя,<text:s/>понизив<text:s/>голос.</text:p>
      <text:p text:style-name="Обычный">– С<text:s/>горя!<text:s/>Ну,<text:s/>помог<text:s/>бы<text:s/>ему,<text:s/>коли<text:s/>сердце<text:s/>в<text:s/>тебе<text:s/>такое<text:s/>ретивое,<text:s/>а<text:s/>не<text:s/>сидел<text:s/>бы<text:s/>с<text:s/>пьяным<text:s/>человеком<text:s/>в<text:s/>кабаках<text:s/>сам.<text:s/>Что<text:s/>он<text:s/>красно<text:s/>говорит –<text:s/>вишь<text:s/>невидаль<text:s/>какая!</text:p>
      <text:p text:style-name="Обычный">– Человек‑то<text:s/>он<text:s/>добрейший…</text:p>
      <text:p text:style-name="Обычный">– У<text:s/>тебя<text:s/>все<text:s/>добрые…<text:s/>А<text:s/>что, –<text:s/>продолжал<text:s/>Овсяников,<text:s/>обращаясь<text:s/>к<text:s/>жене, –<text:s/>послали<text:s/>ему…<text:s/>ну,<text:s/>там,<text:s/>ты<text:s/>знаешь…</text:p>
      <text:p text:style-name="Обычный">Татьяна<text:s/>Ильинична<text:s/>кивнула<text:s/>головой.</text:p>
      <text:p text:style-name="Обычный">– Где<text:s/>ты<text:s/>эти<text:s/>дни<text:s/>пропадал? –<text:s/>заговорил<text:s/>опять<text:s/>старик.</text:p>
      <text:p text:style-name="Обычный">– В<text:s/>городе<text:s/>был.</text:p>
      <text:p text:style-name="Обычный">– Небось<text:s/>все<text:s/>на<text:s/>биллиарде<text:s/>играл<text:s/>да<text:s/>чайничал,<text:s/>на<text:s/>гитаре<text:s/>бренчал,<text:s/>по<text:s/>присутственным<text:s/>местам<text:s/>шмыгал,<text:s/>в<text:s/>задних<text:s/>комнатках<text:s/>просьбы<text:s/>сочинял,<text:s/>с<text:s/>купецкими<text:s/>сынками<text:s/>щеголял?<text:s/>Так<text:s/>ведь?..<text:s/>Сказывай!</text:p>
      <text:p text:style-name="Обычный">– Оно,<text:s/>пожалуй,<text:s/>что<text:s/>так, –<text:s/>с<text:s/>улыбкой<text:s/>сказал<text:s/>Митя… –<text:s/>Ах,<text:s/>да!<text:s/>чуть<text:s/>было<text:s/>не<text:s/>забыл:<text:s/>Фунтиков,<text:s/>Антон<text:s/>Парфеныч,<text:s/>к<text:s/>себе<text:s/>вас<text:s/>в<text:s/>воскресенье<text:s/>просит<text:s/>откушать.</text:p>
      <text:p text:style-name="Обычный">– Не<text:s/>поеду<text:s/>я<text:s/>к<text:s/>этому<text:s/>брюхачу.<text:s/>Рыбу<text:s/>даст<text:s/>сотенную,<text:s/>а<text:s/>масло<text:s/>положит<text:s/>тухлое.<text:s/>Бог<text:s/>с<text:s/>ним<text:s/>совсем!</text:p>
      <text:p text:style-name="Обычный">– А<text:s/>то<text:s/>я<text:s/>Федосью<text:s/>Михайловну<text:s/>встретил.</text:p>
      <text:p text:style-name="Обычный">– Какую<text:s/>это<text:s/>Федосью?</text:p>
      <text:p text:style-name="Обычный">– А<text:s/>Гарпенченки<text:s/>помещика,<text:s/>вот<text:s/>что<text:s/>Микулино<text:s/>сукциону<text:s/>купил.<text:s/>Федосья‑то<text:s/>из<text:s/>Микулина.<text:s/>В<text:s/>Москве<text:s/>на<text:s/>оброке<text:s/>жила<text:s/>в<text:s/>швеях<text:s/>и<text:s/>оброк<text:s/>платила<text:s/>исправно,<text:s/>сто<text:s/>восемьдесят<text:s/>два<text:s/>рубля<text:s/>с<text:s/>полтиной<text:s/>в<text:s/>год…<text:s/>И<text:s/>дело<text:s/>свое<text:s/>знает:<text:s/>в Москве<text:s/>заказы<text:s/>получала<text:s/>хорошие.<text:s/>А<text:s/>теперь<text:s/>Гарпенченко<text:s/>ее<text:s/>выписал,<text:s/>да<text:s/>вот<text:s/>и<text:s/>держит<text:s/>так,<text:s/>должности<text:s/>ей<text:s/>не<text:s/>определяет.<text:s/>Она<text:s/>бы<text:s/>и<text:s/>откупиться<text:s/>готова,<text:s/>и<text:s/>барину<text:s/>говорила,<text:s/>да<text:s/>он<text:s/>никакого<text:s/>решенья<text:s/>не<text:s/>объявляет.<text:s/>Вы,<text:s/>дядюшка,<text:s/>с<text:s/>Гарпенченкой‑то<text:s/>знакомы,<text:s/>так<text:s/>не<text:s/>можете<text:s/>ли<text:s/>вы<text:s/>замолвить<text:s/>ему<text:s/>словечко?..<text:s/>А<text:s/>Федосья<text:s/>выкуп<text:s/>за<text:s/>себя<text:s/>даст<text:s/>хороший.</text:p>
      <text:p text:style-name="Обычный">– Не<text:s/>на<text:s/>твои<text:s/>ли<text:s/>деньги?<text:s/>ась?<text:s/>Ну,<text:s/>ну,<text:s/>хорошо,<text:s/>скажу<text:s/>ему,<text:s/>скажу.<text:s/>Только<text:s/>не<text:s/>знаю, –<text:s/>продолжал<text:s/>старик<text:s/>с<text:s/>недовольным<text:s/>лицом, –<text:s/>этот<text:s/>Гарпенченко,<text:s/>прости<text:s/>Господи,<text:s/>жила:<text:s/>векселя<text:s/>скупает,<text:s/>деньги<text:s/>в<text:s/>рост<text:s/>отдает,<text:s/>именья<text:s/>с<text:s/>молотка<text:s/>приобретает…<text:s/>И<text:s/>кто<text:s/>его<text:s/>в<text:s/>нашу<text:s/>сторону<text:s/>занес?<text:s/>Ох,<text:s/>уж<text:s/>эти<text:s/>мне<text:s/>заезжие!<text:s/>Не<text:s/>скоро<text:s/>от<text:s/>него<text:s/>толку<text:s/>добьешься;<text:s/>а впрочем,<text:s/>посмотрим.</text:p>
      <text:p text:style-name="Обычный">– Похлопочите,<text:s/>дядюшка.</text:p>
      <text:p text:style-name="Обычный">– Хорошо,<text:s/>похлопочу.<text:s/>Только<text:s/>ты<text:s/>смотри,<text:s/>смотри<text:s/>у<text:s/>меня!<text:s/>Ну,<text:s/>ну,<text:s/>не<text:s/>оправдывайся…<text:s/>Бог<text:s/>с<text:s/>тобой,<text:s/>Бог<text:s/>с<text:s/>тобой!..<text:s/>Только<text:s/>вперед<text:s/>смотри,<text:s/>а<text:s/>то,<text:s/>ей‑богу,<text:s/>Митя,<text:s/>несдобровать<text:s/>тебе, –<text:s/>ей‑богу,<text:s/>пропадешь.<text:s/>Не<text:s/>все<text:s/>же<text:s/>мне<text:s/>тебя<text:s/>на<text:s/>плечах<text:s/>выносить…<text:s/>я и<text:s/>сам<text:s/>человек<text:s/>не<text:s/>властный.<text:s/>Ну,<text:s/>ступай<text:s/>теперь<text:s/>с<text:s/>Богом.</text:p>
      <text:p text:style-name="Обычный">Митя<text:s/>вышел.<text:s/>Татьяна<text:s/>Ильинична<text:s/>отправилась<text:s/>за<text:s/>ним.</text:p>
      <text:p text:style-name="Обычный">– Напой<text:s/>его<text:s/>чаем,<text:s/>баловница, –<text:s/>закричал<text:s/>ей<text:s/>вслед<text:s/>Овсяников… –<text:s/>Не<text:s/>глупый<text:s/>малый, –<text:s/>продолжал<text:s/>он, –<text:s/>и<text:s/>душа<text:s/>добрая,<text:s/>только<text:s/>я<text:s/>боюсь<text:s/>за<text:s/>него…<text:s/>А<text:s/>впрочем,<text:s/>извините,<text:s/>что<text:s/>так<text:s/>долго<text:s/>вас<text:s/>пустяками<text:s/>занимал.</text:p>
      <text:p text:style-name="Обычный">Дверь<text:s/>из<text:s/>передней<text:s/>отворилась.<text:s/>Вошел<text:s/>низенький,<text:s/>седенький<text:s/>человек<text:s/>в<text:s/>бархатном<text:s/>сюртучке.</text:p>
      <text:p text:style-name="Обычный">– А,<text:s/>Франц<text:s/>Иваныч! –<text:s/>вскрикнул<text:s/>Овсяников. –<text:s/>Здравствуйте!<text:s/>как<text:s/>вас<text:s/>Бог<text:s/>милует?</text:p>
      <text:p text:style-name="Обычный">Позвольте,<text:s/>любезный<text:s/>читатель,<text:s/>познакомить<text:s/>вас<text:s/>и<text:s/>с<text:s/>этим<text:s/>господином.</text:p>
      <text:p text:style-name="Обычный">Франц<text:s/>Иваныч<text:s/>Лежёнь<text:s/>(Lejeune),<text:s/>мой<text:s/>сосед<text:s/>и<text:s/>орловский<text:s/>помещик,<text:s/>не<text:s/>совсем<text:s/>обыкновенным<text:s/>образом<text:s/>достиг<text:s/>почетного<text:s/>звания<text:s/>русского<text:s/>дворянина.<text:s/>Родился<text:s/>он<text:s/>в<text:s/>Орлеане,<text:s/>от<text:s/>французских<text:s/>родителей,<text:s/>и<text:s/>вместе<text:s/>с<text:s/>Наполеоном<text:s/>отправился<text:s/>на<text:s/>завоевание<text:s/>России,<text:s/>в<text:s/>качестве<text:s/>барабанщика.<text:s/>Сначала<text:s/>все<text:s/>шло<text:s/>как<text:s/>по<text:s/>маслу,<text:s/>и<text:s/>наш<text:s/>француз<text:s/>вошел<text:s/>в<text:s/>Москву<text:s/>с<text:s/>поднятой<text:s/>головой.<text:s/>Но<text:s/>на<text:s/>возвратном<text:s/>пути<text:s/>бедный<text:s/>m‑r Lejeune,<text:s/>полузамерзший<text:s/>и<text:s/>без<text:s/>барабана,<text:s/>попался<text:s/>в<text:s/>руки<text:s/>смоленским<text:s/>мужичкам.<text:s/>Смоленские<text:s/>мужички<text:s/>заперли<text:s/>его<text:s/>на<text:s/>ночь<text:s/>в<text:s/>пустую<text:s/>сукновальню,<text:s/>а<text:s/>на<text:s/>другое<text:s/>утро<text:s/>привели<text:s/>к<text:s/>проруби,<text:s/>возле<text:s/>плотины,<text:s/>и<text:s/>начали<text:s/>просить<text:s/>барабанщика<text:s/>«de la grrrrande armée»<text:s/>уважить<text:s/>их,<text:s/>то<text:s/>есть<text:s/>нырнуть<text:s/>под<text:s/>лед. M‑r Lejeune<text:s/>не<text:s/>мог<text:s/>согласиться<text:s/>на<text:s/>их<text:s/>предложение<text:s/>и<text:s/>в<text:s/>свою<text:s/>очередь<text:s/>начал<text:s/>убеждать<text:s/>смоленских<text:s/>мужичков,<text:s/>на<text:s/>французском<text:s/>диалекте,<text:s/>отпустить<text:s/>его<text:s/>в<text:s/>Орлеан.<text:s/>«Там, messieurs, –<text:s/>говорил<text:s/>он, –<text:s/>мать<text:s/>у<text:s/>меня<text:s/>живет, une tendre mère»<text:span text:style-name="Знаксноски"><text:note text:note-class="footnote" text:id="_ftn3"><text:note-citation>4</text:note-citation><text:note-body><text:p text:style-name="FootNote"><text:span text:style-name="T155"><text:s/></text:span><text:span text:style-name="T156">Нежная</text:span><text:span text:style-name="T157"><text:s/></text:span><text:span text:style-name="T158">мат</text:span><text:span text:style-name="T159">ь</text:span><text:span text:style-name="T160"><text:s/></text:span><text:span text:style-name="T161">(</text:span><text:span text:style-name="T162">фр</text:span><text:span text:style-name="T163">.).</text:span></text:p><text:p text:style-name="Сd1нedоeeсf1кeaаe0"/></text:note-body></text:note></text:span>.<text:s/>Но<text:s/>мужички,<text:s/>вероятно<text:s/>по<text:s/>незнанию<text:s/>географического<text:s/>положения<text:s/>города<text:s/>Орлеана,<text:s/>продолжали<text:s/>предлагать<text:s/>ему<text:s/>подводное<text:s/>путешествие<text:s/>вниз<text:s/>по<text:s/>течению<text:s/>извилистой<text:s/>речки<text:s/>Гнилотерки<text:s/>и<text:s/>уже<text:s/>стали<text:s/>поощрять<text:s/>его<text:s/>легкими<text:s/>толчками<text:s/>в<text:s/>шейные<text:s/>и<text:s/>спинные<text:s/>позвонки,<text:s/>как<text:s/>вдруг,<text:s/>к<text:s/>неописанной<text:s/>радости<text:s/>Лежёня,<text:s/>раздался<text:s/>звук<text:s/>колокольчика,<text:s/>и<text:s/>на<text:s/>плотину<text:s/>взъехали<text:s/>огромные<text:s/>сани<text:s/>с<text:s/>пестрейшим<text:s/>ковром<text:s/>на<text:s/>преувеличенно‑возвышенном<text:s/>задке,<text:s/>запряженные<text:s/>тройкой<text:s/>саврасых<text:s/>вяток.<text:s/>В<text:s/>санях<text:s/>сидел<text:s/>толстый<text:s/>и<text:s/>румяный<text:s/>помещик<text:s/>в<text:s/>волчьей<text:s/>шубе.</text:p>
      <text:p text:style-name="Обычный">– Что<text:s/>вы<text:s/>там<text:s/>такое<text:s/>делаете? –<text:s/>спросил<text:s/>он<text:s/>мужиков.</text:p>
      <text:p text:style-name="Обычный">– А<text:s/>францюзя<text:s/>топим,<text:s/>батюшка.</text:p>
      <text:p text:style-name="Обычный">– А! –<text:s/>равнодушно<text:s/>возразил<text:s/>помещик<text:s/>и<text:s/>отвернулся.</text:p>
      <text:p text:style-name="Обычный">– Monsieur! Monsieur! –<text:s/>закричал<text:s/>бедняк.</text:p>
      <text:p text:style-name="Обычный">– А,<text:s/>а! –<text:s/>с<text:s/>укоризной<text:s/>заговорила<text:s/>волчья<text:s/>шуба, –<text:s/>с<text:s/>двунадесятью<text:s/>язык<text:s/>на<text:s/>Россию<text:s/>шел,<text:s/>Москву<text:s/>сжег,<text:s/>окаянный,<text:s/>крест<text:s/>с<text:s/>Ивана<text:s/>Великого<text:s/>стащил,<text:s/>а<text:s/>теперь –<text:s/>мусье,<text:s/>мусье!<text:s/>а теперь<text:s/>и<text:s/>хвост<text:s/>поджал!<text:s/>По<text:s/>делам<text:s/>вору<text:s/>и<text:s/>мука…<text:s/>Пошел,<text:s/>Филька‑а!</text:p>
      <text:p text:style-name="Обычный">Лошади<text:s/>тронулись.</text:p>
      <text:p text:style-name="Обычный">– А,<text:s/>впрочем,<text:s/>стой! –<text:s/>прибавил<text:s/>помещик… –<text:s/>Эй<text:s/>ты,<text:s/>мусье,<text:s/>умеешь<text:s/>ты<text:s/>музыке?</text:p>
      <text:p text:style-name="Обычный">– Sauvez moi, sauvez moi, mon bon monsieur!<text:span text:style-name="Знаксноски"><text:note text:note-class="footnote" text:id="_ftn4"><text:note-citation>5</text:note-citation><text:note-body><text:p text:style-name="FootNote"><text:span text:style-name="T164"><text:s/></text:span><text:span text:style-name="T165">Спасите</text:span><text:span text:style-name="T166"><text:s/></text:span><text:span text:style-name="T167">меня</text:span><text:span text:style-name="T168">,<text:s/></text:span><text:span text:style-name="T169">спасите</text:span><text:span text:style-name="T170"><text:s/></text:span><text:span text:style-name="T171">меня</text:span><text:span text:style-name="T172">,<text:s/></text:span><text:span text:style-name="T173">добрый</text:span><text:span text:style-name="T174"><text:s/></text:span><text:span text:style-name="T175">сударь</text:span><text:span text:style-name="T176">! (</text:span><text:span text:style-name="T177">фр</text:span><text:span text:style-name="T178">.)</text:span></text:p><text:p text:style-name="Сd1нedоeeсf1кeaаe0"/></text:note-body></text:note></text:span> –<text:s/>твердил<text:s/>Лежёнь.</text:p>
      <text:p text:style-name="Обычный">– Ведь<text:s/>вишь<text:s/>народец!<text:s/>и по‑русски‑то<text:s/>ни<text:s/>один<text:s/>из<text:s/>них<text:s/>не<text:s/>знает!<text:s/>Мюзик,<text:s/>мюзик,<text:s/>савэ<text:s/>мюзик<text:s/>ву?<text:s/>савэ?<text:s/>Ну,<text:s/>говори<text:s/>же!<text:s/>Компренэ?<text:s/>савэ<text:s/>мюзик<text:s/>ву?<text:s/>на<text:s/>фортопьяно<text:s/>жуэ<text:s/>савэ?</text:p>
      <text:p text:style-name="Обычный">Лежёнь<text:s/>понял,<text:s/>наконец,<text:s/>чего<text:s/>добивается<text:s/>помещик,<text:s/>и<text:s/>утвердительно<text:s/>закивал<text:s/>головой.</text:p>
      <text:p text:style-name="Обычный">– Oui, monsieur, oui,<text:s/>oui, je suis musicien; je joue de tous les instruments possibles! Oui, monsieur…<text:s/>Sauvez moi, monsieur!<text:span text:style-name="Знаксноски"><text:note text:note-class="footnote" text:id="_ftn5"><text:note-citation>6</text:note-citation><text:note-body><text:p text:style-name="FootNote"><text:span text:style-name="T179"><text:s/></text:span><text:span text:style-name="T180">Да</text:span><text:span text:style-name="T181">,<text:s/></text:span><text:span text:style-name="T182">сударь</text:span><text:span text:style-name="T183">,<text:s/></text:span><text:span text:style-name="T184">да</text:span><text:span text:style-name="T185">,<text:s/></text:span><text:span text:style-name="T186">да</text:span><text:span text:style-name="T187">,<text:s/></text:span><text:span text:style-name="T188">я</text:span><text:span text:style-name="T189"><text:s/></text:span><text:span text:style-name="T190">музыкант</text:span><text:span text:style-name="T191">;<text:s/></text:span><text:span text:style-name="T192">я</text:span><text:span text:style-name="T193"> </text:span><text:span text:style-name="T194">играю</text:span><text:span text:style-name="T195"><text:s/></text:span><text:span text:style-name="T196">на</text:span><text:span text:style-name="T197"><text:s/></text:span><text:span text:style-name="T198">всевозможных</text:span><text:span text:style-name="T199"><text:s/></text:span><text:span text:style-name="T200">инстр</text:span><text:span text:style-name="T201">ументах</text:span><text:span text:style-name="T202">!<text:s/></text:span><text:span text:style-name="T203">Да</text:span><text:span text:style-name="T204">,<text:s/></text:span><text:span text:style-name="T205">сударь…</text:span><text:span text:style-name="T206"><text:s/></text:span><text:span text:style-name="T207">Спасите</text:span><text:span text:style-name="T208"><text:s/></text:span><text:span text:style-name="T209">меня</text:span><text:span text:style-name="T210">,<text:s/></text:span><text:span text:style-name="T211">сударь</text:span><text:span text:style-name="T212">! (</text:span><text:span text:style-name="T213">фр</text:span><text:span text:style-name="T214">.)</text:span></text:p><text:p text:style-name="Сd1нedоeeсf1кeaаe0"/></text:note-body></text:note></text:span></text:p>
      <text:p text:style-name="Обычный">– Ну,<text:s/>счастлив<text:s/>твой<text:s/>Бог, –<text:s/>возразил<text:s/>помещик… –<text:s/>Ребята,<text:s/>отпустите<text:s/>его;<text:s/>вот<text:s/>вам<text:s/>двугривенный<text:s/>на<text:s/>водку.</text:p>
      <text:p text:style-name="Обычный">– Спасибо,<text:s/>батюшка,<text:s/>спасибо.<text:s/>Извольте,<text:s/>возьмите<text:s/>его.</text:p>
      <text:p text:style-name="Обычный">Лежёня<text:s/>посадили<text:s/>в<text:s/>сани.<text:s/>Он<text:s/>задыхался<text:s/>от<text:s/>радости,<text:s/>плакал,<text:s/>дрожал,<text:s/>кланялся,<text:s/>благодарил<text:s/>помещика,<text:s/>кучера,<text:s/>мужиков.<text:s/>На<text:s/>нем<text:s/>была<text:s/>одна<text:s/>зеленая<text:s/>фуфайка<text:s/>с<text:s/>розовыми<text:s/>лентами,<text:s/>а<text:s/>мороз<text:s/>трещал<text:s/>на<text:s/>славу.<text:s/>Помещик<text:s/>молча<text:s/>глянул<text:s/>на<text:s/>его<text:s/>посиневшие<text:s/>и<text:s/>окоченелые<text:s/>члены,<text:s/>завернул<text:s/>несчастного<text:s/>в<text:s/>свою<text:s/>шубу<text:s/>и<text:s/>привез<text:s/>его<text:s/>домой.<text:s/>Дворня<text:s/>сбежалась.<text:s/>Француза<text:s/>наскоро<text:s/>отогрели,<text:s/>накормили<text:s/>и<text:s/>одели.<text:s/>Помещик<text:s/>повел<text:s/>его<text:s/>к<text:s/>своим<text:s/>дочерям.</text:p>
      <text:p text:style-name="Обычный">– Вот,<text:s/>дети, –<text:s/>сказал<text:s/>он<text:s/>им, –<text:s/>учитель<text:s/>вам<text:s/>сыскан.<text:s/>Вы<text:s/>всё<text:s/>приставали<text:s/>ко<text:s/>мне:<text:s/>выучи‑де<text:s/>нас<text:s/>музыке<text:s/>и<text:s/>французскому<text:s/>диалекту:<text:s/>вот<text:s/>вам<text:s/>и<text:s/>француз,<text:s/>и<text:s/>на<text:s/>фортопьянах<text:s/>играет…<text:s/>Ну,<text:s/>мусье, –<text:s/>продолжал<text:s/>он,<text:s/>указывая<text:s/>на<text:s/>дрянные<text:s/>фортепьянишки,<text:s/>купленные<text:s/>им<text:s/>за<text:s/>пять<text:s/>лет<text:s/>у<text:s/>жида,<text:s/>который,<text:s/>впрочем,<text:s/>торговал<text:s/>одеколоном, –<text:s/>покажи<text:s/>нам<text:s/>свое<text:s/>искусство:<text:s/>жуэ!</text:p>
      <text:p text:style-name="Обычный">Лежёнь<text:s/>с<text:s/>замирающим<text:s/>сердцем<text:s/>сел<text:s/>на<text:s/>стул:<text:s/>он<text:s/>отроду<text:s/>и<text:s/>не<text:s/>касался<text:s/>фортепьян.</text:p>
      <text:p text:style-name="Обычный">– Жуэ<text:s/>же,<text:s/>жуэ<text:s/>же! –<text:s/>повторял<text:s/>помещик.</text:p>
      <text:p text:style-name="Обычный">С<text:s/>отчаяньем<text:s/>ударил<text:s/>бедняк<text:s/>по<text:s/>клавишам,<text:s/>словно<text:s/>по<text:s/>барабану,<text:s/>заиграл<text:s/>как<text:s/>попало…<text:s/>«Я<text:s/>так<text:s/>и<text:s/>думал, –<text:s/>рассказывал<text:s/>он<text:s/>потом, –<text:s/>что<text:s/>мой<text:s/>спаситель<text:s/>схватит<text:s/>меня<text:s/>за<text:s/>ворот<text:s/>и<text:s/>выбросит<text:s/>вон<text:s/>из<text:s/>дому».<text:s/>Но,<text:s/>к<text:s/>крайнему<text:s/>изумлению<text:s/>невольного<text:s/>импровизатора,<text:s/>помещик,<text:s/>погодя<text:s/>немного,<text:s/>одобрительно<text:s/>потрепал<text:s/>его<text:s/>по<text:s/>плечу.<text:s/>«Хорошо,<text:s/>хорошо, –<text:s/>промолвил<text:s/>он, –<text:s/>вижу,<text:s/>что<text:s/>знаешь;<text:s/>поди<text:s/>теперь<text:s/>отдохни».</text:p>
      <text:p text:style-name="Обычный">Недели<text:s/>через<text:s/>две<text:s/>от<text:s/>этого<text:s/>помещика<text:s/>Лежёнь<text:s/>переехал<text:s/>к<text:s/>другому,<text:s/>человеку<text:s/>богатому<text:s/>и<text:s/>образованному,<text:s/>полюбился<text:s/>ему<text:s/>за<text:s/>веселый<text:s/>и<text:s/>кроткий<text:s/>нрав,<text:s/>женился<text:s/>на<text:s/>его<text:s/>воспитаннице,<text:s/>поступил<text:s/>на<text:s/>службу,<text:s/>вышел<text:s/>в<text:s/>дворяне,<text:s/>выдал<text:s/>свою<text:s/>дочь<text:s/>за<text:s/>орловского<text:s/>помещика<text:s/>Лобызаньева,<text:s/>отставного<text:s/>драгуна<text:s/>и<text:s/>стихотворца,<text:s/>и<text:s/>переселился<text:s/>сам<text:s/>на<text:s/>жительство<text:s/>в<text:s/>Орел.</text:p>
      <text:p text:style-name="Обычный">Вот<text:s/>этот‑то<text:s/>самый<text:s/>Лежёнь,<text:s/>или,<text:s/>как<text:s/>теперь<text:s/>его<text:s/>называют,<text:s/>Франц<text:s/>Иваныч,<text:s/>и<text:s/>вошел<text:s/>при<text:s/>мне<text:s/>в<text:s/>комнату<text:s/>Овсяникова,<text:s/>с<text:s/>которым<text:s/>он<text:s/>состоял<text:s/>в<text:s/>дружественных<text:s/>отношениях…</text:p>
      <text:p text:style-name="Обычный">Но,<text:s/>быть<text:s/>может,<text:s/>читателю<text:s/>уже<text:s/>наскучило<text:s/>сидеть<text:s/>со<text:s/>мною<text:s/>у<text:s/>однодворца<text:s/>Овсяникова,<text:s/>и<text:s/>потому<text:s/>я<text:s/>красноречиво<text:s/>умолкаю.</text:p>
      <text:p text:style-name="Обычный"/>
      <text:p text:style-name="Обычный"><text:span text:style-name="T215">1847</text:span></text:p>
      <text:p text:style-name="Обычный"/>
      <text:p text:style-name="P216">Льгов</text:p>
      <text:p text:style-name="P217"/>
      <text:p text:style-name="Обычный">– Поедемте‑ка<text:s/>в<text:s/>Льгов, –<text:s/>сказал<text:s/>мне<text:s/>однажды<text:s/>уже<text:s/>известный<text:s/>читателям<text:s/>Ермолай, –<text:s/>мы<text:s/>там<text:s/>уток<text:s/>настреляем<text:s/>вдоволь.</text:p>
      <text:p text:style-name="Обычный">Хотя<text:s/>для<text:s/>настоящего<text:s/>охотника<text:s/>дикая<text:s/>утка<text:s/>не<text:s/>представляет<text:s/>ничего<text:s/>особенно<text:s/>пленительного,<text:s/>но,<text:s/>за<text:s/>неименьем<text:s/>пока<text:s/>другой<text:s/>дичи<text:s/>(дело<text:s/>было<text:s/>в<text:s/>начале<text:s/>сентября:<text:s/>вальдшнепы<text:s/>еще<text:s/>не<text:s/>прилетали,<text:s/>а<text:s/>бегать<text:s/>по<text:s/>полям<text:s/>за<text:s/>куропатками<text:s/>мне<text:s/>надоело),<text:s/>я<text:s/>послушался<text:s/>моего<text:s/>охотника<text:s/>и<text:s/>отправился<text:s/>в<text:s/>Льгов.</text:p>
      <text:p text:style-name="Обычный">Льгов –<text:s/>большое<text:s/>степное<text:s/>село<text:s/>с<text:s/>весьма<text:s/>древней<text:s/>каменной<text:s/>одноглавой<text:s/>церковью<text:s/>и<text:s/>двумя<text:s/>мельницами<text:s/>на<text:s/>болотистой<text:s/>речке<text:s/>Росоте.<text:s/>Эта<text:s/>речка,<text:s/>верст<text:s/>за<text:s/>пять<text:s/>от<text:s/>Льгова,<text:s/>превращается<text:s/>в<text:s/>широкий<text:s/>пруд,<text:s/>по<text:s/>краям<text:s/>и<text:s/>кое‑где<text:s/>по<text:s/>середине<text:s/>заросший<text:s/>густым<text:s/>тростником,<text:s/>по‑орловскому –<text:s/>майером.<text:s/>На<text:s/>этом‑то<text:s/>пруде,<text:s/>в<text:s/>заводях<text:s/>или<text:s/>затишьях<text:s/>между<text:s/>тростниками,<text:s/>выводилось<text:s/>и<text:s/>держалось<text:s/>бесчисленное<text:s/>множество<text:s/>уток<text:s/>всех<text:s/>возможных<text:s/>пород:<text:s/>кряковых,<text:s/>полукряковых,<text:s/>шилохвостых,<text:s/>чирков,<text:s/>нырков<text:s/>и<text:s/>пр.<text:s/>Небольшие<text:s/>стаи<text:s/>то<text:s/>и<text:s/>дело<text:s/>перелетывали<text:s/>и<text:s/>носились<text:s/>над<text:s/>водою,<text:s/>а<text:s/>от<text:s/>выстрела<text:s/>поднимались<text:s/>такие<text:s/>тучи,<text:s/>что<text:s/>охотник<text:s/>невольно<text:s/>хватался<text:s/>одной<text:s/>рукой<text:s/>за<text:s/>шапку<text:s/>и<text:s/>протяжно<text:s/>говорил:<text:s/>фу‑у!<text:s/>Мы<text:s/>пошли<text:s/>было<text:s/>с<text:s/>Ермолаем<text:s/>вдоль<text:s/>пруда,<text:s/>но,<text:s/>во‑первых,<text:s/>у<text:s/>самого<text:s/>берега<text:s/>утка,<text:s/>птица<text:s/>осторожная,<text:s/>не<text:s/>держится;<text:s/>во‑вторых,<text:s/>если<text:s/>даже<text:s/>какой‑нибудь<text:s/>отсталый<text:s/>и<text:s/>неопытный<text:s/>чирок<text:s/>и<text:s/>подвергался<text:s/>нашим<text:s/>выстрелам<text:s/>и<text:s/>лишался<text:s/>жизни,<text:s/>то<text:s/>достать<text:s/>его<text:s/>из<text:s/>сплошного<text:s/>майера<text:s/>наши<text:s/>собаки<text:s/>не<text:s/>были<text:s/>в<text:s/>состоянии:<text:s/>несмотря<text:s/>на<text:s/>самое<text:s/>благородное<text:s/>самоотвержение,<text:s/>они<text:s/>не<text:s/>могли<text:s/>ни<text:s/>плавать,<text:s/>ни<text:s/>ступать<text:s/>по<text:s/>дну,<text:s/>а<text:s/>только<text:s/>даром<text:s/>резали<text:s/>свои<text:s/>драгоценные<text:s/>носы<text:s/>об<text:s/>острые<text:s/>края<text:s/>тростников.</text:p>
      <text:p text:style-name="Обычный">– Нет, –<text:s/>промолвил<text:s/>наконец<text:s/>Ермолай, –<text:s/>дело<text:s/>неладно:<text:s/>надо<text:s/>достать<text:s/>лодку…<text:s/>Пойдемте<text:s/>назад<text:s/>в<text:s/>Льгов.</text:p>
      <text:p text:style-name="Обычный">Мы<text:s/>пошли.<text:s/>Не<text:s/>успели<text:s/>мы<text:s/>ступить<text:s/>несколько<text:s/>шагов,<text:s/>как<text:s/>нам<text:s/>навстречу<text:s/>из‑за<text:s/>густой<text:s/>ракиты<text:s/>выбежала<text:s/>довольно<text:s/>дрянная<text:s/>легавая<text:s/>собака,<text:s/>и<text:s/>вслед<text:s/>за<text:s/>ней<text:s/>появился<text:s/>человек<text:s/>среднего<text:s/>роста,<text:s/>в<text:s/>синем,<text:s/>сильно<text:s/>потертом<text:s/>сюртуке,<text:s/>желтоватом<text:s/>жилете,<text:s/>панталонах<text:s/>цвета<text:s/>гри‑де‑лень<text:s/>или<text:s/>блё‑д‑амур<text:span text:style-name="Знаксноски"><text:note text:note-class="footnote" text:id="_ftn6"><text:note-citation>7</text:note-citation><text:note-body><text:p text:style-name="FootNote"><text:span text:style-name="T218"><text:s/></text:span><text:span text:style-name="T219">Розовато</text:span><text:span text:style-name="T220">‑</text:span><text:span text:style-name="T221">серого</text:span><text:span text:style-name="T222"><text:s/>(</text:span><text:span text:style-name="T223">от</text:span><text:span text:style-name="T224"><text:s/></text:span><text:span text:style-name="T225">фр</text:span><text:span text:style-name="T226">. gris de lin</text:span><text:span text:style-name="T227">)</text:span><text:span text:style-name="T228">…</text:span><text:span text:style-name="T229"><text:s/></text:span><text:span text:style-name="T230">голубовато</text:span><text:span text:style-name="T231">‑</text:span><text:span text:style-name="T232">серого</text:span><text:span text:style-name="T233"><text:s/>(</text:span><text:span text:style-name="T234">от</text:span><text:span text:style-name="T235"><text:s/></text:span><text:span text:style-name="T236">фр</text:span><text:span text:style-name="T237">. bleu d</text:span><text:span text:style-name="T238">’</text:span><text:span text:style-name="T239">amour).</text:span></text:p><text:p text:style-name="Сd1нedоeeсf1кeaаe0"/></text:note-body></text:note></text:span>,<text:s/>наскоро<text:s/>засунутых<text:s/>в<text:s/>дырявые<text:s/>сапоги,<text:s/>с<text:s/>красным<text:s/>платком<text:s/>на<text:s/>шее<text:s/>и<text:s/>одноствольным<text:s/>ружьем<text:s/>за<text:s/>плечами.<text:s/>Пока<text:s/>наши<text:s/>собаки,<text:s/>с<text:s/>обычным,<text:s/>их<text:s/>породе<text:s/>свойственным,<text:s/>китайским<text:s/>церемониалом,<text:s/>снюхивались<text:s/>с<text:s/>новой<text:s/>для<text:s/>них<text:s/>личностью,<text:s/>которая,<text:s/>видимо,<text:s/>трусила,<text:s/>поджимала<text:s/>хвост,<text:s/>закидывала<text:s/>уши<text:s/>и<text:s/>быстро<text:s/>перевертывалась<text:s/>всем<text:s/>телом,<text:s/>не<text:s/>сгибая<text:s/>коленей<text:s/>и<text:s/>скаля<text:s/>зубы,<text:s/>незнакомец<text:s/>подошел<text:s/>к<text:s/>нам<text:s/>и<text:s/>чрезвычайно<text:s/>вежливо<text:s/>поклонился.<text:s/>Ему<text:s/>на<text:s/>вид<text:s/>было<text:s/>лет<text:s/>двадцать<text:s/>пять;<text:s/>его<text:s/>длинные<text:s/>русые<text:s/>волосы,<text:s/>сильно<text:s/>пропитанные<text:s/>квасом,<text:s/>торчали<text:s/>неподвижными<text:s/>косицами,<text:s/>небольшие<text:s/>карие<text:s/>глазки<text:s/>приветливо<text:s/>моргали,<text:s/>все<text:s/>лицо,<text:s/>повязанное<text:s/>черным<text:s/>платком,<text:s/>словно<text:s/>от<text:s/>зубной<text:s/>боли,<text:s/>сладостно<text:s/>улыбалось.</text:p>
      <text:p text:style-name="Обычный">– Позвольте<text:s/>себя<text:s/>рекомендовать, –<text:s/>начал<text:s/>он<text:s/>мягким<text:s/>и<text:s/>вкрадчивым<text:s/>голосом, –<text:s/>я<text:s/>здешний<text:s/>охотник<text:s/>Владимир…<text:s/>Услышав<text:s/>о<text:s/>вашем<text:s/>прибытии<text:s/>и<text:s/>узнав,<text:s/>что<text:s/>вы<text:s/>изволили<text:s/>отправиться<text:s/>на<text:s/>берега<text:s/>нашего<text:s/>пруда,<text:s/>решился,<text:s/>если<text:s/>вам<text:s/>не<text:s/>будет<text:s/>противно,<text:s/>предложить<text:s/>вам<text:s/>свои<text:s/>услуги.</text:p>
      <text:p text:style-name="Обычный">Охотник<text:s/>Владимир<text:s/>говорил,<text:s/>ни<text:s/>дать<text:s/>ни<text:s/>взять,<text:s/>как<text:s/>провинциальный<text:s/>молодой<text:s/>актер,<text:s/>занимающий<text:s/>роли<text:s/>первых<text:s/>любовников.<text:s/>Я<text:s/>согласился<text:s/>на<text:s/>его<text:s/>предложение<text:s/>и,<text:s/>не<text:s/>дойдя<text:s/>еще<text:s/>до<text:s/>Льгова,<text:s/>уже<text:s/>успел<text:s/>узнать<text:s/>его<text:s/>историю.<text:s/>Он<text:s/>был<text:s/>вольноотпущенный<text:s/>дворовый<text:s/>человек;<text:s/>в нежной<text:s/>юности<text:s/>обучался<text:s/>музыке,<text:s/>потом<text:s/>служил<text:s/>камердинером,<text:s/>знал<text:s/>грамоте,<text:s/>почитывал,<text:s/>сколько<text:s/>я<text:s/>мог<text:s/>заметить,<text:s/>кое‑какие<text:s/>книжонки<text:s/>и,<text:s/>живя<text:s/>теперь,<text:s/>как<text:s/>многие<text:s/>живут<text:s/>на<text:s/>Руси,<text:s/>без<text:s/>гроша<text:s/>наличного,<text:s/>без<text:s/>постоянного<text:s/>занятия,<text:s/>питался<text:s/>только<text:s/>что<text:s/>не<text:s/>манной<text:s/>небесной.<text:s/>Выражался<text:s/>он<text:s/>необыкновенно<text:s/>изящно<text:s/>и,<text:s/>видимо,<text:s/>щеголял<text:s/>своими<text:s/>манерами;<text:s/>волокита<text:s/>тоже,<text:s/>должно<text:s/>быть,<text:s/>был<text:s/>страшный<text:s/>и,<text:s/>по<text:s/>всем<text:s/>вероятиям,<text:s/>успевал:<text:s/>русские<text:s/>девушки<text:s/>любят<text:s/>красноречие.<text:s/>Между<text:s/>прочим,<text:s/>он<text:s/>мне<text:s/>дал<text:s/>заметить,<text:s/>что<text:s/>посещает<text:s/>иногда<text:s/>соседних<text:s/>помещиков,<text:s/>и<text:s/>в<text:s/>город<text:s/>ездит<text:s/>в<text:s/>гости,<text:s/>и<text:s/>в<text:s/>преферанс<text:s/>играет,<text:s/>и<text:s/>с<text:s/>столичными<text:s/>людьми<text:s/>знается.<text:s/>Улыбался<text:s/>он<text:s/>мастерски<text:s/>и<text:s/>чрезвычайно<text:s/>разнообразно;<text:s/>особенно<text:s/>шла<text:s/>к<text:s/>нему<text:s/>скромная,<text:s/>сдержанная<text:s/>улыбка,<text:s/>которая<text:s/>играла<text:s/>на<text:s/>его<text:s/>губах,<text:s/>когда<text:s/>он<text:s/>внимал<text:s/>чужим<text:s/>речам.<text:s/>Он<text:s/>вас<text:s/>выслушивал,<text:s/>он<text:s/>соглашался<text:s/>с<text:s/>вами<text:s/>совершенно,<text:s/>но<text:s/>все‑таки<text:s/>не<text:s/>терял<text:s/>чувства<text:s/>собственного<text:s/>достоинства<text:s/>и<text:s/>как<text:s/>будто<text:s/>хотел<text:s/>вам<text:s/>дать<text:s/>знать,<text:s/>что<text:s/>и<text:s/>он<text:s/>может,<text:s/>при<text:s/>случае,<text:s/>изъявить<text:s/>свое<text:s/>мнение.<text:s/>Ермолай,<text:s/>как<text:s/>человек<text:s/>не<text:s/>слишком<text:s/>образованный<text:s/>и<text:s/>уже<text:s/>вовсе<text:s/>не<text:s/>«субтильный»,<text:s/>начал<text:s/>было<text:s/>его<text:s/>«тыкать».<text:s/>Надо<text:s/>было<text:s/>видеть,<text:s/>с<text:s/>какой<text:s/>усмешкой<text:s/>Владимир<text:s/>говорил<text:s/>ему:<text:s/>«Вы‑с…»</text:p>
      <text:p text:style-name="Обычный">– Зачем<text:s/>вы<text:s/>повязаны<text:s/>платком? –<text:s/>спросил<text:s/>я<text:s/>его. –<text:s/>Зубы<text:s/>болят?</text:p>
      <text:p text:style-name="Обычный">– Нет‑с, –<text:s/>возразил<text:s/>он, –<text:s/>это<text:s/>более<text:s/>пагубное<text:s/>следствие<text:s/>неосторожности.<text:s/>Был<text:s/>у<text:s/>меня<text:s/>приятель,<text:s/>хороший<text:s/>человек‑с,<text:s/>но<text:s/>вовсе<text:s/>не<text:s/>охотник,<text:s/>как<text:s/>это<text:s/>бывает‑с.<text:s/>Вот‑с<text:s/>в<text:s/>один<text:s/>день<text:s/>говорит<text:s/>он<text:s/>мне:<text:s/>«Любезный<text:s/>друг<text:s/>мой,<text:s/>возьми<text:s/>меня<text:s/>на<text:s/>охоту:<text:s/>я любопытствую<text:s/>узнать –<text:s/>в<text:s/>чем<text:s/>состоит<text:s/>эта<text:s/>забава».<text:s/>Я,<text:s/>разумеется,<text:s/>не<text:s/>захотел<text:s/>отказать<text:s/>товарищу,<text:s/>достал<text:s/>ему,<text:s/>с<text:s/>своей<text:s/>стороны,<text:s/>ружье‑с<text:s/>и<text:s/>взял<text:s/>его<text:s/>на<text:s/>охоту‑с.<text:s/>Вот‑с<text:s/>мы<text:s/>как<text:s/>следует<text:s/>поохотились;<text:s/>наконец<text:s/>вздумалось<text:s/>нам<text:s/>отдохнуть‑с.<text:s/>Я<text:s/>сел<text:s/>под<text:s/>деревом;<text:s/>он<text:s/>же,<text:s/>напротив<text:s/>того,<text:s/>с<text:s/>своей<text:s/>стороны,<text:s/>начал<text:s/>выкидывать<text:s/>ружьем<text:s/>артикул‑с,<text:s/>причем<text:s/>целился<text:s/>в<text:s/>меня.<text:s/>Я<text:s/>попросил<text:s/>его<text:s/>перестать,<text:s/>но,<text:s/>по<text:s/>неопытности<text:s/>своей,<text:s/>он<text:s/>не<text:s/>послушался‑с.<text:s/>Выстрел<text:s/>грянул,<text:s/>и<text:s/>я<text:s/>лишился<text:s/>подбородка<text:s/>и<text:s/>указательного<text:s/>перста<text:s/>правой<text:s/>руки.</text:p>
      <text:p text:style-name="Обычный">Мы<text:s/>дошли<text:s/>до<text:s/>Льгова.<text:s/>И<text:s/>Владимир,<text:s/>и<text:s/>Ермолай,<text:s/>оба<text:s/>решили,<text:s/>что<text:s/>без<text:s/>лодки<text:s/>охотиться<text:s/>было<text:s/>невозможно.</text:p>
      <text:p text:style-name="Обычный">– У<text:s/>Сучка<text:s/>есть<text:s/>дощаник<text:span text:style-name="Знаксноски"><text:note text:note-class="footnote" text:id="_ftn7"><text:note-citation>8</text:note-citation><text:note-body><text:p text:style-name="FootNote"><text:span text:style-name="T240"><text:s/></text:span><text:span text:style-name="T241">Плоская</text:span><text:span text:style-name="T242"><text:s/></text:span><text:span text:style-name="T243">лодка</text:span><text:span text:style-name="T244">,<text:s/></text:span><text:span text:style-name="T245">сколоченная</text:span><text:span text:style-name="T246"><text:s/></text:span><text:span text:style-name="T247">из</text:span><text:span text:style-name="T248"><text:s/></text:span><text:span text:style-name="T249">старых</text:span><text:span text:style-name="T250"><text:s/></text:span><text:span text:style-name="T251">барочных</text:span><text:span text:style-name="T252"><text:s/></text:span><text:span text:style-name="T253">досок</text:span><text:span text:style-name="T254">.</text:span><text:span text:style-name="T255"> </text:span><text:span text:style-name="T256">–</text:span><text:span text:style-name="T257"><text:s/></text:span><text:span text:style-name="T258">Примеч</text:span><text:span text:style-name="T259">.<text:s/></text:span><text:span text:style-name="T260">авт</text:span><text:span text:style-name="T261">.</text:span></text:p><text:p text:style-name="Сd1нedоeeсf1кeaаe0"/></text:note-body></text:note></text:span>, –<text:s/>заметил<text:s/>Владимир, –<text:s/>да<text:s/>я<text:s/>не<text:s/>знаю,<text:s/>куда<text:s/>он<text:s/>его<text:s/>спрятал.<text:s/>Надобно<text:s/>сбегать<text:s/>к<text:s/>нему.</text:p>
      <text:p text:style-name="Обычный">– К<text:s/>кому? –<text:s/>спросил<text:s/>я.</text:p>
      <text:p text:style-name="Обычный">– А<text:s/>здесь<text:s/>человек<text:s/>живет,<text:s/>прозвище<text:s/>ему<text:s/>Сучок.</text:p>
      <text:p text:style-name="Обычный">Владимир<text:s/>отправился<text:s/>к<text:s/>Сучку<text:s/>с<text:s/>Ермолаем.<text:s/>Я<text:s/>сказал<text:s/>им,<text:s/>что<text:s/>буду<text:s/>ждать<text:s/>их<text:s/>у<text:s/>церкви.<text:s/>Рассматривая<text:s/>могилы<text:s/>на<text:s/>кладбище,<text:s/>наткнулся<text:s/>я<text:s/>на<text:s/>почерневшую<text:s/>четырехугольную<text:s/>урну<text:s/>с<text:s/>следующими<text:s/>надписями:<text:s/>на<text:s/>одной<text:s/>стороне<text:s/>французскими<text:s/>буквами:<text:s/>«Ci gît Théophile Henri, vicomte de Blangy»<text:span text:style-name="Знаксноски"><text:note text:note-class="footnote" text:id="_ftn8"><text:note-citation>9</text:note-citation><text:note-body><text:p text:style-name="FootNote"><text:span text:style-name="T262"><text:s/></text:span><text:span text:style-name="T263">Здесь</text:span><text:span text:style-name="T264"><text:s/></text:span><text:span text:style-name="T265">покоится</text:span><text:span text:style-name="T266"><text:s/></text:span><text:span text:style-name="T267">Теофиль</text:span><text:span text:style-name="T268"><text:s/></text:span><text:span text:style-name="T269">А</text:span><text:span text:style-name="T270">нри</text:span><text:span text:style-name="T271">,<text:s/></text:span><text:span text:style-name="T272">граф</text:span><text:span text:style-name="T273"><text:s/></text:span><text:span text:style-name="T274">Бланжи</text:span><text:span text:style-name="T275"><text:s/>(</text:span><text:span text:style-name="T276">фр</text:span><text:span text:style-name="T277">.).</text:span></text:p><text:p text:style-name="Сd1нedоeeсf1кeaаe0"/></text:note-body></text:note></text:span>;<text:s/>на<text:s/>другой:<text:s/>«Под<text:s/>сим<text:s/>камнем<text:s/>погребено<text:s/>тело<text:s/>французского<text:s/>подданного,<text:s/>графа<text:s/>Бланжия;<text:s/>родился<text:s/>1737,<text:s/>умре<text:s/>1799<text:s/>года,<text:s/>всего<text:s/>жития<text:s/>его<text:s/>было<text:s/>62<text:s/>года»;<text:s/>на<text:s/>третьей:<text:s/>«Мир<text:s/>его<text:s/>праху»,<text:s/>а<text:s/>на<text:s/>четвертой:</text:p>
      <text:p text:style-name="P278"/>
      <text:p text:style-name="P279">Под<text:s/>камнем<text:s/>сим<text:s/>лежит<text:s/>французский<text:s/>эмигрант;</text:p>
      <text:p text:style-name="P280">Породу<text:s/>знатную<text:s/>имел<text:s/>он<text:s/>и<text:s/>талант,</text:p>
      <text:p text:style-name="P281">Супругу<text:s/>и<text:s/>семью<text:s/>оплакав<text:s/>избиянну,</text:p>
      <text:p text:style-name="P282">Покинул<text:s/>родину,<text:s/>тиранами<text:s/>попранну;</text:p>
      <text:p text:style-name="P283">Российския<text:s/>страны<text:s/>достигнув<text:s/>берегов,</text:p>
      <text:p text:style-name="P284">Обрел<text:s/>на<text:s/>старости<text:s/>гостеприимный<text:s/>кров;</text:p>
      <text:p text:style-name="P285">Учил<text:s/>детей,<text:s/>родителей<text:s/>покоил…</text:p>
      <text:p text:style-name="P286">Всевышний<text:s/>судия<text:s/>его<text:s/>здесь<text:s/>успокоил…</text:p>
      <text:p text:style-name="P287"/>
      <text:p text:style-name="Обычный">Приход<text:s/>Ермолая,<text:s/>Владимира<text:s/>и<text:s/>человека<text:s/>с<text:s/>странным<text:s/>прозвищем<text:s/>Сучок<text:s/>прервал<text:s/>мои<text:s/>размышления.</text:p>
      <text:p text:style-name="Обычный">Босоногий,<text:s/>оборванный<text:s/>и<text:s/>взъерошенный<text:s/>Сучок<text:s/>казался<text:s/>с<text:s/>виду<text:s/>отставным<text:s/>дворовым,<text:s/>лет<text:s/>шестидесяти.</text:p>
      <text:p text:style-name="Обычный">– Есть<text:s/>у<text:s/>тебя<text:s/>лодка? –<text:s/>спросил<text:s/>я.</text:p>
      <text:p text:style-name="Обычный">– Лодка<text:s/>есть, –<text:s/>отвечал<text:s/>он<text:s/>глухим<text:s/>и<text:s/>разбитым<text:s/>голосом, –<text:s/>да<text:s/>больно<text:s/>плоха.</text:p>
      <text:p text:style-name="Обычный">– А<text:s/>что?</text:p>
      <text:p text:style-name="Обычный">– Расклеилась;<text:s/>да<text:s/>из<text:s/>дырьев<text:s/>клепки<text:s/>повывалились.</text:p>
      <text:p text:style-name="Обычный">– Велика<text:s/>беда! –<text:s/>подхватил<text:s/>Ермолай. –<text:s/>Паклей<text:s/>заткнуть<text:s/>можно.</text:p>
      <text:p text:style-name="Обычный">– Известно,<text:s/>можно, –<text:s/>подтвердил<text:s/>Сучок.</text:p>
      <text:p text:style-name="Обычный">– Да<text:s/>ты<text:s/>кто?</text:p>
      <text:p text:style-name="Обычный">– Господский<text:s/>рыболов.</text:p>
      <text:p text:style-name="Обычный">– Как<text:s/>же<text:s/>это<text:s/>ты<text:s/>рыболов,<text:s/>а<text:s/>лодка<text:s/>у<text:s/>тебя<text:s/>в<text:s/>такой<text:s/>неисправности?</text:p>
      <text:p text:style-name="Обычный">– Да<text:s/>в<text:s/>нашей<text:s/>реке<text:s/>и<text:s/>рыбы‑то<text:s/>нету.</text:p>
      <text:p text:style-name="Обычный">– Рыба<text:s/>не<text:s/>любит<text:s/>ржавчины<text:s/>болотной, –<text:s/>с<text:s/>важностью<text:s/>заметил<text:s/>мой<text:s/>охотник.</text:p>
      <text:p text:style-name="Обычный">– Ну, –<text:s/>сказал<text:s/>я<text:s/>Ермолаю, –<text:s/>поди<text:s/>достань<text:s/>пакли<text:s/>и<text:s/>справь<text:s/>нам<text:s/>лодку,<text:s/>да<text:s/>поскорей.</text:p>
      <text:p text:style-name="Обычный">Ермолай<text:s/>ушел.</text:p>
      <text:p text:style-name="Обычный">– А<text:s/>ведь<text:s/>этак<text:s/>мы,<text:s/>пожалуй,<text:s/>и<text:s/>ко<text:s/>дну<text:s/>пойдем? –<text:s/>сказал<text:s/>я<text:s/>Владимиру.</text:p>
      <text:p text:style-name="Обычный">– Бог<text:s/>милостив, –<text:s/>отвечал<text:s/>он. –<text:s/>Во<text:s/>всяком<text:s/>случае<text:s/>должно<text:s/>предполагать,<text:s/>что<text:s/>пруд<text:s/>не<text:s/>глубок.</text:p>
      <text:p text:style-name="Обычный">– Да,<text:s/>он<text:s/>не<text:s/>глубок, –<text:s/>заметил<text:s/>Сучок,<text:s/>который<text:s/>говорил<text:s/>как‑то<text:s/>странно,<text:s/>словно<text:s/>спросонья, –<text:s/>да<text:s/>на<text:s/>дне<text:s/>тина<text:s/>и<text:s/>трава,<text:s/>и<text:s/>весь<text:s/>он<text:s/>травой<text:s/>зарос.<text:s/>Впрочем,<text:s/>есть<text:s/>тоже<text:s/>и<text:s/>колдобины<text:span text:style-name="Знаксноски"><text:note text:note-class="footnote" text:id="_ftn9"><text:note-citation>10</text:note-citation><text:note-body><text:p text:style-name="FootNote"><text:span text:style-name="T288"><text:s/></text:span><text:span text:style-name="T289">Глубокое</text:span><text:span text:style-name="T290"><text:s/></text:span><text:span text:style-name="T291">место</text:span><text:span text:style-name="T292">,<text:s/></text:span><text:span text:style-name="T293">яма</text:span><text:span text:style-name="T294"><text:s/></text:span><text:span text:style-name="T295">в</text:span><text:span text:style-name="T296"><text:s/></text:span><text:span text:style-name="T297">пруде</text:span><text:span text:style-name="T298"><text:s/></text:span><text:span text:style-name="T299">или</text:span><text:span text:style-name="T300"><text:s/></text:span><text:span text:style-name="T301">ре</text:span><text:span text:style-name="T302">ке</text:span><text:span text:style-name="T303">.</text:span><text:span text:style-name="T304"> </text:span><text:span text:style-name="T305">–</text:span><text:span text:style-name="T306"><text:s/></text:span><text:span text:style-name="T307">Примеч</text:span><text:span text:style-name="T308">.<text:s/></text:span><text:span text:style-name="T309">авт</text:span><text:span text:style-name="T310">.</text:span></text:p><text:p text:style-name="Сd1нedоeeсf1кeaаe0"/></text:note-body></text:note></text:span>.</text:p>
      <text:p text:style-name="Обычный">– Однако<text:s/>же,<text:s/>если<text:s/>трава<text:s/>так<text:s/>сильна, –<text:s/>заметил<text:s/>Владимир, –<text:s/>так<text:s/>и<text:s/>грести<text:s/>нельзя<text:s/>будет.</text:p>
      <text:p text:style-name="Обычный">– Да<text:s/>кто<text:s/>ж<text:s/>на<text:s/>дощаниках<text:s/>гребет?<text:s/>Надо<text:s/>пихаться.<text:s/>Я<text:s/>с<text:s/>вами<text:s/>поеду;<text:s/>у меня<text:s/>там<text:s/>есть<text:s/>шестик,<text:s/>а<text:s/>то<text:s/>и<text:s/>лопатой<text:s/>можно.</text:p>
      <text:p text:style-name="Обычный">– Лопатой<text:s/>неловко,<text:s/>до<text:s/>дна<text:s/>в<text:s/>ином<text:s/>месте,<text:s/>пожалуй,<text:s/>не<text:s/>достанешь, –<text:s/>сказал<text:s/>Владимир.</text:p>
      <text:p text:style-name="Обычный">– Оно<text:s/>правда,<text:s/>что<text:s/>неловко.</text:p>
      <text:p text:style-name="Обычный">Я<text:s/>присел<text:s/>на<text:s/>могилу<text:s/>в<text:s/>ожидании<text:s/>Ермолая.<text:s/>Владимир<text:s/>отошел,<text:s/>для<text:s/>приличия,<text:s/>несколько<text:s/>в<text:s/>сторону<text:s/>и<text:s/>тоже<text:s/>сел.<text:s/>Сучок<text:s/>продолжал<text:s/>стоять<text:s/>на<text:s/>месте,<text:s/>повеся<text:s/>голову<text:s/>и<text:s/>сложив,<text:s/>по<text:s/>старой<text:s/>привычке,<text:s/>руки<text:s/>за<text:s/>спиной.</text:p>
      <text:p text:style-name="Обычный">– Скажи,<text:s/>пожалуйста, –<text:s/>начал<text:s/>я, –<text:s/>давно<text:s/>ты<text:s/>здесь<text:s/>рыбаком?</text:p>
      <text:p text:style-name="Обычный">– Седьмой<text:s/>год<text:s/>пошел, –<text:s/>отвечал<text:s/>он,<text:s/>встрепенувшись.</text:p>
      <text:p text:style-name="Обычный">– А<text:s/>прежде<text:s/>чем<text:s/>ты<text:s/>занимался?</text:p>
      <text:p text:style-name="Обычный">– Прежде<text:s/>ездил<text:s/>кучером.</text:p>
      <text:p text:style-name="Обычный">– Кто<text:s/>ж<text:s/>тебя<text:s/>из<text:s/>кучеров<text:s/>разжаловал?</text:p>
      <text:p text:style-name="Обычный">– А<text:s/>новая<text:s/>барыня.</text:p>
      <text:p text:style-name="Обычный">– Какая<text:s/>барыня?</text:p>
      <text:p text:style-name="Обычный">– А<text:s/>что<text:s/>нас‑то<text:s/>купила.<text:s/>Вы<text:s/>не<text:s/>изволите<text:s/>знать:<text:s/>Алена<text:s/>Тимофевна,<text:s/>толстая<text:s/>такая…<text:s/>немолодая.</text:p>
      <text:p text:style-name="Обычный">– С<text:s/>чего<text:s/>ж<text:s/>она<text:s/>вздумала<text:s/>тебя<text:s/>в<text:s/>рыболовы<text:s/>произвести?</text:p>
      <text:p text:style-name="Обычный">– А<text:s/>бог<text:s/>ее<text:s/>знает.<text:s/>Приехала<text:s/>к<text:s/>нам<text:s/>из<text:s/>своей<text:s/>вотчины,<text:s/>из<text:s/>Тамбова,<text:s/>велела<text:s/>всю<text:s/>дворню<text:s/>собрать,<text:s/>да<text:s/>и<text:s/>вышла<text:s/>к<text:s/>нам.<text:s/>Мы<text:s/>сперва<text:s/>к<text:s/>ручке,<text:s/>и<text:s/>она<text:s/>ничего:<text:s/>не<text:s/>серчает…<text:s/>А<text:s/>потом<text:s/>и<text:s/>стала<text:s/>по<text:s/>порядку<text:s/>нас<text:s/>расспрашивать:<text:s/>чем<text:s/>занимался,<text:s/>в<text:s/>какой<text:s/>должности<text:s/>состоял?<text:s/>Дошла<text:s/>очередь<text:s/>до<text:s/>меня;<text:s/>вот<text:s/>и<text:s/>спрашивает:<text:s/>«Ты<text:s/>чем<text:s/>был?»<text:s/>Говорю:<text:s/>«Кучером». –<text:s/>«Кучером?<text:s/>ну,<text:s/>какой<text:s/>ты<text:s/>кучер,<text:s/>посмотри<text:s/>на<text:s/>себя:<text:s/>какой<text:s/>ты<text:s/>кучер?<text:s/>Не<text:s/>след<text:s/>тебе<text:s/>быть<text:s/>кучером,<text:s/>а<text:s/>будь<text:s/>у<text:s/>меня<text:s/>рыболовом<text:s/>и<text:s/>бороду<text:s/>сбрей.<text:s/>На<text:s/>случай<text:s/>моего<text:s/>приезда<text:s/>к<text:s/>господскому<text:s/>столу<text:s/>рыбу<text:s/>поставляй,<text:s/>слышишь?.. –<text:s/>С<text:s/>тех<text:s/>пор<text:s/>вот<text:s/>я<text:s/>в<text:s/>рыболовах<text:s/>и<text:s/>числюсь. –<text:s/>Да<text:s/>пруд<text:s/>у<text:s/>меня,<text:s/>смотри,<text:s/>содержать<text:s/>в<text:s/>порядке…»<text:s/>А<text:s/>как<text:s/>его<text:s/>содержать<text:s/>в<text:s/>порядке?</text:p>
      <text:p text:style-name="Обычный">– Чьи<text:s/>же<text:s/>вы<text:s/>прежде<text:s/>были?</text:p>
      <text:p text:style-name="Обычный">– А<text:s/>Сергея<text:s/>Сергеича<text:s/>Пехтерева.<text:s/>По<text:s/>наследствию<text:s/>ему<text:s/>достались.<text:s/>Да<text:s/>и<text:s/>он<text:s/>нами<text:s/>недолго<text:s/>владел,<text:s/>всего<text:s/>шесть<text:s/>годов.<text:s/>У<text:s/>него‑то<text:s/>вот<text:s/>я<text:s/>кучером<text:s/>и<text:s/>ездил…<text:s/>да<text:s/>не<text:s/>в<text:s/>городе –<text:s/>там<text:s/>у<text:s/>него<text:s/>другие<text:s/>были,<text:s/>а<text:s/>в<text:s/>деревне.</text:p>
      <text:p text:style-name="Обычный">– И<text:s/>ты<text:s/>смолоду<text:s/>все<text:s/>был<text:s/>кучером?</text:p>
      <text:p text:style-name="Обычный">– Какое<text:s/>все<text:s/>кучером!<text:s/>В<text:s/>кучера‑то<text:s/>я<text:s/>попал<text:s/>при<text:s/>Сергее<text:s/>Сергеиче,<text:s/>а<text:s/>прежде<text:s/>поваром<text:s/>был,<text:s/>но<text:s/>не<text:s/>городским<text:s/>тоже<text:s/>поваром,<text:s/>а<text:s/>так,<text:s/>в<text:s/>деревне.</text:p>
      <text:p text:style-name="Обычный">– У<text:s/>кого<text:s/>ж<text:s/>ты<text:s/>был<text:s/>поваром?</text:p>
      <text:p text:style-name="Обычный">– А<text:s/>у<text:s/>прежнего<text:s/>барина,<text:s/>у<text:s/>Афанасия<text:s/>Нефедыча,<text:s/>у<text:s/>Сергея<text:s/>Сергеичина<text:s/>дяди.<text:s/>Льгов‑то<text:s/>он<text:s/>купил,<text:s/>Афанасий<text:s/>Нефедыч<text:s/>купил,<text:s/>а<text:s/>Сергею<text:s/>Сергеичу<text:s/>именье‑то<text:s/>по<text:s/>наследствию<text:s/>досталось.</text:p>
      <text:p text:style-name="Обычный">– У<text:s/>кого<text:s/>купил?</text:p>
      <text:p text:style-name="Обычный">– А<text:s/>у<text:s/>Татьяны<text:s/>Васильевны.</text:p>
      <text:p text:style-name="Обычный">– У<text:s/>какой<text:s/>Татьяны<text:s/>Васильевны?</text:p>
      <text:p text:style-name="Обычный">– А<text:s/>вот<text:s/>что<text:s/>в<text:s/>запрошлом<text:s/>году<text:s/>умерла,<text:s/>под<text:s/>Болховым…<text:s/>то<text:s/>бишь<text:s/>под<text:s/>Карачевым,<text:s/>в<text:s/>девках…<text:s/>И<text:s/>замужем<text:s/>не<text:s/>бывала.<text:s/>Не<text:s/>изволите<text:s/>знать?<text:s/>Мы<text:s/>к<text:s/>ней<text:s/>поступили<text:s/>от<text:s/>ее<text:s/>батюшки,<text:s/>от<text:s/>Василья<text:s/>Семеныча.<text:s/>Она‑таки<text:s/>долгонько<text:s/>нами<text:s/>владела…<text:s/>годиков<text:s/>двадцать.</text:p>
      <text:p text:style-name="Обычный">– Что<text:s/>ж,<text:s/>ты<text:s/>у<text:s/>ней<text:s/>был<text:s/>поваром?</text:p>
      <text:p text:style-name="Обычный">– Сперва<text:s/>точно<text:s/>был<text:s/>поваром,<text:s/>а<text:s/>то<text:s/>и<text:s/>в<text:s/>кофишенки<text:s/>попал.</text:p>
      <text:p text:style-name="Обычный">– Во<text:s/>что?</text:p>
      <text:p text:style-name="Обычный">– В<text:s/>кофишенки.</text:p>
      <text:p text:style-name="Обычный">– Это<text:s/>что<text:s/>за<text:s/>должность<text:s/>такая?</text:p>
      <text:p text:style-name="Обычный">– А<text:s/>не<text:s/>знаю,<text:s/>батюшка.<text:s/>При<text:s/>буфете<text:s/>состоял<text:s/>и<text:s/>Антоном<text:s/>назывался,<text:s/>а<text:s/>не<text:s/>Кузьмой.<text:s/>Так<text:s/>барыня<text:s/>приказать<text:s/>изволила.</text:p>
      <text:p text:style-name="Обычный">– Твое<text:s/>настоящее<text:s/>имя<text:s/>Кузьма?</text:p>
      <text:p text:style-name="Обычный">– Кузьма.</text:p>
      <text:p text:style-name="Обычный">– И<text:s/>ты<text:s/>все<text:s/>время<text:s/>был<text:s/>кофишенком?</text:p>
      <text:p text:style-name="Обычный">– Нет,<text:s/>не<text:s/>все<text:s/>время:<text:s/>был<text:s/>и<text:s/>ахтером.</text:p>
      <text:p text:style-name="Обычный">– Неужели?</text:p>
      <text:p text:style-name="Обычный">– Как<text:s/>же,<text:s/>был…<text:s/>на<text:s/>кеятре<text:s/>играл.<text:s/>Барыня<text:s/>наша<text:s/>кеятр<text:s/>у<text:s/>себя<text:s/>завела.</text:p>
      <text:p text:style-name="Обычный">– Какие<text:s/>же<text:s/>ты<text:s/>роли<text:s/>занимал?</text:p>
      <text:p text:style-name="Обычный">– Чего<text:s/>изволите‑с?</text:p>
      <text:p text:style-name="Обычный">– Что<text:s/>ты<text:s/>делал<text:s/>на<text:s/>театре?</text:p>
      <text:p text:style-name="Обычный">– А<text:s/>вы<text:s/>не<text:s/>знаете?<text:s/>Вот<text:s/>меня<text:s/>возьмут<text:s/>и<text:s/>нарядят;<text:s/>я так<text:s/>и<text:s/>хожу<text:s/>наряженный,<text:s/>или<text:s/>стою,<text:s/>или<text:s/>сижу,<text:s/>как<text:s/>там<text:s/>придется.<text:s/>Говорят:<text:s/>вот<text:s/>что<text:s/>говори, –<text:s/>я<text:s/>и<text:s/>говорю.<text:s/>Раз<text:s/>слепого<text:s/>представлял…<text:s/>Под<text:s/>каждую<text:s/>веку<text:s/>мне<text:s/>по<text:s/>горошине<text:s/>положили…<text:s/>Как<text:s/>же!</text:p>
      <text:p text:style-name="Обычный">– А<text:s/>потом<text:s/>чем<text:s/>был?</text:p>
      <text:p text:style-name="Обычный">– А<text:s/>потом<text:s/>опять<text:s/>в<text:s/>повара<text:s/>поступил.</text:p>
      <text:p text:style-name="Обычный">– За<text:s/>что<text:s/>же<text:s/>тебя<text:s/>в<text:s/>повара<text:s/>разжаловали?</text:p>
      <text:p text:style-name="Обычный">– А<text:s/>брат<text:s/>у<text:s/>меня<text:s/>сбежал.</text:p>
      <text:p text:style-name="Обычный">– Ну,<text:s/>а<text:s/>у<text:s/>отца<text:s/>твоей<text:s/>первой<text:s/>барыни<text:s/>чем<text:s/>ты<text:s/>был?</text:p>
      <text:p text:style-name="Обычный">– А<text:s/>в<text:s/>разных<text:s/>должностях<text:s/>состоял:<text:s/>сперва<text:s/>в<text:s/>казачках<text:s/>находился,<text:s/>фалетором<text:s/>был,<text:s/>садовником,<text:s/>а<text:s/>то<text:s/>и<text:s/>доезжачим.</text:p>
      <text:p text:style-name="Обычный">– Доезжачим?..<text:s/>И<text:s/>с<text:s/>собаками<text:s/>ездил?</text:p>
      <text:p text:style-name="Обычный">– Ездил<text:s/>и<text:s/>с<text:s/>собаками,<text:s/>да<text:s/>убился:<text:s/>с лошадью<text:s/>упал<text:s/>и<text:s/>лошадь<text:s/>зашиб.<text:s/>Старый‑то<text:s/>барин<text:s/>у<text:s/>нас<text:s/>был<text:s/>престрогий;<text:s/>велел<text:s/>меня<text:s/>выпороть<text:s/>да<text:s/>в<text:s/>ученье<text:s/>отдать<text:s/>в<text:s/>Москву,<text:s/>к<text:s/>сапожнику.</text:p>
      <text:p text:style-name="Обычный">– Как<text:s/>в<text:s/>ученье?<text:s/>Да<text:s/>ты,<text:s/>чай,<text:s/>не<text:s/>ребенком<text:s/>в<text:s/>доезжачие<text:s/>попал?</text:p>
      <text:p text:style-name="Обычный">– Да<text:s/>лет,<text:s/>этак,<text:s/>мне<text:s/>было<text:s/>двадцать<text:s/>с<text:s/>лишком.</text:p>
      <text:p text:style-name="Обычный">– Какое<text:s/>ж<text:s/>тут<text:s/>ученье<text:s/>в<text:s/>двадцать<text:s/>лет?</text:p>
      <text:p text:style-name="Обычный">– Стало<text:s/>быть,<text:s/>ничего,<text:s/>можно,<text:s/>коли<text:s/>барин<text:s/>приказал.<text:s/>Да<text:s/>он,<text:s/>благо,<text:s/>скоро<text:s/>умер, –<text:s/>меня<text:s/>в<text:s/>деревню<text:s/>и<text:s/>вернули.</text:p>
      <text:p text:style-name="Обычный">– Когда<text:s/>же<text:s/>ты<text:s/>поварскому‑то<text:s/>мастерству<text:s/>обучился?</text:p>
      <text:p text:style-name="Обычный">Сучок<text:s/>приподнял<text:s/>свое<text:s/>худенькое<text:s/>и<text:s/>желтенькое<text:s/>лицо<text:s/>и<text:s/>усмехнулся.</text:p>
      <text:p text:style-name="Обычный">– Да<text:s/>разве<text:s/>этому<text:s/>учатся?..<text:s/>Стряпают<text:s/>же<text:s/>бабы!</text:p>
      <text:p text:style-name="Обычный">– Ну, –<text:s/>промолвил<text:s/>я, –<text:s/>видал<text:s/>ты,<text:s/>Кузьма,<text:s/>виды<text:s/>на<text:s/>своем<text:s/>веку!<text:s/>Что<text:s/>ж<text:s/>ты<text:s/>теперь<text:s/>в<text:s/>рыболовах<text:s/>делаешь,<text:s/>коль<text:s/>у<text:s/>вас<text:s/>рыбы<text:s/>нету?</text:p>
      <text:p text:style-name="Обычный">– А<text:s/>я,<text:s/>батюшка,<text:s/>не<text:s/>жалуюсь.<text:s/>И<text:s/>слава<text:s/>Богу,<text:s/>что<text:s/>в<text:s/>рыболовы<text:s/>произвели.<text:s/>А<text:s/>то<text:s/>вот<text:s/>другого,<text:s/>такого<text:s/>же,<text:s/>как<text:s/>я,<text:s/>старика –<text:s/>Андрея<text:s/>Пупыря –<text:s/>в<text:s/>бумажную<text:s/>фабрику,<text:s/>в<text:s/>черпальную,<text:s/>барыня<text:s/>приказала<text:s/>поставить.<text:s/>Грешно,<text:s/>говорит,<text:s/>даром<text:s/>хлеб<text:s/>есть…<text:s/>А<text:s/>Пупырь‑то<text:s/>еще<text:s/>на<text:s/>милость<text:s/>надеялся:<text:s/>у него<text:s/>двоюродный<text:s/>племянник<text:s/>в<text:s/>барской<text:s/>конторе<text:s/>сидит<text:s/>конторщиком;<text:s/>доложить<text:s/>обещался<text:s/>об<text:s/>нем<text:s/>барыне,<text:s/>напомнить.<text:s/>Вот<text:s/>те<text:s/>и<text:s/>напомнил!..<text:s/>А<text:s/>Пупырь<text:s/>в<text:s/>моих<text:s/>глазах<text:s/>племяннику‑то<text:s/>в<text:s/>ножки<text:s/>кланялся.</text:p>
      <text:p text:style-name="Обычный">– Есть<text:s/>у<text:s/>тебя<text:s/>семейство?<text:s/>Был<text:s/>женат?</text:p>
      <text:p text:style-name="Обычный">– Нет,<text:s/>батюшка,<text:s/>не<text:s/>был.<text:s/>Татьяна<text:s/>Васильевна<text:s/>покойница –<text:s/>царство<text:s/>ей<text:s/>небесное! –<text:s/>никому<text:s/>не<text:s/>позволяла<text:s/>жениться.<text:s/>Сохрани<text:s/>Бог!<text:s/>Бывало,<text:s/>говорит:<text:s/>«Ведь<text:s/>живу<text:s/>же<text:s/>я<text:s/>так,<text:s/>в<text:s/>девках,<text:s/>что<text:s/>за<text:s/>баловство!<text:s/>чего<text:s/>им<text:s/>надо?»</text:p>
      <text:p text:style-name="Обычный">– Чем<text:s/>же<text:s/>ты<text:s/>живешь<text:s/>теперь?<text:s/>Жалованье<text:s/>получаешь?</text:p>
      <text:p text:style-name="Обычный">– Какое,<text:s/>батюшка,<text:s/>жалованье!..<text:s/>Харчи<text:s/>выдаются –<text:s/>и<text:s/>то<text:s/>слава<text:s/>тебе,<text:s/>Господи!<text:s/>много<text:s/>доволен.<text:s/>Продли<text:s/>Бог<text:s/>века<text:s/>нашей<text:s/>госпоже!</text:p>
      <text:p text:style-name="Обычный">Ермолай<text:s/>вернулся.</text:p>
      <text:p text:style-name="Обычный">– Справлена<text:s/>лодка, –<text:s/>произнес<text:s/>он<text:s/>сурово. –<text:s/>Ступай<text:s/>за<text:s/>шестом, –<text:s/>ты!..</text:p>
      <text:p text:style-name="Обычный">Сучок<text:s/>побежал<text:s/>за<text:s/>шестом.<text:s/>Во<text:s/>все<text:s/>время<text:s/>моего<text:s/>разговора<text:s/>с<text:s/>бедным<text:s/>стариком<text:s/>охотник<text:s/>Владимир<text:s/>поглядывал<text:s/>на<text:s/>него<text:s/>с<text:s/>презрительной<text:s/>улыбкой.</text:p>
      <text:p text:style-name="Обычный">– Глупый<text:s/>человек‑с, –<text:s/>промолвил<text:s/>он,<text:s/>когда<text:s/>тот<text:s/>ушел, –<text:s/>совершенно<text:s/>необразованный<text:s/>человек,<text:s/>мужик‑с,<text:s/>больше<text:s/>ничего‑с.<text:s/>Дворовым<text:s/>человеком<text:s/>его<text:s/>назвать<text:s/>нельзя‑с…<text:s/>и все<text:s/>хвастал‑с…<text:s/>Где ж<text:s/>ему<text:s/>быть<text:s/>актером‑с,<text:s/>сами<text:s/>извольте<text:s/>рассудить‑с!<text:s/>Напрасно<text:s/>изволили<text:s/>беспокоиться,<text:s/>изволили<text:s/>с<text:s/>ним<text:s/>разговаривать‑с!</text:p>
      <text:p text:style-name="Обычный">Через<text:s/>четверть<text:s/>часа<text:s/>мы<text:s/>уже<text:s/>сидели<text:s/>на<text:s/>дощанике<text:s/>Сучка. (Собак<text:s/>мы<text:s/>оставили<text:s/>в<text:s/>избе<text:s/>под<text:s/>надзором<text:s/>кучера<text:s/>Иегудиила.)<text:s/>Нам<text:s/>не<text:s/>очень<text:s/>было<text:s/>ловко,<text:s/>но<text:s/>охотники<text:s/>народ<text:s/>неразборчивый.<text:s/>У<text:s/>тупого,<text:s/>заднего<text:s/>конца<text:s/>стоял<text:s/>Сучок<text:s/>и<text:s/>«пихался»;<text:s/>мы<text:s/>с<text:s/>Владимиром<text:s/>сидели<text:s/>на<text:s/>перекладине<text:s/>лодки;<text:s/>Ермолай<text:s/>поместился<text:s/>спереди,<text:s/>у<text:s/>самого<text:s/>носа.<text:s/>Несмотря<text:s/>на<text:s/>паклю,<text:s/>вода<text:s/>скоро<text:s/>появилась<text:s/>у<text:s/>нас<text:s/>под<text:s/>ногами.<text:s/>К<text:s/>счастью,<text:s/>погода<text:s/>была<text:s/>тихая,<text:s/>и<text:s/>пруд<text:s/>словно<text:s/>заснул.</text:p>
      <text:p text:style-name="Обычный">Мы<text:s/>плыли<text:s/>довольно<text:s/>медленно.<text:s/>Старик<text:s/>с<text:s/>трудом<text:s/>выдергивал<text:s/>из<text:s/>вязкой<text:s/>тины<text:s/>свой<text:s/>длинный<text:s/>шест,<text:s/>весь<text:s/>перепутанный<text:s/>зелеными<text:s/>нитями<text:s/>подводных<text:s/>трав;<text:s/>сплошные,<text:s/>круглые<text:s/>листья<text:s/>болотных<text:s/>лилий<text:s/>тоже<text:s/>мешали<text:s/>ходу<text:s/>нашей<text:s/>лодки.<text:s/>Наконец<text:s/>мы<text:s/>добрались<text:s/>до<text:s/>тростников,<text:s/>и<text:s/>пошла<text:s/>потеха.<text:s/>Утки<text:s/>шумно<text:s/>поднимались,<text:s/>«срывались»<text:s/>с пруда,<text:s/>испуганные<text:s/>нашим<text:s/>неожиданным<text:s/>появлением<text:s/>в<text:s/>их<text:s/>владениях,<text:s/>выстрелы<text:s/>дружно<text:s/>раздавались<text:s/>вслед<text:s/>за<text:s/>ними,<text:s/>и<text:s/>весело<text:s/>было<text:s/>видеть,<text:s/>как<text:s/>эти<text:s/>кургузые<text:s/>птицы<text:s/>кувыркались<text:s/>на<text:s/>воздухе,<text:s/>тяжко<text:s/>шлепались<text:s/>об<text:s/>воду.<text:s/>Всех<text:s/>подстреленных<text:s/>уток<text:s/>мы,<text:s/>конечно,<text:s/>не<text:s/>достали:<text:s/>легко<text:s/>подраненные<text:s/>ныряли;<text:s/>иные,<text:s/>убитые<text:s/>наповал,<text:s/>падали<text:s/>в<text:s/>такой<text:s/>густой<text:s/>майер,<text:s/>что<text:s/>даже<text:s/>рысьи<text:s/>глазки<text:s/>Ермолая<text:s/>не<text:s/>могли<text:s/>открыть<text:s/>их;<text:s/>но<text:s/>все‑таки<text:s/>к<text:s/>обеду<text:s/>лодка<text:s/>наша<text:s/>через<text:s/>край<text:s/>наполнилась<text:s/>дичью.</text:p>
      <text:p text:style-name="Обычный">Владимир,<text:s/>к<text:s/>великому<text:s/>утешению<text:s/>Ермолая,<text:s/>стрелял<text:s/>вовсе<text:s/>не<text:s/>отлично<text:s/>и<text:s/>после<text:s/>каждого<text:s/>неудачного<text:s/>выстрела<text:s/>удивлялся,<text:s/>осматривал<text:s/>и<text:s/>продувал<text:s/>ружье,<text:s/>недоумевал<text:s/>и,<text:s/>наконец,<text:s/>излагал<text:s/>нам<text:s/>причину,<text:s/>почему<text:s/>он<text:s/>промахнулся.<text:s/>Ермолай<text:s/>стрелял,<text:s/>как<text:s/>всегда,<text:s/>победоносно,<text:s/>я –<text:s/>довольно<text:s/>плохо,<text:s/>по<text:s/>обыкновению.<text:s/>Сучок<text:s/>посматривал<text:s/>на<text:s/>нас<text:s/>глазами<text:s/>человека,<text:s/>смолоду<text:s/>состоявшего<text:s/>на<text:s/>барской<text:s/>службе,<text:s/>изредка<text:s/>кричал:<text:s/>«Вон,<text:s/>вон<text:s/>еще<text:s/>утица!» –<text:s/>и<text:s/>то<text:s/>и<text:s/>дело<text:s/>почесывал<text:s/>спину –<text:s/>не<text:s/>руками,<text:s/>а<text:s/>приведенными<text:s/>в<text:s/>движение<text:s/>плечами.<text:s/>Погода<text:s/>стояла<text:s/>прекрасная:<text:s/>белые<text:s/>круглые<text:s/>облака<text:s/>высоко<text:s/>и<text:s/>тихо<text:s/>неслись<text:s/>над<text:s/>нами,<text:s/>ясно<text:s/>отражаясь<text:s/>в<text:s/>воде;<text:s/>тростник<text:s/>шушукал<text:s/>кругом;<text:s/>пруд<text:s/>местами,<text:s/>как<text:s/>сталь,<text:s/>сверкал<text:s/>на<text:s/>солнце.<text:s/>Мы<text:s/>собирались<text:s/>вернуться<text:s/>в<text:s/>село,<text:s/>как<text:s/>вдруг<text:s/>с<text:s/>нами<text:s/>случилось<text:s/>довольно<text:s/>неприятное<text:s/>происшествие.</text:p>
      <text:p text:style-name="Обычный">Мы<text:s/>уже<text:s/>давно<text:s/>могли<text:s/>заметить,<text:s/>что<text:s/>вода<text:s/>к<text:s/>нам<text:s/>понемногу<text:s/>все<text:s/>набиралась<text:s/>в<text:s/>дощаник.<text:s/>Владимиру<text:s/>было<text:s/>поручено<text:s/>выбрасывать<text:s/>ее<text:s/>вон<text:s/>посредством<text:s/>ковша,<text:s/>похищенного<text:s/>на<text:s/>всякий<text:s/>случай<text:s/>моим<text:s/>предусмотрительным<text:s/>охотником<text:s/>у<text:s/>зазевавшейся<text:s/>бабы.<text:s/>Дело<text:s/>шло<text:s/>как<text:s/>следовало,<text:s/>пока<text:s/>Владимир<text:s/>не<text:s/>забывал<text:s/>своей<text:s/>обязанности.<text:s/>Но<text:s/>к<text:s/>концу<text:s/>охоты,<text:s/>словно<text:s/>на<text:s/>прощанье,<text:s/>утки<text:s/>стали<text:s/>подниматься<text:s/>такими<text:s/>стадами,<text:s/>что<text:s/>мы<text:s/>едва<text:s/>успевали<text:s/>заряжать<text:s/>ружья.<text:s/>В<text:s/>пылу<text:s/>перестрелки<text:s/>мы<text:s/>не<text:s/>обращали<text:s/>внимания<text:s/>на<text:s/>состояние<text:s/>нашего<text:s/>дощаника –<text:s/>как<text:s/>вдруг,<text:s/>от<text:s/>сильного<text:s/>движения<text:s/>Ермолая<text:s/>(он<text:s/>старался<text:s/>достать<text:s/>убитую<text:s/>птицу<text:s/>и<text:s/>всем<text:s/>телом<text:s/>налег<text:s/>на<text:s/>край),<text:s/>наше<text:s/>ветхое<text:s/>судно<text:s/>наклонилось,<text:s/>зачерпнулось<text:s/>и<text:s/>торжественно<text:s/>пошло<text:s/>ко<text:s/>дну,<text:s/>к<text:s/>счастью,<text:s/>не<text:s/>на<text:s/>глубоком<text:s/>месте.<text:s/>Мы<text:s/>вскрикнули,<text:s/>но<text:s/>уже<text:s/>было<text:s/>поздно:<text:s/>через<text:s/>мгновенье<text:s/>мы<text:s/>стояли<text:s/>в<text:s/>воде<text:s/>по<text:s/>горло,<text:s/>окруженные<text:s/>всплывшими<text:s/>телами<text:s/>мертвых<text:s/>уток.<text:s/>Теперь<text:s/>я<text:s/>без<text:s/>хохота<text:s/>вспомнить<text:s/>не<text:s/>могу<text:s/>испуганных<text:s/>и<text:s/>бледных<text:s/>лиц<text:s/>моих<text:s/>товарищей<text:s/>(вероятно,<text:s/>и<text:s/>мое<text:s/>лицо<text:s/>не<text:s/>отличалось<text:s/>тогда<text:s/>румянцем);<text:s/>но<text:s/>в<text:s/>ту<text:s/>минуту,<text:s/>признаюсь,<text:s/>мне<text:s/>и<text:s/>в<text:s/>голову<text:s/>не<text:s/>приходило<text:s/>смеяться.<text:s/>Каждый<text:s/>из<text:s/>нас<text:s/>держал<text:s/>свое<text:s/>ружье<text:s/>над<text:s/>головой,<text:s/>и<text:s/>Сучок,<text:s/>должно<text:s/>быть<text:s/>по<text:s/>привычке<text:s/>подражать<text:s/>господам,<text:s/>поднял<text:s/>шест<text:s/>свой<text:s/>кверху.<text:s/>Первый<text:s/>нарушил<text:s/>молчание<text:s/>Ермолай.</text:p>
      <text:p text:style-name="Обычный">– Тьфу<text:s/>ты,<text:s/>пропасть! –<text:s/>пробормотал<text:s/>он,<text:s/>плюнув<text:s/>в<text:s/>воду, –<text:s/>какая<text:s/>оказия!<text:s/>А<text:s/>все<text:s/>ты,<text:s/>старый<text:s/>черт! –<text:s/>прибавил<text:s/>он<text:s/>с<text:s/>сердцем,<text:s/>обращаясь<text:s/>к<text:s/>Сучку. –<text:s/>Что<text:s/>это<text:s/>у<text:s/>тебя<text:s/>за<text:s/>лодка?</text:p>
      <text:p text:style-name="Обычный">– Виноват, –<text:s/>пролепетал<text:s/>старик.</text:p>
      <text:p text:style-name="Обычный">– Да<text:s/>и<text:s/>ты<text:s/>хорош, –<text:s/>продолжал<text:s/>мой<text:s/>охотник,<text:s/>повернув<text:s/>голову<text:s/>в<text:s/>направлении<text:s/>Владимира, –<text:s/>чего<text:s/>смотрел?<text:s/>чего<text:s/>не<text:s/>черпал?<text:s/>ты,<text:s/>ты,<text:s/>ты…</text:p>
      <text:p text:style-name="Обычный">Но<text:s/>Владимиру<text:s/>было<text:s/>уж<text:s/>не<text:s/>до<text:s/>возражений:<text:s/>он<text:s/>дрожал,<text:s/>как<text:s/>лист,<text:s/>зуб<text:s/>на<text:s/>зуб<text:s/>не<text:s/>попадал,<text:s/>и<text:s/>совершенно<text:s/>бессмысленно<text:s/>улыбался.<text:s/>Куда<text:s/>девалось<text:s/>его<text:s/>красноречие,<text:s/>его<text:s/>чувство<text:s/>тонкого<text:s/>приличия<text:s/>и<text:s/>собственного<text:s/>достоинства!</text:p>
      <text:p text:style-name="Обычный">Проклятый<text:s/>дощаник<text:s/>слабо<text:s/>колыхался<text:s/>под<text:s/>нашими<text:s/>ногами…<text:s/>В<text:s/>миг<text:s/>кораблекрушения<text:s/>вода<text:s/>нам<text:s/>показалась<text:s/>чрезвычайно<text:s/>холодной,<text:s/>но<text:s/>мы<text:s/>скоро<text:s/>обтерпелись.<text:s/>Когда<text:s/>первый<text:s/>страх<text:s/>прошел,<text:s/>я<text:s/>оглянулся;<text:s/>кругом,<text:s/>в<text:s/>десяти<text:s/>шагах<text:s/>от<text:s/>нас,<text:s/>росли<text:s/>тростники;<text:s/>вдали,<text:s/>над<text:s/>их<text:s/>верхушками,<text:s/>виднелся<text:s/>берег.<text:s/>«Плохо!» –<text:s/>подумал<text:s/>я.</text:p>
      <text:p text:style-name="Обычный">– Как<text:s/>нам<text:s/>быть? –<text:s/>спросил<text:s/>я<text:s/>Ермолая.</text:p>
      <text:p text:style-name="Обычный">– А<text:s/>вот<text:s/>посмотрим:<text:s/>не<text:s/>ночевать<text:s/>же<text:s/>здесь, –<text:s/>ответил<text:s/>он. –<text:s/>На,<text:s/>ты,<text:s/>держи<text:s/>ружье, –<text:s/>сказал<text:s/>он<text:s/>Владимиру.</text:p>
      <text:p text:style-name="Обычный">Владимир<text:s/>беспрекословно<text:s/>повиновался.</text:p>
      <text:p text:style-name="Обычный">– Пойду<text:s/>сыщу<text:s/>брод, –<text:s/>продолжал<text:s/>Ермолай<text:s/>с<text:s/>уверенностью,<text:s/>как<text:s/>будто<text:s/>во<text:s/>всяком<text:s/>пруде<text:s/>непременно<text:s/>должен<text:s/>существовать<text:s/>брод, –<text:s/>взял<text:s/>у<text:s/>Сучка<text:s/>шест<text:s/>и<text:s/>отправился<text:s/>в<text:s/>направлении<text:s/>берега,<text:s/>осторожно<text:s/>выщупывая<text:s/>дно.</text:p>
      <text:p text:style-name="Обычный">– Да<text:s/>ты<text:s/>умеешь<text:s/>ли<text:s/>плавать? –<text:s/>спросил<text:s/>я<text:s/>его.</text:p>
      <text:p text:style-name="Обычный">– Нет,<text:s/>не<text:s/>умею, –<text:s/>раздался<text:s/>его<text:s/>голос<text:s/>из‑за<text:s/>тростника.</text:p>
      <text:p text:style-name="Обычный">– Ну,<text:s/>так<text:s/>утонет, –<text:s/>равнодушно<text:s/>заметил<text:s/>Сучок,<text:s/>который<text:s/>и<text:s/>прежде<text:s/>испугался<text:s/>не<text:s/>опасности,<text:s/>а<text:s/>нашего<text:s/>гнева<text:s/>и<text:s/>теперь,<text:s/>совершенно<text:s/>успокоенный,<text:s/>только<text:s/>изредка<text:s/>отдувался<text:s/>и,<text:s/>казалось,<text:s/>не<text:s/>чувствовал<text:s/>никакой<text:s/>надобности<text:s/>переменить<text:s/>свое<text:s/>положение.</text:p>
      <text:p text:style-name="Обычный">– И<text:s/>без<text:s/>всякой<text:s/>пользы<text:s/>пропадет‑с, –<text:s/>жалобно<text:s/>прибавил<text:s/>Владимир.</text:p>
      <text:p text:style-name="Обычный">Ермолай<text:s/>не<text:s/>возвращался<text:s/>более<text:s/>часу.<text:s/>Этот<text:s/>час<text:s/>нам<text:s/>показался<text:s/>вечностью.<text:s/>Сперва<text:s/>мы<text:s/>перекликивались<text:s/>с<text:s/>ним<text:s/>очень<text:s/>усердно;<text:s/>потом<text:s/>он<text:s/>стал<text:s/>реже<text:s/>отвечать<text:s/>на<text:s/>наши<text:s/>возгласы,<text:s/>наконец<text:s/>умолк<text:s/>совершенно.<text:s/>В<text:s/>селе<text:s/>зазвонили<text:s/>к<text:s/>вечерне.<text:s/>Меж<text:s/>собой<text:s/>мы<text:s/>не<text:s/>разговаривали,<text:s/>даже<text:s/>старались<text:s/>не<text:s/>глядеть<text:s/>друг<text:s/>на<text:s/>друга.<text:s/>Утки<text:s/>носились<text:s/>над<text:s/>нашими<text:s/>головами;<text:s/>иные<text:s/>собирались<text:s/>сесть<text:s/>подле<text:s/>нас,<text:s/>но<text:s/>вдруг<text:s/>поднимались<text:s/>кверху,<text:s/>как<text:s/>говорится,<text:s/>«колом»,<text:s/>и<text:s/>с<text:s/>криком<text:s/>улетали.<text:s/>Мы<text:s/>начинали<text:s/>костенеть.<text:s/>Сучок<text:s/>хлопал<text:s/>глазами,<text:s/>словно<text:s/>спать<text:s/>располагался.</text:p>
      <text:p text:style-name="Обычный">Наконец,<text:s/>к<text:s/>неописанной<text:s/>нашей<text:s/>радости,<text:s/>Ермолай<text:s/>вернулся.</text:p>
      <text:p text:style-name="Обычный">– Ну,<text:s/>что?</text:p>
      <text:p text:style-name="Обычный">– Был<text:s/>на<text:s/>берегу;<text:s/>брод<text:s/>нашел…<text:s/>Пойдемте.</text:p>
      <text:p text:style-name="Обычный">Мы<text:s/>хотели<text:s/>было<text:s/>тотчас<text:s/>же<text:s/>отправиться,<text:s/>но<text:s/>он<text:s/>сперва<text:s/>достал<text:s/>под<text:s/>водой<text:s/>из<text:s/>кармана<text:s/>веревку,<text:s/>привязал<text:s/>убитых<text:s/>уток<text:s/>за<text:s/>лапки,<text:s/>взял<text:s/>оба<text:s/>конца<text:s/>в<text:s/>зубы<text:s/>и<text:s/>побрел<text:s/>вперед;<text:s/>Владимир<text:s/>за<text:s/>ним,<text:s/>я<text:s/>за<text:s/>Владимиром.<text:s/>Сучок<text:s/>замыкал<text:s/>шествие.<text:s/>До<text:s/>берега<text:s/>было<text:s/>около<text:s/>двухсот<text:s/>шагов,<text:s/>Ермолай<text:s/>шел<text:s/>смело<text:s/>и<text:s/>безостановочно<text:s/>(так<text:s/>хорошо<text:s/>заметил<text:s/>он<text:s/>дорогу),<text:s/>лишь<text:s/>изредка<text:s/>покрикивая:<text:s/>«Левей,<text:s/>тут<text:s/>направо<text:s/>колдобина!»<text:s/>или:<text:s/>«Правей,<text:s/>тут<text:s/>налево<text:s/>завязнешь…»<text:s/>Иногда<text:s/>вода<text:s/>доходила<text:s/>нам<text:s/>до<text:s/>горла,<text:s/>и<text:s/>раза<text:s/>два<text:s/>бедный<text:s/>Сучок,<text:s/>будучи<text:s/>ниже<text:s/>всех<text:s/>нас<text:s/>ростом,<text:s/>захлебывался<text:s/>и<text:s/>пускал<text:s/>пузыри.<text:s/>«Ну,<text:s/>ну,<text:s/>ну!» –<text:s/>грозно<text:s/>кричал<text:s/>на<text:s/>него<text:s/>Ермолай,<text:s/>и<text:s/>Сучок<text:s/>карабкался,<text:s/>болтал<text:s/>ногами,<text:s/>прыгал<text:s/>и<text:s/>таки<text:s/>выбирался<text:s/>на<text:s/>более<text:s/>мелкое<text:s/>место,<text:s/>но<text:s/>даже<text:s/>в<text:s/>крайности<text:s/>не<text:s/>решался<text:s/>хвататься<text:s/>за<text:s/>полу<text:s/>моего<text:s/>сюртука.<text:s/>Измученные,<text:s/>грязные,<text:s/>мокрые,<text:s/>мы<text:s/>достигли<text:s/>наконец<text:s/>берега.</text:p>
      <text:p text:style-name="Обычный">Часа<text:s/>два<text:s/>спустя<text:s/>мы<text:s/>уже<text:s/>все<text:s/>сидели,<text:s/>по<text:s/>мере<text:s/>возможности<text:s/>обсушенные,<text:s/>в<text:s/>большом<text:s/>сенном<text:s/>сарае<text:s/>и<text:s/>собирались<text:s/>ужинать.<text:s/>Кучер<text:s/>Иегудиил,<text:s/>человек<text:s/>чрезвычайно<text:s/>медлительный,<text:s/>тяжелый<text:s/>на<text:s/>подъем,<text:s/>рассудительный<text:s/>и<text:s/>заспанный,<text:s/>стоял<text:s/>у<text:s/>ворот<text:s/>и<text:s/>усердно<text:s/>потчевал<text:s/>табаком<text:s/>Сучка. (Я<text:s/>заметил,<text:s/>что<text:s/>кучера<text:s/>в<text:s/>России<text:s/>очень<text:s/>скоро<text:s/>дружатся.)<text:s/>Сучок<text:s/>нюхал<text:s/>с<text:s/>остервенением,<text:s/>до<text:s/>тошноты:<text:s/>плевал,<text:s/>кашлял<text:s/>и,<text:s/>по‑видимому,<text:s/>чувствовал<text:s/>большое<text:s/>удовольствие.<text:s/>Владимир<text:s/>принимал<text:s/>томный<text:s/>вид,<text:s/>наклонял<text:s/>головку<text:s/>набок<text:s/>и<text:s/>говорил<text:s/>мало.<text:s/>Ермолай<text:s/>вытирал<text:s/>наши<text:s/>ружья.<text:s/>Собаки<text:s/>с<text:s/>преувеличенной<text:s/>быстротой<text:s/>вертели<text:s/>хвостами<text:s/>в<text:s/>ожидании<text:s/>овсянки;<text:s/>лошади<text:s/>топали<text:s/>и<text:s/>ржали<text:s/>под<text:s/>навесом…<text:s/>Солнце<text:s/>садилось;<text:s/>широкими<text:s/>багровыми<text:s/>полосами<text:s/>разбегались<text:s/>его<text:s/>последние<text:s/>лучи;<text:s/>золотые<text:s/>тучки<text:s/>расстилались<text:s/>по<text:s/>небу<text:s/>все<text:s/>мельче<text:s/>и<text:s/>мельче,<text:s/>словно<text:s/>вымытая,<text:s/>расчесанная<text:s/>волна…<text:s/>На<text:s/>селе<text:s/>раздавались<text:s/>песни.</text:p>
      <text:p text:style-name="Обычный"/>
      <text:p text:style-name="Обычный"><text:span text:style-name="T311">1847</text:span></text:p>
      <text:p text:style-name="Обычный"/>
      <text:p text:style-name="P312">Бежин<text:s/>луг</text:p>
      <text:p text:style-name="P313"/>
      <text:p text:style-name="Обычный">Был<text:s/>прекрасный<text:s/>июльский<text:s/>день,<text:s/>один<text:s/>из<text:s/>тех<text:s/>дней,<text:s/>которые<text:s/>случаются<text:s/>только<text:s/>тогда,<text:s/>когда<text:s/>погода<text:s/>установилась<text:s/>надолго.<text:s/>С<text:s/>самого<text:s/>раннего<text:s/>утра<text:s/>небо<text:s/>ясно;<text:s/>утренняя<text:s/>заря<text:s/>не<text:s/>пылает<text:s/>пожаром:<text:s/>она<text:s/>разливается<text:s/>кротким<text:s/>румянцем.<text:s/>Солнце –<text:s/>не<text:s/>огнистое,<text:s/>не<text:s/>раскаленное,<text:s/>как<text:s/>во<text:s/>время<text:s/>знойной<text:s/>засухи,<text:s/>не<text:s/>тускло‑багровое,<text:s/>как<text:s/>перед<text:s/>бурей,<text:s/>но<text:s/>светлое<text:s/>и<text:s/>приветно<text:s/>лучезарное –<text:s/>мирно<text:s/>всплывает<text:s/>под<text:s/>узкой<text:s/>и<text:s/>длинной<text:s/>тучкой,<text:s/>свежо<text:s/>просияет<text:s/>и<text:s/>погрузится<text:s/>в<text:s/>лиловый<text:s/>ее<text:s/>туман.<text:s/>Верхний,<text:s/>тонкий<text:s/>край<text:s/>растянутого<text:s/>облачка<text:s/>засверкает<text:s/>змейками;<text:s/>блеск<text:s/>их<text:s/>подобен<text:s/>блеску<text:s/>кованого<text:s/>серебра…<text:s/>Но<text:s/>вот<text:s/>опять<text:s/>хлынули<text:s/>играющие<text:s/>лучи, –<text:s/>и<text:s/>весело,<text:s/>и<text:s/>величаво,<text:s/>словно<text:s/>взлетая,<text:s/>поднимается<text:s/>могучее<text:s/>светило.<text:s/>Около<text:s/>полудня<text:s/>обыкновенно<text:s/>появляется<text:s/>множество<text:s/>круглых<text:s/>высоких<text:s/>облаков,<text:s/>золотисто‑серых,<text:s/>с<text:s/>нежными<text:s/>белыми<text:s/>краями.<text:s/>Подобно<text:s/>островам,<text:s/>разбросанным<text:s/>по<text:s/>бесконечно<text:s/>разлившейся<text:s/>реке,<text:s/>обтекающей<text:s/>их<text:s/>глубоко<text:s/>прозрачными<text:s/>рукавами<text:s/>ровной<text:s/>синевы,<text:s/>они<text:s/>почти<text:s/>не<text:s/>трогаются<text:s/>с<text:s/>места;<text:s/>далее,<text:s/>к<text:s/>небосклону,<text:s/>они<text:s/>сдвигаются,<text:s/>теснятся,<text:s/>синевы<text:s/>между<text:s/>ними<text:s/>уже<text:s/>не<text:s/>видать;<text:s/>но<text:s/>сами<text:s/>они<text:s/>так<text:s/>же<text:s/>лазурны,<text:s/>как<text:s/>небо:<text:s/>они<text:s/>все<text:s/>насквозь<text:s/>проникнуты<text:s/>светом<text:s/>и<text:s/>теплотой.<text:s/>Цвет<text:s/>небосклона,<text:s/>легкий,<text:s/>бледно‑лиловый,<text:s/>не<text:s/>изменяется<text:s/>во<text:s/>весь<text:s/>день<text:s/>и<text:s/>кругом<text:s/>одинаков;<text:s/>нигде<text:s/>не<text:s/>темнеет,<text:s/>не<text:s/>густеет<text:s/>гроза;<text:s/>разве<text:s/>кое‑где<text:s/>протянутся<text:s/>сверху<text:s/>вниз<text:s/>голубоватые<text:s/>полосы:<text:s/>то<text:s/>сеется<text:s/>едва<text:s/>заметный<text:s/>дождь.<text:s/>К<text:s/>вечеру<text:s/>эти<text:s/>облака<text:s/>исчезают;<text:s/>последние<text:s/>из<text:s/>них,<text:s/>черноватые<text:s/>и<text:s/>неопределенные,<text:s/>как<text:s/>дым,<text:s/>ложатся<text:s/>розовыми<text:s/>клубами<text:s/>напротив<text:s/>заходящего<text:s/>солнца;<text:s/>на<text:s/>месте,<text:s/>где<text:s/>оно<text:s/>закатилось<text:s/>так<text:s/>же<text:s/>спокойно,<text:s/>как<text:s/>спокойно<text:s/>взошло<text:s/>на<text:s/>небо,<text:s/>алое<text:s/>сиянье<text:s/>стоит<text:s/>недолгое<text:s/>время<text:s/>над<text:s/>потемневшей<text:s/>землей,<text:s/>и,<text:s/>тихо<text:s/>мигая,<text:s/>как<text:s/>бережно<text:s/>несомая<text:s/>свечка,<text:s/>затеплится<text:s/>на<text:s/>нем<text:s/>вечерняя<text:s/>звезда.<text:s/>В<text:s/>такие<text:s/>дни<text:s/>краски<text:s/>все<text:s/>смягчены;<text:s/>светлы,<text:s/>но<text:s/>не<text:s/>ярки;<text:s/>на<text:s/>всем<text:s/>лежит<text:s/>печать<text:s/>какой‑то<text:s/>трогательной<text:s/>кротости.<text:s/>В<text:s/>такие<text:s/>дни<text:s/>жар<text:s/>бывает<text:s/>иногда<text:s/>весьма<text:s/>силен,<text:s/>иногда<text:s/>даже<text:s/>«парит»<text:s/>по<text:s/>скатам<text:s/>полей;<text:s/>но<text:s/>ветер<text:s/>разгоняет,<text:s/>раздвигает<text:s/>накопившийся<text:s/>зной,<text:s/>и<text:s/>вихри‑круговороты –<text:s/>несомненный<text:s/>признак<text:s/>постоянной<text:s/>погоды –<text:s/>высокими<text:s/>белыми<text:s/>столбами<text:s/>гуляют<text:s/>по<text:s/>дорогам<text:s/>через<text:s/>пашню.<text:s/>В<text:s/>сухом<text:s/>и<text:s/>чистом<text:s/>воздухе<text:s/>пахнет<text:s/>полынью,<text:s/>сжатой<text:s/>рожью,<text:s/>гречихой;<text:s/>даже<text:s/>за<text:s/>час<text:s/>до<text:s/>ночи<text:s/>вы<text:s/>не<text:s/>чувствуете<text:s/>сырости.<text:s/>Подобной<text:s/>погоды<text:s/>желает<text:s/>земледелец<text:s/>для<text:s/>уборки<text:s/>хлеба…</text:p>
      <text:p text:style-name="Обычный">В<text:s/>такой<text:s/>точно<text:s/>день<text:s/>охотился<text:s/>я<text:s/>однажды<text:s/>за<text:s/>тетеревами<text:s/>в<text:s/>Чернском<text:s/>уезде,<text:s/>Тульской<text:s/>губернии.<text:s/>Я<text:s/>нашел<text:s/>и<text:s/>настрелял<text:s/>довольно<text:s/>много<text:s/>дичи;<text:s/>наполненный<text:s/>ягдташ<text:s/>немилосердно<text:s/>резал<text:s/>мне<text:s/>плечо,<text:s/>но<text:s/>уже<text:s/>вечерняя<text:s/>заря<text:s/>погасала,<text:s/>и<text:s/>в<text:s/>воздухе,<text:s/>еще<text:s/>светлом,<text:s/>хотя<text:s/>не<text:s/>озаренном<text:s/>более<text:s/>лучами<text:s/>закатившегося<text:s/>солнца,<text:s/>начинали<text:s/>густеть<text:s/>и<text:s/>разливаться<text:s/>холодные<text:s/>тени,<text:s/>когда<text:s/>я<text:s/>решился<text:s/>наконец<text:s/>вернуться<text:s/>к<text:s/>себе<text:s/>домой.<text:s/>Быстрыми<text:s/>шагами<text:s/>прошел<text:s/>я<text:s/>длинную<text:s/>«площадь»<text:s/>кустов,<text:s/>взобрался<text:s/>на<text:s/>холм<text:s/>и,<text:s/>вместо<text:s/>ожиданной<text:s/>знакомой<text:s/>равнины<text:s/>с<text:s/>дубовым<text:s/>леском<text:s/>направо<text:s/>и<text:s/>низенькой<text:s/>белой<text:s/>церковью<text:s/>в<text:s/>отдалении,<text:s/>увидал<text:s/>совершенно<text:s/>другие,<text:s/>мне<text:s/>неизвестные<text:s/>места.<text:s/>У<text:s/>ног<text:s/>моих<text:s/>тянулась<text:s/>узкая<text:s/>долина;<text:s/>прямо,<text:s/>напротив,<text:s/>крутой<text:s/>стеной<text:s/>возвышался<text:s/>частый<text:s/>осинник.<text:s/>Я<text:s/>остановился<text:s/>в<text:s/>недоумении,<text:s/>оглянулся…<text:s/>«Эге! –<text:s/>подумал<text:s/>я, –<text:s/>да<text:s/>это<text:s/>я<text:s/>совсем<text:s/>не<text:s/>туда<text:s/>попал:<text:s/>я слишком<text:s/>забрал<text:s/>вправо», –<text:s/>и,<text:s/>сам<text:s/>дивясь<text:s/>своей<text:s/>ошибке,<text:s/>проворно<text:s/>спустился<text:s/>с<text:s/>холма.<text:s/>Меня<text:s/>тотчас<text:s/>охватила<text:s/>неприятная,<text:s/>неподвижная<text:s/>сырость,<text:s/>точно<text:s/>я<text:s/>вошел<text:s/>в<text:s/>погреб;<text:s/>густая,<text:s/>высокая<text:s/>трава<text:s/>на<text:s/>дне<text:s/>долины,<text:s/>вся<text:s/>мокрая,<text:s/>белела<text:s/>ровной<text:s/>скатертью;<text:s/>ходить<text:s/>по<text:s/>ней<text:s/>было<text:s/>как‑то<text:s/>жутко.<text:s/>Я<text:s/>поскорей<text:s/>выкарабкался<text:s/>на<text:s/>другую<text:s/>сторону<text:s/>и<text:s/>пошел,<text:s/>забирая<text:s/>влево,<text:s/>вдоль<text:s/>осинника.<text:s/>Летучие<text:s/>мыши<text:s/>уже<text:s/>носились<text:s/>над<text:s/>его<text:s/>заснувшими<text:s/>верхушками,<text:s/>таинственно<text:s/>кружась<text:s/>и<text:s/>дрожа<text:s/>на<text:s/>смутно‑ясном<text:s/>небе;<text:s/>резво<text:s/>и<text:s/>прямо<text:s/>пролетел<text:s/>в<text:s/>вышине<text:s/>запоздалый<text:s/>ястребок,<text:s/>спеша<text:s/>в<text:s/>свое<text:s/>гнездо.<text:s/>«Вот<text:s/>как<text:s/>только<text:s/>я<text:s/>выйду<text:s/>на<text:s/>тот<text:s/>угол, –<text:s/>думал<text:s/>я<text:s/>про<text:s/>себя, –<text:s/>тут<text:s/>сейчас<text:s/>и<text:s/>будет<text:s/>дорога,<text:s/>а<text:s/>с<text:s/>версту<text:s/>крюку<text:s/>я<text:s/>дал!»</text:p>
      <text:p text:style-name="Обычный">Я<text:s/>добрался<text:s/>наконец<text:s/>до<text:s/>угла<text:s/>леса,<text:s/>но<text:s/>там<text:s/>не<text:s/>было<text:s/>никакой<text:s/>дороги:<text:s/>какие‑то<text:s/>некошеные,<text:s/>низкие<text:s/>кусты<text:s/>широко<text:s/>расстилались<text:s/>передо<text:s/>мною,<text:s/>а<text:s/>за<text:s/>ними<text:s/>далёко‑далёко<text:s/>виднелось<text:s/>пустынное<text:s/>поле.<text:s/>Я<text:s/>опять<text:s/>остановился.<text:s/>«Что<text:s/>за<text:s/>притча?..<text:s/>Да<text:s/>где<text:s/>же<text:s/>я?»<text:s/>Я<text:s/>стал<text:s/>припоминать,<text:s/>как<text:s/>и<text:s/>куда<text:s/>ходил<text:s/>в<text:s/>течение<text:s/>дня…<text:s/>«Э!<text:s/>да<text:s/>это<text:s/>Парахинские<text:s/>кусты! –<text:s/>воскликнул<text:s/>я<text:s/>наконец, –<text:s/>точно!<text:s/>вон<text:s/>это,<text:s/>должно<text:s/>быть,<text:s/>Синдеевская<text:s/>роща…<text:s/>Да<text:s/>как<text:s/>же<text:s/>это<text:s/>я<text:s/>сюда<text:s/>зашел?<text:s/>Так<text:s/>далеко?..<text:s/>Странно!<text:s/>Теперь<text:s/>опять<text:s/>нужно<text:s/>вправо<text:s/>взять».</text:p>
      <text:p text:style-name="Обычный">Я<text:s/>пошел<text:s/>вправо,<text:s/>через<text:s/>кусты.<text:s/>Между<text:s/>тем<text:s/>ночь<text:s/>приближалась<text:s/>и<text:s/>росла,<text:s/>как<text:s/>грозовая<text:s/>туча;<text:s/>казалось,<text:s/>вместе<text:s/>с<text:s/>вечерними<text:s/>парами<text:s/>отовсюду<text:s/>поднималась<text:s/>и<text:s/>даже<text:s/>с<text:s/>вышины<text:s/>лилась<text:s/>темнота.<text:s/>Мне<text:s/>попалась<text:s/>какая‑то<text:s/>неторная,<text:s/>заросшая<text:s/>дорожка;<text:s/>я отправился<text:s/>по<text:s/>ней,<text:s/>внимательно<text:s/>поглядывая<text:s/>вперед.<text:s/>Все<text:s/>кругом<text:s/>быстро<text:s/>чернело<text:s/>и<text:s/>утихало,<text:s/>одни<text:s/>перепела<text:s/>изредка<text:s/>кричали.<text:s/>Небольшая<text:s/>ночная<text:s/>птица,<text:s/>неслышно<text:s/>и<text:s/>низко<text:s/>мчавшаяся<text:s/>на<text:s/>своих<text:s/>мягких<text:s/>крыльях,<text:s/>почти<text:s/>наткнулась<text:s/>на<text:s/>меня<text:s/>и<text:s/>пугливо<text:s/>нырнула<text:s/>в<text:s/>сторону.<text:s/>Я<text:s/>вышел<text:s/>на<text:s/>опушку<text:s/>кустов<text:s/>и<text:s/>побрел<text:s/>по<text:s/>полю<text:s/>межой.<text:s/>Уже<text:s/>я<text:s/>с<text:s/>трудом<text:s/>различал<text:s/>отдаленные<text:s/>предметы;<text:s/>поле<text:s/>неясно<text:s/>белело<text:s/>вокруг;<text:s/>за<text:s/>ним,<text:s/>с<text:s/>каждым<text:s/>мгновением<text:s/>надвигаясь<text:s/>громадными<text:s/>клубами,<text:s/>вздымался<text:s/>угрюмый<text:s/>мрак.<text:s/>Глухо<text:s/>отдавались<text:s/>мои<text:s/>шаги<text:s/>в<text:s/>застывающем<text:s/>воздухе.<text:s/>Побледневшее<text:s/>небо<text:s/>стало<text:s/>опять<text:s/>синеть –<text:s/>но<text:s/>то<text:s/>уже<text:s/>была<text:s/>синева<text:s/>ночи.<text:s/>Звездочки<text:s/>замелькали,<text:s/>зашевелились<text:s/>на<text:s/>нем.</text:p>
      <text:p text:style-name="Обычный">Что<text:s/>я<text:s/>было<text:s/>принял<text:s/>за<text:s/>рощу,<text:s/>оказалось<text:s/>темным<text:s/>и<text:s/>круглым<text:s/>бугром.<text:s/>«Да<text:s/>где<text:s/>же<text:s/>это<text:s/>я?» –<text:s/>повторил<text:s/>я<text:s/>опять<text:s/>вслух,<text:s/>остановился<text:s/>в<text:s/>третий<text:s/>раз<text:s/>и<text:s/>вопросительно<text:s/>посмотрел<text:s/>на<text:s/>свою<text:s/>английскую<text:s/>желто‑пегую<text:s/>собаку<text:s/>Дианку,<text:s/>решительно<text:s/>умнейшую<text:s/>изо<text:s/>всех<text:s/>четвероногих<text:s/>тварей.<text:s/>Но<text:s/>умнейшая<text:s/>из<text:s/>четвероногих<text:s/>тварей<text:s/>только<text:s/>повиляла<text:s/>хвостиком,<text:s/>уныло<text:s/>моргнула<text:s/>усталыми<text:s/>глазками<text:s/>и<text:s/>не<text:s/>подала<text:s/>мне<text:s/>никакого<text:s/>дельного<text:s/>совета.<text:s/>Мне<text:s/>стало<text:s/>совестно<text:s/>перед<text:s/>ней,<text:s/>и<text:s/>я<text:s/>отчаянно<text:s/>устремился<text:s/>вперед,<text:s/>словно<text:s/>вдруг<text:s/>догадался,<text:s/>куда<text:s/>следовало<text:s/>идти,<text:s/>обогнул<text:s/>бугор<text:s/>и<text:s/>очутился<text:s/>в<text:s/>неглубокой,<text:s/>кругом<text:s/>распаханной<text:s/>лощине.<text:s/>Странное<text:s/>чувство<text:s/>тотчас<text:s/>овладело<text:s/>мной.<text:s/>Лощина<text:s/>эта<text:s/>имела<text:s/>вид<text:s/>почти<text:s/>правильного<text:s/>котла<text:s/>с<text:s/>пологими<text:s/>боками;<text:s/>на<text:s/>дне<text:s/>ее<text:s/>торчало<text:s/>стоймя<text:s/>несколько<text:s/>больших<text:s/>белых<text:s/>камней, –<text:s/>казалось,<text:s/>они<text:s/>сползлись<text:s/>туда<text:s/>для<text:s/>тайного<text:s/>совещания, –<text:s/>и<text:s/>до<text:s/>того<text:s/>в<text:s/>ней<text:s/>было<text:s/>немо<text:s/>и<text:s/>глухо,<text:s/>так<text:s/>плоско,<text:s/>так<text:s/>уныло<text:s/>висело<text:s/>над<text:s/>нею<text:s/>небо,<text:s/>что<text:s/>сердце<text:s/>у<text:s/>меня<text:s/>сжалось.<text:s/>Какой‑то<text:s/>зверок<text:s/>слабо<text:s/>и<text:s/>жалобно<text:s/>пискнул<text:s/>между<text:s/>камней.<text:s/>Я<text:s/>поспешил<text:s/>выбраться<text:s/>назад<text:s/>на<text:s/>бугор.<text:s/>До<text:s/>сих<text:s/>пор<text:s/>я<text:s/>все<text:s/>еще<text:s/>не<text:s/>терял<text:s/>надежды<text:s/>сыскать<text:s/>дорогу<text:s/>домой;<text:s/>но<text:s/>тут<text:s/>я<text:s/>окончательно<text:s/>удостоверился<text:s/>в<text:s/>том,<text:s/>что<text:s/>заблудился<text:s/>совершенно,<text:s/>и,<text:s/>уже<text:s/>нисколько<text:s/>не<text:s/>стараясь<text:s/>узнавать<text:s/>окрестные<text:s/>места,<text:s/>почти<text:s/>совсем<text:s/>потонувшие<text:s/>во<text:s/>мгле,<text:s/>пошел<text:s/>себе<text:s/>прямо,<text:s/>по<text:s/>звездам –<text:s/>наудалую…<text:s/>Около<text:s/>получаса<text:s/>шел<text:s/>я<text:s/>так,<text:s/>с<text:s/>трудом<text:s/>переставляя<text:s/>ноги.<text:s/>Казалось,<text:s/>отроду<text:s/>не<text:s/>бывал<text:s/>я<text:s/>в<text:s/>таких<text:s/>пустых<text:s/>местах:<text:s/>нигде<text:s/>не<text:s/>мерцал<text:s/>огонек,<text:s/>не<text:s/>слышалось<text:s/>никакого<text:s/>звука.<text:s/>Один<text:s/>пологий<text:s/>холм<text:s/>сменялся<text:s/>другим,<text:s/>поля<text:s/>бесконечно<text:s/>тянулись<text:s/>за<text:s/>полями,<text:s/>кусты<text:s/>словно<text:s/>вставали<text:s/>вдруг<text:s/>из<text:s/>земли<text:s/>перед<text:s/>самым<text:s/>моим<text:s/>носом.<text:s/>Я<text:s/>все<text:s/>шел<text:s/>и<text:s/>уже<text:s/>собирался<text:s/>было<text:s/>прилечь<text:s/>где‑нибудь<text:s/>до<text:s/>утра,<text:s/>как<text:s/>вдруг<text:s/>очутился<text:s/>над<text:s/>страшной<text:s/>бездной.</text:p>
      <text:p text:style-name="Обычный">Я<text:s/>быстро<text:s/>отдернул<text:s/>занесенную<text:s/>ногу<text:s/>и,<text:s/>сквозь<text:s/>едва<text:s/>прозрачный<text:s/>сумрак<text:s/>ночи,<text:s/>увидел<text:s/>далеко<text:s/>под<text:s/>собою<text:s/>огромную<text:s/>равнину.<text:s/>Широкая<text:s/>река<text:s/>огибала<text:s/>ее<text:s/>уходящим<text:s/>от<text:s/>меня<text:s/>полукругом;<text:s/>стальные<text:s/>отблески<text:s/>воды,<text:s/>изредка<text:s/>и<text:s/>смутно<text:s/>мерцая,<text:s/>обозначали<text:s/>ее<text:s/>теченье.<text:s/>Холм,<text:s/>на<text:s/>котором<text:s/>я<text:s/>находился,<text:s/>спускался<text:s/>вдруг<text:s/>почти<text:s/>отвесным<text:s/>обрывом;<text:s/>его<text:s/>громадные<text:s/>очертания<text:s/>отделялись,<text:s/>чернея,<text:s/>от<text:s/>синеватой<text:s/>воздушной<text:s/>пустоты,<text:s/>и<text:s/>прямо<text:s/>подо<text:s/>мною,<text:s/>в<text:s/>углу,<text:s/>образованном<text:s/>тем<text:s/>обрывом<text:s/>и<text:s/>равниной,<text:s/>возле<text:s/>реки,<text:s/>которая<text:s/>в<text:s/>этом<text:s/>месте<text:s/>стояла<text:s/>неподвижным,<text:s/>темным<text:s/>зеркалом,<text:s/>под<text:s/>самой<text:s/>кручью<text:s/>холма,<text:s/>красным<text:s/>пламенем<text:s/>горели<text:s/>и<text:s/>дымились<text:s/>друг<text:s/>подле<text:s/>дружки<text:s/>два<text:s/>огонька.<text:s/>Вокруг<text:s/>них<text:s/>копошились<text:s/>люди,<text:s/>колебались<text:s/>тени,<text:s/>иногда<text:s/>ярко<text:s/>освещалась<text:s/>передняя<text:s/>половина<text:s/>маленькой<text:s/>кудрявой<text:s/>головы…</text:p>
      <text:p text:style-name="Обычный">Я<text:s/>узнал<text:s/>наконец,<text:s/>куда<text:s/>я<text:s/>зашел.<text:s/>Этот<text:s/>луг<text:s/>славится<text:s/>в<text:s/>наших<text:s/>околотках<text:s/>под<text:s/>названием<text:s/>Бежина<text:s/>луга…<text:s/>Но<text:s/>вернуться<text:s/>домой<text:s/>не<text:s/>было<text:s/>никакой<text:s/>возможности,<text:s/>особенно<text:s/>в<text:s/>ночную<text:s/>пору;<text:s/>ноги<text:s/>подкашивались<text:s/>подо<text:s/>мной<text:s/>от<text:s/>усталости.<text:s/>Я<text:s/>решился<text:s/>подойти<text:s/>к<text:s/>огонькам<text:s/>и,<text:s/>в<text:s/>обществе<text:s/>тех<text:s/>людей,<text:s/>которых<text:s/>принял<text:s/>за<text:s/>гуртовщиков,<text:s/>дождаться<text:s/>зари.<text:s/>Я<text:s/>благополучно<text:s/>спустился<text:s/>вниз,<text:s/>но<text:s/>не<text:s/>успел<text:s/>выпустить<text:s/>из<text:s/>рук<text:s/>последнюю,<text:s/>ухваченную<text:s/>мною<text:s/>ветку,<text:s/>как<text:s/>вдруг<text:s/>две<text:s/>большие,<text:s/>белые,<text:s/>лохматые<text:s/>собаки<text:s/>со<text:s/>злобным<text:s/>лаем<text:s/>бросились<text:s/>на<text:s/>меня.<text:s/>Детские<text:s/>звонкие<text:s/>голоса<text:s/>раздались<text:s/>вокруг<text:s/>огней;<text:s/>два‑три<text:s/>мальчика<text:s/>быстро<text:s/>поднялись<text:s/>с<text:s/>земли.<text:s/>Я<text:s/>откликнулся<text:s/>на<text:s/>их<text:s/>вопросительные<text:s/>крики.<text:s/>Они<text:s/>подбежали<text:s/>ко<text:s/>мне,<text:s/>отозвали<text:s/>тотчас<text:s/>собак,<text:s/>которых<text:s/>особенно<text:s/>поразило<text:s/>появление<text:s/>моей<text:s/>Дианки,<text:s/>и<text:s/>я<text:s/>подошел<text:s/>к<text:s/>ним.</text:p>
      <text:p text:style-name="Обычный">Я<text:s/>ошибся,<text:s/>приняв<text:s/>людей,<text:s/>сидевших<text:s/>вокруг<text:s/>тех<text:s/>огней,<text:s/>за<text:s/>гуртовщиков.<text:s/>Это<text:s/>просто<text:s/>были<text:s/>крестьянские<text:s/>ребятишки<text:s/>из<text:s/>соседней<text:s/>деревни,<text:s/>которые<text:s/>стерегли<text:s/>табун.<text:s/>В<text:s/>жаркую<text:s/>летнюю<text:s/>пору<text:s/>лошадей<text:s/>выгоняют<text:s/>у<text:s/>нас<text:s/>на<text:s/>ночь<text:s/>кормиться<text:s/>в<text:s/>поле:<text:s/>днем<text:s/>мухи<text:s/>и<text:s/>оводы<text:s/>не<text:s/>дали<text:s/>бы<text:s/>им<text:s/>покоя.<text:s/>Выгонять<text:s/>перед<text:s/>вечером<text:s/>и<text:s/>пригонять<text:s/>на<text:s/>утренней<text:s/>заре<text:s/>табун –<text:s/>большой<text:s/>праздник<text:s/>для<text:s/>крестьянских<text:s/>мальчиков.<text:s/>Сидя<text:s/>без<text:s/>шапок<text:s/>и<text:s/>в<text:s/>старых<text:s/>полушубках<text:s/>на<text:s/>самых<text:s/>бойких<text:s/>клячонках,<text:s/>мчатся<text:s/>они<text:s/>с<text:s/>веселым<text:s/>гиканьем<text:s/>и<text:s/>криком,<text:s/>болтая<text:s/>руками<text:s/>и<text:s/>ногами,<text:s/>высоко<text:s/>подпрыгивают,<text:s/>звонко<text:s/>хохочут.<text:s/>Легкая<text:s/>пыль<text:s/>желтым<text:s/>столбом<text:s/>поднимается<text:s/>и<text:s/>несется<text:s/>по<text:s/>дороге;<text:s/>далеко<text:s/>разносится<text:s/>дружный<text:s/>топот,<text:s/>лошади<text:s/>бегут,<text:s/>навострив<text:s/>уши,<text:s/>впереди<text:s/>всех,<text:s/>задравши<text:s/>хвост<text:s/>и<text:s/>беспрестанно<text:s/>меняя<text:s/>ногу,<text:s/>скачет<text:s/>какой‑нибудь<text:s/>рыжий<text:s/>космач,<text:s/>с<text:s/>репейниками<text:s/>в<text:s/>спутанной<text:s/>гриве.</text:p>
      <text:p text:style-name="Обычный">Я<text:s/>сказал<text:s/>мальчикам,<text:s/>что<text:s/>заблудился,<text:s/>и<text:s/>подсел<text:s/>к<text:s/>ним.<text:s/>Они<text:s/>спросили<text:s/>меня,<text:s/>откуда<text:s/>я,<text:s/>помолчали,<text:s/>посторонились.<text:s/>Мы<text:s/>немного<text:s/>поговорили.<text:s/>Я<text:s/>прилег<text:s/>под<text:s/>обглоданный<text:s/>кустик<text:s/>и<text:s/>стал<text:s/>глядеть<text:s/>кругом.<text:s/>Картина<text:s/>была<text:s/>чудесная:<text:s/>около<text:s/>огней<text:s/>дрожало<text:s/>и<text:s/>как<text:s/>будто<text:s/>замирало,<text:s/>упираясь<text:s/>в<text:s/>темноту,<text:s/>круглое<text:s/>красноватое<text:s/>отражение;<text:s/>пламя,<text:s/>вспыхивая,<text:s/>изредка<text:s/>забрасывало<text:s/>за<text:s/>черту<text:s/>того<text:s/>круга<text:s/>быстрые<text:s/>отблески;<text:s/>тонкий<text:s/>язык<text:s/>света<text:s/>лизнет<text:s/>голые<text:s/>сучья<text:s/>лозника<text:s/>и<text:s/>разом<text:s/>исчезнет;<text:s/>острые,<text:s/>длинные<text:s/>тени,<text:s/>врываясь<text:s/>на<text:s/>мгновенье,<text:s/>в<text:s/>свою<text:s/>очередь<text:s/>добегали<text:s/>до<text:s/>самых<text:s/>огоньков:<text:s/>мрак<text:s/>боролся<text:s/>со<text:s/>светом.<text:s/>Иногда,<text:s/>когда<text:s/>пламя<text:s/>горело<text:s/>слабее<text:s/>и<text:s/>кружок<text:s/>света<text:s/>суживался,<text:s/>из<text:s/>надвинувшейся<text:s/>тьмы<text:s/>внезапно<text:s/>выставлялась<text:s/>лошадиная<text:s/>голова,<text:s/>гнедая,<text:s/>с<text:s/>извилистой<text:s/>проточиной,<text:s/>или<text:s/>вся<text:s/>белая,<text:s/>внимательно<text:s/>и<text:s/>тупо<text:s/>смотрела<text:s/>на<text:s/>нас,<text:s/>проворно<text:s/>жуя<text:s/>длинную<text:s/>траву,<text:s/>и,<text:s/>снова<text:s/>опускаясь,<text:s/>тотчас<text:s/>скрывалась.<text:s/>Только<text:s/>слышно<text:s/>было,<text:s/>как<text:s/>она<text:s/>продолжала<text:s/>жевать<text:s/>и<text:s/>отфыркивалась.<text:s/>Из<text:s/>освещенного<text:s/>места<text:s/>трудно<text:s/>разглядеть,<text:s/>что<text:s/>делается<text:s/>в<text:s/>потемках,<text:s/>и<text:s/>потому<text:s/>вблизи<text:s/>все<text:s/>казалось<text:s/>задернутым<text:s/>почти<text:s/>черной<text:s/>завесой;<text:s/>но<text:s/>далее<text:s/>к<text:s/>небосклону<text:s/>длинными<text:s/>пятнами<text:s/>смутно<text:s/>виднелись<text:s/>холмы<text:s/>и<text:s/>леса.<text:s/>Темное,<text:s/>чистое<text:s/>небо<text:s/>торжественно<text:s/>и<text:s/>необъятно<text:s/>высоко<text:s/>стояло<text:s/>над<text:s/>нами<text:s/>со<text:s/>всем<text:s/>своим<text:s/>таинственным<text:s/>великолепием.<text:s/>Сладко<text:s/>стеснялась<text:s/>грудь,<text:s/>вдыхая<text:s/>тот<text:s/>особенный,<text:s/>томительный<text:s/>и<text:s/>свежий<text:s/>запах –<text:s/>запах<text:s/>русской<text:s/>летней<text:s/>ночи.<text:s/>Кругом<text:s/>не<text:s/>слышалось<text:s/>почти<text:s/>никакого<text:s/>шума…<text:s/>Лишь<text:s/>изредка<text:s/>в<text:s/>близкой<text:s/>реке<text:s/>с<text:s/>внезапной<text:s/>звучностью<text:s/>плеснет<text:s/>большая<text:s/>рыба<text:s/>и<text:s/>прибрежный<text:s/>тростник<text:s/>слабо<text:s/>зашумит,<text:s/>едва<text:s/>поколебленный<text:s/>набежавшей<text:s/>волной…<text:s/>Одни<text:s/>огоньки<text:s/>тихонько<text:s/>потрескивали.</text:p>
      <text:p text:style-name="Обычный">Мальчики<text:s/>сидели<text:s/>вокруг<text:s/>их;<text:s/>тут<text:s/>же<text:s/>сидели<text:s/>и<text:s/>те<text:s/>две<text:s/>собаки,<text:s/>которым<text:s/>так<text:s/>было<text:s/>захотелось<text:s/>меня<text:s/>съесть.<text:s/>Они<text:s/>еще<text:s/>долго<text:s/>не<text:s/>могли<text:s/>примириться<text:s/>с<text:s/>моим<text:s/>присутствием<text:s/>и,<text:s/>сонливо<text:s/>щурясь<text:s/>и<text:s/>косясь<text:s/>на<text:s/>огонь,<text:s/>изредка<text:s/>рычали<text:s/>с<text:s/>необыкновенным<text:s/>чувством<text:s/>собственного<text:s/>достоинства;<text:s/>сперва<text:s/>рычали,<text:s/>а<text:s/>потом<text:s/>слегка<text:s/>визжали,<text:s/>как<text:s/>бы<text:s/>сожалея<text:s/>о<text:s/>невозможности<text:s/>исполнить<text:s/>свое<text:s/>желание.<text:s/>Всех<text:s/>мальчиков<text:s/>было<text:s/>пять:<text:s/>Федя,<text:s/>Павлуша,<text:s/>Ильюша,<text:s/>Костя<text:s/>и<text:s/>Ваня. (Из<text:s/>их<text:s/>разговоров<text:s/>я<text:s/>узнал<text:s/>их<text:s/>имена<text:s/>и<text:s/>намерен<text:s/>теперь<text:s/>же<text:s/>познакомить<text:s/>с<text:s/>ними<text:s/>читателя.)</text:p>
      <text:p text:style-name="Обычный">Первому,<text:s/>старшему<text:s/>изо<text:s/>всех,<text:s/>Феде,<text:s/>вы<text:s/>бы<text:s/>дали<text:s/>лет<text:s/>четырнадцать.<text:s/>Это<text:s/>был<text:s/>стройный<text:s/>мальчик,<text:s/>с<text:s/>красивыми<text:s/>и<text:s/>тонкими,<text:s/>немного<text:s/>мелкими<text:s/>чертами<text:s/>лица,<text:s/>кудрявыми<text:s/>белокурыми<text:s/>волосами,<text:s/>светлыми<text:s/>глазами<text:s/>и<text:s/>постоянной,<text:s/>полувеселой,<text:s/>полурассеянной<text:s/>улыбкой.<text:s/>Он<text:s/>принадлежал,<text:s/>по<text:s/>всем<text:s/>приметам,<text:s/>к<text:s/>богатой<text:s/>семье<text:s/>и<text:s/>выехал‑то<text:s/>в<text:s/>поле<text:s/>не<text:s/>по<text:s/>нужде,<text:s/>а<text:s/>так,<text:s/>для<text:s/>забавы.<text:s/>На<text:s/>нем<text:s/>была<text:s/>пестрая<text:s/>ситцевая<text:s/>рубаха<text:s/>с<text:s/>желтой<text:s/>каемкой;<text:s/>небольшой<text:s/>новый<text:s/>армячок,<text:s/>надетый<text:s/>внакидку,<text:s/>чуть<text:s/>держался<text:s/>на<text:s/>его<text:s/>узеньких<text:s/>плечиках;<text:s/>на<text:s/>голубеньком<text:s/>поясе<text:s/>висел<text:s/>гребешок.<text:s/>Сапоги<text:s/>его<text:s/>с<text:s/>низкими<text:s/>голенищами<text:s/>были<text:s/>точно<text:s/>его<text:s/>сапоги –<text:s/>не<text:s/>отцовские.<text:s/>У<text:s/>второго<text:s/>мальчика,<text:s/>Павлуши,<text:s/>волосы<text:s/>были<text:s/>всклоченные,<text:s/>черные,<text:s/>глаза<text:s/>серые,<text:s/>скулы<text:s/>широкие,<text:s/>лицо<text:s/>бледное,<text:s/>рябое,<text:s/>рот<text:s/>большой,<text:s/>но<text:s/>правильный,<text:s/>вся<text:s/>голова<text:s/>огромная,<text:s/>как<text:s/>говорится<text:s/>с<text:s/>пивной<text:s/>котел,<text:s/>тело<text:s/>приземистое,<text:s/>неуклюжее.<text:s/>Малый<text:s/>был<text:s/>неказистый –<text:s/>что<text:s/>и<text:s/>говорить! –<text:s/>а<text:s/>все‑таки<text:s/>он<text:s/>мне<text:s/>понравился:<text:s/>глядел<text:s/>он<text:s/>очень<text:s/>умно<text:s/>и<text:s/>прямо,<text:s/>да<text:s/>и<text:s/>в<text:s/>голосе<text:s/>у<text:s/>него<text:s/>звучала<text:s/>сила.<text:s/>Одеждой<text:s/>своей<text:s/>он<text:s/>щеголять<text:s/>не<text:s/>мог:<text:s/>вся<text:s/>она<text:s/>состояла<text:s/>из<text:s/>простой<text:s/>замашной<text:s/>рубахи<text:s/>да<text:s/>из<text:s/>заплатанных<text:s/>портов.<text:s/>Лицо<text:s/>третьего,<text:s/>Ильюши,<text:s/>было<text:s/>довольно<text:s/>незначительно:<text:s/>горбоносое,<text:s/>вытянутое,<text:s/>подслеповатое,<text:s/>оно<text:s/>выражало<text:s/>какую‑то<text:s/>тупую,<text:s/>болезненную<text:s/>заботливость;<text:s/>сжатые<text:s/>губы<text:s/>его<text:s/>не<text:s/>шевелились,<text:s/>сдвинутые<text:s/>брови<text:s/>не<text:s/>расходились –<text:s/>он<text:s/>словно<text:s/>все<text:s/>щурился<text:s/>от<text:s/>огня.<text:s/>Его<text:s/>желтые,<text:s/>почти<text:s/>белые<text:s/>волосы<text:s/>торчали<text:s/>острыми<text:s/>косицами<text:s/>из‑под<text:s/>низенькой<text:s/>войлочной<text:s/>шапочки,<text:s/>которую<text:s/>он<text:s/>обеими<text:s/>руками<text:s/>то<text:s/>и<text:s/>дело<text:s/>надвигал<text:s/>себе<text:s/>на<text:s/>уши.<text:s/>На<text:s/>нем<text:s/>были<text:s/>новые<text:s/>лапти<text:s/>и<text:s/>онучи;<text:s/>толстая<text:s/>веревка,<text:s/>три<text:s/>раза<text:s/>перевитая<text:s/>вокруг<text:s/>стана,<text:s/>тщательно<text:s/>стягивала<text:s/>его<text:s/>опрятную<text:s/>черную<text:s/>свитку.<text:s/>И<text:s/>ему<text:s/>и<text:s/>Павлуше<text:s/>на<text:s/>вид<text:s/>было<text:s/>не<text:s/>более<text:s/>двенадцати<text:s/>лет.<text:s/>Четвертый,<text:s/>Костя,<text:s/>мальчик<text:s/>лет<text:s/>десяти,<text:s/>возбуждал<text:s/>мое<text:s/>любопытство<text:s/>своим<text:s/>задумчивым<text:s/>и<text:s/>печальным<text:s/>взором.<text:s/>Все<text:s/>лицо<text:s/>его<text:s/>было<text:s/>невелико,<text:s/>худо,<text:s/>в<text:s/>веснушках,<text:s/>книзу<text:s/>заострено,<text:s/>как<text:s/>у<text:s/>белки;<text:s/>губы<text:s/>едва<text:s/>было<text:s/>можно<text:s/>различить;<text:s/>но<text:s/>странное<text:s/>впечатление<text:s/>производили<text:s/>его<text:s/>большие,<text:s/>черные,<text:s/>жидким<text:s/>блеском<text:s/>блестевшие<text:s/>глаза;<text:s/>они,<text:s/>казалось,<text:s/>хотели<text:s/>что‑то<text:s/>высказать,<text:s/>для<text:s/>чего<text:s/>на<text:s/>языке, –<text:s/>на<text:s/>его<text:s/>языке<text:s/>по<text:s/>крайней<text:s/>мере, –<text:s/>не<text:s/>было<text:s/>слов.<text:s/>Он<text:s/>был<text:s/>маленького<text:s/>роста,<text:s/>сложения<text:s/>тщедушного<text:s/>и<text:s/>одет<text:s/>довольно<text:s/>бедно.<text:s/>Последнего,<text:s/>Ваню,<text:s/>я<text:s/>сперва<text:s/>было<text:s/>и<text:s/>не<text:s/>заметил:<text:s/>он<text:s/>лежал<text:s/>на<text:s/>земле,<text:s/>смирнехонько<text:s/>прикорнув<text:s/>под<text:s/>угловатую<text:s/>рогожу,<text:s/>и<text:s/>только<text:s/>изредка<text:s/>выставлял<text:s/>из‑под<text:s/>нее<text:s/>свою<text:s/>русую<text:s/>кудрявую<text:s/>голову.<text:s/>Этому<text:s/>мальчику<text:s/>было<text:s/>всего<text:s/>лет<text:s/>семь.</text:p>
      <text:p text:style-name="Обычный">Итак,<text:s/>я<text:s/>лежал<text:s/>под<text:s/>кустиком<text:s/>в<text:s/>стороне<text:s/>и<text:s/>поглядывал<text:s/>на<text:s/>мальчиков.<text:s/>Небольшой<text:s/>котельчик<text:s/>висел<text:s/>над<text:s/>одним<text:s/>из<text:s/>огней;<text:s/>в нем<text:s/>варились<text:s/>«картошки».<text:s/>Павлуша<text:s/>наблюдал<text:s/>за<text:s/>ним<text:s/>и,<text:s/>стоя<text:s/>на<text:s/>коленях,<text:s/>тыкал<text:s/>щепкой<text:s/>в<text:s/>закипавшую<text:s/>воду.<text:s/>Федя<text:s/>лежал,<text:s/>опершись<text:s/>на<text:s/>локоть<text:s/>и<text:s/>раскинув<text:s/>полы<text:s/>своего<text:s/>армяка.<text:s/>Ильюша<text:s/>сидел<text:s/>рядом<text:s/>с<text:s/>Костей<text:s/>и<text:s/>все<text:s/>так<text:s/>же<text:s/>напряженно<text:s/>щурился.<text:s/>Костя<text:s/>понурил<text:s/>немного<text:s/>голову<text:s/>и<text:s/>глядел<text:s/>куда‑то<text:s/>вдаль.<text:s/>Ваня<text:s/>не<text:s/>шевелился<text:s/>под<text:s/>своей<text:s/>рогожей.<text:s/>Я<text:s/>притворился<text:s/>спящим.<text:s/>Понемногу<text:s/>мальчики<text:s/>опять<text:s/>разговорились.</text:p>
      <text:p text:style-name="Обычный">Сперва<text:s/>они<text:s/>покалякали<text:s/>о<text:s/>том<text:s/>и<text:s/>сем,<text:s/>о<text:s/>завтрашних<text:s/>работах,<text:s/>о<text:s/>лошадях;<text:s/>но<text:s/>вдруг<text:s/>Федя<text:s/>обратился<text:s/>к<text:s/>Ильюше<text:s/>и,<text:s/>как<text:s/>бы<text:s/>возобновляя<text:s/>прерванный<text:s/>разговор,<text:s/>спросил<text:s/>его:</text:p>
      <text:p text:style-name="Обычный">– Ну,<text:s/>и<text:s/>что<text:s/>ж<text:s/>ты,<text:s/>так<text:s/>и<text:s/>видел<text:s/>домового?</text:p>
      <text:p text:style-name="Обычный">– Нет,<text:s/>я<text:s/>его<text:s/>не<text:s/>видал,<text:s/>да<text:s/>его<text:s/>и<text:s/>видеть<text:s/>нельзя, –<text:s/>отвечал<text:s/>Ильюша<text:s/>сиплым<text:s/>и<text:s/>слабым<text:s/>голосом,<text:s/>звук<text:s/>которого<text:s/>как<text:s/>нельзя<text:s/>более<text:s/>соответствовал<text:s/>выражению<text:s/>его<text:s/>лица, –<text:s/>а<text:s/>слышал…<text:s/>Да<text:s/>и<text:s/>не<text:s/>я<text:s/>один.</text:p>
      <text:p text:style-name="Обычный">– А<text:s/>он<text:s/>у<text:s/>вас<text:s/>где<text:s/>водится? –<text:s/>спросил<text:s/>Павлуша.</text:p>
      <text:p text:style-name="Обычный">– В<text:s/>старой<text:s/>рольне<text:span text:style-name="Знаксноски"><text:note text:note-class="footnote" text:id="_ftn10"><text:note-citation>11</text:note-citation><text:note-body><text:p text:style-name="FootNote"><text:span text:style-name="T314"><text:s/></text:span><text:span text:style-name="T315">«Рольней»</text:span><text:span text:style-name="T316"><text:s/></text:span><text:span text:style-name="T317">или</text:span><text:span text:style-name="T318"><text:s/></text:span><text:span text:style-name="T319">«черпальней»</text:span><text:span text:style-name="T320"><text:s/></text:span><text:span text:style-name="T321">на</text:span><text:span text:style-name="T322"><text:s/></text:span><text:span text:style-name="T323">б</text:span><text:span text:style-name="T324">умажных</text:span><text:span text:style-name="T325"><text:s/></text:span><text:span text:style-name="T326">фабриках</text:span><text:span text:style-name="T327"><text:s/></text:span><text:span text:style-name="T328">называе</text:span><text:span text:style-name="T329">тся</text:span><text:span text:style-name="T330"><text:s/></text:span><text:span text:style-name="T331">то</text:span><text:span text:style-name="T332"><text:s/></text:span><text:span text:style-name="T333">строение</text:span><text:span text:style-name="T334">,<text:s/></text:span><text:span text:style-name="T335">где</text:span><text:span text:style-name="T336"><text:s/></text:span><text:span text:style-name="T337">в</text:span><text:span text:style-name="T338"><text:s/></text:span><text:span text:style-name="T339">чанах</text:span><text:span text:style-name="T340"><text:s/></text:span><text:span text:style-name="T341">вычерпывают</text:span><text:span text:style-name="T342"><text:s/></text:span><text:span text:style-name="T343">бумагу</text:span><text:span text:style-name="T344">.<text:s/></text:span><text:span text:style-name="T345">Оно</text:span><text:span text:style-name="T346"><text:s/></text:span><text:span text:style-name="T347">находится</text:span><text:span text:style-name="T348"><text:s/></text:span><text:span text:style-name="T349">у</text:span><text:span text:style-name="T350"><text:s/></text:span><text:span text:style-name="T351">самой</text:span><text:span text:style-name="T352"><text:s/></text:span><text:span text:style-name="T353">плотины</text:span><text:span text:style-name="T354">,<text:s/></text:span><text:span text:style-name="T355">под</text:span><text:span text:style-name="T356"><text:s/></text:span><text:span text:style-name="T357">колесом</text:span><text:span text:style-name="T358">.</text:span><text:span text:style-name="T359"> </text:span><text:span text:style-name="T360">–</text:span><text:span text:style-name="T361"><text:s/></text:span><text:span text:style-name="T362">Примеч</text:span><text:span text:style-name="T363">.<text:s/></text:span><text:span text:style-name="T364">авт</text:span><text:span text:style-name="T365">.</text:span></text:p><text:p text:style-name="Сd1нedоeeсf1кeaаe0"/></text:note-body></text:note></text:span>.</text:p>
      <text:p text:style-name="Обычный">– А<text:s/>разве<text:s/>вы<text:s/>на<text:s/>фабрику<text:s/>ходите?</text:p>
      <text:p text:style-name="Обычный">– Как<text:s/>же,<text:s/>ходим.<text:s/>Мы<text:s/>с<text:s/>братом<text:s/>с<text:s/>Авдюшкой<text:s/>в<text:s/>лисовщиках<text:s/>состоим<text:span text:style-name="Знаксноски"><text:note text:note-class="footnote" text:id="_ftn11"><text:note-citation>12</text:note-citation><text:note-body><text:p text:style-name="FootNote"><text:span text:style-name="T366"><text:s/></text:span><text:span text:style-name="T367">«Лисовщ</text:span><text:span text:style-name="T368">ики»</text:span><text:span text:style-name="T369"><text:s/></text:span><text:span text:style-name="T370">гладят</text:span><text:span text:style-name="T371">,<text:s/></text:span><text:span text:style-name="T372">скоблят</text:span><text:span text:style-name="T373"><text:s/></text:span><text:span text:style-name="T374">бумагу</text:span><text:span text:style-name="T375">.</text:span><text:span text:style-name="T376"> </text:span><text:span text:style-name="T377">–</text:span><text:span text:style-name="T378"><text:s/></text:span><text:span text:style-name="T379">Примеч</text:span><text:span text:style-name="T380">.<text:s/></text:span><text:span text:style-name="T381">авт</text:span><text:span text:style-name="T382">.</text:span></text:p><text:p text:style-name="Сd1нedоeeсf1кeaаe0"/></text:note-body></text:note></text:span>.</text:p>
      <text:p text:style-name="Обычный">– Вишь<text:s/>ты –<text:s/>фабричные!..</text:p>
      <text:p text:style-name="Обычный">– Ну,<text:s/>так<text:s/>как<text:s/>же<text:s/>ты<text:s/>его<text:s/>слышал? –<text:s/>спросил<text:s/>Федя.</text:p>
      <text:p text:style-name="Обычный">– А<text:s/>вот<text:s/>как.<text:s/>Пришлось<text:s/>нам<text:s/>с<text:s/>братом<text:s/>Авдюшкой,<text:s/>да<text:s/>с<text:s/>Федором<text:s/>Михеевским,<text:s/>да<text:s/>с<text:s/>Ивашкой<text:s/>Косым,<text:s/>да<text:s/>с<text:s/>другим<text:s/>Ивашкой,<text:s/>что<text:s/>с<text:s/>Красных<text:s/>Холмов,<text:s/>да<text:s/>еще<text:s/>с<text:s/>Ивашкой<text:s/>Сухоруковым,<text:s/>да<text:s/>еще<text:s/>были<text:s/>там<text:s/>другие<text:s/>ребятишки;<text:s/>всех<text:s/>было<text:s/>нас<text:s/>ребяток<text:s/>человек<text:s/>десять –<text:s/>как<text:s/>есть<text:s/>вся<text:s/>смена;<text:s/>но<text:s/>а<text:s/>пришлось<text:s/>нам<text:s/>в<text:s/>рольне<text:s/>заночевать,<text:s/>то<text:s/>есть<text:s/>не<text:s/>то<text:s/>чтобы<text:s/>этак<text:s/>пришлось,<text:s/>а<text:s/>Назаров,<text:s/>надсмотрщик,<text:s/>запретил;<text:s/>говорит:<text:s/>«Что,<text:s/>мол,<text:s/>вам,<text:s/>ребяткам,<text:s/>домой<text:s/>таскаться;<text:s/>завтра<text:s/>работы<text:s/>много,<text:s/>так<text:s/>вы,<text:s/>ребятки,<text:s/>домой<text:s/>не<text:s/>ходите».<text:s/>Вот<text:s/>мы<text:s/>остались<text:s/>и<text:s/>лежим<text:s/>все<text:s/>вместе,<text:s/>и<text:s/>зачал<text:s/>Авдюшка<text:s/>говорить,<text:s/>что,<text:s/>мол,<text:s/>ребята,<text:s/>ну,<text:s/>как<text:s/>домовой<text:s/>придет?..<text:s/>И<text:s/>не<text:s/>успел<text:s/>он,<text:s/>Авдей‑от,<text:s/>проговорить,<text:s/>как<text:s/>вдруг<text:s/>кто‑то<text:s/>над<text:s/>головами<text:s/>у<text:s/>нас<text:s/>и<text:s/>заходил;<text:s/>но<text:s/>а<text:s/>лежали‑то<text:s/>мы<text:s/>внизу,<text:s/>а<text:s/>заходил<text:s/>он<text:s/>наверху,<text:s/>у<text:s/>колеса.<text:s/>Слышим<text:s/>мы:<text:s/>ходит,<text:s/>доски<text:s/>под<text:s/>ним<text:s/>так<text:s/>и<text:s/>гнутся,<text:s/>так<text:s/>и<text:s/>трещат;<text:s/>вот<text:s/>прошел<text:s/>он<text:s/>через<text:s/>наши<text:s/>головы;<text:s/>вода<text:s/>вдруг<text:s/>по<text:s/>колесу<text:s/>как<text:s/>зашумит,<text:s/>зашумит;<text:s/>застучит,<text:s/>застучит<text:s/>колесо,<text:s/>завертится;<text:s/>но<text:s/>а<text:s/>заставки<text:s/>у<text:s/>дворца‑то<text:span text:style-name="Знаксноски"><text:note text:note-class="footnote" text:id="_ftn12"><text:note-citation>13</text:note-citation><text:note-body><text:p text:style-name="FootNote"><text:span text:style-name="T383"><text:s/></text:span><text:span text:style-name="T384">«Дворцом»</text:span><text:span text:style-name="T385"><text:s/></text:span><text:span text:style-name="T386">называется</text:span><text:span text:style-name="T387"><text:s/></text:span><text:span text:style-name="T388">у</text:span><text:span text:style-name="T389"><text:s/></text:span><text:span text:style-name="T390">нас</text:span><text:span text:style-name="T391"><text:s/></text:span><text:span text:style-name="T392">место</text:span><text:span text:style-name="T393">,<text:s/></text:span><text:span text:style-name="T394">по</text:span><text:span text:style-name="T395"><text:s/></text:span><text:span text:style-name="T396">которому</text:span><text:span text:style-name="T397"><text:s/></text:span><text:span text:style-name="T398">вода</text:span><text:span text:style-name="T399"><text:s/></text:span><text:span text:style-name="T400">бежит</text:span><text:span text:style-name="T401"><text:s/></text:span><text:span text:style-name="T402">на</text:span><text:span text:style-name="T403"><text:s/></text:span><text:span text:style-name="T404">колесо</text:span><text:span text:style-name="T405">.</text:span><text:span text:style-name="T406"> </text:span><text:span text:style-name="T407">–</text:span><text:span text:style-name="T408"><text:s/></text:span><text:span text:style-name="T409">Примеч</text:span><text:span text:style-name="T410">.<text:s/></text:span><text:span text:style-name="T411">авт</text:span><text:span text:style-name="T412">.</text:span></text:p><text:p text:style-name="Сd1нedоeeсf1кeaаe0"/></text:note-body></text:note></text:span><text:s/>спущены.<text:s/>Дивимся<text:s/>мы:<text:s/>кто<text:s/>ж<text:s/>это<text:s/>их<text:s/>поднял,<text:s/>что<text:s/>вода<text:s/>пошла;<text:s/>однако<text:s/>колесо<text:s/>повертелось,<text:s/>повертелось,<text:s/>да<text:s/>и<text:s/>стало.<text:s/>Пошел<text:s/>тот<text:s/>опять<text:s/>к<text:s/>двери<text:s/>наверху,<text:s/>да<text:s/>по<text:s/>лестнице<text:s/>спущаться<text:s/>стал,<text:s/>и<text:s/>этак<text:s/>спущается,<text:s/>словно<text:s/>не<text:s/>торопится;<text:s/>ступеньки<text:s/>под<text:s/>ним<text:s/>так<text:s/>даже<text:s/>и<text:s/>стонут…<text:s/>Ну,<text:s/>подошел<text:s/>тот<text:s/>к<text:s/>нашей<text:s/>двери,<text:s/>подождал,<text:s/>подождал –<text:s/>дверь<text:s/>вдруг<text:s/>вся<text:s/>так<text:s/>и<text:s/>распахнулась.<text:s/>Всполохнулись<text:s/>мы,<text:s/>смотрим –<text:s/>ничего…<text:s/>Вдруг,<text:s/>глядь,<text:s/>у<text:s/>одного<text:s/>чана<text:s/>форма<text:span text:style-name="Знаксноски"><text:note text:note-class="footnote" text:id="_ftn13"><text:note-citation>14</text:note-citation><text:note-body><text:p text:style-name="FootNote"><text:span text:style-name="T413"><text:s/></text:span><text:span text:style-name="T414">Сетка</text:span><text:span text:style-name="T415">,<text:s/></text:span><text:span text:style-name="T416">которой</text:span><text:span text:style-name="T417"><text:s/></text:span><text:span text:style-name="T418">бумагу</text:span><text:span text:style-name="T419"><text:s/></text:span><text:span text:style-name="T420">черпают</text:span><text:span text:style-name="T421">.</text:span><text:span text:style-name="T422"> </text:span><text:span text:style-name="T423">–</text:span><text:span text:style-name="T424"><text:s/></text:span><text:span text:style-name="T425">Примеч</text:span><text:span text:style-name="T426">.<text:s/></text:span><text:span text:style-name="T427">авт</text:span><text:span text:style-name="T428">.</text:span></text:p><text:p text:style-name="Сd1нedоeeсf1кeaаe0"/></text:note-body></text:note></text:span> зашевелилась,<text:s/>поднялась,<text:s/>окунулась,<text:s/>походила,<text:s/>походила<text:s/>этак<text:s/>по<text:s/>воздуху,<text:s/>словно<text:s/>кто<text:s/>ею<text:s/>полоскал,<text:s/>да<text:s/>и<text:s/>опять<text:s/>на<text:s/>место.<text:s/>Потом<text:s/>у<text:s/>другого<text:s/>чана<text:s/>крюк<text:s/>снялся<text:s/>с<text:s/>гвоздя<text:s/>да<text:s/>опять<text:s/>на<text:s/>гвоздь;<text:s/>потом<text:s/>будто<text:s/>кто‑то<text:s/>к<text:s/>двери<text:s/>пошел,<text:s/>да<text:s/>вдруг<text:s/>как<text:s/>закашляет,<text:s/>как<text:s/>заперхает,<text:s/>словно<text:s/>овца<text:s/>какая,<text:s/>да<text:s/>зычно<text:s/>так…<text:s/>Мы<text:s/>все<text:s/>так<text:s/>ворохом<text:s/>и<text:s/>свалились,<text:s/>друг<text:s/>под<text:s/>дружку<text:s/>полезли…<text:s/>Уж<text:s/>как<text:s/>же<text:s/>мы<text:s/>напужались<text:s/>о<text:s/>ту<text:s/>пору!</text:p>
      <text:p text:style-name="Обычный">– Вишь<text:s/>как! –<text:s/>промолвил<text:s/>Павел. –<text:s/>Чего<text:s/>ж<text:s/>он<text:s/>раскашлялся?</text:p>
      <text:p text:style-name="Обычный">– Не<text:s/>знаю;<text:s/>может,<text:s/>от<text:s/>сырости.</text:p>
      <text:p text:style-name="Обычный">Все<text:s/>помолчали.</text:p>
      <text:p text:style-name="Обычный">– А<text:s/>что, –<text:s/>спросил<text:s/>Федя, –<text:s/>картошки<text:s/>сварились?</text:p>
      <text:p text:style-name="Обычный">Павлуша<text:s/>пощупал<text:s/>их.</text:p>
      <text:p text:style-name="Обычный">– Нет,<text:s/>еще<text:s/>сыры…<text:s/>Вишь,<text:s/>плеснула, –<text:s/>прибавил<text:s/>он,<text:s/>повернув<text:s/>лицо<text:s/>в<text:s/>направлении<text:s/>реки, –<text:s/>должно<text:s/>быть,<text:s/>щука…<text:s/>А<text:s/>вон<text:s/>звездочка<text:s/>покатилась.</text:p>
      <text:p text:style-name="Обычный">– Нет,<text:s/>я<text:s/>вам<text:s/>что,<text:s/>братцы,<text:s/>расскажу, –<text:s/>заговорил<text:s/>Костя<text:s/>тонким<text:s/>голоском, –<text:s/>послушайте‑ка,<text:s/>намеднись<text:s/>что<text:s/>тятя<text:s/>при<text:s/>мне<text:s/>рассказывал.</text:p>
      <text:p text:style-name="Обычный">– Ну,<text:s/>слушаем, –<text:s/>с<text:s/>покровительствующим<text:s/>видом<text:s/>сказал<text:s/>Федя.</text:p>
      <text:p text:style-name="Обычный">– Вы<text:s/>ведь<text:s/>знаете<text:s/>Гаврилу,<text:s/>слободского<text:s/>плотника?</text:p>
      <text:p text:style-name="Обычный">– Ну<text:s/>да;<text:s/>знаем.</text:p>
      <text:p text:style-name="Обычный">– А<text:s/>знаете<text:s/>ли,<text:s/>отчего<text:s/>он<text:s/>такой<text:s/>все<text:s/>невеселый,<text:s/>все<text:s/>молчит,<text:s/>знаете?<text:s/>Вот<text:s/>отчего<text:s/>он<text:s/>такой<text:s/>невеселый:<text:s/>пошел<text:s/>он<text:s/>раз,<text:s/>тятенька<text:s/>говорил,<text:s/>пошел<text:s/>он,<text:s/>братцы<text:s/>мои,<text:s/>в<text:s/>лес<text:s/>по<text:s/>орехи.<text:s/>Вот<text:s/>пошел<text:s/>он<text:s/>в<text:s/>лес<text:s/>по<text:s/>орехи,<text:s/>да<text:s/>и<text:s/>заблудился;<text:s/>зашел,<text:s/>бог<text:s/>знает,<text:s/>куды<text:s/>зашел.<text:s/>Уж<text:s/>он<text:s/>ходил,<text:s/>ходил,<text:s/>братцы<text:s/>мои, –<text:s/>нет!<text:s/>не<text:s/>может<text:s/>найти<text:s/>дороги;<text:s/>а уж<text:s/>ночь<text:s/>на<text:s/>дворе.<text:s/>Вот<text:s/>и<text:s/>присел<text:s/>он<text:s/>под<text:s/>дерево;<text:s/>давай,<text:s/>мол,<text:s/>дождусь<text:s/>утра, –<text:s/>присел<text:s/>и<text:s/>задремал.<text:s/>Вот<text:s/>задремал<text:s/>и<text:s/>слышит<text:s/>вдруг,<text:s/>кто‑то<text:s/>его<text:s/>зовет.<text:s/>Смотрит<text:s/>–<text:s/>никого.<text:s/>Он<text:s/>опять<text:s/>задремал<text:s/>–<text:s/>опять<text:s/>зовут.<text:s/>Он<text:s/>опять<text:s/>глядит,<text:s/>глядит:<text:s/>а перед<text:s/>ним<text:s/>на<text:s/>ветке<text:s/>русалка<text:s/>сидит,<text:s/>качается<text:s/>и<text:s/>его<text:s/>к<text:s/>себе<text:s/>зовет,<text:s/>а<text:s/>сама<text:s/>помирает<text:s/>со<text:s/>смеху,<text:s/>смеется…<text:s/>А<text:s/>месяц‑то<text:s/>светит<text:s/>сильно,<text:s/>так<text:s/>сильно,<text:s/>явственно<text:s/>светит<text:s/>месяц –<text:s/>все,<text:s/>братцы<text:s/>мои,<text:s/>видно.<text:s/>Вот<text:s/>зовет<text:s/>она<text:s/>его,<text:s/>и<text:s/>такая<text:s/>сама<text:s/>вся<text:s/>светленькая,<text:s/>беленькая<text:s/>сидит<text:s/>на<text:s/>ветке,<text:s/>словно<text:s/>плотичка<text:s/>какая<text:s/>или<text:s/>пескарь,<text:s/>а<text:s/>то<text:s/>вот<text:s/>еще<text:s/>карась<text:s/>бывает<text:s/>такой<text:s/>белесоватый,<text:s/>серебряный…<text:s/>Гаврила‑то<text:s/>плотник<text:s/>так<text:s/>и<text:s/>обмер,<text:s/>братцы<text:s/>мои,<text:s/>а<text:s/>она,<text:s/>знай,<text:s/>хохочет,<text:s/>да<text:s/>его<text:s/>все<text:s/>к<text:s/>себе<text:s/>этак<text:s/>рукой<text:s/>зовет.<text:s/>Уж<text:s/>Гаврила<text:s/>было<text:s/>и<text:s/>встал,<text:s/>послушался<text:s/>было<text:s/>русалки,<text:s/>братцы<text:s/>мои,<text:s/>да,<text:s/>знать,<text:s/>Господь<text:s/>его<text:s/>надоумил:<text:s/>положил‑таки<text:s/>на<text:s/>себя<text:s/>крест…<text:s/>А<text:s/>уж<text:s/>как<text:s/>ему<text:s/>было<text:s/>трудно<text:s/>крест‑то<text:s/>класть,<text:s/>братцы<text:s/>мои;<text:s/>говорит,<text:s/>рука<text:s/>просто<text:s/>как<text:s/>каменная,<text:s/>не<text:s/>ворочается…<text:s/>Ах<text:s/>ты<text:s/>этакой,<text:s/>а!..<text:s/>Вот<text:s/>как<text:s/>положил<text:s/>он<text:s/>крест,<text:s/>братцы<text:s/>мои,<text:s/>русалочка‑то<text:s/>и<text:s/>смеяться<text:s/>перестала,<text:s/>да<text:s/>вдруг<text:s/>как<text:s/>заплачет…<text:s/>Плачет<text:s/>она,<text:s/>братцы<text:s/>мои,<text:s/>глаза<text:s/>волосами<text:s/>утирает,<text:s/>а<text:s/>волоса<text:s/>у<text:s/>нее<text:s/>зеленые,<text:s/>что<text:s/>твоя<text:s/>конопля.<text:s/>Вот<text:s/>поглядел,<text:s/>поглядел<text:s/>на<text:s/>нее<text:s/>Гаврила,<text:s/>да<text:s/>и<text:s/>стал<text:s/>ее<text:s/>спрашивать:<text:s/>«Чего<text:s/>ты,<text:s/>лесное<text:s/>зелье,<text:s/>плачешь?»<text:s/>А<text:s/>русалка‑то<text:s/>как<text:s/>взговорит<text:s/>ему:<text:s/>«Не<text:s/>креститься<text:s/>бы<text:s/>тебе,<text:s/>говорит,<text:s/>человече,<text:s/>жить<text:s/>бы<text:s/>тебе<text:s/>со<text:s/>мной<text:s/>на<text:s/>веселии<text:s/>до<text:s/>конца<text:s/>дней;<text:s/>а плачу<text:s/>я,<text:s/>убиваюсь<text:s/>оттого,<text:s/>что<text:s/>ты<text:s/>крестился;<text:s/>да<text:s/>не<text:s/>я<text:s/>одна<text:s/>убиваться<text:s/>буду:<text:s/>убивайся<text:s/>же<text:s/>и<text:s/>ты<text:s/>до<text:s/>конца<text:s/>дней».<text:s/>Тут<text:s/>она,<text:s/>братцы<text:s/>мои,<text:s/>пропала,<text:s/>а<text:s/>Гавриле<text:s/>тотчас<text:s/>и<text:s/>понятственно<text:s/>стало,<text:s/>как<text:s/>ему<text:s/>из<text:s/>лесу,<text:s/>то<text:s/>есть,<text:s/>выйти…<text:s/>А<text:s/>только<text:s/>с<text:s/>тех<text:s/>пор<text:s/>вот<text:s/>он<text:s/>все<text:s/>невеселый<text:s/>ходит.</text:p>
      <text:p text:style-name="Обычный">– Эка! –<text:s/>проговорил<text:s/>Федя<text:s/>после<text:s/>недолгого<text:s/>молчанья, –<text:s/>да<text:s/>как<text:s/>же<text:s/>это<text:s/>может<text:s/>этакая<text:s/>лесная<text:s/>нечисть<text:s/>хрестиянскую<text:s/>душу<text:s/>спортить,<text:s/>он<text:s/>же<text:s/>ее<text:s/>не<text:s/>послушался?</text:p>
      <text:p text:style-name="Обычный">– Да<text:s/>вот<text:s/>поди<text:s/>ты! –<text:s/>сказал<text:s/>Костя. –<text:s/>И<text:s/>Гаврила<text:s/>баил,<text:s/>что<text:s/>голосок,<text:s/>мол,<text:s/>у<text:s/>ней<text:s/>такой<text:s/>тоненький,<text:s/>жалобный,<text:s/>как<text:s/>у<text:s/>жабы.</text:p>
      <text:p text:style-name="Обычный">– Твой<text:s/>батька<text:s/>сам<text:s/>это<text:s/>рассказывал? –<text:s/>продолжал<text:s/>Федя.</text:p>
      <text:p text:style-name="Обычный">– Сам.<text:s/>Я<text:s/>лежал<text:s/>на<text:s/>полатях,<text:s/>все<text:s/>слышал.</text:p>
      <text:p text:style-name="Обычный">– Чудное<text:s/>дело!<text:s/>Чего<text:s/>ему<text:s/>быть<text:s/>невеселым?..<text:s/>А,<text:s/>знать,<text:s/>он<text:s/>ей<text:s/>понравился,<text:s/>что<text:s/>позвала<text:s/>его.</text:p>
      <text:p text:style-name="Обычный">– Да,<text:s/>понравился! –<text:s/>подхватил<text:s/>Ильюша. –<text:s/>Как<text:s/>же!<text:s/>Защекотать<text:s/>она<text:s/>его<text:s/>хотела,<text:s/>вот<text:s/>что<text:s/>она<text:s/>хотела.<text:s/>Это<text:s/>ихнее<text:s/>дело,<text:s/>этих<text:s/>русалок‑то.</text:p>
      <text:p text:style-name="Обычный">– А<text:s/>ведь<text:s/>вот<text:s/>и<text:s/>здесь<text:s/>должны<text:s/>быть<text:s/>русалки, –<text:s/>заметил<text:s/>Федя.</text:p>
      <text:p text:style-name="Обычный">– Нет, –<text:s/>отвечал<text:s/>Костя, –<text:s/>здесь<text:s/>место<text:s/>чистое,<text:s/>вольное.<text:s/>Одно –<text:s/>река<text:s/>близко.</text:p>
      <text:p text:style-name="Обычный">Все<text:s/>смолкли.<text:s/>Вдруг,<text:s/>где‑то<text:s/>в<text:s/>отдалении,<text:s/>раздался<text:s/>протяжный,<text:s/>звенящий,<text:s/>почти<text:s/>стенящий<text:s/>звук,<text:s/>один<text:s/>из<text:s/>тех<text:s/>непонятных<text:s/>ночных<text:s/>звуков,<text:s/>которые<text:s/>возникают<text:s/>иногда<text:s/>среди<text:s/>глубокой<text:s/>тишины,<text:s/>поднимаются,<text:s/>стоят<text:s/>в<text:s/>воздухе<text:s/>и<text:s/>медленно<text:s/>разносятся,<text:s/>наконец,<text:s/>как<text:s/>бы<text:s/>замирая.<text:s/>Прислушаешься –<text:s/>и<text:s/>как<text:s/>будто<text:s/>нет<text:s/>ничего,<text:s/>а<text:s/>звенит.<text:s/>Казалось,<text:s/>кто‑то<text:s/>долго,<text:s/>долго<text:s/>прокричал<text:s/>под<text:s/>самым<text:s/>небосклоном,<text:s/>кто‑то<text:s/>другой<text:s/>как<text:s/>будто<text:s/>отозвался<text:s/>ему<text:s/>в<text:s/>лесу<text:s/>тонким,<text:s/>острым<text:s/>хохотом,<text:s/>и<text:s/>слабый,<text:s/>шипящий<text:s/>свист<text:s/>промчался<text:s/>по<text:s/>реке.<text:s/>Мальчики<text:s/>переглянулись,<text:s/>вздрогнули…</text:p>
      <text:p text:style-name="Обычный">– С<text:s/>нами<text:s/>крестная<text:s/>сила! –<text:s/>шепнул<text:s/>Илья.</text:p>
      <text:p text:style-name="Обычный">– Эх<text:s/>вы,<text:s/>вороны! –<text:s/>крикнул<text:s/>Павел, –<text:s/>чего<text:s/>всполохнулись?<text:s/>Посмотрите‑ка,<text:s/>картошки<text:s/>сварились. (Все<text:s/>пододвинулись<text:s/>к<text:s/>котельчику<text:s/>и<text:s/>начали<text:s/>есть<text:s/>дымящийся<text:s/>картофель;<text:s/>один<text:s/>Ваня<text:s/>не<text:s/>шевельнулся.)<text:s/>Что<text:s/>же<text:s/>ты? –<text:s/>сказал<text:s/>Павел.</text:p>
      <text:p text:style-name="Обычный">Но<text:s/>он<text:s/>не<text:s/>вылез<text:s/>из‑под<text:s/>своей<text:s/>рогожи.<text:s/>Котельчик<text:s/>скоро<text:s/>весь<text:s/>опорожнился.</text:p>
      <text:p text:style-name="Обычный">– А<text:s/>слыхали<text:s/>вы,<text:s/>ребятки, –<text:s/>начал<text:s/>Ильюша, –<text:s/>что<text:s/>намеднись<text:s/>у<text:s/>нас<text:s/>на<text:s/>Варнавицах<text:s/>приключилось?</text:p>
      <text:p text:style-name="Обычный">– На<text:s/>плотине‑то? –<text:s/>спросил<text:s/>Федя.</text:p>
      <text:p text:style-name="Обычный">– Да,<text:s/>да,<text:s/>на<text:s/>плотине,<text:s/>на<text:s/>прорванной.<text:s/>Вот<text:s/>уж<text:s/>нечистое<text:s/>место,<text:s/>так<text:s/>нечистое,<text:s/>и<text:s/>глухое<text:s/>такое.<text:s/>Кругом<text:s/>всё<text:s/>такие<text:s/>буераки,<text:s/>овраги,<text:s/>а<text:s/>в<text:s/>оврагах<text:s/>всё<text:s/>казюли<text:span text:style-name="Знаксноски"><text:note text:note-class="footnote" text:id="_ftn14"><text:note-citation>15</text:note-citation><text:note-body><text:p text:style-name="FootNote"><text:span text:style-name="T429"><text:s/></text:span><text:span text:style-name="T430">По</text:span><text:span text:style-name="T431">‑</text:span><text:span text:style-name="T432">орловскому</text:span><text:span text:style-name="T433">:<text:s/></text:span><text:span text:style-name="T434">змеи</text:span><text:span text:style-name="T435">.</text:span><text:span text:style-name="T436"> </text:span><text:span text:style-name="T437">–</text:span><text:span text:style-name="T438"><text:s/></text:span><text:span text:style-name="T439">Примеч</text:span><text:span text:style-name="T440">.<text:s/></text:span><text:span text:style-name="T441">авт</text:span><text:span text:style-name="T442">.</text:span></text:p><text:p text:style-name="Сd1нedоeeсf1кeaаe0"/></text:note-body></text:note></text:span> водятся.</text:p>
      <text:p text:style-name="Обычный">– Ну,<text:s/>что<text:s/>такое<text:s/>случилось?<text:s/>сказывай…</text:p>
      <text:p text:style-name="Обычный">– А<text:s/>вот<text:s/>что<text:s/>случилось.<text:s/>Ты,<text:s/>может<text:s/>быть,<text:s/>Федя,<text:s/>не<text:s/>знаешь,<text:s/>а<text:s/>только<text:s/>там<text:s/>у<text:s/>нас<text:s/>утопленник<text:s/>похоронен;<text:s/>а утопился<text:s/>он<text:s/>давным‑давно,<text:s/>как<text:s/>пруд<text:s/>еще<text:s/>был<text:s/>глубок;<text:s/>только<text:s/>могилка<text:s/>его<text:s/>еще<text:s/>видна,<text:s/>да<text:s/>и<text:s/>та<text:s/>чуть<text:s/>видна:<text:s/>так –<text:s/>бугорочек…<text:s/>Вот<text:s/>на<text:s/>днях<text:s/>зовет<text:s/>приказчик<text:s/>псаря<text:s/>Ермила;<text:s/>говорит:<text:s/>«Ступай,<text:s/>мол,<text:s/>Ермил,<text:s/>на<text:s/>пошту».<text:s/>Ермил<text:s/>у<text:s/>нас<text:s/>завсегда<text:s/>на<text:s/>пошту<text:s/>ездит;<text:s/>собак‑то<text:s/>он<text:s/>всех<text:s/>своих<text:s/>поморил:<text:s/>не<text:s/>живут<text:s/>они<text:s/>у<text:s/>него<text:s/>отчего‑то,<text:s/>так‑таки<text:s/>никогда<text:s/>и<text:s/>не<text:s/>жили,<text:s/>а<text:s/>псарь<text:s/>он<text:s/>хороший,<text:s/>всем<text:s/>взял.<text:s/>Вот<text:s/>поехал<text:s/>Ермил<text:s/>за<text:s/>поштой,<text:s/>да<text:s/>и<text:s/>замешкался<text:s/>в<text:s/>городе,<text:s/>но<text:s/>а<text:s/>едет<text:s/>назад<text:s/>уж<text:s/>он<text:s/>хмелён.<text:s/>А<text:s/>ночь,<text:s/>и<text:s/>светлая<text:s/>ночь:<text:s/>месяц<text:s/>светит…<text:s/>Вот<text:s/>и<text:s/>едет<text:s/>Ермил<text:s/>через<text:s/>плотину:<text:s/>такая<text:s/>уж<text:s/>его<text:s/>дорога<text:s/>вышла.<text:s/>Едет<text:s/>он<text:s/>этак,<text:s/>псарь<text:s/>Ермил,<text:s/>и<text:s/>видит:<text:s/>у утопленника<text:s/>на<text:s/>могиле<text:s/>барашек,<text:s/>белый<text:s/>такой,<text:s/>кудрявый,<text:s/>хорошенький<text:s/>похаживает.<text:s/>Вот<text:s/>и<text:s/>думает<text:s/>Ермил:<text:s/>«Сем<text:s/>возьму<text:s/>его, –<text:s/>что<text:s/>ему<text:s/>так<text:s/>пропадать»,<text:s/>да<text:s/>и<text:s/>слез,<text:s/>и<text:s/>взял<text:s/>его<text:s/>на<text:s/>руки…<text:s/>Но<text:s/>а<text:s/>барашек –<text:s/>ничего.<text:s/>Вот<text:s/>идет<text:s/>Ермил<text:s/>к<text:s/>лошади,<text:s/>а<text:s/>лошадь<text:s/>от<text:s/>него<text:s/>таращится,<text:s/>храпит,<text:s/>головой<text:s/>трясет;<text:s/>однако<text:s/>он<text:s/>ее<text:s/>отпрукал,<text:s/>сел<text:s/>на<text:s/>нее<text:s/>с<text:s/>барашком<text:s/>и<text:s/>поехал<text:s/>опять,<text:s/>барашка<text:s/>перед<text:s/>собой<text:s/>держит.<text:s/>Смотрит<text:s/>он<text:s/>на<text:s/>него,<text:s/>а<text:s/>барашек<text:s/>ему<text:s/>прямо<text:s/>в<text:s/>глаза<text:s/>так<text:s/>и<text:s/>глядит.<text:s/>Жутко<text:s/>ему<text:s/>стало,<text:s/>Ермилу‑то<text:s/>псарю:<text:s/>что,<text:s/>мол,<text:s/>не<text:s/>помню<text:s/>я,<text:s/>чтобы<text:s/>этак<text:s/>бараны<text:s/>кому<text:s/>в<text:s/>глаза<text:s/>смотрели;<text:s/>однако<text:s/>ничего;<text:s/>стал<text:s/>он<text:s/>его<text:s/>этак<text:s/>по<text:s/>шерсти<text:s/>гладить,<text:s/>говорит:<text:s/>«Бяша,<text:s/>бяша!»<text:s/>А<text:s/>баран‑то<text:s/>вдруг<text:s/>как<text:s/>оскалит<text:s/>зубы,<text:s/>да<text:s/>ему<text:s/>тоже:<text:s/>«Бяша,<text:s/>бяша…»</text:p>
      <text:p text:style-name="Обычный">Не<text:s/>успел<text:s/>рассказчик<text:s/>произнести<text:s/>это<text:s/>последнее<text:s/>слово,<text:s/>как<text:s/>вдруг<text:s/>обе<text:s/>собаки<text:s/>разом<text:s/>поднялись,<text:s/>с<text:s/>судорожным<text:s/>лаем<text:s/>ринулись<text:s/>прочь<text:s/>от<text:s/>огня<text:s/>и<text:s/>исчезли<text:s/>во<text:s/>мраке.<text:s/>Все<text:s/>мальчики<text:s/>перепугались.<text:s/>Ваня<text:s/>выскочил<text:s/>из‑под<text:s/>своей<text:s/>рогожи.<text:s/>Павлуша<text:s/>с<text:s/>криком<text:s/>бросился<text:s/>вслед<text:s/>за<text:s/>собаками.<text:s/>Лай<text:s/>их<text:s/>быстро<text:s/>удалялся…<text:s/>Послышалась<text:s/>беспокойная<text:s/>беготня<text:s/>встревоженного<text:s/>табуна.<text:s/>Павлуша<text:s/>громко<text:s/>кричал:<text:s/>«Серый!<text:s/>Жучка!..»<text:s/>Через<text:s/>несколько<text:s/>мгновений<text:s/>лай<text:s/>замолк;<text:s/>голос<text:s/>Павла<text:s/>принесся<text:s/>уже<text:s/>издалека…<text:s/>Прошло<text:s/>еще<text:s/>немного<text:s/>времени;<text:s/>мальчики<text:s/>с<text:s/>недоумением<text:s/>переглядывались,<text:s/>как<text:s/>бы<text:s/>выжидая,<text:s/>что‑то<text:s/>будет…<text:s/>Внезапно<text:s/>раздался<text:s/>топот<text:s/>скачущей<text:s/>лошади;<text:s/>круто<text:s/>остановилась<text:s/>она<text:s/>у<text:s/>самого<text:s/>костра,<text:s/>и,<text:s/>уцепившись<text:s/>за<text:s/>гриву,<text:s/>проворно<text:s/>спрыгнул<text:s/>с<text:s/>нее<text:s/>Павлуша.<text:s/>Обе<text:s/>собаки<text:s/>также<text:s/>вскочили<text:s/>в<text:s/>кружок<text:s/>света<text:s/>и<text:s/>тотчас<text:s/>сели,<text:s/>высунув<text:s/>красные<text:s/>языки.</text:p>
      <text:p text:style-name="Обычный">– Что<text:s/>там?<text:s/>что<text:s/>такое? –<text:s/>спросили<text:s/>мальчики.</text:p>
      <text:p text:style-name="Обычный">– Ничего, –<text:s/>отвечал<text:s/>Павел,<text:s/>махнув<text:s/>рукой<text:s/>на<text:s/>лошадь, –<text:s/>так,<text:s/>что‑то<text:s/>собаки<text:s/>зачуяли.<text:s/>Я<text:s/>думал,<text:s/>волк, –<text:s/>прибавил<text:s/>он<text:s/>равнодушным<text:s/>голосом,<text:s/>проворно<text:s/>дыша<text:s/>всей<text:s/>грудью.</text:p>
      <text:p text:style-name="Обычный">Я<text:s/>невольно<text:s/>полюбовался<text:s/>Павлушей.<text:s/>Он<text:s/>был<text:s/>очень<text:s/>хорош<text:s/>в<text:s/>это<text:s/>мгновение.<text:s/>Его<text:s/>некрасивое<text:s/>лицо,<text:s/>оживленное<text:s/>быстрой<text:s/>ездой,<text:s/>горело<text:s/>смелой<text:s/>удалью<text:s/>и<text:s/>твердой<text:s/>решимостью.<text:s/>Без<text:s/>хворостинки<text:s/>в<text:s/>руке,<text:s/>ночью,<text:s/>он,<text:s/>нимало<text:s/>не<text:s/>колеблясь<text:s/>поскакал<text:s/>один<text:s/>на<text:s/>волка…<text:s/>«Что<text:s/>за<text:s/>славный<text:s/>мальчик!» –<text:s/>думал<text:s/>я,<text:s/>глядя<text:s/>на<text:s/>него.</text:p>
      <text:p text:style-name="Обычный">– А<text:s/>видали<text:s/>их,<text:s/>что<text:s/>ли,<text:s/>волков‑то? –<text:s/>спросил<text:s/>трусишка<text:s/>Костя.</text:p>
      <text:p text:style-name="Обычный">– Их<text:s/>всегда<text:s/>здесь<text:s/>много, –<text:s/>отвечал<text:s/>Павел, –<text:s/>да<text:s/>они<text:s/>беспокойны<text:s/>только<text:s/>зимой.</text:p>
      <text:p text:style-name="Обычный">Он<text:s/>опять<text:s/>прикорнул<text:s/>перед<text:s/>огнем.<text:s/>Садясь<text:s/>на<text:s/>землю,<text:s/>уронил<text:s/>он<text:s/>руку<text:s/>на<text:s/>мохнатый<text:s/>затылок<text:s/>одной<text:s/>из<text:s/>собак,<text:s/>и<text:s/>долго<text:s/>не<text:s/>поворачивало<text:s/>головы<text:s/>обрадованное<text:s/>животное,<text:s/>с<text:s/>признательной<text:s/>гордостью<text:s/>посматривая<text:s/>сбоку<text:s/>на<text:s/>Павлушу.</text:p>
      <text:p text:style-name="Обычный">Ваня<text:s/>опять<text:s/>забился<text:s/>под<text:s/>рогожку.</text:p>
      <text:p text:style-name="Обычный">– А<text:s/>какие<text:s/>ты<text:s/>нам,<text:s/>Ильюшка,<text:s/>страхи<text:s/>рассказывал, –<text:s/>заговорил<text:s/>Федя,<text:s/>которому,<text:s/>как<text:s/>сыну<text:s/>богатого<text:s/>крестьянина,<text:s/>приходилось<text:s/>быть<text:s/>запевалой<text:s/>(сам<text:s/>же<text:s/>он<text:s/>говорил<text:s/>мало,<text:s/>как<text:s/>бы<text:s/>боясь<text:s/>уронить<text:s/>свое<text:s/>достоинство). –<text:s/>Да<text:s/>и<text:s/>собак<text:s/>тут<text:s/>нелегкая<text:s/>дернула<text:s/>залаять…<text:s/>А<text:s/>точно,<text:s/>я<text:s/>слышал,<text:s/>это<text:s/>место<text:s/>у<text:s/>вас<text:s/>нечистое.</text:p>
      <text:p text:style-name="Обычный">– Варнавицы?..<text:s/>Еще<text:s/>бы!<text:s/>еще<text:s/>какое<text:s/>нечистое!<text:s/>Там<text:s/>не<text:s/>раз,<text:s/>говорят,<text:s/>старого<text:s/>барина<text:s/>видали –<text:s/>покойного<text:s/>барина.<text:s/>Ходит,<text:s/>говорят,<text:s/>в<text:s/>кафтане<text:s/>долгополом<text:s/>и<text:s/>все<text:s/>это<text:s/>этак<text:s/>охает,<text:s/>чего‑то<text:s/>на<text:s/>земле<text:s/>ищет.<text:s/>Его<text:s/>раз<text:s/>дедушка<text:s/>Трофимыч<text:s/>повстречал:<text:s/>«Что,<text:s/>мол,<text:s/>батюшка,<text:s/>Иван<text:s/>Иваныч,<text:s/>изволишь<text:s/>искать<text:s/>на<text:s/>земле?»</text:p>
      <text:p text:style-name="Обычный">– Он<text:s/>его<text:s/>спросил? –<text:s/>перебил<text:s/>изумленный<text:s/>Федя.</text:p>
      <text:p text:style-name="Обычный">– Да,<text:s/>спросил.</text:p>
      <text:p text:style-name="Обычный">– Ну,<text:s/>молодец<text:s/>же<text:s/>после<text:s/>этого<text:s/>Трофимыч…<text:s/>Ну,<text:s/>и<text:s/>что<text:s/>ж<text:s/>тот?</text:p>
      <text:p text:style-name="Обычный">– Разрыв‑травы,<text:s/>говорит,<text:s/>ищу.<text:s/>Да<text:s/>так<text:s/>глухо<text:s/>говорит,<text:s/>глухо: –<text:s/>разрыв‑травы. –<text:s/>А<text:s/>на<text:s/>что<text:s/>тебе,<text:s/>батюшка<text:s/>Иван<text:s/>Иваныч,<text:s/>разрыв‑травы? –<text:s/>Давит,<text:s/>говорит,<text:s/>могила<text:s/>давит,<text:s/>Трофимыч:<text:s/>вон<text:s/>хочется,<text:s/>вон…</text:p>
      <text:p text:style-name="Обычный">– Вишь<text:s/>какой! –<text:s/>заметил<text:s/>Федя, –<text:s/>мало,<text:s/>знать,<text:s/>пожил.</text:p>
      <text:p text:style-name="Обычный">– Экое<text:s/>диво! –<text:s/>промолвил<text:s/>Костя, –<text:s/>я<text:s/>думал,<text:s/>покойников<text:s/>можно<text:s/>только<text:s/>в<text:s/>Родительскую<text:s/>субботу<text:s/>видеть.</text:p>
      <text:p text:style-name="Обычный">– Покойников<text:s/>во<text:s/>всяк<text:s/>час<text:s/>видеть<text:s/>можно, –<text:s/>с<text:s/>уверенностью<text:s/>подхватил<text:s/>Ильюшка,<text:s/>который,<text:s/>сколько<text:s/>я<text:s/>мог<text:s/>заметить,<text:s/>лучше<text:s/>других<text:s/>знал<text:s/>все<text:s/>сельские<text:s/>поверья… –<text:s/>Но<text:s/>а<text:s/>в<text:s/>родительскую<text:s/>субботу<text:s/>ты<text:s/>можешь<text:s/>и<text:s/>живого<text:s/>увидеть,<text:s/>за<text:s/>кем,<text:s/>то<text:s/>есть,<text:s/>в<text:s/>том<text:s/>году<text:s/>очередь<text:s/>помирать.<text:s/>Стоит<text:s/>только<text:s/>ночью<text:s/>сесть<text:s/>на<text:s/>паперть<text:s/>на<text:s/>церковную<text:s/>да<text:s/>все<text:s/>на<text:s/>дорогу<text:s/>глядеть.<text:s/>Те<text:s/>и<text:s/>пойдут<text:s/>мимо<text:s/>тебя<text:s/>по<text:s/>дороге,<text:s/>кому,<text:s/>то<text:s/>есть,<text:s/>умирать<text:s/>в<text:s/>том<text:s/>году.<text:s/>Вот<text:s/>у<text:s/>нас<text:s/>в<text:s/>прошлом<text:s/>году<text:s/>баба<text:s/>Ульяна<text:s/>на<text:s/>паперть<text:s/>ходила.</text:p>
      <text:p text:style-name="Обычный">– Ну,<text:s/>и<text:s/>видела<text:s/>она<text:s/>кого‑нибудь? –<text:s/>с<text:s/>любопытством<text:s/>спросил<text:s/>Костя.</text:p>
      <text:p text:style-name="Обычный">– Как<text:s/>же.<text:s/>Перво‑наперво<text:s/>она<text:s/>сидела<text:s/>долго,<text:s/>долго,<text:s/>никого<text:s/>не<text:s/>видала<text:s/>и<text:s/>не<text:s/>слыхала…<text:s/>только<text:s/>все<text:s/>как<text:s/>будто<text:s/>собачка<text:s/>этак<text:s/>залает,<text:s/>залает<text:s/>где‑то…<text:s/>Вдруг,<text:s/>смотрит:<text:s/>идет<text:s/>по<text:s/>дорожке<text:s/>мальчик<text:s/>в<text:s/>одной<text:s/>рубашонке.<text:s/>Она<text:s/>приглянулась –<text:s/>Ивашка<text:s/>Федосеев<text:s/>идет…</text:p>
      <text:p text:style-name="Обычный">– Тот,<text:s/>что<text:s/>умер<text:s/>весной? –<text:s/>перебил<text:s/>Федя.</text:p>
      <text:p text:style-name="Обычный">– Тот<text:s/>самый.<text:s/>Идет<text:s/>и<text:s/>головушки<text:s/>не<text:s/>подымает…<text:s/>А<text:s/>узнала<text:s/>его<text:s/>Ульяна…<text:s/>Но<text:s/>а<text:s/>потом<text:s/>смотрит:<text:s/>баба<text:s/>идет.<text:s/>Она<text:s/>вглядываться,<text:s/>вглядываться –<text:s/>ах<text:s/>ты,<text:s/>Господи! –<text:s/>сама<text:s/>идет<text:s/>по<text:s/>дороге,<text:s/>сама<text:s/>Ульяна.</text:p>
      <text:p text:style-name="Обычный">– Неужто<text:s/>сама? –<text:s/>спросил<text:s/>Федя.</text:p>
      <text:p text:style-name="Обычный">– Ей‑богу,<text:s/>сама.</text:p>
      <text:p text:style-name="Обычный">– Ну<text:s/>что<text:s/>ж,<text:s/>ведь<text:s/>она<text:s/>еще<text:s/>не<text:s/>умерла?</text:p>
      <text:p text:style-name="Обычный">– Да<text:s/>году‑то<text:s/>еще<text:s/>не<text:s/>прошло.<text:s/>А<text:s/>ты<text:s/>посмотри<text:s/>на<text:s/>нее:<text:s/>в чем<text:s/>душа<text:s/>держится.</text:p>
      <text:p text:style-name="Обычный">Все<text:s/>опять<text:s/>притихли.<text:s/>Павел<text:s/>бросил<text:s/>горсть<text:s/>сухих<text:s/>сучьев<text:s/>на<text:s/>огонь.<text:s/>Резко<text:s/>зачернелись<text:s/>они<text:s/>на<text:s/>внезапно<text:s/>вспыхнувшем<text:s/>пламени,<text:s/>затрещали,<text:s/>задымились<text:s/>и<text:s/>пошли<text:s/>коробиться,<text:s/>приподнимая<text:s/>обожженные<text:s/>концы.<text:s/>Отражение<text:s/>света<text:s/>ударило,<text:s/>порывисто<text:s/>дрожа,<text:s/>во<text:s/>все<text:s/>стороны,<text:s/>особенно<text:s/>кверху.<text:s/>Вдруг<text:s/>откуда<text:s/>ни<text:s/>возьмись<text:s/>белый<text:s/>голубок, –<text:s/>налетел<text:s/>прямо<text:s/>в<text:s/>это<text:s/>отражение,<text:s/>пугливо<text:s/>повертелся<text:s/>на<text:s/>одном<text:s/>месте,<text:s/>весь<text:s/>обливаясь<text:s/>горячим<text:s/>блеском,<text:s/>и<text:s/>исчез,<text:s/>звеня<text:s/>крылами.</text:p>
      <text:p text:style-name="Обычный">– Знать,<text:s/>от<text:s/>дому<text:s/>отбился, –<text:s/>заметил<text:s/>Павел. –<text:s/>Теперь<text:s/>будет<text:s/>лететь,<text:s/>покуда<text:s/>на<text:s/>что<text:s/>наткнется,<text:s/>и<text:s/>где<text:s/>ткнет,<text:s/>там<text:s/>и<text:s/>ночует<text:s/>до<text:s/>зари.</text:p>
      <text:p text:style-name="Обычный">– А<text:s/>что,<text:s/>Павлуша, –<text:s/>промолвил<text:s/>Костя, –<text:s/>не<text:s/>праведная<text:s/>ли<text:s/>это<text:s/>душа<text:s/>летела<text:s/>на<text:s/>небо,<text:s/>ась?</text:p>
      <text:p text:style-name="Обычный">Павел<text:s/>бросил<text:s/>другую<text:s/>горсть<text:s/>сучьев<text:s/>на<text:s/>огонь.</text:p>
      <text:p text:style-name="Обычный">– Может<text:s/>быть, –<text:s/>проговорил<text:s/>он<text:s/>наконец.</text:p>
      <text:p text:style-name="Обычный">– А<text:s/>скажи,<text:s/>пожалуй,<text:s/>Павлуша, –<text:s/>начал<text:s/>Федя, –<text:s/>что,<text:s/>у<text:s/>вас<text:s/>тоже<text:s/>в<text:s/>Шаламове<text:s/>было<text:s/>видать<text:s/>предвиденье‑то<text:s/>небесное<text:span text:style-name="Знаксноски"><text:note text:note-class="footnote" text:id="_ftn15"><text:note-citation>16</text:note-citation><text:note-body><text:p text:style-name="FootNote"><text:span text:style-name="T443"><text:s/></text:span><text:span text:style-name="T444">Та</text:span><text:span text:style-name="T445">к</text:span><text:span text:style-name="T446"><text:s/></text:span><text:span text:style-name="T447">мужики</text:span><text:span text:style-name="T448"><text:s/></text:span><text:span text:style-name="T449">называют</text:span><text:span text:style-name="T450"><text:s/></text:span><text:span text:style-name="T451">у</text:span><text:span text:style-name="T452"><text:s/></text:span><text:span text:style-name="T453">нас</text:span><text:span text:style-name="T454"><text:s/></text:span><text:span text:style-name="T455">солнечное</text:span><text:span text:style-name="T456"><text:s/></text:span><text:span text:style-name="T457">затмение</text:span><text:span text:style-name="T458">.</text:span><text:span text:style-name="T459"> </text:span><text:span text:style-name="T460">–</text:span><text:span text:style-name="T461"><text:s/></text:span><text:span text:style-name="T462">Примеч</text:span><text:span text:style-name="T463">.<text:s/></text:span><text:span text:style-name="T464">авт</text:span><text:span text:style-name="T465">.</text:span></text:p><text:p text:style-name="Сd1нedоeeсf1кeaаe0"/></text:note-body></text:note></text:span>?</text:p>
      <text:p text:style-name="Обычный">– Как<text:s/>солнца‑то<text:s/>не<text:s/>стало<text:s/>видно?<text:s/>Как<text:s/>же.</text:p>
      <text:p text:style-name="Обычный">– Чай,<text:s/>напугались<text:s/>и<text:s/>вы?</text:p>
      <text:p text:style-name="Обычный">– Да<text:s/>не<text:s/>мы<text:s/>одни.<text:s/>Барин‑то<text:s/>наш,<text:s/>хоша<text:s/>и<text:s/>толковал<text:s/>нам<text:s/>напредки,<text:s/>что,<text:s/>дескать,<text:s/>будет<text:s/>вам<text:s/>предвиденье,<text:s/>а<text:s/>как<text:s/>затемнело,<text:s/>сам,<text:s/>говорят,<text:s/>так<text:s/>перетрусился,<text:s/>что<text:s/>на‑поди.<text:s/>А<text:s/>на<text:s/>дворовой<text:s/>избе<text:s/>баба<text:s/>стряпуха,<text:s/>так<text:s/>та,<text:s/>как<text:s/>только<text:s/>затемнело,<text:s/>слышь,<text:s/>взяла<text:s/>да<text:s/>ухватом<text:s/>все<text:s/>горшки<text:s/>перебила<text:s/>в<text:s/>печи:<text:s/>«Кому<text:s/>теперь<text:s/>есть,<text:s/>говорит,<text:s/>наступило<text:s/>светопреставление».<text:s/>Так<text:s/>шти<text:s/>и<text:s/>потекли.<text:s/>А<text:s/>у<text:s/>нас<text:s/>на<text:s/>деревне<text:s/>такие,<text:s/>брат,<text:s/>слухи<text:s/>ходили,<text:s/>что,<text:s/>мол,<text:s/>белые<text:s/>волки<text:s/>по<text:s/>земле<text:s/>побегут,<text:s/>людей<text:s/>есть<text:s/>будут,<text:s/>хищная<text:s/>птица<text:s/>полетит,<text:s/>а<text:s/>то<text:s/>и<text:s/>самого<text:s/>Тришку<text:span text:style-name="Знаксноски"><text:note text:note-class="footnote" text:id="_ftn16"><text:note-citation>17</text:note-citation><text:note-body><text:p text:style-name="FootNote"><text:span text:style-name="T466"><text:s/></text:span><text:span text:style-name="T467">В</text:span><text:span text:style-name="T468"><text:s/></text:span><text:span text:style-name="T469">поверье</text:span><text:span text:style-name="T470"><text:s/></text:span><text:span text:style-name="T471">о</text:span><text:span text:style-name="T472"><text:s/></text:span><text:span text:style-name="T473">«Тришке»</text:span><text:span text:style-name="T474">,<text:s/></text:span><text:span text:style-name="T475">вероятно</text:span><text:span text:style-name="T476">,<text:s/></text:span><text:span text:style-name="T477">отозвалось</text:span><text:span text:style-name="T478"><text:s/></text:span><text:span text:style-name="T479">сказание</text:span><text:span text:style-name="T480"><text:s/></text:span><text:span text:style-name="T481">об</text:span><text:span text:style-name="T482"><text:s/></text:span><text:span text:style-name="T483">антихристе</text:span><text:span text:style-name="T484">.</text:span><text:span text:style-name="T485"> </text:span><text:span text:style-name="T486">–</text:span><text:span text:style-name="T487"><text:s/></text:span><text:span text:style-name="T488">Примеч</text:span><text:span text:style-name="T489">.<text:s/></text:span><text:span text:style-name="T490">авт</text:span><text:span text:style-name="T491">.</text:span></text:p><text:p text:style-name="Сd1нedоeeсf1кeaаe0"/></text:note-body></text:note></text:span><text:s/>увидят.</text:p>
      <text:p text:style-name="Обычный">– Какого<text:s/>это<text:s/>Тришку? –<text:s/>спросил<text:s/>Костя.</text:p>
      <text:p text:style-name="Обычный">– А<text:s/>ты<text:s/>не<text:s/>знаешь? –<text:s/>с<text:s/>жаром<text:s/>подхватил<text:s/>Ильюша, –<text:s/>ну,<text:s/>брат,<text:s/>откентелева<text:s/>же<text:s/>ты,<text:s/>что<text:s/>Тришки<text:s/>не<text:s/>знаешь?<text:s/>Сидни<text:s/>же<text:s/>у<text:s/>вас<text:s/>в<text:s/>деревне<text:s/>сидят,<text:s/>вот<text:s/>уж<text:s/>точно<text:s/>сидни!<text:s/>Тришка –<text:s/>эвто<text:s/>будет<text:s/>такой<text:s/>человек<text:s/>удивительный,<text:s/>который<text:s/>придет;<text:s/>а придет<text:s/>он<text:s/>такой<text:s/>удивительный<text:s/>человек,<text:s/>что<text:s/>его<text:s/>и<text:s/>взять<text:s/>нельзя<text:s/>будет,<text:s/>и<text:s/>ничего<text:s/>ему<text:s/>сделать<text:s/>нельзя<text:s/>будет:<text:s/>такой<text:s/>уж<text:s/>будет<text:s/>удивительный<text:s/>человек.<text:s/>Захотят<text:s/>его,<text:s/>например,<text:s/>взять<text:s/>хрестьяне:<text:s/>выйдут<text:s/>на<text:s/>него<text:s/>с<text:s/>дубьем,<text:s/>оцепят<text:s/>его,<text:s/>но<text:s/>а<text:s/>он<text:s/>им<text:s/>глаза<text:s/>отведет –<text:s/>так<text:s/>отведет<text:s/>им<text:s/>глаза,<text:s/>что<text:s/>они<text:s/>же<text:s/>сами<text:s/>друг<text:s/>друга<text:s/>побьют.<text:s/>В<text:s/>острог<text:s/>его<text:s/>посадят,<text:s/>например, –<text:s/>он<text:s/>попросит<text:s/>водицы<text:s/>испить<text:s/>в<text:s/>ковшике:<text:s/>ему<text:s/>принесут<text:s/>ковшик,<text:s/>а<text:s/>он<text:s/>нырнет<text:s/>туда,<text:s/>да<text:s/>и<text:s/>поминай<text:s/>как<text:s/>звали.<text:s/>Цепи<text:s/>на<text:s/>него<text:s/>наденут,<text:s/>а<text:s/>он<text:s/>в<text:s/>ладошки<text:s/>затрепещется –<text:s/>они<text:s/>с<text:s/>него<text:s/>так<text:s/>и<text:s/>попадают.<text:s/>Ну,<text:s/>и<text:s/>будет<text:s/>ходить<text:s/>этот<text:s/>Тришка<text:s/>по<text:s/>селам<text:s/>да<text:s/>по<text:s/>городам;<text:s/>и будет<text:s/>этот<text:s/>Тришка,<text:s/>лукавый<text:s/>человек,<text:s/>соблазнять<text:s/>народ<text:s/>хрестиянский…<text:s/>ну,<text:s/>а<text:s/>сделать<text:s/>ему<text:s/>нельзя<text:s/>будет<text:s/>ничего…<text:s/>Уж<text:s/>такой<text:s/>он<text:s/>будет<text:s/>удивительный,<text:s/>лукавый<text:s/>человек.</text:p>
      <text:p text:style-name="Обычный">– Ну<text:s/>да, –<text:s/>продолжал<text:s/>Павел<text:s/>своим<text:s/>неторопливым<text:s/>голосом, –<text:s/>такой.<text:s/>Вот<text:s/>его‑то<text:s/>и<text:s/>ждали<text:s/>у<text:s/>нас.<text:s/>Говорили<text:s/>старики,<text:s/>что<text:s/>вот,<text:s/>мол,<text:s/>как<text:s/>только<text:s/>предвиденье<text:s/>небесное<text:s/>зачнется,<text:s/>так<text:s/>Тришка<text:s/>и<text:s/>придет.<text:s/>Вот<text:s/>и<text:s/>зачалось<text:s/>предвиденье.<text:s/>Высыпал<text:s/>весь<text:s/>народ<text:s/>на<text:s/>улицу,<text:s/>в<text:s/>поле,<text:s/>ждет,<text:s/>что<text:s/>будет.<text:s/>А<text:s/>у<text:s/>нас,<text:s/>вы<text:s/>знаете,<text:s/>место<text:s/>видное,<text:s/>привольное.<text:s/>Смотрят –<text:s/>вдруг<text:s/>от<text:s/>слободки<text:s/>с<text:s/>горы<text:s/>идет<text:s/>какой‑то<text:s/>человек,<text:s/>такой<text:s/>мудреный,<text:s/>голова<text:s/>такая<text:s/>удивительная…<text:s/>Все<text:s/>как<text:s/>крикнут:<text:s/>«Ой,<text:s/>Тришка<text:s/>идет!..<text:s/>ой,<text:s/>Тришка<text:s/>идет!» –<text:s/>да<text:s/>кто<text:s/>куды!<text:s/>Староста<text:s/>наш<text:s/>в<text:s/>канаву<text:s/>залез;<text:s/>старостиха<text:s/>в<text:s/>подворотне<text:s/>застряла,<text:s/>благим<text:s/>матом<text:s/>кричит,<text:s/>свою<text:s/>же<text:s/>дворную<text:s/>собаку<text:s/>так<text:s/>запужала,<text:s/>что<text:s/>та<text:s/>с<text:s/>цепи<text:s/>долой,<text:s/>да<text:s/>через<text:s/>плетень,<text:s/>да<text:s/>в<text:s/>лес;<text:s/>а Кузькин<text:s/>отец,<text:s/>Дорофеич,<text:s/>вскочил<text:s/>в<text:s/>овес,<text:s/>присел,<text:s/>да<text:s/>и<text:s/>давай<text:s/>кричать<text:s/>перепелом:<text:s/>«Авось,<text:s/>мол,<text:s/>хоть<text:s/>птицу‑то<text:s/>враг,<text:s/>душегубец,<text:s/>пожалеет».<text:s/>Таково‑то<text:s/>все<text:s/>переполошились!..<text:s/>А<text:s/>человек‑то<text:s/>это<text:s/>шел<text:s/>наш<text:s/>бочар,<text:s/>Вавила:<text:s/>жбан<text:s/>себе<text:s/>новый<text:s/>купил,<text:s/>да<text:s/>на<text:s/>голову<text:s/>пустой<text:s/>жбан<text:s/>и<text:s/>надел.</text:p>
      <text:p text:style-name="Обычный">Все<text:s/>мальчики<text:s/>засмеялись<text:s/>и<text:s/>опять<text:s/>приумолкли<text:s/>на<text:s/>мгновенье,<text:s/>как<text:s/>это<text:s/>часто<text:s/>случается<text:s/>с<text:s/>людьми,<text:s/>разговаривающими<text:s/>на<text:s/>открытом<text:s/>воздухе.<text:s/>Я<text:s/>поглядел<text:s/>кругом:<text:s/>торжественно<text:s/>и<text:s/>царственно<text:s/>стояла<text:s/>ночь;<text:s/>сырую<text:s/>свежесть<text:s/>позднего<text:s/>вечера<text:s/>сменила<text:s/>полуночная<text:s/>сухая<text:s/>теплынь,<text:s/>и<text:s/>еще<text:s/>долго<text:s/>было<text:s/>ей<text:s/>лежать<text:s/>мягким<text:s/>пологом<text:s/>на<text:s/>заснувших<text:s/>полях;<text:s/>еще<text:s/>много<text:s/>времени<text:s/>оставалось<text:s/>до<text:s/>первого<text:s/>лепета,<text:s/>до<text:s/>первых<text:s/>шорохов<text:s/>и<text:s/>шелестов<text:s/>утра,<text:s/>до<text:s/>первых<text:s/>росинок<text:s/>зари.<text:s/>Луны<text:s/>не<text:s/>было<text:s/>на<text:s/>небе:<text:s/>она<text:s/>в<text:s/>ту<text:s/>пору<text:s/>поздно<text:s/>всходила.<text:s/>Бесчисленные<text:s/>золотые<text:s/>звезды,<text:s/>казалось,<text:s/>тихо<text:s/>текли<text:s/>все,<text:s/>наперерыв<text:s/>мерцая,<text:s/>по<text:s/>направлению<text:s/>Млечного<text:s/>Пути,<text:s/>и,<text:s/>право,<text:s/>глядя<text:s/>на<text:s/>них,<text:s/>вы<text:s/>как<text:s/>будто<text:s/>смутно<text:s/>чувствовали<text:s/>сами<text:s/>стремительный,<text:s/>безостановочный<text:s/>бег<text:s/>земли…<text:s/>Странный,<text:s/>резкий,<text:s/>болезненный<text:s/>крик<text:s/>раздался<text:s/>вдруг<text:s/>два<text:s/>раза<text:s/>сряду<text:s/>над<text:s/>рекой<text:s/>и<text:s/>спустя<text:s/>несколько<text:s/>мгновений<text:s/>повторился<text:s/>уже<text:s/>далее…</text:p>
      <text:p text:style-name="Обычный">Костя<text:s/>вздрогнул.<text:s/>«Что<text:s/>это?»</text:p>
      <text:p text:style-name="Обычный">– Это<text:s/>цапля<text:s/>кричит, –<text:s/>спокойно<text:s/>возразил<text:s/>Павел.</text:p>
      <text:p text:style-name="Обычный">– Цапля, –<text:s/>повторил<text:s/>Костя… –<text:s/>А<text:s/>что<text:s/>такое,<text:s/>Павлуша,<text:s/>я<text:s/>вчера<text:s/>слышал<text:s/>вечером, –<text:s/>прибавил<text:s/>он,<text:s/>помолчав<text:s/>немного, –<text:s/>ты,<text:s/>может<text:s/>быть,<text:s/>знаешь…</text:p>
      <text:p text:style-name="Обычный">– Что<text:s/>ты<text:s/>слышал?</text:p>
      <text:p text:style-name="Обычный">– А<text:s/>вот<text:s/>что<text:s/>я<text:s/>слышал.<text:s/>Шел<text:s/>я<text:s/>из<text:s/>Каменной<text:s/>Гряды<text:s/>в<text:s/>Шашкино;<text:s/>а шел<text:s/>сперва<text:s/>все<text:s/>нашим<text:s/>орешником,<text:s/>а<text:s/>потом<text:s/>лужком<text:s/>пошел –<text:s/>знаешь,<text:s/>там,<text:s/>где<text:s/>он<text:s/>сугибелью<text:span text:style-name="Знаксноски"><text:note text:note-class="footnote" text:id="_ftn17"><text:note-citation>18</text:note-citation><text:note-body><text:p text:style-name="FootNote"><text:span text:style-name="T492"><text:s/></text:span><text:span text:style-name="T493">Сугибель</text:span><text:span text:style-name="T494"><text:s/></text:span><text:span text:style-name="T495">–</text:span><text:span text:style-name="T496"><text:s/></text:span><text:span text:style-name="T497">крутой</text:span><text:span text:style-name="T498"><text:s/></text:span><text:span text:style-name="T499">поворо</text:span><text:span text:style-name="T500">т</text:span><text:span text:style-name="T501"><text:s/></text:span><text:span text:style-name="T502">в</text:span><text:span text:style-name="T503"><text:s/></text:span><text:span text:style-name="T504">овраге</text:span><text:span text:style-name="T505">.</text:span><text:span text:style-name="T506"> </text:span><text:span text:style-name="T507">–</text:span><text:span text:style-name="T508"><text:s/></text:span><text:span text:style-name="T509">Приме</text:span><text:span text:style-name="T510">ч</text:span><text:span text:style-name="T511">.<text:s/></text:span><text:span text:style-name="T512">авт</text:span><text:span text:style-name="T513">.</text:span></text:p><text:p text:style-name="Сd1нedоeeсf1кeaаe0"/></text:note-body></text:note></text:span> выходит,<text:s/>там<text:s/>ведь<text:s/>есть<text:s/>бучило<text:span text:style-name="Знаксноски"><text:note text:note-class="footnote" text:id="_ftn18"><text:note-citation>19</text:note-citation><text:note-body><text:p text:style-name="FootNote"><text:span text:style-name="T514"><text:s/></text:span><text:span text:style-name="T515">Бучило</text:span><text:span text:style-name="T516"><text:s/></text:span><text:span text:style-name="T517">–</text:span><text:span text:style-name="T518"><text:s/></text:span><text:span text:style-name="T519">глубокая</text:span><text:span text:style-name="T520"><text:s/></text:span><text:span text:style-name="T521">яма</text:span><text:span text:style-name="T522"><text:s/></text:span><text:span text:style-name="T523">с</text:span><text:span text:style-name="T524"><text:s/></text:span><text:span text:style-name="T525">весенней</text:span><text:span text:style-name="T526"><text:s/></text:span><text:span text:style-name="T527">водой</text:span><text:span text:style-name="T528">,<text:s/></text:span><text:span text:style-name="T529">оставшейся</text:span><text:span text:style-name="T530"><text:s/></text:span><text:span text:style-name="T531">после</text:span><text:span text:style-name="T532"><text:s/></text:span><text:span text:style-name="T533">половодья</text:span><text:span text:style-name="T534">,<text:s/></text:span><text:span text:style-name="T535">которая</text:span><text:span text:style-name="T536"><text:s/></text:span><text:span text:style-name="T537">не</text:span><text:span text:style-name="T538"><text:s/></text:span><text:span text:style-name="T539">пересыхае</text:span><text:span text:style-name="T540">т</text:span><text:span text:style-name="T541"><text:s/></text:span><text:span text:style-name="T542">даже</text:span><text:span text:style-name="T543"><text:s/></text:span><text:span text:style-name="T544">летом</text:span><text:span text:style-name="T545">.</text:span><text:span text:style-name="T546"> </text:span><text:span text:style-name="T547">–</text:span><text:span text:style-name="T548"><text:s/></text:span><text:span text:style-name="T549">Примеч</text:span><text:span text:style-name="T550">.<text:s/></text:span><text:span text:style-name="T551">авт</text:span><text:span text:style-name="T552">.</text:span></text:p><text:p text:style-name="Сd1нedоeeсf1кeaаe0"/></text:note-body></text:note></text:span>;<text:s/>знаешь,<text:s/>оно<text:s/>еще<text:s/>все<text:s/>камышом<text:s/>заросло;<text:s/>вот<text:s/>пошел<text:s/>я<text:s/>мимо<text:s/>этого<text:s/>бучила,<text:s/>братцы<text:s/>мои,<text:s/>и<text:s/>вдруг<text:s/>из<text:s/>того‑то<text:s/>бучила<text:s/>как<text:s/>застонет<text:s/>кто‑то,<text:s/>да<text:s/>так<text:s/>жалостливо,<text:s/>жалостливо:<text:s/>у‑у…<text:s/>у‑у…<text:s/>у‑у!<text:s/>Страх<text:s/>такой<text:s/>меня<text:s/>взял,<text:s/>братцы<text:s/>мои:<text:s/>время‑то<text:s/>позднее,<text:s/>да<text:s/>и<text:s/>голос<text:s/>такой<text:s/>болезный.<text:s/>Так<text:s/>вот,<text:s/>кажется,<text:s/>сам<text:s/>бы<text:s/>и<text:s/>заплакал…<text:s/>Что<text:s/>бы<text:s/>это<text:s/>такое<text:s/>было?<text:s/>ась?</text:p>
      <text:p text:style-name="Обычный">– В<text:s/>этом<text:s/>бучиле<text:s/>в<text:s/>запрошлом<text:s/>лете<text:s/>Акима<text:s/>лесника<text:s/>утопили<text:s/>воры, –<text:s/>заметил<text:s/>Павлуша, –<text:s/>так,<text:s/>может<text:s/>быть,<text:s/>его<text:s/>душа<text:s/>жалобится.</text:p>
      <text:p text:style-name="Обычный">– А<text:s/>ведь<text:s/>и<text:s/>то,<text:s/>братцы<text:s/>мои, –<text:s/>возразил<text:s/>Костя,<text:s/>расширив<text:s/>свои<text:s/>и<text:s/>без<text:s/>того<text:s/>огромные<text:s/>глаза… –<text:s/>Я<text:s/>и<text:s/>не<text:s/>знал,<text:s/>что<text:s/>Акима<text:s/>в<text:s/>том<text:s/>бучиле<text:s/>утопили:<text:s/>я бы<text:s/>еще<text:s/>не<text:s/>так<text:s/>напужался.</text:p>
      <text:p text:style-name="Обычный">– А<text:s/>то,<text:s/>говорят,<text:s/>есть<text:s/>такие<text:s/>лягушки<text:s/>махонькие, –<text:s/>продолжал<text:s/>Павел, –<text:s/>которые<text:s/>так<text:s/>жалобно<text:s/>кричат.</text:p>
      <text:p text:style-name="Обычный">– Лягушки?<text:s/>Ну,<text:s/>нет,<text:s/>это<text:s/>не<text:s/>лягушки…<text:s/>какие<text:s/>это…<text:s/>(Цапля<text:s/>опять<text:s/>прокричала<text:s/>над<text:s/>рекой.)<text:s/>Эк<text:s/>ее! –<text:s/>невольно<text:s/>произнес<text:s/>Костя, –<text:s/>словно<text:s/>леший<text:s/>кричит.</text:p>
      <text:p text:style-name="Обычный">– Леший<text:s/>не<text:s/>кричит,<text:s/>он<text:s/>немой, –<text:s/>подхватил<text:s/>Ильюша, –<text:s/>он<text:s/>только<text:s/>в<text:s/>ладоши<text:s/>хлопает<text:s/>да<text:s/>трещит…</text:p>
      <text:p text:style-name="Обычный">– А<text:s/>ты<text:s/>его<text:s/>видал,<text:s/>лешего‑то,<text:s/>что<text:s/>ли? –<text:s/>насмешливо<text:s/>перебил<text:s/>его<text:s/>Федя.</text:p>
      <text:p text:style-name="Обычный">– Нет,<text:s/>не<text:s/>видал,<text:s/>и<text:s/>сохрани<text:s/>Бог<text:s/>его<text:s/>видеть;<text:s/>но<text:s/>а<text:s/>другие<text:s/>видели.<text:s/>Вот<text:s/>на<text:s/>днях<text:s/>он<text:s/>у<text:s/>нас<text:s/>мужичка<text:s/>обошел:<text:s/>водил,<text:s/>водил<text:s/>его<text:s/>по<text:s/>лесу,<text:s/>и<text:s/>все<text:s/>вокруг<text:s/>одной<text:s/>поляны…<text:s/>Едва‑те<text:s/>к<text:s/>свету<text:s/>домой<text:s/>добился.</text:p>
      <text:p text:style-name="Обычный">– Ну,<text:s/>и<text:s/>видел<text:s/>он<text:s/>его?</text:p>
      <text:p text:style-name="Обычный">– Видел.<text:s/>Говорит,<text:s/>такой<text:s/>стоит<text:s/>большой,<text:s/>большой,<text:s/>темный,<text:s/>скутанный,<text:s/>этак<text:s/>словно<text:s/>за<text:s/>деревом,<text:s/>хорошенько<text:s/>не<text:s/>разберешь,<text:s/>словно<text:s/>от<text:s/>месяца<text:s/>прячется,<text:s/>и<text:s/>глядит,<text:s/>глядит<text:s/>глазищами‑то,<text:s/>моргает<text:s/>ими,<text:s/>моргает…</text:p>
      <text:p text:style-name="Обычный">– Эх,<text:s/>ты! –<text:s/>воскликнул<text:s/>Федя,<text:s/>слегка<text:s/>вздрогнув<text:s/>и<text:s/>передернув<text:s/>плечами, –<text:s/>пфу!..</text:p>
      <text:p text:style-name="Обычный">– И<text:s/>зачем<text:s/>эта<text:s/>погань<text:s/>в<text:s/>свете<text:s/>развелась? –<text:s/>заметил<text:s/>Павел. –<text:s/>Не<text:s/>понимаю,<text:s/>право!</text:p>
      <text:p text:style-name="Обычный">– Не<text:s/>бранись:<text:s/>смотри,<text:s/>услышит, –<text:s/>заметил<text:s/>Илья.</text:p>
      <text:p text:style-name="Обычный">Настало<text:s/>опять<text:s/>молчание.</text:p>
      <text:p text:style-name="Обычный">– Гляньте‑ка,<text:s/>гляньте‑ка,<text:s/>ребятки, –<text:s/>раздался<text:s/>вдруг<text:s/>детский<text:s/>голос<text:s/>Вани, –<text:s/>гляньте<text:s/>на<text:s/>Божьи<text:s/>звездочки, –<text:s/>что<text:s/>пчелки<text:s/>роятся!</text:p>
      <text:p text:style-name="Обычный">Он<text:s/>выставил<text:s/>свое<text:s/>свежее<text:s/>личико<text:s/>из‑под<text:s/>рогожи,<text:s/>оперся<text:s/>на<text:s/>кулачок<text:s/>и<text:s/>медленно<text:s/>поднял<text:s/>кверху<text:s/>свои<text:s/>большие<text:s/>тихие<text:s/>глаза.<text:s/>Глаза<text:s/>всех<text:s/>мальчиков<text:s/>поднялись<text:s/>к<text:s/>небу<text:s/>и<text:s/>не<text:s/>скоро<text:s/>опустились.</text:p>
      <text:p text:style-name="Обычный">– А<text:s/>что,<text:s/>Ваня, –<text:s/>ласково<text:s/>заговорил<text:s/>Федя, –<text:s/>что,<text:s/>твоя<text:s/>сестра<text:s/>Анютка<text:s/>здорова?</text:p>
      <text:p text:style-name="Обычный">– Здорова, –<text:s/>отвечал<text:s/>Ваня,<text:s/>слегка<text:s/>картавя.</text:p>
      <text:p text:style-name="Обычный">– Ты<text:s/>ей<text:s/>скажи –<text:s/>что<text:s/>она<text:s/>к<text:s/>нам,<text:s/>отчего<text:s/>не<text:s/>ходит?..</text:p>
      <text:p text:style-name="Обычный">– Не<text:s/>знаю.</text:p>
      <text:p text:style-name="Обычный">– Ты<text:s/>ей<text:s/>скажи,<text:s/>чтобы<text:s/>она<text:s/>ходила.</text:p>
      <text:p text:style-name="Обычный">– Скажу.</text:p>
      <text:p text:style-name="Обычный">– Ты<text:s/>ей<text:s/>скажи,<text:s/>что<text:s/>я<text:s/>ей<text:s/>гостинца<text:s/>дам.</text:p>
      <text:p text:style-name="Обычный">– А<text:s/>мне<text:s/>дашь?</text:p>
      <text:p text:style-name="Обычный">– И<text:s/>тебе<text:s/>дам.</text:p>
      <text:p text:style-name="Обычный">Ваня<text:s/>вздохнул.</text:p>
      <text:p text:style-name="Обычный">– Ну<text:s/>нет,<text:s/>мне<text:s/>не<text:s/>надо.<text:s/>Дай<text:s/>уж<text:s/>лучше<text:s/>ей:<text:s/>она<text:s/>такая<text:s/>у<text:s/>нас<text:s/>добренькая.</text:p>
      <text:p text:style-name="Обычный">И<text:s/>Ваня<text:s/>опять<text:s/>положил<text:s/>свою<text:s/>голову<text:s/>на<text:s/>землю.<text:s/>Павел<text:s/>встал<text:s/>и<text:s/>взял<text:s/>в<text:s/>руку<text:s/>пустой<text:s/>котельчик.</text:p>
      <text:p text:style-name="Обычный">– Куда<text:s/>ты? –<text:s/>спросил<text:s/>его<text:s/>Федя.</text:p>
      <text:p text:style-name="Обычный">– К<text:s/>реке,<text:s/>водицы<text:s/>зачерпнуть:<text:s/>водицы<text:s/>захотелось<text:s/>испить.</text:p>
      <text:p text:style-name="Обычный">Собаки<text:s/>поднялись<text:s/>и<text:s/>пошли<text:s/>за<text:s/>ним.</text:p>
      <text:p text:style-name="Обычный">– Смотри,<text:s/>не<text:s/>упади<text:s/>в<text:s/>реку! –<text:s/>крикнул<text:s/>ему<text:s/>вслед<text:s/>Ильюша.</text:p>
      <text:p text:style-name="Обычный">– Отчего<text:s/>ему<text:s/>упасть? –<text:s/>сказал<text:s/>Федя, –<text:s/>он<text:s/>остережется.</text:p>
      <text:p text:style-name="Обычный">– Да,<text:s/>остережется.<text:s/>Всяко<text:s/>бывает:<text:s/>он<text:s/>вот<text:s/>нагнется,<text:s/>станет<text:s/>черпать<text:s/>воду,<text:s/>а<text:s/>водяной<text:s/>его<text:s/>за<text:s/>руку<text:s/>схватит<text:s/>да<text:s/>потащит<text:s/>к<text:s/>себе.<text:s/>Станут<text:s/>потом<text:s/>говорить:<text:s/>упал,<text:s/>дескать,<text:s/>малый<text:s/>в<text:s/>воду…<text:s/>А<text:s/>какое<text:s/>упал?..<text:s/>Во‑вон,<text:s/>в<text:s/>камыши<text:s/>полез, –<text:s/>прибавил<text:s/>он,<text:s/>прислушиваясь.</text:p>
      <text:p text:style-name="Обычный">Камыши<text:s/>точно,<text:s/>раздвигаясь,<text:s/>«шуршали»,<text:s/>как<text:s/>говорится</text:p>
      <text:p text:style-name="Обычный">у<text:s/>нас.</text:p>
      <text:p text:style-name="Обычный">– А<text:s/>правда<text:s/>ли, –<text:s/>спросил<text:s/>Костя, –<text:s/>что<text:s/>Акулина<text:s/>дурочка<text:s/>с<text:s/>тех<text:s/>пор<text:s/>и<text:s/>рехнулась,<text:s/>как<text:s/>в<text:s/>воде<text:s/>побывала?</text:p>
      <text:p text:style-name="Обычный">– С<text:s/>тех<text:s/>пор…<text:s/>Какова<text:s/>теперь!<text:s/>Но<text:s/>а<text:s/>говорят,<text:s/>прежде<text:s/>красавица<text:s/>была.<text:s/>Водяной<text:s/>ее<text:s/>испортил.<text:s/>Знать,<text:s/>не<text:s/>ожидал,<text:s/>что<text:s/>ее<text:s/>скоро<text:s/>вытащут.<text:s/>Вот<text:s/>он<text:s/>ее,<text:s/>там<text:s/>у<text:s/>себя<text:s/>на<text:s/>дне,<text:s/>и<text:s/>испортил.</text:p>
      <text:p text:style-name="Обычный">(Я<text:s/>сам<text:s/>не<text:s/>раз<text:s/>встречал<text:s/>эту<text:s/>Акулину.<text:s/>Покрытая<text:s/>лохмотьями,<text:s/>страшно<text:s/>худая,<text:s/>с<text:s/>черным,<text:s/>как<text:s/>уголь,<text:s/>лицом,<text:s/>помутившимся<text:s/>взором<text:s/>и<text:s/>вечно<text:s/>оскаленными<text:s/>зубами,<text:s/>топчется<text:s/>она<text:s/>по<text:s/>целым<text:s/>часам<text:s/>на<text:s/>одном<text:s/>месте,<text:s/>где‑нибудь<text:s/>на<text:s/>дороге,<text:s/>крепко<text:s/>прижав<text:s/>костлявые<text:s/>руки<text:s/>к<text:s/>груди<text:s/>и<text:s/>медленно<text:s/>переваливаясь<text:s/>с<text:s/>ноги<text:s/>на<text:s/>ногу,<text:s/>словно<text:s/>дикий<text:s/>зверь<text:s/>в<text:s/>клетке.<text:s/>Она<text:s/>ничего<text:s/>не<text:s/>понимает,<text:s/>что<text:s/>бы<text:s/>ей<text:s/>ни<text:s/>говорили,<text:s/>и<text:s/>только<text:s/>изредка<text:s/>судорожно<text:s/>хохочет.)</text:p>
      <text:p text:style-name="Обычный">– А<text:s/>говорят, –<text:s/>продолжал<text:s/>Костя, –<text:s/>Акулина<text:s/>оттого<text:s/>в<text:s/>реку<text:s/>и<text:s/>кинулась,<text:s/>что<text:s/>ее<text:s/>полюбовник<text:s/>обманул.</text:p>
      <text:p text:style-name="Обычный">– От<text:s/>того<text:s/>самого.</text:p>
      <text:p text:style-name="Обычный">– А<text:s/>помнишь<text:s/>Васю? –<text:s/>печально<text:s/>прибавил<text:s/>Костя.</text:p>
      <text:p text:style-name="Обычный">– Какого<text:s/>Васю? –<text:s/>спросил<text:s/>Федя.</text:p>
      <text:p text:style-name="Обычный">– А<text:s/>вот<text:s/>того,<text:s/>что<text:s/>утонул, –<text:s/>отвечал<text:s/>Костя, –<text:s/>в<text:s/>этой<text:s/>вот<text:s/>в<text:s/>самой<text:s/>реке.<text:s/>Уж<text:s/>какой<text:s/>же<text:s/>мальчик<text:s/>был!<text:s/>и‑их,<text:s/>какой<text:s/>мальчик<text:s/>был!<text:s/>Мать‑то<text:s/>его,<text:s/>Феклиста,<text:s/>уж<text:s/>как<text:s/>же<text:s/>она<text:s/>его<text:s/>любила,<text:s/>Васю‑то!<text:s/>И<text:s/>словно<text:s/>чуяла<text:s/>она,<text:s/>Феклиста‑то,<text:s/>что<text:s/>ему<text:s/>от<text:s/>воды<text:s/>погибель<text:s/>произойдет.<text:s/>Бывало,<text:s/>пойдет‑от<text:s/>Вася<text:s/>с<text:s/>нами,<text:s/>с<text:s/>ребятками,<text:s/>летом<text:s/>в<text:s/>речку<text:s/>купаться, –<text:s/>она<text:s/>так<text:s/>вся<text:s/>и<text:s/>встрепещется.<text:s/>Другие<text:s/>бабы<text:s/>ничего,<text:s/>идут<text:s/>себе<text:s/>мимо<text:s/>с<text:s/>корытами,<text:s/>переваливаются,<text:s/>а<text:s/>Феклиста<text:s/>поставит<text:s/>корыто<text:s/>наземь<text:s/>и<text:s/>станет<text:s/>его<text:s/>кликать:<text:s/>«Вернись,<text:s/>мол,<text:s/>вернись,<text:s/>мой<text:s/>светик!<text:s/>ох,<text:s/>вернись,<text:s/>соколик!»<text:s/>И<text:s/>как<text:s/>утонул,<text:s/>Господь<text:s/>знает.<text:s/>Играл<text:s/>на<text:s/>бережку,<text:s/>и<text:s/>мать<text:s/>тут<text:s/>же<text:s/>была,<text:s/>сено<text:s/>сгребала;<text:s/>вдруг<text:s/>слышит,<text:s/>словно<text:s/>кто<text:s/>пузыри<text:s/>по<text:s/>воде<text:s/>пускает, –<text:s/>глядь,<text:s/>а<text:s/>только<text:s/>уж<text:s/>одна<text:s/>Васина<text:s/>шапонька<text:s/>по<text:s/>воде<text:s/>плывет.<text:s/>Ведь<text:s/>вот<text:s/>с<text:s/>тех<text:s/>пор<text:s/>и<text:s/>Феклиста<text:s/>не<text:s/>в<text:s/>своем<text:s/>уме:<text:s/>придет,<text:s/>да<text:s/>и<text:s/>ляжет<text:s/>на<text:s/>том<text:s/>месте,<text:s/>где<text:s/>он<text:s/>утоп;<text:s/>ляжет,<text:s/>братцы<text:s/>мои,<text:s/>да<text:s/>и<text:s/>затянет<text:s/>песенку, –<text:s/>помните,<text:s/>Вася‑то<text:s/>все<text:s/>такую<text:s/>песенку<text:s/>певал, –<text:s/>вот<text:s/>ее‑то<text:s/>она<text:s/>и<text:s/>затянет,<text:s/>а<text:s/>сама<text:s/>плачет,<text:s/>плачет,<text:s/>горько<text:s/>Богу<text:s/>жалится…</text:p>
      <text:p text:style-name="Обычный">– А<text:s/>вот<text:s/>Павлуша<text:s/>идет, –<text:s/>молвил<text:s/>Федя.</text:p>
      <text:p text:style-name="Обычный">Павел<text:s/>подошел<text:s/>к<text:s/>огню<text:s/>с<text:s/>полным<text:s/>котельчиком<text:s/>в<text:s/>руке.</text:p>
      <text:p text:style-name="Обычный">– Что,<text:s/>ребята, –<text:s/>начал<text:s/>он,<text:s/>помолчав, –<text:s/>неладно<text:s/>дело.</text:p>
      <text:p text:style-name="Обычный">– А<text:s/>что? –<text:s/>торопливо<text:s/>спросил<text:s/>Костя.</text:p>
      <text:p text:style-name="Обычный">– Я<text:s/>Васин<text:s/>голос<text:s/>слышал.</text:p>
      <text:p text:style-name="Обычный">Все<text:s/>так<text:s/>и<text:s/>вздрогнули.</text:p>
      <text:p text:style-name="Обычный">– Что<text:s/>ты,<text:s/>что<text:s/>ты? –<text:s/>пролепетал<text:s/>Костя.</text:p>
      <text:p text:style-name="Обычный">– Ей‑богу.<text:s/>Только<text:s/>стал<text:s/>я<text:s/>к<text:s/>воде<text:s/>нагибаться,<text:s/>слышу<text:s/>вдруг<text:s/>зовут<text:s/>меня<text:s/>этак<text:s/>Васиным<text:s/>голоском<text:s/>и<text:s/>словно<text:s/>из‑под<text:s/>воды:<text:s/>«Павлуша,<text:s/>а<text:s/>Павлуша,<text:s/>подь<text:s/>сюда».<text:s/>Я<text:s/>отошел.<text:s/>Однако<text:s/>воды<text:s/>зачерпнул.</text:p>
      <text:p text:style-name="Обычный">– Ах<text:s/>ты,<text:s/>Господи!<text:s/>ах<text:s/>ты,<text:s/>Господи! –<text:s/>проговорили<text:s/>мальчики,<text:s/>крестясь.</text:p>
      <text:p text:style-name="Обычный">– Ведь<text:s/>это<text:s/>тебя<text:s/>водяной<text:s/>звал,<text:s/>Павел, –<text:s/>прибавил<text:s/>Федя… –<text:s/>А<text:s/>мы<text:s/>только<text:s/>что<text:s/>о<text:s/>нем,<text:s/>о<text:s/>Васе‑то,<text:s/>говорили.</text:p>
      <text:p text:style-name="Обычный">– Ах,<text:s/>это<text:s/>примета<text:s/>дурная, –<text:s/>с<text:s/>расстановкой<text:s/>проговорил<text:s/>Ильюша.</text:p>
      <text:p text:style-name="Обычный">– Ну,<text:s/>ничего,<text:s/>пущай! –<text:s/>произнес<text:s/>Павел<text:s/>решительно<text:s/>и<text:s/>сел<text:s/>опять, –<text:s/>своей<text:s/>судьбы<text:s/>не<text:s/>минуешь.</text:p>
      <text:p text:style-name="Обычный">Мальчики<text:s/>приутихли.<text:s/>Видно<text:s/>было,<text:s/>что<text:s/>слова<text:s/>Павла<text:s/>произвели<text:s/>на<text:s/>них<text:s/>глубокое<text:s/>впечатление.<text:s/>Они<text:s/>стали<text:s/>укладываться<text:s/>перед<text:s/>огнем,<text:s/>как<text:s/>бы<text:s/>собираясь<text:s/>спать.</text:p>
      <text:p text:style-name="Обычный">– Что<text:s/>это? –<text:s/>спросил<text:s/>вдруг<text:s/>Костя,<text:s/>приподняв<text:s/>голову.</text:p>
      <text:p text:style-name="Обычный">Павел<text:s/>прислушался.</text:p>
      <text:p text:style-name="Обычный">– Это<text:s/>кулички<text:s/>летят,<text:s/>посвистывают.</text:p>
      <text:p text:style-name="Обычный">– Куда<text:s/>ж<text:s/>они<text:s/>летят?</text:p>
      <text:p text:style-name="Обычный">– А<text:s/>туда,<text:s/>где,<text:s/>говорят,<text:s/>зимы<text:s/>не<text:s/>бывает.</text:p>
      <text:p text:style-name="Обычный">– А<text:s/>разве<text:s/>есть<text:s/>такая<text:s/>земля?</text:p>
      <text:p text:style-name="Обычный">– Есть.</text:p>
      <text:p text:style-name="Обычный">– Далеко?</text:p>
      <text:p text:style-name="Обычный">– Далеко,<text:s/>далеко,<text:s/>за<text:s/>теплыми<text:s/>морями.</text:p>
      <text:p text:style-name="Обычный">Костя<text:s/>вздохнул<text:s/>и<text:s/>закрыл<text:s/>глаза.</text:p>
      <text:p text:style-name="Обычный">Уже<text:s/>более<text:s/>трех<text:s/>часов<text:s/>протекло<text:s/>с<text:s/>тех<text:s/>пор,<text:s/>как<text:s/>я<text:s/>присоседился<text:s/>к<text:s/>мальчикам.<text:s/>Месяц<text:s/>взошел<text:s/>наконец;<text:s/>я его<text:s/>не<text:s/>тотчас<text:s/>заметил:<text:s/>так<text:s/>он<text:s/>был<text:s/>мал<text:s/>и<text:s/>узок.<text:s/>Эта<text:s/>безлунная<text:s/>ночь,<text:s/>казалось,<text:s/>была<text:s/>все<text:s/>так<text:s/>же<text:s/>великолепна,<text:s/>как<text:s/>и<text:s/>прежде…<text:s/>Но<text:s/>уже<text:s/>склонились<text:s/>к<text:s/>темному<text:s/>краю<text:s/>земли<text:s/>многие<text:s/>звезды,<text:s/>еще<text:s/>недавно<text:s/>высоко<text:s/>стоявшие<text:s/>на<text:s/>небе;<text:s/>все<text:s/>совершенно<text:s/>затихло<text:s/>кругом,<text:s/>как<text:s/>обыкновенно<text:s/>затихает<text:s/>все<text:s/>только<text:s/>к<text:s/>утру:<text:s/>все<text:s/>спало<text:s/>крепким,<text:s/>неподвижным,<text:s/>передрассветным<text:s/>сном.<text:s/>В<text:s/>воздухе<text:s/>уже<text:s/>не<text:s/>так<text:s/>сильно<text:s/>пахло,<text:s/>в<text:s/>нем<text:s/>снова<text:s/>как<text:s/>будто<text:s/>разливалась<text:s/>сырость…<text:s/>Недолги<text:s/>летние<text:s/>ночи!..<text:s/>Разговор<text:s/>мальчиков<text:s/>угасал<text:s/>вместе<text:s/>с<text:s/>огнями…<text:s/>Собаки<text:s/>даже<text:s/>дремали;<text:s/>лошади,<text:s/>сколько<text:s/>я<text:s/>мог<text:s/>различить,<text:s/>при<text:s/>чуть<text:s/>брезжущем,<text:s/>слабо<text:s/>льющемся<text:s/>свете<text:s/>звезд,<text:s/>тоже<text:s/>лежали,<text:s/>понурив<text:s/>головы…<text:s/>Слабое<text:s/>забытье<text:s/>напало<text:s/>на<text:s/>меня;<text:s/>оно<text:s/>перешло<text:s/>в<text:s/>дремоту.</text:p>
      <text:p text:style-name="Обычный">Свежая<text:s/>струя<text:s/>пробежала<text:s/>по<text:s/>моему<text:s/>лицу.<text:s/>Я<text:s/>открыл<text:s/>глаза:<text:s/>утро<text:s/>зачиналось.<text:s/>Еще<text:s/>нигде<text:s/>не<text:s/>румянилась<text:s/>заря,<text:s/>но<text:s/>уже<text:s/>забелелось<text:s/>на<text:s/>востоке.<text:s/>Все<text:s/>стало<text:s/>видно,<text:s/>хотя<text:s/>смутно<text:s/>видно,<text:s/>кругом.<text:s/>Бледно‑серое<text:s/>небо<text:s/>светлело,<text:s/>холодело,<text:s/>синело;<text:s/>звезды<text:s/>то<text:s/>мигали<text:s/>слабым<text:s/>светом,<text:s/>то<text:s/>исчезали;<text:s/>отсырела<text:s/>земля,<text:s/>запотели<text:s/>листья,<text:s/>кое‑где<text:s/>стали<text:s/>раздаваться<text:s/>живые<text:s/>звуки,<text:s/>голоса,<text:s/>и<text:s/>жидкий,<text:s/>ранний<text:s/>ветерок<text:s/>уже<text:s/>пошел<text:s/>бродить<text:s/>и<text:s/>порхать<text:s/>над<text:s/>землею.<text:s/>Тело<text:s/>мое<text:s/>ответило<text:s/>ему<text:s/>легкой,<text:s/>веселой<text:s/>дрожью.<text:s/>Я<text:s/>проворно<text:s/>встал<text:s/>и<text:s/>пошел<text:s/>к<text:s/>мальчикам.<text:s/>Они<text:s/>все<text:s/>спали<text:s/>как<text:s/>убитые<text:s/>вокруг<text:s/>тлеющего<text:s/>костра;<text:s/>один<text:s/>Павел<text:s/>приподнялся<text:s/>до<text:s/>половины<text:s/>и<text:s/>пристально<text:s/>поглядел<text:s/>на<text:s/>меня.</text:p>
      <text:p text:style-name="Обычный">Я<text:s/>кивнул<text:s/>ему<text:s/>головой<text:s/>и<text:s/>пошел<text:s/>восвояси<text:s/>вдоль<text:s/>задымившейся<text:s/>реки.<text:s/>Не<text:s/>успел<text:s/>я<text:s/>отойти<text:s/>двух<text:s/>верст,<text:s/>как<text:s/>уже<text:s/>полились<text:s/>кругом<text:s/>меня<text:s/>по<text:s/>широкому<text:s/>мокрому<text:s/>лугу,<text:s/>и<text:s/>спереди<text:s/>по<text:s/>зазеленевшимся<text:s/>холмам,<text:s/>от<text:s/>лесу<text:s/>до<text:s/>лесу,<text:s/>и<text:s/>сзади<text:s/>по<text:s/>длинной<text:s/>пыльной<text:s/>дороге,<text:s/>по<text:s/>сверкающим,<text:s/>обагренным<text:s/>кустам,<text:s/>и<text:s/>по<text:s/>реке,<text:s/>стыдливо<text:s/>синевшей<text:s/>из‑под<text:s/>редеющего<text:s/>тумана, –<text:s/>полились<text:s/>сперва<text:s/>алые,<text:s/>потом<text:s/>красные,<text:s/>золотые<text:s/>потоки<text:s/>молодого,<text:s/>горячего<text:s/>света…<text:s/>Все<text:s/>зашевелилось,<text:s/>проснулось,<text:s/>запело,<text:s/>зашумело,<text:s/>заговорило.<text:s/>Всюду<text:s/>лучистыми<text:s/>алмазами<text:s/>зарделись<text:s/>крупные<text:s/>капли<text:s/>росы;<text:s/>мне<text:s/>навстречу,<text:s/>чистые<text:s/>и<text:s/>ясные,<text:s/>словно<text:s/>тоже<text:s/>обмытые<text:s/>утренней<text:s/>прохладой,<text:s/>принеслись<text:s/>звуки<text:s/>колокола,<text:s/>и<text:s/>вдруг<text:s/>мимо<text:s/>меня,<text:s/>погоняемый<text:s/>знакомыми<text:s/>мальчиками,<text:s/>промчался<text:s/>отдохнувший<text:s/>табун…</text:p>
      <text:p text:style-name="Обычный">Я,<text:s/>к<text:s/>сожалению,<text:s/>должен<text:s/>прибавить,<text:s/>что<text:s/>в<text:s/>том<text:s/>же<text:s/>году<text:s/>Павла<text:s/>не<text:s/>стало.<text:s/>Он<text:s/>не<text:s/>утонул:<text:s/>он<text:s/>убился,<text:s/>упав<text:s/>с<text:s/>лошади.<text:s/>Жаль,<text:s/>славный<text:s/>был<text:s/>парень!</text:p>
      <text:p text:style-name="Обычный"/>
      <text:p text:style-name="Обычный"><text:span text:style-name="T553">1851</text:span></text:p>
      <text:p text:style-name="Обычный"/>
      <text:p text:style-name="P554">Касьян<text:s/>с<text:s/>Красивой<text:s/>Мечи</text:p>
      <text:p text:style-name="P555"/>
      <text:p text:style-name="Обычный">Я<text:s/>возвращался<text:s/>с<text:s/>охоты<text:s/>в<text:s/>тряской<text:s/>тележке<text:s/>и,<text:s/>подавленный<text:s/>душным<text:s/>зноем<text:s/>летнего<text:s/>облачного<text:s/>дня<text:s/>(известно,<text:s/>что<text:s/>в<text:s/>такие<text:s/>дни<text:s/>жара<text:s/>бывает<text:s/>иногда<text:s/>еще<text:s/>несноснее,<text:s/>чем<text:s/>в<text:s/>ясные,<text:s/>особенно<text:s/>когда<text:s/>нет<text:s/>ветра),<text:s/>дремал<text:s/>и<text:s/>покачивался,<text:s/>с<text:s/>угрюмым<text:s/>терпением<text:s/>предавая<text:s/>всего<text:s/>себя<text:s/>на<text:s/>съедение<text:s/>мелкой<text:s/>белой<text:s/>пыли,<text:s/>беспрестанно<text:s/>поднимавшейся<text:s/>с<text:s/>выбитой<text:s/>дороги<text:s/>из‑под<text:s/>рассохшихся<text:s/>и<text:s/>дребезжавших<text:s/>колес, –<text:s/>как<text:s/>вдруг<text:s/>внимание<text:s/>мое<text:s/>было<text:s/>возбуждено<text:s/>необыкновенным<text:s/>беспокойством<text:s/>и<text:s/>тревожными<text:s/>телодвижениями<text:s/>моего<text:s/>кучера,<text:s/>до<text:s/>этого<text:s/>мгновения<text:s/>еще<text:s/>крепче<text:s/>дремавшего,<text:s/>чем<text:s/>я.<text:s/>Он<text:s/>задергал<text:s/>вожжами,<text:s/>завозился<text:s/>на<text:s/>облучке<text:s/>и<text:s/>начал<text:s/>покрикивать<text:s/>на<text:s/>лошадей,<text:s/>то<text:s/>и<text:s/>дело<text:s/>поглядывая<text:s/>куда‑то<text:s/>в<text:s/>сторону.<text:s/>Я<text:s/>осмотрелся.<text:s/>Мы<text:s/>ехали<text:s/>по<text:s/>широкой<text:s/>распаханной<text:s/>равнине;<text:s/>чрезвычайно<text:s/>пологими<text:s/>волнообразными<text:s/>раскатами<text:s/>сбегали<text:s/>в<text:s/>нее<text:s/>невысокие,<text:s/>тоже<text:s/>распаханные<text:s/>холмы;<text:s/>взор<text:s/>обнимал<text:s/>всего<text:s/>каких‑нибудь<text:s/>пять<text:s/>верст<text:s/>пустынного<text:s/>пространства;<text:s/>вдали<text:s/>небольшие<text:s/>березовые<text:s/>рощи<text:s/>своими<text:s/>округленно<text:s/>зубчатыми<text:s/>верхушками<text:s/>одни<text:s/>нарушали<text:s/>почти<text:s/>прямую<text:s/>черту<text:s/>небосклона.<text:s/>Узкие<text:s/>тропинки<text:s/>тянулись<text:s/>по<text:s/>полям,<text:s/>пропадали<text:s/>в<text:s/>лощинках,<text:s/>вились<text:s/>по<text:s/>пригоркам,<text:s/>и<text:s/>на<text:s/>одной<text:s/>из<text:s/>них,<text:s/>которой<text:s/>в<text:s/>пятистах<text:s/>шагах<text:s/>впереди<text:s/>от<text:s/>нас<text:s/>приходилось<text:s/>пересекать<text:s/>нашу<text:s/>дорогу,<text:s/>различил<text:s/>я<text:s/>какой‑то<text:s/>поезд.<text:s/>На<text:s/>него‑то<text:s/>поглядывал<text:s/>мой<text:s/>кучер.</text:p>
      <text:p text:style-name="Обычный">Это<text:s/>были<text:s/>похороны.<text:s/>Впереди,<text:s/>в<text:s/>телеге,<text:s/>запряженной<text:s/>одной<text:s/>лошадкой,<text:s/>шагом<text:s/>ехал<text:s/>священник;<text:s/>дьячок<text:s/>сидел<text:s/>возле<text:s/>него<text:s/>и<text:s/>правил;<text:s/>за<text:s/>телегой<text:s/>четыре<text:s/>мужика,<text:s/>с<text:s/>обнаженными<text:s/>головами,<text:s/>несли<text:s/>гроб,<text:s/>покрытый<text:s/>белым<text:s/>полотном;<text:s/>две<text:s/>бабы<text:s/>шли<text:s/>за<text:s/>гробом.<text:s/>Тонкий,<text:s/>жалобный<text:s/>голосок<text:s/>одной<text:s/>из<text:s/>них<text:s/>вдруг<text:s/>долетел<text:s/>до<text:s/>моего<text:s/>слуха;<text:s/>я прислушался:<text:s/>она<text:s/>голосила.<text:s/>Уныло<text:s/>раздавался<text:s/>среди<text:s/>пустых<text:s/>полей<text:s/>этот<text:s/>переливчатый,<text:s/>однообразный,<text:s/>безнадежно‑скорбный<text:s/>напев.<text:s/>Кучер<text:s/>погнал<text:s/>лошадей:<text:s/>он<text:s/>желал<text:s/>предупредить<text:s/>этот<text:s/>поезд.<text:s/>Встретить<text:s/>на<text:s/>дороге<text:s/>покойника –<text:s/>дурная<text:s/>примета.<text:s/>Ему<text:s/>действительно<text:s/>удалось<text:s/>проскакать<text:s/>по<text:s/>дороге,<text:s/>прежде<text:s/>чем<text:s/>покойник<text:s/>успел<text:s/>добраться<text:s/>до<text:s/>нее;<text:s/>но<text:s/>мы<text:s/>еще<text:s/>не<text:s/>отъехали<text:s/>и<text:s/>ста<text:s/>шагов,<text:s/>как<text:s/>вдруг<text:s/>нашу<text:s/>телегу<text:s/>сильно<text:s/>толкнуло,<text:s/>она<text:s/>накренилась,<text:s/>чуть<text:s/>не<text:s/>завалилась.<text:s/>Кучер<text:s/>остановил<text:s/>разбежавшихся<text:s/>лошадей,<text:s/>махнул<text:s/>рукой<text:s/>и<text:s/>плюнул.</text:p>
      <text:p text:style-name="Обычный">– Что<text:s/>там<text:s/>такое? –<text:s/>спросил<text:s/>я.</text:p>
      <text:p text:style-name="Обычный">Кучер<text:s/>мой<text:s/>слез<text:s/>молча<text:s/>и<text:s/>не<text:s/>торопясь.</text:p>
      <text:p text:style-name="Обычный">– Да<text:s/>что<text:s/>такое?</text:p>
      <text:p text:style-name="Обычный">– Ось<text:s/>сломалась…<text:s/>перегорела, –<text:s/>мрачно<text:s/>отвечал<text:s/>он<text:s/>и<text:s/>с<text:s/>таким<text:s/>негодованием<text:s/>поправил<text:s/>вдруг<text:s/>шлею<text:s/>на<text:s/>пристяжной,<text:s/>что<text:s/>та<text:s/>совсем<text:s/>покачнулась<text:s/>было<text:s/>набок,<text:s/>однако<text:s/>устояла,<text:s/>фыркнула,<text:s/>встряхнулась<text:s/>и<text:s/>преспокойно<text:s/>начала<text:s/>чесать<text:s/>себе<text:s/>зубом<text:s/>ниже<text:s/>колена<text:s/>передней<text:s/>ноги.</text:p>
      <text:p text:style-name="Обычный">Я<text:s/>слез<text:s/>и<text:s/>постоял<text:s/>некоторое<text:s/>время<text:s/>на<text:s/>дороге,<text:s/>смутно<text:s/>предаваясь<text:s/>чувству<text:s/>неприятного<text:s/>недоумения.<text:s/>Правое<text:s/>колесо<text:s/>почти<text:s/>совершенно<text:s/>подвернулось<text:s/>под<text:s/>телегу<text:s/>и,<text:s/>казалось,<text:s/>с<text:s/>немым<text:s/>отчаянием<text:s/>поднимало<text:s/>кверху<text:s/>свою<text:s/>ступицу.</text:p>
      <text:p text:style-name="Обычный">– Что<text:s/>теперь<text:s/>делать? –<text:s/>спросил<text:s/>я<text:s/>наконец.</text:p>
      <text:p text:style-name="Обычный">– Вон<text:s/>кто<text:s/>виноват! –<text:s/>сказал<text:s/>мой<text:s/>кучер,<text:s/>указывая<text:s/>кнутом<text:s/>на<text:s/>поезд,<text:s/>который<text:s/>успел<text:s/>уже<text:s/>свернуть<text:s/>на<text:s/>дорогу<text:s/>и<text:s/>приближался<text:s/>к<text:s/>нам, –<text:s/>уж<text:s/>я<text:s/>всегда<text:s/>это<text:s/>замечал, –<text:s/>продолжал<text:s/>он, –<text:s/>это<text:s/>примета<text:s/>верная –<text:s/>встретить<text:s/>покойника…<text:s/>Да.</text:p>
      <text:p text:style-name="Обычный">И<text:s/>он<text:s/>опять<text:s/>обеспокоил<text:s/>пристяжную,<text:s/>которая,<text:s/>видя<text:s/>его<text:s/>нерасположение<text:s/>и<text:s/>суровость,<text:s/>решилась<text:s/>остаться<text:s/>неподвижною<text:s/>и<text:s/>только<text:s/>изредка<text:s/>и<text:s/>скромно<text:s/>помахивала<text:s/>хвостом.<text:s/>Я<text:s/>походил<text:s/>немного<text:s/>взад<text:s/>и<text:s/>вперед<text:s/>и<text:s/>опять<text:s/>остановился<text:s/>перед<text:s/>колесом.</text:p>
      <text:p text:style-name="Обычный">Между<text:s/>тем<text:s/>покойник<text:s/>нагнал<text:s/>нас.<text:s/>Тихо<text:s/>свернув<text:s/>с<text:s/>дороги<text:s/>на<text:s/>траву,<text:s/>потянулось<text:s/>мимо<text:s/>нашей<text:s/>телеги<text:s/>печальное<text:s/>шествие.<text:s/>Мы<text:s/>с<text:s/>кучером<text:s/>сняли<text:s/>шапки,<text:s/>раскланялись<text:s/>с<text:s/>священником,<text:s/>переглянулись<text:s/>с<text:s/>носильщиками.<text:s/>Они<text:s/>выступали<text:s/>с<text:s/>трудом;<text:s/>высоко<text:s/>поднимались<text:s/>их<text:s/>широкие<text:s/>груди.<text:s/>Из<text:s/>двух<text:s/>баб,<text:s/>шедших<text:s/>за<text:s/>гробом,<text:s/>одна<text:s/>была<text:s/>очень<text:s/>стара<text:s/>и<text:s/>бледна;<text:s/>неподвижные<text:s/>ее<text:s/>черты,<text:s/>жестоко<text:s/>искаженные<text:s/>горестью,<text:s/>хранили<text:s/>выражение<text:s/>строгой,<text:s/>торжественной<text:s/>важности.<text:s/>Она<text:s/>шла<text:s/>молча,<text:s/>изредка<text:s/>поднося<text:s/>худую<text:s/>руку<text:s/>к<text:s/>тонким,<text:s/>ввалившимся<text:s/>губам.<text:s/>У<text:s/>другой<text:s/>бабы,<text:s/>молодой<text:s/>женщины<text:s/>лет<text:s/>двадцати<text:s/>пяти,<text:s/>глаза<text:s/>были<text:s/>красны<text:s/>и<text:s/>влажны,<text:s/>и<text:s/>все<text:s/>лицо<text:s/>опухло<text:s/>от<text:s/>плача;<text:s/>поравнявшись<text:s/>с<text:s/>нами,<text:s/>она<text:s/>перестала<text:s/>голосить<text:s/>и<text:s/>закрылась<text:s/>рукавом…<text:s/>Но<text:s/>вот<text:s/>покойник<text:s/>миновал<text:s/>нас,<text:s/>выбрался<text:s/>опять<text:s/>на<text:s/>дорогу,<text:s/>и<text:s/>опять<text:s/>раздалось<text:s/>ее<text:s/>жалобное,<text:s/>надрывающее<text:s/>душу<text:s/>пение.<text:s/>Безмолвно<text:s/>проводив<text:s/>глазами<text:s/>мерно<text:s/>колыхавшийся<text:s/>гроб,<text:s/>кучер<text:s/>мой<text:s/>обратился<text:s/>ко<text:s/>мне.</text:p>
      <text:p text:style-name="Обычный">– Это<text:s/>Мартына‑плотника<text:s/>хоронят, –<text:s/>заговорил<text:s/>он, –<text:s/>что<text:s/>с<text:s/>Рябой.</text:p>
      <text:p text:style-name="Обычный">– А<text:s/>ты<text:s/>почему<text:s/>знаешь?</text:p>
      <text:p text:style-name="Обычный">– Я<text:s/>по<text:s/>бабам<text:s/>узнал.<text:s/>Старая‑то –<text:s/>его<text:s/>мать,<text:s/>а<text:s/>молодая –<text:s/>жена.</text:p>
      <text:p text:style-name="Обычный">– Он<text:s/>болен<text:s/>был,<text:s/>что<text:s/>ли?</text:p>
      <text:p text:style-name="Обычный">– Да…<text:s/>горячка…<text:s/>Третьего<text:s/>дня<text:s/>за<text:s/>дохтуром<text:s/>посылал<text:s/>управляющий,<text:s/>да<text:s/>дома<text:s/>дохтура<text:s/>не<text:s/>застали…<text:s/>А<text:s/>плотник<text:s/>был<text:s/>хороший;<text:s/>зашибал<text:s/>маненько,<text:s/>а<text:s/>хороший<text:s/>был<text:s/>плотник.<text:s/>Вишь,<text:s/>баба‑то<text:s/>его<text:s/>как<text:s/>убивается…<text:s/>Ну,<text:s/>да<text:s/>ведь<text:s/>известно:<text:s/>у баб<text:s/>слезы‑то<text:s/>некупленные.<text:s/>Бабьи<text:s/>слезы<text:s/>та<text:s/>же<text:s/>вода…<text:s/>Да.</text:p>
      <text:p text:style-name="Обычный">И<text:s/>он<text:s/>нагнулся,<text:s/>пролез<text:s/>под<text:s/>поводом<text:s/>пристяжной<text:s/>и<text:s/>ухватился<text:s/>обеими<text:s/>руками<text:s/>за<text:s/>дугу.</text:p>
      <text:p text:style-name="Обычный">– Однако, –<text:s/>заметил<text:s/>я, –<text:s/>что<text:s/>ж<text:s/>нам<text:s/>делать?</text:p>
      <text:p text:style-name="Обычный">Кучер<text:s/>мой<text:s/>сперва<text:s/>уперся<text:s/>коленом<text:s/>в<text:s/>плечо<text:s/>коренной,<text:s/>тряхнул<text:s/>раза<text:s/>два<text:s/>дугой,<text:s/>поправил<text:s/>седелку,<text:s/>потом<text:s/>опять<text:s/>пролез<text:s/>под<text:s/>поводом<text:s/>пристяжной<text:s/>и,<text:s/>толкнув<text:s/>ее<text:s/>мимоходом<text:s/>в<text:s/>морду,<text:s/>подошел<text:s/>к<text:s/>колесу –<text:s/>подошел<text:s/>и,<text:s/>не<text:s/>спуская<text:s/>с<text:s/>него<text:s/>взора,<text:s/>медленно<text:s/>достал<text:s/>из‑под<text:s/>полы<text:s/>кафтана<text:s/>тавлинку,<text:s/>медленно<text:s/>вытащил<text:s/>за<text:s/>ремешок<text:s/>крышку,<text:s/>медленно<text:s/>всунул<text:s/>в<text:s/>тавлинку<text:s/>своих<text:s/>два<text:s/>толстых<text:s/>пальца<text:s/>(и<text:s/>два‑то<text:s/>едва<text:s/>в<text:s/>ней<text:s/>уместились),<text:s/>помял‑помял<text:s/>табак,<text:s/>перекосил<text:s/>заранее<text:s/>нос,<text:s/>понюхал<text:s/>с<text:s/>расстановкой,<text:s/>сопровождая<text:s/>каждый<text:s/>прием<text:s/>продолжительным<text:s/>кряхтением,<text:s/>и,<text:s/>болезненно<text:s/>щурясь<text:s/>и<text:s/>моргая<text:s/>прослезившимися<text:s/>глазами,<text:s/>погрузился<text:s/>в<text:s/>глубокое<text:s/>раздумье.</text:p>
      <text:p text:style-name="Обычный">– Ну,<text:s/>что? –<text:s/>проговорил<text:s/>я<text:s/>наконец.</text:p>
      <text:p text:style-name="Обычный">Кучер<text:s/>мой<text:s/>бережно<text:s/>вложил<text:s/>тавлинку<text:s/>в<text:s/>карман,<text:s/>надвинул<text:s/>шляпу<text:s/>себе<text:s/>на<text:s/>брови,<text:s/>без<text:s/>помощи<text:s/>рук,<text:s/>одним<text:s/>движением<text:s/>головы,<text:s/>и<text:s/>задумчиво<text:s/>полез<text:s/>на<text:s/>облучок.</text:p>
      <text:p text:style-name="Обычный">– Куда<text:s/>же<text:s/>ты? –<text:s/>спросил<text:s/>я<text:s/>его<text:s/>не<text:s/>без<text:s/>изумления.</text:p>
      <text:p text:style-name="Обычный">– Извольте<text:s/>садиться, –<text:s/>спокойно<text:s/>отвечал<text:s/>он<text:s/>и<text:s/>подобрал<text:s/>вожжи.</text:p>
      <text:p text:style-name="Обычный">– Да<text:s/>как<text:s/>же<text:s/>мы<text:s/>поедем?</text:p>
      <text:p text:style-name="Обычный">– Уж<text:s/>поедем‑с.</text:p>
      <text:p text:style-name="Обычный">– Да<text:s/>ось…</text:p>
      <text:p text:style-name="Обычный">– Извольте<text:s/>садиться.</text:p>
      <text:p text:style-name="Обычный">– Да<text:s/>ось<text:s/>сломалась…</text:p>
      <text:p text:style-name="Обычный">– Сломалась‑то<text:s/>она<text:s/>сломалась;<text:s/>ну,<text:s/>а<text:s/>до<text:s/>выселок<text:s/>доберемся…<text:s/>шагом,<text:s/>то<text:s/>есть.<text:s/>Тут<text:s/>вот<text:s/>за<text:s/>рощей<text:s/>направо<text:s/>есть<text:s/>выселки,<text:s/>Юдиными<text:s/>прозываются.</text:p>
      <text:p text:style-name="Обычный">– И<text:s/>ты<text:s/>думаешь,<text:s/>мы<text:s/>доедем?</text:p>
      <text:p text:style-name="Обычный">Кучер<text:s/>мой<text:s/>не<text:s/>удостоил<text:s/>меня<text:s/>ответом.</text:p>
      <text:p text:style-name="Обычный">– Я<text:s/>лучше<text:s/>пешком<text:s/>пойду, –<text:s/>сказал<text:s/>я.</text:p>
      <text:p text:style-name="Обычный">– Как<text:s/>угодно‑с…</text:p>
      <text:p text:style-name="Обычный">И<text:s/>он<text:s/>махнул<text:s/>кнутом.<text:s/>Лошади<text:s/>тронулись.</text:p>
      <text:p text:style-name="Обычный">Мы<text:s/>действительно<text:s/>добрались<text:s/>до<text:s/>выселков,<text:s/>хотя<text:s/>правое<text:s/>переднее<text:s/>колесо<text:s/>едва<text:s/>держалось<text:s/>и<text:s/>необыкновенно<text:s/>странно<text:s/>вертелось.<text:s/>На<text:s/>одном<text:s/>пригорке<text:s/>оно<text:s/>чуть‑чуть<text:s/>не<text:s/>слетело;<text:s/>но<text:s/>кучер<text:s/>мой<text:s/>закричал<text:s/>озлобленным<text:s/>голосом,<text:s/>и<text:s/>мы<text:s/>благополучно<text:s/>спустились.</text:p>
      <text:p text:style-name="Обычный">Юдины<text:s/>выселки<text:s/>состояли<text:s/>из<text:s/>шести<text:s/>низеньких<text:s/>и<text:s/>маленьких<text:s/>избушек,<text:s/>уже<text:s/>успевших<text:s/>скривиться<text:s/>набок,<text:s/>хотя<text:s/>их,<text:s/>вероятно,<text:s/>поставили<text:s/>недавно:<text:s/>дворы<text:s/>не<text:s/>у<text:s/>всех<text:s/>были<text:s/>обнесены<text:s/>плетнем.<text:s/>Въезжая<text:s/>в<text:s/>эти<text:s/>выселки,<text:s/>мы<text:s/>не<text:s/>встретили<text:s/>ни<text:s/>одной<text:s/>живой<text:s/>души;<text:s/>даже<text:s/>куриц<text:s/>не<text:s/>было<text:s/>видно<text:s/>на<text:s/>улице,<text:s/>даже<text:s/>собак;<text:s/>только<text:s/>одна,<text:s/>черная,<text:s/>с<text:s/>куцым<text:s/>хвостом,<text:s/>торопливо<text:s/>выскочила<text:s/>при<text:s/>нас<text:s/>из<text:s/>совершенно<text:s/>высохшего<text:s/>корыта,<text:s/>куда<text:s/>ее,<text:s/>должно<text:s/>быть,<text:s/>загнала<text:s/>жажда,<text:s/>и<text:s/>тотчас,<text:s/>без<text:s/>лая,<text:s/>опрометью<text:s/>бросилась<text:s/>под<text:s/>ворота.<text:s/>Я<text:s/>зашел<text:s/>в<text:s/>первую<text:s/>избу,<text:s/>отворил<text:s/>дверь<text:s/>в<text:s/>сени,<text:s/>окликнул<text:s/>хозяев –<text:s/>никто<text:s/>не<text:s/>отвечал<text:s/>мне.<text:s/>Я<text:s/>кликнул<text:s/>еще<text:s/>раз:<text:s/>голодное<text:s/>мяуканье<text:s/>кошки<text:s/>раздалось<text:s/>за<text:s/>другой<text:s/>дверью.<text:s/>Я<text:s/>толкнул<text:s/>ее<text:s/>ногой:<text:s/>худая<text:s/>кошка<text:s/>шмыгнула<text:s/>мимо<text:s/>меня,<text:s/>сверкнув<text:s/>во<text:s/>тьме<text:s/>зелеными<text:s/>глазами.<text:s/>Я<text:s/>всунул<text:s/>голову<text:s/>в<text:s/>комнату,<text:s/>посмотрел:<text:s/>темно,<text:s/>дымно<text:s/>и<text:s/>пусто.<text:s/>Я<text:s/>отправился<text:s/>на<text:s/>двор,<text:s/>и<text:s/>там<text:s/>никого<text:s/>не<text:s/>было…<text:s/>В<text:s/>загородке<text:s/>теленок<text:s/>промычал;<text:s/>хромой<text:s/>серый<text:s/>гусь<text:s/>отковылял<text:s/>немного<text:s/>в<text:s/>сторону.<text:s/>Я<text:s/>перешел<text:s/>во<text:s/>вторую<text:s/>избу –<text:s/>и<text:s/>во<text:s/>второй<text:s/>избе<text:s/>ни<text:s/>души.<text:s/>Я<text:s/>на<text:s/>двор…</text:p>
      <text:p text:style-name="Обычный">По<text:s/>самой<text:s/>середине<text:s/>ярко<text:s/>освещенного<text:s/>двора,<text:s/>на<text:s/>самом,<text:s/>как<text:s/>говорится,<text:s/>припеке,<text:s/>лежал,<text:s/>лицом<text:s/>к<text:s/>земле<text:s/>и<text:s/>накрывши<text:s/>голову<text:s/>армяком,<text:s/>как<text:s/>мне<text:s/>показалось,<text:s/>мальчик.<text:s/>В<text:s/>нескольких<text:s/>шагах<text:s/>от<text:s/>него,<text:s/>возле<text:s/>плохой<text:s/>тележонки,<text:s/>стояла,<text:s/>под<text:s/>соломенным<text:s/>навесом,<text:s/>худая<text:s/>лошаденка<text:s/>в<text:s/>оборванной<text:s/>сбруе.<text:s/>Солнечный<text:s/>свет,<text:s/>падая<text:s/>струями<text:s/>сквозь<text:s/>узкие<text:s/>отверстия<text:s/>обветшалого<text:s/>намета,<text:s/>пестрил<text:s/>небольшими<text:s/>светлыми<text:s/>пятнами<text:s/>ее<text:s/>косматую<text:s/>красно‑гнедую<text:s/>шерсть.<text:s/>Тут<text:s/>же,<text:s/>в<text:s/>высокой<text:s/>скворешнице,<text:s/>болтали<text:s/>скворцы,<text:s/>с<text:s/>спокойным<text:s/>любопытством<text:s/>поглядывая<text:s/>вниз<text:s/>из<text:s/>своего<text:s/>воздушного<text:s/>домика.<text:s/>Я<text:s/>подошел<text:s/>к<text:s/>спящему<text:s/>и<text:s/>начал<text:s/>его<text:s/>будить…</text:p>
      <text:p text:style-name="Обычный">Он<text:s/>поднял<text:s/>голову,<text:s/>увидал<text:s/>меня<text:s/>и<text:s/>тотчас<text:s/>вскочил<text:s/>на<text:s/>ноги…<text:s/>«Что,<text:s/>что<text:s/>надо?<text:s/>что<text:s/>такое?» –<text:s/>забормотал<text:s/>он<text:s/>спросонья.</text:p>
      <text:p text:style-name="Обычный">Я<text:s/>не<text:s/>тотчас<text:s/>ему<text:s/>ответил:<text:s/>до<text:s/>того<text:s/>поразила<text:s/>меня<text:s/>его<text:s/>наружность.<text:s/>Вообразите<text:s/>себе<text:s/>карлика<text:s/>лет<text:s/>пятидесяти<text:s/>с<text:s/>маленьким,<text:s/>смуглым<text:s/>и<text:s/>сморщенным<text:s/>лицом,<text:s/>острым<text:s/>носиком,<text:s/>карими,<text:s/>едва<text:s/>заметными<text:s/>глазками<text:s/>и<text:s/>курчавыми,<text:s/>густыми<text:s/>черными<text:s/>волосами,<text:s/>которые,<text:s/>как<text:s/>шляпка<text:s/>на<text:s/>грибе,<text:s/>широко<text:s/>сидели<text:s/>на<text:s/>крошечной<text:s/>его<text:s/>головке.<text:s/>Все<text:s/>тело<text:s/>его<text:s/>было<text:s/>чрезвычайно<text:s/>тщедушно<text:s/>и<text:s/>худо,<text:s/>и<text:s/>решительно<text:s/>нельзя<text:s/>передать<text:s/>словами,<text:s/>до<text:s/>чего<text:s/>был<text:s/>необыкновенен<text:s/>и<text:s/>странен<text:s/>его<text:s/>взгляд.</text:p>
      <text:p text:style-name="Обычный">– Что<text:s/>надо? –<text:s/>спросил<text:s/>он<text:s/>меня<text:s/>опять.</text:p>
      <text:p text:style-name="Обычный">Я<text:s/>объяснил<text:s/>ему,<text:s/>в<text:s/>чем<text:s/>было<text:s/>дело;<text:s/>он<text:s/>слушал<text:s/>меня,<text:s/>не<text:s/>спуская<text:s/>с<text:s/>меня<text:s/>своих<text:s/>медленно<text:s/>моргавших<text:s/>глаз.</text:p>
      <text:p text:style-name="Обычный">– Так<text:s/>нельзя<text:s/>ли<text:s/>нам<text:s/>новую<text:s/>ось<text:s/>достать? –<text:s/>сказал<text:s/>я<text:s/>наконец, –<text:s/>я<text:s/>бы<text:s/>с<text:s/>удовольствием<text:s/>заплатил.</text:p>
      <text:p text:style-name="Обычный">– А<text:s/>вы<text:s/>кто<text:s/>такие?<text:s/>охотники,<text:s/>что<text:s/>ли? –<text:s/>спросил<text:s/>он,<text:s/>окинув<text:s/>меня<text:s/>взором<text:s/>с<text:s/>ног<text:s/>до<text:s/>головы.</text:p>
      <text:p text:style-name="Обычный">– Охотники.</text:p>
      <text:p text:style-name="Обычный">– Пташек<text:s/>небесных<text:s/>стреляете<text:s/>небось?..<text:s/>зверей<text:s/>лесных?..<text:s/>И<text:s/>не<text:s/>грех<text:s/>вам<text:s/>Божьих<text:s/>пташек<text:s/>убивать,<text:s/>кровь<text:s/>проливать<text:s/>неповинную?</text:p>
      <text:p text:style-name="Обычный">Странный<text:s/>старичок<text:s/>говорил<text:s/>очень<text:s/>протяжно.<text:s/>Звук<text:s/>его<text:s/>голоса<text:s/>также<text:s/>изумил<text:s/>меня.<text:s/>В<text:s/>нем<text:s/>не<text:s/>только<text:s/>не<text:s/>слышалось<text:s/>ничего<text:s/>дряхлого, –<text:s/>он<text:s/>был<text:s/>удивительно<text:s/>сладок,<text:s/>молод<text:s/>и<text:s/>почти<text:s/>женски<text:s/>нежен.</text:p>
      <text:p text:style-name="Обычный">– Оси<text:s/>у<text:s/>меня<text:s/>нет, –<text:s/>прибавил<text:s/>он<text:s/>после<text:s/>небольшого<text:s/>молчания, –<text:s/>эта<text:s/>вот<text:s/>не<text:s/>годится<text:s/>(он<text:s/>указал<text:s/>на<text:s/>свою<text:s/>тележку),<text:s/>у<text:s/>вас,<text:s/>чай,<text:s/>телега<text:s/>большая.</text:p>
      <text:p text:style-name="Обычный">– А<text:s/>в<text:s/>деревне<text:s/>найти<text:s/>можно?</text:p>
      <text:p text:style-name="Обычный">– Какая<text:s/>тут<text:s/>деревня!..<text:s/>Здесь<text:s/>ни<text:s/>у<text:s/>кого<text:s/>нет…<text:s/>Да<text:s/>и<text:s/>дома<text:s/>нет<text:s/>никого:<text:s/>все<text:s/>на<text:s/>работе.<text:s/>Ступайте, –<text:s/>промолвил<text:s/>он<text:s/>вдруг<text:s/>и<text:s/>лег<text:s/>опять<text:s/>на<text:s/>землю.</text:p>
      <text:p text:style-name="Обычный">Я<text:s/>никак<text:s/>не<text:s/>ожидал<text:s/>этого<text:s/>заключения.</text:p>
      <text:p text:style-name="Обычный">– Послушай,<text:s/>старик, –<text:s/>заговорил<text:s/>я,<text:s/>коснувшись<text:s/>до<text:s/>его<text:s/>плеча, –<text:s/>сделай<text:s/>одолжение,<text:s/>помоги.</text:p>
      <text:p text:style-name="Обычный">– Ступайте<text:s/>с<text:s/>Богом!<text:s/>Я<text:s/>устал:<text:s/>в город<text:s/>ездил, –<text:s/>сказал<text:s/>он<text:s/>мне<text:s/>и<text:s/>потащил<text:s/>себе<text:s/>армяк<text:s/>на<text:s/>голову.</text:p>
      <text:p text:style-name="Обычный">– Да<text:s/>сделай<text:s/>же<text:s/>одолжение, –<text:s/>продолжал<text:s/>я, –<text:s/>я…<text:s/>я заплачу.</text:p>
      <text:p text:style-name="Обычный">– Не<text:s/>надо<text:s/>мне<text:s/>твоей<text:s/>платы.</text:p>
      <text:p text:style-name="Обычный">– Да<text:s/>пожалуйста,<text:s/>старик…</text:p>
      <text:p text:style-name="Обычный">Он<text:s/>приподнялся<text:s/>до<text:s/>половины<text:s/>и<text:s/>сел,<text:s/>скрестив<text:s/>свои<text:s/>тонкие<text:s/>ножки.</text:p>
      <text:p text:style-name="Обычный">– Я<text:s/>бы<text:s/>тебя<text:s/>свел,<text:s/>пожалуй,<text:s/>на<text:s/>ссечки<text:span text:style-name="Знаксноски"><text:note text:note-class="footnote" text:id="_ftn19"><text:note-citation>20</text:note-citation><text:note-body><text:p text:style-name="FootNote"><text:span text:style-name="T556"><text:s/></text:span><text:span text:style-name="T557">Срубленное</text:span><text:span text:style-name="T558"><text:s/></text:span><text:span text:style-name="T559">место</text:span><text:span text:style-name="T560"><text:s/></text:span><text:span text:style-name="T561">в</text:span><text:span text:style-name="T562"><text:s/></text:span><text:span text:style-name="T563">лесу</text:span><text:span text:style-name="T564">.</text:span><text:span text:style-name="T565"> </text:span><text:span text:style-name="T566">–</text:span><text:span text:style-name="T567"><text:s/></text:span><text:span text:style-name="T568">Примеч</text:span><text:span text:style-name="T569">.<text:s/></text:span><text:span text:style-name="T570">авт</text:span><text:span text:style-name="T571">.</text:span></text:p><text:p text:style-name="Сd1нedоeeсf1кeaаe0"/></text:note-body></text:note></text:span>.<text:s/>Тут<text:s/>у<text:s/>нас<text:s/>купцы<text:s/>рощу<text:s/>купили, –<text:s/>Бог<text:s/>им<text:s/>судья,<text:s/>сводят<text:s/>рощу‑то,<text:s/>и<text:s/>контору<text:s/>выстроили,<text:s/>Бог<text:s/>им<text:s/>судья.<text:s/>Там<text:s/>бы<text:s/>ты<text:s/>у<text:s/>них<text:s/>ось<text:s/>и<text:s/>заказал<text:s/>или<text:s/>готовую<text:s/>купил.</text:p>
      <text:p text:style-name="Обычный">– И<text:s/>прекрасно! –<text:s/>радостно<text:s/>воскликнул<text:s/>я. –<text:s/>Прекрасно!..<text:s/>пойдем.</text:p>
      <text:p text:style-name="Обычный">– Дубовую<text:s/>ось,<text:s/>хорошую, –<text:s/>продолжал<text:s/>он,<text:s/>не<text:s/>поднимаясь<text:s/>с<text:s/>места.</text:p>
      <text:p text:style-name="Обычный">– А<text:s/>далеко<text:s/>до<text:s/>тех<text:s/>ссечек?</text:p>
      <text:p text:style-name="Обычный">– Три<text:s/>версты.</text:p>
      <text:p text:style-name="Обычный">– Ну<text:s/>что<text:s/>ж!<text:s/>мы<text:s/>можем<text:s/>на<text:s/>твоей<text:s/>тележке<text:s/>доехать.</text:p>
      <text:p text:style-name="Обычный">– Да<text:s/>нет…</text:p>
      <text:p text:style-name="Обычный">– Ну,<text:s/>пойдем, –<text:s/>сказал<text:s/>я, –<text:s/>пойдем,<text:s/>старик!<text:s/>Кучер<text:s/>нас<text:s/>на<text:s/>улице<text:s/>дожидается.</text:p>
      <text:p text:style-name="Обычный">Старик<text:s/>неохотно<text:s/>встал<text:s/>и<text:s/>вышел<text:s/>за<text:s/>мной<text:s/>на<text:s/>улицу.<text:s/>Кучер<text:s/>мой<text:s/>находился<text:s/>в<text:s/>раздраженном<text:s/>состоянии<text:s/>духа:<text:s/>он<text:s/>собрался<text:s/>было<text:s/>попоить<text:s/>лошадей,<text:s/>но<text:s/>воды<text:s/>в<text:s/>колодце<text:s/>оказалось<text:s/>чрезвычайно<text:s/>мало,<text:s/>и<text:s/>вкус<text:s/>ее<text:s/>был<text:s/>нехороший,<text:s/>а<text:s/>это,<text:s/>как<text:s/>говорят<text:s/>кучера,<text:s/>первое<text:s/>дело…<text:s/>Однако<text:s/>при<text:s/>виде<text:s/>старика<text:s/>он<text:s/>осклабился,<text:s/>закивал<text:s/>головой<text:s/>и<text:s/>воскликнул:</text:p>
      <text:p text:style-name="Обычный">– А,<text:s/>Касьянушка!<text:s/>здорово!</text:p>
      <text:p text:style-name="Обычный">– Здорово,<text:s/>Ерофей,<text:s/>справедливый<text:s/>человек! –<text:s/>отвечал<text:s/>Касьян<text:s/>унылым<text:s/>голосом.</text:p>
      <text:p text:style-name="Обычный">Я<text:s/>тотчас<text:s/>сообщил<text:s/>кучеру<text:s/>его<text:s/>предложение;<text:s/>Ерофей<text:s/>объявил<text:s/>свое<text:s/>согласие<text:s/>и<text:s/>въехал<text:s/>на<text:s/>двор.<text:s/>Пока<text:s/>он<text:s/>с<text:s/>обдуманной<text:s/>хлопотливостью<text:s/>отпрягал<text:s/>лошадей,<text:s/>старик<text:s/>стоял,<text:s/>прислонясь<text:s/>плечом<text:s/>к<text:s/>воротам,<text:s/>и<text:s/>невесело<text:s/>посматривал<text:s/>то<text:s/>на<text:s/>него,<text:s/>то<text:s/>на<text:s/>меня.<text:s/>Он<text:s/>как<text:s/>будто<text:s/>недоумевал:<text:s/>его,<text:s/>сколько<text:s/>я<text:s/>мог<text:s/>заметить,<text:s/>не<text:s/>слишком<text:s/>радовало<text:s/>наше<text:s/>внезапное<text:s/>посещение.</text:p>
      <text:p text:style-name="Обычный">– А<text:s/>разве<text:s/>и<text:s/>тебя<text:s/>переселили? –<text:s/>спросил<text:s/>его<text:s/>вдруг<text:s/>Ерофей,<text:s/>снимая<text:s/>дугу.</text:p>
      <text:p text:style-name="Обычный">– И<text:s/>меня.</text:p>
      <text:p text:style-name="Обычный">– Эк! –<text:s/>проговорил<text:s/>мой<text:s/>кучер<text:s/>сквозь<text:s/>зубы. –<text:s/>Знаешь,<text:s/>Мартын‑то,<text:s/>плотник…<text:s/>ты<text:s/>ведь<text:s/>рябовского<text:s/>Мартына<text:s/>знаешь?</text:p>
      <text:p text:style-name="Обычный">– Знаю.</text:p>
      <text:p text:style-name="Обычный">– Ну,<text:s/>он<text:s/>умер.<text:s/>Мы<text:s/>сейчас<text:s/>его<text:s/>гроб<text:s/>повстречали.</text:p>
      <text:p text:style-name="Обычный">Касьян<text:s/>вздрогнул.</text:p>
      <text:p text:style-name="Обычный">– Умер? –<text:s/>проговорил<text:s/>он<text:s/>и<text:s/>потупился.</text:p>
      <text:p text:style-name="Обычный">– Да,<text:s/>умер.<text:s/>Что<text:s/>ж<text:s/>ты<text:s/>его<text:s/>не<text:s/>вылечил,<text:s/>а?<text:s/>Ведь<text:s/>ты,<text:s/>говорят,<text:s/>лечишь,<text:s/>ты<text:s/>лекарка.</text:p>
      <text:p text:style-name="Обычный">Мой<text:s/>кучер<text:s/>видимо<text:s/>потешался,<text:s/>глумился<text:s/>над<text:s/>стариком.</text:p>
      <text:p text:style-name="Обычный">– А<text:s/>это<text:s/>твоя<text:s/>телега,<text:s/>что<text:s/>ли? –<text:s/>прибавил<text:s/>он,<text:s/>указывая<text:s/>на<text:s/>нее<text:s/>плечом.</text:p>
      <text:p text:style-name="Обычный">– Моя.</text:p>
      <text:p text:style-name="Обычный">– Ну,<text:s/>телега…<text:s/>телега! –<text:s/>повторил<text:s/>он<text:s/>и,<text:s/>взяв<text:s/>ее<text:s/>за<text:s/>оглобли,<text:s/>чуть<text:s/>не<text:s/>опрокинул<text:s/>кверху<text:s/>дном… –<text:s/>Телега!..<text:s/>А<text:s/>на<text:s/>чем<text:s/>же<text:s/>вы<text:s/>на<text:s/>ссечки<text:s/>поедете?..<text:s/>В<text:s/>эти<text:s/>оглобли<text:s/>нашу<text:s/>лошадь<text:s/>не<text:s/>впряжешь:<text:s/>наши<text:s/>лошади<text:s/>большие,<text:s/>а<text:s/>это<text:s/>что<text:s/>такое?</text:p>
      <text:p text:style-name="Обычный">– А<text:s/>не<text:s/>знаю, –<text:s/>отвечал<text:s/>Касьян, –<text:s/>на<text:s/>чем<text:s/>вы<text:s/>поедете;<text:s/>разве<text:s/>вот<text:s/>на<text:s/>этом<text:s/>животике, –<text:s/>прибавил<text:s/>он<text:s/>со<text:s/>вздохом.</text:p>
      <text:p text:style-name="Обычный">– На<text:s/>этом‑то? –<text:s/>подхватил<text:s/>Ерофей<text:s/>и,<text:s/>подойдя<text:s/>к<text:s/>Касьяновой<text:s/>клячонке,<text:s/>презрительно<text:s/>ткнул<text:s/>ее<text:s/>третьим<text:s/>пальцем<text:s/>правой<text:s/>руки<text:s/>в<text:s/>шею. –<text:s/>Ишь, –<text:s/>прибавил<text:s/>он<text:s/>с<text:s/>укоризной, –<text:s/>заснула,<text:s/>ворона!</text:p>
      <text:p text:style-name="Обычный">Я<text:s/>попросил<text:s/>Ерофея<text:s/>заложить<text:s/>ее<text:s/>поскорей.<text:s/>Мне<text:s/>самому<text:s/>захотелось<text:s/>съездить<text:s/>с<text:s/>Касьяном<text:s/>на<text:s/>ссечки:<text:s/>там<text:s/>часто<text:s/>водятся<text:s/>тетерева.<text:s/>Когда<text:s/>уже<text:s/>тележка<text:s/>была<text:s/>совсем<text:s/>готова,<text:s/>и<text:s/>я<text:s/>кое‑как<text:s/>вместе<text:s/>с<text:s/>своей<text:s/>собакой<text:s/>уже<text:s/>уместился<text:s/>на<text:s/>ее<text:s/>покоробленном<text:s/>лубочном<text:s/>дне,<text:s/>и<text:s/>Касьян,<text:s/>сжавшись<text:s/>в<text:s/>комочек<text:s/>и<text:s/>с<text:s/>прежним<text:s/>унылым<text:s/>выражением<text:s/>на<text:s/>лице,<text:s/>тоже<text:s/>сидел<text:s/>на<text:s/>передней<text:s/>грядке, –<text:s/>Ерофей<text:s/>подошел<text:s/>ко<text:s/>мне<text:s/>и<text:s/>с<text:s/>таинственным<text:s/>видом<text:s/>прошептал:</text:p>
      <text:p text:style-name="Обычный">– И<text:s/>хорошо<text:s/>сделали,<text:s/>батюшка,<text:s/>что<text:s/>с<text:s/>ним<text:s/>поехали.<text:s/>Ведь<text:s/>он<text:s/>такой,<text:s/>ведь<text:s/>он<text:s/>юродивец,<text:s/>и<text:s/>прозвище‑то<text:s/>ему:<text:s/>Блоха.<text:s/>Я<text:s/>не<text:s/>знаю,<text:s/>как<text:s/>вы<text:s/>понять‑то<text:s/>его<text:s/>могли…</text:p>
      <text:p text:style-name="Обычный">Я<text:s/>хотел<text:s/>было<text:s/>заметить<text:s/>Ерофею,<text:s/>что<text:s/>до<text:s/>сих<text:s/>пор<text:s/>Касьян<text:s/>мне<text:s/>казался<text:s/>весьма<text:s/>рассудительным<text:s/>человеком,<text:s/>но<text:s/>кучер<text:s/>мой<text:s/>тотчас<text:s/>продолжал<text:s/>тем<text:s/>же<text:s/>голосом:</text:p>
      <text:p text:style-name="Обычный">– Вы<text:s/>только<text:s/>смотрите,<text:s/>того,<text:s/>туда<text:s/>ли<text:s/>он<text:s/>вас<text:s/>привезет.<text:s/>Да<text:s/>ось‑то<text:s/>сами<text:s/>извольте<text:s/>выбрать:<text:s/>поздоровее<text:s/>ось<text:s/>извольте<text:s/>взять…<text:s/>А<text:s/>что,<text:s/>Блоха, –<text:s/>прибавил<text:s/>он<text:s/>громко, –<text:s/>что,<text:s/>у<text:s/>вас<text:s/>хлебушком<text:s/>можно<text:s/>разжиться?</text:p>
      <text:p text:style-name="Обычный">– Поищи,<text:s/>может<text:s/>найдется, –<text:s/>отвечал<text:s/>Касьян,<text:s/>дернул<text:s/>вожжами,<text:s/>и<text:s/>мы<text:s/>покатили.</text:p>
      <text:p text:style-name="Обычный">Лошадка<text:s/>его,<text:s/>к<text:s/>истинному<text:s/>моему<text:s/>удивлению,<text:s/>бежала<text:s/>очень<text:s/>недурно.<text:s/>В<text:s/>течение<text:s/>всей<text:s/>дороги<text:s/>Касьян<text:s/>сохранял<text:s/>упорное<text:s/>молчание<text:s/>и<text:s/>на<text:s/>мои<text:s/>вопросы<text:s/>отвечал<text:s/>отрывисто<text:s/>и<text:s/>нехотя.<text:s/>Мы<text:s/>скоро<text:s/>доехали<text:s/>до<text:s/>ссечек,<text:s/>а<text:s/>там<text:s/>добрались<text:s/>и<text:s/>до<text:s/>конторы,<text:s/>высокой<text:s/>избы,<text:s/>одиноко<text:s/>стоявшей<text:s/>над<text:s/>небольшим<text:s/>оврагом,<text:s/>на<text:s/>скорую<text:s/>руку<text:s/>перехваченным<text:s/>плотиной<text:s/>и<text:s/>превращенным<text:s/>в<text:s/>пруд.<text:s/>Я<text:s/>нашел<text:s/>в<text:s/>этой<text:s/>конторе<text:s/>двух<text:s/>молодых<text:s/>купеческих<text:s/>приказчиков,<text:s/>с<text:s/>белыми,<text:s/>как<text:s/>снег,<text:s/>зубами,<text:s/>сладкими<text:s/>глазами,<text:s/>сладкой<text:s/>и<text:s/>бойкой<text:s/>речью<text:s/>и<text:s/>сладко‑плутоватой<text:s/>улыбочкой,<text:s/>сторговал<text:s/>у<text:s/>них<text:s/>ось<text:s/>и<text:s/>отправился<text:s/>на<text:s/>ссечки.<text:s/>Я<text:s/>думал,<text:s/>что<text:s/>Касьян<text:s/>останется<text:s/>при<text:s/>лошади,<text:s/>будет<text:s/>дожидаться<text:s/>меня,<text:s/>но<text:s/>он<text:s/>вдруг<text:s/>подошел<text:s/>ко<text:s/>мне.</text:p>
      <text:p text:style-name="Обычный">– А<text:s/>что,<text:s/>пташек<text:s/>стрелять<text:s/>идешь? –<text:s/>заговорил<text:s/>он, –<text:s/>а?</text:p>
      <text:p text:style-name="Обычный">– Да,<text:s/>если<text:s/>найду.</text:p>
      <text:p text:style-name="Обычный">– Я<text:s/>пойду<text:s/>с<text:s/>тобой…<text:s/>Можно?</text:p>
      <text:p text:style-name="Обычный">– Можно,<text:s/>можно.</text:p>
      <text:p text:style-name="Обычный">И<text:s/>мы<text:s/>пошли.<text:s/>Вырубленного<text:s/>места<text:s/>было<text:s/>всего<text:s/>с<text:s/>версту.<text:s/>Я,<text:s/>признаюсь,<text:s/>больше<text:s/>глядел<text:s/>на<text:s/>Касьяна,<text:s/>чем<text:s/>на<text:s/>свою<text:s/>собаку.<text:s/>Недаром<text:s/>его<text:s/>прозвали<text:s/>Блохой.<text:s/>Его<text:s/>черная,<text:s/>ничем<text:s/>не<text:s/>прикрытая<text:s/>головка<text:s/>(впрочем,<text:s/>его<text:s/>волосы<text:s/>могли<text:s/>заменить<text:s/>любую<text:s/>шапку)<text:s/>так<text:s/>и<text:s/>мелькала<text:s/>в<text:s/>кустах.<text:s/>Он<text:s/>ходил<text:s/>необыкновенно<text:s/>проворно<text:s/>и<text:s/>словно<text:s/>все<text:s/>подпрыгивал<text:s/>на<text:s/>ходу,<text:s/>беспрестанно<text:s/>нагибался,<text:s/>срывал<text:s/>какие‑то<text:s/>травки,<text:s/>совал<text:s/>их<text:s/>за<text:s/>пазуху,<text:s/>бормотал<text:s/>себе<text:s/>что‑то<text:s/>под<text:s/>нос<text:s/>и<text:s/>все<text:s/>поглядывал<text:s/>на<text:s/>меня<text:s/>и<text:s/>на<text:s/>мою<text:s/>собаку,<text:s/>да<text:s/>таким<text:s/>пытливым,<text:s/>странным<text:s/>взглядом.<text:s/>В<text:s/>низких<text:s/>кустах,<text:s/>«в<text:s/>мелочах»,<text:s/>и<text:s/>на<text:s/>ссечках<text:s/>часто<text:s/>держатся<text:s/>маленькие<text:s/>серые<text:s/>птички,<text:s/>которые<text:s/>то<text:s/>и<text:s/>дело<text:s/>перемещаются<text:s/>с<text:s/>деревца<text:s/>на<text:s/>деревцо<text:s/>и<text:s/>посвистывают,<text:s/>внезапно<text:s/>ныряя<text:s/>на<text:s/>лету.<text:s/>Касьян<text:s/>их<text:s/>передразнивал,<text:s/>перекликался<text:s/>с<text:s/>ними;<text:s/>поршок<text:span text:style-name="Знаксноски"><text:note text:note-class="footnote" text:id="_ftn20"><text:note-citation>21</text:note-citation><text:note-body><text:p text:style-name="FootNote"><text:span text:style-name="T572"><text:s/></text:span><text:span text:style-name="T573">Молодой</text:span><text:span text:style-name="T574"><text:s/></text:span><text:span text:style-name="T575">перепел</text:span><text:span text:style-name="T576">.</text:span><text:span text:style-name="T577"> </text:span><text:span text:style-name="T578">–</text:span><text:span text:style-name="T579"><text:s/></text:span><text:span text:style-name="T580">Примеч</text:span><text:span text:style-name="T581">.<text:s/></text:span><text:span text:style-name="T582">авт</text:span><text:span text:style-name="T583">.</text:span></text:p><text:p text:style-name="Сd1нedоeeсf1кeaаe0"/></text:note-body></text:note></text:span> полетел,<text:s/>чиликая,<text:s/>у<text:s/>него<text:s/>из‑под<text:s/>ног –<text:s/>он<text:s/>зачиликал<text:s/>ему<text:s/>вслед;<text:s/>жаворонок<text:s/>стал<text:s/>спускаться<text:s/>над<text:s/>ним,<text:s/>трепеща<text:s/>крылами<text:s/>и<text:s/>звонко<text:s/>распевая, –<text:s/>Касьян<text:s/>подхватил<text:s/>его<text:s/>песенку.<text:s/>Со<text:s/>мной<text:s/>он<text:s/>все<text:s/>не<text:s/>заговаривал…</text:p>
      <text:p text:style-name="Обычный">Погода<text:s/>была<text:s/>прекрасная,<text:s/>еще<text:s/>прекраснее,<text:s/>чем<text:s/>прежде;<text:s/>но<text:s/>жара<text:s/>все<text:s/>не<text:s/>унималась.<text:s/>По<text:s/>ясному<text:s/>небу<text:s/>едва‑едва<text:s/>неслись<text:s/>высокие<text:s/>и<text:s/>редкие<text:s/>облака,<text:s/>изжелта‑белые,<text:s/>как<text:s/>весенний<text:s/>запоздалый<text:s/>снег,<text:s/>плоские<text:s/>и<text:s/>продолговатые,<text:s/>как<text:s/>опустившиеся<text:s/>паруса.<text:s/>Их<text:s/>узорчатые<text:s/>края,<text:s/>пушистые<text:s/>и<text:s/>легкие,<text:s/>как<text:s/>хлопчатая<text:s/>бумага,<text:s/>медленно,<text:s/>но<text:s/>видимо<text:s/>изменялись<text:s/>с<text:s/>каждым<text:s/>мгновением:<text:s/>они<text:s/>таяли,<text:s/>эти<text:s/>облака,<text:s/>и<text:s/>от<text:s/>них<text:s/>не<text:s/>падало<text:s/>тени.<text:s/>Мы<text:s/>долго<text:s/>бродили<text:s/>с<text:s/>Касьяном<text:s/>по<text:s/>ссечкам.<text:s/>Молодые<text:s/>отпрыски,<text:s/>еще<text:s/>не<text:s/>успевшие<text:s/>вытянуться<text:s/>выше<text:s/>аршина,<text:s/>окружали<text:s/>своими<text:s/>тонкими,<text:s/>гладкими<text:s/>стебельками<text:s/>почерневшие,<text:s/>низкие<text:s/>пни;<text:s/>круглые<text:s/>губчатые<text:s/>наросты<text:s/>с<text:s/>серыми<text:s/>каймами,<text:s/>те<text:s/>самые<text:s/>наросты,<text:s/>из<text:s/>которых<text:s/>вываривают<text:s/>трут,<text:s/>лепились<text:s/>к<text:s/>этим<text:s/>пням;<text:s/>земляника<text:s/>пускала<text:s/>по<text:s/>ним<text:s/>свои<text:s/>розовые<text:s/>усики;<text:s/>грибы<text:s/>тут<text:s/>же<text:s/>тесно<text:s/>сидели<text:s/>семьями.<text:s/>Ноги<text:s/>беспрестанно<text:s/>путались<text:s/>и<text:s/>цеплялись<text:s/>в<text:s/>длинной<text:s/>траве,<text:s/>пресыщенной<text:s/>горячим<text:s/>солнцем;<text:s/>всюду<text:s/>рябило<text:s/>в<text:s/>глазах<text:s/>от<text:s/>резкого<text:s/>металлического<text:s/>сверкания<text:s/>молодых,<text:s/>красноватых<text:s/>листьев<text:s/>на<text:s/>деревцах;<text:s/>всюду<text:s/>пестрели<text:s/>голубые<text:s/>гроздья<text:s/>журавлиного<text:s/>гороху,<text:s/>золотые<text:s/>чашечки<text:s/>куриной<text:s/>слепоты,<text:s/>наполовину<text:s/>лиловые,<text:s/>наполовину<text:s/>желтые<text:s/>цветы<text:s/>Ивана‑да‑Марьи;<text:s/>кое‑где,<text:s/>возле<text:s/>заброшенных<text:s/>дорожек,<text:s/>на<text:s/>которых<text:s/>следы<text:s/>колес<text:s/>обозначались<text:s/>полосами<text:s/>красной<text:s/>мелкой<text:s/>травки,<text:s/>возвышались<text:s/>кучки<text:s/>дров,<text:s/>потемневших<text:s/>от<text:s/>ветра<text:s/>и<text:s/>дождя,<text:s/>сложенные<text:s/>саженями;<text:s/>слабая<text:s/>тень<text:s/>падала<text:s/>от<text:s/>них<text:s/>косыми<text:s/>четвероугольниками, –<text:s/>другой<text:s/>тени<text:s/>не<text:s/>было<text:s/>нигде.<text:s/>Легкий<text:s/>ветерок<text:s/>то<text:s/>просыпался,<text:s/>то<text:s/>утихал:<text:s/>подует<text:s/>вдруг<text:s/>прямо<text:s/>в<text:s/>лицо<text:s/>и<text:s/>как<text:s/>будто<text:s/>разыграется, –<text:s/>все<text:s/>весело<text:s/>зашумит,<text:s/>закивает<text:s/>и<text:s/>задвижется<text:s/>кругом,<text:s/>грациозно<text:s/>закачаются<text:s/>гибкие<text:s/>концы<text:s/>папоротников, –<text:s/>обрадуешься<text:s/>ему…<text:s/>но<text:s/>вот<text:s/>уж<text:s/>он<text:s/>опять<text:s/>замер,<text:s/>и<text:s/>все<text:s/>опять<text:s/>стихло.<text:s/>Одни<text:s/>кузнечики<text:s/>дружно<text:s/>трещат,<text:s/>словно<text:s/>озлобленные, –<text:s/>и<text:s/>утомителен<text:s/>этот<text:s/>непрестанный,<text:s/>кислый<text:s/>и<text:s/>сухой<text:s/>звук.<text:s/>Он<text:s/>идет<text:s/>к<text:s/>неотступному<text:s/>жару<text:s/>полудня;<text:s/>он<text:s/>словно<text:s/>рожден<text:s/>им,<text:s/>словно<text:s/>вызван<text:s/>им<text:s/>из<text:s/>раскаленной<text:s/>земли.</text:p>
      <text:p text:style-name="Обычный">Не<text:s/>наткнувшись<text:s/>ни<text:s/>на<text:s/>один<text:s/>выводок,<text:s/>дошли<text:s/>мы<text:s/>нако‑</text:p>
      <text:p text:style-name="Обычный">нец<text:s/>до<text:s/>новых<text:s/>ссечек.<text:s/>Там<text:s/>недавно<text:s/>срубленные<text:s/>осины<text:s/>печально<text:s/>тянулись<text:s/>по<text:s/>земле,<text:s/>придавив<text:s/>собою<text:s/>и<text:s/>траву<text:s/>и<text:s/>мелкий<text:s/>кустарник;<text:s/>на<text:s/>иных<text:s/>листья<text:s/>еще<text:s/>зеленые,<text:s/>но<text:s/>уже<text:s/>мертвые,<text:s/>вяло<text:s/>свешивались<text:s/>с<text:s/>неподвижных<text:s/>веток;<text:s/>на<text:s/>других<text:s/>они<text:s/>уже<text:s/>засохли<text:s/>и<text:s/>покоробились.<text:s/>От<text:s/>свежих<text:s/>золотисто‑белых<text:s/>щепок,<text:s/>грудами<text:s/>лежавших<text:s/>около<text:s/>ярко‑влажных<text:s/>пней,<text:s/>веяло<text:s/>особенным,<text:s/>чрезвычайно<text:s/>приятным,<text:s/>горьким<text:s/>запахом.<text:s/>Вдали,<text:s/>ближе<text:s/>к<text:s/>роще,<text:s/>глухо<text:s/>стучали<text:s/>топоры,<text:s/>и<text:s/>по<text:s/>временам,<text:s/>торжественно<text:s/>и<text:s/>тихо,<text:s/>словно<text:s/>кланяясь<text:s/>и<text:s/>расширяя<text:s/>руки,<text:s/>спускалось<text:s/>кудрявое<text:s/>дерево…</text:p>
      <text:p text:style-name="Обычный">Долго<text:s/>не<text:s/>находил<text:s/>я<text:s/>никакой<text:s/>дичи;<text:s/>наконец<text:s/>из<text:s/>широкого<text:s/>дубового<text:s/>куста,<text:s/>насквозь<text:s/>проросшего<text:s/>полынью,<text:s/>полетел<text:s/>коростель.<text:s/>Я<text:s/>ударил;<text:s/>он<text:s/>перевернулся<text:s/>на<text:s/>воздухе<text:s/>и<text:s/>упал.<text:s/>Услышав<text:s/>выстрел,<text:s/>Касьян<text:s/>быстро<text:s/>закрыл<text:s/>глаза<text:s/>рукой<text:s/>и<text:s/>не<text:s/>шевельнулся,<text:s/>пока<text:s/>я<text:s/>не<text:s/>зарядил<text:s/>ружья<text:s/>и<text:s/>не<text:s/>поднял<text:s/>коростеля.<text:s/>Когда<text:s/>же<text:s/>я<text:s/>отправился<text:s/>далее,<text:s/>он<text:s/>подошел<text:s/>к<text:s/>месту,<text:s/>где<text:s/>упала<text:s/>убитая<text:s/>птица,<text:s/>нагнулся<text:s/>к<text:s/>траве,<text:s/>на<text:s/>которую<text:s/>брызнуло<text:s/>несколько<text:s/>капель<text:s/>крови,<text:s/>покачал<text:s/>головой,<text:s/>пугливо<text:s/>взглянул<text:s/>на<text:s/>меня…<text:s/>Я<text:s/>слышал<text:s/>после,<text:s/>как<text:s/>он<text:s/>шептал:<text:s/>«Грех!..<text:s/>Ах,<text:s/>вот<text:s/>это<text:s/>грех!»</text:p>
      <text:p text:style-name="Обычный">Жара<text:s/>заставила<text:s/>нас,<text:s/>наконец,<text:s/>войти<text:s/>в<text:s/>рощу.<text:s/>Я<text:s/>бросился<text:s/>под<text:s/>высокий<text:s/>куст<text:s/>орешника,<text:s/>над<text:s/>которым<text:s/>молодой,<text:s/>стройный<text:s/>клен<text:s/>красиво<text:s/>раскинул<text:s/>свои<text:s/>легкие<text:s/>ветки.<text:s/>Касьян<text:s/>присел<text:s/>на<text:s/>толстый<text:s/>конец<text:s/>срубленной<text:s/>березы.<text:s/>Я<text:s/>глядел<text:s/>на<text:s/>него.<text:s/>Листья<text:s/>слабо<text:s/>колебались<text:s/>в<text:s/>вышине,<text:s/>и<text:s/>их<text:s/>жидко‑зеленоватые<text:s/>тени<text:s/>тихо<text:s/>скользили<text:s/>взад<text:s/>и<text:s/>вперед<text:s/>по<text:s/>его<text:s/>тщедушному<text:s/>телу,<text:s/>кое‑как<text:s/>закутанному<text:s/>в<text:s/>темный<text:s/>армяк,<text:s/>по<text:s/>его<text:s/>маленькому<text:s/>лицу.<text:s/>Он<text:s/>не<text:s/>поднимал<text:s/>головы.<text:s/>Наскучив<text:s/>его<text:s/>безмолвием,<text:s/>я<text:s/>лег<text:s/>на<text:s/>спину<text:s/>и<text:s/>начал<text:s/>любоваться<text:s/>мирной<text:s/>игрой<text:s/>перепутанных<text:s/>листьев<text:s/>на<text:s/>далеком<text:s/>светлом<text:s/>небе.<text:s/>Удивительно<text:s/>приятное<text:s/>занятие<text:s/>лежать<text:s/>на<text:s/>спине<text:s/>в<text:s/>лесу<text:s/>и<text:s/>глядеть<text:s/>вверх!<text:s/>Вам<text:s/>кажется,<text:s/>что<text:s/>вы<text:s/>смотрите<text:s/>в<text:s/>бездонное<text:s/>море,<text:s/>что<text:s/>оно<text:s/>широко<text:s/>расстилается<text:s/><text:span text:style-name="T584">под</text:span><text:span text:style-name="T585"><text:s/></text:span>вами,<text:s/>что<text:s/>деревья<text:s/>не<text:s/>поднимаются<text:s/>от<text:s/>земли,<text:s/>но,<text:s/>словно<text:s/>корни<text:s/>огромных<text:s/>растений,<text:s/>спускаются,<text:s/>отвесно<text:s/>падают<text:s/>в<text:s/>те<text:s/>стеклянно<text:s/>ясные<text:s/>волны;<text:s/>листья<text:s/>на<text:s/>деревьях<text:s/>то<text:s/>сквозят<text:s/>изумрудами,<text:s/>то<text:s/>сгущаются<text:s/>в<text:s/>золотистую,<text:s/>почти<text:s/>черную<text:s/>зелень.<text:s/>Где‑нибудь<text:s/>далеко,<text:s/>оканчивая<text:s/>собою<text:s/>тонкую<text:s/>ветку,<text:s/>неподвижно<text:s/>стоит<text:s/>отдельный<text:s/>листок<text:s/>на<text:s/>голубом<text:s/>клочке<text:s/>прозрачного<text:s/>неба,<text:s/>и<text:s/>рядом<text:s/>с<text:s/>ними<text:s/>качается<text:s/>другой,<text:s/>напоминая<text:s/>своим<text:s/>движением<text:s/>игру<text:s/>рыбьего<text:s/>плёса,<text:s/>как<text:s/>будто<text:s/>движение<text:s/>то<text:s/>самовольное<text:s/>и<text:s/>не<text:s/>производится<text:s/>ветром.<text:s/>Волшебными<text:s/>подводными<text:s/>островами<text:s/>тихо<text:s/>наплывают<text:s/>и<text:s/>тихо<text:s/>проходят<text:s/>белые<text:s/>круглые<text:s/>облака –<text:s/>и<text:s/>вот<text:s/>вдруг<text:s/>все<text:s/>это<text:s/>море,<text:s/>этот<text:s/>лучезарный<text:s/>воздух,<text:s/>эти<text:s/>ветки<text:s/>и<text:s/>листья,<text:s/>облитые<text:s/>солнцем, –<text:s/>все<text:s/>заструится,<text:s/>задрожит<text:s/>беглым<text:s/>блеском,<text:s/>и<text:s/>поднимется<text:s/>свежее,<text:s/>трепещущее<text:s/>лепетанье,<text:s/>похожее<text:s/>на<text:s/>бесконечный<text:s/>мелкий<text:s/>плеск<text:s/>внезапно<text:s/>набежавшей<text:s/>зыби.<text:s/>Вы<text:s/>не<text:s/>двигаетесь –<text:s/>вы<text:s/>глядите:<text:s/>и нельзя<text:s/>выразить<text:s/>словами,<text:s/>как<text:s/>радостно,<text:s/>и<text:s/>тихо,<text:s/>и<text:s/>сладко<text:s/>становится<text:s/>на<text:s/>сердце.<text:s/>Вы<text:s/>глядите:<text:s/>та<text:s/>глубокая,<text:s/>чистая<text:s/>лазурь<text:s/>возбуждает<text:s/>на<text:s/>устах<text:s/>ваших<text:s/>улыбку,<text:s/>невинную,<text:s/>как<text:s/>она<text:s/>сама,<text:s/>как<text:s/>облака<text:s/>по<text:s/>небу,<text:s/>и<text:s/>как<text:s/>будто<text:s/>вместе<text:s/>с<text:s/>ними<text:s/>медлительной<text:s/>вереницей<text:s/>проходят<text:s/>по<text:s/>душе<text:s/>счастливые<text:s/>воспоминания,<text:s/>и<text:s/>все<text:s/>вам<text:s/>кажется,<text:s/>что<text:s/>взор<text:s/>ваш<text:s/>уходит<text:s/>дальше<text:s/>и<text:s/>дальше,<text:s/>и<text:s/>тянет<text:s/>вас<text:s/>самих<text:s/>за<text:s/>собой<text:s/>в<text:s/>ту<text:s/>спокойную,<text:s/>сияющую<text:s/>бездну,<text:s/>и<text:s/>невозможно<text:s/>оторваться<text:s/>от<text:s/>этой<text:s/>вышины,<text:s/>от<text:s/>этой<text:s/>глубины…</text:p>
      <text:p text:style-name="Обычный">– Барин,<text:s/>а<text:s/>барин! –<text:s/>промолвил<text:s/>вдруг<text:s/>Касьян<text:s/>своим<text:s/>звучным<text:s/>голосом.</text:p>
      <text:p text:style-name="Обычный">Я<text:s/>с<text:s/>удивлением<text:s/>приподнялся;<text:s/>до<text:s/>сих<text:s/>пор<text:s/>он<text:s/>едва<text:s/>отвечал<text:s/>на<text:s/>мои<text:s/>вопросы,<text:s/>а<text:s/>то<text:s/>вдруг<text:s/>сам<text:s/>заговорил.</text:p>
      <text:p text:style-name="Обычный">– Что<text:s/>тебе? –<text:s/>спросил<text:s/>я.</text:p>
      <text:p text:style-name="Обычный">– Ну,<text:s/>для<text:s/>чего<text:s/>ты<text:s/>пташку<text:s/>убил? –<text:s/>начал<text:s/>он,<text:s/>глядя<text:s/>мне<text:s/>прямо<text:s/>в<text:s/>лицо.</text:p>
      <text:p text:style-name="Обычный">– Как<text:s/>для<text:s/>чего?..<text:s/>Коростель –<text:s/>это<text:s/>дичь:<text:s/>его<text:s/>есть<text:s/>можно.</text:p>
      <text:p text:style-name="Обычный">– Не<text:s/>для<text:s/>того<text:s/>ты<text:s/>убил<text:s/>его,<text:s/>барин:<text:s/>станешь<text:s/>ты<text:s/>его<text:s/>есть!<text:s/>Ты<text:s/>его<text:s/>для<text:s/>потехи<text:s/>своей<text:s/>убил.</text:p>
      <text:p text:style-name="Обычный">– Да<text:s/>ведь<text:s/>ты<text:s/>сам<text:s/>небось<text:s/>гусей<text:s/>или<text:s/>куриц,<text:s/>например,<text:s/>ешь?</text:p>
      <text:p text:style-name="Обычный">– Та<text:s/>птица<text:s/>Богом<text:s/>определенная<text:s/>для<text:s/>человека,<text:s/>а<text:s/>коростель –<text:s/>птица<text:s/>вольная,<text:s/>лесная.<text:s/>И<text:s/>не<text:s/>он<text:s/>один:<text:s/>много<text:s/>ее,<text:s/>всякой<text:s/>лесной<text:s/>твари,<text:s/>и<text:s/>полевой<text:s/>и<text:s/>речной<text:s/>твари,<text:s/>и<text:s/>болотной<text:s/>и<text:s/>луговой,<text:s/>и<text:s/>верховой<text:s/>и<text:s/>низовой –<text:s/>и<text:s/>грех<text:s/>ее<text:s/>убивать,<text:s/>и<text:s/>пускай<text:s/>она<text:s/>живет<text:s/>на<text:s/>земле<text:s/>до<text:s/>своего<text:s/>предела…<text:s/>А<text:s/>человеку<text:s/>пища<text:s/>положена<text:s/>другая;<text:s/>пища<text:s/>ему<text:s/>другая<text:s/>и<text:s/>другое<text:s/>питье:<text:s/>хлеб –<text:s/>Божья<text:s/>благодать,<text:s/>да<text:s/>воды<text:s/>небесные,<text:s/>да<text:s/>тварь<text:s/>ручная<text:s/>от<text:s/>древних<text:s/>отцов.</text:p>
      <text:p text:style-name="Обычный">Я<text:s/>с<text:s/>удивлением<text:s/>поглядел<text:s/>на<text:s/>Касьяна.<text:s/>Слова<text:s/>его<text:s/>лились<text:s/>свободно;<text:s/>он<text:s/>не<text:s/>искал<text:s/>их,<text:s/>он<text:s/>говорил<text:s/>с<text:s/>тихим<text:s/>одушевлением<text:s/>и<text:s/>кроткою<text:s/>важностию,<text:s/>изредка<text:s/>закрывая<text:s/>глаза.</text:p>
      <text:p text:style-name="Обычный">– Так<text:s/>и<text:s/>рыбу,<text:s/>по‑твоему,<text:s/>грешно<text:s/>убивать? –<text:s/>спросил<text:s/>я.</text:p>
      <text:p text:style-name="Обычный">– У<text:s/>рыбы<text:s/>кровь<text:s/>холодная, –<text:s/>возразил<text:s/>он<text:s/>с<text:s/>уверенностию, –<text:s/>рыба<text:s/>тварь<text:s/>немая.<text:s/>Она<text:s/>не<text:s/>боится,<text:s/>не<text:s/>веселится;<text:s/>рыба<text:s/>тварь<text:s/>бессловесная.<text:s/>Рыба<text:s/>не<text:s/>чувствует,<text:s/>в<text:s/>ней<text:s/>и<text:s/>кровь<text:s/>не<text:s/>живая…<text:s/>Кровь, –<text:s/>продолжал<text:s/>он,<text:s/>помолчав, –<text:s/>святое<text:s/>дело<text:s/>кровь!<text:s/>Кровь<text:s/>солнышка<text:s/>Божия<text:s/>не<text:s/>видит,<text:s/>кровь<text:s/>от<text:s/>свету<text:s/>прячется…<text:s/>великий<text:s/>грех<text:s/>показать<text:s/>свету<text:s/>кровь,<text:s/>великий<text:s/>грех<text:s/>и<text:s/>страх…<text:s/>Ох,<text:s/>великий!</text:p>
      <text:p text:style-name="Обычный">Он<text:s/>вздохнул<text:s/>и<text:s/>потупился.<text:s/>Я,<text:s/>признаюсь,<text:s/>с<text:s/>совершенным<text:s/>изумлением<text:s/>посмотрел<text:s/>на<text:s/>странного<text:s/>старика.<text:s/>Его<text:s/>речь<text:s/>звучала<text:s/>не<text:s/>мужичьей<text:s/>речью:<text:s/>так<text:s/>не<text:s/>говорят<text:s/>простолюдины,<text:s/>и<text:s/>краснобаи<text:s/>так<text:s/>не<text:s/>говорят.<text:s/>Этот<text:s/>язык,<text:s/>обдуманно‑торжественный<text:s/>и<text:s/>странный…<text:s/>Я<text:s/>не<text:s/>слыхал<text:s/>ничего<text:s/>подобного.</text:p>
      <text:p text:style-name="Обычный">– Скажи,<text:s/>пожалуйста,<text:s/>Касьян, –<text:s/>начал<text:s/>я,<text:s/>не<text:s/>спуская<text:s/>глаз<text:s/>с<text:s/>его<text:s/>слегка<text:s/>раскрасневшегося<text:s/>лица, –<text:s/>чем<text:s/>ты<text:s/>промышляешь?</text:p>
      <text:p text:style-name="Обычный">Он<text:s/>не<text:s/>тотчас<text:s/>ответил<text:s/>на<text:s/>мой<text:s/>вопрос.<text:s/>Его<text:s/>взгляд<text:s/>беспокойно<text:s/>забегал<text:s/>на<text:s/>мгновение.</text:p>
      <text:p text:style-name="Обычный">– Живу,<text:s/>как<text:s/>Господь<text:s/>велит, –<text:s/>промолвил<text:s/>он<text:s/>наконец, –<text:s/>а<text:s/>чтобы,<text:s/>то<text:s/>есть,<text:s/>промышлять –<text:s/>нет,<text:s/>ничем<text:s/>не<text:s/>промышляю.<text:s/>Неразумен<text:s/>я<text:s/>больно,<text:s/>с<text:s/>мальства;<text:s/>работаю<text:s/>пока<text:s/>мочно,<text:s/>работник‑то<text:s/>я<text:s/>плохой…<text:s/>где<text:s/>мне!<text:s/>Здоровья<text:s/>нет,<text:s/>и<text:s/>руки<text:s/>глупы.<text:s/>Ну,<text:s/>весной<text:s/>соловьев<text:s/>ловлю.</text:p>
      <text:p text:style-name="Обычный">– Соловьев<text:s/>ловишь?..<text:s/>А<text:s/>как<text:s/>же<text:s/>ты<text:s/>говорил,<text:s/>что<text:s/>всякую<text:s/>лесную,<text:s/>и<text:s/>полевую,<text:s/>и<text:s/>прочую<text:s/>там<text:s/>тварь<text:s/>не<text:s/>надо<text:s/>трогать?</text:p>
      <text:p text:style-name="Обычный">– Убивать<text:s/>ее<text:s/>не<text:s/>надо,<text:s/>точно;<text:s/>смерть<text:s/>и<text:s/>так<text:s/>свое<text:s/>возьмет.<text:s/>Вот<text:s/>хоть<text:s/>бы<text:s/>Мартын‑плотник:<text:s/>жил<text:s/>Мартын‑плотник,<text:s/>и<text:s/>не<text:s/>долго<text:s/>жил<text:s/>и<text:s/>помер;<text:s/>жена<text:s/>его<text:s/>теперь<text:s/>убивается<text:s/>о<text:s/>муже,<text:s/>о<text:s/>детках<text:s/>малых…<text:s/>Против<text:s/>смерти<text:s/>ни<text:s/>человеку,<text:s/>ни<text:s/>твари<text:s/>не<text:s/>слукавить.<text:s/>Смерть<text:s/>и<text:s/>не<text:s/>бежит,<text:s/>да<text:s/>и<text:s/>от<text:s/>нее<text:s/>не<text:s/>убежишь;<text:s/>да<text:s/>помогать<text:s/>ей<text:s/>не<text:s/>должно…<text:s/>А<text:s/>я<text:s/>соловушек<text:s/>не<text:s/>убиваю, –<text:s/>сохрани<text:s/>Господи!<text:s/>Я<text:s/>их<text:s/>не<text:s/>на<text:s/>муку<text:s/>ловлю,<text:s/>не<text:s/>на<text:s/>погибель<text:s/>их<text:s/>живота,<text:s/>а<text:s/>для<text:s/>удовольствия<text:s/>человеческого,<text:s/>на<text:s/>утешение<text:s/>и<text:s/>веселье.</text:p>
      <text:p text:style-name="Обычный">– Ты<text:s/>в<text:s/>Курск<text:s/>их<text:s/>ловить<text:s/>ходишь?</text:p>
      <text:p text:style-name="Обычный">– Хожу<text:s/>я<text:s/>и<text:s/>в<text:s/>Курск<text:s/>и<text:s/>подале<text:s/>хожу,<text:s/>как<text:s/>случится.<text:s/>В<text:s/>болотах<text:s/>ночую<text:s/>да<text:s/>в<text:s/>залесьях,<text:s/>в<text:s/>поле<text:s/>ночую<text:s/>один,<text:s/>во<text:s/>глуши:<text:s/>тут<text:s/>кулички<text:s/>рассвистятся,<text:s/>тут<text:s/>зайцы<text:s/>кричат,<text:s/>тут<text:s/>селезни<text:s/>стрекочут…<text:s/>По<text:s/>вечеркам<text:s/>замечаю,<text:s/>по<text:s/>утренничкам<text:s/>выслушиваю,<text:s/>по<text:s/>зарям<text:s/>обсыпаю<text:s/>сеткой<text:s/>кусты…<text:s/>Иной<text:s/>соловушко<text:s/>так<text:s/>жалостно<text:s/>поет,<text:s/>сладко…<text:s/>жалостно<text:s/>даже.</text:p>
      <text:p text:style-name="Обычный">– И<text:s/>продаешь<text:s/>ты<text:s/>их?</text:p>
      <text:p text:style-name="Обычный">– Отдаю<text:s/>добрым<text:s/>людям.</text:p>
      <text:p text:style-name="Обычный">– А<text:s/>что<text:s/>ж<text:s/>ты<text:s/>еще<text:s/>делаешь?</text:p>
      <text:p text:style-name="Обычный">– Как<text:s/>делаю?</text:p>
      <text:p text:style-name="Обычный">– Чем<text:s/>ты<text:s/>занят?</text:p>
      <text:p text:style-name="Обычный">Старик<text:s/>помолчал.</text:p>
      <text:p text:style-name="Обычный">– Ничем<text:s/>я<text:s/>этак<text:s/>не<text:s/>занят…<text:s/>работник<text:s/>я<text:s/>плохой.<text:s/>Грамоте,<text:s/>однако,<text:s/>разумею.</text:p>
      <text:p text:style-name="Обычный">– Ты<text:s/>грамотный?</text:p>
      <text:p text:style-name="Обычный">– Разумею<text:s/>грамоте.<text:s/>Помог<text:s/>Господь<text:s/>да<text:s/>добрые<text:s/>люди.</text:p>
      <text:p text:style-name="Обычный">– Что,<text:s/>ты<text:s/>семейный<text:s/>человек?</text:p>
      <text:p text:style-name="Обычный">– Нетути,<text:s/>бессемейный.</text:p>
      <text:p text:style-name="Обычный">– Что<text:s/>так?..<text:s/>Перемерли,<text:s/>что<text:s/>ли?</text:p>
      <text:p text:style-name="Обычный">– Нет,<text:s/>а<text:s/>так:<text:s/>задачи<text:s/>в<text:s/>жизни<text:s/>не<text:s/>вышло.<text:s/>Да<text:s/>это<text:s/>всё<text:s/>под<text:s/>Богом,<text:s/>все<text:s/>мы<text:s/>под<text:s/>Богом<text:s/>ходим;<text:s/>а справедлив<text:s/>должен<text:s/>быть<text:s/>человек –<text:s/>вот<text:s/>что!<text:s/>Богу<text:s/>угоден,<text:s/>то<text:s/>есть.</text:p>
      <text:p text:style-name="Обычный">– И<text:s/>родни<text:s/>у<text:s/>тебя<text:s/>нет?</text:p>
      <text:p text:style-name="Обычный">– Есть…<text:s/>да…<text:s/>так…</text:p>
      <text:p text:style-name="Обычный">Старик<text:s/>замялся.</text:p>
      <text:p text:style-name="Обычный">– Скажи,<text:s/>пожалуйста, –<text:s/>начал<text:s/>я, –<text:s/>мне<text:s/>послышалось,<text:s/>мой<text:s/>кучер<text:s/>у<text:s/>тебя<text:s/>спрашивал,<text:s/>что,<text:s/>дескать,<text:s/>отчего<text:s/>ты<text:s/>не<text:s/>вылечил<text:s/>Мартына?<text:s/>Разве<text:s/>ты<text:s/>умеешь<text:s/>лечить?</text:p>
      <text:p text:style-name="Обычный">– Кучер<text:s/>твой<text:s/>справедливый<text:s/>человек, –<text:s/>задумчиво<text:s/>отвечал<text:s/>мне<text:s/>Касьян, –<text:s/>а<text:s/>тоже<text:s/>не<text:s/>без<text:s/>греха.<text:s/>Лекаркой<text:s/>меня<text:s/>называют…<text:s/>Какая<text:s/>я<text:s/>лекарка!..<text:s/>и кто<text:s/>может<text:s/>лечить?<text:s/>Это<text:s/>все<text:s/>от<text:s/>Бога.<text:s/>А<text:s/>есть…<text:s/>есть<text:s/>травы,<text:s/>цветы<text:s/>есть:<text:s/>помогают,<text:s/>точно.<text:s/>Вот<text:s/>хоть<text:s/>череда,<text:s/>например,<text:s/>трава<text:s/>добрая<text:s/>для<text:s/>человека;<text:s/>вот<text:s/>подорожник<text:s/>тоже;<text:s/>об<text:s/>них<text:s/>и<text:s/>говорить<text:s/>не<text:s/>зазорно:<text:s/>чистые<text:s/>травки –<text:s/>Божии.<text:s/>Ну,<text:s/>а<text:s/>другие<text:s/>не<text:s/>так:<text:s/>и помогают‑то<text:s/>они,<text:s/>а<text:s/>грех;<text:s/>и говорить<text:s/>о<text:s/>них<text:s/>грех.<text:s/>Еще<text:s/>с<text:s/>молитвой<text:s/>разве…<text:s/>Ну,<text:s/>конечно,<text:s/>есть<text:s/>и<text:s/>слова<text:s/>такие…<text:s/>А<text:s/>кто<text:s/>верует –<text:s/>спасется, –<text:s/>прибавил<text:s/>он,<text:s/>понизив<text:s/>голос.</text:p>
      <text:p text:style-name="Обычный">– Ты<text:s/>ничего<text:s/>Мартыну<text:s/>не<text:s/>давал? –<text:s/>спросил<text:s/>я.</text:p>
      <text:p text:style-name="Обычный">– Поздно<text:s/>узнал, –<text:s/>отвечал<text:s/>старик. –<text:s/>Да<text:s/>что!<text:s/>кому<text:s/>как<text:s/>на<text:s/>роду<text:s/>написано.<text:s/>Не<text:s/>жилец<text:s/>был<text:s/>плотник<text:s/>Мартын,<text:s/>не<text:s/>жилец<text:s/>на<text:s/>земле:<text:s/>уж<text:s/>это<text:s/>так.<text:s/>Нет,<text:s/>уж<text:s/>какому<text:s/>человеку<text:s/>не<text:s/>жить<text:s/>на<text:s/>земле,<text:s/>того<text:s/>и<text:s/>солнышко<text:s/>не<text:s/>греет,<text:s/>как<text:s/>другого,<text:s/>и<text:s/>хлебушек<text:s/>тому<text:s/>не<text:s/>впрок, –<text:s/>словно<text:s/>что<text:s/>его<text:s/>отзывает…<text:s/>Да;<text:s/>упокой<text:s/>Господь<text:s/>его<text:s/>душу!</text:p>
      <text:p text:style-name="Обычный">– Давно<text:s/>вас<text:s/>переселили<text:s/>к<text:s/>нам? –<text:s/>спросил<text:s/>я<text:s/>после<text:s/>небольшого<text:s/>молчания.</text:p>
      <text:p text:style-name="Обычный">Касьян<text:s/>встрепенулся.</text:p>
      <text:p text:style-name="Обычный">– Нет,<text:s/>недавно:<text:s/>года<text:s/>четыре.<text:s/>При<text:s/>старом<text:s/>барине<text:s/>мы<text:s/>всё<text:s/>жили<text:s/>на<text:s/>своих<text:s/>прежних<text:s/>местах,<text:s/>а<text:s/>вот<text:s/>опека<text:s/>переселила.<text:s/>Старый<text:s/>барин<text:s/>у<text:s/>нас<text:s/>был<text:s/>кроткая<text:s/>душа,<text:s/>смиренник,<text:s/>царство<text:s/>ему<text:s/>небесное!<text:s/>Ну,<text:s/>опека,<text:s/>конечно,<text:s/>справедливо<text:s/>рассудила;<text:s/>видно,<text:s/>уж<text:s/>так<text:s/>пришлось.</text:p>
      <text:p text:style-name="Обычный">– А<text:s/>вы<text:s/>где<text:s/>прежде<text:s/>жили?</text:p>
      <text:p text:style-name="Обычный">– Мы<text:s/>с<text:s/>Красивой<text:s/>Мечи.</text:p>
      <text:p text:style-name="Обычный">– Далеко<text:s/>это<text:s/>отсюда?</text:p>
      <text:p text:style-name="Обычный">– Верст<text:s/>сто.</text:p>
      <text:p text:style-name="Обычный">– Что<text:s/>ж,<text:s/>там<text:s/>лучше<text:s/>было?</text:p>
      <text:p text:style-name="Обычный">– Лучше…<text:s/>лучше.<text:s/>Там<text:s/>места<text:s/>привольные,<text:s/>речные,<text:s/>гнездо<text:s/>наше;<text:s/>а здесь<text:s/>теснота,<text:s/>сухмень…<text:s/>Здесь<text:s/>мы<text:s/>осиротели.<text:s/>Там<text:s/>у<text:s/>нас,<text:s/>на<text:s/>Красивой‑то<text:s/>на<text:s/>Мечи,<text:s/>взойдешь<text:s/>ты<text:s/>на<text:s/>холм,<text:s/>взойдешь –<text:s/>и,<text:s/>Господи<text:s/>Боже<text:s/>мой,<text:s/>что<text:s/>это?<text:s/>а?..<text:s/>И<text:s/>река‑то,<text:s/>и<text:s/>луга,<text:s/>и<text:s/>лес;<text:s/>а там<text:s/>церковь,<text:s/>а<text:s/>там<text:s/>опять<text:s/>пошли<text:s/>луга.<text:s/>Далече<text:s/>видно,<text:s/>далече.<text:s/>Вот<text:s/>как<text:s/>далеко<text:s/>видно…<text:s/>Смотришь,<text:s/>смотришь,<text:s/>ах<text:s/>ты,<text:s/>право!<text:s/>Ну,<text:s/>здесь<text:s/>точно<text:s/>земля<text:s/>лучше:<text:s/>суглинок,<text:s/>хороший<text:s/>суглинок,<text:s/>говорят<text:s/>крестьяне;<text:s/>да<text:s/>с<text:s/>меня<text:s/>хлебушка‑то<text:s/>всюду<text:s/>вдоволь<text:s/>народится.</text:p>
      <text:p text:style-name="Обычный">– А<text:s/>что,<text:s/>старик,<text:s/>скажи<text:s/>правду,<text:s/>тебе,<text:s/>чай,<text:s/>хочется<text:s/>на<text:s/>родине‑то<text:s/>побывать?</text:p>
      <text:p text:style-name="Обычный">– Да,<text:s/>посмотрел<text:s/>бы.<text:s/>А<text:s/>впрочем,<text:s/>везде<text:s/>хорошо.<text:s/>Человек<text:s/>я<text:s/>бессемейный,<text:s/>непосед.<text:s/>Да<text:s/>и<text:s/>что!<text:s/>много,<text:s/>что<text:s/>ли,<text:s/>дома‑то<text:s/>высидишь?<text:s/>А<text:s/>вот<text:s/>как<text:s/>пойдешь,<text:s/>как<text:s/>пойдешь, –<text:s/>подхватил<text:s/>он,<text:s/>возвысив<text:s/>голос, –<text:s/>и<text:s/>полегчит,<text:s/>право.<text:s/>И<text:s/>солнышко<text:s/>на<text:s/>тебя<text:s/>светит,<text:s/>и<text:s/>Богу‑то<text:s/>ты<text:s/>видней,<text:s/>и<text:s/>поется‑то<text:s/>ладнее.<text:s/>Тут,<text:s/>смотришь,<text:s/>трава<text:s/>какая<text:s/>растет;<text:s/>ну,<text:s/>заметишь –<text:s/>сорвешь.<text:s/>Вода<text:s/>тут<text:s/>бежит,<text:s/>например,<text:s/>ключевая,<text:s/>родник,<text:s/>святая<text:s/>вода;<text:s/>ну,<text:s/>напьешься –<text:s/>заметишь<text:s/>тоже.<text:s/>Птицы<text:s/>поют<text:s/>небесные…<text:s/>А<text:s/>то<text:s/>за<text:s/>Курском<text:s/>пойдут<text:s/>степи,<text:s/>этакие<text:s/>степные<text:s/>места,<text:s/>вот<text:s/>удивление,<text:s/>вот<text:s/>удовольствие<text:s/>человеку,<text:s/>вот<text:s/>раздолье‑то,<text:s/>вот<text:s/>Божия‑то<text:s/>благодать!<text:s/>И<text:s/>идут<text:s/>они,<text:s/>люди<text:s/>сказывают,<text:s/>до<text:s/>самых<text:s/>теплых<text:s/>морей,<text:s/>где<text:s/>живет<text:s/>птица<text:s/>Гамаюн<text:s/>сладкогласная,<text:s/>и<text:s/>с<text:s/>дерев<text:s/>лист<text:s/>ни<text:s/>зимой<text:s/>не<text:s/>сыплется,<text:s/>ни<text:s/>осенью,<text:s/>и<text:s/>яблоки<text:s/>растут<text:s/>золотые<text:s/>на<text:s/>серебряных<text:s/>ветках,<text:s/>и<text:s/>живет<text:s/>всяк<text:s/>человек<text:s/>в<text:s/>довольстве<text:s/>и<text:s/>справедливости…<text:s/>И<text:s/>вот<text:s/>уж<text:s/>я<text:s/>бы<text:s/>туда<text:s/>пошел…<text:s/>Ведь<text:s/>я<text:s/>мало<text:s/>ли<text:s/>куда<text:s/>ходил!<text:s/>И<text:s/>в<text:s/>Ромён<text:s/>ходил,<text:s/>и<text:s/>в<text:s/>Синбирск –<text:s/>славный<text:s/>град,<text:s/>и<text:s/>в<text:s/>самую<text:s/>Москву –<text:s/>золотые<text:s/>маковки;<text:s/>ходил<text:s/>на<text:s/>Оку‑кормилицу,<text:s/>и<text:s/>на<text:s/>Цну‑голубку,<text:s/>и<text:s/>на<text:s/>Волгу‑матушку,<text:s/>и<text:s/>много<text:s/>людей<text:s/>видал,<text:s/>добрых<text:s/>хрестьян,<text:s/>и<text:s/>в<text:s/>городах<text:s/>побывал<text:s/>честных…<text:s/>Ну,<text:s/>вот<text:s/>пошел<text:s/>бы<text:s/>я<text:s/>туда…<text:s/>и вот…<text:s/>и уж<text:s/>и…<text:s/>И<text:s/>не<text:s/>один<text:s/>я,<text:s/>грешный…<text:s/>много<text:s/>других<text:s/>хpeстьян<text:s/>в<text:s/>лаптях<text:s/>ходят,<text:s/>по<text:s/>миру<text:s/>бродят,<text:s/>правды<text:s/>ищут…<text:s/>да!..<text:s/>А<text:s/>то<text:s/>что<text:s/>дома‑то,<text:s/>а?<text:s/>Справедливости<text:s/>в<text:s/>человеке<text:s/>нет,<text:s/>вот<text:s/>оно<text:s/>что…</text:p>
      <text:p text:style-name="Обычный">Эти<text:s/>последние<text:s/>слова<text:s/>Касьян<text:s/>произнес<text:s/>скороговоркой,<text:s/>почти<text:s/>невнятно;<text:s/>потом<text:s/>он<text:s/>еще<text:s/>что‑то<text:s/>сказал,<text:s/>чего<text:s/>я<text:s/>даже<text:s/>расслышать<text:s/>не<text:s/>мог,<text:s/>а<text:s/>лицо<text:s/>его<text:s/>такое<text:s/>странное<text:s/>приняло<text:s/>выражение,<text:s/>что<text:s/>мне<text:s/>невольно<text:s/>вспомнилось<text:s/>название<text:s/>«юродивца»,<text:s/>данное<text:s/>ему<text:s/>Ерофеем.<text:s/>Он<text:s/>потупился,<text:s/>откашлянулся<text:s/>и<text:s/>как<text:s/>будто<text:s/>пришел<text:s/>в<text:s/>себя.</text:p>
      <text:p text:style-name="Обычный">– Эко<text:s/>солнышко! –<text:s/>промолвил<text:s/>он<text:s/>вполголоса, –<text:s/>эка<text:s/>благодать,<text:s/>Господи!<text:s/>эка<text:s/>теплынь<text:s/>в<text:s/>лесу!</text:p>
      <text:p text:style-name="Обычный">Он<text:s/>повел<text:s/>плечами,<text:s/>помолчал,<text:s/>рассеянно<text:s/>глянул<text:s/>и<text:s/>запел<text:s/>потихоньку.<text:s/>Я<text:s/>не<text:s/>мог<text:s/>уловить<text:s/>всех<text:s/>слов<text:s/>его<text:s/>протяжной<text:s/>песенки;<text:s/>следующие<text:s/>послышались<text:s/>мне:</text:p>
      <text:p text:style-name="P586"/>
      <text:p text:style-name="P587">А<text:s/>зовут<text:s/>меня<text:s/>Касьяном,</text:p>
      <text:p text:style-name="P588">А<text:s/>по<text:s/>прозвищу<text:s/>Блоха…</text:p>
      <text:p text:style-name="P589"/>
      <text:p text:style-name="Обычный">«Э! –<text:s/>подумал<text:s/>я, –<text:s/>да<text:s/>он<text:s/>сочиняет…»<text:s/>Вдруг<text:s/>он<text:s/>вздрогнул<text:s/>и<text:s/>умолк,<text:s/>пристально<text:s/>всматриваясь<text:s/>в<text:s/>чащу<text:s/>леса.<text:s/>Я<text:s/>обернулся<text:s/>и<text:s/>увидел<text:s/>маленькую<text:s/>крестьянскую<text:s/>девочку,<text:s/>лет<text:s/>восьми,<text:s/>в<text:s/>синем<text:s/>сарафанчике,<text:s/>с<text:s/>клетчатым<text:s/>платком<text:s/>на<text:s/>голове<text:s/>и<text:s/>плетеным<text:s/>кузовком<text:s/>на<text:s/>загорелой<text:s/>голенькой<text:s/>руке.<text:s/>Она,<text:s/>вероятно,<text:s/>никак<text:s/>не<text:s/>ожидала<text:s/>нас<text:s/>встретить,<text:s/>как<text:s/>говорится,<text:s/>наткнулась<text:s/>на<text:s/>нас,<text:s/>и<text:s/>стояла<text:s/>неподвижно<text:s/>в<text:s/>зеленой<text:s/>чаще<text:s/>орешника,<text:s/>на<text:s/>тенистой<text:s/>лужайке,<text:s/>пугливо<text:s/>посматривая<text:s/>на<text:s/>меня<text:s/>своими<text:s/>черными<text:s/>глазами.<text:s/>Я<text:s/>едва<text:s/>успел<text:s/>разглядеть<text:s/>ее:<text:s/>она<text:s/>тотчас<text:s/>нырнула<text:s/>за<text:s/>дерево.</text:p>
      <text:p text:style-name="Обычный"/>
      <text:p text:style-name="Обычный">– Аннушка!<text:s/>Аннушка!<text:s/>подь<text:s/>сюда,<text:s/>не<text:s/>бойся, –<text:s/>кликнул<text:s/>старик<text:s/>ласково.</text:p>
      <text:p text:style-name="Обычный"/>
      <text:p text:style-name="Обычный">– Боюсь, –<text:s/>раздался<text:s/>тонкий<text:s/>голосок.</text:p>
      <text:p text:style-name="Обычный"/>
      <text:p text:style-name="Обычный">– Не<text:s/>бойся,<text:s/>не<text:s/>бойся,<text:s/>поди<text:s/>ко<text:s/>мне.</text:p>
      <text:p text:style-name="Обычный"/>
      <text:p text:style-name="Обычный">Аннушка<text:s/>молча<text:s/>покинула<text:s/>свою<text:s/>засаду,<text:s/>тихо<text:s/>обошла<text:s/>кругом, –<text:s/>ее<text:s/>детские<text:s/>ножки<text:s/>едва<text:s/>шумели<text:s/>по<text:s/>густой<text:s/>траве, –<text:s/>и<text:s/>вышла<text:s/>из<text:s/>чащи<text:s/>подле<text:s/>самого<text:s/>старика.<text:s/>Это<text:s/>была<text:s/>девушка<text:s/>не<text:s/>восьми<text:s/>лет,<text:s/>как<text:s/>мне<text:s/>показалось<text:s/>сначала<text:s/>по<text:s/>небольшому<text:s/>ее<text:s/>росту,<text:s/>но<text:s/>тринадцати<text:s/>или<text:s/>четырнадцати.<text:s/>Все<text:s/>ее<text:s/>тело<text:s/>было<text:s/>мало<text:s/>и<text:s/>худо,<text:s/>но<text:s/>очень<text:s/>стройно<text:s/>и<text:s/>ловко,<text:s/>а<text:s/>красивое<text:s/>личико<text:s/>поразительно<text:s/>сходно<text:s/>с<text:s/>лицом<text:s/>самого<text:s/>Касьяна,<text:s/>хотя<text:s/>Касьян<text:s/>красавцем<text:s/>не<text:s/>был.<text:s/>Те<text:s/>же<text:s/>острые<text:s/>черты,<text:s/>тот<text:s/>же<text:s/>странный<text:s/>взгляд,<text:s/>лукавый<text:s/>и<text:s/>доверчивый,<text:s/>задумчивый<text:s/>и<text:s/>проницательный,<text:s/>и<text:s/>движенья<text:s/>те<text:s/>же…<text:s/>Касьян<text:s/>окинул<text:s/>ее<text:s/>глазами;<text:s/>она<text:s/>стояла<text:s/>к<text:s/>нему<text:s/>боком.</text:p>
      <text:p text:style-name="Обычный"/>
      <text:p text:style-name="Обычный">– Что,<text:s/>грибы<text:s/>собирала? –<text:s/>опросил<text:s/>он.</text:p>
      <text:p text:style-name="Обычный"/>
      <text:p text:style-name="Обычный">– Да,<text:s/>грибы, –<text:s/>отвечала<text:s/>она<text:s/>с<text:s/>робкой<text:s/>улыбкой.</text:p>
      <text:p text:style-name="Обычный"/>
      <text:p text:style-name="Обычный">– Много<text:s/>нашла?</text:p>
      <text:p text:style-name="Обычный"/>
      <text:p text:style-name="Обычный">– Много. (Она<text:s/>быстро<text:s/>глянула<text:s/>на<text:s/>него<text:s/>и<text:s/>опять<text:s/>улыбнулась.)</text:p>
      <text:p text:style-name="Обычный"/>
      <text:p text:style-name="Обычный">– И<text:s/>белые<text:s/>есть?</text:p>
      <text:p text:style-name="Обычный"/>
      <text:p text:style-name="Обычный">– Есть<text:s/>и<text:s/>белые.</text:p>
      <text:p text:style-name="Обычный"/>
      <text:p text:style-name="Обычный">– Покажь‑ка,<text:s/>покажь…<text:s/>(Она<text:s/>спустила<text:s/>кузов<text:s/>с<text:s/>руки<text:s/>и<text:s/>приподняла<text:s/>до<text:s/>половины<text:s/>широкий<text:s/>лист<text:s/>лопуха,<text:s/>которым<text:s/>грибы<text:s/>были<text:s/>покрыты.)<text:s/>Э! –<text:s/>сказал<text:s/>Касьян,<text:s/>нагнувшись<text:s/>над<text:s/>кузовом, –<text:s/>да<text:s/>какие<text:s/>славные!<text:s/>Ай<text:s/>да<text:s/>Аннушка!</text:p>
      <text:p text:style-name="Обычный"/>
      <text:p text:style-name="Обычный">– Это<text:s/>твоя<text:s/>дочка,<text:s/>Касьян,<text:s/>что<text:s/>ли? –<text:s/>спросил<text:s/>я. (Лицо<text:s/>Аннушки<text:s/>слабо<text:s/>вспыхнуло.)</text:p>
      <text:p text:style-name="Обычный"/>
      <text:p text:style-name="Обычный">– Нет,<text:s/>так,<text:s/>сродственница, –<text:s/>проговорил<text:s/>Касьян<text:s/>с<text:s/>притворной<text:s/>небрежностью. –<text:s/>Ну,<text:s/>Аннушка,<text:s/>ступай, –<text:s/>прибавил<text:s/>он<text:s/>тотчас, –<text:s/>ступай<text:s/>с<text:s/>Богом.<text:s/>Да<text:s/>смотри…</text:p>
      <text:p text:style-name="Обычный"/>
      <text:p text:style-name="Обычный">– Да<text:s/>зачем<text:s/>же<text:s/>ей<text:s/>пешком<text:s/>идти! –<text:s/>прервал<text:s/>я<text:s/>его. –<text:s/>Мы<text:s/>бы<text:s/>ее<text:s/>довезли…</text:p>
      <text:p text:style-name="Обычный"/>
      <text:p text:style-name="Обычный">Аннушка<text:s/>загорелась,<text:s/>как<text:s/>маков<text:s/>цвет,<text:s/>ухватилась<text:s/>обеими<text:s/>руками<text:s/>за<text:s/>веревочку<text:s/>кузовка<text:s/>и<text:s/>тревожно<text:s/>поглядела<text:s/>на<text:s/>старика.</text:p>
      <text:p text:style-name="Обычный"/>
      <text:p text:style-name="Обычный">– Нет,<text:s/>дойдет, –<text:s/>возразил<text:s/>он<text:s/>тем<text:s/>же<text:s/>равнодушно‑ленивым<text:s/>голосом. –<text:s/>Что<text:s/>ей…<text:s/>Дойдет<text:s/>и<text:s/>так…<text:s/>Ступай.</text:p>
      <text:p text:style-name="Обычный"/>
      <text:p text:style-name="Обычный">Аннушка<text:s/>проворно<text:s/>ушла<text:s/>в<text:s/>лес.<text:s/>Касьян<text:s/>поглядел<text:s/>за<text:s/>нею<text:s/>вслед,<text:s/>потом<text:s/>потупился<text:s/>и<text:s/>усмехнулся.<text:s/>В<text:s/>этой<text:s/>долгой<text:s/>усмешке,<text:s/>в<text:s/>немногих<text:s/>словах,<text:s/>сказанных<text:s/>им<text:s/>Аннушке,<text:s/>в<text:s/>самом<text:s/>звуке<text:s/>его<text:s/>голоса,<text:s/>когда<text:s/>он<text:s/>говорил<text:s/>с<text:s/>ней,<text:s/>была<text:s/>неизъяснимая,<text:s/>страстная<text:s/>любовь<text:s/>и<text:s/>нежность.<text:s/>Он<text:s/>опять<text:s/>поглядел<text:s/>в<text:s/>сторону,<text:s/>куда<text:s/>она<text:s/>пошла,<text:s/>опять<text:s/>улыбнулся<text:s/>и,<text:s/>потирая<text:s/>себе<text:s/>лицо,<text:s/>несколько<text:s/>раз<text:s/>покачал<text:s/>головой.</text:p>
      <text:p text:style-name="Обычный"/>
      <text:p text:style-name="Обычный">– Зачем<text:s/>ты<text:s/>ее<text:s/>так<text:s/>скоро<text:s/>отослал? –<text:s/>спросил<text:s/>я<text:s/>его. –<text:s/>Я<text:s/>бы<text:s/>у<text:s/>нее<text:s/>грибы<text:s/>купил…</text:p>
      <text:p text:style-name="Обычный"/>
      <text:p text:style-name="Обычный">– Да<text:s/>вы<text:s/>там<text:s/>все<text:s/>равно<text:s/>дома<text:s/>купите,<text:s/>когда<text:s/>захотите, –<text:s/>отвечал<text:s/>он<text:s/>мне,<text:s/>в<text:s/>первый<text:s/>раз<text:s/>употребляя<text:s/>слово<text:s/>«вы».</text:p>
      <text:p text:style-name="Обычный"/>
      <text:p text:style-name="Обычный">– А<text:s/>она<text:s/>у<text:s/>тебя<text:s/>прехорошенькая.</text:p>
      <text:p text:style-name="Обычный"/>
      <text:p text:style-name="Обычный">– Нет…<text:s/>какое…<text:s/>так… –<text:s/>ответил<text:s/>он,<text:s/>как<text:s/>бы<text:s/>нехотя,<text:s/>и<text:s/>с<text:s/>того<text:s/>же<text:s/>мгновенья<text:s/>впал<text:s/>в<text:s/>прежнюю<text:s/>молчаливость.</text:p>
      <text:p text:style-name="Обычный"/>
      <text:p text:style-name="Обычный">Видя,<text:s/>что<text:s/>все<text:s/>мои<text:s/>усилия<text:s/>заставить<text:s/>его<text:s/>опять<text:s/>разговориться<text:s/>оставались<text:s/>тщетными,<text:s/>я<text:s/>отправился<text:s/>на<text:s/>ссечки.<text:s/>Притом<text:s/>же<text:s/>и<text:s/>жара<text:s/>немного<text:s/>спала;<text:s/>но<text:s/>неудача,<text:s/>или,<text:s/>как<text:s/>говорят<text:s/>у<text:s/>нас,<text:s/>незадача<text:s/>моя,<text:s/>продолжалась,<text:s/>и<text:s/>я<text:s/>с<text:s/>одним<text:s/>коростелем<text:s/>и<text:s/>с<text:s/>новой<text:s/>осью<text:s/>вернулся<text:s/>в<text:s/>выселки.<text:s/>Уже<text:s/>подъезжая<text:s/>ко<text:s/>двору,<text:s/>Касьян<text:s/>вдруг<text:s/>обернулся<text:s/>ко<text:s/>мне.</text:p>
      <text:p text:style-name="Обычный"/>
      <text:p text:style-name="Обычный">– Барин,<text:s/>а<text:s/>барин, –<text:s/>заговорил<text:s/>он, –<text:s/>ведь<text:s/>я<text:s/>виноват<text:s/>перед<text:s/>тобой;<text:s/>ведь<text:s/>это<text:s/>я<text:s/>тебе<text:s/>дичь‑то<text:s/>всю<text:s/>отвел.</text:p>
      <text:p text:style-name="Обычный"/>
      <text:p text:style-name="Обычный">– Как<text:s/>так?</text:p>
      <text:p text:style-name="Обычный"/>
      <text:p text:style-name="Обычный">– Да<text:s/>уж<text:s/>это<text:s/>я<text:s/>знаю.<text:s/>А<text:s/>вот<text:s/>и<text:s/>ученый<text:s/>пес<text:s/>у<text:s/>тебя<text:s/>и<text:s/>хороший,<text:s/>а<text:s/>ничего<text:s/>не<text:s/>смог.<text:s/>Подумаешь,<text:s/>люди‑то,<text:s/>люди,<text:s/>а?<text:s/>Вот<text:s/>и<text:s/>зверь,<text:s/>а<text:s/>что<text:s/>из<text:s/>него<text:s/>сделали?</text:p>
      <text:p text:style-name="Обычный"/>
      <text:p text:style-name="Обычный">Я<text:s/>бы<text:s/>напрасно<text:s/>стал<text:s/>убеждать<text:s/>Касьяна<text:s/>в<text:s/>невозможности<text:s/>«заговорить»<text:s/>дичь<text:s/>и<text:s/>потому<text:s/>ничего<text:s/>не<text:s/>отвечал<text:s/>ему.<text:s/>Притом<text:s/>же<text:s/>мы<text:s/>тотчас<text:s/>повернули<text:s/>в<text:s/>ворота.</text:p>
      <text:p text:style-name="Обычный"/>
      <text:p text:style-name="Обычный">В<text:s/>избе<text:s/>Аннушки<text:s/>не<text:s/>было;<text:s/>она<text:s/>уже<text:s/>успела<text:s/>прийти<text:s/>и<text:s/>оставить<text:s/>кузов<text:s/>с<text:s/>грибами.<text:s/>Ерофей<text:s/>приладил<text:s/>новую<text:s/>ось,<text:s/>подвергнув<text:s/>ее<text:s/>сперва<text:s/>строгой<text:s/>и<text:s/>несправедливой<text:s/>оценке;<text:s/>а через<text:s/>час<text:s/>я<text:s/>выехал,<text:s/>оставив<text:s/>Касьяну<text:s/>немного<text:s/>денег,<text:s/>которые<text:s/>он<text:s/>сперва<text:s/>было<text:s/>не<text:s/>принял,<text:s/>но<text:s/>потом,<text:s/>подумав<text:s/>и<text:s/>подержав<text:s/>их<text:s/>на<text:s/>ладони,<text:s/>положил<text:s/>за<text:s/>пазуху.<text:s/>В<text:s/>течение<text:s/>этого<text:s/>часа<text:s/>он<text:s/>не<text:s/>произнес<text:s/>почти<text:s/>ни<text:s/>одного<text:s/>слова;<text:s/>он<text:s/>по‑прежнему<text:s/>стоял,<text:s/>прислонясь<text:s/>к<text:s/>воротам,<text:s/>не<text:s/>отвечал<text:s/>на<text:s/>укоризны<text:s/>моего<text:s/>кучера<text:s/>и<text:s/>весьма<text:s/>холодно<text:s/>простился<text:s/>со<text:s/>мной.</text:p>
      <text:p text:style-name="Обычный"/>
      <text:p text:style-name="Обычный">Я,<text:s/>как<text:s/>только<text:s/>вернулся,<text:s/>успел<text:s/>заметить,<text:s/>что<text:s/>Ерофей<text:s/>мой<text:s/>снова<text:s/>находился<text:s/>в<text:s/>сумрачном<text:s/>расположении<text:s/>духа…<text:s/>И<text:s/>в<text:s/>самом<text:s/>деле,<text:s/>ничего<text:s/>съестного<text:s/>он<text:s/>в<text:s/>деревне<text:s/>не<text:s/>нашел,<text:s/>водопой<text:s/>для<text:s/>лошадей<text:s/>был<text:s/>плохой.<text:s/>Мы<text:s/>выехали.<text:s/>С<text:s/>неудовольствием,<text:s/>выражавшимся<text:s/>даже<text:s/>на<text:s/>его<text:s/>затылке,<text:s/>сидел<text:s/>он<text:s/>на<text:s/>козлах<text:s/>и<text:s/>страх<text:s/>желал<text:s/>заговорить<text:s/>со<text:s/>мной,<text:s/>но<text:s/>в<text:s/>ожидании<text:s/>первого<text:s/>моего<text:s/>вопроса<text:s/>ограничивался<text:s/>легким<text:s/>ворчанием<text:s/>вполголоса<text:s/>и<text:s/>поучительными,<text:s/>а<text:s/>иногда<text:s/>язвительными<text:s/>речами,<text:s/>обращенными<text:s/>к<text:s/>лошадям.<text:s/>«Деревня! –<text:s/>бормотал<text:s/>он, –<text:s/>а<text:s/>еще<text:s/>деревня!<text:s/>Спросил<text:s/>хошь<text:s/>квасу –<text:s/>и<text:s/>квасу<text:s/>нет…<text:s/>Ах<text:s/>ты,<text:s/>Господи!<text:s/>А<text:s/>вода –<text:s/>просто<text:s/>тьфу! (Он<text:s/>плюнул<text:s/>вслух.)<text:s/>Ни<text:s/>огурцов,<text:s/>ни<text:s/>квасу –<text:s/>ничего.<text:s/>Ну<text:s/>ты, –<text:s/>прибавил<text:s/>он<text:s/>громко,<text:s/>обращаясь<text:s/>к<text:s/>правой<text:s/>пристяжной, –<text:s/>я<text:s/>тебя<text:s/>знаю,<text:s/>потворница<text:s/>этакая!<text:s/>Любишь<text:s/>себе<text:s/>потворствовать<text:s/>небось…<text:s/>(И<text:s/>он<text:s/>ударил<text:s/>ее<text:s/>кнутом.)<text:s/>Совсем<text:s/>отлукавилась<text:s/>лошадь,<text:s/>а<text:s/>ведь<text:s/>какой<text:s/>прежде<text:s/>согласный<text:s/>был<text:s/>живот…<text:s/>Ну‑ну,<text:s/>оглядывайся!..»</text:p>
      <text:p text:style-name="Обычный"/>
      <text:p text:style-name="Обычный">– Скажи,<text:s/>пожалуйста,<text:s/>Ерофей, –<text:s/>заговорил<text:s/>я, –<text:s/>что<text:s/>за<text:s/>человек<text:s/>этот<text:s/>Касьян?</text:p>
      <text:p text:style-name="Обычный"/>
      <text:p text:style-name="Обычный">Ерофей<text:s/>не<text:s/>скоро<text:s/>мне<text:s/>отвечал:<text:s/>он<text:s/>вообще<text:s/>человек<text:s/>был<text:s/>обдумывающий<text:s/>и<text:s/>неторопливый;<text:s/>но<text:s/>я<text:s/>тотчас<text:s/>мог<text:s/>догадаться,<text:s/>что<text:s/>мой<text:s/>вопрос<text:s/>его<text:s/>развеселил<text:s/>и<text:s/>успокоил.</text:p>
      <text:p text:style-name="Обычный"/>
      <text:p text:style-name="Обычный">– Блоха‑то? –<text:s/>заговорил<text:s/>он<text:s/>наконец,<text:s/>передернув<text:s/>вожжами. –<text:s/>Чудной<text:s/>человек:<text:s/>как<text:s/>есть<text:s/>юродивец,<text:s/>такого<text:s/>чудного<text:s/>человека<text:s/>и<text:s/>нескоро<text:s/>найдешь<text:s/>другого.<text:s/>Ведь,<text:s/>например,<text:s/>ведь<text:s/>он<text:s/>ни<text:s/>дать<text:s/>ни<text:s/>взять<text:s/>наш<text:s/>вот<text:s/>саврасый:<text:s/>от<text:s/>рук<text:s/>отбился<text:s/>тоже…<text:s/>от<text:s/>работы,<text:s/>то<text:s/>есть.<text:s/>Ну,<text:s/>конечно,<text:s/>что<text:s/>он<text:s/>за<text:s/>работник, –<text:s/>в<text:s/>чем<text:s/>душа<text:s/>держится, –<text:s/>ну,<text:s/>а<text:s/>все‑таки…<text:s/>Ведь<text:s/>он<text:s/>сызмальства<text:s/>так.<text:s/>Сперва<text:s/>он<text:s/>со<text:s/>дядьями<text:s/>со<text:s/>своими<text:s/>в<text:s/>извоз<text:s/>ходил, –<text:s/>они<text:s/>у<text:s/>него<text:s/>были<text:s/>троечные, –<text:s/>ну,<text:s/>а<text:s/>потом,<text:s/>знать,<text:s/>наскучило –<text:s/>бросил.<text:s/>Стал<text:s/>дома<text:s/>жить,<text:s/>да<text:s/>и<text:s/>дома‑то<text:s/>не<text:s/>усиживался,<text:s/>такой<text:s/>беспокойный, –<text:s/>уж<text:s/>точно<text:s/>блоха.<text:s/>Барин<text:s/>ему<text:s/>попался,<text:s/>спасибо,<text:s/>добрый –<text:s/>не<text:s/>принуждал.<text:s/>Вот<text:s/>он<text:s/>так<text:s/>с<text:s/>тех<text:s/>пор<text:s/>все<text:s/>и<text:s/>болтается,<text:s/>что<text:s/>овца<text:s/>беспредельная.<text:s/>И<text:s/>ведь<text:s/>такой<text:s/>удивительный,<text:s/>бог<text:s/>его<text:s/>знает:<text:s/>то<text:s/>молчит,<text:s/>как<text:s/>пень,<text:s/>то<text:s/>вдруг<text:s/>заговорит, –<text:s/>а<text:s/>что<text:s/>заговорит,<text:s/>бог<text:s/>его<text:s/>знает.<text:s/>Разве<text:s/>это<text:s/>манер?<text:s/>Это<text:s/>не<text:s/>манер.<text:s/>Несообразный<text:s/>человек,<text:s/>как<text:s/>есть.<text:s/>Поет,<text:s/>однако,<text:s/>хорошо.<text:s/>Этак<text:s/>важно –<text:s/>ничего,<text:s/>ничего.</text:p>
      <text:p text:style-name="Обычный"/>
      <text:p text:style-name="Обычный">– А<text:s/>что,<text:s/>он<text:s/>лечит,<text:s/>точно?</text:p>
      <text:p text:style-name="Обычный"/>
      <text:p text:style-name="Обычный">– Какое<text:s/>лечит!..<text:s/>Ну,<text:s/>где<text:s/>ему!<text:s/>Таковский<text:s/>он<text:s/>человек.<text:s/>Меня,<text:s/>однако,<text:s/>от<text:s/>золотухи<text:s/>вылечил…<text:s/>Где<text:s/>ему!<text:s/>глупый<text:s/>человек,<text:s/>как<text:s/>есть, –<text:s/>прибавил<text:s/>он,<text:s/>помолчав.</text:p>
      <text:p text:style-name="Обычный"/>
      <text:p text:style-name="Обычный">– Ты<text:s/>его<text:s/>давно<text:s/>знаешь?</text:p>
      <text:p text:style-name="Обычный"/>
      <text:p text:style-name="Обычный">– Давно.<text:s/>Мы<text:s/>им<text:s/>по<text:s/>Сычовке<text:s/>соседи,<text:s/>на<text:s/>Красивой‑то<text:s/>на<text:s/>Мечи.</text:p>
      <text:p text:style-name="Обычный"/>
      <text:p text:style-name="Обычный">– А<text:s/>что<text:s/>эта,<text:s/>нам<text:s/>в<text:s/>лесу<text:s/>попалась<text:s/>девушка,<text:s/>Аннушка,<text:s/>что,<text:s/>она<text:s/>ему<text:s/>родня?</text:p>
      <text:p text:style-name="Обычный"/>
      <text:p text:style-name="Обычный">Ерофей<text:s/>посмотрел<text:s/>на<text:s/>меня<text:s/>через<text:s/>плечо<text:s/>и<text:s/>осклабился<text:s/>во<text:s/>весь<text:s/>рот.</text:p>
      <text:p text:style-name="Обычный"/>
      <text:p text:style-name="Обычный">– Хе!..<text:s/>да,<text:s/>сродни.<text:s/>Она<text:s/>сирота:<text:s/>матери<text:s/>у<text:s/>ней<text:s/>нету,<text:s/>да<text:s/>и<text:s/>неизвестно,<text:s/>кто<text:s/>ее<text:s/>мать‑то<text:s/>была.<text:s/>Ну,<text:s/>а<text:s/>должно<text:s/>быть,<text:s/>что<text:s/>сродственница:<text:s/>больно<text:s/>на<text:s/>него<text:s/>смахивает…<text:s/>Ну,<text:s/>живет<text:s/>у<text:s/>него.<text:s/>Вострая<text:s/>девка,<text:s/>неча<text:s/>сказать;<text:s/>хорошая<text:s/>девка,<text:s/>и<text:s/>он,<text:s/>старый,<text:s/>в<text:s/>ней<text:s/>души<text:s/>не<text:s/>чает:<text:s/>девка<text:s/>хорошая.<text:s/>Да<text:s/>ведь<text:s/>он,<text:s/>вы<text:s/>вот<text:s/>не<text:s/>поверите,<text:s/>а<text:s/>ведь<text:s/>он,<text:s/>пожалуй,<text:s/>Аннушку‑то<text:s/>свою<text:s/>грамоте<text:s/>учить<text:s/>вздумает.<text:s/>Ей‑ей,<text:s/>от<text:s/>него<text:s/>это<text:s/>станется:<text:s/>уж<text:s/>такой<text:s/>он<text:s/>человек<text:s/>неабнакавенный.<text:s/>Непостоянный<text:s/>такой,<text:s/>несоразмерный<text:s/>даже…<text:s/>Э‑э‑э! –<text:s/>вдруг<text:s/>перервал<text:s/>самого<text:s/>себя<text:s/>мой<text:s/>кучер<text:s/>и,<text:s/>остановив<text:s/>лошадей,<text:s/>нагнулся<text:s/>набок<text:s/>и<text:s/>принялся<text:s/>нюхать<text:s/>воздух. –<text:s/>Никак<text:s/>гарью<text:s/>пахнет?<text:s/>Так<text:s/>и<text:s/>есть!<text:s/>Уж<text:s/>эти<text:s/>мне<text:s/>новые<text:s/>оси…<text:s/>А,<text:s/>кажется,<text:s/>на<text:s/>что<text:s/>мазал…<text:s/>Пойти<text:s/>водицы<text:s/>добыть:<text:s/>вот<text:s/>кстати<text:s/>и<text:s/>прудик.</text:p>
      <text:p text:style-name="Обычный"/>
      <text:p text:style-name="Обычный">И<text:s/>Ерофей<text:s/>медлительно<text:s/>слез<text:s/>с<text:s/>облучка,<text:s/>отвязал<text:s/>ведерку,<text:s/>пошел<text:s/>к<text:s/>пруду<text:s/>и,<text:s/>вернувшись,<text:s/>не<text:s/>без<text:s/>удовольствия<text:s/>слушал,<text:s/>как<text:s/>шипела<text:s/>втулка<text:s/>колеса,<text:s/>внезапно<text:s/>охваченная<text:s/>водою…<text:s/>Раз<text:s/>шесть<text:s/>приходилось<text:s/>ему<text:s/>на<text:s/>каких‑нибудь<text:s/>десяти<text:s/>верстах<text:s/>обливать<text:s/>разгоряченную<text:s/>ось,<text:s/>и<text:s/>уже<text:s/>совсем<text:s/>завечерело,<text:s/>когда<text:s/>мы<text:s/>возвратились<text:s/>домой.</text:p>
      <text:p text:style-name="Обычный"/>
      <text:p text:style-name="Обычный"><text:span text:style-name="T590">1851</text:span></text:p>
      <text:p text:style-name="Обычный"/>
      <text:p text:style-name="P591">Бурмистр</text:p>
      <text:p text:style-name="P592"/>
      <text:p text:style-name="Обычный">Верстах<text:s/>в<text:s/>пятнадцати<text:s/>от<text:s/>моего<text:s/>имения<text:s/>живет<text:s/>один<text:s/>мне<text:s/>знакомый<text:s/>человек,<text:s/>молодой<text:s/>помещик,<text:s/>гвардейский<text:s/>офицер<text:s/>в<text:s/>отставке,<text:s/>Аркадий<text:s/>Павлыч<text:s/>Пеночкин.<text:s/>Дичи<text:s/>у<text:s/>него<text:s/>в<text:s/>поместье<text:s/>водится<text:s/>много,<text:s/>дом<text:s/>построен<text:s/>по<text:s/>плану<text:s/>французского<text:s/>архитектора,<text:s/>люди<text:s/>одеты<text:s/>по‑английски,<text:s/>обеды<text:s/>задает<text:s/>он<text:s/>отличные,<text:s/>принимает<text:s/>гостей<text:s/>ласково,<text:s/>а<text:s/>все‑таки<text:s/>неохотно<text:s/>к<text:s/>нему<text:s/>едешь.<text:s/>Он<text:s/>человек<text:s/>рассудительный<text:s/>и<text:s/>положительный,<text:s/>воспитанье<text:s/>получил,<text:s/>как<text:s/>водится,<text:s/>отличное,<text:s/>служил,<text:s/>в<text:s/>высшем<text:s/>обществе<text:s/>потерся,<text:s/>а<text:s/>теперь<text:s/>хозяйством<text:s/>занимается<text:s/>с<text:s/>большим<text:s/>успехом.<text:s/>Аркадий<text:s/>Павлыч,<text:s/>говоря<text:s/>собственными<text:s/>его<text:s/>словами,<text:s/>строг,<text:s/>но<text:s/>справедлив,<text:s/>о<text:s/>благе<text:s/>подданных<text:s/>своих<text:s/>печется<text:s/>и<text:s/>наказывает<text:s/>их –<text:s/>для<text:s/>их<text:s/>же<text:s/>блага.<text:s/>«С<text:s/>ними<text:s/>надобно<text:s/>обращаться,<text:s/>как<text:s/>с<text:s/>детьми, –<text:s/>говорит<text:s/>он<text:s/>в<text:s/>таком<text:s/>случае, –<text:s/>невежество, mon cher; il faut prendre cela en considération»<text:span text:style-name="Знаксноски"><text:note text:note-class="footnote" text:id="_ftn21"><text:note-citation>22</text:note-citation><text:note-body><text:p text:style-name="FootNote"><text:span text:style-name="T593"><text:s/></text:span><text:span text:style-name="T594">Доро</text:span><text:span text:style-name="T595">гой</text:span><text:span text:style-name="T596"><text:s/></text:span><text:span text:style-name="T597">мой</text:span><text:span text:style-name="T598">;<text:s/></text:span><text:span text:style-name="T599">надо</text:span><text:span text:style-name="T600"><text:s/></text:span><text:span text:style-name="T601">принять</text:span><text:span text:style-name="T602"><text:s/></text:span><text:span text:style-name="T603">эт</text:span><text:span text:style-name="T604">о</text:span><text:span text:style-name="T605"><text:s/></text:span><text:span text:style-name="T606">во</text:span><text:span text:style-name="T607"><text:s/></text:span><text:span text:style-name="T608">внимание</text:span><text:span text:style-name="T609"><text:s/>(</text:span><text:span text:style-name="T610">фр</text:span><text:span text:style-name="T611">.).</text:span></text:p><text:p text:style-name="Сd1нedоeeсf1кeaаe0"/></text:note-body></text:note></text:span>.<text:s/>Сам<text:s/>же,<text:s/>в<text:s/>случае<text:s/>так<text:s/>называемой<text:s/>печальной<text:s/>необходимости,<text:s/>резких<text:s/>и<text:s/>порывистых<text:s/>движений<text:s/>избегает<text:s/>и<text:s/>голоса<text:s/>возвышать<text:s/>не<text:s/>любит,<text:s/>но<text:s/>более<text:s/>тычет<text:s/>рукою<text:s/>прямо,<text:s/>спокойно<text:s/>приговаривая:<text:s/>«Ведь<text:s/>я<text:s/>тебя<text:s/>просил,<text:s/>любезный<text:s/>мой»,<text:s/>или:<text:s/>«Что<text:s/>с<text:s/>тобою,<text:s/>друг<text:s/>мой,<text:s/>опомнись», –<text:s/>причем<text:s/>только<text:s/>слегка<text:s/>стискивает<text:s/>зубы<text:s/>и<text:s/>кривит<text:s/>рот.<text:s/>Роста<text:s/>он<text:s/>небольшого,<text:s/>сложен<text:s/>щеголевато,<text:s/>собою<text:s/>весьма<text:s/>недурен,<text:s/>руки<text:s/>и<text:s/>ногти<text:s/>в<text:s/>большой<text:s/>опрятности<text:s/>содержит;<text:s/>с его<text:s/>румяных<text:s/>губ<text:s/>и<text:s/>щек<text:s/>так<text:s/>и<text:s/>пышет<text:s/>здоровьем.<text:s/>Смеется<text:s/>он<text:s/>звучно<text:s/>и<text:s/>беззаботно,<text:s/>приветливо<text:s/>щурит<text:s/>светлые,<text:s/>карие<text:s/>глаза.<text:s/>Одевается<text:s/>он<text:s/>отлично<text:s/>и<text:s/>со<text:s/>вкусом;<text:s/>выписывает<text:s/>французские<text:s/>книги,<text:s/>рисунки<text:s/>и<text:s/>газеты,<text:s/>но<text:s/>до<text:s/>чтения<text:s/>небольшой<text:s/>охотник:<text:s/>«Вечного<text:s/>жида»<text:s/>едва<text:s/>осилил.<text:s/>В<text:s/>карты<text:s/>играет<text:s/>мастерски.<text:s/>Вообще<text:s/>Аркадий<text:s/>Павлыч<text:s/>считается<text:s/>одним<text:s/>из<text:s/>образованнейших<text:s/>дворян<text:s/>и<text:s/>завиднейших<text:s/>женихов<text:s/>нашей<text:s/>губернии;<text:s/>дамы<text:s/>от<text:s/>него<text:s/>без<text:s/>ума<text:s/>и<text:s/>в<text:s/>особенности<text:s/>хвалят<text:s/>его<text:s/>манеры.<text:s/>Он<text:s/>удивительно<text:s/>хорошо<text:s/>себя<text:s/>держит,<text:s/>осторожен,<text:s/>как<text:s/>кошка,<text:s/>и<text:s/>ни<text:s/>в<text:s/>какую<text:s/>историю<text:s/>замешан<text:s/>отроду<text:s/>не<text:s/>бывал,<text:s/>хотя<text:s/>при<text:s/>случае<text:s/>дать<text:s/>себя<text:s/>знать<text:s/>и<text:s/>робкого<text:s/>человека<text:s/>озадачить<text:s/>и<text:s/>срезать<text:s/>любит.<text:s/>Дурным<text:s/>обществом<text:s/>решительно<text:s/>брезгает –<text:s/>скомпрометироваться<text:s/>боится;<text:s/>зато<text:s/>в<text:s/>веселый<text:s/>час<text:s/>объявляет<text:s/>себя<text:s/>поклонником<text:s/>Эпикура,<text:s/>хотя<text:s/>вообще<text:s/>о<text:s/>философии<text:s/>отзывается<text:s/>дурно,<text:s/>называя<text:s/>ее<text:s/>туманной<text:s/>пищей<text:s/>германских<text:s/>умов,<text:s/>а<text:s/>иногда<text:s/>и<text:s/>просто<text:s/>чепухой.<text:s/>Музыку<text:s/>он<text:s/>тоже<text:s/>любит;<text:s/>за<text:s/>картами<text:s/>поет<text:s/>сквозь<text:s/>зубы,<text:s/>но<text:s/>с<text:s/>чувством;<text:s/>из<text:s/>Лючии<text:s/>и<text:s/>Сомнамбулы<text:s/>тоже<text:s/>помнит,<text:s/>но<text:s/>что‑то<text:s/>все<text:s/>высоко<text:s/>забирает.<text:s/>По<text:s/>зимам<text:s/>он<text:s/>ездит<text:s/>в<text:s/>Петербург.<text:s/>Дом<text:s/>у<text:s/>него<text:s/>в<text:s/>порядке<text:s/>необыкновенном;<text:s/>даже<text:s/>кучера<text:s/>подчинились<text:s/>его<text:s/>влиянию<text:s/>и<text:s/>каждый<text:s/>день<text:s/>не<text:s/>только<text:s/>вытирают<text:s/>хомуты<text:s/>и<text:s/>армяки<text:s/>чистят,<text:s/>но<text:s/>и<text:s/>самим<text:s/>себе<text:s/>лицо<text:s/>моют.<text:s/>Дворовые<text:s/>люди<text:s/>Аркадия<text:s/>Павлыча<text:s/>посматривают,<text:s/>правда,<text:s/>что‑то<text:s/>исподлобья,<text:s/>но<text:s/>у<text:s/>нас<text:s/>на<text:s/>Руси<text:s/>угрюмого<text:s/>от<text:s/>заспанного<text:s/>не<text:s/>отличишь.<text:s/>Аркадий<text:s/>Павлыч<text:s/>говорит<text:s/>голосом<text:s/>мягким<text:s/>и<text:s/>приятным,<text:s/>с<text:s/>расстановкой<text:s/>и<text:s/>как<text:s/>бы<text:s/>с<text:s/>удовольствием<text:s/>пропуская<text:s/>каждое<text:s/>слово<text:s/>сквозь<text:s/>свои<text:s/>прекрасные,<text:s/>раздушенные<text:s/>усы;<text:s/>также<text:s/>употребляет<text:s/>много<text:s/>французских<text:s/>выражений,<text:s/>как‑то:<text:s/>«Mais c’est impayable!»<text:span text:style-name="Знаксноски"><text:note text:note-class="footnote" text:id="_ftn22"><text:note-citation>23</text:note-citation><text:note-body><text:p text:style-name="FootNote"><text:span text:style-name="T612"><text:s/></text:span><text:span text:style-name="T613">Забавно</text:span><text:span text:style-name="T614">! (</text:span><text:span text:style-name="T615">фр</text:span><text:span text:style-name="T616">.)</text:span></text:p><text:p text:style-name="Сd1нedоeeсf1кeaаe0"/></text:note-body></text:note></text:span>,<text:s/>«Mais comment donc!»<text:span text:style-name="Знаксноски"><text:note text:note-class="footnote" text:id="_ftn23"><text:note-citation>24</text:note-citation><text:note-body><text:p text:style-name="FootNote"><text:span text:style-name="T617"><text:s/></text:span><text:span text:style-name="T618">Как</text:span><text:span text:style-name="T619"><text:s/></text:span><text:span text:style-name="T620">же</text:span><text:span text:style-name="T621">! (</text:span><text:span text:style-name="T622">фр</text:span><text:span text:style-name="T623">.)</text:span></text:p><text:p text:style-name="Сd1нedоeeсf1кeaаe0"/></text:note-body></text:note></text:span><text:s/>и<text:s/>пр.<text:s/>Со<text:s/>всем<text:s/>тем<text:s/>я<text:s/>по<text:s/>крайней<text:s/>мере<text:s/>не<text:s/>слишком<text:s/>охотно<text:s/>его<text:s/>посещаю,<text:s/>и<text:s/>если<text:s/>бы<text:s/>не<text:s/>тетерева<text:s/>и<text:s/>не<text:s/>куропатки,<text:s/>вероятно,<text:s/>совершенно<text:s/>бы<text:s/>с<text:s/>ним<text:s/>раззнакомился.<text:s/>Странное<text:s/>какое‑то<text:s/>беспокойство<text:s/>овладевает<text:s/>вами<text:s/>в<text:s/>его<text:s/>доме;<text:s/>даже<text:s/>комфорт<text:s/>вас<text:s/>не<text:s/>радует,<text:s/>и<text:s/>всякий<text:s/>раз,<text:s/>вечером,<text:s/>когда<text:s/>появится<text:s/>перед<text:s/>вами<text:s/>завитый<text:s/>камердинер<text:s/>в<text:s/>голубой<text:s/>ливрее<text:s/>с<text:s/>гербовыми<text:s/>пуговицами<text:s/>и<text:s/>начнет<text:s/>подобострастно<text:s/>стягивать<text:s/>с<text:s/>вас<text:s/>сапоги,<text:s/>вы<text:s/>чувствуете,<text:s/>что<text:s/>если<text:s/>бы<text:s/>вместо<text:s/>его<text:s/>бледной<text:s/>и<text:s/>сухопарой<text:s/>фигуры<text:s/>внезапно<text:s/>предстали<text:s/>перед<text:s/>вами<text:s/>изумительно<text:s/>широкие<text:s/>скулы<text:s/>и<text:s/>невероятно<text:s/>тупой<text:s/>нос<text:s/>молодого<text:s/>дюжего<text:s/>парня,<text:s/>только<text:s/>что<text:s/>взятого<text:s/>барином<text:s/>от<text:s/>сохи,<text:s/>но<text:s/>уже<text:s/>успевшего<text:s/>в<text:s/>десяти<text:s/>местах<text:s/>распороть<text:s/>по<text:s/>швам<text:s/>недавно<text:s/>пожалованный<text:s/>нанковый<text:s/>кафтан, –<text:s/>вы<text:s/>бы<text:s/>обрадовались<text:s/>несказанно<text:s/>и<text:s/>охотно<text:s/>бы<text:s/>подверглись<text:s/>опасности<text:s/>лишиться<text:s/>вместе<text:s/>с<text:s/>сапогом<text:s/>и<text:s/>собственной<text:s/>вашей<text:s/>ноги<text:s/>вплоть<text:s/>до<text:s/>самого<text:s/>вертлюга…</text:p>
      <text:p text:style-name="Обычный">Несмотря<text:s/>на<text:s/>мое<text:s/>нерасположение<text:s/>к<text:s/>Аркадию<text:s/>Павлычу,<text:s/>пришлось<text:s/>мне<text:s/>однажды<text:s/>провести<text:s/>у<text:s/>него<text:s/>ночь.<text:s/>На<text:s/>другой<text:s/>день<text:s/>я<text:s/>рано<text:s/>поутру<text:s/>велел<text:s/>заложить<text:s/>свою<text:s/>коляску,<text:s/>но<text:s/>он<text:s/>не<text:s/>хотел<text:s/>меня<text:s/>отпустить<text:s/>без<text:s/>завтрака<text:s/>на<text:s/>английский<text:s/>манер<text:s/>и<text:s/>повел<text:s/>к<text:s/>себе<text:s/>в<text:s/>кабинет.<text:s/>Вместе<text:s/>с<text:s/>чаем<text:s/>подали<text:s/>нам<text:s/>котлеты,<text:s/>яйца<text:s/>всмятку,<text:s/>масло,<text:s/>мед,<text:s/>сыр<text:s/>и<text:s/>пр.<text:s/>Два<text:s/>камердинера,<text:s/>в<text:s/>чистых<text:s/>белых<text:s/>перчатках,<text:s/>быстро<text:s/>и<text:s/>молча<text:s/>предупреждали<text:s/>наши<text:s/>малейшие<text:s/>желания.<text:s/>Мы<text:s/>сидели<text:s/>на<text:s/>персидском<text:s/>диване.<text:s/>На<text:s/>Аркадии<text:s/>Павлыче<text:s/>были<text:s/>широкие<text:s/>шелковые<text:s/>шаровары,<text:s/>черная<text:s/>бархатная<text:s/>куртка,<text:s/>красивый<text:s/>фес<text:s/>с<text:s/>синей<text:s/>кистью<text:s/>и<text:s/>китайские<text:s/>желтые<text:s/>туфли<text:s/>без<text:s/>задков.<text:s/>Он<text:s/>пил<text:s/>чай,<text:s/>смеялся,<text:s/>рассматривал<text:s/>свои<text:s/>ногти,<text:s/>курил,<text:s/>подкладывал<text:s/>себе<text:s/>подушки<text:s/>под<text:s/>бок<text:s/>и<text:s/>вообще<text:s/>чувствовал<text:s/>себя<text:s/>в<text:s/>отличном<text:s/>расположении<text:s/>духа.<text:s/>Позавтракавши<text:s/>плотно<text:s/>и<text:s/>с<text:s/>видимым<text:s/>удовольствием,<text:s/>Аркадий<text:s/>Павлыч<text:s/>налил<text:s/>себе<text:s/>рюмку<text:s/>красного<text:s/>вина,<text:s/>поднес<text:s/>ее<text:s/>к<text:s/>губам<text:s/>и<text:s/>вдруг<text:s/>нахмурился.</text:p>
      <text:p text:style-name="Обычный">– Отчего<text:s/>вино<text:s/>не<text:s/>нагрето? –<text:s/>спросил<text:s/>он<text:s/>довольно<text:s/>резким<text:s/>голосом<text:s/>одного<text:s/>из<text:s/>камердинеров.</text:p>
      <text:p text:style-name="Обычный">Камердинер<text:s/>смешался,<text:s/>остановился<text:s/>как<text:s/>вкопанный<text:s/>и<text:s/>побледнел.</text:p>
      <text:p text:style-name="Обычный">– Ведь<text:s/>я<text:s/>тебя<text:s/>спрашиваю,<text:s/>любезный<text:s/>мой? –<text:s/>спокойно<text:s/>продолжал<text:s/>Аркадий<text:s/>Павлыч,<text:s/>не<text:s/>спуская<text:s/>с<text:s/>него<text:s/>глаз.</text:p>
      <text:p text:style-name="Обычный">Несчастный<text:s/>камердинер<text:s/>помялся<text:s/>на<text:s/>месте,<text:s/>покрутил<text:s/>салфеткой<text:s/>и<text:s/>не<text:s/>сказал<text:s/>ни<text:s/>слова.<text:s/>Аркадий<text:s/>Павлыч<text:s/>потупил<text:s/>голову<text:s/>и<text:s/>задумчиво<text:s/>посмотрел<text:s/>на<text:s/>него<text:s/>исподлобья.</text:p>
      <text:p text:style-name="Обычный">– Pardon, mon cher, –<text:s/>промолвил<text:s/>он<text:s/>с<text:s/>приятной<text:s/>улыбкой,<text:s/>дружески<text:s/>коснувшись<text:s/>рукой<text:s/>до<text:s/>моего<text:s/>колена,<text:s/>и<text:s/>снова<text:s/>уставился<text:s/>на<text:s/>камердинера. –<text:s/>Ну,<text:s/>ступай, –<text:s/>прибавил<text:s/>он<text:s/>после<text:s/>небольшого<text:s/>молчания,<text:s/>поднял<text:s/>брови<text:s/>и<text:s/>позвонил.</text:p>
      <text:p text:style-name="Обычный">Вошел<text:s/>человек,<text:s/>толстый,<text:s/>смуглый,<text:s/>черноволосый,<text:s/>с<text:s/>низким<text:s/>лбом<text:s/>и<text:s/>совершенно<text:s/>заплывшими<text:s/>глазами.</text:p>
      <text:p text:style-name="Обычный">– Насчет<text:s/>Федора…<text:s/>распорядиться, –<text:s/>проговорил<text:s/>Аркадий<text:s/>Павлыч<text:s/>вполголоса<text:s/>и<text:s/>с<text:s/>совершенным<text:s/>самообладанием.</text:p>
      <text:p text:style-name="Обычный">– Слушаю‑с, –<text:s/>отвечал<text:s/>толстый<text:s/>и<text:s/>вышел.</text:p>
      <text:p text:style-name="Обычный">– Voilà, mon cher, les désagréments de la campagne<text:span text:style-name="Знаксноски"><text:note text:note-class="footnote" text:id="_ftn24"><text:note-citation>25</text:note-citation><text:note-body><text:p text:style-name="FootNote"><text:span text:style-name="T624"><text:s/></text:span><text:span text:style-name="T625">Вот</text:span><text:span text:style-name="T626">,<text:s/></text:span><text:span text:style-name="T627">дорогой</text:span><text:span text:style-name="T628"><text:s/></text:span><text:span text:style-name="T629">мой</text:span><text:span text:style-name="T630">,<text:s/></text:span><text:span text:style-name="T631">неприятности</text:span><text:span text:style-name="T632"><text:s/></text:span><text:span text:style-name="T633">деревенской</text:span><text:span text:style-name="T634"><text:s/></text:span><text:span text:style-name="T635">жизни</text:span><text:span text:style-name="T636"><text:s/></text:span><text:span text:style-name="T637">(</text:span><text:span text:style-name="T638">фр</text:span><text:span text:style-name="T639">.).</text:span></text:p><text:p text:style-name="Сd1нedоeeсf1кeaаe0"/></text:note-body></text:note></text:span>, –<text:s/>весело<text:s/>заметил<text:s/>Аркадий<text:s/>Павлыч. –<text:s/>Да<text:s/>куда<text:s/>же<text:s/>вы?<text:s/>Останьтесь,<text:s/>посидите<text:s/>еще<text:s/>немного.</text:p>
      <text:p text:style-name="Обычный">– Нет, –<text:s/>отвечал<text:s/>я, –<text:s/>мне<text:s/>пора.</text:p>
      <text:p text:style-name="Обычный">– Все<text:s/>на<text:s/>охоту!<text:s/>Ох,<text:s/>уж<text:s/>эти<text:s/>мне<text:s/>охотники!<text:s/>Да<text:s/>вы<text:s/>куда<text:s/>теперь<text:s/>едете?</text:p>
      <text:p text:style-name="Обычный">– За<text:s/>сорок<text:s/>верст<text:s/>отсюда,<text:s/>в<text:s/>Рябово.</text:p>
      <text:p text:style-name="Обычный">– В<text:s/>Рябово?<text:s/>Ах,<text:s/>Боже<text:s/>мой,<text:s/>да<text:s/>в<text:s/>таком<text:s/>случае<text:s/>я<text:s/>с<text:s/>вами<text:s/>поеду.<text:s/>Рябово<text:s/>всего<text:s/>в<text:s/>пяти<text:s/>верстах<text:s/>от<text:s/>моей<text:s/>Шипиловки,<text:s/>а<text:s/>я<text:s/>таки<text:s/>давно<text:s/>в<text:s/>Шипиловке<text:s/>не<text:s/>бывал:<text:s/>все<text:s/>времени<text:s/>улучить<text:s/>не<text:s/>мог.<text:s/>Вот<text:s/>как<text:s/>кстати<text:s/>пришлось:<text:s/>вы<text:s/>сегодня<text:s/>в<text:s/>Рябове<text:s/>поохотитесь,<text:s/>а<text:s/>вечером<text:s/>ко<text:s/>мне.<text:s/>Се<text:s/>sera charmant<text:span text:style-name="Знаксноски"><text:note text:note-class="footnote" text:id="_ftn25"><text:note-citation>26</text:note-citation><text:note-body><text:p text:style-name="FootNote"><text:span text:style-name="T640"><text:s/></text:span><text:span text:style-name="T641">Это</text:span><text:span text:style-name="T642"><text:s/></text:span><text:span text:style-name="T643">будет</text:span><text:span text:style-name="T644"><text:s/></text:span><text:span text:style-name="T645">прелестно</text:span><text:span text:style-name="T646"><text:s/>(</text:span><text:span text:style-name="T647">фр</text:span><text:span text:style-name="T648">.).</text:span></text:p><text:p text:style-name="Сd1нedоeeсf1кeaаe0"/></text:note-body></text:note></text:span>.<text:s/>Мы<text:s/>вместе<text:s/>поужинаем, –<text:s/>мы<text:s/>возьмем<text:s/>с<text:s/>собою<text:s/>повара, –<text:s/>вы<text:s/>у<text:s/>меня<text:s/>переночуете.<text:s/>Прекрасно!<text:s/>прекрасно! –<text:s/>прибавил<text:s/>он,<text:s/>не<text:s/>дождавшись<text:s/>моего<text:s/>ответа. C’est arrangé…<text:span text:style-name="Знаксноски"><text:note text:note-class="footnote" text:id="_ftn26"><text:note-citation>27</text:note-citation><text:note-body><text:p text:style-name="FootNote"><text:span text:style-name="T649"><text:s/></text:span><text:span text:style-name="T650">Все</text:span><text:span text:style-name="T651"><text:s/></text:span><text:span text:style-name="T652">у</text:span><text:span text:style-name="T653">строено…</text:span><text:span text:style-name="T654"><text:s/>(</text:span><text:span text:style-name="T655">фр</text:span><text:span text:style-name="T656">.)</text:span></text:p><text:p text:style-name="Сd1нedоeeсf1кeaаe0"/></text:note-body></text:note></text:span> Эй,<text:s/>кто<text:s/>там?<text:s/>Коляску<text:s/>нам<text:s/>велите<text:s/>заложить,<text:s/>да<text:s/>поскорей.<text:s/>Вы<text:s/>в<text:s/>Шипиловке<text:s/>не<text:s/>бывали?<text:s/>Я<text:s/>бы<text:s/>посовестился<text:s/>предложить<text:s/>вам<text:s/>провести<text:s/>ночь<text:s/>в<text:s/>избе<text:s/>моего<text:s/>бурмистра,<text:s/>да<text:s/>вы,<text:s/>я<text:s/>знаю,<text:s/>неприхотливы<text:s/>и<text:s/>в<text:s/>Рябове<text:s/>в<text:s/>сенном<text:s/>бы<text:s/>сарае<text:s/>ночевали…<text:s/>Едем,<text:s/>едем!</text:p>
      <text:p text:style-name="Обычный">И<text:s/>Аркадий<text:s/>Павлыч<text:s/>запел<text:s/>какой‑то<text:s/>французский<text:s/>романс.</text:p>
      <text:p text:style-name="Обычный">– Ведь<text:s/>вы,<text:s/>может<text:s/>быть,<text:s/>не<text:s/>знаете, –<text:s/>продолжал<text:s/>он,<text:s/>покачиваясь<text:s/>на<text:s/>обеих<text:s/>ногах, –<text:s/>у<text:s/>меня<text:s/>там<text:s/>мужики<text:s/>на<text:s/>оброке.<text:s/>Конституция –<text:s/>что<text:s/>будешь<text:s/>делать?<text:s/>Однако<text:s/>оброк<text:s/>мне<text:s/>платят<text:s/>исправно.<text:s/>Я<text:s/>бы<text:s/>их,<text:s/>признаться,<text:s/>давно<text:s/>на<text:s/>барщину<text:s/>ссадил,<text:s/>да<text:s/>земли<text:s/>мало!<text:s/>я и<text:s/>так<text:s/>удивляюсь,<text:s/>как<text:s/>они<text:s/>концы<text:s/>с<text:s/>концами<text:s/>сводят.<text:s/>Впрочем, c’est leur affaire<text:span text:style-name="Знаксноски"><text:note text:note-class="footnote" text:id="_ftn27"><text:note-citation>28</text:note-citation><text:note-body><text:p text:style-name="FootNote"><text:span text:style-name="T657"><text:s/></text:span><text:span text:style-name="T658">Это</text:span><text:span text:style-name="T659"><text:s/></text:span><text:span text:style-name="T660">их</text:span><text:span text:style-name="T661"><text:s/></text:span><text:span text:style-name="T662">дело</text:span><text:span text:style-name="T663"><text:s/>(</text:span><text:span text:style-name="T664">фр</text:span><text:span text:style-name="T665">.).</text:span></text:p><text:p text:style-name="Сd1нedоeeсf1кeaаe0"/></text:note-body></text:note></text:span>.<text:s/>Бурмистр<text:s/>у<text:s/>меня<text:s/>там<text:s/>молодец, une forte tête<text:span text:style-name="Знаксноски"><text:note text:note-class="footnote" text:id="_ftn28"><text:note-citation>29</text:note-citation><text:note-body><text:p text:style-name="FootNote"><text:span text:style-name="T666"><text:s/></text:span><text:span text:style-name="T667">Умная</text:span><text:span text:style-name="T668"><text:s/></text:span><text:span text:style-name="T669">голова</text:span><text:span text:style-name="T670"><text:s/>(</text:span><text:span text:style-name="T671">фр</text:span><text:span text:style-name="T672">.).</text:span></text:p><text:p text:style-name="Сd1нedоeeсf1кeaаe0"/></text:note-body></text:note></text:span>,<text:s/>государственный<text:s/>человек!<text:s/>Вы<text:s/>увидите…<text:s/>Как,<text:s/>право,<text:s/>это<text:s/>хорошо<text:s/>пришлось!</text:p>
      <text:p text:style-name="Обычный">Делать<text:s/>было<text:s/>нечего.<text:s/>Вместо<text:s/>девяти<text:s/>часов<text:s/>утра<text:s/>мы<text:s/>выехали<text:s/>в<text:s/>два.<text:s/>Охотники<text:s/>поймут<text:s/>мое<text:s/>нетерпенье.<text:s/>Аркадий<text:s/>Павлыч<text:s/>любил,<text:s/>как<text:s/>он<text:s/>выражался,<text:s/>при<text:s/>случае<text:s/>побаловать<text:s/>себя<text:s/>и<text:s/>забрал<text:s/>с<text:s/>собою<text:s/>такую<text:s/>бездну<text:s/>белья,<text:s/>припасов,<text:s/>платья,<text:s/>духов,<text:s/>подушек<text:s/>и<text:s/>разных<text:s/>несессеров,<text:s/>что<text:s/>иному<text:s/>бережливому<text:s/>и<text:s/>владеющему<text:s/>собою<text:s/>немцу<text:s/>хватило<text:s/>бы<text:s/>всей<text:s/>этой<text:s/>благодати<text:s/>на<text:s/>год.<text:s/>При<text:s/>каждом<text:s/>спуске<text:s/>с<text:s/>горы<text:s/>Аркадий<text:s/>Павлыч<text:s/>держал<text:s/>краткую,<text:s/>но<text:s/>сильную<text:s/>речь<text:s/>кучеру,<text:s/>из<text:s/>чего<text:s/>я<text:s/>мог<text:s/>заключить,<text:s/>что<text:s/>мой<text:s/>знакомец<text:s/>порядочный<text:s/>трус.<text:s/>Впрочем,<text:s/>путешествие<text:s/>совершилось<text:s/>весьма<text:s/>благополучно;<text:s/>только<text:s/>на<text:s/>одном<text:s/>недавно<text:s/>починенном<text:s/>мостике<text:s/>телега<text:s/>с<text:s/>поваром<text:s/>завалилась,<text:s/>и<text:s/>задним<text:s/>колесом<text:s/>ему<text:s/>придавило<text:s/>желудок.</text:p>
      <text:p text:style-name="Обычный">Аркадий<text:s/>Павлыч,<text:s/>при<text:s/>виде<text:s/>падения<text:s/>доморощенного<text:s/>Карема,<text:s/>испугался<text:s/>не<text:s/>на<text:s/>шутку<text:s/>и<text:s/>тотчас<text:s/>велел<text:s/>спросить:<text:s/>целы<text:s/>ли<text:s/>у<text:s/>него<text:s/>руки?<text:s/>Получив<text:s/>же<text:s/>ответ<text:s/>утвердительный,<text:s/>немедленно<text:s/>успокоился.<text:s/>Со<text:s/>всем<text:s/>тем,<text:s/>ехали<text:s/>мы<text:s/>довольно<text:s/>долго;<text:s/>я сидел<text:s/>в<text:s/>одной<text:s/>коляске<text:s/>с<text:s/>Аркадием<text:s/>Павлычем<text:s/>и<text:s/>под<text:s/>конец<text:s/>путешествия<text:s/>почувствовал<text:s/>тоску<text:s/>смертельную,<text:s/>тем<text:s/>более,<text:s/>что<text:s/>в<text:s/>течение<text:s/>нескольких<text:s/>часов<text:s/>мой<text:s/>знакомец<text:s/>совершенно<text:s/>выдохся<text:s/>и<text:s/>начинал<text:s/>уже<text:s/>либеральничать.<text:s/>Наконец<text:s/>мы<text:s/>приехали,<text:s/>только<text:s/>не<text:s/>в<text:s/>Рябово,<text:s/>а<text:s/>прямо<text:s/>в<text:s/>Шипиловку;<text:s/>как‑то<text:s/>оно<text:s/>так<text:s/>вышло.<text:s/>В<text:s/>тот<text:s/>день<text:s/>я<text:s/>и<text:s/>без<text:s/>того<text:s/>уже<text:s/>поохотиться<text:s/>не<text:s/>мог<text:s/>и<text:s/>потому<text:s/>скрепя<text:s/>сердце<text:s/>покорился<text:s/>своей<text:s/>участи.</text:p>
      <text:p text:style-name="Обычный">Повар<text:s/>приехал<text:s/>несколькими<text:s/>минутами<text:s/>ранее<text:s/>нас<text:s/>и,<text:s/>по‑видимому,<text:s/>уже<text:s/>успел<text:s/>распорядиться<text:s/>и<text:s/>предупредить<text:s/>кого<text:s/>следовало,<text:s/>потому<text:s/>что<text:s/>при<text:s/>самом<text:s/>въезде<text:s/>в<text:s/>околицу<text:s/>встретил<text:s/>нас<text:s/>староста<text:s/>(сын<text:s/>бурмистра),<text:s/>дюжий<text:s/>и<text:s/>рыжий<text:s/>мужик<text:s/>в<text:s/>косую<text:s/>сажень<text:s/>ростом,<text:s/>верхом<text:s/>и<text:s/>без<text:s/>шапки,<text:s/>в<text:s/>новом<text:s/>армяке<text:s/>нараспашку.<text:s/>«А<text:s/>где<text:s/>же<text:s/>Софрон?» –<text:s/>спросил<text:s/>его<text:s/>Аркадий<text:s/>Павлыч.<text:s/>Староста<text:s/>сперва<text:s/>проворно<text:s/>соскочил<text:s/>с<text:s/>лошади,<text:s/>поклонился<text:s/>барину<text:s/>в<text:s/>пояс,<text:s/>промолвил:<text:s/>«Здравствуйте,<text:s/>батюшка<text:s/>Аркадий<text:s/>Павлыч», –<text:s/>потом<text:s/>приподнял<text:s/>голову,<text:s/>встряхнулся<text:s/>и<text:s/>доложил,<text:s/>что<text:s/>Софрон<text:s/>отправился<text:s/>в<text:s/>Перов,<text:s/>но<text:s/>что<text:s/>за<text:s/>ним<text:s/>уже<text:s/>послали.<text:s/>«Ну,<text:s/>ступай<text:s/>за<text:s/>нами», –<text:s/>сказал<text:s/>Аркадий<text:s/>Павлыч.<text:s/>Староста<text:s/>отвел<text:s/>из<text:s/>приличия<text:s/>лошадь<text:s/>в<text:s/>сторону,<text:s/>взвалился<text:s/>на<text:s/>нее<text:s/>и<text:s/>пустился<text:s/>рысцой<text:s/>за<text:s/>коляской,<text:s/>держа<text:s/>шапку<text:s/>в<text:s/>руке.<text:s/>Мы<text:s/>поехали<text:s/>по<text:s/>деревне.<text:s/>Несколько<text:s/>мужиков<text:s/>в<text:s/>пустых<text:s/>телегах<text:s/>попались<text:s/>нам<text:s/>навстречу;<text:s/>они<text:s/>ехали<text:s/>с<text:s/>гумна<text:s/>и<text:s/>пели<text:s/>песни,<text:s/>подпрыгивая<text:s/>всем<text:s/>телом<text:s/>и<text:s/>болтая<text:s/>ногами<text:s/>на<text:s/>воздухе;<text:s/>но<text:s/>при<text:s/>виде<text:s/>нашей<text:s/>коляски<text:s/>и<text:s/>старосты<text:s/>внезапно<text:s/>умолкли,<text:s/>сняли<text:s/>свои<text:s/>зимние<text:s/>шапки<text:s/>(дело<text:s/>было<text:s/>летом)<text:s/>и<text:s/>приподнялись,<text:s/>как<text:s/>бы<text:s/>ожидая<text:s/>приказаний.<text:s/>Аркадий<text:s/>Павлыч<text:s/>милостиво<text:s/>им<text:s/>поклонился.<text:s/>Тревожное<text:s/>волнение<text:s/>видимо<text:s/>распространялось<text:s/>по<text:s/>селу.<text:s/>Бабы<text:s/>в<text:s/>клетчатых<text:s/>паневах<text:s/>швыряли<text:s/>щепками<text:s/>в<text:s/>недогадливых<text:s/>или<text:s/>слишком<text:s/>усердных<text:s/>собак;<text:s/>хромой<text:s/>старик<text:s/>с<text:s/>бородой,<text:s/>начинавшейся<text:s/>под<text:s/>самыми<text:s/>глазами,<text:s/>оторвал<text:s/>недопоенную<text:s/>лошадь<text:s/>от<text:s/>колодезя,<text:s/>ударил<text:s/>ее<text:s/>неизвестно<text:s/>за<text:s/>что<text:s/>по<text:s/>боку,<text:s/>а<text:s/>там<text:s/>уже<text:s/>поклонился.<text:s/>Мальчишки<text:s/>в<text:s/>длинных<text:s/>рубашонках<text:s/>с<text:s/>воплем<text:s/>бежали<text:s/>в<text:s/>избы,<text:s/>ложились<text:s/>брюхом<text:s/>на<text:s/>высокий<text:s/>порог,<text:s/>свешивали<text:s/>головы,<text:s/>закидывали<text:s/>ноги<text:s/>кверху<text:s/>и<text:s/>таким<text:s/>образом<text:s/>весьма<text:s/>проворно<text:s/>перекатывались<text:s/>за<text:s/>дверь,<text:s/>в<text:s/>темные<text:s/>сени,<text:s/>откуда<text:s/>уже<text:s/>и<text:s/>не<text:s/>показывались.<text:s/>Даже<text:s/>курицы<text:s/>стремились<text:s/>ускоренной<text:s/>рысью<text:s/>в<text:s/>подворотню;<text:s/>один<text:s/>бойкий<text:s/>петух<text:s/>с<text:s/>черной<text:s/>грудью,<text:s/>похожей<text:s/>на<text:s/>атласный<text:s/>жилет,<text:s/>и<text:s/>красным<text:s/>хвостом,<text:s/>закрученным<text:s/>на<text:s/>самый<text:s/>гребень,<text:s/>остался<text:s/>было<text:s/>на<text:s/>дороге<text:s/>и<text:s/>уже<text:s/>совсем<text:s/>собрался<text:s/>кричать,<text:s/>да<text:s/>вдруг<text:s/>сконфузился<text:s/>и<text:s/>тоже<text:s/>побежал.<text:s/>Изба<text:s/>бурмистра<text:s/>стояла<text:s/>в<text:s/>стороне<text:s/>от<text:s/>других,<text:s/>посреди<text:s/>густого<text:s/>зеленого<text:s/>конопляника.<text:s/>Мы<text:s/>остановились<text:s/>перед<text:s/>воротами.<text:s/>Г‑н<text:s/>Пеночкин<text:s/>встал,<text:s/>живописно<text:s/>сбросил<text:s/>с<text:s/>себя<text:s/>плащ<text:s/>и<text:s/>вышел<text:s/>из<text:s/>коляски,<text:s/>приветливо<text:s/>озираясь<text:s/>кругом.<text:s/>Бурмистрова<text:s/>жена<text:s/>встретила<text:s/>нас<text:s/>с<text:s/>низкими<text:s/>поклонами<text:s/>и<text:s/>подошла<text:s/>к<text:s/>барской<text:s/>ручке.<text:s/>Аркадий<text:s/>Павлыч<text:s/>дал<text:s/>ей<text:s/>нацеловаться<text:s/>вволю<text:s/>и<text:s/>взошел<text:s/>на<text:s/>крыльцо.<text:s/>В<text:s/>сенях,<text:s/>в<text:s/>темном<text:s/>углу,<text:s/>стояла<text:s/>старостиха<text:s/>и<text:s/>тоже<text:s/>поклонилась,<text:s/>но<text:s/>к<text:s/>руке<text:s/>подойти<text:s/>не<text:s/>дерзнула.<text:s/>В<text:s/>так<text:s/>называемой<text:s/>холодной<text:s/>избе –<text:s/>из<text:s/>сеней<text:s/>направо –<text:s/>уже<text:s/>возились<text:s/>две<text:s/>другие<text:s/>бабы;<text:s/>они<text:s/>выносили<text:s/>оттуда<text:s/>всякую<text:s/>дрянь,<text:s/>пустые<text:s/>жбаны,<text:s/>одеревенелые<text:s/>тулупы,<text:s/>масленые<text:s/>горшки,<text:s/>люльку<text:s/>с<text:s/>кучей<text:s/>тряпок<text:s/>и<text:s/>пестрым<text:s/>ребенком,<text:s/>подметали<text:s/>банными<text:s/>вениками<text:s/>сор.<text:s/>Аркадий<text:s/>Павлыч<text:s/>выслал<text:s/>их<text:s/>вон<text:s/>и<text:s/>поместился<text:s/>на<text:s/>лавке<text:s/>под<text:s/>образами.<text:s/>Кучера<text:s/>начали<text:s/>вносить<text:s/>сундуки,<text:s/>ларцы<text:s/>и<text:s/>прочие<text:s/>удобства,<text:s/>всячески<text:s/>стараясь<text:s/>умерить<text:s/>стук<text:s/>своих<text:s/>тяжелых<text:s/>сапогов.</text:p>
      <text:p text:style-name="Обычный">Между<text:s/>тем<text:s/>Аркадий<text:s/>Павлыч<text:s/>расспрашивал<text:s/>старосту<text:s/>об<text:s/>урожае,<text:s/>посеве<text:s/>и<text:s/>других<text:s/>хозяйственных<text:s/>предметах.<text:s/>Староста<text:s/>отвечал<text:s/>удовлетворительно,<text:s/>но<text:s/>как‑то<text:s/>вяло<text:s/>и<text:s/>неловко,<text:s/>словно<text:s/>замороженными<text:s/>пальцами<text:s/>кафтан<text:s/>застегивал.<text:s/>Он<text:s/>стоял<text:s/>у<text:s/>дверей<text:s/>и<text:s/>то<text:s/>и<text:s/>дело<text:s/>сторожился<text:s/>и<text:s/>оглядывался,<text:s/>давая<text:s/>дорогу<text:s/>проворному<text:s/>камердинеру.<text:s/>Из‑за<text:s/>его<text:s/>могущественных<text:s/>плеч<text:s/>удалось<text:s/>мне<text:s/>увидеть,<text:s/>как<text:s/>бурмистрова<text:s/>жена<text:s/>в<text:s/>сенях<text:s/>втихомолку<text:s/>колотила<text:s/>какую‑то<text:s/>другую<text:s/>бабу.<text:s/>Вдруг<text:s/>застучала<text:s/>телега<text:s/>и<text:s/>остановилась<text:s/>перед<text:s/>крыльцом:<text:s/>вошел<text:s/>бурмистр.</text:p>
      <text:p text:style-name="Обычный">Этот,<text:s/>по<text:s/>словам<text:s/>Аркадия<text:s/>Павлыча,<text:s/>государственный<text:s/>человек<text:s/>был<text:s/>роста<text:s/>небольшого,<text:s/>плечист,<text:s/>сед<text:s/>и<text:s/>плотен,<text:s/>с<text:s/>красным<text:s/>носом,<text:s/>маленькими<text:s/>голубыми<text:s/>глазами<text:s/>и<text:s/>бородой<text:s/>в<text:s/>виде<text:s/>веера.<text:s/>Заметим,<text:s/>кстати,<text:s/>что<text:s/>с<text:s/>тех<text:s/>пор,<text:s/>как<text:s/>Русь<text:s/>стоит,<text:s/>не<text:s/>бывало<text:s/>еще<text:s/>на<text:s/>ней<text:s/>примера<text:s/>раздобревшего<text:s/>и<text:s/>разбогатевшего<text:s/>человека<text:s/>без<text:s/>окладистой<text:s/>бороды;<text:s/>иной<text:s/>весь<text:s/>свой<text:s/>век<text:s/>носил<text:s/>бородку<text:s/>жидкую,<text:s/>клином, –<text:s/>вдруг,<text:s/>смотришь,<text:s/>обложился<text:s/>кругом<text:s/>словно<text:s/>сияньем, –<text:s/>откуда<text:s/>волос<text:s/>берется!<text:s/>Бурмистр,<text:s/>должно<text:s/>быть,<text:s/>в<text:s/>Перове<text:s/>подгулял:<text:s/>и лицо‑то<text:s/>у<text:s/>него<text:s/>отекло<text:s/>порядком,<text:s/>да<text:s/>и<text:s/>вином<text:s/>от<text:s/>него<text:s/>попахивало.</text:p>
      <text:p text:style-name="Обычный">– Ах<text:s/>вы,<text:s/>отцы<text:s/>наши,<text:s/>милостивцы<text:s/>вы<text:s/>наши, –<text:s/>заговорил<text:s/>он<text:s/>нараспев<text:s/>и<text:s/>с<text:s/>таким<text:s/>умилением<text:s/>на<text:s/>лице,<text:s/>что<text:s/>вот‑вот,<text:s/>казалось,<text:s/>слезы<text:s/>брызнут, –<text:s/>насилу‑то<text:s/>изволили<text:s/>пожаловать!..<text:s/>Ручку,<text:s/>батюшка,<text:s/>ручку, –<text:s/>прибавил<text:s/>он,<text:s/>уже<text:s/>загодя<text:s/>протягивая<text:s/>губы.</text:p>
      <text:p text:style-name="Обычный">Аркадий<text:s/>Павлыч<text:s/>удовлетворил<text:s/>его<text:s/>желание.</text:p>
      <text:p text:style-name="Обычный">– Ну,<text:s/>что,<text:s/>брат<text:s/>Софрон,<text:s/>каково<text:s/>у<text:s/>тебя<text:s/>дела<text:s/>идут? –<text:s/>спросил<text:s/>он<text:s/>ласковым<text:s/>голосом.</text:p>
      <text:p text:style-name="Обычный">– Ах<text:s/>вы,<text:s/>отцы<text:s/>наши! –<text:s/>воскликнул<text:s/>Софрон, –<text:s/>да<text:s/>как<text:s/>же<text:s/>им<text:s/>худо<text:s/>идти,<text:s/>делам‑то!<text:s/>Да<text:s/>ведь<text:s/>вы,<text:s/>наши<text:s/>отцы,<text:s/>вы,<text:s/>милостивцы,<text:s/>деревеньку<text:s/>нашу<text:s/>просветить<text:s/>изволили<text:s/>приездом‑то<text:s/>своим,<text:s/>осчастливили<text:s/>по<text:s/>гроб<text:s/>дней.<text:s/>Слава<text:s/>тебе,<text:s/>Господи,<text:s/>Аркадий<text:s/>Павлыч,<text:s/>слава<text:s/>тебе,<text:s/>Господи!<text:s/>Благополучно<text:s/>обстоит<text:s/>все<text:s/>милостью<text:s/>вашей.</text:p>
      <text:p text:style-name="Обычный">Тут<text:s/>Софрон<text:s/>помолчал,<text:s/>поглядел<text:s/>на<text:s/>барина<text:s/>и,<text:s/>как<text:s/>бы<text:s/>снова<text:s/>увлеченный<text:s/>порывом<text:s/>чувства<text:s/>(притом<text:s/>же<text:s/>и<text:s/>хмель<text:s/>брал<text:s/>свое),<text:s/>в<text:s/>другой<text:s/>раз<text:s/>попросил<text:s/>руки<text:s/>и<text:s/>запел<text:s/>пуще<text:s/>прежнего:</text:p>
      <text:p text:style-name="Обычный">– Ах<text:s/>вы,<text:s/>отцы<text:s/>наши,<text:s/>милостивцы…<text:s/>и…<text:s/>уж<text:s/>что!<text:s/>Ей‑богу,<text:s/>совсем<text:s/>дураком<text:s/>от<text:s/>радости<text:s/>стал…<text:s/>Ей‑богу,<text:s/>смотрю<text:s/>да<text:s/>не<text:s/>верю…<text:s/>Ах<text:s/>вы,<text:s/>отцы<text:s/>наши!..</text:p>
      <text:p text:style-name="Обычный">Аркадий<text:s/>Павлыч<text:s/>глянул<text:s/>на<text:s/>меня,<text:s/>усмехнулся<text:s/>и<text:s/>спросил:<text:s/>«N’est‑ce pas que c’est touchant?»<text:span text:style-name="Знаксноски"><text:note text:note-class="footnote" text:id="_ftn29"><text:note-citation>30</text:note-citation><text:note-body><text:p text:style-name="FootNote"><text:span text:style-name="T673"><text:s/></text:span><text:span text:style-name="T674">Не</text:span><text:span text:style-name="T675"><text:s/></text:span><text:span text:style-name="T676">правда</text:span><text:span text:style-name="T677"><text:s/></text:span><text:span text:style-name="T678">ли</text:span><text:span text:style-name="T679">,<text:s/></text:span><text:span text:style-name="T680">эт</text:span><text:span text:style-name="T681">о</text:span><text:span text:style-name="T682"><text:s/></text:span><text:span text:style-name="T683">трогательно</text:span><text:span text:style-name="T684">? (</text:span><text:span text:style-name="T685">фр</text:span><text:span text:style-name="T686">.)</text:span></text:p><text:p text:style-name="Сd1нedоeeсf1кeaаe0"/></text:note-body></text:note></text:span></text:p>
      <text:p text:style-name="Обычный">– Да,<text:s/>батюшка,<text:s/>Аркадий<text:s/>Павлыч, –<text:s/>продолжал<text:s/>неугомонный<text:s/>бурмистр, –<text:s/>как<text:s/>же<text:s/>вы<text:s/>это?<text:s/>Сокрушаете<text:s/>вы<text:s/>меня<text:s/>совсем,<text:s/>батюшка;<text:s/>известить<text:s/>меня<text:s/>не<text:s/>изволили<text:s/>о<text:s/>вашем<text:s/>приезде‑то.<text:s/>Где<text:s/>же<text:s/>вы<text:s/>ночку‑то<text:s/>проведете?<text:s/>Ведь<text:s/>тут<text:s/>нечистота,<text:s/>сор…</text:p>
      <text:p text:style-name="Обычный">– Ничего,<text:s/>Софрон,<text:s/>ничего, –<text:s/>с<text:s/>улыбкой<text:s/>отвечал<text:s/>Аркадий<text:s/>Павлыч, –<text:s/>здесь<text:s/>хорошо.</text:p>
      <text:p text:style-name="Обычный">– Да<text:s/>ведь,<text:s/>отцы<text:s/>вы<text:s/>наши, –<text:s/>для<text:s/>кого<text:s/>хорошо?<text:s/>для<text:s/>нашего<text:s/>брата,<text:s/>мужика,<text:s/>хорошо;<text:s/>а ведь<text:s/>вы…<text:s/>ах<text:s/>вы,<text:s/>отцы<text:s/>мои,<text:s/>милостивцы,<text:s/>ах<text:s/>вы,<text:s/>отцы<text:s/>мои!..<text:s/>Простите<text:s/>меня,<text:s/>дурака,<text:s/>с<text:s/>ума<text:s/>спятил,<text:s/>ей‑богу<text:s/>одурел<text:s/>вовсе.</text:p>
      <text:p text:style-name="Обычный">Между<text:s/>тем<text:s/>подали<text:s/>ужин;<text:s/>Аркадий<text:s/>Павлыч<text:s/>начал<text:s/>кушать.<text:s/>Сына<text:s/>своего<text:s/>старик<text:s/>прогнал –<text:s/>дескать,<text:s/>духоты<text:s/>напущаешь.</text:p>
      <text:p text:style-name="Обычный">– Ну,<text:s/>что,<text:s/>размежевался,<text:s/>старина? –<text:s/>спросил<text:s/>г‑н<text:s/>Пеночкин,<text:s/>который<text:s/>явно<text:s/>желал<text:s/>подделаться<text:s/>под<text:s/>мужицкую<text:s/>речь<text:s/>и<text:s/>мне<text:s/>подмигивал.</text:p>
      <text:p text:style-name="Обычный">– Размежевались,<text:s/>батюшка,<text:s/>всё<text:s/>твоею<text:s/>милостью.<text:s/>Третьего<text:s/>дня<text:s/>сказку<text:s/>подписали.<text:s/>Хлыновские‑то<text:s/>сначала<text:s/>поломались…<text:s/>поломались,<text:s/>отец,<text:s/>точно.<text:s/>Требовали…<text:s/>требовали…<text:s/>и бог<text:s/>знает,<text:s/>чего<text:s/>требовали;<text:s/>да<text:s/>ведь<text:s/>дурачье,<text:s/>батюшка,<text:s/>народ<text:s/>глупый.<text:s/>А<text:s/>мы,<text:s/>батюшка,<text:s/>милостью<text:s/>твоею<text:s/>благодарность<text:s/>заявили<text:s/>и<text:s/>Миколая<text:s/>Миколаича<text:s/>посредственника<text:s/>удовлетворили;<text:s/>всё<text:s/>по<text:s/>твоему<text:s/>приказу<text:s/>действовали,<text:s/>батюшка;<text:s/>как<text:s/>ты<text:s/>изволил<text:s/>приказать,<text:s/>так<text:s/>мы<text:s/>и<text:s/>действовали,<text:s/>и<text:s/>с<text:s/>ведома<text:s/>Егора<text:s/>Дмитрича<text:s/>всё<text:s/>действовали.</text:p>
      <text:p text:style-name="Обычный">– Егор<text:s/>мне<text:s/>докладывал, –<text:s/>важно<text:s/>заметил<text:s/>Аркадий<text:s/>Павлыч.</text:p>
      <text:p text:style-name="Обычный">– Как<text:s/>же,<text:s/>батюшка,<text:s/>Егор<text:s/>Дмитрич,<text:s/>как<text:s/>же.</text:p>
      <text:p text:style-name="Обычный">– Ну,<text:s/>и<text:s/>стало<text:s/>быть,<text:s/>вы<text:s/>теперь<text:s/>довольны?</text:p>
      <text:p text:style-name="Обычный">Софрон<text:s/>только<text:s/>того<text:s/>и<text:s/>ждал.</text:p>
      <text:p text:style-name="Обычный">– Ах<text:s/>вы,<text:s/>отцы<text:s/>наши,<text:s/>милостивцы<text:s/>наши! –<text:s/>запел<text:s/>он<text:s/>опять… –<text:s/>Да<text:s/>помилуйте<text:s/>вы<text:s/>меня…<text:s/>да<text:s/>ведь<text:s/>мы<text:s/>за<text:s/>вас,<text:s/>отцы<text:s/>наши,<text:s/>денно<text:s/>и<text:s/>нощно<text:s/>Господу<text:s/>Богу<text:s/>молимся…<text:s/>Земли,<text:s/>конечно,<text:s/>маловато…</text:p>
      <text:p text:style-name="Обычный">Пеночкин<text:s/>перебил<text:s/>его:</text:p>
      <text:p text:style-name="Обычный">– Ну,<text:s/>хорошо,<text:s/>хорошо,<text:s/>Софрон,<text:s/>знаю,<text:s/>ты<text:s/>мне<text:s/>усердный<text:s/>слуга…<text:s/>А<text:s/>что,<text:s/>как<text:s/>умолот?</text:p>
      <text:p text:style-name="Обычный">Софрон<text:s/>вздохнул.</text:p>
      <text:p text:style-name="Обычный">– Ну,<text:s/>отцы<text:s/>вы<text:s/>наши,<text:s/>умолот‑то<text:s/>не<text:s/>больно<text:s/>хорош.<text:s/>Да<text:s/>что,<text:s/>батюшка<text:s/>Аркадий<text:s/>Павлыч,<text:s/>позвольте<text:s/>вам<text:s/>доложить,<text:s/>дельцо<text:s/>какое<text:s/>вышло. (Тут<text:s/>он<text:s/>приблизился,<text:s/>разводя<text:s/>руками,<text:s/>к<text:s/>господину<text:s/>Пеночкину,<text:s/>нагнулся<text:s/>и<text:s/>прищурил<text:s/>один<text:s/>глаз.)<text:s/>Мертвое<text:s/>тело<text:s/>на<text:s/>нашей<text:s/>земле<text:s/>оказалось.</text:p>
      <text:p text:style-name="Обычный">– Как<text:s/>так?</text:p>
      <text:p text:style-name="Обычный">– И<text:s/>сам<text:s/>ума<text:s/>не<text:s/>приложу,<text:s/>батюшка,<text:s/>отцы<text:s/>вы<text:s/>наши:<text:s/>видно,<text:s/>враг<text:s/>попутал.<text:s/>Да,<text:s/>благо,<text:s/>подле<text:s/>чужой<text:s/>межи<text:s/>оказалось;<text:s/>а только,<text:s/>что<text:s/>греха<text:s/>таить,<text:s/>на<text:s/>нашей<text:s/>земле.<text:s/>Я<text:s/>его<text:s/>тотчас<text:s/>на<text:s/>чужой‑то<text:s/>клин<text:s/>и<text:s/>приказал<text:s/>стащить,<text:s/>пока<text:s/>можно<text:s/>было,<text:s/>да<text:s/>караул<text:s/>приставил<text:s/>и<text:s/>своим<text:s/>заказал:<text:s/>молчать,<text:s/>говорю.<text:s/>А<text:s/>становому<text:s/>на<text:s/>всякий<text:s/>случай<text:s/>объяснил:<text:s/>вот<text:s/>какие<text:s/>порядки,<text:s/>говорю;<text:s/>да<text:s/>чайком<text:s/>его,<text:s/>да<text:s/>благодарность…<text:s/>Ведь<text:s/>что,<text:s/>батюшка,<text:s/>думаете?<text:s/>Ведь<text:s/>осталось<text:s/>у<text:s/>чужаков<text:s/>на<text:s/>шее;<text:s/>а ведь<text:s/>мертвое<text:s/>тело,<text:s/>что<text:s/>двести<text:s/>рублев –<text:s/>как<text:s/>калач.</text:p>
      <text:p text:style-name="Обычный">Г‑н<text:s/>Пеночкин<text:s/>много<text:s/>смеялся<text:s/>уловке<text:s/>своего<text:s/>бурмистра<text:s/>и<text:s/>несколько<text:s/>раз<text:s/>сказал<text:s/>мне,<text:s/>указывая<text:s/>на<text:s/>него<text:s/>головой:<text:s/>«Quel gaillard, a?»<text:span text:style-name="Знаксноски"><text:note text:note-class="footnote" text:id="_ftn30"><text:note-citation>31</text:note-citation><text:note-body><text:p text:style-name="FootNote"><text:span text:style-name="T687"><text:s/></text:span><text:span text:style-name="T688">Каков</text:span><text:span text:style-name="T689"><text:s/></text:span><text:span text:style-name="T690">молодец</text:span><text:span text:style-name="T691">,<text:s/></text:span><text:span text:style-name="T692">а</text:span><text:span text:style-name="T693">? (</text:span><text:span text:style-name="T694">фр</text:span><text:span text:style-name="T695">.)</text:span></text:p><text:p text:style-name="Сd1нedоeeсf1кeaаe0"/></text:note-body></text:note></text:span></text:p>
      <text:p text:style-name="Обычный">Между<text:s/>тем<text:s/>на<text:s/>дворе<text:s/>совсем<text:s/>стемнело;<text:s/>Аркадий<text:s/>Павлыч<text:s/>велел<text:s/>со<text:s/>стола<text:s/>прибирать<text:s/>и<text:s/>сена<text:s/>принести.<text:s/>Камердинер<text:s/>постлал<text:s/>нам<text:s/>простыни,<text:s/>разложил<text:s/>подушки;<text:s/>мы<text:s/>легли.<text:s/>Софрон<text:s/>ушел<text:s/>к<text:s/>себе,<text:s/>получив<text:s/>приказание<text:s/>на<text:s/>следующий<text:s/>день.<text:s/>Аркадий<text:s/>Павлыч,<text:s/>засыпая,<text:s/>еще<text:s/>потолковал<text:s/>немного<text:s/>об<text:s/>отличных<text:s/>качествах<text:s/>русского<text:s/>мужика<text:s/>и<text:s/>тут<text:s/>же<text:s/>заметил<text:s/>мне,<text:s/>что<text:s/>со<text:s/>времени<text:s/>управления<text:s/>Софрона<text:s/>за<text:s/>шипиловскими<text:s/>крестьянами<text:s/>не<text:s/>водится<text:s/>ни<text:s/>гроша<text:s/>недоимки…<text:s/>Сторож<text:s/>заколотил<text:s/>в<text:s/>доску;<text:s/>ребенок,<text:s/>видно<text:s/>еще<text:s/>не<text:s/>успевший<text:s/>проникнуться<text:s/>чувством<text:s/>должного<text:s/>самоотверженья,<text:s/>запищал<text:s/>где‑то<text:s/>в<text:s/>избе…<text:s/>Мы<text:s/>заснули.</text:p>
      <text:p text:style-name="Обычный">На<text:s/>другой<text:s/>день<text:s/>утром<text:s/>мы<text:s/>встали<text:s/>довольно<text:s/>рано.<text:s/>Я<text:s/>было<text:s/>собрался<text:s/>ехать<text:s/>в<text:s/>Рябово,<text:s/>но<text:s/>Аркадий<text:s/>Павлыч<text:s/>желал<text:s/>показать<text:s/>мне<text:s/>свое<text:s/>именье<text:s/>и<text:s/>упросил<text:s/>меня<text:s/>остаться.<text:s/>Я<text:s/>и<text:s/>сам<text:s/>был<text:s/>не<text:s/>прочь<text:s/>убедиться<text:s/>на<text:s/>деле<text:s/>в<text:s/>отличных<text:s/>качествах<text:s/>государственного<text:s/>человека –<text:s/>Софрона.<text:s/>Явился<text:s/>бурмистр.<text:s/>На<text:s/>нем<text:s/>был<text:s/>синий<text:s/>армяк,<text:s/>подпоясанный<text:s/>красным<text:s/>кушаком.<text:s/>Говорил<text:s/>он<text:s/>гораздо<text:s/>меньше<text:s/>вчерашнего,<text:s/>глядел<text:s/>зорко<text:s/>и<text:s/>пристально<text:s/>в<text:s/>глаза<text:s/>барину,<text:s/>отвечал<text:s/>складно<text:s/>и<text:s/>дельно.<text:s/>Мы<text:s/>вместе<text:s/>с<text:s/>ним<text:s/>отправились<text:s/>на<text:s/>гумно.<text:s/>Софронов<text:s/>сын,<text:s/>трехаршинный<text:s/>староста,<text:s/>по<text:s/>всем<text:s/>признакам<text:s/>человек<text:s/>весьма<text:s/>глупый,<text:s/>также<text:s/>пошел<text:s/>за<text:s/>нами,<text:s/>да<text:s/>еще<text:s/>присоединился<text:s/>к<text:s/>нам<text:s/>земский<text:s/>Федосеич,<text:s/>отставной<text:s/>солдат<text:s/>с<text:s/>огромными<text:s/>усами<text:s/>и<text:s/>престранным<text:s/>выражением<text:s/>лица:<text:s/>точно<text:s/>он<text:s/>весьма<text:s/>давно<text:s/>тому<text:s/>назад<text:s/>чему‑то<text:s/>необыкновенно<text:s/>удивился<text:s/>да<text:s/>с<text:s/>тех<text:s/>пор<text:s/>уж<text:s/>и<text:s/>не<text:s/>пришел<text:s/>в<text:s/>себя.<text:s/>Мы<text:s/>осмотрели<text:s/>гумно,<text:s/>ригу,<text:s/>овины,<text:s/>сараи,<text:s/>ветряную<text:s/>мельницу,<text:s/>скотный<text:s/>двор,<text:s/>зеленя,<text:s/>конопляники;<text:s/>все<text:s/>было<text:s/>действительно<text:s/>в<text:s/>отличном<text:s/>порядке,<text:s/>одни<text:s/>унылые<text:s/>лица<text:s/>мужиков<text:s/>приводили<text:s/>меня<text:s/>в<text:s/>некоторое<text:s/>недоумение.<text:s/>Кроме<text:s/>полезного,<text:s/>Софрон<text:s/>заботился<text:s/>еще<text:s/>о<text:s/>приятном:<text:s/>все<text:s/>канавы<text:s/>обсадил<text:s/>ракитником,<text:s/>между<text:s/>скирдами<text:s/>на<text:s/>гумне<text:s/>дорожки<text:s/>провел<text:s/>и<text:s/>песочком<text:s/>посыпал,<text:s/>на<text:s/>ветряной<text:s/>мельнице<text:s/>устроил<text:s/>флюгер<text:s/>в<text:s/>виде<text:s/>медведя<text:s/>с<text:s/>разинутой<text:s/>пастью<text:s/>и<text:s/>красным<text:s/>языком,<text:s/>к<text:s/>кирпичному<text:s/>скотному<text:s/>двору<text:s/>прилепил<text:s/>нечто<text:s/>вроде<text:s/>греческого<text:s/>фронтона<text:s/>и<text:s/>под<text:s/>фронтоном<text:s/>белилами<text:s/>надписал:<text:s/>«Пастроен<text:s/>вселе<text:s/>Шипилофке<text:s/>втысеча<text:s/>восем<text:s/>Сод<text:s/>саракавом<text:s/>году.<text:s/>Сей<text:s/>скотный<text:s/>дфор». –<text:s/>Аркадий<text:s/>Павлыч<text:s/>разнежился<text:s/>совершенно,<text:s/>пустился<text:s/>излагать<text:s/>мне<text:s/>на<text:s/>французском<text:s/>языке<text:s/>выгоды<text:s/>оброчного<text:s/>состоянья,<text:s/>причем,<text:s/>однако,<text:s/>заметил,<text:s/>что<text:s/>барщина<text:s/>для<text:s/>помещиков<text:s/>выгоднее, –<text:s/>да<text:s/>мало<text:s/>ли<text:s/>чего<text:s/>нет!..<text:s/>Начал<text:s/>давать<text:s/>бурмистру<text:s/>советы,<text:s/>как<text:s/>сажать<text:s/>картофель,<text:s/>как<text:s/>для<text:s/>скотины<text:s/>корм<text:s/>заготовлять<text:s/>и<text:s/>пр.<text:s/>Софрон<text:s/>выслушивал<text:s/>барскую<text:s/>речь<text:s/>со<text:s/>вниманием,<text:s/>иногда<text:s/>возражал,<text:s/>но<text:s/>уже<text:s/>не<text:s/>величал<text:s/>Аркадия<text:s/>Павлыча<text:s/>ни<text:s/>отцом,<text:s/>ни<text:s/>милостивцем<text:s/>и<text:s/>все<text:s/>напирал<text:s/>на<text:s/>то,<text:s/>что<text:s/>земли‑де<text:s/>у<text:s/>них<text:s/>маловато,<text:s/>прикупить<text:s/>бы<text:s/>не<text:s/>мешало.<text:s/>«Что<text:s/>ж,<text:s/>купите, –<text:s/>говорил<text:s/>Аркадий<text:s/>Павлыч, –<text:s/>на<text:s/>мое<text:s/>имя,<text:s/>я<text:s/>не<text:s/>прочь».<text:s/>На<text:s/>эти<text:s/>слова<text:s/>Софрон<text:s/>не<text:s/>отвечал<text:s/>ничего,<text:s/>только<text:s/>бороду<text:s/>поглаживал.<text:s/>«Однако<text:s/>теперь<text:s/>бы<text:s/>не<text:s/>мешало<text:s/>съездить<text:s/>в<text:s/>лес», –<text:s/>заметил<text:s/>г‑н<text:s/>Пеночкин.<text:s/>Тотчас<text:s/>привели<text:s/>нам<text:s/>верховых<text:s/>лошадей;<text:s/>мы<text:s/>поехали<text:s/>в<text:s/>лес,<text:s/>или,<text:s/>как<text:s/>у<text:s/>нас<text:s/>говорится,<text:s/>в<text:s/>«заказ».<text:s/>В<text:s/>этом<text:s/>«заказе»<text:s/>нашли<text:s/>мы<text:s/>глушь<text:s/>и<text:s/>дичь<text:s/>страшную,<text:s/>за<text:s/>что<text:s/>Аркадий<text:s/>Павлыч<text:s/>похвалил<text:s/>Софрона<text:s/>и<text:s/>потрепал<text:s/>его<text:s/>по<text:s/>плечу.<text:s/>Г‑н<text:s/>Пеночкин<text:s/>придерживался<text:s/>насчет<text:s/>лесоводства<text:s/>русских<text:s/>понятий<text:s/>и<text:s/>тут<text:s/>же<text:s/>рассказал<text:s/>мне<text:s/>презабавный,<text:s/>по<text:s/>его<text:s/>словам,<text:s/>случай,<text:s/>как<text:s/>один<text:s/>шутник‑помещик<text:s/>вразумил<text:s/>своего<text:s/>лесника,<text:s/>выдрав<text:s/>у<text:s/>него<text:s/>около<text:s/>половины<text:s/>бороды,<text:s/>в<text:s/>доказательство<text:s/>того,<text:s/>что<text:s/>от<text:s/>подрубки<text:s/>лес<text:s/>гуще<text:s/>не<text:s/>вырастает…<text:s/>Впрочем,<text:s/>в<text:s/>других<text:s/>отношениях<text:s/>и<text:s/>Софрон<text:s/>и<text:s/>Аркадий<text:s/>Павлыч –<text:s/>оба<text:s/>не<text:s/>чуждались<text:s/>нововведений.<text:s/>По<text:s/>возвращении<text:s/>в<text:s/>деревню<text:s/>бурмистр<text:s/>повел<text:s/>нас<text:s/>посмотреть<text:s/>веялку,<text:s/>недавно<text:s/>выписанную<text:s/>им<text:s/>из<text:s/>Москвы.<text:s/>Веялка<text:s/>точно<text:s/>действовала<text:s/>хорошо,<text:s/>но<text:s/>если<text:s/>бы<text:s/>Софрон<text:s/>знал,<text:s/>какая<text:s/>неприятность<text:s/>ожидала<text:s/>и<text:s/>его<text:s/>и<text:s/>барина<text:s/>на<text:s/>этой<text:s/>последней<text:s/>прогулке,<text:s/>он,<text:s/>вероятно,<text:s/>остался<text:s/>бы<text:s/>с<text:s/>нами<text:s/>дома.</text:p>
      <text:p text:style-name="Обычный">Вот<text:s/>что<text:s/>случилось.<text:s/>Выходя<text:s/>из<text:s/>сарая,<text:s/>увидали<text:s/>мы<text:s/>следующее<text:s/>зрелище.<text:s/>В<text:s/>нескольких<text:s/>шагах<text:s/>от<text:s/>двери,<text:s/>подле<text:s/>грязной<text:s/>лужи,<text:s/>в<text:s/>которой<text:s/>беззаботно<text:s/>плескались<text:s/>три<text:s/>утки,<text:s/>стояло<text:s/>на<text:s/>коленках<text:s/>два<text:s/>мужика:<text:s/>один –<text:s/>старик<text:s/>лет<text:s/>шестидесяти,<text:s/>другой –<text:s/>малый<text:s/>лет<text:s/>двадцати,<text:s/>оба<text:s/>в<text:s/>замашных<text:s/>заплатанных<text:s/>рубахах,<text:s/>на<text:s/>босу<text:s/>ногу<text:s/>и<text:s/>подпоясанные<text:s/>веревками.<text:s/>Земский<text:s/>Федосеич<text:s/>усердно<text:s/>хлопотал<text:s/>около<text:s/>них<text:s/>и,<text:s/>вероятно,<text:s/>успел<text:s/>бы<text:s/>уговорить<text:s/>их<text:s/>удалиться,<text:s/>если<text:s/>б<text:s/>мы<text:s/>замешкались<text:s/>в<text:s/>сарае,<text:s/>но,<text:s/>увидев<text:s/>нас,<text:s/>он<text:s/>вытянулся<text:s/>в<text:s/>струнку<text:s/>и<text:s/>замер<text:s/>на<text:s/>месте.<text:s/>Тут<text:s/>же<text:s/>стоял<text:s/>староста<text:s/>с<text:s/>разинутым<text:s/>ртом<text:s/>и<text:s/>недоумевающими<text:s/>кулаками.<text:s/>Аркадий<text:s/>Павлыч<text:s/>нахмурился,<text:s/>закусил<text:s/>губу<text:s/>и<text:s/>подошел<text:s/>к<text:s/>просителям.<text:s/>Оба<text:s/>молча<text:s/>поклонились<text:s/>ему<text:s/>в<text:s/>ноги.</text:p>
      <text:p text:style-name="Обычный">– Что<text:s/>вам<text:s/>надобно?<text:s/>о чем<text:s/>вы<text:s/>просите? –<text:s/>спросил<text:s/>он<text:s/>строгим<text:s/>голосом<text:s/>и<text:s/>несколько<text:s/>в<text:s/>нос. (Мужики<text:s/>взглянули<text:s/>друг<text:s/>на<text:s/>друга<text:s/>и<text:s/>словечка<text:s/>не<text:s/>промолвили,<text:s/>только<text:s/>прищурились,<text:s/>словно<text:s/>от<text:s/>солнца,<text:s/>да<text:s/>поскорей<text:s/>дышать<text:s/>стали.)</text:p>
      <text:p text:style-name="Обычный">– Ну,<text:s/>что<text:s/>же? –<text:s/>продолжал<text:s/>Аркадий<text:s/>Павлыч<text:s/>и<text:s/>тотчас<text:s/>же<text:s/>обратился<text:s/>к<text:s/>Софрону. –<text:s/>Из<text:s/>какой<text:s/>семьи?</text:p>
      <text:p text:style-name="Обычный">– Из<text:s/>Тоболеевой<text:s/>семьи, –<text:s/>медленно<text:s/>отвечал<text:s/>бурмистр.</text:p>
      <text:p text:style-name="Обычный">– Ну,<text:s/>что<text:s/>же<text:s/>вы? –<text:s/>заговорил<text:s/>опять<text:s/>г.<text:s/>Пеночкин, –<text:s/>языков<text:s/>у<text:s/>вас<text:s/>нет,<text:s/>что<text:s/>ли?<text:s/>Сказывай<text:s/>ты,<text:s/>чего<text:s/>тебе<text:s/>надобно? –<text:s/>прибавил<text:s/>он,<text:s/>качнув<text:s/>головой<text:s/>на<text:s/>старика. –<text:s/>Да<text:s/>не<text:s/>бойся,<text:s/>дурак.</text:p>
      <text:p text:style-name="Обычный">Старик<text:s/>вытянул<text:s/>свою<text:s/>темно‑бурую,<text:s/>сморщенную<text:s/>шею,<text:s/>криво<text:s/>разинул<text:s/>посиневшие<text:s/>губы,<text:s/>сиплым<text:s/>голосом<text:s/>произнес:<text:s/>«Заступись,<text:s/>государь!» –<text:s/>и<text:s/>снова<text:s/>стукнул<text:s/>лбом<text:s/>в<text:s/>землю.<text:s/>Молодой<text:s/>мужик<text:s/>тоже<text:s/>поклонился.<text:s/>Аркадий<text:s/>Павлыч<text:s/>с<text:s/>достоинством<text:s/>посмотрел<text:s/>на<text:s/>их<text:s/>затылки,<text:s/>закинул<text:s/>голову<text:s/>и<text:s/>расставил<text:s/>немного<text:s/>ноги.</text:p>
      <text:p text:style-name="Обычный">– Что<text:s/>такое?<text:s/>На<text:s/>кого<text:s/>ты<text:s/>жалуешься?</text:p>
      <text:p text:style-name="Обычный">– Помилуй,<text:s/>государь!<text:s/>Дай<text:s/>вздохнуть…<text:s/>Замучены<text:s/>совсем.<text:s/>(Старик<text:s/>говорил<text:s/>с<text:s/>трудом.)</text:p>
      <text:p text:style-name="Обычный">– Кто<text:s/>тебя<text:s/>замучил?</text:p>
      <text:p text:style-name="Обычный">– Да<text:s/>Софрон<text:s/>Яковлич,<text:s/>батюшка.</text:p>
      <text:p text:style-name="Обычный">Аркадий<text:s/>Павлыч<text:s/>помолчал.</text:p>
      <text:p text:style-name="Обычный">– Как<text:s/>тебя<text:s/>зовут?</text:p>
      <text:p text:style-name="Обычный">– Антипом,<text:s/>батюшка.</text:p>
      <text:p text:style-name="Обычный">– А<text:s/>это<text:s/>кто?</text:p>
      <text:p text:style-name="Обычный">– А<text:s/>сынок<text:s/>мой,<text:s/>батюшка.</text:p>
      <text:p text:style-name="Обычный">Аркадий<text:s/>Павлыч<text:s/>помолчал<text:s/>опять<text:s/>и<text:s/>усами<text:s/>повел.</text:p>
      <text:p text:style-name="Обычный">– Ну,<text:s/>так<text:s/>чем<text:s/>же<text:s/>он<text:s/>тебя<text:s/>замучил? –<text:s/>заговорил<text:s/>он,<text:s/>глядя<text:s/>на<text:s/>старика<text:s/>сквозь<text:s/>усы.</text:p>
      <text:p text:style-name="Обычный">– Батюшка,<text:s/>разорил<text:s/>вконец.<text:s/>Двух<text:s/>сыновей,<text:s/>батюшка,<text:s/>без<text:s/>очереди<text:s/>в<text:s/>некруты<text:s/>отдал,<text:s/>а<text:s/>теперя<text:s/>и<text:s/>третьего<text:s/>отнимает.<text:s/>Вчера,<text:s/>батюшка,<text:s/>последнюю<text:s/>коровушку<text:s/>со<text:s/>двора<text:s/>свел<text:s/>и<text:s/>хозяйку<text:s/>мою<text:s/>избил –<text:s/>вон<text:s/>его<text:s/>милость. (Он<text:s/>указал<text:s/>на<text:s/>старосту.)</text:p>
      <text:p text:style-name="Обычный">– Гм! –<text:s/>произнес<text:s/>Аркадий<text:s/>Павлыч.</text:p>
      <text:p text:style-name="Обычный">– Не<text:s/>дай<text:s/>вконец<text:s/>разориться,<text:s/>кормилец.</text:p>
      <text:p text:style-name="Обычный">Г‑н<text:s/>Пеночкин<text:s/>нахмурился.</text:p>
      <text:p text:style-name="Обычный">– Что<text:s/>же<text:s/>это,<text:s/>однако,<text:s/>значит? –<text:s/>спросил<text:s/>он<text:s/>бурмистра<text:s/>вполголоса<text:s/>и<text:s/>с<text:s/>недовольным<text:s/>видом.</text:p>
      <text:p text:style-name="Обычный">– Пьяный<text:s/>человек‑с, –<text:s/>отвечал<text:s/>бурмистр,<text:s/>в<text:s/>первый<text:s/>раз<text:s/>употребляя<text:s/>«слово‑ер», –<text:s/>неработящий.<text:s/>Из<text:s/>недоимки<text:s/>не<text:s/>выходит<text:s/>вот<text:s/>уж<text:s/>пятый<text:s/>год‑с.</text:p>
      <text:p text:style-name="Обычный">– Софрон<text:s/>Яковлич<text:s/>за<text:s/>меня<text:s/>недоимку<text:s/>взнес,<text:s/>батюшка, –<text:s/>продолжал<text:s/>старик, –<text:s/>вот<text:s/>пятый<text:s/>годочек<text:s/>пошел,<text:s/>как<text:s/>взнес,<text:s/>а<text:s/>как<text:s/>взнес –<text:s/>в<text:s/>кабалу<text:s/>меня<text:s/>и<text:s/>забрал,<text:s/>батюшка,<text:s/>да<text:s/>вот<text:s/>и…</text:p>
      <text:p text:style-name="Обычный">– А<text:s/>отчего<text:s/>недоимка<text:s/>за<text:s/>тобой<text:s/>завелась? –<text:s/>грозно<text:s/>спросил<text:s/>г.<text:s/>Пеночкин. (Старик<text:s/>понурил<text:s/>голову.) –<text:s/>Чай,<text:s/>пьянствовать<text:s/>любишь,<text:s/>по<text:s/>кабакам<text:s/>шататься? (Старик<text:s/>разинул<text:s/>было<text:s/>рот.)<text:s/>Знаю<text:s/>я<text:s/>вас, –<text:s/>с<text:s/>запальчивостью<text:s/>продолжал<text:s/>Аркадий<text:s/>Павлыч, –<text:s/>ваше<text:s/>дело<text:s/>пить<text:s/>да<text:s/>на<text:s/>печи<text:s/>лежать,<text:s/>а<text:s/>хороший<text:s/>мужик<text:s/>за<text:s/>вас<text:s/>отвечай.</text:p>
      <text:p text:style-name="Обычный">– И<text:s/>грубиян<text:s/>тоже, –<text:s/>ввернул<text:s/>бурмистр<text:s/>в<text:s/>господскую<text:s/>речь.</text:p>
      <text:p text:style-name="Обычный">– Ну,<text:s/>уж<text:s/>это<text:s/>само<text:s/>собою<text:s/>разумеется.<text:s/>Это<text:s/>всегда<text:s/>так<text:s/>бывает;<text:s/>это<text:s/>уж<text:s/>я<text:s/>не<text:s/>раз<text:s/>заметил.<text:s/>Целый<text:s/>год<text:s/>распутствует,<text:s/>грубит,<text:s/>а<text:s/>теперь<text:s/>в<text:s/>ногах<text:s/>валяется.</text:p>
      <text:p text:style-name="Обычный">– Батюшка,<text:s/>Аркадий<text:s/>Павлыч, –<text:s/>с<text:s/>отчаяньем<text:s/>заговорил<text:s/>старик, –<text:s/>помилуй,<text:s/>заступись, –<text:s/>какой<text:s/>я<text:s/>грубиян?<text:s/>Как<text:s/>перед<text:s/>Господом<text:s/>Богом<text:s/>говорю,<text:s/>невмоготу<text:s/>приходится.<text:s/>Невзлюбил<text:s/>меня<text:s/>Софрон<text:s/>Яковлич,<text:s/>за<text:s/>что<text:s/>невзлюбил –<text:s/>Господь<text:s/>ему<text:s/>судья!<text:s/>Разоряет<text:s/>вконец,<text:s/>батюшка…<text:s/>Последнего<text:s/>вот<text:s/>сыночка…<text:s/>и того…<text:s/>(На<text:s/>желтых<text:s/>и<text:s/>сморщенных<text:s/>глазах<text:s/>старика<text:s/>сверкнула<text:s/>слезинка.)<text:s/>Помилуй,<text:s/>государь,<text:s/>заступись…</text:p>
      <text:p text:style-name="Обычный">– Да<text:s/>и<text:s/>не<text:s/>нас<text:s/>одних, –<text:s/>начал<text:s/>было<text:s/>молодой<text:s/>мужик…</text:p>
      <text:p text:style-name="Обычный">Аркадий<text:s/>Павлыч<text:s/>вдруг<text:s/>вспыхнул:</text:p>
      <text:p text:style-name="Обычный">– А<text:s/>тебя<text:s/>кто<text:s/>спрашивает,<text:s/>а?<text:s/>Тебя<text:s/>не<text:s/>спрашивают,<text:s/>так<text:s/>ты<text:s/>молчи…<text:s/>Это<text:s/>что<text:s/>такое?<text:s/>Молчать,<text:s/>говорят<text:s/>тебе!<text:s/>молчать!..<text:s/>Ах,<text:s/>Боже<text:s/>мой!<text:s/>да<text:s/>это<text:s/>просто<text:s/>бунт.<text:s/>Нет,<text:s/>брат,<text:s/>у<text:s/>меня<text:s/>бунтовать<text:s/>не<text:s/>советую…<text:s/>у меня…<text:s/>(Аркадий<text:s/>Павлыч<text:s/>шагнул<text:s/>вперед,<text:s/>да,<text:s/>вероятно,<text:s/>вспомнил<text:s/>о<text:s/>моем<text:s/>присутствии,<text:s/>отвернулся<text:s/>и<text:s/>положил<text:s/>руки<text:s/>в<text:s/>карманы.) Je vous demande bien pardon, mon cher<text:span text:style-name="Знаксноски"><text:note text:note-class="footnote" text:id="_ftn31"><text:note-citation>32</text:note-citation><text:note-body><text:p text:style-name="FootNote"><text:span text:style-name="T696"><text:s/></text:span><text:span text:style-name="T697">Прошу</text:span><text:span text:style-name="T698"><text:s/></text:span><text:span text:style-name="T699">извинить</text:span><text:span text:style-name="T700"><text:s/></text:span><text:span text:style-name="T701">меня</text:span><text:span text:style-name="T702">,<text:s/></text:span><text:span text:style-name="T703">дорогой</text:span><text:span text:style-name="T704"><text:s/></text:span><text:span text:style-name="T705">мой</text:span><text:span text:style-name="T706"><text:s/>(</text:span><text:span text:style-name="T707">фр</text:span><text:span text:style-name="T708">.)</text:span></text:p><text:p text:style-name="Сd1нedоeeсf1кeaаe0"/></text:note-body></text:note></text:span>, –<text:s/>сказал<text:s/>он<text:s/>с<text:s/>принужденной<text:s/>улыбкой,<text:s/>значительно<text:s/>понизив<text:s/>голос. –<text:s/>C’est le mauvais côté<text:s/>de la médaille…<text:span text:style-name="Знаксноски"><text:note text:note-class="footnote" text:id="_ftn32"><text:note-citation>33</text:note-citation><text:note-body><text:p text:style-name="FootNote"><text:span text:style-name="T709"><text:s/></text:span><text:span text:style-name="T710">Это</text:span><text:span text:style-name="T711"><text:s/></text:span><text:span text:style-name="T712">оборотная</text:span><text:span text:style-name="T713"><text:s/></text:span><text:span text:style-name="T714">сторона</text:span><text:span text:style-name="T715"><text:s/></text:span><text:span text:style-name="T716">медали…</text:span><text:span text:style-name="T717"><text:s/>(</text:span><text:span text:style-name="T718">фр</text:span><text:span text:style-name="T719">.)</text:span></text:p><text:p text:style-name="Сd1нedоeeсf1кeaаe0"/></text:note-body></text:note></text:span> Ну,<text:s/>хорошо,<text:s/>хорошо, –<text:s/>продолжал<text:s/>он,<text:s/>не<text:s/>глядя<text:s/>на<text:s/>мужиков, –<text:s/>я<text:s/>прикажу…<text:s/>хорошо,<text:s/>ступайте. (Мужики<text:s/>не<text:s/>поднимались.)<text:s/>Ну,<text:s/>да<text:s/>ведь<text:s/>я<text:s/>сказал<text:s/>вам…<text:s/>хорошо.<text:s/>Ступайте<text:s/>же,<text:s/>я<text:s/>прикажу,<text:s/>говорят<text:s/>вам.</text:p>
      <text:p text:style-name="Обычный">Аркадий<text:s/>Павлыч<text:s/>обернулся<text:s/>к<text:s/>ним<text:s/>спиной.<text:s/>«Вечно<text:s/>неудовольствия», –<text:s/>проговорил<text:s/>он<text:s/>сквозь<text:s/>зубы<text:s/>и<text:s/>пошел<text:s/>большими<text:s/>шагами<text:s/>домой.<text:s/>Софрон<text:s/>отправился<text:s/>вслед<text:s/>за<text:s/>ним.<text:s/>Земский<text:s/>выпучил<text:s/>глаза,<text:s/>словно<text:s/>куда‑то<text:s/>очень<text:s/>далеко<text:s/>прыгнуть<text:s/>собирался.<text:s/>Староста<text:s/>выпугнул<text:s/>уток<text:s/>из<text:s/>лужи.<text:s/>Просители<text:s/>постояли<text:s/>еще<text:s/>немного<text:s/>на<text:s/>месте,<text:s/>посмотрели<text:s/>друг<text:s/>на<text:s/>друга<text:s/>и<text:s/>поплелись,<text:s/>не<text:s/>оглядываясь,<text:s/>восвояси.</text:p>
      <text:p text:style-name="Обычный">Часа<text:s/>два<text:s/>спустя<text:s/>я<text:s/>уже<text:s/>был<text:s/>в<text:s/>Рябове<text:s/>и<text:s/>вместе<text:s/>с<text:s/>Анпадистом,<text:s/>знакомым<text:s/>мне<text:s/>мужиком,<text:s/>собирался<text:s/>на<text:s/>охоту.<text:s/>До<text:s/>самого<text:s/>моего<text:s/>отъезда<text:s/>Пеночкин<text:s/>дулся<text:s/>на<text:s/>Софрона.<text:s/>Заговорил<text:s/>я<text:s/>с<text:s/>Анпадистом<text:s/>о<text:s/>шипиловских<text:s/>крестьянах,<text:s/>о<text:s/>г.<text:s/>Пеночкине,<text:s/>спросил<text:s/>его,<text:s/>не<text:s/>знает<text:s/>ли<text:s/>он<text:s/>тамошнего<text:s/>бурмистра.</text:p>
      <text:p text:style-name="Обычный">– Софрона‑то<text:s/>Яковлича?..<text:s/>вона!</text:p>
      <text:p text:style-name="Обычный">– А<text:s/>что<text:s/>он<text:s/>за<text:s/>человек?</text:p>
      <text:p text:style-name="Обычный">– Собака,<text:s/>а<text:s/>не<text:s/>человек;<text:s/>такой<text:s/>собаки<text:s/>до<text:s/>самого<text:s/>Курска<text:s/>не<text:s/>найдешь.</text:p>
      <text:p text:style-name="Обычный">– А<text:s/>что?</text:p>
      <text:p text:style-name="Обычный">– Да<text:s/>ведь<text:s/>Шипиловка<text:s/>только<text:s/>что<text:s/>числится<text:s/>за<text:s/>тем,<text:s/>как<text:s/>бишь<text:s/>его,<text:s/>за<text:s/>Пенкиным‑то;<text:s/>ведь<text:s/>не<text:s/>он<text:s/>ей<text:s/>владеет:<text:s/>Софрон<text:s/>владеет.</text:p>
      <text:p text:style-name="Обычный">– Неужто?</text:p>
      <text:p text:style-name="Обычный">– Как<text:s/>своим<text:s/>добром<text:s/>владеет.<text:s/>Крестьяне<text:s/>ему<text:s/>кругом<text:s/>должны;<text:s/>работают<text:s/>на<text:s/>него<text:s/>словно<text:s/>батраки:<text:s/>кого<text:s/>с<text:s/>обозом<text:s/>посылает,<text:s/>кого<text:s/>куды…<text:s/>затормошил<text:s/>совсем.</text:p>
      <text:p text:style-name="Обычный">– Земли<text:s/>у<text:s/>них,<text:s/>кажется,<text:s/>немного?</text:p>
      <text:p text:style-name="Обычный">– Немного?<text:s/>Он<text:s/>у<text:s/>одних<text:s/>хлыновских<text:s/>восемьдесят<text:s/>десятин<text:s/>нанимает,<text:s/>да<text:s/>у<text:s/>наших<text:s/>сто<text:s/>двадцать;<text:s/>вот<text:s/>те<text:s/>и<text:s/>целых<text:s/>полтораста<text:s/>десятин.<text:s/>Да<text:s/>он<text:s/>не<text:s/>одной<text:s/>землей<text:s/>промышляет:<text:s/>и лошадьми<text:s/>промышляет,<text:s/>и<text:s/>скотом,<text:s/>и<text:s/>дегтем,<text:s/>и<text:s/>маслом,<text:s/>и<text:s/>пенькой,<text:s/>и<text:s/>чем‑чем…<text:s/>Умен,<text:s/>больно<text:s/>умен,<text:s/>и<text:s/>богат<text:s/>же,<text:s/>бестия!<text:s/>Да<text:s/>вот<text:s/>чем<text:s/>плох –<text:s/>дерется.<text:s/>Зверь –<text:s/>не<text:s/>человек;<text:s/>сказано:<text:s/>собака,<text:s/>пес,<text:s/>как<text:s/>есть<text:s/>пес.</text:p>
      <text:p text:style-name="Обычный">– Да<text:s/>что<text:s/>ж<text:s/>они<text:s/>на<text:s/>него<text:s/>не<text:s/>жалуются?</text:p>
      <text:p text:style-name="Обычный">– Экста!<text:s/>Барину‑то<text:s/>что<text:s/>за<text:s/>нужда!<text:s/>недоимок<text:s/>не<text:s/>бывает,<text:s/>так<text:s/>ему<text:s/>что?<text:s/>Да,<text:s/>поди<text:s/>ты, –<text:s/>прибавил<text:s/>он<text:s/>после<text:s/>небольшого<text:s/>молчания, –<text:s/>пожалуйся.<text:s/>Нет,<text:s/>он<text:s/>тебя…<text:s/>да,<text:s/>поди‑ка…<text:s/>Нет<text:s/>уж,<text:s/>он<text:s/>тебя<text:s/>вот<text:s/>как,<text:s/>того…</text:p>
      <text:p text:style-name="Обычный">Я<text:s/>вспомнил<text:s/>про<text:s/>Антипа<text:s/>и<text:s/>рассказал<text:s/>ему,<text:s/>что<text:s/>видел.</text:p>
      <text:p text:style-name="Обычный">– Ну, –<text:s/>промолвил<text:s/>Анпадист, –<text:s/>заест<text:s/>он<text:s/>его<text:s/>теперь;<text:s/>заест<text:s/>человека<text:s/>совсем.<text:s/>Староста<text:s/>теперь<text:s/>его<text:s/>забьет.<text:s/>Экой<text:s/>бесталанный,<text:s/>подумаешь,<text:s/>бедняга!<text:s/>И<text:s/>за<text:s/>что<text:s/>терпит…<text:s/>На<text:s/>сходке<text:s/>с<text:s/>ним<text:s/>повздорил,<text:s/>с<text:s/>бурмистром‑то,<text:s/>невтерпеж,<text:s/>знать,<text:s/>пришлось…<text:s/>Велико<text:s/>дело!<text:s/>Вот<text:s/>он<text:s/>его,<text:s/>Антипа‑то,<text:s/>клевать<text:s/>и<text:s/>начал.<text:s/>Теперь<text:s/>доедет.<text:s/>Ведь<text:s/>он<text:s/>такой<text:s/>пес,<text:s/>собака,<text:s/>прости,<text:s/>Господи,<text:s/>мое<text:s/>прегрешенье,<text:s/>знает,<text:s/>на<text:s/>кого<text:s/>налечь.<text:s/>Стариков‑то,<text:s/>что<text:s/>побогаче<text:s/>да<text:s/>посемейнее,<text:s/>не<text:s/>трогает,<text:s/>лысый<text:s/>черт,<text:s/>а<text:s/>тут<text:s/>вот<text:s/>и<text:s/>расходился!<text:s/>Ведь<text:s/>он<text:s/>Антиповых‑то<text:s/>сыновей<text:s/>без<text:s/>очереди<text:s/>в<text:s/>некруты<text:s/>отдал,<text:s/>мошенник<text:s/>беспардонный,<text:s/>пес,<text:s/>прости,<text:s/>Господи,<text:s/>мое<text:s/>прегрешенье!</text:p>
      <text:p text:style-name="Обычный">Мы<text:s/>отправились<text:s/>на<text:s/>охоту.</text:p>
      <text:p text:style-name="Обычный"/>
      <text:p text:style-name="Обычный"><text:span text:style-name="T720">Зальцбрунн</text:span><text:span text:style-name="T721">,<text:s/></text:span><text:span text:style-name="T722">в</text:span><text:span text:style-name="T723"><text:s/></text:span><text:span text:style-name="T724">Силезии</text:span><text:span text:style-name="T725">,</text:span></text:p>
      <text:p text:style-name="Обычный"><text:span text:style-name="T726">июль</text:span><text:span text:style-name="T727">, 1847</text:span><text:span text:style-name="T728"> </text:span><text:span text:style-name="T729">г</text:span><text:span text:style-name="T730">.</text:span></text:p>
      <text:p text:style-name="Обычный"/>
      <text:p text:style-name="P731">Контора</text:p>
      <text:p text:style-name="P732"/>
      <text:p text:style-name="Обычный">Дело<text:s/>было<text:s/>осенью.<text:s/>Уже<text:s/>несколько<text:s/>часов<text:s/>бродил<text:s/>я<text:s/>с<text:s/>ружьем<text:s/>по<text:s/>полям<text:s/>и,<text:s/>вероятно,<text:s/>прежде<text:s/>вечера<text:s/>не<text:s/>вернулся<text:s/>бы<text:s/>в<text:s/>постоялый<text:s/>двор<text:s/>на<text:s/>большой<text:s/>Курской<text:s/>дороге,<text:s/>где<text:s/>ожидала<text:s/>меня<text:s/>моя<text:s/>тройка,<text:s/>если<text:s/>б<text:s/>чрезвычайно<text:s/>мелкий<text:s/>и<text:s/>холодный<text:s/>дождь,<text:s/>который<text:s/>с<text:s/>самого<text:s/>утра,<text:s/>не<text:s/>хуже<text:s/>старой<text:s/>девки,<text:s/>неугомонно<text:s/>и<text:s/>безжалостно<text:s/>приставал<text:s/>ко<text:s/>мне,<text:s/>не<text:s/>заставил<text:s/>меня<text:s/>наконец<text:s/>искать<text:s/>где‑нибудь<text:s/>поблизости<text:s/>хотя<text:s/>временного<text:s/>убежища.<text:s/>Пока<text:s/>я<text:s/>еще<text:s/>соображал,<text:s/>в<text:s/>какую<text:s/>сторону<text:s/>пойти,<text:s/>глазам<text:s/>моим<text:s/>внезапно<text:s/>представился<text:s/>низкий<text:s/>шалаш<text:s/>возле<text:s/>поля,<text:s/>засеянного<text:s/>горохом.<text:s/>Я<text:s/>подошел<text:s/>к<text:s/>шалашу,<text:s/>заглянул<text:s/>под<text:s/>соломенный<text:s/>намет<text:s/>и<text:s/>увидал<text:s/>старика<text:s/>до<text:s/>того<text:s/>дряхлого,<text:s/>что<text:s/>мне<text:s/>тотчас<text:s/>же<text:s/>вспомнился<text:s/>тот<text:s/>умирающий<text:s/>козел,<text:s/>которого<text:s/>Робинзон<text:s/>нашел<text:s/>в<text:s/>одной<text:s/>из<text:s/>пещер<text:s/>своего<text:s/>острова.<text:s/>Старик<text:s/>сидел<text:s/>на<text:s/>корточках,<text:s/>жмурил<text:s/>свои<text:s/>потемневшие<text:s/>маленькие<text:s/>глаза<text:s/>и<text:s/>торопливо,<text:s/>но<text:s/>осторожно,<text:s/>наподобие<text:s/>зайца<text:s/>(у<text:s/>бедняка<text:s/>не<text:s/>было<text:s/>ни<text:s/>одного<text:s/>зуба),<text:s/>жевал<text:s/>сухую<text:s/>и<text:s/>твердую<text:s/>горошину,<text:s/>беспрестанно<text:s/>перекатывая<text:s/>ее<text:s/>со<text:s/>стороны<text:s/>на<text:s/>сторону.<text:s/>Он<text:s/>до<text:s/>того<text:s/>погрузился<text:s/>в<text:s/>свое<text:s/>занятие,<text:s/>что<text:s/>не<text:s/>заметил<text:s/>моего<text:s/>прихода.</text:p>
      <text:p text:style-name="Обычный">– Дедушка!<text:s/>а дедушка! –<text:s/>проговорил<text:s/>я.</text:p>
      <text:p text:style-name="Обычный">Он<text:s/>перестал<text:s/>жевать,<text:s/>высоко<text:s/>поднял<text:s/>брови<text:s/>и<text:s/>с<text:s/>усилием<text:s/>открыл<text:s/>глаза.</text:p>
      <text:p text:style-name="Обычный">– Чего? –<text:s/>прошамшил<text:s/>он<text:s/>сиплым<text:s/>голосом.</text:p>
      <text:p text:style-name="Обычный">– Где<text:s/>тут<text:s/>деревня<text:s/>близко? –<text:s/>спросил<text:s/>я.</text:p>
      <text:p text:style-name="Обычный">Старик<text:s/>опять<text:s/>пустился<text:s/>жевать.<text:s/>Он<text:s/>меня<text:s/>не<text:s/>расслушал.<text:s/>Я<text:s/>повторил<text:s/>свой<text:s/>вопрос<text:s/>громче<text:s/>прежнего.</text:p>
      <text:p text:style-name="Обычный">– Деревня?..<text:s/>да<text:s/>тебе<text:s/>что<text:s/>надо?</text:p>
      <text:p text:style-name="Обычный">– А<text:s/>вот<text:s/>от<text:s/>дождя<text:s/>укрыться.</text:p>
      <text:p text:style-name="Обычный">– Чего?</text:p>
      <text:p text:style-name="Обычный">– От<text:s/>дождя<text:s/>укрыться.</text:p>
      <text:p text:style-name="Обычный">– Да! (Он<text:s/>почесал<text:s/>свой<text:s/>загорелый<text:s/>затылок.)<text:s/>Ну,<text:s/>ты,<text:s/>тово,<text:s/>ступай, –<text:s/>заговорил<text:s/>он<text:s/>вдруг,<text:s/>беспорядочно<text:s/>размахивая<text:s/>руками, –<text:s/>во…<text:s/>вот,<text:s/>как<text:s/>мимо<text:s/>леска<text:s/>пойдешь,<text:s/>вот<text:s/>как<text:s/>пойдешь –<text:s/>тут<text:s/>те<text:s/>и<text:s/>будет<text:s/>дорога;<text:s/>ты<text:s/>ее‑то<text:s/>брось,<text:s/>дорогу‑то,<text:s/>да<text:s/>все<text:s/>направо<text:s/>забирай,<text:s/>все<text:s/>забирай,<text:s/>все<text:s/>забирай,<text:s/>все<text:s/>забирай…<text:s/>Ну,<text:s/>там<text:s/>те<text:s/>и<text:s/>будет<text:s/>Ананьево.<text:s/>А<text:s/>то<text:s/>и<text:s/>в<text:s/>Ситовку<text:s/>пройдешь.</text:p>
      <text:p text:style-name="Обычный">Я<text:s/>с<text:s/>трудом<text:s/>понимал<text:s/>старика.<text:s/>Усы<text:s/>ему<text:s/>мешали,<text:s/>да<text:s/>и<text:s/>язык<text:s/>плохо<text:s/>повиновался.</text:p>
      <text:p text:style-name="Обычный">– Да<text:s/>ты<text:s/>откуда? –<text:s/>спросил<text:s/>я<text:s/>его.</text:p>
      <text:p text:style-name="Обычный">– Чего?</text:p>
      <text:p text:style-name="Обычный">– Откуда<text:s/>ты?</text:p>
      <text:p text:style-name="Обычный">– Из<text:s/>Ананьева.</text:p>
      <text:p text:style-name="Обычный">– Что<text:s/>ж<text:s/>ты<text:s/>тут<text:s/>делаешь?</text:p>
      <text:p text:style-name="Обычный">– Чего?</text:p>
      <text:p text:style-name="Обычный">– Что<text:s/>ты<text:s/>делаешь<text:s/>тут?</text:p>
      <text:p text:style-name="Обычный">– А<text:s/>сторожем<text:s/>сижу.</text:p>
      <text:p text:style-name="Обычный">– Да<text:s/>что<text:s/>ты<text:s/>стережешь?</text:p>
      <text:p text:style-name="Обычный">– А<text:s/>горох.</text:p>
      <text:p text:style-name="Обычный">Я<text:s/>не<text:s/>мог<text:s/>не<text:s/>рассмеяться.</text:p>
      <text:p text:style-name="Обычный">– Да<text:s/>помилуй,<text:s/>сколько<text:s/>тебе<text:s/>лет?</text:p>
      <text:p text:style-name="Обычный">– А<text:s/>бог<text:s/>знает.</text:p>
      <text:p text:style-name="Обычный">– Чай,<text:s/>ты<text:s/>плохо<text:s/>видишь?</text:p>
      <text:p text:style-name="Обычный">– Чего?</text:p>
      <text:p text:style-name="Обычный">– Видишь<text:s/>плохо,<text:s/>чай?</text:p>
      <text:p text:style-name="Обычный">– Плохо.<text:s/>Бывает<text:s/>так,<text:s/>что<text:s/>ничего<text:s/>не<text:s/>слышу.</text:p>
      <text:p text:style-name="Обычный">– Так<text:s/>где<text:s/>ж<text:s/>тебе<text:s/>сторожем‑то<text:s/>быть,<text:s/>помилуй?</text:p>
      <text:p text:style-name="Обычный">– А<text:s/>про<text:s/>то<text:s/>старшие<text:s/>знают.</text:p>
      <text:p text:style-name="Обычный">«Старшие!» –<text:s/>подумал<text:s/>я<text:s/>и<text:s/>не<text:s/>без<text:s/>сожаления<text:s/>поглядел<text:s/>на<text:s/>бедного<text:s/>старика.<text:s/>Он<text:s/>ощупался,<text:s/>достал<text:s/>из‑за<text:s/>пазухи<text:s/>кусок<text:s/>черствого<text:s/>хлеба<text:s/>и<text:s/>принялся<text:s/>сосать,<text:s/>как<text:s/>дитя,<text:s/>с<text:s/>усилием<text:s/>втягивая<text:s/>и<text:s/>без<text:s/>того<text:s/>впалые<text:s/>щеки.</text:p>
      <text:p text:style-name="Обычный">Я<text:s/>пошел<text:s/>в<text:s/>направлении<text:s/>леска,<text:s/>повернул<text:s/>направо,<text:s/>забирал,<text:s/>все<text:s/>забирал,<text:s/>как<text:s/>мне<text:s/>советовал<text:s/>старик,<text:s/>и<text:s/>добрался<text:s/>наконец<text:s/>до<text:s/>большого<text:s/>села<text:s/>с<text:s/>каменной<text:s/>церковью<text:s/>в<text:s/>новом<text:s/>вкусе,<text:s/>то<text:s/>есть<text:s/>с<text:s/>колоннами,<text:s/>и<text:s/>обширным<text:s/>господским<text:s/>домом,<text:s/>тоже<text:s/>с<text:s/>колоннами.<text:s/>Еще<text:s/>издали,<text:s/>сквозь<text:s/>частую<text:s/>сетку<text:s/>дождя,<text:s/>заметил<text:s/>я<text:s/>избу<text:s/>с<text:s/>тесовой<text:s/>крышей<text:s/>и<text:s/>двумя<text:s/>трубами,<text:s/>повыше<text:s/>других,<text:s/>по<text:s/>всей<text:s/>вероятности,<text:s/>жилище<text:s/>старосты,<text:s/>куда<text:s/>я<text:s/>и<text:s/>направил<text:s/>шаги<text:s/>свои,<text:s/>в<text:s/>надежде<text:s/>найти<text:s/>у<text:s/>него<text:s/>самовар,<text:s/>чай,<text:s/>сахар<text:s/>и<text:s/>не<text:s/>совершенно<text:s/>кислые<text:s/>сливки.<text:s/>В<text:s/>сопровождении<text:s/>моей<text:s/>продрогшей<text:s/>собаки<text:s/>взошел<text:s/>я<text:s/>на<text:s/>крылечко,<text:s/>в<text:s/>сени,<text:s/>отворил<text:s/>дверь,<text:s/>но,<text:s/>вместо<text:s/>обыкновенных<text:s/>принадлежностей<text:s/>избы,<text:s/>увидал<text:s/>несколько<text:s/>столов,<text:s/>заваленных<text:s/>бумагами,<text:s/>два<text:s/>красных<text:s/>шкафа,<text:s/>забрызганные<text:s/>чернильницы,<text:s/>оловянные<text:s/>песочницы<text:s/>в<text:s/>пуд<text:s/>весу,<text:s/>длиннейшие<text:s/>перья<text:s/>и<text:s/>прочее.<text:s/>На<text:s/>одном<text:s/>из<text:s/>столов<text:s/>сидел<text:s/>малый<text:s/>лет<text:s/>двадцати,<text:s/>с<text:s/>пухлым<text:s/>и<text:s/>болезненным<text:s/>лицом,<text:s/>крошечными<text:s/>глазками,<text:s/>жирным<text:s/>лбом<text:s/>и<text:s/>бесконечными<text:s/>висками.<text:s/>Одет<text:s/>он<text:s/>был,<text:s/>как<text:s/>следует,<text:s/>в<text:s/>серый<text:s/>нанковый<text:s/>кафтан<text:s/>с<text:s/>глянцем<text:s/>на<text:s/>воротнике<text:s/>и<text:s/>на<text:s/>желудке.</text:p>
      <text:p text:style-name="Обычный">– Чего<text:s/>вам<text:s/>надобно? –<text:s/>спросил<text:s/>он<text:s/>меня,<text:s/>дернув<text:s/>кверху<text:s/>головою,<text:s/>как<text:s/>лошадь,<text:s/>которая<text:s/>не<text:s/>ожидала,<text:s/>что<text:s/>ее<text:s/>возьмут<text:s/>за<text:s/>морду.</text:p>
      <text:p text:style-name="Обычный">– Здесь<text:s/>приказчик<text:s/>живет…<text:s/>или…</text:p>
      <text:p text:style-name="Обычный">– Здесь<text:s/>главная<text:s/>господская<text:s/>контора, –<text:s/>перебил<text:s/>он<text:s/>меня. –<text:s/>Я<text:s/>вот<text:s/>дежурным<text:s/>сижу…<text:s/>Разве<text:s/>вы<text:s/>вывеску<text:s/>не<text:s/>видали?<text:s/>На<text:s/>то<text:s/>вывеска<text:s/>прибита.</text:p>
      <text:p text:style-name="Обычный">– А<text:s/>где<text:s/>бы<text:s/>тут<text:s/>обсушиться?<text:s/>Самовар<text:s/>у<text:s/>кого‑нибудь<text:s/>на<text:s/>деревне<text:s/>есть?</text:p>
      <text:p text:style-name="Обычный">– Как<text:s/>не<text:s/>быть<text:s/>самоваров, –<text:s/>с<text:s/>важностью<text:s/>возразил<text:s/>малый<text:s/>в<text:s/>сером<text:s/>кафтане, –<text:s/>ступайте<text:s/>к<text:s/>отцу<text:s/>Тимофею,<text:s/>а<text:s/>не<text:s/>то<text:s/>в<text:s/>дворовую<text:s/>избу,<text:s/>а<text:s/>не<text:s/>то<text:s/>к<text:s/>Назару<text:s/>Тарасычу,<text:s/>а<text:s/>не<text:s/>то<text:s/>к<text:s/>Аграфене‑птишнице.</text:p>
      <text:p text:style-name="Обычный">– С<text:s/>кем<text:s/>ты<text:s/>это<text:s/>говоришь,<text:s/>болван<text:s/>ты<text:s/>этакой?<text:s/>спать<text:s/>не<text:s/>даешь,<text:s/>болван! –<text:s/>раздался<text:s/>голос<text:s/>из<text:s/>соседней<text:s/>комнаты.</text:p>
      <text:p text:style-name="Обычный">– А<text:s/>вот<text:s/>господин<text:s/>какой‑то<text:s/>зашел,<text:s/>спрашивает,<text:s/>где<text:s/>бы<text:s/>обсушиться.</text:p>
      <text:p text:style-name="Обычный">– Какой<text:s/>там<text:s/>господин?</text:p>
      <text:p text:style-name="Обычный">– А<text:s/>не<text:s/>знаю.<text:s/>С<text:s/>собакой<text:s/>и<text:s/>ружьем.</text:p>
      <text:p text:style-name="Обычный">В<text:s/>соседней<text:s/>комнате<text:s/>заскрипела<text:s/>кровать.<text:s/>Дверь<text:s/>отворилась,<text:s/>и<text:s/>вошел<text:s/>человек<text:s/>лет<text:s/>пятидесяти,<text:s/>толстый,<text:s/>низкого<text:s/>росту,<text:s/>с<text:s/>бычачьей<text:s/>шеей,<text:s/>глазами<text:s/>навыкате,<text:s/>необыкновенно<text:s/>круглыми<text:s/>щеками<text:s/>и<text:s/>с<text:s/>лоском<text:s/>по<text:s/>всему<text:s/>лицу.</text:p>
      <text:p text:style-name="Обычный">– Чего<text:s/>вам<text:s/>угодно? –<text:s/>спросил<text:s/>он<text:s/>меня.</text:p>
      <text:p text:style-name="Обычный">– Обсушиться.</text:p>
      <text:p text:style-name="Обычный">– Здесь<text:s/>не<text:s/>место.</text:p>
      <text:p text:style-name="Обычный">– Я<text:s/>не<text:s/>знал,<text:s/>что<text:s/>здесь<text:s/>контора;<text:s/>а впрочем,<text:s/>я<text:s/>готов<text:s/>заплатить…</text:p>
      <text:p text:style-name="Обычный">– Оно,<text:s/>пожалуй,<text:s/>можно<text:s/>и<text:s/>здесь, –<text:s/>возразил<text:s/>толстяк, –<text:s/>вот,<text:s/>не<text:s/>угодно<text:s/>ли<text:s/>сюда. (Он<text:s/>повел<text:s/>меня<text:s/>в<text:s/>другую<text:s/>комнату,<text:s/>только<text:s/>не<text:s/>в<text:s/>ту,<text:s/>из<text:s/>которой<text:s/>вышел.)<text:s/>Хорошо<text:s/>ли<text:s/>здесь<text:s/>вам<text:s/>будет?</text:p>
      <text:p text:style-name="Обычный">– Хорошо…<text:s/>А<text:s/>нельзя<text:s/>ли<text:s/>чаю<text:s/>со<text:s/>сливками?</text:p>
      <text:p text:style-name="Обычный">– Извольте,<text:s/>сейчас.<text:s/>Вы<text:s/>пока<text:s/>извольте<text:s/>раздеться<text:s/>и<text:s/>отдохнуть,<text:s/>а<text:s/>чай<text:s/>сею<text:s/>минутою<text:s/>будет<text:s/>готов.</text:p>
      <text:p text:style-name="Обычный">– А<text:s/>чье<text:s/>это<text:s/>именье?</text:p>
      <text:p text:style-name="Обычный">– Госпожи<text:s/>Лосняковой,<text:s/>Елены<text:s/>Николаевны.</text:p>
      <text:p text:style-name="Обычный">Он<text:s/>вышел.<text:s/>Я<text:s/>оглянулся:<text:s/>вдоль<text:s/>перегородки,<text:s/>отделявшей<text:s/>мою<text:s/>комнату<text:s/>от<text:s/>конторы,<text:s/>стоял<text:s/>огромный<text:s/>кожаный<text:s/>диван;<text:s/>два<text:s/>стула,<text:s/>тоже<text:s/>кожаных,<text:s/>с<text:s/>высочайшими<text:s/>спинками,<text:s/>торчали<text:s/>по<text:s/>обеим<text:s/>сторонам<text:s/>единственного<text:s/>окна,<text:s/>выходившего<text:s/>на<text:s/>улицу.<text:s/>На<text:s/>стенах,<text:s/>оклеенных<text:s/>зелеными<text:s/>обоями<text:s/>с<text:s/>розовыми<text:s/>разводами,<text:s/>висели<text:s/>три<text:s/>огромные<text:s/>картины,<text:s/>писанные<text:s/>масляными<text:s/>красками.<text:s/>На<text:s/>одной<text:s/>изображена<text:s/>была<text:s/>легавая<text:s/>собака<text:s/>с<text:s/>голубым<text:s/>ошейником<text:s/>и<text:s/>надписью:<text:s/>«Вот<text:s/>моя<text:s/>отрада»;<text:s/>у ног<text:s/>собаки<text:s/>текла<text:s/>река,<text:s/>а<text:s/>на<text:s/>противоположном<text:s/>берегу<text:s/>реки<text:s/>под<text:s/>сосною<text:s/>сидел<text:s/>заяц<text:s/>непомерной<text:s/>величины,<text:s/>с<text:s/>приподнятым<text:s/>ухом.<text:s/>На<text:s/>другой<text:s/>картине<text:s/>два<text:s/>старика<text:s/>ели<text:s/>арбуз;<text:s/>из‑за<text:s/>арбуза<text:s/>виднелся<text:s/>в<text:s/>отдалении<text:s/>греческий<text:s/>портик<text:s/>с<text:s/>надписью:<text:s/>«Храм<text:s/>Удовлетворенья».<text:s/>На<text:s/>третьей<text:s/>картине<text:s/>представлена<text:s/>была<text:s/>полунагая<text:s/>женщина<text:s/>в<text:s/>лежачем<text:s/>положении<text:s/>en raccourci<text:span text:style-name="Знаксноски"><text:note text:note-class="footnote" text:id="_ftn33"><text:note-citation>34</text:note-citation><text:note-body><text:p text:style-name="FootNote"><text:span text:style-name="T733"><text:s/></text:span><text:span text:style-name="T734">В</text:span><text:span text:style-name="T735"><text:s/></text:span><text:span text:style-name="T736">уменьшенном</text:span><text:span text:style-name="T737"><text:s/></text:span><text:span text:style-name="T738">виде</text:span><text:span text:style-name="T739"><text:s/>(</text:span><text:span text:style-name="T740">фр</text:span><text:span text:style-name="T741">.).</text:span></text:p><text:p text:style-name="Сd1нedоeeсf1кeaаe0"/></text:note-body></text:note></text:span>,<text:s/>с<text:s/>красными<text:s/>коленями<text:s/>и<text:s/>очень<text:s/>толстыми<text:s/>пятками.<text:s/>Собака<text:s/>моя,<text:s/>нимало<text:s/>не<text:s/>медля,<text:s/>с<text:s/>сверхъестественными<text:s/>усилиями<text:s/>залезла<text:s/>под<text:s/>диван<text:s/>и,<text:s/>по‑видимому,<text:s/>нашла<text:s/>там<text:s/>много<text:s/>пыли,<text:s/>потому<text:s/>что<text:s/>расчихалась<text:s/>страшно.<text:s/>Я<text:s/>подошел<text:s/>к<text:s/>окну.<text:s/>Через<text:s/>улицу<text:s/>от<text:s/>господского<text:s/>дома<text:s/>до<text:s/>конторы,<text:s/>в<text:s/>косвенном<text:s/>направлении,<text:s/>лежали<text:s/>доски:<text:s/>предосторожность<text:s/>весьма<text:s/>полезная,<text:s/>потому<text:s/>что<text:s/>кругом,<text:s/>благодаря<text:s/>нашей<text:s/>черноземной<text:s/>почве<text:s/>и<text:s/>продолжительному<text:s/>дождю,<text:s/>грязь<text:s/>была<text:s/>страшная.<text:s/>Около<text:s/>господской<text:s/>усадьбы,<text:s/>стоявшей<text:s/>к<text:s/>улице<text:s/>задом,<text:s/>происходило,<text:s/>что<text:s/>обыкновенно<text:s/>происходит<text:s/>около<text:s/>господских<text:s/>усадеб:<text:s/>девки<text:s/>в<text:s/>полинялых<text:s/>ситцевых<text:s/>платьях<text:s/>шныряли<text:s/>взад<text:s/>и<text:s/>вперед;<text:s/>дворовые<text:s/>люди<text:s/>брели<text:s/>по<text:s/>грязи,<text:s/>останавливались<text:s/>и<text:s/>задумчиво<text:s/>чесали<text:s/>свои<text:s/>спины;<text:s/>привязанная<text:s/>лошадь<text:s/>десятского<text:s/>лениво<text:s/>махала<text:s/>хвостом<text:s/>и,<text:s/>высоко<text:s/>задравши<text:s/>морду,<text:s/>глодала<text:s/>забор;<text:s/>курицы<text:s/>кудахтали;<text:s/>чахоточные<text:s/>индейки<text:s/>беспрестанно<text:s/>перекликивались.<text:s/>На<text:s/>крылечке<text:s/>темного<text:s/>и<text:s/>гнилого<text:s/>строния,<text:s/>вероятно<text:s/>бани,<text:s/>сидел<text:s/>дюжий<text:s/>парень<text:s/>с<text:s/>гитарой<text:s/>и<text:s/>не<text:s/>без<text:s/>удали<text:s/>напевал<text:s/>известный<text:s/>романс:</text:p>
      <text:p text:style-name="P742"/>
      <text:p text:style-name="P743">Э –<text:s/>я<text:s/>фа<text:s/>пасатыню<text:s/>удаляюсь</text:p>
      <text:p text:style-name="P744">Ата<text:s/>прекарасаных<text:s/>седешенеха<text:s/>мест…</text:p>
      <text:p text:style-name="P745">и<text:s/>проч.</text:p>
      <text:p text:style-name="P746"/>
      <text:p text:style-name="Обычный">Толстяк<text:s/>вошел<text:s/>ко<text:s/>мне<text:s/>в<text:s/>комнату.</text:p>
      <text:p text:style-name="Обычный">– Вот<text:s/>вам<text:s/>чай<text:s/>несут, –<text:s/>сказал<text:s/>он<text:s/>мне<text:s/>с<text:s/>приятной<text:s/>улыбкой.</text:p>
      <text:p text:style-name="Обычный">Малый<text:s/>в<text:s/>сером<text:s/>кафтане,<text:s/>конторский<text:s/>дежурный,<text:s/>расположил<text:s/>на<text:s/>старом<text:s/>ломберном<text:s/>столе<text:s/>самовар,<text:s/>чайник,<text:s/>стакан<text:s/>с<text:s/>разбитым<text:s/>блюдечком,<text:s/>горшок<text:s/>сливок<text:s/>и<text:s/>связку<text:s/>болховских<text:s/>котёлок,<text:s/>твердых,<text:s/>как<text:s/>кремень.<text:s/>Толстяк<text:s/>вышел.</text:p>
      <text:p text:style-name="Обычный">– Что<text:s/>это, –<text:s/>спросил<text:s/>я<text:s/>дежурного, –<text:s/>приказчик?</text:p>
      <text:p text:style-name="Обычный">– Никак<text:s/>нет‑с:<text:s/>был<text:s/>главным<text:s/>кассиром‑с,<text:s/>а<text:s/>теперь<text:s/>в<text:s/>главные<text:s/>конторщики<text:s/>произведен.</text:p>
      <text:p text:style-name="Обычный">– Да<text:s/>разве<text:s/>у<text:s/>вас<text:s/>нет<text:s/>приказчиков?</text:p>
      <text:p text:style-name="Обычный">– Никак<text:s/>нет‑с.<text:s/>Есть<text:s/>бурмистер,<text:s/>Михайла<text:s/>Викулов,<text:s/>а<text:s/>приказчика<text:s/>нету.</text:p>
      <text:p text:style-name="Обычный">– Так<text:s/>управляющий<text:s/>есть?</text:p>
      <text:p text:style-name="Обычный">– Как<text:s/>же,<text:s/>есть:<text:s/>немец,<text:s/>Линдамандол,<text:s/>Карло<text:s/>Карлыч;<text:s/>только<text:s/>он<text:s/>не<text:s/>распоряжается.</text:p>
      <text:p text:style-name="Обычный">– Кто<text:s/>ж<text:s/>у<text:s/>вас<text:s/>распоряжается?</text:p>
      <text:p text:style-name="Обычный">– Сама<text:s/>барыня.</text:p>
      <text:p text:style-name="Обычный">– Вот<text:s/>как!..<text:s/>Что<text:s/>ж,<text:s/>у<text:s/>вас<text:s/>в<text:s/>конторе<text:s/>много<text:s/>народу<text:s/>сидит?</text:p>
      <text:p text:style-name="Обычный">Малый<text:s/>задумался.</text:p>
      <text:p text:style-name="Обычный">– Шесть<text:s/>человек<text:s/>сидит.</text:p>
      <text:p text:style-name="Обычный">– Кто<text:s/>да<text:s/>кто? –<text:s/>спросил<text:s/>я.</text:p>
      <text:p text:style-name="Обычный">– А<text:s/>вот<text:s/>кто:<text:s/>сначала<text:s/>будет<text:s/>Василий<text:s/>Николаевич,<text:s/>главный<text:s/>кассир;<text:s/>а то<text:s/>Петр<text:s/>конторщик,<text:s/>Петров<text:s/>брат<text:s/>Иван<text:s/>конторщик,<text:s/>другой<text:s/>Иван<text:s/>конторщик;<text:s/>Коскенкин<text:s/>Наркизов,<text:s/>тоже<text:s/>конторщик,<text:s/>я<text:s/>вот, –<text:s/>да<text:s/>всех<text:s/>и<text:s/>не<text:s/>перечтешь.</text:p>
      <text:p text:style-name="Обычный">– Чай,<text:s/>у<text:s/>вашей<text:s/>барыни<text:s/>дворни<text:s/>много?</text:p>
      <text:p text:style-name="Обычный">– Нет,<text:s/>не<text:s/>то<text:s/>чтобы<text:s/>много…</text:p>
      <text:p text:style-name="Обычный">– Однако<text:s/>сколько?</text:p>
      <text:p text:style-name="Обычный">– Человек,<text:s/>пожалуй,<text:s/>что<text:s/>полтораста<text:s/>набежит.</text:p>
      <text:p text:style-name="Обычный">Мы<text:s/>оба<text:s/>помолчали.</text:p>
      <text:p text:style-name="Обычный">– Ну,<text:s/>что<text:s/>ж,<text:s/>ты<text:s/>хорошо<text:s/>пишешь? –<text:s/>начал<text:s/>я<text:s/>опять.</text:p>
      <text:p text:style-name="Обычный">Малый<text:s/>улыбнулся<text:s/>во<text:s/>весь<text:s/>рот,<text:s/>кивнул<text:s/>головой,<text:s/>сходил<text:s/>в<text:s/>контору<text:s/>и<text:s/>принес<text:s/>исписанный<text:s/>листок.</text:p>
      <text:p text:style-name="Обычный">– Вот<text:s/>мое<text:s/>писанье, –<text:s/>промолвил<text:s/>он,<text:s/>не<text:s/>переставая<text:s/>улыбаться.</text:p>
      <text:p text:style-name="Обычный">Я<text:s/>посмотрел:<text:s/>на<text:s/>четвертушке<text:s/>сероватой<text:s/>бумаги<text:s/>красивым<text:s/>и<text:s/>крупным<text:s/>почерком<text:s/>был<text:s/>написан<text:s/>следующий</text:p>
      <text:p text:style-name="P747"/>
      <text:p text:style-name="P748">ПРИКАЗ</text:p>
      <text:p text:style-name="P749"><text:span text:style-name="T750">От</text:span><text:span text:style-name="T751"><text:s/></text:span><text:span text:style-name="T752">главной</text:span><text:span text:style-name="T753"><text:s/></text:span><text:span text:style-name="T754">господской</text:span><text:span text:style-name="T755"><text:s/></text:span><text:span text:style-name="T756">домовой</text:span><text:span text:style-name="T757"><text:s/></text:span><text:span text:style-name="T758">ананьевской</text:span></text:p>
      <text:p text:style-name="P759"><text:span text:style-name="T760">конторы</text:span><text:span text:style-name="T761"><text:s/></text:span><text:span text:style-name="T762">бурмист</text:span><text:span text:style-name="T763">ру</text:span><text:span text:style-name="T764"><text:s/></text:span><text:span text:style-name="T765">Михайле</text:span><text:span text:style-name="T766"><text:s/></text:span><text:span text:style-name="T767">Викулову</text:span><text:span text:style-name="T768">,<text:s/></text:span><text:span text:style-name="T769">№</text:span><text:span text:style-name="T770"> </text:span><text:span text:style-name="T771">209</text:span></text:p>
      <text:p text:style-name="P772"/>
      <text:p text:style-name="Обычный">«Приказывается<text:s/>тебе<text:s/>немедленно<text:s/>по<text:s/>получении<text:s/>сего<text:s/>розыскать:<text:s/>кто<text:s/>в<text:s/>прошлую<text:s/>ночь,<text:s/>в<text:s/>пьяном<text:s/>виде<text:s/>и<text:s/>с<text:s/>неприличными<text:s/>песнями,<text:s/>прошел<text:s/>по<text:s/>Аглицкому<text:s/>саду,<text:s/>и<text:s/>гувернантку<text:s/>мадам<text:s/>Энжени<text:s/>француженку<text:s/>разбудил<text:s/>и<text:s/>обеспокоил?<text:s/>и чего<text:s/>сторожа<text:s/>глядели,<text:s/>и<text:s/>кто<text:s/>сторожем<text:s/>в<text:s/>саду<text:s/>сидел<text:s/>и<text:s/>таковые<text:s/>беспорядки<text:s/>допустил?<text:s/>О<text:s/>всем<text:s/>вышепрописанном<text:s/>приказывается<text:s/>тебе<text:s/>в<text:s/>подробности<text:s/>разведать<text:s/>и<text:s/>немедленно<text:s/>конторе<text:s/>донести.</text:p>
      <text:p text:style-name="Обычный"/>
      <text:p text:style-name="Обычный"><text:span text:style-name="T773">Главный</text:span><text:span text:style-name="T774"><text:s/></text:span><text:span text:style-name="T775">конторщик</text:span><text:span text:style-name="T776"><text:s/></text:span><text:span text:style-name="T777">Николай</text:span><text:span text:style-name="T778"><text:s/></text:span><text:span text:style-name="T779">Хвостов»</text:span><text:span text:style-name="T780">.</text:span></text:p>
      <text:p text:style-name="Обычный"/>
      <text:p text:style-name="Обычный">К<text:s/>приказу<text:s/>была<text:s/>приложена<text:s/>огромная<text:s/>гербовая<text:s/>печать<text:s/>с<text:s/>надписью:<text:s/>«Печать<text:s/>главной<text:s/>господской<text:s/>ананьевской<text:s/>конторы»,<text:s/>а<text:s/>внизу<text:s/>стояла<text:s/>приписка:<text:s/>«В<text:s/>точности<text:s/>исполнить.<text:s/>Елена<text:s/>Лоснякова».</text:p>
      <text:p text:style-name="Обычный">– Это<text:s/>сама<text:s/>барыня<text:s/>приписала,<text:s/>что<text:s/>ли? –<text:s/>спросил<text:s/>я.</text:p>
      <text:p text:style-name="Обычный">– Как<text:s/>же‑с,<text:s/>сами:<text:s/>оне<text:s/>всегда<text:s/>сами.<text:s/>А<text:s/>то<text:s/>и<text:s/>приказ<text:s/>девствовать<text:s/>не<text:s/>может.</text:p>
      <text:p text:style-name="Обычный">– Ну,<text:s/>что<text:s/>ж,<text:s/>вы<text:s/>бурмистру<text:s/>пошлете<text:s/>этот<text:s/>приказ?</text:p>
      <text:p text:style-name="Обычный">– Нет‑с.<text:s/>Сам<text:s/>придет<text:s/>да<text:s/>прочитает.<text:s/>То<text:s/>есть<text:s/>ему<text:s/>прочтут;<text:s/>он<text:s/>ведь<text:s/>грамоте<text:s/>у<text:s/>нас<text:s/>не<text:s/>знает. (Дежурный<text:s/>опять<text:s/>помолчал.)<text:s/>А<text:s/>что‑с, –<text:s/>прибавил<text:s/>он,<text:s/>ухмыляясь, –<text:s/>ведь<text:s/>хорошо<text:s/>написано‑с?</text:p>
      <text:p text:style-name="Обычный">– Хорошо.</text:p>
      <text:p text:style-name="Обычный">– Сочинял‑то,<text:s/>признаться,<text:s/>не<text:s/>я.<text:s/>На<text:s/>то<text:s/>Коскенкин<text:s/>мастер.</text:p>
      <text:p text:style-name="Обычный">– Как?..<text:s/>Разве<text:s/>у<text:s/>вас<text:s/>приказы<text:s/>сперва<text:s/>сочиняются?</text:p>
      <text:p text:style-name="Обычный">– А<text:s/>то<text:s/>как<text:s/>же‑с?<text:s/>Не<text:s/>прямо<text:s/>же<text:s/>набело<text:s/>писать.</text:p>
      <text:p text:style-name="Обычный">– А<text:s/>сколько<text:s/>ты<text:s/>жалованья<text:s/>получаешь? –<text:s/>спросил<text:s/>я.</text:p>
      <text:p text:style-name="Обычный">– Тридцать<text:s/>пять<text:s/>рублев<text:s/>и<text:s/>пять<text:s/>рублев<text:s/>на<text:s/>сапоги.</text:p>
      <text:p text:style-name="Обычный">– И<text:s/>ты<text:s/>доволен?</text:p>
      <text:p text:style-name="Обычный">– Известно,<text:s/>доволен.<text:s/>В<text:s/>контору‑то<text:s/>у<text:s/>нас<text:s/>не<text:s/>всякий<text:s/>попадает.<text:s/>Мне‑то,<text:s/>признаться,<text:s/>сам<text:s/>Бог<text:s/>велел:<text:s/>у меня<text:s/>дядюшка<text:s/>дворецким<text:s/>служит.</text:p>
      <text:p text:style-name="Обычный">– И<text:s/>хорошо<text:s/>тебе?</text:p>
      <text:p text:style-name="Обычный">– Хорошо‑с.<text:s/>Правду<text:s/>сказать, –<text:s/>продолжал<text:s/>он<text:s/>со<text:s/>вздохом, –<text:s/>у<text:s/>купцов,<text:s/>например,<text:s/>то<text:s/>есть,<text:s/>нашему<text:s/>брату<text:s/>лучше.<text:s/>У<text:s/>купцов<text:s/>нашему<text:s/>брату<text:s/>оченно<text:s/>хорошо.<text:s/>Вот<text:s/>к<text:s/>нам<text:s/>вечор<text:s/>приехал<text:s/>купец<text:s/>из<text:s/>Венёва, –<text:s/>так<text:s/>мне<text:s/>его<text:s/>работник<text:s/>сказывал…<text:s/>Хорошо,<text:s/>неча<text:s/>сказать,<text:s/>хорошо.</text:p>
      <text:p text:style-name="Обычный">– А<text:s/>что,<text:s/>разве<text:s/>купцы<text:s/>жалованья<text:s/>больше<text:s/>назначают?</text:p>
      <text:p text:style-name="Обычный">– Сохрани<text:s/>Бог!<text:s/>Да<text:s/>он<text:s/>тебя<text:s/>в<text:s/>шею<text:s/>прогонит,<text:s/>коли<text:s/>ты<text:s/>у<text:s/>него<text:s/>жалованья<text:s/>запросишь.<text:s/>Нет,<text:s/>ты<text:s/>у<text:s/>купца<text:s/>живи<text:s/>на<text:s/>веру<text:s/>да<text:s/>на<text:s/>страх.<text:s/>Он<text:s/>тебя<text:s/>и<text:s/>кормит,<text:s/>и<text:s/>поит,<text:s/>и<text:s/>одевает,<text:s/>и<text:s/>все.<text:s/>Угодишь<text:s/>ему –<text:s/>еще<text:s/>больше<text:s/>даст…<text:s/>Что<text:s/>твое<text:s/>жалованье!<text:s/>не<text:s/>надо<text:s/>его<text:s/>совсем…<text:s/>И<text:s/>живет‑то<text:s/>купец<text:s/>по<text:s/>простоте,<text:s/>по‑русскому,<text:s/>по‑нашинскому:<text:s/>поедешь<text:s/>с<text:s/>ним<text:s/>в<text:s/>дорогу –<text:s/>он<text:s/>пьет<text:s/>чай,<text:s/>и<text:s/>ты<text:s/>пей<text:s/>чай;<text:s/>что<text:s/>он<text:s/>кушает,<text:s/>то<text:s/>и<text:s/>ты<text:s/>кушай.<text:s/>Купец…<text:s/>как<text:s/>можно:<text:s/>купец<text:s/>не<text:s/>то,<text:s/>что<text:s/>барин.<text:s/>Купец<text:s/>не<text:s/>блажит;<text:s/>ну,<text:s/>осерчает –<text:s/>побьет,<text:s/>да<text:s/>и<text:s/>дело<text:s/>с<text:s/>концом.<text:s/>Не<text:s/>мозжит,<text:s/>не<text:s/>шпыняет…<text:s/>А<text:s/>с<text:s/>барином<text:s/>беда!<text:s/>Все<text:s/>не<text:s/>по<text:s/>нем:<text:s/>и то<text:s/>не<text:s/>хорошо,<text:s/>и<text:s/>тем<text:s/>не<text:s/>угодил.<text:s/>Подашь<text:s/>ему<text:s/>стакан<text:s/>с<text:s/>водой<text:s/>или<text:s/>кушанье –<text:s/>«Ах,<text:s/>вода<text:s/>воняет!<text:s/>ах,<text:s/>кушанье<text:s/>воняет!»<text:s/>Вынесешь,<text:s/>за<text:s/>дверью<text:s/>постоишь<text:s/>да<text:s/>принесешь<text:s/>опять –<text:s/>«Ну<text:s/>вот,<text:s/>теперь<text:s/>хорошо,<text:s/>ну<text:s/>вот,<text:s/>теперь<text:s/>не<text:s/>воняет».<text:s/>А<text:s/>уж<text:s/>барыни,<text:s/>скажу<text:s/>вам,<text:s/>а<text:s/>уж<text:s/>барыни<text:s/>что!..<text:s/>или<text:s/>вот<text:s/>еще<text:s/>барышни!..</text:p>
      <text:p text:style-name="Обычный">– Федюшка! –<text:s/>раздался<text:s/>голос<text:s/>толстяка<text:s/>в<text:s/>конторе.</text:p>
      <text:p text:style-name="Обычный">Дежурный<text:s/>проворно<text:s/>вышел.<text:s/>Я<text:s/>допил<text:s/>стакан<text:s/>чаю,<text:s/>лег<text:s/>на<text:s/>диван<text:s/>и<text:s/>заснул.<text:s/>Я<text:s/>спал<text:s/>часа<text:s/>два.</text:p>
      <text:p text:style-name="Обычный">Проснувшись,<text:s/>я<text:s/>хотел<text:s/>было<text:s/>подняться,<text:s/>да<text:s/>лень<text:s/>одолела;<text:s/>я закрыл<text:s/>глаза,<text:s/>но<text:s/>не<text:s/>заснул<text:s/>опять.<text:s/>За<text:s/>перегородкой<text:s/>в<text:s/>конторе<text:s/>тихонько<text:s/>разговаривали.<text:s/>Я<text:s/>невольно<text:s/>стал<text:s/>прислушиваться.</text:p>
      <text:p text:style-name="Обычный">– Тэк‑с,<text:s/>тэк‑с,<text:s/>Николай<text:s/>Еремеич, –<text:s/>говорил<text:s/>один<text:s/>голос, –<text:s/>тэк‑с.<text:s/>Эвтого<text:s/>нельзя<text:s/>в<text:s/>расчет<text:s/>не<text:s/>принять‑с;<text:s/>нельзя‑с,<text:s/>точно…<text:s/>Гм! (Говорящий<text:s/>кашлянул.)</text:p>
      <text:p text:style-name="Обычный">– Уж<text:s/>поверьте<text:s/>мне,<text:s/>Гаврила<text:s/>Антоныч, –<text:s/>возразил<text:s/>голос<text:s/>толстяка, –<text:s/>уж<text:s/>мне<text:s/>ли<text:s/>не<text:s/>знать<text:s/>здешних<text:s/>порядков,<text:s/>сами<text:s/>посудите.</text:p>
      <text:p text:style-name="Обычный">– Кому<text:s/>же<text:s/>и<text:s/>знать,<text:s/>Николай<text:s/>Еремеич:<text:s/>вы<text:s/>здесь,<text:s/>можно<text:s/>сказать,<text:s/>первое<text:s/>лицо‑с.<text:s/>Ну,<text:s/>так<text:s/>как<text:s/>же‑с? –<text:s/>продолжал<text:s/>незнакомый<text:s/>мне<text:s/>голос, –<text:s/>чем<text:s/>же<text:s/>мы<text:s/>порешим,<text:s/>Николай<text:s/>Еремеич?<text:s/>Позвольте<text:s/>полюбопытствовать.</text:p>
      <text:p text:style-name="Обычный">– Да<text:s/>чем<text:s/>порешим,<text:s/>Гаврила<text:s/>Антоныч?<text:s/>От<text:s/>вас,<text:s/>так<text:s/>сказать,<text:s/>дело<text:s/>зависит:<text:s/>вы,<text:s/>кажется,<text:s/>не<text:s/>охотствуете.</text:p>
      <text:p text:style-name="Обычный">– Помилуйте,<text:s/>Николай<text:s/>Еремеич,<text:s/>что<text:s/>вы‑с?<text:s/>Наше<text:s/>дело<text:s/>торговое,<text:s/>купецкое;<text:s/>наше<text:s/>дело<text:s/>купить.<text:s/>Мы<text:s/>на<text:s/>том<text:s/>стоим,<text:s/>Николай<text:s/>Еремеич,<text:s/>можно<text:s/>сказать.</text:p>
      <text:p text:style-name="Обычный">– Восемь<text:s/>рублей, –<text:s/>проговорил<text:s/>с<text:s/>расстановкою<text:s/>толстяк.</text:p>
      <text:p text:style-name="Обычный">Послышался<text:s/>вздох.</text:p>
      <text:p text:style-name="Обычный">– Николай<text:s/>Еремеич,<text:s/>больно<text:s/>много<text:s/>просить<text:s/>изволите.</text:p>
      <text:p text:style-name="Обычный">– Нельзя,<text:s/>Гаврила<text:s/>Антоныч,<text:s/>иначе<text:s/>поступить;<text:s/>как<text:s/>перед<text:s/>Господом<text:s/>Богом<text:s/>говорю,<text:s/>нельзя.</text:p>
      <text:p text:style-name="Обычный">Наступило<text:s/>молчание.</text:p>
      <text:p text:style-name="Обычный">Я<text:s/>тихонько<text:s/>приподнялся<text:s/>и<text:s/>посмотрел<text:s/>сквозь<text:s/>трещину<text:s/>в<text:s/>перегородке.<text:s/>Толстяк<text:s/>сидел<text:s/>ко<text:s/>мне<text:s/>спиной.<text:s/>К<text:s/>нему<text:s/>лицом<text:s/>сидел<text:s/>купец,<text:s/>лет<text:s/>сорока,<text:s/>сухощавый<text:s/>и<text:s/>бледный,<text:s/>словно<text:s/>вымазанный<text:s/>постным<text:s/>маслом.<text:s/>Он<text:s/>беспрестанно<text:s/>шевелил<text:s/>у<text:s/>себя<text:s/>в<text:s/>бороде<text:s/>и<text:s/>очень<text:s/>проворно<text:s/>моргал<text:s/>глазами<text:s/>и<text:s/>губами<text:s/>подергивал.</text:p>
      <text:p text:style-name="Обычный">– Удивительные,<text:s/>можно<text:s/>сказать,<text:s/>зеленя<text:s/>в<text:s/>нынешнем<text:s/>годус, –<text:s/>заговорил<text:s/>он<text:s/>опять, –<text:s/>я<text:s/>все<text:s/>ехал<text:s/>да<text:s/>любовался.<text:s/>От<text:s/>самого<text:s/>Воронежа<text:s/>удивительные<text:s/>пошли,<text:s/>первый<text:s/>сорт‑с,<text:s/>можно<text:s/>сказать.</text:p>
      <text:p text:style-name="Обычный">– Точно,<text:s/>зеленя<text:s/>недурны, –<text:s/>отвечал<text:s/>главный<text:s/>конторщик, –<text:s/>да<text:s/>ведь<text:s/>вы<text:s/>знаете,<text:s/>Гаврила<text:s/>Антоныч,<text:s/>осень<text:s/>всклочет,<text:s/>а<text:s/>как<text:s/>весна<text:s/>захочет.</text:p>
      <text:p text:style-name="Обычный">– Действительно<text:s/>так,<text:s/>Николай<text:s/>Еремеич:<text:s/>все<text:s/>в<text:s/>Божьей<text:s/>воле;<text:s/>совершенную<text:s/>истину<text:s/>изволили<text:s/>сказать…<text:s/>А<text:s/>никак<text:s/>ваш<text:s/>гость‑то<text:s/>проснулся‑с.</text:p>
      <text:p text:style-name="Обычный">Толстяк<text:s/>обернулся…<text:s/>прислушался…</text:p>
      <text:p text:style-name="Обычный">– Нет,<text:s/>спит.<text:s/>А<text:s/>впрочем,<text:s/>можно,<text:s/>того…</text:p>
      <text:p text:style-name="Обычный">Он<text:s/>подошел<text:s/>к<text:s/>двери.</text:p>
      <text:p text:style-name="Обычный">– Нет,<text:s/>спит, –<text:s/>повторил<text:s/>он<text:s/>и<text:s/>вернулся<text:s/>на<text:s/>место.</text:p>
      <text:p text:style-name="Обычный">– Ну,<text:s/>так<text:s/>как<text:s/>же,<text:s/>Николай<text:s/>Еремеич? –<text:s/>начал<text:s/>опять<text:s/>купец, –<text:s/>надо<text:s/>дельце‑то<text:s/>покончить…<text:s/>Так<text:s/>уж<text:s/>и<text:s/>быть,<text:s/>Николай<text:s/>Еремеич,<text:s/>так<text:s/>уж<text:s/>и<text:s/>быть, –<text:s/>продолжал<text:s/>он,<text:s/>беспрерывно<text:s/>моргая, –<text:s/>две<text:s/>сереньких<text:s/>и<text:s/>беленькую<text:s/>вашей<text:s/>милости,<text:s/>а<text:s/>там<text:s/>(он<text:s/>кивнул<text:s/>головой<text:s/>на<text:s/>барский<text:s/>двор)<text:s/>шесть<text:s/>с<text:s/>полтиною.<text:s/>По<text:s/>рукам,<text:s/>что<text:s/>ли?</text:p>
      <text:p text:style-name="Обычный">– Четыре<text:s/>сереньких, –<text:s/>отвечал<text:s/>приказчик.</text:p>
      <text:p text:style-name="Обычный">– Ну,<text:s/>три!</text:p>
      <text:p text:style-name="Обычный">– Четыре<text:s/>сереньких<text:s/>без<text:s/>беленькой.</text:p>
      <text:p text:style-name="Обычный">– Три,<text:s/>Николай<text:s/>Еремеич.</text:p>
      <text:p text:style-name="Обычный">– С<text:s/>половиной<text:s/>три<text:s/>и<text:s/>уж<text:s/>ни<text:s/>копейки<text:s/>меньше.</text:p>
      <text:p text:style-name="Обычный">– Три,<text:s/>Николай<text:s/>Еремеич.</text:p>
      <text:p text:style-name="Обычный">– И<text:s/>не<text:s/>говорите,<text:s/>Гаврила<text:s/>Антоныч.</text:p>
      <text:p text:style-name="Обычный">– Экой<text:s/>несговорчивый<text:s/>какой, –<text:s/>пробормотал<text:s/>купец. –<text:s/>Этак<text:s/>я<text:s/>лучше<text:s/>сам<text:s/>с<text:s/>барыней<text:s/>покончу.</text:p>
      <text:p text:style-name="Обычный">– Как<text:s/>хотите, –<text:s/>отвечал<text:s/>толстяк, –<text:s/>давно<text:s/>бы<text:s/>так.<text:s/>Что,<text:s/>в<text:s/>самом<text:s/>деле,<text:s/>вам<text:s/>беспокоиться?..<text:s/>И<text:s/>гораздо<text:s/>лучше!</text:p>
      <text:p text:style-name="Обычный">– Ну,<text:s/>полно,<text:s/>полно,<text:s/>Николай<text:s/>Еремеич.<text:s/>Уж<text:s/>сейчас<text:s/>и<text:s/>рассердился!<text:s/>Я<text:s/>ведь<text:s/>эфто<text:s/>так<text:s/>сказал.</text:p>
      <text:p text:style-name="Обычный">– Нет,<text:s/>что<text:s/>ж<text:s/>в<text:s/>самом<text:s/>деле…</text:p>
      <text:p text:style-name="Обычный">– Полно<text:s/>же,<text:s/>говорят…<text:s/>Говорят,<text:s/>пошутил.<text:s/>Ну,<text:s/>возьми<text:s/>свои<text:s/>три<text:s/>с<text:s/>половиной,<text:s/>что<text:s/>с<text:s/>тобой<text:s/>будешь<text:s/>делать.</text:p>
      <text:p text:style-name="Обычный">– Четыре<text:s/>бы<text:s/>взять<text:s/>следовало,<text:s/>да<text:s/>я,<text:s/>дурак,<text:s/>поторопился, –<text:s/>проворчал<text:s/>толстяк.</text:p>
      <text:p text:style-name="Обычный">– Так<text:s/>там,<text:s/>в<text:s/>доме‑то,<text:s/>шесть<text:s/>с<text:s/>половиною‑с,<text:s/>Николай<text:s/>Еремеич, –<text:s/>за<text:s/>шесть<text:s/>с<text:s/>половиной<text:s/>хлеб<text:s/>отдается?</text:p>
      <text:p text:style-name="Обычный">– Шесть<text:s/>с<text:s/>половиной,<text:s/>уж<text:s/>сказано.</text:p>
      <text:p text:style-name="Обычный">– Ну,<text:s/>так<text:s/>по<text:s/>рукам,<text:s/>Николай<text:s/>Еремеич<text:s/>(купец<text:s/>ударил<text:s/>своими<text:s/>растопыренными<text:s/>пальцами<text:s/>по<text:s/>ладони<text:s/>конторщика).<text:s/>И<text:s/>с<text:s/>Богом! (Купец<text:s/>встал.)<text:s/>Так<text:s/>я,<text:s/>батюшка<text:s/>Николай<text:s/>Еремеич,<text:s/>теперь<text:s/>пойду<text:s/>к<text:s/>барыне‑с<text:s/>и<text:s/>об<text:s/>себе<text:s/>доложить<text:s/>велю‑с,<text:s/>и<text:s/>так<text:s/>уж<text:s/>я<text:s/>и<text:s/>скажу:<text:s/>Николай<text:s/>Еремеич,<text:s/>дескать,<text:s/>за<text:s/>шесть<text:s/>с<text:s/>полтиною‑с<text:s/>порешили‑с.</text:p>
      <text:p text:style-name="Обычный">– Так<text:s/>и<text:s/>скажите,<text:s/>Гаврила<text:s/>Антоныч.</text:p>
      <text:p text:style-name="Обычный">– А<text:s/>теперь<text:s/>извольте<text:s/>получить.</text:p>
      <text:p text:style-name="Обычный">Купец<text:s/>вручил<text:s/>приказчику<text:s/>небольшую<text:s/>пачку<text:s/>бумаги,<text:s/>поклонился,<text:s/>тряхнул<text:s/>головой,<text:s/>взял<text:s/>свою<text:s/>шляпу<text:s/>двумя<text:s/>пальчиками,<text:s/>передернул<text:s/>плечами,<text:s/>придал<text:s/>своему<text:s/>стану<text:s/>волнообразное<text:s/>движение<text:s/>и<text:s/>вышел,<text:s/>прилично<text:s/>поскрипывая<text:s/>сапожками.<text:s/>Николай<text:s/>Еремеич<text:s/>подошел<text:s/>к<text:s/>стене<text:s/>и,<text:s/>сколько<text:s/>я<text:s/>мог<text:s/>заметить,<text:s/>начал<text:s/>разбирать<text:s/>бумаги,<text:s/>врученные<text:s/>купцом.<text:s/>Из<text:s/>двери<text:s/>высунулась<text:s/>рыжая<text:s/>голова<text:s/>с<text:s/>густыми<text:s/>бакенбардами.</text:p>
      <text:p text:style-name="Обычный">– Ну,<text:s/>что? –<text:s/>спросила<text:s/>голова, –<text:s/>все<text:s/>как<text:s/>следует?</text:p>
      <text:p text:style-name="Обычный">– Все<text:s/>как<text:s/>следует.</text:p>
      <text:p text:style-name="Обычный">– Сколько?</text:p>
      <text:p text:style-name="Обычный">Толстяк<text:s/>с<text:s/>досадой<text:s/>махнул<text:s/>рукой<text:s/>и<text:s/>указал<text:s/>на<text:s/>мою<text:s/>комнату.</text:p>
      <text:p text:style-name="Обычный">– А,<text:s/>хорошо! –<text:s/>возразила<text:s/>голова<text:s/>и<text:s/>скрылась.</text:p>
      <text:p text:style-name="Обычный">Толстяк<text:s/>подошел<text:s/>к<text:s/>столу,<text:s/>сел,<text:s/>раскрыл<text:s/>книгу,<text:s/>достал<text:s/>счеты<text:s/>и<text:s/>начал<text:s/>откидывать<text:s/>и<text:s/>прикидывать<text:s/>костяшки,<text:s/>действуя<text:s/>не<text:s/>указательным,<text:s/>но<text:s/>третьим<text:s/>пальцем<text:s/>правой<text:s/>руки:<text:s/>оно<text:s/>приличнее.</text:p>
      <text:p text:style-name="Обычный">Вошел<text:s/>дежурный.</text:p>
      <text:p text:style-name="Обычный">– Что<text:s/>тебе?</text:p>
      <text:p text:style-name="Обычный">– Сидор<text:s/>приехал<text:s/>из<text:s/>Голоплёк.</text:p>
      <text:p text:style-name="Обычный">– А!<text:s/>ну,<text:s/>позови<text:s/>его.<text:s/>Постой,<text:s/>постой…<text:s/>Поди<text:s/>сперва<text:s/>посмотри,<text:s/>что<text:s/>тот,<text:s/>чужой‑то<text:s/>барин,<text:s/>спит<text:s/>все<text:s/>или<text:s/>проснулся.</text:p>
      <text:p text:style-name="Обычный">Дежурный<text:s/>осторожно<text:s/>вошел<text:s/>ко<text:s/>мне<text:s/>в<text:s/>комнату.<text:s/>Я<text:s/>положил<text:s/>голову<text:s/>на<text:s/>ягдташ,<text:s/>заменявший<text:s/>мне<text:s/>подушку,<text:s/>и<text:s/>закрыл<text:s/>глаза.</text:p>
      <text:p text:style-name="Обычный">– Спит, –<text:s/>прошептал<text:s/>дежурный,<text:s/>вернувшись<text:s/>в<text:s/>контору.</text:p>
      <text:p text:style-name="Обычный">Толстяк<text:s/>поворчал<text:s/>сквозь<text:s/>зубы.</text:p>
      <text:p text:style-name="Обычный">– Ну,<text:s/>позови<text:s/>Сидора, –<text:s/>промолвил<text:s/>он<text:s/>наконец.</text:p>
      <text:p text:style-name="Обычный">Я<text:s/>снова<text:s/>приподнялся.<text:s/>Вошел<text:s/>мужик<text:s/>огромного<text:s/>роста,<text:s/>лет<text:s/>тридцати,<text:s/>здоровый,<text:s/>краснощекий,<text:s/>с<text:s/>русыми<text:s/>волосами<text:s/>и<text:s/>небольшой<text:s/>курчавой<text:s/>бородой.<text:s/>Он<text:s/>помолился<text:s/>на<text:s/>образ,<text:s/>поклонился<text:s/>главному<text:s/>конторщику,<text:s/>взял<text:s/>свою<text:s/>шляпу<text:s/>в<text:s/>обе<text:s/>руки<text:s/>и<text:s/>выпрямился.</text:p>
      <text:p text:style-name="Обычный">– Здравствуй,<text:s/>Сидор, –<text:s/>проговорил<text:s/>толстяк,<text:s/>постукивая<text:s/>счетами.</text:p>
      <text:p text:style-name="Обычный">– Здравствуйте,<text:s/>Николай<text:s/>Еремеич.</text:p>
      <text:p text:style-name="Обычный">– Ну,<text:s/>что,<text:s/>какова<text:s/>дорога?</text:p>
      <text:p text:style-name="Обычный">– Хороша,<text:s/>Николай<text:s/>Еремеич.<text:s/>Грязновата<text:s/>маленько. (Мужик<text:s/>говорил<text:s/>нескоро<text:s/>и<text:s/>негромко.)</text:p>
      <text:p text:style-name="Обычный">– Жена<text:s/>здорова?</text:p>
      <text:p text:style-name="Обычный">– Что<text:s/>ей<text:s/>деется!</text:p>
      <text:p text:style-name="Обычный">Мужик<text:s/>вздохнул<text:s/>и<text:s/>ногу<text:s/>выставил.<text:s/>Николай<text:s/>Еремеич<text:s/>заложил<text:s/>перо<text:s/>за<text:s/>ухо<text:s/>и<text:s/>высморкнулся.</text:p>
      <text:p text:style-name="Обычный">– Что<text:s/>ж,<text:s/>зачем<text:s/>приехал? –<text:s/>продолжал<text:s/>он<text:s/>спрашивать,<text:s/>укладывая<text:s/>клетчатый<text:s/>платок<text:s/>в<text:s/>карман.</text:p>
      <text:p text:style-name="Обычный">– Да<text:s/>слышь,<text:s/>Николай<text:s/>Еремеич,<text:s/>с<text:s/>нас<text:s/>плотников<text:s/>требуют.</text:p>
      <text:p text:style-name="Обычный">– Ну,<text:s/>что<text:s/>ж,<text:s/>нет<text:s/>их<text:s/>у<text:s/>вас,<text:s/>что<text:s/>ли?</text:p>
      <text:p text:style-name="Обычный">– Как<text:s/>им<text:s/>не<text:s/>быть<text:s/>у<text:s/>нас,<text:s/>Николай<text:s/>Еремеич:<text:s/>дача<text:s/>лесная –<text:s/>известно.<text:s/>Да<text:s/>пора‑то<text:s/>рабочая,<text:s/>Николай<text:s/>Еремеич.</text:p>
      <text:p text:style-name="Обычный">– Рабочая<text:s/>пора!<text:s/>То‑то,<text:s/>вы<text:s/>охотники<text:s/>на<text:s/>чужих<text:s/>работать,<text:s/>а<text:s/>на<text:s/>свою<text:s/>госпожу<text:s/>работать<text:s/>не<text:s/>любите…<text:s/>Все<text:s/>едино!</text:p>
      <text:p text:style-name="Обычный">– Работа‑то<text:s/>все<text:s/>едино,<text:s/>точно,<text:s/>Николай<text:s/>Еремеич…<text:s/>да<text:s/>что…</text:p>
      <text:p text:style-name="Обычный">– Ну?</text:p>
      <text:p text:style-name="Обычный">– Плата<text:s/>больно…<text:s/>того…</text:p>
      <text:p text:style-name="Обычный">– Мало<text:s/>чего<text:s/>нет!<text:s/>Вишь,<text:s/>как<text:s/>вы<text:s/>избаловались.<text:s/>Поди<text:s/>ты!</text:p>
      <text:p text:style-name="Обычный">– Да<text:s/>и<text:s/>то<text:s/>сказать,<text:s/>Николай<text:s/>Еремеич,<text:s/>работы‑то<text:s/>всего<text:s/>на<text:s/>неделю<text:s/>будет,<text:s/>а<text:s/>продержат<text:s/>месяц.<text:s/>То<text:s/>материалу<text:s/>не<text:s/>хватит,<text:s/>а<text:s/>то<text:s/>и<text:s/>в<text:s/>сад<text:s/>пошлют<text:s/>дорожки<text:s/>чистить.</text:p>
      <text:p text:style-name="Обычный">– Мало<text:s/>ли<text:s/>чего<text:s/>нет!<text:s/>Сама<text:s/>барыня<text:s/>приказать<text:s/>изволила,<text:s/>так<text:s/>тут<text:s/>нам<text:s/>с<text:s/>тобой<text:s/>рассуждать<text:s/>нечего.</text:p>
      <text:p text:style-name="Обычный">Сидор<text:s/>замолчал<text:s/>и<text:s/>начал<text:s/>переступать<text:s/>с<text:s/>ноги<text:s/>на<text:s/>ногу.</text:p>
      <text:p text:style-name="Обычный">Николай<text:s/>Еремеич<text:s/>скрутил<text:s/>голову<text:s/>набок<text:s/>и<text:s/>усердно<text:s/>застучал<text:s/>костяшками.</text:p>
      <text:p text:style-name="Обычный">– Наши…<text:s/>мужики…<text:s/>Николай<text:s/>Еремеич… –<text:s/>заговорил<text:s/>наконец<text:s/>Сидор,<text:s/>запинаясь<text:s/>на<text:s/>каждом<text:s/>слове, –<text:s/>приказали<text:s/>вашей<text:s/>милости…<text:s/>вот<text:s/>тут…<text:s/>будет…<text:s/>(Он<text:s/>запустил<text:s/>свою<text:s/>ручищу<text:s/>за<text:s/>пазуху<text:s/>армяка<text:s/>и<text:s/>начал<text:s/>вытаскивать<text:s/>оттуда<text:s/>свернутое<text:s/>полотенце<text:s/>с<text:s/>красными<text:s/>разводами.)</text:p>
      <text:p text:style-name="Обычный">– Что<text:s/>ты,<text:s/>что<text:s/>ты,<text:s/>дурак,<text:s/>с<text:s/>ума<text:s/>сошел,<text:s/>что<text:s/>ли? –<text:s/>поспешно<text:s/>перебил<text:s/>его<text:s/>толстяк. –<text:s/>Ступай,<text:s/>ступай<text:s/>ко<text:s/>мне<text:s/>в<text:s/>избу, –<text:s/>продолжал<text:s/>он,<text:s/>почти<text:s/>выталкивая<text:s/>изумленного<text:s/>мужика, –<text:s/>там<text:s/>спроси<text:s/>жену…<text:s/>она<text:s/>тебе<text:s/>чаю<text:s/>даст,<text:s/>я<text:s/>сейчас<text:s/>приду,<text:s/>ступай.<text:s/>Да<text:s/>небось<text:s/>говорят,<text:s/>ступай.</text:p>
      <text:p text:style-name="Обычный">Сидор<text:s/>вышел<text:s/>вон.</text:p>
      <text:p text:style-name="Обычный">– Экой…<text:s/>медведь! –<text:s/>пробормотал<text:s/>ему<text:s/>вслед<text:s/>главный<text:s/>конторщик,<text:s/>покачал<text:s/>головой<text:s/>и<text:s/>снова<text:s/>принялся<text:s/>за<text:s/>счеты.</text:p>
      <text:p text:style-name="Обычный">Вдруг<text:s/>крики:<text:s/>«Купря!<text:s/>Купря!<text:s/>Купрю<text:s/>не<text:s/>сшибешь!» –<text:s/>раздались<text:s/>на<text:s/>улице<text:s/>и<text:s/>на<text:s/>крыльце,<text:s/>и<text:s/>немного<text:s/>спустя<text:s/>вошел<text:s/>в<text:s/>контору<text:s/>человек<text:s/>низенького<text:s/>роста,<text:s/>чахоточный<text:s/>на<text:s/>вид,<text:s/>с<text:s/>необыкновенно<text:s/>длинным<text:s/>носом,<text:s/>большими<text:s/>неподвижными<text:s/>глазами<text:s/>и<text:s/>весьма<text:s/>горделивой<text:s/>осанкой.<text:s/>Одет<text:s/>он<text:s/>был<text:s/>в<text:s/>старенький,<text:s/>изорванный<text:s/>сюртук<text:s/>цвета<text:s/>аделаида,<text:s/>или,<text:s/>как<text:s/>у<text:s/>нас<text:s/>говорится,<text:s/>оделлоида,<text:s/>с<text:s/>плисовым<text:s/>воротником<text:s/>и<text:s/>крошечными<text:s/>пуговками.<text:s/>Он<text:s/>нес<text:s/>связку<text:s/>дров<text:s/>за<text:s/>плечами.<text:s/>Около<text:s/>него<text:s/>толпилось<text:s/>человек<text:s/>пять<text:s/>дворовых<text:s/>людей,<text:s/>и<text:s/>все<text:s/>кричали:<text:s/>«Купря!<text:s/>Купрю<text:s/>не<text:s/>сшибешь!<text:s/>В<text:s/>истопники<text:s/>Купрю<text:s/>произвели,<text:s/>в<text:s/>истопники!»<text:s/>Но<text:s/>человек<text:s/>в<text:s/>сюртуке<text:s/>с<text:s/>плисовым<text:s/>воротником<text:s/>не<text:s/>обращал<text:s/>ни<text:s/>малейшего<text:s/>внимания<text:s/>на<text:s/>буйство<text:s/>своих<text:s/>товарищей<text:s/>и<text:s/>нисколько<text:s/>не<text:s/>изменялся<text:s/>в<text:s/>лице.<text:s/>Мерными<text:s/>шагами<text:s/>дошел<text:s/>он<text:s/>до<text:s/>печки,<text:s/>сбросил<text:s/>свою<text:s/>ношу,<text:s/>приподнялся,<text:s/>достал<text:s/>из<text:s/>заднего<text:s/>кармана<text:s/>табакерку,<text:s/>вытаращил<text:s/>глаза<text:s/>и<text:s/>начал<text:s/>набивать<text:s/>себе<text:s/>в<text:s/>нос<text:s/>тертый<text:s/>донник,<text:s/>смешанный<text:s/>с<text:s/>золой.</text:p>
      <text:p text:style-name="Обычный">При<text:s/>входе<text:s/>шумливой<text:s/>ватаги<text:s/>толстяк<text:s/>нахмурил<text:s/>было<text:s/>брови<text:s/>и<text:s/>поднялся<text:s/>с<text:s/>места;<text:s/>но,<text:s/>увидав<text:s/>в<text:s/>чем<text:s/>дело,<text:s/>улыбнулся<text:s/>и<text:s/>только<text:s/>велел<text:s/>не<text:s/>кричать:<text:s/>в соседней,<text:s/>дескать,<text:s/>комнате<text:s/>охотник<text:s/>спит.</text:p>
      <text:p text:style-name="Обычный">– Какой<text:s/>охотник? –<text:s/>спросили<text:s/>человека<text:s/>два<text:s/>в<text:s/>один<text:s/>голос.</text:p>
      <text:p text:style-name="Обычный">– Помещик.</text:p>
      <text:p text:style-name="Обычный">– А!</text:p>
      <text:p text:style-name="Обычный">– Пускай<text:s/>шумят, –<text:s/>заговорил,<text:s/>растопыря<text:s/>руки,<text:s/>человек<text:s/>с<text:s/>плисовым<text:s/>воротником, –<text:s/>мне<text:s/>что<text:s/>за<text:s/>дело!<text:s/>лишь<text:s/>бы<text:s/>меня<text:s/>не<text:s/>трогали.<text:s/>В<text:s/>истопники<text:s/>меня<text:s/>произвели…</text:p>
      <text:p text:style-name="Обычный">– В<text:s/>истопники!<text:s/>в истопники! –<text:s/>радостно<text:s/>подхватила<text:s/>толпа.</text:p>
      <text:p text:style-name="Обычный">– Барыня<text:s/>приказала, –<text:s/>продолжал<text:s/>он,<text:s/>пожав<text:s/>плечами, –<text:s/>а<text:s/>вы<text:s/>погодите…<text:s/>вас<text:s/>еще<text:s/>в<text:s/>свинопасы<text:s/>произведут.<text:s/>А<text:s/>что<text:s/>я<text:s/>портной,<text:s/>и<text:s/>хороший<text:s/>портной,<text:s/>у<text:s/>первых<text:s/>мастеров<text:s/>в<text:s/>Москве<text:s/>обучался<text:s/>и<text:s/>на<text:s/>енаралов<text:s/>шил…<text:s/>этого<text:s/>у<text:s/>меня<text:s/>никто<text:s/>не<text:s/>отнимет.<text:s/>А<text:s/>вы<text:s/>чего<text:s/>храбритесь?..<text:s/>чего?<text:s/>из<text:s/>господской<text:s/>власти<text:s/>вышли,<text:s/>что<text:s/>ли?<text:s/>вы<text:s/>дармоеды,<text:s/>тунеядцы,<text:s/>больше<text:s/>ничего.<text:s/>Меня<text:s/>отпусти<text:s/>на<text:s/>волю –<text:s/>я<text:s/>с<text:s/>голоду<text:s/>не<text:s/>умру,<text:s/>я<text:s/>не<text:s/>пропаду;<text:s/>дай<text:s/>мне<text:s/>пашпорт –<text:s/>я<text:s/>оброк<text:s/>хороший<text:s/>взнесу<text:s/>и<text:s/>господ<text:s/>удоблетворю.<text:s/>А<text:s/>вы<text:s/>что?<text:s/>Пропадете,<text:s/>пропадете,<text:s/>словно<text:s/>мухи,<text:s/>вот<text:s/>и<text:s/>все!</text:p>
      <text:p text:style-name="Обычный">– Вот<text:s/>и<text:s/>соврал, –<text:s/>перебил<text:s/>его<text:s/>парень,<text:s/>рябой<text:s/>и<text:s/>белобрысый,<text:s/>с<text:s/>красным<text:s/>галстухом<text:s/>и<text:s/>разорванными<text:s/>локтями, –<text:s/>ты<text:s/>и<text:s/>по<text:s/>пашпорту<text:s/>ходил,<text:s/>да<text:s/>от<text:s/>тебя<text:s/>копейки<text:s/>оброку<text:s/>господа<text:s/>не<text:s/>видали,<text:s/>и<text:s/>себе<text:s/>гроша<text:s/>не<text:s/>заработал:<text:s/>насилу<text:s/>ноги<text:s/>домой<text:s/>приволок,<text:s/>да<text:s/>с<text:s/>тех<text:s/>пор<text:s/>все<text:s/>в<text:s/>одном<text:s/>кафтанишке<text:s/>живешь.</text:p>
      <text:p text:style-name="Обычный">– А<text:s/>что<text:s/>будешь<text:s/>делать,<text:s/>Константин<text:s/>Наркизыч! –<text:s/>возразил<text:s/>Куприян, –<text:s/>влюбился<text:s/>человек –<text:s/>и<text:s/>пропал,<text:s/>и<text:s/>погиб<text:s/>человек.<text:s/>Ты<text:s/>сперва<text:s/>с<text:s/>мое<text:s/>поживи,<text:s/>Константин<text:s/>Наркизыч,<text:s/>а<text:s/>тогда<text:s/>уже<text:s/>и<text:s/>осуждай<text:s/>меня.</text:p>
      <text:p text:style-name="Обычный">– И<text:s/>в<text:s/>кого<text:s/>нашел<text:s/>влюбиться!<text:s/>в урода<text:s/>сущего!</text:p>
      <text:p text:style-name="Обычный">– Нет,<text:s/>этого<text:s/>ты<text:s/>не<text:s/>говори,<text:s/>Константин<text:s/>Наркизыч.</text:p>
      <text:p text:style-name="Обычный">– Да<text:s/>кого<text:s/>ты<text:s/>уверяешь?<text:s/>Ведь<text:s/>я<text:s/>ее<text:s/>видел;<text:s/>в прошлом<text:s/>году,<text:s/>в<text:s/>Москве,<text:s/>своими<text:s/>глазами<text:s/>видел.</text:p>
      <text:p text:style-name="Обычный">– В<text:s/>прошлом<text:s/>году<text:s/>она<text:s/>действительно<text:s/>попортилась<text:s/>маленько, –<text:s/>заметил<text:s/>Куприян.</text:p>
      <text:p text:style-name="Обычный">– Нет,<text:s/>господа,<text:s/>что, –<text:s/>заговорил<text:s/>презрительным<text:s/>и<text:s/>небрежным<text:s/>голосом<text:s/>человек<text:s/>высокого<text:s/>роста,<text:s/>худощавый,<text:s/>с<text:s/>лицом,<text:s/>усеянным<text:s/>прыщами,<text:s/>завитый<text:s/>и<text:s/>намасленный,<text:s/>должно<text:s/>быть<text:s/>камердинер, –<text:s/>вот<text:s/>пускай<text:s/>нам<text:s/>Куприян<text:s/>Афанасьич<text:s/>свою<text:s/>песенку<text:s/>споет.<text:s/>Нут‑ка,<text:s/>начните,<text:s/>Куприян<text:s/>Афанасьич!</text:p>
      <text:p text:style-name="Обычный">– Да,<text:s/>да! –<text:s/>подхватили<text:s/>другие. –<text:s/>Ай<text:s/>да<text:s/>Александра!<text:s/>подкузьмила<text:s/>Купрю,<text:s/>неча<text:s/>сказать…<text:s/>Пой,<text:s/>Купря!..<text:s/>Молодца,<text:s/>Александра! (Дворовые<text:s/>люди<text:s/>часто,<text:s/>для<text:s/>большей<text:s/>нежности,<text:s/>говоря<text:s/>о<text:s/>мужчине,<text:s/>употребляют<text:s/>женские<text:s/>окончания.)<text:s/>Пой!</text:p>
      <text:p text:style-name="Обычный">– Здесь<text:s/>не<text:s/>место<text:s/>петь, –<text:s/>с<text:s/>твердостию<text:s/>возразил<text:s/>Куприян, –<text:s/>здесь<text:s/>господская<text:s/>контора.</text:p>
      <text:p text:style-name="Обычный">– Да<text:s/>тебе‑то<text:s/>что<text:s/>за<text:s/>дело?<text:s/>чай,<text:s/>в<text:s/>конторщики<text:s/>сам<text:s/>метишь! –<text:s/>с<text:s/>грубым<text:s/>смехом<text:s/>отвечал<text:s/>Константин. –<text:s/>Должно<text:s/>быть!</text:p>
      <text:p text:style-name="Обычный">– Все<text:s/>в<text:s/>господской<text:s/>власти<text:s/>состоит, –<text:s/>заметил<text:s/>бедняк.</text:p>
      <text:p text:style-name="Обычный">– Вишь,<text:s/>вишь,<text:s/>куда<text:s/>метит,<text:s/>вишь,<text:s/>каков?<text:s/>у!<text:s/>у!<text:s/>а!</text:p>
      <text:p text:style-name="Обычный">И<text:s/>все<text:s/>расхохотались,<text:s/>иные<text:s/>запрыгали.<text:s/>Громче<text:s/>всех<text:s/>заливался<text:s/>один<text:s/>мальчишка<text:s/>лет<text:s/>пятнадцати,<text:s/>вероятно,<text:s/>сын<text:s/>аристократа<text:s/>между<text:s/>дворней:<text:s/>он<text:s/>носил<text:s/>жилет<text:s/>с<text:s/>бронзовыми<text:s/>пуговицами,<text:s/>галстух<text:s/>лилового<text:s/>цвета<text:s/>и<text:s/>брюшко<text:s/>уже<text:s/>успел<text:s/>отрастить.</text:p>
      <text:p text:style-name="Обычный">– А<text:s/>послушай‑ка,<text:s/>признайся,<text:s/>Купря, –<text:s/>самодовольно<text:s/>заговорил<text:s/>Николай<text:s/>Еремеич,<text:s/>видимо<text:s/>распотешенный<text:s/>и<text:s/>разнеженный, –<text:s/>ведь<text:s/>плохо<text:s/>в<text:s/>истопниках‑то?<text:s/>Пустое,<text:s/>чай,<text:s/>дело<text:s/>вовсе?</text:p>
      <text:p text:style-name="Обычный">– Да<text:s/>что,<text:s/>Николай<text:s/>Еремеич, –<text:s/>заговорил<text:s/>Куприян, –<text:s/>вот<text:s/>вы<text:s/>теперь<text:s/>главным<text:s/>у<text:s/>нас<text:s/>конторщиком,<text:s/>точно;<text:s/>спору<text:s/>в<text:s/>том,<text:s/>точно,<text:s/>нету;<text:s/>а ведь<text:s/>и<text:s/>вы<text:s/>под<text:s/>опалой<text:s/>находились,<text:s/>и<text:s/>в<text:s/>мужицкой<text:s/>избе<text:s/>тоже<text:s/>пожили.</text:p>
      <text:p text:style-name="Обычный">– Ты<text:s/>смотри<text:s/>у<text:s/>меня,<text:s/>однако,<text:s/>не<text:s/>забывайся, –<text:s/>с<text:s/>запальчивостью<text:s/>перебил<text:s/>его<text:s/>толстяк, –<text:s/>с<text:s/>тобой,<text:s/>дураком,<text:s/>шутят;<text:s/>тебе<text:s/>бы,<text:s/>дураку,<text:s/>чувствовать<text:s/>следовало<text:s/>и<text:s/>благодарить,<text:s/>что<text:s/>с<text:s/>тобой,<text:s/>дураком,<text:s/>занимаются.</text:p>
      <text:p text:style-name="Обычный">– К<text:s/>слову<text:s/>пришлось,<text:s/>Николай<text:s/>Еремеич,<text:s/>извините…</text:p>
      <text:p text:style-name="Обычный">– То‑то<text:s/>же<text:s/>к<text:s/>слову.</text:p>
      <text:p text:style-name="Обычный">Дверь<text:s/>растворилась,<text:s/>и<text:s/>вбежал<text:s/>казачок.</text:p>
      <text:p text:style-name="Обычный">– Николай<text:s/>Еремеич,<text:s/>барыня<text:s/>вас<text:s/>к<text:s/>себе<text:s/>требует.</text:p>
      <text:p text:style-name="Обычный">– Кто<text:s/>у<text:s/>барыни? –<text:s/>спросил<text:s/>он<text:s/>казачка.</text:p>
      <text:p text:style-name="Обычный">– Аксинья<text:s/>Никитишна<text:s/>и<text:s/>купец<text:s/>из<text:s/>Венёва.</text:p>
      <text:p text:style-name="Обычный">– Сею<text:s/>минутою<text:s/>явлюся.<text:s/>А<text:s/>вы,<text:s/>братцы, –<text:s/>продолжал<text:s/>он<text:s/>убедительным<text:s/>голосом, –<text:s/>ступайте‑ка<text:s/>лучше<text:s/>отсюда<text:s/>вон<text:s/>с<text:s/>новопожалованным<text:s/>истопником‑то:<text:s/>неравно<text:s/>немец<text:s/>забежит,<text:s/>как<text:s/>раз<text:s/>нажалуется.</text:p>
      <text:p text:style-name="Обычный">Толстяк<text:s/>поправил<text:s/>у<text:s/>себя<text:s/>на<text:s/>голове<text:s/>волосы,<text:s/>кашлянул<text:s/>в<text:s/>руку,<text:s/>почти<text:s/>совершенно<text:s/>закрытую<text:s/>рукавом<text:s/>сюртука,<text:s/>застегнулся<text:s/>и<text:s/>отправился<text:s/>к<text:s/>барыне,<text:s/>широко<text:s/>расставляя<text:s/>на<text:s/>ходу<text:s/>ноги.<text:s/>Погодя<text:s/>немного<text:s/>и<text:s/>вся<text:s/>ватага<text:s/>поплелась<text:s/>за<text:s/>ним<text:s/>вместе<text:s/>с<text:s/>Купрей.<text:s/>Остался<text:s/>один<text:s/>мой<text:s/>старый<text:s/>знакомый,<text:s/>дежурный.<text:s/>Он<text:s/>принялся<text:s/>было<text:s/>чинить<text:s/>перья,<text:s/>да<text:s/>сидя<text:s/>и<text:s/>заснул.<text:s/>Несколько<text:s/>мух<text:s/>тотчас<text:s/>воспользовались<text:s/>счастливым<text:s/>случаем<text:s/>и<text:s/>облепили<text:s/>ему<text:s/>рот.<text:s/>Комар<text:s/>сел<text:s/>ему<text:s/>на<text:s/>лоб,<text:s/>правильно<text:s/>расставил<text:s/>свои<text:s/>ножки<text:s/>и<text:s/>медленно<text:s/>погрузил<text:s/>в<text:s/>его<text:s/>мягкое<text:s/>тело<text:s/>все<text:s/>свое<text:s/>жало.<text:s/>Прежняя<text:s/>рыжая<text:s/>голова<text:s/>с<text:s/>бакенбардами<text:s/>снова<text:s/>показалась<text:s/>из‑за<text:s/>двери,<text:s/>поглядела,<text:s/>поглядела<text:s/>и<text:s/>вошла<text:s/>в<text:s/>контору<text:s/>вместе<text:s/>с<text:s/>своим<text:s/>довольно<text:s/>некрасивым<text:s/>туловищем.</text:p>
      <text:p text:style-name="Обычный">– Федюшка!<text:s/>а Федюшка!<text:s/>вечно<text:s/>спишь! –<text:s/>проговорила<text:s/>голова.</text:p>
      <text:p text:style-name="Обычный">Дежурный<text:s/>открыл<text:s/>глаза<text:s/>и<text:s/>встал<text:s/>со<text:s/>стула.</text:p>
      <text:p text:style-name="Обычный">– Николай<text:s/>Еремеич<text:s/>к<text:s/>барыне<text:s/>пошел?</text:p>
      <text:p text:style-name="Обычный">– К<text:s/>барыне<text:s/>пошел,<text:s/>Василий<text:s/>Николаич.</text:p>
      <text:p text:style-name="Обычный">«А!<text:s/>а! –<text:s/>подумал<text:s/>я, –<text:s/>вот<text:s/>он –<text:s/>главный<text:s/>кассир».</text:p>
      <text:p text:style-name="Обычный">Главный<text:s/>кассир<text:s/>начал<text:s/>ходить<text:s/>по<text:s/>комнате.<text:s/>Впрочем,<text:s/>он<text:s/>более<text:s/>крался,<text:s/>чем<text:s/>ходил,<text:s/>и<text:s/>таки<text:s/>вообще<text:s/>смахивал<text:s/>на<text:s/>кошку.<text:s/>На<text:s/>плечах<text:s/>его<text:s/>болтался<text:s/>старый<text:s/>черный<text:s/>фрак,<text:s/>с<text:s/>очень<text:s/>узкими<text:s/>фалдами;<text:s/>одну<text:s/>руку<text:s/>он<text:s/>держал<text:s/>на<text:s/>груди,<text:s/>а<text:s/>другой<text:s/>беспрестанно<text:s/>брался<text:s/>за<text:s/>свой<text:s/>высокий<text:s/>и<text:s/>тесный<text:s/>галстух<text:s/>из<text:s/>конского<text:s/>волоса<text:s/>и<text:s/>с<text:s/>напряжением<text:s/>вертел<text:s/>головой.<text:s/>Сапоги<text:s/>он<text:s/>носил<text:s/>козловые,<text:s/>без<text:s/>скрипу,<text:s/>и<text:s/>выступал<text:s/>очень<text:s/>мягко.</text:p>
      <text:p text:style-name="Обычный">– Сегодня<text:s/>Ягушкин<text:s/>помещик<text:s/>вас<text:s/>спрашивал, –<text:s/>прибавил<text:s/>дежурный.</text:p>
      <text:p text:style-name="Обычный">– Гм,<text:s/>спрашивал?<text:s/>Что<text:s/>ж<text:s/>он<text:s/>такое<text:s/>говорил?</text:p>
      <text:p text:style-name="Обычный">– Говорил,<text:s/>что,<text:s/>дескать,<text:s/>к<text:s/>Тютюреву<text:s/>вечером<text:s/>заедет<text:s/>и<text:s/>вас<text:s/>будет<text:s/>ждать.<text:s/>Нужно,<text:s/>дескать,<text:s/>мне<text:s/>с<text:s/>Васильем<text:s/>Николаичем<text:s/>об<text:s/>одном<text:s/>деле<text:s/>переговорить,<text:s/>а<text:s/>о<text:s/>каком<text:s/>деле –<text:s/>не<text:s/>сказывал:<text:s/>уж<text:s/>Василий<text:s/>Николаич,<text:s/>говорит,<text:s/>знает.</text:p>
      <text:p text:style-name="Обычный">– Гм! –<text:s/>возразил<text:s/>главный<text:s/>кассир<text:s/>и<text:s/>подошел<text:s/>к<text:s/>окну.</text:p>
      <text:p text:style-name="Обычный">– Что,<text:s/>Николай<text:s/>Еремеев<text:s/>в<text:s/>конторе? –<text:s/>раздался<text:s/>в<text:s/>сенях<text:s/>громкий<text:s/>голос,<text:s/>и<text:s/>человек<text:s/>высокого<text:s/>роста,<text:s/>видимо<text:s/>рассерженный,<text:s/>с<text:s/>лицом<text:s/>неправильным,<text:s/>но<text:s/>выразительным<text:s/>и<text:s/>смелым,<text:s/>довольно<text:s/>опрятно<text:s/>одетый,<text:s/>шагнул<text:s/>через<text:s/>порог.</text:p>
      <text:p text:style-name="Обычный">– Нет<text:s/>его<text:s/>здесь? –<text:s/>спросил<text:s/>он,<text:s/>быстро<text:s/>глянув<text:s/>кругом.</text:p>
      <text:p text:style-name="Обычный">– Николай<text:s/>Еремеич<text:s/>у<text:s/>барыни, –<text:s/>отвечал<text:s/>кассир. –<text:s/>Что<text:s/>вам<text:s/>надобно,<text:s/>скажите<text:s/>мне,<text:s/>Павел<text:s/>Андреич:<text:s/>вы<text:s/>мне<text:s/>можете<text:s/>сказать…<text:s/>Вы<text:s/>чего<text:s/>хотите?</text:p>
      <text:p text:style-name="Обычный">– Чего<text:s/>я<text:s/>хочу?<text:s/>Вы<text:s/>хотите<text:s/>знать,<text:s/>чего<text:s/>я<text:s/>хочу? (Кассир<text:s/>болезненно<text:s/>кивнул<text:s/>головой.)<text:s/>Проучить<text:s/>я<text:s/>его<text:s/>хочу,<text:s/>брюхача<text:s/>негодного,<text:s/>наушника<text:s/>подлого…<text:s/>Я<text:s/>ему<text:s/>дам<text:s/>наушничать!</text:p>
      <text:p text:style-name="Обычный">Павел<text:s/>бросился<text:s/>на<text:s/>стул.</text:p>
      <text:p text:style-name="Обычный">– Что<text:s/>вы,<text:s/>что<text:s/>вы,<text:s/>Павел<text:s/>Андреич?<text:s/>Успокойтесь…<text:s/>Как<text:s/>вам<text:s/>не<text:s/>стыдно?<text:s/>Вы<text:s/>не<text:s/>забудьте,<text:s/>про<text:s/>кого<text:s/>вы<text:s/>говорите,<text:s/>Павел<text:s/>Андреич! –<text:s/>залепетал<text:s/>кассир.</text:p>
      <text:p text:style-name="Обычный">– Про<text:s/>кого?<text:s/>А<text:s/>мне<text:s/>что<text:s/>за<text:s/>дело,<text:s/>что<text:s/>его<text:s/>в<text:s/>главные<text:s/>конторщики<text:s/>пожаловали!<text:s/>Вот,<text:s/>нечего<text:s/>сказать,<text:s/>нашли<text:s/>кого<text:s/>пожаловать!<text:s/>Вот<text:s/>уж<text:s/>точно,<text:s/>можно<text:s/>сказать,<text:s/>пустили<text:s/>козла<text:s/>в<text:s/>огород!</text:p>
      <text:p text:style-name="Обычный">– Полноте,<text:s/>полноте,<text:s/>Павел<text:s/>Андреич,<text:s/>полноте!<text:s/>бросьте<text:s/>это…<text:s/>что<text:s/>за<text:s/>пустяки<text:s/>такие?</text:p>
      <text:p text:style-name="Обычный">– Ну,<text:s/>Лиса<text:s/>Патрикевна,<text:s/>пошла<text:s/>хвостом<text:s/>вилять!..<text:s/>Я<text:s/>его<text:s/>дождусь, –<text:s/>с<text:s/>сердцем<text:s/>проговорил<text:s/>Павел<text:s/>и<text:s/>ударил<text:s/>рукой<text:s/>по<text:s/>столу. –<text:s/>А,<text:s/>да<text:s/>вот<text:s/>он<text:s/>и<text:s/>жалует, –<text:s/>прибавил<text:s/>он,<text:s/>взглянув<text:s/>в<text:s/>окошко, –<text:s/>легок<text:s/>на<text:s/>помине.<text:s/>Милости<text:s/>просим! (Он<text:s/>встал.)</text:p>
      <text:p text:style-name="Обычный">Николай<text:s/>Еремеев<text:s/>вошел<text:s/>в<text:s/>контору.<text:s/>Лицо<text:s/>его<text:s/>сияло<text:s/>удовольствием,<text:s/>но<text:s/>при<text:s/>виде<text:s/>Павла<text:s/>он<text:s/>несколько<text:s/>смутился.</text:p>
      <text:p text:style-name="Обычный">– Здравствуйте,<text:s/>Николай<text:s/>Еремеич, –<text:s/>значительно<text:s/>проговорил<text:s/>Павел,<text:s/>медленно<text:s/>подвигаясь<text:s/>к<text:s/>нему<text:s/>навстречу, –<text:s/>здравствуйте.</text:p>
      <text:p text:style-name="Обычный">Главный<text:s/>конторщик<text:s/>не<text:s/>отвечал<text:s/>ничего.<text:s/>В<text:s/>дверях<text:s/>показалось<text:s/>лицо<text:s/>купца.</text:p>
      <text:p text:style-name="Обычный">– Что<text:s/>ж<text:s/>вы<text:s/>мне<text:s/>не<text:s/>изволите<text:s/>отвечать? –<text:s/>продолжал<text:s/>Павел. –<text:s/>Впрочем,<text:s/>нет…<text:s/>нет, –<text:s/>прибавил<text:s/>он, –<text:s/>этак<text:s/>не<text:s/>дело;<text:s/>криком<text:s/>да<text:s/>бранью<text:s/>ничего<text:s/>не<text:s/>возьмешь.<text:s/>Нет,<text:s/>вы<text:s/>мне<text:s/>лучше<text:s/>добром<text:s/>скажите,<text:s/>Николай<text:s/>Еремеич,<text:s/>за<text:s/>что<text:s/>вы<text:s/>меня<text:s/>преследуете?<text:s/>за<text:s/>что<text:s/>вы<text:s/>меня<text:s/>погубить<text:s/>хотите?<text:s/>Ну,<text:s/>говорите<text:s/>же,<text:s/>говорите.</text:p>
      <text:p text:style-name="Обычный">– Здесь<text:s/>не<text:s/>место<text:s/>с<text:s/>вами<text:s/>объясняться, –<text:s/>не<text:s/>без<text:s/>волнения<text:s/>возразил<text:s/>главный<text:s/>конторщик, –<text:s/>да<text:s/>и<text:s/>не<text:s/>время.<text:s/>Только<text:s/>я,<text:s/>признаюсь,<text:s/>одному<text:s/>удивляюсь:<text:s/>с чего<text:s/>вы<text:s/>взяли,<text:s/>что<text:s/>я<text:s/>вас<text:s/>погубить<text:s/>желаю<text:s/>или<text:s/>преследую?<text:s/>Да<text:s/>и<text:s/>как,<text:s/>наконец,<text:s/>могу<text:s/>я<text:s/>вас<text:s/>преследовать?<text:s/>Вы<text:s/>не<text:s/>у<text:s/>меня<text:s/>в<text:s/>конторе<text:s/>состоите.</text:p>
      <text:p text:style-name="Обычный">– Еще<text:s/>бы, –<text:s/>отвечал<text:s/>Павел, –<text:s/>этого<text:s/>бы<text:s/>только<text:s/>недоставало.<text:s/>Но<text:s/>зачем<text:s/>же<text:s/>вы<text:s/>притворяетесь,<text:s/>Николай<text:s/>Еремеич?..<text:s/>Ведь<text:s/>вы<text:s/>меня<text:s/>понимаете.</text:p>
      <text:p text:style-name="Обычный">– Нет,<text:s/>не<text:s/>понимаю.</text:p>
      <text:p text:style-name="Обычный">– Нет,<text:s/>понимаете.</text:p>
      <text:p text:style-name="Обычный">– Нет,<text:s/>ей‑богу,<text:s/>не<text:s/>понимаю.</text:p>
      <text:p text:style-name="Обычный">– Еще<text:s/>божитесь!<text:s/>Да<text:s/>уж<text:s/>коли<text:s/>на<text:s/>то<text:s/>пошло,<text:s/>скажите:<text:s/>ну,<text:s/>не<text:s/>боитесь<text:s/>вы<text:s/>Бога!<text:s/>Ну,<text:s/>за<text:s/>что<text:s/>вы<text:s/>бедной<text:s/>девке<text:s/>жить<text:s/>не<text:s/>даете?<text:s/>Что<text:s/>вам<text:s/>надобно<text:s/>от<text:s/>нее?</text:p>
      <text:p text:style-name="Обычный">– Вы<text:s/>о<text:s/>ком<text:s/>говорите,<text:s/>Павел<text:s/>Андреич? –<text:s/>с<text:s/>притворным<text:s/>изумлением<text:s/>спросил<text:s/>толстяк.</text:p>
      <text:p text:style-name="Обычный">– Эка!<text:s/>не<text:s/>знает<text:s/>небось?<text:s/>я об<text:s/>Татьяне<text:s/>говорю.<text:s/>Побойтесь<text:s/>Бога, –<text:s/>за<text:s/>что<text:s/>мстите?<text:s/>Стыдитесь:<text:s/>вы<text:s/>человек<text:s/>женатый,<text:s/>дети<text:s/>у<text:s/>вас<text:s/>с<text:s/>меня<text:s/>уже<text:s/>ростом,<text:s/>а<text:s/>я<text:s/>не<text:s/>что<text:s/>другое…<text:s/>я жениться<text:s/>хочу,<text:s/>я<text:s/>по<text:s/>чести<text:s/>поступаю.</text:p>
      <text:p text:style-name="Обычный">– Чем<text:s/>же<text:s/>я<text:s/>тут<text:s/>виноват,<text:s/>Павел<text:s/>Андреич?<text:s/>Барыня<text:s/>вам<text:s/>жениться<text:s/>не<text:s/>позволяет:<text:s/>ее<text:s/>господская<text:s/>воля!<text:s/>Я‑то<text:s/>тут<text:s/>что?</text:p>
      <text:p text:style-name="Обычный">– Вы<text:s/>что?<text:s/>а вы<text:s/>с<text:s/>этой<text:s/>старой<text:s/>ведьмой,<text:s/>с<text:s/>ключницей,<text:s/>не<text:s/>стакнулись<text:s/>небось?<text:s/>Небось<text:s/>не<text:s/>наушничаете,<text:s/>а?<text:s/>Скажите,<text:s/>не<text:s/>взводите<text:s/>на<text:s/>беззащитную<text:s/>девку<text:s/>всякую<text:s/>небылицу?<text:s/>Небось<text:s/>не<text:s/>по<text:s/>вашей<text:s/>милости<text:s/>ее<text:s/>из<text:s/>прачек<text:s/>в<text:s/>судомойки<text:s/>произвели!<text:s/>И<text:s/>бьют‑то<text:s/>ее<text:s/>и<text:s/>в<text:s/>затрапезе<text:s/>держат<text:s/>не<text:s/>по<text:s/>вашей<text:s/>милости?..<text:s/>Стыдитесь,<text:s/>стыдитесь,<text:s/>старый<text:s/>вы<text:s/>человек!<text:s/>Ведь<text:s/>вас<text:s/>паралич<text:s/>того<text:s/>и<text:s/>гляди<text:s/>разобьет…<text:s/>Богу<text:s/>отвечать<text:s/>придется.</text:p>
      <text:p text:style-name="Обычный">– Ругайтесь,<text:s/>Павел<text:s/>Андреич,<text:s/>ругайтесь…<text:s/>Долго<text:s/>ли<text:s/>вам<text:s/>придется<text:s/>ругаться‑то!</text:p>
      <text:p text:style-name="Обычный">Павел<text:s/>вспыхнул.</text:p>
      <text:p text:style-name="Обычный">– Что?<text:s/>грозить<text:s/>мне<text:s/>вздумал? –<text:s/>с<text:s/>сердцем<text:s/>заговорил<text:s/>он. –<text:s/>Ты<text:s/>думаешь,<text:s/>я<text:s/>тебя<text:s/>боюсь?<text:s/>Нет,<text:s/>брат,<text:s/>не<text:s/>на<text:s/>того<text:s/>наткнулся!<text:s/>чего<text:s/>мне<text:s/>бояться?..<text:s/>Я<text:s/>везде<text:s/>себе<text:s/>хлеб<text:s/>сыщу.<text:s/>Вот<text:s/>ты –<text:s/>другое<text:s/>дело!<text:s/>Тебе<text:s/>только<text:s/>здесь<text:s/>и<text:s/>жить,<text:s/>да<text:s/>наушничать,<text:s/>да<text:s/>воровать…</text:p>
      <text:p text:style-name="Обычный">– Ведь<text:s/>вот<text:s/>как<text:s/>зазнался, –<text:s/>перебил<text:s/>его<text:s/>конторщик,<text:s/>который<text:s/>тоже<text:s/>начинал<text:s/>терять<text:s/>терпение, –<text:s/>фершел,<text:s/>просто<text:s/>фершел,<text:s/>лекаришка<text:s/>пустой;<text:s/>а послушай‑ка<text:s/>его –<text:s/>фу<text:s/>ты,<text:s/>какая<text:s/>важная<text:s/>особа!</text:p>
      <text:p text:style-name="Обычный">– Да,<text:s/>фершел,<text:s/>а<text:s/>без<text:s/>этого<text:s/>фершела<text:s/>ваша<text:s/>милость<text:s/>теперь<text:s/>бы<text:s/>на<text:s/>кладбище<text:s/>гнила…<text:s/>И<text:s/>дернула<text:s/>же<text:s/>меня<text:s/>нелегкая<text:s/>его<text:s/>вылечить, –<text:s/>прибавил<text:s/>он<text:s/>сквозь<text:s/>зубы.</text:p>
      <text:p text:style-name="Обычный">– Ты<text:s/>меня<text:s/>вылечил?..<text:s/>Нет,<text:s/>ты<text:s/>меня<text:s/>отравить<text:s/>хотел;<text:s/>ты<text:s/>меня<text:s/>сабуром<text:s/>опоил, –<text:s/>подхватил<text:s/>конторщик.</text:p>
      <text:p text:style-name="Обычный">– Что<text:s/>ж,<text:s/>коли<text:s/>на<text:s/>тебя,<text:s/>кроме<text:s/>сабура,<text:s/>ничего<text:s/>действовать<text:s/>не<text:s/>могло?</text:p>
      <text:p text:style-name="Обычный">– Сабур<text:s/>врачебной<text:s/>управой<text:s/>запрещен, –<text:s/>продолжал<text:s/>Николай, –<text:s/>я<text:s/>еще<text:s/>на<text:s/>тебя<text:s/>пожалуюсь.<text:s/>Ты<text:s/>уморить<text:s/>меня<text:s/>хотел –<text:s/>вот<text:s/>что!<text:s/>Да<text:s/>Господь<text:s/>не<text:s/>попустил.</text:p>
      <text:p text:style-name="Обычный">– Полно<text:s/>вам,<text:s/>полно,<text:s/>господа… –<text:s/>начал<text:s/>было<text:s/>кассир.</text:p>
      <text:p text:style-name="Обычный">– Отстань! –<text:s/>крикнул<text:s/>конторщик. –<text:s/>Он<text:s/>меня<text:s/>отравить<text:s/>хотел!<text:s/>Понимаешь<text:s/>ты<text:s/>эфто?</text:p>
      <text:p text:style-name="Обычный">– Очень<text:s/>нужно<text:s/>мне…<text:s/>Слушай,<text:s/>Николай<text:s/>Еремеев, –<text:s/>заговорил<text:s/>Павел<text:s/>с<text:s/>отчаянием, –<text:s/>в<text:s/>последний<text:s/>раз<text:s/>тебя<text:s/>прошу…<text:s/>вынудил<text:s/>ты<text:s/>меня –<text:s/>невтерпеж<text:s/>мне<text:s/>становится.<text:s/>Оставь<text:s/>нас<text:s/>в<text:s/>покое,<text:s/>понимаешь?<text:s/>а то,<text:s/>ей‑богу,<text:s/>несдобровать<text:s/>кому‑нибудь<text:s/>из<text:s/>нас,<text:s/>я<text:s/>тебе<text:s/>говорю.</text:p>
      <text:p text:style-name="Обычный">Толстяк<text:s/>расходился.</text:p>
      <text:p text:style-name="Обычный">– Я<text:s/>тебя<text:s/>не<text:s/>боюсь, –<text:s/>закричал<text:s/>он, –<text:s/>слышишь<text:s/>ли<text:s/>ты,<text:s/>молокосос!<text:s/>Я<text:s/>и<text:s/>с<text:s/>отцом<text:s/>твоим<text:s/>справился,<text:s/>я<text:s/>и<text:s/>ему<text:s/>рога<text:s/>сломил, –<text:s/>тебе<text:s/>пример,<text:s/>смотри!</text:p>
      <text:p text:style-name="Обычный">– Не<text:s/>напоминай<text:s/>мне<text:s/>про<text:s/>отца,<text:s/>Николай<text:s/>Еремеев,<text:s/>не<text:s/>напоминай!</text:p>
      <text:p text:style-name="Обычный">– Вона!<text:s/>ты<text:s/>что<text:s/>мне<text:s/>за<text:s/>уставщик?</text:p>
      <text:p text:style-name="Обычный">– Говорят<text:s/>тебе,<text:s/>не<text:s/>напоминай!</text:p>
      <text:p text:style-name="Обычный">– А<text:s/>тебе<text:s/>говорят,<text:s/>не<text:s/>забывайся…<text:s/>Как<text:s/>ты<text:s/>там<text:s/>барыне,<text:s/>по‑твоему,<text:s/>ни<text:s/>нужен,<text:s/>а<text:s/>коли<text:s/>из<text:s/>нас<text:s/>двух<text:s/>ей<text:s/>придется<text:s/>выбирать, –<text:s/>не<text:s/>удержишься<text:s/>ты,<text:s/>голубчик!<text:s/>Бунтовать<text:s/>никому<text:s/>не<text:s/>позволяется,<text:s/>смотри! (Павел<text:s/>дрожал<text:s/>от<text:s/>бешенства.)<text:s/>А<text:s/>девке<text:s/>Татьяне<text:s/>поделом…<text:s/>Погоди,<text:s/>не<text:s/>то<text:s/>ей<text:s/>еще<text:s/>будет!</text:p>
      <text:p text:style-name="Обычный">Павел<text:s/>кинулся<text:s/>вперед<text:s/>с<text:s/>поднятыми<text:s/>руками,<text:s/>и<text:s/>конторщик<text:s/>тяжко<text:s/>покатился<text:s/>на<text:s/>пол.</text:p>
      <text:p text:style-name="Обычный">– В<text:s/>кандалы<text:s/>его,<text:s/>в<text:s/>кандалы, –<text:s/>застонал<text:s/>Николай<text:s/>Еремеев…</text:p>
      <text:p text:style-name="Обычный">Конца<text:s/>этой<text:s/>сцены<text:s/>я<text:s/>не<text:s/>берусь<text:s/>описывать;<text:s/>я и<text:s/>так<text:s/>боюсь,<text:s/>не<text:s/>оскорбил<text:s/>ли<text:s/>я<text:s/>чувства<text:s/>читателя.</text:p>
      <text:p text:style-name="Обычный">В<text:s/>тот<text:s/>же<text:s/>день<text:s/>я<text:s/>вернулся<text:s/>домой.<text:s/>Неделю<text:s/>спустя<text:s/>я<text:s/>узнал,<text:s/>что<text:s/>госпожа<text:s/>Лоснякова<text:s/>оставила<text:s/>и<text:s/>Павла<text:s/>и<text:s/>Николая<text:s/>у<text:s/>себя<text:s/>в<text:s/>услужении,<text:s/>а<text:s/>девку<text:s/>Татьяну<text:s/>сослала:<text:s/>видно,<text:s/>не<text:s/>понадобилась.</text:p>
      <text:p text:style-name="Обычный"/>
      <text:p text:style-name="Обычный"><text:span text:style-name="T781">1847</text:span></text:p>
      <text:p text:style-name="Обычный"/>
      <text:p text:style-name="P782">Бирюк</text:p>
      <text:p text:style-name="P783"/>
      <text:p text:style-name="Обычный">Я<text:s/>ехал<text:s/>с<text:s/>охоты<text:s/>вечером<text:s/>один,<text:s/>на<text:s/>беговых<text:s/>дрожках.<text:s/>До<text:s/>дому<text:s/>еще<text:s/>было<text:s/>верст<text:s/>восемь;<text:s/>моя<text:s/>добрая<text:s/>рысистая<text:s/>кобыла<text:s/>бодро<text:s/>бежала<text:s/>по<text:s/>пыльной<text:s/>дороге,<text:s/>изредка<text:s/>похрапывая<text:s/>и<text:s/>шевеля<text:s/>ушами;<text:s/>усталая<text:s/>собака,<text:s/>словно<text:s/>привязанная,<text:s/>ни<text:s/>на<text:s/>шаг<text:s/>не<text:s/>отставала<text:s/>от<text:s/>задних<text:s/>колес.<text:s/>Гроза<text:s/>надвигалась.<text:s/>Впереди<text:s/>огромная<text:s/>лиловая<text:s/>туча<text:s/>медленно<text:s/>поднималась<text:s/>из‑за<text:s/>леса;<text:s/>надо<text:s/>мною<text:s/>и<text:s/>мне<text:s/>навстречу<text:s/>неслись<text:s/>длинные<text:s/>серые<text:s/>облака;<text:s/>ракиты<text:s/>тревожно<text:s/>шевелились<text:s/>и<text:s/>лепетали.<text:s/>Душный<text:s/>жар<text:s/>внезапно<text:s/>сменился<text:s/>влажным<text:s/>холодом;<text:s/>тени<text:s/>быстро<text:s/>густели.<text:s/>Я<text:s/>ударил<text:s/>вожжой<text:s/>по<text:s/>лошади,<text:s/>спустился<text:s/>в<text:s/>овраг,<text:s/>перебрался<text:s/>через<text:s/>сухой<text:s/>ручей,<text:s/>весь<text:s/>заросший<text:s/>лозниками,<text:s/>поднялся<text:s/>в<text:s/>гору<text:s/>и<text:s/>въехал<text:s/>в<text:s/>лес.<text:s/>Дорога<text:s/>вилась<text:s/>передо<text:s/>мною<text:s/>между<text:s/>густыми<text:s/>кустами<text:s/>орешника,<text:s/>уже<text:s/>залитыми<text:s/>мраком;<text:s/>я подвигался<text:s/>вперед<text:s/>с<text:s/>трудом.<text:s/>Дрожки<text:s/>прыгали<text:s/>по<text:s/>твердым<text:s/>корням<text:s/>столетних<text:s/>дубов<text:s/>и<text:s/>лип,<text:s/>беспрестанно<text:s/>пересекавшим<text:s/>глубокие<text:s/>продольные<text:s/>рытвины –<text:s/>следы<text:s/>тележных<text:s/>колес;<text:s/>лошадь<text:s/>моя<text:s/>начала<text:s/>спотыкаться.<text:s/>Сильный<text:s/>ветер<text:s/>внезапно<text:s/>загудел<text:s/>в<text:s/>вышине,<text:s/>деревья<text:s/>забушевали,<text:s/>крупные<text:s/>капли<text:s/>дождя<text:s/>резко<text:s/>застучали,<text:s/>зашлепали<text:s/>по<text:s/>листьям,<text:s/>сверкнула<text:s/>молния,<text:s/>и<text:s/>гроза<text:s/>разразилась.<text:s/>Дождь<text:s/>полил<text:s/>ручьями.<text:s/>Я<text:s/>поехал<text:s/>шагом<text:s/>и<text:s/>скоро<text:s/>принужден<text:s/>был<text:s/>остановиться:<text:s/>лошадь<text:s/>моя<text:s/>вязла,<text:s/>я<text:s/>не<text:s/>видел<text:s/>ни<text:s/>зги.<text:s/>Кое‑как<text:s/>приютился<text:s/>я<text:s/>к<text:s/>широкому<text:s/>кусту.<text:s/>Сгорбившись<text:s/>и<text:s/>закутавши<text:s/>лицо,<text:s/>ожидал<text:s/>я<text:s/>терпеливо<text:s/>конца<text:s/>ненастья,<text:s/>как<text:s/>вдруг,<text:s/>при<text:s/>блеске<text:s/>молнии,<text:s/>на<text:s/>дороге<text:s/>почудилась<text:s/>мне<text:s/>высокая<text:s/>фигура.<text:s/>Я<text:s/>стал<text:s/>пристально<text:s/>глядеть<text:s/>в<text:s/>ту<text:s/>сторону, –<text:s/>та<text:s/>же<text:s/>фигура<text:s/>словно<text:s/>выросла<text:s/>из<text:s/>земли<text:s/>подле<text:s/>моих<text:s/>дрожек.</text:p>
      <text:p text:style-name="Обычный">– Кто<text:s/>это? –<text:s/>спросил<text:s/>звучный<text:s/>голос.</text:p>
      <text:p text:style-name="Обычный">– А<text:s/>ты<text:s/>кто<text:s/>сам?</text:p>
      <text:p text:style-name="Обычный">– Я<text:s/>здешний<text:s/>лесник.</text:p>
      <text:p text:style-name="Обычный">Я<text:s/>назвал<text:s/>себя.</text:p>
      <text:p text:style-name="Обычный">– А,<text:s/>знаю!<text:s/>Вы<text:s/>домой<text:s/>едете?</text:p>
      <text:p text:style-name="Обычный">– Домой.<text:s/>Да<text:s/>видишь,<text:s/>какая<text:s/>гроза…</text:p>
      <text:p text:style-name="Обычный">– Да,<text:s/>гроза, –<text:s/>отвечал<text:s/>голос.</text:p>
      <text:p text:style-name="Обычный">Белая<text:s/>молния<text:s/>озарила<text:s/>лесника<text:s/>с<text:s/>головы<text:s/>до<text:s/>ног,<text:s/>трескучий<text:s/>и<text:s/>короткий<text:s/>удар<text:s/>грома<text:s/>раздался<text:s/>тотчас<text:s/>вслед<text:s/>за<text:s/>нею.<text:s/>Дождик<text:s/>хлынул<text:s/>с<text:s/>удвоенной<text:s/>силой.</text:p>
      <text:p text:style-name="Обычный">– Не<text:s/>скоро<text:s/>пройдет, –<text:s/>продолжал<text:s/>лесник.</text:p>
      <text:p text:style-name="Обычный">– Что<text:s/>делать!</text:p>
      <text:p text:style-name="Обычный">– Я<text:s/>вас,<text:s/>пожалуй,<text:s/>в<text:s/>свою<text:s/>избу<text:s/>проведу, –<text:s/>отрывисто<text:s/>проговорил<text:s/>он.</text:p>
      <text:p text:style-name="Обычный">– Сделай<text:s/>одолжение.</text:p>
      <text:p text:style-name="Обычный">– Извольте<text:s/>сидеть.</text:p>
      <text:p text:style-name="Обычный">Он<text:s/>подошел<text:s/>к<text:s/>голове<text:s/>лошади,<text:s/>взял<text:s/>ее<text:s/>за<text:s/>узду<text:s/>и<text:s/>сдернул<text:s/>с<text:s/>места.<text:s/>Мы<text:s/>тронулись.<text:s/>Я<text:s/>держался<text:s/>за<text:s/>подушку<text:s/>дрожек,<text:s/>которые<text:s/>колыхались,<text:s/>«как<text:s/>в<text:s/>море<text:s/>челнок»,<text:s/>и<text:s/>кликал<text:s/>собаку.<text:s/>Бедная<text:s/>моя<text:s/>кобыла<text:s/>тяжко<text:s/>шлепала<text:s/>ногами<text:s/>по<text:s/>грязи,<text:s/>скользила,<text:s/>спотыкалась;<text:s/>лесник<text:s/>покачивался<text:s/>перед<text:s/>оглоблями<text:s/>направо<text:s/>и<text:s/>налево,<text:s/>словно<text:s/>привиденье.<text:s/>Мы<text:s/>ехали<text:s/>довольно<text:s/>долго;<text:s/>наконец<text:s/>мой<text:s/>проводник<text:s/>остановился.<text:s/>«Вот<text:s/>мы<text:s/>и<text:s/>дома,<text:s/>барин», –<text:s/>промолвил<text:s/>он<text:s/>спокойным<text:s/>голосом.<text:s/>Калитка<text:s/>заскрипела,<text:s/>несколько<text:s/>щенков<text:s/>дружно<text:s/>залаяло.<text:s/>Я<text:s/>поднял<text:s/>голову<text:s/>и,<text:s/>при<text:s/>свете<text:s/>молнии,<text:s/>увидал<text:s/>небольшую<text:s/>избушку<text:s/>посреди<text:s/>обширного<text:s/>двора,<text:s/>обнесенного<text:s/>плетнем.<text:s/>Из<text:s/>одного<text:s/>окошечка<text:s/>тускло<text:s/>светил<text:s/>огонек.<text:s/>Лесник<text:s/>довел<text:s/>лошадь<text:s/>до<text:s/>крыльца<text:s/>и<text:s/>застучал<text:s/>в<text:s/>дверь.<text:s/>«Сичас,<text:s/>сичас!» –<text:s/>раздался<text:s/>тоненький<text:s/>голосок,<text:s/>послышался<text:s/>топот<text:s/>босых<text:s/>ног,<text:s/>засов<text:s/>заскрипел,<text:s/>и<text:s/>девочка,<text:s/>лет<text:s/>двенадцати,<text:s/>в<text:s/>рубашонке,<text:s/>подпоясанная<text:s/>покромкой,<text:s/>с<text:s/>фонарем<text:s/>в<text:s/>руке,<text:s/>показалась<text:s/>на<text:s/>пороге.</text:p>
      <text:p text:style-name="Обычный">– Посвети<text:s/>барину, –<text:s/>сказал<text:s/>он<text:s/>ей, –<text:s/>а<text:s/>я<text:s/>ваши<text:s/>дрожки<text:s/>под<text:s/>навес<text:s/>поставлю.</text:p>
      <text:p text:style-name="Обычный">Девочка<text:s/>глянула<text:s/>на<text:s/>меня<text:s/>и<text:s/>пошла<text:s/>в<text:s/>избу.<text:s/>Я<text:s/>отправился<text:s/>вслед<text:s/>за<text:s/>ней.</text:p>
      <text:p text:style-name="Обычный">Изба<text:s/>лесника<text:s/>состояла<text:s/>из<text:s/>одной<text:s/>комнаты,<text:s/>закоптелой,<text:s/>низкой<text:s/>и<text:s/>пустой,<text:s/>без<text:s/>полатей<text:s/>и<text:s/>перегородок.<text:s/>Изорванный<text:s/>тулуп<text:s/>висел<text:s/>на<text:s/>стене.<text:s/>На<text:s/>лавке<text:s/>лежало<text:s/>одноствольное<text:s/>ружье,<text:s/>в<text:s/>углу<text:s/>валялась<text:s/>груда<text:s/>тряпок;<text:s/>два<text:s/>больших<text:s/>горшка<text:s/>стояли<text:s/>возле<text:s/>печки.<text:s/>Лучина<text:s/>горела<text:s/>на<text:s/>столе,<text:s/>печально<text:s/>вспыхивая<text:s/>и<text:s/>погасая.<text:s/>На<text:s/>самой<text:s/>середине<text:s/>избы<text:s/>висела<text:s/>люлька,<text:s/>привязанная<text:s/>к<text:s/>концу<text:s/>длинного<text:s/>шеста.<text:s/>Девочка<text:s/>погасила<text:s/>фонарь,<text:s/>присела<text:s/>на<text:s/>крошечную<text:s/>скамейку<text:s/>и<text:s/>начала<text:s/>правой<text:s/>рукой<text:s/>качать<text:s/>люльку,<text:s/>левой<text:s/>поправлять<text:s/>лучину.<text:s/>Я<text:s/>посмотрел<text:s/>кругом, –<text:s/>сердце<text:s/>во<text:s/>мне<text:s/>заныло:<text:s/>не<text:s/>весело<text:s/>войти<text:s/>ночью<text:s/>в<text:s/>мужицкую<text:s/>избу.<text:s/>Ребенок<text:s/>в<text:s/>люльке<text:s/>дышал<text:s/>тяжело<text:s/>и<text:s/>скоро.</text:p>
      <text:p text:style-name="Обычный">– Ты<text:s/>разве<text:s/>одна<text:s/>здесь? –<text:s/>спросил<text:s/>я<text:s/>девочку.</text:p>
      <text:p text:style-name="Обычный">– Одна, –<text:s/>произнесла<text:s/>она<text:s/>едва<text:s/>внятно.</text:p>
      <text:p text:style-name="Обычный">– Ты<text:s/>лесникова<text:s/>дочь?</text:p>
      <text:p text:style-name="Обычный">– Лесникова, –<text:s/>прошептала<text:s/>она.</text:p>
      <text:p text:style-name="Обычный">Дверь<text:s/>заскрипела,<text:s/>и<text:s/>лесник<text:s/>шагнул,<text:s/>нагнув<text:s/>голову,<text:s/>через<text:s/>порог.<text:s/>Он<text:s/>поднял<text:s/>фонарь<text:s/>с<text:s/>полу,<text:s/>подошел<text:s/>к<text:s/>столу<text:s/>и<text:s/>зажег<text:s/>светильню.</text:p>
      <text:p text:style-name="Обычный">– Чай,<text:s/>не<text:s/>привыкли<text:s/>к<text:s/>лучине? –<text:s/>проговорил<text:s/>он<text:s/>и<text:s/>тряхнул<text:s/>кудрями.</text:p>
      <text:p text:style-name="Обычный">Я<text:s/>посмотрел<text:s/>на<text:s/>него.<text:s/>Редко<text:s/>мне<text:s/>случалось<text:s/>видеть<text:s/>такого<text:s/>молодца.<text:s/>Он<text:s/>был<text:s/>высокого<text:s/>роста,<text:s/>плечист<text:s/>и<text:s/>сложен<text:s/>на<text:s/>славу.<text:s/>Из‑под<text:s/>мокрой<text:s/>замашной<text:s/>рубашки<text:s/>выпукло<text:s/>выставлялись<text:s/>его<text:s/>могучие<text:s/>мышцы.<text:s/>Черная<text:s/>курчавая<text:s/>борода<text:s/>закрывала<text:s/>до<text:s/>половины<text:s/>его<text:s/>суровое<text:s/>и<text:s/>мужественное<text:s/>лицо;<text:s/>из‑под<text:s/>сросшихся<text:s/>широких<text:s/>бровей<text:s/>смело<text:s/>глядели<text:s/>небольшие<text:s/>карие<text:s/>глаза.<text:s/>Он<text:s/>слегка<text:s/>уперся<text:s/>руками<text:s/>в<text:s/>бока<text:s/>и<text:s/>остановился<text:s/>передо<text:s/>мною.</text:p>
      <text:p text:style-name="Обычный">Я<text:s/>поблагодарил<text:s/>его<text:s/>и<text:s/>спросил<text:s/>его<text:s/>имя.</text:p>
      <text:p text:style-name="Обычный">– Меня<text:s/>зовут<text:s/>Фомой, –<text:s/>отвечал<text:s/>он, –<text:s/>а<text:s/>по<text:s/>прозвищу –<text:s/>Бирюк<text:span text:style-name="Знаксноски"><text:note text:note-class="footnote" text:id="_ftn34"><text:note-citation>35</text:note-citation><text:note-body><text:p text:style-name="FootNote"><text:span text:style-name="T784"><text:s/></text:span><text:span text:style-name="T785">Бирюком</text:span><text:span text:style-name="T786"><text:s/></text:span><text:span text:style-name="T787">называется</text:span><text:span text:style-name="T788"><text:s/></text:span><text:span text:style-name="T789">в</text:span><text:span text:style-name="T790"><text:s/></text:span><text:span text:style-name="T791">Орловской</text:span><text:span text:style-name="T792"><text:s/></text:span><text:span text:style-name="T793">губернии</text:span><text:span text:style-name="T794"><text:s/></text:span><text:span text:style-name="T795">человек</text:span><text:span text:style-name="T796"><text:s/></text:span><text:span text:style-name="T797">одинокий</text:span><text:span text:style-name="T798"><text:s/></text:span><text:span text:style-name="T799">и</text:span><text:span text:style-name="T800"><text:s/></text:span><text:span text:style-name="T801">угрюмый</text:span><text:span text:style-name="T802">.</text:span><text:span text:style-name="T803"> </text:span><text:span text:style-name="T804">–</text:span><text:span text:style-name="T805"><text:s/></text:span><text:span text:style-name="T806">Приме</text:span><text:span text:style-name="T807">ч</text:span><text:span text:style-name="T808">.<text:s/></text:span><text:span text:style-name="T809">авт</text:span><text:span text:style-name="T810">.</text:span></text:p><text:p text:style-name="Сd1нedоeeсf1кeaаe0"/></text:note-body></text:note></text:span>.</text:p>
      <text:p text:style-name="Обычный">– А,<text:s/>ты<text:s/>Бирюк?</text:p>
      <text:p text:style-name="Обычный">Я<text:s/>с<text:s/>удвоенным<text:s/>любопытством<text:s/>посмотрел<text:s/>на<text:s/>него.<text:s/>От<text:s/>моего<text:s/>Ермолая<text:s/>и<text:s/>от<text:s/>других<text:s/>я<text:s/>часто<text:s/>слышал<text:s/>рассказы<text:s/>о<text:s/>леснике<text:s/>Бирюке,<text:s/>которого<text:s/>все<text:s/>окрестные<text:s/>мужики<text:s/>боялись<text:s/>как<text:s/>огня.<text:s/>По<text:s/>их<text:s/>словам,<text:s/>не<text:s/>бывало<text:s/>еще<text:s/>на<text:s/>свете<text:s/>такого<text:s/>мастера<text:s/>своего<text:s/>дела:<text:s/>«Вязанки<text:s/>хворосту<text:s/>не<text:s/>даст<text:s/>утащить;<text:s/>в какую<text:s/>бы<text:s/>ни<text:s/>было<text:s/>пору,<text:s/>хоть<text:s/>в<text:s/>самую<text:s/>полночь,<text:s/>нагрянет,<text:s/>как<text:s/>снег<text:s/>на<text:s/>голову,<text:s/>и<text:s/>ты<text:s/>не<text:s/>думай<text:s/>сопротивляться, –<text:s/>силен,<text:s/>дескать,<text:s/>и<text:s/>ловок,<text:s/>как<text:s/>бес…<text:s/>И<text:s/>ничем<text:s/>его<text:s/>взять<text:s/>нельзя:<text:s/>ни<text:s/>вином,<text:s/>ни<text:s/>деньгами;<text:s/>ни<text:s/>на<text:s/>какую<text:s/>приманку<text:s/>не<text:s/>идет.<text:s/>Уж<text:s/>не<text:s/>раз<text:s/>добрые<text:s/>люди<text:s/>его<text:s/>сжить<text:s/>со<text:s/>свету<text:s/>собирались,<text:s/>да<text:s/>нет –<text:s/>не<text:s/>дается».</text:p>
      <text:p text:style-name="Обычный">Вот<text:s/>как<text:s/>отзывались<text:s/>соседние<text:s/>мужики<text:s/>о<text:s/>Бирюке.</text:p>
      <text:p text:style-name="Обычный">– Так<text:s/>ты<text:s/>Бирюк, –<text:s/>повторил<text:s/>я, –<text:s/>я,<text:s/>брат,<text:s/>слыхал<text:s/>про<text:s/>тебя.<text:s/>Говорят,<text:s/>ты<text:s/>никому<text:s/>спуску<text:s/>не<text:s/>даешь.</text:p>
      <text:p text:style-name="Обычный">– Должность<text:s/>свою<text:s/>справляю, –<text:s/>отвечал<text:s/>он<text:s/>угрюмо, –<text:s/>даром<text:s/>господский<text:s/>хлеб<text:s/>есть<text:s/>не<text:s/>приходится.</text:p>
      <text:p text:style-name="Обычный">Он<text:s/>достал<text:s/>из‑за<text:s/>пояса<text:s/>топор,<text:s/>присел<text:s/>на<text:s/>пол<text:s/>и<text:s/>начал<text:s/>колоть<text:s/>лучину.</text:p>
      <text:p text:style-name="Обычный">– Аль<text:s/>у<text:s/>тебя<text:s/>хозяйки<text:s/>нет? –<text:s/>спросил<text:s/>я<text:s/>его.</text:p>
      <text:p text:style-name="Обычный">– Нет, –<text:s/>отвечал<text:s/>он<text:s/>и<text:s/>сильно<text:s/>махнул<text:s/>топором.</text:p>
      <text:p text:style-name="Обычный">– Умерла,<text:s/>знать?</text:p>
      <text:p text:style-name="Обычный">– Нет…<text:s/>да…<text:s/>умерла, –<text:s/>прибавил<text:s/>он<text:s/>и<text:s/>отвернулся.</text:p>
      <text:p text:style-name="Обычный">Я<text:s/>замолчал;<text:s/>он<text:s/>поднял<text:s/>глаза<text:s/>и<text:s/>посмотрел<text:s/>на<text:s/>меня.</text:p>
      <text:p text:style-name="Обычный">– С<text:s/>прохожим<text:s/>мещанином<text:s/>сбежала, –<text:s/>произнес<text:s/>он<text:s/>с<text:s/>жестокой<text:s/>улыбкой.<text:s/>Девочка<text:s/>потупилась;<text:s/>ребенок<text:s/>проснулся<text:s/>и<text:s/>закричал;<text:s/>девочка<text:s/>подошла<text:s/>к<text:s/>люльке. –<text:s/>На,<text:s/>дай<text:s/>ему, –<text:s/>проговорил<text:s/>Бирюк,<text:s/>сунув<text:s/>ей<text:s/>в<text:s/>руку<text:s/>запачканный<text:s/>рожок. –<text:s/>Вот<text:s/>и<text:s/>его<text:s/>бросила, –<text:s/>продолжал<text:s/>он<text:s/>вполголоса,<text:s/>указывая<text:s/>на<text:s/>ребенка.<text:s/>Он<text:s/>подошел<text:s/>к<text:s/>двери,<text:s/>остановился<text:s/>и<text:s/>обернулся.</text:p>
      <text:p text:style-name="Обычный">– Вы,<text:s/>чай,<text:s/>барин, –<text:s/>начал<text:s/>он, –<text:s/>нашего<text:s/>хлеба<text:s/>есть<text:s/>не<text:s/>станете,<text:s/>а<text:s/>у<text:s/>меня<text:s/>окромя<text:s/>хлеба…</text:p>
      <text:p text:style-name="Обычный">– Я<text:s/>не<text:s/>голоден.</text:p>
      <text:p text:style-name="Обычный">– Ну,<text:s/>как<text:s/>знаете.<text:s/>Самовар<text:s/>бы<text:s/>я<text:s/>вам<text:s/>поставил,<text:s/>да<text:s/>чаю<text:s/>у<text:s/>меня<text:s/>нету…<text:s/>Пойду<text:s/>посмотрю,<text:s/>что<text:s/>ваша<text:s/>лошадь.</text:p>
      <text:p text:style-name="Обычный">Он<text:s/>вышел<text:s/>и<text:s/>хлопнул<text:s/>дверью.<text:s/>Я<text:s/>в<text:s/>другой<text:s/>раз<text:s/>осмотрелся.<text:s/>Изба<text:s/>показалась<text:s/>мне<text:s/>еще<text:s/>печальнее<text:s/>прежнего.<text:s/>Горький<text:s/>запах<text:s/>остывшего<text:s/>дыма<text:s/>неприятно<text:s/>стеснял<text:s/>мне<text:s/>дыхание.<text:s/>Девочка<text:s/>не<text:s/>трогалась<text:s/>с<text:s/>места<text:s/>и<text:s/>не<text:s/>поднимала<text:s/>глаз;<text:s/>изредка<text:s/>поталкивала<text:s/>она<text:s/>люльку,<text:s/>робко<text:s/>наводила<text:s/>на<text:s/>плечо<text:s/>спускавшуюся<text:s/>рубашку;<text:s/>ее<text:s/>голые<text:s/>ноги<text:s/>висели,<text:s/>не<text:s/>шевелясь.</text:p>
      <text:p text:style-name="Обычный">– Как<text:s/>тебя<text:s/>зовут? –<text:s/>спросил<text:s/>я.</text:p>
      <text:p text:style-name="Обычный">– Улитой, –<text:s/>проговорила<text:s/>она,<text:s/>еще<text:s/>более<text:s/>понурив<text:s/>свое<text:s/>печальное<text:s/>личико.</text:p>
      <text:p text:style-name="Обычный">Лесник<text:s/>вошел<text:s/>и<text:s/>сел<text:s/>на<text:s/>лавку.</text:p>
      <text:p text:style-name="Обычный">– Гроза<text:s/>проходит, –<text:s/>заметил<text:s/>он<text:s/>после<text:s/>небольшого<text:s/>молчанья, –<text:s/>коли<text:s/>прикажете,<text:s/>я<text:s/>вас<text:s/>из<text:s/>лесу<text:s/>провожу.</text:p>
      <text:p text:style-name="Обычный">Я<text:s/>встал.<text:s/>Бирюк<text:s/>взял<text:s/>ружье<text:s/>и<text:s/>осмотрел<text:s/>полку.</text:p>
      <text:p text:style-name="Обычный">– Это<text:s/>зачем? –<text:s/>спросил<text:s/>я.</text:p>
      <text:p text:style-name="Обычный">– А<text:s/>в<text:s/>лесу<text:s/>шалят…<text:s/>У<text:s/>Кобыльего<text:s/>Верху<text:span text:style-name="Знаксноски"><text:note text:note-class="footnote" text:id="_ftn35"><text:note-citation>36</text:note-citation><text:note-body><text:p text:style-name="FootNote"><text:span text:style-name="T811"><text:s/></text:span><text:span text:style-name="T812">«Верхом»</text:span><text:span text:style-name="T813"><text:s/></text:span><text:span text:style-name="T814">называется</text:span><text:span text:style-name="T815"><text:s/></text:span><text:span text:style-name="T816">в</text:span><text:span text:style-name="T817"><text:s/></text:span><text:span text:style-name="T818">Орловской</text:span><text:span text:style-name="T819"><text:s/></text:span><text:span text:style-name="T820">г</text:span><text:span text:style-name="T821">уб</text:span><text:span text:style-name="T822">ернии</text:span><text:span text:style-name="T823"><text:s/></text:span><text:span text:style-name="T824">овраг</text:span><text:span text:style-name="T825">.</text:span><text:span text:style-name="T826"> </text:span><text:span text:style-name="T827">–</text:span><text:span text:style-name="T828"><text:s/></text:span><text:span text:style-name="T829">Примеч</text:span><text:span text:style-name="T830">.<text:s/></text:span><text:span text:style-name="T831">авт</text:span><text:span text:style-name="T832">.</text:span></text:p><text:p text:style-name="Сd1нedоeeсf1кeaаe0"/></text:note-body></text:note></text:span> дерево<text:s/>рубят, –<text:s/>прибавил<text:s/>он<text:s/>в<text:s/>ответ<text:s/>на<text:s/>мой<text:s/>вопрошающий<text:s/>взор.</text:p>
      <text:p text:style-name="Обычный">– Будто<text:s/>отсюда<text:s/>слышно?</text:p>
      <text:p text:style-name="Обычный">– Со<text:s/>двора<text:s/>слышно.</text:p>
      <text:p text:style-name="Обычный">Мы<text:s/>вышли<text:s/>вместе.<text:s/>Дождик<text:s/>перестал.<text:s/>В<text:s/>отдалении<text:s/>еще<text:s/>толпились<text:s/>тяжелые<text:s/>громады<text:s/>туч,<text:s/>изредка<text:s/>вспыхивали<text:s/>длинные<text:s/>молнии,<text:s/>но<text:s/>над<text:s/>нашими<text:s/>головами<text:s/>уже<text:s/>виднелось<text:s/>кое‑где<text:s/>темно‑синее<text:s/>небо,<text:s/>звездочки<text:s/>мерцали<text:s/>сквозь<text:s/>жидкие,<text:s/>быстро<text:s/>летевшие<text:s/>облака.<text:s/>Очерки<text:s/>деревьев,<text:s/>обрызганных<text:s/>дождем<text:s/>и<text:s/>взволнованных<text:s/>ветром,<text:s/>начинали<text:s/>выступать<text:s/>из<text:s/>мрака.<text:s/>Мы<text:s/>стали<text:s/>прислушиваться.<text:s/>Лесник<text:s/>снял<text:s/>шапку<text:s/>и<text:s/>потупился.<text:s/>«Во…<text:s/>вот, –<text:s/>проговорил<text:s/>он<text:s/>вдруг<text:s/>и<text:s/>протянул<text:s/>руку, –<text:s/>вишь,<text:s/>какую<text:s/>ночку<text:s/>выбрал».<text:s/>Я<text:s/>ничего<text:s/>не<text:s/>слышал,<text:s/>кроме<text:s/>шума<text:s/>листьев.<text:s/>Бирюк<text:s/>вывел<text:s/>лошадь<text:s/>из‑под<text:s/>навеса.<text:s/>«А<text:s/>этак<text:s/>я,<text:s/>пожалуй, –<text:s/>прибавил<text:s/>он<text:s/>вслух, –<text:s/>и<text:s/>прозеваю<text:s/>его». –<text:s/>«Я<text:s/>с<text:s/>тобой<text:s/>пойду…<text:s/>хочешь?» –<text:s/>«Ладно, –<text:s/>отвечал<text:s/>он<text:s/>и<text:s/>попятил<text:s/>лошадь<text:s/>назад, –<text:s/>мы<text:s/>его<text:s/>духом<text:s/>поймаем,<text:s/>а<text:s/>там<text:s/>я<text:s/>вас<text:s/>провожу.<text:s/>Пойдемте».</text:p>
      <text:p text:style-name="Обычный">Мы<text:s/>пошли:<text:s/>Бирюк<text:s/>впереди,<text:s/>я<text:s/>за<text:s/>ним.<text:s/>Бог<text:s/>его<text:s/>знает,<text:s/>как<text:s/>он<text:s/>узнавал<text:s/>дорогу,<text:s/>но<text:s/>он<text:s/>останавливался<text:s/>только<text:s/>изредка,<text:s/>и<text:s/>то<text:s/>для<text:s/>того,<text:s/>чтобы<text:s/>прислушиваться<text:s/>к<text:s/>стуку<text:s/>топора.<text:s/>«Вишь, –<text:s/>бормотал<text:s/>он<text:s/>сквозь<text:s/>зубы, –<text:s/>слышите?<text:s/>слышите?» –<text:s/>«Да<text:s/>где?»<text:s/>Бирюк<text:s/>пожимал<text:s/>плечами.<text:s/>Мы<text:s/>спустились<text:s/>в<text:s/>овраг,<text:s/>ветер<text:s/>затих<text:s/>на<text:s/>мгновенье –<text:s/>мерные<text:s/>удары<text:s/>ясно<text:s/>достигли<text:s/>до<text:s/>моего<text:s/>слуха.<text:s/>Бирюк<text:s/>глянул<text:s/>на<text:s/>меня<text:s/>и<text:s/>качнул<text:s/>головой.<text:s/>Мы<text:s/>пошли<text:s/>далее<text:s/>по<text:s/>мокрому<text:s/>папоротнику<text:s/>и<text:s/>крапиве.<text:s/>Глухой<text:s/>и<text:s/>продолжительный<text:s/>гул<text:s/>раздался…</text:p>
      <text:p text:style-name="Обычный">– Повалил… –<text:s/>пробормотал<text:s/>Бирюк.</text:p>
      <text:p text:style-name="Обычный">Между<text:s/>тем<text:s/>небо<text:s/>продолжало<text:s/>расчищаться;<text:s/>в лесу<text:s/>чуть‑чуть<text:s/>светлело.<text:s/>Мы<text:s/>выбрались<text:s/>наконец<text:s/>из<text:s/>оврага.<text:s/>«Подожди‑</text:p>
      <text:p text:style-name="Обычный">те<text:s/>здесь», –<text:s/>шепнул<text:s/>мне<text:s/>лесник,<text:s/>нагнулся<text:s/>и,<text:s/>подняв<text:s/>ружье<text:s/>кверху,<text:s/>исчез<text:s/>между<text:s/>кустами.<text:s/>Я<text:s/>стал<text:s/>прислушиваться<text:s/>с<text:s/>напряжением.<text:s/>Сквозь<text:s/>постоянный<text:s/>шум<text:s/>ветра<text:s/>чудились<text:s/>мне<text:s/>невдалеке<text:s/>слабые<text:s/>звуки:<text:s/>топор<text:s/>осторожно<text:s/>стучал<text:s/>по<text:s/>сучьям,<text:s/>колеса<text:s/>скрипели,<text:s/>лошадь<text:s/>фыркала…<text:s/>«Куда?<text:s/>стой!» –<text:s/>загремел<text:s/>вдруг<text:s/>железный<text:s/>голос<text:s/>Бирюка.<text:s/>Другой<text:s/>голос<text:s/>закричал<text:s/>жалобно,<text:s/>по‑заячьи…<text:s/>Началась<text:s/>борьба.<text:s/>«Вре‑ешь,<text:s/>вре‑ешь, –<text:s/>твердил,<text:s/>задыхаясь,<text:s/>Бирюк, –<text:s/>не<text:s/>уйдешь…»<text:s/>Я<text:s/>бросился<text:s/>в<text:s/>направлении<text:s/>шума<text:s/>и<text:s/>прибежал,<text:s/>спотыкаясь<text:s/>на<text:s/>каждом<text:s/>шагу,<text:s/>на<text:s/>место<text:s/>битвы.<text:s/>У<text:s/>срубленного<text:s/>дерева,<text:s/>на<text:s/>земле,<text:s/>копошился<text:s/>лесник;<text:s/>он<text:s/>держал<text:s/>под<text:s/>собою<text:s/>вора<text:s/>и<text:s/>закручивал<text:s/>ему<text:s/>кушаком<text:s/>руки<text:s/>на<text:s/>спину.<text:s/>Я<text:s/>подошел.<text:s/>Бирюк<text:s/>поднялся<text:s/>и<text:s/>поставил<text:s/>его<text:s/>на<text:s/>ноги.<text:s/>Я<text:s/>увидал<text:s/>мужика,<text:s/>мокрого,<text:s/>в<text:s/>лохмотьях,<text:s/>с<text:s/>длинной<text:s/>растрепанной<text:s/>бородой.<text:s/>Дрянная<text:s/>лошаденка,<text:s/>до<text:s/>половины<text:s/>закрытая<text:s/>угловатой<text:s/>рогожкой,<text:s/>стояла<text:s/>тут<text:s/>же<text:s/>вместе<text:s/>с<text:s/>тележным<text:s/>ходом.<text:s/>Лесник<text:s/>не<text:s/>говорил<text:s/>ни<text:s/>слова;<text:s/>мужик<text:s/>тоже<text:s/>молчал<text:s/>и<text:s/>только<text:s/>головой<text:s/>потряхивал.</text:p>
      <text:p text:style-name="Обычный">– Отпусти<text:s/>его, –<text:s/>шепнул<text:s/>я<text:s/>на<text:s/>ухо<text:s/>Бирюку, –<text:s/>я<text:s/>заплачу<text:s/>за<text:s/>дерево.</text:p>
      <text:p text:style-name="Обычный">Бирюк<text:s/>молча<text:s/>взял<text:s/>лошадь<text:s/>за<text:s/>челку<text:s/>левой<text:s/>рукой;<text:s/>правой<text:s/>он<text:s/>держал<text:s/>вора<text:s/>за<text:s/>пояс.<text:s/>«Ну,<text:s/>поворачивайся,<text:s/>ворона!» –<text:s/>промолвил<text:s/>он<text:s/>сурово.<text:s/>«Топорик‑то<text:s/>вон<text:s/>возьмите», –<text:s/>пробормотал<text:s/>мужик.<text:s/>«Зачем<text:s/>ему<text:s/>пропадать?» –<text:s/>сказал<text:s/>лесник<text:s/>и<text:s/>поднял<text:s/>топор.<text:s/>Мы<text:s/>отправились.<text:s/>Я<text:s/>шел<text:s/>позади…<text:s/>Дождик<text:s/>начал<text:s/>опять<text:s/>накрапывать<text:s/>и<text:s/>скоро<text:s/>полил<text:s/>ручьями.<text:s/>С<text:s/>трудом<text:s/>добрались<text:s/>мы<text:s/>до<text:s/>избы.<text:s/>Бирюк<text:s/>бросил<text:s/>пойманную<text:s/>лошаденку<text:s/>посреди<text:s/>двора,<text:s/>ввел<text:s/>мужика<text:s/>в<text:s/>комнату,<text:s/>ослабил<text:s/>узел<text:s/>кушака<text:s/>и<text:s/>посадил<text:s/>его<text:s/>в<text:s/>угол.<text:s/>Девочка,<text:s/>которая<text:s/>заснула<text:s/>было<text:s/>возле<text:s/>печки,<text:s/>вскочила<text:s/>и<text:s/>с<text:s/>молчаливым<text:s/>испугом<text:s/>стала<text:s/>глядеть<text:s/>на<text:s/>нас.<text:s/>Я<text:s/>сел<text:s/>на<text:s/>лавку.</text:p>
      <text:p text:style-name="Обычный">– Эк<text:s/>его,<text:s/>какой<text:s/>полил, –<text:s/>заметил<text:s/>лесник, –<text:s/>переждать<text:s/>придется.<text:s/>Не<text:s/>хотите<text:s/>ли<text:s/>прилечь?</text:p>
      <text:p text:style-name="Обычный">– Спасибо.</text:p>
      <text:p text:style-name="Обычный">– Я<text:s/>бы<text:s/>его,<text:s/>для<text:s/>вашей<text:s/>милости,<text:s/>в<text:s/>чуланчик<text:s/>запер, –<text:s/>продолжал<text:s/>он,<text:s/>указывая<text:s/>на<text:s/>мужика, –<text:s/>да,<text:s/>вишь,<text:s/>засов…</text:p>
      <text:p text:style-name="Обычный">– Оставь<text:s/>его<text:s/>тут,<text:s/>не<text:s/>трогай, –<text:s/>перебил<text:s/>я<text:s/>Бирюка.</text:p>
      <text:p text:style-name="Обычный">Мужик<text:s/>глянул<text:s/>на<text:s/>меня<text:s/>исподлобья.<text:s/>Я<text:s/>внутренне<text:s/>дал<text:s/>себе<text:s/>слово<text:s/>во<text:s/>что<text:s/>бы<text:s/>то<text:s/>ни<text:s/>стало<text:s/>освободить<text:s/>бедняка.<text:s/>Он<text:s/>сидел<text:s/>неподвижно<text:s/>на<text:s/>лавке.<text:s/>При<text:s/>свете<text:s/>фонаря<text:s/>я<text:s/>мог<text:s/>разглядеть<text:s/>его<text:s/>испитое,<text:s/>морщинистое<text:s/>лицо,<text:s/>нависшие<text:s/>желтые<text:s/>брови,<text:s/>беспокойные<text:s/>глаза,<text:s/>худые<text:s/>члены…<text:s/>Девочка<text:s/>улеглась<text:s/>на<text:s/>полу<text:s/>у<text:s/>самых<text:s/>его<text:s/>ног<text:s/>и<text:s/>опять<text:s/>заснула.<text:s/>Бирюк<text:s/>сидел<text:s/>возле<text:s/>стола,<text:s/>опершись<text:s/>головою<text:s/>на<text:s/>руки.<text:s/>Кузнечик<text:s/>кричал<text:s/>в<text:s/>углу…<text:s/>дождик<text:s/>стучал<text:s/>по<text:s/>крыше<text:s/>и<text:s/>скользил<text:s/>по<text:s/>окнам;<text:s/>мы<text:s/>все<text:s/>молчали.</text:p>
      <text:p text:style-name="Обычный">– Фома<text:s/>Кузьмич, –<text:s/>заговорил<text:s/>вдруг<text:s/>мужик<text:s/>голосом<text:s/>глухим<text:s/>и<text:s/>разбитым, –<text:s/>а,<text:s/>Фома<text:s/>Кузьмич.</text:p>
      <text:p text:style-name="Обычный">– Чего<text:s/>тебе?</text:p>
      <text:p text:style-name="Обычный">– Отпусти.</text:p>
      <text:p text:style-name="Обычный">Бирюк<text:s/>не<text:s/>отвечал.</text:p>
      <text:p text:style-name="Обычный">– Отпусти…<text:s/>с голодухи…<text:s/>отпусти.</text:p>
      <text:p text:style-name="Обычный">– Знаю<text:s/>я<text:s/>вас, –<text:s/>угрюмо<text:s/>возразил<text:s/>лесник, –<text:s/>ваша<text:s/>вся<text:s/>слобода<text:s/>такая –<text:s/>вор<text:s/>на<text:s/>воре.</text:p>
      <text:p text:style-name="Обычный">– Отпусти, –<text:s/>твердил<text:s/>мужик, –<text:s/>приказчик…<text:s/>разорены,<text:s/>во<text:s/>как…<text:s/>отпусти!</text:p>
      <text:p text:style-name="Обычный">– Разорены!..<text:s/>Воровать<text:s/>никому<text:s/>не<text:s/>след.</text:p>
      <text:p text:style-name="Обычный">– Отпусти,<text:s/>Фома<text:s/>Кузьмич…<text:s/>не<text:s/>погуби.<text:s/>Ваш‑то,<text:s/>сам<text:s/>знаешь,<text:s/>заест,<text:s/>во<text:s/>как.</text:p>
      <text:p text:style-name="Обычный">Бирюк<text:s/>отвернулся.<text:s/>Мужика<text:s/>подергивало,<text:s/>словно<text:s/>лихорадка<text:s/>его<text:s/>колотила.<text:s/>Он<text:s/>встряхивал<text:s/>головой<text:s/>и<text:s/>дышал<text:s/>неровно.</text:p>
      <text:p text:style-name="Обычный">– Отпусти, –<text:s/>повторял<text:s/>он<text:s/>с<text:s/>унылым<text:s/>отчаяньем, –<text:s/>отпусти,<text:s/>ей‑богу<text:s/>отпусти!<text:s/>я заплачу,<text:s/>во<text:s/>как,<text:s/>ей‑богу.<text:s/>Ей‑богу,<text:s/>с<text:s/>голодухи…<text:s/>детки<text:s/>пищат,<text:s/>сам<text:s/>знаешь.<text:s/>Круто,<text:s/>во<text:s/>как,<text:s/>приходится.</text:p>
      <text:p text:style-name="Обычный">– А<text:s/>ты<text:s/>все‑таки<text:s/>воровать<text:s/>не<text:s/>ходи.</text:p>
      <text:p text:style-name="Обычный">– Лошаденку, –<text:s/>продолжал<text:s/>мужик, –<text:s/>лошаденку‑то,<text:s/>хоть<text:s/>ее‑то…<text:s/>один<text:s/>живот<text:s/>и<text:s/>есть…<text:s/>отпусти!</text:p>
      <text:p text:style-name="Обычный">– Говорят,<text:s/>нельзя.<text:s/>Я<text:s/>тоже<text:s/>человек<text:s/>подневольный:<text:s/>с меня<text:s/>взыщут.<text:s/>Вас<text:s/>баловать<text:s/>тоже<text:s/>не<text:s/>приходится.</text:p>
      <text:p text:style-name="Обычный">– Отпусти!<text:s/>Нужда,<text:s/>Фома<text:s/>Кузьмич,<text:s/>нужда,<text:s/>как<text:s/>есть<text:s/>того…<text:s/>отпусти!</text:p>
      <text:p text:style-name="Обычный">– Знаю<text:s/>я<text:s/>вас!</text:p>
      <text:p text:style-name="Обычный">– Да<text:s/>отпусти!</text:p>
      <text:p text:style-name="Обычный">– Э,<text:s/>да<text:s/>что<text:s/>с<text:s/>тобой<text:s/>толковать;<text:s/>сиди<text:s/>смирно,<text:s/>а<text:s/>то<text:s/>у<text:s/>меня,<text:s/>знаешь?<text:s/>Не<text:s/>видишь,<text:s/>что<text:s/>ли,<text:s/>барина?</text:p>
      <text:p text:style-name="Обычный">Бедняк<text:s/>потупился…<text:s/>Бирюк<text:s/>зевнул<text:s/>и<text:s/>положил<text:s/>голову<text:s/>на<text:s/>стол.<text:s/>Дождик<text:s/>все<text:s/>не<text:s/>переставал.<text:s/>Я<text:s/>ждал,<text:s/>что<text:s/>будет.</text:p>
      <text:p text:style-name="Обычный">Мужик<text:s/>внезапно<text:s/>выпрямился.<text:s/>Глаза<text:s/>у<text:s/>него<text:s/>загорелись,<text:s/>и<text:s/>на<text:s/>лице<text:s/>выступила<text:s/>краска.<text:s/>«Ну,<text:s/>на,<text:s/>ешь,<text:s/>на,<text:s/>подавись,<text:s/>на, –<text:s/>начал<text:s/>он,<text:s/>прищурив<text:s/>глаза<text:s/>и<text:s/>опустив<text:s/>углы<text:s/>губ, –<text:s/>на,<text:s/>душегубец<text:s/>окаянный,<text:s/>пей<text:s/>христианскую<text:s/>кровь,<text:s/>пей…»</text:p>
      <text:p text:style-name="Обычный">Лесник<text:s/>обернулся.</text:p>
      <text:p text:style-name="Обычный">– Тебе<text:s/>говорю,<text:s/>тебе,<text:s/>азиат,<text:s/>кровопийца,<text:s/>тебе!</text:p>
      <text:p text:style-name="Обычный">– Пьян<text:s/>ты,<text:s/>что<text:s/>ли,<text:s/>что<text:s/>ругаться<text:s/>вздумал? –<text:s/>заговорил<text:s/>с<text:s/>изумлением<text:s/>лесник. –<text:s/>С<text:s/>ума<text:s/>сошел,<text:s/>что<text:s/>ли?</text:p>
      <text:p text:style-name="Обычный">– Пьян!..<text:s/>не<text:s/>на<text:s/>твои<text:s/>ли<text:s/>деньги,<text:s/>душегубец<text:s/>окаянный,<text:s/>зверь,<text:s/>зверь,<text:s/>зверь!</text:p>
      <text:p text:style-name="Обычный">– Ах<text:s/>ты…<text:s/>да<text:s/>я<text:s/>тебя!..</text:p>
      <text:p text:style-name="Обычный">– А<text:s/>мне<text:s/>что?<text:s/>Все<text:s/>едино –<text:s/>пропадать;<text:s/>куда<text:s/>я<text:s/>без<text:s/>лошади<text:s/>пойду?<text:s/>Пришиби –<text:s/>один<text:s/>конец;<text:s/>что<text:s/>с<text:s/>голоду,<text:s/>что<text:s/>так –<text:s/>все<text:s/>едино.<text:s/>Пропадай<text:s/>все:<text:s/>жена,<text:s/>дети –<text:s/>околевай<text:s/>все…<text:s/>А<text:s/>до<text:s/>тебя,<text:s/>погоди,<text:s/>доберемся!</text:p>
      <text:p text:style-name="Обычный">Бирюк<text:s/>приподнялся.</text:p>
      <text:p text:style-name="Обычный">– Бей,<text:s/>бей, –<text:s/>подхватил<text:s/>мужик<text:s/>свирепым<text:s/>голосом, –<text:s/>бей,<text:s/>на,<text:s/>на,<text:s/>бей…<text:s/>(Девочка<text:s/>торопливо<text:s/>вскочила<text:s/>с<text:s/>полу<text:s/>и<text:s/>уставилась<text:s/>на<text:s/>него.)<text:s/>Бей!<text:s/>бей!</text:p>
      <text:p text:style-name="Обычный">– Молчать! –<text:s/>загремел<text:s/>лесник<text:s/>и<text:s/>шагнул<text:s/>два<text:s/>раза.</text:p>
      <text:p text:style-name="Обычный">– Полно,<text:s/>полно,<text:s/>Фома, –<text:s/>закричал<text:s/>я. –<text:s/>Оставь<text:s/>его…<text:s/>Бог</text:p>
      <text:p text:style-name="Обычный">с<text:s/>ним.</text:p>
      <text:p text:style-name="Обычный">– Не<text:s/>стану<text:s/>я<text:s/>молчать, –<text:s/>продолжал<text:s/>несчастный. –<text:s/>Все<text:s/>едино<text:s/>околевать‑то.<text:s/>Душегубец<text:s/>ты,<text:s/>зверь,<text:s/>погибели<text:s/>на<text:s/>тебя<text:s/>нету…<text:s/>Да<text:s/>постой,<text:s/>недолго<text:s/>тебе<text:s/>царствовать!<text:s/>затянут<text:s/>тебе<text:s/>глотку,<text:s/>постой!</text:p>
      <text:p text:style-name="Обычный">Бирюк<text:s/>схватил<text:s/>его<text:s/>за<text:s/>плечо…<text:s/>Я<text:s/>бросился<text:s/>на<text:s/>помощь<text:s/>мужику…</text:p>
      <text:p text:style-name="Обычный">– Не<text:s/>троньте,<text:s/>барин! –<text:s/>крикнул<text:s/>на<text:s/>меня<text:s/>лесник.</text:p>
      <text:p text:style-name="Обычный">Я<text:s/>бы<text:s/>не<text:s/>побоялся<text:s/>его<text:s/>угрозы<text:s/>и<text:s/>уже<text:s/>протянул<text:s/>было<text:s/>руку;<text:s/>но,<text:s/>к<text:s/>крайнему<text:s/>моему<text:s/>изумлению,<text:s/>он<text:s/>одним<text:s/>поворотом<text:s/>сдернул<text:s/>с<text:s/>локтей<text:s/>мужика<text:s/>кушак,<text:s/>схватил<text:s/>его<text:s/>за<text:s/>шиворот,<text:s/>нахлобучил<text:s/>ему<text:s/>шапку<text:s/>на<text:s/>глаза,<text:s/>растворил<text:s/>дверь<text:s/>и<text:s/>вытолкнул<text:s/>его<text:s/>вон.</text:p>
      <text:p text:style-name="Обычный">– Убирайся<text:s/>к<text:s/>черту<text:s/>с<text:s/>своею<text:s/>лошадью! –<text:s/>закричал<text:s/>он<text:s/>ему<text:s/>вслед, –<text:s/>да<text:s/>смотри,<text:s/>в<text:s/>другой<text:s/>раз<text:s/>у<text:s/>меня!..</text:p>
      <text:p text:style-name="Обычный">Он<text:s/>вернулся<text:s/>в<text:s/>избу<text:s/>и<text:s/>стал<text:s/>копаться<text:s/>в<text:s/>углу.</text:p>
      <text:p text:style-name="Обычный">– Ну,<text:s/>Бирюк, –<text:s/>промолвил<text:s/>я<text:s/>наконец, –<text:s/>удивил<text:s/>ты<text:s/>меня:<text:s/>ты,<text:s/>я<text:s/>вижу,<text:s/>славный<text:s/>малый.</text:p>
      <text:p text:style-name="Обычный">– Э,<text:s/>полноте,<text:s/>барин, –<text:s/>перебил<text:s/>он<text:s/>меня<text:s/>с<text:s/>досадой, –<text:s/>не<text:s/>извольте<text:s/>только<text:s/>сказывать.<text:s/>Да<text:s/>уж<text:s/>я<text:s/>лучше<text:s/>вас<text:s/>провожу, –<text:s/>прибавил<text:s/>он. –<text:s/>Знать,<text:s/>дождика‑то<text:s/>вам<text:s/>не<text:s/>переждать…</text:p>
      <text:p text:style-name="Обычный">На<text:s/>дворе<text:s/>застучали<text:s/>колеса<text:s/>мужицкой<text:s/>телеги.</text:p>
      <text:p text:style-name="Обычный">– Вишь,<text:s/>поплелся! –<text:s/>пробормотал<text:s/>он, –<text:s/>да<text:s/>я<text:s/>его!..</text:p>
      <text:p text:style-name="Обычный">Через<text:s/>полчаса<text:s/>он<text:s/>простился<text:s/>со<text:s/>мной<text:s/>на<text:s/>опушке<text:s/>леса.</text:p>
      <text:p text:style-name="Обычный"/>
      <text:p text:style-name="Обычный"><text:span text:style-name="T833">1848</text:span></text:p>
      <text:p text:style-name="Обычный"/>
      <text:p text:style-name="P834">Два<text:s/>помещика</text:p>
      <text:p text:style-name="P835"/>
      <text:p text:style-name="Обычный">Я<text:s/>уже<text:s/>имел<text:s/>честь<text:s/>представить<text:s/>вам,<text:s/>благосклонные<text:s/>читатели,<text:s/>некоторых<text:s/>моих<text:s/>господ<text:s/>соседей;<text:s/>позвольте<text:s/>же<text:s/>мне<text:s/>теперь,<text:s/>кстати<text:s/>(для<text:s/>нашего<text:s/>брата<text:s/>писателя<text:s/>всё<text:s/>кстати),<text:s/>познакомить<text:s/>вас<text:s/>еще<text:s/>с<text:s/>двумя<text:s/>помещиками,<text:s/>у<text:s/>которых<text:s/>я<text:s/>часто<text:s/>охотился,<text:s/>с<text:s/>людьми<text:s/>весьма<text:s/>почтенными,<text:s/>благонамеренными<text:s/>и<text:s/>пользующимися<text:s/>всеобщим<text:s/>уважением<text:s/>нескольких<text:s/>уездов.</text:p>
      <text:p text:style-name="Обычный">Сперва<text:s/>опишу<text:s/>вам<text:s/>отставного<text:s/>генерал‑майора<text:s/>Вячеслава<text:s/>Илларионовича<text:s/>Хвалынского.<text:s/>Представьте<text:s/>себе<text:s/>человека<text:s/>высокого<text:s/>и<text:s/>когда‑то<text:s/>стройного,<text:s/>теперь<text:s/>же<text:s/>несколько<text:s/>обрюзглого,<text:s/>но<text:s/>вовсе<text:s/>не<text:s/>дряхлого,<text:s/>даже<text:s/>не<text:s/>устарелого,<text:s/>человека<text:s/>в<text:s/>зрелом<text:s/>возрасте,<text:s/>в<text:s/>самой,<text:s/>как<text:s/>говорится,<text:s/>поре.<text:s/>Правда,<text:s/>некогда<text:s/>правильные<text:s/>и<text:s/>теперь<text:s/>еще<text:s/>приятные<text:s/>черты<text:s/>лица<text:s/>его<text:s/>немного<text:s/>изменились,<text:s/>щеки<text:s/>повисли,<text:s/>частые<text:s/>морщины<text:s/>лучеобразно<text:s/>расположились<text:s/>около<text:s/>глаз,<text:s/>иных<text:s/>зубов<text:s/>уже<text:s/>нет,<text:s/>как<text:s/>сказал<text:s/>Саади,<text:s/>по<text:s/>уверению<text:s/>Пушкина;<text:s/>русые<text:s/>волосы,<text:s/>по<text:s/>крайней<text:s/>мере<text:s/>все<text:s/>те,<text:s/>которые<text:s/>остались<text:s/>в<text:s/>целости,<text:s/>превратились<text:s/>в<text:s/>лиловые<text:s/>благодаря<text:s/>составу,<text:s/>купленному<text:s/>на<text:s/>Роменской<text:s/>конной<text:s/>ярмарке<text:s/>у<text:s/>жида,<text:s/>выдававшего<text:s/>себя<text:s/>за<text:s/>армянина;<text:s/>но<text:s/>Вячеслав<text:s/>Илларионович<text:s/>выступает<text:s/>бойко,<text:s/>смеется<text:s/>звонко,<text:s/>позвякивает<text:s/>шпорами,<text:s/>крутит<text:s/>усы,<text:s/>наконец<text:s/>называет<text:s/>себя<text:s/>старым<text:s/>кавалеристом,<text:s/>между<text:s/>тем<text:s/>как<text:s/>известно,<text:s/>что<text:s/>настоящие<text:s/>старики<text:s/>сами<text:s/>никогда<text:s/>не<text:s/>называют<text:s/>себя<text:s/>стариками.<text:s/>Носит<text:s/>он<text:s/>обыкновенно<text:s/>сюртук,<text:s/>застегнутый<text:s/>доверху,<text:s/>высокий<text:s/>галстух<text:s/>с<text:s/>накрахмаленными<text:s/>воротничками<text:s/>и<text:s/>панталоны<text:s/>серые<text:s/>с<text:s/>искрой,<text:s/>военного<text:s/>покроя;<text:s/>шляпу<text:s/>же<text:s/>надевает<text:s/>прямо<text:s/>на<text:s/>лоб,<text:s/>оставляя<text:s/>весь<text:s/>затылок<text:s/>наружи.<text:s/>Человек<text:s/>он<text:s/>очень<text:s/>добрый,<text:s/>но<text:s/>с<text:s/>понятиями<text:s/>и<text:s/>привычками<text:s/>довольно<text:s/>странными.<text:s/>Например:<text:s/>он<text:s/>никак<text:s/>не<text:s/>может<text:s/>обращаться<text:s/>с<text:s/>дворянами<text:s/>небогатыми<text:s/>или<text:s/>нечиновными,<text:s/>как<text:s/>с<text:s/>равными<text:s/>себе<text:s/>людьми.<text:s/>Разговаривая<text:s/>с<text:s/>ними,<text:s/>он<text:s/>обыкновенно<text:s/>глядит<text:s/>на<text:s/>них<text:s/>сбоку,<text:s/>сильно<text:s/>опираясь<text:s/>щекою<text:s/>в<text:s/>твердый<text:s/>и<text:s/>белый<text:s/>воротник,<text:s/>или<text:s/>вдруг<text:s/>возьмет<text:s/>да<text:s/>озарит<text:s/>их<text:s/>ясным<text:s/>и<text:s/>неподвижным<text:s/>взором,<text:s/>помолчит<text:s/>и<text:s/>двинет<text:s/>всею<text:s/>кожей<text:s/>под<text:s/>волосами<text:s/>на<text:s/>голове;<text:s/>даже<text:s/>слова<text:s/>иначе<text:s/>произносит<text:s/>и<text:s/>не<text:s/>говорит,<text:s/>например:<text:s/>«Благодарю,<text:s/>Павел<text:s/>Васильич»,<text:s/>или:<text:s/>«Пожалуйте<text:s/>сюда,<text:s/>Михайло<text:s/>Иваныч»,<text:s/>а:<text:s/>«Боллдарю,<text:s/>Палл<text:s/>Асилич»,<text:s/>или:<text:s/>«Па‑ажалте<text:s/>сюда,<text:s/>Михал<text:s/>Ваныч».<text:s/>С<text:s/>людьми<text:s/>же,<text:s/>стоящими<text:s/>на<text:s/>низших<text:s/>ступенях<text:s/>общества,<text:s/>он<text:s/>обходится<text:s/>еще<text:s/>страннее:<text:s/>вовсе<text:s/>на<text:s/>них<text:s/>не<text:s/>глядит<text:s/>и,<text:s/>прежде<text:s/>чем<text:s/>объяснит<text:s/>им<text:s/>свое<text:s/>желание<text:s/>или<text:s/>отдаст<text:s/>приказ,<text:s/>несколько<text:s/>раз<text:s/>сряду,<text:s/>с<text:s/>озабоченным<text:s/>и<text:s/>мечтательным<text:s/>видом,<text:s/>повторит:<text:s/>«Как<text:s/>тебя<text:s/>зовут?..<text:s/>как<text:s/>тебя<text:s/>зовут?»,<text:s/>ударяя<text:s/>необыкновенно<text:s/>резко<text:s/>на<text:s/>первом<text:s/>слове<text:s/>«как»,<text:s/>а<text:s/>остальные<text:s/>произнося<text:s/>очень<text:s/>быстро,<text:s/>что<text:s/>придает<text:s/>всей<text:s/>поговорке<text:s/>довольно<text:s/>близкое<text:s/>сходство<text:s/>с<text:s/>криком<text:s/>самца‑перепела.<text:s/>Хлопотун<text:s/>он<text:s/>и<text:s/>жила<text:s/>страшный,<text:s/>а<text:s/>хозяин<text:s/>плохой:<text:s/>взял<text:s/>к<text:s/>себе<text:s/>в<text:s/>управители<text:s/>отставного<text:s/>вахмистра,<text:s/>малоросса,<text:s/>необыкновенно<text:s/>глупого<text:s/>человека.<text:s/>Впрочем,<text:s/>в<text:s/>деле<text:s/>хозяйничества<text:s/>никто<text:s/>у<text:s/>нас<text:s/>еще<text:s/>не<text:s/>перещеголял<text:s/>одного<text:s/>петербургского<text:s/>важного<text:s/>чиновника,<text:s/>который,<text:s/>усмотрев<text:s/>из<text:s/>донесений<text:s/>своего<text:s/>приказчика,<text:s/>что<text:s/>овины<text:s/>у<text:s/>него<text:s/>в<text:s/>имении<text:s/>часто<text:s/>подвергаются<text:s/>пожарам,<text:s/>отчего<text:s/>много<text:s/>хлеба<text:s/>пропадает, –<text:s/>отдал<text:s/>строжайший<text:s/>приказ;<text:s/>вперед<text:s/>до<text:s/>тех<text:s/>пор<text:s/>не<text:s/>сажать<text:s/>снопов<text:s/>в<text:s/>овин,<text:s/>пока<text:s/>огонь<text:s/>совершенно<text:s/>не<text:s/>погаснет.<text:s/>Тот<text:s/>же<text:s/>самый<text:s/>сановник<text:s/>вздумал<text:s/>было<text:s/>засеять<text:s/>все<text:s/>свои<text:s/>поля<text:s/>маком,<text:s/>вследствие<text:s/>весьма,<text:s/>по‑видимому,<text:s/>простого<text:s/>расчета:<text:s/>мак,<text:s/>дескать,<text:s/>дороже<text:s/>ржи,<text:s/>следовательно<text:s/>сеять<text:s/>мак<text:s/>выгоднее.<text:s/>Он<text:s/>же<text:s/>приказал<text:s/>своим<text:s/>крепостным<text:s/>бабам<text:s/>носить<text:s/>кокошники<text:s/>по<text:s/>высланному<text:s/>из<text:s/>Петербурга<text:s/>образцу;<text:s/>и действительно,<text:s/>до<text:s/>сих<text:s/>пор<text:s/>в<text:s/>имениях<text:s/>его<text:s/>бабы<text:s/>носят<text:s/>кокошники…<text:s/>только<text:s/>сверху<text:s/>кичек…<text:s/>Но<text:s/>возвратимся<text:s/>к<text:s/>Вячеславу<text:s/>Илларионовичу.<text:s/>Вячеслав<text:s/>Илларионович<text:s/>ужасный<text:s/>охотник<text:s/>до<text:s/>прекрасного<text:s/>пола<text:s/>и,<text:s/>как<text:s/>только<text:s/>увидит<text:s/>у<text:s/>себя<text:s/>в<text:s/>уездном<text:s/>городе<text:s/>на<text:s/>бульваре<text:s/>хорошенькую<text:s/>особу,<text:s/>немедленно<text:s/>пустится<text:s/>за<text:s/>нею<text:s/>вслед,<text:s/>но<text:s/>тотчас<text:s/>же<text:s/>и<text:s/>захромает, –<text:s/>вот<text:s/>что<text:s/>замечательное<text:s/>обстоятельство.<text:s/>В<text:s/>карты<text:s/>играть<text:s/>он<text:s/>любит,<text:s/>но<text:s/>только<text:s/>с<text:s/>людьми<text:s/>звания<text:s/>низшего;<text:s/>они‑то<text:s/>ему:<text:s/>«Ваше<text:s/>превосходительство»,<text:s/>а<text:s/>он‑то<text:s/>их<text:s/>пушит<text:s/>и<text:s/>распекает,<text:s/>сколько<text:s/>душе<text:s/>его<text:s/>угодно.<text:s/>Когда<text:s/>ж<text:s/>ему<text:s/>случится<text:s/>играть<text:s/>с<text:s/>губернатором<text:s/>или<text:s/>с<text:s/>каким‑нибудь<text:s/>чиновным<text:s/>лицом –<text:s/>удивительная<text:s/>происходит<text:s/>в<text:s/>нем<text:s/>перемена:<text:s/>и улыбается‑то<text:s/>он,<text:s/>и<text:s/>головой<text:s/>кивает,<text:s/>и<text:s/>в<text:s/>глаза‑то<text:s/>им<text:s/>глядит –<text:s/>медом<text:s/>так<text:s/>от<text:s/>него<text:s/>и<text:s/>несет…<text:s/>Даже<text:s/>проигрывает<text:s/>и<text:s/>не<text:s/>жалуется.<text:s/>Читает<text:s/>Вячеслав<text:s/>Илларионыч<text:s/>мало,<text:s/>при<text:s/>чтении<text:s/>беспрестанно<text:s/>поводит<text:s/>усами<text:s/>и<text:s/>бровями,<text:s/>словно<text:s/>волну<text:s/>снизу<text:s/>вверх<text:s/>по<text:s/>лицу<text:s/>пускает.<text:s/>Особенно<text:s/>замечательно<text:s/>это<text:s/>волнообразное<text:s/>движение<text:s/>на<text:s/>лице<text:s/>Вячеслава<text:s/>Илларионыча,<text:s/>когда<text:s/>ему<text:s/>случается<text:s/>(при<text:s/>гостях,<text:s/>разумеется)<text:s/>пробегать<text:s/>столбцы<text:s/>«Journal des Dйbats».<text:s/>На<text:s/>выборах<text:s/>играет<text:s/>он<text:s/>роль<text:s/>довольно<text:s/>значительную,<text:s/>но<text:s/>от<text:s/>почетного<text:s/>звания<text:s/>предводителя,<text:s/>по<text:s/>скупости,<text:s/>отказывается.<text:s/>«Господа, –<text:s/>говорит<text:s/>он<text:s/>обыкновенно<text:s/>приступающим<text:s/>к<text:s/>нему<text:s/>дворянам,<text:s/>и<text:s/>говорит<text:s/>голосом,<text:s/>исполненным<text:s/>покровительства<text:s/>и<text:s/>самостоятельности, –<text:s/>много<text:s/>благодарен<text:s/>за<text:s/>честь;<text:s/>но<text:s/>я<text:s/>решился<text:s/>посвятить<text:s/>свой<text:s/>досуг<text:s/>уединению».<text:s/>И,<text:s/>сказавши<text:s/>эти<text:s/>слова,<text:s/>поведет<text:s/>головой<text:s/>несколько<text:s/>раз<text:s/>направо<text:s/>и<text:s/>налево,<text:s/>а<text:s/>потом<text:s/>с<text:s/>достоинством<text:s/>наляжет<text:s/>подбородком<text:s/>и<text:s/>щеками<text:s/>на<text:s/>галстух.<text:s/>Состоял<text:s/>он<text:s/>в<text:s/>молодые<text:s/>годы<text:s/>адъютантом<text:s/>у<text:s/>какого‑то<text:s/>значительного<text:s/>лица,<text:s/>которого<text:s/>иначе<text:s/>и<text:s/>не<text:s/>называет<text:s/>как<text:s/>по<text:s/>имени<text:s/>и<text:s/>по<text:s/>отчеству;<text:s/>говорят,<text:s/>будто<text:s/>бы<text:s/>он<text:s/>принимал<text:s/>на<text:s/>себя<text:s/>не<text:s/>одни<text:s/>адъютантские<text:s/>обязанности,<text:s/>будто<text:s/>бы,<text:s/>например,<text:s/>облачившись<text:s/>в<text:s/>полную<text:s/>парадную<text:s/>форму<text:s/>и<text:s/>даже<text:s/>застегнув<text:s/>крючки,<text:s/>парил<text:s/>своего<text:s/>начальника<text:s/>в<text:s/>бане –<text:s/>да<text:s/>не<text:s/>всякому<text:s/>слуху<text:s/>можно<text:s/>верить.<text:s/>Впрочем,<text:s/>и<text:s/>сам<text:s/>генерал<text:s/>Хвалынский<text:s/>о<text:s/>своем<text:s/>служебном<text:s/>поприще<text:s/>не<text:s/>любит<text:s/>говорить,<text:s/>что<text:s/>вообще<text:s/>довольно<text:s/>странно;<text:s/>на<text:s/>войне<text:s/>он<text:s/>тоже,<text:s/>кажется,<text:s/>не<text:s/>бывал.<text:s/>Живет<text:s/>генерал<text:s/>Хвалынский<text:s/>в<text:s/>небольшом<text:s/>домике,<text:s/>один;<text:s/>супружеского<text:s/>счастья<text:s/>он<text:s/>в<text:s/>своей<text:s/>жизни<text:s/>не<text:s/>испытал<text:s/>и<text:s/>потому<text:s/>до<text:s/>сих<text:s/>пор<text:s/>еще<text:s/>считается<text:s/>женихом,<text:s/>и<text:s/>даже<text:s/>выгодным<text:s/>женихом.<text:s/>Зато<text:s/>ключница<text:s/>у<text:s/>него,<text:s/>женщина<text:s/>лет<text:s/>тридцати<text:s/>пяти,<text:s/>черноглазая,<text:s/>чернобровая,<text:s/>полная,<text:s/>свежая<text:s/>и<text:s/>с<text:s/>усами,<text:s/>по<text:s/>буднишним<text:s/>дням<text:s/>ходит<text:s/>в<text:s/>накрахмаленных<text:s/>платьях,<text:s/>а<text:s/>по<text:s/>воскресеньям<text:s/>и<text:s/>кисейные<text:s/>рукава<text:s/>надевает.<text:s/>Хорош<text:s/>бывает<text:s/>Вячеслав<text:s/>Илларионович<text:s/>на<text:s/>больших<text:s/>званых<text:s/>обедах,<text:s/>даваемых<text:s/>помещиками<text:s/>в<text:s/>честь<text:s/>губернаторов<text:s/>и<text:s/>других<text:s/>властей:<text:s/>тут<text:s/>он,<text:s/>можно<text:s/>сказать,<text:s/>совершенно<text:s/>в<text:s/>своей<text:s/>тарелке.<text:s/>Сидит<text:s/>он<text:s/>обыкновенно<text:s/>в<text:s/>таких<text:s/>случаях<text:s/>если<text:s/>не<text:s/>по<text:s/>правую<text:s/>руку<text:s/>губернатора,<text:s/>то<text:s/>и<text:s/>не<text:s/>в<text:s/>далеком<text:s/>от<text:s/>него<text:s/>расстоянии;<text:s/>в начале<text:s/>обеда<text:s/>более<text:s/>придерживается<text:s/>чувства<text:s/>собственного<text:s/>достоинства<text:s/>и,<text:s/>закинувшись<text:s/>назад,<text:s/>но<text:s/>не<text:s/>оборачивая<text:s/>головы,<text:s/>сбоку<text:s/>пускает<text:s/>взор<text:s/>вниз<text:s/>по<text:s/>круглым<text:s/>затылкам<text:s/>и<text:s/>стоячим<text:s/>воротникам<text:s/>гостей;<text:s/>зато<text:s/>к<text:s/>концу<text:s/>стола<text:s/>развеселяется,<text:s/>начинает<text:s/>улыбаться<text:s/>во<text:s/>все<text:s/>стороны<text:s/>(в<text:s/>направлении<text:s/>губернатора<text:s/>он<text:s/>с<text:s/>начала<text:s/>обеда<text:s/>улыбался),<text:s/>а<text:s/>иногда<text:s/>даже<text:s/>предлагает<text:s/>тост<text:s/>в<text:s/>честь<text:s/>прекрасного<text:s/>пола,<text:s/>украшения<text:s/>нашей<text:s/>планеты,<text:s/>по<text:s/>его<text:s/>словам.<text:s/>Также<text:s/>недурен<text:s/>генерал<text:s/>Хвалынский<text:s/>на<text:s/>всех<text:s/>торжественных<text:s/>и<text:s/>публичных<text:s/>актах,<text:s/>экзаменах,<text:s/>церковных<text:s/>освященьях,<text:s/>собраньях<text:s/>и<text:s/>выставках;<text:s/>под<text:s/>благословение<text:s/>тоже<text:s/>подходить<text:s/>мастер.<text:s/>На<text:s/>разъездах,<text:s/>переправах<text:s/>и<text:s/>в<text:s/>других<text:s/>тому<text:s/>подобных<text:s/>местах<text:s/>люди<text:s/>Вячеслава<text:s/>Илларионыча<text:s/>не<text:s/>шумят<text:s/>и<text:s/>не<text:s/>кричат;<text:s/>напротив,<text:s/>раздвигая<text:s/>народ<text:s/>или<text:s/>вызывая<text:s/>карету,<text:s/>говорят<text:s/>приятным<text:s/>горловым<text:s/>баритоном:<text:s/>«Позвольте,<text:s/>позвольте,<text:s/>дайте<text:s/>генералу<text:s/>Хвалынскому<text:s/>пройти»,<text:s/>или:<text:s/>«Генерала<text:s/>Хвалынского<text:s/>экипаж…»<text:s/>Экипаж,<text:s/>правда,<text:s/>у<text:s/>Хвалынского<text:s/>формы<text:s/>довольно<text:s/>старинной;<text:s/>на<text:s/>лакеях<text:s/>ливрея<text:s/>довольно<text:s/>потертая<text:s/>(о<text:s/>том,<text:s/>что<text:s/>она<text:s/>серая<text:s/>с<text:s/>красными<text:s/>выпушками,<text:s/>кажется,<text:s/>едва<text:s/>ли<text:s/>нужно<text:s/>упомянуть);<text:s/>лошади<text:s/>тоже<text:s/>довольно<text:s/>пожили<text:s/>и<text:s/>послужили<text:s/>на<text:s/>своем<text:s/>веку,<text:s/>но<text:s/>на<text:s/>щегольство<text:s/>Вячеслав<text:s/>Илларионыч<text:s/>притязаний<text:s/>не<text:s/>имеет<text:s/>и<text:s/>не<text:s/>считает<text:s/>даже<text:s/>званию<text:s/>своему<text:s/>приличным<text:s/>пускать<text:s/>пыль<text:s/>в<text:s/>глаза.<text:s/>Особенным<text:s/>даром<text:s/>слова<text:s/>Хвалынский<text:s/>не<text:s/>владеет<text:s/>или,<text:s/>может<text:s/>быть,<text:s/>не<text:s/>имеет<text:s/>случая<text:s/>высказать<text:s/>свое<text:s/>красноречие,<text:s/>потому<text:s/>что<text:s/>не<text:s/>только<text:s/>спора,<text:s/>но<text:s/>вообще<text:s/>возраженья<text:s/>не<text:s/>терпит<text:s/>и<text:s/>всяких<text:s/>длинных<text:s/>разговоров,<text:s/>особенно<text:s/>с<text:s/>молодыми<text:s/>людьми,<text:s/>тщательно<text:s/>избегает.<text:s/>Оно<text:s/>действительно<text:s/>вернее;<text:s/>а то<text:s/>с<text:s/>нынешним<text:s/>народом<text:s/>беда:<text:s/>как<text:s/>раз<text:s/>из<text:s/>повиновения<text:s/>выйдет<text:s/>и<text:s/>уважение<text:s/>потеряет.<text:s/>Перед<text:s/>лицами<text:s/>высшими<text:s/>Хвалынский<text:s/>большей<text:s/>частью<text:s/>безмолвствует,<text:s/>а<text:s/>к<text:s/>лицам<text:s/>низшим,<text:s/>которых,<text:s/>по‑видимому,<text:s/>презирает,<text:s/>но<text:s/>с<text:s/>которыми<text:s/>только<text:s/>и<text:s/>знается,<text:s/>держит<text:s/>речи<text:s/>отрывистые<text:s/>и<text:s/>резкие,<text:s/>беспрестанно<text:s/>употребляя<text:s/>выраженья,<text:s/>подобные<text:s/>следующим:<text:s/>«Это,<text:s/>однако,<text:s/>вы<text:s/>пус‑тя‑ки<text:s/>говорите»,<text:s/>или:<text:s/>«Я,<text:s/>наконец,<text:s/>вынужденным<text:s/>нахожусь,<text:s/>милосвый<text:s/>сдарь<text:s/>мой,<text:s/>вам<text:s/>поставить<text:s/>на<text:s/>вид»,<text:s/>или:<text:s/>«Наконец<text:s/>вы<text:s/>должны,<text:s/>однако<text:s/>же,<text:s/>знать,<text:s/>с<text:s/>кем<text:s/>имеете<text:s/>дело»,<text:s/>и<text:s/>пр.<text:s/>Особенно<text:s/>боятся<text:s/>его<text:s/>почтмейстеры,<text:s/>непременные<text:s/>заседатели<text:s/>и<text:s/>станционные<text:s/>смотрители.<text:s/>Дома<text:s/>он<text:s/>у<text:s/>себя<text:s/>никого<text:s/>не<text:s/>принимает<text:s/>и<text:s/>живет,<text:s/>как<text:s/>слышно,<text:s/>скрягой.<text:s/>Со<text:s/>всем<text:s/>тем<text:s/>он<text:s/>прекрасный<text:s/>помещик.<text:s/>«Старый<text:s/>служака,<text:s/>человек<text:s/>бескорыстный,<text:s/>с<text:s/>правилами, vieux grognard»<text:span text:style-name="Знаксноски"><text:note text:note-class="footnote" text:id="_ftn36"><text:note-citation>37</text:note-citation><text:note-body><text:p text:style-name="FootNote"><text:span text:style-name="T836"><text:s/></text:span><text:span text:style-name="T837">Старый</text:span><text:span text:style-name="T838"><text:s/></text:span><text:span text:style-name="T839">ворчун</text:span><text:span text:style-name="T840"><text:s/></text:span><text:span text:style-name="T841">(</text:span><text:span text:style-name="T842">фр</text:span><text:span text:style-name="T843">.).</text:span></text:p><text:p text:style-name="Сd1нedоeeсf1кeaаe0"/></text:note-body></text:note></text:span>, –<text:s/>говорят<text:s/>про<text:s/>него<text:s/>соседи.<text:s/>Один<text:s/>прокурор<text:s/>губернский<text:s/>позволяет<text:s/>себе<text:s/>улыбаться,<text:s/>когда<text:s/>при<text:s/>нем<text:s/>упоминают<text:s/>об<text:s/>отличных<text:s/>и<text:s/>солидных<text:s/>качествах<text:s/>генерала<text:s/>Хвалынского, –<text:s/>да<text:s/>чего<text:s/>не<text:s/>делает<text:s/>зависть!..</text:p>
      <text:p text:style-name="Обычный">А<text:s/>впрочем,<text:s/>перейдем<text:s/>теперь<text:s/>к<text:s/>другому<text:s/>помещику.</text:p>
      <text:p text:style-name="Обычный">Мардарий<text:s/>Аполлоныч<text:s/>Стегунов<text:s/>ни<text:s/>в<text:s/>чем<text:s/>не<text:s/>походил<text:s/>на<text:s/>Хвалынского;<text:s/>он<text:s/>едва<text:s/>ли<text:s/>где‑нибудь<text:s/>служил<text:s/>и<text:s/>никогда<text:s/>красавцем<text:s/>не<text:s/>почитался.<text:s/>Мардарий<text:s/>Аполлоныч<text:s/>старичок<text:s/>низенький,<text:s/>пухленький,<text:s/>лысый,<text:s/>с<text:s/>двойным<text:s/>подбородком,<text:s/>мягкими<text:s/>ручками<text:s/>и<text:s/>порядочным<text:s/>брюшком.<text:s/>Он<text:s/>большой<text:s/>хлебосол<text:s/>и<text:s/>балагур;<text:s/>живет,<text:s/>как<text:s/>говорится,<text:s/>в<text:s/>свое<text:s/>удовольствие;<text:s/>зиму<text:s/>и<text:s/>лето<text:s/>ходит<text:s/>в<text:s/>полосатом<text:s/>шлафроке<text:s/>на<text:s/>вате.<text:s/>В<text:s/>одном<text:s/>он<text:s/>только<text:s/>сошелся<text:s/>с<text:s/>генералом<text:s/>Хвалынским:<text:s/>он<text:s/>тоже<text:s/>холостяк.<text:s/>У<text:s/>него<text:s/>пятьсот<text:s/>душ.<text:s/>Мардарий<text:s/>Аполлоныч<text:s/>занимается<text:s/>своим<text:s/>именьем<text:s/>довольно<text:s/>поверхностно;<text:s/>купил,<text:s/>чтобы<text:s/>не<text:s/>отстать<text:s/>от<text:s/>века,<text:s/>лет<text:s/>десять<text:s/>тому<text:s/>назад,<text:s/>у<text:s/>Бутенопа<text:s/>в<text:s/>Москве<text:s/>молотильную<text:s/>машину,<text:s/>запер<text:s/>ее<text:s/>в<text:s/>сарай,<text:s/>да<text:s/>и<text:s/>успокоился.<text:s/>Разве<text:s/>в<text:s/>хороший<text:s/>летний<text:s/>день<text:s/>велит<text:s/>заложить<text:s/>беговые<text:s/>дрожки<text:s/>и<text:s/>съездит<text:s/>в<text:s/>поле<text:s/>на<text:s/>хлеба<text:s/>посмотреть<text:s/>да<text:s/>васильков<text:s/>нарвать.<text:s/>Живет<text:s/>Мардарий<text:s/>Аполлоныч<text:s/>совершенно<text:s/>на<text:s/>старый<text:s/>лад.<text:s/>И<text:s/>дом<text:s/>у<text:s/>него<text:s/>старинной<text:s/>постройки;<text:s/>в передней,<text:s/>как<text:s/>следует,<text:s/>пахнет<text:s/>квасом,<text:s/>сальными<text:s/>свечами<text:s/>и<text:s/>кожей;<text:s/>тут<text:s/>же<text:s/>направо<text:s/>буфет<text:s/>с<text:s/>трубками<text:s/>и<text:s/>утиральниками;<text:s/>в столовой<text:s/>фамильные<text:s/>портреты,<text:s/>мухи,<text:s/>большой<text:s/>горшок<text:s/>ерани<text:s/>и<text:s/>кислые<text:s/>фортепьяны;<text:s/>в гостиной<text:s/>три<text:s/>дивана,<text:s/>три<text:s/>стола,<text:s/>два<text:s/>зеркала<text:s/>и<text:s/>сиплые<text:s/>часы,<text:s/>с<text:s/>почерневшей<text:s/>эмалью<text:s/>и<text:s/>бронзовыми,<text:s/>резными<text:s/>стрелками;<text:s/>в кабинете<text:s/>стол<text:s/>с<text:s/>бумагами,<text:s/>ширмы<text:s/>синеватого<text:s/>цвета<text:s/>с<text:s/>наклеенными<text:s/>картинками,<text:s/>вырезанными<text:s/>из<text:s/>разных<text:s/>сочинений<text:s/>прошедшего<text:s/>столетия,<text:s/>шкафы<text:s/>с<text:s/>вонючими<text:s/>книгами,<text:s/>пауками<text:s/>и<text:s/>черной<text:s/>пылью,<text:s/>пухлое<text:s/>кресло,<text:s/>итальянское<text:s/>окно<text:s/>да<text:s/>наглухо<text:s/>заколоченная<text:s/>дверь<text:s/>в<text:s/>сад…<text:s/>Словом,<text:s/>все<text:s/>как<text:s/>водится.<text:s/>Людей<text:s/>у<text:s/>Мардария<text:s/>Аполлоныча<text:s/>множество,<text:s/>и<text:s/>все<text:s/>одеты<text:s/>по‑старинному:<text:s/>в длинные<text:s/>синие<text:s/>кафтаны<text:s/>с<text:s/>высокими<text:s/>воротниками,<text:s/>панталоны<text:s/>мутного<text:s/>колорита<text:s/>и<text:s/>коротенькие<text:s/>желтоватые<text:s/>жилетцы.<text:s/>Гостям<text:s/>они<text:s/>говорят:<text:s/>«батюшка».<text:s/>Хозяйством<text:s/>у<text:s/>него<text:s/>заведывает<text:s/>бурмистр<text:s/>из<text:s/>мужиков,<text:s/>с<text:s/>бородой<text:s/>во<text:s/>весь<text:s/>тулуп;<text:s/>домом –<text:s/>старуха,<text:s/>повязанная<text:s/>коричневым<text:s/>платком,<text:s/>сморщенная<text:s/>и<text:s/>скупая.<text:s/>На<text:s/>конюшне<text:s/>у<text:s/>Мардария<text:s/>Аполлоныча<text:s/>стоит<text:s/>тридцать<text:s/>разнокалиберных<text:s/>лошадей;<text:s/>выезжает<text:s/>он<text:s/>в<text:s/>домоделанной<text:s/>коляске<text:s/>в<text:s/>полтораста<text:s/>пуд.<text:s/>Гостей<text:s/>принимает<text:s/>очень<text:s/>радушно<text:s/>и<text:s/>угощает<text:s/>на<text:s/>славу,<text:s/>то<text:s/>есть<text:s/>благодаря<text:s/>одуряющим<text:s/>свойствам<text:s/>русской<text:s/>кухни<text:s/>лишает<text:s/>их<text:s/>вплоть<text:s/>до<text:s/>самого<text:s/>вечера<text:s/>всякой<text:s/>возможности<text:s/>заняться<text:s/>чем‑нибудь,<text:s/>кроме<text:s/>преферанса.<text:s/>Сам<text:s/>же<text:s/>никогда<text:s/>ничем<text:s/>не<text:s/>занимается<text:s/>и<text:s/>даже<text:s/>«Сонник»<text:s/>перестал<text:s/>читать.<text:s/>Но<text:s/>таких<text:s/>помещиков<text:s/>у<text:s/>нас<text:s/>на<text:s/>Руси<text:s/>еще<text:s/>довольно<text:s/>много;<text:s/>спрашивается:<text:s/>с какой<text:s/>стати<text:s/>я<text:s/>заговорил<text:s/>о<text:s/>нем<text:s/>и<text:s/>зачем?..<text:s/>А<text:s/>вот<text:s/>позвольте<text:s/>вместо<text:s/>ответа<text:s/>рассказать<text:s/>вам<text:s/>одно<text:s/>из<text:s/>моих<text:s/>посещений<text:s/>у<text:s/>Мардария<text:s/>Аполлоныча.</text:p>
      <text:p text:style-name="Обычный">Приехал<text:s/>я<text:s/>к<text:s/>нему<text:s/>летом,<text:s/>часов<text:s/>в<text:s/>семь<text:s/>вечера.<text:s/>У<text:s/>него<text:s/>только<text:s/>что<text:s/>отошла<text:s/>всенощная,<text:s/>и<text:s/>священник,<text:s/>молодой<text:s/>человек,<text:s/>по‑видимому<text:s/>весьма<text:s/>робкий<text:s/>и<text:s/>недавно<text:s/>вышедший<text:s/>из<text:s/>семинарии,<text:s/>сидел<text:s/>в<text:s/>гостиной<text:s/>возле<text:s/>двери,<text:s/>на<text:s/>самом<text:s/>краюшке<text:s/>стула.<text:s/>Мардарий<text:s/>Аполлоныч,<text:s/>по<text:s/>обыкновению,<text:s/>чрезвычайно<text:s/>ласково<text:s/>меня<text:s/>принял:<text:s/>он<text:s/>непритворно<text:s/>радовался<text:s/>каждому<text:s/>гостю,<text:s/>да<text:s/>и<text:s/>человек<text:s/>он<text:s/>был<text:s/>вообще<text:s/>предобрый.<text:s/>Священник<text:s/>встал<text:s/>и<text:s/>взялся<text:s/>за<text:s/>шляпу.</text:p>
      <text:p text:style-name="Обычный">– Погоди,<text:s/>погоди,<text:s/>батюшка, –<text:s/>заговорил<text:s/>Мардарий<text:s/>Аполлоныч,<text:s/>не<text:s/>выпуская<text:s/>моей<text:s/>руки, –<text:s/>не<text:s/>уходи…<text:s/>Я<text:s/>велел<text:s/>тебе<text:s/>водки<text:s/>принести.</text:p>
      <text:p text:style-name="Обычный">– Я<text:s/>не<text:s/>пью‑с, –<text:s/>с<text:s/>замешательством<text:s/>пробормотал<text:s/>священник<text:s/>и<text:s/>покраснел<text:s/>до<text:s/>ушей.</text:p>
      <text:p text:style-name="Обычный">– Что<text:s/>за<text:s/>пустяки!<text:s/>как<text:s/>в<text:s/>вашем<text:s/>званье<text:s/>не<text:s/>пить! –<text:s/>отвечал<text:s/>Мардарий<text:s/>Аполлоныч. –<text:s/>Мишка!<text:s/>Юшка!<text:s/>водки<text:s/>батюшке!</text:p>
      <text:p text:style-name="Обычный">Юшка,<text:s/>высокий<text:s/>и<text:s/>худощавый<text:s/>старик<text:s/>лет<text:s/>восьмидесяти,<text:s/>вошел<text:s/>с<text:s/>рюмкой<text:s/>водки<text:s/>на<text:s/>темном<text:s/>крашеном<text:s/>подносе,<text:s/>испещренном<text:s/>пятнами<text:s/>телесного<text:s/>цвета.</text:p>
      <text:p text:style-name="Обычный">Священник<text:s/>начал<text:s/>отказываться.</text:p>
      <text:p text:style-name="Обычный">– Пей,<text:s/>батюшка,<text:s/>не<text:s/>ломайся,<text:s/>нехорошо, –<text:s/>заметил<text:s/>помещик<text:s/>с<text:s/>укоризной.</text:p>
      <text:p text:style-name="Обычный">Бедный<text:s/>молодой<text:s/>человек<text:s/>повиновался.</text:p>
      <text:p text:style-name="Обычный">– Ну,<text:s/>теперь,<text:s/>батюшка,<text:s/>можешь<text:s/>идти.</text:p>
      <text:p text:style-name="Обычный">Священник<text:s/>начал<text:s/>кланяться.</text:p>
      <text:p text:style-name="Обычный">– Ну,<text:s/>хорошо,<text:s/>хорошо,<text:s/>ступай…<text:s/>Прекрасный<text:s/>человек, –<text:s/>продолжал<text:s/>Мардарий<text:s/>Аполлоныч,<text:s/>глядя<text:s/>ему<text:s/>вслед, –<text:s/>очень<text:s/>я<text:s/>им<text:s/>доволен;<text:s/>одно –<text:s/>молод<text:s/>еще.<text:s/>Всё<text:s/>проповеди<text:s/>держит,<text:s/>да<text:s/>вот<text:s/>вина<text:s/>не<text:s/>пьет.<text:s/>Но<text:s/>вы‑то<text:s/>как,<text:s/>мой<text:s/>батюшка?..<text:s/>Что<text:s/>вы,<text:s/>как<text:s/>вы?<text:s/>Пойдемте‑ка<text:s/>на<text:s/>балкон –<text:s/>вишь,<text:s/>вечер<text:s/>какой<text:s/>славный.</text:p>
      <text:p text:style-name="Обычный">Мы<text:s/>вышли<text:s/>на<text:s/>балкон,<text:s/>сели<text:s/>и<text:s/>начали<text:s/>разговаривать.<text:s/>Мардарий<text:s/>Аполлоныч<text:s/>взглянул<text:s/>вниз<text:s/>и<text:s/>вдруг<text:s/>пришел<text:s/>в<text:s/>ужасное<text:s/>волненье.</text:p>
      <text:p text:style-name="Обычный">– Чьи<text:s/>это<text:s/>куры?<text:s/>чьи<text:s/>это<text:s/>куры? –<text:s/>закричал<text:s/>он, –<text:s/>чьи<text:s/>это<text:s/>куры<text:s/>по<text:s/>саду<text:s/>ходят?..<text:s/>Юшка!<text:s/>Юшка!<text:s/>поди<text:s/>узнай<text:s/>сейчас,<text:s/>чьи<text:s/>это<text:s/>куры<text:s/>по<text:s/>саду<text:s/>ходят?..<text:s/>Чьи<text:s/>это<text:s/>куры?<text:s/>Сколько<text:s/>раз<text:s/>я<text:s/>запрещал,<text:s/>сколько<text:s/>раз<text:s/>говорил!</text:p>
      <text:p text:style-name="Обычный">Юшка<text:s/>побежал.</text:p>
      <text:p text:style-name="Обычный">– Что<text:s/>за<text:s/>беспорядки! –<text:s/>твердил<text:s/>Мардарий<text:s/>Аполлоныч, –<text:s/>это<text:s/>ужас!</text:p>
      <text:p text:style-name="Обычный">Несчастные<text:s/>куры,<text:s/>как<text:s/>теперь<text:s/>помню,<text:s/>две<text:s/>крапчатые<text:s/>и<text:s/>одна<text:s/>белая<text:s/>с<text:s/>хохлом,<text:s/>преспокойно<text:s/>продолжали<text:s/>ходить<text:s/>под<text:s/>яблонями,<text:s/>изредка<text:s/>выражая<text:s/>свои<text:s/>чувства<text:s/>продолжительным<text:s/>крехтаньем,<text:s/>как<text:s/>вдруг<text:s/>Юшка,<text:s/>без<text:s/>шапки,<text:s/>с<text:s/>палкой<text:s/>в<text:s/>руке,<text:s/>и<text:s/>трое<text:s/>других<text:s/>совершеннолетних<text:s/>дворовых,<text:s/>все<text:s/>вместе<text:s/>дружно<text:s/>ринулись<text:s/>на<text:s/>них.<text:s/>Пошла<text:s/>потеха.<text:s/>Курицы<text:s/>кричали,<text:s/>хлопали<text:s/>крыльями,<text:s/>прыгали,<text:s/>оглушительно<text:s/>кудахтали;<text:s/>дворовые<text:s/>люди<text:s/>бегали,<text:s/>спотыкались,<text:s/>падали;<text:s/>барин<text:s/>с<text:s/>балкона<text:s/>кричал<text:s/>как<text:s/>исступленный:<text:s/>«Лови,<text:s/>лови!<text:s/>лови,<text:s/>лови!<text:s/>лови,<text:s/>лови,<text:s/>лови!..<text:s/>Чьи<text:s/>это<text:s/>куры,<text:s/>чьи<text:s/>это<text:s/>куры?»<text:s/>Наконец<text:s/>одному<text:s/>дворовому<text:s/>человеку<text:s/>удалось<text:s/>поймать<text:s/>хохлатую<text:s/>курицу,<text:s/>придавив<text:s/>ее<text:s/>грудью<text:s/>к<text:s/>земле,<text:s/>и<text:s/>в<text:s/>то<text:s/>же<text:s/>самое<text:s/>время<text:s/>через<text:s/>плетень<text:s/>сада,<text:s/>с<text:s/>улицы,<text:s/>перескочила<text:s/>девочка<text:s/>лет<text:s/>одиннадцати,<text:s/>вся<text:s/>растрепанная<text:s/>и<text:s/>с<text:s/>хворостиной<text:s/>в<text:s/>руке.</text:p>
      <text:p text:style-name="Обычный">– А,<text:s/>вот<text:s/>чьи<text:s/>куры! –<text:s/>с<text:s/>торжеством<text:s/>воскликнул<text:s/>помещик. –<text:s/>Ермила‑кучера<text:s/>куры!<text:s/>Вон<text:s/>он<text:s/>свою<text:s/>Наталку<text:s/>загнать<text:s/>их<text:s/>выслал…<text:s/>Небось<text:s/>Параши<text:s/>не<text:s/>выслал, –<text:s/>присовокупил<text:s/>помещик<text:s/>вполголоса<text:s/>и<text:s/>значительно<text:s/>ухмыльнулся. –<text:s/>Эй,<text:s/>Юшка!<text:s/>брось<text:s/>куриц‑то:<text:s/>поймай‑ка<text:s/>мне<text:s/>Наталку.</text:p>
      <text:p text:style-name="Обычный">Но<text:s/>прежде<text:s/>чем<text:s/>запыхавшийся<text:s/>Юшка<text:s/>успел<text:s/>добежать<text:s/>до<text:s/>перепуганной<text:s/>девчонки –<text:s/>откуда<text:s/>ни<text:s/>возьмись<text:s/>ключница,<text:s/>схватила<text:s/>ее<text:s/>за<text:s/>руку<text:s/>и<text:s/>несколько<text:s/>раз<text:s/>шлепнула<text:s/>ее<text:s/>по<text:s/>спине…</text:p>
      <text:p text:style-name="Обычный">– Вот<text:s/>тэк,<text:s/>э<text:s/>вот<text:s/>тэк, –<text:s/>подхватил<text:s/>помещик, –<text:s/>те,<text:s/>те,<text:s/>те!<text:s/>те,<text:s/>те,<text:s/>те!..<text:s/>А<text:s/>кур‑то<text:s/>отбери,<text:s/>Авдотья, –<text:s/>прибавил<text:s/>он<text:s/>громким<text:s/>голосом<text:s/>и<text:s/>с<text:s/>светлым<text:s/>лицом<text:s/>обратился<text:s/>ко<text:s/>мне: –<text:s/>Какова,<text:s/>батюшка,<text:s/>травля<text:s/>была,<text:s/>ась?<text:s/>Вспотел<text:s/>даже,<text:s/>посмотрите.</text:p>
      <text:p text:style-name="Обычный">И<text:s/>Мардарий<text:s/>Аполлоныч<text:s/>расхохотался.</text:p>
      <text:p text:style-name="Обычный">Мы<text:s/>остались<text:s/>на<text:s/>балконе.<text:s/>Вечер<text:s/>был<text:s/>действительно<text:s/>необыкновенно<text:s/>хорош.</text:p>
      <text:p text:style-name="Обычный">Нам<text:s/>подали<text:s/>чай.</text:p>
      <text:p text:style-name="Обычный">– Скажите‑ка, –<text:s/>начал<text:s/>я, –<text:s/>Мардарий<text:s/>Аполлоныч,<text:s/>ваши<text:s/>это<text:s/>дворы<text:s/>выселены,<text:s/>вон<text:s/>там,<text:s/>на<text:s/>дороге,<text:s/>за<text:s/>оврагом?</text:p>
      <text:p text:style-name="Обычный">– Мои…<text:s/>а что?</text:p>
      <text:p text:style-name="Обычный">– Как<text:s/>же<text:s/>это<text:s/>вы,<text:s/>Мардарий<text:s/>Аполлоныч?<text:s/>Ведь<text:s/>это<text:s/>грешно.<text:s/>Избенки<text:s/>отведены<text:s/>мужикам<text:s/>скверные,<text:s/>тесные;<text:s/>деревца<text:s/>кругом<text:s/>не<text:s/>увидишь;<text:s/>сажалки<text:s/>даже<text:s/>нету;<text:s/>колодезь<text:s/>один,<text:s/>да<text:s/>и<text:s/>тот<text:s/>никуда<text:s/>не<text:s/>годится.<text:s/>Неужели<text:s/>вы<text:s/>другого<text:s/>места<text:s/>найти<text:s/>не<text:s/>могли?..<text:s/>И,<text:s/>говорят,<text:s/>вы<text:s/>у<text:s/>них<text:s/>даже<text:s/>старые<text:s/>конопляники<text:s/>отняли?</text:p>
      <text:p text:style-name="Обычный">– А<text:s/>что<text:s/>будешь<text:s/>делать<text:s/>с<text:s/>размежеваньем? –<text:s/>отвечал<text:s/>мне<text:s/>Мардарий<text:s/>Аполлоныч. –<text:s/>У<text:s/>меня<text:s/>это<text:s/>размежевание<text:s/>вот<text:s/>где<text:s/>сидит. (Он<text:s/>указал<text:s/>на<text:s/>свой<text:s/>затылок.)<text:s/>И<text:s/>никакой<text:s/>пользы<text:s/>я<text:s/>от<text:s/>этого<text:s/>размежевания<text:s/>не<text:s/>предвижу.<text:s/>А<text:s/>что<text:s/>я<text:s/>конопляники<text:s/>у<text:s/>них<text:s/>отнял<text:s/>и<text:s/>сажалки,<text:s/>что<text:s/>ли,<text:s/>там<text:s/>у<text:s/>них<text:s/>не<text:s/>выкопал, –<text:s/>уж<text:s/>про<text:s/>это,<text:s/>батюшка,<text:s/>я<text:s/>сам<text:s/>знаю.<text:s/>Я<text:s/>человек<text:s/>простой,<text:s/>по‑старому<text:s/>поступаю.<text:s/>По‑моему:<text:s/>коли<text:s/>барин –<text:s/>так<text:s/>барин,<text:s/>а<text:s/>коли<text:s/>мужик –<text:s/>так<text:s/>мужик…<text:s/>Вот<text:s/>что.</text:p>
      <text:p text:style-name="Обычный">На<text:s/>такой<text:s/>ясный<text:s/>и<text:s/>убедительный<text:s/>довод<text:s/>отвечать,<text:s/>разумеется,<text:s/>было<text:s/>нечего.</text:p>
      <text:p text:style-name="Обычный">– Да<text:s/>притом, –<text:s/>продолжал<text:s/>он, –<text:s/>и<text:s/>мужики‑то<text:s/>плохие,<text:s/>опальные.<text:s/>Особенно<text:s/>там<text:s/>две<text:s/>семьи;<text:s/>еще<text:s/>батюшка<text:s/>покойный,<text:s/>дай<text:s/>Бог<text:s/>ему<text:s/>царство<text:s/>небесное,<text:s/>их<text:s/>не<text:s/>жаловал,<text:s/>больно<text:s/>не<text:s/>жаловал.<text:s/>А<text:s/>у<text:s/>меня,<text:s/>скажу<text:s/>вам,<text:s/>такая<text:s/>примета:<text:s/>коли<text:s/>отец<text:s/>вор,<text:s/>то<text:s/>и<text:s/>сын<text:s/>вор;<text:s/>уж<text:s/>там<text:s/>как<text:s/>хотите…<text:s/>О,<text:s/>кровь,<text:s/>кровь –<text:s/>великое<text:s/>дело!<text:s/>Я,<text:s/>признаться<text:s/>вам<text:s/>откровенно,<text:s/>из<text:s/>тех‑то<text:s/>двух<text:s/>семей<text:s/>и<text:s/>без<text:s/>очереди<text:s/>в<text:s/>солдаты<text:s/>отдавал<text:s/>и<text:s/>так<text:s/>рассовывал –<text:s/>кой‑куды;<text:s/>да<text:s/>не<text:s/>переводятся,<text:s/>что<text:s/>будешь<text:s/>делать?<text:s/>Плодущи,<text:s/>проклятые.</text:p>
      <text:p text:style-name="Обычный">Между<text:s/>тем<text:s/>воздух<text:s/>затих<text:s/>совершенно.<text:s/>Лишь<text:s/>изредка<text:s/>ветер<text:s/>набегал<text:s/>струями<text:s/>и,<text:s/>в<text:s/>последний<text:s/>раз<text:s/>замирая<text:s/>около<text:s/>дома,<text:s/>донес<text:s/>до<text:s/>нашего<text:s/>слуха<text:s/>звук<text:s/>мерных<text:s/>и<text:s/>частых<text:s/>ударов,<text:s/>раздававшихся<text:s/>в<text:s/>направлении<text:s/>конюшни.<text:s/>Мардарий<text:s/>Аполлоныч<text:s/>только<text:s/>что<text:s/>донес<text:s/>к<text:s/>губам<text:s/>налитое<text:s/>блюдечко<text:s/>и<text:s/>уже<text:s/>расширил<text:s/>было<text:s/>ноздри,<text:s/>без<text:s/>чего,<text:s/>как<text:s/>известно,<text:s/>ни<text:s/>один<text:s/>коренной<text:s/>русак<text:s/>не<text:s/>втягивает<text:s/>в<text:s/>себя<text:s/>чая, –<text:s/>но<text:s/>остановился,<text:s/>прислушался,<text:s/>кивнул<text:s/>головой,<text:s/>хлебнул<text:s/>и,<text:s/>ставя<text:s/>блюдечко<text:s/>на<text:s/>стол,<text:s/>произнес<text:s/>с<text:s/>добрейшей<text:s/>улыбкой<text:s/>и<text:s/>как<text:s/>бы<text:s/>невольно<text:s/>вторя<text:s/>ударам:<text:s/>«Чюки‑чюки‑чюк!<text:s/>Чюки‑чюк!<text:s/>Чюки‑чюк!»</text:p>
      <text:p text:style-name="Обычный">– Это<text:s/>что<text:s/>такое? –<text:s/>спросил<text:s/>я<text:s/>с<text:s/>изумлением.</text:p>
      <text:p text:style-name="Обычный">– А<text:s/>там,<text:s/>по<text:s/>моему<text:s/>приказу,<text:s/>шалунишку<text:s/>наказывают…<text:s/>Васю‑буфетчика<text:s/>изволите<text:s/>знать?</text:p>
      <text:p text:style-name="Обычный">– Какого<text:s/>Васю?</text:p>
      <text:p text:style-name="Обычный">– Да<text:s/>вот<text:s/>что<text:s/>намедни<text:s/>за<text:s/>обедом<text:s/>нам<text:s/>служил.<text:s/>Еще<text:s/>с<text:s/>такими<text:s/>большими<text:s/>бакенбардами<text:s/>ходит.</text:p>
      <text:p text:style-name="Обычный">Самое<text:s/>лютое<text:s/>негодование<text:s/>не<text:s/>устояло<text:s/>бы<text:s/>против<text:s/>ясного<text:s/>и<text:s/>кроткого<text:s/>взора<text:s/>Мардария<text:s/>Аполлоныча.</text:p>
      <text:p text:style-name="Обычный">– Что<text:s/>вы,<text:s/>молодой<text:s/>человек,<text:s/>что<text:s/>вы? –<text:s/>заговорил<text:s/>он,<text:s/>качая<text:s/>головой. –<text:s/>Что<text:s/>я<text:s/>злодей,<text:s/>что<text:s/>ли,<text:s/>что<text:s/>вы<text:s/>на<text:s/>меня<text:s/>так<text:s/>уставились?<text:s/>Любяй<text:s/>да<text:s/>наказует:<text:s/>вы<text:s/>сами<text:s/>знаете.</text:p>
      <text:p text:style-name="Обычный">Через<text:s/>четверть<text:s/>часа<text:s/>я<text:s/>простился<text:s/>с<text:s/>Мардарием<text:s/>Аполлонычем.<text:s/>Проезжая<text:s/>через<text:s/>деревню,<text:s/>увидел<text:s/>я<text:s/>буфетчика<text:s/>Васю.<text:s/>Он<text:s/>шел<text:s/>по<text:s/>улице<text:s/>и<text:s/>грыз<text:s/>орехи.<text:s/>Я<text:s/>велел<text:s/>кучеру<text:s/>остановить<text:s/>лошадей<text:s/>и<text:s/>подозвал<text:s/>его.</text:p>
      <text:p text:style-name="Обычный">– Что,<text:s/>брат,<text:s/>тебя<text:s/>сегодня<text:s/>наказали? –<text:s/>спросил<text:s/>я<text:s/>его.</text:p>
      <text:p text:style-name="Обычный">– А<text:s/>вы<text:s/>почем<text:s/>знаете? –<text:s/>отвечал<text:s/>Вася.</text:p>
      <text:p text:style-name="Обычный">– Мне<text:s/>твой<text:s/>барин<text:s/>сказывал.</text:p>
      <text:p text:style-name="Обычный">– Сам<text:s/>барин?</text:p>
      <text:p text:style-name="Обычный">– За<text:s/>что<text:s/>ж<text:s/>тебя<text:s/>велел<text:s/>наказать?</text:p>
      <text:p text:style-name="Обычный">– А<text:s/>поделом,<text:s/>батюшка,<text:s/>поделом.<text:s/>У<text:s/>нас<text:s/>по<text:s/>пустякам<text:s/>не<text:s/>наказывают;<text:s/>такого<text:s/>заведенья<text:s/>у<text:s/>нас<text:s/>нету –<text:s/>ни,<text:s/>ни.<text:s/>У<text:s/>нас<text:s/>барин<text:s/>не<text:s/>такой;<text:s/>у нас<text:s/>барин…<text:s/>такого<text:s/>барина<text:s/>в<text:s/>целой<text:s/>губернии<text:s/>не<text:s/>сыщешь.</text:p>
      <text:p text:style-name="Обычный">– Пошел! –<text:s/>сказал<text:s/>я<text:s/>кучеру.<text:s/>«Вот<text:s/>она,<text:s/>старая‑то<text:s/>Русь!» –<text:s/>думал<text:s/>я<text:s/>на<text:s/>возвратном<text:s/>пути.</text:p>
      <text:p text:style-name="Обычный"/>
      <text:p text:style-name="Обычный"><text:span text:style-name="T844">1852</text:span></text:p>
      <text:p text:style-name="Обычный"/>
      <text:p text:style-name="P845">Лебедянь</text:p>
      <text:p text:style-name="P846"/>
      <text:p text:style-name="Обычный">Одна<text:s/>из<text:s/>главных<text:s/>выгод<text:s/>охоты,<text:s/>любезные<text:s/>мои<text:s/>читатели,<text:s/>состоит<text:s/>в<text:s/>том,<text:s/>что<text:s/>она<text:s/>заставляет<text:s/>вас<text:s/>беспрестанно<text:s/>переезжать<text:s/>с<text:s/>места<text:s/>на<text:s/>место,<text:s/>что<text:s/>для<text:s/>человека<text:s/>незанятого<text:s/>весьма<text:s/>приятно.<text:s/>Правда,<text:s/>иногда<text:s/>(особенно<text:s/>в<text:s/>дождливое<text:s/>время)<text:s/>не<text:s/>слишком<text:s/>весело<text:s/>скитаться<text:s/>по<text:s/>проселочным<text:s/>дорогам,<text:s/>брать<text:s/>«целиком»,<text:s/>останавливать<text:s/>всякого<text:s/>встречного<text:s/>мужика<text:s/>вопросом:<text:s/>«Эй,<text:s/>любезный!<text:s/>как<text:s/>бы<text:s/>нам<text:s/>проехать<text:s/>в<text:s/>Мордовку?»,<text:s/>а<text:s/>в<text:s/>Мордовке<text:s/>выпытывать<text:s/>у<text:s/>тупоумной<text:s/>бабы<text:s/>(работники‑то<text:s/>все<text:s/>в<text:s/>поле):<text:s/>далеко<text:s/>ли<text:s/>до<text:s/>постоялых<text:s/>двориков<text:s/>на<text:s/>большой<text:s/>дороге,<text:s/>и<text:s/>как<text:s/>до<text:s/>них<text:s/>добраться,<text:s/>и,<text:s/>проехав<text:s/>верст<text:s/>десять,<text:s/>вместо<text:s/>постоялых<text:s/>двориков,<text:s/>очутиться<text:s/>в<text:s/>помещичьем,<text:s/>сильно<text:s/>разоренном<text:s/>сельце<text:s/>Худобубнове,<text:s/>к<text:s/>крайнему<text:s/>изумлению<text:s/>целого<text:s/>стада<text:s/>свиней,<text:s/>погруженных<text:s/>по<text:s/>уши<text:s/>в<text:s/>темно‑бурую<text:s/>грязь<text:s/>на<text:s/>самой<text:s/>середине<text:s/>улицы<text:s/>и<text:s/>нисколько<text:s/>не<text:s/>ожидавших,<text:s/>что<text:s/>их<text:s/>обеспокоят.<text:s/>Не<text:s/>весело<text:s/>также<text:s/>переправляться<text:s/>через<text:s/>животрепещущие<text:s/>мостики,<text:s/>спускаться<text:s/>в<text:s/>овраги,<text:s/>перебираться<text:s/>вброд<text:s/>через<text:s/>болотистые<text:s/>ручьи;<text:s/>не<text:s/>весело<text:s/>ехать,<text:s/>целые<text:s/>сутки<text:s/>ехать<text:s/>по<text:s/>зеленоватому<text:s/>морю<text:s/>больших<text:s/>дорог<text:s/>или,<text:s/>чего<text:s/>Боже<text:s/>сохрани,<text:s/>загрязнуть<text:s/>на<text:s/>несколько<text:s/>часов<text:s/>перед<text:s/>пестрым<text:s/>верстовым<text:s/>столбом<text:s/>с<text:s/>цифрами: 22<text:s/>на<text:s/>одной<text:s/>стороне<text:s/>и<text:s/>23<text:s/>на<text:s/>другой;<text:s/>не<text:s/>весело<text:s/>по<text:s/>неделям<text:s/>питаться<text:s/>яйцами,<text:s/>молоком<text:s/>и<text:s/>хваленым<text:s/>ржаным<text:s/>хлебом…<text:s/>Но<text:s/>все<text:s/>эти<text:s/>неудобства<text:s/>и<text:s/>неудачи<text:s/>выкупаются<text:s/>другого<text:s/>рода<text:s/>выгодами<text:s/>и<text:s/>удовольствиями.<text:s/>Впрочем,<text:s/>приступим<text:s/>к<text:s/>самому<text:s/>рассказу.</text:p>
      <text:p text:style-name="Обычный">Вследствие<text:s/>всего<text:s/>вышесказанного<text:s/>мне<text:s/>не<text:s/>для<text:s/>чего<text:s/>толковать<text:s/>читателю,<text:s/>каким<text:s/>образом,<text:s/>лет<text:s/>пять<text:s/>тому<text:s/>назад,<text:s/>я<text:s/>попал<text:s/>в<text:s/>Лебедянь<text:s/>в<text:s/>самый<text:s/>развал<text:s/>ярмарки.<text:s/>Наш<text:s/>брат<text:s/>охотник<text:s/>может<text:s/>в<text:s/>одно<text:s/>прекрасное<text:s/>утро<text:s/>выехать<text:s/>из<text:s/>своего<text:s/>более<text:s/>или<text:s/>менее<text:s/>родового<text:s/>поместья<text:s/>с<text:s/>намереньем<text:s/>вернуться<text:s/>на<text:s/>другой<text:s/>же<text:s/>день<text:s/>вечером<text:s/>и<text:s/>понемногу,<text:s/>понемногу,<text:s/>не<text:s/>переставая<text:s/>стрелять<text:s/>по<text:s/>бекасам,<text:s/>достигнуть<text:s/>наконец<text:s/>благословенных<text:s/>берегов<text:s/>Печоры;<text:s/>притом<text:s/>всякий<text:s/>охотник<text:s/>до<text:s/>ружья<text:s/>и<text:s/>до<text:s/>собаки –<text:s/>страстный<text:s/>почитатель<text:s/>благороднейшего<text:s/>животного<text:s/>в<text:s/>мире:<text:s/>лошади.<text:s/>Итак,<text:s/>я<text:s/>прибыл<text:s/>в<text:s/>Лебедянь,<text:s/>остановился<text:s/>в<text:s/>гостинице,<text:s/>переоделся<text:s/>и<text:s/>отправился<text:s/>на<text:s/>ярмарку. (Половой,<text:s/>длинный<text:s/>и<text:s/>сухопарый<text:s/>малый,<text:s/>лет<text:s/>двадцати,<text:s/>со<text:s/>сладким<text:s/>носовым<text:s/>тенором,<text:s/>уже<text:s/>успел<text:s/>мне<text:s/>сообщить,<text:s/>что<text:s/>их<text:s/>сиятельство,<text:s/>князь<text:s/>Н.,<text:s/>ремонтер<text:s/>***го<text:s/>полка,<text:s/>остановился<text:s/>у<text:s/>них<text:s/>в<text:s/>трактире,<text:s/>что<text:s/>много<text:s/>других<text:s/>господ<text:s/>наехало,<text:s/>что<text:s/>по<text:s/>вечерам<text:s/>цыгане<text:s/>поют<text:s/>и<text:s/>пана<text:s/>Твардовского<text:s/>дают<text:s/>на<text:s/>театре,<text:s/>что<text:s/>кони,<text:s/>дескать,<text:s/>в<text:s/>цене, –<text:s/>впрочем,<text:s/>хорошие<text:s/>приведены<text:s/>кони.)</text:p>
      <text:p text:style-name="Обычный">На<text:s/>ярмарочной<text:s/>площади<text:s/>бесконечными<text:s/>рядами<text:s/>тянулись<text:s/>телеги,<text:s/>а<text:s/>за<text:s/>телегами<text:s/>лошади<text:s/>всех<text:s/>возможных<text:s/>родов:<text:s/>рысистые,<text:s/>заводские,<text:s/>битюки,<text:s/>возовые,<text:s/>ямские<text:s/>и<text:s/>простые<text:s/>крестьянские.<text:s/>Иные,<text:s/>сытые<text:s/>и<text:s/>гладкие,<text:s/>подобранные<text:s/>по<text:s/>мастям,<text:s/>покрытые<text:s/>разноцветными<text:s/>попонами,<text:s/>коротко<text:s/>привязанные<text:s/>к<text:s/>высоким<text:s/>кряквам,<text:s/>боязливо<text:s/>косились<text:s/>назад<text:s/>на<text:s/>слишком<text:s/>знакомые<text:s/>им<text:s/>кнуты<text:s/>своих<text:s/>владельцев‑барышников;<text:s/>помещичьи<text:s/>кони,<text:s/>высланные<text:s/>степными<text:s/>дворянами<text:s/>за<text:s/>сто,<text:s/>за<text:s/>двести<text:s/>верст,<text:s/>под<text:s/>надзором<text:s/>какого‑нибудь<text:s/>дряхлого<text:s/>кучера<text:s/>и<text:s/>двух<text:s/>или<text:s/>трех<text:s/>крепкоголовых<text:s/>конюхов,<text:s/>махали<text:s/>своими<text:s/>длинными<text:s/>шеями,<text:s/>топали<text:s/>ногами,<text:s/>грызли<text:s/>со<text:s/>скуки<text:s/>надолбы;<text:s/>саврасые<text:s/>вятки<text:s/>плотно<text:s/>прижимались<text:s/>друг<text:s/>к<text:s/>дружке;<text:s/>в величавой<text:s/>неподвижности,<text:s/>словно<text:s/>львы,<text:s/>стояли<text:s/>широкозадые<text:s/>рысаки<text:s/>с<text:s/>волнистыми<text:s/>хвостами<text:s/>и<text:s/>косматыми<text:s/>лапами,<text:s/>серые<text:s/>в<text:s/>яблоках,<text:s/>вороные,<text:s/>гнедые.<text:s/>Знатоки<text:s/>почтительно<text:s/>останавливались<text:s/>перед<text:s/>ними.<text:s/>В<text:s/>улицах,<text:s/>образованных<text:s/>телегами,<text:s/>толпились<text:s/>люди<text:s/>всякого<text:s/>звания,<text:s/>возраста<text:s/>и<text:s/>вида:<text:s/>барышники,<text:s/>в<text:s/>синих<text:s/>кафтанах<text:s/>и<text:s/>высоких<text:s/>шапках,<text:s/>лукаво<text:s/>высматривали<text:s/>и<text:s/>выжидали<text:s/>покупщиков;<text:s/>лупоглазые,<text:s/>кудрявые<text:s/>цыгане<text:s/>метались<text:s/>взад<text:s/>и<text:s/>вперед,<text:s/>как<text:s/>угорелые,<text:s/>глядели<text:s/>лошадям<text:s/>в<text:s/>зубы,<text:s/>поднимали<text:s/>им<text:s/>ноги<text:s/>и<text:s/>хвосты,<text:s/>кричали,<text:s/>бранились,<text:s/>служили<text:s/>посредниками,<text:s/>метали<text:s/>жребий<text:s/>или<text:s/>увивались<text:s/>около<text:s/>какого‑нибудь<text:s/>ремонтера<text:s/>в<text:s/>фуражке<text:s/>и<text:s/>военной<text:s/>шинели<text:s/>с<text:s/>бобром.<text:s/>Дюжий<text:s/>казак<text:s/>торчал<text:s/>верхом<text:s/>на<text:s/>тощем<text:s/>мерине<text:s/>с<text:s/>оленьей<text:s/>шеей<text:s/>и<text:s/>продавал<text:s/>его<text:s/>«со<text:s/>всим»,<text:s/>то<text:s/>есть<text:s/>с<text:s/>седлом<text:s/>и<text:s/>уздечкой.<text:s/>Мужики,<text:s/>в<text:s/>изорванных<text:s/>под<text:s/>мышками<text:s/>тулупах,<text:s/>отчаянно<text:s/>продирались<text:s/>сквозь<text:s/>толпу,<text:s/>наваливались<text:s/>десятками<text:s/>на<text:s/>телегу,<text:s/>запряженную<text:s/>лошадью,<text:s/>которую<text:s/>следовало<text:s/>«спробовать»,<text:s/>или,<text:s/>где‑нибудь<text:s/>в<text:s/>стороне,<text:s/>при<text:s/>помощи<text:s/>увертливого<text:s/>цыгана,<text:s/>торговались<text:s/>до<text:s/>изнеможения,<text:s/>сто<text:s/>раз<text:s/>сряду<text:s/>хлопали<text:s/>друг<text:s/>друга<text:s/>по<text:s/>рукам,<text:s/>настаивая<text:s/>каждый<text:s/>на<text:s/>своей<text:s/>цене,<text:s/>между<text:s/>тем<text:s/>как<text:s/>предмет<text:s/>их<text:s/>спора,<text:s/>дрянная<text:s/>лошаденка,<text:s/>покрытая<text:s/>покоробленной<text:s/>рогожей,<text:s/>только<text:s/>что<text:s/>глазами<text:s/>помаргивала,<text:s/>как<text:s/>будто<text:s/>дело<text:s/>шло<text:s/>не<text:s/>о<text:s/>ней…<text:s/>И<text:s/>в<text:s/>самом<text:s/>деле,<text:s/>не<text:s/>все<text:s/>ли<text:s/>ей<text:s/>равно,<text:s/>кто<text:s/>ее<text:s/>бить<text:s/>будет!<text:s/>Широколобые<text:s/>помещики<text:s/>с<text:s/>крашеными<text:s/>усами<text:s/>и<text:s/>выражением<text:s/>достоинства<text:s/>на<text:s/>лице,<text:s/>в<text:s/>конфедератках<text:s/>и<text:s/>камлотовых<text:s/>чуйках,<text:s/>надетых<text:s/>на<text:s/>один<text:s/>рукав,<text:s/>снисходительно<text:s/>заговаривали<text:s/>с<text:s/>пузатыми<text:s/>купцами<text:s/>в<text:s/>пуховых<text:s/>шляпах<text:s/>и<text:s/>зеленых<text:s/>перчатках.<text:s/>Офицеры<text:s/>различных<text:s/>полков<text:s/>толкались<text:s/>тут<text:s/>же;<text:s/>необыкновенно<text:s/>длинный<text:s/>кирасир,<text:s/>немецкого<text:s/>происхождения,<text:s/>хладнокровно<text:s/>спрашивал<text:s/>у<text:s/>хромого<text:s/>барышника:<text:s/>сколько<text:s/>он<text:s/>желает<text:s/>получить<text:s/>за<text:s/>сию<text:s/>рыжую<text:s/>лошадь?<text:s/>Белокурый<text:s/>гусарчик,<text:s/>лет<text:s/>девятнадцати,<text:s/>подбирал<text:s/>пристяжную<text:s/>к<text:s/>поджарому<text:s/>иноходцу;<text:s/>ямщик,<text:s/>в<text:s/>низкой<text:s/>шляпе,<text:s/>обвитой<text:s/>павлиньим<text:s/>пером,<text:s/>в<text:s/>буром<text:s/>армяке<text:s/>и<text:s/>с<text:s/>кожаными<text:s/>рукавицами,<text:s/>засунутыми<text:s/>за<text:s/>узкий<text:s/>зелененький<text:s/>кушак,<text:s/>искал<text:s/>коренника.<text:s/>Кучера<text:s/>заплетали<text:s/>лошадям<text:s/>своим<text:s/>хвосты,<text:s/>мочили<text:s/>гривы<text:s/>и<text:s/>давали<text:s/>почтительные<text:s/>советы<text:s/>господам.<text:s/>Окончившие<text:s/>сделку<text:s/>спешили<text:s/>в<text:s/>трактир<text:s/>или<text:s/>в<text:s/>кабак,<text:s/>смотря<text:s/>по<text:s/>состоянию…<text:s/>И<text:s/>все<text:s/>это<text:s/>возилось,<text:s/>кричало,<text:s/>копошилось,<text:s/>ссорилось<text:s/>и<text:s/>мирилось,<text:s/>бранилось<text:s/>и<text:s/>смеялось<text:s/>в<text:s/>грязи<text:s/>по<text:s/>колени.<text:s/>Мне<text:s/>хотелось<text:s/>купить<text:s/>тройку<text:s/>сносных<text:s/>лошадей<text:s/>для<text:s/>своей<text:s/>брички:<text:s/>мои<text:s/>начинали<text:s/>отказываться.<text:s/>Я<text:s/>нашел<text:s/>двух,<text:s/>а<text:s/>третью<text:s/>не<text:s/>успел<text:s/>подобрать.<text:s/>После<text:s/>обеда,<text:s/>которого<text:s/>описывать<text:s/>я<text:s/>не<text:s/>берусь<text:s/>(уже<text:s/>Эней<text:s/>знал,<text:s/>как<text:s/>неприятно<text:s/>припоминать<text:s/>минувшее<text:s/>горе),<text:s/>отправился<text:s/>я<text:s/>в<text:s/>так<text:s/>называемую<text:s/>кофейную,<text:s/>куда<text:s/>каждый<text:s/>вечер<text:s/>собирались<text:s/>ремонтеры,<text:s/>заводчики<text:s/>и<text:s/>другие<text:s/>приезжие.<text:s/>В<text:s/>биллиардной<text:s/>комнате,<text:s/>затопленной<text:s/>свинцовыми<text:s/>волнами<text:s/>табачного<text:s/>дыма,<text:s/>находилось<text:s/>человек<text:s/>двадцать.<text:s/>Тут<text:s/>были<text:s/>развязные<text:s/>молодые<text:s/>помещики<text:s/>в<text:s/>венгерках<text:s/>и<text:s/>серых<text:s/>панталонах,<text:s/>с<text:s/>длинными<text:s/>висками<text:s/>и<text:s/>намасленными<text:s/>усиками,<text:s/>благородно<text:s/>и<text:s/>смело<text:s/>взиравшие<text:s/>кругом;<text:s/>другие<text:s/>дворяне<text:s/>в<text:s/>казакинах,<text:s/>с<text:s/>необыкновенно<text:s/>короткими<text:s/>шеями<text:s/>и<text:s/>заплывшими<text:s/>глазками,<text:s/>тут<text:s/>же<text:s/>мучительно<text:s/>сопели;<text:s/>купчики<text:s/>сидели<text:s/>в<text:s/>стороне,<text:s/>как<text:s/>говорится,<text:s/>«на<text:s/>чуку»;<text:s/>офицеры<text:s/>свободно<text:s/>разговаривали<text:s/>друг<text:s/>с<text:s/>другом.<text:s/>На<text:s/>биллиарде<text:s/>играл<text:s/>князь<text:s/>Н.,<text:s/>молодой<text:s/>человек<text:s/>лет<text:s/>двадцати<text:s/>двух,<text:s/>с<text:s/>веселым<text:s/>и<text:s/>несколько<text:s/>презрительным<text:s/>лицом,<text:s/>в<text:s/>сюртуке<text:s/>нараспашку,<text:s/>красной<text:s/>шелковой<text:s/>рубахе<text:s/>и<text:s/>широких<text:s/>бархатных<text:s/>шароварах;<text:s/>играл<text:s/>он<text:s/>с<text:s/>отставным<text:s/>поручиком<text:s/>Виктором<text:s/>Хлопаковым.</text:p>
      <text:p text:style-name="Обычный">Отставной<text:s/>поручик<text:s/>Виктор<text:s/>Хлопаков,<text:s/>маленький,<text:s/>смугленький<text:s/>и<text:s/>худенький<text:s/>человек<text:s/>лет<text:s/>тридцати,<text:s/>с<text:s/>черными<text:s/>волосиками,<text:s/>карими<text:s/>глазами<text:s/>и<text:s/>тупым<text:s/>вздернутым<text:s/>носом,<text:s/>прилежно<text:s/>посещает<text:s/>выборы<text:s/>и<text:s/>ярмарки.<text:s/>Он<text:s/>подпрыгивает<text:s/>на<text:s/>ходу,<text:s/>ухарски<text:s/>разводит<text:s/>округленными<text:s/>руками,<text:s/>шапку<text:s/>носит<text:s/>набекрень<text:s/>и<text:s/>заворачивает<text:s/>рукава<text:s/>своего<text:s/>военного<text:s/>сюртука,<text:s/>подбитого<text:s/>сизым<text:s/>коленкором.<text:s/>Господин<text:s/>Хлопаков<text:s/>обладает<text:s/>уменьем<text:s/>подделываться<text:s/>к<text:s/>богатым<text:s/>петербургским<text:s/>шалунам,<text:s/>курит,<text:s/>пьет<text:s/>и<text:s/>в<text:s/>карты<text:s/>играет<text:s/>с<text:s/>ними,<text:s/>говорит<text:s/>им<text:s/>«ты».<text:s/>За<text:s/>что<text:s/>они<text:s/>его<text:s/>жалуют,<text:s/>понять<text:s/>довольно<text:s/>мудрено.<text:s/>Он<text:s/>не<text:s/>умен,<text:s/>он<text:s/>даже<text:s/>не<text:s/>смешон:<text:s/>в шуты<text:s/>он<text:s/>тоже<text:s/>не<text:s/>годится.<text:s/>Правда,<text:s/>с<text:s/>ним<text:s/>обращаются<text:s/>дружески‑небрежно,<text:s/>как<text:s/>с<text:s/>добрым,<text:s/>но<text:s/>пустым<text:s/>малым;<text:s/>якшаются<text:s/>с<text:s/>ним<text:s/>в<text:s/>течение<text:s/>двух‑трех<text:s/>недель,<text:s/>а<text:s/>потом<text:s/>вдруг<text:s/>и<text:s/>не<text:s/>кланяются<text:s/>с<text:s/>ним,<text:s/>и<text:s/>он<text:s/>сам<text:s/>уж<text:s/>не<text:s/>кланяется.<text:s/>Особенность<text:s/>поручика<text:s/>Хлопакова<text:s/>состоит<text:s/>в<text:s/>том,<text:s/>что<text:s/>он<text:s/>в<text:s/>продолжение<text:s/>года,<text:s/>иногда<text:s/>двух,<text:s/>употребляет<text:s/>постоянно<text:s/>одно<text:s/>и<text:s/>то<text:s/>же<text:s/>выражение,<text:s/>кстати<text:s/>и<text:s/>некстати,<text:s/>выражение<text:s/>нисколько<text:s/>не<text:s/>забавное,<text:s/>но<text:s/>которое,<text:s/>бог<text:s/>знает<text:s/>почему,<text:s/>всех<text:s/>смешит.<text:s/>Лет<text:s/>восемь<text:s/>тому<text:s/>назад<text:s/>он<text:s/>на<text:s/>каждом<text:s/>шагу<text:s/>говорил:<text:s/>«Мое<text:s/>вам<text:s/>почитание,<text:s/>покорнейше<text:s/>благодарствую»,<text:s/>и<text:s/>тогдашние<text:s/>его<text:s/>покровители<text:s/>всякий<text:s/>раз<text:s/>помирали<text:s/>со<text:s/>смеху<text:s/>и<text:s/>заставляли<text:s/>его<text:s/>повторять<text:s/>«мое<text:s/>почитание»;<text:s/>потом<text:s/>он<text:s/>стал<text:s/>употреблять<text:s/>довольно<text:s/>сложное<text:s/>выражение:<text:s/>«Нет,<text:s/>уж<text:s/>это<text:s/>вы<text:s/>того,<text:s/>кескесэ, –<text:s/>это<text:s/>вышло<text:s/>выходит»,<text:s/>и<text:s/>с<text:s/>тем<text:s/>же<text:s/>блистательным<text:s/>успехом;<text:s/>года<text:s/>два<text:s/>спустя<text:s/>придумал<text:s/>новую<text:s/>прибаутку:<text:s/>«Не<text:s/>ву<text:s/>горяче<text:s/>па,<text:s/>человек<text:s/>Божий,<text:s/>обшит<text:s/>бараньей<text:s/>кожей»<text:s/>и т. д.<text:s/>И<text:s/>что<text:s/>же!<text:s/>эти,<text:s/>как<text:s/>видите,<text:s/>вовсе<text:s/>незатейливые<text:s/>словечки<text:s/>его<text:s/>кормят,<text:s/>поят<text:s/>и<text:s/>одевают. (Именье<text:s/>он<text:s/>свое<text:s/>давным‑давно<text:s/>промотал<text:s/>и<text:s/>живет<text:s/>единственно<text:s/>на<text:s/>счет<text:s/>приятелей.)<text:s/>Заметьте,<text:s/>что<text:s/>решительно<text:s/>никаких<text:s/>других<text:s/>любезностей<text:s/>за<text:s/>ним<text:s/>не<text:s/>водится;<text:s/>правда,<text:s/>он<text:s/>выкуривает<text:s/>сто<text:s/>трубок<text:s/>Жукова<text:s/>в<text:s/>день,<text:s/>а<text:s/>играя<text:s/>на<text:s/>биллиарде,<text:s/>поднимает<text:s/>правую<text:s/>ногу<text:s/>выше<text:s/>головы<text:s/>и,<text:s/>прицеливаясь,<text:s/>неистово<text:s/>ерзает<text:s/>кием<text:s/>по<text:s/>руке, –<text:s/>ну,<text:s/>да<text:s/>ведь<text:s/>до<text:s/>таких<text:s/>достоинств<text:s/>не<text:s/>всякий<text:s/>охотник.<text:s/>Пьет<text:s/>он<text:s/>тоже<text:s/>хорошо…<text:s/>да<text:s/>на<text:s/>Руси<text:s/>этим<text:s/>отличиться<text:s/>мудрено…<text:s/>Словом,<text:s/>успех<text:s/>его –<text:s/>совершенная<text:s/>для<text:s/>меня<text:s/>загадка…<text:s/>Одно<text:s/>разве:<text:s/>осторожен<text:s/>он,<text:s/>сору<text:s/>из<text:s/>избы<text:s/>не<text:s/>выносит,<text:s/>ни<text:s/>о<text:s/>ком<text:s/>дурного<text:s/>словечка<text:s/>не<text:s/>скажет…</text:p>
      <text:p text:style-name="Обычный">«Ну, –<text:s/>подумал<text:s/>я<text:s/>при<text:s/>виде<text:s/>Хлопакова, –<text:s/>какая‑то<text:s/>его<text:s/>нынешная<text:s/>поговорка?»</text:p>
      <text:p text:style-name="Обычный">Князь<text:s/>сделал<text:s/>белого.</text:p>
      <text:p text:style-name="Обычный">– Тридцать<text:s/>и<text:s/>никого, –<text:s/>возопил<text:s/>чахоточный<text:s/>маркер<text:s/>с<text:s/>темным<text:s/>лицом<text:s/>и<text:s/>свинцом<text:s/>под<text:s/>глазами.</text:p>
      <text:p text:style-name="Обычный">Князь<text:s/>с<text:s/>треском<text:s/>положил<text:s/>желтого<text:s/>в<text:s/>крайнюю<text:s/>лузу.</text:p>
      <text:p text:style-name="Обычный">– Эк! –<text:s/>одобрительно<text:s/>крякнул<text:s/>всем<text:s/>животом<text:s/>толстенький<text:s/>купец,<text:s/>сидевший<text:s/>в<text:s/>уголку<text:s/>за<text:s/>шатким<text:s/>столиком<text:s/>на<text:s/>одной<text:s/>ножке,<text:s/>крякнул<text:s/>и<text:s/>оробел.<text:s/>Но,<text:s/>к<text:s/>счастью,<text:s/>никто<text:s/>его<text:s/>не<text:s/>заметил.<text:s/>Он<text:s/>отдохнул<text:s/>и<text:s/>погладил<text:s/>бородку.</text:p>
      <text:p text:style-name="Обычный">– Тридцать<text:s/>шесть<text:s/>и<text:s/>очень<text:s/>мало! –<text:s/>закричал<text:s/>маркер<text:s/>в<text:s/>нос.</text:p>
      <text:p text:style-name="Обычный">– Что,<text:s/>каково,<text:s/>брат? –<text:s/>спросил<text:s/>князь<text:s/>Хлопакова.</text:p>
      <text:p text:style-name="Обычный">– Что<text:s/>ж?<text:s/>известно,<text:s/>рррракалиооон,<text:s/>как<text:s/>есть<text:s/>ррррака‑</text:p>
      <text:p text:style-name="Обычный">лиооон.</text:p>
      <text:p text:style-name="Обычный">Князь<text:s/>прыснул<text:s/>со<text:s/>смеху.</text:p>
      <text:p text:style-name="Обычный">– Как,<text:s/>как?<text:s/>повтори!</text:p>
      <text:p text:style-name="Обычный">– Рррракалиооон! –<text:s/>самодовольно<text:s/>повторил<text:s/>отставной<text:s/>поручик.</text:p>
      <text:p text:style-name="Обычный">«Вот<text:s/>оно,<text:s/>слово‑то!» –<text:s/>подумал<text:s/>я.</text:p>
      <text:p text:style-name="Обычный">Князь<text:s/>положил<text:s/>красного<text:s/>в<text:s/>лузу.</text:p>
      <text:p text:style-name="Обычный">– Эх!<text:s/>не<text:s/>так,<text:s/>князь,<text:s/>не<text:s/>так, –<text:s/>залепетал<text:s/>вдруг<text:s/>белокурый<text:s/>офицерик<text:s/>с<text:s/>покрасневшими<text:s/>глазами,<text:s/>крошечным<text:s/>носиком<text:s/>и<text:s/>младенчески<text:s/>заспанным<text:s/>лицом. –<text:s/>Не<text:s/>так<text:s/>играете…<text:s/>надо<text:s/>было…<text:s/>не<text:s/>так!</text:p>
      <text:p text:style-name="Обычный">– Как<text:s/>же? –<text:s/>спросил<text:s/>его<text:s/>князь<text:s/>через<text:s/>плечо.</text:p>
      <text:p text:style-name="Обычный">– Надо<text:s/>было…<text:s/>того…<text:s/>триплетом.</text:p>
      <text:p text:style-name="Обычный">– В<text:s/>самом<text:s/>деле? –<text:s/>пробормотал<text:s/>князь<text:s/>сквозь<text:s/>зубы.</text:p>
      <text:p text:style-name="Обычный">– А<text:s/>что,<text:s/>князь,<text:s/>сегодня<text:s/>вечером<text:s/>к<text:s/>цыганам? –<text:s/>поспешно<text:s/>подхватил<text:s/>сконфуженный<text:s/>молодой<text:s/>человек. –<text:s/>Стешка<text:s/>петь<text:s/>будет…<text:s/>Ильюшка…</text:p>
      <text:p text:style-name="Обычный">Князь<text:s/>не<text:s/>отвечал<text:s/>ему.</text:p>
      <text:p text:style-name="Обычный">– Рррракалиооон,<text:s/>братец, –<text:s/>проговорил<text:s/>Хлопаков,<text:s/>лукаво<text:s/>прищурив<text:s/>левый<text:s/>глаз.</text:p>
      <text:p text:style-name="Обычный">И<text:s/>князь<text:s/>расхохотался.</text:p>
      <text:p text:style-name="Обычный">– Тридцать<text:s/>девять<text:s/>и<text:s/>никого, –<text:s/>провозгласил<text:s/>маркер.</text:p>
      <text:p text:style-name="Обычный">– Никого…<text:s/>посмотри‑ка,<text:s/>как<text:s/>я<text:s/>вот<text:s/>этого<text:s/>желтого…</text:p>
      <text:p text:style-name="Обычный">Хлопаков<text:s/>заерзал<text:s/>кием<text:s/>по<text:s/>руке,<text:s/>прицелился<text:s/>и<text:s/>скиксовал.</text:p>
      <text:p text:style-name="Обычный">– Э,<text:s/>рракалиоон, –<text:s/>закричал<text:s/>он<text:s/>с<text:s/>досадой.</text:p>
      <text:p text:style-name="Обычный">Князь<text:s/>опять<text:s/>рассмеялся.</text:p>
      <text:p text:style-name="Обычный">– Как,<text:s/>как,<text:s/>как?</text:p>
      <text:p text:style-name="Обычный">Но<text:s/>Хлопаков<text:s/>своего<text:s/>слова<text:s/>повторить<text:s/>не<text:s/>захотел;<text:s/>надо<text:s/>же<text:s/>пококетничать.</text:p>
      <text:p text:style-name="Обычный">– Стикс<text:s/>изволили<text:s/>дать, –<text:s/>заметил<text:s/>маркер. –<text:s/>Позвольте<text:s/>помелить…<text:s/>Сорок<text:s/>и<text:s/>очень<text:s/>мало!</text:p>
      <text:p text:style-name="Обычный">– Да,<text:s/>господа, –<text:s/>заговорил<text:s/>князь,<text:s/>обращаясь<text:s/>ко<text:s/>всему<text:s/>собранию<text:s/>и<text:s/>не<text:s/>глядя,<text:s/>впрочем,<text:s/>ни<text:s/>на<text:s/>кого<text:s/>в<text:s/>особенности, –<text:s/>вы<text:s/>знаете,<text:s/>сегодня<text:s/>в<text:s/>театре<text:s/>Вержембицкую<text:s/>вызывать.</text:p>
      <text:p text:style-name="Обычный">– Как<text:s/>же,<text:s/>как<text:s/>же,<text:s/>непременно, –<text:s/>воскликнуло<text:s/>наперерыв<text:s/>несколько<text:s/>господ,<text:s/>удивительно<text:s/>польщенных<text:s/>возможностью<text:s/>отвечать<text:s/>на<text:s/>княжескую<text:s/>речь, –<text:s/>Вержембицкую…</text:p>
      <text:p text:style-name="Обычный">– Вержембицкая<text:s/>отличная<text:s/>актриса,<text:s/>гораздо<text:s/>лучше<text:s/>Сопняковой, –<text:s/>пропищал<text:s/>из<text:s/>угла<text:s/>плюгавенький<text:s/>человек<text:s/>с<text:s/>усиками<text:s/>и<text:s/>в<text:s/>очках.<text:s/>Несчастный!<text:s/>он<text:s/>втайне<text:s/>сильно<text:s/>вздыхал<text:s/>по<text:s/>Сопняковой,<text:s/>а<text:s/>князь<text:s/>не<text:s/>удостоил<text:s/>его<text:s/>даже<text:s/>взглядом.</text:p>
      <text:p text:style-name="Обычный">– Че‑о‑эк,<text:s/>э,<text:s/>трубку! –<text:s/>произнес<text:s/>в<text:s/>галстух<text:s/>какой‑то<text:s/>господин<text:s/>высокого<text:s/>роста,<text:s/>с<text:s/>правильным<text:s/>лицом<text:s/>и<text:s/>благороднейшей<text:s/>осанкой,<text:s/>по<text:s/>всем<text:s/>признакам<text:s/>шулер.</text:p>
      <text:p text:style-name="Обычный">Человек<text:s/>побежал<text:s/>за<text:s/>трубкой<text:s/>и,<text:s/>вернувшись,<text:s/>доложил<text:s/>его<text:s/>сиятельству,<text:s/>что,<text:s/>дескать,<text:s/>ямщик<text:s/>Баклага<text:s/>их<text:s/>спрашивают‑с.</text:p>
      <text:p text:style-name="Обычный">– А!<text:s/>ну,<text:s/>вели<text:s/>ему<text:s/>подождать<text:s/>да<text:s/>водки<text:s/>ему<text:s/>поднеси.</text:p>
      <text:p text:style-name="Обычный">– Слушаю‑с.</text:p>
      <text:p text:style-name="Обычный">Баклагой,<text:s/>как<text:s/>мне<text:s/>потом<text:s/>сказали,<text:s/>прозывался<text:s/>молодой,<text:s/>красивый<text:s/>и<text:s/>чрезвычайно<text:s/>избалованный<text:s/>ямщик;<text:s/>князь<text:s/>его<text:s/>любил,<text:s/>дарил<text:s/>ему<text:s/>лошадей,<text:s/>гонялся<text:s/>с<text:s/>ним,<text:s/>проводил<text:s/>с<text:s/>ним<text:s/>целые<text:s/>ночи…<text:s/>Этого<text:s/>самого<text:s/>князя,<text:s/>бывшего<text:s/>шалуна<text:s/>и<text:s/>мота,<text:s/>вы<text:s/>бы<text:s/>теперь<text:s/>не<text:s/>узнали…<text:s/>Как<text:s/>он<text:s/>раздушен,<text:s/>затянут,<text:s/>горд!<text:s/>Как<text:s/>занят<text:s/>службой,<text:s/>а<text:s/>главное –<text:s/>как<text:s/>рассудителен!</text:p>
      <text:p text:style-name="Обычный">Однако<text:s/>табачный<text:s/>дым<text:s/>начинал<text:s/>выедать<text:s/>мне<text:s/>глаза.<text:s/>В<text:s/>последний<text:s/>раз<text:s/>выслушав<text:s/>восклицание<text:s/>Хлопакова<text:s/>и<text:s/>хохот<text:s/>князя,<text:s/>я<text:s/>отправился<text:s/>в<text:s/>свой<text:s/>нумер,<text:s/>где<text:s/>на<text:s/>волосяном,<text:s/>узком<text:s/>и<text:s/>продавленном<text:s/>диване,<text:s/>с<text:s/>высокой<text:s/>выгнутой<text:s/>спинкой,<text:s/>мой<text:s/>человек<text:s/>уже<text:s/>постлал<text:s/>мне<text:s/>постель.</text:p>
      <text:p text:style-name="Обычный">На<text:s/>другой<text:s/>день<text:s/>пошел<text:s/>я<text:s/>смотреть<text:s/>лошадей<text:s/>по<text:s/>дворам<text:s/>и<text:s/>начал<text:s/>с<text:s/>известного<text:s/>барышника<text:s/>Ситникова.<text:s/>Через<text:s/>калитку<text:s/>вошел<text:s/>я<text:s/>на<text:s/>двор,<text:s/>посыпанный<text:s/>песочком.<text:s/>Перед<text:s/>настежь<text:s/>раскрытою<text:s/>дверью<text:s/>конюшни<text:s/>стоял<text:s/>сам<text:s/>хозяин,<text:s/>человек<text:s/>уже<text:s/>не<text:s/>молодой,<text:s/>высокий<text:s/>и<text:s/>толстый,<text:s/>в<text:s/>заячьем<text:s/>тулупчике,<text:s/>с<text:s/>поднятым<text:s/>и<text:s/>подвернутым<text:s/>воротником.<text:s/>Увидав<text:s/>меня,<text:s/>он<text:s/>медленно<text:s/>двинулся<text:s/>ко<text:s/>мне<text:s/>навстречу,<text:s/>подержал<text:s/>обеими<text:s/>руками<text:s/>шапку<text:s/>над<text:s/>головой<text:s/>и<text:s/>нараспев<text:s/>произнес:</text:p>
      <text:p text:style-name="Обычный">– А,<text:s/>наше<text:s/>вам<text:s/>почтение.<text:s/>Чай,<text:s/>лошадок<text:s/>угодно<text:s/>посмотреть?</text:p>
      <text:p text:style-name="Обычный">– Да,<text:s/>пришел<text:s/>лошадок<text:s/>посмотреть.</text:p>
      <text:p text:style-name="Обычный">– А<text:s/>каких<text:s/>именно,<text:s/>смею<text:s/>спросить?</text:p>
      <text:p text:style-name="Обычный">– Покажите,<text:s/>что<text:s/>у<text:s/>вас<text:s/>есть?</text:p>
      <text:p text:style-name="Обычный">– С<text:s/>нашим<text:s/>удовольствием.</text:p>
      <text:p text:style-name="Обычный">Мы<text:s/>вошли<text:s/>в<text:s/>конюшню.<text:s/>Несколько<text:s/>белых<text:s/>шавок<text:s/>поднялось<text:s/>с<text:s/>сена<text:s/>и<text:s/>подбежало<text:s/>к<text:s/>нам,<text:s/>виляя<text:s/>хвостами;<text:s/>длиннобородый<text:s/>и<text:s/>старый<text:s/>козел<text:s/>с<text:s/>неудовольствием<text:s/>отошел<text:s/>в<text:s/>сторону;<text:s/>три<text:s/>конюха,<text:s/>в<text:s/>крепких,<text:s/>но<text:s/>засаленных<text:s/>тулупах,<text:s/>молча<text:s/>нам<text:s/>поклонились.<text:s/>Направо<text:s/>и<text:s/>налево,<text:s/>в<text:s/>искусственно<text:s/>возвышенных<text:s/>стойлах,<text:s/>стояло<text:s/>около<text:s/>тридцати<text:s/>лошадей,<text:s/>выхоленных<text:s/>и<text:s/>вычищенных<text:s/>на<text:s/>славу.<text:s/>По<text:s/>перекладинам<text:s/>перелетывали<text:s/>и<text:s/>ворковали<text:s/>голуби.</text:p>
      <text:p text:style-name="Обычный">– Вам,<text:s/>то<text:s/>есть,<text:s/>для<text:s/>чего<text:s/>требуется<text:s/>лошадка:<text:s/>для<text:s/>езды<text:s/>или<text:s/>для<text:s/>завода? –<text:s/>спросил<text:s/>меня<text:s/>Ситников.</text:p>
      <text:p text:style-name="Обычный">– И<text:s/>для<text:s/>езды,<text:s/>и<text:s/>для<text:s/>завода.</text:p>
      <text:p text:style-name="Обычный">– Понимяем‑с,<text:s/>понимяем‑с,<text:s/>понимяем‑с, –<text:s/>с<text:s/>расстановкою<text:s/>произнес<text:s/>барышник. –<text:s/>Петя,<text:s/>покажи<text:s/>господину<text:s/>Горностая.</text:p>
      <text:p text:style-name="Обычный">Мы<text:s/>вышли<text:s/>на<text:s/>двор.</text:p>
      <text:p text:style-name="Обычный">– Да<text:s/>не<text:s/>прикажете<text:s/>ли<text:s/>лавочку<text:s/>из<text:s/>избы<text:s/>вынести?..<text:s/>Не<text:s/>требуется?..<text:s/>Как<text:s/>угодно.</text:p>
      <text:p text:style-name="Обычный">Копыта<text:s/>загремели<text:s/>по<text:s/>доскам,<text:s/>щелкнул<text:s/>кнут,<text:s/>и<text:s/>Петя,<text:s/>малый<text:s/>лет<text:s/>сорока,<text:s/>рябой<text:s/>и<text:s/>смуглый,<text:s/>выскочил<text:s/>из<text:s/>конюшни<text:s/>вместе<text:s/>с<text:s/>серым,<text:s/>довольно<text:s/>статным<text:s/>жеребцом,<text:s/>дал<text:s/>ему<text:s/>подняться<text:s/>на<text:s/>дыбы,<text:s/>пробежал<text:s/>с<text:s/>ним<text:s/>раза<text:s/>два<text:s/>кругом<text:s/>двора<text:s/>и<text:s/>ловко<text:s/>осадил<text:s/>его<text:s/>на<text:s/>показном<text:s/>месте.<text:s/>Горностай<text:s/>вытянулся,<text:s/>со<text:s/>свистом<text:s/>фыркнул,<text:s/>закинул<text:s/>хвост,<text:s/>повел<text:s/>мордой<text:s/>и<text:s/>покосился<text:s/>на<text:s/>нас.</text:p>
      <text:p text:style-name="Обычный">«Ученая<text:s/>птица!» –<text:s/>подумал<text:s/>я.</text:p>
      <text:p text:style-name="Обычный">– Дай<text:s/>волю,<text:s/>дай<text:s/>волю, –<text:s/>проговорил<text:s/>Ситников<text:s/>и<text:s/>уставился<text:s/>на<text:s/>меня.</text:p>
      <text:p text:style-name="Обычный">– Как,<text:s/>по‑вашему,<text:s/>будет‑с? –<text:s/>спросил<text:s/>он<text:s/>наконец.</text:p>
      <text:p text:style-name="Обычный">– Лошадь<text:s/>не<text:s/>дурна, –<text:s/>передние<text:s/>ноги<text:s/>не<text:s/>совсем<text:s/>надежны.</text:p>
      <text:p text:style-name="Обычный">– Ноги<text:s/>отличные! –<text:s/>с<text:s/>убеждением<text:s/>возразил<text:s/>Ситников: –<text:s/>а<text:s/>зад‑то…<text:s/>извольте<text:s/>посмотреть…<text:s/>печь<text:s/>печью,<text:s/>хоть<text:s/>выспись.</text:p>
      <text:p text:style-name="Обычный">– Бабки<text:s/>длинны.</text:p>
      <text:p text:style-name="Обычный">– Что<text:s/>за<text:s/>длинны –<text:s/>помилосердуйте!<text:s/>Пробеги‑ка,<text:s/>Петя,<text:s/>пробеги,<text:s/>да<text:s/>рысью,<text:s/>рысью,<text:s/>рысью…<text:s/>не<text:s/>давай<text:s/>скакать.</text:p>
      <text:p text:style-name="Обычный">Петя<text:s/>опять<text:s/>пробежал<text:s/>по<text:s/>двору<text:s/>с<text:s/>Горностаем.<text:s/>Мы<text:s/>все<text:s/>помолчали.</text:p>
      <text:p text:style-name="Обычный">– Ну,<text:s/>поставь<text:s/>его<text:s/>на<text:s/>место, –<text:s/>проговорил<text:s/>Ситников, –<text:s/>да<text:s/>Сокола<text:s/>нам<text:s/>подай.</text:p>
      <text:p text:style-name="Обычный">Сокол,<text:s/>вороной,<text:s/>как<text:s/>жук,<text:s/>жеребец<text:s/>голландской<text:s/>породы,<text:s/>со<text:s/>свислым<text:s/>задом<text:s/>и<text:s/>поджарый,<text:s/>оказался<text:s/>немного<text:s/>получше<text:s/>Горностая.<text:s/>Он<text:s/>принадлежал<text:s/>к<text:s/>числу<text:s/>лошадей,<text:s/>о<text:s/>которых<text:s/>говорят<text:s/>охотники,<text:s/>что<text:s/>«они<text:s/>секут<text:s/>и<text:s/>рубят,<text:s/>и<text:s/>в<text:s/>полон<text:s/>берут»,<text:s/>то<text:s/>есть<text:s/>на<text:s/>ходу<text:s/>вывертывают<text:s/>и<text:s/>выкидывают<text:s/>передними<text:s/>ногами<text:s/>направо<text:s/>и<text:s/>налево,<text:s/>а<text:s/>вперед<text:s/>мало<text:s/>подвигаются.<text:s/>Купцы<text:s/>средних<text:s/>лет<text:s/>подлюбливают<text:s/>таких<text:s/>лошадей:<text:s/>побежка<text:s/>их<text:s/>напоминает<text:s/>ухарскую<text:s/>походку<text:s/>бойкого<text:s/>полового;<text:s/>они<text:s/>хороши<text:s/>в<text:s/>одиночку,<text:s/>для<text:s/>гулянья<text:s/>после<text:s/>обеда:<text:s/>выступая<text:s/>фертом<text:s/>и<text:s/>скрутив<text:s/>шею,<text:s/>усердно<text:s/>везут<text:s/>они<text:s/>аляповатые<text:s/>дрожки,<text:s/>нагруженные<text:s/>наевшимся<text:s/>до<text:s/>онеменья<text:s/>кучером,<text:s/>придавленным<text:s/>купцом,<text:s/>страдающим<text:s/>изжогой,<text:s/>и<text:s/>рыхлой<text:s/>купчихой<text:s/>в<text:s/>голубом<text:s/>шелковом<text:s/>салопе<text:s/>и<text:s/>лиловом<text:s/>платочке<text:s/>на<text:s/>голове.<text:s/>Я<text:s/>отказался<text:s/>и<text:s/>от<text:s/>Сокола.<text:s/>Ситников<text:s/>показал<text:s/>мне<text:s/>еще<text:s/>несколько<text:s/>лошадей…<text:s/>Одна,<text:s/>наконец,<text:s/>серый<text:s/>в<text:s/>яблоках<text:s/>жеребец<text:s/>воейковской<text:s/>породы,<text:s/>мне<text:s/>понравилась.<text:s/>Я<text:s/>не<text:s/>мог<text:s/>удержаться<text:s/>и<text:s/>с<text:s/>удовольствием<text:s/>потрепал<text:s/>ее<text:s/>по<text:s/>холке.<text:s/>Ситников<text:s/>тотчас<text:s/>прикинулся<text:s/>равнодушным.</text:p>
      <text:p text:style-name="Обычный">– А<text:s/>что,<text:s/>он<text:s/>едет<text:s/>хорошо? –<text:s/>спросил<text:s/>я. (О<text:s/>рысаке<text:s/>не<text:s/>говорят:<text:s/>бежит.)</text:p>
      <text:p text:style-name="Обычный">– Едет, –<text:s/>спокойно<text:s/>ответил<text:s/>барышник.</text:p>
      <text:p text:style-name="Обычный">– Нельзя<text:s/>ли<text:s/>посмотреть?..</text:p>
      <text:p text:style-name="Обычный">– Отчего<text:s/>же,<text:s/>можно‑с.<text:s/>Эй,<text:s/>Кузя,<text:s/>Догоняя<text:s/>в<text:s/>дрожки<text:s/>заложить.</text:p>
      <text:p text:style-name="Обычный">Кузя,<text:s/>наездник,<text:s/>мастер<text:s/>своего<text:s/>дела,<text:s/>проехал<text:s/>раза<text:s/>три<text:s/>мимо<text:s/>нас<text:s/>по<text:s/>улице.<text:s/>Хорошо<text:s/>бежит<text:s/>лошадь,<text:s/>не<text:s/>сбивается,<text:s/>задом<text:s/>не<text:s/>подбрасывает,<text:s/>ногу<text:s/>выносит<text:s/>свободно,<text:s/>хвост<text:s/>отделяет<text:s/>и<text:s/>«держит»,<text:s/>редкомах.</text:p>
      <text:p text:style-name="Обычный">– А<text:s/>что<text:s/>вы<text:s/>за<text:s/>него<text:s/>просите?</text:p>
      <text:p text:style-name="Обычный">Ситников<text:s/>заломил<text:s/>цену<text:s/>небывалую.<text:s/>Мы<text:s/>начали<text:s/>торговаться<text:s/>тут<text:s/>же<text:s/>на<text:s/>улице,<text:s/>как<text:s/>вдруг<text:s/>из‑за<text:s/>угла<text:s/>с<text:s/>громом<text:s/>вылетела<text:s/>мастерски<text:s/>подобранная<text:s/>ямская<text:s/>тройка<text:s/>и<text:s/>лихо<text:s/>остановилась<text:s/>перед<text:s/>воротами<text:s/>Ситникова<text:s/>дома.<text:s/>На<text:s/>охотницкой,<text:s/>щегольской<text:s/>тележке<text:s/>сидел<text:s/>князь<text:s/>Н.;<text:s/>возле<text:s/>него<text:s/>торчал<text:s/>Хлопаков.<text:s/>Баклага<text:s/>правил<text:s/>лошадьми…<text:s/>и как<text:s/>правил!<text:s/>сквозь<text:s/>сережку<text:s/>бы<text:s/>проехал,<text:s/>разбойник!<text:s/>Гнедые<text:s/>пристяжные,<text:s/>маленькие,<text:s/>живые,<text:s/>черноглазые,<text:s/>черноногие,<text:s/>так<text:s/>и<text:s/>горят,<text:s/>так<text:s/>и<text:s/>поджимаются;<text:s/>свистни<text:s/>только –<text:s/>пропали!<text:s/>Караковая<text:s/>коренная<text:s/>стоит<text:s/>себе,<text:s/>закинув<text:s/>шею,<text:s/>словно<text:s/>лебедь,<text:s/>грудь<text:s/>вперед,<text:s/>ноги<text:s/>как<text:s/>стрелы,<text:s/>знай<text:s/>головой<text:s/>помахивает<text:s/>да<text:s/>гордо<text:s/>щурится…<text:s/>Хорошо!<text:s/>Хоть<text:s/>бы<text:s/>царю<text:s/>Ивану<text:s/>Васильевичу<text:s/>в<text:s/>светлый<text:s/>праздник<text:s/>прокатиться!</text:p>
      <text:p text:style-name="Обычный">– Ваше<text:s/>сиятельство!<text:s/>милости<text:s/>просим! –<text:s/>закричал<text:s/>Ситников.</text:p>
      <text:p text:style-name="Обычный">Князь<text:s/>соскочил<text:s/>с<text:s/>телеги.<text:s/>Хлопаков<text:s/>медленно<text:s/>слез<text:s/>с<text:s/>другой<text:s/>стороны.</text:p>
      <text:p text:style-name="Обычный">– Здравствуй,<text:s/>брат…<text:s/>Есть<text:s/>лошади?</text:p>
      <text:p text:style-name="Обычный">– Как<text:s/>не<text:s/>быть<text:s/>для<text:s/>вашего<text:s/>сиятельства!<text:s/>Пожалуйте,<text:s/>войдите…<text:s/>Петя,<text:s/>Павлина<text:s/>подай!<text:s/>да<text:s/>Похвального<text:s/>чтоб<text:s/>готовили.<text:s/>А<text:s/>с<text:s/>вами,<text:s/>батюшка, –<text:s/>продолжал<text:s/>он,<text:s/>обращаясь<text:s/>ко<text:s/>мне, –<text:s/>мы<text:s/>в<text:s/>другое<text:s/>время<text:s/>покончим…<text:s/>Фомка,<text:s/>лавку<text:s/>его<text:s/>сиятельству.</text:p>
      <text:p text:style-name="Обычный">Из<text:s/>особенной,<text:s/>мною<text:s/>сперва<text:s/>не<text:s/>замеченной,<text:s/>конюшни<text:s/>вывели<text:s/>Павлина.<text:s/>Могучий<text:s/>темно‑гнедой<text:s/>конь<text:s/>так<text:s/>и<text:s/>взвился<text:s/>всеми<text:s/>ногами<text:s/>на<text:s/>воздух.<text:s/>Ситников<text:s/>даже<text:s/>голову<text:s/>отвернул<text:s/>и<text:s/>зажмурился.</text:p>
      <text:p text:style-name="Обычный">– У,<text:s/>рракалион! –<text:s/>провозгласил<text:s/>Хлопаков. –<text:s/>Жэмса.</text:p>
      <text:p text:style-name="Обычный">Князь<text:s/>засмеялся.</text:p>
      <text:p text:style-name="Обычный">Павлина<text:s/>остановили<text:s/>не<text:s/>без<text:s/>труда;<text:s/>он<text:s/>таки<text:s/>повозил<text:s/>конюха<text:s/>по<text:s/>двору;<text:s/>наконец<text:s/>его<text:s/>прижали<text:s/>к<text:s/>стене.<text:s/>Он<text:s/>храпел,<text:s/>вздрагивал<text:s/>и<text:s/>поджимался,<text:s/>а<text:s/>Ситников<text:s/>еще<text:s/>дразнил<text:s/>его,<text:s/>замахиваясь<text:s/>на<text:s/>него<text:s/>кнутом.</text:p>
      <text:p text:style-name="Обычный">– Куда<text:s/>глядишь?<text:s/>вот<text:s/>я<text:s/>те!<text:s/>у! –<text:s/>говорил<text:s/>барышник<text:s/>с<text:s/>ласковой<text:s/>угрозой,<text:s/>сам<text:s/>невольно<text:s/>любуясь<text:s/>своим<text:s/>конем.</text:p>
      <text:p text:style-name="Обычный">– Сколько? –<text:s/>спросил<text:s/>князь.</text:p>
      <text:p text:style-name="Обычный">– Для<text:s/>вашего<text:s/>сиятельства<text:s/>пять<text:s/>тысяч.</text:p>
      <text:p text:style-name="Обычный">– Три.</text:p>
      <text:p text:style-name="Обычный">– Нельзя‑с,<text:s/>ваше<text:s/>сиятельство,<text:s/>помилуйте…</text:p>
      <text:p text:style-name="Обычный">– Говорят,<text:s/>три,<text:s/>рракалион, –<text:s/>подхватил<text:s/>Хлопаков.</text:p>
      <text:p text:style-name="Обычный">Я<text:s/>не<text:s/>дождался<text:s/>конца<text:s/>сделки<text:s/>и<text:s/>ушел.<text:s/>У<text:s/>крайнего<text:s/>угла<text:s/>улицы<text:s/>заметил<text:s/>я<text:s/>на<text:s/>воротах<text:s/>сероватого<text:s/>домика<text:s/>приклеенный<text:s/>большой<text:s/>лист<text:s/>бумаги.<text:s/>Наверху<text:s/>был<text:s/>нарисован<text:s/>пером<text:s/>конь<text:s/>с<text:s/>хвостом<text:s/>в<text:s/>виде<text:s/>трубы<text:s/>и<text:s/>нескончаемой<text:s/>шеей,<text:s/>а<text:s/>под<text:s/>копытами<text:s/>коня<text:s/>стояли<text:s/>следующие<text:s/>слова,<text:s/>написанные<text:s/>старинным<text:s/>почерком:</text:p>
      <text:p text:style-name="Обычный">«Здесь<text:s/>продаются<text:s/>разных<text:s/>мастей<text:s/>лошади,<text:s/>приведенные<text:s/>на<text:s/>Лебедянскую<text:s/>ярмарку<text:s/>с<text:s/>известного<text:s/>степного<text:s/>завода<text:s/>Анастасея<text:s/>Иваныча<text:s/>Чернобая,<text:s/>тамбовского<text:s/>помещика.<text:s/>Лошади<text:s/>сии<text:s/>отличных<text:s/>статей;<text:s/>выезжены<text:s/>в<text:s/>совершенстве<text:s/>и<text:s/>кроткого<text:s/>нрава.<text:s/>Господа<text:s/>покупатели<text:s/>благоволят<text:s/>спросить<text:s/>самого<text:s/>Анастасея<text:s/>Иваныча;<text:s/>буде<text:s/>же<text:s/>Анастасей<text:s/>Иваныч<text:s/>в<text:s/>отсутствии,<text:s/>то<text:s/>спросить<text:s/>кучера<text:s/>Назара<text:s/>Кубышкина.<text:s/>Господа<text:s/>покупатели,<text:s/>милости<text:s/>просим<text:s/>почтить<text:s/>старичка!»</text:p>
      <text:p text:style-name="Обычный">Я<text:s/>остановился.<text:s/>Дай,<text:s/>думаю,<text:s/>посмотрю<text:s/>лошадей<text:s/>известного<text:s/>степного<text:s/>заводчика<text:s/>г‑на<text:s/>Чернобая.</text:p>
      <text:p text:style-name="Обычный">Я<text:s/>хотел<text:s/>было<text:s/>войти<text:s/>в<text:s/>калитку,<text:s/>но,<text:s/>против<text:s/>обыкновения,<text:s/>нашел<text:s/>ее<text:s/>запертой.<text:s/>Я<text:s/>постучался.</text:p>
      <text:p text:style-name="Обычный">– Кто<text:s/>там?..<text:s/>Покупатель? –<text:s/>пропищал<text:s/>женский<text:s/>голос.</text:p>
      <text:p text:style-name="Обычный">– Покупатель.</text:p>
      <text:p text:style-name="Обычный">– Сейчас,<text:s/>батюшка,<text:s/>сейчас.</text:p>
      <text:p text:style-name="Обычный">Калитка<text:s/>растворилась.<text:s/>Я<text:s/>увидал<text:s/>бабу<text:s/>лет<text:s/>пятидесяти,<text:s/>простоволосую,<text:s/>в<text:s/>сапогах<text:s/>и<text:s/>в<text:s/>тулупе<text:s/>нараспашку.</text:p>
      <text:p text:style-name="Обычный">– Извольте,<text:s/>кормилец,<text:s/>войти,<text:s/>а<text:s/>я<text:s/>сейчас<text:s/>пойду<text:s/>Анастасею<text:s/>Иванычу<text:s/>доложу…<text:s/>Назар,<text:s/>а<text:s/>Назар!</text:p>
      <text:p text:style-name="Обычный">– Чего? –<text:s/>прошамшил<text:s/>из<text:s/>конюшни<text:s/>голос<text:s/>семидесятилетнего<text:s/>старца.</text:p>
      <text:p text:style-name="Обычный">– Лошадок<text:s/>приготовь;<text:s/>покупатель<text:s/>пришел.</text:p>
      <text:p text:style-name="Обычный">Старуха<text:s/>побежала<text:s/>в<text:s/>дом.</text:p>
      <text:p text:style-name="Обычный">– Покупатель,<text:s/>покупатель, –<text:s/>проворчал<text:s/>ей<text:s/>в<text:s/>ответ<text:s/>Назар. –<text:s/>Я<text:s/>им<text:s/>еще<text:s/>не<text:s/>всем<text:s/>хвосты<text:s/>подмыл.</text:p>
      <text:p text:style-name="Обычный">«О,<text:s/>Аркадия!» –<text:s/>подумал<text:s/>я.</text:p>
      <text:p text:style-name="Обычный">– Здравствуй,<text:s/>батюшка,<text:s/>милости<text:s/>просим, –<text:s/>медленно<text:s/>раздался<text:s/>за<text:s/>моей<text:s/>спиной<text:s/>сочный<text:s/>и<text:s/>приятный<text:s/>голос.<text:s/>Я<text:s/>оглянулся:<text:s/>передо<text:s/>мною,<text:s/>в<text:s/>синей<text:s/>долгополой<text:s/>шинели,<text:s/>стоял<text:s/>старик<text:s/>среднего<text:s/>роста,<text:s/>с<text:s/>белыми<text:s/>волосами,<text:s/>любезной<text:s/>улыбкой<text:s/>и<text:s/>с<text:s/>прекрасными<text:s/>голубыми<text:s/>глазами.</text:p>
      <text:p text:style-name="Обычный">– Лошадок<text:s/>тебе?<text:s/>Изволь,<text:s/>батюшка,<text:s/>изволь…<text:s/>Да<text:s/>не<text:s/>хочешь<text:s/>ли<text:s/>ко<text:s/>мне<text:s/>сперва<text:s/>чайку<text:s/>зайти<text:s/>напиться?</text:p>
      <text:p text:style-name="Обычный">Я<text:s/>отказался<text:s/>и<text:s/>поблагодарил.</text:p>
      <text:p text:style-name="Обычный">– Ну,<text:s/>как<text:s/>тебе<text:s/>угодно.<text:s/>Ты<text:s/>меня,<text:s/>батюшка,<text:s/>извини:<text:s/>ведь<text:s/>я<text:s/>по<text:s/>старине. (Г‑н<text:s/>Чернобай<text:s/>говорил<text:s/>не<text:s/>спеша<text:s/>и<text:s/>на<text:s/>о.)<text:s/>У<text:s/>меня<text:s/>все<text:s/>по<text:s/>простоте,<text:s/>знаешь…<text:s/>Назар,<text:s/>а<text:s/>Назар, –<text:s/>прибавил<text:s/>он<text:s/>протяжно<text:s/>и<text:s/>не<text:s/>возвышая<text:s/>голоса.</text:p>
      <text:p text:style-name="Обычный">Назар,<text:s/>сморщенный<text:s/>старичишка,<text:s/>с<text:s/>ястребиным<text:s/>носиком<text:s/>и<text:s/>клиновидной<text:s/>бородкой,<text:s/>показался<text:s/>на<text:s/>пороге<text:s/>конюшни.</text:p>
      <text:p text:style-name="Обычный">– Каких<text:s/>тебе,<text:s/>батюшка,<text:s/>лошадей<text:s/>требуется? –<text:s/>продолжал<text:s/>г‑н<text:s/>Чернобай.</text:p>
      <text:p text:style-name="Обычный">– Не<text:s/>слишком<text:s/>дорогих,<text:s/>езжалых,<text:s/>в<text:s/>кибитку.</text:p>
      <text:p text:style-name="Обычный">– Изволь…<text:s/>и такие<text:s/>есть,<text:s/>изволь…<text:s/>Назар,<text:s/>Назар,<text:s/>покажи<text:s/>барину<text:s/>серенького<text:s/>меринка,<text:s/>знаешь,<text:s/>что<text:s/>с<text:s/>краю‑то<text:s/>стоит,<text:s/>да<text:s/>гнедую<text:s/>с<text:s/>лысиной,<text:s/>а<text:s/>не<text:s/>то –<text:s/>другую<text:s/>гнедую,<text:s/>что<text:s/>от<text:s/>Красотки,<text:s/>знаешь?</text:p>
      <text:p text:style-name="Обычный">Назар<text:s/>вернулся<text:s/>в<text:s/>конюшню.</text:p>
      <text:p text:style-name="Обычный">– Да<text:s/>ты<text:s/>на<text:s/>недоуздках<text:s/>так<text:s/>их<text:s/>и<text:s/>выведи! –<text:s/>закричал<text:s/>ему<text:s/>вслед<text:s/>г‑н<text:s/>Чернобай. –<text:s/>У<text:s/>меня,<text:s/>батюшка, –<text:s/>продолжал<text:s/>он,<text:s/>ясно<text:s/>и<text:s/>кротко<text:s/>глядя<text:s/>мне<text:s/>в<text:s/>лицо, –<text:s/>не<text:s/>то,<text:s/>что<text:s/>у<text:s/>барышников,<text:s/>чтоб<text:s/>им<text:s/>пусто<text:s/>было!<text:s/>у них<text:s/>там<text:s/>имбири<text:s/>разные<text:s/>пойдут,<text:s/>соль,<text:s/>барда<text:span text:style-name="Знаксноски"><text:note text:note-class="footnote" text:id="_ftn37"><text:note-citation>38</text:note-citation><text:note-body><text:p text:style-name="FootNote"><text:span text:style-name="T847"><text:s/></text:span><text:span text:style-name="T848">От</text:span><text:span text:style-name="T849"><text:s/></text:span><text:span text:style-name="T850">барды</text:span><text:span text:style-name="T851"><text:s/></text:span><text:span text:style-name="T852">и</text:span><text:span text:style-name="T853"><text:s/></text:span><text:span text:style-name="T854">соли</text:span><text:span text:style-name="T855"><text:s/></text:span><text:span text:style-name="T856">лошадь</text:span><text:span text:style-name="T857"><text:s/></text:span><text:span text:style-name="T858">скоро</text:span><text:span text:style-name="T859"><text:s/></text:span><text:span text:style-name="T860">тучнеет</text:span><text:span text:style-name="T861">.</text:span><text:span text:style-name="T862"> </text:span><text:span text:style-name="T863">–</text:span><text:span text:style-name="T864"><text:s/></text:span><text:span text:style-name="T865">Примеч</text:span><text:span text:style-name="T866">.<text:s/></text:span><text:span text:style-name="T867">авт</text:span><text:span text:style-name="T868">.</text:span></text:p><text:p text:style-name="Сd1нedоeeсf1кeaаe0"/></text:note-body></text:note></text:span>,<text:s/>бог<text:s/>с<text:s/>ними<text:s/>совсем!..<text:s/>А<text:s/>у<text:s/>меня,<text:s/>изволишь<text:s/>видеть,<text:s/>все<text:s/>на<text:s/>ладони,<text:s/>без<text:s/>хитростей.</text:p>
      <text:p text:style-name="Обычный">Вывели<text:s/>лошадей.<text:s/>Не<text:s/>понравились<text:s/>они<text:s/>мне.</text:p>
      <text:p text:style-name="Обычный">– Ну,<text:s/>поставь<text:s/>их<text:s/>с<text:s/>Богом<text:s/>на<text:s/>место, –<text:s/>проговорил<text:s/>Анастасей<text:s/>Иваныч. –<text:s/>Других<text:s/>нам<text:s/>покажи.</text:p>
      <text:p text:style-name="Обычный">Показали<text:s/>других.<text:s/>Я<text:s/>наконец<text:s/>выбрал<text:s/>одну,<text:s/>подешевле.<text:s/>Начали<text:s/>мы<text:s/>торговаться.<text:s/>Г‑н<text:s/>Чернобай<text:s/>не<text:s/>горячился,<text:s/>говорил<text:s/>так<text:s/>рассудительно,<text:s/>с<text:s/>такою<text:s/>важностью<text:s/>призывал<text:s/>Господа<text:s/>Бога<text:s/>во<text:s/>свидетели,<text:s/>что<text:s/>я<text:s/>не<text:s/>мог<text:s/>не<text:s/>«почтить<text:s/>старичка»:<text:s/>дал<text:s/>задаток.</text:p>
      <text:p text:style-name="Обычный">– Ну,<text:s/>теперь, –<text:s/>промолвил<text:s/>Анастасей<text:s/>Иваныч, –<text:s/>позволь<text:s/>мне,<text:s/>по<text:s/>старому<text:s/>обычаю,<text:s/>тебе<text:s/>лошадку<text:s/>из<text:s/>полы<text:s/>в<text:s/>полу<text:s/>передать…<text:s/>Будешь<text:s/>за<text:s/>нее<text:s/>меня<text:s/>благодарить…<text:s/>ведь<text:s/>свеженькая!<text:s/>словно<text:s/>орешек…<text:s/>нетронутая…<text:s/>степнячо‑ок!<text:s/>Во<text:s/>всякую<text:s/>упряжь<text:s/>ходит.</text:p>
      <text:p text:style-name="Обычный">Он<text:s/>перекрестился,<text:s/>положил<text:s/>полу<text:s/>своей<text:s/>шинели<text:s/>себе<text:s/>на<text:s/>руку,<text:s/>взял<text:s/>недоуздок<text:s/>и<text:s/>передал<text:s/>мне<text:s/>лошадь.</text:p>
      <text:p text:style-name="Обычный">– Владей<text:s/>с<text:s/>Богом<text:s/>теперь…<text:s/>А<text:s/>чайку<text:s/>все<text:s/>не<text:s/>хочешь?</text:p>
      <text:p text:style-name="Обычный">– Нет,<text:s/>покорно<text:s/>вас<text:s/>благодарю:<text:s/>мне<text:s/>домой<text:s/>пора.</text:p>
      <text:p text:style-name="Обычный">– Как<text:s/>угодно…<text:s/>А<text:s/>мой<text:s/>кучерок<text:s/>теперь<text:s/>за<text:s/>тобой<text:s/>лошадку<text:s/>поведет?</text:p>
      <text:p text:style-name="Обычный">– Да,<text:s/>теперь,<text:s/>если<text:s/>позволите.</text:p>
      <text:p text:style-name="Обычный">– Изволь,<text:s/>голубчик,<text:s/>изволь…<text:s/>Василий,<text:s/>а<text:s/>Василий,<text:s/>ступай<text:s/>с<text:s/>барином;<text:s/>лошадку<text:s/>сведи<text:s/>и<text:s/>деньги<text:s/>получи.<text:s/>Ну,<text:s/>прощай,<text:s/>батюшка,<text:s/>с<text:s/>Богом.</text:p>
      <text:p text:style-name="Обычный">– Прощайте,<text:s/>Анастасей<text:s/>Иваныч.</text:p>
      <text:p text:style-name="Обычный">Привели<text:s/>мне<text:s/>лошадь<text:s/>на<text:s/>дом.<text:s/>На<text:s/>другой<text:s/>же<text:s/>день<text:s/>она<text:s/>оказалась<text:s/>запаленной<text:s/>и<text:s/>хромой.<text:s/>Вздумал<text:s/>я<text:s/>было<text:s/>ее<text:s/>заложить:<text:s/>пятится<text:s/>моя<text:s/>лошадь<text:s/>назад,<text:s/>а<text:s/>ударишь<text:s/>ее<text:s/>кнутом –<text:s/>заартачится,<text:s/>побрыкает,<text:s/>да<text:s/>и<text:s/>ляжет.<text:s/>Я<text:s/>тотчас<text:s/>отправился<text:s/>к<text:s/>г‑ну<text:s/>Чернобаю.<text:s/>Спрашиваю:</text:p>
      <text:p text:style-name="Обычный">– Дома?</text:p>
      <text:p text:style-name="Обычный">– Дома.</text:p>
      <text:p text:style-name="Обычный">– Что<text:s/>ж<text:s/>это<text:s/>вы, –<text:s/>говорю, –<text:s/>ведь<text:s/>вы<text:s/>мне<text:s/>запаленную<text:s/>лошадь<text:s/>продали.</text:p>
      <text:p text:style-name="Обычный">– Запаленную?..<text:s/>Сохрани<text:s/>Бог!</text:p>
      <text:p text:style-name="Обычный">– Да<text:s/>она<text:s/>еще<text:s/>и<text:s/>хромая,<text:s/>притом<text:s/>и<text:s/>с<text:s/>норовом.</text:p>
      <text:p text:style-name="Обычный">– Хромая?<text:s/>Не<text:s/>знаю,<text:s/>видно,<text:s/>твой<text:s/>кучерок<text:s/>ее<text:s/>как‑нибудь<text:s/>попортил…<text:s/>а я,<text:s/>как<text:s/>перед<text:s/>Богом…</text:p>
      <text:p text:style-name="Обычный">– Вы,<text:s/>по‑настоящему,<text:s/>Анастасей<text:s/>Иваныч,<text:s/>ее<text:s/>назад<text:s/>взять<text:s/>должны.</text:p>
      <text:p text:style-name="Обычный">– Нет,<text:s/>батюшка,<text:s/>не<text:s/>прогневайся:<text:s/>уж<text:s/>коли<text:s/>со<text:s/>двора<text:s/>долой –<text:s/>кончено.<text:s/>Прежде<text:s/>бы<text:s/>изволил<text:s/>смотреть.</text:p>
      <text:p text:style-name="Обычный">Я<text:s/>понял,<text:s/>в<text:s/>чем<text:s/>дело,<text:s/>покорился<text:s/>своей<text:s/>участи,<text:s/>рассмеялся<text:s/>и<text:s/>ушел.<text:s/>К<text:s/>счастью,<text:s/>я<text:s/>за<text:s/>урок<text:s/>не<text:s/>слишком<text:s/>дорого<text:s/>заплатил.</text:p>
      <text:p text:style-name="Обычный">Дня<text:s/>через<text:s/>два<text:s/>я<text:s/>уехал,<text:s/>а<text:s/>через<text:s/>неделю<text:s/>опять<text:s/>завернул<text:s/>в<text:s/>Лебедянь<text:s/>на<text:s/>возвратном<text:s/>пути.<text:s/>В<text:s/>кофейной<text:s/>я<text:s/>нашел<text:s/>почти<text:s/>те<text:s/>же<text:s/>лица<text:s/>и<text:s/>опять<text:s/>застал<text:s/>князя<text:s/>Н.<text:s/>за<text:s/>биллиардом.<text:s/>Но<text:s/>в<text:s/>судьбе<text:s/>господина<text:s/>Хлопакова<text:s/>уже<text:s/>успела<text:s/>произойти<text:s/>обычная<text:s/>перемена.<text:s/>Белокурый<text:s/>офицерик<text:s/>сменил<text:s/>его<text:s/>в<text:s/>милостях<text:s/>князя.<text:s/>Бедный<text:s/>отставной<text:s/>поручик<text:s/>попытался<text:s/>еще<text:s/>раз<text:s/>при<text:s/>мне<text:s/>пустить<text:s/>в<text:s/>ход<text:s/>свое<text:s/>словечко –<text:s/>авось,<text:s/>дескать,<text:s/>понравится<text:s/>по‑прежнему, –<text:s/>но<text:s/>князь<text:s/>не<text:s/>только<text:s/>не<text:s/>улыбнулся,<text:s/>даже<text:s/>нахмурился<text:s/>и<text:s/>пожал<text:s/>плечом.<text:s/>Господин<text:s/>Хлопаков<text:s/>потупился,<text:s/>съежился,<text:s/>пробрался<text:s/>в<text:s/>уголок<text:s/>и<text:s/>начал<text:s/>втихомолку<text:s/>набивать<text:s/>себе<text:s/>трубочку…</text:p>
      <text:p text:style-name="Обычный"/>
      <text:p text:style-name="Обычный"><text:span text:style-name="T869">1848</text:span></text:p>
      <text:p text:style-name="Обычный"/>
      <text:p text:style-name="P870">Татьяна<text:s/>Борисовна<text:s/>и<text:s/>ее<text:s/>племянник</text:p>
      <text:p text:style-name="P871"/>
      <text:p text:style-name="Обычный">Дайте<text:s/>мне<text:s/>руку,<text:s/>любезный<text:s/>читатель,<text:s/>и<text:s/>поедемте<text:s/>вместе<text:s/>со<text:s/>мной.<text:s/>Погода<text:s/>прекрасная;<text:s/>кротко<text:s/>синеет<text:s/>майское<text:s/>небо;<text:s/>гладкие<text:s/>молодые<text:s/>листья<text:s/>ракит<text:s/>блестят,<text:s/>словно<text:s/>вымытые;<text:s/>широкая,<text:s/>ровная<text:s/>дорога<text:s/>вся<text:s/>покрыта<text:s/>той<text:s/>мелкой<text:s/>травой<text:s/>с<text:s/>красноватым<text:s/>стебельком,<text:s/>которую<text:s/>так<text:s/>охотно<text:s/>щиплют<text:s/>овцы;<text:s/>направо<text:s/>и<text:s/>налево,<text:s/>по<text:s/>длинным<text:s/>скатам<text:s/>пологих<text:s/>холмов,<text:s/>тихо<text:s/>зыблется<text:s/>зеленая<text:s/>рожь;<text:s/>жидкими<text:s/>пятнами<text:s/>скользят<text:s/>по<text:s/>ней<text:s/>тени<text:s/>небольших<text:s/>тучек.<text:s/>В<text:s/>отдаленье<text:s/>темнеют<text:s/>леса,<text:s/>сверкают<text:s/>пруды,<text:s/>желтеют<text:s/>деревни;<text:s/>жаворонки<text:s/>сотнями<text:s/>поднимаются,<text:s/>поют,<text:s/>падают<text:s/>стремглав,<text:s/>вытянув<text:s/>шейки<text:s/>торчат<text:s/>на<text:s/>глыбочках;<text:s/>грачи<text:s/>на<text:s/>дороге<text:s/>останавливаются,<text:s/>глядят<text:s/>на<text:s/>вас,<text:s/>приникают<text:s/>к<text:s/>земле,<text:s/>дают<text:s/>вам<text:s/>проехать<text:s/>и,<text:s/>подпрыгнув<text:s/>раза<text:s/>два,<text:s/>тяжко<text:s/>отлетают<text:s/>в<text:s/>сторону;<text:s/>на<text:s/>горе,<text:s/>за<text:s/>оврагом,<text:s/>мужик<text:s/>пашет;<text:s/>пегий<text:s/>жеребенок,<text:s/>с<text:s/>куцым<text:s/>хвостиком<text:s/>и<text:s/>взъерошенной<text:s/>гривкой,<text:s/>бежит<text:s/>на<text:s/>неверных<text:s/>ножках<text:s/>вслед<text:s/>за<text:s/>матерью:<text:s/>слышится<text:s/>его<text:s/>тонкое<text:s/>ржанье.<text:s/>Мы<text:s/>въезжаем<text:s/>в<text:s/>березовую<text:s/>рощу;<text:s/>крепкий,<text:s/>свежий<text:s/>запах<text:s/>приятно<text:s/>стесняет<text:s/>дыхание.<text:s/>Вот<text:s/>околица.<text:s/>Кучер<text:s/>слезает,<text:s/>лошади<text:s/>фыркают,<text:s/>пристяжные<text:s/>оглядываются,<text:s/>коренная<text:s/>помахивает<text:s/>хвостом<text:s/>и<text:s/>прислоняет<text:s/>голову<text:s/>к<text:s/>дуге…<text:s/>со<text:s/>скрипом<text:s/>отворяется<text:s/>воротище.<text:s/>Кучер<text:s/>садится…<text:s/>Трогай!<text:s/>перед<text:s/>нами<text:s/>деревня.<text:s/>Миновав<text:s/>дворов<text:s/>пять,<text:s/>мы<text:s/>сворачиваем<text:s/>вправо,<text:s/>спускаемся<text:s/>в<text:s/>лощинку,<text:s/>въезжаем<text:s/>на<text:s/>плотину.<text:s/>За<text:s/>небольшим<text:s/>прудом,<text:s/>из‑за<text:s/>круглых<text:s/>вершин<text:s/>яблонь<text:s/>и<text:s/>сиреней,<text:s/>виднеется<text:s/>тесовая<text:s/>крыша,<text:s/>некогда<text:s/>красная,<text:s/>с<text:s/>двумя<text:s/>трубами;<text:s/>кучер<text:s/>берет<text:s/>вдоль<text:s/>забора<text:s/>налево<text:s/>и<text:s/>при<text:s/>визгливом<text:s/>и<text:s/>сиплом<text:s/>лае<text:s/>трех<text:s/>престарелых<text:s/>шавок<text:s/>въезжает<text:s/>в<text:s/>настежь<text:s/>раскрытые<text:s/>ворота,<text:s/>лихо<text:s/>мчится<text:s/>кругом<text:s/>по<text:s/>широкому<text:s/>двору<text:s/>мимо<text:s/>конюшни<text:s/>и<text:s/>сарая,<text:s/>молодецки<text:s/>кланяется<text:s/>старухе<text:s/>ключнице,<text:s/>шагнувшей<text:s/>боком<text:s/>через<text:s/>высокий<text:s/>порог<text:s/>в<text:s/>раскрытую<text:s/>дверь<text:s/>кладовой,<text:s/>и<text:s/>останавливается,<text:s/>наконец,<text:s/>перед<text:s/>крылечком<text:s/>темного<text:s/>домика<text:s/>с<text:s/>светлыми<text:s/>окнами…<text:s/>Мы<text:s/>у<text:s/>Татьяны<text:s/>Борисовны.<text:s/>Да<text:s/>вот<text:s/>и<text:s/>она<text:s/>сама<text:s/>отворяет<text:s/>форточку<text:s/>и<text:s/>кивает<text:s/>нам<text:s/>головой…<text:s/>Здравствуйте,<text:s/>матушка!</text:p>
      <text:p text:style-name="Обычный">Татьяна<text:s/>Борисовна –<text:s/>женщина<text:s/>лет<text:s/>пятидесяти,<text:s/>с<text:s/>большими<text:s/>серыми<text:s/>глазами<text:s/>навыкате,<text:s/>несколько<text:s/>тупым<text:s/>носом,<text:s/>румяными<text:s/>щеками<text:s/>и<text:s/>двойным<text:s/>подбородком.<text:s/>Лицо<text:s/>ее<text:s/>дышит<text:s/>приветом<text:s/>и<text:s/>лаской.<text:s/>Она<text:s/>когда‑то<text:s/>была<text:s/>замужем,<text:s/>но<text:s/>скоро<text:s/>овдовела.<text:s/>Татьяна<text:s/>Борисовна<text:s/>весьма<text:s/>замечательная<text:s/>женщина.<text:s/>Живет<text:s/>она<text:s/>безвыездно<text:s/>в<text:s/>своем<text:s/>маленьком<text:s/>поместье,<text:s/>с<text:s/>соседями<text:s/>мало<text:s/>знается,<text:s/>принимает<text:s/>и<text:s/>любит<text:s/>одних<text:s/>молодых<text:s/>людей.<text:s/>Родилась<text:s/>она<text:s/>от<text:s/>весьма<text:s/>бедных<text:s/>помещиков<text:s/>и<text:s/>не<text:s/>получила<text:s/>никакого<text:s/>воспитания,<text:s/>то<text:s/>есть<text:s/>не<text:s/>говорит<text:s/>по‑французски;<text:s/>в Москве<text:s/>даже<text:s/>никогда<text:s/>не<text:s/>бывала –<text:s/>и,<text:s/>несмотря<text:s/>на<text:s/>все<text:s/>эти<text:s/>недостатки,<text:s/>так<text:s/>просто<text:s/>и<text:s/>хорошо<text:s/>себя<text:s/>держит,<text:s/>так<text:s/>свободно<text:s/>чувствует<text:s/>и<text:s/>мыслит,<text:s/>так<text:s/>мало<text:s/>заражена<text:s/>обыкновенными<text:s/>недугами<text:s/>мелкопоместной<text:s/>барыни,<text:s/>что<text:s/>поистине<text:s/>невозможно<text:s/>ей<text:s/>не<text:s/>удивляться…<text:s/>И<text:s/>в<text:s/>самом<text:s/>деле:<text:s/>женщина<text:s/>круглый<text:s/>год<text:s/>живет<text:s/>в<text:s/>деревне,<text:s/>в<text:s/>глуши –<text:s/>и<text:s/>не<text:s/>сплетничает,<text:s/>не<text:s/>пищит,<text:s/>не<text:s/>приседает,<text:s/>не<text:s/>волнуется,<text:s/>не<text:s/>давится,<text:s/>не<text:s/>дрожит<text:s/>от<text:s/>любопытства…<text:s/>чудеса!<text:s/>Ходит<text:s/>она<text:s/>обыкновенно<text:s/>в<text:s/>сером<text:s/>тафтяном<text:s/>платье<text:s/>и<text:s/>белом<text:s/>чепце<text:s/>с<text:s/>висячими<text:s/>лиловыми<text:s/>лентами;<text:s/>любит<text:s/>покушать,<text:s/>но<text:s/>без<text:s/>излишества;<text:s/>варенье,<text:s/>сушенье<text:s/>и<text:s/>соленье<text:s/>предоставляет<text:s/>ключнице.<text:s/>Чем<text:s/>же<text:s/>она<text:s/>занимается<text:s/>целый<text:s/>день? –<text:s/>спросите<text:s/>вы…<text:s/>Читает? –<text:s/>Нет,<text:s/>не<text:s/>читает;<text:s/>да<text:s/>и<text:s/>правду<text:s/>сказать,<text:s/>книги<text:s/>не<text:s/>для<text:s/>нее<text:s/>печатаются…<text:s/>Если<text:s/>нет<text:s/>у<text:s/>ней<text:s/>гостя,<text:s/>сидит<text:s/>себе<text:s/>моя<text:s/>Татьяна<text:s/>Борисовна<text:s/>под<text:s/>окном<text:s/>и<text:s/>чулок<text:s/>вяжет –<text:s/>зимой;<text:s/>летом<text:s/>в<text:s/>сад<text:s/>ходит,<text:s/>цветы<text:s/>сажает<text:s/>и<text:s/>поливает,<text:s/>с<text:s/>котятами<text:s/>играет<text:s/>по<text:s/>целым<text:s/>часам,<text:s/>голубей<text:s/>кормит…<text:s/>Хозяйством<text:s/>она<text:s/>мало<text:s/>занимается.<text:s/>Но<text:s/>если<text:s/>заедет<text:s/>к<text:s/>ней<text:s/>гость,<text:s/>молодой<text:s/>какой‑нибудь<text:s/>сосед,<text:s/>которого<text:s/>она<text:s/>жалует, –<text:s/>Татьяна<text:s/>Борисовна<text:s/>вся<text:s/>оживится;<text:s/>усадит<text:s/>его,<text:s/>напоит<text:s/>чаем,<text:s/>слушает<text:s/>его<text:s/>рассказы,<text:s/>смеется,<text:s/>изредка<text:s/>его<text:s/>по<text:s/>щеке<text:s/>потреплет,<text:s/>но<text:s/>сама<text:s/>говорит<text:s/>мало;<text:s/>в беде,<text:s/>в<text:s/>горе<text:s/>утешит,<text:s/>добрый<text:s/>совет<text:s/>подаст.<text:s/>Сколько<text:s/>людей<text:s/>поверили<text:s/>ей<text:s/>свои<text:s/>домашние,<text:s/>задушевные<text:s/>тайны,<text:s/>плакали<text:s/>у<text:s/>ней<text:s/>на<text:s/>руках!<text:s/>Бывало,<text:s/>сядет<text:s/>она<text:s/>против<text:s/>гостя,<text:s/>обопрется<text:s/>тихонько<text:s/>на<text:s/>локоть<text:s/>и<text:s/>с<text:s/>таким<text:s/>участием<text:s/>смотрит<text:s/>ему<text:s/>в<text:s/>глаза,<text:s/>так<text:s/>дружелюбно<text:s/>улыбается,<text:s/>что<text:s/>гостю<text:s/>невольно<text:s/>в<text:s/>голову<text:s/>придет<text:s/>мысль:<text:s/>«Какая<text:s/>же<text:s/>ты<text:s/>славная<text:s/>женщина,<text:s/>Татьяна<text:s/>Борисовна!<text:s/>Дай‑ка<text:s/>я<text:s/>тебе<text:s/>расскажу,<text:s/>что<text:s/>у<text:s/>меня<text:s/>на<text:s/>сердце».<text:s/>В<text:s/>ее<text:s/>небольших,<text:s/>уютных<text:s/>комнатках<text:s/>хорошо,<text:s/>тепло<text:s/>человеку;<text:s/>у ней<text:s/>всегда<text:s/>в<text:s/>доме<text:s/>прекрасная<text:s/>погода,<text:s/>если<text:s/>можно<text:s/>так<text:s/>выразиться.<text:s/>Удивительная<text:s/>женщина<text:s/>Татьяна<text:s/>Борисовна,<text:s/>а<text:s/>никто<text:s/>ей<text:s/>не<text:s/>удивляется:<text:s/>ее<text:s/>здравый<text:s/>смысл,<text:s/>твердость<text:s/>и<text:s/>свобода,<text:s/>горячее<text:s/>участие<text:s/>в<text:s/>чужих<text:s/>бедах<text:s/>и<text:s/>радостях,<text:s/>словом,<text:s/>все<text:s/>ее<text:s/>достоинства<text:s/>точно<text:s/>родились<text:s/>с<text:s/>ней,<text:s/>никаких<text:s/>трудов<text:s/>и<text:s/>хлопот<text:s/>ей<text:s/>не<text:s/>стоили…<text:s/>Ее<text:s/>иначе<text:s/>и<text:s/>вообразить<text:s/>невозможно;<text:s/>стало<text:s/>быть,<text:s/>и<text:s/>не<text:s/>за<text:s/>что<text:s/>ее<text:s/>благодарить.<text:s/>Особенно<text:s/>любит<text:s/>она<text:s/>глядеть<text:s/>на<text:s/>игры<text:s/>и<text:s/>шалости<text:s/>молодежи;<text:s/>сложит<text:s/>руки<text:s/>под<text:s/>грудью,<text:s/>закинет<text:s/>голову,<text:s/>прищурит<text:s/>глаза<text:s/>и<text:s/>сидит,<text:s/>улыбаясь,<text:s/>да<text:s/>вдруг<text:s/>вздохнет<text:s/>и<text:s/>скажет:<text:s/>«Ах<text:s/>вы,<text:s/>детки<text:s/>мои,<text:s/>детки!..»<text:s/>Так,<text:s/>бывало,<text:s/>и<text:s/>хочется<text:s/>подойти<text:s/>к<text:s/>ней,<text:s/>взять<text:s/>ее<text:s/>за<text:s/>руку<text:s/>и<text:s/>сказать:<text:s/>«Послушайте,<text:s/>Татьяна<text:s/>Борисовна,<text:s/>вы<text:s/>себе<text:s/>цены<text:s/>не<text:s/>знаете,<text:s/>ведь<text:s/>вы,<text:s/>при<text:s/>всей<text:s/>вашей<text:s/>простоте<text:s/>и<text:s/>неучености, –<text:s/>необыкновенное<text:s/>существо!»<text:s/>Одно<text:s/>имя<text:s/>ее<text:s/>звучит<text:s/>чем‑то<text:s/>знакомым,<text:s/>приветным,<text:s/>охотно<text:s/>произносится,<text:s/>возбуждает<text:s/>дружелюбную<text:s/>улыбку.<text:s/>Сколько<text:s/>раз<text:s/>мне,<text:s/>например,<text:s/>случалось<text:s/>спросить<text:s/>у<text:s/>встречного<text:s/>мужика:<text:s/>как,<text:s/>братец,<text:s/>проехать,<text:s/>положим,<text:s/>в<text:s/>Грачовку?<text:s/>«А<text:s/>вы,<text:s/>батюшка,<text:s/>ступайте<text:s/>сперва<text:s/>на<text:s/>Вязовое,<text:s/>а<text:s/>оттоле<text:s/>на<text:s/>Татьяну<text:s/>Борисовну,<text:s/>а<text:s/>от<text:s/>Татьяны<text:s/>Борисовны<text:s/>всяк<text:s/>вам<text:s/>укажет».<text:s/>И<text:s/>при<text:s/>имени<text:s/>Татьяны<text:s/>Борисовны<text:s/>мужик<text:s/>как‑то<text:s/>особенно<text:s/>головой<text:s/>тряхнет.<text:s/>Прислугу<text:s/>она<text:s/>держит<text:s/>небольшую,<text:s/>по<text:s/>состоянью.<text:s/>Домом,<text:s/>прачечной,<text:s/>кладовой<text:s/>и<text:s/>кухней<text:s/>заведывает<text:s/>у<text:s/>нее<text:s/>ключница<text:s/>Агафья,<text:s/>бывшая<text:s/>ее<text:s/>няня,<text:s/>добрейшее,<text:s/>слезливое<text:s/>и<text:s/>беззубое<text:s/>существо;<text:s/>две<text:s/>здоровые<text:s/>девки,<text:s/>с<text:s/>крепкими<text:s/>сизыми<text:s/>щеками,<text:s/>вроде<text:s/>антоновских<text:s/>яблок,<text:s/>состоят<text:s/>под<text:s/>ее<text:s/>начальством.<text:s/>Должность<text:s/>камердинера,<text:s/>дворецкого<text:s/>и<text:s/>буфетчика<text:s/>занимает<text:s/>семидесятилетний<text:s/>слуга<text:s/>Поликарп,<text:s/>чудак<text:s/>необыкновенный,<text:s/>человек<text:s/>начитанный,<text:s/>отставной<text:s/>скрипач<text:s/>и<text:s/>поклонник<text:s/>Виотти,<text:s/>личный<text:s/>враг<text:s/>Наполеона,<text:s/>или,<text:s/>как<text:s/>он<text:s/>говорит,<text:s/>Бонапартишки,<text:s/>и<text:s/>страстный<text:s/>охотник<text:s/>до<text:s/>соловьев.<text:s/>Он<text:s/>их<text:s/>всегда<text:s/>держит<text:s/>пять<text:s/>или<text:s/>шесть<text:s/>у<text:s/>себя<text:s/>в<text:s/>комнате;<text:s/>ранней<text:s/>весной<text:s/>по<text:s/>целым<text:s/>дням<text:s/>сидит<text:s/>возле<text:s/>клеток,<text:s/>выжидая<text:s/>первого<text:s/>«рокотанья»,<text:s/>и,<text:s/>дождавшись,<text:s/>закроет<text:s/>лицо<text:s/>руками<text:s/>и<text:s/>застонет:<text:s/>«Ох,<text:s/>жалко,<text:s/>жалко!» –<text:s/>и<text:s/>в<text:s/>три<text:s/>ручья<text:s/>зарыдает.<text:s/>К<text:s/>Поликарпу<text:s/>на<text:s/>подмогу<text:s/>приставлен<text:s/>его<text:s/>же<text:s/>внук,<text:s/>Вася,<text:s/>мальчик<text:s/>лет<text:s/>двенадцати,<text:s/>кудрявый<text:s/>и<text:s/>быстроглазый;<text:s/>Поликарп<text:s/>любит<text:s/>его<text:s/>без<text:s/>памяти<text:s/>и<text:s/>ворчит<text:s/>на<text:s/>него<text:s/>с<text:s/>утра<text:s/>до<text:s/>вечера.<text:s/>Он<text:s/>же<text:s/>занимается<text:s/>и<text:s/>его<text:s/>воспитанием.<text:s/>«Вася,<text:s/>говорит,<text:s/>скажи:<text:s/>Бонапартишка<text:s/>разбойник». –<text:s/>«А<text:s/>что<text:s/>дашь,<text:s/>тятя?» –<text:s/>«Что<text:s/>дам?..<text:s/>ничего<text:s/>я<text:s/>тебе<text:s/>не<text:s/>дам…<text:s/>Ведь<text:s/>ты<text:s/>кто?<text:s/>Русский<text:s/>ты?» –<text:s/>«Я<text:s/>амчанин,<text:s/>тятя:<text:s/>в Амченске<text:span text:style-name="Знаксноски"><text:note text:note-class="footnote" text:id="_ftn38"><text:note-citation>39</text:note-citation><text:note-body><text:p text:style-name="FootNote"><text:span text:style-name="T872"><text:s/></text:span><text:span text:style-name="T873">В</text:span><text:span text:style-name="T874"><text:s/></text:span><text:span text:style-name="T875">простонародье</text:span><text:span text:style-name="T876"><text:s/></text:span><text:span text:style-name="T877">горо</text:span><text:span text:style-name="T878">д</text:span><text:span text:style-name="T879"><text:s/></text:span><text:span text:style-name="T880">Мценск</text:span><text:span text:style-name="T881"><text:s/></text:span><text:span text:style-name="T882">называется</text:span><text:span text:style-name="T883"><text:s/></text:span><text:span text:style-name="T884">Амченском</text:span><text:span text:style-name="T885">,<text:s/></text:span><text:span text:style-name="T886">а</text:span><text:span text:style-name="T887"><text:s/></text:span><text:span text:style-name="T888">жители</text:span><text:span text:style-name="T889"><text:s/></text:span><text:span text:style-name="T890">амчанами</text:span><text:span text:style-name="T891">.<text:s/></text:span><text:span text:style-name="T892">Амчане</text:span><text:span text:style-name="T893"><text:s/></text:span><text:span text:style-name="T894">ребята</text:span><text:span text:style-name="T895"><text:s/></text:span><text:span text:style-name="T896">бойкие</text:span><text:span text:style-name="T897">;<text:s/></text:span><text:span text:style-name="T898">недаром</text:span><text:span text:style-name="T899"><text:s/></text:span><text:span text:style-name="T900">у</text:span><text:span text:style-name="T901"><text:s/></text:span><text:span text:style-name="T902">нас</text:span><text:span text:style-name="T903"><text:s/></text:span><text:span text:style-name="T904">недругу</text:span><text:span text:style-name="T905"><text:s/></text:span><text:span text:style-name="T906">сулят</text:span><text:span text:style-name="T907"><text:s/></text:span><text:span text:style-name="T908">«амчанина</text:span><text:span text:style-name="T909"><text:s/></text:span><text:span text:style-name="T910">на</text:span><text:span text:style-name="T911"><text:s/></text:span><text:span text:style-name="T912">двор»</text:span><text:span text:style-name="T913">.</text:span><text:span text:style-name="T914"> </text:span><text:span text:style-name="T915">–</text:span><text:span text:style-name="T916"><text:s/></text:span><text:span text:style-name="T917">П</text:span><text:span text:style-name="T918">римеч</text:span><text:span text:style-name="T919">.<text:s/></text:span><text:span text:style-name="T920">авт</text:span><text:span text:style-name="T921">.</text:span></text:p><text:p text:style-name="Сd1нedоeeсf1кeaаe0"/></text:note-body></text:note></text:span> родился». –<text:s/>«О,<text:s/>глупая<text:s/>голова!<text:s/>да<text:s/>Амченск‑то<text:s/>где?» –<text:s/>«А<text:s/>я<text:s/>почем<text:s/>знаю?» –<text:s/>«В<text:s/>России<text:s/>Амченск,<text:s/>глупый». –<text:s/>«Так<text:s/>что<text:s/>ж<text:s/>что<text:s/>в<text:s/>России?» –<text:s/>«Как<text:s/>что?<text:s/>Бонапартишку‑то<text:s/>его<text:s/>светлейшество<text:s/>покойный<text:s/>князь<text:s/>Михайло<text:s/>Илларионович<text:s/>Голенищев‑Кутузов<text:s/>Смоленский,<text:s/>с<text:s/>Божиею<text:s/>помощью,<text:s/>из<text:s/>российских<text:s/>пределов<text:s/>выгнать<text:s/>изволил.<text:s/>По<text:s/>эвтому<text:s/>случаю<text:s/>и<text:s/>песня<text:s/>сочинена:<text:s/>Бонапарту<text:s/>не<text:s/>до<text:s/>пляски,<text:s/>растерял<text:s/>свои<text:s/>подвязки…<text:s/>Понимаешь:<text:s/>отечество<text:s/>освободил<text:s/>твое». –<text:s/>«А<text:s/>мне<text:s/>что<text:s/>за<text:s/>дело?» –<text:s/>«Ах<text:s/>ты,<text:s/>глупый<text:s/>мальчик,<text:s/>глупый!<text:s/>Ведь<text:s/>если<text:s/>бы<text:s/>светлейший<text:s/>князь<text:s/>Михайло<text:s/>Илларионович<text:s/>не<text:s/>выгнал<text:s/>Бонапартишки,<text:s/>ведь<text:s/>тебя<text:s/>бы<text:s/>теперь<text:s/>какой‑нибудь<text:s/>мусье<text:s/>палкой<text:s/>по<text:s/>маковке<text:s/>колотил.<text:s/>Подошел<text:s/>бы,<text:s/>этак,<text:s/>к<text:s/>тебе,<text:s/>сказал<text:s/>бы:<text:s/>коман<text:s/>ву<text:s/>порте<text:s/>ву?<text:span text:style-name="Знаксноски"><text:note text:note-class="footnote" text:id="_ftn39"><text:note-citation>40</text:note-citation><text:note-body><text:p text:style-name="FootNote"><text:span text:style-name="T922"><text:s/></text:span><text:span text:style-name="T923">Как</text:span><text:span text:style-name="T924"><text:s/></text:span><text:span text:style-name="T925">вы</text:span><text:span text:style-name="T926"><text:s/></text:span><text:span text:style-name="T927">поживаете</text:span><text:span text:style-name="T928">? (</text:span><text:span text:style-name="T929">фр</text:span><text:span text:style-name="T930">.)</text:span></text:p><text:p text:style-name="Сd1нedоeeсf1кeaаe0"/></text:note-body></text:note></text:span> –<text:s/>да<text:s/>и<text:s/>стук,<text:s/>стук». –<text:s/>«А<text:s/>я<text:s/>бы<text:s/>его<text:s/>в<text:s/>пузо<text:s/>кулаком». –<text:s/>«А<text:s/>он<text:s/>бы<text:s/>тебе:<text:s/>бонжур,<text:s/>бонжур,<text:s/>вене<text:s/>иси<text:span text:style-name="Знаксноски"><text:note text:note-class="footnote" text:id="_ftn40"><text:note-citation>41</text:note-citation><text:note-body><text:p text:style-name="FootNote"><text:span text:style-name="T931"><text:s/></text:span><text:span text:style-name="T932">Здравствуйте</text:span><text:span text:style-name="T933">,<text:s/></text:span><text:span text:style-name="T934">здравствуйте</text:span><text:span text:style-name="T935">,<text:s/></text:span><text:span text:style-name="T936">идите</text:span><text:span text:style-name="T937"><text:s/></text:span><text:span text:style-name="T938">сюда</text:span><text:span text:style-name="T939"><text:s/>(</text:span><text:span text:style-name="T940">фр</text:span><text:span text:style-name="T941">.).</text:span></text:p><text:p text:style-name="Сd1нedоeeсf1кeaаe0"/></text:note-body></text:note></text:span>, –<text:s/>да<text:s/>за<text:s/>хохол,<text:s/>за<text:s/>хохол». –<text:s/>«А<text:s/>я<text:s/>бы<text:s/>его<text:s/>по<text:s/>ногам,<text:s/>по<text:s/>ногам,<text:s/>по<text:s/>цибулястым‑то». –<text:s/>«Оно<text:s/>точно,<text:s/>ноги<text:s/>у<text:s/>них<text:s/>цибулястые…<text:s/>Ну,<text:s/>а<text:s/>как<text:s/>он<text:s/>бы<text:s/>руки<text:s/>тебе<text:s/>стал<text:s/>вязать?» –<text:s/>«А<text:s/>я<text:s/>бы<text:s/>не<text:s/>дался;<text:s/>Михея‑кучера<text:s/>на<text:s/>помощь<text:s/>бы<text:s/>позвал». –<text:s/>«А<text:s/>что,<text:s/>Вася,<text:s/>ведь<text:s/>французу<text:s/>с<text:s/>Михеем<text:s/>не<text:s/>сладить?» –<text:s/>«Где<text:s/>сладить?<text:s/>Михей‑то<text:s/>во<text:s/>как<text:s/>здоров!» –<text:s/>«Ну,<text:s/>и<text:s/>что<text:s/>ж<text:s/>бы<text:s/>вы<text:s/>его?» –<text:s/>«Мы<text:s/>бы<text:s/>его<text:s/>по<text:s/>спине,<text:s/>да<text:s/>по<text:s/>спине». –<text:s/>«А<text:s/>он<text:s/>бы<text:s/>пардон<text:s/>закричал:<text:s/>пардон,<text:s/>пардон,<text:s/>севуплей!» –<text:s/>«А<text:s/>мы<text:s/>бы<text:s/>ему:<text:s/>нет<text:s/>тебе<text:s/>севуплея,<text:s/>француз<text:s/>ты<text:s/>этакой!..» –<text:s/>«Молодец,<text:s/>Вася!..<text:s/>Ну,<text:s/>так<text:s/>кричи<text:s/>же;<text:s/>„Разбойник<text:s/>Бонапартишка!“ –<text:s/>„А<text:s/>ты<text:s/>мне<text:s/>сахару<text:s/>дай!“ –<text:s/>„Экой!..“</text:p>
      <text:p text:style-name="Обычный">С<text:s/>помещицами<text:s/>Татьяна<text:s/>Борисовна<text:s/>мало<text:s/>водится;<text:s/>они<text:s/>неохотно<text:s/>к<text:s/>ней<text:s/>ездят,<text:s/>и<text:s/>она<text:s/>не<text:s/>умеет<text:s/>их<text:s/>занимать,<text:s/>засыпает<text:s/>под<text:s/>шумок<text:s/>их<text:s/>речей,<text:s/>вздрагивает,<text:s/>силится<text:s/>раскрыть<text:s/>глаза<text:s/>и<text:s/>снова<text:s/>засыпает.<text:s/>Татьяна<text:s/>Борисовна<text:s/>вообще<text:s/>не<text:s/>любит<text:s/>женщин.<text:s/>У<text:s/>одного<text:s/>из<text:s/>ее<text:s/>приятелей,<text:s/>хорошего<text:s/>и<text:s/>смирного<text:s/>молодого<text:s/>человека,<text:s/>была<text:s/>сестра,<text:s/>старая<text:s/>девица<text:s/>лет<text:s/>тридцати<text:s/>восьми<text:s/>с<text:s/>половиной,<text:s/>существо<text:s/>добрейшее,<text:s/>но<text:s/>исковерканное,<text:s/>натянутое<text:s/>и<text:s/>восторженное.<text:s/>Брат<text:s/>ей<text:s/>часто<text:s/>рассказывал<text:s/>о<text:s/>своей<text:s/>соседке.<text:s/>В<text:s/>одно<text:s/>прекрасное<text:s/>утро<text:s/>моя<text:s/>старая<text:s/>девица,<text:s/>не<text:s/>говоря<text:s/>худого<text:s/>слова,<text:s/>велела<text:s/>оседлать<text:s/>себе<text:s/>лошадь<text:s/>и<text:s/>отправилась<text:s/>к<text:s/>Татьяне<text:s/>Борисовне.<text:s/>В<text:s/>длинном<text:s/>своем<text:s/>платье,<text:s/>со<text:s/>шляпой<text:s/>на<text:s/>голове,<text:s/>зеленым<text:s/>вуалем<text:s/>и<text:s/>распущенными<text:s/>кудрями,<text:s/>вошла<text:s/>она<text:s/>в<text:s/>переднюю<text:s/>и,<text:s/>минуя<text:s/>оторопелого<text:s/>Васю,<text:s/>принявшего<text:s/>ее<text:s/>за<text:s/>русалку,<text:s/>вбежала<text:s/>в<text:s/>гостиную.<text:s/>Татьяна<text:s/>Борисовна<text:s/>испугалась,<text:s/>хотела<text:s/>было<text:s/>приподняться,<text:s/>да<text:s/>ноги<text:s/>подкосились.<text:s/>«Татьяна<text:s/>Борисовна, –<text:s/>заговорила<text:s/>умоляющим<text:s/>голосом<text:s/>гостья, –<text:s/>извините<text:s/>мою<text:s/>смелость;<text:s/>я сестра<text:s/>вашего<text:s/>приятеля,<text:s/>Алексея<text:s/>Николаевича<text:s/>К***,<text:s/>и<text:s/>столько<text:s/>наслышалась<text:s/>от<text:s/>него<text:s/>об<text:s/>вас,<text:s/>что<text:s/>решилась<text:s/>познакомиться<text:s/>с<text:s/>вами». –<text:s/>«Много<text:s/>чести», –<text:s/>пробормотала<text:s/>изумленная<text:s/>хозяйка.<text:s/>Гостья<text:s/>сбросила<text:s/>с<text:s/>себя<text:s/>шляпу,<text:s/>тряхнула<text:s/>кудрями,<text:s/>уселась<text:s/>подле<text:s/>Татьяны<text:s/>Борисовны,<text:s/>взяла<text:s/>ее<text:s/>за<text:s/>руку…<text:s/>«Итак,<text:s/>вот<text:s/>она, –<text:s/>начала<text:s/>она<text:s/>голосом<text:s/>задумчивым<text:s/>и<text:s/>тронутым, –<text:s/>вот<text:s/>это<text:s/>доброе,<text:s/>ясное,<text:s/>благородное,<text:s/>святое<text:s/>существо!<text:s/>Вот<text:s/>она,<text:s/>эта<text:s/>простая<text:s/>и<text:s/>вместе<text:s/>с<text:s/>тем<text:s/>глубокая<text:s/>женщина!<text:s/>Как<text:s/>я<text:s/>рада,<text:s/>как<text:s/>я<text:s/>рада!<text:s/>Как<text:s/>мы<text:s/>будем<text:s/>любить<text:s/>друг<text:s/>друга!<text:s/>Я<text:s/>отдохну<text:s/>наконец…<text:s/>Я<text:s/>ее<text:s/>себе<text:s/>именно<text:s/>такою<text:s/>воображала», –<text:s/>прибавила<text:s/>она<text:s/>шепотом,<text:s/>упираясь<text:s/>глазами<text:s/>в<text:s/>глаза<text:s/>Татьяны<text:s/>Борисовны.<text:s/>«Не<text:s/>правда<text:s/>ли,<text:s/>вы<text:s/>не<text:s/>сердитесь<text:s/>на<text:s/>меня,<text:s/>добрая<text:s/>моя,<text:s/>хорошая<text:s/>моя?» –<text:s/>«Помилуйте,<text:s/>я<text:s/>очень<text:s/>рада…<text:s/>Не<text:s/>хотите<text:s/>ли<text:s/>вы<text:s/>чаю? –<text:s/>Гостья<text:s/>снисходительно<text:s/>улыбнулась:<text:s/>„Wie wahr, wie unreflektiert“<text:span text:style-name="Знаксноски"><text:note text:note-class="footnote" text:id="_ftn41"><text:note-citation>42</text:note-citation><text:note-body><text:p text:style-name="FootNote"><text:span text:style-name="T942"><text:s/></text:span><text:span text:style-name="T943">Как</text:span><text:span text:style-name="T944"><text:s/></text:span><text:span text:style-name="T945">правдива</text:span><text:span text:style-name="T946">,<text:s/></text:span><text:span text:style-name="T947">как</text:span><text:span text:style-name="T948"><text:s/></text:span><text:span text:style-name="T949">непосредствен</text:span><text:span text:style-name="T950">на</text:span><text:span text:style-name="T951"><text:s/></text:span><text:span text:style-name="T952">(</text:span><text:span text:style-name="T953">нем</text:span><text:span text:style-name="T954">.).</text:span></text:p><text:p text:style-name="Сd1нedоeeсf1кeaаe0"/></text:note-body></text:note></text:span>, –<text:s/>прошептала<text:s/>она<text:s/>словно<text:s/>про<text:s/>себя. –<text:s/>«Позвольте<text:s/>обнять<text:s/>вас,<text:s/>моя<text:s/>милая!»</text:p>
      <text:p text:style-name="Обычный">Старая<text:s/>девица<text:s/>высидела<text:s/>у<text:s/>Татьяны<text:s/>Борисовны<text:s/>три<text:s/>часа,<text:s/>не<text:s/>умолкая<text:s/>ни<text:s/>на<text:s/>мгновенье.<text:s/>Она<text:s/>старалась<text:s/>растолковать<text:s/>новой<text:s/>своей<text:s/>знакомой<text:s/>собственное<text:s/>ее<text:s/>значенье.<text:s/>Тотчас<text:s/>после<text:s/>ухода<text:s/>нежданной<text:s/>гостьи<text:s/>бедная<text:s/>помещица<text:s/>отправилась<text:s/>в<text:s/>баню,<text:s/>напилась<text:s/>липового<text:s/>чаю<text:s/>и<text:s/>легла<text:s/>в<text:s/>постель.<text:s/>Но<text:s/>на<text:s/>другой<text:s/>же<text:s/>день<text:s/>старая<text:s/>девица<text:s/>вернулась,<text:s/>просидела<text:s/>четыре<text:s/>часа<text:s/>и<text:s/>удалилась<text:s/>с<text:s/>обещаньем<text:s/>посещать<text:s/>Татьяну<text:s/>Борисовну<text:s/>ежедневно.<text:s/>Она,<text:s/>изволите<text:s/>видеть,<text:s/>вздумала<text:s/>окончательно<text:s/>развить,<text:s/>довоспитать<text:s/>такую,<text:s/>как<text:s/>она<text:s/>выражалась,<text:s/>богатую<text:s/>природу<text:s/>и,<text:s/>вероятно,<text:s/>уходила<text:s/>бы<text:s/>ее,<text:s/>наконец,<text:s/>совершенно,<text:s/>если<text:s/>бы,<text:s/>во‑первых,<text:s/>недели<text:s/>через<text:s/>две<text:s/>не<text:s/>разочаровалась<text:s/>«вполне»<text:s/>насчет<text:s/>приятельницы<text:s/>своего<text:s/>брата,<text:s/>а<text:s/>во‑вторых,<text:s/>если<text:s/>бы<text:s/>не<text:s/>влюбилась<text:s/>в<text:s/>молодого<text:s/>проезжего<text:s/>студента,<text:s/>с<text:s/>которым<text:s/>тотчас<text:s/>же<text:s/>вступила<text:s/>в<text:s/>деятельную<text:s/>и<text:s/>жаркую<text:s/>переписку;<text:s/>в посланиях<text:s/>своих<text:s/>она,<text:s/>как<text:s/>водится,<text:s/>благословляла<text:s/>его<text:s/>на<text:s/>святую<text:s/>и<text:s/>прекрасную<text:s/>жизнь,<text:s/>приносила<text:s/>«всю<text:s/>себя»<text:s/>в жертву,<text:s/>требовала<text:s/>одного<text:s/>имени<text:s/>сестры,<text:s/>вдавалась<text:s/>в<text:s/>описания<text:s/>природы,<text:s/>упоминала<text:s/>о<text:s/>Гете,<text:s/>Шиллере,<text:s/>Беттине<text:s/>и<text:s/>немецкой<text:s/>философии –<text:s/>и<text:s/>довела<text:s/>наконец<text:s/>бедного<text:s/>юношу<text:s/>до<text:s/>мрачного<text:s/>отчаяния.<text:s/>Но<text:s/>молодость<text:s/>взяла<text:s/>свое:<text:s/>в одно<text:s/>прекрасное<text:s/>утро<text:s/>проснулся<text:s/>он<text:s/>с<text:s/>такой<text:s/>остервенелой<text:s/>ненавистью<text:s/>к<text:s/>своей<text:s/>«сестре<text:s/>и<text:s/>лучшему<text:s/>другу»,<text:s/>что<text:s/>едва,<text:s/>сгоряча,<text:s/>не<text:s/>прибил<text:s/>своего<text:s/>камердинера<text:s/>и<text:s/>долгое<text:s/>время<text:s/>чуть<text:s/>не<text:s/>кусался<text:s/>при<text:s/>малейшем<text:s/>намеке<text:s/>на<text:s/>возвышенную<text:s/>и<text:s/>бескорыстную<text:s/>любовь…<text:s/>Но<text:s/>с<text:s/>тех<text:s/>пор<text:s/>Татьяна<text:s/>Борисовна<text:s/>стала<text:s/>еще<text:s/>более<text:s/>прежнего<text:s/>избегать<text:s/>сближения<text:s/>с<text:s/>своими<text:s/>соседками.</text:p>
      <text:p text:style-name="Обычный">Увы!<text:s/>ничто<text:s/>не<text:s/>прочно<text:s/>на<text:s/>земле.<text:s/>Все,<text:s/>что<text:s/>я<text:s/>вам<text:s/>рассказал<text:s/>о<text:s/>житье‑бытье<text:s/>моей<text:s/>доброй<text:s/>помещицы, –<text:s/>дело<text:s/>прошедшее;<text:s/>тишина,<text:s/>господствовавшая<text:s/>в<text:s/>ее<text:s/>доме,<text:s/>нарушена<text:s/>навеки.<text:s/>У<text:s/>ней<text:s/>теперь,<text:s/>вот<text:s/>уже<text:s/>более<text:s/>года,<text:s/>живет<text:s/>племянник,<text:s/>художник<text:s/>из<text:s/>Петербурга.<text:s/>Вот<text:s/>как<text:s/>это<text:s/>случилось.</text:p>
      <text:p text:style-name="Обычный">Лет<text:s/>восемь<text:s/>тому<text:s/>назад<text:s/>проживал<text:s/>у<text:s/>Татьяны<text:s/>Борисовны<text:s/>мальчик<text:s/>лет<text:s/>двенадцати,<text:s/>круглый<text:s/>сирота,<text:s/>сын<text:s/>ее<text:s/>покойного<text:s/>брата,<text:s/>Андрюша.<text:s/>У<text:s/>Андрюши<text:s/>были<text:s/>большие<text:s/>светлые,<text:s/>влажные<text:s/>глаза,<text:s/>маленький<text:s/>ротик,<text:s/>правильный<text:s/>нос<text:s/>и<text:s/>прекрасный<text:s/>возвышенный<text:s/>лоб.<text:s/>Он<text:s/>говорил<text:s/>тихим<text:s/>и<text:s/>сладким<text:s/>голосом,<text:s/>держал<text:s/>себя<text:s/>опрятно<text:s/>и<text:s/>чинно,<text:s/>ласкался<text:s/>и<text:s/>прислуживался<text:s/>к<text:s/>гостям,<text:s/>с<text:s/>сиротливой<text:s/>чувствительностию<text:s/>целовал<text:s/>ручку<text:s/>у<text:s/>тетушки.<text:s/>Бывало,<text:s/>не<text:s/>успеете<text:s/>вы<text:s/>показаться –<text:s/>глядь,<text:s/>уж<text:s/>он<text:s/>несет<text:s/>вам<text:s/>кресла.<text:s/>Шалостей<text:s/>за<text:s/>ним<text:s/>не<text:s/>водилось<text:s/>никаких:<text:s/>не<text:s/>стукнет,<text:s/>бывало;<text:s/>сидит<text:s/>себе<text:s/>в<text:s/>уголку<text:s/>за<text:s/>книжечкой,<text:s/>и<text:s/>так<text:s/>скромно<text:s/>и<text:s/>смирно,<text:s/>даже<text:s/>к<text:s/>спинке<text:s/>стула<text:s/>не<text:s/>прислоняется.<text:s/>Гость<text:s/>войдет –<text:s/>мой<text:s/>Андрюша<text:s/>приподнимется,<text:s/>прилично<text:s/>улыбнется<text:s/>и<text:s/>покраснеет;<text:s/>гость<text:s/>выйдет –<text:s/>он<text:s/>сядет<text:s/>опять,<text:s/>достанет<text:s/>из<text:s/>кармашика<text:s/>щеточку<text:s/>с<text:s/>зеркальцем<text:s/>и<text:s/>волосики<text:s/>себе<text:s/>причешет.<text:s/>С<text:s/>самых<text:s/>ранних<text:s/>лет<text:s/>почувствовал<text:s/>он<text:s/>охоту<text:s/>к<text:s/>рисованью.<text:s/>Попадался<text:s/>ли<text:s/>ему<text:s/>клочок<text:s/>бумаги,<text:s/>он<text:s/>тотчас<text:s/>выпрашивал<text:s/>у<text:s/>Агафьи‑ключницы<text:s/>ножницы,<text:s/>тщательно<text:s/>выкраивал<text:s/>из<text:s/>бумажки<text:s/>правильный<text:s/>четвероугольник,<text:s/>проводил<text:s/>кругом<text:s/>каемочку<text:s/>и<text:s/>принимался<text:s/>за<text:s/>работу:<text:s/>нарисует<text:s/>глаз<text:s/>с<text:s/>огромным<text:s/>зрачком,<text:s/>или<text:s/>греческий<text:s/>нос,<text:s/>или<text:s/>дом<text:s/>с<text:s/>трубой<text:s/>и<text:s/>дымом<text:s/>в<text:s/>виде<text:s/>винта,<text:s/>собаку<text:s/>«en face»,<text:s/>похожую<text:s/>на<text:s/>скамью,<text:s/>деревцо<text:s/>с<text:s/>двумя<text:s/>голубками<text:s/>и<text:s/>подпишет:<text:s/>«рисовал<text:s/>Андрей<text:s/>Беловзоров,<text:s/>такого‑то<text:s/>числа,<text:s/>такого‑то<text:s/>года,<text:s/>село<text:s/>Малые<text:s/>Брыки».<text:s/>С<text:s/>особенным<text:s/>усердием<text:s/>трудился<text:s/>он<text:s/>недели<text:s/>за<text:s/>две<text:s/>до<text:s/>именин<text:s/>Татьяны<text:s/>Борисовны:<text:s/>являлся<text:s/>первый<text:s/>с<text:s/>поздравлением<text:s/>и<text:s/>подносил<text:s/>свиток,<text:s/>повязанный<text:s/>розовой<text:s/>ленточкой.<text:s/>Татьяна<text:s/>Борисовна<text:s/>целовала<text:s/>племянника<text:s/>в<text:s/>лоб<text:s/>и<text:s/>распутывала<text:s/>узелок:<text:s/>свиток<text:s/>раскрывался<text:s/>и<text:s/>представлял<text:s/>любопытному<text:s/>взору<text:s/>зрителя<text:s/>круглый,<text:s/>бойко<text:s/>оттушеванный<text:s/>храм<text:s/>с<text:s/>колоннами<text:s/>и<text:s/>алтарем<text:s/>посередине;<text:s/>на<text:s/>алтаре<text:s/>пылало<text:s/>сердце<text:s/>и<text:s/>лежал<text:s/>венок,<text:s/>а<text:s/>вверху,<text:s/>на<text:s/>извилистой<text:s/>бандероле,<text:s/>четкими<text:s/>буквами<text:s/>стояло:<text:s/>«Тетушке<text:s/>и<text:s/>благодетельнице<text:s/>Татьяне<text:s/>Борисовне<text:s/>Богдановой<text:s/>от<text:s/>почтительного<text:s/>и<text:s/>любящего<text:s/>племянника,<text:s/>в<text:s/>знак<text:s/>глубочайшей<text:s/>привязанности».<text:s/>Татьяна<text:s/>Борисовна<text:s/>снова<text:s/>его<text:s/>целовала<text:s/>и<text:s/>дарила<text:s/>ему<text:s/>целковый.<text:s/>Большой,<text:s/>однако,<text:s/>привязанности<text:s/>она<text:s/>к<text:s/>нему<text:s/>не<text:s/>чувствовала:<text:s/>подобострастие<text:s/>Андрюши<text:s/>ей<text:s/>не<text:s/>совсем<text:s/>нравилось.<text:s/>Между<text:s/>тем<text:s/>Андрюша<text:s/>подрастал;<text:s/>Татьяна<text:s/>Борисовна<text:s/>начинала<text:s/>беспокоиться<text:s/>о<text:s/>его<text:s/>будущности.<text:s/>Неожиданный<text:s/>случай<text:s/>вывел<text:s/>ее<text:s/>из<text:s/>затруднения…</text:p>
      <text:p text:style-name="Обычный">А<text:s/>именно:<text:s/>однажды,<text:s/>лет<text:s/>восемь<text:s/>тому<text:s/>назад,<text:s/>заехал<text:s/>к<text:s/>ней<text:s/>некто<text:s/>г.<text:s/>Беневоленский,<text:s/>Петр<text:s/>Михайлыч,<text:s/>коллежский<text:s/>советник<text:s/>и<text:s/>кавалер.<text:s/>Г‑н<text:s/>Беневоленский<text:s/>некогда<text:s/>состоял<text:s/>на<text:s/>службе<text:s/>в<text:s/>ближайшем<text:s/>уездном<text:s/>городе<text:s/>и<text:s/>прилежно<text:s/>посещал<text:s/>Татьяну<text:s/>Борисовну;<text:s/>потом<text:s/>переехал<text:s/>в<text:s/>Петербург,<text:s/>вступил<text:s/>в<text:s/>министерство,<text:s/>достиг<text:s/>довольно<text:s/>важного<text:s/>места<text:s/>и<text:s/>в<text:s/>одну<text:s/>из<text:s/>частых<text:s/>своих<text:s/>поездок<text:s/>по<text:s/>казенной<text:s/>надобности<text:s/>вспомнил<text:s/>о<text:s/>своей<text:s/>старинной<text:s/>знакомой<text:s/>и<text:s/>завернул<text:s/>к<text:s/>ней<text:s/>с<text:s/>намерением<text:s/>отдохнуть<text:s/>дня<text:s/>два<text:s/>от<text:s/>забот<text:s/>служебных<text:s/>«на<text:s/>лоне<text:s/>сельской<text:s/>тишины».<text:s/>Татьяна<text:s/>Борисовна<text:s/>приняла<text:s/>его<text:s/>с<text:s/>обыкновенным<text:s/>своим<text:s/>радушием,<text:s/>и<text:s/>г.<text:s/>Беневоленский…<text:s/>Но<text:s/>прежде<text:s/>чем<text:s/>мы<text:s/>приступим<text:s/>к<text:s/>продолжению<text:s/>рассказа,<text:s/>позвольте,<text:s/>любезный<text:s/>читатель,<text:s/>познакомить<text:s/>вас<text:s/>с<text:s/>этим<text:s/>новым<text:s/>лицом.</text:p>
      <text:p text:style-name="Обычный">Г‑н<text:s/>Беневоленский<text:s/>был<text:s/>человек<text:s/>толстоватый,<text:s/>среднего<text:s/>роста,<text:s/>мягкий<text:s/>на<text:s/>вид,<text:s/>с<text:s/>коротенькими<text:s/>ножками<text:s/>и<text:s/>пухленькими<text:s/>ручками;<text:s/>носил<text:s/>он<text:s/>просторный<text:s/>и<text:s/>чрезвычайно<text:s/>опрятный<text:s/>фрак,<text:s/>высокий<text:s/>и<text:s/>широкий<text:s/>галстух,<text:s/>белое,<text:s/>как<text:s/>снег,<text:s/>белье,<text:s/>золотую<text:s/>цепочку<text:s/>на<text:s/>шелковом<text:s/>жилете,<text:s/>перстень<text:s/>с<text:s/>камнем<text:s/>на<text:s/>указательном<text:s/>пальце<text:s/>и<text:s/>белокурый<text:s/>парик;<text:s/>говорил<text:s/>убедительно<text:s/>и<text:s/>кротко,<text:s/>выступал<text:s/>без<text:s/>шума,<text:s/>приятно<text:s/>улыбался,<text:s/>приятно<text:s/>поводил<text:s/>глазами,<text:s/>приятно<text:s/>погружал<text:s/>подбородок<text:s/>в<text:s/>галстух:<text:s/>вообще<text:s/>приятный<text:s/>был<text:s/>человек.<text:s/>Сердцем<text:s/>его<text:s/>тоже<text:s/>Господь<text:s/>наделил<text:s/>добрейшим:<text:s/>плакал<text:s/>он<text:s/>и<text:s/>восторгался<text:s/>легко;<text:s/>сверх<text:s/>того<text:s/>пылал<text:s/>бескорыстной<text:s/>страстью<text:s/>к<text:s/>искусству,<text:s/>и<text:s/>уж<text:s/>подлинно<text:s/>бескорыстной,<text:s/>потому<text:s/>что<text:s/>именно<text:s/>в<text:s/>искусстве<text:s/>г.<text:s/>Беневоленский,<text:s/>коли<text:s/>правду<text:s/>сказать,<text:s/>решительно<text:s/>ничего<text:s/>не<text:s/>смыслил.<text:s/>Даже<text:s/>удивительно,<text:s/>откуда,<text:s/>в<text:s/>силу<text:s/>каких<text:s/>таинственных<text:s/>и<text:s/>непонятных<text:s/>законов<text:s/>взялась<text:s/>у<text:s/>него<text:s/>эта<text:s/>страсть?<text:s/>Кажется,<text:s/>человек<text:s/>он<text:s/>был<text:s/>положительный,<text:s/>даже<text:s/>дюжинный…<text:s/>впрочем,<text:s/>у<text:s/>нас<text:s/>на<text:s/>Руси<text:s/>таких<text:s/>людей<text:s/>довольно<text:s/>много.</text:p>
      <text:p text:style-name="Обычный">Любовь<text:s/>к<text:s/>художеству<text:s/>и<text:s/>художникам<text:s/>придает<text:s/>этим<text:s/>людям<text:s/>приторность<text:s/>неизъяснимую;<text:s/>знаться<text:s/>с<text:s/>ними,<text:s/>с<text:s/>ними<text:s/>разговаривать –<text:s/>мучительно:<text:s/>настоящие<text:s/>дубины,<text:s/>вымазанные<text:s/>медом.<text:s/>Они,<text:s/>например,<text:s/>никогда<text:s/>не<text:s/>называют<text:s/>Рафаэля –<text:s/>Рафаэлем,<text:s/>Корреджио –<text:s/>Корреджием:<text:s/>«Божественный<text:s/>Санцио,<text:s/>неподражаемый<text:s/>де<text:s/>Аллегрис», –<text:s/>говорят<text:s/>они,<text:s/>и<text:s/>говорят<text:s/>непременно<text:s/>на<text:s/>о.<text:s/>Всякий<text:s/>доморощенный,<text:s/>самолюбивый,<text:s/>перехитренный<text:s/>и<text:s/>посредственный<text:s/>талант<text:s/>величают<text:s/>они<text:s/>гением,<text:s/>или,<text:s/>правильнее,<text:s/>«хэнием»;<text:s/>синее<text:s/>небо<text:s/>Италии,<text:s/>южный<text:s/>лимон,<text:s/>душистые<text:s/>пары<text:s/>берегов<text:s/>Бренты<text:s/>не<text:s/>сходят<text:s/>у<text:s/>них<text:s/>с<text:s/>языка.<text:s/>«Эх,<text:s/>Ваня,<text:s/>Ваня»,<text:s/>или:<text:s/>«Эх,<text:s/>Саша,<text:s/>Саша, –<text:s/>с<text:s/>чувством<text:s/>говорят<text:s/>они<text:s/>друг<text:s/>другу, –<text:s/>на<text:s/>юг<text:s/>бы<text:s/>нам,<text:s/>на<text:s/>юг…<text:s/>ведь<text:s/>мы<text:s/>с<text:s/>тобою<text:s/>греки<text:s/>душою,<text:s/>древние<text:s/>греки!»<text:s/>Наблюдать<text:s/>их<text:s/>можно<text:s/>на<text:s/>выставках,<text:s/>перед<text:s/>иными<text:s/>произведениями<text:s/>иных<text:s/>российских<text:s/>живописцев. (Должно<text:s/>заметить,<text:s/>что<text:s/>по<text:s/>большей<text:s/>части<text:s/>все<text:s/>эти<text:s/>господа<text:s/>патриоты<text:s/>страшные.)<text:s/>То<text:s/>отступят<text:s/>они<text:s/>шага<text:s/>на<text:s/>два<text:s/>и<text:s/>закинут<text:s/>голову,<text:s/>то<text:s/>снова<text:s/>придвинутся<text:s/>к<text:s/>картине;<text:s/>глазки<text:s/>их<text:s/>покрываются<text:s/>маслянистою<text:s/>влагой…<text:s/>«Фу<text:s/>ты,<text:s/>Боже<text:s/>мой, –<text:s/>говорят<text:s/>они,<text:s/>наконец,<text:s/>разбитым<text:s/>от<text:s/>волнения<text:s/>голосом, –<text:s/>души‑то,<text:s/>души‑то<text:s/>что!<text:s/>эка,<text:s/>сердца‑то,<text:s/>сердца!<text:s/>эка<text:s/>души‑то<text:s/>напустил!<text:s/>тьма<text:s/>души!..<text:s/>А<text:s/>задумано‑то<text:s/>как!<text:s/>мастерски<text:s/>задумано!»<text:s/>А<text:s/>что<text:s/>у<text:s/>них<text:s/>самих<text:s/>в<text:s/>гостиных<text:s/>за<text:s/>картины!<text:s/>Что<text:s/>за<text:s/>художники<text:s/>ходят<text:s/>к<text:s/>ним<text:s/>по<text:s/>вечерам,<text:s/>пьют<text:s/>у<text:s/>них<text:s/>чай,<text:s/>слушают<text:s/>их<text:s/>разговоры!<text:s/>Какие<text:s/>они<text:s/>им<text:s/>подносят<text:s/>перспективные<text:s/>виды<text:s/>собственных<text:s/>комнат<text:s/>с<text:s/>щеткой<text:s/>на<text:s/>правом<text:s/>плане,<text:s/>грядкой<text:s/>сору<text:s/>на<text:s/>вылощенном<text:s/>полу,<text:s/>желтым<text:s/>самоваром<text:s/>на<text:s/>столе<text:s/>возле<text:s/>окна<text:s/>и<text:s/>самим<text:s/>хозяином,<text:s/>в<text:s/>халате<text:s/>и<text:s/>ермолке,<text:s/>с<text:s/>ярким<text:s/>бликом<text:s/>света<text:s/>на<text:s/>щеке!<text:s/>Что<text:s/>за<text:s/>длинноволосые<text:s/>питомцы<text:s/>муз<text:s/>с<text:s/>лихорадочно‑презрительной<text:s/>улыбкой<text:s/>их<text:s/>посещают!<text:s/>Что<text:s/>за<text:s/>бледно‑зеленые<text:s/>барышни<text:s/>взвизгивают<text:s/>у<text:s/>них<text:s/>за<text:s/>фортепьянами!<text:s/>Ибо<text:s/>у<text:s/>нас<text:s/>уже<text:s/>так<text:s/>на<text:s/>Руси<text:s/>заведено:<text:s/>одному<text:s/>искусству<text:s/>человек<text:s/>предаваться<text:s/>не<text:s/>может, –<text:s/>подавай<text:s/>ему<text:s/>все.<text:s/>И<text:s/>потому<text:s/>нисколько<text:s/>не<text:s/>удивительно,<text:s/>что<text:s/>эти<text:s/>господа<text:s/>любители<text:s/>также<text:s/>оказывают<text:s/>сильное<text:s/>покровительство<text:s/>русской<text:s/>литературе,<text:s/>особенно<text:s/>драматической…<text:s/>«Джакобы<text:s/>Саназары»<text:s/>писаны<text:s/>для<text:s/>них:<text:s/>тысячи<text:s/>раз<text:s/>изображенная<text:s/>борьба<text:s/>непризнанного<text:s/>таланта<text:s/>с<text:s/>людьми,<text:s/>с<text:s/>целым<text:s/>миром<text:s/>потрясает<text:s/>их<text:s/>до<text:s/>дна<text:s/>души…</text:p>
      <text:p text:style-name="Обычный">На<text:s/>другой<text:s/>же<text:s/>день<text:s/>после<text:s/>приезда<text:s/>г.<text:s/>Беневоленского<text:s/>Татьяна<text:s/>Борисовна,<text:s/>за<text:s/>чаем,<text:s/>велела<text:s/>племяннику<text:s/>показать<text:s/>гостю<text:s/>свои<text:s/>рисунки.<text:s/>«А<text:s/>он<text:s/>у<text:s/>вас<text:s/>рисует?» –<text:s/>не<text:s/>без<text:s/>удивления<text:s/>произнес<text:s/>г. Беневоленский<text:s/>и<text:s/>с<text:s/>участием<text:s/>обратился<text:s/>к<text:s/>Андрюше.<text:s/>«Как<text:s/>же,<text:s/>рисует, –<text:s/>сказала<text:s/>Татьяна<text:s/>Борисовна. –<text:s/>Такой<text:s/>охотник!<text:s/>и ведь<text:s/>один,<text:s/>без<text:s/>учителя». –<text:s/>«Ах,<text:s/>покажите,<text:s/>покажите», –<text:s/>подхватил<text:s/>г.<text:s/>Беневоленский.<text:s/>Андрюша,<text:s/>краснея<text:s/>и<text:s/>улыбаясь,<text:s/>поднес<text:s/>гостю<text:s/>свою<text:s/>тетрадку.<text:s/>Г‑н<text:s/>Беневоленский<text:s/>начал,<text:s/>с<text:s/>видом<text:s/>знатока,<text:s/>ее<text:s/>перелистывать.<text:s/>«Хорошо,<text:s/>молодой<text:s/>человек, –<text:s/>промолвил<text:s/>он<text:s/>наконец, –<text:s/>хорошо,<text:s/>очень<text:s/>хорошо».<text:s/>И<text:s/>он<text:s/>погладил<text:s/>Андрюшу<text:s/>по<text:s/>головке.<text:s/>Андрюша<text:s/>на<text:s/>лету<text:s/>поцеловал<text:s/>его<text:s/>руку.<text:s/>«Скажите,<text:s/>какой<text:s/>талант!..<text:s/>Поздравляю<text:s/>вас,<text:s/>Татьяна<text:s/>Борисовна,<text:s/>поздравляю». –<text:s/>«Да<text:s/>что,<text:s/>Петр<text:s/>Михайлыч,<text:s/>здесь<text:s/>учителя<text:s/>не<text:s/>могу<text:s/>ему<text:s/>сыскать.<text:s/>Из<text:s/>города –<text:s/>дорог;<text:s/>у соседей<text:s/>у<text:s/>Артамоновых<text:s/>есть<text:s/>живописец<text:s/>и,<text:s/>говорят,<text:s/>отличный,<text:s/>да<text:s/>барыня<text:s/>ему<text:s/>запрещает<text:s/>чужим<text:s/>людям<text:s/>уроки<text:s/>давать.<text:s/>Говорит,<text:s/>вкус<text:s/>себе<text:s/>испортит». –<text:s/>«Гм, –<text:s/>произнес<text:s/>г.<text:s/>Беневоленский,<text:s/>задумался<text:s/>и<text:s/>поглядел<text:s/>исподлобья<text:s/>на<text:s/>Андрюшу. –<text:s/>Ну,<text:s/>мы<text:s/>об<text:s/>этом<text:s/>потолкуем», –<text:s/>прибавил<text:s/>он<text:s/>вдруг<text:s/>и<text:s/>потер<text:s/>себе<text:s/>руки.<text:s/>В<text:s/>тот<text:s/>же<text:s/>день<text:s/>он<text:s/>попросил<text:s/>у<text:s/>Татьяны<text:s/>Борисовны<text:s/>позволения<text:s/>поговорить<text:s/>с<text:s/>ней<text:s/>наедине.<text:s/>Они<text:s/>заперлись.<text:s/>Через<text:s/>полчаса<text:s/>кликнули<text:s/>Андрюшу.<text:s/>Андрюша<text:s/>вошел.<text:s/>Г‑н<text:s/>Беневоленский<text:s/>стоял<text:s/>у<text:s/>окна<text:s/>с<text:s/>легкой<text:s/>краской<text:s/>на<text:s/>лице<text:s/>и<text:s/>сияющими<text:s/>глазами.<text:s/>Татьяна<text:s/>Борисовна<text:s/>сидела<text:s/>в<text:s/>углу<text:s/>и<text:s/>утирала<text:s/>слезы.<text:s/>«Ну,<text:s/>Андрюша, –<text:s/>заговорила<text:s/>она<text:s/>наконец, –<text:s/>благодари<text:s/>Петра<text:s/>Михайлыча:<text:s/>он<text:s/>берет<text:s/>тебя<text:s/>на<text:s/>свое<text:s/>попечение,<text:s/>увозит<text:s/>тебя<text:s/>в<text:s/>Петербург».<text:s/>Андрюша<text:s/>так<text:s/>и<text:s/>замер<text:s/>на<text:s/>месте.<text:s/>«Вы<text:s/>мне<text:s/>скажите<text:s/>откровенно, –<text:s/>начал<text:s/>г.<text:s/>Беневоленский<text:s/>голосом,<text:s/>исполненным<text:s/>достоинства<text:s/>и<text:s/>снисходительности, –<text:s/>желаете<text:s/>ли<text:s/>вы<text:s/>быть<text:s/>художником,<text:s/>молодой<text:s/>человек,<text:s/>чувствуете<text:s/>ли<text:s/>вы<text:s/>священное<text:s/>призвание<text:s/>к<text:s/>искусству?» –<text:s/>«Я<text:s/>желаю<text:s/>быть<text:s/>художником,<text:s/>Петр<text:s/>Михайлыч», –<text:s/>трепетно<text:s/>подтвердил<text:s/>Андрюша.<text:s/>«В<text:s/>таком<text:s/>случае<text:s/>я<text:s/>очень<text:s/>рад.<text:s/>Вам,<text:s/>конечно, –<text:s/>продолжал<text:s/>г.<text:s/>Беневоленский, –<text:s/>тяжко<text:s/>будет<text:s/>расстаться<text:s/>с<text:s/>вашей<text:s/>почтенной<text:s/>тетушкой;<text:s/>вы<text:s/>должны<text:s/>чувствовать<text:s/>к<text:s/>ней<text:s/>живейшую<text:s/>благодарность». –<text:s/>«Я<text:s/>обожаю<text:s/>мою<text:s/>тетушку», –<text:s/>прервал<text:s/>его<text:s/>Андрюша<text:s/>и<text:s/>заморгал<text:s/>глазами.<text:s/>«Конечно,<text:s/>конечно,<text:s/>это<text:s/>весьма<text:s/>понятно<text:s/>и<text:s/>делает<text:s/>вам<text:s/>много<text:s/>чести;<text:s/>но<text:s/>зато,<text:s/>вообразите,<text:s/>какую<text:s/>радость<text:s/>со<text:s/>временем…<text:s/>ваши<text:s/>успехи…» –<text:s/>«Обними<text:s/>меня,<text:s/>Андрюша», –<text:s/>пробормотала<text:s/>добрая<text:s/>помещица.<text:s/>Андрюша<text:s/>бросился<text:s/>ей<text:s/>на<text:s/>шею.<text:s/>«Ну,<text:s/>а<text:s/>теперь<text:s/>поблагодари<text:s/>своего<text:s/>благодетеля…»<text:s/>Андрюша<text:s/>обнял<text:s/>живот<text:s/>г.<text:s/>Беневоленского,<text:s/>поднялся<text:s/>на<text:s/>цыпочки<text:s/>и<text:s/>достал‑таки<text:s/>его<text:s/>руку,<text:s/>которую<text:s/>благодетель,<text:s/>правда,<text:s/>принимал,<text:s/>но<text:s/>не<text:s/>слишком<text:s/>спешил<text:s/>принять…<text:s/>Надо<text:s/>ж<text:s/>потешить,<text:s/>удовлетворить<text:s/>ребенка,<text:s/>ну<text:s/>и<text:s/>себя<text:s/>можно<text:s/>побаловать.<text:s/>Дня<text:s/>через<text:s/>два</text:p>
      <text:p text:style-name="Обычный">г. Беневоленский<text:s/>уехал<text:s/>и<text:s/>увез<text:s/>своего<text:s/>нового<text:s/>питомца.</text:p>
      <text:p text:style-name="Обычный">В<text:s/>течение<text:s/>первых<text:s/>трех<text:s/>лет<text:s/>разлуки<text:s/>Андрюша<text:s/>писал<text:s/>довольно<text:s/>часто,<text:s/>прилагал<text:s/>иногда<text:s/>к<text:s/>письмам<text:s/>рисунки.<text:s/>Г‑н<text:s/>Беневоленский<text:s/>изредка<text:s/>прибавлял<text:s/>также<text:s/>несколько<text:s/>слов<text:s/>от<text:s/>себя,<text:s/>большей<text:s/>частью<text:s/>одобрительных;<text:s/>потом<text:s/>письма<text:s/>реже<text:s/>стали,<text:s/>реже,<text:s/>наконец<text:s/>совсем<text:s/>прекратились.<text:s/>Целый<text:s/>год<text:s/>безмолвствовал<text:s/>племянник;<text:s/>Татьяна<text:s/>Борисовна<text:s/>начинала<text:s/>уже<text:s/>беспокоиться,<text:s/>как<text:s/>вдруг<text:s/>получила<text:s/>записочку<text:s/>следующего<text:s/>содержания:</text:p>
      <text:p text:style-name="Обычный"/>
      <text:p text:style-name="Обычный"><text:span text:style-name="T955">«Любезная</text:span><text:span text:style-name="T956"><text:s/></text:span><text:span text:style-name="T957">тетушка</text:span><text:span text:style-name="T958">!</text:span></text:p>
      <text:p text:style-name="Обычный"><text:span text:style-name="T959">Четвертого</text:span><text:span text:style-name="T960"><text:s/></text:span><text:span text:style-name="T961">дня</text:span><text:span text:style-name="T962"><text:s/></text:span><text:span text:style-name="T963">Петра</text:span><text:span text:style-name="T964"><text:s/></text:span><text:span text:style-name="T965">Михайловича</text:span><text:span text:style-name="T966">,<text:s/></text:span><text:span text:style-name="T967">моего</text:span><text:span text:style-name="T968"><text:s/></text:span><text:span text:style-name="T969">покровителя</text:span><text:span text:style-name="T970">,<text:s/></text:span><text:span text:style-name="T971">не</text:span><text:span text:style-name="T972"><text:s/></text:span><text:span text:style-name="T973">стало</text:span><text:span text:style-name="T974">.<text:s/></text:span><text:span text:style-name="T975">Жестокий</text:span><text:span text:style-name="T976"><text:s/></text:span><text:span text:style-name="T977">удар</text:span><text:span text:style-name="T978"><text:s/></text:span><text:span text:style-name="T979">паралича</text:span><text:span text:style-name="T980"><text:s/></text:span><text:span text:style-name="T981">лишил</text:span><text:span text:style-name="T982"><text:s/></text:span><text:span text:style-name="T983">меня</text:span><text:span text:style-name="T984"><text:s/></text:span><text:span text:style-name="T985">сей</text:span><text:span text:style-name="T986"><text:s/></text:span><text:span text:style-name="T987">последне</text:span><text:span text:style-name="T988">й</text:span><text:span text:style-name="T989"><text:s/></text:span><text:span text:style-name="T990">опоры</text:span><text:span text:style-name="T991">.<text:s/></text:span><text:span text:style-name="T992">Конечно</text:span><text:span text:style-name="T993">,<text:s/></text:span><text:span text:style-name="T994">мне</text:span><text:span text:style-name="T995"><text:s/></text:span><text:span text:style-name="T996">уже</text:span><text:span text:style-name="T997"><text:s/></text:span><text:span text:style-name="T998">теперь</text:span><text:span text:style-name="T999"><text:s/></text:span><text:span text:style-name="T1000">двадцатый</text:span><text:span text:style-name="T1001"><text:s/></text:span><text:span text:style-name="T1002">год</text:span><text:span text:style-name="T1003"><text:s/></text:span><text:span text:style-name="T1004">пошел</text:span><text:span text:style-name="T1005">;<text:s/></text:span><text:span text:style-name="T1006">в</text:span><text:span text:style-name="T1007"> </text:span><text:span text:style-name="T1008">течен</text:span><text:span text:style-name="T1009">ие</text:span><text:span text:style-name="T1010"><text:s/></text:span><text:span text:style-name="T1011">семи</text:span><text:span text:style-name="T1012"><text:s/></text:span><text:span text:style-name="T1013">лет</text:span><text:span text:style-name="T1014"><text:s/></text:span><text:span text:style-name="T1015">я</text:span><text:span text:style-name="T1016"><text:s/></text:span><text:span text:style-name="T1017">сделал</text:span><text:span text:style-name="T1018"><text:s/></text:span><text:span text:style-name="T1019">значительные</text:span><text:span text:style-name="T1020"><text:s/></text:span><text:span text:style-name="T1021">успехи</text:span><text:span text:style-name="T1022">;<text:s/></text:span><text:span text:style-name="T1023">я</text:span><text:span text:style-name="T1024"> </text:span><text:span text:style-name="T1025">сильно</text:span><text:span text:style-name="T1026"><text:s/></text:span><text:span text:style-name="T1027">надеюсь</text:span><text:span text:style-name="T1028"><text:s/></text:span><text:span text:style-name="T1029">на</text:span><text:span text:style-name="T1030"><text:s/></text:span><text:span text:style-name="T1031">свой</text:span><text:span text:style-name="T1032"><text:s/></text:span><text:span text:style-name="T1033">талант</text:span><text:span text:style-name="T1034"><text:s/></text:span><text:span text:style-name="T1035">и</text:span><text:span text:style-name="T1036"><text:s/></text:span><text:span text:style-name="T1037">могу</text:span><text:span text:style-name="T1038"><text:s/></text:span><text:span text:style-name="T1039">посредством</text:span><text:span text:style-name="T1040"><text:s/></text:span><text:span text:style-name="T1041">его</text:span><text:span text:style-name="T1042"><text:s/></text:span><text:span text:style-name="T1043">жить</text:span><text:span text:style-name="T1044">;<text:s/></text:span><text:span text:style-name="T1045">я</text:span><text:span text:style-name="T1046"> </text:span><text:span text:style-name="T1047">не</text:span><text:span text:style-name="T1048"><text:s/></text:span><text:span text:style-name="T1049">унываю</text:span><text:span text:style-name="T1050">,<text:s/></text:span><text:span text:style-name="T1051">но</text:span><text:span text:style-name="T1052"><text:s/></text:span><text:span text:style-name="T1053">все</text:span><text:span text:style-name="T1054">‑</text:span><text:span text:style-name="T1055">таки</text:span><text:span text:style-name="T1056">,<text:s/></text:span><text:span text:style-name="T1057">если</text:span><text:span text:style-name="T1058"><text:s/></text:span><text:span text:style-name="T1059">можете</text:span><text:span text:style-name="T1060">,<text:s/></text:span><text:span text:style-name="T1061">пришлите</text:span><text:span text:style-name="T1062"><text:s/></text:span><text:span text:style-name="T1063">мне</text:span><text:span text:style-name="T1064">,<text:s/></text:span><text:span text:style-name="T1065">на</text:span><text:span text:style-name="T1066"><text:s/></text:span><text:span text:style-name="T1067">первый</text:span><text:span text:style-name="T1068"><text:s/></text:span><text:span text:style-name="T1069">случай</text:span><text:span text:style-name="T1070">,<text:s/></text:span><text:span text:style-name="T1071">двести</text:span><text:span text:style-name="T1072"><text:s/></text:span><text:span text:style-name="T1073">пятьдесят</text:span><text:span text:style-name="T1074"><text:s/></text:span><text:span text:style-name="T1075">рубл</text:span><text:span text:style-name="T1076">ей</text:span><text:span text:style-name="T1077"><text:s/></text:span><text:span text:style-name="T1078">ассигнациями</text:span><text:span text:style-name="T1079">.<text:s/></text:span><text:span text:style-name="T1080">Целую</text:span><text:span text:style-name="T1081"><text:s/></text:span><text:span text:style-name="T1082">ваши</text:span><text:span text:style-name="T1083"><text:s/></text:span><text:span text:style-name="T1084">ручки</text:span><text:span text:style-name="T1085"><text:s/></text:span><text:span text:style-name="T1086">и</text:span><text:span text:style-name="T1087"><text:s/></text:span><text:span text:style-name="T1088">остаюсь»</text:span><text:span text:style-name="T1089"><text:s/></text:span><text:span text:style-name="T1090">и</text:span><text:span text:style-name="T1091"> </text:span><text:span text:style-name="T1092">т</text:span><text:span text:style-name="T1093">.</text:span><text:span text:style-name="T1094"> </text:span><text:span text:style-name="T1095">д</text:span><text:span text:style-name="T1096">.</text:span></text:p>
      <text:p text:style-name="Обычный"/>
      <text:p text:style-name="Обычный">Татьяна<text:s/>Борисовна<text:s/>отправила<text:s/>к<text:s/>племяннику<text:s/>двести<text:s/>пятьдесят<text:s/>рублей.<text:s/>Через<text:s/>два<text:s/>месяца<text:s/>он<text:s/>потребовал<text:s/>еще;<text:s/>она<text:s/>собрала<text:s/>последнее<text:s/>и<text:s/>выслала<text:s/>еще.<text:s/>Не<text:s/>прошло<text:s/>шести<text:s/>недель<text:s/>после<text:s/>вторичной<text:s/>присылки,<text:s/>он<text:s/>попросил<text:s/>в<text:s/>третий<text:s/>раз,<text:s/>будто<text:s/>на<text:s/>краски<text:s/>для<text:s/>портрета,<text:s/>заказанного<text:s/>ему<text:s/>княгиней<text:s/>Тертерешеневой.<text:s/>Татьяна<text:s/>Борисовна<text:s/>отказала.<text:s/>«В<text:s/>таком<text:s/>случае, –<text:s/>написал<text:s/>он<text:s/>ей, –<text:s/>я<text:s/>намерен<text:s/>приехать<text:s/>к<text:s/>вам<text:s/>в<text:s/>деревню<text:s/>для<text:s/>поправления<text:s/>моего<text:s/>здоровья».<text:s/>И<text:s/>действительно,<text:s/>в<text:s/>мае<text:s/>месяце<text:s/>того<text:s/>же<text:s/>года<text:s/>Андрюша<text:s/>вернулся<text:s/>в<text:s/>Малые<text:s/>Брыки.</text:p>
      <text:p text:style-name="Обычный">Татьяна<text:s/>Борисовна<text:s/>сначала<text:s/>его<text:s/>не<text:s/>узнала.<text:s/>По<text:s/>письму<text:s/>его<text:s/>она<text:s/>ждала<text:s/>человека<text:s/>болезненного<text:s/>и<text:s/>худого,<text:s/>а<text:s/>увидела<text:s/>малого<text:s/>плечистого,<text:s/>толстого,<text:s/>с<text:s/>лицом<text:s/>широким<text:s/>и<text:s/>красным,<text:s/>с<text:s/>курчавыми<text:s/>и<text:s/>жирными<text:s/>волосами.<text:s/>Тоненький<text:s/>и<text:s/>бледненький<text:s/>Андрюша<text:s/>превратился<text:s/>в<text:s/>дюжего<text:s/>Андрея<text:s/>Иванова<text:s/>Беловзорова.<text:s/>Не<text:s/>одна<text:s/>наружность<text:s/>в<text:s/>нем<text:s/>изменилась.<text:s/>Щепетильную<text:s/>застенчивость,<text:s/>осторожность<text:s/>и<text:s/>опрятность<text:s/>прежних<text:s/>лет<text:s/>заменило<text:s/>небрежное<text:s/>молодечество,<text:s/>неряшество<text:s/>нестерпимое;<text:s/>он<text:s/>на<text:s/>ходу<text:s/>качался<text:s/>вправо<text:s/>и<text:s/>влево,<text:s/>бросался<text:s/>в<text:s/>кресла,<text:s/>обрушался<text:s/>на<text:s/>стол,<text:s/>разваливался,<text:s/>зевал<text:s/>во<text:s/>все<text:s/>горло;<text:s/>с теткой,<text:s/>с<text:s/>людьми<text:s/>обращался<text:s/>резко.<text:s/>Я,<text:s/>дескать,<text:s/>художник,<text:s/>вольный<text:s/>казак!<text:s/>Знай<text:s/>наших!<text:s/>Бывало,<text:s/>по<text:s/>целым<text:s/>дням<text:s/>кисти<text:s/>в<text:s/>руки<text:s/>не<text:s/>берет;<text:s/>найдет<text:s/>на<text:s/>него<text:s/>так<text:s/>называемое<text:s/>вдохновенье –<text:s/>ломается,<text:s/>словно<text:s/>с<text:s/>похмелья,<text:s/>тяжело,<text:s/>неловко,<text:s/>шумно;<text:s/>грубой<text:s/>краской<text:s/>разгорятся<text:s/>щеки,<text:s/>глаза<text:s/>посоловеют;<text:s/>пустится<text:s/>толковать<text:s/>о<text:s/>своем<text:s/>таланте,<text:s/>о<text:s/>своих<text:s/>успехах,<text:s/>о<text:s/>том,<text:s/>как<text:s/>он<text:s/>развивается,<text:s/>идет<text:s/>вперед…<text:s/>На<text:s/>деле<text:s/>же<text:s/>оказалось,<text:s/>что<text:s/>способностей<text:s/>его<text:s/>чуть‑чуть<text:s/>хватало<text:s/>на<text:s/>сносные<text:s/>портретики.<text:s/>Невежда<text:s/>он<text:s/>был<text:s/>круглый,<text:s/>ничего<text:s/>не<text:s/>читал,<text:s/>да<text:s/>и<text:s/>на<text:s/>что<text:s/>художнику<text:s/>читать?<text:s/>Природа,<text:s/>свобода,<text:s/>поэзия –<text:s/>вот<text:s/>его<text:s/>стихии.<text:s/>Знай<text:s/>потряхивай<text:s/>кудрями<text:s/>да<text:s/>заливайся<text:s/>соловьем,<text:s/>да<text:s/>затягивайся<text:s/>Жуковым<text:s/>взасос!<text:s/>Хороша<text:s/>русская<text:s/>удаль,<text:s/>да<text:s/>не<text:s/>многим<text:s/>она<text:s/>к<text:s/>лицу;<text:s/>а бездарные<text:s/>Полежаевы<text:s/>второй<text:s/>руки<text:s/>невыносимы.<text:s/>Зажился<text:s/>наш<text:s/>Андрей<text:s/>Иваныч<text:s/>у<text:s/>тетушки:<text:s/>даровой<text:s/>хлеб,<text:s/>видно,<text:s/>по<text:s/>вкусу<text:s/>пришелся.<text:s/>На<text:s/>гостей<text:s/>нагонял<text:s/>он<text:s/>тоску<text:s/>смертельную.<text:s/>Сядет,<text:s/>бывало,<text:s/>за<text:s/>фортепьяны<text:s/>(у<text:s/>Татьяны<text:s/>Борисовны<text:s/>и<text:s/>фортепьяны<text:s/>водились)<text:s/>и<text:s/>начнет<text:s/>одним<text:s/>пальцем<text:s/>отыскивать<text:s/>«Тройку<text:s/>удалую»;<text:s/>аккорды<text:s/>берет,<text:s/>стучит<text:s/>по<text:s/>клавишам;<text:s/>по<text:s/>целым<text:s/>часам<text:s/>мучительно<text:s/>завывает<text:s/>романсы<text:s/>Варламова:<text:s/>«У‑единенная<text:s/>сосна»<text:s/>или:<text:s/>«Нет,<text:s/>доктор,<text:s/>нет,<text:s/>не<text:s/>приходи»,<text:s/>а<text:s/>у<text:s/>самого<text:s/>глаза<text:s/>заплыли<text:s/>жиром<text:s/>и<text:s/>щеки<text:s/>лоснятся,<text:s/>как<text:s/>барабан…<text:s/>А<text:s/>то<text:s/>вдруг<text:s/>грянет:<text:s/>«Уймитесь,<text:s/>волнения<text:s/>страсти»…<text:s/>Татьяна<text:s/>Борисовна<text:s/>так<text:s/>и<text:s/>вздрогнет.</text:p>
      <text:p text:style-name="Обычный">– Удивительное<text:s/>дело, –<text:s/>заметила<text:s/>она<text:s/>мне<text:s/>однажды, –<text:s/>какие<text:s/>нынче<text:s/>всё<text:s/>песни<text:s/>сочиняют,<text:s/>отчаянные<text:s/>какие‑то;<text:s/>в мое<text:s/>время<text:s/>иначе<text:s/>сочиняли:<text:s/>и печальные<text:s/>песни<text:s/>были,<text:s/>а<text:s/>все<text:s/>приятно<text:s/>было<text:s/>слушать…<text:s/>Например:</text:p>
      <text:p text:style-name="P1097"/>
      <text:p text:style-name="P1098">Приди,<text:s/>приди<text:s/>ко<text:s/>мне<text:s/>на<text:s/>луг,</text:p>
      <text:p text:style-name="P1099">Где<text:s/>жду<text:s/>тебя<text:s/>напрасно;</text:p>
      <text:p text:style-name="P1100">Приди,<text:s/>приди<text:s/>ко<text:s/>мне<text:s/>на<text:s/>луг,</text:p>
      <text:p text:style-name="P1101">Где<text:s/>слезы<text:s/>лью<text:s/>всечасно…</text:p>
      <text:p text:style-name="P1102">Увы,<text:s/>придешь<text:s/>ко<text:s/>мне<text:s/>на<text:s/>луг,</text:p>
      <text:p text:style-name="P1103">Но<text:s/>будет<text:s/>поздно,<text:s/>милый<text:s/>друг!</text:p>
      <text:p text:style-name="P1104"/>
      <text:p text:style-name="Обычный">Татьяна<text:s/>Борисовна<text:s/>лукаво<text:s/>улыбнулась.</text:p>
      <text:p text:style-name="Обычный">«Я<text:s/>стра‑ажду,<text:s/>я<text:s/>стра‑ажду», –<text:s/>завыл<text:s/>в<text:s/>соседней<text:s/>комнате<text:s/>племянник.</text:p>
      <text:p text:style-name="Обычный">– Полно<text:s/>тебе,<text:s/>Андрюша.</text:p>
      <text:p text:style-name="Обычный">«Душа<text:s/>изнывает<text:s/>в<text:s/>разлу‑уке», –<text:s/>продолжал<text:s/>неугомонный<text:s/>певец.</text:p>
      <text:p text:style-name="Обычный">Татьяна<text:s/>Борисовна<text:s/>покачала<text:s/>головой.</text:p>
      <text:p text:style-name="Обычный">– Ох,<text:s/>уж<text:s/>эти<text:s/>мне<text:s/>художники!..</text:p>
      <text:p text:style-name="Обычный">С<text:s/>того<text:s/>времени<text:s/>прошел<text:s/>год.<text:s/>Беловзоров<text:s/>до<text:s/>сих<text:s/>пор<text:s/>живет<text:s/>у<text:s/>тетушки<text:s/>и<text:s/>все<text:s/>собирается<text:s/>в<text:s/>Петербург.<text:s/>Он<text:s/>в<text:s/>деревне<text:s/>стал<text:s/>поперек<text:s/>себя<text:s/>толще.<text:s/>Тетка –<text:s/>кто<text:s/>бы<text:s/>мог<text:s/>это<text:s/>подумать –<text:s/>в<text:s/>нем<text:s/>души<text:s/>не<text:s/>чает,<text:s/>а<text:s/>окрестные<text:s/>девицы<text:s/>в<text:s/>него<text:s/>влюбляются…</text:p>
      <text:p text:style-name="Обычный">Много<text:s/>прежних<text:s/>знакомых<text:s/>перестало<text:s/>ездить<text:s/>к<text:s/>Татьяне<text:s/>Борисовне.</text:p>
      <text:p text:style-name="Обычный"/>
      <text:p text:style-name="Обычный"><text:span text:style-name="T1105">1848</text:span></text:p>
      <text:p text:style-name="Обычный"/>
      <text:p text:style-name="P1106">Смерть</text:p>
      <text:p text:style-name="P1107"/>
      <text:p text:style-name="Обычный">У<text:s/>меня<text:s/>есть<text:s/>сосед,<text:s/>молодой<text:s/>хозяин<text:s/>и<text:s/>молодой<text:s/>охотник.<text:s/>В<text:s/>одно<text:s/>прекрасное<text:s/>июльское<text:s/>утро<text:s/>заехал<text:s/>я<text:s/>к<text:s/>нему<text:s/>верхом<text:s/>с<text:s/>предложением<text:s/>отправиться<text:s/>вместе<text:s/>на<text:s/>тетеревов.<text:s/>Он<text:s/>согласился.<text:s/>«Только,<text:s/>говорит,<text:s/>поедемте<text:s/>по<text:s/>моим<text:s/>мелочам,<text:s/>к<text:s/>Зуше;<text:s/>я кстати<text:s/>посмотрю<text:s/>Чаплыгино;<text:s/>вы<text:s/>знаете<text:s/>мой<text:s/>дубовый<text:s/>лес?<text:s/>у меня<text:s/>его<text:s/>рубят». –<text:s/>«Поедемте».<text:s/>Он<text:s/>велел<text:s/>оседлать<text:s/>лошадь,<text:s/>надел<text:s/>зеленый<text:s/>сюртучок<text:s/>с<text:s/>бронзовыми<text:s/>пуговицами,<text:s/>изображавшими<text:s/>кабаньи<text:s/>головы,<text:s/>вышитый<text:s/>гарусом<text:s/>ягдташ,<text:s/>серебряную<text:s/>флягу,<text:s/>накинул<text:s/>на<text:s/>плечо<text:s/>новенькое<text:s/>французское<text:s/>ружье,<text:s/>не<text:s/>без<text:s/>удовольствия<text:s/>повертелся<text:s/>перед<text:s/>зеркалом<text:s/>и<text:s/>кликнул<text:s/>свою<text:s/>собаку<text:s/>Эсперанс,<text:s/>подаренную<text:s/>ему<text:s/>кузиной,<text:s/>старой<text:s/>девицей<text:s/>с<text:s/>отличным<text:s/>сердцем,<text:s/>но<text:s/>без<text:s/>волос.<text:s/>Мы<text:s/>отправились.<text:s/>Мой<text:s/>сосед<text:s/>взял<text:s/>с<text:s/>собою<text:s/>десятского<text:s/>Архипа,<text:s/>толстого<text:s/>и<text:s/>приземистого<text:s/>мужика<text:s/>с<text:s/>четвероугольным<text:s/>лицом<text:s/>и<text:s/>допотопно<text:s/>развитыми<text:s/>скулами,<text:s/>да<text:s/>недавно<text:s/>нанятого<text:s/>управителя<text:s/>из<text:s/>остзейских<text:s/>губерний,<text:s/>юношу<text:s/>лет<text:s/>девятнадцати,<text:s/>худого,<text:s/>белокурого,<text:s/>подслеповатого,<text:s/>со<text:s/>свислыми<text:s/>плечами<text:s/>и<text:s/>длинной<text:s/>шеей,<text:s/>г.<text:s/>Готлиба<text:s/>фон‑дер‑Кока.<text:s/>Мой<text:s/>сосед<text:s/>сам<text:s/>недавно<text:s/>вступил<text:s/>во<text:s/>владение<text:s/>имением.<text:s/>Оно<text:s/>досталось<text:s/>ему<text:s/>в<text:s/>наследство<text:s/>от<text:s/>тетки,<text:s/>статской<text:s/>советницы<text:s/>Кардон‑Катаевой,<text:s/>необыкновенно<text:s/>толстой<text:s/>женщины,<text:s/>которая,<text:s/>даже<text:s/>лежа<text:s/>в<text:s/>постеле,<text:s/>продолжительно<text:s/>и<text:s/>жалобно<text:s/>кряхтела.<text:s/>Мы<text:s/>въехали<text:s/>в<text:s/>«мелоча».<text:s/>«Вы<text:s/>меня<text:s/>здесь<text:s/>подождите<text:s/>на<text:s/>полянке», –<text:s/>промолвил<text:s/>Ардалион<text:s/>Михайлыч<text:s/>(мой<text:s/>сосед),<text:s/>обратившись<text:s/>к<text:s/>своим<text:s/>спутникам.<text:s/>Немец<text:s/>поклонился,<text:s/>слез<text:s/>с<text:s/>лошади,<text:s/>достал<text:s/>из<text:s/>кармана<text:s/>книжку,<text:s/>кажется,<text:s/>роман<text:s/>Иоганны<text:s/>Шопенгауэр,<text:s/>и<text:s/>присел<text:s/>под<text:s/>кустик;<text:s/>Архип<text:s/>остался<text:s/>на<text:s/>солнце<text:s/>и<text:s/>в<text:s/>течение<text:s/>часа<text:s/>не<text:s/>шевельнулся.<text:s/>Мы<text:s/>покружили<text:s/>по<text:s/>кустам<text:s/>и<text:s/>не<text:s/>нашли<text:s/>ни<text:s/>одного<text:s/>выводка.<text:s/>Ардалион<text:s/>Михайлыч<text:s/>объявил,<text:s/>что<text:s/>он<text:s/>намерен<text:s/>отправиться<text:s/>в<text:s/>лес.<text:s/>Мне<text:s/>самому<text:s/>в<text:s/>тот<text:s/>день<text:s/>что‑то<text:s/>не<text:s/>верилось<text:s/>в<text:s/>успех<text:s/>охоты;<text:s/>я тоже<text:s/>поплелся<text:s/>вслед<text:s/>за<text:s/>ним.<text:s/>Мы<text:s/>вернулись<text:s/>на<text:s/>полянку.<text:s/>Немец<text:s/>заметил<text:s/>страницу,<text:s/>встал,<text:s/>положил<text:s/>книгу<text:s/>в<text:s/>карман<text:s/>и<text:s/>сел,<text:s/>не<text:s/>без<text:s/>труда,<text:s/>на<text:s/>свою<text:s/>куцую,<text:s/>бракованную<text:s/>кобылу,<text:s/>которая<text:s/>визжала<text:s/>и<text:s/>подбрыкивала<text:s/>от<text:s/>малейшего<text:s/>прикосновения;<text:s/>Архип<text:s/>встрепенулся,<text:s/>задергал<text:s/>разом<text:s/>обоими<text:s/>поводьями,<text:s/>заболтал<text:s/>ногами<text:s/>и<text:s/>сдвинул<text:s/>наконец<text:s/>с<text:s/>места<text:s/>свою<text:s/>ошеломленную<text:s/>и<text:s/>придавленную<text:s/>лошаденку.<text:s/>Мы<text:s/>поехали.</text:p>
      <text:p text:style-name="Обычный">Лес<text:s/>Ардалиона<text:s/>Михайлыча<text:s/>с<text:s/>детства<text:s/>был<text:s/>мне<text:s/>знаком.<text:s/>Вместе<text:s/>с<text:s/>моим<text:s/>французским<text:s/>гувернером<text:s/>m‑r Désiré<text:s/>Fleury,<text:s/>добрейшим<text:s/>человеком<text:s/>(который,<text:s/>впрочем,<text:s/>чуть<text:s/>было<text:s/>навсегда<text:s/>не<text:s/>испортил<text:s/>моего<text:s/>здоровья,<text:s/>заставляя<text:s/>меня<text:s/>по<text:s/>вечерам<text:s/>пить<text:s/>лекарство<text:s/>Леруа),<text:s/>часто<text:s/>хаживал<text:s/>я<text:s/>в<text:s/>Чаплыгино.<text:s/>Весь<text:s/>этот<text:s/>лес<text:s/>состоял<text:s/>из<text:s/>каких‑нибудь<text:s/>двух–<text:s/>или<text:s/>трехсот<text:s/>огромных<text:s/>дубов<text:s/>и<text:s/>ясеней.<text:s/>Их<text:s/>статные,<text:s/>могучие<text:s/>стволы<text:s/>великолепно<text:s/>чернели<text:s/>на<text:s/>золотисто‑прозрачной<text:s/>зелени<text:s/>орешников<text:s/>и<text:s/>рябин;<text:s/>поднимаясь<text:s/>выше,<text:s/>стройно<text:s/>рисовались<text:s/>на<text:s/>ясной<text:s/>лазури<text:s/>и<text:s/>там<text:s/>уже<text:s/>раскидывали<text:s/>шатром<text:s/>свои<text:s/>широкие<text:s/>узловатые<text:s/>сучья;<text:s/>ястреба,<text:s/>кобчики,<text:s/>пустельги<text:s/>со<text:s/>свистом<text:s/>носились<text:s/>под<text:s/>неподвижными<text:s/>верхушками,<text:s/>пестрые<text:s/>дятлы<text:s/>крепко<text:s/>стучали<text:s/>по<text:s/>толстой<text:s/>коре;<text:s/>звучный<text:s/>напев<text:s/>черного<text:s/>дрозда<text:s/>внезапно<text:s/>раздавался<text:s/>в<text:s/>густой<text:s/>листве<text:s/>вслед<text:s/>за<text:s/>переливчатым<text:s/>криком<text:s/>иволги;<text:s/>внизу,<text:s/>в<text:s/>кустах,<text:s/>чирикали<text:s/>и<text:s/>пели<text:s/>малиновки,<text:s/>чижи<text:s/>и<text:s/>пеночки;<text:s/>зяблики<text:s/>проворно<text:s/>бегали<text:s/>по<text:s/>дорожкам;<text:s/>беляк<text:s/>прокрадывался<text:s/>вдоль<text:s/>опушки,<text:s/>осторожно<text:s/>«костыляя»;<text:s/>красно‑бурая<text:s/>белка<text:s/>резво<text:s/>прыгала<text:s/>от<text:s/>дерева<text:s/>к<text:s/>дереву<text:s/>и<text:s/>вдруг<text:s/>садилась,<text:s/>поднявши<text:s/>хвост<text:s/>над<text:s/>головой.<text:s/>В<text:s/>траве,<text:s/>около<text:s/>высоких<text:s/>муравейников,<text:s/>под<text:s/>легкой<text:s/>тенью<text:s/>вырезных<text:s/>красивых<text:s/>листьев<text:s/>папоротника,<text:s/>цвели<text:s/>фиалки<text:s/>и<text:s/>ландыши,<text:s/>росли<text:s/>сыроежки,<text:s/>волвянки,<text:s/>грузди,<text:s/>дубовики,<text:s/>красные<text:s/>мухоморы;<text:s/>на<text:s/>лужайках,<text:s/>между<text:s/>широкими<text:s/>кустами,<text:s/>алела<text:s/>земляника…<text:s/>А<text:s/>что<text:s/>в<text:s/>лесу<text:s/>за<text:s/>тень<text:s/>была!<text:s/>В<text:s/>самый<text:s/>жар,<text:s/>в<text:s/>полдень –<text:s/>ночь<text:s/>настоящая:<text:s/>тишина,<text:s/>запах,<text:s/>свежесть…<text:s/>Весело<text:s/>проводил<text:s/>я<text:s/>время<text:s/>в<text:s/>Чаплыгине,<text:s/>и<text:s/>оттого,<text:s/>признаюсь,<text:s/>не<text:s/>без<text:s/>грустного<text:s/>чувства<text:s/>въехал<text:s/>я<text:s/>теперь<text:s/>в<text:s/>слишком<text:s/>знакомый<text:s/>мне<text:s/>лес.<text:s/>Губительная,<text:s/>бесснежная<text:s/>зима<text:s/>40‑го<text:s/>года<text:s/>не<text:s/>пощадила<text:s/>старых<text:s/>моих<text:s/>друзей –<text:s/>дубов<text:s/>и<text:s/>ясеней;<text:s/>засохшие,<text:s/>обнаженные,<text:s/>кое‑где<text:s/>покрытые<text:s/>чахоточной<text:s/>зеленью,<text:s/>печально<text:s/>высились<text:s/>они<text:s/>над<text:s/>молодой<text:s/>рощей,<text:s/>которая<text:s/>«сменила<text:s/>их,<text:s/>не<text:s/>заменив»…<text:span text:style-name="Знаксноски"><text:note text:note-class="footnote" text:id="_ftn42"><text:note-citation>43</text:note-citation><text:note-body><text:p text:style-name="FootNote"><text:span text:style-name="T1108"><text:s/></text:span><text:span text:style-name="T1109">В</text:span><text:span text:style-name="T1110"><text:s/>40</text:span><text:span text:style-name="T1111">‑</text:span><text:span text:style-name="T1112">м</text:span><text:span text:style-name="T1113"><text:s/></text:span><text:span text:style-name="T1114">году</text:span><text:span text:style-name="T1115">,<text:s/></text:span><text:span text:style-name="T1116">при</text:span><text:span text:style-name="T1117"><text:s/></text:span><text:span text:style-name="T1118">жесточайших</text:span><text:span text:style-name="T1119"><text:s/></text:span><text:span text:style-name="T1120">морозах</text:span><text:span text:style-name="T1121">,<text:s/></text:span><text:span text:style-name="T1122">до</text:span><text:span text:style-name="T1123"><text:s/></text:span><text:span text:style-name="T1124">самого</text:span><text:span text:style-name="T1125"><text:s/></text:span><text:span text:style-name="T1126">конца</text:span><text:span text:style-name="T1127"><text:s/></text:span><text:span text:style-name="T1128">декабря</text:span><text:span text:style-name="T1129"><text:s/></text:span><text:span text:style-name="T1130">не</text:span><text:span text:style-name="T1131"><text:s/></text:span><text:span text:style-name="T1132">выпало</text:span><text:span text:style-name="T1133"><text:s/></text:span><text:span text:style-name="T1134">снегу</text:span><text:span text:style-name="T1135">;<text:s/></text:span><text:span text:style-name="T1136">зеленя</text:span><text:span text:style-name="T1137"><text:s/></text:span><text:span text:style-name="T1138">все</text:span><text:span text:style-name="T1139"><text:s/></text:span><text:span text:style-name="T1140">вымерз</text:span><text:span text:style-name="T1141">ли</text:span><text:span text:style-name="T1142">,<text:s/></text:span><text:span text:style-name="T1143">и</text:span><text:span text:style-name="T1144"><text:s/></text:span><text:span text:style-name="T1145">много</text:span><text:span text:style-name="T1146"><text:s/></text:span><text:span text:style-name="T1147">прекрасных</text:span><text:span text:style-name="T1148"><text:s/></text:span><text:span text:style-name="T1149">д</text:span><text:span text:style-name="T1150">убовых</text:span><text:span text:style-name="T1151"><text:s/></text:span><text:span text:style-name="T1152">лесов</text:span><text:span text:style-name="T1153"><text:s/></text:span><text:span text:style-name="T1154">погубила</text:span><text:span text:style-name="T1155"><text:s/></text:span><text:span text:style-name="T1156">эта</text:span><text:span text:style-name="T1157"><text:s/></text:span><text:span text:style-name="T1158">безжалостная</text:span><text:span text:style-name="T1159"><text:s/></text:span><text:span text:style-name="T1160">зима</text:span><text:span text:style-name="T1161">.<text:s/></text:span><text:span text:style-name="T1162">Заменить</text:span><text:span text:style-name="T1163"><text:s/></text:span><text:span text:style-name="T1164">их</text:span><text:span text:style-name="T1165"><text:s/></text:span><text:span text:style-name="T1166">трудно</text:span><text:span text:style-name="T1167">:<text:s/></text:span><text:span text:style-name="T1168">производител</text:span><text:span text:style-name="T1169">ьная</text:span><text:span text:style-name="T1170"><text:s/></text:span><text:span text:style-name="T1171">сила</text:span><text:span text:style-name="T1172"><text:s/></text:span><text:span text:style-name="T1173">земли</text:span><text:span text:style-name="T1174"><text:s/></text:span><text:span text:style-name="T1175">видимо</text:span><text:span text:style-name="T1176"><text:s/></text:span><text:span text:style-name="T1177">скудеет</text:span><text:span text:style-name="T1178">,<text:s/></text:span><text:span text:style-name="T1179">на</text:span><text:span text:style-name="T1180"><text:s/></text:span><text:span text:style-name="T1181">«заказанных»</text:span><text:span text:style-name="T1182"><text:s/>(</text:span><text:span text:style-name="T1183">с</text:span><text:span text:style-name="T1184"><text:s/></text:span><text:span text:style-name="T1185">образами</text:span><text:span text:style-name="T1186"><text:s/></text:span><text:span text:style-name="T1187">обойденных</text:span><text:span text:style-name="T1188">)<text:s/></text:span><text:span text:style-name="T1189">пустырях</text:span><text:span text:style-name="T1190">,<text:s/></text:span><text:span text:style-name="T1191">вместо</text:span><text:span text:style-name="T1192"><text:s/></text:span><text:span text:style-name="T1193">прежних</text:span><text:span text:style-name="T1194"><text:s/></text:span><text:span text:style-name="T1195">благородных</text:span><text:span text:style-name="T1196"><text:s/></text:span><text:span text:style-name="T1197">деревьев</text:span><text:span text:style-name="T1198">,<text:s/></text:span><text:span text:style-name="T1199">сами</text:span><text:span text:style-name="T1200"><text:s/></text:span><text:span text:style-name="T1201">собою</text:span><text:span text:style-name="T1202"><text:s/></text:span><text:span text:style-name="T1203">вырастают</text:span><text:span text:style-name="T1204"><text:s/></text:span><text:span text:style-name="T1205">березы</text:span><text:span text:style-name="T1206"><text:s/></text:span><text:span text:style-name="T1207">да</text:span><text:span text:style-name="T1208"><text:s/></text:span><text:span text:style-name="T1209">осины</text:span><text:span text:style-name="T1210">,<text:s/></text:span><text:span text:style-name="T1211">а</text:span><text:span text:style-name="T1212"><text:s/></text:span><text:span text:style-name="T1213">иначе</text:span><text:span text:style-name="T1214"><text:s/></text:span><text:span text:style-name="T1215">разводить</text:span><text:span text:style-name="T1216"><text:s/></text:span><text:span text:style-name="T1217">рощи</text:span><text:span text:style-name="T1218"><text:s/></text:span><text:span text:style-name="T1219">у</text:span><text:span text:style-name="T1220"><text:s/></text:span><text:span text:style-name="T1221">нас</text:span><text:span text:style-name="T1222"><text:s/></text:span><text:span text:style-name="T1223">не</text:span><text:span text:style-name="T1224"><text:s/></text:span><text:span text:style-name="T1225">умеют</text:span><text:span text:style-name="T1226">.</text:span><text:span text:style-name="T1227"> </text:span><text:span text:style-name="T1228">–</text:span><text:span text:style-name="T1229"><text:s/></text:span><text:span text:style-name="T1230">Примеч</text:span><text:span text:style-name="T1231">.<text:s/></text:span><text:span text:style-name="T1232">авт</text:span><text:span text:style-name="T1233">.</text:span></text:p><text:p text:style-name="Сd1нedоeeсf1кeaаe0"/></text:note-body></text:note></text:span> Иные,<text:s/>еще<text:s/>обросшие<text:s/>листьями<text:s/>внизу,<text:s/>словно<text:s/>с<text:s/>упреком<text:s/>и<text:s/>отчаянием<text:s/>поднимали<text:s/>кверху<text:s/>свои<text:s/>безжизненные,<text:s/>обломанные<text:s/>ветви;<text:s/>у других<text:s/>из<text:s/>листвы,<text:s/>еще<text:s/>довольно<text:s/>густой,<text:s/>хотя<text:s/>не<text:s/>обильной,<text:s/>не<text:s/>избыточной<text:s/>по‑прежнему,<text:s/>торчали<text:s/>толстые,<text:s/>сухие,<text:s/>мертвые<text:s/>сучья;<text:s/>с иных<text:s/>уже<text:s/>кора<text:s/>долой<text:s/>спадала;<text:s/>иные<text:s/>наконец<text:s/>вовсе<text:s/>повалились<text:s/>и<text:s/>гнили,<text:s/>словно<text:s/>трупы,<text:s/>на<text:s/>земле.<text:s/>Кто<text:s/>бы<text:s/>мог<text:s/>это<text:s/>предвидеть –<text:s/>тени,<text:s/>в<text:s/>Чаплыгине<text:s/>тени<text:s/>нигде<text:s/>нельзя<text:s/>было<text:s/>найти!<text:s/>Что,<text:s/>думал<text:s/>я,<text:s/>глядя<text:s/>на<text:s/>умирающие<text:s/>деревья,<text:s/>чай,<text:s/>стыдно<text:s/>и<text:s/>горько<text:s/>вам?..<text:s/>Вспомнился<text:s/>мне<text:s/>Кольцов:</text:p>
      <text:p text:style-name="P1234"/>
      <text:p text:style-name="P1235">Где<text:s/>ж<text:s/>девалася</text:p>
      <text:p text:style-name="P1236">Речь<text:s/>высокая,</text:p>
      <text:p text:style-name="P1237">Сила<text:s/>гордая,</text:p>
      <text:p text:style-name="P1238">Доблесть<text:s/>царская?</text:p>
      <text:p text:style-name="P1239">Где<text:s/>ж<text:s/>теперь<text:s/>твоя</text:p>
      <text:p text:style-name="P1240">Мочь<text:s/>зеленая?..</text:p>
      <text:p text:style-name="P1241"/>
      <text:p text:style-name="Обычный">– Как<text:s/>же<text:s/>это,<text:s/>Ардалион<text:s/>Михайлыч, –<text:s/>начал<text:s/>я, –<text:s/>отчего<text:s/>ж<text:s/>эти<text:s/>деревья<text:s/>на<text:s/>другой<text:s/>же<text:s/>год<text:s/>не<text:s/>срубили?<text:s/>Ведь<text:s/>за<text:s/>них<text:s/>теперь<text:s/>против<text:s/>прежнего<text:s/>десятой<text:s/>доли<text:s/>не<text:s/>дадут.</text:p>
      <text:p text:style-name="Обычный">Он<text:s/>только<text:s/>плечами<text:s/>пожал.</text:p>
      <text:p text:style-name="Обычный">– Спросили<text:s/>бы<text:s/>тетушку;<text:s/>а купцы<text:s/>приходили,<text:s/>деньги<text:s/>приносили,<text:s/>приставали.</text:p>
      <text:p text:style-name="Обычный">– Mein Gott! Mein Gott! –<text:s/>восклицал<text:s/>на<text:s/>каждом<text:s/>шагу<text:s/>фон‑дер‑Кок. –<text:s/>Што<text:s/>са<text:s/>шалость!<text:s/>што<text:s/>са<text:s/>шалость.</text:p>
      <text:p text:style-name="Обычный">– Какая<text:s/>шалость? –<text:s/>с<text:s/>улыбкой<text:s/>заметил<text:s/>мой<text:s/>сосед.</text:p>
      <text:p text:style-name="Обычный">– То<text:s/>ист<text:s/>как<text:s/>шалко,<text:s/>я<text:s/>скасать<text:s/>хотелл. (Известно,<text:s/>что<text:s/>все<text:s/>немцы,<text:s/>одолевшие<text:s/>наконец<text:s/>нашу<text:s/>букву<text:s/>«люди»,<text:s/>удивительно<text:s/>на<text:s/>нее<text:s/>напирают.)</text:p>
      <text:p text:style-name="Обычный">Особенно<text:s/>возбуждали<text:s/>его<text:s/>сожаление<text:s/>лежавшие<text:s/>на<text:s/>земле<text:s/>дубы –<text:s/>и<text:s/>действительно:<text:s/>иной<text:s/>бы<text:s/>мельник<text:s/>дорого<text:s/>за<text:s/>них<text:s/>заплатил.<text:s/>Зато<text:s/>десятский<text:s/>Архип<text:s/>сохранял<text:s/>спокойствие<text:s/>невозмутимое<text:s/>и<text:s/>не<text:s/>горевал<text:s/>нисколько;<text:s/>напротив,<text:s/>он<text:s/>даже<text:s/>не<text:s/>без<text:s/>удовольствия<text:s/>через<text:s/>них<text:s/>перескакивал<text:s/>и<text:s/>кнутиком<text:s/>по<text:s/>ним<text:s/>постегивал.</text:p>
      <text:p text:style-name="Обычный">Мы<text:s/>пробирались<text:s/>на<text:s/>место<text:s/>рубки,<text:s/>как<text:s/>вдруг,<text:s/>вслед<text:s/>за<text:s/>шумом<text:s/>упавшего<text:s/>дерева,<text:s/>раздался<text:s/>крик<text:s/>и<text:s/>говор,<text:s/>и<text:s/>через<text:s/>несколько<text:s/>мгновений<text:s/>нам<text:s/>навстречу<text:s/>из<text:s/>чащи<text:s/>выскочил<text:s/>молодой<text:s/>мужик,<text:s/>бледный<text:s/>и<text:s/>растрепанный.</text:p>
      <text:p text:style-name="Обычный">– Что<text:s/>такое?<text:s/>куда<text:s/>ты<text:s/>бежишь? –<text:s/>спросил<text:s/>его<text:s/>Ардалион<text:s/>Михайлыч.</text:p>
      <text:p text:style-name="Обычный">Он<text:s/>тотчас<text:s/>остановился.</text:p>
      <text:p text:style-name="Обычный">– Ах,<text:s/>батюшка,<text:s/>Ардалион<text:s/>Михайлыч,<text:s/>беда!</text:p>
      <text:p text:style-name="Обычный">– Что<text:s/>такое?</text:p>
      <text:p text:style-name="Обычный">– Максима,<text:s/>батюшка,<text:s/>деревом<text:s/>пришибло.</text:p>
      <text:p text:style-name="Обычный">– Каким<text:s/>это<text:s/>образом?..<text:s/>Подрядчика<text:s/>Максима?</text:p>
      <text:p text:style-name="Обычный">– Подрядчика,<text:s/>батюшка.<text:s/>Стали<text:s/>мы<text:s/>ясень<text:s/>рубить,<text:s/>а<text:s/>он<text:s/>стоит<text:s/>да<text:s/>смотрит…<text:s/>Стоял,<text:s/>стоял,<text:s/>да<text:s/>и<text:s/>пойди<text:s/>за<text:s/>водой<text:s/>к<text:s/>колодцу:<text:s/>слышь,<text:s/>пить<text:s/>захотелось.<text:s/>Как<text:s/>вдруг<text:s/>ясень<text:s/>затрещит<text:s/>да<text:s/>прямо<text:s/>на<text:s/>него.<text:s/>Мы<text:s/>ему<text:s/>кричим:<text:s/>беги,<text:s/>беги,<text:s/>беги…<text:s/>Ему<text:s/>бы<text:s/>в<text:s/>сторону<text:s/>броситься,<text:s/>а<text:s/>он<text:s/>возьми<text:s/>да<text:s/>прямо<text:s/>и<text:s/>побеги…<text:s/>заробел,<text:s/>знать.<text:s/>Ясень‑то<text:s/>его<text:s/>верхними<text:s/>сучьями<text:s/>и<text:s/>накрыл.<text:s/>И<text:s/>отчего<text:s/>так<text:s/>скоро<text:s/>повалился, –<text:s/>Господь<text:s/>его<text:s/>знает…<text:s/>Разве<text:s/>сердцевина<text:s/>гнила<text:s/>была.</text:p>
      <text:p text:style-name="Обычный">– Ну,<text:s/>и<text:s/>убило<text:s/>Максима?</text:p>
      <text:p text:style-name="Обычный">– Убило,<text:s/>батюшка.</text:p>
      <text:p text:style-name="Обычный">– До<text:s/>смерти?</text:p>
      <text:p text:style-name="Обычный">– Нет,<text:s/>батюшка,<text:s/>еще<text:s/>жив, –<text:s/>да<text:s/>что:<text:s/>ноги<text:s/>и<text:s/>руки<text:s/>ему<text:s/>перешибло.<text:s/>Я<text:s/>вот<text:s/>за<text:s/>Селиверстычем<text:s/>бежал,<text:s/>за<text:s/>лекарем.</text:p>
      <text:p text:style-name="Обычный">Ардалион<text:s/>Михайлыч<text:s/>приказал<text:s/>десятскому<text:s/>скакать<text:s/>в<text:s/>деревню<text:s/>за<text:s/>Селиверстычем,<text:s/>а<text:s/>сам<text:s/>крупной<text:s/>рысью<text:s/>поехал<text:s/>вперед<text:s/>на<text:s/>ссечки…<text:s/>Я<text:s/>за<text:s/>ним.</text:p>
      <text:p text:style-name="Обычный">Мы<text:s/>нашли<text:s/>бедного<text:s/>Максима<text:s/>на<text:s/>земле.<text:s/>Человек<text:s/>десять<text:s/>мужиков<text:s/>стояло<text:s/>около<text:s/>него.<text:s/>Мы<text:s/>слезли<text:s/>с<text:s/>лошадей.<text:s/>Он<text:s/>почти<text:s/>не<text:s/>стонал,<text:s/>изредка<text:s/>раскрывал<text:s/>и<text:s/>расширял<text:s/>глаза,<text:s/>словно<text:s/>с<text:s/>удивлением<text:s/>глядел<text:s/>кругом<text:s/>и<text:s/>покусывал<text:s/>посиневшие<text:s/>губы…<text:s/>Подбородок<text:s/>у<text:s/>него<text:s/>дрожал,<text:s/>волосы<text:s/>прилипли<text:s/>ко<text:s/>лбу,<text:s/>грудь<text:s/>поднималась<text:s/>неровно:<text:s/>он<text:s/>умирал.<text:s/>Легкая<text:s/>тень<text:s/>молодой<text:s/>липы<text:s/>тихо<text:s/>скользила<text:s/>по<text:s/>его<text:s/>лицу.</text:p>
      <text:p text:style-name="Обычный">Мы<text:s/>нагнулись<text:s/>к<text:s/>нему.<text:s/>Он<text:s/>узнал<text:s/>Ардалиона<text:s/>Михайлыча.</text:p>
      <text:p text:style-name="Обычный">– Батюшка, –<text:s/>заговорил<text:s/>он<text:s/>едва<text:s/>внятно, –<text:s/>за<text:s/>попом…<text:s/>послать…<text:s/>прикажите…<text:s/>Господь…<text:s/>меня<text:s/>наказал…<text:s/>ноги,<text:s/>руки,<text:s/>все<text:s/>перебито…<text:s/>сегодня…<text:s/>воскресенье…<text:s/>а я…<text:s/>а я…<text:s/>вот…<text:s/>ребят‑то<text:s/>не<text:s/>распустил.</text:p>
      <text:p text:style-name="Обычный">Он<text:s/>помолчал.<text:s/>Дыханье<text:s/>ему<text:s/>спирало.</text:p>
      <text:p text:style-name="Обычный">– Да<text:s/>деньги<text:s/>мои…<text:s/>жене…<text:s/>жене<text:s/>дайте…<text:s/>за<text:s/>вычетом…<text:s/>вот<text:s/>Онисим<text:s/>знает…<text:s/>кому<text:s/>я…<text:s/>что<text:s/>должен…</text:p>
      <text:p text:style-name="Обычный">– Мы<text:s/>за<text:s/>лекарем<text:s/>послали,<text:s/>Максим, –<text:s/>заговорил<text:s/>мой<text:s/>сосед, –<text:s/>может<text:s/>быть,<text:s/>ты<text:s/>еще<text:s/>и<text:s/>не<text:s/>умрешь.</text:p>
      <text:p text:style-name="Обычный">Он<text:s/>раскрыл<text:s/>было<text:s/>глаза<text:s/>и<text:s/>с<text:s/>усилием<text:s/>поднял<text:s/>брови<text:s/>и<text:s/>веки.</text:p>
      <text:p text:style-name="Обычный">– Нет,<text:s/>умру.<text:s/>Вот…<text:s/>вот<text:s/>подступает,<text:s/>вот<text:s/>она,<text:s/>вот…<text:s/>Простите<text:s/>мне,<text:s/>ребята,<text:s/>коли<text:s/>в<text:s/>чем…</text:p>
      <text:p text:style-name="Обычный">– Бог<text:s/>тебя<text:s/>простит,<text:s/>Максим<text:s/>Андреич, –<text:s/>глухо<text:s/>заговорили<text:s/>мужики<text:s/>в<text:s/>один<text:s/>голос<text:s/>и<text:s/>шапки<text:s/>сняли, –<text:s/>прости<text:s/>ты<text:s/>нас.</text:p>
      <text:p text:style-name="Обычный">Он<text:s/>вдруг<text:s/>отчаянно<text:s/>потряс<text:s/>головой,<text:s/>тоскливо<text:s/>выпятил<text:s/>грудь<text:s/>и<text:s/>опустился<text:s/>опять.</text:p>
      <text:p text:style-name="Обычный">– Нельзя<text:s/>же<text:s/>ему,<text:s/>однако,<text:s/>тут<text:s/>умирать, –<text:s/>воскликнул<text:s/>Ардалион<text:s/>Михайлыч, –<text:s/>ребята,<text:s/>давайте‑ка<text:s/>вон<text:s/>с<text:s/>телеги<text:s/>рогожку,<text:s/>снесемте<text:s/>его<text:s/>в<text:s/>больницу.</text:p>
      <text:p text:style-name="Обычный">Человека<text:s/>два<text:s/>бросились<text:s/>к<text:s/>телеге.</text:p>
      <text:p text:style-name="Обычный">– Я<text:s/>у<text:s/>Ефима…<text:s/>сычовского… –<text:s/>залепетал<text:s/>умирающий, –<text:s/>лошадь<text:s/>вчера<text:s/>купил…<text:s/>задаток<text:s/>дал…<text:s/>так<text:s/>лошадь‑то<text:s/>моя…<text:s/>жене<text:s/>ее…<text:s/>тоже…</text:p>
      <text:p text:style-name="Обычный">Стали<text:s/>его<text:s/>класть<text:s/>на<text:s/>рогожу…<text:s/>он<text:s/>затрепетал<text:s/>весь,<text:s/>как<text:s/>застреленная<text:s/>птица,<text:s/>и<text:s/>выпрямился…</text:p>
      <text:p text:style-name="Обычный">– Умер, –<text:s/>пробормотали<text:s/>мужики.</text:p>
      <text:p text:style-name="Обычный">Мы<text:s/>молча<text:s/>сели<text:s/>на<text:s/>лошадей<text:s/>и<text:s/>отъехали.</text:p>
      <text:p text:style-name="Обычный">Смерть<text:s/>бедного<text:s/>Максима<text:s/>заставила<text:s/>меня<text:s/>призадуматься.<text:s/>Удивительно<text:s/>умирает<text:s/>русский<text:s/>мужик!<text:s/>Состоянье<text:s/>его<text:s/>перед<text:s/>кончиной<text:s/>нельзя<text:s/>назвать<text:s/>ни<text:s/>равнодушием,<text:s/>ни<text:s/>тупостью;<text:s/>он<text:s/>умирает,<text:s/>словно<text:s/>обряд<text:s/>совершает:<text:s/>холодно<text:s/>и<text:s/>просто.</text:p>
      <text:p text:style-name="Обычный">Несколько<text:s/>лет<text:s/>тому<text:s/>назад<text:s/>у<text:s/>другого<text:s/>моего<text:s/>соседа<text:s/>в<text:s/>деревне<text:s/>мужик<text:s/>в<text:s/>овине<text:s/>обгорел. (Он<text:s/>так<text:s/>бы<text:s/>и<text:s/>остался<text:s/>в<text:s/>овине,<text:s/>да<text:s/>заезжий<text:s/>мещанин<text:s/>его<text:s/>полуживого<text:s/>вытащил:<text:s/>окунулся<text:s/>в<text:s/>кадку<text:s/>с<text:s/>водой,<text:s/>да<text:s/>с<text:s/>разбега<text:s/>и<text:s/>вышиб<text:s/>дверь<text:s/>под<text:s/>пылавшим<text:s/>навесом.)<text:s/>Я<text:s/>зашел<text:s/>к<text:s/>нему<text:s/>в<text:s/>избу.<text:s/>Темно<text:s/>в<text:s/>избе,<text:s/>душно,<text:s/>дымно.<text:s/>Спрашиваю,<text:s/>где<text:s/>больной?<text:s/>«А<text:s/>вон,<text:s/>батюшка,<text:s/>на<text:s/>лежанке», –<text:s/>отвечает<text:s/>мне<text:s/>нараспев<text:s/>подгорюнившаяся<text:s/>баба.<text:s/>Подхожу –<text:s/>лежит<text:s/>мужик,<text:s/>тулупом<text:s/>покрылся,<text:s/>дышит<text:s/>тяжко.<text:s/>«Что,<text:s/>как<text:s/>ты<text:s/>себя<text:s/>чувствуешь?»<text:s/>Завозился<text:s/>больной<text:s/>на<text:s/>печи,<text:s/>подняться<text:s/>хочет,<text:s/>а<text:s/>весь<text:s/>в<text:s/>ранах,<text:s/>при<text:s/>смерти.<text:s/>«Лежи,<text:s/>лежи,<text:s/>лежи…<text:s/>Ну,<text:s/>что?<text:s/>как?» –<text:s/>«Вестимо,<text:s/>плохо», –<text:s/>говорит.<text:s/>«Больно<text:s/>тебе?»<text:s/>Молчит.<text:s/>«Не<text:s/>нужно<text:s/>ли<text:s/>чего?»<text:s/>Молчит.<text:s/>«Не<text:s/>прислать<text:s/>ли<text:s/>тебе<text:s/>чаю,<text:s/>что<text:s/>ли?» –<text:s/>«Не<text:s/>надо».<text:s/>Я<text:s/>отошел<text:s/>от<text:s/>него,<text:s/>присел<text:s/>на<text:s/>лавку.<text:s/>Сижу<text:s/>четверть<text:s/>часа,<text:s/>сижу<text:s/>полчаса –<text:s/>гробовое<text:s/>молчание<text:s/>в<text:s/>избе.<text:s/>В<text:s/>углу,<text:s/>за<text:s/>столом<text:s/>под<text:s/>образами,<text:s/>прячется<text:s/>девочка<text:s/>лет<text:s/>пяти,<text:s/>хлеб<text:s/>ест.<text:s/>Мать<text:s/>изредка<text:s/>грозится<text:s/>на<text:s/>нее.<text:s/>В<text:s/>сенях<text:s/>ходят,<text:s/>стучат,<text:s/>разговаривают;<text:s/>братнина<text:s/>жена<text:s/>капусту<text:s/>рубит.<text:s/>«А,<text:s/>Аксинья!» –<text:s/>проговорил,<text:s/>наконец,<text:s/>больной.<text:s/>«Чего?» –<text:s/>«Квасу<text:s/>дай».<text:s/>Подала<text:s/>ему<text:s/>Аксинья<text:s/>квасу.<text:s/>Опять<text:s/>молчанье.<text:s/>Спрашиваю<text:s/>шепотом:<text:s/>«Причастили<text:s/>его?» –<text:s/>«Причастили».<text:s/>Ну,<text:s/>стало<text:s/>быть,<text:s/>и<text:s/>все<text:s/>в<text:s/>порядке:<text:s/>ждет<text:s/>смерти,<text:s/>да<text:s/>и<text:s/>только.<text:s/>Я<text:s/>не<text:s/>вытерпел<text:s/>и<text:s/>вышел…</text:p>
      <text:p text:style-name="Обычный">А<text:s/>то,<text:s/>помнится,<text:s/>завернул<text:s/>я<text:s/>однажды<text:s/>в<text:s/>больницу<text:s/>села<text:s/>Красногорья,<text:s/>к<text:s/>знакомому<text:s/>мне<text:s/>фельдшеру<text:s/>Капитону,<text:s/>страстному<text:s/>охотнику.</text:p>
      <text:p text:style-name="Обычный">Больница<text:s/>эта<text:s/>состояла<text:s/>из<text:s/>бывшего<text:s/>господского<text:s/>флигеля;<text:s/>устроила<text:s/>ее<text:s/>сама<text:s/>помещица,<text:s/>то<text:s/>есть<text:s/>велела<text:s/>прибить<text:s/>над<text:s/>дверью<text:s/>голубую<text:s/>доску<text:s/>с<text:s/>надписью<text:s/>белыми<text:s/>буквами:<text:s/>«Красногорская<text:s/>больница»,<text:s/>и<text:s/>сама<text:s/>вручила<text:s/>Капитону<text:s/>красивый<text:s/>альбом<text:s/>для<text:s/>записывания<text:s/>имен<text:s/>больных.<text:s/>На<text:s/>первом<text:s/>листке<text:s/>этого<text:s/>альбома<text:s/>один<text:s/>из<text:s/>лизоблюдов<text:s/>и<text:s/>прислужников<text:s/>благодетельной<text:s/>помещицы<text:s/>начертал<text:s/>следующие<text:s/>стишки:</text:p>
      <text:p text:style-name="P1242"/>
      <text:p text:style-name="P1243">Dans ces beaux lieux, où<text:s/>règne 1’allègresse,</text:p>
      <text:p text:style-name="P1244">Ce temple fut ouvert par la Beauté;</text:p>
      <text:p text:style-name="P1245">De vos seigneurs admirez la tendresse,</text:p>
      <text:p text:style-name="P1246">Bons habitants de Krasnogorié!<text:span text:style-name="Знаксноски"><text:note text:note-class="footnote" text:id="_ftn43"><text:note-citation>44</text:note-citation><text:note-body><text:p text:style-name="FootNote"><text:span text:style-name="T1247"><text:s/></text:span><text:span text:style-name="T1248">В</text:span><text:span text:style-name="T1249"><text:s/></text:span><text:span text:style-name="T1250">прекрасных</text:span><text:span text:style-name="T1251"><text:s/></text:span><text:span text:style-name="T1252">местах</text:span><text:span text:style-name="T1253">,<text:s/></text:span><text:span text:style-name="T1254">где</text:span><text:span text:style-name="T1255"><text:s/></text:span><text:span text:style-name="T1256">царст</text:span><text:span text:style-name="T1257">вует</text:span><text:span text:style-name="T1258"><text:s/></text:span><text:span text:style-name="T1259">веселье</text:span><text:span text:style-name="T1260">,<text:s/></text:span><text:span text:style-name="T1261">Сама</text:span><text:span text:style-name="T1262"><text:s/></text:span><text:span text:style-name="T1263">красота</text:span><text:span text:style-name="T1264"><text:s/></text:span><text:span text:style-name="T1265">воздвигла</text:span><text:span text:style-name="T1266"><text:s/></text:span><text:span text:style-name="T1267">этот</text:span><text:span text:style-name="T1268"><text:s/></text:span><text:span text:style-name="T1269">храм</text:span><text:span text:style-name="T1270">;<text:s/></text:span><text:span text:style-name="T1271">Восхищайтесь</text:span><text:span text:style-name="T1272"><text:s/></text:span><text:span text:style-name="T1273">щедростью</text:span><text:span text:style-name="T1274"><text:s/></text:span><text:span text:style-name="T1275">ваших</text:span><text:span text:style-name="T1276"><text:s/></text:span><text:span text:style-name="T1277">господ</text:span><text:span text:style-name="T1278">,<text:s/></text:span><text:span text:style-name="T1279">Добрые</text:span><text:span text:style-name="T1280"><text:s/></text:span><text:span text:style-name="T1281">обитатели</text:span><text:span text:style-name="T1282"><text:s/></text:span><text:span text:style-name="T1283">Красногорья</text:span><text:span text:style-name="T1284">! (</text:span><text:span text:style-name="T1285">фр</text:span><text:span text:style-name="T1286">.)</text:span></text:p><text:p text:style-name="Сd1нedоeeсf1кeaаe0"/></text:note-body></text:note></text:span> –</text:p>
      <text:p text:style-name="P1287"/>
      <text:p text:style-name="Обычный">а<text:s/>другой<text:s/>господин<text:s/>внизу<text:s/>приписал:</text:p>
      <text:p text:style-name="P1288"/>
      <text:p text:style-name="P1289">Et moi aussi j’aime la nature!</text:p>
      <text:p text:style-name="P1290">Jean Kobyliatnikoff<text:span text:style-name="Знаксноски"><text:note text:note-class="footnote" text:id="_ftn44"><text:note-citation>45</text:note-citation><text:note-body><text:p text:style-name="FootNote"><text:span text:style-name="T1291"><text:s/></text:span><text:span text:style-name="T1292">И</text:span><text:span text:style-name="T1293"><text:s/></text:span><text:span text:style-name="T1294">я</text:span><text:span text:style-name="T1295"><text:s/></text:span><text:span text:style-name="T1296">тоже</text:span><text:span text:style-name="T1297"><text:s/></text:span><text:span text:style-name="T1298">люблю</text:span><text:span text:style-name="T1299"><text:s/></text:span><text:span text:style-name="T1300">природу</text:span><text:span text:style-name="T1301">!<text:s/></text:span><text:span text:style-name="T1302">Иван</text:span><text:span text:style-name="T1303"><text:s/></text:span><text:span text:style-name="T1304">Кобылятников</text:span><text:span text:style-name="T1305"><text:s/></text:span><text:span text:style-name="T1306">(</text:span><text:span text:style-name="T1307">фр</text:span><text:span text:style-name="T1308">.).</text:span></text:p><text:p text:style-name="Сd1нedоeeсf1кeaаe0"/></text:note-body></text:note></text:span>.</text:p>
      <text:p text:style-name="P1309"/>
      <text:p text:style-name="Обычный">Фельдшер<text:s/>купил<text:s/>на<text:s/>свои<text:s/>деньги<text:s/>шесть<text:s/>кроватей<text:s/>и<text:s/>пустился,<text:s/>благословясь,<text:s/>лечить<text:s/>народ<text:s/>Божий.<text:s/>Кроме<text:s/>его,<text:s/>при<text:s/>больнице<text:s/>состояло<text:s/>два<text:s/>человека:<text:s/>подверженный<text:s/>сумасшествию<text:s/>резчик<text:s/>Павел<text:s/>и<text:s/>сухорукая<text:s/>баба<text:s/>Меликитриса,<text:s/>занимавшая<text:s/>должность<text:s/>кухарки.<text:s/>Они<text:s/>оба<text:s/>приготовляли<text:s/>лекарства,<text:s/>сушили<text:s/>и<text:s/>настаивали<text:s/>травы;<text:s/>они<text:s/>же<text:s/>укрощали<text:s/>горячечных<text:s/>больных.<text:s/>Сумасшедший<text:s/>резчик<text:s/>был<text:s/>на<text:s/>вид<text:s/>угрюм<text:s/>и<text:s/>скуп<text:s/>на<text:s/>слова;<text:s/>по<text:s/>ночам<text:s/>пел<text:s/>песню<text:s/>«о<text:s/>прекрасной<text:s/>Венере»<text:s/>и к<text:s/>каждому<text:s/>проезжему<text:s/>подходил<text:s/>с<text:s/>просьбой<text:s/>позволить<text:s/>ему<text:s/>жениться<text:s/>на<text:s/>какой‑то<text:s/>девке<text:s/>Маланье,<text:s/>давно<text:s/>уже<text:s/>умершей.<text:s/>Сухорукая<text:s/>баба<text:s/>била<text:s/>его<text:s/>и<text:s/>заставляла<text:s/>стеречь<text:s/>индюшек.<text:s/>Вот<text:s/>сижу<text:s/>я<text:s/>однажды<text:s/>у<text:s/>фельдшера<text:s/>Капитона.<text:s/>Начали<text:s/>мы<text:s/>было<text:s/>разговаривать<text:s/>о<text:s/>последней<text:s/>нашей<text:s/>охоте,<text:s/>как<text:s/>вдруг<text:s/>на<text:s/>двор<text:s/>въехала<text:s/>телега,<text:s/>запряженная<text:s/>необыкновенно<text:s/>толстой<text:s/>сивой<text:s/>лошадью,<text:s/>какие<text:s/>только<text:s/>бывают<text:s/>у<text:s/>мельников.<text:s/>В<text:s/>телеге<text:s/>сидел<text:s/>плотный<text:s/>мужик<text:s/>в<text:s/>новом<text:s/>армяке,<text:s/>с<text:s/>разноцветной<text:s/>бородой.<text:s/>«А,<text:s/>Василий<text:s/>Дмитрич, –<text:s/>закричал<text:s/>из<text:s/>окна<text:s/>Капитон, –<text:s/>милости<text:s/>просим…<text:s/>Лыбовшинский<text:s/>мельник», –<text:s/>шепнул<text:s/>он<text:s/>мне.<text:s/>Мужик,<text:s/>покряхтывая,<text:s/>слез<text:s/>с<text:s/>телеги,<text:s/>вошел<text:s/>в<text:s/>фельдшерову<text:s/>комнату,<text:s/>поискал<text:s/>глазами<text:s/>образа<text:s/>и<text:s/>перекрестился.<text:s/>«Ну<text:s/>что,<text:s/>Василий<text:s/>Дмитрич,<text:s/>что<text:s/>новенького?..<text:s/>Да<text:s/>вы,<text:s/>должно<text:s/>быть,<text:s/>нездоровы:<text:s/>лицо<text:s/>у<text:s/>вас<text:s/>нехорошо». –<text:s/>«Да,<text:s/>Капитон<text:s/>Тимофеич,<text:s/>неладно<text:s/>что‑то». –<text:s/>«Что<text:s/>с<text:s/>вами?» –<text:s/>«Да<text:s/>вот<text:s/>что,<text:s/>Капитон<text:s/>Тимофеич.<text:s/>Недавно<text:s/>купил<text:s/>я<text:s/>в<text:s/>городе<text:s/>жернова;<text:s/>ну,<text:s/>привез<text:s/>их<text:s/>домой,<text:s/>да<text:s/>как<text:s/>стал<text:s/>их<text:s/>с<text:s/>телеги‑то<text:s/>выкладывать,<text:s/>понатужился,<text:s/>знать,<text:s/>что<text:s/>ли,<text:s/>в<text:s/>череве‑то<text:s/>у<text:s/>меня<text:s/>так<text:s/>екнуло,<text:s/>словно<text:s/>оборвалось<text:s/>что…<text:s/>да<text:s/>вот<text:s/>с<text:s/>тех<text:s/>пор<text:s/>все<text:s/>и<text:s/>нездоровится.<text:s/>Сегодня<text:s/>даже<text:s/>больно<text:s/>неладно». –<text:s/>«Гм, –<text:s/>промолвил<text:s/>Капитон<text:s/>и<text:s/>понюхал<text:s/>табаку, –<text:s/>значит,<text:s/>грыжа.<text:s/>А<text:s/>давно<text:s/>с<text:s/>вами<text:s/>это<text:s/>приключилось?» –<text:s/>«Да<text:s/>десятый<text:s/>денек<text:s/>пошел». –<text:s/>«Десятый? (Фельдшер<text:s/>потянул<text:s/>в<text:s/>себя<text:s/>сквозь<text:s/>зубы<text:s/>воздух<text:s/>и<text:s/>головой<text:s/>покачал.)<text:s/>Позволь‑ка<text:s/>себя<text:s/>пощупать.<text:s/>Ну,<text:s/>Василий<text:s/>Дмитрич, –<text:s/>проговорил<text:s/>он<text:s/>наконец, –<text:s/>жаль<text:s/>мне<text:s/>тебя,<text:s/>сердечного,<text:s/>а<text:s/>ведь<text:s/>дело‑то<text:s/>твое<text:s/>неладно;<text:s/>ты<text:s/>болен<text:s/>не<text:s/>на<text:s/>шутку;<text:s/>оставайся‑ка<text:s/>здесь<text:s/>у<text:s/>меня;<text:s/>я,<text:s/>с<text:s/>своей<text:s/>стороны,<text:s/>все<text:s/>старание<text:s/>приложу,<text:s/>а<text:s/>впрочем,<text:s/>ни<text:s/>за<text:s/>что<text:s/>не<text:s/>ручаюсь». –<text:s/>«Будто<text:s/>так<text:s/>худо?» –<text:s/>пробормотал<text:s/>изумленный<text:s/>мельник.<text:s/>«Да,<text:s/>Василий<text:s/>Дмитрич,<text:s/>худо;<text:s/>пришли<text:s/>бы<text:s/>вы<text:s/>ко<text:s/>мне<text:s/>деньками<text:s/>двумя<text:s/>пораньше –<text:s/>и<text:s/>ничего<text:s/>бы,<text:s/>как<text:s/>рукой<text:s/>бы<text:s/>снял;<text:s/>а теперь<text:s/>у<text:s/>вас<text:s/>воспаление,<text:s/>вон<text:s/>что;<text:s/>того<text:s/>и<text:s/>гляди<text:s/>антонов<text:s/>огонь<text:s/>сделается». –<text:s/>«Да<text:s/>быть<text:s/>не<text:s/>может,<text:s/>Капитон<text:s/>Тимофеич». –<text:s/>«Уж<text:s/>я<text:s/>вам<text:s/>говорю». –<text:s/>«Да<text:s/>как<text:s/>же<text:s/>это! (Фельдшер<text:s/>плечами<text:s/>пожал.)<text:s/>И<text:s/>умирать<text:s/>мне<text:s/>из‑за<text:s/>этакой<text:s/>дряни?» –<text:s/>«Этого<text:s/>я<text:s/>не<text:s/>говорю…<text:s/>а только<text:s/>оставайтесь<text:s/>здесь».<text:s/>Мужик<text:s/>подумал,<text:s/>подумал,<text:s/>посмотрел<text:s/>на<text:s/>пол,<text:s/>потом<text:s/>на<text:s/>нас<text:s/>взглянул,<text:s/>почесал<text:s/>в<text:s/>затылке<text:s/>да<text:s/>за<text:s/>шапку.<text:s/>«Куда<text:s/>же<text:s/>вы,<text:s/>Василий<text:s/>Дмитрич?» –<text:s/>«Куда?<text:s/>вестимо<text:s/>куда,<text:s/>домой,<text:s/>коли<text:s/>так<text:s/>плохо.<text:s/>Распорядиться<text:s/>следует,<text:s/>коли<text:s/>так». –<text:s/>«Да<text:s/>вы<text:s/>себе<text:s/>беды<text:s/>наделаете,<text:s/>Василий<text:s/>Дмитрич,<text:s/>помилуйте;<text:s/>я и<text:s/>так<text:s/>удивляюсь,<text:s/>как<text:s/>вы<text:s/>доехали?<text:s/>останьтесь». –<text:s/>«Нет,<text:s/>брат<text:s/>Капитон<text:s/>Тимофеич,<text:s/>уж<text:s/>умирать,<text:s/>так<text:s/>дома<text:s/>умирать;<text:s/>а то<text:s/>что<text:s/>ж<text:s/>я<text:s/>здесь<text:s/>умру, –<text:s/>у<text:s/>меня<text:s/>дома<text:s/>и<text:s/>Господь<text:s/>знает<text:s/>что<text:s/>приключится». –<text:s/>«Еще<text:s/>неизвестно,<text:s/>Василий<text:s/>Дмитрич,<text:s/>как<text:s/>дело‑то<text:s/>пойдет…<text:s/>Конечно,<text:s/>опасно,<text:s/>очень<text:s/>опасно,<text:s/>спору<text:s/>нет…<text:s/>да<text:s/>оттого‑то<text:s/>и<text:s/>следует<text:s/>вам<text:s/>остаться». (Мужик<text:s/>головой<text:s/>покачал.)<text:s/>«Нет,<text:s/>Капитон<text:s/>Тимофеич,<text:s/>не<text:s/>останусь…<text:s/>а лекарствицо<text:s/>разве<text:s/>пропишите». –<text:s/>«Лекарство<text:s/>одно<text:s/>не<text:s/>поможет». –<text:s/>«Не<text:s/>останусь,<text:s/>говорят». –<text:s/>«Ну,<text:s/>как<text:s/>хочешь…<text:s/>чур,<text:s/>потом<text:s/>не<text:s/>пенять!»</text:p>
      <text:p text:style-name="Обычный">Фельдшер<text:s/>вырвал<text:s/>страничку<text:s/>из<text:s/>альбома<text:s/>и,<text:s/>прописав<text:s/>рецепт,<text:s/>посоветовал,<text:s/>что<text:s/>еще<text:s/>делать.<text:s/>Мужик<text:s/>взял<text:s/>бумажку,<text:s/>дал<text:s/>Капитону<text:s/>полтинник,<text:s/>вышел<text:s/>из<text:s/>комнаты<text:s/>и<text:s/>сел<text:s/>на<text:s/>телегу.<text:s/>«Ну,<text:s/>прощайте,<text:s/>Капитон<text:s/>Тимофеич,<text:s/>не<text:s/>поминайте<text:s/>лихом<text:s/>да<text:s/>сироток<text:s/>не<text:s/>забывайте,<text:s/>коли<text:s/>что…» –<text:s/>«Эй,<text:s/>останься,<text:s/>Василий!»<text:s/>Мужик<text:s/>только<text:s/>головой<text:s/>тряхнул,<text:s/>ударил<text:s/>вожжой<text:s/>по<text:s/>лошади<text:s/>и<text:s/>съехал<text:s/>со<text:s/>двора.<text:s/>Я<text:s/>вышел<text:s/>на<text:s/>улицу<text:s/>и<text:s/>поглядел<text:s/>ему<text:s/>вслед.<text:s/>Дорога<text:s/>была<text:s/>грязная<text:s/>и<text:s/>ухабистая;<text:s/>мельник<text:s/>ехал<text:s/>осторожно,<text:s/>не<text:s/>торопясь,<text:s/>ловко<text:s/>правил<text:s/>лошадью<text:s/>и<text:s/>со<text:s/>встречными<text:s/>раскланивался…<text:s/>На<text:s/>четвертый<text:s/>день<text:s/>он<text:s/>умер.</text:p>
      <text:p text:style-name="Обычный">Вообще<text:s/>удивительно<text:s/>умирают<text:s/>русские<text:s/>люди.<text:s/>Много<text:s/>покойников<text:s/>приходит<text:s/>мне<text:s/>теперь<text:s/>на<text:s/>память.<text:s/>Вспоминаю<text:s/>я<text:s/>тебя,<text:s/>старинный<text:s/>мой<text:s/>приятель,<text:s/>недоучившийся<text:s/>студент<text:s/>Авенир<text:s/>Сорокоумов,<text:s/>прекрасный,<text:s/>благороднейший<text:s/>человек!<text:s/>Вижу<text:s/>снова<text:s/>твое<text:s/>чахоточное<text:s/>зеленоватое<text:s/>лицо,<text:s/>твои<text:s/>жидкие<text:s/>русые<text:s/>волосики,<text:s/>твою<text:s/>кроткую<text:s/>улыбку,<text:s/>твой<text:s/>восторженный<text:s/>взгляд,<text:s/>твои<text:s/>длинные<text:s/>члены;<text:s/>слышу<text:s/>твой<text:s/>слабый,<text:s/>ласковый<text:s/>голос.<text:s/>Жил<text:s/>ты<text:s/>у<text:s/>великороссийского<text:s/>помещика<text:s/>Гура<text:s/>Крупяникова,<text:s/>учил<text:s/>его<text:s/>детей,<text:s/>Фофу<text:s/>и<text:s/>Зёзю,<text:s/>русской<text:s/>грамоте,<text:s/>географии<text:s/>и<text:s/>истории,<text:s/>терпеливо<text:s/>сносил<text:s/>тяжелые<text:s/>шутки<text:s/>самого<text:s/>Гура,<text:s/>грубые<text:s/>любезности<text:s/>дворецкого,<text:s/>пошлые<text:s/>шалости<text:s/>злых<text:s/>мальчишек,<text:s/>не<text:s/>без<text:s/>горькой<text:s/>улыбки,<text:s/>но<text:s/>и<text:s/>без<text:s/>ропота<text:s/>исполнял<text:s/>прихотливые<text:s/>требования<text:s/>скучающей<text:s/>барыни;<text:s/>зато,<text:s/>бывало,<text:s/>как<text:s/>ты<text:s/>отдыхал,<text:s/>как<text:s/>ты<text:s/>блаженствовал<text:s/>вечером,<text:s/>после<text:s/>ужина,<text:s/>когда<text:s/>отделавшись,<text:s/>наконец,<text:s/>от<text:s/>всех<text:s/>обязанностей<text:s/>и<text:s/>занятий,<text:s/>ты<text:s/>садился<text:s/>перед<text:s/>окном,<text:s/>задумчиво<text:s/>закуривал<text:s/>трубку<text:s/>или<text:s/>с<text:s/>жадностью<text:s/>перелистывал<text:s/>изуродованный<text:s/>и<text:s/>засаленный<text:s/>нумер<text:s/>толстого<text:s/>журнала,<text:s/>занесенный<text:s/>из<text:s/>города<text:s/>землемером,<text:s/>таким<text:s/>же<text:s/>бездомным<text:s/>горемыкою,<text:s/>как<text:s/>ты!<text:s/>Как<text:s/>нравились<text:s/>тебе<text:s/>тогда<text:s/>всякие<text:s/>стихи<text:s/>и<text:s/>всякие<text:s/>повести,<text:s/>как<text:s/>легко<text:s/>навертывались<text:s/>слезы<text:s/>на<text:s/>твои<text:s/>глаза,<text:s/>с<text:s/>каким<text:s/>удовольствием<text:s/>ты<text:s/>смеялся,<text:s/>какою<text:s/>искреннею<text:s/>любовью<text:s/>к<text:s/>людям,<text:s/>каким<text:s/>благородным<text:s/>сочувствием<text:s/>ко<text:s/>всему<text:s/>доброму<text:s/>и<text:s/>прекрасному<text:s/>проникалась<text:s/>твоя<text:s/>младенчески<text:s/>чистая<text:s/>душа!<text:s/>Должно<text:s/>сказать<text:s/>правду:<text:s/>не<text:s/>отличался<text:s/>ты<text:s/>излишним<text:s/>остроумием;<text:s/>природа<text:s/>не<text:s/>одарила<text:s/>тебя<text:s/>ни<text:s/>памятью,<text:s/>ни<text:s/>прилежанием;<text:s/>в университете<text:s/>считался<text:s/>ты<text:s/>одним<text:s/>из<text:s/>самых<text:s/>плохих<text:s/>студентов;<text:s/>на<text:s/>лекциях<text:s/>ты<text:s/>спал,<text:s/>на<text:s/>экзаменах –<text:s/>молчал<text:s/>торжественно;<text:s/>но<text:s/>у<text:s/>кого<text:s/>сияли<text:s/>радостью<text:s/>глаза,<text:s/>у<text:s/>кого<text:s/>захватывало<text:s/>дыхание<text:s/>от<text:s/>успеха,<text:s/>от<text:s/>удачи<text:s/>товарища?<text:s/>У<text:s/>Авенира…<text:s/>Кто<text:s/>слепо<text:s/>веровал<text:s/>в<text:s/>высокое<text:s/>призвание<text:s/>друзей<text:s/>своих,<text:s/>кто<text:s/>превозносил<text:s/>их<text:s/>с<text:s/>гордостью,<text:s/>защищал<text:s/>их<text:s/>с<text:s/>ожесточением?<text:s/>Кто<text:s/>не<text:s/>знал<text:s/>ни<text:s/>зависти,<text:s/>ни<text:s/>самолюбия,<text:s/>кто<text:s/>бескорыстно<text:s/>жертвовал<text:s/>собою,<text:s/>кто<text:s/>охотно<text:s/>подчинялся<text:s/>людям,<text:s/>не<text:s/>стоившим<text:s/>развязать<text:s/>ремень<text:s/>от<text:s/>сапог<text:s/>его?..<text:s/>Все<text:s/>ты,<text:s/>все<text:s/>ты,<text:s/>наш<text:s/>добрый<text:s/>Авенир!<text:s/>Помню:<text:s/>с сокрушенным<text:s/>сердцем<text:s/>расставался<text:s/>ты<text:s/>с<text:s/>товарищами,<text:s/>уезжая<text:s/>на<text:s/>«кондицию»;<text:s/>злые<text:s/>предчувствия<text:s/>тебя<text:s/>мучили…<text:s/>И<text:s/>точно:<text:s/>в деревне<text:s/>плохо<text:s/>тебе<text:s/>пришлось;<text:s/>в деревне<text:s/>тебе<text:s/>некого<text:s/>было<text:s/>благоговейно<text:s/>выслушивать,<text:s/>некому<text:s/>удивляться,<text:s/>некого<text:s/>любить…<text:s/>И<text:s/>степняки,<text:s/>и<text:s/>образованные<text:s/>помещики<text:s/>обходились<text:s/>с<text:s/>тобою,<text:s/>как<text:s/>с<text:s/>учителем:<text:s/>одни –<text:s/>грубо,<text:s/>другие –<text:s/>небрежно.<text:s/>Притом<text:s/>же<text:s/>ты<text:s/>и<text:s/>фигурой<text:s/>не<text:s/>брал;<text:s/>робел,<text:s/>краснел,<text:s/>потел,<text:s/>заикался…<text:s/>Даже<text:s/>здоровья<text:s/>твоего<text:s/>не<text:s/>поправил<text:s/>сельский<text:s/>воздух:<text:s/>истаял<text:s/>ты,<text:s/>как<text:s/>свечка,<text:s/>бедняк!<text:s/>Правда:<text:s/>комнатка<text:s/>твоя<text:s/>выходила<text:s/>в<text:s/>сад;<text:s/>черемухи,<text:s/>яблони,<text:s/>липы<text:s/>сыпали<text:s/>тебе<text:s/>на<text:s/>стол,<text:s/>на<text:s/>чернильницу,<text:s/>на<text:s/>книги<text:s/>свои<text:s/>легкие<text:s/>цветки;<text:s/>на<text:s/>стене<text:s/>висела<text:s/>голубая<text:s/>шелковая<text:s/>подушечка<text:s/>для<text:s/>часов,<text:s/>подаренная<text:s/>тебе<text:s/>в<text:s/>прощальный<text:s/>час<text:s/>добренькой,<text:s/>чувствительной<text:s/>немочкой,<text:s/>гувернанткой<text:s/>с<text:s/>белокурыми<text:s/>кудрями<text:s/>и<text:s/>синими<text:s/>глазками;<text:s/>иногда<text:s/>заезжал<text:s/>к<text:s/>тебе<text:s/>старый<text:s/>друг<text:s/>из<text:s/>Москвы<text:s/>и<text:s/>приводил<text:s/>тебя<text:s/>в<text:s/>восторг<text:s/>чужими<text:s/>или<text:s/>даже<text:s/>своими<text:s/>стихами;<text:s/>но<text:s/>одиночество,<text:s/>но<text:s/>невыносимое<text:s/>рабство<text:s/>учительского<text:s/>звания,<text:s/>невозможность<text:s/>освобождения,<text:s/>но<text:s/>бесконечные<text:s/>осени<text:s/>и<text:s/>зимы,<text:s/>но<text:s/>болезнь<text:s/>неотступная…<text:s/>Бедный,<text:s/>бедный<text:s/>Авенир!</text:p>
      <text:p text:style-name="Обычный">Я<text:s/>посетил<text:s/>Сорокоумова<text:s/>незадолго<text:s/>до<text:s/>его<text:s/>смерти.<text:s/>Он<text:s/>уже<text:s/>почти<text:s/>ходить<text:s/>не<text:s/>мог.<text:s/>Помещик<text:s/>Гур<text:s/>Крупяников<text:s/>не<text:s/>выгонял<text:s/>его<text:s/>из<text:s/>дому,<text:s/>но<text:s/>жалованье<text:s/>перестал<text:s/>ему<text:s/>выдавать<text:s/>и<text:s/>другого<text:s/>учителя<text:s/>нанял<text:s/>Зёзе…<text:s/>Фофу<text:s/>отдали<text:s/>в<text:s/>кадетский<text:s/>корпус.<text:s/>Авенир<text:s/>сидел<text:s/>возле<text:s/>окна<text:s/>в<text:s/>старых<text:s/>вольтеровских<text:s/>креслах.<text:s/>Погода<text:s/>была<text:s/>чудная.<text:s/>Светлое<text:s/>осеннее<text:s/>небо<text:s/>весело<text:s/>синело<text:s/>над<text:s/>темно‑бурою<text:s/>грядой<text:s/>обнаженных<text:s/>лип;<text:s/>кое‑где<text:s/>шевелились<text:s/>и<text:s/>лепетали<text:s/>на<text:s/>них<text:s/>последние,<text:s/>ярко‑золотые<text:s/>листья.<text:s/>Прохваченная<text:s/>морозом<text:s/>земля<text:s/>потела<text:s/>и<text:s/>оттаивала<text:s/>на<text:s/>солнце;<text:s/>его<text:s/>косые,<text:s/>румяные<text:s/>лучи<text:s/>били<text:s/>вскользь<text:s/>по<text:s/>бледной<text:s/>траве;<text:s/>в воздухе<text:s/>чудился<text:s/>легкий<text:s/>треск;<text:s/>ясно<text:s/>и<text:s/>внятно<text:s/>звучали<text:s/>в<text:s/>саду<text:s/>голоса<text:s/>работников.<text:s/>На<text:s/>Авенире<text:s/>был<text:s/>ветхий<text:s/>бухарский<text:s/>халат;<text:s/>зеленый<text:s/>шейный<text:s/>платок<text:s/>бросал<text:s/>мертвенный<text:s/>оттенок<text:s/>на<text:s/>его<text:s/>страшно<text:s/>исхудавшее<text:s/>лицо.<text:s/>Он<text:s/>весьма<text:s/>мне<text:s/>обрадовался,<text:s/>протянул<text:s/>руку,<text:s/>заговорил<text:s/>и<text:s/>закашлялся.<text:s/>Я<text:s/>дал<text:s/>ему<text:s/>успокоиться,<text:s/>подсел<text:s/>к<text:s/>нему…<text:s/>На<text:s/>коленях<text:s/>у<text:s/>Авенира<text:s/>лежала<text:s/>тетрадка<text:s/>стихотворений<text:s/>Кольцова,<text:s/>тщательно<text:s/>переписанных;<text:s/>он<text:s/>с<text:s/>улыбкой<text:s/>постучал<text:s/>по<text:s/>ней<text:s/>рукой.<text:s/>«Вот<text:s/>поэт», –<text:s/>пролепетал<text:s/>он,<text:s/>с<text:s/>усилием<text:s/>сдерживая<text:s/>кашель,<text:s/>и<text:s/>пустился<text:s/>было<text:s/>декламировать<text:s/>едва<text:s/>слышным<text:s/>голосом:</text:p>
      <text:p text:style-name="P1310"/>
      <text:p text:style-name="P1311">Аль<text:s/>у<text:s/>сокола</text:p>
      <text:p text:style-name="P1312">Крылья<text:s/>связаны?</text:p>
      <text:p text:style-name="P1313">Аль<text:s/>пути<text:s/>ему</text:p>
      <text:p text:style-name="P1314">Все<text:s/>заказаны?</text:p>
      <text:p text:style-name="P1315"/>
      <text:p text:style-name="Обычный">Я<text:s/>остановил<text:s/>его:<text:s/>лекарь<text:s/>запретил<text:s/>ему<text:s/>разговаривать.<text:s/>Я<text:s/>знал,<text:s/>чем<text:s/>ему<text:s/>угодить.<text:s/>Сорокоумов<text:s/>никогда,<text:s/>как<text:s/>говорится,<text:s/>не<text:s/>«следил»<text:s/>за<text:s/>наукой,<text:s/>но<text:s/>любопытствовал<text:s/>знать,<text:s/>что,<text:s/>дескать,<text:s/>до<text:s/>чего<text:s/>дошли<text:s/>теперь<text:s/>великие<text:s/>умы?<text:s/>Бывало,<text:s/>поймает<text:s/>товарища<text:s/>где‑нибудь<text:s/>в<text:s/>углу<text:s/>и<text:s/>начнет<text:s/>его<text:s/>расспрашивать:<text:s/>слушает,<text:s/>удивляется,<text:s/>верит<text:s/>ему<text:s/>на<text:s/>слово<text:s/>и<text:s/>уж<text:s/>так<text:s/>потом<text:s/>за<text:s/>ним<text:s/>и<text:s/>повторяет.<text:s/>Особенно<text:s/>немецкая<text:s/>философия<text:s/>его<text:s/>сильно<text:s/>занимала.<text:s/>Я<text:s/>начал<text:s/>толковать<text:s/>ему<text:s/>о<text:s/>Гегеле<text:s/>(дела<text:s/>давно<text:s/>минувших<text:s/>дней,<text:s/>как<text:s/>видите).<text:s/>Авенир<text:s/>качал<text:s/>утвердительно<text:s/>головой,<text:s/>поднимал<text:s/>брови,<text:s/>улыбался,<text:s/>шептал:<text:s/>«Понимаю,<text:s/>понимаю!..<text:s/>а!<text:s/>хорошо,<text:s/>хорошо!..»<text:s/>Детская<text:s/>любознательность<text:s/>умирающего,<text:s/>бесприютного<text:s/>и<text:s/>заброшенного<text:s/>бедняка,<text:s/>признаюсь,<text:s/>до<text:s/>слез<text:s/>меня<text:s/>трогала.<text:s/>Должно<text:s/>заметить,<text:s/>что<text:s/>Авенир,<text:s/>в<text:s/>противность<text:s/>всем<text:s/>чахоточным,<text:s/>нисколько<text:s/>не<text:s/>обманывал<text:s/>себя<text:s/>насчет<text:s/>своей<text:s/>болезни…<text:s/>и что<text:s/>ж? –<text:s/>он<text:s/>не<text:s/>вздыхал,<text:s/>не<text:s/>сокрушался,<text:s/>даже<text:s/>ни<text:s/>разу<text:s/>не<text:s/>намекнул<text:s/>на<text:s/>свое<text:s/>положение…</text:p>
      <text:p text:style-name="Обычный">Собравшись<text:s/>с<text:s/>силами,<text:s/>заговорил<text:s/>он<text:s/>о<text:s/>Москве,<text:s/>о<text:s/>товарищах,<text:s/>о<text:s/>Пушкине,<text:s/>о<text:s/>театре,<text:s/>о<text:s/>русской<text:s/>литературе;<text:s/>вспоминал<text:s/>наши<text:s/>пирушки,<text:s/>жаркие<text:s/>прения<text:s/>нашего<text:s/>кружка,<text:s/>с<text:s/>сожалением<text:s/>произнес<text:s/>имена<text:s/>двух‑трех<text:s/>умерших<text:s/>приятелей…</text:p>
      <text:p text:style-name="Обычный">– Помнишь<text:s/>Дашу? –<text:s/>прибавил<text:s/>он<text:s/>наконец, –<text:s/>вот<text:s/>золотая<text:s/>была<text:s/>душа!<text:s/>вот<text:s/>было<text:s/>сердце!<text:s/>и как<text:s/>она<text:s/>меня<text:s/>любила!..<text:s/>Что<text:s/>с<text:s/>ней<text:s/>теперь?<text:s/>Чай,<text:s/>иссохла,<text:s/>исчахла,<text:s/>бедняжка?</text:p>
      <text:p text:style-name="Обычный">Я<text:s/>не<text:s/>посмел<text:s/>разочаровать<text:s/>больного –<text:s/>и<text:s/>в<text:s/>самом<text:s/>деле,<text:s/>зачем<text:s/>ему<text:s/>было<text:s/>знать,<text:s/>что<text:s/>Даша<text:s/>его<text:s/>теперь<text:s/>поперек<text:s/>себя<text:s/>толще,<text:s/>водится<text:s/>с<text:s/>купцами –<text:s/>братьями<text:s/>Кондачковыми,<text:s/>белится<text:s/>и<text:s/>румянится,<text:s/>пищит<text:s/>и<text:s/>бранится.</text:p>
      <text:p text:style-name="Обычный">Однако,<text:s/>подумал<text:s/>я,<text:s/>глядя<text:s/>на<text:s/>его<text:s/>изнеможенное<text:s/>лицо,<text:s/>нельзя<text:s/>ли<text:s/>его<text:s/>вытащить<text:s/>отсюда?<text:s/>Может<text:s/>быть,<text:s/>еще<text:s/>есть<text:s/>возможность<text:s/>его<text:s/>вылечить…<text:s/>Но<text:s/>Авенир<text:s/>не<text:s/>дал<text:s/>мне<text:s/>докончить<text:s/>мое<text:s/>предложение.</text:p>
      <text:p text:style-name="Обычный">– Нет,<text:s/>брат,<text:s/>спасибо, –<text:s/>промолвил<text:s/>он, –<text:s/>все<text:s/>равно<text:s/>где<text:s/>умереть.<text:s/>Я<text:s/>ведь<text:s/>до<text:s/>зимы<text:s/>не<text:s/>доживу…<text:s/>К<text:s/>чему<text:s/>понапрасну<text:s/>людей<text:s/>беспокоить?<text:s/>Я<text:s/>к<text:s/>здешнему<text:s/>дому<text:s/>привык.<text:s/>Правда,<text:s/>господа‑то<text:s/>здешние…</text:p>
      <text:p text:style-name="Обычный">– Злые,<text:s/>что<text:s/>ли? –<text:s/>подхватил<text:s/>я.</text:p>
      <text:p text:style-name="Обычный">– Нет,<text:s/>не<text:s/>злые:<text:s/>деревяшки<text:s/>какие‑то.<text:s/>А<text:s/>впрочем,<text:s/>я<text:s/>не<text:s/>могу<text:s/>на<text:s/>них<text:s/>пожаловаться.<text:s/>Соседи<text:s/>есть:<text:s/>у помещика<text:s/>Касаткина<text:s/>дочь,<text:s/>образованная,<text:s/>любезная,<text:s/>добрейшая<text:s/>девица…<text:s/>не<text:s/>гордая…</text:p>
      <text:p text:style-name="Обычный">Сорокоумов<text:s/>опять<text:s/>раскашлялся.</text:p>
      <text:p text:style-name="Обычный">– Все<text:s/>бы<text:s/>ничего –<text:s/>продолжал<text:s/>он,<text:s/>отдохнувши, –<text:s/>кабы<text:s/>трубочку<text:s/>выкурить<text:s/>позволили…<text:s/>А<text:s/>уж<text:s/>я<text:s/>так<text:s/>не<text:s/>умру,<text:s/>выкурю<text:s/>трубочку! –<text:s/>прибавил<text:s/>он,<text:s/>лукаво<text:s/>подмигнув<text:s/>глазом. –<text:s/>Слава<text:s/>Богу,<text:s/>пожил<text:s/>довольно,<text:s/>с<text:s/>хорошими<text:s/>людьми<text:s/>знался…</text:p>
      <text:p text:style-name="Обычный">– Да<text:s/>ты<text:s/>бы<text:s/>хоть<text:s/>к<text:s/>родным<text:s/>написал, –<text:s/>перебил<text:s/>я<text:s/>его.</text:p>
      <text:p text:style-name="Обычный">– Что<text:s/>к<text:s/>родным<text:s/>писать?<text:s/>Помочь –<text:s/>они<text:s/>мне<text:s/>не<text:s/>помогут;<text:s/>умру –<text:s/>узнают.<text:s/>Да<text:s/>что<text:s/>об<text:s/>этом<text:s/>говорить…<text:s/>Расскажи‑ка<text:s/>мне<text:s/>лучше,<text:s/>что<text:s/>ты<text:s/>за<text:s/>границей<text:s/>видел?</text:p>
      <text:p text:style-name="Обычный">Я<text:s/>начал<text:s/>рассказывать.<text:s/>Он<text:s/>так<text:s/>и<text:s/>впился<text:s/>в<text:s/>меня.<text:s/>К<text:s/>вечеру<text:s/>я<text:s/>уехал,<text:s/>а<text:s/>дней<text:s/>через<text:s/>десять<text:s/>получил<text:s/>следующее<text:s/>письмо<text:s/>от<text:s/>г.<text:s/>Крупяникова:</text:p>
      <text:p text:style-name="Обычный"/>
      <text:p text:style-name="Обычный"><text:span text:style-name="T1316">«Сим</text:span><text:span text:style-name="T1317"><text:s/></text:span><text:span text:style-name="T1318">честь</text:span><text:span text:style-name="T1319"><text:s/></text:span><text:span text:style-name="T1320">имею</text:span><text:span text:style-name="T1321"><text:s/></text:span><text:span text:style-name="T1322">известить</text:span><text:span text:style-name="T1323"><text:s/></text:span><text:span text:style-name="T1324">вас</text:span><text:span text:style-name="T1325">,<text:s/></text:span><text:span text:style-name="T1326">милостивый</text:span><text:span text:style-name="T1327"><text:s/></text:span><text:span text:style-name="T1328">государь</text:span><text:span text:style-name="T1329"><text:s/></text:span><text:span text:style-name="T1330">мой</text:span><text:span text:style-name="T1331">,<text:s/></text:span><text:span text:style-name="T1332">что</text:span><text:span text:style-name="T1333"><text:s/></text:span><text:span text:style-name="T1334">приятель</text:span><text:span text:style-name="T1335"><text:s/></text:span><text:span text:style-name="T1336">ваш</text:span><text:span text:style-name="T1337">,<text:s/></text:span><text:span text:style-name="T1338">у</text:span><text:span text:style-name="T1339"><text:s/></text:span><text:span text:style-name="T1340">меня</text:span><text:span text:style-name="T1341"><text:s/></text:span><text:span text:style-name="T1342">в</text:span><text:span text:style-name="T1343"><text:s/></text:span><text:span text:style-name="T1344">доме</text:span><text:span text:style-name="T1345"><text:s/></text:span><text:span text:style-name="T1346">проживавший</text:span><text:span text:style-name="T1347"><text:s/></text:span><text:span text:style-name="T1348">студент</text:span><text:span text:style-name="T1349">,<text:s/></text:span><text:span text:style-name="T1350">г</text:span><text:span text:style-name="T1351">.<text:s/></text:span><text:span text:style-name="T1352">Авенир</text:span><text:span text:style-name="T1353"><text:s/></text:span><text:span text:style-name="T1354">Соро</text:span><text:span text:style-name="T1355">ко</text:span><text:span text:style-name="T1356">умов</text:span><text:span text:style-name="T1357">,<text:s/></text:span><text:span text:style-name="T1358">четвертого</text:span><text:span text:style-name="T1359"><text:s/></text:span><text:span text:style-name="T1360">дня</text:span><text:span text:style-name="T1361"><text:s/></text:span><text:span text:style-name="T1362">в</text:span><text:span text:style-name="T1363"><text:s/></text:span><text:span text:style-name="T1364">два</text:span><text:span text:style-name="T1365"><text:s/></text:span><text:span text:style-name="T1366">часа</text:span><text:span text:style-name="T1367"><text:s/></text:span><text:span text:style-name="T1368">пополудни</text:span><text:span text:style-name="T1369"><text:s/></text:span><text:span text:style-name="T1370">скончался</text:span><text:span text:style-name="T1371"><text:s/></text:span><text:span text:style-name="T1372">и</text:span><text:span text:style-name="T1373"><text:s/></text:span><text:span text:style-name="T1374">сегодня</text:span><text:span text:style-name="T1375"><text:s/></text:span><text:span text:style-name="T1376">на</text:span><text:span text:style-name="T1377"><text:s/></text:span><text:span text:style-name="T1378">мой</text:span><text:span text:style-name="T1379"><text:s/></text:span><text:span text:style-name="T1380">счет</text:span><text:span text:style-name="T1381"><text:s/></text:span><text:span text:style-name="T1382">в</text:span><text:span text:style-name="T1383"><text:s/></text:span><text:span text:style-name="T1384">приходской</text:span><text:span text:style-name="T1385"><text:s/></text:span><text:span text:style-name="T1386">моей</text:span><text:span text:style-name="T1387"><text:s/></text:span><text:span text:style-name="T1388">церкви</text:span><text:span text:style-name="T1389"><text:s/></text:span><text:span text:style-name="T1390">похоронен</text:span><text:span text:style-name="T1391">.<text:s/></text:span><text:span text:style-name="T1392">Просил</text:span><text:span text:style-name="T1393"><text:s/></text:span><text:span text:style-name="T1394">он</text:span><text:span text:style-name="T1395"><text:s/></text:span><text:span text:style-name="T1396">меня</text:span><text:span text:style-name="T1397"><text:s/></text:span><text:span text:style-name="T1398">переслать</text:span><text:span text:style-name="T1399"><text:s/></text:span><text:span text:style-name="T1400">к</text:span><text:span text:style-name="T1401"><text:s/></text:span><text:span text:style-name="T1402">вам</text:span><text:span text:style-name="T1403"><text:s/></text:span><text:span text:style-name="T1404">приложенные</text:span><text:span text:style-name="T1405"><text:s/></text:span><text:span text:style-name="T1406">при</text:span><text:span text:style-name="T1407"><text:s/></text:span><text:span text:style-name="T1408">сем</text:span><text:span text:style-name="T1409"><text:s/></text:span><text:span text:style-name="T1410">книги</text:span><text:span text:style-name="T1411"><text:s/></text:span><text:span text:style-name="T1412">и</text:span><text:span text:style-name="T1413"><text:s/></text:span><text:span text:style-name="T1414">тетради</text:span><text:span text:style-name="T1415">.<text:s/></text:span><text:span text:style-name="T1416">Денег</text:span><text:span text:style-name="T1417"><text:s/></text:span><text:span text:style-name="T1418">у</text:span><text:span text:style-name="T1419"><text:s/></text:span><text:span text:style-name="T1420">него</text:span><text:span text:style-name="T1421"><text:s/></text:span><text:span text:style-name="T1422">оказалось</text:span><text:span text:style-name="T1423"><text:s/>22<text:s/></text:span><text:span text:style-name="T1424">ру</text:span><text:span text:style-name="T1425">бля</text:span><text:span text:style-name="T1426"><text:s/></text:span><text:span text:style-name="T1427">с</text:span><text:span text:style-name="T1428"><text:s/></text:span><text:span text:style-name="T1429">полтиной</text:span><text:span text:style-name="T1430">,<text:s/></text:span><text:span text:style-name="T1431">которые</text:span><text:span text:style-name="T1432">,<text:s/></text:span><text:span text:style-name="T1433">вместе</text:span><text:span text:style-name="T1434"><text:s/></text:span><text:span text:style-name="T1435">с</text:span><text:span text:style-name="T1436"><text:s/></text:span><text:span text:style-name="T1437">прочими</text:span><text:span text:style-name="T1438"><text:s/></text:span><text:span text:style-name="T1439">его</text:span><text:span text:style-name="T1440"><text:s/></text:span><text:span text:style-name="T1441">ве</text:span><text:span text:style-name="T1442">ща</text:span><text:span text:style-name="T1443">ми</text:span><text:span text:style-name="T1444">,<text:s/></text:span><text:span text:style-name="T1445">доставятся</text:span><text:span text:style-name="T1446"><text:s/></text:span><text:span text:style-name="T1447">по</text:span><text:span text:style-name="T1448"><text:s/></text:span><text:span text:style-name="T1449">принадлежности</text:span><text:span text:style-name="T1450"><text:s/></text:span><text:span text:style-name="T1451">родственникам</text:span><text:span text:style-name="T1452">.<text:s/></text:span><text:span text:style-name="T1453">Скончался</text:span><text:span text:style-name="T1454"><text:s/></text:span><text:span text:style-name="T1455">ваш</text:span><text:span text:style-name="T1456"><text:s/></text:span><text:span text:style-name="T1457">друг</text:span><text:span text:style-name="T1458"><text:s/></text:span><text:span text:style-name="T1459">в</text:span><text:span text:style-name="T1460"><text:s/></text:span><text:span text:style-name="T1461">совершенной</text:span><text:span text:style-name="T1462"><text:s/></text:span><text:span text:style-name="T1463">памяти</text:span><text:span text:style-name="T1464"><text:s/></text:span><text:span text:style-name="T1465">и</text:span><text:span text:style-name="T1466">,<text:s/></text:span><text:span text:style-name="T1467">можно</text:span><text:span text:style-name="T1468"><text:s/></text:span><text:span text:style-name="T1469">сказать</text:span><text:span text:style-name="T1470">,<text:s/></text:span><text:span text:style-name="T1471">с</text:span><text:span text:style-name="T1472"><text:s/></text:span><text:span text:style-name="T1473">таковою</text:span><text:span text:style-name="T1474"><text:s/></text:span><text:span text:style-name="T1475">же</text:span><text:span text:style-name="T1476"><text:s/></text:span><text:span text:style-name="T1477">бесчувственностию</text:span><text:span text:style-name="T1478">,<text:s/></text:span><text:span text:style-name="T1479">не</text:span><text:span text:style-name="T1480"><text:s/></text:span><text:span text:style-name="T1481">изъявляя</text:span><text:span text:style-name="T1482"><text:s/></text:span><text:span text:style-name="T1483">никаких</text:span><text:span text:style-name="T1484"><text:s/></text:span><text:span text:style-name="T1485">знаков</text:span><text:span text:style-name="T1486"><text:s/></text:span><text:span text:style-name="T1487">сожаления</text:span><text:span text:style-name="T1488">,<text:s/></text:span><text:span text:style-name="T1489">даже</text:span><text:span text:style-name="T1490"><text:s/></text:span><text:span text:style-name="T1491">когда</text:span><text:span text:style-name="T1492"><text:s/></text:span><text:span text:style-name="T1493">мы</text:span><text:span text:style-name="T1494"><text:s/></text:span><text:span text:style-name="T1495">целым</text:span><text:span text:style-name="T1496"><text:s/></text:span><text:span text:style-name="T1497">семейством</text:span><text:span text:style-name="T1498"><text:s/></text:span><text:span text:style-name="T1499">с</text:span><text:span text:style-name="T1500"><text:s/></text:span><text:span text:style-name="T1501">ним</text:span><text:span text:style-name="T1502"><text:s/></text:span><text:span text:style-name="T1503">прощались</text:span><text:span text:style-name="T1504">.<text:s/></text:span><text:span text:style-name="T1505">Супруга</text:span><text:span text:style-name="T1506"><text:s/></text:span><text:span text:style-name="T1507">моя</text:span><text:span text:style-name="T1508">,<text:s/></text:span><text:span text:style-name="T1509">Клеопатра</text:span><text:span text:style-name="T1510"><text:s/></text:span><text:span text:style-name="T1511">Алексан</text:span><text:span text:style-name="T1512">др</text:span><text:span text:style-name="T1513">овна</text:span><text:span text:style-name="T1514">,<text:s/></text:span><text:span text:style-name="T1515">вам</text:span><text:span text:style-name="T1516"><text:s/></text:span><text:span text:style-name="T1517">кланяется</text:span><text:span text:style-name="T1518">.<text:s/></text:span><text:span text:style-name="T1519">Смерть</text:span><text:span text:style-name="T1520"><text:s/></text:span><text:span text:style-name="T1521">вашего</text:span><text:span text:style-name="T1522"><text:s/></text:span><text:span text:style-name="T1523">приятеля</text:span><text:span text:style-name="T1524"><text:s/></text:span><text:span text:style-name="T1525">не</text:span><text:span text:style-name="T1526"><text:s/></text:span><text:span text:style-name="T1527">могла</text:span><text:span text:style-name="T1528"><text:s/></text:span><text:span text:style-name="T1529">не</text:span><text:span text:style-name="T1530"><text:s/></text:span><text:span text:style-name="T1531">подействовать</text:span><text:span text:style-name="T1532"><text:s/></text:span><text:span text:style-name="T1533">на</text:span><text:span text:style-name="T1534"><text:s/></text:span><text:span text:style-name="T1535">ее</text:span><text:span text:style-name="T1536"><text:s/></text:span><text:span text:style-name="T1537">нервы</text:span><text:span text:style-name="T1538">;<text:s/></text:span><text:span text:style-name="T1539">что</text:span><text:span text:style-name="T1540"><text:s/></text:span><text:span text:style-name="T1541">же</text:span><text:span text:style-name="T1542"><text:s/></text:span><text:span text:style-name="T1543">до</text:span><text:span text:style-name="T1544"><text:s/></text:span><text:span text:style-name="T1545">меня</text:span><text:span text:style-name="T1546"><text:s/></text:span><text:span text:style-name="T1547">касается</text:span><text:span text:style-name="T1548">,<text:s/></text:span><text:span text:style-name="T1549">то</text:span><text:span text:style-name="T1550"><text:s/></text:span><text:span text:style-name="T1551">я</text:span><text:span text:style-name="T1552">,<text:s/></text:span><text:span text:style-name="T1553">слава</text:span><text:span text:style-name="T1554"><text:s/></text:span><text:span text:style-name="T1555">Богу</text:span><text:span text:style-name="T1556">,<text:s/></text:span><text:span text:style-name="T1557">здоров</text:span><text:span text:style-name="T1558"><text:s/></text:span><text:span text:style-name="T1559">и</text:span><text:span text:style-name="T1560"><text:s/></text:span><text:span text:style-name="T1561">честь</text:span><text:span text:style-name="T1562"><text:s/></text:span><text:span text:style-name="T1563">имею</text:span><text:span text:style-name="T1564"><text:s/></text:span><text:span text:style-name="T1565">пребыть</text:span></text:p>
      <text:p text:style-name="Обычный"><text:span text:style-name="T1566">Вашим</text:span><text:span text:style-name="T1567"><text:s/></text:span><text:span text:style-name="T1568">покорнейшим</text:span><text:span text:style-name="T1569"><text:s/></text:span><text:span text:style-name="T1570">слугою</text:span><text:span text:style-name="T1571">.</text:span></text:p>
      <text:p text:style-name="Обычный"><text:span text:style-name="T1572">Г</text:span><text:span text:style-name="T1573">.<text:s/></text:span><text:span text:style-name="T1574">Крупяников»</text:span><text:span text:style-name="T1575">.</text:span></text:p>
      <text:p text:style-name="Обычный"/>
      <text:p text:style-name="Обычный">Много<text:s/>других<text:s/>еще<text:s/>примеров<text:s/>в<text:s/>голову<text:s/>приходит, –<text:s/>да<text:s/>всего<text:s/>не<text:s/>перескажешь.<text:s/>Ограничусь<text:s/>одним.</text:p>
      <text:p text:style-name="Обычный">Старушка<text:s/>помещица<text:s/>при<text:s/>мне<text:s/>умирала.<text:s/>Священник<text:s/>стал<text:s/>читать<text:s/>над<text:s/>ней<text:s/>отходную,<text:s/>да<text:s/>вдруг<text:s/>заметил,<text:s/>что<text:s/>больная‑то<text:s/>действительно<text:s/>отходит,<text:s/>и<text:s/>поскорее<text:s/>подал<text:s/>ей<text:s/>крест.<text:s/>Помещица<text:s/>с<text:s/>неудовольствием<text:s/>отодвинулась.<text:s/>«Куда<text:s/>спешишь,<text:s/>батюшка, –<text:s/>проговорила<text:s/>она<text:s/>коснеющим<text:s/>языком, –<text:s/>успеешь…»<text:s/>Она<text:s/>приложилась,<text:s/>засунула<text:s/>было<text:s/>руку<text:s/>под<text:s/>подушку<text:s/>и<text:s/>испустила<text:s/>последний<text:s/>вздох.<text:s/>Под<text:s/>подушкой<text:s/>лежал<text:s/>целковый:<text:s/>она<text:s/>хотела<text:s/>заплатить<text:s/>священнику<text:s/>за<text:s/>свою<text:s/>собственную<text:s/>отходную…</text:p>
      <text:p text:style-name="Обычный">Да,<text:s/>удивительно<text:s/>умирают<text:s/>русские<text:s/>люди!</text:p>
      <text:p text:style-name="Обычный"/>
      <text:p text:style-name="Обычный"><text:span text:style-name="T1576">1</text:span><text:span text:style-name="T1577">84</text:span><text:span text:style-name="T1578">8</text:span></text:p>
      <text:p text:style-name="Обычный"/>
      <text:p text:style-name="P1579">Певцы</text:p>
      <text:p text:style-name="P1580"/>
      <text:p text:style-name="Обычный">Небольшое<text:s/>сельцо<text:s/>Колотовка,<text:s/>принадлежавшее<text:s/>некогда<text:s/>помещице,<text:s/>за<text:s/>лихой<text:s/>и<text:s/>бойкий<text:s/>нрав<text:s/>прозванной<text:s/>в<text:s/>околотке<text:s/>Стрыганихой<text:s/>(настоящее<text:s/>имя<text:s/>ее<text:s/>осталось<text:s/>неизвестным),<text:s/>а<text:s/>ныне<text:s/>состоящее<text:s/>за<text:s/>каким‑то<text:s/>петербургским<text:s/>немцем,<text:s/>лежит<text:s/>на<text:s/>скате<text:s/>голого<text:s/>холма,<text:s/>сверху<text:s/>донизу<text:s/>рассеченного<text:s/>страшным<text:s/>оврагом,<text:s/>который,<text:s/>зияя<text:s/>как<text:s/>бездна,<text:s/>вьется,<text:s/>разрытый<text:s/>и<text:s/>размытый,<text:s/>по<text:s/>самой<text:s/>середине<text:s/>улицы<text:s/>и<text:s/>пуще<text:s/>реки, –<text:s/>через<text:s/>реку<text:s/>можно<text:s/>по<text:s/>крайней<text:s/>мере<text:s/>навести<text:s/>мост, –<text:s/>разделяет<text:s/>обе<text:s/>стороны<text:s/>бедной<text:s/>деревушки.<text:s/>Несколько<text:s/>тощих<text:s/>ракит<text:s/>боязливо<text:s/>спускаются<text:s/>по<text:s/>песчаным<text:s/>его<text:s/>бокам;<text:s/>на<text:s/>самом<text:s/>дне,<text:s/>сухом<text:s/>и<text:s/>желтом,<text:s/>как<text:s/>медь,<text:s/>лежат<text:s/>огромные<text:s/>плиты<text:s/>глинистого<text:s/>камня.<text:s/>Невеселый<text:s/>вид,<text:s/>нечего<text:s/>сказать,<text:s/>а<text:s/>между<text:s/>тем<text:s/>всем<text:s/>окрестным<text:s/>жителям<text:s/>хорошо<text:s/>известна<text:s/>дорога<text:s/>в<text:s/>Колотовку:<text:s/>они<text:s/>ездят<text:s/>туда<text:s/>охотно<text:s/>и<text:s/>часто.</text:p>
      <text:p text:style-name="Обычный">У<text:s/>самой<text:s/>головы<text:s/>оврага,<text:s/>в<text:s/>нескольких<text:s/>шагах<text:s/>от<text:s/>той<text:s/>точки,<text:s/>где<text:s/>он<text:s/>начинается<text:s/>узкой<text:s/>трещиной,<text:s/>стоит<text:s/>небольшая<text:s/>четвероугольная<text:s/>избушка,<text:s/>стоит<text:s/>одна,<text:s/>отдельно<text:s/>от<text:s/>других.<text:s/>Она<text:s/>крыта<text:s/>соломой,<text:s/>с<text:s/>трубой;<text:s/>одно<text:s/>окно,<text:s/>словно<text:s/>зоркий<text:s/>глаз,<text:s/>обращено<text:s/>к<text:s/>оврагу<text:s/>и<text:s/>в<text:s/>зимние<text:s/>вечера,<text:s/>освещенное<text:s/>изнутри,<text:s/>далеко<text:s/>виднеется<text:s/>в<text:s/>тусклом<text:s/>тумане<text:s/>мороза<text:s/>и<text:s/>не<text:s/>одному<text:s/>проезжему<text:s/>мужичку<text:s/>мерцает<text:s/>путеводной<text:s/>звездою.<text:s/>Над<text:s/>дверью<text:s/>избушки<text:s/>прибита<text:s/>голубая<text:s/>дощечка;<text:s/>эта<text:s/>избушка –<text:s/>кабак,<text:s/>прозванный<text:s/>«Притынным»<text:span text:style-name="Знаксноски"><text:note text:note-class="footnote" text:id="_ftn45"><text:note-citation>46</text:note-citation><text:note-body><text:p text:style-name="FootNote"><text:span text:style-name="T1581"><text:s/></text:span><text:span text:style-name="T1582">Притынн</text:span><text:span text:style-name="T1583">ым</text:span><text:span text:style-name="T1584"><text:s/></text:span><text:span text:style-name="T1585">назыв</text:span><text:span text:style-name="T1586">ается</text:span><text:span text:style-name="T1587"><text:s/></text:span><text:span text:style-name="T1588">всякое</text:span><text:span text:style-name="T1589"><text:s/></text:span><text:span text:style-name="T1590">место</text:span><text:span text:style-name="T1591">,<text:s/></text:span><text:span text:style-name="T1592">куда</text:span><text:span text:style-name="T1593"><text:s/></text:span><text:span text:style-name="T1594">охотно</text:span><text:span text:style-name="T1595"><text:s/></text:span><text:span text:style-name="T1596">сходятся</text:span><text:span text:style-name="T1597">,<text:s/></text:span><text:span text:style-name="T1598">всякое</text:span><text:span text:style-name="T1599"><text:s/></text:span><text:span text:style-name="T1600">приютное</text:span><text:span text:style-name="T1601"><text:s/></text:span><text:span text:style-name="T1602">место</text:span><text:span text:style-name="T1603">.</text:span><text:span text:style-name="T1604"> </text:span><text:span text:style-name="T1605">–</text:span><text:span text:style-name="T1606"><text:s/></text:span><text:span text:style-name="T1607">Примеч</text:span><text:span text:style-name="T1608">.<text:s/></text:span><text:span text:style-name="T1609">авт</text:span><text:span text:style-name="T1610">.</text:span></text:p><text:p text:style-name="Сd1нedоeeсf1кeaаe0"/></text:note-body></text:note></text:span>.<text:s/>В<text:s/>этом<text:s/>кабаке<text:s/>вино<text:s/>продается,<text:s/>вероятно,<text:s/>не<text:s/>дешевле<text:s/>положенной<text:s/>цены,<text:s/>но<text:s/>посещается<text:s/>он<text:s/>гораздо<text:s/>прилежнее,<text:s/>чем<text:s/>все<text:s/>окрестные<text:s/>заведения<text:s/>такого<text:s/>же<text:s/>рода.<text:s/>Причиной<text:s/>этому<text:s/>целовальник<text:s/>Николай<text:s/>Иваныч.</text:p>
      <text:p text:style-name="Обычный">Николай<text:s/>Иваныч –<text:s/>некогда<text:s/>стройный,<text:s/>кудрявый<text:s/>и<text:s/>румяный<text:s/>парень,<text:s/>теперь<text:s/>же<text:s/>необычайно<text:s/>толстый,<text:s/>уже<text:s/>поседевший<text:s/>мужчина<text:s/>с<text:s/>заплывшим<text:s/>лицом,<text:s/>хитро‑добродушными<text:s/>глазками<text:s/>и<text:s/>жирным<text:s/>лбом,<text:s/>перетянутым<text:s/>морщинами,<text:s/>словно<text:s/>нитками, –<text:s/>уже<text:s/>более<text:s/>двадцати<text:s/>лет<text:s/>проживает<text:s/>в<text:s/>Колотовке.<text:s/>Николай<text:s/>Иваныч<text:s/>человек<text:s/>расторопный<text:s/>и<text:s/>сметливый,<text:s/>как<text:s/>большая<text:s/>часть<text:s/>целовальников.<text:s/>Не<text:s/>отличаясь<text:s/>ни<text:s/>особенной<text:s/>любезностью,<text:s/>ни<text:s/>говорливостью,<text:s/>он<text:s/>обладает<text:s/>даром<text:s/>привлекать<text:s/>и<text:s/>удерживать<text:s/>у<text:s/>себя<text:s/>гостей,<text:s/>которым<text:s/>как‑то<text:s/>весело<text:s/>сидеть<text:s/>перед<text:s/>его<text:s/>стойкой,<text:s/>под<text:s/>спокойным<text:s/>и<text:s/>приветливым,<text:s/>хотя<text:s/>зорким<text:s/>взглядом<text:s/>флегматического<text:s/>хозяина.<text:s/>У<text:s/>него<text:s/>много<text:s/>здравого<text:s/>смысла;<text:s/>ему<text:s/>хорошо<text:s/>знаком<text:s/>и<text:s/>помещичий<text:s/>быт,<text:s/>и<text:s/>крестьянский,<text:s/>и<text:s/>мещанский;<text:s/>в трудных<text:s/>случаях<text:s/>он<text:s/>мог<text:s/>бы<text:s/>подать<text:s/>неглупый<text:s/>совет,<text:s/>но,<text:s/>как<text:s/>человек<text:s/>осторожный<text:s/>и<text:s/>эгоист,<text:s/>предпочитает<text:s/>оставаться<text:s/>в<text:s/>стороне<text:s/>и<text:s/>разве<text:s/>только<text:s/>отдаленными,<text:s/>словно<text:s/>без<text:s/>всякого<text:s/>намерения<text:s/>произнесенными<text:s/>намеками<text:s/>наводит<text:s/>своих<text:s/>посетителей –<text:s/>и<text:s/>то<text:s/>любимых<text:s/>им<text:s/>посетителей –<text:s/>на<text:s/>путь<text:s/>истины.<text:s/>Он<text:s/>знает<text:s/>толк<text:s/>во<text:s/>всем,<text:s/>что<text:s/>важно<text:s/>или<text:s/>занимательно<text:s/>для<text:s/>русского<text:s/>человека:<text:s/>в лошадях<text:s/>и<text:s/>в<text:s/>скотине,<text:s/>в<text:s/>лесе,<text:s/>в<text:s/>кирпичах,<text:s/>в<text:s/>посуде,<text:s/>в<text:s/>красном<text:s/>товаре<text:s/>и<text:s/>в<text:s/>кожевенном,<text:s/>в<text:s/>песнях<text:s/>и<text:s/>плясках.<text:s/>Когда<text:s/>у<text:s/>него<text:s/>нет<text:s/>посещения,<text:s/>он<text:s/>обыкновенно<text:s/>сидит,<text:s/>как<text:s/>мешок,<text:s/>на<text:s/>земле<text:s/>перед<text:s/>дверью<text:s/>своей<text:s/>избы,<text:s/>подвернув<text:s/>под<text:s/>себя<text:s/>свои<text:s/>тонкие<text:s/>ножки,<text:s/>и<text:s/>перекидывается<text:s/>ласковыми<text:s/>словцами<text:s/>со<text:s/>всеми<text:s/>прохожими.<text:s/>Много<text:s/>видал<text:s/>он<text:s/>на<text:s/>своем<text:s/>веку,<text:s/>пережил<text:s/>не<text:s/>один<text:s/>десяток<text:s/>мелких<text:s/>дворян,<text:s/>заезжавших<text:s/>к<text:s/>нему<text:s/>за<text:s/>«очищенным»,<text:s/>знает<text:s/>все,<text:s/>что<text:s/>делается<text:s/>на<text:s/>сто<text:s/>верст<text:s/>кругом,<text:s/>и<text:s/>никогда<text:s/>не<text:s/>пробалтывается,<text:s/>не<text:s/>показывает<text:s/>даже<text:s/>виду,<text:s/>что<text:s/>ему<text:s/>и<text:s/>то<text:s/>известно,<text:s/>чего<text:s/>не<text:s/>подозревает<text:s/>самый<text:s/>проницательный<text:s/>становой.<text:s/>Знай<text:s/>себе<text:s/>помалчивает,<text:s/>да<text:s/>посмеивается,<text:s/>да<text:s/>стаканчиками<text:s/>пошевеливает.<text:s/>Его<text:s/>соседи<text:s/>уважают:<text:s/>штатский<text:s/>генерал<text:s/>Щерепетенко,<text:s/>первый<text:s/>по<text:s/>чину<text:s/>владелец<text:s/>в<text:s/>уезде,<text:s/>всякий<text:s/>раз<text:s/>снисходительно<text:s/>ему<text:s/>кланяется,<text:s/>когда<text:s/>проезжает<text:s/>мимо<text:s/>его<text:s/>домика.<text:s/>Николай<text:s/>Иваныч<text:s/>человек<text:s/>со<text:s/>влиянием:<text:s/>он<text:s/>известного<text:s/>конокрада<text:s/>заставил<text:s/>возвратить<text:s/>лошадь,<text:s/>которую<text:s/>тот<text:s/>свел<text:s/>со<text:s/>двора<text:s/>у<text:s/>одного<text:s/>из<text:s/>его<text:s/>знакомых,<text:s/>образумил<text:s/>мужиков<text:s/>соседней<text:s/>деревни,<text:s/>не<text:s/>хотевших<text:s/>принять<text:s/>нового<text:s/>управляющего,<text:s/>и<text:s/>т. д.<text:s/>Впрочем,<text:s/>не<text:s/>должно<text:s/>думать,<text:s/>чтобы<text:s/>он<text:s/>это<text:s/>делал<text:s/>из<text:s/>любви<text:s/>к<text:s/>справедливости,<text:s/>из<text:s/>усердия<text:s/>к<text:s/>ближним –<text:s/>нет!<text:s/>он<text:s/>просто<text:s/>старается<text:s/>предупредить<text:s/>все<text:s/>то,<text:s/>что<text:s/>может<text:s/>как‑нибудь<text:s/>нарушить<text:s/>его<text:s/>спокойствие.<text:s/>Николай<text:s/>Иваныч<text:s/>женат,<text:s/>и<text:s/>дети<text:s/>у<text:s/>него<text:s/>есть.<text:s/>Жена<text:s/>его,<text:s/>бойкая,<text:s/>востроносая<text:s/>и<text:s/>быстроглазая<text:s/>мещанка,<text:s/>в<text:s/>последнее<text:s/>время<text:s/>тоже<text:s/>несколько<text:s/>отяжелела<text:s/>телом,<text:s/>подобно<text:s/>своему<text:s/>мужу.<text:s/>Он<text:s/>во<text:s/>всем<text:s/>на<text:s/>нее<text:s/>полагается,<text:s/>и<text:s/>деньги<text:s/>у<text:s/>ней<text:s/>под<text:s/>ключом.<text:s/>Пьяницы‑крикуны<text:s/>ее<text:s/>боятся;<text:s/>она<text:s/>их<text:s/>не<text:s/>любит:<text:s/>выгоды<text:s/>от<text:s/>них<text:s/>мало,<text:s/>а<text:s/>шуму<text:s/>много;<text:s/>молчаливые,<text:s/>угрюмые<text:s/>ей<text:s/>скорее<text:s/>по<text:s/>сердцу.<text:s/>Дети<text:s/>Николая<text:s/>Иваныча<text:s/>еще<text:s/>малы;<text:s/>первые<text:s/>все<text:s/>перемерли,<text:s/>но<text:s/>оставшиеся<text:s/>пошли<text:s/>в<text:s/>родителей:<text:s/>весело<text:s/>глядеть<text:s/>на<text:s/>умные<text:s/>личики<text:s/>этих<text:s/>здоровых<text:s/>ребят.</text:p>
      <text:p text:style-name="Обычный">Был<text:s/>невыносимо<text:s/>жаркий<text:s/>июльский<text:s/>день,<text:s/>когда<text:s/>я,<text:s/>медленно<text:s/>передвигая<text:s/>ноги,<text:s/>вместе<text:s/>с<text:s/>моей<text:s/>собакой<text:s/>поднимался<text:s/>вдоль<text:s/>Колотовского<text:s/>оврага<text:s/>в<text:s/>направлении<text:s/>Притынного<text:s/>кабачка.<text:s/>Солнце<text:s/>разгоралось<text:s/>на<text:s/>небе,<text:s/>как<text:s/>бы<text:s/>свирепея;<text:s/>парило<text:s/>и<text:s/>пекло<text:s/>неотступно;<text:s/>воздух<text:s/>был<text:s/>весь<text:s/>пропитан<text:s/>душной<text:s/>пылью.<text:s/>Покрытые<text:s/>лоском<text:s/>грачи<text:s/>и<text:s/>вороны,<text:s/>разинув<text:s/>носы,<text:s/>жалобно<text:s/>глядели<text:s/>на<text:s/>проходящих,<text:s/>словно<text:s/>прося<text:s/>их<text:s/>участья;<text:s/>одни<text:s/>воробьи<text:s/>не<text:s/>горевали<text:s/>и,<text:s/>распуша<text:s/>перышки,<text:s/>еще<text:s/>яростнее<text:s/>прежнего<text:s/>чирикали<text:s/>и<text:s/>дрались<text:s/>по<text:s/>заборам,<text:s/>дружно<text:s/>взлетали<text:s/>с<text:s/>пыльной<text:s/>дороги,<text:s/>серыми<text:s/>тучами<text:s/>носились<text:s/>над<text:s/>зелеными<text:s/>конопляниками.<text:s/>Жажда<text:s/>меня<text:s/>мучила.<text:s/>Воды<text:s/>не<text:s/>было<text:s/>близко:<text:s/>в Колотовке,<text:s/>как<text:s/>и<text:s/>во<text:s/>многих<text:s/>других<text:s/>степных<text:s/>деревнях,<text:s/>мужики,<text:s/>за<text:s/>неименьем<text:s/>ключей<text:s/>и<text:s/>колодцев,<text:s/>пьют<text:s/>какую‑то<text:s/>жидкую<text:s/>грязцу<text:s/>из<text:s/>пруда…<text:s/>Но<text:s/>кто<text:s/>же<text:s/>назовет<text:s/>это<text:s/>отвратительное<text:s/>пойло<text:s/>водою?<text:s/>Я<text:s/>хотел<text:s/>спросить<text:s/>у<text:s/>Николая<text:s/>Иваныча<text:s/>стакан<text:s/>пива<text:s/>или<text:s/>квасу.</text:p>
      <text:p text:style-name="Обычный">Признаться<text:s/>сказать,<text:s/>ни<text:s/>в<text:s/>какое<text:s/>время<text:s/>года<text:s/>Колотовка<text:s/>не<text:s/>представляет<text:s/>отрадного<text:s/>зрелища;<text:s/>но<text:s/>особенно<text:s/>грустное<text:s/>чувство<text:s/>возбуждает<text:s/>она,<text:s/>когда<text:s/>июльское<text:s/>сверкающее<text:s/>солнце<text:s/>своими<text:s/>неумолимыми<text:s/>лучами<text:s/>затопляет<text:s/>и<text:s/>бурые,<text:s/>полуразметанные<text:s/>крыши<text:s/>домов,<text:s/>и<text:s/>этот<text:s/>глубокий<text:s/>овраг,<text:s/>и<text:s/>выжженный,<text:s/>запыленный<text:s/>выгон,<text:s/>по<text:s/>которому<text:s/>безнадежно<text:s/>скитаются<text:s/>худые,<text:s/>длинноногие<text:s/>курицы,<text:s/>и<text:s/>серый<text:s/>осиновый<text:s/>сруб<text:s/>с<text:s/>дырами<text:s/>вместо<text:s/>окон,<text:s/>остаток<text:s/>прежнего<text:s/>барского<text:s/>дома,<text:s/>кругом<text:s/>заросший<text:s/>крапивой,<text:s/>бурьяном<text:s/>и<text:s/>полынью<text:s/>и<text:s/>покрытый<text:s/>гусиным<text:s/>пухом,<text:s/>черный,<text:s/>словно<text:s/>раскаленный<text:s/>пруд,<text:s/>с<text:s/>каймой<text:s/>из<text:s/>полувысохшей<text:s/>грязи<text:s/>и<text:s/>сбитой<text:s/>набок<text:s/>плотиной,<text:s/>возле<text:s/>которой,<text:s/>на<text:s/>мелко<text:s/>истоптанной,<text:s/>пепеловидной<text:s/>земле<text:s/>овцы,<text:s/>едва<text:s/>дыша<text:s/>и<text:s/>чихая<text:s/>от<text:s/>жара,<text:s/>печально<text:s/>теснятся<text:s/>друг<text:s/>к<text:s/>дружке<text:s/>и<text:s/>с<text:s/>унылым<text:s/>терпеньем<text:s/>наклоняют<text:s/>головы<text:s/>как<text:s/>можно<text:s/>ниже,<text:s/>как<text:s/>будто<text:s/>выжидая,<text:s/>когда ж<text:s/>пройдет<text:s/>наконец<text:s/>этот<text:s/>невыносимый<text:s/>зной.<text:s/>Усталыми<text:s/>шагами<text:s/>приближался<text:s/>я<text:s/>к<text:s/>жилищу<text:s/>Николая<text:s/>Иваныча,<text:s/>возбуждая,<text:s/>как<text:s/>водится,<text:s/>в<text:s/>ребятишках<text:s/>изумление,<text:s/>доходившее<text:s/>до<text:s/>напряженно‑бессмысленного<text:s/>созерцания,<text:s/>в<text:s/>собаках –<text:s/>негодование,<text:s/>выражавшееся<text:s/>лаем,<text:s/>до<text:s/>того<text:s/>хриплым<text:s/>и<text:s/>злобным,<text:s/>что,<text:s/>казалось,<text:s/>у<text:s/>них<text:s/>отрывалась<text:s/>вся<text:s/>внутренность,<text:s/>и<text:s/>они<text:s/>сами<text:s/>потом<text:s/>кашляли<text:s/>и<text:s/>задыхались, –<text:s/>как<text:s/>вдруг<text:s/>на<text:s/>пороге<text:s/>кабачка<text:s/>показался<text:s/>мужчина<text:s/>высокого<text:s/>роста,<text:s/>без<text:s/>шапки,<text:s/>во<text:s/>фризовой<text:s/>шинели,<text:s/>низко<text:s/>подпоясанной<text:s/>голубым<text:s/>кушачком.<text:s/>На<text:s/>вид<text:s/>он<text:s/>казался<text:s/>дворовым;<text:s/>густые<text:s/>седые<text:s/>волосы<text:s/>в<text:s/>беспорядке<text:s/>вздымались<text:s/>над<text:s/>сухим<text:s/>и<text:s/>сморщенным<text:s/>его<text:s/>лицом.<text:s/>Он<text:s/>звал<text:s/>кого‑то,<text:s/>торопливо<text:s/>действуя<text:s/>руками,<text:s/>которые,<text:s/>очевидно,<text:s/>размахивались<text:s/>гораздо<text:s/>далее,<text:s/>чем<text:s/>он<text:s/>сам<text:s/>того<text:s/>желал.<text:s/>Заметно<text:s/>было,<text:s/>что<text:s/>он<text:s/>уже<text:s/>успел<text:s/>выпить.</text:p>
      <text:p text:style-name="Обычный">– Иди,<text:s/>иди<text:s/>же! –<text:s/>залепетал<text:s/>он,<text:s/>с<text:s/>усилием<text:s/>поднимая<text:s/>густые<text:s/>брови, –<text:s/>иди,<text:s/>Моргач,<text:s/>иди!<text:s/>экой<text:s/>ты,<text:s/>братец,<text:s/>ползешь,<text:s/>право<text:s/>слово.<text:s/>Это<text:s/>нехорошо,<text:s/>братец.<text:s/>Тут<text:s/>ждут<text:s/>тебя,<text:s/>а<text:s/>ты<text:s/>вот<text:s/>ползешь…<text:s/>Иди.</text:p>
      <text:p text:style-name="Обычный">– Ну,<text:s/>иду,<text:s/>иду, –<text:s/>раздался<text:s/>дребезжащий<text:s/>голос,<text:s/>и<text:s/>из‑за<text:s/>избы<text:s/>направо<text:s/>показался<text:s/>человек<text:s/>низенький,<text:s/>толстый<text:s/>и<text:s/>хромой.<text:s/>На<text:s/>нем<text:s/>была<text:s/>довольно<text:s/>опрятная<text:s/>суконная<text:s/>чуйка,<text:s/>вдетая<text:s/>на<text:s/>один<text:s/>рукав;<text:s/>высокая,<text:s/>остроконечная<text:s/>шапка,<text:s/>прямо<text:s/>надвинутая<text:s/>на<text:s/>брови,<text:s/>придавала<text:s/>его<text:s/>круглому,<text:s/>пухлому<text:s/>лицу<text:s/>выражение<text:s/>лукавое<text:s/>и<text:s/>насмешливое.<text:s/>Его<text:s/>маленькие<text:s/>желтые<text:s/>глазки<text:s/>так<text:s/>и<text:s/>бегали,<text:s/>с<text:s/>тонких<text:s/>губ<text:s/>не<text:s/>сходила<text:s/>сдержанная<text:s/>напряженная<text:s/>улыбка,<text:s/>а<text:s/>нос,<text:s/>острый<text:s/>и<text:s/>длинный,<text:s/>нахально<text:s/>выдвигался<text:s/>вперед,<text:s/>как<text:s/>руль. –<text:s/>Иду,<text:s/>любезный, –<text:s/>продолжал<text:s/>он,<text:s/>ковыляя<text:s/>в<text:s/>направлении<text:s/>питейного<text:s/>заведенья, –<text:s/>зачем<text:s/>ты<text:s/>меня<text:s/>зовешь?..<text:s/>Кто<text:s/>меня<text:s/>ждет?</text:p>
      <text:p text:style-name="Обычный">– Зачем<text:s/>я<text:s/>тебя<text:s/>зову? –<text:s/>сказал<text:s/>с<text:s/>укоризной<text:s/>человек<text:s/>во<text:s/>фризовой<text:s/>шинели. –<text:s/>Экой<text:s/>ты,<text:s/>Моргач,<text:s/>чудной,<text:s/>братец:<text:s/>тебя<text:s/>зовут<text:s/>в<text:s/>кабак,<text:s/>а<text:s/>ты<text:s/>еще<text:s/>спрашиваешь:<text:s/>зачем?<text:s/>А<text:s/>ждут<text:s/>тебя<text:s/>все<text:s/>люди<text:s/>добрые:<text:s/>Турок‑Яшка,<text:s/>да<text:s/>Дикий‑Барин,<text:s/>да<text:s/>рядчик<text:s/>с<text:s/>Жиздры.<text:s/>Яшка‑то<text:s/>с<text:s/>рядчиком<text:s/>об<text:s/>заклад<text:s/>побились:<text:s/>осьмуху<text:s/>пива<text:s/>поставили –<text:s/>кто<text:s/>кого<text:s/>одолеет,<text:s/>лучше<text:s/>споет,<text:s/>то<text:s/>есть…<text:s/>понимаешь?</text:p>
      <text:p text:style-name="Обычный">– Яшка<text:s/>петь<text:s/>будет? –<text:s/>с<text:s/>живостью<text:s/>проговорил<text:s/>человек,<text:s/>прозванный<text:s/>Моргачом. –<text:s/>И<text:s/>ты<text:s/>не<text:s/>врешь,<text:s/>Обалдуй?</text:p>
      <text:p text:style-name="Обычный">– Я<text:s/>не<text:s/>вру, –<text:s/>с<text:s/>достоинством<text:s/>отвечал<text:s/>Обалдуй, –<text:s/>а<text:s/>ты<text:s/>брешешь.<text:s/>Стало<text:s/>быть,<text:s/>будет<text:s/>петь,<text:s/>коли<text:s/>об<text:s/>заклад<text:s/>побился,<text:s/>божья<text:s/>коровка<text:s/>ты<text:s/>этакая,<text:s/>плут<text:s/>ты<text:s/>этакой,<text:s/>Моргач!</text:p>
      <text:p text:style-name="Обычный">– Ну,<text:s/>пойдем,<text:s/>простота, –<text:s/>возразил<text:s/>Моргач.</text:p>
      <text:p text:style-name="Обычный">– Ну,<text:s/>поцелуй<text:s/>же<text:s/>меня<text:s/>по<text:s/>крайней<text:s/>мере,<text:s/>душа<text:s/>ты<text:s/>моя, –<text:s/>залепетал<text:s/>Обалдуй,<text:s/>широко<text:s/>раскрыв<text:s/>объятия.</text:p>
      <text:p text:style-name="Обычный">– Вишь,<text:s/>Езоп<text:s/>изнеженный, –<text:s/>презрительно<text:s/>ответил<text:s/>Моргач,<text:s/>отталкивая<text:s/>его<text:s/>локтем,<text:s/>и<text:s/>оба,<text:s/>нагнувшись,<text:s/>вошли<text:s/>в<text:s/>низенькую<text:s/>дверь.</text:p>
      <text:p text:style-name="Обычный">Слышанный<text:s/>мною<text:s/>разговор<text:s/>сильно<text:s/>возбудил<text:s/>мое<text:s/>любопытство.<text:s/>Уж<text:s/>не<text:s/>раз<text:s/>доходили<text:s/>до<text:s/>меня<text:s/>слухи<text:s/>об<text:s/>Яшке‑Турке,<text:s/>как<text:s/>о<text:s/>лучшем<text:s/>певце<text:s/>в<text:s/>околотке,<text:s/>и<text:s/>вдруг<text:s/>мне<text:s/>представился<text:s/>случай<text:s/>услышать<text:s/>его<text:s/>в<text:s/>состязании<text:s/>с<text:s/>другим<text:s/>мастером.<text:s/>Я<text:s/>удвоил<text:s/>шаги<text:s/>и<text:s/>вошел<text:s/>в<text:s/>заведение.</text:p>
      <text:p text:style-name="Обычный">Вероятно,<text:s/>не<text:s/>многие<text:s/>из<text:s/>моих<text:s/>читателей<text:s/>имели<text:s/>случай<text:s/>заглядывать<text:s/>в<text:s/>деревенские<text:s/>кабаки;<text:s/>но<text:s/>наш<text:s/>брат,<text:s/>охотник,<text:s/>куда<text:s/>не<text:s/>заходит.<text:s/>Устройство<text:s/>их<text:s/>чрезвычайно<text:s/>просто.<text:s/>Они<text:s/>состоят<text:s/>обыкновенно<text:s/>из<text:s/>темных<text:s/>сеней<text:s/>и<text:s/>белой<text:s/>избы,<text:s/>разделенной<text:s/>надвое<text:s/>перегородкой,<text:s/>за<text:s/>которую<text:s/>никто<text:s/>из<text:s/>посетителей<text:s/>не<text:s/>имеет<text:s/>права<text:s/>заходить.<text:s/>В<text:s/>этой<text:s/>перегородке,<text:s/>над<text:s/>широким<text:s/>дубовым<text:s/>столом,<text:s/>проделано<text:s/>большое<text:s/>продольное<text:s/>отверстие.<text:s/>На<text:s/>этом<text:s/>столе,<text:s/>или<text:s/>стойке,<text:s/>продается<text:s/>вино.<text:s/>Запечатанные<text:s/>штофы<text:s/>разной<text:s/>величины<text:s/>рядком<text:s/>стоят<text:s/>на<text:s/>полках,<text:s/>прямо<text:s/>против<text:s/>отверстия.<text:s/>В<text:s/>передней<text:s/>части<text:s/>избы,<text:s/>предоставленной<text:s/>посетителям,<text:s/>находятся<text:s/>лавки,<text:s/>две‑три<text:s/>пустые<text:s/>бочки,<text:s/>угловой<text:s/>стол.<text:s/>Деревенские<text:s/>кабаки<text:s/>большей<text:s/>частью<text:s/>довольно<text:s/>темны,<text:s/>и<text:s/>почти<text:s/>никогда<text:s/>не<text:s/>увидите<text:s/>вы<text:s/>на<text:s/>их<text:s/>бревенчатых<text:s/>стенах<text:s/>каких‑нибудь<text:s/>ярко<text:s/>раскрашенных<text:s/>лубочных<text:s/>картин,<text:s/>без<text:s/>которых<text:s/>редкая<text:s/>изба<text:s/>обходится.</text:p>
      <text:p text:style-name="Обычный">Когда<text:s/>я<text:s/>вошел<text:s/>в<text:s/>Притынный<text:s/>кабачок,<text:s/>в<text:s/>нем<text:s/>уже<text:s/>собралось<text:s/>довольно<text:s/>многочисленное<text:s/>общество.</text:p>
      <text:p text:style-name="Обычный">За<text:s/>стойкой,<text:s/>как<text:s/>водится,<text:s/>почти<text:s/>во<text:s/>всю<text:s/>ширину<text:s/>отверстия,<text:s/>стоял<text:s/>Николай<text:s/>Иваныч,<text:s/>в<text:s/>пестрой<text:s/>ситцевой<text:s/>рубахе,<text:s/>и,<text:s/>с<text:s/>ленивой<text:s/>усмешкой<text:s/>на<text:s/>пухлых<text:s/>щеках,<text:s/>наливал<text:s/>своей<text:s/>полной<text:s/>и<text:s/>белой<text:s/>рукой<text:s/>два<text:s/>стакана<text:s/>вина<text:s/>вошедшим<text:s/>приятелям,<text:s/>Моргачу<text:s/>и<text:s/>Обалдую;<text:s/>а за<text:s/>ним<text:s/>в<text:s/>углу,<text:s/>возле<text:s/>окна,<text:s/>виднелась<text:s/>его<text:s/>востроглазая<text:s/>жена.<text:s/>Посередине<text:s/>комнаты<text:s/>стоял<text:s/>Яшка‑Турок,<text:s/>худой<text:s/>и<text:s/>стройный<text:s/>человек<text:s/>лет<text:s/>двадцати<text:s/>трех,<text:s/>одетый<text:s/>в<text:s/>долгополый<text:s/>нанковый<text:s/>кафтан<text:s/>голубого<text:s/>цвета.<text:s/>Он<text:s/>смотрел<text:s/>удалым<text:s/>фабричным<text:s/>малым<text:s/>и,<text:s/>казалось,<text:s/>не<text:s/>мог<text:s/>похвастаться<text:s/>отличным<text:s/>здоровьем.<text:s/>Его<text:s/>впалые<text:s/>щеки,<text:s/>большие,<text:s/>беспокойные<text:s/>серые<text:s/>глаза,<text:s/>прямой<text:s/>нос<text:s/>с<text:s/>тонкими,<text:s/>подвижными<text:s/>ноздрями,<text:s/>белый<text:s/>покатый<text:s/>лоб<text:s/>с<text:s/>закинутыми<text:s/>назад<text:s/>светло‑русыми<text:s/>кудрями,<text:s/>крупные,<text:s/>но<text:s/>красивые,<text:s/>выразительные<text:s/>губы –<text:s/>все<text:s/>его<text:s/>лицо<text:s/>изобличало<text:s/>человека<text:s/>впечатлительного<text:s/>и<text:s/>страстного.<text:s/>Он<text:s/>был<text:s/>в<text:s/>большом<text:s/>волненье:<text:s/>мигал<text:s/>глазами,<text:s/>неровно<text:s/>дышал,<text:s/>руки<text:s/>его<text:s/>дрожали,<text:s/>как<text:s/>в<text:s/>лихорадке, –<text:s/>да<text:s/>у<text:s/>него<text:s/>и<text:s/>точно<text:s/>была<text:s/>лихорадка,<text:s/>та<text:s/>тревожная,<text:s/>внезапная<text:s/>лихорадка,<text:s/>которая<text:s/>так<text:s/>знакома<text:s/>всем<text:s/>людям,<text:s/>говорящим<text:s/>или<text:s/>поющим<text:s/>перед<text:s/>собранием.<text:s/>Подле<text:s/>него<text:s/>стоял<text:s/>мужчина<text:s/>лет<text:s/>сорока,<text:s/>широкоплечий,<text:s/>широкоскулый,<text:s/>с<text:s/>низким<text:s/>лбом,<text:s/>узкими<text:s/>татарскими<text:s/>глазами,<text:s/>коротким<text:s/>и<text:s/>плоским<text:s/>носом,<text:s/>четвероугольным<text:s/>подбородком<text:s/>и<text:s/>черными<text:s/>блестящими<text:s/>волосами,<text:s/>жесткими,<text:s/>как<text:s/>щетина.<text:s/>Выражение<text:s/>его<text:s/>смуглого<text:s/>с<text:s/>свинцовым<text:s/>отливом<text:s/>лица,<text:s/>особенно<text:s/>его<text:s/>бледных<text:s/>губ,<text:s/>можно<text:s/>было<text:s/>бы<text:s/>назвать<text:s/>почти<text:s/>свирепым,<text:s/>если<text:s/>б<text:s/>оно<text:s/>не<text:s/>было<text:s/>так<text:s/>спокойно‑задумчиво.<text:s/>Он<text:s/>почти<text:s/>не<text:s/>шевелился<text:s/>и<text:s/>только<text:s/>медленно<text:s/>поглядывал<text:s/>кругом,<text:s/>как<text:s/>бык<text:s/>из‑под<text:s/>ярма.<text:s/>Одет<text:s/>он<text:s/>был<text:s/>в<text:s/>какой‑то<text:s/>поношенный<text:s/>сюртук<text:s/>с<text:s/>медными<text:s/>гладкими<text:s/>пуговицами;<text:s/>старый<text:s/>черный<text:s/>шелковый<text:s/>платок<text:s/>окутывал<text:s/>его<text:s/>огромную<text:s/>шею.<text:s/>Звали<text:s/>его<text:s/>Диким‑Барином.<text:s/>Прямо<text:s/>против<text:s/>него,<text:s/>на<text:s/>лавке<text:s/>под<text:s/>образами,<text:s/>сидел<text:s/>соперник<text:s/>Яшки –<text:s/>рядчик<text:s/>из<text:s/>Жиздры:<text:s/>это<text:s/>был<text:s/>невысокого<text:s/>роста<text:s/>плотный<text:s/>мужчина<text:s/>лет<text:s/>тридцати,<text:s/>рябой<text:s/>и<text:s/>курчавый,<text:s/>с<text:s/>тупым<text:s/>вздернутым<text:s/>носом,<text:s/>живыми<text:s/>карими<text:s/>глазками<text:s/>и<text:s/>жидкой<text:s/>бородкой.<text:s/>Он<text:s/>бойко<text:s/>поглядывал<text:s/>кругом,<text:s/>подсунув<text:s/>под<text:s/>себя<text:s/>руки,<text:s/>беспечно<text:s/>болтал<text:s/>и<text:s/>постукивал<text:s/>ногами,<text:s/>обутыми<text:s/>в<text:s/>щегольские<text:s/>сапоги<text:s/>с<text:s/>оторочкой.<text:s/>На<text:s/>нем<text:s/>был<text:s/>новый<text:s/>тонкий<text:s/>армяк<text:s/>из<text:s/>серого<text:s/>сукна<text:s/>с<text:s/>плисовым<text:s/>воротником,<text:s/>от<text:s/>которого<text:s/>резко<text:s/>отделялся<text:s/>край<text:s/>алой<text:s/>рубахи,<text:s/>плотно<text:s/>застегнутой<text:s/>вокруг<text:s/>горла.<text:s/>В<text:s/>противоположном<text:s/>углу,<text:s/>направо<text:s/>от<text:s/>двери,<text:s/>сидел<text:s/>за<text:s/>столом<text:s/>какой‑то<text:s/>мужичок<text:s/>в<text:s/>узкой<text:s/>изношенной<text:s/>свите,<text:s/>с<text:s/>огромной<text:s/>дырой<text:s/>на<text:s/>плече.<text:s/>Солнечный<text:s/>свет<text:s/>струился<text:s/>жидким<text:s/>желтоватым<text:s/>потоком<text:s/>сквозь<text:s/>запыленные<text:s/>стекла<text:s/>двух<text:s/>небольших<text:s/>окошек<text:s/>и,<text:s/>казалось,<text:s/>не<text:s/>мог<text:s/>победить<text:s/>обычной<text:s/>темноты<text:s/>комнаты:<text:s/>все<text:s/>предметы<text:s/>были<text:s/>освещены<text:s/>скупо,<text:s/>словно<text:s/>пятнами.<text:s/>Зато<text:s/>в<text:s/>ней<text:s/>было<text:s/>почти<text:s/>прохладно,<text:s/>и<text:s/>чувство<text:s/>духоты<text:s/>и<text:s/>зноя,<text:s/>словно<text:s/>бремя,<text:s/>свалилось<text:s/>у<text:s/>меня<text:s/>с<text:s/>плеч,<text:s/>как<text:s/>только<text:s/>я<text:s/>переступил<text:s/>порог.</text:p>
      <text:p text:style-name="Обычный">Мой<text:s/>приход –<text:s/>я<text:s/>это<text:s/>мог<text:s/>заметить –<text:s/>сначала<text:s/>несколько<text:s/>смутил<text:s/>гостей<text:s/>Николая<text:s/>Иваныча;<text:s/>но,<text:s/>увидев,<text:s/>что<text:s/>он<text:s/>поклонился<text:s/>мне,<text:s/>как<text:s/>знакомому<text:s/>человеку,<text:s/>они<text:s/>успокоились<text:s/>и<text:s/>уже<text:s/>более<text:s/>не<text:s/>обращали<text:s/>на<text:s/>меня<text:s/>внимания.<text:s/>Я<text:s/>спросил<text:s/>себе<text:s/>пива<text:s/>и<text:s/>сел<text:s/>в<text:s/>уголок,<text:s/>возле<text:s/>мужичка<text:s/>в<text:s/>изорванной<text:s/>свите.</text:p>
      <text:p text:style-name="Обычный">– Ну,<text:s/>что<text:s/>ж! –<text:s/>возопил<text:s/>вдруг<text:s/>Обалдуй,<text:s/>выпив<text:s/>духом<text:s/>стакан<text:s/>вина<text:s/>и<text:s/>сопровождая<text:s/>свое<text:s/>восклицание<text:s/>теми<text:s/>странными<text:s/>размахиваниями<text:s/>рук,<text:s/>без<text:s/>которых<text:s/>он,<text:s/>по‑видимому,<text:s/>не<text:s/>произносил<text:s/>ни<text:s/>одного<text:s/>слова. –<text:s/>Чего<text:s/>еще<text:s/>ждать?<text:s/>Начинать<text:s/>так<text:s/>начинать.<text:s/>А?<text:s/>Яша?..</text:p>
      <text:p text:style-name="Обычный">– Начинать,<text:s/>начинать, –<text:s/>одобрительно<text:s/>подхватил<text:s/>Николай<text:s/>Иваныч.</text:p>
      <text:p text:style-name="Обычный">– Начнем,<text:s/>пожалуй, –<text:s/>хладнокровно<text:s/>и<text:s/>с<text:s/>самоуверенной<text:s/>улыбкой<text:s/>промолвил<text:s/>рядчик, –<text:s/>я<text:s/>готов.</text:p>
      <text:p text:style-name="Обычный">– И<text:s/>я<text:s/>готов, –<text:s/>с<text:s/>волнением<text:s/>произнес<text:s/>Яков.</text:p>
      <text:p text:style-name="Обычный">– Ну,<text:s/>начинайте,<text:s/>ребятки,<text:s/>начинайте, –<text:s/>пропищал<text:s/>Моргач.</text:p>
      <text:p text:style-name="Обычный">Но,<text:s/>несмотря<text:s/>на<text:s/>единодушно<text:s/>изъявленное<text:s/>желание,<text:s/>никто<text:s/>не<text:s/>начинал;<text:s/>рядчик<text:s/>даже<text:s/>не<text:s/>приподнялся<text:s/>с<text:s/>лавки, –<text:s/>все<text:s/>словно<text:s/>ждали<text:s/>чего‑то.</text:p>
      <text:p text:style-name="Обычный">– Начинай! –<text:s/>угрюмо<text:s/>и<text:s/>резко<text:s/>проговорил<text:s/>Дикий‑Барин.</text:p>
      <text:p text:style-name="Обычный">Яков<text:s/>вздрогнул.<text:s/>Рядчик<text:s/>встал,<text:s/>осунул<text:s/>кушак<text:s/>и<text:s/>откашлялся.</text:p>
      <text:p text:style-name="Обычный">– А<text:s/>кому<text:s/>начать? –<text:s/>спросил<text:s/>он<text:s/>слегка<text:s/>изменившимся<text:s/>голосом<text:s/>у<text:s/>Дикого‑Барина,<text:s/>который<text:s/>все<text:s/>продолжал<text:s/>стоять<text:s/>неподвижно<text:s/>посередине<text:s/>комнаты,<text:s/>широко<text:s/>расставив<text:s/>толстые<text:s/>ноги<text:s/>и<text:s/>почти<text:s/>по<text:s/>локоть<text:s/>засунув<text:s/>могучие<text:s/>руки<text:s/>в<text:s/>карманы<text:s/>шаровар.</text:p>
      <text:p text:style-name="Обычный">– Тебе,<text:s/>тебе,<text:s/>рядчик, –<text:s/>залепетал<text:s/>Обалдуй, –<text:s/>тебе,<text:s/>братец.</text:p>
      <text:p text:style-name="Обычный">Дикий‑Барин<text:s/>посмотрел<text:s/>на<text:s/>него<text:s/>исподлобья.<text:s/>Обалдуй<text:s/>слабо<text:s/>пискнул,<text:s/>замялся,<text:s/>глянул<text:s/>куда‑то<text:s/>в<text:s/>потолок,<text:s/>повел<text:s/>плечами<text:s/>и<text:s/>умолк.</text:p>
      <text:p text:style-name="Обычный">– Жеребий<text:s/>кинуть, –<text:s/>с<text:s/>расстановкой<text:s/>произнес<text:s/>Дикий‑Барин, –<text:s/>да<text:s/>осьмуху<text:s/>на<text:s/>стойку.</text:p>
      <text:p text:style-name="Обычный">Николай<text:s/>Иваныч<text:s/>нагнулся,<text:s/>достал,<text:s/>кряхтя,<text:s/>с<text:s/>полу<text:s/>осьмуху<text:s/>и<text:s/>поставил<text:s/>ее<text:s/>на<text:s/>стол.</text:p>
      <text:p text:style-name="Обычный">Дикий‑Барин<text:s/>глянул<text:s/>на<text:s/>Якова<text:s/>и<text:s/>промолвил:<text:s/>«Ну!»</text:p>
      <text:p text:style-name="Обычный">Яков<text:s/>зарылся<text:s/>у<text:s/>себя<text:s/>в<text:s/>карманах,<text:s/>достал<text:s/>грош<text:s/>и<text:s/>наметил<text:s/>его<text:s/>зубом.<text:s/>Рядчик<text:s/>вынул<text:s/>из‑под<text:s/>полы<text:s/>кафтана<text:s/>новый<text:s/>кожаный<text:s/>кошелек,<text:s/>не<text:s/>торопясь<text:s/>распутал<text:s/>шнурок<text:s/>и,<text:s/>насыпав<text:s/>множество<text:s/>мелочи<text:s/>на<text:s/>руку,<text:s/>выбрал<text:s/>новенький<text:s/>грош.<text:s/>Обалдуй<text:s/>подставил<text:s/>свой<text:s/>затасканный<text:s/>картуз<text:s/>с<text:s/>обломанным<text:s/>и<text:s/>отставшим<text:s/>козырьком;<text:s/>Яков<text:s/>кинул<text:s/>в<text:s/>него<text:s/>свой<text:s/>грош,<text:s/>рядчик –<text:s/>свой.</text:p>
      <text:p text:style-name="Обычный">– Тебе<text:s/>выбирать, –<text:s/>проговорил<text:s/>Дикий‑Барин,<text:s/>обратившись<text:s/>к<text:s/>Моргачу.</text:p>
      <text:p text:style-name="Обычный">Моргач<text:s/>самодовольно<text:s/>усмехнулся,<text:s/>взял<text:s/>картуз<text:s/>в<text:s/>обе<text:s/>руки<text:s/>и<text:s/>начал<text:s/>его<text:s/>встряхивать.</text:p>
      <text:p text:style-name="Обычный">Мгновенно<text:s/>воцарилась<text:s/>глубокая<text:s/>тишина:<text:s/>гроши<text:s/>слабо<text:s/>звякали,<text:s/>ударяясь<text:s/>друг<text:s/>о<text:s/>друга.<text:s/>Я<text:s/>внимательно<text:s/>поглядел<text:s/>кругом:<text:s/>все<text:s/>лица<text:s/>выражали<text:s/>напряженное<text:s/>ожидание;<text:s/>сам<text:s/>Дикий‑Барин<text:s/>прищурился;<text:s/>мой<text:s/>сосед,<text:s/>мужичок<text:s/>в<text:s/>изорванной<text:s/>свитке,<text:s/>и<text:s/>тот<text:s/>даже<text:s/>с<text:s/>любопытством<text:s/>вытянул<text:s/>шею.<text:s/>Моргач<text:s/>запустил<text:s/>руку<text:s/>в<text:s/>картуз<text:s/>и<text:s/>достал<text:s/>рядчиков<text:s/>грош:<text:s/>все<text:s/>вздохнули.<text:s/>Яков<text:s/>покраснел,<text:s/>а<text:s/>рядчик<text:s/>провел<text:s/>рукой<text:s/>по<text:s/>волосам.</text:p>
      <text:p text:style-name="Обычный">– Ведь<text:s/>я<text:s/>же<text:s/>говорил,<text:s/>что<text:s/>тебе, –<text:s/>воскликнул<text:s/>Обалдуй, –<text:s/>я<text:s/>ведь<text:s/>говорил.</text:p>
      <text:p text:style-name="Обычный">– Ну,<text:s/>ну,<text:s/>не<text:s/>«циркай»<text:span text:style-name="Знаксноски"><text:note text:note-class="footnote" text:id="_ftn46"><text:note-citation>47</text:note-citation><text:note-body><text:p text:style-name="FootNote"><text:span text:style-name="T1611"><text:s/></text:span><text:span text:style-name="T1612">Циркают</text:span><text:span text:style-name="T1613"><text:s/></text:span><text:span text:style-name="T1614">ястреб</text:span><text:span text:style-name="T1615">а</text:span><text:span text:style-name="T1616">,<text:s/></text:span><text:span text:style-name="T1617">когда</text:span><text:span text:style-name="T1618"><text:s/></text:span><text:span text:style-name="T1619">они</text:span><text:span text:style-name="T1620"><text:s/></text:span><text:span text:style-name="T1621">чего</text:span><text:span text:style-name="T1622">‑</text:span><text:span text:style-name="T1623">нибудь</text:span><text:span text:style-name="T1624"><text:s/></text:span><text:span text:style-name="T1625">испугаются</text:span><text:span text:style-name="T1626">.</text:span><text:span text:style-name="T1627"> </text:span><text:span text:style-name="T1628">–</text:span><text:span text:style-name="T1629"><text:s/></text:span><text:span text:style-name="T1630">Примеч</text:span><text:span text:style-name="T1631">.<text:s/></text:span><text:span text:style-name="T1632">авт</text:span><text:span text:style-name="T1633">.</text:span></text:p><text:p text:style-name="Сd1нedоeeсf1кeaаe0"/></text:note-body></text:note></text:span>! –<text:s/>презрительно<text:s/>заметил<text:s/>Дикий‑Барин. –<text:s/>Начинай, –<text:s/>продолжал<text:s/>он,<text:s/>качнув<text:s/>головой<text:s/>на<text:s/>рядчика.</text:p>
      <text:p text:style-name="Обычный">– Какую<text:s/>же<text:s/>мне<text:s/>песню<text:s/>петь? –<text:s/>спросил<text:s/>рядчик,<text:s/>приходя<text:s/>в<text:s/>волненье.</text:p>
      <text:p text:style-name="Обычный">– Какую<text:s/>хочешь, –<text:s/>отвечал<text:s/>Моргач. –<text:s/>Какую<text:s/>вздумается,<text:s/>ту<text:s/>и<text:s/>пой.</text:p>
      <text:p text:style-name="Обычный">– Конечно,<text:s/>какую<text:s/>хочешь, –<text:s/>прибавил<text:s/>Николай<text:s/>Иваныч,<text:s/>медленно<text:s/>складывая<text:s/>руки<text:s/>на<text:s/>груди. –<text:s/>В<text:s/>этом<text:s/>тебе<text:s/>указу<text:s/>нету.<text:s/>Пой<text:s/>какую<text:s/>хочешь;<text:s/>да<text:s/>только<text:s/>пой<text:s/>хорошо;<text:s/>а мы<text:s/>уж<text:s/>потом<text:s/>решим<text:s/>по<text:s/>совести.</text:p>
      <text:p text:style-name="Обычный">– Разумеется,<text:s/>по<text:s/>совести, –<text:s/>подхватил<text:s/>Обалдуй<text:s/>и<text:s/>полизал<text:s/>край<text:s/>пустого<text:s/>стакана.</text:p>
      <text:p text:style-name="Обычный">– Дайте,<text:s/>братцы,<text:s/>откашляться<text:s/>маленько, –<text:s/>заговорил<text:s/>рядчик,<text:s/>перебирая<text:s/>пальцами<text:s/>вдоль<text:s/>воротника<text:s/>кафтана.</text:p>
      <text:p text:style-name="Обычный">– Ну,<text:s/>ну,<text:s/>не<text:s/>прохлаждайся –<text:s/>начинай! –<text:s/>решил<text:s/>Дикий‑Барин<text:s/>и<text:s/>потупился.</text:p>
      <text:p text:style-name="Обычный">Рядчик<text:s/>подумал<text:s/>немного,<text:s/>встряхнул<text:s/>головой<text:s/>и<text:s/>выступил<text:s/>вперед.<text:s/>Яков<text:s/>впился<text:s/>в<text:s/>него<text:s/>глазами…</text:p>
      <text:p text:style-name="Обычный">Но<text:s/>прежде<text:s/>чем<text:s/>я<text:s/>приступлю<text:s/>к<text:s/>описанию<text:s/>самого<text:s/>состязания,<text:s/>считаю<text:s/>не<text:s/>лишним<text:s/>сказать<text:s/>несколько<text:s/>слов<text:s/>о<text:s/>каждом<text:s/>из<text:s/>действующих<text:s/>лиц<text:s/>моего<text:s/>рассказа.<text:s/>Жизнь<text:s/>некоторых<text:s/>из<text:s/>них<text:s/>была<text:s/>уже<text:s/>мне<text:s/>известна,<text:s/>когда<text:s/>я<text:s/>встретился<text:s/>с<text:s/>ними<text:s/>в<text:s/>Притынном<text:s/>кабачке;<text:s/>о других<text:s/>я<text:s/>собрал<text:s/>сведения<text:s/>впоследствии.</text:p>
      <text:p text:style-name="Обычный">Начнем<text:s/>с<text:s/>Обалдуя.<text:s/>Настоящее<text:s/>имя<text:s/>этого<text:s/>человека<text:s/>было<text:s/>Евграф<text:s/>Иванов;<text:s/>но<text:s/>никто<text:s/>во<text:s/>всем<text:s/>околотке<text:s/>не<text:s/>звал<text:s/>его<text:s/>иначе<text:s/>как<text:s/>Обалдуем,<text:s/>и<text:s/>он<text:s/>сам<text:s/>величал<text:s/>себя<text:s/>тем<text:s/>же<text:s/>прозвищем:<text:s/>так<text:s/>хорошо<text:s/>оно<text:s/>к<text:s/>нему<text:s/>пристало.<text:s/>И<text:s/>действительно,<text:s/>оно<text:s/>как<text:s/>нельзя<text:s/>лучше<text:s/>шло<text:s/>к<text:s/>его<text:s/>незначительным,<text:s/>вечно<text:s/>встревоженным<text:s/>чертам.<text:s/>Это<text:s/>был<text:s/>загулявший,<text:s/>холостой<text:s/>дворовый<text:s/>человек,<text:s/>от<text:s/>которого<text:s/>собственные<text:s/>господа<text:s/>давным‑давно<text:s/>отступились<text:s/>и<text:s/>который,<text:s/>не<text:s/>имея<text:s/>никакой<text:s/>должности,<text:s/>не<text:s/>получая<text:s/>ни<text:s/>гроша<text:s/>жалованья,<text:s/>находил,<text:s/>однако,<text:s/>средство<text:s/>каждый<text:s/>день<text:s/>покутить<text:s/>на<text:s/>чужой<text:s/>счет.<text:s/>У<text:s/>него<text:s/>было<text:s/>множество<text:s/>знакомых,<text:s/>которые<text:s/>поили<text:s/>его<text:s/>вином<text:s/>и<text:s/>чаем,<text:s/>сами<text:s/>не<text:s/>зная<text:s/>зачем,<text:s/>потому<text:s/>что<text:s/>он<text:s/>не<text:s/>только<text:s/>не<text:s/>был<text:s/>в<text:s/>обществе<text:s/>забавен,<text:s/>но<text:s/>даже,<text:s/>напротив,<text:s/>надоедал<text:s/>всем<text:s/>своей<text:s/>бессмысленной<text:s/>болтовней,<text:s/>несносной<text:s/>навязчивостью,<text:s/>лихорадочными<text:s/>телодвижениями<text:s/>и<text:s/>беспрестанным,<text:s/>неестественным<text:s/>хохотом.<text:s/>Он<text:s/>не<text:s/>умел<text:s/>ни<text:s/>петь,<text:s/>ни<text:s/>плясать;<text:s/>отроду<text:s/>не<text:s/>сказал<text:s/>не<text:s/>только<text:s/>умного,<text:s/>даже<text:s/>путного<text:s/>слова:<text:s/>все<text:s/>«лотошил»<text:s/>да<text:s/>врал<text:s/>что<text:s/>ни<text:s/>попало –<text:s/>прямой<text:s/>Обалдуй!<text:s/>И<text:s/>между<text:s/>тем<text:s/>ни<text:s/>одной<text:s/>попойки<text:s/>на<text:s/>сорок<text:s/>верст<text:s/>кругом<text:s/>не<text:s/>обходилось<text:s/>без<text:s/>того,<text:s/>чтобы<text:s/>его<text:s/>долговязая<text:s/>фигура<text:s/>не<text:s/>вертелась<text:s/>тут<text:s/>же<text:s/>между<text:s/>гостями, –<text:s/>так<text:s/>уж<text:s/>к<text:s/>нему<text:s/>привыкли<text:s/>и<text:s/>переносили<text:s/>его<text:s/>присутствие<text:s/>как<text:s/>неизбежное<text:s/>зло.<text:s/>Правда,<text:s/>обходились<text:s/>с<text:s/>ним<text:s/>презрительно,<text:s/>но<text:s/>укрощать<text:s/>его<text:s/>нелепые<text:s/>порывы<text:s/>умел<text:s/>один<text:s/>Дикий‑Барин.</text:p>
      <text:p text:style-name="Обычный">Моргач<text:s/>нисколько<text:s/>не<text:s/>походил<text:s/>на<text:s/>Обалдуя.<text:s/>К<text:s/>нему<text:s/>тоже<text:s/>шло<text:s/>названье<text:s/>Моргача,<text:s/>хотя<text:s/>он<text:s/>глазами<text:s/>не<text:s/>моргал<text:s/>более<text:s/>других<text:s/>людей;<text:s/>известное<text:s/>дело:<text:s/>русский<text:s/>народ<text:s/>на<text:s/>прозвища<text:s/>мастер.<text:s/>Несмотря<text:s/>на<text:s/>мое<text:s/>старанье<text:s/>выведать<text:s/>пообстоятельнее<text:s/>прошедшее<text:s/>этого<text:s/>человека,<text:s/>в<text:s/>жизни<text:s/>его<text:s/>остались<text:s/>для<text:s/>меня –<text:s/>и,<text:s/>вероятно,<text:s/>для<text:s/>многих<text:s/>других –<text:s/>темные<text:s/>пятна,<text:s/>места,<text:s/>как<text:s/>выражаются<text:s/>книжники,<text:s/>покрытые<text:s/>глубоким<text:s/>мраком<text:s/>неизвестности.<text:s/>Я<text:s/>узнал<text:s/>только,<text:s/>что<text:s/>он<text:s/>некогда<text:s/>был<text:s/>кучером<text:s/>у<text:s/>старой<text:s/>бездетной<text:s/>барыни,<text:s/>бежал<text:s/>со<text:s/>вверенной<text:s/>ему<text:s/>тройкой<text:s/>лошадей,<text:s/>пропадал<text:s/>целый<text:s/>год<text:s/>и,<text:s/>должно<text:s/>быть,<text:s/>убедившись<text:s/>на<text:s/>деле<text:s/>в<text:s/>невыгодах<text:s/>и<text:s/>бедствиях<text:s/>бродячей<text:s/>жизни,<text:s/>вернулся<text:s/>сам,<text:s/>но<text:s/>уже<text:s/>хромой,<text:s/>бросился<text:s/>в<text:s/>ноги<text:s/>своей<text:s/>госпоже<text:s/>и,<text:s/>в<text:s/>течение<text:s/>нескольких<text:s/>лет<text:s/>примерным<text:s/>поведеньем<text:s/>загладив<text:s/>свое<text:s/>преступленье,<text:s/>понемногу<text:s/>вошел<text:s/>к<text:s/>ней<text:s/>в<text:s/>милость,<text:s/>заслужил,<text:s/>наконец,<text:s/>ее<text:s/>полную<text:s/>доверенность,<text:s/>попал<text:s/>в<text:s/>приказчики,<text:s/>а<text:s/>по<text:s/>смерти<text:s/>барыни,<text:s/>неизвестно<text:s/>каким<text:s/>образом,<text:s/>оказался<text:s/>отпущенным<text:s/>на<text:s/>волю,<text:s/>приписался<text:s/>в<text:s/>мещане,<text:s/>начал<text:s/>снимать<text:s/>у<text:s/>соседей<text:s/>бакши,<text:s/>разбогател<text:s/>и<text:s/>живет<text:s/>теперь<text:s/>припеваючи.<text:s/>Это<text:s/>человек<text:s/>опытный,<text:s/>себе<text:s/>на<text:s/>уме,<text:s/>не<text:s/>злой<text:s/>и<text:s/>не<text:s/>добрый,<text:s/>а<text:s/>более<text:s/>расчетливый;<text:s/>это<text:s/>тертый<text:s/>калач,<text:s/>который<text:s/>знает<text:s/>людей<text:s/>и<text:s/>умеет<text:s/>ими<text:s/>пользоваться.<text:s/>Он<text:s/>осторожен<text:s/>и<text:s/>в<text:s/>то<text:s/>же<text:s/>время<text:s/>предприимчив,<text:s/>как<text:s/>лисица;<text:s/>болтлив,<text:s/>как<text:s/>старая<text:s/>женщина,<text:s/>и<text:s/>никогда<text:s/>не<text:s/>проговаривается,<text:s/>а<text:s/>всякого<text:s/>другого<text:s/>заставит<text:s/>высказаться;<text:s/>впрочем,<text:s/>не<text:s/>прикидывается<text:s/>простачком,<text:s/>как<text:s/>это<text:s/>делают<text:s/>иные<text:s/>хитрецы<text:s/>того<text:s/>же<text:s/>десятка,<text:s/>да<text:s/>ему<text:s/>и<text:s/>трудно<text:s/>было<text:s/>бы<text:s/>притворяться:<text:s/>я никогда<text:s/>не<text:s/>видывал<text:s/>более<text:s/>проницательных<text:s/>и<text:s/>умных<text:s/>глаз,<text:s/>как<text:s/>его<text:s/>крошечные,<text:s/>лукавые<text:s/>«гляделки»<text:span text:style-name="Знаксноски"><text:note text:note-class="footnote" text:id="_ftn47"><text:note-citation>48</text:note-citation><text:note-body><text:p text:style-name="FootNote"><text:span text:style-name="T1634"><text:s/></text:span><text:span text:style-name="T1635">Орловцы</text:span><text:span text:style-name="T1636"><text:s/></text:span><text:span text:style-name="T1637">называют</text:span><text:span text:style-name="T1638"><text:s/></text:span><text:span text:style-name="T1639">глаза</text:span><text:span text:style-name="T1640"><text:s/></text:span><text:span text:style-name="T1641">гляделками</text:span><text:span text:style-name="T1642">,<text:s/></text:span><text:span text:style-name="T1643">так</text:span><text:span text:style-name="T1644"><text:s/></text:span><text:span text:style-name="T1645">же</text:span><text:span text:style-name="T1646"><text:s/></text:span><text:span text:style-name="T1647">как</text:span><text:span text:style-name="T1648"><text:s/></text:span><text:span text:style-name="T1649">рот</text:span><text:span text:style-name="T1650"><text:s/></text:span><text:span text:style-name="T1651">едалом</text:span><text:span text:style-name="T1652">.</text:span><text:span text:style-name="T1653"> </text:span><text:span text:style-name="T1654">–</text:span><text:span text:style-name="T1655"><text:s/></text:span><text:span text:style-name="T1656">Примеч</text:span><text:span text:style-name="T1657">.<text:s/></text:span><text:span text:style-name="T1658">авт</text:span><text:span text:style-name="T1659">.</text:span></text:p><text:p text:style-name="Сd1нedоeeсf1кeaаe0"/></text:note-body></text:note></text:span>.<text:s/>Они<text:s/>никогда<text:s/>не<text:s/>смотрят<text:s/>просто –<text:s/>все<text:s/>высматривают<text:s/>да<text:s/>подсматривают.<text:s/>Моргач<text:s/>иногда<text:s/>по<text:s/>целым<text:s/>неделям<text:s/>обдумывает<text:s/>какое‑нибудь,<text:s/>по‑видимому<text:s/>простое,<text:s/>предприятие,<text:s/>а<text:s/>то<text:s/>вдруг<text:s/>решится<text:s/>на<text:s/>отчаянно<text:s/>смелое<text:s/>дело, –<text:s/>кажется,<text:s/>тут<text:s/>ему<text:s/>и<text:s/>голову<text:s/>сломить…<text:s/>смотришь –<text:s/>все<text:s/>удалось,<text:s/>все<text:s/>как<text:s/>по<text:s/>маслу<text:s/>пошло.<text:s/>Он<text:s/>счастлив<text:s/>и<text:s/>верит<text:s/>в<text:s/>свое<text:s/>счастье,<text:s/>верит<text:s/>приметам.<text:s/>Он<text:s/>вообще<text:s/>очень<text:s/>суеверен.<text:s/>Его<text:s/>не<text:s/>любят,<text:s/>потому<text:s/>что<text:s/>ему<text:s/>самому<text:s/>ни<text:s/>до<text:s/>кого<text:s/>дела<text:s/>нет,<text:s/>но<text:s/>уважают.<text:s/>Все<text:s/>его<text:s/>семейство<text:s/>состоит<text:s/>из<text:s/>одного<text:s/>сынишки,<text:s/>в<text:s/>котором<text:s/>он<text:s/>души<text:s/>не<text:s/>чает<text:s/>и<text:s/>который,<text:s/>воспитанный<text:s/>таким<text:s/>отцом,<text:s/>вероятно<text:s/>пойдет<text:s/>далеко.<text:s/>«А<text:s/>Моргачонок<text:s/>в<text:s/>отца<text:s/>вышел», –<text:s/>уже<text:s/>и<text:s/>теперь<text:s/>говорят<text:s/>о<text:s/>нем<text:s/>вполголоса<text:s/>старики,<text:s/>сидя<text:s/>на<text:s/>завалинках<text:s/>и<text:s/>толкуя<text:s/>меж<text:s/>собой<text:s/>в<text:s/>летние<text:s/>вечера;<text:s/>и все<text:s/>понимают,<text:s/>что<text:s/>это<text:s/>значит,<text:s/>и<text:s/>уже<text:s/>не<text:s/>прибавляют<text:s/>ни<text:s/>слова.</text:p>
      <text:p text:style-name="Обычный">Об<text:s/>Якове‑Турке<text:s/>и<text:s/>рядчике<text:s/>нечего<text:s/>долго<text:s/>распространяться.<text:s/>Яков,<text:s/>прозванный<text:s/>Турком,<text:s/>потому<text:s/>что<text:s/>действительно<text:s/>происходил<text:s/>от<text:s/>пленной<text:s/>турчанки,<text:s/>был<text:s/>по<text:s/>душе –<text:s/>художник<text:s/>во<text:s/>всех<text:s/>смыслах<text:s/>этого<text:s/>слова,<text:s/>а<text:s/>по<text:s/>званию –<text:s/>черпальщик<text:s/>на<text:s/>бумажной<text:s/>фабрике<text:s/>у<text:s/>купца;<text:s/>что<text:s/>же<text:s/>касается<text:s/>до<text:s/>рядчика,<text:s/>судьба<text:s/>которого,<text:s/>признаюсь,<text:s/>мне<text:s/>осталось<text:s/>неизвестной,<text:s/>то<text:s/>он<text:s/>показался<text:s/>мне<text:s/>изворотливым<text:s/>и<text:s/>бойким<text:s/>городским<text:s/>мещанином.<text:s/>Но<text:s/>о<text:s/>Диком‑Барине<text:s/>стоит<text:s/>поговорить<text:s/>несколько<text:s/>подробнее.</text:p>
      <text:p text:style-name="Обычный">Первое<text:s/>впечатление,<text:s/>которое<text:s/>производил<text:s/>на<text:s/>вас<text:s/>вид<text:s/>этого<text:s/>человека,<text:s/>было<text:s/>чувство<text:s/>какой‑то<text:s/>грубой,<text:s/>тяжелой,<text:s/>но<text:s/>неотразимой<text:s/>силы.<text:s/>Сложен<text:s/>он<text:s/>был<text:s/>неуклюже,<text:s/>«сбитнем»,<text:s/>как<text:s/>говорят<text:s/>у<text:s/>нас,<text:s/>но<text:s/>от<text:s/>него<text:s/>так<text:s/>и<text:s/>несло<text:s/>несокрушимым<text:s/>здоровьем,<text:s/>и –<text:s/>странное<text:s/>дело –<text:s/>его<text:s/>медвежеватая<text:s/>фигура<text:s/>не<text:s/>была<text:s/>лишена<text:s/>какой‑то<text:s/>своеобразной<text:s/>грации,<text:s/>происходившей,<text:s/>может<text:s/>быть,<text:s/>от<text:s/>совершенно<text:s/>спокойной<text:s/>уверенности<text:s/>в<text:s/>собственном<text:s/>могуществе.<text:s/>Трудно<text:s/>было<text:s/>решить<text:s/>с<text:s/>первого<text:s/>разу,<text:s/>к<text:s/>какому<text:s/>сословию<text:s/>принадлежал<text:s/>этот<text:s/>Геркулес;<text:s/>он<text:s/>не<text:s/>походил<text:s/>ни<text:s/>на<text:s/>дворового,<text:s/>ни<text:s/>на<text:s/>мещанина,<text:s/>ни<text:s/>на<text:s/>обеднявшего<text:s/>подьячего<text:s/>в<text:s/>отставке,<text:s/>ни<text:s/>на<text:s/>мелкопоместного<text:s/>разорившегося<text:s/>дворянина –<text:s/>псаря<text:s/>и<text:s/>драчуна:<text:s/>он<text:s/>был<text:s/>уж<text:s/>точно<text:s/>сам<text:s/>по<text:s/>себе.<text:s/>Никто<text:s/>не<text:s/>знал,<text:s/>откуда<text:s/>он<text:s/>свалился<text:s/>к<text:s/>нам<text:s/>в<text:s/>уезд;<text:s/>поговаривали,<text:s/>что<text:s/>происходил<text:s/>он<text:s/>от<text:s/>однодворцев<text:s/>и<text:s/>состоял<text:s/>будто<text:s/>где‑то<text:s/>прежде<text:s/>на<text:s/>службе,<text:s/>но<text:s/>ничего<text:s/>положительного<text:s/>об<text:s/>этом<text:s/>не<text:s/>знали;<text:s/>да<text:s/>и<text:s/>от<text:s/>кого<text:s/>было<text:s/>и<text:s/>узнавать, –<text:s/>не<text:s/>от<text:s/>него<text:s/>же<text:s/>самого:<text:s/>не<text:s/>было<text:s/>человека<text:s/>более<text:s/>молчаливого<text:s/>и<text:s/>угрюмого.<text:s/>Также<text:s/>никто<text:s/>не<text:s/>мог<text:s/>положительно<text:s/>сказать,<text:s/>чем<text:s/>он<text:s/>живет;<text:s/>он<text:s/>никаким<text:s/>ремеслом<text:s/>не<text:s/>занимался,<text:s/>ни<text:s/>к<text:s/>кому<text:s/>не<text:s/>ездил,<text:s/>не<text:s/>знался<text:s/>почти<text:s/>ни<text:s/>с<text:s/>кем,<text:s/>а<text:s/>деньги<text:s/>у<text:s/>него<text:s/>водились;<text:s/>правда,<text:s/>небольшие,<text:s/>но<text:s/>водились.<text:s/>Вел<text:s/>он<text:s/>себя<text:s/>не<text:s/>то<text:s/>что<text:s/>скромно, –<text:s/>в<text:s/>нем<text:s/>вообще<text:s/>не<text:s/>было<text:s/>ничего<text:s/>скромного, –<text:s/>но<text:s/>тихо;<text:s/>он<text:s/>жил,<text:s/>словно<text:s/>никого<text:s/>вокруг<text:s/>себя<text:s/>не<text:s/>замечал,<text:s/>и<text:s/>решительно<text:s/>ни<text:s/>в<text:s/>ком<text:s/>не<text:s/>нуждался.<text:s/>Дикий‑Барин<text:s/>(так<text:s/>его<text:s/>прозвали;<text:s/>настоящее<text:s/>же<text:s/>его<text:s/>имя<text:s/>было<text:s/>Перевлесов)<text:s/>пользовался<text:s/>огромным<text:s/>влиянием<text:s/>во<text:s/>всем<text:s/>округе;<text:s/>ему<text:s/>повиновались<text:s/>тотчас<text:s/>и<text:s/>с<text:s/>охотой,<text:s/>хотя<text:s/>он<text:s/>не<text:s/>только<text:s/>не<text:s/>имел<text:s/>никакого<text:s/>права<text:s/>приказывать<text:s/>кому<text:s/>бы<text:s/>то<text:s/>ни<text:s/>было,<text:s/>но<text:s/>даже<text:s/>сам<text:s/>не<text:s/>изъявлял<text:s/>малейшего<text:s/>притязания<text:s/>на<text:s/>послушание<text:s/>людей,<text:s/>с<text:s/>которыми<text:s/>случайно<text:s/>сталкивался.<text:s/>Он<text:s/>говорил –<text:s/>ему<text:s/>покорялись;<text:s/>сила<text:s/>всегда<text:s/>свое<text:s/>возьмет.<text:s/>Он<text:s/>почти<text:s/>не<text:s/>пил<text:s/>вина,<text:s/>не<text:s/>знался<text:s/>с<text:s/>женщинами<text:s/>и<text:s/>страстно<text:s/>любил<text:s/>пение.<text:s/>В<text:s/>этом<text:s/>человеке<text:s/>было<text:s/>много<text:s/>загадочного;<text:s/>казалось,<text:s/>какие‑то<text:s/>громадные<text:s/>силы<text:s/>угрюмо<text:s/>покоились<text:s/>в<text:s/>нем,<text:s/>как<text:s/>бы<text:s/>зная,<text:s/>что<text:s/>раз<text:s/>поднявшись,<text:s/>что<text:s/>сорвавшись<text:s/>раз<text:s/>на<text:s/>волю,<text:s/>они<text:s/>должны<text:s/>разрушить<text:s/>и<text:s/>себя<text:s/>и<text:s/>все,<text:s/>до<text:s/>чего<text:s/>ни<text:s/>коснутся;<text:s/>и я<text:s/>жестоко<text:s/>ошибаюсь,<text:s/>если<text:s/>в<text:s/>жизни<text:s/>этого<text:s/>человека<text:s/>не<text:s/>случилось<text:s/>уже<text:s/>подобного<text:s/>взрыва,<text:s/>если<text:s/>он,<text:s/>наученный<text:s/>опытом<text:s/>и<text:s/>едва<text:s/>спасшись<text:s/>от<text:s/>гибели,<text:s/>неумолимо<text:s/>не<text:s/>держал<text:s/>теперь<text:s/>самого<text:s/>себя<text:s/>в<text:s/>ежовых<text:s/>рукавицах.<text:s/>Особенно<text:s/>поражала<text:s/>меня<text:s/>в<text:s/>нем<text:s/>смесь<text:s/>какой‑то<text:s/>врожденной,<text:s/>природной<text:s/>свирепости<text:s/>и<text:s/>такого<text:s/>же<text:s/>врожденного<text:s/>благородства, –<text:s/>смесь,<text:s/>которой<text:s/>я<text:s/>не<text:s/>встречал<text:s/>ни<text:s/>в<text:s/>ком<text:s/>другом.</text:p>
      <text:p text:style-name="Обычный">Итак,<text:s/>рядчик<text:s/>выступил<text:s/>вперед,<text:s/>закрыл<text:s/>до<text:s/>половины<text:s/>глаза<text:s/>и<text:s/>запел<text:s/>высочайшим<text:s/>фальцетом.<text:s/>Голос<text:s/>у<text:s/>него<text:s/>был<text:s/>довольно<text:s/>приятный<text:s/>и<text:s/>сладкий,<text:s/>хотя<text:s/>несколько<text:s/>сиплый;<text:s/>он<text:s/>играл<text:s/>и<text:s/>вилял<text:s/>этим<text:s/>голосом,<text:s/>как<text:s/>юлою,<text:s/>беспрестанно<text:s/>заливался<text:s/>и<text:s/>переливался<text:s/>сверху<text:s/>вниз<text:s/>и<text:s/>беспрестанно<text:s/>возвращался<text:s/>к<text:s/>верхним<text:s/>нотам,<text:s/>которые<text:s/>выдерживал<text:s/>и<text:s/>вытягивал<text:s/>с<text:s/>особенным<text:s/>стараньем,<text:s/>умолкал<text:s/>и<text:s/>потом<text:s/>вдруг<text:s/>подхватывал<text:s/>прежний<text:s/>напев<text:s/>с<text:s/>какой‑то<text:s/>залихватской,<text:s/>заносистой<text:s/>удалью.<text:s/>Его<text:s/>переходы<text:s/>были<text:s/>иногда<text:s/>довольно<text:s/>смелы,<text:s/>иногда<text:s/>довольно<text:s/>забавны;<text:s/>знатоку<text:s/>они<text:s/>бы<text:s/>много<text:s/>доставили<text:s/>удовольствия;<text:s/>немец<text:s/>пришел<text:s/>бы<text:s/>от<text:s/>них<text:s/>в<text:s/>негодование.<text:s/>Это<text:s/>был<text:s/>русский<text:s/>tenore di grazia, ténor léger<text:span text:style-name="Знаксноски"><text:note text:note-class="footnote" text:id="_ftn48"><text:note-citation>49</text:note-citation><text:note-body><text:p text:style-name="FootNote"><text:span text:style-name="T1660"><text:s/></text:span><text:span text:style-name="T1661">Лири</text:span><text:span text:style-name="T1662">ческий</text:span><text:span text:style-name="T1663"><text:s/></text:span><text:span text:style-name="T1664">тенор</text:span><text:span text:style-name="T1665"><text:s/>(</text:span><text:span text:style-name="T1666">ит</text:span><text:span text:style-name="T1667">.,<text:s/></text:span><text:span text:style-name="T1668">фр</text:span><text:span text:style-name="T1669">.).</text:span></text:p><text:p text:style-name="Сd1нedоeeсf1кeaаe0"/></text:note-body></text:note></text:span>.<text:s/>Пел<text:s/>он<text:s/>веселую,<text:s/>плясовую<text:s/>песню,<text:s/>слова<text:s/>которой,<text:s/>сколько<text:s/>я<text:s/>мог<text:s/>уловить<text:s/>сквозь<text:s/>бесконечные<text:s/>украшения,<text:s/>прибавленные<text:s/>согласные<text:s/>и<text:s/>восклицания,<text:s/>были<text:s/>следующие:</text:p>
      <text:p text:style-name="P1670"/>
      <text:p text:style-name="P1671">Распашу<text:s/>я,<text:s/>молода‑молоденька,</text:p>
      <text:p text:style-name="P1672">Землицы<text:s/>маленько:</text:p>
      <text:p text:style-name="P1673">Я<text:s/>посею,<text:s/>молода‑молоденька,</text:p>
      <text:p text:style-name="P1674">Цветика<text:s/>аленька.</text:p>
      <text:p text:style-name="P1675"/>
      <text:p text:style-name="Обычный">Он<text:s/>пел;<text:s/>все<text:s/>слушали<text:s/>его<text:s/>с<text:s/>большим<text:s/>вниманьем.<text:s/>Он,<text:s/>видимо,<text:s/>чувствовал,<text:s/>что<text:s/>имеет<text:s/>дело<text:s/>с<text:s/>людьми<text:s/>сведущими,<text:s/>и<text:s/>потому,<text:s/>как<text:s/>говорится,<text:s/>просто<text:s/>лез<text:s/>из<text:s/>кожи.<text:s/>Действительно,<text:s/>в<text:s/>наших<text:s/>краях<text:s/>знают<text:s/>толк<text:s/>в<text:s/>пении,<text:s/>и<text:s/>недаром<text:s/>село<text:s/>Сергиевское,<text:s/>на<text:s/>большой<text:s/>орловской<text:s/>дороге,<text:s/>славится<text:s/>во<text:s/>всей<text:s/>России<text:s/>своим<text:s/>особенно<text:s/>приятным<text:s/>и<text:s/>согласным<text:s/>напевом.<text:s/>Долго<text:s/>рядчик<text:s/>пел,<text:s/>не<text:s/>возбуждая<text:s/>слишком<text:s/>сильного<text:s/>сочувствия<text:s/>в<text:s/>своих<text:s/>слушателях;<text:s/>ему<text:s/>недоставало<text:s/>поддержки<text:s/>хора;<text:s/>наконец,<text:s/>при<text:s/>одном<text:s/>особенно<text:s/>удачном<text:s/>переходе,<text:s/>заставившем<text:s/>улыбнуться<text:s/>самого<text:s/>Дикого‑Барина,<text:s/>Обалдуй<text:s/>не<text:s/>выдержал<text:s/>и<text:s/>вскрикнул<text:s/>от<text:s/>удовольствия.<text:s/>Все<text:s/>встрепенулись.<text:s/>Обалдуй<text:s/>с<text:s/>Моргачом<text:s/>начали<text:s/>вполголоса<text:s/>подхватывать,<text:s/>подтягивать,<text:s/>покрикивать:<text:s/>«Лихо!..<text:s/>Забирай,<text:s/>шельмец!..<text:s/>Забирай,<text:s/>вытягивай,<text:s/>аспид!<text:s/>Вытягивай<text:s/>еще!<text:s/>Накалывай<text:s/>еще,<text:s/>собака<text:s/>ты<text:s/>этакая,<text:s/>пес!..<text:s/>Погуби<text:s/>Ирод<text:s/>твою<text:s/>душу!»<text:s/>и пр.<text:s/>Николай<text:s/>Иваныч<text:s/>из‑за<text:s/>стойки<text:s/>одобрительно<text:s/>закачал<text:s/>головой<text:s/>направо<text:s/>и<text:s/>налево.<text:s/>Обалдуй,<text:s/>наконец,<text:s/>затопал,<text:s/>засеменил<text:s/>ногами<text:s/>и<text:s/>задергал<text:s/>плечиком,<text:s/>а<text:s/>у<text:s/>Якова<text:s/>глаза<text:s/>так<text:s/>и<text:s/>разгорелись,<text:s/>как<text:s/>уголья,<text:s/>и<text:s/>он<text:s/>весь<text:s/>дрожал,<text:s/>как<text:s/>лист,<text:s/>и<text:s/>беспорядочно<text:s/>улыбался.<text:s/>Один<text:s/>Дикий‑Барин<text:s/>не<text:s/>изменился<text:s/>в<text:s/>лице<text:s/>и<text:s/>по‑прежнему<text:s/>не<text:s/>двигался<text:s/>с<text:s/>места;<text:s/>но<text:s/>взгляд<text:s/>его,<text:s/>устремленный<text:s/>на<text:s/>рядчика,<text:s/>несколько<text:s/>смягчился,<text:s/>хотя<text:s/>выражение<text:s/>губ<text:s/>оставалось<text:s/>презрительным.<text:s/>Ободренный<text:s/>знаками<text:s/>всеобщего<text:s/>удовольствия,<text:s/>рядчик<text:s/>совсем<text:s/>завихрился,<text:s/>и<text:s/>уж<text:s/>такие<text:s/>начал<text:s/>отделывать<text:s/>завитушки,<text:s/>так<text:s/>защелкал<text:s/>и<text:s/>забарабанил<text:s/>языком,<text:s/>так<text:s/>неистово<text:s/>заиграл<text:s/>горлом,<text:s/>что,<text:s/>когда<text:s/>наконец,<text:s/>утомленный,<text:s/>бледный<text:s/>и<text:s/>облитый<text:s/>горячим<text:s/>потом,<text:s/>он<text:s/>пустил,<text:s/>перекинувшись<text:s/>назад<text:s/>всем<text:s/>телом,<text:s/>последний<text:s/>замирающий<text:s/>возглас, –<text:s/>общий,<text:s/>слитный<text:s/>крик<text:s/>ответил<text:s/>ему<text:s/>неистовым<text:s/>взрывом.<text:s/>Обалдуй<text:s/>бросился<text:s/>ему<text:s/>на<text:s/>шею<text:s/>и<text:s/>начал<text:s/>душить<text:s/>его<text:s/>своими<text:s/>длинными,<text:s/>костлявыми<text:s/>руками;<text:s/>на<text:s/>жирном<text:s/>лице<text:s/>Николая<text:s/>Иваныча<text:s/>выступила<text:s/>краска,<text:s/>и<text:s/>он<text:s/>словно<text:s/>помолодел;<text:s/>Яков,<text:s/>как<text:s/>сумасшедший,<text:s/>закричал:<text:s/>«Молодец,<text:s/>молодец!» –<text:s/>даже<text:s/>мой<text:s/>сосед,<text:s/>мужик<text:s/>в<text:s/>изорванной<text:s/>свите,<text:s/>не<text:s/>вытерпел<text:s/>и,<text:s/>ударив<text:s/>кулаком<text:s/>по<text:s/>столу,<text:s/>воскликнул:<text:s/>«А‑га!<text:s/>хорошо,<text:s/>черт<text:s/>побери,<text:s/>хорошо!» –<text:s/>и<text:s/>с<text:s/>решительностью<text:s/>плюнул<text:s/>в<text:s/>сторону.</text:p>
      <text:p text:style-name="Обычный">– Ну,<text:s/>брат,<text:s/>потешил! –<text:s/>кричал<text:s/>Обалдуй,<text:s/>не<text:s/>выпуская<text:s/>изнеможенного<text:s/>рядчика<text:s/>из<text:s/>своих<text:s/>объятий, –<text:s/>потешил,<text:s/>нечего<text:s/>сказать!<text:s/>Выиграл,<text:s/>брат,<text:s/>выиграл!<text:s/>Поздравляю –<text:s/>осьмуха<text:s/>твоя!<text:s/>Яшке<text:s/>до<text:s/>тебя<text:s/>далеко…<text:s/>Уж<text:s/>я<text:s/>тебе<text:s/>говорю:<text:s/>далеко…<text:s/>А<text:s/>ты<text:s/>мне<text:s/>верь! (И<text:s/>он<text:s/>снова<text:s/>прижал<text:s/>рядчика<text:s/>к<text:s/>своей<text:s/>груди.)</text:p>
      <text:p text:style-name="Обычный">– Да<text:s/>пусти<text:s/>же<text:s/>его;<text:s/>пусти,<text:s/>неотвязная… –<text:s/>с<text:s/>досадой<text:s/>заговорил<text:s/>Моргач, –<text:s/>дай<text:s/>ему<text:s/>присесть<text:s/>на<text:s/>лавку‑то;<text:s/>вишь,<text:s/>он<text:s/>устал…<text:s/>Экой<text:s/>ты<text:s/>фофан,<text:s/>братец,<text:s/>право<text:s/>фофан!<text:s/>Что<text:s/>пристал,<text:s/>словно<text:s/>банный<text:s/>лист?</text:p>
      <text:p text:style-name="Обычный">– Ну<text:s/>что<text:s/>ж,<text:s/>пусть<text:s/>садится,<text:s/>а<text:s/>я<text:s/>за<text:s/>его<text:s/>здоровье<text:s/>выпью, –<text:s/>сказал<text:s/>Обалдуй<text:s/>и<text:s/>подошел<text:s/>к<text:s/>стойке. –<text:s/>На<text:s/>твой<text:s/>счет,<text:s/>брат, –<text:s/>прибавил<text:s/>он,<text:s/>обращаясь<text:s/>к<text:s/>рядчику.</text:p>
      <text:p text:style-name="Обычный">Тот<text:s/>кивнул<text:s/>головой,<text:s/>сел<text:s/>на<text:s/>лавку,<text:s/>достал<text:s/>из<text:s/>шапки<text:s/>полотенце<text:s/>и<text:s/>начал<text:s/>утирать<text:s/>лицо;<text:s/>а Обалдуй<text:s/>с<text:s/>торопливой<text:s/>жадностью<text:s/>выпил<text:s/>стакан<text:s/>и,<text:s/>по<text:s/>привычке<text:s/>горьких<text:s/>пьяниц,<text:s/>крякая,<text:s/>принял<text:s/>грустно<text:s/>озабоченный<text:s/>вид.</text:p>
      <text:p text:style-name="Обычный">– Хорошо<text:s/>поешь,<text:s/>брат,<text:s/>хорошо, –<text:s/>ласково<text:s/>заметил<text:s/>Николай<text:s/>Иваныч. –<text:s/>А<text:s/>теперь<text:s/>за<text:s/>тобой<text:s/>очередь,<text:s/>Яша:<text:s/>смотри,<text:s/>не<text:s/>сробей.<text:s/>Посмотрим,<text:s/>кто<text:s/>кого,<text:s/>посмотрим….<text:s/>А<text:s/>хорошо<text:s/>поет<text:s/>рядчик,<text:s/>ей‑богу<text:s/>хорошо.</text:p>
      <text:p text:style-name="Обычный">– Очинна<text:s/>хорошо, –<text:s/>заметила<text:s/>Николай<text:s/>Иванычева<text:s/>жена<text:s/>и<text:s/>с<text:s/>улыбкой<text:s/>поглядела<text:s/>на<text:s/>Якова.</text:p>
      <text:p text:style-name="Обычный">– Хорошо‑га! –<text:s/>повторил<text:s/>вполголоса<text:s/>мой<text:s/>сосед.</text:p>
      <text:p text:style-name="Обычный">– А,<text:s/>заворотень‑полеха!<text:span text:style-name="Знаксноски"><text:note text:note-class="footnote" text:id="_ftn49"><text:note-citation>50</text:note-citation><text:note-body><text:p text:style-name="FootNote"><text:span text:style-name="T1676"><text:s/></text:span><text:span text:style-name="T1677">Полехами</text:span><text:span text:style-name="T1678"><text:s/></text:span><text:span text:style-name="T1679">называются</text:span><text:span text:style-name="T1680"><text:s/></text:span><text:span text:style-name="T1681">обитатели</text:span><text:span text:style-name="T1682"><text:s/></text:span><text:span text:style-name="T1683">южног</text:span><text:span text:style-name="T1684">о</text:span><text:span text:style-name="T1685"><text:s/></text:span><text:span text:style-name="T1686">Полесья</text:span><text:span text:style-name="T1687">,<text:s/></text:span><text:span text:style-name="T1688">длинной</text:span><text:span text:style-name="T1689"><text:s/></text:span><text:span text:style-name="T1690">лесной</text:span><text:span text:style-name="T1691"><text:s/></text:span><text:span text:style-name="T1692">полосы</text:span><text:span text:style-name="T1693">,<text:s/></text:span><text:span text:style-name="T1694">начинающейся</text:span><text:span text:style-name="T1695"><text:s/></text:span><text:span text:style-name="T1696">на</text:span><text:span text:style-name="T1697"><text:s/></text:span><text:span text:style-name="T1698">границе</text:span><text:span text:style-name="T1699"><text:s/></text:span><text:span text:style-name="T1700">Болховского</text:span><text:span text:style-name="T1701"><text:s/></text:span><text:span text:style-name="T1702">и</text:span><text:span text:style-name="T1703"><text:s/></text:span><text:span text:style-name="T1704">Жиздринского</text:span><text:span text:style-name="T1705"><text:s/></text:span><text:span text:style-name="T1706">уездов</text:span><text:span text:style-name="T1707">.<text:s/></text:span><text:span text:style-name="T1708">Они</text:span><text:span text:style-name="T1709"><text:s/></text:span><text:span text:style-name="T1710">отличаются</text:span><text:span text:style-name="T1711"><text:s/></text:span><text:span text:style-name="T1712">многими</text:span><text:span text:style-name="T1713"><text:s/></text:span><text:span text:style-name="T1714">особенностями</text:span><text:span text:style-name="T1715"><text:s/></text:span><text:span text:style-name="T1716">в</text:span><text:span text:style-name="T1717"><text:s/></text:span><text:span text:style-name="T1718">образе</text:span><text:span text:style-name="T1719"><text:s/></text:span><text:span text:style-name="T1720">жизни</text:span><text:span text:style-name="T1721">,<text:s/></text:span><text:span text:style-name="T1722">нравах</text:span><text:span text:style-name="T1723"><text:s/></text:span><text:span text:style-name="T1724">и</text:span><text:span text:style-name="T1725"><text:s/></text:span><text:span text:style-name="T1726">языке</text:span><text:span text:style-name="T1727">.<text:s/></text:span><text:span text:style-name="T1728">Заворотнями</text:span><text:span text:style-name="T1729"><text:s/></text:span><text:span text:style-name="T1730">же</text:span><text:span text:style-name="T1731"><text:s/></text:span><text:span text:style-name="T1732">их</text:span><text:span text:style-name="T1733"><text:s/></text:span><text:span text:style-name="T1734">зовут</text:span><text:span text:style-name="T1735"><text:s/></text:span><text:span text:style-name="T1736">за</text:span><text:span text:style-name="T1737"><text:s/></text:span><text:span text:style-name="T1738">подо</text:span><text:span text:style-name="T1739">зрительный</text:span><text:span text:style-name="T1740"><text:s/></text:span><text:span text:style-name="T1741">и</text:span><text:span text:style-name="T1742"><text:s/></text:span><text:span text:style-name="T1743">тугой</text:span><text:span text:style-name="T1744"><text:s/></text:span><text:span text:style-name="T1745">нрав</text:span><text:span text:style-name="T1746">.</text:span><text:span text:style-name="T1747"> </text:span><text:span text:style-name="T1748">–</text:span><text:span text:style-name="T1749"><text:s/></text:span><text:span text:style-name="T1750">Примеч</text:span><text:span text:style-name="T1751">.<text:s/></text:span><text:span text:style-name="T1752">авт</text:span><text:span text:style-name="T1753">.</text:span></text:p><text:p text:style-name="Сd1нedоeeсf1кeaаe0"/></text:note-body></text:note></text:span> –<text:s/>завопил<text:s/>вдруг<text:s/>Обалдуй<text:s/>и,<text:s/>подойдя<text:s/>к<text:s/>мужичку<text:s/>с<text:s/>дырой<text:s/>на<text:s/>плече,<text:s/>уставил<text:s/>на<text:s/>него<text:s/>пальцем,<text:s/>запрыгал<text:s/>и<text:s/>залился<text:s/>дребезжащим<text:s/>хохотом. –<text:s/>Полеха!<text:s/>полеха!<text:s/>Га,<text:s/>баде<text:s/>паняй<text:span text:style-name="Знаксноски"><text:note text:note-class="footnote" text:id="_ftn50"><text:note-citation>51</text:note-citation><text:note-body><text:p text:style-name="FootNote"><text:span text:style-name="T1754"><text:s/></text:span><text:span text:style-name="T1755">Полехи</text:span><text:span text:style-name="T1756"><text:s/></text:span><text:span text:style-name="T1757">прибавляют</text:span><text:span text:style-name="T1758"><text:s/></text:span><text:span text:style-name="T1759">почти</text:span><text:span text:style-name="T1760"><text:s/></text:span><text:span text:style-name="T1761">к</text:span><text:span text:style-name="T1762"><text:s/></text:span><text:span text:style-name="T1763">каждому</text:span><text:span text:style-name="T1764"><text:s/></text:span><text:span text:style-name="T1765">слову</text:span><text:span text:style-name="T1766"><text:s/></text:span><text:span text:style-name="T1767">восклицания</text:span><text:span text:style-name="T1768"><text:s/></text:span><text:span text:style-name="T1769">«га</text:span><text:span text:style-name="T1770">!</text:span><text:span text:style-name="T1771">»</text:span><text:span text:style-name="T1772"><text:s/></text:span><text:span text:style-name="T1773">и</text:span><text:span text:style-name="T1774"><text:s/></text:span><text:span text:style-name="T1775">«баде</text:span><text:span text:style-name="T1776">!</text:span><text:span text:style-name="T1777">»</text:span><text:span text:style-name="T1778">.<text:s/></text:span><text:span text:style-name="T1779">«Паняй»</text:span><text:span text:style-name="T1780"><text:s/></text:span><text:span text:style-name="T1781">вместо</text:span><text:span text:style-name="T1782"><text:s/></text:span><text:span text:style-name="T1783">погоняй</text:span><text:span text:style-name="T1784">.</text:span><text:span text:style-name="T1785"> </text:span><text:span text:style-name="T1786">–</text:span><text:span text:style-name="T1787"><text:s/></text:span><text:span text:style-name="T1788">Примеч</text:span><text:span text:style-name="T1789">.<text:s/></text:span><text:span text:style-name="T1790">авт</text:span><text:span text:style-name="T1791">.</text:span></text:p><text:p text:style-name="Сd1нedоeeсf1кeaаe0"/></text:note-body></text:note></text:span>,<text:s/>заворотень!<text:s/>Зачем<text:s/>пожаловал,<text:s/>заворотень? –<text:s/>кричал<text:s/>он<text:s/>сквозь<text:s/>смех.</text:p>
      <text:p text:style-name="Обычный">Бедный<text:s/>мужик<text:s/>смутился<text:s/>и<text:s/>уже<text:s/>собрался<text:s/>было<text:s/>встать<text:s/>да<text:s/>уйти<text:s/>поскорей,<text:s/>как<text:s/>вдруг<text:s/>раздался<text:s/>медный<text:s/>голос<text:s/>Дикого‑Барина:</text:p>
      <text:p text:style-name="Обычный">– Да<text:s/>что<text:s/>ж<text:s/>это<text:s/>за<text:s/>несносное<text:s/>животное<text:s/>такое? –<text:s/>произнес<text:s/>он,<text:s/>скрипнув<text:s/>зубами.</text:p>
      <text:p text:style-name="Обычный">– Я<text:s/>ничего, –<text:s/>забормотал<text:s/>Обалдуй, –<text:s/>я<text:s/>ничего…<text:s/>я так…</text:p>
      <text:p text:style-name="Обычный">– Ну,<text:s/>хорошо,<text:s/>молчать<text:s/>же! –<text:s/>возразил<text:s/>Дикий‑Барин. –<text:s/>Яков,<text:s/>начинай!</text:p>
      <text:p text:style-name="Обычный">Яков<text:s/>взялся<text:s/>рукой<text:s/>за<text:s/>горло.</text:p>
      <text:p text:style-name="Обычный">– Что,<text:s/>брат,<text:s/>того…<text:s/>что‑то…<text:s/>Гм…<text:s/>Не<text:s/>знаю,<text:s/>право,<text:s/>что‑то<text:s/>того…</text:p>
      <text:p text:style-name="Обычный">– Ну,<text:s/>полно,<text:s/>не<text:s/>робей.<text:s/>Стыдись!..<text:s/>чего<text:s/>вертишься?..<text:s/>Пой,<text:s/>как<text:s/>Бог<text:s/>тебе<text:s/>велит.</text:p>
      <text:p text:style-name="Обычный">И<text:s/>Дикий‑Барин<text:s/>потупился,<text:s/>выжидая.</text:p>
      <text:p text:style-name="Обычный">Яков<text:s/>помолчал,<text:s/>взглянул<text:s/>кругом<text:s/>и<text:s/>закрылся<text:s/>рукой.<text:s/>Все<text:s/>так<text:s/>и<text:s/>впились<text:s/>в<text:s/>него<text:s/>глазами,<text:s/>особенно<text:s/>рядчик,<text:s/>у<text:s/>которого<text:s/>на<text:s/>лице,<text:s/>сквозь<text:s/>обычную<text:s/>самоуверенность<text:s/>и<text:s/>торжество<text:s/>успеха,<text:s/>проступило<text:s/>невольное,<text:s/>легкое<text:s/>беспокойство.<text:s/>Он<text:s/>прислонился<text:s/>к<text:s/>стене<text:s/>и<text:s/>опять<text:s/>положил<text:s/>под<text:s/>себя<text:s/>обе<text:s/>руки,<text:s/>но<text:s/>уже<text:s/>не<text:s/>болтал<text:s/>ногами.<text:s/>Когда<text:s/>же<text:s/>наконец<text:s/>Яков<text:s/>открыл<text:s/>свое<text:s/>лицо –<text:s/>оно<text:s/>было<text:s/>бледно,<text:s/>как<text:s/>у<text:s/>мертвого;<text:s/>глаза<text:s/>едва<text:s/>мерцали<text:s/>сквозь<text:s/>опущенные<text:s/>ресницы.<text:s/>Он<text:s/>глубоко<text:s/>вздохнул<text:s/>и<text:s/>запел…<text:s/>Первый<text:s/>звук<text:s/>его<text:s/>голоса<text:s/>был<text:s/>слаб<text:s/>и<text:s/>неровен<text:s/>и,<text:s/>казалось,<text:s/>не<text:s/>выходил<text:s/>из<text:s/>его<text:s/>груди,<text:s/>но<text:s/>принесся<text:s/>откуда‑то<text:s/>издалека,<text:s/>словно<text:s/>залетел<text:s/>случайно<text:s/>в<text:s/>комнату.<text:s/>Странно<text:s/>подействовал<text:s/>этот<text:s/>трепещущий,<text:s/>звенящий<text:s/>звук<text:s/>на<text:s/>всех<text:s/>нас;<text:s/>мы<text:s/>взглянули<text:s/>друг<text:s/>на<text:s/>друга,<text:s/>а<text:s/>жена<text:s/>Николая<text:s/>Иваныча<text:s/>так<text:s/>и<text:s/>выпрямилась.<text:s/>За<text:s/>этим<text:s/>первым<text:s/>звуком<text:s/>последовал<text:s/>другой,<text:s/>более<text:s/>твердый<text:s/>и<text:s/>протяжный,<text:s/>но<text:s/>все<text:s/>еще<text:s/>видимо<text:s/>дрожащий,<text:s/>как<text:s/>струна,<text:s/>когда,<text:s/>внезапно<text:s/>прозвенев<text:s/>под<text:s/>сильным<text:s/>пальцем,<text:s/>она<text:s/>колеблется<text:s/>последним,<text:s/>быстро<text:s/>замирающим<text:s/>колебаньем,<text:s/>за<text:s/>вторым –<text:s/>третий,<text:s/>и,<text:s/>понемногу<text:s/>разгорячаясь<text:s/>и<text:s/>расширяясь,<text:s/>полилась<text:s/>заунывная<text:s/>песня.<text:s/>«Не<text:s/>одна<text:s/>во<text:s/>поле<text:s/>дороженька<text:s/>пролегала», –<text:s/>пел<text:s/>он,<text:s/>и<text:s/>всем<text:s/>нам<text:s/>сладко<text:s/>становилось<text:s/>и<text:s/>жутко.<text:s/>Я,<text:s/>признаюсь,<text:s/>редко<text:s/>слыхивал<text:s/>подобный<text:s/>голос:<text:s/>он<text:s/>был<text:s/>слегка<text:s/>разбит<text:s/>и<text:s/>звенел,<text:s/>как<text:s/>надтреснутый;<text:s/>он<text:s/>даже<text:s/>сначала<text:s/>отзывался<text:s/>чем‑то<text:s/>болезненным;<text:s/>но<text:s/>в<text:s/>нем<text:s/>была<text:s/>и<text:s/>неподдельная<text:s/>глубокая<text:s/>страсть,<text:s/>и<text:s/>молодость,<text:s/>и<text:s/>сила,<text:s/>и<text:s/>сладость,<text:s/>и<text:s/>какая‑то<text:s/>увлекательно‑беспечная,<text:s/>грустная<text:s/>скорбь.<text:s/>Русская,<text:s/>правдивая,<text:s/>горячая<text:s/>душа<text:s/>звучала<text:s/>и<text:s/>дышала<text:s/>в<text:s/>нем,<text:s/>и<text:s/>так<text:s/>и<text:s/>хватала<text:s/>вас<text:s/>за<text:s/>сердце,<text:s/>хватала<text:s/>прямо<text:s/>за<text:s/>его<text:s/>русские<text:s/>струны.<text:s/>Песнь<text:s/>росла,<text:s/>разливалась.<text:s/>Яковом,<text:s/>видимо,<text:s/>овладевало<text:s/>упоение:<text:s/>он<text:s/>уже<text:s/>не<text:s/>робел,<text:s/>он<text:s/>отдавался<text:s/>весь<text:s/>своему<text:s/>счастью;<text:s/>голос<text:s/>его<text:s/>не<text:s/>трепетал<text:s/>более –<text:s/>он<text:s/>дрожал,<text:s/>но<text:s/>той<text:s/>едва<text:s/>заметной<text:s/>внутренней<text:s/>дрожью<text:s/>страсти,<text:s/>которая<text:s/>стрелой<text:s/>вонзается<text:s/>в<text:s/>душу<text:s/>слушателя,<text:s/>и<text:s/>беспрестанно<text:s/>крепчал,<text:s/>твердел<text:s/>и<text:s/>расширялся.<text:s/>Помнится,<text:s/>я<text:s/>видел<text:s/>однажды,<text:s/>вечером,<text:s/>во<text:s/>время<text:s/>отлива,<text:s/>на<text:s/>плоском<text:s/>песчаном<text:s/>берегу<text:s/>моря,<text:s/>грозно<text:s/>и<text:s/>тяжко<text:s/>шумевшего<text:s/>вдали,<text:s/>большую<text:s/>белую<text:s/>чайку:<text:s/>она<text:s/>сидела<text:s/>неподвижно,<text:s/>подставив<text:s/>шелковистую<text:s/>грудь<text:s/>алому<text:s/>сиянью<text:s/>зари,<text:s/>и<text:s/>только<text:s/>изредка<text:s/>медленно<text:s/>расширяла<text:s/>свои<text:s/>длинные<text:s/>крылья<text:s/>навстречу<text:s/>знакомому<text:s/>морю,<text:s/>навстречу<text:s/>низкому,<text:s/>багровому<text:s/>солнцу:<text:s/>я вспомнил<text:s/>о<text:s/>ней,<text:s/>слушая<text:s/>Якова.<text:s/>Он<text:s/>пел,<text:s/>совершенно<text:s/>позабыв<text:s/>и<text:s/>своего<text:s/>соперника,<text:s/>и<text:s/>всех<text:s/>нас,<text:s/>но,<text:s/>видимо,<text:s/>поднимаемый,<text:s/>как<text:s/>бодрый<text:s/>пловец<text:s/>волнами,<text:s/>нашим<text:s/>молчаливым,<text:s/>страстным<text:s/>участьем.<text:s/>Он<text:s/>пел,<text:s/>и<text:s/>от<text:s/>каждого<text:s/>звука<text:s/>его<text:s/>голоса<text:s/>веяло<text:s/>чем‑то<text:s/>родным<text:s/>и<text:s/>необозримо<text:s/>широким,<text:s/>словно<text:s/>знакомая<text:s/>степь<text:s/>раскрывалась<text:s/>перед<text:s/>вами,<text:s/>уходя<text:s/>в<text:s/>бесконечную<text:s/>даль.<text:s/>У<text:s/>меня,<text:s/>я<text:s/>чувствовал,<text:s/>закипали<text:s/>на<text:s/>сердце<text:s/>и<text:s/>поднимались<text:s/>к<text:s/>глазам<text:s/>слезы;<text:s/>глухие,<text:s/>сдержанные<text:s/>рыданья<text:s/>внезапно<text:s/>поразили<text:s/>меня…<text:s/>я оглянулся –<text:s/>жена<text:s/>целовальника<text:s/>плакала,<text:s/>припав<text:s/>грудью<text:s/>к<text:s/>окну.<text:s/>Яков<text:s/>бросил<text:s/>на<text:s/>нее<text:s/>быстрый<text:s/>взгляд<text:s/>и<text:s/>залился<text:s/>еще<text:s/>звонче,<text:s/>еще<text:s/>слаще<text:s/>прежнего,<text:s/>Николай<text:s/>Иваныч<text:s/>потупился,<text:s/>Моргач<text:s/>отвернулся;<text:s/>Обалдуй,<text:s/>весь<text:s/>разнеженный,<text:s/>стоял,<text:s/>глупо<text:s/>разинув<text:s/>рот;<text:s/>серый<text:s/>мужичок<text:s/>тихонько<text:s/>всхлипывал<text:s/>в<text:s/>уголку,<text:s/>с<text:s/>горьким<text:s/>шепотом<text:s/>покачивая<text:s/>головой;<text:s/>и по<text:s/>железному<text:s/>лицу<text:s/>Дикого‑Барина,<text:s/>из‑под<text:s/>совершенно<text:s/>надвинувшихся<text:s/>бровей,<text:s/>медленно<text:s/>прокатилась<text:s/>тяжелая<text:s/>слеза;<text:s/>рядчик<text:s/>поднес<text:s/>сжатый<text:s/>кулак<text:s/>ко<text:s/>лбу<text:s/>и<text:s/>не<text:s/>шевелился…<text:s/>Не<text:s/>знаю,<text:s/>чем<text:s/>бы<text:s/>разрешилось<text:s/>всеобщее<text:s/>томленье,<text:s/>если<text:s/>б<text:s/>Яков<text:s/>вдруг<text:s/>не<text:s/>кончил<text:s/>на<text:s/>высоком,<text:s/>необыкновенно<text:s/>тонком<text:s/>звуке –<text:s/>словно<text:s/>голос<text:s/>у<text:s/>него<text:s/>оборвался.<text:s/>Никто<text:s/>не<text:s/>крикнул,<text:s/>даже<text:s/>не<text:s/>шевельнулся;<text:s/>все<text:s/>как<text:s/>будто<text:s/>ждали,<text:s/>не<text:s/>будет<text:s/>ли<text:s/>он<text:s/>еще<text:s/>петь;<text:s/>но<text:s/>он<text:s/>раскрыл<text:s/>глаза,<text:s/>словно<text:s/>удивленный<text:s/>нашим<text:s/>молчаньем,<text:s/>вопрошающим<text:s/>взором<text:s/>обвел<text:s/>всех<text:s/>кругом<text:s/>и<text:s/>увидал,<text:s/>что<text:s/>победа<text:s/>была<text:s/>его…</text:p>
      <text:p text:style-name="Обычный">– Яша, –<text:s/>проговорил<text:s/>Дикий‑Барин,<text:s/>положил<text:s/>ему<text:s/>руку<text:s/>на<text:s/>плечо<text:s/>и –<text:s/>смолк.</text:p>
      <text:p text:style-name="Обычный">Мы<text:s/>все<text:s/>стояли<text:s/>как<text:s/>оцепенелые.<text:s/>Рядчик<text:s/>тихо<text:s/>встал<text:s/>и<text:s/>подошел<text:s/>к<text:s/>Якову.<text:s/>«Ты…<text:s/>твоя…<text:s/>ты<text:s/>выиграл», –<text:s/>произнес<text:s/>он<text:s/>наконец<text:s/>с<text:s/>трудом<text:s/>и<text:s/>бросился<text:s/>вон<text:s/>из<text:s/>комнаты…</text:p>
      <text:p text:style-name="Обычный">Его<text:s/>быстрое,<text:s/>решительное<text:s/>движение<text:s/>как<text:s/>будто<text:s/>нарушило<text:s/>очарованье:<text:s/>все<text:s/>вдруг<text:s/>заговорили<text:s/>шумно,<text:s/>радостно.<text:s/>Обалдуй<text:s/>подпрыгнул<text:s/>кверху,<text:s/>залепетал,<text:s/>замахал<text:s/>руками,<text:s/>как<text:s/>мельница<text:s/>крыльями;<text:s/>Моргач,<text:s/>ковыляя,<text:s/>подошел<text:s/>к<text:s/>Якову<text:s/>и<text:s/>стал<text:s/>с<text:s/>ним<text:s/>целоваться;<text:s/>Николай<text:s/>Иваныч<text:s/>приподнялся<text:s/>и<text:s/>торжественно<text:s/>объявил,<text:s/>что<text:s/>прибавляет<text:s/>от<text:s/>себя<text:s/>еще<text:s/>осьмуху<text:s/>пива;<text:s/>Дикий‑Барин<text:s/>посмеивался<text:s/>каким‑то<text:s/>добрым<text:s/>смехом,<text:s/>которого<text:s/>я<text:s/>никак<text:s/>не<text:s/>ожидал<text:s/>встретить<text:s/>на<text:s/>его<text:s/>лице;<text:s/>серый<text:s/>мужичок<text:s/>то<text:s/>и<text:s/>дело<text:s/>твердил<text:s/>в<text:s/>своем<text:s/>уголку,<text:s/>утирая<text:s/>обоими<text:s/>рукавами<text:s/>глаза,<text:s/>щеки,<text:s/>нос<text:s/>и<text:s/>бороду:<text:s/>«А<text:s/>хорошо,<text:s/>ей‑богу<text:s/>хорошо,<text:s/>ну,<text:s/>вот<text:s/>будь<text:s/>я<text:s/>собачий<text:s/>сын,<text:s/>хорошо!»,<text:s/>а<text:s/>жена<text:s/>Николая<text:s/>Иваныча,<text:s/>вся<text:s/>раскрасневшаяся,<text:s/>быстро<text:s/>встала<text:s/>и<text:s/>удалилась.<text:s/>Яков<text:s/>наслаждался<text:s/>своей<text:s/>победой,<text:s/>как<text:s/>дитя;<text:s/>все<text:s/>его<text:s/>лицо<text:s/>преобразилось;<text:s/>особенно<text:s/>его<text:s/>глаза<text:s/>так<text:s/>и<text:s/>засияли<text:s/>счастьем.<text:s/>Его<text:s/>потащили<text:s/>к<text:s/>стойке;<text:s/>он<text:s/>подозвал<text:s/>к<text:s/>ней<text:s/>расплакавшегося<text:s/>серого<text:s/>мужичка,<text:s/>послал<text:s/>целовальникова<text:s/>сынишку<text:s/>за<text:s/>рядчиком,<text:s/>которого,<text:s/>однако,<text:s/>тот<text:s/>не<text:s/>сыскал,<text:s/>и<text:s/>начался<text:s/>пир.<text:s/>«Ты<text:s/>еще<text:s/>нам<text:s/>споешь,<text:s/>ты<text:s/>до<text:s/>вечера<text:s/>нам<text:s/>петь<text:s/>будешь», –<text:s/>твердил<text:s/>Обалдуй,<text:s/>высоко<text:s/>поднимая<text:s/>руки.</text:p>
      <text:p text:style-name="Обычный">Я<text:s/>еще<text:s/>раз<text:s/>взглянул<text:s/>на<text:s/>Якова<text:s/>и<text:s/>вышел.<text:s/>Я<text:s/>не<text:s/>хотел<text:s/>остаться –<text:s/>я<text:s/>боялся<text:s/>испортить<text:s/>свое<text:s/>впечатление.<text:s/>Но<text:s/>зной<text:s/>был<text:s/>нестерпим<text:s/>по‑прежнему.<text:s/>Он<text:s/>как<text:s/>будто<text:s/>висел<text:s/>над<text:s/>самой<text:s/>землей<text:s/>густым<text:s/>тяжелым<text:s/>слоем;<text:s/>на<text:s/>темно‑синем<text:s/>небе,<text:s/>казалось,<text:s/>крутились<text:s/>какие‑то<text:s/>мелкие,<text:s/>светлые<text:s/>огоньки<text:s/>сквозь<text:s/>тончайшую,<text:s/>почти<text:s/>черную<text:s/>пыль.<text:s/>Все<text:s/>молчало;<text:s/>было<text:s/>что‑то<text:s/>безнадежное,<text:s/>придавленное<text:s/>в<text:s/>этом<text:s/>глубоком<text:s/>молчании<text:s/>обессиленной<text:s/>природы.<text:s/>Я<text:s/>добрался<text:s/>до<text:s/>сеновала<text:s/>и<text:s/>лег<text:s/>на<text:s/>только<text:s/>что<text:s/>скошенную,<text:s/>но<text:s/>уже<text:s/>почти<text:s/>высохшую<text:s/>траву.<text:s/>Долго<text:s/>я<text:s/>не<text:s/>мог<text:s/>задремать;<text:s/>долго<text:s/>звучал<text:s/>у<text:s/>меня<text:s/>в<text:s/>ушах<text:s/>неотразимый<text:s/>голос<text:s/>Якова…<text:s/>наконец<text:s/>жара<text:s/>и<text:s/>усталость<text:s/>взяли,<text:s/>однако<text:s/>ж,<text:s/>свое,<text:s/>и<text:s/>я<text:s/>заснул<text:s/>мертвым<text:s/>сном.<text:s/>Когда<text:s/>я<text:s/>проснулся, –<text:s/>все<text:s/>уже<text:s/>потемнело;<text:s/>вокруг<text:s/>разбросанная<text:s/>трава<text:s/>сильно<text:s/>пахла<text:s/>и<text:s/>чуть‑чуть<text:s/>отсырела;<text:s/>сквозь<text:s/>тонкие<text:s/>жерди<text:s/>полураскрытой<text:s/>крыши<text:s/>слабо<text:s/>мигали<text:s/>бледные<text:s/>звездочки.<text:s/>Я<text:s/>вышел.<text:s/>Заря<text:s/>уже<text:s/>давно<text:s/>погасла,<text:s/>и<text:s/>едва<text:s/>белел<text:s/>на<text:s/>небосклоне<text:s/>ее<text:s/>последний<text:s/>след;<text:s/>но<text:s/>в<text:s/>недавно<text:s/>раскаленном<text:s/>воздухе<text:s/>сквозь<text:s/>ночную<text:s/>свежесть<text:s/>чувствовалась<text:s/>еще<text:s/>теплота,<text:s/>и<text:s/>грудь<text:s/>все<text:s/>еще<text:s/>жаждала<text:s/>холодного<text:s/>дуновенья.<text:s/>Ветра<text:s/>не<text:s/>было,<text:s/>не<text:s/>было<text:s/>и<text:s/>туч;<text:s/>небо<text:s/>стояло<text:s/>кругом<text:s/>все<text:s/>чистое<text:s/>и<text:s/>прозрачно‑темное,<text:s/>тихо<text:s/>мерцая<text:s/>бесчисленными,<text:s/>но<text:s/>чуть<text:s/>видными<text:s/>звездами.<text:s/>По<text:s/>деревне<text:s/>мелькали<text:s/>огоньки;<text:s/>из<text:s/>недалекого,<text:s/>ярко<text:s/>освещенного<text:s/>кабака<text:s/>несся<text:s/>нестройный,<text:s/>смутный<text:s/>гам,<text:s/>среди<text:s/>которого,<text:s/>мне<text:s/>казалось,<text:s/>я<text:s/>узнавал<text:s/>голос<text:s/>Якова.<text:s/>Ярый<text:s/>смех<text:s/>по<text:s/>временам<text:s/>поднимался<text:s/>оттуда<text:s/>взрывом.<text:s/>Я<text:s/>подошел<text:s/>к<text:s/>окошку<text:s/>и<text:s/>приложился<text:s/>лицом<text:s/>к<text:s/>стеклу.<text:s/>Я<text:s/>увидел<text:s/>невеселую,<text:s/>хотя<text:s/>пеструю<text:s/>и<text:s/>живую<text:s/>картину:<text:s/>все<text:s/>было<text:s/>пьяно –<text:s/>всё,<text:s/>начиная<text:s/>с<text:s/>Якова.<text:s/>С<text:s/>обнаженной<text:s/>грудью<text:s/>сидел<text:s/>он<text:s/>на<text:s/>лавке<text:s/>и,<text:s/>напевая<text:s/>осиплым<text:s/>голосом<text:s/>какую‑то<text:s/>плясовую,<text:s/>уличную<text:s/>песню,<text:s/>лениво<text:s/>перебирал<text:s/>и<text:s/>щипал<text:s/>струны<text:s/>гитары.<text:s/>Мокрые<text:s/>волосы<text:s/>клочьями<text:s/>висели<text:s/>над<text:s/>его<text:s/>страшно<text:s/>побледневшим<text:s/>лицом.<text:s/>Посередине<text:s/>кабака<text:s/>Обалдуй,<text:s/>совершенно<text:s/>«развинченный»<text:s/>и без<text:s/>кафтана,<text:s/>выплясывал<text:s/>вперепрыжку<text:s/>перед<text:s/>мужиком<text:s/>в<text:s/>сероватом<text:s/>армяке;<text:s/>мужичок,<text:s/>в<text:s/>свою<text:s/>очередь,<text:s/>с<text:s/>трудом<text:s/>топотал<text:s/>и<text:s/>шаркал<text:s/>ослабевшими<text:s/>ногами<text:s/>и,<text:s/>бессмысленно<text:s/>улыбаясь<text:s/>сквозь<text:s/>взъерошенную<text:s/>бороду,<text:s/>изредка<text:s/>помахивал<text:s/>одной<text:s/>рукой,<text:s/>как<text:s/>бы<text:s/>желая<text:s/>сказать:<text:s/>«куда<text:s/>ни<text:s/>шло!»<text:s/>Ничего<text:s/>не<text:s/>могло<text:s/>быть<text:s/>смешней<text:s/>его<text:s/>лица;<text:s/>как<text:s/>он<text:s/>ни<text:s/>вздергивал<text:s/>кверху<text:s/>свои<text:s/>брови,<text:s/>отяжелевшие<text:s/>веки<text:s/>не<text:s/>хотели<text:s/>подняться,<text:s/>а<text:s/>так<text:s/>и<text:s/>лежали<text:s/>на<text:s/>едва<text:s/>заметных,<text:s/>посоловелых,<text:s/>но<text:s/>сладчайших<text:s/>глазках.<text:s/>Он<text:s/>находился<text:s/>в<text:s/>том<text:s/>милом<text:s/>состоянии<text:s/>окончательно<text:s/>подгулявшего<text:s/>человека,<text:s/>когда<text:s/>всякий<text:s/>прохожий,<text:s/>взглянув<text:s/>ему<text:s/>в<text:s/>лицо,<text:s/>непременно<text:s/>скажет:<text:s/>«Хорош,<text:s/>брат,<text:s/>хорош!»<text:s/>Моргач,<text:s/>весь<text:s/>красный,<text:s/>как<text:s/>рак,<text:s/>и<text:s/>широко<text:s/>раздув<text:s/>ноздри,<text:s/>язвительно<text:s/>посмеивался<text:s/>из<text:s/>угла;<text:s/>один<text:s/>Николай<text:s/>Иваныч,<text:s/>как<text:s/>и<text:s/>следует<text:s/>истинному<text:s/>целовальнику,<text:s/>сохранял<text:s/>свое<text:s/>неизменное<text:s/>хладнокровие.<text:s/>В<text:s/>комнату<text:s/>набралось<text:s/>много<text:s/>новых<text:s/>лиц;<text:s/>но<text:s/>Дикого‑Барина<text:s/>я<text:s/>в<text:s/>ней<text:s/>не<text:s/>видал.</text:p>
      <text:p text:style-name="Обычный">Я<text:s/>отвернулся<text:s/>и<text:s/>быстрыми<text:s/>шагами<text:s/>стал<text:s/>спускаться<text:s/>с<text:s/>холма,<text:s/>на<text:s/>котором<text:s/>лежит<text:s/>Колотовка.<text:s/>У<text:s/>подошвы<text:s/>этого<text:s/>холма<text:s/>расстилается<text:s/>широкая<text:s/>равнина;<text:s/>затопленная<text:s/>мглистыми<text:s/>волнами<text:s/>вечернего<text:s/>тумана,<text:s/>она<text:s/>казалась<text:s/>еще<text:s/>необъятней<text:s/>и<text:s/>как<text:s/>будто<text:s/>сливалась<text:s/>с<text:s/>потемневшим<text:s/>небом.<text:s/>Я<text:s/>сходил<text:s/>большими<text:s/>шагами<text:s/>по<text:s/>дороге<text:s/>вдоль<text:s/>оврага,<text:s/>как<text:s/>вдруг<text:s/>где‑то<text:s/>далеко<text:s/>в<text:s/>равнине<text:s/>раздался<text:s/>звонкий<text:s/>голос<text:s/>мальчика.<text:s/>«Антропка!<text:s/>Антропка‑а‑а!..» –<text:s/>кричал<text:s/>он<text:s/>с<text:s/>упорным<text:s/>и<text:s/>слезливым<text:s/>отчаянием,<text:s/>долго,<text:s/>долго<text:s/>вытягивая<text:s/>последний<text:s/>слог.</text:p>
      <text:p text:style-name="Обычный">Он<text:s/>умолкал<text:s/>на<text:s/>несколько<text:s/>мгновений<text:s/>и<text:s/>снова<text:s/>принимался<text:s/>кричать.<text:s/>Голос<text:s/>его<text:s/>звонко<text:s/>разносился<text:s/>в<text:s/>неподвижном,<text:s/>чутко<text:s/>дремлющем<text:s/>воздухе.<text:s/>Тридцать<text:s/>раз<text:s/>по<text:s/>крайней<text:s/>мере<text:s/>прокричал<text:s/>он<text:s/>имя<text:s/>Антропки,<text:s/>как<text:s/>вдруг<text:s/>с<text:s/>противоположного<text:s/>конца<text:s/>поляны,<text:s/>словно<text:s/>с<text:s/>другого<text:s/>света,<text:s/>принесся<text:s/>едва<text:s/>слышный<text:s/>ответ:</text:p>
      <text:p text:style-name="Обычный">– Чего‑о‑о‑о‑о?</text:p>
      <text:p text:style-name="Обычный">Голос<text:s/>мальчика<text:s/>тотчас<text:s/>с<text:s/>радостным<text:s/>озлоблением<text:s/>закричал:</text:p>
      <text:p text:style-name="Обычный">– Иди<text:s/>сюда,<text:s/>черт<text:s/>леши‑и‑и‑ий!</text:p>
      <text:p text:style-name="Обычный">– Заче‑е‑е‑ем? –<text:s/>ответил<text:s/>тот<text:s/>спустя<text:s/>долгое<text:s/>время.</text:p>
      <text:p text:style-name="Обычный">– А<text:s/>затем,<text:s/>что<text:s/>тебя<text:s/>тятя<text:s/>высечь<text:s/>хочи‑и‑и‑т, –<text:s/>поспешно<text:s/>прокричал<text:s/>первый<text:s/>голос.</text:p>
      <text:p text:style-name="Обычный">Второй<text:s/>голос<text:s/>более<text:s/>не<text:s/>откликнулся,<text:s/>и<text:s/>мальчик<text:s/>снова<text:s/>принялся<text:s/>взывать<text:s/>к<text:s/>Антропке.<text:s/>Возгласы<text:s/>его,<text:s/>более<text:s/>и<text:s/>более<text:s/>редкие<text:s/>и<text:s/>слабые,<text:s/>долетали<text:s/>еще<text:s/>до<text:s/>моего<text:s/>слуха,<text:s/>когда<text:s/>уже<text:s/>стало<text:s/>совсем<text:s/>темно<text:s/>и<text:s/>я<text:s/>огибал<text:s/>край<text:s/>леса,<text:s/>окружающего<text:s/>мою<text:s/>деревеньку<text:s/>и<text:s/>лежащего<text:s/>в<text:s/>четырех<text:s/>верстах<text:s/>от<text:s/>Колотовки…</text:p>
      <text:p text:style-name="Обычный">«Антропка‑а‑а!» –<text:s/>все<text:s/>еще<text:s/>чудилось<text:s/>в<text:s/>воздухе,<text:s/>наполненном<text:s/>тенями<text:s/>ночи.</text:p>
      <text:p text:style-name="Обычный"/>
      <text:p text:style-name="Обычный"><text:span text:style-name="T1792">1850</text:span></text:p>
      <text:p text:style-name="Обычный"/>
      <text:p text:style-name="P1793">Петр<text:s/>Петрович<text:s/>Каратаев</text:p>
      <text:p text:style-name="P1794"/>
      <text:p text:style-name="Обычный">Лет<text:s/>пять<text:s/>тому<text:s/>назад,<text:s/>осенью,<text:s/>на<text:s/>дороге<text:s/>из<text:s/>Москвы<text:s/>в<text:s/>Тулу,<text:s/>пришлось<text:s/>мне<text:s/>просидеть<text:s/>почти<text:s/>целый<text:s/>день<text:s/>в<text:s/>почтовом<text:s/>доме<text:s/>за<text:s/>недостатком<text:s/>лошадей.<text:s/>Я<text:s/>возвращался<text:s/>с<text:s/>охоты<text:s/>и<text:s/>имел<text:s/>неосторожность<text:s/>отправить<text:s/>свою<text:s/>тройку<text:s/>вперед.<text:s/>Смотритель,<text:s/>человек<text:s/>уже<text:s/>старый,<text:s/>угрюмый,<text:s/>с<text:s/>волосами,<text:s/>нависшими<text:s/>над<text:s/>самым<text:s/>носом,<text:s/>с<text:s/>маленькими<text:s/>заспанными<text:s/>глазами,<text:s/>на<text:s/>все<text:s/>мои<text:s/>жалобы<text:s/>и<text:s/>просьбы<text:s/>отвечал<text:s/>отрывистым<text:s/>ворчаньем,<text:s/>в<text:s/>сердцах<text:s/>хлопал<text:s/>дверью,<text:s/>как<text:s/>будто<text:s/>сам<text:s/>проклинал<text:s/>свою<text:s/>должность,<text:s/>и,<text:s/>выходя<text:s/>на<text:s/>крыльцо,<text:s/>бранил<text:s/>ямщиков,<text:s/>которые<text:s/>медленно<text:s/>брели<text:s/>по<text:s/>грязи<text:s/>с<text:s/>пудовыми<text:s/>дугами<text:s/>на<text:s/>руках<text:s/>или<text:s/>сидели<text:s/>на<text:s/>лавке,<text:s/>позевывая<text:s/>и<text:s/>почесываясь,<text:s/>и<text:s/>не<text:s/>обращали<text:s/>особенного<text:s/>внимания<text:s/>на<text:s/>гневные<text:s/>восклицания<text:s/>своего<text:s/>начальника.<text:s/>Я<text:s/>раза<text:s/>три<text:s/>уже<text:s/>принимался<text:s/>пить<text:s/>чай,<text:s/>несколько<text:s/>раз<text:s/>напрасно<text:s/>пытался<text:s/>заснуть,<text:s/>прочел<text:s/>все<text:s/>надписи<text:s/>на<text:s/>окнах<text:s/>и<text:s/>на<text:s/>стенах:<text:s/>скука<text:s/>меня<text:s/>томила<text:s/>страшная.<text:s/>С<text:s/>холодным<text:s/>и<text:s/>безнадежным<text:s/>отчаянием<text:s/>глядел<text:s/>я<text:s/>на<text:s/>приподнятые<text:s/>оглобли<text:s/>своего<text:s/>тарантаса,<text:s/>как<text:s/>вдруг<text:s/>зазвенел<text:s/>колокольчик<text:s/>и<text:s/>небольшая<text:s/>телега,<text:s/>запряженная<text:s/>тройкой<text:s/>измученных<text:s/>лошадей,<text:s/>остановилась<text:s/>перед<text:s/>крыльцом.<text:s/>Приезжий<text:s/>соскочил<text:s/>с<text:s/>телеги<text:s/>и<text:s/>с<text:s/>криком:<text:s/>«Живее<text:s/>лошадей!» –<text:s/>вошел<text:s/>в<text:s/>комнату.<text:s/>Пока<text:s/>он,<text:s/>с<text:s/>обычным<text:s/>странным<text:s/>изумлением,<text:s/>выслушивал<text:s/>ответ<text:s/>смотрителя,<text:s/>что<text:s/>лошадей‑де<text:s/>нету,<text:s/>я<text:s/>успел,<text:s/>со<text:s/>всем<text:s/>жадным<text:s/>любопытством<text:s/>скучающего<text:s/>человека,<text:s/>окинуть<text:s/>взором<text:s/>с<text:s/>ног<text:s/>до<text:s/>головы<text:s/>моего<text:s/>нового<text:s/>товарища.<text:s/>На<text:s/>вид<text:s/>ему<text:s/>было<text:s/>лет<text:s/>под<text:s/>тридцать.<text:s/>Оспа<text:s/>оставила<text:s/>неизгладимые<text:s/>следы<text:s/>на<text:s/>его<text:s/>лице,<text:s/>сухом<text:s/>и<text:s/>желтоватом,<text:s/>с<text:s/>неприятным<text:s/>медным<text:s/>отблеском;<text:s/>иссиня‑черные<text:s/>длинные<text:s/>волосы<text:s/>лежали<text:s/>сзади<text:s/>кольцами<text:s/>на<text:s/>воротнике,<text:s/>спереди<text:s/>закручивались<text:s/>в<text:s/>ухарские<text:s/>виски;<text:s/>небольшие<text:s/>опухшие<text:s/>глазки<text:s/>глядели –<text:s/>и<text:s/>только;<text:s/>на<text:s/>верхней<text:s/>губе<text:s/>торчало<text:s/>несколько<text:s/>волосков.<text:s/>Одет<text:s/>он<text:s/>был<text:s/>забубенным<text:s/>помещиком,<text:s/>посетителем<text:s/>конных<text:s/>ярмарок,<text:s/>в<text:s/>пестрый,<text:s/>довольно<text:s/>засаленный<text:s/>архалук,<text:s/>полинявший<text:s/>шелковый<text:s/>галстух<text:s/>лилового<text:s/>цвета,<text:s/>жилет<text:s/>с<text:s/>медными<text:s/>пуговками<text:s/>и<text:s/>серые<text:s/>панталоны<text:s/>с<text:s/>огромными<text:s/>раструбами,<text:s/>из‑под<text:s/>которых<text:s/>едва<text:s/>выглядывали<text:s/>кончики<text:s/>нечищеных<text:s/>сапог.<text:s/>От<text:s/>него<text:s/>сильно<text:s/>несло<text:s/>табаком<text:s/>и<text:s/>водкой;<text:s/>на<text:s/>красных<text:s/>и<text:s/>толстых<text:s/>его<text:s/>пальцах,<text:s/>почти<text:s/>закрытых<text:s/>рукавами<text:s/>архалука,<text:s/>виднелись<text:s/>серебряные<text:s/>и<text:s/>тульские<text:s/>кольца.<text:s/>Такие<text:s/>фигуры<text:s/>встречаются<text:s/>на<text:s/>Руси<text:s/>не<text:s/>дюжинами,<text:s/>а<text:s/>сотнями;<text:s/>знакомство<text:s/>с<text:s/>ними,<text:s/>надобно<text:s/>правду<text:s/>сказать,<text:s/>не<text:s/>доставляет<text:s/>никакого<text:s/>удовольствия;<text:s/>но,<text:s/>несмотря<text:s/>на<text:s/>предубеждение,<text:s/>с<text:s/>которым<text:s/>я<text:s/>глядел<text:s/>на<text:s/>приезжего,<text:s/>я<text:s/>не<text:s/>мог<text:s/>не<text:s/>заметить<text:s/>беспечно<text:s/>доброго<text:s/>и<text:s/>страстного<text:s/>выраженья<text:s/>его<text:s/>лица.</text:p>
      <text:p text:style-name="Обычный">– Вот<text:s/>и<text:s/>они<text:s/>ждут<text:s/>здесь<text:s/>более<text:s/>часу‑с, –<text:s/>промолвил<text:s/>смотритель,<text:s/>указывая<text:s/>на<text:s/>меня.</text:p>
      <text:p text:style-name="Обычный">«Более<text:s/>часу!» –<text:s/>Злодей<text:s/>смеялся<text:s/>надо<text:s/>мной.</text:p>
      <text:p text:style-name="Обычный">– Да<text:s/>им,<text:s/>может<text:s/>быть,<text:s/>не<text:s/>так<text:s/>нужно, –<text:s/>отвечал<text:s/>приезжий.</text:p>
      <text:p text:style-name="Обычный">– Уж<text:s/>этого‑с<text:s/>мы<text:s/>не<text:s/>можем<text:s/>знать‑с, –<text:s/>угрюмо<text:s/>сказал<text:s/>смотритель.</text:p>
      <text:p text:style-name="Обычный">– Так<text:s/>неужели<text:s/>нельзя<text:s/>никак?<text:s/>Нет<text:s/>лошадей<text:s/>решительно?</text:p>
      <text:p text:style-name="Обычный">– Нельзя‑с.<text:s/>Ни<text:s/>одной<text:s/>лошади<text:s/>не<text:s/>имеется.</text:p>
      <text:p text:style-name="Обычный">– Ну,<text:s/>так<text:s/>велите<text:s/>же<text:s/>мне<text:s/>самовар<text:s/>поставить.<text:s/>Подождем,<text:s/>делать<text:s/>нечего.</text:p>
      <text:p text:style-name="Обычный">Приезжий<text:s/>сел<text:s/>на<text:s/>лавку,<text:s/>бросил<text:s/>картуз<text:s/>на<text:s/>стол<text:s/>и<text:s/>провел<text:s/>рукой<text:s/>по<text:s/>волосам.</text:p>
      <text:p text:style-name="Обычный">– А<text:s/>вы<text:s/>уж<text:s/>пили<text:s/>чай? –<text:s/>спросил<text:s/>он<text:s/>меня.</text:p>
      <text:p text:style-name="Обычный">– Пил.</text:p>
      <text:p text:style-name="Обычный">– А<text:s/>еще<text:s/>раз<text:s/>для<text:s/>компании<text:s/>не<text:s/>угодно?</text:p>
      <text:p text:style-name="Обычный">Я<text:s/>согласился.<text:s/>Толстый<text:s/>рыжий<text:s/>самовар<text:s/>в<text:s/>четвертый<text:s/>раз<text:s/>появился<text:s/>на<text:s/>столе.<text:s/>Я<text:s/>достал<text:s/>бутылку<text:s/>рому.<text:s/>Я<text:s/>не<text:s/>ошибся,<text:s/>приняв<text:s/>моего<text:s/>собеседника<text:s/>за<text:s/>мелкопоместного<text:s/>дворянина.<text:s/>Звали<text:s/>его<text:s/>Петром<text:s/>Петровичем<text:s/>Каратаевым.</text:p>
      <text:p text:style-name="Обычный">Мы<text:s/>разговорились.<text:s/>Не<text:s/>прошло<text:s/>и<text:s/>получаса<text:s/>с<text:s/>его<text:s/>приезда,<text:s/>как<text:s/>уж<text:s/>он<text:s/>с<text:s/>самой<text:s/>добродушной<text:s/>откровенностью<text:s/>рассказывал<text:s/>мне<text:s/>свою<text:s/>жизнь.</text:p>
      <text:p text:style-name="Обычный">– Теперь<text:s/>я<text:s/>еду<text:s/>в<text:s/>Москву, –<text:s/>говорил<text:s/>он<text:s/>мне,<text:s/>допивая<text:s/>четвертый<text:s/>стакан, –<text:s/>в<text:s/>деревне<text:s/>мне<text:s/>уж<text:s/>теперь<text:s/>нечего<text:s/>делать.</text:p>
      <text:p text:style-name="Обычный">– Отчего<text:s/>же<text:s/>нечего?</text:p>
      <text:p text:style-name="Обычный">– Да<text:s/>так‑таки<text:s/>нечего.<text:s/>Хозяйство<text:s/>порасстроилось,<text:s/>мужиков<text:s/>поразорил,<text:s/>признаться;<text:s/>подошли<text:s/>годы<text:s/>плохие:<text:s/>неурожаи,<text:s/>разные,<text:s/>знаете,<text:s/>несчастия…<text:s/>Да,<text:s/>впрочем, –<text:s/>прибавил<text:s/>он,<text:s/>уныло<text:s/>глянув<text:s/>в<text:s/>сторону, –<text:s/>какой<text:s/>я<text:s/>хозяин!</text:p>
      <text:p text:style-name="Обычный">– Почему<text:s/>же?</text:p>
      <text:p text:style-name="Обычный">– Да<text:s/>нет, –<text:s/>перебил<text:s/>он<text:s/>меня, –<text:s/>такие<text:s/>ли<text:s/>бывают<text:s/>хозяева!<text:s/>Вот<text:s/>видите<text:s/>ли, –<text:s/>продолжал<text:s/>он,<text:s/>скрутив<text:s/>голову<text:s/>набок<text:s/>и<text:s/>прилежно<text:s/>насасывая<text:s/>трубку, –<text:s/>вы<text:s/>так,<text:s/>глядя<text:s/>на<text:s/>меня,<text:s/>можете<text:s/>подумать,<text:s/>что<text:s/>я<text:s/>и<text:s/>того…<text:s/>а ведь<text:s/>я,<text:s/>должен<text:s/>вам<text:s/>признаться,<text:s/>воспитанье<text:s/>получил<text:s/>средственное;<text:s/>достатков<text:s/>не<text:s/>было.<text:s/>Вы<text:s/>меня<text:s/>извините,<text:s/>я<text:s/>человек<text:s/>откровенный,<text:s/>да<text:s/>и<text:s/>наконец…</text:p>
      <text:p text:style-name="Обычный">Он<text:s/>не<text:s/>договорил<text:s/>своей<text:s/>речи<text:s/>и<text:s/>махнул<text:s/>рукой.<text:s/>Я<text:s/>начал<text:s/>уверять<text:s/>его,<text:s/>что<text:s/>он<text:s/>ошибается,<text:s/>что<text:s/>я<text:s/>очень<text:s/>рад<text:s/>нашей<text:s/>встрече<text:s/>и<text:s/>проч.,<text:s/>а<text:s/>потом<text:s/>заметил,<text:s/>что<text:s/>для<text:s/>управления<text:s/>именьем,<text:s/>кажется,<text:s/>не<text:s/>нужно<text:s/>слишком<text:s/>сильного<text:s/>образования.</text:p>
      <text:p text:style-name="Обычный">– Согласен, –<text:s/>отвечал<text:s/>он, –<text:s/>я<text:s/>с<text:s/>вами<text:s/>согласен.<text:s/>Да<text:s/>все<text:s/>же<text:s/>нужно<text:s/>такое,<text:s/>особенное<text:s/>расположение!<text:s/>Иной<text:s/>мужика<text:s/>дерет<text:s/>как<text:s/>липку,<text:s/>и<text:s/>ничего!<text:s/>а я…<text:s/>Позвольте<text:s/>узнать,<text:s/>вы<text:s/>сами<text:s/>из<text:s/>Питера<text:s/>или<text:s/>из<text:s/>Москвы?</text:p>
      <text:p text:style-name="Обычный">– Я<text:s/>из<text:s/>Петербурга.</text:p>
      <text:p text:style-name="Обычный">Он<text:s/>пустил<text:s/>ноздрями<text:s/>долгую<text:s/>струю<text:s/>дыма.</text:p>
      <text:p text:style-name="Обычный">– А<text:s/>я<text:s/>в<text:s/>Москву<text:s/>еду<text:s/>служить.</text:p>
      <text:p text:style-name="Обычный">– Куда<text:s/>же<text:s/>вы<text:s/>намерены<text:s/>определиться?</text:p>
      <text:p text:style-name="Обычный">– А<text:s/>не<text:s/>знаю;<text:s/>как<text:s/>там<text:s/>придется.<text:s/>Признаться<text:s/>вам,<text:s/>боюсь<text:s/>я<text:s/>службы:<text:s/>как<text:s/>раз<text:s/>под<text:s/>ответственность<text:s/>попадешь.<text:s/>Жил<text:s/>все<text:s/>в<text:s/>деревне;<text:s/>привык,<text:s/>знаете…<text:s/>да<text:s/>уж<text:s/>делать<text:s/>нечего…<text:s/>нужда!<text:s/>Ох,<text:s/>уж<text:s/>эта<text:s/>мне<text:s/>нужда!</text:p>
      <text:p text:style-name="Обычный">– Зато<text:s/>вы<text:s/>будете<text:s/>жить<text:s/>в<text:s/>столице.</text:p>
      <text:p text:style-name="Обычный">– В<text:s/>столице…<text:s/>ну,<text:s/>я<text:s/>не<text:s/>знаю,<text:s/>что<text:s/>там<text:s/>в<text:s/>столице<text:s/>хорошего.<text:s/>Посмотрим,<text:s/>может<text:s/>быть,<text:s/>оно<text:s/>и<text:s/>хорошо…<text:s/>А<text:s/>уж<text:s/>лучше<text:s/>деревни,<text:s/>кажется,<text:s/>и<text:s/>быть<text:s/>ничего<text:s/>не<text:s/>может.</text:p>
      <text:p text:style-name="Обычный">– Да<text:s/>разве<text:s/>вам<text:s/>уже<text:s/>невозможно<text:s/>более<text:s/>жить<text:s/>в<text:s/>деревне?</text:p>
      <text:p text:style-name="Обычный">Он<text:s/>вздохнул.</text:p>
      <text:p text:style-name="Обычный">– Невозможно.<text:s/>Она<text:s/>уж<text:s/>теперь<text:s/>почитай<text:s/>что<text:s/>и<text:s/>не<text:s/>моя.</text:p>
      <text:p text:style-name="Обычный">– А<text:s/>что?</text:p>
      <text:p text:style-name="Обычный">– Да<text:s/>там<text:s/>добрый<text:s/>человек –<text:s/>сосед<text:s/>завелся…<text:s/>вексель…</text:p>
      <text:p text:style-name="Обычный">Бедный<text:s/>Петр<text:s/>Петрович<text:s/>провел<text:s/>рукой<text:s/>по<text:s/>лицу,<text:s/>подумал<text:s/>и<text:s/>тряхнул<text:s/>головою.</text:p>
      <text:p text:style-name="Обычный">– Ну<text:s/>да<text:s/>уж<text:s/>что!..<text:s/>Да<text:s/>признаться, –<text:s/>прибавил<text:s/>он<text:s/>после<text:s/>небольшого<text:s/>молчанья, –<text:s/>мне<text:s/>не<text:s/>на<text:s/>кого<text:s/>пенять,<text:s/>сам<text:s/>виноват.<text:s/>Любил<text:s/>покуражиться!..<text:s/>Люблю,<text:s/>черт<text:s/>возьми,<text:s/>покуражиться!</text:p>
      <text:p text:style-name="Обычный">– Вы<text:s/>весело<text:s/>жили<text:s/>в<text:s/>деревне? –<text:s/>спросил<text:s/>я<text:s/>его.</text:p>
      <text:p text:style-name="Обычный">– У<text:s/>меня,<text:s/>сударь, –<text:s/>отвечал<text:s/>он<text:s/>с<text:s/>расстановкой<text:s/>и<text:s/>глядя<text:s/>мне<text:s/>прямо<text:s/>в<text:s/>глаза, –<text:s/>было<text:s/>двенадцать<text:s/>смычков<text:s/>гончих,<text:s/>таких<text:s/>гончих,<text:s/>каких,<text:s/>скажу<text:s/>вам,<text:s/>немного. (Он<text:s/>это<text:s/>последнее<text:s/>слово<text:s/>произнес<text:s/>нараспев.)<text:s/>Русака<text:s/>как<text:s/>раз<text:s/>замотают,<text:s/>а<text:s/>уж<text:s/>на<text:s/>красного<text:s/>зверя –<text:s/>змеи,<text:s/>просто<text:s/>аспиды.<text:s/>И<text:s/>борзыми<text:s/>похвастаться<text:s/>я<text:s/>мог.<text:s/>Теперь<text:s/>же<text:s/>дело<text:s/>прошлое,<text:s/>лгать<text:s/>не<text:s/>для<text:s/>чего.<text:s/>Охотился<text:s/>я<text:s/>и<text:s/>с<text:s/>ружьем.<text:s/>Была<text:s/>у<text:s/>меня<text:s/>собака<text:s/>Контеска;<text:s/>стойка<text:s/>необыкновенная,<text:s/>верхним<text:s/>чутьем<text:s/>все<text:s/>брала.<text:s/>Бывало,<text:s/>подойду<text:s/>к<text:s/>болоту,<text:s/>скажу:<text:s/>шарш!<text:s/>как<text:s/>искать<text:s/>не<text:s/>станет,<text:s/>так<text:s/>хоть<text:s/>с<text:s/>дюжиной<text:s/>собак<text:s/>пройди –<text:s/>шалишь,<text:s/>ничего<text:s/>не<text:s/>найдешь!<text:s/>а как<text:s/>станет –<text:s/>просто<text:s/>рада<text:s/>умереть<text:s/>на<text:s/>месте!..<text:s/>И<text:s/>в<text:s/>комнате<text:s/>такая<text:s/>вежливая.<text:s/>Дашь<text:s/>ей<text:s/>хлеб<text:s/>из<text:s/>левой<text:s/>руки<text:s/>да<text:s/>скажешь:<text:s/>жид<text:s/>ел, –<text:s/>ведь<text:s/>не<text:s/>возьмет,<text:s/>а<text:s/>дашь<text:s/>из<text:s/>правой<text:s/>да<text:s/>скажешь:<text:s/>барышня<text:s/>кушала, –<text:s/>тотчас<text:s/>возьмет<text:s/>и<text:s/>съест.<text:s/>Был<text:s/>у<text:s/>меня<text:s/>щенок<text:s/>от<text:s/>нее,<text:s/>отличный<text:s/>щенок,<text:s/>и<text:s/>в<text:s/>Москву<text:s/>везти<text:s/>хотел,<text:s/>да<text:s/>приятель<text:s/>выпросил<text:s/>вместе<text:s/>с<text:s/>ружьем;<text:s/>говорит:<text:s/>в Москве<text:s/>тебе,<text:s/>брат,<text:s/>будет<text:s/>не<text:s/>до<text:s/>того;<text:s/>там<text:s/>уж<text:s/>пойдет<text:s/>совсем,<text:s/>брат,<text:s/>другое.<text:s/>Я<text:s/>и<text:s/>отдал<text:s/>ему<text:s/>щенка,<text:s/>да<text:s/>уж<text:s/>и<text:s/>ружье;<text:s/>уж<text:s/>оно<text:s/>все<text:s/>там,<text:s/>знаете,<text:s/>осталось.</text:p>
      <text:p text:style-name="Обычный">– Да<text:s/>вы<text:s/>и<text:s/>в<text:s/>Москве<text:s/>могли<text:s/>бы<text:s/>охотиться.</text:p>
      <text:p text:style-name="Обычный">– Нет<text:s/>уж,<text:s/>к<text:s/>чему?<text:s/>не<text:s/>сумел<text:s/>держаться,<text:s/>так<text:s/>и<text:s/>терпи<text:s/>теперь.<text:s/>А<text:s/>вот<text:s/>лучше<text:s/>позвольте<text:s/>узнать,<text:s/>что<text:s/>жизнь<text:s/>в<text:s/>Москве –<text:s/>дорога?</text:p>
      <text:p text:style-name="Обычный">– Нет,<text:s/>не<text:s/>слишком.</text:p>
      <text:p text:style-name="Обычный">– Не<text:s/>слишком?..<text:s/>А<text:s/>скажите,<text:s/>пожалуйста,<text:s/>ведь<text:s/>цыгане<text:s/>в<text:s/>Москве<text:s/>живут?</text:p>
      <text:p text:style-name="Обычный">– Какие<text:s/>цыгане?</text:p>
      <text:p text:style-name="Обычный">– А<text:s/>вот<text:s/>что<text:s/>по<text:s/>ярмаркам<text:s/>ездят?</text:p>
      <text:p text:style-name="Обычный">– Да,<text:s/>в<text:s/>Москве…</text:p>
      <text:p text:style-name="Обычный">– Ну,<text:s/>это<text:s/>хорошо.<text:s/>Люблю<text:s/>цыган,<text:s/>черт<text:s/>возьми,<text:s/>люблю…</text:p>
      <text:p text:style-name="Обычный">И<text:s/>глаза<text:s/>Петра<text:s/>Петровича<text:s/>сверкнули<text:s/>удалой<text:s/>веселостью.<text:s/>Но<text:s/>вдруг<text:s/>он<text:s/>завертелся<text:s/>на<text:s/>лавке,<text:s/>потом<text:s/>задумался,<text:s/>потупил<text:s/>голову<text:s/>и<text:s/>протянул<text:s/>ко<text:s/>мне<text:s/>пустой<text:s/>стакан.</text:p>
      <text:p text:style-name="Обычный">– Дайте‑ка<text:s/>мне<text:s/>вашего<text:s/>рому, –<text:s/>проговорил<text:s/>он.</text:p>
      <text:p text:style-name="Обычный">– Да<text:s/>чай<text:s/>весь<text:s/>вышел.</text:p>
      <text:p text:style-name="Обычный">– Ничего,<text:s/>так,<text:s/>без<text:s/>чаю…<text:s/>Эх!</text:p>
      <text:p text:style-name="Обычный">Каратаев<text:s/>положил<text:s/>голову<text:s/>на<text:s/>руки<text:s/>и<text:s/>оперся<text:s/>руками<text:s/>на<text:s/>стол.<text:s/>Я<text:s/>молча<text:s/>глядел<text:s/>на<text:s/>него<text:s/>и<text:s/>ожидал<text:s/>уже<text:s/>тех<text:s/>чувствительных<text:s/>восклицаний,<text:s/>пожалуй,<text:s/>даже<text:s/>тех<text:s/>слез,<text:s/>на<text:s/>которые<text:s/>так<text:s/>щедр<text:s/>подгулявший<text:s/>человек,<text:s/>но<text:s/>когда<text:s/>он<text:s/>поднял<text:s/>голову,<text:s/>меня,<text:s/>признаюсь,<text:s/>поразило<text:s/>глубоко<text:s/>грустное<text:s/>выражение<text:s/>его<text:s/>лица.</text:p>
      <text:p text:style-name="Обычный">– Что<text:s/>с<text:s/>вами?</text:p>
      <text:p text:style-name="Обычный">– Ничего‑с…<text:s/>старину<text:s/>вспомнил.<text:s/>Такой<text:s/>анекдот‑с…<text:s/>Рассказал<text:s/>бы<text:s/>вам,<text:s/>да<text:s/>мне<text:s/>совестно<text:s/>вас<text:s/>беспокоить…</text:p>
      <text:p text:style-name="Обычный">– Помилуйте!</text:p>
      <text:p text:style-name="Обычный">– Да, –<text:s/>продолжал<text:s/>он<text:s/>со<text:s/>вздохом, –<text:s/>бывают<text:s/>случаи…<text:s/>хотя,<text:s/>например,<text:s/>и<text:s/>со<text:s/>мной.<text:s/>Вот,<text:s/>если<text:s/>хотите,<text:s/>я<text:s/>вам<text:s/>расскажу.<text:s/>Впрочем,<text:s/>не<text:s/>знаю…</text:p>
      <text:p text:style-name="Обычный">– Рассказывайте,<text:s/>любезный<text:s/>Петр<text:s/>Петрович.</text:p>
      <text:p text:style-name="Обычный">– Пожалуй,<text:s/>хоша<text:s/>оно<text:s/>того…<text:s/>Вот<text:s/>видите<text:s/>ли, –<text:s/>начал<text:s/>он, –<text:s/>но<text:s/>я,<text:s/>право,<text:s/>не<text:s/>знаю…</text:p>
      <text:p text:style-name="Обычный">– Ну,<text:s/>полноте,<text:s/>любезный<text:s/>Петр<text:s/>Петрович.</text:p>
      <text:p text:style-name="Обычный">– Ну,<text:s/>пожалуй.<text:s/>Так<text:s/>вот<text:s/>что<text:s/>со<text:s/>мной,<text:s/>так<text:s/>сказать,<text:s/>случилось.<text:s/>Жил<text:s/>я‑с<text:s/>в<text:s/>деревне…<text:s/>Вдруг<text:s/>приглянись<text:s/>мне<text:s/>девушка,<text:s/>ах,<text:s/>да<text:s/>какая<text:s/>же<text:s/>девушка<text:s/>была…<text:s/>красавица,<text:s/>умница,<text:s/>а<text:s/>уж<text:s/>добрая<text:s/>какая!<text:s/>Звали<text:s/>ее<text:s/>Матреной‑с.<text:s/>А<text:s/>девка<text:s/>она<text:s/>была<text:s/>простая,<text:s/>то<text:s/>есть,<text:s/>вы<text:s/>понимаете,<text:s/>крепостная,<text:s/>просто<text:s/>холопка‑с.<text:s/>Да<text:s/>не<text:s/>моя<text:s/>девка,<text:s/>а<text:s/>чужая, –<text:s/>вот<text:s/>в<text:s/>чем<text:s/>беда.<text:s/>Ну,<text:s/>вот<text:s/>я<text:s/>ее<text:s/>полюбил, –<text:s/>такой,<text:s/>право,<text:s/>анекдот‑с –<text:s/>ну,<text:s/>и<text:s/>она.<text:s/>Вот<text:s/>и<text:s/>стала<text:s/>Матрена<text:s/>меня<text:s/>просить:<text:s/>выкупи<text:s/>ее,<text:s/>дескать,<text:s/>от<text:s/>госпожи;<text:s/>да<text:s/>и<text:s/>я<text:s/>сам<text:s/>уже<text:s/>об<text:s/>эфтом<text:s/>подумывал…<text:s/>А<text:s/>госпожа‑то<text:s/>у<text:s/>ней<text:s/>была<text:s/>богатая,<text:s/>старушенция<text:s/>страшная;<text:s/>жила<text:s/>от<text:s/>меня<text:s/>верстах<text:s/>в<text:s/>пятнадцати.<text:s/>Ну,<text:s/>вот<text:s/>в<text:s/>один,<text:s/>как<text:s/>говорится,<text:s/>прекрасный<text:s/>день<text:s/>я<text:s/>и<text:s/>велел<text:s/>заложить<text:s/>себе<text:s/>дрожки<text:s/>тройкой, –<text:s/>в<text:s/>корню<text:s/>ходил<text:s/>у<text:s/>меня<text:s/>иноходец,<text:s/>азиятец<text:s/>необыкновенный,<text:s/>зато<text:s/>и<text:s/>назывался<text:s/>Лампурдос, –<text:s/>оделся<text:s/>получше<text:s/>и<text:s/>поехал<text:s/>к<text:s/>Матрениной<text:s/>барыне.<text:s/>Приезжаю:<text:s/>дом<text:s/>большой,<text:s/>с<text:s/>флигелями,<text:s/>с<text:s/>садом…<text:s/>У<text:s/>повертка<text:s/>Матрена<text:s/>меня<text:s/>ждала,<text:s/>хотела<text:s/>было<text:s/>заговорить<text:s/>со<text:s/>мной,<text:s/>да<text:s/>только<text:s/>руку<text:s/>поцеловала<text:s/>и<text:s/>отошла<text:s/>в<text:s/>сторону.<text:s/>Вот<text:s/>вхожу<text:s/>я<text:s/>в<text:s/>переднюю,<text:s/>спрашиваю:<text:s/>«Дома?..»<text:s/>А<text:s/>мне<text:s/>высокий<text:s/>такой<text:s/>лакей<text:s/>говорит:<text:s/>«Как<text:s/>об<text:s/>вас<text:s/>доложить<text:s/>прикажете?»<text:s/>Я<text:s/>говорю:<text:s/>«Доложи,<text:s/>братец,<text:s/>дескать,<text:s/>помещик<text:s/>Каратаев<text:s/>приехал<text:s/>о<text:s/>деле<text:s/>переговорить».<text:s/>Лакей<text:s/>ушел;<text:s/>я жду<text:s/>себе<text:s/>и<text:s/>думаю:<text:s/>что‑то<text:s/>будет?<text:s/>чай,<text:s/>заломит,<text:s/>бестия,<text:s/>цену<text:s/>страшную,<text:s/>даром<text:s/>что<text:s/>богата.<text:s/>Рублей<text:s/>пятьсот,<text:s/>пожалуй,<text:s/>запросит.<text:s/>Вот<text:s/>наконец<text:s/>вернулся<text:s/>лакей,<text:s/>говорит:<text:s/>«Пожалуйте».<text:s/>Я<text:s/>вхожу<text:s/>за<text:s/>ним<text:s/>в<text:s/>гостиную.<text:s/>Сидит<text:s/>на<text:s/>креслах<text:s/>маленькая<text:s/>желтенькая<text:s/>старушонка<text:s/>и<text:s/>глазами<text:s/>моргает.<text:s/>«Что<text:s/>вам<text:s/>угодно?»<text:s/>Я<text:s/>сперва,<text:s/>знаете<text:s/>ли,<text:s/>почел<text:s/>за<text:s/>нужное<text:s/>объявить,<text:s/>что,<text:s/>дескать,<text:s/>рад<text:s/>знакомству.<text:s/>«Вы<text:s/>ошибаетесь,<text:s/>я<text:s/>не<text:s/>здешняя<text:s/>хозяйка,<text:s/>а<text:s/>ее<text:s/>родственница…<text:s/>Что<text:s/>вам<text:s/>угодно?»<text:s/>Я<text:s/>заметил<text:s/>ей<text:s/>тут<text:s/>же,<text:s/>что<text:s/>мне<text:s/>с<text:s/>хозяйкой‑то<text:s/>и<text:s/>нужно<text:s/>переговорить.<text:s/>«Марья<text:s/>Ильинична<text:s/>не<text:s/>принимает<text:s/>сегодня:<text:s/>она<text:s/>нездорова…<text:s/>Что<text:s/>вам<text:s/>угодно?»<text:s/>Делать<text:s/>нечего,<text:s/>подумал<text:s/>я<text:s/>про<text:s/>себя,<text:s/>объясню<text:s/>ей<text:s/>мое<text:s/>обстоятельство.<text:s/>Старуха<text:s/>меня<text:s/>выслушала.<text:s/>«Матрена?<text:s/>какая<text:s/>Матрена?» –<text:s/>«Матрена<text:s/>Федорова,<text:s/>Куликова<text:s/>дочь». –<text:s/>«Федора<text:s/>Кулика<text:s/>дочь…<text:s/>да<text:s/>как<text:s/>вы<text:s/>ее<text:s/>знаете?» –<text:s/>«Случайным<text:s/>манером». –<text:s/>«А<text:s/>известно<text:s/>ей<text:s/>ваше<text:s/>намерение?» –<text:s/>«Известно».<text:s/>Старуха<text:s/>замолчала.<text:s/>«Да<text:s/>я<text:s/>ее,<text:s/>негодную!..»<text:s/>Я,<text:s/>признаюсь,<text:s/>удивился.<text:s/>«За<text:s/>что<text:s/>же,<text:s/>помилуйте!..<text:s/>Я<text:s/>за<text:s/>нее<text:s/>готов<text:s/>внести<text:s/>сумму,<text:s/>только<text:s/>извольте<text:s/>назначить».<text:s/>Старая<text:s/>хрычовка<text:s/>так<text:s/>и<text:s/>зашипела.<text:s/>«Вот<text:s/>вздумали<text:s/>чем<text:s/>удивить:<text:s/>нужны<text:s/>нам<text:s/>очень<text:s/>ваши<text:s/>деньги!..<text:s/>а вот<text:s/>я<text:s/>ее<text:s/>ужо,<text:s/>вот<text:s/>я<text:s/>ее…<text:s/>Дурь‑то<text:s/>из<text:s/>нее<text:s/>выбью».<text:s/>Раскашлялась<text:s/>старуха<text:s/>со<text:s/>злости.<text:s/>«Нехорошо<text:s/>ей<text:s/>у<text:s/>нас,<text:s/>что<text:s/>ли?..<text:s/>Ах,<text:s/>она<text:s/>чертовка,<text:s/>прости,<text:s/>Господи,<text:s/>мое<text:s/>согрешенье!»<text:s/>Я,<text:s/>признаюсь,<text:s/>вспыхнул.<text:s/>«За<text:s/>что<text:s/>же<text:s/>вы<text:s/>грозите<text:s/>бедной<text:s/>девке?<text:s/>чем<text:s/>она,<text:s/>то<text:s/>есть,<text:s/>виновата?»<text:s/>Старуха<text:s/>перекрестилась.<text:s/>«Ах<text:s/>ты,<text:s/>мой<text:s/>Господи!<text:s/>Иисусе<text:s/>Христе!<text:s/>Да<text:s/>разве<text:s/>я<text:s/>в<text:s/>своих<text:s/>холопьях<text:s/>не<text:s/>вольна?» –<text:s/>«Да<text:s/>ведь<text:s/>она<text:s/>не<text:s/>ваша!» –<text:s/>«Ну,<text:s/>уж<text:s/>про<text:s/>это<text:s/>Марья<text:s/>Ильинична<text:s/>знает;<text:s/>не<text:s/>ваше,<text:s/>батюшка,<text:s/>дело;<text:s/>а вот<text:s/>я<text:s/>ужо<text:s/>Матрешке‑то<text:s/>покажу,<text:s/>чья<text:s/>она<text:s/>холопка».<text:s/>Я,<text:s/>признаюсь,<text:s/>чуть<text:s/>не<text:s/>бросился<text:s/>на<text:s/>проклятую<text:s/>старуху,<text:s/>да<text:s/>вспомнил<text:s/>о<text:s/>Матрене,<text:s/>и<text:s/>руки<text:s/>опустились.<text:s/>Заробел<text:s/>так,<text:s/>что<text:s/>пересказать<text:s/>невозможно;<text:s/>начал<text:s/>упрашивать<text:s/>старуху:<text:s/>«Возьмите,<text:s/>дескать,<text:s/>что<text:s/>хотите». –<text:s/>«Да<text:s/>на<text:s/>что<text:s/>она<text:s/>вам?» –<text:s/>«Понравилась,<text:s/>матушка;<text:s/>войдите<text:s/>в<text:s/>мое<text:s/>положенье…<text:s/>Позвольте<text:s/>поцеловать<text:s/>у<text:s/>вас<text:s/>ручку».<text:s/>И<text:s/>таки<text:s/>поцеловал<text:s/>у<text:s/>шельмы<text:s/>руку!<text:s/>«Ну, –<text:s/>прошамшила<text:s/>ведьма, –<text:s/>я<text:s/>скажу<text:s/>Марье<text:s/>Ильиничне;<text:s/>как<text:s/>она<text:s/>прикажет;<text:s/>а вы<text:s/>заезжайте<text:s/>дня<text:s/>через<text:s/>два».<text:s/>Я<text:s/>уехал<text:s/>домой<text:s/>в<text:s/>большом<text:s/>беспокойстве.<text:s/>Начинал<text:s/>я<text:s/>догадываться,<text:s/>что<text:s/>дело<text:s/>неладно<text:s/>повел,<text:s/>напрасно<text:s/>дал<text:s/>свое<text:s/>расположенье<text:s/>заметить,<text:s/>да<text:s/>хватился‑то<text:s/>я<text:s/>поздно.<text:s/>Дня<text:s/>через<text:s/>два<text:s/>отправился<text:s/>я<text:s/>к<text:s/>барыне.<text:s/>Привели<text:s/>меня<text:s/>в<text:s/>кабинет.<text:s/>Цветов<text:s/>пропасть,<text:s/>убранство<text:s/>отличное,<text:s/>сама<text:s/>сидит<text:s/>в<text:s/>таких<text:s/>мудреных<text:s/>креслах<text:s/>и<text:s/>голову<text:s/>назад<text:s/>завалила<text:s/>на<text:s/>подушки;<text:s/>и родственница<text:s/>прежняя<text:s/>тут<text:s/>сидит,<text:s/>да<text:s/>еще<text:s/>какая‑то<text:s/>барышня<text:s/>белобрысая,<text:s/>в<text:s/>зеленом<text:s/>платье,<text:s/>криворотая,<text:s/>компаньонка<text:s/>должно<text:s/>быть.<text:s/>Старуха<text:s/>загнусила:<text:s/>«Прошу<text:s/>садиться».<text:s/>Я<text:s/>сел.<text:s/>Стала<text:s/>меня<text:s/>расспрашивать<text:s/>о<text:s/>том,<text:s/>сколько<text:s/>мне<text:s/>лет,<text:s/>да<text:s/>где<text:s/>я<text:s/>служил,<text:s/>да<text:s/>что<text:s/>намерен<text:s/>делать,<text:s/>и<text:s/>так<text:s/>все<text:s/>свысока,<text:s/>важно.<text:s/>Я<text:s/>отвечал<text:s/>подробно.<text:s/>Старуха<text:s/>взяла<text:s/>со<text:s/>стола<text:s/>платок,<text:s/>помахала,<text:s/>помахала<text:s/>на<text:s/>себя…<text:s/>«Мне,<text:s/>говорит,<text:s/>докладывала<text:s/>Катерина<text:s/>Карповна<text:s/>об<text:s/>вашем<text:s/>намерении,<text:s/>докладывала,<text:s/>говорит;<text:s/>но<text:s/>я<text:s/>себе,<text:s/>говорит,<text:s/>положила<text:s/>за<text:s/>правило:<text:s/>людей<text:s/>в<text:s/>услужение<text:s/>не<text:s/>отпускать.<text:s/>Оно<text:s/>и<text:s/>неприлично,<text:s/>да<text:s/>и<text:s/>не<text:s/>годится<text:s/>в<text:s/>порядочном<text:s/>доме:<text:s/>это<text:s/>непорядок.<text:s/>Я<text:s/>уже<text:s/>распорядилась,<text:s/>говорит,<text:s/>вам<text:s/>уже<text:s/>более<text:s/>беспокоиться,<text:s/>говорит,<text:s/>нечего». –<text:s/>«Какое<text:s/>беспокойство,<text:s/>помилуйте…<text:s/>А<text:s/>может,<text:s/>вам<text:s/>Матрена<text:s/>Федорова<text:s/>нужна?» –<text:s/>«Нет,<text:s/>говорит,<text:s/>не<text:s/>нужна». –<text:s/>«Так<text:s/>отчего<text:s/>же<text:s/>вы<text:s/>мне<text:s/>ее<text:s/>уступить<text:s/>не<text:s/>хотите?» –<text:s/>«Оттого,<text:s/>что<text:s/>мне<text:s/>не<text:s/>угодно;<text:s/>не<text:s/>угодно,<text:s/>да<text:s/>и<text:s/>все<text:s/>тут.<text:s/>Я<text:s/>уж,<text:s/>говорит,<text:s/>распорядилась:<text:s/>она<text:s/>в<text:s/>степную<text:s/>деревню<text:s/>посылается».<text:s/>Меня<text:s/>как<text:s/>громом<text:s/>хлопнуло.<text:s/>Старуха<text:s/>сказала<text:s/>слова<text:s/>два<text:s/>по‑французски<text:s/>зеленой<text:s/>барышне:<text:s/>та<text:s/>вышла.<text:s/>«Я,<text:s/>говорит,<text:s/>женщина<text:s/>правил<text:s/>строгих,<text:s/>да<text:s/>и<text:s/>здоровье<text:s/>мое<text:s/>слабое:<text:s/>беспокойства<text:s/>переносить<text:s/>не<text:s/>могу.<text:s/>Вы<text:s/>еще<text:s/>молодой<text:s/>человек,<text:s/>а<text:s/>я<text:s/>уж<text:s/>старая<text:s/>женщина<text:s/>и<text:s/>вправе<text:s/>вам<text:s/>давать<text:s/>советы.<text:s/>Не<text:s/>лучше<text:s/>ли<text:s/>вам<text:s/>пристроиться,<text:s/>жениться,<text:s/>поискать<text:s/>хорошей<text:s/>партии;<text:s/>богатые<text:s/>невесты<text:s/>редки,<text:s/>но<text:s/>девицу<text:s/>бедную,<text:s/>зато<text:s/>хорошей<text:s/>нравственности,<text:s/>найти<text:s/>можно».<text:s/>Я,<text:s/>знаете,<text:s/>гляжу<text:s/>на<text:s/>старуху<text:s/>и<text:s/>ничего<text:s/>не<text:s/>понимаю,<text:s/>что<text:s/>она<text:s/>там<text:s/>такое<text:s/>мелет;<text:s/>слышу,<text:s/>что<text:s/>толкует<text:s/>о<text:s/>женитьбе,<text:s/>а<text:s/>у<text:s/>меня<text:s/>степная<text:s/>деревня<text:s/>все<text:s/>в<text:s/>ушах<text:s/>звенит.<text:s/>Жениться!..<text:s/>какой<text:s/>черт…</text:p>
      <text:p text:style-name="Обычный">Тут<text:s/>рассказчик<text:s/>внезапно<text:s/>остановился<text:s/>и<text:s/>поглядел<text:s/>на<text:s/>меня.</text:p>
      <text:p text:style-name="Обычный">– Ведь<text:s/>вы<text:s/>не<text:s/>женаты?</text:p>
      <text:p text:style-name="Обычный">– Нет.</text:p>
      <text:p text:style-name="Обычный">– Ну,<text:s/>конечно,<text:s/>дело<text:s/>известное.<text:s/>Я<text:s/>не<text:s/>вытерпел:<text:s/>«Да<text:s/>помилуйте,<text:s/>матушка,<text:s/>что<text:s/>вы<text:s/>за<text:s/>ахинею<text:s/>порете?<text:s/>Какая<text:s/>тут<text:s/>женитьба?<text:s/>я просто<text:s/>желаю<text:s/>узнать<text:s/>от<text:s/>вас,<text:s/>уступаете<text:s/>вы<text:s/>вашу<text:s/>девку<text:s/>Матрену<text:s/>или<text:s/>нет?»<text:s/>Старуха<text:s/>заохала.<text:s/>«Ах,<text:s/>он<text:s/>меня<text:s/>обеспокоил!<text:s/>ах,<text:s/>велите<text:s/>ему<text:s/>уйти!<text:s/>ах!..»<text:s/>Родственница<text:s/>к<text:s/>ней<text:s/>подскочила<text:s/>и<text:s/>раскричалась<text:s/>на<text:s/>меня.<text:s/>А<text:s/>старуха<text:s/>все<text:s/>стонет:<text:s/>«Чем<text:s/>это<text:s/>я<text:s/>заслужила?..<text:s/>Стало<text:s/>быть,<text:s/>я<text:s/>уж<text:s/>в<text:s/>своем<text:s/>доме<text:s/>не<text:s/>госпожа?<text:s/>ах,<text:s/>ах!»<text:s/>Я<text:s/>схватил<text:s/>шляпу<text:s/>и,<text:s/>как<text:s/>сумасшедший,<text:s/>выбежал<text:s/>вон.</text:p>
      <text:p text:style-name="Обычный">– Может<text:s/>быть, –<text:s/>продолжал<text:s/>рассказчик, –<text:s/>вы<text:s/>осудите<text:s/>меня<text:s/>за<text:s/>то,<text:s/>что<text:s/>я<text:s/>так<text:s/>сильно<text:s/>привязался<text:s/>к<text:s/>девушке<text:s/>из<text:s/>низкого<text:s/>сословия:<text:s/>я и<text:s/>не<text:s/>намерен<text:s/>себя,<text:s/>то<text:s/>есть,<text:s/>оправдывать…<text:s/>так<text:s/>уж<text:s/>оно<text:s/>пришлось!..<text:s/>Верите<text:s/>ли,<text:s/>ни<text:s/>днем,<text:s/>ни<text:s/>ночью<text:s/>покоя<text:s/>мне<text:s/>не<text:s/>было…<text:s/>Мучусь!<text:s/>за<text:s/>что,<text:s/>думал<text:s/>я,<text:s/>погубил<text:s/>несчастную<text:s/>девку!<text:s/>Как<text:s/>только,<text:s/>бывало,<text:s/>вспомню,<text:s/>что<text:s/>она<text:s/>в<text:s/>зипуне<text:s/>гусей<text:s/>гоняет,<text:s/>да<text:s/>в<text:s/>черном<text:s/>теле,<text:s/>по<text:s/>барскому<text:s/>приказу,<text:s/>содержится,<text:s/>да<text:s/>староста,<text:s/>мужик<text:s/>в<text:s/>дехтярных<text:s/>сапогах,<text:s/>ее<text:s/>ругательски<text:s/>ругает –<text:s/>холодный<text:s/>пот<text:s/>так<text:s/>с<text:s/>меня<text:s/>и<text:s/>закапает.<text:s/>Ну,<text:s/>не<text:s/>вытерпел,<text:s/>проведал,<text:s/>в<text:s/>какую<text:s/>деревню<text:s/>ее<text:s/>сослали,<text:s/>сел<text:s/>верхом<text:s/>и<text:s/>поехал<text:s/>туда.<text:s/>На<text:s/>другой<text:s/>день<text:s/>под<text:s/>вечер<text:s/>только<text:s/>приехал.<text:s/>Видно,<text:s/>от<text:s/>меня<text:s/>такого<text:s/>пассажа<text:s/>не<text:s/>ожидали<text:s/>и<text:s/>никакого<text:s/>на<text:s/>мой<text:s/>счет<text:s/>приказания<text:s/>не<text:s/>дали.<text:s/>Я<text:s/>прямо<text:s/>к<text:s/>старосте,<text:s/>будто<text:s/>сосед;<text:s/>вхожу<text:s/>на<text:s/>двор,<text:s/>гляжу:<text:s/>Матрена<text:s/>сидит<text:s/>на<text:s/>крылечке<text:s/>и<text:s/>рукой<text:s/>подперлась.<text:s/>Она<text:s/>было<text:s/>вскрикнула,<text:s/>да<text:s/>я<text:s/>ей<text:s/>погрозил<text:s/>и<text:s/>показал<text:s/>на<text:s/>задворье,<text:s/>в<text:s/>поле.<text:s/>Вошел<text:s/>в<text:s/>избу;<text:s/>со<text:s/>старостой<text:s/>покалякал,<text:s/>наврал<text:s/>ему<text:s/>чертову<text:s/>тьму,<text:s/>улучил<text:s/>минутку<text:s/>и<text:s/>вышел<text:s/>к<text:s/>Матрене.<text:s/>Она,<text:s/>бедняжка,<text:s/>так<text:s/>у<text:s/>меня<text:s/>на<text:s/>шее<text:s/>и<text:s/>повисла.<text:s/>Побледнела,<text:s/>похудела,<text:s/>моя<text:s/>голубушка.<text:s/>Я,<text:s/>знаете<text:s/>ли,<text:s/>говорю<text:s/>ей:<text:s/>«Ничего,<text:s/>Матрена;<text:s/>ничего,<text:s/>не<text:s/>плачь»,<text:s/>а<text:s/>у<text:s/>самого<text:s/>слезы<text:s/>так<text:s/>и<text:s/>бегут<text:s/>и<text:s/>бегут…<text:s/>Ну,<text:s/>однако<text:s/>ж,<text:s/>наконец<text:s/>и<text:s/>мне<text:s/>стыдно<text:s/>стало;<text:s/>говорю<text:s/>ей:<text:s/>«Матрена,<text:s/>слезами<text:s/>горю<text:s/>не<text:s/>пособить,<text:s/>а<text:s/>вот<text:s/>что:<text:s/>надобно<text:s/>действовать,<text:s/>как<text:s/>говорится,<text:s/>решительно;<text:s/>надобно<text:s/>тебе<text:s/>бежать<text:s/>со<text:s/>мной;<text:s/>вот<text:s/>как<text:s/>надобно<text:s/>действовать».<text:s/>Матрена<text:s/>так<text:s/>и<text:s/>обмерла…<text:s/>«Как<text:s/>можно!<text:s/>да<text:s/>я<text:s/>пропаду,<text:s/>да<text:s/>они<text:s/>меня<text:s/>заедят<text:s/>совсем!» –<text:s/>«Глупая<text:s/>ты,<text:s/>кто<text:s/>тебя<text:s/>сыщет?» –<text:s/>«Сыщут,<text:s/>непременно<text:s/>сыщут.<text:s/>Спасибо<text:s/>вам,<text:s/>Петр<text:s/>Петрович,<text:s/>век<text:s/>не<text:s/>забуду<text:s/>вашей<text:s/>ласки,<text:s/>но<text:s/>уж<text:s/>вы<text:s/>меня<text:s/>теперь<text:s/>предоставьте;<text:s/>уж,<text:s/>видно,<text:s/>такова<text:s/>моя<text:s/>судьба». –<text:s/>«Эх,<text:s/>Матрена,<text:s/>Матрена,<text:s/>а<text:s/>я<text:s/>тебя<text:s/>считал<text:s/>за<text:s/>девку<text:s/>с<text:s/>карахтером».<text:s/>И<text:s/>точно,<text:s/>карахтеру<text:s/>у<text:s/>ней<text:s/>было<text:s/>много…<text:s/>душа<text:s/>была,<text:s/>золотая<text:s/>душа!<text:s/>«Что<text:s/>ж<text:s/>тебе<text:s/>здесь<text:s/>оставаться!<text:s/>все<text:s/>равно;<text:s/>хуже<text:s/>не<text:s/>будет.<text:s/>Ну,<text:s/>вот<text:s/>сказывай:<text:s/>старостиных<text:s/>кулаков<text:s/>отведывала,<text:s/>а?»<text:s/>Матрена<text:s/>так<text:s/>и<text:s/>вспыхнула,<text:s/>и<text:s/>губы<text:s/>у<text:s/>ней<text:s/>задрожали.<text:s/>«Да<text:s/>из‑за<text:s/>меня<text:s/>семье<text:s/>моей<text:s/>житья<text:s/>не<text:s/>будет». –<text:s/>«Ну<text:s/>ее,<text:s/>твою<text:s/>семью…<text:s/>Сошлют<text:s/>ее,<text:s/>что<text:s/>ли?» –<text:s/>«Сошлют;<text:s/>брата‑то<text:s/>наверное<text:s/>сошлют». –<text:s/>«А<text:s/>отца?» –<text:s/>«Ну,<text:s/>отца<text:s/>не<text:s/>сошлют;<text:s/>он<text:s/>у<text:s/>нас<text:s/>один<text:s/>хороший<text:s/>портной<text:s/>и<text:s/>есть». –<text:s/>«Ну,<text:s/>вот<text:s/>видишь;<text:s/>а брат<text:s/>твой<text:s/>от<text:s/>этого<text:s/>не<text:s/>пропадет».<text:s/>Поверите<text:s/>ли,<text:s/>насилу<text:s/>уломал<text:s/>ее;<text:s/>вздумала<text:s/>еще<text:s/>толковать<text:s/>о<text:s/>том,<text:s/>что,<text:s/>дескать,<text:s/>вы<text:s/>за<text:s/>это<text:s/>отвечать<text:s/>будете…<text:s/>«Да<text:s/>уж<text:s/>это, –<text:s/>говорю<text:s/>я, –<text:s/>не<text:s/>твое<text:s/>дело…»<text:s/>Однако<text:s/>я<text:s/>таки<text:s/>ее<text:s/>увез…<text:s/>не<text:s/>в<text:s/>этот<text:s/>раз,<text:s/>а<text:s/>в<text:s/>другой:<text:s/>ночью,<text:s/>на<text:s/>телеге<text:s/>приехал –<text:s/>и<text:s/>увез.</text:p>
      <text:p text:style-name="Обычный">– Увезли?</text:p>
      <text:p text:style-name="Обычный">– Увез…<text:s/>Ну,<text:s/>вот<text:s/>она<text:s/>и<text:s/>поселилась<text:s/>у<text:s/>меня.<text:s/>Домик<text:s/>у<text:s/>меня<text:s/>был<text:s/>небольшой,<text:s/>прислуги<text:s/>мало.<text:s/>Люди<text:s/>мои,<text:s/>без<text:s/>обиняков<text:s/>скажу,<text:s/>меня<text:s/>уважали;<text:s/>не<text:s/>выдали<text:s/>бы<text:s/>ни<text:s/>за<text:s/>какие<text:s/>благополучия.<text:s/>Стал<text:s/>я<text:s/>поживать<text:s/>припеваючи.<text:s/>Матренушка<text:s/>отдохнула,<text:s/>поправилась;<text:s/>вот<text:s/>я<text:s/>к<text:s/>ней<text:s/>и<text:s/>привязался…<text:s/>Да<text:s/>и<text:s/>что<text:s/>за<text:s/>девка<text:s/>была!<text:s/>Откуда<text:s/>что<text:s/>бралось?<text:s/>и петь‑то<text:s/>она<text:s/>умела,<text:s/>и<text:s/>плясать,<text:s/>и<text:s/>на<text:s/>гитаре<text:s/>играть…<text:s/>Соседям<text:s/>я<text:s/>ее<text:s/>не<text:s/>показывал,<text:s/>чего<text:s/>доброго,<text:s/>разболтают!<text:s/>А<text:s/>был<text:s/>у<text:s/>меня<text:s/>приятель,<text:s/>друг<text:s/>закадычный,<text:s/>Горностаев<text:s/>Пантелей, –<text:s/>вы<text:s/>не<text:s/>изволите<text:s/>знать?<text:s/>Тот<text:s/>в<text:s/>ней<text:s/>просто<text:s/>души<text:s/>не<text:s/>чаял;<text:s/>как<text:s/>у<text:s/>барыни,<text:s/>руки<text:s/>у<text:s/>ней<text:s/>целовал,<text:s/>право.<text:s/>И<text:s/>скажу<text:s/>вам,<text:s/>Горностаев<text:s/>не<text:s/>мне<text:s/>чета:<text:s/>человек<text:s/>он<text:s/>образованный,<text:s/>всего<text:s/>Пушкина<text:s/>прочел;<text:s/>станет,<text:s/>бывало,<text:s/>с<text:s/>Матреной<text:s/>да<text:s/>со<text:s/>мной<text:s/>разговаривать,<text:s/>так<text:s/>мы<text:s/>и<text:s/>уши<text:s/>развесим.<text:s/>Писать<text:s/>ее<text:s/>выучил,<text:s/>такой<text:s/>чудак!<text:s/>А<text:s/>уж<text:s/>как<text:s/>я<text:s/>одевал<text:s/>ее –<text:s/>просто<text:s/>лучше<text:s/>губернаторши;<text:s/>сшил<text:s/>ей<text:s/>шубку<text:s/>из<text:s/>малинового<text:s/>бархата<text:s/>с<text:s/>меховой<text:s/>опушкой…<text:s/>Уж<text:s/>как<text:s/>эта<text:s/>шубка<text:s/>на<text:s/>ней<text:s/>сидела!<text:s/>Шубку‑то<text:s/>эту<text:s/>московская<text:s/>мадам<text:s/>шила<text:s/>по<text:s/>новому<text:s/>манеру,<text:s/>с<text:s/>перехватом.<text:s/>И<text:s/>уж<text:s/>какая<text:s/>чудная<text:s/>эта<text:s/>Матрена<text:s/>была!<text:s/>Бывало,<text:s/>задумается<text:s/>да<text:s/>и<text:s/>сидит<text:s/>по<text:s/>часам,<text:s/>на<text:s/>пол<text:s/>глядит,<text:s/>бровью<text:s/>не<text:s/>шевельнет;<text:s/>и я<text:s/>тоже<text:s/>сижу<text:s/>да<text:s/>на<text:s/>нее<text:s/>смотрю,<text:s/>да<text:s/>насмотреться<text:s/>не<text:s/>могу,<text:s/>словно<text:s/>никогда<text:s/>не<text:s/>видал…<text:s/>Она<text:s/>улыбнется,<text:s/>а<text:s/>у<text:s/>меня<text:s/>сердце<text:s/>так<text:s/>и<text:s/>дрогнет,<text:s/>словно<text:s/>кто<text:s/>пощекотит.<text:s/>А<text:s/>то<text:s/>вдруг<text:s/>примется<text:s/>смеяться,<text:s/>шутить,<text:s/>плясать;<text:s/>обнимет<text:s/>меня<text:s/>так<text:s/>жарко,<text:s/>так<text:s/>крепко,<text:s/>что<text:s/>голова<text:s/>кругом<text:s/>пойдет.<text:s/>С<text:s/>утра<text:s/>до<text:s/>вечера,<text:s/>бывало,<text:s/>только<text:s/>и<text:s/>думаю:<text:s/>чем<text:s/>бы<text:s/>мне<text:s/>ее<text:s/>порадовать?<text:s/>И<text:s/>верите<text:s/>ли,<text:s/>ведь<text:s/>только<text:s/>для<text:s/>того<text:s/>ее<text:s/>дарил,<text:s/>чтобы<text:s/>посмотреть,<text:s/>как<text:s/>она,<text:s/>душа<text:s/>моя,<text:s/>обрадуется,<text:s/>вся<text:s/>покраснеет<text:s/>от<text:s/>радости,<text:s/>как<text:s/>станет<text:s/>мой<text:s/>подарок<text:s/>примерять,<text:s/>как<text:s/>ко<text:s/>мне<text:s/>в<text:s/>обновке<text:s/>подойдет<text:s/>и<text:s/>поцелует.<text:s/>Неизвестно,<text:s/>каким<text:s/>образом<text:s/>отец<text:s/>ее<text:s/>Кулик<text:s/>пронюхал<text:s/>дело;<text:s/>пришел<text:s/>старик<text:s/>поглядеть<text:s/>на<text:s/>нас,<text:s/>да<text:s/>как<text:s/>заплачет…<text:s/>Да<text:s/>ведь<text:s/>с<text:s/>радости<text:s/>заплакал,<text:s/>а<text:s/>вы<text:s/>что<text:s/>подумали?<text:s/>Мы<text:s/>Кулика<text:s/>задарили.<text:s/>Она<text:s/>ему,<text:s/>голубушка,<text:s/>сама<text:s/>пятирублевую<text:s/>ассигнацию<text:s/>под<text:s/>конец<text:s/>вынесла, –<text:s/>а<text:s/>он<text:s/>ей<text:s/>как<text:s/>бухнет<text:s/>в<text:s/>ноги –<text:s/>такой<text:s/>чудной!<text:s/>Таким‑то<text:s/>мы<text:s/>образом<text:s/>месяцев<text:s/>пять<text:s/>прожили;<text:s/>а я<text:s/>бы<text:s/>не<text:s/>прочь<text:s/>и<text:s/>весь<text:s/>век<text:s/>с<text:s/>ней<text:s/>так<text:s/>прожить,<text:s/>да<text:s/>судьба<text:s/>моя<text:s/>такая<text:s/>окаянная!</text:p>
      <text:p text:style-name="Обычный">Петр<text:s/>Петрович<text:s/>остановился.</text:p>
      <text:p text:style-name="Обычный">– Что<text:s/>ж<text:s/>такое<text:s/>сделалось? –<text:s/>спросил<text:s/>я<text:s/>его<text:s/>с<text:s/>участьем.</text:p>
      <text:p text:style-name="Обычный">Он<text:s/>махнул<text:s/>рукой.</text:p>
      <text:p text:style-name="Обычный">– Все<text:s/>к<text:s/>черту<text:s/>пошло.<text:s/>Я<text:s/>же<text:s/>ее<text:s/>и<text:s/>погубил.<text:s/>Матренушка<text:s/>у<text:s/>меня<text:s/>смерть<text:s/>любила<text:s/>кататься<text:s/>в<text:s/>санках,<text:s/>и<text:s/>сама,<text:s/>бывало,<text:s/>правит;<text:s/>наденет<text:s/>свою<text:s/>шубку,<text:s/>шитые<text:s/>рукавицы<text:s/>торжковские<text:s/>да<text:s/>только<text:s/>покрикивает.<text:s/>Катались‑то<text:s/>мы<text:s/>всегда<text:s/>вечером,<text:s/>чтобы,<text:s/>знаете,<text:s/>кого‑нибудь<text:s/>не<text:s/>встретить.<text:s/>Вот<text:s/>как‑то<text:s/>раз<text:s/>выбрался<text:s/>день<text:s/>такой,<text:s/>знаете,<text:s/>славный;<text:s/>морозно,<text:s/>ясно,<text:s/>ветра<text:s/>нету…<text:s/>мы<text:s/>и<text:s/>поехали.<text:s/>Матрена<text:s/>взяла<text:s/>вожжи.<text:s/>Вот<text:s/>я<text:s/>и<text:s/>смотрю,<text:s/>куда<text:s/>это<text:s/>она<text:s/>едет?<text:s/>Неужели<text:s/>в<text:s/>Кукуевку,<text:s/>в<text:s/>деревню<text:s/>своей<text:s/>барыни?<text:s/>Точно,<text:s/>в<text:s/>Кукуевку.<text:s/>Я<text:s/>ей<text:s/>и<text:s/>говорю:<text:s/>«Сумасшедшая,<text:s/>куда<text:s/>ты<text:s/>едешь?»<text:s/>Она<text:s/>глянула<text:s/>ко<text:s/>мне<text:s/>через<text:s/>плечо<text:s/>да<text:s/>усмехнулася.<text:s/>Дай,<text:s/>дескать,<text:s/>покуражиться.<text:s/>А!<text:s/>подумал<text:s/>я,<text:s/>была<text:s/>не<text:s/>была!..<text:s/>Мимо<text:s/>господского<text:s/>дома<text:s/>прокатиться<text:s/>ведь<text:s/>хорошо?<text:s/>ведь<text:s/>хорошо –<text:s/>скажите<text:s/>сами?<text:s/>Вот<text:s/>мы<text:s/>и<text:s/>едем.<text:s/>Иноходец<text:s/>мой<text:s/>так<text:s/>и<text:s/>плывет,<text:s/>пристяжные<text:s/>совершенно,<text:s/>скажу<text:s/>вам,<text:s/>завихрились –<text:s/>вот<text:s/>уж<text:s/>и<text:s/>кукуевскую<text:s/>церковь<text:s/>видно;<text:s/>глядь,<text:s/>ползет<text:s/>по<text:s/>дороге<text:s/>старый<text:s/>зеленый<text:s/>возок<text:s/>и<text:s/>лакей<text:s/>на<text:s/>запятках<text:s/>торчит…<text:s/>Барыня,<text:s/>барыня<text:s/>едет!<text:s/>Я<text:s/>было<text:s/>струсил,<text:s/>а<text:s/>Матрена‑то<text:s/>как<text:s/>ударит<text:s/>вожжами<text:s/>по<text:s/>лошадям<text:s/>да<text:s/>как<text:s/>помчится<text:s/>прямо<text:s/>на<text:s/>возок!<text:s/>Кучер,<text:s/>тот‑то,<text:s/>вы<text:s/>понимаете,<text:s/>видит:<text:s/>летит<text:s/>навстречу<text:s/>Алхимерэс<text:s/>какой‑то,<text:s/>хотел,<text:s/>знаете,<text:s/>посторониться,<text:s/>да<text:s/>круто<text:s/>взял,<text:s/>да<text:s/>в<text:s/>сугроб<text:s/>возок‑то<text:s/>и<text:s/>опрокинул.<text:s/>Стекло<text:s/>разбилось –<text:s/>барыня<text:s/>кричит:<text:s/>«Ай,<text:s/>ай,<text:s/>ай!<text:s/>ай,<text:s/>ай,<text:s/>ай!»<text:s/>Компаньонка<text:s/>пищит:<text:s/>«Держи,<text:s/>держи!»<text:s/>А<text:s/>мы,<text:s/>давай<text:s/>Бог<text:s/>ноги,<text:s/>мимо.<text:s/>Скачем<text:s/>мы,<text:s/>а<text:s/>я<text:s/>думаю:<text:s/>худо<text:s/>будет,<text:s/>напрасно<text:s/>я<text:s/>ей<text:s/>позволил<text:s/>ехать<text:s/>в<text:s/>Кукуевку.<text:s/>Что<text:s/>ж<text:s/>вы<text:s/>думаете?<text:s/>ведь<text:s/>узнала<text:s/>барыня<text:s/>Матрену<text:s/>и<text:s/>меня<text:s/>узнала,<text:s/>старая,<text:s/>да<text:s/>жалобу<text:s/>на<text:s/>меня<text:s/>и<text:s/>подай:<text:s/>беглая,<text:s/>дескать,<text:s/>моя<text:s/>девка<text:s/>у<text:s/>дворянина<text:s/>Каратаева<text:s/>проживает;<text:s/>да<text:s/>тут<text:s/>же<text:s/>и<text:s/>благодарность,<text:s/>как<text:s/>следует,<text:s/>предъявила.<text:s/>Смотрю,<text:s/>едет<text:s/>ко<text:s/>мне<text:s/>исправник;<text:s/>а исправник‑то<text:s/>был<text:s/>мне<text:s/>человек<text:s/>знакомый,<text:s/>Степан<text:s/>Сергеич<text:s/>Кузовкин,<text:s/>хороший<text:s/>человек,<text:s/>то<text:s/>есть,<text:s/>в<text:s/>сущности<text:s/>человек<text:s/>не<text:s/>хороший.<text:s/>Вот<text:s/>приезжает<text:s/>и<text:s/>говорит:<text:s/>так<text:s/>и<text:s/>так,<text:s/>Петр<text:s/>Петрович, –<text:s/>как<text:s/>же<text:s/>вы<text:s/>это<text:s/>так?..<text:s/>Ответственность<text:s/>сильная,<text:s/>и<text:s/>законы<text:s/>на<text:s/>этот<text:s/>счет<text:s/>ясные.<text:s/>Я<text:s/>ему<text:s/>говорю:<text:s/>«Ну,<text:s/>об<text:s/>этом<text:s/>мы,<text:s/>разумеется,<text:s/>с<text:s/>вами<text:s/>побеседуем,<text:s/>а<text:s/>вот<text:s/>не<text:s/>хотите<text:s/>ли<text:s/>перекусить<text:s/>с<text:s/>дороги?»<text:s/>Перекусить‑то<text:s/>он<text:s/>согласился,<text:s/>но<text:s/>говорит:<text:s/>«Правосудие<text:s/>требует,<text:s/>Петр<text:s/>Петрович,<text:s/>сами<text:s/>посудите». –<text:s/>«Оно,<text:s/>конечно,<text:s/>правосудие, –<text:s/>говорю<text:s/>я, –<text:s/>оно,<text:s/>конечно…<text:s/>а вот,<text:s/>я<text:s/>слышал,<text:s/>у<text:s/>вас<text:s/>лошадка<text:s/>есть<text:s/>вороненькая,<text:s/>так<text:s/>не<text:s/>хотите<text:s/>ли<text:s/>поменяться<text:s/>на<text:s/>моего<text:s/>Лампурдоса?..<text:s/>А<text:s/>девки<text:s/>Матрены<text:s/>Федоровой<text:s/>у<text:s/>меня<text:s/>не<text:s/>имеется». –<text:s/>«Ну, –<text:s/>говорит<text:s/>он, –<text:s/>Петр<text:s/>Петрович,<text:s/>девка‑то<text:s/>у<text:s/>вас,<text:s/>мы<text:s/>ведь<text:s/>не<text:s/>в<text:s/>Швейцарии<text:s/>живем…<text:s/>а на<text:s/>Лампурдоса<text:s/>поменяться<text:s/>лошадкой<text:s/>можно;<text:s/>можно,<text:s/>пожалуй,<text:s/>его<text:s/>и<text:s/>так<text:s/>взять».<text:s/>Однако<text:s/>на<text:s/>этот<text:s/>раз<text:s/>я<text:s/>его<text:s/>кое‑как<text:s/>спровадил.<text:s/>Но<text:s/>старая<text:s/>барыня<text:s/>завозилась<text:s/>пуще<text:s/>прежнего;<text:s/>десяти<text:s/>тысяч,<text:s/>говорит,<text:s/>не<text:s/>пожалею.<text:s/>Видите<text:s/>ли,<text:s/>ей,<text:s/>глядя<text:s/>на<text:s/>меня,<text:s/>вдруг<text:s/>в<text:s/>голову<text:s/>пришло<text:s/>женить<text:s/>меня<text:s/>на<text:s/>своей<text:s/>зеленой<text:s/>компаньонке, –<text:s/>это<text:s/>я<text:s/>после<text:s/>узнал:<text:s/>оттого‑то<text:s/>она<text:s/>так<text:s/>и<text:s/>разозлилась.<text:s/>Чего<text:s/>только<text:s/>эти<text:s/>барыни<text:s/>не<text:s/>придумают!..<text:s/>Со<text:s/>скуки,<text:s/>должно<text:s/>быть.<text:s/>Плохо<text:s/>мне<text:s/>пришлось:<text:s/>и денег‑то<text:s/>я<text:s/>не<text:s/>жалел,<text:s/>и<text:s/>Матрену‑то<text:s/>прятал, –<text:s/>нет!<text:s/>Затормошили<text:s/>меня,<text:s/>завертели<text:s/>совсем.<text:s/>В<text:s/>долги<text:s/>влез,<text:s/>здоровья<text:s/>лишился…<text:s/>Вот<text:s/>лежу<text:s/>однажды<text:s/>ночью<text:s/>у<text:s/>себя<text:s/>на<text:s/>постеле<text:s/>и<text:s/>думаю:<text:s/>«Господи<text:s/>Боже<text:s/>мой,<text:s/>за<text:s/>что<text:s/>терплю?<text:s/>Что<text:s/>ж<text:s/>мне<text:s/>делать,<text:s/>коли<text:s/>я<text:s/>ее<text:s/>разлюбить<text:s/>не<text:s/>могу?..<text:s/>Ну,<text:s/>не<text:s/>могу,<text:s/>да<text:s/>и<text:s/>только!»<text:s/>Шасть<text:s/>ко<text:s/>мне<text:s/>в<text:s/>комнату<text:s/>Матрена.<text:s/>Я<text:s/>на<text:s/>это<text:s/>время<text:s/>спрятал<text:s/>ее<text:s/>было<text:s/>у<text:s/>себя<text:s/>на<text:s/>хуторе,<text:s/>верстах<text:s/>в<text:s/>двух<text:s/>от<text:s/>своего<text:s/>дома.<text:s/>Я<text:s/>испугался.<text:s/>«Что?<text:s/>аль<text:s/>и<text:s/>там<text:s/>тебя<text:s/>открыли?» –<text:s/>«Нет,<text:s/>Петр<text:s/>Петрович, –<text:s/>говорит<text:s/>она, –<text:s/>никто<text:s/>меня<text:s/>не<text:s/>беспокоит<text:s/>в<text:s/>Бубнове;<text:s/>да<text:s/>долго<text:s/>ли<text:s/>это<text:s/>продолжится?<text:s/>Сердце<text:s/>мое,<text:s/>говорит,<text:s/>надрывается,<text:s/>Петр<text:s/>Петрович;<text:s/>вас<text:s/>мне<text:s/>жаль,<text:s/>моего<text:s/>голубчика;<text:s/>век<text:s/>не<text:s/>забуду<text:s/>ласки<text:s/>вашей,<text:s/>Петр<text:s/>Петрович,<text:s/>а<text:s/>теперь<text:s/>пришла<text:s/>с<text:s/>вами<text:s/>проститься». –<text:s/>«Что<text:s/>ты,<text:s/>что<text:s/>ты,<text:s/>сумасшедшая?..<text:s/>Как<text:s/>проститься?<text:s/>как<text:s/>проститься?» –<text:s/>«А<text:s/>так…<text:s/>пойду<text:s/>да<text:s/>себя<text:s/>и<text:s/>выдам». –<text:s/>«Да<text:s/>я<text:s/>тебя,<text:s/>сумасшедшую,<text:s/>на<text:s/>чердак<text:s/>запру…<text:s/>Иль<text:s/>ты<text:s/>погубить<text:s/>меня<text:s/>вздумала?<text:s/>уморить<text:s/>меня<text:s/>желаешь,<text:s/>что<text:s/>ли?»<text:s/>Молчит<text:s/>себе<text:s/>девка<text:s/>да<text:s/>глядит<text:s/>на<text:s/>пол.<text:s/>«Ну,<text:s/>да<text:s/>говори<text:s/>же,<text:s/>говори!» –<text:s/>«Не<text:s/>хочу<text:s/>вам<text:s/>больше<text:s/>беспокойства<text:s/>причинять,<text:s/>Петр<text:s/>Петрович».<text:s/>Ну,<text:s/>поди<text:s/>толкуй<text:s/>с<text:s/>ней…<text:s/>«Да<text:s/>ты<text:s/>знаешь<text:s/>ли,<text:s/>дура,<text:s/>ты<text:s/>знаешь<text:s/>ли,<text:s/>сума…<text:s/>сумасшедшая…»</text:p>
      <text:p text:style-name="Обычный">И<text:s/>Петр<text:s/>Петрович<text:s/>горько<text:s/>зарыдал.</text:p>
      <text:p text:style-name="Обычный">– Ведь<text:s/>что<text:s/>вы<text:s/>думаете? –<text:s/>продолжал<text:s/>он,<text:s/>ударив<text:s/>кулаком<text:s/>по<text:s/>столу<text:s/>и<text:s/>стараясь<text:s/>нахмурить<text:s/>брови,<text:s/>меж<text:s/>тем<text:s/>как<text:s/>слезы<text:s/>все<text:s/>еще<text:s/>бежали<text:s/>по<text:s/>его<text:s/>разгоряченным<text:s/>щекам, –<text:s/>ведь<text:s/>выдала<text:s/>себя<text:s/>девка,<text:s/>пошла<text:s/>да<text:s/>и<text:s/>выдала<text:s/>себя…</text:p>
      <text:p text:style-name="Обычный">– Лошади<text:s/>готовы‑с! –<text:s/>торжественно<text:s/>воскликнул<text:s/>смотритель,<text:s/>входя<text:s/>в<text:s/>комнату.</text:p>
      <text:p text:style-name="Обычный">Мы<text:s/>оба<text:s/>встали.</text:p>
      <text:p text:style-name="Обычный">– Что<text:s/>же<text:s/>сделалось<text:s/>с<text:s/>Матреной? –<text:s/>спросил<text:s/>я.</text:p>
      <text:p text:style-name="Обычный">Каратаев<text:s/>махнул<text:s/>рукой.</text:p>
      <text:p text:style-name="Обычный"/>
      <text:p text:style-name="Обычный">Спустя<text:s/>год<text:s/>после<text:s/>моей<text:s/>встречи<text:s/>с<text:s/>Каратаевым<text:s/>случилось<text:s/>мне<text:s/>заехать<text:s/>в<text:s/>Москву.<text:s/>Раз<text:s/>как‑то,<text:s/>перед<text:s/>обедом,<text:s/>зашел<text:s/>я<text:s/>в<text:s/>кофейную,<text:s/>находящуюся<text:s/>за<text:s/>Охотным<text:s/>рядом, –<text:s/>оригинальную<text:s/>московскую<text:s/>кофейную.<text:s/>В<text:s/>бильярдной,<text:s/>сквозь<text:s/>волны<text:s/>дыма,<text:s/>мелькали<text:s/>раскрасневшиеся<text:s/>лица,<text:s/>усы,<text:s/>хохлы,<text:s/>старомодные<text:s/>венгерки<text:s/>и<text:s/>новейшие<text:s/>святославки.<text:s/>Худые<text:s/>старички<text:s/>в<text:s/>скромных<text:s/>сюртуках<text:s/>читали<text:s/>русские<text:s/>газеты.<text:s/>Прислуга<text:s/>резво<text:s/>мелькала<text:s/>с<text:s/>подносами,<text:s/>мягко<text:s/>ступая<text:s/>по<text:s/>зеленым<text:s/>коврикам.<text:s/>Купцы<text:s/>с<text:s/>мучительным<text:s/>напряжением<text:s/>пили<text:s/>чай.<text:s/>Вдруг<text:s/>из<text:s/>бильярдной<text:s/>вышел<text:s/>человек,<text:s/>несколько<text:s/>растрепанный<text:s/>и<text:s/>не<text:s/>совсем<text:s/>твердый<text:s/>на<text:s/>ногах.<text:s/>Он<text:s/>положил<text:s/>руки<text:s/>в<text:s/>карманы,<text:s/>опустил<text:s/>голову<text:s/>и<text:s/>бессмысленно<text:s/>посмотрел<text:s/>кругом.</text:p>
      <text:p text:style-name="Обычный">– Ба,<text:s/>ба,<text:s/>ба!<text:s/>Петр<text:s/>Петрович!..<text:s/>Как<text:s/>поживаете?</text:p>
      <text:p text:style-name="Обычный">Петр<text:s/>Петрович<text:s/>чуть<text:s/>не<text:s/>бросился<text:s/>ко<text:s/>мне<text:s/>на<text:s/>шею<text:s/>и<text:s/>потащил<text:s/>меня,<text:s/>слегка<text:s/>качаясь,<text:s/>в<text:s/>маленькую<text:s/>особенную<text:s/>комнату.</text:p>
      <text:p text:style-name="Обычный">– Вот<text:s/>здесь, –<text:s/>говорил<text:s/>он,<text:s/>заботливо<text:s/>усаживая<text:s/>меня<text:s/>в<text:s/>кресла, –<text:s/>здесь<text:s/>вам<text:s/>будет<text:s/>хорошо.<text:s/>Человек,<text:s/>пива!<text:s/>нет,<text:s/>то<text:s/>есть<text:s/>шампанского!<text:s/>Ну,<text:s/>признаюсь,<text:s/>не<text:s/>ожидал,<text:s/>не<text:s/>ожидал…<text:s/>Давно<text:s/>ли?<text:s/>надолго<text:s/>ли?<text:s/>Вот<text:s/>привел<text:s/>Бог,<text:s/>как<text:s/>говорится,<text:s/>того…</text:p>
      <text:p text:style-name="Обычный">– Да,<text:s/>помните…</text:p>
      <text:p text:style-name="Обычный">– Как<text:s/>не<text:s/>помнить,<text:s/>как<text:s/>не<text:s/>помнить, –<text:s/>торопливо<text:s/>перервал<text:s/>он<text:s/>меня, –<text:s/>дело<text:s/>прошлое…<text:s/>дело<text:s/>прошлое…</text:p>
      <text:p text:style-name="Обычный">– Ну,<text:s/>что<text:s/>вы<text:s/>здесь<text:s/>поделываете,<text:s/>любезный<text:s/>Петр<text:s/>Петрович?</text:p>
      <text:p text:style-name="Обычный">– Живу,<text:s/>как<text:s/>изволите<text:s/>видеть.<text:s/>Здесь<text:s/>житье<text:s/>хорошее,<text:s/>народ<text:s/>здесь<text:s/>радушный.<text:s/>Здесь<text:s/>я<text:s/>успокоился.<text:s/>И<text:s/>он<text:s/>вздохнул<text:s/>и<text:s/>поднял<text:s/>глаза<text:s/>к<text:s/>небу.</text:p>
      <text:p text:style-name="Обычный">– Служите?</text:p>
      <text:p text:style-name="Обычный">– Нет‑с,<text:s/>еще<text:s/>не<text:s/>служу,<text:s/>а<text:s/>думаю<text:s/>скоро<text:s/>определиться.<text:s/>Да<text:s/>что<text:s/>служба?..<text:s/>Люди –<text:s/>вот<text:s/>главное.<text:s/>С<text:s/>какими<text:s/>я<text:s/>здесь<text:s/>людьми<text:s/>познакомился!..</text:p>
      <text:p text:style-name="Обычный">Мальчик<text:s/>вошел<text:s/>с<text:s/>бутылкой<text:s/>шампанского<text:s/>на<text:s/>черном<text:s/>подносе.</text:p>
      <text:p text:style-name="Обычный">– Вот<text:s/>и<text:s/>это<text:s/>хороший<text:s/>человек…<text:s/>Не<text:s/>правда<text:s/>ли,<text:s/>Вася,<text:s/>ты<text:s/>хороший<text:s/>человек?<text:s/>На<text:s/>твое<text:s/>здоровье!</text:p>
      <text:p text:style-name="Обычный">Мальчик<text:s/>постоял,<text:s/>прилично<text:s/>тряхнул<text:s/>головкой,<text:s/>улыбнулся<text:s/>и<text:s/>вышел.</text:p>
      <text:p text:style-name="Обычный">– Да,<text:s/>хорошие<text:s/>здесь<text:s/>люди, –<text:s/>продолжал<text:s/>Петр<text:s/>Петрович, –<text:s/>с<text:s/>чувством,<text:s/>с<text:s/>душой…<text:s/>Хотите,<text:s/>я<text:s/>вас<text:s/>познакомлю?<text:s/>Такие<text:s/>славные<text:s/>ребята…<text:s/>Они<text:s/>все<text:s/>вам<text:s/>будут<text:s/>ради.<text:s/>Я<text:s/>скажу…<text:s/>Бобров<text:s/>умер,<text:s/>вот<text:s/>горе.</text:p>
      <text:p text:style-name="Обычный">– Какой<text:s/>Бобров?</text:p>
      <text:p text:style-name="Обычный">– Сергей<text:s/>Бобров.<text:s/>Славный<text:s/>был<text:s/>человек;<text:s/>призрел<text:s/>было<text:s/>меня,<text:s/>невежу,<text:s/>степняка.<text:s/>И<text:s/>Горностаев<text:s/>Пантелей<text:s/>умер.<text:s/>Все<text:s/>умерли,<text:s/>все!</text:p>
      <text:p text:style-name="Обычный">– Вы<text:s/>все<text:s/>время<text:s/>в<text:s/>Москве<text:s/>прожили?<text:s/>Не<text:s/>съездили<text:s/>в<text:s/>деревню?</text:p>
      <text:p text:style-name="Обычный">– В<text:s/>деревню…<text:s/>мою<text:s/>деревню<text:s/>продали.</text:p>
      <text:p text:style-name="Обычный">– Продали?</text:p>
      <text:p text:style-name="Обычный">– Сукциона…<text:s/>Вот<text:s/>напрасно<text:s/>вы<text:s/>не<text:s/>купили!</text:p>
      <text:p text:style-name="Обычный">– Чем<text:s/>же<text:s/>вы<text:s/>жить<text:s/>будете,<text:s/>Петр<text:s/>Петрович?</text:p>
      <text:p text:style-name="Обычный">– А<text:s/>не<text:s/>умру<text:s/>с<text:s/>голоду,<text:s/>Бог<text:s/>даст!<text:s/>денег<text:s/>не<text:s/>будет,<text:s/>друзья<text:s/>будут.<text:s/>Да<text:s/>что<text:s/>деньги? –<text:s/>прах!<text:s/>Золото –<text:s/>прах!</text:p>
      <text:p text:style-name="Обычный">Он<text:s/>зажмурился,<text:s/>пошарил<text:s/>рукой<text:s/>в<text:s/>кармане<text:s/>и<text:s/>поднес<text:s/>ко<text:s/>мне<text:s/>на<text:s/>ладони<text:s/>два<text:s/>пятиалтынных<text:s/>и<text:s/>гривенник.</text:p>
      <text:p text:style-name="Обычный">– Что<text:s/>это?<text:s/>Ведь<text:s/>прах! (И<text:s/>деньги<text:s/>полетели<text:s/>на<text:s/>пол.)<text:s/>А<text:s/>вы<text:s/>лучше<text:s/>скажите<text:s/>мне,<text:s/>читали<text:s/>ли<text:s/>вы<text:s/>Полежаева?</text:p>
      <text:p text:style-name="Обычный">– Читал.</text:p>
      <text:p text:style-name="Обычный">– Видали<text:s/>ли<text:s/>Мочалова<text:s/>в<text:s/>Гамлете?</text:p>
      <text:p text:style-name="Обычный">– Нет;<text:s/>не<text:s/>видал.</text:p>
      <text:p text:style-name="Обычный">– Не<text:s/>видали,<text:s/>не<text:s/>видали…<text:s/>(И<text:s/>лицо<text:s/>Каратаева<text:s/>побледнело,<text:s/>глаза<text:s/>беспокойно<text:s/>забегали;<text:s/>он<text:s/>отвернулся;<text:s/>легкие<text:s/>судороги<text:s/>пробежали<text:s/>по<text:s/>его<text:s/>губам.)<text:s/>Ах,<text:s/>Мочалов,<text:s/>Мочалов!<text:s/>«Окончить<text:s/>жизнь –<text:s/>уснуть», –<text:s/>проговорил<text:s/>он<text:s/>глухим<text:s/>голосом.</text:p>
      <text:p text:style-name="P1795"/>
      <text:p text:style-name="P1796">Не<text:s/>более!<text:s/>и знать,<text:s/>что<text:s/>этот<text:s/>сон</text:p>
      <text:p text:style-name="P1797">Окончит<text:s/>грусть<text:s/>и<text:s/>тысячи<text:s/>ударов,</text:p>
      <text:p text:style-name="P1798">Удел<text:s/>живых…<text:s/>Такой<text:s/>конец<text:s/>достоин</text:p>
      <text:p text:style-name="P1799">Желаний<text:s/>жарких!<text:s/>Умереть…<text:s/>уснуть…</text:p>
      <text:p text:style-name="P1800"/>
      <text:p text:style-name="Обычный">– Уснуть,<text:s/>уснуть! –<text:s/>пробормотал<text:s/>он<text:s/>несколько<text:s/>раз.</text:p>
      <text:p text:style-name="Обычный">– Скажите,<text:s/>пожалуйста, –<text:s/>начал<text:s/>было<text:s/>я;<text:s/>но<text:s/>он<text:s/>продолжал<text:s/>с<text:s/>жаром:</text:p>
      <text:p text:style-name="P1801"/>
      <text:p text:style-name="P1802">Кто<text:s/>снес<text:s/>бы<text:s/>бич<text:s/>и<text:s/>посмеянье<text:s/>века,</text:p>
      <text:p text:style-name="P1803">Бессилье<text:s/>прав,<text:s/>тиранов<text:s/>притесненье,</text:p>
      <text:p text:style-name="P1804">Обиды<text:s/>гордого,<text:s/>забытую<text:s/>любовь,</text:p>
      <text:p text:style-name="P1805">Презренных<text:s/>душ<text:s/>презрение<text:s/>к<text:s/>заслугам,</text:p>
      <text:p text:style-name="P1806">Когда<text:s/>бы<text:s/>мог<text:s/>нас<text:s/>подарить<text:s/>покоем</text:p>
      <text:p text:style-name="P1807">Одни<text:s/>удар…<text:s/>О,<text:s/>помяни</text:p>
      <text:p text:style-name="P1808">Мои<text:s/>грехи<text:s/>в<text:s/>твоей<text:s/>святой<text:s/>молитве!</text:p>
      <text:p text:style-name="P1809"/>
      <text:p text:style-name="Обычный">И<text:s/>он<text:s/>уронил<text:s/>голову<text:s/>на<text:s/>стол.<text:s/>Он<text:s/>начинал<text:s/>заикаться<text:s/>и<text:s/>завираться.</text:p>
      <text:p text:style-name="Обычный">– «И<text:s/>через<text:s/>месяц!» –<text:s/>произнес<text:s/>он<text:s/>с<text:s/>новой<text:s/>силой.</text:p>
      <text:p text:style-name="P1810"/>
      <text:p text:style-name="P1811">Один<text:s/>короткий,<text:s/>быстротечный<text:s/>месяц!</text:p>
      <text:p text:style-name="P1812">И<text:s/>башмаков<text:s/>еще<text:s/>не<text:s/>износила,</text:p>
      <text:p text:style-name="P1813">В<text:s/>которых<text:s/>шла,<text:s/>в<text:s/>слезах,</text:p>
      <text:p text:style-name="P1814">За<text:s/>бедным<text:s/>прахом<text:s/>моего<text:s/>отца!</text:p>
      <text:p text:style-name="P1815">О<text:s/>небо!<text:s/>Зверь<text:s/>без<text:s/>разума,<text:s/>без<text:s/>слова</text:p>
      <text:p text:style-name="P1816">Грустил<text:s/>бы<text:s/>долее…</text:p>
      <text:p text:style-name="P1817"/>
      <text:p text:style-name="Обычный">Он<text:s/>поднес<text:s/>рюмку<text:s/>шампанского<text:s/>к<text:s/>губам,<text:s/>но<text:s/>не<text:s/>выпил<text:s/>вина<text:s/>и<text:s/>продолжал:</text:p>
      <text:p text:style-name="P1818"/>
      <text:p text:style-name="P1819">Из‑за<text:s/>Гекубы?</text:p>
      <text:p text:style-name="P1820">Что<text:s/>он<text:s/>Гекубе,<text:s/>что<text:s/>она<text:s/>ему,</text:p>
      <text:p text:style-name="P1821">Что<text:s/>плачет<text:s/>он<text:s/>об<text:s/>ней?..</text:p>
      <text:p text:style-name="P1822">А<text:s/>я…<text:s/>презренный,<text:s/>малодушный<text:s/>раб,<text:s/>–</text:p>
      <text:p text:style-name="P1823">Я<text:s/>трус!<text:s/>Кто<text:s/>назовет<text:s/>меня<text:s/>негодным?</text:p>
      <text:p text:style-name="P1824">Кто<text:s/>скажет<text:s/>мне:<text:s/>ты<text:s/>лжешь?</text:p>
      <text:p text:style-name="P1825">А<text:s/>я<text:s/>обиду<text:s/>перенес<text:s/>бы…<text:s/>Да!</text:p>
      <text:p text:style-name="P1826">Я<text:s/>голубь<text:s/>мужеством:<text:s/>во<text:s/>мне<text:s/>нет<text:s/>желчи,</text:p>
      <text:p text:style-name="P1827">И<text:s/>мне<text:s/>обида<text:s/>не<text:s/>горька…</text:p>
      <text:p text:style-name="P1828"/>
      <text:p text:style-name="Обычный">Каратаев<text:s/>уронил<text:s/>рюмку<text:s/>и<text:s/>схватил<text:s/>себя<text:s/>за<text:s/>голову.<text:s/>Мне<text:s/>показалось,<text:s/>что<text:s/>я<text:s/>его<text:s/>понял.</text:p>
      <text:p text:style-name="Обычный">– Ну,<text:s/>да<text:s/>что, –<text:s/>проговорил<text:s/>он<text:s/>наконец, –<text:s/>кто<text:s/>старое<text:s/>помянет,<text:s/>тому<text:s/>глаз<text:s/>вон…<text:s/>Не<text:s/>правда<text:s/>ли? (И<text:s/>он<text:s/>засмеялся.)<text:s/>На<text:s/>ваше<text:s/>здоровье!</text:p>
      <text:p text:style-name="Обычный">– Вы<text:s/>останетесь<text:s/>в<text:s/>Москве? –<text:s/>спросил<text:s/>я<text:s/>его.</text:p>
      <text:p text:style-name="Обычный">– Умру<text:s/>в<text:s/>Москве!</text:p>
      <text:p text:style-name="Обычный">– Каратаев! –<text:s/>раздалось<text:s/>в<text:s/>соседней<text:s/>комнате. –<text:s/>Каратаев,<text:s/>где<text:s/>ты?<text:s/>поди<text:s/>сюда,<text:s/>любезный<text:s/>че‑а‑эк!</text:p>
      <text:p text:style-name="Обычный">– Меня<text:s/>зовут, –<text:s/>проговорил<text:s/>он,<text:s/>тяжело<text:s/>поднимаясь<text:s/>с<text:s/>места. –<text:s/>Прощайте;<text:s/>зайдите<text:s/>ко<text:s/>мне,<text:s/>если<text:s/>можете,<text:s/>я<text:s/>живу<text:s/>в<text:s/>***.</text:p>
      <text:p text:style-name="Обычный">Но<text:s/>на<text:s/>другой<text:s/>же<text:s/>день,<text:s/>по<text:s/>непредвиденным<text:s/>обстоятельствам,<text:s/>я<text:s/>должен<text:s/>был<text:s/>выехать<text:s/>из<text:s/>Москвы<text:s/>и<text:s/>не<text:s/>видался<text:s/>более<text:s/>с<text:s/>Петром<text:s/>Петровичем<text:s/>Каратаевым.</text:p>
      <text:p text:style-name="Обычный"/>
      <text:p text:style-name="Обычный"><text:span text:style-name="T1829">1847</text:span></text:p>
      <text:p text:style-name="Обычный"/>
      <text:p text:style-name="P1830">Свидание</text:p>
      <text:p text:style-name="P1831"/>
      <text:p text:style-name="Обычный">Я<text:s/>сидел<text:s/>в<text:s/>березовой<text:s/>роще<text:s/>осенью,<text:s/>около<text:s/>половины<text:s/>сентября.<text:s/>С<text:s/>самого<text:s/>утра<text:s/>перепадал<text:s/>мелкий<text:s/>дождик,<text:s/>сменяемый<text:s/>по<text:s/>временам<text:s/>теплым<text:s/>солнечным<text:s/>сиянием;<text:s/>была<text:s/>непостоянная<text:s/>погода.<text:s/>Небо<text:s/>то<text:s/>все<text:s/>заволакивалось<text:s/>рыхлыми<text:s/>белыми<text:s/>облаками,<text:s/>то<text:s/>вдруг<text:s/>местами<text:s/>расчищалось<text:s/>на<text:s/>мгновенье,<text:s/>и<text:s/>тогда<text:s/>из‑за<text:s/>раздвинутых<text:s/>туч<text:s/>показывалась<text:s/>лазурь,<text:s/>ясная<text:s/>и<text:s/>ласковая,<text:s/>как<text:s/>прекрасный<text:s/>глаз.<text:s/>Я<text:s/>сидел<text:s/>и<text:s/>глядел<text:s/>кругом,<text:s/>и<text:s/>слушал.<text:s/>Листья<text:s/>чуть<text:s/>шумели<text:s/>над<text:s/>моей<text:s/>головой;<text:s/>по<text:s/>одному<text:s/>их<text:s/>шуму<text:s/>можно<text:s/>было<text:s/>узнать,<text:s/>какое<text:s/>тогда<text:s/>стояло<text:s/>время<text:s/>года.<text:s/>То<text:s/>был<text:s/>не<text:s/>веселый,<text:s/>смеющийся<text:s/>трепет<text:s/>весны,<text:s/>не<text:s/>мягкое<text:s/>шушуканье,<text:s/>не<text:s/>долгий<text:s/>говор<text:s/>лета,<text:s/>не<text:s/>робкое<text:s/>и<text:s/>холодное<text:s/>лепетанье<text:s/>поздней<text:s/>осени,<text:s/>а<text:s/>едва<text:s/>слышная,<text:s/>дремотная<text:s/>болтовня.<text:s/>Слабый<text:s/>ветер<text:s/>чуть‑чуть<text:s/>тянул<text:s/>по<text:s/>верхушкам.<text:s/>Внутренность<text:s/>рощи,<text:s/>влажной<text:s/>от<text:s/>дождя,<text:s/>беспрестанно<text:s/>изменялась,<text:s/>смотря<text:s/>по<text:s/>тому,<text:s/>светило<text:s/>ли<text:s/>солнце,<text:s/>или<text:s/>закрывалось<text:s/>облаком;<text:s/>она<text:s/>то<text:s/>озарялась<text:s/>вся,<text:s/>словно<text:s/>вдруг<text:s/>в<text:s/>ней<text:s/>все<text:s/>улыбнулось:<text:s/>тонкие<text:s/>стволы<text:s/>не<text:s/>слишком<text:s/>частых<text:s/>берез<text:s/>внезапно<text:s/>принимали<text:s/>нежный<text:s/>отблеск<text:s/>белого<text:s/>шелка,<text:s/>лежавшие<text:s/>на<text:s/>земле<text:s/>мелкие<text:s/>листья<text:s/>вдруг<text:s/>пестрели<text:s/>и<text:s/>загорались<text:s/>червонным<text:s/>золотом,<text:s/>а<text:s/>красивые<text:s/>стебли<text:s/>высоких<text:s/>кудрявых<text:s/>папоротников,<text:s/>уже<text:s/>окрашенных<text:s/>в<text:s/>свой<text:s/>осенний<text:s/>цвет,<text:s/>подобный<text:s/>цвету<text:s/>переспелого<text:s/>винограда,<text:s/>так<text:s/>и<text:s/>сквозили,<text:s/>бесконечно<text:s/>путаясь<text:s/>и<text:s/>пересекаясь<text:s/>перед<text:s/>глазами;<text:s/>то<text:s/>вдруг<text:s/>опять<text:s/>все<text:s/>кругом<text:s/>слегка<text:s/>синело:<text:s/>яркие<text:s/>краски<text:s/>мгновенно<text:s/>гасли,<text:s/>березы<text:s/>стояли<text:s/>все<text:s/>белые,<text:s/>без<text:s/>блеску,<text:s/>белые,<text:s/>как<text:s/>только<text:s/>что<text:s/>выпавший<text:s/>снег,<text:s/>до<text:s/>которого<text:s/>еще<text:s/>не<text:s/>коснулся<text:s/>холодно<text:s/>играющий<text:s/>луч<text:s/>зимнего<text:s/>солнца;<text:s/>и украдкой,<text:s/>лукаво,<text:s/>начинал<text:s/>сеяться<text:s/>и<text:s/>шептать<text:s/>по<text:s/>лесу<text:s/>мельчайший<text:s/>дождь.<text:s/>Листва<text:s/>на<text:s/>березах<text:s/>была<text:s/>еще<text:s/>почти<text:s/>вся<text:s/>зелена,<text:s/>хотя<text:s/>заметно<text:s/>побледнела;<text:s/>лишь<text:s/>кое‑где<text:s/>стояла<text:s/>одна,<text:s/>молоденькая,<text:s/>вся<text:s/>красная<text:s/>или<text:s/>вся<text:s/>золотая,<text:s/>и<text:s/>надобно<text:s/>было<text:s/>видеть,<text:s/>как<text:s/>она<text:s/>ярко<text:s/>вспыхивала<text:s/>на<text:s/>солнце,<text:s/>когда<text:s/>его<text:s/>лучи<text:s/>внезапно<text:s/>пробивались,<text:s/>скользя<text:s/>и<text:s/>пестрея,<text:s/>сквозь<text:s/>частую<text:s/>сетку<text:s/>тонких<text:s/>веток,<text:s/>только<text:s/>что<text:s/>смытых<text:s/>сверкающим<text:s/>дождем.<text:s/>Ни<text:s/>одной<text:s/>птицы<text:s/>не<text:s/>было<text:s/>слышно:<text:s/>все<text:s/>приютились<text:s/>и<text:s/>замолкли;<text:s/>лишь<text:s/>изредка<text:s/>звенел<text:s/>стальным<text:s/>колокольчиком<text:s/>насмешливый<text:s/>голосок<text:s/>синицы.<text:s/>Прежде<text:s/>чем<text:s/>я<text:s/>остановился<text:s/>в<text:s/>этом<text:s/>березовом<text:s/>леску,<text:s/>я<text:s/>с<text:s/>своей<text:s/>собакой<text:s/>прошел<text:s/>через<text:s/>высокую<text:s/>осиновую<text:s/>рощу.<text:s/>Я,<text:s/>признаюсь,<text:s/>не<text:s/>слишком<text:s/>люблю<text:s/>это<text:s/>дерево –<text:s/>осину –<text:s/>с<text:s/>ее<text:s/>бледно‑лиловым<text:s/>стволом<text:s/>и<text:s/>серо‑зеленой<text:s/>металлической<text:s/>листвой,<text:s/>которую<text:s/>она<text:s/>вздымает<text:s/>как<text:s/>можно<text:s/>выше<text:s/>и<text:s/>дрожащим<text:s/>веером<text:s/>раскидывает<text:s/>на<text:s/>воздухе;<text:s/>не<text:s/>люблю<text:s/>я<text:s/>вечное<text:s/>качанье<text:s/>ее<text:s/>круглых<text:s/>неопрятных<text:s/>листьев,<text:s/>неловко<text:s/>прицепленных<text:s/>к<text:s/>длинным<text:s/>стебелькам.<text:s/>Она<text:s/>бывает<text:s/>хороша<text:s/>только<text:s/>в<text:s/>иные<text:s/>летние<text:s/>вечера,<text:s/>когда,<text:s/>возвышаясь<text:s/>отдельно<text:s/>среди<text:s/>низкого<text:s/>кустарника,<text:s/>приходится<text:s/>в<text:s/>упор<text:s/>рдеющим<text:s/>лучам<text:s/>заходящего<text:s/>солнца<text:s/>и<text:s/>блестит<text:s/>и<text:s/>дрожит,<text:s/>с<text:s/>корней<text:s/>до<text:s/>верхушки<text:s/>облитая<text:s/>одинаковым<text:s/>желтым<text:s/>багрянцем, –<text:s/>или,<text:s/>когда,<text:s/>в<text:s/>ясный<text:s/>ветреный<text:s/>день,<text:s/>она<text:s/>вся<text:s/>шумно<text:s/>струится<text:s/>и<text:s/>лепечет<text:s/>на<text:s/>синем<text:s/>небе,<text:s/>и<text:s/>каждый<text:s/>лист<text:s/>ее,<text:s/>подхваченный<text:s/>стремленьем,<text:s/>как<text:s/>будто<text:s/>хочет<text:s/>сорваться,<text:s/>слететь<text:s/>и<text:s/>умчаться<text:s/>вдаль.<text:s/>Но<text:s/>вообще<text:s/>я<text:s/>не<text:s/>люблю<text:s/>этого<text:s/>дерева<text:s/>и<text:s/>потому,<text:s/>не<text:s/>остановись<text:s/>в<text:s/>осиновой<text:s/>роще<text:s/>для<text:s/>отдыха,<text:s/>добрался<text:s/>до<text:s/>березового<text:s/>леска,<text:s/>угнездился<text:s/>под<text:s/>одним<text:s/>деревцем,<text:s/>у<text:s/>которого<text:s/>сучья<text:s/>начинались<text:s/>низко<text:s/>над<text:s/>землей<text:s/>и,<text:s/>следовательно,<text:s/>могли<text:s/>защитить<text:s/>меня<text:s/>от<text:s/>дождя,<text:s/>и,<text:s/>полюбовавшись<text:s/>окрестным<text:s/>видом,<text:s/>заснул<text:s/>тем<text:s/>безмятежным<text:s/>и<text:s/>кротким<text:s/>сном,<text:s/>который<text:s/>знаком<text:s/>одним<text:s/>охотникам.</text:p>
      <text:p text:style-name="Обычный">Не<text:s/>могу<text:s/>сказать,<text:s/>сколько<text:s/>я<text:s/>времени<text:s/>проспал,<text:s/>но<text:s/>когда<text:s/>я<text:s/>открыл<text:s/>глаза –<text:s/>вся<text:s/>внутренность<text:s/>леса<text:s/>была<text:s/>наполнена<text:s/>солнцем<text:s/>и<text:s/>во<text:s/>все<text:s/>направленья,<text:s/>сквозь<text:s/>радостно<text:s/>шумевшую<text:s/>листву,<text:s/>сквозило<text:s/>и<text:s/>как<text:s/>бы<text:s/>искрилось<text:s/>ярко‑голубое<text:s/>небо;<text:s/>облака<text:s/>скрылись,<text:s/>разогнанные<text:s/>взыгравшим<text:s/>ветром;<text:s/>погода<text:s/>расчистилась,<text:s/>и<text:s/>в<text:s/>воздухе<text:s/>чувствовалась<text:s/>та<text:s/>особенная,<text:s/>сухая<text:s/>свежесть,<text:s/>которая,<text:s/>наполняя<text:s/>сердце<text:s/>каким‑то<text:s/>бодрым<text:s/>ощущеньем,<text:s/>почти<text:s/>всегда<text:s/>предсказывает<text:s/>мирный<text:s/>и<text:s/>ясный<text:s/>вечер<text:s/>после<text:s/>ненастного<text:s/>дня.<text:s/>Я<text:s/>собрался<text:s/>было<text:s/>встать<text:s/>и<text:s/>снова<text:s/>попытать<text:s/>счастья,<text:s/>как<text:s/>вдруг<text:s/>глаза<text:s/>мои<text:s/>остановились<text:s/>на<text:s/>неподвижном<text:s/>человеческом<text:s/>образе.<text:s/>Я<text:s/>вгляделся:<text:s/>то<text:s/>была<text:s/>молодая<text:s/>крестьянская<text:s/>девушка.<text:s/>Она<text:s/>сидела<text:s/>в<text:s/>двадцати<text:s/>шагах<text:s/>от<text:s/>меня,<text:s/>задумчиво<text:s/>потупив<text:s/>голову<text:s/>и<text:s/>уронив<text:s/>обе<text:s/>руки<text:s/>на<text:s/>колени;<text:s/>на<text:s/>одной<text:s/>из<text:s/>них,<text:s/>до<text:s/>половины<text:s/>раскрытой,<text:s/>лежал<text:s/>густой<text:s/>пучок<text:s/>полевых<text:s/>цветов<text:s/>и<text:s/>при<text:s/>каждом<text:s/>ее<text:s/>дыханье<text:s/>тихо<text:s/>скользил<text:s/>на<text:s/>клетчатую<text:s/>юбку.<text:s/>Чистая<text:s/>белая<text:s/>рубаха,<text:s/>застегнутая<text:s/>у<text:s/>горла<text:s/>и<text:s/>кистей,<text:s/>ложилась<text:s/>короткими,<text:s/>мягкими<text:s/>складками<text:s/>около<text:s/>ее<text:s/>стана;<text:s/>крупные<text:s/>желтые<text:s/>бусы<text:s/>в<text:s/>два<text:s/>ряда<text:s/>спускались<text:s/>с<text:s/>шеи<text:s/>на<text:s/>грудь.<text:s/>Она<text:s/>была<text:s/>очень<text:s/>недурна<text:s/>собою.<text:s/>Густые<text:s/>белокурые<text:s/>волосы<text:s/>прекрасного<text:s/>пепельного<text:s/>цвета<text:s/>расходились<text:s/>двумя<text:s/>тщательно<text:s/>причесанными<text:s/>полукругами<text:s/>из‑под<text:s/>узкой<text:s/>алой<text:s/>повязки,<text:s/>надвинутой<text:s/>почти<text:s/>на<text:s/>самый<text:s/>лоб,<text:s/>белый,<text:s/>как<text:s/>слоновая<text:s/>кость;<text:s/>остальная<text:s/>часть<text:s/>ее<text:s/>лица<text:s/>едва<text:s/>загорела<text:s/>тем<text:s/>золотым<text:s/>загаром,<text:s/>который<text:s/>принимает<text:s/>одна<text:s/>тонкая<text:s/>кожа.<text:s/>Я<text:s/>не<text:s/>мог<text:s/>видеть<text:s/>ее<text:s/>глаз –<text:s/>она<text:s/>их<text:s/>не<text:s/>поднимала;<text:s/>но<text:s/>я<text:s/>ясно<text:s/>видел<text:s/>ее<text:s/>тонкие,<text:s/>высокие<text:s/>брови,<text:s/>ее<text:s/>длинные<text:s/>ресницы:<text:s/>они<text:s/>были<text:s/>влажны,<text:s/>и<text:s/>на<text:s/>одной<text:s/>из<text:s/>ее<text:s/>щек<text:s/>блистал<text:s/>на<text:s/>солнце<text:s/>высохший<text:s/>след<text:s/>слезы,<text:s/>остановившейся<text:s/>у<text:s/>самых<text:s/>губ,<text:s/>слегка<text:s/>побледневших.<text:s/>Вся<text:s/>ее<text:s/>головка<text:s/>была<text:s/>очень<text:s/>мила;<text:s/>даже<text:s/>немного<text:s/>толстый<text:s/>и<text:s/>круглый<text:s/>нос<text:s/>ее<text:s/>не<text:s/>портил.<text:s/>Мне<text:s/>особенно<text:s/>нравилось<text:s/>выражение<text:s/>ее<text:s/>лица:<text:s/>так<text:s/>оно<text:s/>было<text:s/>просто<text:s/>и<text:s/>кротко,<text:s/>так<text:s/>грустно<text:s/>и<text:s/>так<text:s/>полно<text:s/>детского<text:s/>недоуменья<text:s/>перед<text:s/>собственной<text:s/>грустью.<text:s/>Она,<text:s/>видимо,<text:s/>ждала<text:s/>кого‑то;<text:s/>в лесу<text:s/>что‑то<text:s/>слабо<text:s/>хрустнуло:<text:s/>она<text:s/>тотчас<text:s/>подняла<text:s/>голову<text:s/>и<text:s/>оглянулась;<text:s/>в прозрачной<text:s/>тени<text:s/>быстро<text:s/>блеснули<text:s/>передо<text:s/>мной<text:s/>ее<text:s/>глаза,<text:s/>большие,<text:s/>светлые<text:s/>и<text:s/>пугливые,<text:s/>как<text:s/>у<text:s/>лани.<text:s/>Несколько<text:s/>мгновений<text:s/>прислушивалась<text:s/>она,<text:s/>не<text:s/>сводя<text:s/>широко<text:s/>раскрытых<text:s/>глаз<text:s/>с<text:s/>места,<text:s/>где<text:s/>раздался<text:s/>слабый<text:s/>звук,<text:s/>вздохнула,<text:s/>повернула<text:s/>тихонько<text:s/>голову,<text:s/>еще<text:s/>ниже<text:s/>наклонилась<text:s/>и<text:s/>принялась<text:s/>медленно<text:s/>перебирать<text:s/>цветы.<text:s/>Веки<text:s/>ее<text:s/>покраснели,<text:s/>горько<text:s/>шевельнулись<text:s/>губы,<text:s/>и<text:s/>новая<text:s/>слеза<text:s/>прокатилась<text:s/>из‑под<text:s/>густых<text:s/>ресниц,<text:s/>останавливаясь<text:s/>и<text:s/>лучисто<text:s/>сверкая<text:s/>на<text:s/>щеке.<text:s/>Так<text:s/>прошло<text:s/>довольно<text:s/>много<text:s/>времени;<text:s/>бедная<text:s/>девушка<text:s/>не<text:s/>шевелилась,<text:s/>лишь<text:s/>изредка<text:s/>тоскливо<text:s/>поводила<text:s/>руками<text:s/>и<text:s/>слушала,<text:s/>все<text:s/>слушала…<text:s/>Снова<text:s/>что‑то<text:s/>зашумело<text:s/>по<text:s/>лесу, –<text:s/>она<text:s/>встрепенулась.<text:s/>Шум<text:s/>не<text:s/>переставал,<text:s/>становился<text:s/>явственней,<text:s/>приближался,<text:s/>послышались,<text:s/>наконец,<text:s/>решительные,<text:s/>проворные<text:s/>шаги.<text:s/>Она<text:s/>выпрямилась<text:s/>и<text:s/>как<text:s/>будто<text:s/>оробела;<text:s/>ее<text:s/>внимательный<text:s/>взор<text:s/>задрожал,<text:s/>зажегся<text:s/>ожиданьем.<text:s/>Сквозь<text:s/>чащу<text:s/>быстро<text:s/>замелькала<text:s/>фигура<text:s/>мужчины.<text:s/>Она<text:s/>вгляделась,<text:s/>вспыхнула<text:s/>вдруг,<text:s/>радостно<text:s/>и<text:s/>счастливо<text:s/>улыбнулась,<text:s/>хотела<text:s/>было<text:s/>встать<text:s/>и<text:s/>тотчас<text:s/>опять<text:s/>поникла<text:s/>вся,<text:s/>побледнела,<text:s/>смутилась –<text:s/>и<text:s/>только<text:s/>тогда<text:s/>подняла<text:s/>трепещущий,<text:s/>почти<text:s/>молящий<text:s/>взгляд<text:s/>на<text:s/>пришедшего<text:s/>человека,<text:s/>когда<text:s/>тот<text:s/>остановился<text:s/>рядом<text:s/>с<text:s/>ней.</text:p>
      <text:p text:style-name="Обычный">Я<text:s/>с<text:s/>любопытством<text:s/>посмотрел<text:s/>на<text:s/>него<text:s/>из<text:s/>своей<text:s/>засады.<text:s/>Признаюсь,<text:s/>он<text:s/>не<text:s/>произвел<text:s/>на<text:s/>меня<text:s/>приятного<text:s/>впечатления.<text:s/>Это<text:s/>был,<text:s/>по<text:s/>всем<text:s/>признакам,<text:s/>избалованный<text:s/>камердинер<text:s/>молодого,<text:s/>богатого<text:s/>барина.<text:s/>Его<text:s/>одежда<text:s/>изобличала<text:s/>притязание<text:s/>на<text:s/>вкус<text:s/>и<text:s/>щегольскую<text:s/>небрежность:<text:s/>на<text:s/>нем<text:s/>было<text:s/>коротенькое<text:s/>пальто<text:s/>бронзового<text:s/>цвета,<text:s/>вероятно<text:s/>с<text:s/>барского<text:s/>плеча,<text:s/>застегнутое<text:s/>доверху,<text:s/>розовый<text:s/>галстучек<text:s/>с<text:s/>лиловыми<text:s/>кончиками<text:s/>и<text:s/>бархатный<text:s/>черный<text:s/>картуз<text:s/>с<text:s/>золотым<text:s/>галуном,<text:s/>надвинутый<text:s/>на<text:s/>самые<text:s/>брови.<text:s/>Круглые<text:s/>воротнички<text:s/>его<text:s/>белой<text:s/>рубашки<text:s/>немилосердно<text:s/>подпирали<text:s/>ему<text:s/>уши<text:s/>и<text:s/>резали<text:s/>щеки,<text:s/>а<text:s/>накрахмаленные<text:s/>рукавчики<text:s/>закрывали<text:s/>всю<text:s/>руку<text:s/>вплоть<text:s/>до<text:s/>красных<text:s/>и<text:s/>кривых<text:s/>пальцев,<text:s/>украшенных<text:s/>серебряными<text:s/>и<text:s/>золотыми<text:s/>кольцами<text:s/>с<text:s/>незабудками<text:s/>из<text:s/>бирюзы.<text:s/>Лицо<text:s/>его,<text:s/>румяное,<text:s/>свежее,<text:s/>нахальное,<text:s/>принадлежало<text:s/>к<text:s/>числу<text:s/>лиц,<text:s/>которые,<text:s/>сколько<text:s/>я<text:s/>мог<text:s/>заметить,<text:s/>почти<text:s/>всегда<text:s/>возмущают<text:s/>мужчин<text:s/>и,<text:s/>к<text:s/>сожалению,<text:s/>очень<text:s/>часто<text:s/>нравятся<text:s/>женщинам.<text:s/>Он,<text:s/>видимо,<text:s/>старался<text:s/>придать<text:s/>своим<text:s/>грубоватым<text:s/>чертам<text:s/>выражение<text:s/>презрительное<text:s/>и<text:s/>скучающее;<text:s/>беспрестанно<text:s/>щурил<text:s/>свои<text:s/>и<text:s/>без<text:s/>того<text:s/>крошечные<text:s/>молочно‑серые<text:s/>глазки,<text:s/>морщился,<text:s/>опускал<text:s/>углы<text:s/>губ,<text:s/>принужденно<text:s/>зевал<text:s/>и<text:s/>с<text:s/>небрежной,<text:s/>хотя<text:s/>не<text:s/>совсем<text:s/>ловкой<text:s/>развязностью<text:s/>то<text:s/>поправлял<text:s/>рукою<text:s/>рыжеватые,<text:s/>ухарски<text:s/>закрученные<text:s/>виски,<text:s/>то<text:s/>щипал<text:s/>желтые<text:s/>волосики,<text:s/>торчавшие<text:s/>на<text:s/>толстой<text:s/>верхней<text:s/>губе, –<text:s/>словом,<text:s/>ломался<text:s/>нестерпимо.<text:s/>Начал<text:s/>он<text:s/>ломать‑</text:p>
      <text:p text:style-name="Обычный">ся,<text:s/>как<text:s/>только<text:s/>увидал<text:s/>молодую<text:s/>крестьянку,<text:s/>его<text:s/>ожидавшую;<text:s/>медленно,<text:s/>развалистым<text:s/>шагом<text:s/>подошел<text:s/>он<text:s/>к<text:s/>ней,<text:s/>постоял,<text:s/>подернул<text:s/>плечами,<text:s/>засунул<text:s/>обе<text:s/>руки<text:s/>в<text:s/>карманы<text:s/>пальто<text:s/>и,<text:s/>едва<text:s/>удостоив<text:s/>бедную<text:s/>девушку<text:s/>беглым<text:s/>и<text:s/>равнодушным<text:s/>взглядом,<text:s/>опустился<text:s/>на<text:s/>землю.</text:p>
      <text:p text:style-name="Обычный">– А<text:s/>что, –<text:s/>начал<text:s/>он,<text:s/>продолжая<text:s/>глядеть<text:s/>куда‑то<text:s/>в<text:s/>сторону,<text:s/>качая<text:s/>ногою<text:s/>и<text:s/>зевая, –<text:s/>давно<text:s/>ты<text:s/>здесь?</text:p>
      <text:p text:style-name="Обычный">Девушка<text:s/>не<text:s/>могла<text:s/>тотчас<text:s/>ему<text:s/>отвечать.</text:p>
      <text:p text:style-name="Обычный">– Давно‑с,<text:s/>Виктор<text:s/>Александрыч, –<text:s/>проговорила<text:s/>она<text:s/>наконец<text:s/>едва<text:s/>слышным<text:s/>голосом.</text:p>
      <text:p text:style-name="Обычный">– А! (Он<text:s/>снял<text:s/>картуз,<text:s/>величественно<text:s/>провел<text:s/>рукою<text:s/>по<text:s/>густым,<text:s/>туго<text:s/>завитым<text:s/>волосам,<text:s/>начинавшимся<text:s/>почти<text:s/>у<text:s/>самых<text:s/>бровей,<text:s/>и,<text:s/>с<text:s/>достоинством<text:s/>посмотрев<text:s/>кругом,<text:s/>бережно<text:s/>прикрыл<text:s/>опять<text:s/>свою<text:s/>драгоценную<text:s/>голову.)<text:s/>А<text:s/>я<text:s/>было<text:s/>совсем<text:s/>и<text:s/>позабыл.<text:s/>Притом,<text:s/>вишь,<text:s/>дождик! (Он<text:s/>опять<text:s/>зевнул.)<text:s/>Дела<text:s/>пропасть:<text:s/>за<text:s/>всем<text:s/>не<text:s/>усмотришь,<text:s/>а<text:s/>тот<text:s/>еще<text:s/>бранится.<text:s/>Мы<text:s/>завтра<text:s/>едем…</text:p>
      <text:p text:style-name="Обычный">– Завтра? –<text:s/>произнесла<text:s/>девушка<text:s/>и<text:s/>устремила<text:s/>на<text:s/>него<text:s/>испуганный<text:s/>взор.</text:p>
      <text:p text:style-name="Обычный">– Завтра…<text:s/>Ну,<text:s/>ну,<text:s/>ну,<text:s/>пожалуйста, –<text:s/>подхватил<text:s/>он<text:s/>поспешно<text:s/>и<text:s/>с<text:s/>досадой,<text:s/>увидев,<text:s/>что<text:s/>она<text:s/>затрепетала<text:s/>вся<text:s/>и<text:s/>тихо<text:s/>наклонила<text:s/>голову, –<text:s/>пожалуйста,<text:s/>Акулина,<text:s/>не<text:s/>плачь.<text:s/>Ты<text:s/>знаешь,<text:s/>я<text:s/>этого<text:s/>терпеть<text:s/>не<text:s/>могу. (И<text:s/>он<text:s/>наморщил<text:s/>свой<text:s/>тупой<text:s/>нос.)<text:s/>А<text:s/>то<text:s/>я<text:s/>сейчас<text:s/>уйду…<text:s/>Что<text:s/>за<text:s/>глупости –<text:s/>хныкать!</text:p>
      <text:p text:style-name="Обычный">– Ну,<text:s/>не<text:s/>буду,<text:s/>не<text:s/>буду, –<text:s/>торопливо<text:s/>произнесла<text:s/>Акулина,<text:s/>с<text:s/>усилием<text:s/>глотая<text:s/>слезы. –<text:s/>Так<text:s/>вы<text:s/>завтра<text:s/>едете? –<text:s/>прибавила<text:s/>она<text:s/>после<text:s/>небольшого<text:s/>молчанья. –<text:s/>Когда‑то<text:s/>Бог<text:s/>приведет<text:s/>опять<text:s/>увидеться<text:s/>с<text:s/>вами,<text:s/>Виктор<text:s/>Александрыч?</text:p>
      <text:p text:style-name="Обычный">– Увидимся,<text:s/>увидимся.<text:s/>Не<text:s/>в<text:s/>будущем<text:s/>году –<text:s/>так<text:s/>после.<text:s/>Барин‑то,<text:s/>кажется,<text:s/>в<text:s/>Петербург<text:s/>на<text:s/>службу<text:s/>поступить<text:s/>желает, –<text:s/>продолжал<text:s/>он,<text:s/>выговаривая<text:s/>слова<text:s/>небрежно<text:s/>и<text:s/>несколько<text:s/>в<text:s/>нос, –<text:s/>а<text:s/>может<text:s/>быть,<text:s/>и<text:s/>за<text:s/>границу<text:s/>уедем.</text:p>
      <text:p text:style-name="Обычный">– Вы<text:s/>меня<text:s/>забудете,<text:s/>Виктор<text:s/>Александрыч, –<text:s/>печально<text:s/>промолвила<text:s/>Акулина.</text:p>
      <text:p text:style-name="Обычный">– Нет,<text:s/>отчего<text:s/>же?<text:s/>Я<text:s/>тебя<text:s/>не<text:s/>забуду:<text:s/>только<text:s/>ты<text:s/>будь<text:s/>умна,<text:s/>не<text:s/>дурачься,<text:s/>слушайся<text:s/>отца…<text:s/>А<text:s/>я<text:s/>тебя<text:s/>не<text:s/>забуду –<text:s/>не‑ет. (И<text:s/>он<text:s/>спокойно<text:s/>потянулся<text:s/>и<text:s/>опять<text:s/>зевнул.)</text:p>
      <text:p text:style-name="Обычный">– Не<text:s/>забывайте<text:s/>меня,<text:s/>Виктор<text:s/>Александрыч, –<text:s/>продолжала<text:s/>она<text:s/>умоляющим<text:s/>голосом. –<text:s/>Уж,<text:s/>кажется,<text:s/>я<text:s/>на<text:s/>что<text:s/>вас<text:s/>любила,<text:s/>все,<text:s/>кажется,<text:s/>для<text:s/>вас…<text:s/>Вы<text:s/>говорите,<text:s/>отца<text:s/>мне<text:s/>слушаться,<text:s/>Виктор<text:s/>Александрыч…<text:s/>Да<text:s/>как<text:s/>же<text:s/>мне<text:s/>отца‑то<text:s/>слушаться…</text:p>
      <text:p text:style-name="Обычный">– А<text:s/>что? (Он<text:s/>произнес<text:s/>эти<text:s/>слова<text:s/>как<text:s/>бы<text:s/>из<text:s/>желудка,<text:s/>лежа<text:s/>на<text:s/>спине<text:s/>и<text:s/>подложив<text:s/>руки<text:s/>под<text:s/>голову.)</text:p>
      <text:p text:style-name="Обычный">– Да<text:s/>как<text:s/>же,<text:s/>Виктор<text:s/>Александрыч,<text:s/>вы<text:s/>сами<text:s/>знаете…</text:p>
      <text:p text:style-name="Обычный">Она<text:s/>умолкла.<text:s/>Виктор<text:s/>поиграл<text:s/>стальной<text:s/>цепочкой<text:s/>своих<text:s/>часов.</text:p>
      <text:p text:style-name="Обычный">– Ты,<text:s/>Акулина,<text:s/>девка<text:s/>неглупая, –<text:s/>заговорил<text:s/>он<text:s/>наконец, –<text:s/>потому<text:s/>вздору<text:s/>не<text:s/>говори.<text:s/>Я<text:s/>твоего<text:s/>же<text:s/>добра<text:s/>желаю,<text:s/>понимаешь<text:s/>ты<text:s/>меня?<text:s/>Конечно,<text:s/>ты<text:s/>не<text:s/>глупа,<text:s/>не<text:s/>совсем<text:s/>мужичка,<text:s/>так<text:s/>сказать;<text:s/>и твоя<text:s/>мать<text:s/>тоже<text:s/>не<text:s/>всегда<text:s/>мужичкой<text:s/>была.<text:s/>Все<text:s/>же<text:s/>ты<text:s/>без<text:s/>образованья, –<text:s/>стало<text:s/>быть,<text:s/>должна<text:s/>слушаться,<text:s/>когда<text:s/>тебе<text:s/>говорят.</text:p>
      <text:p text:style-name="Обычный">– Да<text:s/>страшно,<text:s/>Виктор<text:s/>Александрыч.</text:p>
      <text:p text:style-name="Обычный">– И‑и,<text:s/>какой<text:s/>вздор,<text:s/>моя<text:s/>любезная:<text:s/>в чем<text:s/>нашла<text:s/>страх!<text:s/>Что<text:s/>это<text:s/>у<text:s/>тебя, –<text:s/>прибавил<text:s/>он,<text:s/>подвинувшись<text:s/>к<text:s/>ней, –<text:s/>цветы?</text:p>
      <text:p text:style-name="Обычный">– Цветы, –<text:s/>уныло<text:s/>отвечала<text:s/>Акулина. –<text:s/>Это<text:s/>я<text:s/>полевой<text:s/>рябинки<text:s/>нарвала, –<text:s/>продолжала<text:s/>она,<text:s/>несколько<text:s/>оживившись, –<text:s/>это<text:s/>для<text:s/>телят<text:s/>хорошо.<text:s/>А<text:s/>это<text:s/>вот<text:s/>череда –<text:s/>против<text:s/>золотухи.<text:s/>Вот<text:s/>поглядите‑ка,<text:s/>какой<text:s/>чудный<text:s/>цветик;<text:s/>такого<text:s/>чудного<text:s/>цветика<text:s/>я<text:s/>еще<text:s/>отродясь<text:s/>не<text:s/>видала.<text:s/>Вот<text:s/>незабудки,<text:s/>а<text:s/>вот<text:s/>маткина‑душка…<text:s/>А<text:s/>вот<text:s/>это<text:s/>я<text:s/>для<text:s/>вас, –<text:s/>прибавила<text:s/>она,<text:s/>доставая<text:s/>из‑под<text:s/>желтой<text:s/>рябинки<text:s/>небольшой<text:s/>пучок<text:s/>голубеньких<text:s/>васильков,<text:s/>перевязанных<text:s/>тоненькой<text:s/>травкой, –<text:s/>хотите?</text:p>
      <text:p text:style-name="Обычный">Виктор<text:s/>лениво<text:s/>протянул<text:s/>руку,<text:s/>взял,<text:s/>небрежно<text:s/>понюхал<text:s/>цветы<text:s/>и<text:s/>начал<text:s/>вертеть<text:s/>их<text:s/>в<text:s/>пальцах,<text:s/>с<text:s/>задумчивой<text:s/>важностью<text:s/>посматривая<text:s/>вверх.<text:s/>Акулина<text:s/>глядела<text:s/>на<text:s/>него…<text:s/>В<text:s/>ее<text:s/>грустном<text:s/>взоре<text:s/>было<text:s/>столько<text:s/>нежной<text:s/>преданности,<text:s/>благоговейной<text:s/>покорности<text:s/>и<text:s/>любви.<text:s/>Она<text:s/>и<text:s/>боялась‑то<text:s/>его,<text:s/>и<text:s/>не<text:s/>смела<text:s/>плакать,<text:s/>и<text:s/>прощалась<text:s/>с<text:s/>ним,<text:s/>и<text:s/>любовалась<text:s/>им<text:s/>в<text:s/>последний<text:s/>раз;<text:s/>а он<text:s/>лежал,<text:s/>развалясь,<text:s/>как<text:s/>султан,<text:s/>и<text:s/>с<text:s/>великодушным<text:s/>терпеньем<text:s/>и<text:s/>снисходительностию<text:s/>сносил<text:s/>ее<text:s/>обожанье.<text:s/>Я,<text:s/>признаюсь,<text:s/>с<text:s/>негодованьем<text:s/>рассматривал<text:s/>его<text:s/>красное<text:s/>лицо,<text:s/>на<text:s/>котором<text:s/>сквозь<text:s/>притворно<text:s/>презрительное<text:s/>равнодушие<text:s/>проглядывало<text:s/>удовлетворенное,<text:s/>пресыщенное<text:s/>самолюбие.<text:s/>Акулина<text:s/>была<text:s/>так<text:s/>хороша<text:s/>в<text:s/>это<text:s/>мгновение:<text:s/>вся<text:s/>душа<text:s/>ее<text:s/>доверчиво,<text:s/>страстно<text:s/>раскрывалась<text:s/>перед<text:s/>ним,<text:s/>тянулась,<text:s/>ластилась<text:s/>к<text:s/>нему,<text:s/>а<text:s/>он…<text:s/>он<text:s/>уронил<text:s/>васильки<text:s/>на<text:s/>траву,<text:s/>достал<text:s/>из<text:s/>бокового<text:s/>кармана<text:s/>пальто<text:s/>круглое<text:s/>стеклышко<text:s/>в<text:s/>бронзовой<text:s/>оправе<text:s/>и<text:s/>принялся<text:s/>втискивать<text:s/>его<text:s/>в<text:s/>глаз;<text:s/>но,<text:s/>как<text:s/>он<text:s/>ни<text:s/>старался<text:s/>удержать<text:s/>его<text:s/>нахмуренной<text:s/>бровью,<text:s/>приподнятой<text:s/>щекой<text:s/>и<text:s/>даже<text:s/>носом –<text:s/>стеклышко<text:s/>все<text:s/>вываливалось<text:s/>и<text:s/>падало<text:s/>ему<text:s/>в<text:s/>руку.</text:p>
      <text:p text:style-name="Обычный">– Что<text:s/>это? –<text:s/>спросила<text:s/>наконец<text:s/>изумленная<text:s/>Акулина.</text:p>
      <text:p text:style-name="Обычный">– Лорнет, –<text:s/>отвечал<text:s/>он<text:s/>с<text:s/>важностью.</text:p>
      <text:p text:style-name="Обычный">– Для<text:s/>чего?</text:p>
      <text:p text:style-name="Обычный">– А<text:s/>чтоб<text:s/>лучше<text:s/>видеть.</text:p>
      <text:p text:style-name="Обычный">– Покажите‑ка.</text:p>
      <text:p text:style-name="Обычный">Виктор<text:s/>поморщился,<text:s/>но<text:s/>дал<text:s/>ей<text:s/>стеклышко.</text:p>
      <text:p text:style-name="Обычный">– Не<text:s/>разбей,<text:s/>смотри.</text:p>
      <text:p text:style-name="Обычный">– Небось<text:s/>не<text:s/>разобью. (Она<text:s/>робко<text:s/>поднесла<text:s/>его<text:s/>к<text:s/>глазу).<text:s/>Я<text:s/>ничего<text:s/>не<text:s/>вижу, –<text:s/>невинно<text:s/>проговорила<text:s/>она.</text:p>
      <text:p text:style-name="Обычный">– Да<text:s/>ты<text:s/>глаз‑то<text:s/>зажмурь, –<text:s/>возразил<text:s/>он<text:s/>голосом<text:s/>недовольного<text:s/>наставника. (Она<text:s/>зажмурила<text:s/>глаз,<text:s/>перед<text:s/>которым<text:s/>держала<text:s/>стеклышко.)<text:s/>Да<text:s/>не<text:s/>тот,<text:s/>не<text:s/>тот,<text:s/>глупая!<text:s/>Другой! –<text:s/>воскликнул<text:s/>Виктор<text:s/>и,<text:s/>не<text:s/>давши<text:s/>ей<text:s/>исправить<text:s/>свою<text:s/>ошибку,<text:s/>отнял<text:s/>у<text:s/>ней<text:s/>лорнет.</text:p>
      <text:p text:style-name="Обычный">Акулина<text:s/>покраснела,<text:s/>чуть‑чуть<text:s/>засмеялась<text:s/>и<text:s/>отвернулась.</text:p>
      <text:p text:style-name="Обычный">– Видно,<text:s/>нам<text:s/>не<text:s/>годится, –<text:s/>промолвила<text:s/>она.</text:p>
      <text:p text:style-name="Обычный">– Еще<text:s/>бы!</text:p>
      <text:p text:style-name="Обычный">Бедняжка<text:s/>помолчала<text:s/>и<text:s/>глубоко<text:s/>вздохнула.</text:p>
      <text:p text:style-name="Обычный">– Ах,<text:s/>Виктор<text:s/>Александрыч,<text:s/>как<text:s/>это<text:s/>будет<text:s/>нам<text:s/>быть<text:s/>без<text:s/>вас! –<text:s/>сказала<text:s/>она<text:s/>вдруг.</text:p>
      <text:p text:style-name="Обычный">Виктор<text:s/>вытер<text:s/>лорнет<text:s/>полой<text:s/>и<text:s/>положил<text:s/>его<text:s/>обратно<text:s/>в<text:s/>карман.</text:p>
      <text:p text:style-name="Обычный">– Да,<text:s/>да, –<text:s/>заговорил<text:s/>он<text:s/>наконец, –<text:s/>тебе<text:s/>сначала<text:s/>будет<text:s/>тяжело,<text:s/>точно. (Он<text:s/>снисходительно<text:s/>потрепал<text:s/>ее<text:s/>по<text:s/>плечу;<text:s/>она<text:s/>тихонько<text:s/>достала<text:s/>с<text:s/>своего<text:s/>плеча<text:s/>его<text:s/>руку<text:s/>и<text:s/>робко<text:s/>ее<text:s/>поцеловала.)<text:s/>Ну,<text:s/>да,<text:s/>да,<text:s/>ты<text:s/>точно<text:s/>девка<text:s/>добрая, –<text:s/>продолжал<text:s/>он,<text:s/>самодовольно<text:s/>улыбнувшись, –<text:s/>но<text:s/>что<text:s/>же<text:s/>делать?<text:s/>Ты<text:s/>сама<text:s/>посуди!<text:s/>нам<text:s/>с<text:s/>барином<text:s/>нельзя<text:s/>же<text:s/>здесь<text:s/>остаться;<text:s/>теперь<text:s/>скоро<text:s/>зима,<text:s/>а<text:s/>в<text:s/>деревне<text:s/>зимой –<text:s/>ты<text:s/>сама<text:s/>знаешь –<text:s/>просто<text:s/>скверность.<text:s/>То<text:s/>ли<text:s/>дело<text:s/>в<text:s/>Петербурге!<text:s/>Там<text:s/>просто<text:s/>такие<text:s/>чудеса,<text:s/>каких<text:s/>ты,<text:s/>глупая,<text:s/>и<text:s/>во<text:s/>сне<text:s/>себе<text:s/>представить<text:s/>не<text:s/>можешь.<text:s/>Дома<text:s/>какие,<text:s/>улицы,<text:s/>а<text:s/>обчество,<text:s/>образованье –<text:s/>просто<text:s/>удивленье!.. (Акулина<text:s/>слушала<text:s/>его<text:s/>с<text:s/>пожирающим<text:s/>вниманьем,<text:s/>слегка<text:s/>раскрыв<text:s/>губы,<text:s/>как<text:s/>ребенок.)<text:s/>Впрочем, –<text:s/>прибавил<text:s/>он,<text:s/>заворочавшись<text:s/>на<text:s/>земле, –<text:s/>к<text:s/>чему<text:s/>я<text:s/>тебе<text:s/>это<text:s/>все<text:s/>говорю?<text:s/>Ведь<text:s/>ты<text:s/>этого<text:s/>понять<text:s/>не<text:s/>можешь.</text:p>
      <text:p text:style-name="Обычный">– Отчего<text:s/>же,<text:s/>Виктор<text:s/>Александрыч?<text:s/>Я<text:s/>поняла;<text:s/>я все<text:s/>поняла.</text:p>
      <text:p text:style-name="Обычный">– Вишь<text:s/>какая!</text:p>
      <text:p text:style-name="Обычный">Акулина<text:s/>потупилась.</text:p>
      <text:p text:style-name="Обычный">– Прежде<text:s/>вы<text:s/>со<text:s/>мной<text:s/>не<text:s/>так<text:s/>говаривали,<text:s/>Виктор<text:s/>Александрыч, –<text:s/>проговорила<text:s/>она,<text:s/>не<text:s/>поднимая<text:s/>глаз.</text:p>
      <text:p text:style-name="Обычный">– Прежде?..<text:s/>прежде!<text:s/>Вишь<text:s/>ты!..<text:s/>Прежде! –<text:s/>заметил<text:s/>он,<text:s/>как<text:s/>бы<text:s/>негодуя.</text:p>
      <text:p text:style-name="Обычный">Они<text:s/>оба<text:s/>помолчали.</text:p>
      <text:p text:style-name="Обычный">– Однако<text:s/>мне<text:s/>пора<text:s/>идти, –<text:s/>проговорил<text:s/>Виктор<text:s/>и<text:s/>уже<text:s/>оперся<text:s/>было<text:s/>на<text:s/>локоть…</text:p>
      <text:p text:style-name="Обычный">– Подождите<text:s/>еще<text:s/>немножко, –<text:s/>умоляющим<text:s/>голосом<text:s/>произнесла<text:s/>Акулина.</text:p>
      <text:p text:style-name="Обычный">– Чего<text:s/>ждать?..<text:s/>Ведь<text:s/>уж<text:s/>я<text:s/>простился<text:s/>с<text:s/>тобой.</text:p>
      <text:p text:style-name="Обычный">– Подождите, –<text:s/>повторила<text:s/>Акулина.</text:p>
      <text:p text:style-name="Обычный">Виктор<text:s/>опять<text:s/>улегся<text:s/>и<text:s/>принялся<text:s/>посвистывать.<text:s/>Акулина<text:s/>все<text:s/>не<text:s/>спускала<text:s/>с<text:s/>него<text:s/>глаз.<text:s/>Я<text:s/>мог<text:s/>заметить<text:s/>что<text:s/>она<text:s/>понемногу<text:s/>приходила<text:s/>в<text:s/>волненье:<text:s/>ее<text:s/>губы<text:s/>подергивало,<text:s/>бледные<text:s/>ее<text:s/>щеки<text:s/>слабо<text:s/>заалелись…</text:p>
      <text:p text:style-name="Обычный">– Виктор<text:s/>Александрыч, –<text:s/>заговорила<text:s/>она<text:s/>наконец<text:s/>прерывающимся<text:s/>голосом, –<text:s/>вам<text:s/>грешно…<text:s/>вам<text:s/>грешно,<text:s/>Виктор<text:s/>Александрыч,<text:s/>ей‑богу!</text:p>
      <text:p text:style-name="Обычный">– Что<text:s/>такое<text:s/>грешно? –<text:s/>спросил<text:s/>он,<text:s/>нахмурив<text:s/>брови,<text:s/>и<text:s/>слегка<text:s/>приподнял<text:s/>и<text:s/>повернул<text:s/>к<text:s/>ней<text:s/>голову.</text:p>
      <text:p text:style-name="Обычный">– Грешно,<text:s/>Виктор<text:s/>Александрыч.<text:s/>Хоть<text:s/>бы<text:s/>доброе<text:s/>словечко<text:s/>мне<text:s/>сказали<text:s/>на<text:s/>прощанье;<text:s/>хоть<text:s/>бы<text:s/>словечко<text:s/>мне<text:s/>сказали,<text:s/>горемычной<text:s/>сиротинушке…</text:p>
      <text:p text:style-name="Обычный">– Да<text:s/>что<text:s/>я<text:s/>тебе<text:s/>скажу?</text:p>
      <text:p text:style-name="Обычный">– Я<text:s/>не<text:s/>знаю;<text:s/>вы<text:s/>это<text:s/>лучше<text:s/>знаете,<text:s/>Виктор<text:s/>Александрыч.<text:s/>Вот<text:s/>вы<text:s/>едете,<text:s/>и<text:s/>хоть<text:s/>бы<text:s/>словечко…<text:s/>Чем<text:s/>я<text:s/>заслужила?</text:p>
      <text:p text:style-name="Обычный">– Какая<text:s/>же<text:s/>ты<text:s/>странная!<text:s/>что<text:s/>ж<text:s/>я<text:s/>могу?</text:p>
      <text:p text:style-name="Обычный">– Хоть<text:s/>бы<text:s/>словечко…</text:p>
      <text:p text:style-name="Обычный">– Ну,<text:s/>зарядила<text:s/>одно<text:s/>и<text:s/>то<text:s/>же, –<text:s/>промолвил<text:s/>он<text:s/>с<text:s/>досадой<text:s/>и<text:s/>встал.</text:p>
      <text:p text:style-name="Обычный">– Не<text:s/>сердитесь,<text:s/>Виктор<text:s/>Александрыч, –<text:s/>поспешно<text:s/>прибавила<text:s/>она,<text:s/>едва<text:s/>сдерживая<text:s/>слезы.</text:p>
      <text:p text:style-name="Обычный">– Я<text:s/>не<text:s/>сержусь,<text:s/>а<text:s/>только<text:s/>ты<text:s/>глупа…<text:s/>Чего<text:s/>ты<text:s/>хочешь?<text:s/>Ведь<text:s/>я<text:s/>на<text:s/>тебе<text:s/>жениться<text:s/>не<text:s/>могу?<text:s/>ведь<text:s/>не<text:s/>могу?<text:s/>Нy,<text:s/>так<text:s/>чего<text:s/>ж<text:s/>ты<text:s/>хочешь?<text:s/>чего? (Он<text:s/>уткнулся<text:s/>лицом,<text:s/>как<text:s/>бы<text:s/>ожидая<text:s/>ответа,<text:s/>и<text:s/>растопырил<text:s/>пальцы.)</text:p>
      <text:p text:style-name="Обычный">– Я<text:s/>ничего…<text:s/>ничего<text:s/>не<text:s/>хочу, –<text:s/>отвечала<text:s/>она,<text:s/>заикаясь<text:s/>и<text:s/>едва<text:s/>осмеливаясь<text:s/>простирать<text:s/>к<text:s/>нему<text:s/>трепещущие<text:s/>руки, –<text:s/>а<text:s/>так<text:s/>хоть<text:s/>бы<text:s/>словечко,<text:s/>на<text:s/>прощанье…</text:p>
      <text:p text:style-name="Обычный">И<text:s/>слезы<text:s/>полились<text:s/>у<text:s/>ней<text:s/>ручьем.</text:p>
      <text:p text:style-name="Обычный">– Ну,<text:s/>так<text:s/>и<text:s/>есть,<text:s/>пошла<text:s/>плакать, –<text:s/>хладнокровно<text:s/>промолвил<text:s/>Виктор,<text:s/>надвигая<text:s/>сзади<text:s/>картуз<text:s/>на<text:s/>глаза.</text:p>
      <text:p text:style-name="Обычный">– Я<text:s/>ничего<text:s/>не<text:s/>хочу, –<text:s/>продолжала<text:s/>она,<text:s/>всхлипывая<text:s/>и<text:s/>закрыв<text:s/>лицо<text:s/>обеими<text:s/>руками, –<text:s/>но<text:s/>каково<text:s/>же<text:s/>мне<text:s/>теперь<text:s/>в<text:s/>семье,<text:s/>каково<text:s/>же<text:s/>мне?<text:s/>и что<text:s/>же<text:s/>со<text:s/>мной<text:s/>будет,<text:s/>что<text:s/>станется<text:s/>со<text:s/>мной,<text:s/>горемычной?<text:s/>За<text:s/>немилого<text:s/>выдадут<text:s/>сиротиночку…<text:s/>Бедная<text:s/>моя<text:s/>головушка!</text:p>
      <text:p text:style-name="Обычный">– Припевай,<text:s/>припевай, –<text:s/>вполголоса<text:s/>пробормотал<text:s/>Виктор,<text:s/>переминаясь<text:s/>на<text:s/>месте.</text:p>
      <text:p text:style-name="Обычный">– А<text:s/>он<text:s/>хоть<text:s/>бы<text:s/>словечко,<text:s/>хоть<text:s/>бы<text:s/>одно…<text:s/>Дескать,<text:s/>Акулина,<text:s/>дескать,<text:s/>я…</text:p>
      <text:p text:style-name="Обычный">Внезапные,<text:s/>надрывающие<text:s/>грудь<text:s/>рыданья<text:s/>не<text:s/>дали<text:s/>ей<text:s/>докончить<text:s/>речи –<text:s/>она<text:s/>повалилась<text:s/>лицом<text:s/>на<text:s/>траву<text:s/>и<text:s/>горько,<text:s/>горько<text:s/>заплакала…<text:s/>Все<text:s/>ее<text:s/>тело<text:s/>судорожно<text:s/>волновалось,<text:s/>затылок<text:s/>так<text:s/>и<text:s/>поднимался<text:s/>у<text:s/>ней…<text:s/>Долго<text:s/>сдержанное<text:s/>горе<text:s/>хлынуло<text:s/>наконец<text:s/>потоком.<text:s/>Виктор<text:s/>постоял<text:s/>над<text:s/>нею,<text:s/>постоял,<text:s/>пожал<text:s/>плечами,<text:s/>повернулся<text:s/>и<text:s/>ушел<text:s/>большими<text:s/>шагами.</text:p>
      <text:p text:style-name="Обычный">Прошло<text:s/>несколько<text:s/>мгновений…<text:s/>Она<text:s/>притихла,<text:s/>подняла<text:s/>голову,<text:s/>вскочила,<text:s/>оглянулась<text:s/>и<text:s/>всплеснула<text:s/>руками;<text:s/>хотела<text:s/>было<text:s/>бежать<text:s/>за<text:s/>ним,<text:s/>но<text:s/>ноги<text:s/>у<text:s/>ней<text:s/>подкосились –<text:s/>она<text:s/>упала<text:s/>на<text:s/>колени…<text:s/>Я<text:s/>не<text:s/>выдержал<text:s/>и<text:s/>бросился<text:s/>к<text:s/>ней;<text:s/>но<text:s/>едва<text:s/>успела<text:s/>она<text:s/>вглядеться<text:s/>в<text:s/>меня,<text:s/>как<text:s/>откуда<text:s/>взялись<text:s/>силы –<text:s/>она<text:s/>с<text:s/>слабым<text:s/>криком<text:s/>поднялась<text:s/>и<text:s/>исчезла<text:s/>за<text:s/>деревьями,<text:s/>оставив<text:s/>разбросанные<text:s/>цветы<text:s/>на<text:s/>земле.</text:p>
      <text:p text:style-name="Обычный">Я<text:s/>постоял,<text:s/>поднял<text:s/>пучок<text:s/>васильков<text:s/>и<text:s/>вышел<text:s/>из<text:s/>рощи<text:s/>в<text:s/>поле.<text:s/>Солнце<text:s/>стояло<text:s/>низко<text:s/>на<text:s/>бледно‑ясном<text:s/>небе,<text:s/>лучи<text:s/>его<text:s/>тоже<text:s/>как<text:s/>будто<text:s/>поблекли<text:s/>и<text:s/>похолодели:<text:s/>они<text:s/>не<text:s/>сияли,<text:s/>они<text:s/>разливались<text:s/>ровным,<text:s/>почти<text:s/>водянистым<text:s/>светом.<text:s/>До<text:s/>вечера<text:s/>оставалось<text:s/>не<text:s/>более<text:s/>получаса,<text:s/>а<text:s/>заря<text:s/>едва‑едва<text:s/>зажигалась.<text:s/>Порывистый<text:s/>ветер<text:s/>быстро<text:s/>мчался<text:s/>мне<text:s/>навстречу<text:s/>через<text:s/>желтое,<text:s/>высохшее<text:s/>жнивье;<text:s/>торопливо<text:s/>вздымаясь<text:s/>перед<text:s/>ним,<text:s/>стремились<text:s/>мимо,<text:s/>через<text:s/>дорогу,<text:s/>вдоль<text:s/>опушки,<text:s/>маленькие,<text:s/>покоробленные<text:s/>листья;<text:s/>сторона<text:s/>рощи,<text:s/>обращенная<text:s/>стеною<text:s/>в<text:s/>поле,<text:s/>вся<text:s/>дрожала<text:s/>и<text:s/>сверкала<text:s/>мелким<text:s/>сверканьем,<text:s/>четко,<text:s/>но<text:s/>не<text:s/>ярко;<text:s/>на<text:s/>красноватой<text:s/>траве,<text:s/>на<text:s/>былинках,<text:s/>на<text:s/>соломинках<text:s/>–<text:s/>всюду<text:s/>блестели<text:s/>и<text:s/>волновались<text:s/>бесчисленные<text:s/>нити<text:s/>осенних<text:s/>паутин.<text:s/>Я<text:s/>остановился…<text:s/>Мне<text:s/>стало<text:s/>грустно;<text:s/>сквозь<text:s/>невеселую,<text:s/>хотя<text:s/>свежую<text:s/>улыбку<text:s/>увядающей<text:s/>природы,<text:s/>казалось,<text:s/>прокрадывался<text:s/>унылый<text:s/>страх<text:s/>недалекой<text:s/>зимы.<text:s/>Высоко<text:s/>надо<text:s/>мной,<text:s/>тяжело<text:s/>и<text:s/>резко<text:s/>рассекая<text:s/>воздух<text:s/>крылами,<text:s/>пролетел<text:s/>осторожный<text:s/>ворон,<text:s/>повернул<text:s/>голову,<text:s/>посмотрел<text:s/>на<text:s/>меня<text:s/>сбоку,<text:s/>взмыл<text:s/>и,<text:s/>отрывисто<text:s/>каркая,<text:s/>скрылся<text:s/>за<text:s/>лесом;<text:s/>большое<text:s/>стадо<text:s/>голубей<text:s/>резво<text:s/>пронеслось<text:s/>с<text:s/>гумна<text:s/>и,<text:s/>внезапно<text:s/>закружившись<text:s/>столбом,<text:s/>хлопотливо<text:s/>расселось<text:s/>по<text:s/>полю –<text:s/>признак<text:s/>осени!<text:s/>Кто‑то<text:s/>проехал<text:s/>за<text:s/>обнаженным<text:s/>холмом,<text:s/>громко<text:s/>стуча<text:s/>пустой<text:s/>телегой…</text:p>
      <text:p text:style-name="Обычный">Я<text:s/>вернулся<text:s/>домой;<text:s/>но<text:s/>образ<text:s/>бедной<text:s/>Акулины<text:s/>долго<text:s/>не<text:s/>выходил<text:s/>из<text:s/>моей<text:s/>головы,<text:s/>и<text:s/>васильки<text:s/>ее,<text:s/>давно<text:s/>увядшие,<text:s/>до<text:s/>сих<text:s/>пор<text:s/>хранятся<text:s/>у<text:s/>меня…</text:p>
      <text:p text:style-name="Обычный"/>
      <text:p text:style-name="Обычный"><text:span text:style-name="T1832">1850</text:span></text:p>
      <text:p text:style-name="Обычный"/>
      <text:p text:style-name="P1833">Гамлет<text:s/>Щигровского<text:s/>уезда</text:p>
      <text:p text:style-name="P1834"/>
      <text:p text:style-name="Обычный">На<text:s/>одной<text:s/>из<text:s/>моих<text:s/>поездок<text:s/>получил<text:s/>я<text:s/>приглашение<text:s/>отобедать<text:s/>у<text:s/>богатого<text:s/>помещика<text:s/>и<text:s/>охотника,<text:s/>Александра<text:s/>Михайлыча<text:s/>Г***.<text:s/>Его<text:s/>село<text:s/>находилось<text:s/>верстах<text:s/>в<text:s/>пяти<text:s/>от<text:s/>небольшой<text:s/>деревеньки,<text:s/>где<text:s/>я<text:s/>на<text:s/>ту<text:s/>пору<text:s/>поселился.<text:s/>Я<text:s/>надел<text:s/>фрак,<text:s/>без<text:s/>которого<text:s/>не<text:s/>советую<text:s/>никому<text:s/>выезжать<text:s/>даже<text:s/>на<text:s/>охоту,<text:s/>и<text:s/>отправился<text:s/>к<text:s/>Александру<text:s/>Михайлычу.<text:s/>Обед<text:s/>был<text:s/>назначен<text:s/>к<text:s/>шести<text:s/>часам;<text:s/>я приехал<text:s/>в<text:s/>пять<text:s/>и<text:s/>застал<text:s/>уже<text:s/>великое<text:s/>множество<text:s/>дворян<text:s/>в<text:s/>мундирах,<text:s/>в<text:s/>партикулярных<text:s/>платьях<text:s/>и<text:s/>других,<text:s/>менее<text:s/>определительных<text:s/>одеждах.<text:s/>Хозяин<text:s/>встретил<text:s/>меня<text:s/>ласково,<text:s/>но<text:s/>тотчас<text:s/>же<text:s/>побежал<text:s/>в<text:s/>официантскую.<text:s/>Он<text:s/>ожидал<text:s/>важного<text:s/>сановника<text:s/>и<text:s/>чувствовал<text:s/>некоторое<text:s/>волнение,<text:s/>вовсе<text:s/>несообразное<text:s/>с<text:s/>его<text:s/>независимым<text:s/>положением<text:s/>в<text:s/>свете<text:s/>и<text:s/>богатством.<text:s/>Александр<text:s/>Михайлыч<text:s/>никогда<text:s/>женатым<text:s/>не<text:s/>был<text:s/>и<text:s/>не<text:s/>любил<text:s/>женщин;<text:s/>общество<text:s/>у<text:s/>него<text:s/>собиралось<text:s/>холостое.<text:s/>Он<text:s/>жил<text:s/>на<text:s/>большую<text:s/>ногу,<text:s/>увеличил<text:s/>и<text:s/>отделал<text:s/>дедовские<text:s/>хоромы<text:s/>великолепно,<text:s/>выписывал<text:s/>ежегодно<text:s/>из<text:s/>Москвы<text:s/>тысяч<text:s/>на<text:s/>пятнадцать<text:s/>вина<text:s/>и<text:s/>вообще<text:s/>пользовался<text:s/>величайшим<text:s/>уважением.<text:s/>Александр<text:s/>Михайлыч<text:s/>давным‑давно<text:s/>вышел<text:s/>в<text:s/>отставку<text:s/>и<text:s/>никаких<text:s/>почестей<text:s/>не<text:s/>добивался…<text:s/>Что<text:s/>же<text:s/>заставляло<text:s/>его<text:s/>напрашиваться<text:s/>на<text:s/>посещение<text:s/>сановного<text:s/>гостя<text:s/>и<text:s/>волноваться<text:s/>с<text:s/>самого<text:s/>утра<text:s/>в<text:s/>день<text:s/>торжественного<text:s/>обеда?<text:s/>Это<text:s/>остается<text:s/>покрыто<text:s/>мраком<text:s/>неизвестности,<text:s/>как<text:s/>говаривал<text:s/>один<text:s/>мой<text:s/>знакомый<text:s/>стряпчий,<text:s/>когда<text:s/>его<text:s/>спрашивали:<text:s/>берет<text:s/>ли<text:s/>он<text:s/>взятки<text:s/>с<text:s/>доброхотных<text:s/>дателей?</text:p>
      <text:p text:style-name="Обычный">Расставшись<text:s/>с<text:s/>хозяином,<text:s/>я<text:s/>начал<text:s/>расхаживать<text:s/>по<text:s/>комнатам.<text:s/>Почти<text:s/>все<text:s/>гости<text:s/>были<text:s/>мне<text:s/>совершенно<text:s/>незнакомы;<text:s/>человек<text:s/>двадцать<text:s/>уже<text:s/>сидело<text:s/>за<text:s/>карточными<text:s/>столами.<text:s/>В<text:s/>числе<text:s/>этих<text:s/>любителей<text:s/>преферанса<text:s/>было:<text:s/>два<text:s/>военных<text:s/>с<text:s/>благородными,<text:s/>но<text:s/>слегка<text:s/>изношенными<text:s/>лицами,<text:s/>несколько<text:s/>штатских<text:s/>особ,<text:s/>в<text:s/>тесных,<text:s/>высоких<text:s/>галстухах<text:s/>и<text:s/>с<text:s/>висячими,<text:s/>крашеными<text:s/>усами,<text:s/>какие<text:s/>только<text:s/>бывают<text:s/>у<text:s/>людей<text:s/>решительных,<text:s/>но<text:s/>благонамеренных<text:s/>(эти<text:s/>благонамеренные<text:s/>люди<text:s/>с<text:s/>важностью<text:s/>подбирали<text:s/>карты<text:s/>и,<text:s/>не<text:s/>поворачивая<text:s/>головы,<text:s/>вскидывали<text:s/>сбоку<text:s/>глазами<text:s/>на<text:s/>подходивших);<text:s/>пять<text:s/>или<text:s/>шесть<text:s/>уездных<text:s/>чиновников,<text:s/>с<text:s/>круглыми<text:s/>брюшками,<text:s/>пухлыми<text:s/>и<text:s/>потными<text:s/>ручками<text:s/>и<text:s/>скромно<text:s/>неподвижными<text:s/>ножками<text:s/>(эти<text:s/>господа<text:s/>говорили<text:s/>мягким<text:s/>голосом,<text:s/>кротко<text:s/>улыбались<text:s/>на<text:s/>все<text:s/>стороны,<text:s/>держали<text:s/>свои<text:s/>игры<text:s/>у<text:s/>самой<text:s/>манишки<text:s/>и,<text:s/>козыряя,<text:s/>не<text:s/>стучали<text:s/>по<text:s/>столу,<text:s/>а,<text:s/>напротив,<text:s/>волнообразно<text:s/>роняли<text:s/>карты<text:s/>на<text:s/>зеленое<text:s/>сукно<text:s/>и,<text:s/>складывая<text:s/>взятки,<text:s/>производили<text:s/>легкий,<text:s/>весьма<text:s/>учтивый<text:s/>и<text:s/>приличный<text:s/>скрип).<text:s/>Прочие<text:s/>дворяне<text:s/>сидели<text:s/>на<text:s/>диванах,<text:s/>кучками<text:s/>жались<text:s/>к<text:s/>дверям<text:s/>и<text:s/>подле<text:s/>окон;<text:s/>один,<text:s/>уже,<text:s/>немолодой,<text:s/>но<text:s/>женоподобный<text:s/>по<text:s/>наружности<text:s/>помещик,<text:s/>стоял<text:s/>в<text:s/>уголку,<text:s/>вздрагивал,<text:s/>краснел<text:s/>и<text:s/>с<text:s/>замешательством<text:s/>вертел<text:s/>у<text:s/>себя<text:s/>на<text:s/>желудке<text:s/>печаткою<text:s/>своих<text:s/>часов,<text:s/>хотя<text:s/>никто<text:s/>не<text:s/>обращал<text:s/>на<text:s/>него<text:s/>внимания;<text:s/>иные<text:s/>господа,<text:s/>в<text:s/>круглых<text:s/>фраках<text:s/>и<text:s/>клетчатых<text:s/>панталонах<text:s/>работы<text:s/>московского<text:s/>портного,<text:s/>вечного<text:s/>цехового<text:s/>мастера<text:s/>Фирса<text:s/>Клюхина,<text:s/>рассуждали<text:s/>необыкновенно<text:s/>развязно<text:s/>и<text:s/>бойко,<text:s/>свободно<text:s/>поворачивая<text:s/>своими<text:s/>жирными<text:s/>и<text:s/>голыми<text:s/>затылками;<text:s/>молодой<text:s/>человек,<text:s/>лет<text:s/>двадцати,<text:s/>подслеповатый<text:s/>и<text:s/>белокурый,<text:s/>с<text:s/>ног<text:s/>до<text:s/>головы<text:s/>одетый<text:s/>в<text:s/>черную<text:s/>одежду,<text:s/>видимо<text:s/>робел,<text:s/>но<text:s/>язвительно<text:s/>улыбался…</text:p>
      <text:p text:style-name="Обычный">Однако<text:s/>я<text:s/>начинал<text:s/>несколько<text:s/>скучать,<text:s/>как<text:s/>вдруг<text:s/>ко<text:s/>мне<text:s/>присоединился<text:s/>некто<text:s/>Войницын,<text:s/>недоучившийся<text:s/>молодой<text:s/>человек,<text:s/>проживавший<text:s/>в<text:s/>доме<text:s/>Александра<text:s/>Михайлыча<text:s/>в<text:s/>качестве…<text:s/>мудрено<text:s/>сказать,<text:s/>в<text:s/>каком<text:s/>именно<text:s/>качестве.<text:s/>Он<text:s/>стрелял<text:s/>отлично<text:s/>и<text:s/>умел<text:s/>дрессировать<text:s/>собак.<text:s/>Я<text:s/>его<text:s/>знавал<text:s/>еще<text:s/>в<text:s/>Москве.<text:s/>Он<text:s/>принадлежал<text:s/>к<text:s/>числу<text:s/>молодых<text:s/>людей,<text:s/>которые,<text:s/>бывало,<text:s/>на<text:s/>всяком<text:s/>экзамене<text:s/>«играли<text:s/>столбняка»,<text:s/>то<text:s/>есть<text:s/>не<text:s/>отвечали<text:s/>ни<text:s/>слова<text:s/>на<text:s/>вопросы<text:s/>профессора.<text:s/>Этих<text:s/>господ,<text:s/>для<text:s/>красоты<text:s/>слова,<text:s/>называли<text:s/>также<text:s/>бакенбардистами. (Дела<text:s/>давно<text:s/>минувших<text:s/>дней,<text:s/>как<text:s/>изволите<text:s/>видеть.)<text:s/>Вот<text:s/>как<text:s/>это<text:s/>делалось:<text:s/>вызывали,<text:s/>например,<text:s/>Войницына.<text:s/>Войницын,<text:s/>который<text:s/>до<text:s/>того<text:s/>времени<text:s/>неподвижно<text:s/>и<text:s/>прямо<text:s/>сидел<text:s/>на<text:s/>своей<text:s/>лавке,<text:s/>с<text:s/>ног<text:s/>до<text:s/>головы<text:s/>обливаясь<text:s/>горячей<text:s/>испариной<text:s/>и<text:s/>медленно,<text:s/>но<text:s/>бессмысленно<text:s/>поводя<text:s/>кругом<text:s/>глазами,<text:s/>вставал,<text:s/>торопливо<text:s/>застегивал<text:s/>свой<text:s/>вицмундир<text:s/>доверху<text:s/>и<text:s/>пробирался<text:s/>боком<text:s/>к<text:s/>экзаменаторскому<text:s/>столу.<text:s/>«Извольте<text:s/>взять<text:s/>билет», –<text:s/>с<text:s/>приятностью<text:s/>говорил<text:s/>ему<text:s/>профессор.<text:s/>Войницын<text:s/>протягивал<text:s/>руку<text:s/>и<text:s/>трепетно<text:s/>прикасался<text:s/>пальцами<text:s/>кучки<text:s/>билетов.<text:s/>«Да<text:s/>не<text:s/>извольте<text:s/>выбирать», –<text:s/>замечал<text:s/>дребезжащим<text:s/>голосом<text:s/>какой‑нибудь<text:s/>посторонний,<text:s/>но<text:s/>раздражительный<text:s/>старичок,<text:s/>профессор<text:s/>из<text:s/>другого<text:s/>факультета,<text:s/>внезапно<text:s/>возненавидевший<text:s/>несчастного<text:s/>бакенбардиста.<text:s/>Войницын<text:s/>покорялся<text:s/>своей<text:s/>участи,<text:s/>брал<text:s/>билет,<text:s/>показывал<text:s/>нумер<text:s/>и<text:s/>шел<text:s/>садиться<text:s/>к<text:s/>окну,<text:s/>пока<text:s/>предшественник<text:s/>его<text:s/>отвечал<text:s/>на<text:s/>свой<text:s/>вопрос.<text:s/>У<text:s/>окна<text:s/>Войницын<text:s/>не<text:s/>спускал<text:s/>глаз<text:s/>с<text:s/>билета,<text:s/>разве<text:s/>только<text:s/>для<text:s/>того,<text:s/>чтобы<text:s/>по‑прежнему<text:s/>медленно<text:s/>посмотреть<text:s/>кругом,<text:s/>а<text:s/>впрочем,<text:s/>не<text:s/>шевелился<text:s/>ни<text:s/>одним<text:s/>членом.<text:s/>Вот,<text:s/>однако,<text:s/>предшественник<text:s/>его<text:s/>кончил,<text:s/>говорят<text:s/>ему:<text:s/>«Хорошо,<text:s/>ступайте»,<text:s/>или<text:s/>даже:<text:s/>«Хорошо‑с,<text:s/>очень<text:s/>хорошо‑с»,<text:s/>смотря<text:s/>по<text:s/>его<text:s/>способностям.<text:s/>Вот<text:s/>вызывают<text:s/>Войницына;<text:s/>Войницын<text:s/>встает<text:s/>и<text:s/>твердым<text:s/>шагом<text:s/>приближается<text:s/>к<text:s/>столу.<text:s/>«Прочтите<text:s/>билет», –<text:s/>говорят<text:s/>ему.<text:s/>Войницын<text:s/>подносит<text:s/>обеими<text:s/>руками<text:s/>билет<text:s/>к<text:s/>самому<text:s/>своему<text:s/>носу,<text:s/>медленно<text:s/>читает<text:s/>и<text:s/>медленно<text:s/>опускает<text:s/>руки.<text:s/>«Ну‑с,<text:s/>извольте<text:s/>отвечать», –<text:s/>лениво<text:s/>произносит<text:s/>тот<text:s/>же<text:s/>профессор,<text:s/>закидывая<text:s/>туловище<text:s/>назад<text:s/>и<text:s/>скрещивая<text:s/>на<text:s/>груди<text:s/>руки.<text:s/>Воцаряется<text:s/>гробовое<text:s/>молчание.<text:s/>«Что<text:s/>же<text:s/>вы?»<text:s/>Войницын<text:s/>молчит.<text:s/>Постороннего<text:s/>старичка<text:s/>начинает<text:s/>дергать.<text:s/>«Да<text:s/>скажите<text:s/>же<text:s/>что‑нибудь!»<text:s/>Молчит<text:s/>мой<text:s/>Войницын,<text:s/>словно<text:s/>замер.<text:s/>Стриженый<text:s/>его<text:s/>затылок<text:s/>круто<text:s/>и<text:s/>неподвижно<text:s/>торчит<text:s/>навстречу<text:s/>любопытным<text:s/>взорам<text:s/>всех<text:s/>товарищей.<text:s/>У<text:s/>постороннего<text:s/>старичка<text:s/>глаза<text:s/>готовы<text:s/>выскочить:<text:s/>он<text:s/>окончательно<text:s/>ненавидит<text:s/>Войницына.<text:s/>«Однако<text:s/>ж<text:s/>это<text:s/>странно, –<text:s/>замечает<text:s/>другой<text:s/>экзаменатор, –<text:s/>что<text:s/>же<text:s/>вы,<text:s/>как<text:s/>немой,<text:s/>стоите?<text:s/>ну,<text:s/>не<text:s/>знаете,<text:s/>что<text:s/>ли?<text:s/>так<text:s/>так<text:s/>и<text:s/>скажите». –<text:s/>«Позвольте<text:s/>другой<text:s/>билет<text:s/>взять», –<text:s/>глухо<text:s/>произносит<text:s/>несчастный.<text:s/>Профессора<text:s/>переглядываются.<text:s/>«Ну,<text:s/>извольте», –<text:s/>махнув<text:s/>рукой,<text:s/>отвечает<text:s/>главный<text:s/>экзаменатор.<text:s/>Войницын<text:s/>снова<text:s/>берет<text:s/>билет,<text:s/>снова<text:s/>идет<text:s/>к<text:s/>окну,<text:s/>снова<text:s/>возвращается<text:s/>к<text:s/>столу<text:s/>и<text:s/>снова<text:s/>молчит<text:s/>как<text:s/>убитый.<text:s/>Посторонний<text:s/>старичок<text:s/>в<text:s/>состоянии<text:s/>съесть<text:s/>его<text:s/>живого.<text:s/>Наконец<text:s/>его<text:s/>прогоняют<text:s/>и<text:s/>ставят<text:s/>нуль.<text:s/>Вы<text:s/>думаете:<text:s/>теперь<text:s/>он<text:s/>по<text:s/>крайней<text:s/>мере<text:s/>уйдет?<text:s/>как<text:s/>бы<text:s/>не<text:s/>так!<text:s/>Он<text:s/>возвращается<text:s/>на<text:s/>свое<text:s/>место,<text:s/>так<text:s/>же<text:s/>неподвижно<text:s/>сидит<text:s/>до<text:s/>конца<text:s/>экзамена,<text:s/>а<text:s/>уходя<text:s/>восклицает:<text:s/>«Ну<text:s/>баня!<text:s/>экая<text:s/>задача!»<text:s/>И<text:s/>ходит<text:s/>он<text:s/>целый<text:s/>тот<text:s/>день<text:s/>по<text:s/>Москве,<text:s/>изредка<text:s/>хватаясь<text:s/>за<text:s/>голову<text:s/>и<text:s/>горько<text:s/>проклиная<text:s/>свою<text:s/>бесталанную<text:s/>участь.<text:s/>За<text:s/>книгу<text:s/>он,<text:s/>разумеется,<text:s/>не<text:s/>берется,<text:s/>и<text:s/>на<text:s/>другое<text:s/>утро<text:s/>та<text:s/>же<text:s/>повторяется<text:s/>история.</text:p>
      <text:p text:style-name="Обычный">Вот<text:s/>этот‑то<text:s/>Войницын<text:s/>присоседился<text:s/>ко<text:s/>мне.<text:s/>Мы<text:s/>с<text:s/>ним<text:s/>говорили<text:s/>о<text:s/>Москве,<text:s/>об<text:s/>охоте.</text:p>
      <text:p text:style-name="Обычный">– Не<text:s/>хотите<text:s/>ли, –<text:s/>шепнул<text:s/>он<text:s/>мне<text:s/>вдруг, –<text:s/>я<text:s/>познакомлю<text:s/>вас<text:s/>с<text:s/>первым<text:s/>здешним<text:s/>остряком?</text:p>
      <text:p text:style-name="Обычный">– Сделайте<text:s/>одолжение.</text:p>
      <text:p text:style-name="Обычный">Войницын<text:s/>подвел<text:s/>меня<text:s/>к<text:s/>человеку<text:s/>маленького<text:s/>роста,<text:s/>с<text:s/>высоким<text:s/>хохлом<text:s/>и<text:s/>усами,<text:s/>в<text:s/>коричневом<text:s/>фраке<text:s/>и<text:s/>пестром<text:s/>галстухе.<text:s/>Его<text:s/>желчные,<text:s/>подвижные<text:s/>черты<text:s/>действительно<text:s/>дышали<text:s/>умом<text:s/>и<text:s/>злостью.<text:s/>Беглая,<text:s/>едкая<text:s/>улыбка<text:s/>беспрестанно<text:s/>кривила<text:s/>его<text:s/>губы;<text:s/>черные,<text:s/>прищуренные<text:s/>глазки<text:s/>дерзко<text:s/>выглядывали<text:s/>из‑под<text:s/>неровных<text:s/>ресниц.<text:s/>Подле<text:s/>него<text:s/>стоял<text:s/>помещик,<text:s/>широкий,<text:s/>мягкий,<text:s/>сладкий –<text:s/>настоящий<text:s/>Сахар‑Медович –<text:s/>и<text:s/>кривой.<text:s/>Он<text:s/>заранее<text:s/>смеялся<text:s/>остротам<text:s/>маленького<text:s/>человека<text:s/>и<text:s/>словно<text:s/>таял<text:s/>от<text:s/>удовольствия.<text:s/>Войницын<text:s/>представил<text:s/>меня<text:s/>остряку,<text:s/>которого<text:s/>звали<text:s/>Петром<text:s/>Петровичем<text:s/>Лупихиным.<text:s/>Мы<text:s/>познакомились,<text:s/>обменялись<text:s/>первыми<text:s/>приветствиями.</text:p>
      <text:p text:style-name="Обычный">– А<text:s/>позвольте<text:s/>представить<text:s/>вам<text:s/>моего<text:s/>лучшего<text:s/>приятеля, –<text:s/>заговорил<text:s/>вдруг<text:s/>Лупихин<text:s/>резким<text:s/>голосом,<text:s/>схватив<text:s/>сладкого<text:s/>помещика<text:s/>за<text:s/>руку. –<text:s/>Да<text:s/>не<text:s/>упирайтесь<text:s/>же,<text:s/>Кирила<text:s/>Селифаныч, –<text:s/>прибавил<text:s/>он, –<text:s/>вас<text:s/>не<text:s/>укусят.<text:s/>Вот‑с, –<text:s/>продолжал<text:s/>он,<text:s/>между<text:s/>тем<text:s/>как<text:s/>смущенный<text:s/>Кирила<text:s/>Селифаныч<text:s/>так<text:s/>неловко<text:s/>раскланивался,<text:s/>как<text:s/>будто<text:s/>у<text:s/>него<text:s/>отваливался<text:s/>живот, –<text:s/>вот‑с,<text:s/>рекомендую‑с,<text:s/>превосходный<text:s/>дворянин.<text:s/>Пользовался<text:s/>отличным<text:s/>здоровьем<text:s/>до<text:s/>пятидесятилетнего<text:s/>возраста,<text:s/>да<text:s/>вдруг<text:s/>вздумал<text:s/>лечить<text:s/>себе<text:s/>глаза,<text:s/>вследствие<text:s/>чего<text:s/>и<text:s/>окривел.<text:s/>С<text:s/>тех<text:s/>пор<text:s/>лечит<text:s/>своих<text:s/>крестьян<text:s/>с<text:s/>таковым<text:s/>же<text:s/>успехом…<text:s/>Ну,<text:s/>а<text:s/>они,<text:s/>разумеется,<text:s/>с<text:s/>таковою<text:s/>же<text:s/>преданностию…</text:p>
      <text:p text:style-name="Обычный">– Ведь<text:s/>этакой, –<text:s/>пробормотал<text:s/>Кирила<text:s/>Селифаныч<text:s/>и<text:s/>засмеялся.</text:p>
      <text:p text:style-name="Обычный">– Договаривайте,<text:s/>друг<text:s/>мой,<text:s/>эх,<text:s/>договаривайте, –<text:s/>подхватил<text:s/>Лупихин. –<text:s/>Ведь<text:s/>вас,<text:s/>чего<text:s/>доброго,<text:s/>в<text:s/>судьи<text:s/>могут<text:s/>избрать,<text:s/>и<text:s/>изберут,<text:s/>посмотрите.<text:s/>Ну,<text:s/>за<text:s/>вас,<text:s/>конечно,<text:s/>будут<text:s/>думать<text:s/>заседатели,<text:s/>положим;<text:s/>да<text:s/>ведь<text:s/>надобно<text:s/>ж<text:s/>на<text:s/>всякий<text:s/>случай<text:s/>хоть<text:s/>чужую‑то<text:s/>мысль<text:s/>уметь<text:s/>выговорить.<text:s/>Неравно<text:s/>заедет<text:s/>губернатор –<text:s/>спросит:<text:s/>отчего<text:s/>судья<text:s/>заикается?<text:s/>Ну,<text:s/>положим,<text:s/>скажут:<text:s/>паралич<text:s/>приключился;<text:s/>так<text:s/>бросьте<text:s/>ему,<text:s/>скажет,<text:s/>кровь.<text:s/>А<text:s/>оно<text:s/>в<text:s/>вашем<text:s/>положении,<text:s/>согласитесь<text:s/>сами,<text:s/>неприлично.</text:p>
      <text:p text:style-name="Обычный">Сладкий<text:s/>помещик<text:s/>так<text:s/>и<text:s/>покатился.</text:p>
      <text:p text:style-name="Обычный">– Ведь<text:s/>вишь<text:s/>смеется, –<text:s/>продолжал<text:s/>Лупихин,<text:s/>злобно<text:s/>глядя<text:s/>на<text:s/>колыхающийся<text:s/>живот<text:s/>Кирилы<text:s/>Селифаныча. –<text:s/>И<text:s/>отчего<text:s/>ему<text:s/>не<text:s/>смеяться? –<text:s/>прибавил<text:s/>он,<text:s/>обращаясь<text:s/>ко<text:s/>мне, –<text:s/>сыт,<text:s/>здоров,<text:s/>детей<text:s/>нет,<text:s/>мужики<text:s/>не<text:s/>заложены –<text:s/>он<text:s/>же<text:s/>их<text:s/>лечит –<text:s/>жена<text:s/>с<text:s/>придурью. (Кирила<text:s/>Селифаныч<text:s/>немножко<text:s/>отвернулся<text:s/>в<text:s/>сторону,<text:s/>будто<text:s/>не<text:s/>расслыхал,<text:s/>и<text:s/>все<text:s/>продолжал<text:s/>хохотать.)<text:s/>Смеюсь<text:s/>же<text:s/>я,<text:s/>а<text:s/>у<text:s/>меня<text:s/>жена<text:s/>с<text:s/>землемером<text:s/>убежала. (Он<text:s/>оскалился.)<text:s/>А<text:s/>вы<text:s/>этого<text:s/>не<text:s/>знали?<text:s/>Как<text:s/>же!<text:s/>Так‑таки<text:s/>взяла<text:s/>да<text:s/>и<text:s/>убежала<text:s/>и<text:s/>письмо<text:s/>мне<text:s/>оставила:<text:s/>любезный,<text:s/>дескать,<text:s/>Петр<text:s/>Петрович,<text:s/>извини;<text:s/>увлеченная<text:s/>страстью,<text:s/>удаляюсь<text:s/>с<text:s/>другом<text:s/>моего<text:s/>сердца…<text:s/>А<text:s/>землемер<text:s/>только<text:s/>тем<text:s/>и<text:s/>взял,<text:s/>что<text:s/>не<text:s/>стриг<text:s/>ногтей<text:s/>да<text:s/>панталоны<text:s/>носил<text:s/>в<text:s/>обтяжку.<text:s/>Вы<text:s/>удивляетесь?<text:s/>Вот,<text:s/>дескать,<text:s/>откровенный<text:s/>человек.<text:s/>И,<text:s/>Боже<text:s/>мой!<text:s/>наш<text:s/>брат‑степняк<text:s/>так<text:s/>правду‑матку<text:s/>и<text:s/>режет.<text:s/>Однако<text:s/>отойдемте‑ка<text:s/>в<text:s/>сторону…<text:s/>Что<text:s/>нам<text:s/>подле<text:s/>будущего<text:s/>судьи<text:s/>стоять‑то…</text:p>
      <text:p text:style-name="Обычный">Он<text:s/>взял<text:s/>меня<text:s/>под<text:s/>руку,<text:s/>и<text:s/>мы<text:s/>отошли<text:s/>к<text:s/>окну.</text:p>
      <text:p text:style-name="Обычный">– Я<text:s/>слыву<text:s/>здесь<text:s/>за<text:s/>остряка, –<text:s/>сказал<text:s/>он<text:s/>мне<text:s/>в<text:s/>течение<text:s/>разговора, –<text:s/>вы<text:s/>этому<text:s/>не<text:s/>верьте.<text:s/>Я<text:s/>просто<text:s/>озлобленный<text:s/>человек<text:s/>и<text:s/>ругаюсь<text:s/>вслух:<text:s/>оттого<text:s/>я<text:s/>так<text:s/>и<text:s/>развязен.<text:s/>И<text:s/>зачем<text:s/>мне<text:s/>церемониться,<text:s/>в<text:s/>самом<text:s/>деле?<text:s/>Я<text:s/>ничье<text:s/>мнение<text:s/>в<text:s/>грош<text:s/>не<text:s/>ставлю<text:s/>и<text:s/>ничего<text:s/>не<text:s/>добиваюсь;<text:s/>я зол –<text:s/>что<text:s/>ж<text:s/>такое?<text:s/>Злому<text:s/>человеку<text:s/>по<text:s/>крайней<text:s/>мере<text:s/>ума<text:s/>не<text:s/>нужно.<text:s/>А<text:s/>как<text:s/>оно<text:s/>освежительно,<text:s/>вы<text:s/>не<text:s/>поверите…<text:s/>Ну<text:s/>вот,<text:s/>например,<text:s/>ну<text:s/>вот<text:s/>посмотрите<text:s/>на<text:s/>нашего<text:s/>хозяина!<text:s/>Ну<text:s/>из<text:s/>чего<text:s/>он<text:s/>бегает,<text:s/>помилуйте,<text:s/>то<text:s/>и<text:s/>дело<text:s/>на<text:s/>часы<text:s/>смотрит,<text:s/>улыбается,<text:s/>потеет,<text:s/>важный<text:s/>вид<text:s/>принимает,<text:s/>нас<text:s/>с<text:s/>голоду<text:s/>морит?<text:s/>Эка<text:s/>невидаль –<text:s/>сановное<text:s/>лицо!<text:s/>Вот,<text:s/>вот,<text:s/>опять<text:s/>побежал –<text:s/>заковылял<text:s/>даже,<text:s/>посмотрите.</text:p>
      <text:p text:style-name="Обычный">И<text:s/>Лупихин<text:s/>визгливо<text:s/>засмеялся.</text:p>
      <text:p text:style-name="Обычный">– Одна<text:s/>беда,<text:s/>барынь<text:s/>нету, –<text:s/>продолжал<text:s/>он<text:s/>с<text:s/>глубоким<text:s/>вздохом, –<text:s/>холостой<text:s/>обед, –<text:s/>а<text:s/>то<text:s/>вот<text:s/>где<text:s/>нашему<text:s/>брату<text:s/>пожива.<text:s/>Посмотрите,<text:s/>посмотрите, –<text:s/>воскликнул<text:s/>он<text:s/>вдруг, –<text:s/>идет<text:s/>князь<text:s/>Козельский –<text:s/>вон<text:s/>этот<text:s/>высокий<text:s/>мужчина<text:s/>с<text:s/>бородой,<text:s/>в<text:s/>желтых<text:s/>перчатках.<text:s/>Сейчас<text:s/>видно,<text:s/>что<text:s/>за<text:s/>границей<text:s/>побывал…<text:s/>и всегда<text:s/>так<text:s/>поздно<text:s/>приезжает.<text:s/>Глуп,<text:s/>скажу<text:s/>я<text:s/>вам,<text:s/>один,<text:s/>как<text:s/>пара<text:s/>купеческих<text:s/>лошадей,<text:s/>а<text:s/>изволили<text:s/>бы<text:s/>вы<text:s/>поглядеть,<text:s/>как<text:s/>снисходительно<text:s/>он<text:s/>с<text:s/>нашим<text:s/>братом<text:s/>заговаривает,<text:s/>как<text:s/>великодушно<text:s/>изволит<text:s/>улыбаться<text:s/>на<text:s/>любезности<text:s/>наших<text:s/>голодных<text:s/>матушек<text:s/>и<text:s/>дочек!..<text:s/>И<text:s/>сам<text:s/>иногда<text:s/>острит,<text:s/>даром<text:s/>что<text:s/>проездом<text:s/>здесь<text:s/>живет;<text:s/>зато<text:s/>как<text:s/>и<text:s/>острит!<text:s/>Ни<text:s/>дать<text:s/>ни<text:s/>взять<text:s/>тупым<text:s/>ножом<text:s/>бечевку<text:s/>пилит.<text:s/>Он<text:s/>меня<text:s/>терпеть<text:s/>не<text:s/>может…<text:s/>Пойду<text:s/>поклонюсь<text:s/>ему.</text:p>
      <text:p text:style-name="Обычный">И<text:s/>Лупихин<text:s/>побежал<text:s/>навстречу<text:s/>князю.</text:p>
      <text:p text:style-name="Обычный">– А<text:s/>вот<text:s/>мой<text:s/>личный<text:s/>враг<text:s/>идет, –<text:s/>промолвил<text:s/>он,<text:s/>вдруг<text:s/>вернувшись<text:s/>ко<text:s/>мне, –<text:s/>видите<text:s/>этого<text:s/>толстого<text:s/>человека<text:s/>с<text:s/>бурым<text:s/>лицом<text:s/>и<text:s/>щетиной<text:s/>на<text:s/>голове,<text:s/>вон<text:s/>что<text:s/>шапку<text:s/>сгреб<text:s/>в<text:s/>руку<text:s/>да<text:s/>по<text:s/>стенке<text:s/>пробирается<text:s/>и<text:s/>на<text:s/>все<text:s/>стороны<text:s/>озирается,<text:s/>как<text:s/>волк?<text:s/>Я<text:s/>ему<text:s/>продал<text:s/>за<text:s/>четыреста<text:s/>рублей<text:s/>лошадь,<text:s/>которая<text:s/>стоила<text:s/>тысячу,<text:s/>и<text:s/>это<text:s/>бессловесное<text:s/>существо<text:s/>имеет<text:s/>теперь<text:s/>полное<text:s/>право<text:s/>презирать<text:s/>меня;<text:s/>а между<text:s/>тем<text:s/>сам<text:s/>до<text:s/>того<text:s/>лишен<text:s/>способности<text:s/>соображенья,<text:s/>особенно<text:s/>утром,<text:s/>до<text:s/>чаю,<text:s/>или<text:s/>тотчас<text:s/>после<text:s/>обеда,<text:s/>что<text:s/>ему<text:s/>скажешь:<text:s/>здравствуйте,<text:s/>а<text:s/>он<text:s/>отвечает:<text:s/>чего‑с?<text:s/>А<text:s/>вот<text:s/>генерал<text:s/>идет, –<text:s/>продолжал<text:s/>Лупихин, –<text:s/>штатский<text:s/>генерал<text:s/>в<text:s/>отставке,<text:s/>разоренный<text:s/>генерал.<text:s/>У<text:s/>него<text:s/>дочь<text:s/>из<text:s/>свекловичного<text:s/>сахару,<text:s/>и<text:s/>завод<text:s/>в<text:s/>золотухе…<text:s/>Виноват,<text:s/>не<text:s/>так<text:s/>сказал…<text:s/>ну,<text:s/>да<text:s/>вы<text:s/>понимаете.<text:s/>А!<text:s/>и архитектор<text:s/>сюда<text:s/>попал!<text:s/>Немец,<text:s/>а<text:s/>с<text:s/>усами<text:s/>и<text:s/>дела<text:s/>своего<text:s/>не<text:s/>знает,<text:s/>чудеса!..<text:s/>А<text:s/>впрочем,<text:s/>на<text:s/>что<text:s/>ему<text:s/>и<text:s/>знать<text:s/>свое<text:s/>дело‑то;<text:s/>лишь<text:s/>бы<text:s/>взятки<text:s/>брал<text:s/>да<text:s/>колонн,<text:s/>столбов<text:s/>то<text:s/>есть,<text:s/>побольше<text:s/>ставил<text:s/>для<text:s/>наших<text:s/>столбовых<text:s/>дворян!</text:p>
      <text:p text:style-name="Обычный">Лупихин<text:s/>опять<text:s/>захохотал…<text:s/>Но<text:s/>вдруг<text:s/>тревожное<text:s/>волнение<text:s/>распространилось<text:s/>по<text:s/>всему<text:s/>дому.<text:s/>Сановник<text:s/>приехал.<text:s/>Хозяин<text:s/>так<text:s/>и<text:s/>хлынул<text:s/>в<text:s/>переднюю.<text:s/>За<text:s/>ним<text:s/>устремились<text:s/>несколько<text:s/>приверженных<text:s/>домочадцев<text:s/>и<text:s/>усердных<text:s/>гостей…<text:s/>Шумный<text:s/>разговор<text:s/>превратился<text:s/>в<text:s/>мягкий,<text:s/>приятный<text:s/>говор,<text:s/>подобный<text:s/>весеннему<text:s/>жужжанью<text:s/>пчел<text:s/>в<text:s/>родимых<text:s/>ульях.<text:s/>Одна<text:s/>неугомонная<text:s/>оса –<text:s/>Лупихин<text:s/>и<text:s/>великолепный<text:s/>трутень –<text:s/>Козельский<text:s/>не<text:s/>понизили<text:s/>голоса…<text:s/>И<text:s/>вот<text:s/>вошла<text:s/>наконец<text:s/>матка<text:s/>–<text:s/>вошел<text:s/>сановник.<text:s/>Сердца<text:s/>понеслись<text:s/>к<text:s/>нему<text:s/>навстречу,<text:s/>сидящие<text:s/>туловища<text:s/>приподнялись;<text:s/>даже<text:s/>помещик,<text:s/>дешево<text:s/>купивший<text:s/>у<text:s/>Лупихина<text:s/>лошадь,<text:s/>даже<text:s/>тот<text:s/>помещик<text:s/>уткнул<text:s/>себе<text:s/>подбородок<text:s/>в<text:s/>грудь.<text:s/>Сановник<text:s/>поддержал<text:s/>свое<text:s/>достоинство<text:s/>как<text:s/>нельзя<text:s/>лучше:<text:s/>покачивая<text:s/>головой<text:s/>назад,<text:s/>будто<text:s/>кланяясь,<text:s/>он<text:s/>выговорил<text:s/>несколько<text:s/>одобрительных<text:s/>слов,<text:s/>из<text:s/>которых<text:s/>каждое<text:s/>начиналось<text:s/>буквою<text:s/><text:span text:style-name="T1835">а</text:span><text:span text:style-name="T1836">,<text:s/></text:span>произнесенною<text:s/>протяжно<text:s/>и<text:s/>в<text:s/>нос;<text:s/>с негодованием,<text:s/>доходившим<text:s/>до<text:s/>голода,<text:s/>посмотрел<text:s/>на<text:s/>бороду<text:s/>князя<text:s/>Козельского<text:s/>и<text:s/>подал<text:s/>разоренному<text:s/>штатскому<text:s/>генералу<text:s/>с<text:s/>заводом<text:s/>и<text:s/>дочерью<text:s/>указательный<text:s/>палец<text:s/>левой<text:s/>руки.<text:s/>Через<text:s/>несколько<text:s/>минут,<text:s/>в<text:s/>течение<text:s/>которых<text:s/>сановник<text:s/>успел<text:s/>заметить<text:s/>два<text:s/>раза,<text:s/>что<text:s/>он<text:s/>очень<text:s/>рад,<text:s/>что<text:s/>не<text:s/>опоздал<text:s/>к<text:s/>обеду,<text:s/>все<text:s/>общество<text:s/>отправилось<text:s/>в<text:s/>столовую,<text:s/>тузами<text:s/>вперед.</text:p>
      <text:p text:style-name="Обычный">Нужно<text:s/>ли<text:s/>рассказывать<text:s/>читателю,<text:s/>как<text:s/>посадили<text:s/>сановника<text:s/>на<text:s/>первом<text:s/>месте<text:s/>между<text:s/>штатским<text:s/>генералом<text:s/>и<text:s/>губернским<text:s/>предводителем,<text:s/>человеком<text:s/>с<text:s/>свободным<text:s/>и<text:s/>достойным<text:s/>выражением<text:s/>лица,<text:s/>совершенно<text:s/>соответствовавшим<text:s/>его<text:s/>накрахмаленной<text:s/>манишке,<text:s/>необъятному<text:s/>жилету<text:s/>и<text:s/>круглой<text:s/>табакерке<text:s/>с<text:s/>французским<text:s/>табаком, –<text:s/>как<text:s/>хозяин<text:s/>хлопотал,<text:s/>бегал,<text:s/>суетился,<text:s/>потчевал<text:s/>гостей,<text:s/>мимоходом<text:s/>улыбался<text:s/>спине<text:s/>сановника<text:s/>и,<text:s/>стоя<text:s/>в<text:s/>углу,<text:s/>как<text:s/>школьник,<text:s/>наскоро<text:s/>перехватывал<text:s/>тарелочку<text:s/>супу<text:s/>или<text:s/>кусочек<text:s/>говядины, –<text:s/>как<text:s/>дворецкий<text:s/>подал<text:s/>рыбу<text:s/>в<text:s/>полтора<text:s/>аршина<text:s/>длины<text:s/>и<text:s/>с<text:s/>букетом<text:s/>во<text:s/>рту, –<text:s/>как<text:s/>слуги,<text:s/>в<text:s/>ливреях,<text:s/>суровые<text:s/>на<text:s/>вид,<text:s/>угрюмо<text:s/>приставали<text:s/>к<text:s/>каждому<text:s/>дворянину<text:s/>то<text:s/>с<text:s/>малагой,<text:s/>то<text:s/>с<text:s/>дрей‑мадерой<text:s/>и<text:s/>как<text:s/>почти<text:s/>все<text:s/>дворяне,<text:s/>особенно<text:s/>пожилые,<text:s/>словно<text:s/>нехотя<text:s/>покоряясь<text:s/>чувству<text:s/>долга,<text:s/>выпивали<text:s/>рюмку<text:s/>за<text:s/>рюмкой, –<text:s/>как,<text:s/>наконец,<text:s/>захлопали<text:s/>бутылки<text:s/>шампанского<text:s/>и<text:s/>начали<text:s/>провозглашаться<text:s/>заздравные<text:s/>тосты:<text:s/>все<text:s/>это,<text:s/>вероятно,<text:s/>слишком<text:s/>известно<text:s/>читателю.<text:s/>Но<text:s/>особенно<text:s/>замечательным<text:s/>показался<text:s/>мне<text:s/>анекдот,<text:s/>рассказанный<text:s/>самим<text:s/>сановником<text:s/>среди<text:s/>всеобщего<text:s/>радостного<text:s/>молчанья.<text:s/>Кто‑то,<text:s/>кажется,<text:s/>разоренный<text:s/>генерал,<text:s/>человек,<text:s/>ознакомленный<text:s/>с<text:s/>новейшей<text:s/>словесностью,<text:s/>упомянул<text:s/>о<text:s/>влиянии<text:s/>женщин<text:s/>вообще<text:s/>и<text:s/>на<text:s/>молодых<text:s/>людей<text:s/>в<text:s/>особенности.<text:s/>«Да,<text:s/>да, –<text:s/>подхватил<text:s/>сановник, –<text:s/>это<text:s/>правда;<text:s/>но<text:s/>молодых<text:s/>людей<text:s/>должно<text:s/>в<text:s/>строгом<text:s/>повиновении<text:s/>держать,<text:s/>а<text:s/>то<text:s/>они,<text:s/>пожалуй,<text:s/>от<text:s/>всякой<text:s/>юбки<text:s/>с<text:s/>ума<text:s/>сходят». (Детски<text:s/>веселая<text:s/>улыбка<text:s/>промчалась<text:s/>по<text:s/>лицам<text:s/>всех<text:s/>гостей;<text:s/>у одного<text:s/>помещика<text:s/>даже<text:s/>благодарность<text:s/>заиграла<text:s/>во<text:s/>взоре.)<text:s/>«Ибо<text:s/>молодые<text:s/>люди<text:s/>глупы». (Сановник,<text:s/>вероятно,<text:s/>ради<text:s/>важности,<text:s/>иногда<text:s/>изменял<text:s/>общепринятые<text:s/>ударения<text:s/>слов.)<text:s/>«Вот<text:s/>хоть<text:s/>бы<text:s/>у<text:s/>меня,<text:s/>сын<text:s/>Иван, –<text:s/>продолжал<text:s/>он, –<text:s/>двадцатый<text:s/>год<text:s/>всего<text:s/>дураку<text:s/>пошел,<text:s/>а<text:s/>он<text:s/>вдруг<text:s/>мне<text:s/>и<text:s/>говорит:<text:s/>„Позвольте,<text:s/>батюшка,<text:s/>жениться“.<text:s/>Я<text:s/>ему<text:s/>говорю:<text:s/>„Дурак,<text:s/>послужи<text:s/>сперва…“<text:s/>Ну,<text:s/>отчаянье,<text:s/>слезы…<text:s/>но<text:s/>у<text:s/>меня…<text:s/>того…»<text:s/>(Слово<text:s/>«того»<text:s/>сановник<text:s/>произнес<text:s/>более<text:s/>животом,<text:s/>чем<text:s/>губами;<text:s/>помолчал<text:s/>и<text:s/>величаво<text:s/>взглянул<text:s/>на<text:s/>своего<text:s/>соседа,<text:s/>генерала,<text:s/>причем<text:s/>гораздо<text:s/>более<text:s/>поднял<text:s/>брови,<text:s/>чем<text:s/>бы<text:s/>следовало<text:s/>ожидать.<text:s/>Штатский<text:s/>генерал<text:s/>приятно<text:s/>наклонил<text:s/>голову<text:s/>несколько<text:s/>набок<text:s/>и<text:s/>чрезвычайно<text:s/>быстро<text:s/>заморгал<text:s/>глазом,<text:s/>обращенным<text:s/>к<text:s/>сановнику.)<text:s/>«И<text:s/>что<text:s/>ж, –<text:s/>заговорил<text:s/>сановник<text:s/>опять, –<text:s/>теперь<text:s/>он<text:s/>сам<text:s/>мне<text:s/>пишет,<text:s/>что<text:s/>спасибо,<text:s/>дескать,<text:s/>батюшка,<text:s/>что<text:s/>дурака<text:s/>научил…<text:s/>Так<text:s/>вот<text:s/>как<text:s/>надобно<text:s/>поступать».<text:s/>Все<text:s/>гости,<text:s/>разумеется,<text:s/>вполне<text:s/>согласились<text:s/>с<text:s/>рассказчиком<text:s/>и<text:s/>как<text:s/>будто<text:s/>оживились<text:s/>от<text:s/>полученного<text:s/>удовольствия<text:s/>и<text:s/>наставления…<text:s/>После<text:s/>обеда<text:s/>все<text:s/>общество<text:s/>поднялось<text:s/>и<text:s/>двинулось<text:s/>в<text:s/>гостиную<text:s/>с<text:s/>большим,<text:s/>но<text:s/>все<text:s/>же<text:s/>приличным<text:s/>и<text:s/>словно<text:s/>на<text:s/>этот<text:s/>случай<text:s/>разрешенным<text:s/>шумом…<text:s/>Сели<text:s/>за<text:s/>карты.</text:p>
      <text:p text:style-name="Обычный">Кое‑как<text:s/>дождался<text:s/>я<text:s/>вечера<text:s/>и,<text:s/>поручив<text:s/>своему<text:s/>кучеру<text:s/>заложить<text:s/>мою<text:s/>коляску<text:s/>на<text:s/>другой<text:s/>день<text:s/>в<text:s/>пять<text:s/>часов<text:s/>утра,<text:s/>отправился<text:s/>на<text:s/>покой.<text:s/>Но<text:s/>мне<text:s/>предстояло<text:s/>еще<text:s/>в<text:s/>течение<text:s/>того<text:s/>же<text:s/>самого<text:s/>дня<text:s/>познакомиться<text:s/>с<text:s/>одним<text:s/>замечательным<text:s/>человеком.</text:p>
      <text:p text:style-name="Обычный">Вследствие<text:s/>множества<text:s/>наехавших<text:s/>гостей<text:s/>никто<text:s/>не<text:s/>спал<text:s/>в<text:s/>одиночку.<text:s/>В<text:s/>небольшой,<text:s/>зеленоватой<text:s/>и<text:s/>сыроватой<text:s/>комнате,<text:s/>куда<text:s/>привел<text:s/>меня<text:s/>дворецкий<text:s/>Александра<text:s/>Михайлыча,<text:s/>уже<text:s/>находился<text:s/>другой<text:s/>гость,<text:s/>совершенно<text:s/>раздетый.<text:s/>Увидев<text:s/>меня,<text:s/>он<text:s/>проворно<text:s/>нырнул<text:s/>под<text:s/>одеяло,<text:s/>закрылся<text:s/>им<text:s/>до<text:s/>самого<text:s/>носа,<text:s/>повозился<text:s/>немного<text:s/>на<text:s/>рыхлом<text:s/>пуховике<text:s/>и<text:s/>притих,<text:s/>зорко<text:s/>выглядывая<text:s/>из‑под<text:s/>круглой<text:s/>каймы<text:s/>своего<text:s/>бумажного<text:s/>колпака.<text:s/>Я<text:s/>подошел<text:s/>к<text:s/>другой<text:s/>кровати<text:s/>(их<text:s/>всего<text:s/>было<text:s/>две<text:s/>в<text:s/>комнате),<text:s/>разделся<text:s/>и<text:s/>лег<text:s/>в<text:s/>серые<text:s/>простыни.<text:s/>Мой<text:s/>сосед<text:s/>заворочался<text:s/>на<text:s/>своей<text:s/>постели…<text:s/>Я<text:s/>пожелал<text:s/>ему<text:s/>доброй<text:s/>ночи.</text:p>
      <text:p text:style-name="Обычный">Прошло<text:s/>полчаса.<text:s/>Несмотря<text:s/>на<text:s/>все<text:s/>мои<text:s/>старания,<text:s/>я<text:s/>никак<text:s/>не<text:s/>мог<text:s/>заснуть:<text:s/>бесконечной<text:s/>вереницей<text:s/>тянулись<text:s/>друг<text:s/>за<text:s/>другом<text:s/>ненужные<text:s/>и<text:s/>неясные<text:s/>мысли,<text:s/>упорно<text:s/>и<text:s/>однообразно,<text:s/>словно<text:s/>ведра<text:s/>водоподъемной<text:s/>машины.</text:p>
      <text:p text:style-name="Обычный">– А<text:s/>вы,<text:s/>кажется,<text:s/>не<text:s/>спите? –<text:s/>проговорил<text:s/>мой<text:s/>сосед.</text:p>
      <text:p text:style-name="Обычный">– Как<text:s/>видите, –<text:s/>отвечал<text:s/>я. –<text:s/>Да<text:s/>и<text:s/>вам<text:s/>не<text:s/>спится?</text:p>
      <text:p text:style-name="Обычный">– Мне<text:s/>никогда<text:s/>не<text:s/>спится.</text:p>
      <text:p text:style-name="Обычный">– Как<text:s/>же<text:s/>так?</text:p>
      <text:p text:style-name="Обычный">– Да<text:s/>так.<text:s/>Я<text:s/>засыпаю,<text:s/>сам<text:s/>не<text:s/>знаю<text:s/>отчего;<text:s/>лежу,<text:s/>лежу,<text:s/>да<text:s/>и<text:s/>засну.</text:p>
      <text:p text:style-name="Обычный">– Зачем<text:s/>же<text:s/>вы<text:s/>ложитесь<text:s/>в<text:s/>постель,<text:s/>прежде<text:s/>чем<text:s/>вам<text:s/>спать<text:s/>захочется?</text:p>
      <text:p text:style-name="Обычный">– А<text:s/>что<text:s/>ж<text:s/>прикажете<text:s/>делать?</text:p>
      <text:p text:style-name="Обычный">Я<text:s/>не<text:s/>отвечал<text:s/>на<text:s/>вопрос<text:s/>моего<text:s/>соседа.</text:p>
      <text:p text:style-name="Обычный">– Удивляюсь<text:s/>я, –<text:s/>продолжал<text:s/>он<text:s/>после<text:s/>небольшого<text:s/>молчания, –<text:s/>отчего<text:s/>здесь<text:s/>блох<text:s/>нету.<text:s/>Кажется,<text:s/>где<text:s/>бы<text:s/>им<text:s/>и<text:s/>быть?</text:p>
      <text:p text:style-name="Обычный">– Вы<text:s/>словно<text:s/>о<text:s/>них<text:s/>сожалеете, –<text:s/>заметил<text:s/>я.</text:p>
      <text:p text:style-name="Обычный">– Нет,<text:s/>не<text:s/>сожалею;<text:s/>но<text:s/>я<text:s/>во<text:s/>всем<text:s/>люблю<text:s/>последовательность.</text:p>
      <text:p text:style-name="Обычный">«Вот<text:s/>как, –<text:s/>подумал<text:s/>я, –<text:s/>какие<text:s/>слова<text:s/>употребляет».</text:p>
      <text:p text:style-name="Обычный">Сосед<text:s/>опять<text:s/>помолчал.</text:p>
      <text:p text:style-name="Обычный">– Хотите<text:s/>со<text:s/>мной<text:s/>об<text:s/>заклад<text:s/>побиться? –<text:s/>заговорил<text:s/>он<text:s/>вдруг<text:s/>довольно<text:s/>громко.</text:p>
      <text:p text:style-name="Обычный">– О<text:s/>чем?</text:p>
      <text:p text:style-name="Обычный">Меня<text:s/>мой<text:s/>сосед<text:s/>начинал<text:s/>забавлять.</text:p>
      <text:p text:style-name="Обычный">– Гм…<text:s/>о чем?<text:s/>А<text:s/>вот<text:s/>о<text:s/>чем:<text:s/>я уверен,<text:s/>что<text:s/>вы<text:s/>меня<text:s/>принимаете<text:s/>за<text:s/>дурака.</text:p>
      <text:p text:style-name="Обычный">– Помилуйте, –<text:s/>пробормотал<text:s/>я<text:s/>с<text:s/>изумлением.</text:p>
      <text:p text:style-name="Обычный">– За<text:s/>степняка,<text:s/>за<text:s/>невежу…<text:s/>Сознайтесь…</text:p>
      <text:p text:style-name="Обычный">– Я<text:s/>вас<text:s/>не<text:s/>имею<text:s/>удовольствия<text:s/>знать, –<text:s/>возразил<text:s/>я. –<text:s/>Почему<text:s/>вы<text:s/>могли<text:s/>заключить…</text:p>
      <text:p text:style-name="Обычный">– Почему!<text:s/>Да<text:s/>по<text:s/>одному<text:s/>звуку<text:s/>вашего<text:s/>голоса:<text:s/>вы<text:s/>так<text:s/>небрежно<text:s/>мне<text:s/>отвечаете…<text:s/>А<text:s/>я<text:s/>совсем<text:s/>не<text:s/>то,<text:s/>что<text:s/>вы<text:s/>думаете…</text:p>
      <text:p text:style-name="Обычный">– Позвольте…</text:p>
      <text:p text:style-name="Обычный">– Нет,<text:s/><text:span text:style-name="T1837">в</text:span><text:span text:style-name="T1838">ы</text:span><text:span text:style-name="T1839"><text:s/></text:span>позвольте.<text:s/>Во‑первых,<text:s/>я<text:s/>говорю<text:s/>по‑французски<text:s/>не<text:s/>хуже<text:s/>вас,<text:s/>а<text:s/>по‑немецки<text:s/>даже<text:s/>лучше;<text:s/>во‑вторых,<text:s/>я<text:s/>три<text:s/>года<text:s/>провел<text:s/>за<text:s/>границей:<text:s/>в одном<text:s/>Берлине<text:s/>прожил<text:s/>восемь<text:s/>месяцев.<text:s/>Я<text:s/>Гегеля<text:s/>изучил,<text:s/>милостивый<text:s/>государь,<text:s/>знаю<text:s/>Гете<text:s/>наизусть;<text:s/>сверх<text:s/>того,<text:s/>я<text:s/>долго<text:s/>был<text:s/>влюблен<text:s/>в<text:s/>дочь<text:s/>германского<text:s/>профессора<text:s/>и<text:s/>женился<text:s/>дома<text:s/>на<text:s/>чахоточной<text:s/>барышне,<text:s/>лысой,<text:s/>но<text:s/>весьма<text:s/>замечательной<text:s/>личности.<text:s/>Стало<text:s/>быть,<text:s/>я<text:s/>вашего<text:s/>поля<text:s/>ягода;<text:s/>я не<text:s/>степняк,<text:s/>как<text:s/>вы<text:s/>полагаете…<text:s/>Я<text:s/>тоже<text:s/>заеден<text:s/>рефлексией,<text:s/>и<text:s/>непосредственного<text:s/>нет<text:s/>во<text:s/>мне<text:s/>ничего.</text:p>
      <text:p text:style-name="Обычный">Я<text:s/>поднял<text:s/>голову<text:s/>и<text:s/>с<text:s/>удвоенным<text:s/>вниманием<text:s/>посмотрел<text:s/>на<text:s/>чудака.<text:s/>При<text:s/>тусклом<text:s/>свете<text:s/>ночника<text:s/>я<text:s/>едва<text:s/>мог<text:s/>разглядеть<text:s/>его<text:s/>черты.</text:p>
      <text:p text:style-name="Обычный">– Вот<text:s/>вы<text:s/>теперь<text:s/>смотрите<text:s/>на<text:s/>меня, –<text:s/>продолжал<text:s/>он,<text:s/>поправив<text:s/>свой<text:s/>колпак, –<text:s/>и,<text:s/>вероятно,<text:s/>самих<text:s/>себя<text:s/>спрашиваете:<text:s/>как<text:s/>же<text:s/>это<text:s/>я<text:s/>не<text:s/>заметил<text:s/>его<text:s/>сегодня?<text:s/>Я<text:s/>вам<text:s/>скажу,<text:s/>отчего<text:s/>вы<text:s/>меня<text:s/>не<text:s/>заметили, –<text:s/>оттого,<text:s/>что<text:s/>я<text:s/>не<text:s/>возвышаю<text:s/>голоса;<text:s/>оттого,<text:s/>что<text:s/>я<text:s/>прячусь<text:s/>за<text:s/>других,<text:s/>стою<text:s/>за<text:s/>дверьми,<text:s/>ни<text:s/>с<text:s/>кем<text:s/>не<text:s/>разговариваю;<text:s/>оттого,<text:s/>что<text:s/>дворецкий<text:s/>с<text:s/>подносом,<text:s/>проходя<text:s/>мимо<text:s/>меня,<text:s/>заранее<text:s/>возвышает<text:s/>свой<text:s/>локоть<text:s/>в<text:s/>уровень<text:s/>моей<text:s/>груди…<text:s/>А<text:s/>отчего<text:s/>все<text:s/>это<text:s/>происходит?<text:s/>От<text:s/>двух<text:s/>причин:<text:s/>во‑первых,<text:s/>я<text:s/>беден,<text:s/>а<text:s/>во‑вторых,<text:s/>я<text:s/>смирился…<text:s/>Скажите<text:s/>правду,<text:s/>ведь<text:s/>вы<text:s/>меня<text:s/>не<text:s/>заметили?</text:p>
      <text:p text:style-name="Обычный">– Я<text:s/>действительно<text:s/>не<text:s/>имел<text:s/>удовольствия…</text:p>
      <text:p text:style-name="Обычный">– Ну<text:s/>да,<text:s/>ну<text:s/>да, –<text:s/>перебил<text:s/>он<text:s/>меня, –<text:s/>я<text:s/>это<text:s/>знал.</text:p>
      <text:p text:style-name="Обычный">Он<text:s/>приподнялся<text:s/>и<text:s/>скрестил<text:s/>руки;<text:s/>длинная<text:s/>тень<text:s/>его<text:s/>колпака<text:s/>перегнулась<text:s/>со<text:s/>стены<text:s/>на<text:s/>потолок.</text:p>
      <text:p text:style-name="Обычный">– А<text:s/>признайтесь‑ка, –<text:s/>прибавил<text:s/>он,<text:s/>вдруг<text:s/>взглянув<text:s/>на<text:s/>меня<text:s/>сбоку, –<text:s/>я<text:s/>должен<text:s/>вам<text:s/>казаться<text:s/>большим<text:s/>чудаком,<text:s/>как<text:s/>говорится,<text:s/>оригиналом,<text:s/>или,<text:s/>может<text:s/>быть,<text:s/>пожалуй,<text:s/>еще<text:s/>чем‑нибудь<text:s/>похуже:<text:s/>может<text:s/>быть,<text:s/>вы<text:s/>думаете,<text:s/>что<text:s/>я<text:s/>прикидываюсь<text:s/>чудаком?</text:p>
      <text:p text:style-name="Обычный">– Я<text:s/>вам<text:s/>опять‑таки<text:s/>должен<text:s/>повторить,<text:s/>что<text:s/>я<text:s/>вас<text:s/>не<text:s/>знаю…</text:p>
      <text:p text:style-name="Обычный">Он<text:s/>на<text:s/>мгновение<text:s/>потупился.</text:p>
      <text:p text:style-name="Обычный">– Почему<text:s/>я<text:s/>с<text:s/>вами,<text:s/>с<text:s/>вовсе<text:s/>мне<text:s/>незнакомым<text:s/>человеком,<text:s/>так<text:s/>неожиданно<text:s/>разговорился –<text:s/>Господь,<text:s/>Господь<text:s/>один<text:s/>ведает! (Он<text:s/>вздохнул.)<text:s/>Не<text:s/>вследствие<text:s/>же<text:s/>родства<text:s/>наших<text:s/>душ!<text:s/>И<text:s/>вы,<text:s/>и<text:s/>я,<text:s/>мы<text:s/>оба<text:s/>порядочные<text:s/>люди,<text:s/>то<text:s/>есть<text:s/>эгоисты:<text:s/>ни<text:s/>вам<text:s/>до<text:s/>меня,<text:s/>ни<text:s/>мне<text:s/>до<text:s/>вас<text:s/>нет<text:s/>ни<text:s/>малейшего<text:s/>дела;<text:s/>не<text:s/>так<text:s/>ли?<text:s/>Но<text:s/>нам<text:s/>обоим<text:s/>не<text:s/>спится…<text:s/>Отчего<text:s/>ж<text:s/>не<text:s/>поболтать?<text:s/>Я<text:s/>же<text:s/>в<text:s/>ударе,<text:s/>а<text:s/>это<text:s/>со<text:s/>мной<text:s/>редко<text:s/>случается.<text:s/>Я,<text:s/>видите<text:s/>ли,<text:s/>робок,<text:s/>и<text:s/>робок<text:s/>не<text:s/>в<text:s/>ту<text:s/>силу,<text:s/>что<text:s/>я<text:s/>провинциал,<text:s/>нечиновный,<text:s/>бедняк,<text:s/>а<text:s/>в<text:s/>ту<text:s/>силу,<text:s/>что<text:s/>я<text:s/>страшно<text:s/>самолюбивый<text:s/>человек.<text:s/>Но<text:s/>иногда,<text:s/>под<text:s/>влиянием<text:s/>благодатных<text:s/>обстоятельств,<text:s/>случайностей,<text:s/>которых<text:s/>я,<text:s/>впрочем,<text:s/>ни<text:s/>определить,<text:s/>ни<text:s/>предвидеть<text:s/>не<text:s/>в<text:s/>состоянии,<text:s/>робость<text:s/>моя<text:s/>исчезает<text:s/>совершенно,<text:s/>как<text:s/>вот<text:s/>теперь,<text:s/>например.<text:s/>Теперь<text:s/>поставьте<text:s/>меня<text:s/>лицом<text:s/>к<text:s/>лицу<text:s/>хоть<text:s/>с<text:s/>самим<text:s/>Далай‑Ламой, –<text:s/>я<text:s/>и<text:s/>у<text:s/>него<text:s/>табачку<text:s/>попрошу<text:s/>понюхать.<text:s/>Но,<text:s/>может<text:s/>быть,<text:s/>вам<text:s/>спать<text:s/>хочется?</text:p>
      <text:p text:style-name="Обычный">– Напротив, –<text:s/>поспешно<text:s/>возразил<text:s/>я, –<text:s/>мне<text:s/>очень<text:s/>приятно<text:s/>с<text:s/>вами<text:s/>разговаривать.</text:p>
      <text:p text:style-name="Обычный">– То<text:s/>есть<text:s/>я<text:s/>вас<text:s/>потешаю,<text:s/>хотите<text:s/>вы<text:s/>сказать…<text:s/>Тем<text:s/>лучше…<text:s/>Итак‑с,<text:s/>доложу<text:s/>вам,<text:s/>меня<text:s/>здесь<text:s/>величают<text:s/>оригиналом,<text:s/>то<text:s/>есть<text:s/>величают<text:s/>те,<text:s/>которым<text:s/>случайным<text:s/>образом,<text:s/>между<text:s/>прочей<text:s/>дребеденью,<text:s/>придет<text:s/>и<text:s/>мое<text:s/>имя<text:s/>на<text:s/>язык.<text:s/>«Моей<text:s/>судьбою<text:s/>очень<text:s/>никто<text:s/>не<text:s/>озабочен».<text:s/>Они<text:s/>думают<text:s/>уязвить<text:s/>меня…<text:s/>О<text:s/>Боже<text:s/>мой!<text:s/>если б<text:s/>они<text:s/>знали…<text:s/>да<text:s/>я<text:s/>именно<text:s/>и<text:s/>гибну<text:s/>оттого,<text:s/>что<text:s/>во<text:s/>мне<text:s/>решительно<text:s/>нет<text:s/>ничего<text:s/>оригинального,<text:s/>ничего,<text:s/>кроме<text:s/>таких<text:s/>выходок,<text:s/>как,<text:s/>например,<text:s/>мой<text:s/>теперешний<text:s/>разговор<text:s/>с<text:s/>вами;<text:s/>но<text:s/>ведь<text:s/>эти<text:s/>выходки<text:s/>гроша<text:s/>медного<text:s/>не<text:s/>стоят.<text:s/>Это<text:s/>самый<text:s/>дешевый<text:s/>и<text:s/>самый<text:s/>низменный<text:s/>род<text:s/>оригинальности.</text:p>
      <text:p text:style-name="Обычный">Он<text:s/>повернулся<text:s/>ко<text:s/>мне<text:s/>лицом<text:s/>и<text:s/>взмахнул<text:s/>руками.</text:p>
      <text:p text:style-name="Обычный">– Милостивый<text:s/>государь! –<text:s/>воскликнул<text:s/>он. –<text:s/>Я<text:s/>того<text:s/>мнения,<text:s/>что<text:s/>вообще<text:s/>одним<text:s/>оригиналам<text:s/>житье<text:s/>на<text:s/>земле;<text:s/>они<text:s/>одни<text:s/>имеют<text:s/>право<text:s/>жить. Mon verre<text:s/>n’est pas grand, mais je bois dans mon verre<text:span text:style-name="Знаксноски"><text:note text:note-class="footnote" text:id="_ftn51"><text:note-citation>52</text:note-citation><text:note-body><text:p text:style-name="FootNote"><text:span text:style-name="T1840"><text:s/></text:span><text:span text:style-name="T1841">Мой</text:span><text:span text:style-name="T1842"><text:s/></text:span><text:span text:style-name="T1843">стакан</text:span><text:span text:style-name="T1844"><text:s/></text:span><text:span text:style-name="T1845">не</text:span><text:span text:style-name="T1846"><text:s/></text:span><text:span text:style-name="T1847">велик</text:span><text:span text:style-name="T1848">,<text:s/></text:span><text:span text:style-name="T1849">но</text:span><text:span text:style-name="T1850"><text:s/></text:span><text:span text:style-name="T1851">я</text:span><text:span text:style-name="T1852"><text:s/></text:span><text:span text:style-name="T1853">пью</text:span><text:span text:style-name="T1854"><text:s/></text:span><text:span text:style-name="T1855">из</text:span><text:span text:style-name="T1856"><text:s/></text:span><text:span text:style-name="T1857">своего</text:span><text:span text:style-name="T1858"><text:s/></text:span><text:span text:style-name="T1859">стакана</text:span><text:span text:style-name="T1860"><text:s/></text:span><text:span text:style-name="T1861">(</text:span><text:span text:style-name="T1862">фр</text:span><text:span text:style-name="T1863">.).</text:span></text:p><text:p text:style-name="Сd1нedоeeсf1кeaаe0"/></text:note-body></text:note></text:span>,<text:s/>сказал<text:s/>кто‑то.<text:s/>Видите<text:s/>ли, –<text:s/>прибавил<text:s/>он<text:s/>вполголоса, –<text:s/>как<text:s/>я<text:s/>чисто<text:s/>выговариваю<text:s/>французский<text:s/>язык.<text:s/>Что<text:s/>мне<text:s/>в<text:s/>том,<text:s/>что<text:s/>у<text:s/>тебя<text:s/>голова<text:s/>велика<text:s/>и<text:s/>уместительна<text:s/>и<text:s/>что<text:s/>понимаешь<text:s/>ты<text:s/>все,<text:s/>много<text:s/>знаешь,<text:s/>за<text:s/>веком<text:s/>следишь, –<text:s/>да<text:s/>своего‑то,<text:s/>особенного,<text:s/>собственного,<text:s/>у<text:s/>тебя<text:s/>ничего<text:s/>нету!<text:s/>Одним<text:s/>складочным<text:s/>местом<text:s/>общих<text:s/>мест<text:s/>на<text:s/>свете<text:s/>больше, –<text:s/>да<text:s/>какое<text:s/>кому<text:s/>от<text:s/>этого<text:s/>удовольствие?<text:s/>Нет,<text:s/>ты<text:s/>будь<text:s/>хоть<text:s/>глуп,<text:s/>да<text:s/>по‑своему!<text:s/>Запах<text:s/>свой<text:s/>имей,<text:s/>свой<text:s/>собственный<text:s/>запах,<text:s/>вот<text:s/>что!<text:s/>И<text:s/>не<text:s/>думайте,<text:s/>чтобы<text:s/>требования<text:s/>мои<text:s/>насчет<text:s/>этого<text:s/>запаха<text:s/>были<text:s/>велики…<text:s/>Сохрани<text:s/>Бог!<text:s/>Таких<text:s/>оригиналов<text:s/>пропасть:<text:s/>куда<text:s/>ни<text:s/>погляди –<text:s/>оригинал;<text:s/>всякий<text:s/>живой<text:s/>человек<text:s/>оригинал,<text:s/>да<text:s/>я‑то<text:s/>в<text:s/>их<text:s/>число<text:s/>не<text:s/>попал!</text:p>
      <text:p text:style-name="Обычный">– А<text:s/>между<text:s/>тем, –<text:s/>продолжал<text:s/>он<text:s/>после<text:s/>небольшого<text:s/>молчания, –<text:s/>в<text:s/>молодости<text:s/>моей<text:s/>какие<text:s/>возбуждал<text:s/>я<text:s/>ожидания!<text:s/>Какое<text:s/>высокое<text:s/>мнение<text:s/>я<text:s/>сам<text:s/>питал<text:s/>о<text:s/>своей<text:s/>особе<text:s/>перед<text:s/>отъездом<text:s/>за<text:s/>границу,<text:s/>да<text:s/>и<text:s/>в<text:s/>первое<text:s/>время<text:s/>после<text:s/>возвращения!<text:s/>Ну,<text:s/>за<text:s/>границей<text:s/>я<text:s/>держал<text:s/>ухо<text:s/>востро,<text:s/>все<text:s/>особнячком<text:s/>пробирался,<text:s/>как<text:s/>оно<text:s/>и<text:s/>следует<text:s/>нашему<text:s/>брату,<text:s/>который<text:s/>все<text:s/>смекает<text:s/>себе,<text:s/>смекает,<text:s/>а<text:s/>под<text:s/>конец,<text:s/>смотришь, –<text:s/>ни<text:s/>аза<text:s/>не<text:s/>смекнул!</text:p>
      <text:p text:style-name="Обычный">– Оригинал,<text:s/>оригинал! –<text:s/>подхватил<text:s/>он,<text:s/>с<text:s/>укоризной<text:s/>качая<text:s/>головой… –<text:s/>Зовут<text:s/>меня<text:s/>оригиналом…<text:s/>На<text:s/>деле‑то<text:s/>оказывается,<text:s/>что<text:s/>нет<text:s/>на<text:s/>свете<text:s/>человека<text:s/>менее<text:s/>оригинального,<text:s/>чем<text:s/>ваш<text:s/>покорнейший<text:s/>слуга.<text:s/>Я,<text:s/>должно<text:s/>быть,<text:s/>и<text:s/>родился‑то<text:s/>в<text:s/>подражание<text:s/>другому…<text:s/>Ей‑богу!<text:s/>Живу<text:s/>я<text:s/>тоже<text:s/>словно<text:s/>в<text:s/>подражание<text:s/>разным<text:s/>мною<text:s/>изученным<text:s/>сочинителям,<text:s/>в<text:s/>поте<text:s/>лица<text:s/>живу;<text:s/>и учился‑то<text:s/>я,<text:s/>и<text:s/>влюбился,<text:s/>и<text:s/>женился,<text:s/>наконец,<text:s/>словно<text:s/>не<text:s/>по<text:s/>собственной<text:s/>охоте,<text:s/>словно<text:s/>исполняя<text:s/>какой‑то<text:s/>не<text:s/>то<text:s/>долг,<text:s/>не<text:s/>то<text:s/>урок, –<text:s/>кто<text:s/>его<text:s/>разберет!</text:p>
      <text:p text:style-name="Обычный">Он<text:s/>сорвал<text:s/>колпак<text:s/>с<text:s/>головы<text:s/>и<text:s/>бросил<text:s/>его<text:s/>на<text:s/>постель.</text:p>
      <text:p text:style-name="Обычный">– Хотите,<text:s/>я<text:s/>вам<text:s/>расскажу<text:s/>жизнь<text:s/>мою, –<text:s/>спросил<text:s/>он<text:s/>меня<text:s/>отрывистым<text:s/>голосом, –<text:s/>или,<text:s/>лучше,<text:s/>несколько<text:s/>черт<text:s/>из<text:s/>моей<text:s/>жизни?</text:p>
      <text:p text:style-name="Обычный">– Сделайте<text:s/>одолжение.</text:p>
      <text:p text:style-name="Обычный">– Или<text:s/>нет,<text:s/>расскажу‑ка<text:s/>я<text:s/>вам<text:s/>лучше,<text:s/>как<text:s/>я<text:s/>женился.<text:s/>Ведь<text:s/>женитьба<text:s/>дело<text:s/>важное,<text:s/>пробный<text:s/>камень<text:s/>всего<text:s/>человека;<text:s/>в ней,<text:s/>как<text:s/>в<text:s/>зеркале,<text:s/>отражается…<text:s/>Да<text:s/>это<text:s/>сравнение<text:s/>слишком<text:s/>избито…<text:s/>Позвольте,<text:s/>я<text:s/>понюхаю<text:s/>табачку.</text:p>
      <text:p text:style-name="Обычный">Он<text:s/>достал<text:s/>из‑под<text:s/>подушки<text:s/>табакерку,<text:s/>раскрыл<text:s/>ее<text:s/>и<text:s/>заговорил<text:s/>опять,<text:s/>размахивая<text:s/>раскрытой<text:s/>табакеркой.</text:p>
      <text:p text:style-name="Обычный">– Вы,<text:s/>милостивый<text:s/>государь,<text:s/>войдите<text:s/>в<text:s/>мое<text:s/>положение…<text:s/>Посудите<text:s/>сами,<text:s/>какую,<text:s/>ну,<text:s/>какую,<text:s/>скажите<text:s/>на<text:s/>милость,<text:s/>какую<text:s/>пользу<text:s/>мог<text:s/>я<text:s/>извлечь<text:s/>из<text:s/>энциклопедии<text:s/>Гегеля?<text:s/>Что<text:s/>общего,<text:s/>скажите,<text:s/>между<text:s/>этой<text:s/>энциклопедией<text:s/>и<text:s/>русской<text:s/>жизнью?<text:s/>И<text:s/>как<text:s/>прикажете<text:s/>применить<text:s/>ее<text:s/>к<text:s/>нашему<text:s/>быту,<text:s/>да<text:s/>не<text:s/>ее<text:s/>одну,<text:s/>энциклопедию,<text:s/>а<text:s/>вообще<text:s/>немецкую<text:s/>философию…<text:s/>скажу<text:s/>более –<text:s/>науку?</text:p>
      <text:p text:style-name="Обычный">Он<text:s/>подпрыгнул<text:s/>на<text:s/>постели<text:s/>и<text:s/>забормотал<text:s/>вполголоса,<text:s/>злобно<text:s/>стиснув<text:s/>зубы:</text:p>
      <text:p text:style-name="Обычный">– А,<text:s/>вот<text:s/>как,<text:s/>вот<text:s/>как!..<text:s/>Так<text:s/>зачем<text:s/>же<text:s/>ты<text:s/>таскался<text:s/>за<text:s/>границу?<text:s/>Зачем<text:s/>не<text:s/>сидел<text:s/>дома<text:s/>да<text:s/>не<text:s/>изучал<text:s/>окружающей<text:s/>тебя<text:s/>жизни<text:s/>на<text:s/>месте?<text:s/>Ты<text:s/>бы<text:s/>и<text:s/>потребности<text:s/>ее<text:s/>узнал,<text:s/>и<text:s/>будущность,<text:s/>и<text:s/>насчет<text:s/>своего,<text:s/>так<text:s/>сказать,<text:s/>призвания<text:s/>тоже<text:s/>в<text:s/>ясность<text:s/>бы<text:s/>пришел…<text:s/>Да<text:s/>помилуйте, –<text:s/>продолжал<text:s/>он,<text:s/>опять<text:s/>переменив<text:s/>голос,<text:s/>словно<text:s/>оправдываясь<text:s/>и<text:s/>робея, –<text:s/>где<text:s/>же<text:s/>нашему<text:s/>брату<text:s/>изучать<text:s/>то,<text:s/>чего<text:s/>еще<text:s/>ни<text:s/>один<text:s/>умница<text:s/>в<text:s/>книгу<text:s/>не<text:s/>вписал!<text:s/>Я<text:s/>бы<text:s/>и<text:s/>рад<text:s/>был<text:s/>брать<text:s/>у<text:s/>ней<text:s/>уроки,<text:s/>у<text:s/>русской<text:s/>жизни‑то, –<text:s/>да<text:s/>молчит<text:s/>она,<text:s/>моя<text:s/>голубушка.<text:s/>Пойми<text:s/>меня,<text:s/>дескать,<text:s/>так;<text:s/>а мне<text:s/>это<text:s/>не<text:s/>под<text:s/>силу:<text:s/>мне<text:s/>вы<text:s/>подайте<text:s/>вывод,<text:s/>заключенье<text:s/>мне<text:s/>представьте…<text:s/>Заключенье? –<text:s/>Вот<text:s/>тебе,<text:s/>говорят,<text:s/>и<text:s/>заключенье:<text:s/>послушай‑ка<text:s/>наших<text:s/>московских –<text:s/>не<text:s/>соловьи,<text:s/>что<text:s/>ли?<text:s/>Да<text:s/>в<text:s/>том‑то<text:s/>и<text:s/>беда,<text:s/>что<text:s/>они<text:s/>курскими<text:s/>соловьями<text:s/>свищут,<text:s/>а<text:s/>не<text:s/>по‑людскому<text:s/>говорят…<text:s/>Вот<text:s/>я<text:s/>подумал,<text:s/>подумал –<text:s/>ведь<text:s/>наука‑то,<text:s/>кажись,<text:s/>везде<text:s/>одна,<text:s/>и<text:s/>истина<text:s/>одна, –<text:s/>взял<text:s/>да<text:s/>и<text:s/>пустился,<text:s/>с<text:s/>Богом,<text:s/>в<text:s/>чужую<text:s/>сторону,<text:s/>к<text:s/>нехристям…<text:s/>Что<text:s/>прикажете! –<text:s/>молодость,<text:s/>гордость<text:s/>обуяла.<text:s/>Не<text:s/>хотелось,<text:s/>знаете,<text:s/>до<text:s/>времени<text:s/>заплыть<text:s/>жиром,<text:s/>хоть<text:s/>оно,<text:s/>говорят,<text:s/>и<text:s/>здорово.<text:s/>Да<text:s/>впрочем,<text:s/>кому<text:s/>природа<text:s/>не<text:s/>дала<text:s/>мяса,<text:s/>не<text:s/>видать<text:s/>тому<text:s/>у<text:s/>себя<text:s/>на<text:s/>теле<text:s/>и<text:s/>жиру!</text:p>
      <text:p text:style-name="Обычный">– Однако, –<text:s/>прибавил<text:s/>он,<text:s/>подумав<text:s/>немного, –<text:s/>я,<text:s/>кажется,<text:s/>обещал<text:s/>вам<text:s/>рассказать,<text:s/>каким<text:s/>образом<text:s/>я<text:s/>женился.<text:s/>Слушайте<text:s/>же.<text:s/>Во‑первых,<text:s/>доложу<text:s/>вам,<text:s/>что<text:s/>жены<text:s/>моей<text:s/>уже<text:s/>более<text:s/>на<text:s/>свете<text:s/>не<text:s/>имеется,<text:s/>во‑вторых…<text:s/>а во‑вторых,<text:s/>я<text:s/>вижу,<text:s/>что<text:s/>мне<text:s/>придется<text:s/>рассказать<text:s/>вам<text:s/>мою<text:s/>молодость,<text:s/>а<text:s/>то<text:s/>вы<text:s/>ничего<text:s/>не<text:s/>поймете…<text:s/>Ведь<text:s/>вам<text:s/>не<text:s/>хочется<text:s/>спать?</text:p>
      <text:p text:style-name="Обычный">– Нет,<text:s/>не<text:s/>хочется.</text:p>
      <text:p text:style-name="Обычный">– И<text:s/>прекрасно.<text:s/>Вы<text:s/>послушайте‑ка…<text:s/>вот<text:s/>в<text:s/>соседней<text:s/>комнате<text:s/>господин<text:s/>Кантагрюхин<text:s/>храпит<text:s/>как<text:s/>неблагородно!<text:s/>Родился<text:s/>я<text:s/>от<text:s/>небогатых<text:s/>родителей –<text:s/>говорю<text:s/>родителей,<text:s/>потому<text:s/>что,<text:s/>по<text:s/>преданью,<text:s/>кроме<text:s/>матери,<text:s/>был<text:s/>у<text:s/>меня<text:s/>и<text:s/>отец.<text:s/>Я<text:s/>его<text:s/>не<text:s/>помню;<text:s/>сказывают,<text:s/>недалекий<text:s/>был<text:s/>человек,<text:s/>с<text:s/>большим<text:s/>носом<text:s/>и<text:s/>веснушками,<text:s/>рыжий<text:s/>и<text:s/>в<text:s/>одну<text:s/>ноздрю<text:s/>табак<text:s/>нюхал;<text:s/>в спальне<text:s/>у<text:s/>матушки<text:s/>висел<text:s/>его<text:s/>портрет,<text:s/>в<text:s/>красном<text:s/>мундире<text:s/>с<text:s/>черным<text:s/>воротником<text:s/>по<text:s/>уши,<text:s/>чрезвычайно<text:s/>безобразный.<text:s/>Мимо<text:s/>его<text:s/>меня,<text:s/>бывало,<text:s/>сечь<text:s/>водили,<text:s/>и<text:s/>матушка<text:s/>моя<text:s/>мне,<text:s/>в<text:s/>таких<text:s/>случаях,<text:s/>всегда<text:s/>на<text:s/>него<text:s/>показывала,<text:s/>приговаривая:<text:s/>он<text:s/>бы<text:s/>еще<text:s/>тебя<text:s/>не<text:s/>так.<text:s/>Можете<text:s/>себе<text:s/>представить,<text:s/>как<text:s/>это<text:s/>меня<text:s/>поощряло.<text:s/>Ни<text:s/>брата<text:s/>у<text:s/>меня<text:s/>не<text:s/>было,<text:s/>ни<text:s/>сестры;<text:s/>то<text:s/>есть,<text:s/>по<text:s/>правде<text:s/>сказать,<text:s/>был<text:s/>какой‑то<text:s/>братишка<text:s/>завалящий,<text:s/>с<text:s/>английской<text:s/>болезнью<text:s/>на<text:s/>затылке,<text:s/>да<text:s/>что‑то<text:s/>скоро<text:s/>больно<text:s/>умер…<text:s/>И<text:s/>зачем,<text:s/>кажись,<text:s/>английской<text:s/>болезни<text:s/>забраться<text:s/>Курской<text:s/>губернии<text:s/>в<text:s/>Щигровский<text:s/>уезд?<text:s/>Но<text:s/>дело<text:s/>не<text:s/>в<text:s/>том.<text:s/>Воспитанием<text:s/>моим<text:s/>занималась<text:s/>матушка<text:s/>со<text:s/>всем<text:s/>стремительным<text:s/>рвением<text:s/>степной<text:s/>помещицы:<text:s/>занималась<text:s/>она<text:s/>им<text:s/>с<text:s/>самого<text:s/>великолепного<text:s/>дня<text:s/>моего<text:s/>рождения<text:s/>до<text:s/>тех<text:s/>пор,<text:s/>пока<text:s/>мне<text:s/>стукнуло<text:s/>шестнадцать<text:s/>лет…<text:s/>Вы<text:s/>следите<text:s/>за<text:s/>ходом<text:s/>моего<text:s/>рассказа?</text:p>
      <text:p text:style-name="Обычный">– Как<text:s/>же,<text:s/>продолжайте.</text:p>
      <text:p text:style-name="Обычный">– Ну,<text:s/>хорошо.<text:s/>Вот<text:s/>как<text:s/>стукнуло<text:s/>мне<text:s/>шестнадцать<text:s/>лет,<text:s/>матушка<text:s/>моя,<text:s/>нимало<text:s/>не<text:s/>медля,<text:s/>взяла<text:s/>да<text:s/>прогнала<text:s/>моего<text:s/>французского<text:s/>гувернера,<text:s/>немца<text:s/>Филиповича<text:s/>из<text:s/>нежинских<text:s/>греков;<text:s/>свезла<text:s/>меня<text:s/>в<text:s/>Москву,<text:s/>записала<text:s/>в<text:s/>университет,<text:s/>да<text:s/>и<text:s/>отдала<text:s/>всемогущему<text:s/>свою<text:s/>душу,<text:s/>оставив<text:s/>меня<text:s/>на<text:s/>руки<text:s/>родному<text:s/>дяде<text:s/>моему,<text:s/>стряпчему<text:s/>Колтуну‑Бабуре,<text:s/>птице,<text:s/>не<text:s/>одному<text:s/>Щигровскому<text:s/>уезду<text:s/>известной.<text:s/>Родной<text:s/>дядя<text:s/>мой,<text:s/>стряпчий<text:s/>Колтун‑Бабура,<text:s/>ограбил<text:s/>меня,<text:s/>как<text:s/>водится,<text:s/>дочиста…<text:s/>Но<text:s/>дело<text:s/>опять‑таки<text:s/>не<text:s/>в<text:s/>том.<text:s/>В<text:s/>университет<text:s/>вступил<text:s/>я –<text:s/>должно<text:s/>отдать<text:s/>справедливость<text:s/>моей<text:s/>родительнице –<text:s/>довольно<text:s/>хорошо<text:s/>подготовленный;<text:s/>но<text:s/>недостаток<text:s/>оригинальности<text:s/>уже<text:s/>тогда<text:s/>во<text:s/>мне<text:s/>замечался.<text:s/>Детство<text:s/>мое<text:s/>нисколько<text:s/>не<text:s/>отличалось<text:s/>от<text:s/>детства<text:s/>других<text:s/>юношей:<text:s/>я так<text:s/>же<text:s/>глупо<text:s/>и<text:s/>вяло<text:s/>рос,<text:s/>словно<text:s/>под<text:s/>периной,<text:s/>так<text:s/>же<text:s/>рано<text:s/>начал<text:s/>твердить<text:s/>стихи<text:s/>наизусть<text:s/>и<text:s/>киснуть,<text:s/>под<text:s/>предлогом<text:s/>мечтательной<text:s/>наклонности…<text:s/>к чему<text:s/>бишь? –<text:s/>да,<text:s/>к<text:s/>прекрасному…<text:s/>и прочая.<text:s/>В<text:s/>университете<text:s/>я<text:s/>не<text:s/>пошел<text:s/>другой<text:s/>дорогой:<text:s/>я тотчас<text:s/>попал<text:s/>в<text:s/>кружок.<text:s/>Тогда<text:s/>времена<text:s/>были<text:s/>другие…<text:s/>Но<text:s/>вы,<text:s/>может<text:s/>быть,<text:s/>не<text:s/>знаете,<text:s/>что<text:s/>такое<text:s/>кружок?<text:s/>Помнится,<text:s/>Шиллер<text:s/>сказал<text:s/>где‑то:</text:p>
      <text:p text:style-name="P1864"/>
      <text:p text:style-name="P1865">Gefährlich ist’s den Leu zu wecken,</text:p>
      <text:p text:style-name="P1866">Und schrecklich<text:s/>ist des Tigers Zahn,</text:p>
      <text:p text:style-name="P1867">Doch das schrecklichste der Schrecken<text:s/>–</text:p>
      <text:p text:style-name="P1868">Das ist der Mensch in seinem Wahn!<text:span text:style-name="Знаксноски"><text:note text:note-class="footnote" text:id="_ftn52"><text:note-citation>53</text:note-citation><text:note-body><text:p text:style-name="FootNote"><text:span text:style-name="T1869"><text:s/></text:span><text:span text:style-name="T1870">Опасно</text:span><text:span text:style-name="T1871"><text:s/></text:span><text:span text:style-name="T1872">будить</text:span><text:span text:style-name="T1873"><text:s/></text:span><text:span text:style-name="T1874">льва</text:span><text:span text:style-name="T1875">,<text:s/></text:span><text:span text:style-name="T1876">И</text:span><text:span text:style-name="T1877"><text:s/></text:span><text:span text:style-name="T1878">страшен</text:span><text:span text:style-name="T1879"><text:s/></text:span><text:span text:style-name="T1880">зуб</text:span><text:span text:style-name="T1881"><text:s/></text:span><text:span text:style-name="T1882">тигра</text:span><text:span text:style-name="T1883">,<text:s/></text:span><text:span text:style-name="T1884">Но</text:span><text:span text:style-name="T1885"><text:s/></text:span><text:span text:style-name="T1886">самое</text:span><text:span text:style-name="T1887"><text:s/></text:span><text:span text:style-name="T1888">ужасное</text:span><text:span text:style-name="T1889"><text:s/></text:span><text:span text:style-name="T1890">из</text:span><text:span text:style-name="T1891"><text:s/></text:span><text:span text:style-name="T1892">всех</text:span><text:span text:style-name="T1893"><text:s/></text:span><text:span text:style-name="T1894">уж</text:span><text:span text:style-name="T1895">асов</text:span><text:span text:style-name="T1896"><text:s/></text:span><text:span text:style-name="T1897">–</text:span><text:span text:style-name="T1898"><text:s/></text:span><text:span text:style-name="T1899">Это</text:span><text:span text:style-name="T1900"><text:s/></text:span><text:span text:style-name="T1901">человек</text:span><text:span text:style-name="T1902"><text:s/></text:span><text:span text:style-name="T1903">в</text:span><text:span text:style-name="T1904"><text:s/></text:span><text:span text:style-name="T1905">его</text:span><text:span text:style-name="T1906"><text:s/></text:span><text:span text:style-name="T1907">безумии</text:span><text:span text:style-name="T1908"><text:s/>(</text:span><text:span text:style-name="T1909">нем</text:span><text:span text:style-name="T1910">.).</text:span></text:p><text:p text:style-name="Сd1нedоeeсf1кeaаe0"/></text:note-body></text:note></text:span></text:p>
      <text:p text:style-name="P1911"/>
      <text:p text:style-name="Обычный">Он,<text:s/>уверяю<text:s/>вас,<text:s/>он<text:s/>не<text:s/>то<text:s/>хотел<text:s/>сказать;<text:s/>он<text:s/>хотел<text:s/>сказать: Das ist ein<text:s/>«кружок»…<text:s/>in der Stadt Moskau!</text:p>
      <text:p text:style-name="Обычный">– Да<text:s/>что<text:s/>ж<text:s/>вы<text:s/>находите<text:s/>ужасного<text:s/>в<text:s/>кружке? –<text:s/>спросил<text:s/>я.</text:p>
      <text:p text:style-name="Обычный">Мой<text:s/>сосед<text:s/>схватил<text:s/>свой<text:s/>колпак<text:s/>и<text:s/>надвинул<text:s/>его<text:s/>себе<text:s/>на<text:s/>нос.</text:p>
      <text:p text:style-name="Обычный">– Что<text:s/>я<text:s/>нахожу<text:s/>ужасного? –<text:s/>вскрикнул<text:s/>он. –<text:s/>А<text:s/>вот<text:s/>что:<text:s/>кружок –<text:s/>да<text:s/>это<text:s/>гибель<text:s/>всякого<text:s/>самобытного<text:s/>развития;<text:s/>кружок –<text:s/>это<text:s/>безобразная<text:s/>замена<text:s/>общества,<text:s/>женщины,<text:s/>жизни;<text:s/>кружок…<text:s/>о,<text:s/>да<text:s/>постойте;<text:s/>я вам<text:s/>скажу,<text:s/>что<text:s/>такое<text:s/>кружок!<text:s/>Кружок –<text:s/>это<text:s/>ленивое<text:s/>и<text:s/>вялое<text:s/>житье<text:s/>вместе<text:s/>и<text:s/>рядом,<text:s/>которому<text:s/>придают<text:s/>значение<text:s/>и<text:s/>вид<text:s/>разумного<text:s/>дела;<text:s/>кружок<text:s/>заменяет<text:s/>разговор<text:s/>рассуждениями,<text:s/>приучает<text:s/>к<text:s/>бесплодной<text:s/>болтовне,<text:s/>отвлекает<text:s/>вас<text:s/>от<text:s/>уединенной,<text:s/>благодатной<text:s/>работы,<text:s/>прививает<text:s/>вам<text:s/>литературную<text:s/>чесотку;<text:s/>лишает<text:s/>вас,<text:s/>наконец,<text:s/>свежести<text:s/>и<text:s/>девственной<text:s/>крепости<text:s/>души.<text:s/>Кружок –<text:s/>да<text:s/>это<text:s/>пошлость<text:s/>и<text:s/>скука<text:s/>под<text:s/>именем<text:s/>братства<text:s/>и<text:s/>дружбы,<text:s/>сцепление<text:s/>недоразумений<text:s/>и<text:s/>притязаний<text:s/>под<text:s/>предлогом<text:s/>откровенности<text:s/>и<text:s/>участия;<text:s/>в кружке,<text:s/>благодаря<text:s/>праву<text:s/>каждого<text:s/>приятеля<text:s/>во<text:s/>всякое<text:s/>время<text:s/>и<text:s/>во<text:s/>всякий<text:s/>час<text:s/>запускать<text:s/>свои<text:s/>неумытые<text:s/>пальцы<text:s/>прямо<text:s/>во<text:s/>внутренность<text:s/>товарища,<text:s/>ни<text:s/>у<text:s/>кого<text:s/>нет<text:s/>чистого,<text:s/>нетронутого<text:s/>места<text:s/>на<text:s/>душе;<text:s/>в кружке<text:s/>поклоняются<text:s/>пустому<text:s/>краснобаю,<text:s/>самолюбивому<text:s/>умнику,<text:s/>довременному<text:s/>старику,<text:s/>носят<text:s/>на<text:s/>руках<text:s/>стихотворца<text:s/>бездарного,<text:s/>но<text:s/>с<text:s/>«затаенными»<text:s/>мыслями;<text:s/>в кружке<text:s/>молодые,<text:s/>семнадцатилетние<text:s/>малые<text:s/>хитро<text:s/>и<text:s/>мудрено<text:s/>толкуют<text:s/>о<text:s/>женщинах<text:s/>и<text:s/>любви,<text:s/>а<text:s/>перед<text:s/>женщинами<text:s/>молчат<text:s/>или<text:s/>говорят<text:s/>с<text:s/>ними,<text:s/>словно<text:s/>с<text:s/>книгой, –<text:s/>да<text:s/>и<text:s/>о<text:s/>чем<text:s/>говорят!<text:s/>В<text:s/>кружке<text:s/>процветает<text:s/>хитростное<text:s/>красноречие;<text:s/>в кружке<text:s/>наблюдают<text:s/>друг<text:s/>за<text:s/>другом<text:s/>не<text:s/>хуже<text:s/>полицейских<text:s/>чиновников…<text:s/>О<text:s/>кружок!<text:s/>ты<text:s/>не<text:s/>кружок:<text:s/>ты –<text:s/>заколдованный<text:s/>круг,<text:s/>в<text:s/>котором<text:s/>погиб<text:s/>не<text:s/>один<text:s/>порядочный<text:s/>человек!</text:p>
      <text:p text:style-name="Обычный">– Ну,<text:s/>это<text:s/>вы<text:s/>преувеличиваете,<text:s/>позвольте<text:s/>вам<text:s/>заметить, –<text:s/>прервал<text:s/>я<text:s/>его.</text:p>
      <text:p text:style-name="Обычный">Мой<text:s/>сосед<text:s/>молча<text:s/>посмотрел<text:s/>на<text:s/>меня.</text:p>
      <text:p text:style-name="Обычный">– Может<text:s/>быть,<text:s/>Господь<text:s/>меня<text:s/>знает,<text:s/>может<text:s/>быть.<text:s/>Да<text:s/>ведь<text:s/>нашему<text:s/>брату<text:s/>только<text:s/>одно<text:s/>удовольствие<text:s/>и<text:s/>осталось –<text:s/>преувеличивать.<text:s/>Вот‑с<text:s/>таким‑то<text:s/>образом<text:s/>прожил<text:s/>я<text:s/>четыре<text:s/>года<text:s/>в<text:s/>Москве.<text:s/>Не<text:s/>в<text:s/>состоянии<text:s/>я<text:s/>описать<text:s/>вам,<text:s/>милостивый<text:s/>государь,<text:s/>как<text:s/>скоро,<text:s/>как<text:s/>страшно<text:s/>скоро<text:s/>прошло<text:s/>это<text:s/>время;<text:s/>даже<text:s/>грустно<text:s/>и<text:s/>досадно<text:s/>вспомнить.<text:s/>Встанешь,<text:s/>бывало,<text:s/>поутру,<text:s/>и<text:s/>словно<text:s/>с<text:s/>горы<text:s/>на<text:s/>салазках<text:s/>покатишься…<text:s/>Смотришь,<text:s/>уж<text:s/>и<text:s/>примчался<text:s/>к<text:s/>концу;<text:s/>вот<text:s/>уж<text:s/>и<text:s/>вечер;<text:s/>вот<text:s/>уж<text:s/>заспанный<text:s/>слуга<text:s/>и<text:s/>натягивает<text:s/>на<text:s/>тебя<text:s/>сюртук –<text:s/>оденешься<text:s/>и<text:s/>поплетешься<text:s/>к<text:s/>приятелю<text:s/>и<text:s/>давай<text:s/>трубочку<text:s/>курить,<text:s/>пить<text:s/>жидкий<text:s/>чай<text:s/>стаканами<text:s/>да<text:s/>толковать<text:s/>о<text:s/>немецкой<text:s/>философии,<text:s/>любви,<text:s/>вечном<text:s/>солнце<text:s/>духа<text:s/>и<text:s/>прочих<text:s/>отдаленных<text:s/>предметах.<text:s/>Но<text:s/>и<text:s/>тут<text:s/>я<text:s/>встречал<text:s/>оригинальных,<text:s/>самобытных<text:s/>людей:<text:s/>иной,<text:s/>как<text:s/>себя<text:s/>ни<text:s/>ломал,<text:s/>как<text:s/>ни<text:s/>гнул<text:s/>себя<text:s/>в<text:s/>дугу,<text:s/>а<text:s/>все<text:s/>природа<text:s/>брала<text:s/>свое;<text:s/>один<text:s/>я,<text:s/>несчастный,<text:s/>лепил<text:s/>самого<text:s/>себя,<text:s/>словно<text:s/>мягкий<text:s/>воск,<text:s/>и<text:s/>жалкая<text:s/>моя<text:s/>природа<text:s/>ни<text:s/>малейшего<text:s/>не<text:s/>оказывала<text:s/>сопротивления!<text:s/>Между<text:s/>тем<text:s/>мне<text:s/>стукнуло<text:s/>двадцать<text:s/>один<text:s/>год.<text:s/>Я<text:s/>вступил<text:s/>во<text:s/>владение<text:s/>своим<text:s/>наследством,<text:s/>или,<text:s/>правильнее,<text:s/>тою<text:s/>частью<text:s/>своего<text:s/>наследства,<text:s/>которую<text:s/>мой<text:s/>опекун<text:s/>заблагорассудил<text:s/>мне<text:s/>оставить,<text:s/>дал<text:s/>доверенность<text:s/>на<text:s/>управление<text:s/>всеми<text:s/>вотчинами<text:s/>вольноотпущенному<text:s/>дворовому<text:s/>человеку<text:s/>Василию<text:s/>Кудряшеву<text:s/>и<text:s/>уехал<text:s/>за<text:s/>границу,<text:s/>в<text:s/>Берлин.<text:s/>За<text:s/>границей<text:s/>пробыл<text:s/>я,<text:s/>как<text:s/>я<text:s/>уже<text:s/>имел<text:s/>удовольствие<text:s/>вам<text:s/>донести,<text:s/>три<text:s/>года.<text:s/>И<text:s/>что<text:s/>ж?<text:s/>И<text:s/>там,<text:s/>и<text:s/>за<text:s/>границей,<text:s/>я<text:s/>остался<text:s/>тем<text:s/>же<text:s/>неоригинальным<text:s/>существом.<text:s/>Во‑первых,<text:s/>нечего<text:s/>и<text:s/>говорить,<text:s/>что<text:s/>собственно<text:s/>Европы,<text:s/>европейского<text:s/>быта<text:s/>я<text:s/>не<text:s/>узнал<text:s/>ни<text:s/>на<text:s/>волос;<text:s/>я слушал<text:s/>немецких<text:s/>профессоров<text:s/>и<text:s/>читал<text:s/>немецкие<text:s/>книги<text:s/>на<text:s/>самом<text:s/>месте<text:s/>рождения<text:s/>их…<text:s/>вот<text:s/>в<text:s/>чем<text:s/>состояла<text:s/>вся<text:s/>разница.<text:s/>Жизнь<text:s/>вел<text:s/>я<text:s/>уединенную,<text:s/>словно<text:s/>монах<text:s/>какой;<text:s/>снюхивался<text:s/>с<text:s/>отставными<text:s/>поручиками,<text:s/>удрученными,<text:s/>подобно<text:s/>мне,<text:s/>жаждой<text:s/>знанья,<text:s/>весьма,<text:s/>впрочем,<text:s/>тугими<text:s/>на<text:s/>понимание<text:s/>и<text:s/>не<text:s/>одаренными<text:s/>даром<text:s/>слова;<text:s/>якшался<text:s/>с<text:s/>тупоумными<text:s/>семействами<text:s/>из<text:s/>Пензы<text:s/>и<text:s/>других<text:s/>хлебородных<text:s/>губерний;<text:s/>таскался<text:s/>по<text:s/>кофейным,<text:s/>читал<text:s/>журналы,<text:s/>по<text:s/>вечерам<text:s/>ходил<text:s/>в<text:s/>театр.<text:s/>С<text:s/>туземцами<text:s/>знался<text:s/>я<text:s/>мало,<text:s/>разговаривал<text:s/>с<text:s/>ними<text:s/>как‑то<text:s/>напряженно<text:s/>и<text:s/>никого<text:s/>из<text:s/>них<text:s/>у<text:s/>себя<text:s/>не<text:s/>видал,<text:s/>исключая<text:s/>двух<text:s/>или<text:s/>трех<text:s/>навязчивых<text:s/>молодчиков<text:s/>еврейского<text:s/>происхождения,<text:s/>которые<text:s/>то<text:s/>и<text:s/>дело<text:s/>забегали<text:s/>ко<text:s/>мне<text:s/>да<text:s/>занимали<text:s/>у<text:s/>меня<text:s/>деньги,<text:s/>благо<text:s/>der Russe<text:s/>верит.<text:s/>Странная<text:s/>игра<text:s/>случая<text:s/>занесла<text:s/>меня<text:s/>наконец<text:s/>в<text:s/>дом<text:s/>одного<text:s/>из<text:s/>моих<text:s/>профессоров;<text:s/>а именно<text:s/>вот<text:s/>как:<text:s/>я пришел<text:s/>к<text:s/>нему<text:s/>записаться<text:s/>на<text:s/>курс,<text:s/>а<text:s/>он<text:s/>вдруг<text:s/>возьми<text:s/>да<text:s/>и<text:s/>пригласи<text:s/>меня<text:s/>к<text:s/>себе<text:s/>на<text:s/>вечер.<text:s/>У<text:s/>этого<text:s/>профессора<text:s/>было<text:s/>две<text:s/>дочери,<text:s/>лет<text:s/>двадцати<text:s/>семи,<text:s/>коренастые<text:s/>такие –<text:s/>Бог<text:s/>с<text:s/>ними –<text:s/>носы<text:s/>такие<text:s/>великолепные,<text:s/>кудри<text:s/>в<text:s/>завитках<text:s/>и<text:s/>глаза<text:s/>бледно‑голубые,<text:s/>а<text:s/>руки<text:s/>красные<text:s/>с<text:s/>белыми<text:s/>ногтями.<text:s/>Одну<text:s/>звали<text:s/>Линхен,<text:s/>другую –<text:s/>Минхен.<text:s/>Начал<text:s/>я<text:s/>ходить<text:s/>к<text:s/>профессору.<text:s/>Надобно<text:s/>вам<text:s/>сказать,<text:s/>что<text:s/>этот<text:s/>профессор<text:s/>был<text:s/>не<text:s/>то<text:s/>что<text:s/>глуп,<text:s/>а<text:s/>словно<text:s/>ушибен:<text:s/>с кафедры<text:s/>говорил<text:s/>довольно<text:s/>связно,<text:s/>а<text:s/>дома<text:s/>картавил<text:s/>и<text:s/>очки<text:s/>все<text:s/>на<text:s/>лбу<text:s/>держал;<text:s/>притом<text:s/>ученейший<text:s/>был<text:s/>человек…<text:s/>И<text:s/>что<text:s/>же?<text:s/>Вдруг<text:s/>мне<text:s/>показалось,<text:s/>что<text:s/>я<text:s/>влюбился<text:s/>в<text:s/>Линхен,<text:s/>да<text:s/>целых<text:s/>шесть<text:s/>месяцев<text:s/>этак<text:s/>все<text:s/>казалось.<text:s/>Разговаривал<text:s/>я<text:s/>с<text:s/>ней,<text:s/>правда,<text:s/>мало,<text:s/>больше<text:s/>так<text:s/>на<text:s/>нее<text:s/>смотрел;<text:s/>но<text:s/>читал<text:s/>ей<text:s/>вслух<text:s/>разные<text:s/>трогательные<text:s/>сочинения,<text:s/>пожимал<text:s/>ей<text:s/>украдкой<text:s/>руки,<text:s/>а<text:s/>по<text:s/>вечерам<text:s/>мечтал<text:s/>с<text:s/>ней<text:s/>рядом,<text:s/>упорно<text:s/>глядя<text:s/>на<text:s/>луну,<text:s/>а<text:s/>не<text:s/>то<text:s/>просто<text:s/>вверх.<text:s/>Притом<text:s/>она<text:s/>так<text:s/>отлично<text:s/>варила<text:s/>кофе!..<text:s/>Кажется,<text:s/>чего<text:s/>бы<text:s/>еще?<text:s/>Одно<text:s/>меня<text:s/>смущало:<text:s/>в самые,<text:s/>как<text:s/>говорится,<text:s/>мгновения<text:s/>неизъяснимого<text:s/>блаженства<text:s/>у<text:s/>меня<text:s/>отчего‑то<text:s/>все<text:s/>под<text:s/>ложечкой<text:s/>сосало<text:s/>и<text:s/>тоскливая,<text:s/>холодная<text:s/>дрожь<text:s/>пробегала<text:s/>по<text:s/>желудку.<text:s/>Я<text:s/>наконец<text:s/>не<text:s/>выдержал<text:s/>такого<text:s/>счастья<text:s/>и<text:s/>убежал.<text:s/>Целых<text:s/>два<text:s/>года<text:s/>я<text:s/>провел<text:s/>еще<text:s/>после<text:s/>того<text:s/>за<text:s/>границей:<text:s/>был<text:s/>в<text:s/>Италии,<text:s/>постоял<text:s/>в<text:s/>Риме<text:s/>перед<text:s/>Преображением,<text:s/>и<text:s/>перед<text:s/>Венерой<text:s/>во<text:s/>Флоренции<text:s/>постоял;<text:s/>внезапно<text:s/>повергался<text:s/>в<text:s/>преувеличенный<text:s/>восторг,<text:s/>словно<text:s/>злость<text:s/>на<text:s/>меня<text:s/>находила;<text:s/>по<text:s/>вечерам<text:s/>пописывал<text:s/>стишки,<text:s/>начинал<text:s/>дневник;<text:s/>словом,<text:s/>и<text:s/>тут<text:s/>вел<text:s/>себя,<text:s/>как<text:s/>все.<text:s/>А<text:s/>между<text:s/>тем,<text:s/>посмотрите,<text:s/>как<text:s/>легко<text:s/>быть<text:s/>оригинальным.<text:s/>Я,<text:s/>например,<text:s/>ничего<text:s/>не<text:s/>смыслю<text:s/>в<text:s/>живописи<text:s/>и<text:s/>ваянии…<text:s/>Сказать<text:s/>бы<text:s/>мне<text:s/>это<text:s/>просто<text:s/>вслух…<text:s/>нет,<text:s/>как<text:s/>можно!<text:s/>Бери<text:s/>чичерона,<text:s/>беги<text:s/>смотреть<text:s/>фрески…</text:p>
      <text:p text:style-name="Обычный">Он<text:s/>опять<text:s/>потупился<text:s/>и<text:s/>опять<text:s/>скинул<text:s/>колпак.</text:p>
      <text:p text:style-name="Обычный">– Вот<text:s/>вернулся<text:s/>я<text:s/>наконец<text:s/>на<text:s/>родину, –<text:s/>продолжал<text:s/>он<text:s/>усталым<text:s/>голосом, –<text:s/>приехал<text:s/>в<text:s/>Москву.<text:s/>В<text:s/>Москве<text:s/>удивительная<text:s/>произошла<text:s/>со<text:s/>мною<text:s/>перемена.<text:s/>За<text:s/>границей<text:s/>я<text:s/>больше<text:s/>молчал,<text:s/>а<text:s/>тут<text:s/>вдруг<text:s/>заговорил<text:s/>неожиданно<text:s/>бойко<text:s/>и<text:s/>в<text:s/>то<text:s/>же<text:s/>самое<text:s/>время<text:s/>возмечтал<text:s/>о<text:s/>себе<text:s/>бог<text:s/>ведает<text:s/>что.<text:s/>Нашлись<text:s/>снисходительные<text:s/>люди,<text:s/>которым<text:s/>я<text:s/>показался<text:s/>чуть<text:s/>не<text:s/>гением;<text:s/>дамы<text:s/>с<text:s/>участием<text:s/>выслушивали<text:s/>мои<text:s/>разглагольствования;<text:s/>но<text:s/>я<text:s/>не<text:s/>сумел<text:s/>удержаться<text:s/>на<text:s/>высоте<text:s/>своей<text:s/>славы.<text:s/>В<text:s/>одно<text:s/>прекрасное<text:s/>утро<text:s/>родилась<text:s/>на<text:s/>мой<text:s/>счет<text:s/>сплетня<text:s/>(кто<text:s/>ее<text:s/>произвел<text:s/>на<text:s/>свет<text:s/>Божий,<text:s/>не<text:s/>знаю:<text:s/>должно<text:s/>быть,<text:s/>какая‑нибудь<text:s/>старая<text:s/>дева<text:s/>мужеского<text:s/>пола, –<text:s/>таких<text:s/>старых<text:s/>дев<text:s/>в<text:s/>Москве<text:s/>пропасть),<text:s/>родилась<text:s/>и<text:s/>принялась<text:s/>пускать<text:s/>отпрыски<text:s/>и<text:s/>усики,<text:s/>словно<text:s/>земляника.<text:s/>Я<text:s/>запутался,<text:s/>хотел<text:s/>выскочить,<text:s/>разорвать<text:s/>прилипчивые<text:s/>нити, –<text:s/>не<text:s/>тут‑то<text:s/>было…<text:s/>Я<text:s/>уехал.<text:s/>Вот<text:s/>и<text:s/>тут<text:s/>я<text:s/>оказался<text:s/>вздорным<text:s/>человеком;<text:s/>мне<text:s/>бы<text:s/>преспокойно<text:s/>переждать<text:s/>эту<text:s/>напасть,<text:s/>вот<text:s/>как<text:s/>выжидают<text:s/>конца<text:s/>крапивной<text:s/>лихорадки,<text:s/>и<text:s/>те<text:s/>же<text:s/>снисходительные<text:s/>люди<text:s/>снова<text:s/>раскрыли<text:s/>бы<text:s/>мне<text:s/>свои<text:s/>объятия,<text:s/>те<text:s/>же<text:s/>дамы<text:s/>снова<text:s/>улыбнулись<text:s/>бы<text:s/>на<text:s/>мои<text:s/>речи…<text:s/>Да<text:s/>вот<text:s/>в<text:s/>чем<text:s/>беда:<text:s/>не<text:s/>оригинальный<text:s/>человек.<text:s/>Добросовестность<text:s/>вдруг,<text:s/>изволите<text:s/>видеть,<text:s/>во<text:s/>мне<text:s/>проснулась:<text:s/>мне<text:s/>что‑то<text:s/>стыдно<text:s/>стало<text:s/>болтать,<text:s/>болтать<text:s/>без<text:s/>умолку,<text:s/>болтать –<text:s/>вчера<text:s/>на<text:s/>Арбате,<text:s/>сегодня<text:s/>на<text:s/>Трубе,<text:s/>завтра<text:s/>на<text:s/>Сивцевом‑Вражке,<text:s/>и<text:s/>всё<text:s/>о<text:s/>том<text:s/>же…<text:s/>Да<text:s/>коли<text:s/>этого<text:s/>требуют?<text:s/>Посмотри‑ка<text:s/>на<text:s/>настоящих<text:s/>ратоборцев<text:s/>на<text:s/>этом<text:s/>поприще:<text:s/>им<text:s/>это<text:s/>нипочем;<text:s/>напротив,<text:s/>только<text:s/>этого<text:s/>им<text:s/>и<text:s/>нужно;<text:s/>иной<text:s/>двадцатый<text:s/>год<text:s/>работает<text:s/>языком<text:s/>и<text:s/>все<text:s/>в<text:s/>одном<text:s/>направлении…<text:s/>Что<text:s/>значит<text:s/>уверенность<text:s/>в<text:s/>самом<text:s/>себе<text:s/>и<text:s/>самолюбие!<text:s/>И<text:s/>у<text:s/>меня<text:s/>оно<text:s/>было,<text:s/>самолюбие,<text:s/>да<text:s/>и<text:s/>теперь<text:s/>еще<text:s/>не<text:s/>совсем<text:s/>угомонилось…<text:s/>Да<text:s/>тем‑то<text:s/>и<text:s/>плохо,<text:s/>что<text:s/>я,<text:s/>опять‑таки<text:s/>скажу,<text:s/>не<text:s/>оригинальный<text:s/>человек,<text:s/>на<text:s/>серединке<text:s/>остановился:<text:s/>природе<text:s/>следовало<text:s/>бы<text:s/>гораздо<text:s/>больше<text:s/>самолюбия<text:s/>мне<text:s/>отпустить<text:s/>либо<text:s/>вовсе<text:s/>его<text:s/>не<text:s/>дать.<text:s/>Но<text:s/>на<text:s/>первых<text:s/>порах<text:s/>мне<text:s/>действительно<text:s/>круто<text:s/>пришлось;<text:s/>притом<text:s/>и<text:s/>поездка<text:s/>за<text:s/>границу<text:s/>окончательно<text:s/>истощила<text:s/>мои<text:s/>средства,<text:s/>а<text:s/>на<text:s/>купчихе<text:s/>с<text:s/>молодым,<text:s/>но<text:s/>уже<text:s/>дряблым<text:s/>телом,<text:s/>вроде<text:s/>желе,<text:s/>я<text:s/>жениться<text:s/>не<text:s/>хотел, –<text:s/>и<text:s/>удалился<text:s/>к<text:s/>себе<text:s/>в<text:s/>деревню.<text:s/>Кажется, –<text:s/>прибавил<text:s/>мой<text:s/>сосед,<text:s/>опять<text:s/>взглянув<text:s/>на<text:s/>меня<text:s/>сбоку, –<text:s/>я<text:s/>могу<text:s/>пройти<text:s/>молчанием<text:s/>первые<text:s/>впечатления<text:s/>деревенской<text:s/>жизни,<text:s/>намеки<text:s/>на<text:s/>красоту<text:s/>природы,<text:s/>тихую<text:s/>прелесть<text:s/>одиночества<text:s/>и<text:s/>прочее…</text:p>
      <text:p text:style-name="Обычный">– Можете,<text:s/>можете, –<text:s/>возразил<text:s/>я.</text:p>
      <text:p text:style-name="Обычный">– Тем<text:s/>более, –<text:s/>продолжал<text:s/>рассказчик, –<text:s/>что<text:s/>это<text:s/>все<text:s/>вздор,<text:s/>по<text:s/>крайней<text:s/>мере<text:s/>что<text:s/>до<text:s/>меня<text:s/>касается.<text:s/>Я<text:s/>в<text:s/>деревне<text:s/>скучал,<text:s/>как<text:s/>щенок<text:s/>взаперти,<text:s/>хотя,<text:s/>признаюсь,<text:s/>проезжая<text:s/>на<text:s/>возвратном<text:s/>пути<text:s/>в<text:s/>первый<text:s/>раз<text:s/>весною<text:s/>знакомую<text:s/>березовую<text:s/>рощу,<text:s/>у<text:s/>меня<text:s/>голова<text:s/>закружилась<text:s/>и<text:s/>забилось<text:s/>сердце<text:s/>от<text:s/>смутного<text:s/>сладкого<text:s/>ожидания.<text:s/>Но<text:s/>эти<text:s/>смутные<text:s/>ожидания,<text:s/>вы<text:s/>сами<text:s/>знаете,<text:s/>никогда<text:s/>не<text:s/>сбываются,<text:s/>а,<text:s/>напротив,<text:s/>сбываются<text:s/>другие<text:s/>вещи,<text:s/>которых<text:s/>вовсе<text:s/>не<text:s/>ожидаешь,<text:s/>как‑то:<text:s/>падежи,<text:s/>недоимки,<text:s/>продажа<text:s/>с<text:s/>публичного<text:s/>торгу<text:s/>и<text:s/>прочая,<text:s/>и<text:s/>прочая.<text:s/>Перебиваясь<text:s/>кое‑как<text:s/>со<text:s/>дня<text:s/>на<text:s/>день<text:s/>при<text:s/>помощи<text:s/>бурмистра<text:s/>Якова,<text:s/>заменившего<text:s/>прежнего<text:s/>управляющего<text:s/>и<text:s/>оказавшегося<text:s/>впоследствии<text:s/>времени<text:s/>таким<text:s/>же,<text:s/>если<text:s/>не<text:s/>большим,<text:s/>грабителем<text:s/>да<text:s/>сверх<text:s/>того<text:s/>отравлявшего<text:s/>мое<text:s/>существование<text:s/>запахом<text:s/>своих<text:s/>дегтярных<text:s/>сапогов,<text:s/>вспомнил<text:s/>я<text:s/>однажды<text:s/>об<text:s/>одном<text:s/>знакомом<text:s/>соседнем<text:s/>семействе,<text:s/>состоявшем<text:s/>из<text:s/>отставной<text:s/>полковницы<text:s/>и<text:s/>двух<text:s/>дочерей,<text:s/>велел<text:s/>заложить<text:s/>дрожки<text:s/>и<text:s/>поехал<text:s/>к<text:s/>соседям.<text:s/>Этот<text:s/>день<text:s/>должен<text:s/>навсегда<text:s/>остаться<text:s/>мне<text:s/>памятным:<text:s/>шесть<text:s/>месяцев<text:s/>спустя<text:s/>женился<text:s/>я<text:s/>на<text:s/>второй<text:s/>дочери<text:s/>полковницы!..</text:p>
      <text:p text:style-name="Обычный">Рассказчик<text:s/>опустил<text:s/>голову<text:s/>и<text:s/>поднял<text:s/>руки<text:s/>к<text:s/>небу.</text:p>
      <text:p text:style-name="Обычный">– И<text:s/>между<text:s/>тем, –<text:s/>продолжал<text:s/>он<text:s/>с<text:s/>жаром, –<text:s/>я<text:s/>бы<text:s/>не<text:s/>желал<text:s/>внушить<text:s/>вам<text:s/>дурное<text:s/>мнение<text:s/>о<text:s/>покойнице.<text:s/>Сохрани<text:s/>Бог!<text:s/>Это<text:s/>было<text:s/>существо<text:s/>благороднейшее,<text:s/>добрейшее,<text:s/>существо<text:s/>любящее<text:s/>и<text:s/>способное<text:s/>на<text:s/>всякие<text:s/>жертвы,<text:s/>хотя<text:s/>я<text:s/>должен,<text:s/>между<text:s/>нами,<text:s/>сознаться,<text:s/>что<text:s/>если<text:s/>бы<text:s/>я<text:s/>не<text:s/>имел<text:s/>несчастия<text:s/>ее<text:s/>лишиться,<text:s/>я<text:s/>бы,<text:s/>вероятно,<text:s/>не<text:s/>был<text:s/>в<text:s/>состоянии<text:s/>разговаривать<text:s/>сегодня<text:s/>с<text:s/>вами,<text:s/>ибо<text:s/>еще<text:s/>до<text:s/>сих<text:s/>пор<text:s/>цела<text:s/>балка<text:s/>в<text:s/>грунтовом<text:s/>моем<text:s/>сарае,<text:s/>на<text:s/>которой<text:s/>я<text:s/>неоднократно<text:s/>собирался<text:s/>повеситься!</text:p>
      <text:p text:style-name="Обычный">– Иным<text:s/>грушам, –<text:s/>начал<text:s/>он<text:s/>опять<text:s/>после<text:s/>небольшого<text:s/>молчания, –<text:s/>нужно<text:s/>некоторое<text:s/>время<text:s/>полежать<text:s/>под<text:s/>землей<text:s/>в<text:s/>подвале,<text:s/>для<text:s/>того<text:s/>чтобы<text:s/>войти,<text:s/>как<text:s/>говорится,<text:s/>в<text:s/>настоящий<text:s/>свой<text:s/>вкус;<text:s/>моя<text:s/>покойница,<text:s/>видно,<text:s/>тоже<text:s/>принадлежала<text:s/>к<text:s/>подобным<text:s/>произведениям<text:s/>природы.<text:s/>Только<text:s/>теперь<text:s/>отдаю<text:s/>я<text:s/>ей<text:s/>полную<text:s/>справедливость.<text:s/>Только<text:s/>теперь,<text:s/>например,<text:s/>воспоминания<text:s/>об<text:s/>иных<text:s/>вечерах,<text:s/>проведенных<text:s/>мною<text:s/>с<text:s/>ней<text:s/>до<text:s/>свадьбы,<text:s/>не<text:s/>только<text:s/>не<text:s/>возбуждают<text:s/>во<text:s/>мне<text:s/>ни<text:s/>малейшей<text:s/>горечи,<text:s/>но,<text:s/>напротив,<text:s/>трогают<text:s/>меня<text:s/>чуть<text:s/>не<text:s/>до<text:s/>слез.<text:s/>Люди<text:s/>они<text:s/>были<text:s/>небогатые;<text:s/>дом<text:s/>их,<text:s/>весьма<text:s/>старинный,<text:s/>деревянный,<text:s/>но<text:s/>удобный,<text:s/>стоял<text:s/>на<text:s/>горе,<text:s/>между<text:s/>заглохшим<text:s/>садом<text:s/>и<text:s/>заросшим<text:s/>двором.<text:s/>Под<text:s/>горой<text:s/>текла<text:s/>река<text:s/>и<text:s/>едва<text:s/>виднелась<text:s/>сквозь<text:s/>густую<text:s/>листву.<text:s/>Большая<text:s/>терраса<text:s/>вела<text:s/>из<text:s/>дому<text:s/>в<text:s/>сад,<text:s/>перед<text:s/>террасой<text:s/>красовалась<text:s/>продолговатая<text:s/>клумба,<text:s/>покрытая<text:s/>розами;<text:s/>на<text:s/>каждом<text:s/>конце<text:s/>клумбы<text:s/>росли<text:s/>две<text:s/>акации,<text:s/>еще<text:s/>в<text:s/>молодости<text:s/>переплетенные<text:s/>в<text:s/>виде<text:s/>винта<text:s/>покойным<text:s/>хозяином.<text:s/>Немного<text:s/>подальше,<text:s/>в<text:s/>самой<text:s/>глуши<text:s/>заброшенного<text:s/>и<text:s/>одичалого<text:s/>малинника,<text:s/>стояла<text:s/>беседка,<text:s/>прехитро<text:s/>раскрашенная<text:s/>внутри,<text:s/>но<text:s/>до<text:s/>того<text:s/>ветхая<text:s/>и<text:s/>дряхлая<text:s/>снаружи,<text:s/>что,<text:s/>глядя<text:s/>на<text:s/>нее,<text:s/>становилось<text:s/>жутко.<text:s/>С<text:s/>террасы<text:s/>стеклянная<text:s/>дверь<text:s/>вела<text:s/>в<text:s/>гостиную;<text:s/>а в<text:s/>гостиной<text:s/>вот<text:s/>что<text:s/>представлялось<text:s/>любопытному<text:s/>взору<text:s/>наблюдателя:<text:s/>по<text:s/>углам<text:s/>изразцовые<text:s/>печи,<text:s/>кисленькое<text:s/>фортепьяно<text:s/>направо,<text:s/>заваленное<text:s/>рукописными<text:s/>нотами,<text:s/>диван,<text:s/>обитый<text:s/>полинялым<text:s/>голубым<text:s/>штофом<text:s/>с<text:s/>беловатыми<text:s/>разводами,<text:s/>круглый<text:s/>стол,<text:s/>две<text:s/>горки<text:s/>с<text:s/>фарфоровыми<text:s/>и<text:s/>бисерными<text:s/>игрушками<text:s/>екатерининского<text:s/>времени,<text:s/>на<text:s/>стене<text:s/>известный<text:s/>портрет<text:s/>белокурой<text:s/>девицы<text:s/>с<text:s/>голубком<text:s/>на<text:s/>груди<text:s/>и<text:s/>закатившимися<text:s/>глазами,<text:s/>на<text:s/>столе<text:s/>ваза<text:s/>с<text:s/>свежими<text:s/>розами…<text:s/>Видите,<text:s/>как<text:s/>я<text:s/>подробно<text:s/>описываю.<text:s/>В<text:s/>этой‑то<text:s/>гостиной,<text:s/>на<text:s/>этой‑то<text:s/>террасе<text:s/>и<text:s/>разыгралась<text:s/>вся<text:s/>трагикомедия<text:s/>моей<text:s/>любви.<text:s/>Сама<text:s/>соседка<text:s/>была<text:s/>злая<text:s/>баба,<text:s/>с<text:s/>постоянной<text:s/>хрипотой<text:s/>злобы<text:s/>в<text:s/>горле,<text:s/>притеснительное<text:s/>и<text:s/>сварливое<text:s/>существо;<text:s/>из<text:s/>дочерей<text:s/>одна –<text:s/>Вера,<text:s/>ничем<text:s/>не<text:s/>отличалась<text:s/>от<text:s/>обыкновенных<text:s/>уездных<text:s/>барышень,<text:s/>другая –<text:s/>Софья,<text:s/>я<text:s/>в<text:s/>Софью<text:s/>влюбился.<text:s/>У<text:s/>обеих<text:s/>сестер<text:s/>была<text:s/>еще<text:s/>другая<text:s/>комнатка,<text:s/>общая<text:s/>их<text:s/>спальня,<text:s/>с<text:s/>двумя<text:s/>невинными<text:s/>деревянными<text:s/>кроватками,<text:s/>желтоватыми<text:s/>альбомцами,<text:s/>резедой,<text:s/>с<text:s/>портретами<text:s/>приятелей<text:s/>и<text:s/>приятельниц,<text:s/>рисованных<text:s/>карандашом<text:s/>довольно<text:s/>плохо<text:s/>(между<text:s/>ними<text:s/>отличался<text:s/>один<text:s/>господин<text:s/>с<text:s/>необыкновенно<text:s/>энергическим<text:s/>выражением<text:s/>лица<text:s/>и<text:s/>еще<text:s/>более<text:s/>энергическою<text:s/>подписью,<text:s/>в<text:s/>юности<text:s/>своей<text:s/>возбудивший<text:s/>несоразмерные<text:s/>ожидания,<text:s/>а<text:s/>кончивший,<text:s/>как<text:s/>все<text:s/>мы –<text:s/>ничем),<text:s/>с<text:s/>бюстами<text:s/>Гете<text:s/>и<text:s/>Шиллера,<text:s/>немецкими<text:s/>книгами,<text:s/>высохшими<text:s/>венками<text:s/>и<text:s/>другими<text:s/>предметами,<text:s/>оставленными<text:s/>на<text:s/>память.<text:s/>Но<text:s/>в<text:s/>эту<text:s/>комнату<text:s/>я<text:s/>ходил<text:s/>редко<text:s/>и<text:s/>неохотно:<text:s/>мне<text:s/>там<text:s/>отчего‑то<text:s/>дыхание<text:s/>сдавливало.<text:s/>Притом –<text:s/>странное<text:s/>дело!<text:s/>Софья<text:s/>мне<text:s/>более<text:s/>всего<text:s/>нравилась,<text:s/>когда<text:s/>я<text:s/>сидел<text:s/>к<text:s/>ней<text:s/>спиной<text:s/>или<text:s/>еще,<text:s/>пожалуй,<text:s/>когда<text:s/>я<text:s/>думал<text:s/>или<text:s/>более<text:s/>мечтал<text:s/>о<text:s/>ней,<text:s/>особенно<text:s/>вечером,<text:s/>на<text:s/>террасе.<text:s/>Я<text:s/>глядел<text:s/>тогда<text:s/>на<text:s/>зарю,<text:s/>на<text:s/>деревья,<text:s/>на<text:s/>зеленые<text:s/>мелкие<text:s/>листья,<text:s/>уже<text:s/>потемневшие,<text:s/>но<text:s/>еще<text:s/>резко<text:s/>отделявшиеся<text:s/>от<text:s/>розового<text:s/>неба;<text:s/>в гостиной,<text:s/>за<text:s/>фортепьянами,<text:s/>сидела<text:s/>Софья<text:s/>и<text:s/>беспрестанно<text:s/>наигрывала<text:s/>какую‑нибудь<text:s/>любимую,<text:s/>страстно<text:s/>задумчивую<text:s/>фразу<text:s/>из<text:s/>Бетховена;<text:s/>злая<text:s/>старуха<text:s/>мирно<text:s/>похрапывала,<text:s/>сидя<text:s/>на<text:s/>диване;<text:s/>в столовой,<text:s/>залитой<text:s/>потоком<text:s/>алого<text:s/>света,<text:s/>Вера<text:s/>хлопотала<text:s/>за<text:s/>чаем;<text:s/>самовар<text:s/>затейливо<text:s/>шипел,<text:s/>словно<text:s/>чему‑то<text:s/>радовался;<text:s/>с веселым<text:s/>треском<text:s/>ломались<text:s/>крендельки,<text:s/>ложечки<text:s/>звонко<text:s/>стучали<text:s/>по<text:s/>чашкам;<text:s/>канарейка,<text:s/>немилосердно<text:s/>трещавшая<text:s/>целый<text:s/>день,<text:s/>внезапно<text:s/>утихала<text:s/>и<text:s/>только<text:s/>изредка<text:s/>чирикала,<text:s/>как<text:s/>будто<text:s/>о<text:s/>чем‑то<text:s/>спрашивала;<text:s/>из<text:s/>прозрачного,<text:s/>легкого<text:s/>облачка<text:s/>мимоходом<text:s/>падали<text:s/>редкие<text:s/>капли…<text:s/>А<text:s/>я<text:s/>сидел,<text:s/>сидел,<text:s/>слушал,<text:s/>слушал,<text:s/>глядел,<text:s/>сердце<text:s/>у<text:s/>меня<text:s/>расширялось,<text:s/>и<text:s/>мне<text:s/>опять<text:s/>казалось,<text:s/>что<text:s/>я<text:s/>любил.<text:s/>Вот<text:s/>под<text:s/>влиянием<text:s/>такого‑то<text:s/>вечера<text:s/>я<text:s/>однажды<text:s/>спросил<text:s/>у<text:s/>старухи<text:s/>руку<text:s/>ее<text:s/>дочери<text:s/>и<text:s/>месяца<text:s/>через<text:s/>два<text:s/>женился.<text:s/>Мне<text:s/>казалось,<text:s/>что<text:s/>я<text:s/>ее<text:s/>любил…<text:s/>Да<text:s/>и<text:s/>теперь<text:s/>пора<text:s/>бы<text:s/>знать,<text:s/>а<text:s/>я,<text:s/>ей‑богу,<text:s/>и<text:s/>теперь<text:s/>не<text:s/>знаю,<text:s/>любил<text:s/>ли<text:s/>я<text:s/>Софью.<text:s/>Это<text:s/>было<text:s/>существо<text:s/>доброе,<text:s/>умное,<text:s/>молчаливое,<text:s/>с<text:s/>теплым<text:s/>сердцем;<text:s/>но,<text:s/>бог<text:s/>знает<text:s/>отчего,<text:s/>от<text:s/>долгого<text:s/>ли<text:s/>житья<text:s/>в<text:s/>деревне,<text:s/>от<text:s/>других<text:s/>ли<text:s/>каких<text:s/>причин,<text:s/>у<text:s/>ней<text:s/>на<text:s/>дне<text:s/>души<text:s/>(если<text:s/>только<text:s/>есть<text:s/>дно<text:s/>у<text:s/>души)<text:s/>таилась<text:s/>рана,<text:s/>или,<text:s/>лучше<text:s/>сказать,<text:s/>сочилась<text:s/>ранка,<text:s/>которую<text:s/>ничем<text:s/>не<text:s/>можно<text:s/>было<text:s/>излечить,<text:s/>да<text:s/>и<text:s/>назвать<text:s/>ее<text:s/>ни<text:s/>она<text:s/>не<text:s/>умела,<text:s/>ни<text:s/>я<text:s/>не<text:s/>мог.<text:s/>О<text:s/>существовании<text:s/>этой<text:s/>раны<text:s/>я,<text:s/>разумеется,<text:s/>догадался<text:s/>только<text:s/>после<text:s/>брака.<text:s/>Уж<text:s/>я<text:s/>ли<text:s/>не<text:s/>бился<text:s/>над<text:s/>ней –<text:s/>ничто<text:s/>не<text:s/>помогало!<text:s/>У<text:s/>меня<text:s/>в<text:s/>детстве<text:s/>был<text:s/>чиж,<text:s/>которого<text:s/>кошка<text:s/>раз<text:s/>подержала<text:s/>в<text:s/>лапах;<text:s/>его<text:s/>спасли,<text:s/>вылечили,<text:s/>но<text:s/>не<text:s/>исправился<text:s/>мой<text:s/>бедный<text:s/>чиж;<text:s/>дулся,<text:s/>чах,<text:s/>перестал<text:s/>петь…<text:s/>Кончилось<text:s/>тем,<text:s/>что<text:s/>однажды<text:s/>ночью<text:s/>в<text:s/>открытую<text:s/>клетку<text:s/>забралась<text:s/>к<text:s/>нему<text:s/>крыса<text:s/>и<text:s/>откусила<text:s/>ему<text:s/>нос,<text:s/>вследствие<text:s/>чего<text:s/>он<text:s/>наконец<text:s/>решился<text:s/>умереть.<text:s/>Не<text:s/>знаю,<text:s/>какая<text:s/>кошка<text:s/>подержала<text:s/>жену<text:s/>мою<text:s/>в<text:s/>своих<text:s/>лапах,<text:s/>только<text:s/>и<text:s/>она<text:s/>так<text:s/>же<text:s/>дулась<text:s/>и<text:s/>чахла,<text:s/>как<text:s/>мой<text:s/>несчастный<text:s/>чиж.<text:s/>Иногда<text:s/>ей<text:s/>самой,<text:s/>видимо,<text:s/>хотелось<text:s/>встрепенуться,<text:s/>взыграть<text:s/>на<text:s/>свежем<text:s/>воздухе,<text:s/>на<text:s/>солнце<text:s/>да<text:s/>на<text:s/>воле;<text:s/>попробует –<text:s/>и<text:s/>свернется<text:s/>в<text:s/>клубочек.<text:s/>И<text:s/>ведь<text:s/>она<text:s/>меня<text:s/>любила:<text:s/>сколько<text:s/>раз<text:s/>уверяла<text:s/>меня,<text:s/>что<text:s/>ничего<text:s/>более<text:s/>ей<text:s/>не<text:s/>остается<text:s/>желать, –<text:s/>тьфу,<text:s/>черт<text:s/>возьми! –<text:s/>а<text:s/>у<text:s/>самой<text:s/>глаза<text:s/>так<text:s/>и<text:s/>меркнут.<text:s/>Думал<text:s/>я,<text:s/>нет<text:s/>ли<text:s/>чего<text:s/>в<text:s/>прошедшем?<text:s/>Собрал<text:s/>справки:<text:s/>ничего<text:s/>не<text:s/>оказалось.<text:s/>Ну<text:s/>вот,<text:s/>теперь<text:s/>посудите<text:s/>сами:<text:s/>оригинальный<text:s/>человек<text:s/>пожал<text:s/>бы<text:s/>плечом,<text:s/>может<text:s/>быть,<text:s/>вздохнул<text:s/>бы<text:s/>раза<text:s/>два,<text:s/>да<text:s/>и<text:s/>принялся<text:s/>бы<text:s/>жить<text:s/>по‑своему;<text:s/>а я,<text:s/>неоригинальное<text:s/>существо,<text:s/>начал<text:s/>заглядываться<text:s/>на<text:s/>балки.<text:s/>В<text:s/>жену<text:s/>мою<text:s/>до<text:s/>того<text:s/>въелись<text:s/>все<text:s/>привычки<text:s/>старой<text:s/>девицы –<text:s/>Бетховен,<text:s/>ночные<text:s/>прогулки,<text:s/>резеда,<text:s/>переписка<text:s/>с<text:s/>друзьями,<text:s/>альбомы<text:s/>и<text:s/>прочее, –<text:s/>что<text:s/>ко<text:s/>всякому<text:s/>другому<text:s/>образу<text:s/>жизни,<text:s/>особенно<text:s/>к<text:s/>жизни<text:s/>хозяйки<text:s/>дома,<text:s/>она<text:s/>никак<text:s/>привыкнуть<text:s/>не<text:s/>могла;<text:s/>а между<text:s/>тем<text:s/>смешно<text:s/>же<text:s/>замужней<text:s/>женщине<text:s/>томиться<text:s/>безыменной<text:s/>тоской<text:s/>и<text:s/>петь<text:s/>по<text:s/>вечерам<text:s/>«Не<text:s/>буди<text:s/>ты<text:s/>ее<text:s/>на<text:s/>заре».</text:p>
      <text:p text:style-name="Обычный">Вот‑с<text:s/>таким‑то<text:s/>образом‑с<text:s/>мы<text:s/>блаженствовали<text:s/>три<text:s/>года;<text:s/>на<text:s/>четвертый<text:s/>Софья<text:s/>умерла<text:s/>от<text:s/>первых<text:s/>родов,<text:s/>и –<text:s/>странное<text:s/>дело –<text:s/>мне<text:s/>словно<text:s/>заранее<text:s/>сдавалось,<text:s/>что<text:s/>она<text:s/>не<text:s/>будет<text:s/>в<text:s/>состоянии<text:s/>подарить<text:s/>меня<text:s/>дочерью<text:s/>или<text:s/>сыном,<text:s/>землю –<text:s/>новым<text:s/>обитателем.<text:s/>Помню<text:s/>я,<text:s/>как<text:s/>ее<text:s/>хоронили.<text:s/>Дело<text:s/>было<text:s/>весной.<text:s/>Приходская<text:s/>наша<text:s/>церковь<text:s/>невелика,<text:s/>стара,<text:s/>иконостас<text:s/>почернел,<text:s/>стены<text:s/>голые,<text:s/>кирпичный<text:s/>пол<text:s/>местами<text:s/>выбит;<text:s/>на<text:s/>каждом<text:s/>клиросе<text:s/>большой<text:s/>старинный<text:s/>образ.<text:s/>Внесли<text:s/>гроб,<text:s/>поместили<text:s/>на<text:s/>самой<text:s/>середине<text:s/>пред<text:s/>царскими<text:s/>дверями,<text:s/>одели<text:s/>полинялым<text:s/>покровом,<text:s/>поставили<text:s/>кругом<text:s/>три<text:s/>подсвечника.<text:s/>Служба<text:s/>началась.<text:s/>Дряхлый<text:s/>дьячок,<text:s/>с<text:s/>маленькой<text:s/>косичкой<text:s/>сзади,<text:s/>низко<text:s/>подпоясанный<text:s/>зеленым<text:s/>кушаком,<text:s/>печально<text:s/>шамшил<text:s/>перед<text:s/>налоем;<text:s/>священник,<text:s/>тоже<text:s/>старый,<text:s/>с<text:s/>добреньким<text:s/>и<text:s/>слепеньким<text:s/>лицом,<text:s/>в<text:s/>лиловой<text:s/>рясе<text:s/>с<text:s/>желтыми<text:s/>разводами,<text:s/>служил<text:s/>за<text:s/>себя<text:s/>и<text:s/>за<text:s/>дьякона.<text:s/>Во<text:s/>всю<text:s/>ширину<text:s/>раскрытых<text:s/>окон<text:s/>шевелились<text:s/>и<text:s/>лепетали<text:s/>молодые,<text:s/>свежие<text:s/>листья<text:s/>плакучих<text:s/>берез;<text:s/>со<text:s/>двора<text:s/>несло<text:s/>травяным<text:s/>запахом;<text:s/>красное<text:s/>пламя<text:s/>восковых<text:s/>свечей<text:s/>бледнело<text:s/>в<text:s/>веселом<text:s/>свете<text:s/>весеннего<text:s/>дня;<text:s/>воробьи<text:s/>так<text:s/>и<text:s/>чирикали<text:s/>на<text:s/>всю<text:s/>церковь,<text:s/>и<text:s/>изредка<text:s/>раздавалось<text:s/>под<text:s/>куполом<text:s/>звонкое<text:s/>восклицание<text:s/>влетевшей<text:s/>ласточки.<text:s/>В<text:s/>золотой<text:s/>пыли<text:s/>солнечного<text:s/>луча<text:s/>проворно<text:s/>опускались<text:s/>и<text:s/>поднимались<text:s/>русые<text:s/>головы<text:s/>немногочисленных<text:s/>мужиков,<text:s/>усердно<text:s/>молившихся<text:s/>за<text:s/>покойницу;<text:s/>тонкой<text:s/>голубоватой<text:s/>струйкой<text:s/>бежал<text:s/>дым<text:s/>из<text:s/>отверстий<text:s/>кадила.<text:s/>Я<text:s/>глядел<text:s/>на<text:s/>мертвое<text:s/>лицо<text:s/>моей<text:s/>жены…<text:s/>Боже<text:s/>мой!<text:s/>и смерть,<text:s/>сама<text:s/>смерть<text:s/>не<text:s/>освободила<text:s/>ее,<text:s/>не<text:s/>излечила<text:s/>ее<text:s/>раны:<text:s/>то<text:s/>же<text:s/>болезненное,<text:s/>робкое,<text:s/>немое<text:s/>выражение –<text:s/>ей<text:s/>словно<text:s/>и<text:s/>в<text:s/>гробу<text:s/>неловко…<text:s/>Горько<text:s/>во<text:s/>мне<text:s/>шевельнулась<text:s/>кровь.<text:s/>Доброе,<text:s/>доброе<text:s/>было<text:s/>существо,<text:s/>а<text:s/>для<text:s/>себя<text:s/>же<text:s/>хорошо<text:s/>сделала,<text:s/>что<text:s/>умерла!</text:p>
      <text:p text:style-name="Обычный">У<text:s/>рассказчика<text:s/>раскраснелись<text:s/>щеки<text:s/>и<text:s/>потускнели<text:s/>глаза.</text:p>
      <text:p text:style-name="Обычный">– Отделавшись<text:s/>наконец, –<text:s/>заговорил<text:s/>он<text:s/>опять, –<text:s/>от<text:s/>тяжелого<text:s/>унынья,<text:s/>которое<text:s/>овладело<text:s/>мною<text:s/>после<text:s/>смерти<text:s/>моей<text:s/>жены,<text:s/>я<text:s/>вздумал<text:s/>было<text:s/>приняться,<text:s/>как<text:s/>говорится,<text:s/>за<text:s/>дело.<text:s/>Вступил<text:s/>в<text:s/>службу<text:s/>в<text:s/>губернском<text:s/>городе;<text:s/>но<text:s/>в<text:s/>больших<text:s/>комнатах<text:s/>казенного<text:s/>заведения<text:s/>у<text:s/>меня<text:s/>голова<text:s/>разбаливалась,<text:s/>глаза<text:s/>тоже<text:s/>плохо<text:s/>действовали;<text:s/>другие<text:s/>кстати<text:s/>подошли<text:s/>причины…<text:s/>я вышел<text:s/>в<text:s/>отставку.<text:s/>Хотел<text:s/>было<text:s/>съездить<text:s/>в<text:s/>Москву,<text:s/>Да,<text:s/>во‑первых,<text:s/>денег<text:s/>недостало,<text:s/>а<text:s/>во‑вторых…<text:s/>я вам<text:s/>уже<text:s/>сказывал,<text:s/>что<text:s/>я<text:s/>смирился.<text:s/>Смирение<text:s/>это<text:s/>нашло<text:s/>на<text:s/>меня<text:s/>и<text:s/>вдруг<text:s/>и<text:s/>не<text:s/>вдруг.<text:s/>Духом‑то<text:s/>я<text:s/>уже<text:s/>давно<text:s/>смирился,<text:s/>да<text:s/>голове<text:s/>моей<text:s/>все<text:s/>еще<text:s/>не<text:s/>хотелось<text:s/>нагнуться.<text:s/>Я<text:s/>приписывал<text:s/>скромное<text:s/>настроение<text:s/>моих<text:s/>чувств<text:s/>и<text:s/>мыслей<text:s/>влиянию<text:s/>деревенской<text:s/>жизни,<text:s/>несчастья…<text:s/>С<text:s/>другой<text:s/>стороны,<text:s/>я<text:s/>уже<text:s/>давно<text:s/>замечал,<text:s/>что<text:s/>почти<text:s/>все<text:s/>мои<text:s/>соседи,<text:s/>молодые<text:s/>и<text:s/>старые,<text:s/>запуганные<text:s/>сначала<text:s/>моей<text:s/>ученостию,<text:s/>заграничной<text:s/>поездкой<text:s/>и<text:s/>прочими<text:s/>удобствами<text:s/>моего<text:s/>воспитания,<text:s/>не<text:s/>только<text:s/>успели<text:s/>совершенно<text:s/>ко<text:s/>мне<text:s/>привыкнуть,<text:s/>но<text:s/>даже<text:s/>начали<text:s/>обращаться<text:s/>со<text:s/>мной<text:s/>не<text:s/>то<text:s/>грубовато,<text:s/>не<text:s/>то<text:s/>с<text:s/>кондачка,<text:s/>не<text:s/>дослушивали<text:s/>моих<text:s/>рассуждений<text:s/>и,<text:s/>говоря<text:s/>со<text:s/>мной,<text:s/>уже<text:s/>«слово‑ерика»<text:s/>более<text:s/>не<text:s/>употребляли.<text:s/>Я<text:s/>вам<text:s/>также<text:s/>забыл<text:s/>сказать,<text:s/>что<text:s/>в<text:s/>течение<text:s/>первого<text:s/>года<text:s/>после<text:s/>моего<text:s/>брака<text:s/>я<text:s/>от<text:s/>скуки<text:s/>попытался<text:s/>было<text:s/>пуститься<text:s/>в<text:s/>литературу<text:s/>и<text:s/>даже<text:s/>послал<text:s/>статейку<text:s/>в<text:s/>журнал,<text:s/>если<text:s/>не<text:s/>ошибаюсь,<text:s/>повесть;<text:s/>но<text:s/>через<text:s/>несколько<text:s/>времени<text:s/>получил<text:s/>от<text:s/>редактора<text:s/>учтивое<text:s/>письмо,<text:s/>в<text:s/>котором,<text:s/>между<text:s/>прочим,<text:s/>было<text:s/>сказано,<text:s/>что<text:s/>мне<text:s/>в<text:s/>уме<text:s/>невозможно<text:s/>отказать,<text:s/>но<text:s/>в<text:s/>таланте<text:s/>должно,<text:s/>а<text:s/>что<text:s/>в<text:s/>литературе<text:s/>только<text:s/>талант<text:s/>и<text:s/>нужен.<text:s/>Сверх<text:s/>того<text:s/>дошло<text:s/>до<text:s/>моего<text:s/>сведения,<text:s/>что<text:s/>один<text:s/>проезжий<text:s/>москвич,<text:s/>добрейший,<text:s/>впрочем,<text:s/>юноша,<text:s/>мимоходом<text:s/>отозвался<text:s/>обо<text:s/>мне<text:s/>на<text:s/>вечере<text:s/>у<text:s/>губернатора,<text:s/>как<text:s/>о<text:s/>человеке<text:s/>выдохшемся<text:s/>и<text:s/>пустом.<text:s/>Но<text:s/>мое<text:s/>полудобровольное<text:s/>ослепление<text:s/>все<text:s/>еще<text:s/>продолжалось:<text:s/>не<text:s/>хотелось,<text:s/>знаете,<text:s/>самого<text:s/>себя<text:s/>«заушить»;<text:s/>наконец<text:s/>в<text:s/>одно<text:s/>прекрасное<text:s/>утро<text:s/>я<text:s/>открыл<text:s/>глаза.<text:s/>Вот<text:s/>как<text:s/>это<text:s/>случилось.<text:s/>Ко<text:s/>мне<text:s/>заехал<text:s/>исправник<text:s/>с<text:s/>намерением<text:s/>обратить<text:s/>мое<text:s/>внимание<text:s/>на<text:s/>провалившийся<text:s/>мост<text:s/>в<text:s/>моих<text:s/>владениях,<text:s/>который<text:s/>мне<text:s/>решительно<text:s/>не<text:s/>на<text:s/>что<text:s/>было<text:s/>починить.<text:s/>Заедая<text:s/>рюмку<text:s/>водки<text:s/>куском<text:s/>балыка,<text:s/>этот<text:s/>снисходительный<text:s/>блюститель<text:s/>порядка<text:s/>отечески<text:s/>попенял<text:s/>мне<text:s/>за<text:s/>мою<text:s/>неосмотрительность,<text:s/>впрочем,<text:s/>вошел<text:s/>в<text:s/>мое<text:s/>положение<text:s/>и<text:s/>посоветовал<text:s/>только<text:s/>велеть<text:s/>мужичкам<text:s/>понакидать<text:s/>навозцу,<text:s/>закурил<text:s/>трубочку<text:s/>и<text:s/>принялся<text:s/>говорить<text:s/>о<text:s/>предстоящих<text:s/>выборах.<text:s/>Почетного<text:s/>звания<text:s/>губернского<text:s/>предводителя<text:s/>в<text:s/>то<text:s/>время<text:s/>добивался<text:s/>некто<text:s/>Орбассанов,<text:s/>пустой<text:s/>крикун,<text:s/>да<text:s/>еще<text:s/>и<text:s/>взяточник<text:s/>в<text:s/>придачу.<text:s/>Притом<text:s/>же<text:s/>он<text:s/>не<text:s/>отличался<text:s/>ни<text:s/>богатством,<text:s/>ни<text:s/>знатностию.<text:s/>Я<text:s/>высказал<text:s/>свое<text:s/>мнение<text:s/>на<text:s/>его<text:s/>счет<text:s/>и<text:s/>довольно<text:s/>даже<text:s/>небрежно:<text:s/>я,<text:s/>признаюсь,<text:s/>глядел<text:s/>на<text:s/>г.<text:s/>Орбассанова<text:s/>свысока.<text:s/>Исправник<text:s/>посмотрел<text:s/>на<text:s/>меня,<text:s/>ласково<text:s/>потрепал<text:s/>меня<text:s/>по<text:s/>плечу<text:s/>и<text:s/>добродушно<text:s/>промолвил:<text:s/>«Эх,<text:s/>Василий<text:s/>Васильевич,<text:s/>не<text:s/>нам<text:s/>бы<text:s/>с<text:s/>вами<text:s/>о<text:s/>таких<text:s/>людях<text:s/>рассуждать, –<text:s/>где<text:s/>нам?..<text:s/>Знай<text:s/>сверчок<text:s/>свой<text:s/>шесток». –<text:s/>«Да<text:s/>помилуйте, –<text:s/>возразил<text:s/>я<text:s/>с<text:s/>досадой, –<text:s/>какая<text:s/>же<text:s/>разница<text:s/>между<text:s/>мною<text:s/>и<text:s/>господином<text:s/>Орбассановым?»<text:s/>Исправник<text:s/>вынул<text:s/>трубку<text:s/>изо<text:s/>рта,<text:s/>вытаращил<text:s/>глаза –<text:s/>и<text:s/>так<text:s/>и<text:s/>прыснул.<text:s/>«Ну,<text:s/>потешник, –<text:s/>проговорил<text:s/>он<text:s/>наконец<text:s/>сквозь<text:s/>слезы, –<text:s/>ведь<text:s/>экую<text:s/>штуку<text:s/>выкинул…<text:s/>а!<text:s/>каков?» –<text:s/>и<text:s/>до<text:s/>самого<text:s/>отъезда<text:s/>он<text:s/>не<text:s/>переставал<text:s/>глумиться<text:s/>надо<text:s/>мною,<text:s/>изредка<text:s/>поталкивая<text:s/>меня<text:s/>локтем<text:s/>под<text:s/>бок<text:s/>и<text:s/>говоря<text:s/>мне<text:s/>уже<text:s/>«ты».<text:s/>Он<text:s/>уехал<text:s/>наконец.<text:s/>Этой<text:s/>капли<text:s/>только<text:s/>недоставало;<text:s/>чаша<text:s/>перелилась.<text:s/>Я<text:s/>прошелся<text:s/>несколько<text:s/>раз<text:s/>по<text:s/>комнате,<text:s/>остановился<text:s/>перед<text:s/>зеркалом,<text:s/>долго,<text:s/>долго<text:s/>смотрел<text:s/>на<text:s/>свое<text:s/>сконфуженное<text:s/>лицо<text:s/>и,<text:s/>медлительно<text:s/>высунув<text:s/>язык,<text:s/>с<text:s/>горькой<text:s/>насмешкой<text:s/>покачал<text:s/>головой.<text:s/>Завеса<text:s/>спала<text:s/>с<text:s/>глаз<text:s/>моих:<text:s/>я увидел<text:s/>ясно,<text:s/>яснее,<text:s/>чем<text:s/>лицо<text:s/>свое<text:s/>в<text:s/>зеркале,<text:s/>какой<text:s/>я<text:s/>был<text:s/>пустой,<text:s/>ничтожный<text:s/>и<text:s/>ненужный,<text:s/>неоригинальный<text:s/>человек!</text:p>
      <text:p text:style-name="Обычный">Рассказчик<text:s/>помолчал.</text:p>
      <text:p text:style-name="Обычный">– В<text:s/>одной<text:s/>трагедии<text:s/>Вольтера, –<text:s/>уныло<text:s/>продолжал<text:s/>он, –<text:s/>какой‑то<text:s/>барин<text:s/>радуется<text:s/>тому,<text:s/>что<text:s/>дошел<text:s/>до<text:s/>крайней<text:s/>границы<text:s/>несчастья.<text:s/>Хотя<text:s/>в<text:s/>судьбе<text:s/>моей<text:s/>нет<text:s/>ничего<text:s/>трагического,<text:s/>но<text:s/>я,<text:s/>признаюсь,<text:s/>изведал<text:s/>нечто<text:s/>в<text:s/>этом<text:s/>роде.<text:s/>Я<text:s/>узнал<text:s/>ядовитые<text:s/>восторги<text:s/>холодного<text:s/>отчаяния;<text:s/>я испытал,<text:s/>как<text:s/>сладко,<text:s/>в<text:s/>течение<text:s/>целого<text:s/>утра,<text:s/>не<text:s/>торопясь<text:s/>и<text:s/>лежа<text:s/>на<text:s/>своей<text:s/>постели,<text:s/>проклинать<text:s/>день<text:s/>и<text:s/>час<text:s/>своего<text:s/>рождения, –<text:s/>я<text:s/>не<text:s/>мог<text:s/>смириться<text:s/>разом.<text:s/>Да<text:s/>и<text:s/>в<text:s/>самом<text:s/>деле,<text:s/>вы<text:s/>посудите:<text:s/>безденежье<text:s/>меня<text:s/>приковывало<text:s/>к<text:s/>ненавистной<text:s/>мне<text:s/>деревне;<text:s/>ни<text:s/>хозяйство,<text:s/>ни<text:s/>служба,<text:s/>ни<text:s/>литература –<text:s/>ничто<text:s/>ко<text:s/>мне<text:s/>не<text:s/>пристало;<text:s/>помещиков<text:s/>я<text:s/>чуждался,<text:s/>книги<text:s/>мне<text:s/>опротивели;<text:s/>для<text:s/>водянисто‑пухлых<text:s/>и<text:s/>болезненно‑чувствительных<text:s/>барышень,<text:s/>встряхивающих<text:s/>кудрями<text:s/>и<text:s/>лихорадочно<text:s/>твердящих<text:s/>слово<text:s/>«ж<text:span text:style-name="T1912">ы</text:span>знь»,<text:s/>я<text:s/>не<text:s/>представлял<text:s/>ничего<text:s/>занимательного<text:s/>с<text:s/>тех<text:s/>пор,<text:s/>как<text:s/>перестал<text:s/>болтать<text:s/>и<text:s/>восторгаться;<text:s/>уединиться<text:s/>совершенно<text:s/>я<text:s/>не<text:s/>умел<text:s/>и<text:s/>не<text:s/>мог…<text:s/>Я<text:s/>стал,<text:s/>что<text:s/>вы<text:s/>думаете?<text:s/>я стал<text:s/>таскаться<text:s/>по<text:s/>соседям.<text:s/>Словно<text:s/>опьяненный<text:s/>презреньем<text:s/>к<text:s/>самому<text:s/>себе,<text:s/>я<text:s/>нарочно<text:s/>подвергался<text:s/>всяким<text:s/>мелочным<text:s/>унижениям.<text:s/>Меня<text:s/>обносили<text:s/>за<text:s/>столом,<text:s/>холодно<text:s/>и<text:s/>надменно<text:s/>встречали,<text:s/>наконец<text:s/>не<text:s/>замечали<text:s/>вовсе;<text:s/>мне<text:s/>не<text:s/>давали<text:s/>даже<text:s/>вмешиваться<text:s/>в<text:s/>общий<text:s/>разговор,<text:s/>и<text:s/>я<text:s/>сам,<text:s/>бывало,<text:s/>нарочно<text:s/>поддакивал<text:s/>из‑за<text:s/>угла<text:s/>какому‑нибудь<text:s/>глупейшему<text:s/>говоруну,<text:s/>который<text:s/>во<text:s/>время<text:s/>оно,<text:s/>в<text:s/>Москве,<text:s/>с<text:s/>восхищением<text:s/>облобызал<text:s/>бы<text:s/>прах<text:s/>ног<text:s/>моих,<text:s/>край<text:s/>моей<text:s/>шинели…<text:s/>Я<text:s/>даже<text:s/>не<text:s/>позволял<text:s/>самому<text:s/>себе<text:s/>думать,<text:s/>что<text:s/>я<text:s/>предаюсь<text:s/>горькому<text:s/>удовольствию<text:s/>иронии…<text:s/>Помилуйте,<text:s/>что<text:s/>за<text:s/>ирония<text:s/>в<text:s/>одиночку!<text:s/>Вот‑с<text:s/>как<text:s/>я<text:s/>поступал<text:s/>несколько<text:s/>лет<text:s/>сряду<text:s/>и<text:s/>как<text:s/>поступаю<text:s/>еще<text:s/>до<text:s/>сих<text:s/>пор…</text:p>
      <text:p text:style-name="Обычный">– Однако<text:s/>это<text:s/>ни<text:s/>на<text:s/>что<text:s/>не<text:s/>похоже, –<text:s/>проворчал<text:s/>из<text:s/>соседней<text:s/>комнаты<text:s/>заспанный<text:s/>голос<text:s/>г.<text:s/>Кантагрюхина, –<text:s/>какой<text:s/>там<text:s/>дурак<text:s/>вздумал<text:s/>ночью<text:s/>разговаривать?</text:p>
      <text:p text:style-name="Обычный">Рассказчик<text:s/>проворно<text:s/>нырнул<text:s/>под<text:s/>одеяло<text:s/>и,<text:s/>робко<text:s/>выглядывая,<text:s/>погрозил<text:s/>мне<text:s/>пальцем.</text:p>
      <text:p text:style-name="Обычный">– Тс…<text:s/>тс… –<text:s/>прошептал<text:s/>он<text:s/>и,<text:s/>словно<text:s/>извиняясь<text:s/>и<text:s/>кланяясь<text:s/>в<text:s/>направлении<text:s/>кантагрюхинского<text:s/>голоса,<text:s/>почтительно<text:s/>промолвил: –<text:s/>Слушаю‑с,<text:s/>слушаю‑с,<text:s/>извините‑с…<text:s/>Ему<text:s/>позволительно<text:s/>спать,<text:s/>ему<text:s/>следует<text:s/>спать, –<text:s/>продолжал<text:s/>он<text:s/>снова<text:s/>шепотом, –<text:s/>ему<text:s/>должно<text:s/>набраться<text:s/>новых<text:s/>сил,<text:s/>ну<text:s/>хоть<text:s/>бы<text:s/>для<text:s/>того,<text:s/>чтоб<text:s/>с<text:s/>тем<text:s/>же<text:s/>удовольствием<text:s/>покушать<text:s/>завтра.<text:s/>Мы<text:s/>не<text:s/>имеем<text:s/>права<text:s/>его<text:s/>беспокоить.<text:s/>Притом<text:s/>же<text:s/>я,<text:s/>кажется,<text:s/>вам<text:s/>все<text:s/>сказал,<text:s/>что<text:s/>хотел;<text:s/>вероятно,<text:s/>и<text:s/>вам<text:s/>хочется<text:s/>спать.<text:s/>Желаю<text:s/>вам<text:s/>доброй<text:s/>ночи.</text:p>
      <text:p text:style-name="Обычный">Рассказчик<text:s/>с<text:s/>лихорадочной<text:s/>быстротой<text:s/>отвернулся<text:s/>и<text:s/>зарыл<text:s/>голову<text:s/>в<text:s/>подушки.</text:p>
      <text:p text:style-name="Обычный">– Позвольте<text:s/>по<text:s/>крайней<text:s/>мере<text:s/>узнать, –<text:s/>спросил<text:s/>я, –<text:s/>с<text:s/>кем<text:s/>я<text:s/>имел<text:s/>удовольствие…</text:p>
      <text:p text:style-name="Обычный">Он<text:s/>проворно<text:s/>поднял<text:s/>голову.</text:p>
      <text:p text:style-name="Обычный">– Нет,<text:s/>ради<text:s/>Бога, –<text:s/>прервал<text:s/>он<text:s/>меня, –<text:s/>не<text:s/>спрашивайте<text:s/>моего<text:s/>имени<text:s/>ни<text:s/>у<text:s/>меня,<text:s/>ни<text:s/>у<text:s/>других.<text:s/>Пусть<text:s/>я<text:s/>останусь<text:s/>для<text:s/>вас<text:s/>неизвестным<text:s/>существом,<text:s/>пришибленным<text:s/>судьбою<text:s/>Васильем<text:s/>Васильевичем.<text:s/>Притом<text:s/>же<text:s/>я,<text:s/>как<text:s/>человек<text:s/>неоригинальный,<text:s/>и<text:s/>не<text:s/>заслуживаю<text:s/>особенного<text:s/>имени…<text:s/>А<text:s/>уж<text:s/>если<text:s/>вы<text:s/>непременно<text:s/>хотите<text:s/>мне<text:s/>дать<text:s/>какую‑нибудь<text:s/>кличку,<text:s/>так<text:s/>назовите…<text:s/>назовите<text:s/>меня<text:s/>Гамлетом<text:s/>Щигровского<text:s/>уезда.<text:s/>Таких<text:s/>Гамлетов<text:s/>во<text:s/>всяком<text:s/>уезде<text:s/>много,<text:s/>но,<text:s/>может<text:s/>быть,<text:s/>вы<text:s/>с<text:s/>другими<text:s/>не<text:s/>сталкивались…<text:s/>Засим<text:s/>прощайте.</text:p>
      <text:p text:style-name="Обычный">Он<text:s/>опять<text:s/>зарылся<text:s/>в<text:s/>свой<text:s/>пуховик,<text:s/>а<text:s/>на<text:s/>другое<text:s/>утро,<text:s/>когда<text:s/>пришли<text:s/>будить<text:s/>меня,<text:s/>его<text:s/>уж<text:s/>не<text:s/>было<text:s/>в<text:s/>комнате.<text:s/>Он<text:s/>уехал<text:s/>до<text:s/>зари.</text:p>
      <text:p text:style-name="Обычный"/>
      <text:p text:style-name="Обычный"><text:span text:style-name="T1913">1849</text:span></text:p>
      <text:p text:style-name="Обычный"/>
      <text:p text:style-name="P1914">Чертопханов<text:s/>и<text:s/>Недопюскин</text:p>
      <text:p text:style-name="P1915"/>
      <text:p text:style-name="Обычный">В<text:s/>жаркий<text:s/>летний<text:s/>день<text:s/>возвращался<text:s/>я<text:s/>однажды<text:s/>с<text:s/>охоты<text:s/>на<text:s/>телеге;<text:s/>Ермолай<text:s/>дремал,<text:s/>сидя<text:s/>возле<text:s/>меня,<text:s/>и<text:s/>клевал<text:s/>носом.<text:s/>Заснувшие<text:s/>собаки<text:s/>подпрыгивали,<text:s/>словно<text:s/>мертвые,<text:s/>у<text:s/>нас<text:s/>под<text:s/>ногами.<text:s/>Кучер<text:s/>то<text:s/>и<text:s/>дело<text:s/>сгонял<text:s/>кнутом<text:s/>оводов<text:s/>с<text:s/>лошадей.<text:s/>Белая<text:s/>пыль<text:s/>легким<text:s/>облаком<text:s/>неслась<text:s/>вслед<text:s/>за<text:s/>телегой.<text:s/>Мы<text:s/>въехали<text:s/>в<text:s/>кусты.<text:s/>Дорога<text:s/>стала<text:s/>ухабистее,<text:s/>колеса<text:s/>начали<text:s/>задевать<text:s/>за<text:s/>сучья.<text:s/>Ермолай<text:s/>встрепенулся<text:s/>и<text:s/>глянул<text:s/>кругом…<text:s/>«Э! –<text:s/>заговорил<text:s/>он, –<text:s/>да<text:s/>здесь<text:s/>должны<text:s/>быть<text:s/>тетерева.<text:s/>Слеземте‑ка».<text:s/>Мы<text:s/>остановились<text:s/>и<text:s/>вошли<text:s/>в<text:s/>«площадь».<text:s/>Собака<text:s/>моя<text:s/>наткнулась<text:s/>на<text:s/>выводок.<text:s/>Я<text:s/>выстрелил<text:s/>и<text:s/>начал<text:s/>было<text:s/>заряжать<text:s/>ружье,<text:s/>как<text:s/>вдруг<text:s/>позади<text:s/>меня<text:s/>поднялся<text:s/>громкий<text:s/>треск,<text:s/>и,<text:s/>раздвигая<text:s/>кусты<text:s/>руками,<text:s/>подъехал<text:s/>ко<text:s/>мне<text:s/>верховой.<text:s/>«А<text:s/>па‑азвольте<text:s/>узнать, –<text:s/>заговорил<text:s/>он<text:s/>надменным<text:s/>голосом, –<text:s/>по<text:s/>какому<text:s/>праву<text:s/>вы<text:s/>здесь</text:p>
      <text:p text:style-name="Обычный">а‑ахотитесь,<text:s/>мюлсвый<text:s/>сдарь?»<text:s/>Незнакомец,<text:s/>говорил<text:s/>необыкновенно<text:s/>быстро,<text:s/>отрывочно<text:s/>и<text:s/>в<text:s/>нос.<text:s/>Я<text:s/>посмотрел<text:s/>ему<text:s/>в<text:s/>лицо:<text:s/>отроду<text:s/>не<text:s/>видал<text:s/>я<text:s/>ничего<text:s/>подобного.<text:s/>Вообразите<text:s/>себе,<text:s/>любезные<text:s/>читатели,<text:s/>маленького<text:s/>человека,<text:s/>белокурого,<text:s/>с<text:s/>красным<text:s/>вздернутым<text:s/>носиком<text:s/>и<text:s/>длиннейшими<text:s/>рыжими<text:s/>усами.<text:s/>Остроконечная<text:s/>персидская<text:s/>шапка<text:s/>с<text:s/>малиновым<text:s/>суконным<text:s/>верхом<text:s/>закрывала<text:s/>ему<text:s/>лоб<text:s/>по<text:s/>самые<text:s/>брови.<text:s/>Одет<text:s/>он<text:s/>был<text:s/>в<text:s/>желтый,<text:s/>истасканный<text:s/>архалук<text:s/>с<text:s/>черными<text:s/>плисовыми<text:s/>патронами<text:s/>на<text:s/>груди<text:s/>и<text:s/>полинялыми<text:s/>серебряными<text:s/>галунами<text:s/>по<text:s/>всем<text:s/>швам;<text:s/>через<text:s/>плечо<text:s/>висел<text:s/>у<text:s/>него<text:s/>рог,<text:s/>за<text:s/>поясом<text:s/>торчал<text:s/>кинжал.<text:s/>Чахлая<text:s/>горбоносая<text:s/>рыжая<text:s/>лошадь<text:s/>шаталась<text:s/>под<text:s/>ним,<text:s/>как<text:s/>угорелая;<text:s/>две<text:s/>борзые<text:s/>собаки,<text:s/>худые<text:s/>и<text:s/>криволапые,<text:s/>тут<text:s/>же<text:s/>вертелись<text:s/>у<text:s/>ней<text:s/>под<text:s/>ногами.<text:s/>Лицо,<text:s/>взгляд,<text:s/>голос,<text:s/>каждое<text:s/>движенье<text:s/>–<text:s/>все<text:s/>существо<text:s/>незнакомца<text:s/>дышало<text:s/>сумасбродной<text:s/>отвагой<text:s/>и<text:s/>гордостью<text:s/>непомерной,<text:s/>небывалой;<text:s/>его<text:s/>бледно‑голубые,<text:s/>стеклянные<text:s/>глаза<text:s/>разбегались<text:s/>и<text:s/>косились,<text:s/>как<text:s/>у<text:s/>пьяного;<text:s/>он<text:s/>закидывал<text:s/>голову<text:s/>назад,<text:s/>надувал<text:s/>щеки,<text:s/>фыркал<text:s/>и<text:s/>вздрагивал<text:s/>всем<text:s/>телом,<text:s/>словно<text:s/>от<text:s/>избытка<text:s/>достоинства, –<text:s/>ни<text:s/>дать<text:s/>ни<text:s/>взять,<text:s/>как<text:s/>индейский<text:s/>петух.<text:s/>Он<text:s/>повторил<text:s/>свой<text:s/>вопрос.</text:p>
      <text:p text:style-name="Обычный">– Я<text:s/>не<text:s/>знал,<text:s/>что<text:s/>здесь<text:s/>запрещено<text:s/>стрелять, –<text:s/>отвечал<text:s/>я.</text:p>
      <text:p text:style-name="Обычный">– Вы<text:s/>здесь,<text:s/>милостивый<text:s/>государь, –<text:s/>продолжал<text:s/>он, –<text:s/>на<text:s/>моей<text:s/>земле.</text:p>
      <text:p text:style-name="Обычный">– Извольте,<text:s/>я<text:s/>уйду.</text:p>
      <text:p text:style-name="Обычный">– А<text:s/>па‑азвольте<text:s/>узнать, –<text:s/>возразил<text:s/>он, –<text:s/>я<text:s/>с<text:s/>дворянином<text:s/>имею<text:s/>честь<text:s/>объясняться?</text:p>
      <text:p text:style-name="Обычный">Я<text:s/>назвал<text:s/>себя.</text:p>
      <text:p text:style-name="Обычный">– В<text:s/>таком<text:s/>случае<text:s/>извольте<text:s/>охотиться.<text:s/>Я<text:s/>сам<text:s/>дворянин<text:s/>и<text:s/>очень<text:s/>рад<text:s/>услужить<text:s/>дворянину…<text:s/>А<text:s/>зовут<text:s/>меня<text:s/>Чер‑топ‑хановым,<text:s/>Пантелеем.</text:p>
      <text:p text:style-name="Обычный">Он<text:s/>нагнулся,<text:s/>гикнул,<text:s/>вытянул<text:s/>лошадь<text:s/>по<text:s/>шее;<text:s/>лошадь<text:s/>замотала<text:s/>головой,<text:s/>взвилась<text:s/>на<text:s/>дыбы,<text:s/>бросилась<text:s/>в<text:s/>сторону<text:s/>и<text:s/>отдавила<text:s/>одной<text:s/>собаке<text:s/>лапу.<text:s/>Собака<text:s/>пронзительно<text:s/>завизжала.<text:s/>Чертопханов<text:s/>закипел,<text:s/>зашипел,<text:s/>ударил<text:s/>лошадь<text:s/>кулаком<text:s/>по<text:s/>голове<text:s/>между<text:s/>ушами,<text:s/>быстрее<text:s/>молнии<text:s/>соскочил<text:s/>наземь,<text:s/>осмотрел<text:s/>лапу<text:s/>у<text:s/>собаки,<text:s/>поплевал<text:s/>на<text:s/>рану,<text:s/>пихнул<text:s/>ее<text:s/>ногою<text:s/>в<text:s/>бок,<text:s/>чтобы<text:s/>она<text:s/>не<text:s/>пищала,<text:s/>уцепился<text:s/>за<text:s/>холку<text:s/>и<text:s/>вдел<text:s/>ногу<text:s/>в<text:s/>стремя.<text:s/>Лошадь<text:s/>задрала<text:s/>морду,<text:s/>подняла<text:s/>хвост<text:s/>и<text:s/>бросилась<text:s/>боком<text:s/>в<text:s/>кусты;<text:s/>он<text:s/>за<text:s/>ней<text:s/>на<text:s/>одной<text:s/>ноге<text:s/>вприпрыжку,<text:s/>однако<text:s/>наконец‑таки<text:s/>попал<text:s/>в<text:s/>седло;<text:s/>как<text:s/>исступленный,<text:s/>завертел<text:s/>нагайкой,<text:s/>затрубил<text:s/>в<text:s/>рог<text:s/>и<text:s/>поскакал.<text:s/>Не<text:s/>успел<text:s/>я<text:s/>еще<text:s/>прийти<text:s/>в<text:s/>себя<text:s/>от<text:s/>неожиданного<text:s/>появления<text:s/>Чертопханова,<text:s/>как<text:s/>вдруг,<text:s/>почти<text:s/>безо<text:s/>всякого<text:s/>шума,<text:s/>выехал<text:s/>из<text:s/>кустов<text:s/>толстенький<text:s/>человек<text:s/>лет<text:s/>сорока,<text:s/>на<text:s/>маленькой<text:s/>вороненькой<text:s/>лошаденке.<text:s/>Он<text:s/>остановился,<text:s/>снял<text:s/>с<text:s/>головы<text:s/>зеленый<text:s/>кожаный<text:s/>картуз<text:s/>и<text:s/>тоненьким<text:s/>мягким<text:s/>голосом<text:s/>спросил<text:s/>меня,<text:s/>не<text:s/>видал<text:s/>ли<text:s/>я<text:s/>верхового<text:s/>на<text:s/>рыжей<text:s/>лошади?<text:s/>Я<text:s/>отвечал,<text:s/>что<text:s/>видел.</text:p>
      <text:p text:style-name="Обычный">– В<text:s/>какую<text:s/>сторону<text:s/>они<text:s/>изволили<text:s/>поехать? –<text:s/>продолжал<text:s/>он<text:s/>тем<text:s/>же<text:s/>голосом<text:s/>и<text:s/>не<text:s/>надевая<text:s/>картуза.</text:p>
      <text:p text:style-name="Обычный">– Туда‑с.</text:p>
      <text:p text:style-name="Обычный">– Покорнейше<text:s/>вас<text:s/>благодарю‑с.</text:p>
      <text:p text:style-name="Обычный">Он<text:s/>чмокнул<text:s/>губами,<text:s/>заболтал<text:s/>ногами<text:s/>по<text:s/>бокам<text:s/>лошаденки<text:s/>и<text:s/>поплелся<text:s/>рысцой –<text:s/>трюхи,<text:s/>трюхи, –<text:s/>по<text:s/>указанному<text:s/>направлению.<text:s/>Я<text:s/>посмотрел<text:s/>ему<text:s/>вслед,<text:s/>пока<text:s/>его<text:s/>рогатый<text:s/>картуз<text:s/>не<text:s/>скрылся<text:s/>за<text:s/>ветвями.<text:s/>Этот<text:s/>новый<text:s/>незнакомец<text:s/>наружностью<text:s/>нисколько<text:s/>не<text:s/>походил<text:s/>на<text:s/>своего<text:s/>предшественника.<text:s/>Лицо<text:s/>его,<text:s/>пухлое<text:s/>и<text:s/>круглое,<text:s/>как<text:s/>шар,<text:s/>выражало<text:s/>застенчивость,<text:s/>добродушие<text:s/>и<text:s/>кроткое<text:s/>смирение;<text:s/>нос,<text:s/>тоже<text:s/>пухлый<text:s/>и<text:s/>круглый,<text:s/>испещренный<text:s/>синими<text:s/>жилками,<text:s/>изобличал<text:s/>сластолюбца.<text:s/>На<text:s/>голове<text:s/>его<text:s/>спереди<text:s/>не<text:s/>оставалось<text:s/>ни<text:s/>одного<text:s/>волосика,<text:s/>сзади<text:s/>торчали<text:s/>жиденькие<text:s/>русые<text:s/>косицы;<text:s/>глазки,<text:s/>словно<text:s/>осокой<text:s/>прорезанные,<text:s/>ласково<text:s/>мигали;<text:s/>сладко<text:s/>улыбались<text:s/>красные<text:s/>и<text:s/>сочные<text:s/>губки.<text:s/>На<text:s/>нем<text:s/>был<text:s/>сюртук<text:s/>с<text:s/>стоячим<text:s/>воротником<text:s/>и<text:s/>медными<text:s/>пуговицами,<text:s/>весьма<text:s/>поношенный,<text:s/>но<text:s/>чистый;<text:s/>суконные<text:s/>его<text:s/>панталончики<text:s/>высоко<text:s/>вздернулись;<text:s/>над<text:s/>желтыми<text:s/>оторочками<text:s/>сапогов<text:s/>виднелись<text:s/>жирненькие<text:s/>икры.</text:p>
      <text:p text:style-name="Обычный">– Кто<text:s/>это? –<text:s/>спросил<text:s/>я<text:s/>Ермолая.</text:p>
      <text:p text:style-name="Обычный">– Это?<text:s/>Недопюскин,<text:s/>Тихон<text:s/>Иваныч.<text:s/>У<text:s/>Чертопханова<text:s/>живет.</text:p>
      <text:p text:style-name="Обычный">– Что<text:s/>он,<text:s/>бедный<text:s/>человек?</text:p>
      <text:p text:style-name="Обычный">– Небогатый;<text:s/>да<text:s/>ведь<text:s/>и<text:s/>у<text:s/>Чертопханова‑то<text:s/>гроша<text:s/>нет<text:s/>медного.</text:p>
      <text:p text:style-name="Обычный">– Так<text:s/>зачем<text:s/>же<text:s/>он<text:s/>у<text:s/>него<text:s/>поселился?</text:p>
      <text:p text:style-name="Обычный">– А,<text:s/>вишь,<text:s/>подружились.<text:s/>Друг<text:s/>без<text:s/>дружки<text:s/>никуда…<text:s/>Вот<text:s/>уж<text:s/>подлинно:<text:s/>куда<text:s/>конь<text:s/>с<text:s/>копытом,<text:s/>туда<text:s/>и<text:s/>рак<text:s/>с<text:s/>клешней…</text:p>
      <text:p text:style-name="Обычный">Мы<text:s/>вышли<text:s/>из<text:s/>кустов;<text:s/>вдруг<text:s/>подле<text:s/>нас<text:s/>«затявкали»<text:s/>две<text:s/>гончие,<text:s/>и<text:s/>матерой<text:s/>беляк<text:s/>покатил<text:s/>по<text:s/>овсам,<text:s/>уже<text:s/>довольно<text:s/>высоким.<text:s/>Вслед<text:s/>за<text:s/>ним<text:s/>выскочили<text:s/>из<text:s/>опушки<text:s/>собаки,<text:s/>гончие<text:s/>и<text:s/>борзые,<text:s/>а<text:s/>вслед<text:s/>за<text:s/>собаками<text:s/>вылетел<text:s/>сам<text:s/>Чертопханов.<text:s/>Он<text:s/>не<text:s/>кричал,<text:s/>не<text:s/>травил,<text:s/>не<text:s/>атукал:<text:s/>он<text:s/>задыхался,<text:s/>захлебывался;<text:s/>из<text:s/>разинутого<text:s/>рта<text:s/>изредка<text:s/>вырывались<text:s/>отрывистые,<text:s/>бессмысленные<text:s/>звуки;<text:s/>он<text:s/>мчался,<text:s/>выпуча<text:s/>глаза,<text:s/>и<text:s/>бешено<text:s/>сек<text:s/>нагайкой<text:s/>несчастную<text:s/>лошадь.<text:s/>Борзые<text:s/>«приспели»…<text:s/>беляк<text:s/>присел,<text:s/>круто<text:s/>повернул<text:s/>назад<text:s/>и<text:s/>ринулся,<text:s/>мимо<text:s/>Ермолая,<text:s/>в<text:s/>кусты…<text:s/>Борзые<text:s/>пронеслись.<text:s/>«Бе‑е‑ги,<text:s/>бе‑е‑ги! –<text:s/>с<text:s/>усилием,<text:s/>словно<text:s/>косноязычный,<text:s/>залепетал<text:s/>замиравший<text:s/>охотник, –<text:s/>родимый,<text:s/>береги!»<text:s/>Ермолай<text:s/>выстрелил…<text:s/>раненый<text:s/>беляк<text:s/>покатился<text:s/>кубарем<text:s/>по<text:s/>гладкой<text:s/>и<text:s/>сухой<text:s/>траве,<text:s/>подпрыгнул<text:s/>кверху<text:s/>и<text:s/>жалобно<text:s/>закричал<text:s/>в<text:s/>зубах<text:s/>рассовавшегося<text:s/>пса.<text:s/>Гончие<text:s/>тотчас<text:s/>подвалились…</text:p>
      <text:p text:style-name="Обычный">Турманом<text:s/>слетел<text:s/>Чертопханов<text:s/>с<text:s/>коня,<text:s/>выхватил<text:s/>кинжал,<text:s/>подбежал,<text:s/>растопыря<text:s/>ноги,<text:s/>к<text:s/>собакам,<text:s/>с<text:s/>яростными<text:s/>заклинаниями<text:s/>вырвал<text:s/>у<text:s/>них<text:s/>истерзанного<text:s/>зайца<text:s/>и,<text:s/>перекосясь<text:s/>всем<text:s/>лицом,<text:s/>погрузил<text:s/>ему<text:s/>в<text:s/>горло<text:s/>кинжал<text:s/>по<text:s/>самую<text:s/>рукоятку…<text:s/>погрузил<text:s/>и<text:s/>загоготал.<text:s/>Тихон<text:s/>Иваныч<text:s/>показался<text:s/>в<text:s/>опушке.<text:s/>«Го‑го‑го‑го‑го‑го‑го‑го!» –<text:s/>завопил<text:s/>вторично<text:s/>Чертопханов…<text:s/>«Го‑го‑го‑го», –<text:s/>спокойно<text:s/>повторил<text:s/>его<text:s/>товарищ.</text:p>
      <text:p text:style-name="Обычный">– А<text:s/>ведь,<text:s/>по‑настоящему,<text:s/>летом<text:s/>охотиться<text:s/>не<text:s/>следует, –<text:s/>заметил<text:s/>я,<text:s/>указывая<text:s/>Чертопханову<text:s/>на<text:s/>измятый<text:s/>овес.</text:p>
      <text:p text:style-name="Обычный">– Мое<text:s/>поле, –<text:s/>отвечал,<text:s/>едва<text:s/>дыша,<text:s/>Чертопханов.</text:p>
      <text:p text:style-name="Обычный">Он<text:s/>отпазончил,<text:s/>второчил<text:s/>зайца<text:s/>и<text:s/>роздал<text:s/>собакам<text:s/>лапки.</text:p>
      <text:p text:style-name="Обычный">– За<text:s/>мною<text:s/>заряд,<text:s/>любезный, –<text:s/>по<text:s/>охотничьим<text:s/>правилам<text:s/>проговорил<text:s/>он,<text:s/>обращаясь<text:s/>к<text:s/>Ермолаю. –<text:s/>А<text:s/>вас,<text:s/>милостивый<text:s/>государь, –<text:s/>прибавил<text:s/>он<text:s/>тем<text:s/>же<text:s/>отрывистым<text:s/>и<text:s/>резким<text:s/>голосом, –<text:s/>благодарю.</text:p>
      <text:p text:style-name="Обычный">Он<text:s/>сел<text:s/>на<text:s/>лошадь.</text:p>
      <text:p text:style-name="Обычный">– Па‑азвольте<text:s/>узнать…<text:s/>забыл…<text:s/>имя<text:s/>и<text:s/>фамилию?</text:p>
      <text:p text:style-name="Обычный">Я<text:s/>опять<text:s/>назвал<text:s/>себя.</text:p>
      <text:p text:style-name="Обычный">– Очень<text:s/>рад<text:s/>с<text:s/>вами<text:s/>познакомиться.<text:s/>Коли<text:s/>случится,<text:s/>милости<text:s/>просим<text:s/>ко<text:s/>мне…<text:s/>Да<text:s/>где<text:s/>же<text:s/>этот<text:s/>Фомка,<text:s/>Тихон<text:s/>Иваныч? –<text:s/>с<text:s/>сердцем<text:s/>продолжал<text:s/>он, –<text:s/>без<text:s/>него<text:s/>беляка<text:s/>затравили.</text:p>
      <text:p text:style-name="Обычный">– А<text:s/>под<text:s/>ним<text:s/>лошадь<text:s/>пала, –<text:s/>с<text:s/>улыбкой<text:s/>отвечал<text:s/>Тихон<text:s/>Иваныч.</text:p>
      <text:p text:style-name="Обычный">– Как<text:s/>пала?<text:s/>Орбассан<text:s/>пал?<text:s/>Пфу,<text:s/>пфить!..<text:s/>Где<text:s/>он,<text:s/>где?</text:p>
      <text:p text:style-name="Обычный">– Там,<text:s/>за<text:s/>лесом.</text:p>
      <text:p text:style-name="Обычный">Чертопханов<text:s/>ударил<text:s/>лошадь<text:s/>нагайкой<text:s/>по<text:s/>морде<text:s/>и<text:s/>поскакал<text:s/>сломя<text:s/>голову.<text:s/>Тихон<text:s/>Иваныч<text:s/>поклонился<text:s/>мне<text:s/>два<text:s/>раза –<text:s/>за<text:s/>себя<text:s/>и<text:s/>за<text:s/>товарища,<text:s/>и<text:s/>опять<text:s/>поплелся<text:s/>рысцой<text:s/>в<text:s/>кусты.</text:p>
      <text:p text:style-name="Обычный">Эти<text:s/>два<text:s/>господина<text:s/>сильно<text:s/>возбудили<text:s/>мое<text:s/>любопытство…<text:s/>Что<text:s/>могло<text:s/>связать<text:s/>узами<text:s/>неразрывной<text:s/>дружбы<text:s/>два<text:s/>существа,<text:s/>столь<text:s/>разнородные?<text:s/>Я<text:s/>начал<text:s/>наводить<text:s/>справки.<text:s/>Вот<text:s/>что<text:s/>я<text:s/>узнал.</text:p>
      <text:p text:style-name="Обычный">Чертопханов,<text:s/>Пантелей<text:s/>Еремеич,<text:s/>слыл<text:s/>во<text:s/>всем<text:s/>околотке<text:s/>человеком<text:s/>опасным<text:s/>и<text:s/>сумасбродным,<text:s/>гордецом<text:s/>и<text:s/>забиякой<text:s/>первой<text:s/>руки.<text:s/>Служил<text:s/>он<text:s/>весьма<text:s/>недолгое<text:s/>время<text:s/>в<text:s/>армии<text:s/>и<text:s/>вышел<text:s/>в<text:s/>отставку<text:s/>«по<text:s/>неприятности»,<text:s/>тем<text:s/>чином,<text:s/>по<text:s/>поводу<text:s/>которого<text:s/>распространилось<text:s/>мнение,<text:s/>будто<text:s/>курица<text:s/>не<text:s/>птица.<text:s/>Происходил<text:s/>он<text:s/>от<text:s/>старинного<text:s/>дома,<text:s/>некогда<text:s/>богатого;<text:s/>деды<text:s/>его<text:s/>жили<text:s/>пышно,<text:s/>по‑степному:<text:s/>то<text:s/>есть<text:s/>принимали<text:s/>званых<text:s/>и<text:s/>незваных,<text:s/>кормили<text:s/>их<text:s/>на<text:s/>убой,<text:s/>отпускали<text:s/>по<text:s/>четверти<text:s/>овса<text:s/>чужим<text:s/>кучерам<text:s/>на<text:s/>тройку,<text:s/>держали<text:s/>музыкантов,<text:s/>песельников,<text:s/>гаеров<text:s/>и<text:s/>собак,<text:s/>в<text:s/>торжественные<text:s/>дни<text:s/>поили<text:s/>народ<text:s/>вином<text:s/>и<text:s/>брагой,<text:s/>по<text:s/>зимам<text:s/>ездили<text:s/>в<text:s/>Москву<text:s/>на<text:s/>своих,<text:s/>в<text:s/>тяжелых<text:s/>колымагах,<text:s/>а<text:s/>иногда<text:s/>по<text:s/>целым<text:s/>месяцам<text:s/>сидели<text:s/>без<text:s/>гроша<text:s/>и<text:s/>питались<text:s/>домашней<text:s/>живностью.<text:s/>Отцу<text:s/>Пантелея<text:s/>Еремеича<text:s/>досталось<text:s/>имение<text:s/>уже<text:s/>разоренное;<text:s/>он<text:s/>в<text:s/>свою<text:s/>очередь<text:s/>тоже<text:s/>сильно<text:s/>«пожуировал»<text:s/>и,<text:s/>умирая,<text:s/>оставил<text:s/>единственному<text:s/>своему<text:s/>наследнику<text:s/>Пантелею<text:s/>заложенное<text:s/>сельцо<text:s/>Бессоново,<text:s/>с<text:s/>тридцатью<text:s/>пятью<text:s/>душами<text:s/>мужеска<text:s/>и<text:s/>семидесятью<text:s/>шестью<text:s/>женска<text:s/>пола<text:s/>да<text:s/>четырнадцать<text:s/>десятин<text:s/>с<text:s/>осьминником<text:s/>неудобной<text:s/>земли<text:s/>в<text:s/>пустоши<text:s/>Колобродовой,<text:s/>на<text:s/>которые,<text:s/>впрочем,<text:s/>никаких<text:s/>крепостей<text:s/>в<text:s/>бумагах<text:s/>покойника<text:s/>не<text:s/>оказалось.<text:s/>Покойник,<text:s/>должно<text:s/>сознаться,<text:s/>престранным<text:s/>образом<text:s/>разорился:<text:s/>«хозяйственный<text:s/>расчет»<text:s/>его<text:s/>сгубил.<text:s/>По<text:s/>его<text:s/>понятиям,<text:s/>дворянину<text:s/>не<text:s/>следовало<text:s/>зависеть<text:s/>от<text:s/>купцов,<text:s/>горожан<text:s/>и<text:s/>тому<text:s/>подобных<text:s/>«разбойников»,<text:s/>как<text:s/>он<text:s/>выражался;<text:s/>он<text:s/>завел<text:s/>у<text:s/>себя<text:s/>всевозможные<text:s/>ремесла<text:s/>и<text:s/>мастерские.<text:s/>«И<text:s/>приличнее<text:s/>и<text:s/>дешевле, –<text:s/>говаривал<text:s/>он, –<text:s/>хозяйственный<text:s/>расчет!»<text:s/>С<text:s/>этой<text:s/>пагубной<text:s/>мыслью<text:s/>он<text:s/>до<text:s/>конца<text:s/>жизни<text:s/>не<text:s/>расстался;<text:s/>она‑то<text:s/>его<text:s/>и<text:s/>разорила.<text:s/>Зато<text:s/>потешился!<text:s/>Ни<text:s/>в<text:s/>одной<text:s/>прихоти<text:s/>себе<text:s/>не<text:s/>отказывал.<text:s/>Между<text:s/>прочими<text:s/>выдумками<text:s/>соорудил<text:s/>он<text:s/>однажды,<text:s/>по<text:s/>собственным<text:s/>соображениям,<text:s/>такую<text:s/>огромную<text:s/>семейственную<text:s/>карету,<text:s/>что,<text:s/>несмотря<text:s/>на<text:s/>дружные<text:s/>усилия<text:s/>согнанных<text:s/>со<text:s/>всего<text:s/>села<text:s/>крестьянских<text:s/>лошадей<text:s/>вместе<text:s/>с<text:s/>их<text:s/>владельцами,<text:s/>она<text:s/>на<text:s/>первом<text:s/>же<text:s/>косогоре<text:s/>завалилась<text:s/>и<text:s/>рассыпалась.<text:s/>Еремей<text:s/>Лукич<text:s/>(Пантелеева<text:s/>отца<text:s/>звали<text:s/>Еремеем<text:s/>Лукичом)<text:s/>приказал<text:s/>памятник<text:s/>поставить<text:s/>на<text:s/>косогоре,<text:s/>а<text:s/>впрочем,<text:s/>нисколько<text:s/>не<text:s/>смутился.<text:s/>Вздумал<text:s/>он<text:s/>также<text:s/>построить<text:s/>церковь,<text:s/>разумеется,<text:s/>сам,<text:s/>без<text:s/>помощи<text:s/>архитектора.<text:s/>Сжег<text:s/>целый<text:s/>лес<text:s/>на<text:s/>кирпичи,<text:s/>заложил<text:s/>фундамент<text:s/>огромный,<text:s/>хоть<text:s/>бы<text:s/>под<text:s/>губернский<text:s/>собор,<text:s/>вывел<text:s/>стены,<text:s/>начал<text:s/>сводить<text:s/>купол:<text:s/>купол<text:s/>упал.<text:s/>Он<text:s/>опять –<text:s/>купол<text:s/>опять<text:s/>обрушился;<text:s/>он<text:s/>третий<text:s/>раз –<text:s/>купол<text:s/>рухнул<text:s/>в<text:s/>третий<text:s/>раз.<text:s/>Призадумался<text:s/>мой<text:s/>Еремей<text:s/>Лукич:<text:s/>дело,<text:s/>думает,<text:s/>не<text:s/>ладно…<text:s/>колдовство<text:s/>проклятое<text:s/>замешалось…<text:s/>да<text:s/>вдруг<text:s/>и<text:s/>прикажи<text:s/>перепороть<text:s/>всех<text:s/>старых<text:s/>баб<text:s/>на<text:s/>деревне.<text:s/>Баб<text:s/>перепороли –<text:s/>а<text:s/>купол<text:s/>все‑таки<text:s/>не<text:s/>свели.<text:s/>Избы<text:s/>крестьянам<text:s/>по<text:s/>новому<text:s/>плану<text:s/>перестраивать<text:s/>начал,<text:s/>и<text:s/>всё<text:s/>из<text:s/>хозяйственного<text:s/>расчета;<text:s/>по<text:s/>три<text:s/>двора<text:s/>вместе<text:s/>ставил<text:s/>треугольником,<text:s/>а<text:s/>на<text:s/>середине<text:s/>воздвигал<text:s/>шест<text:s/>с<text:s/>раскрашенной<text:s/>скворешницей<text:s/>и<text:s/>флагом.<text:s/>Каждый<text:s/>день,<text:s/>бывало,<text:s/>новую<text:s/>затею<text:s/>придумывал:<text:s/>то<text:s/>из<text:s/>лопуха<text:s/>суп<text:s/>варил,<text:s/>то<text:s/>лошадям<text:s/>хвосты<text:s/>стриг<text:s/>на<text:s/>картузы<text:s/>дворовым<text:s/>людям,<text:s/>то<text:s/>лен<text:s/>собирался<text:s/>крапивой<text:s/>заменить,<text:s/>свиней<text:s/>кормить<text:s/>грибами…<text:s/>Впрочем,<text:s/>не<text:s/>одни<text:s/>хозяйственные<text:s/>затеи<text:s/>за<text:s/>ним<text:s/>водились:<text:s/>он<text:s/>пёкся<text:s/>также<text:s/>о<text:s/>благе<text:s/>крестьян.<text:s/>Вычитал<text:s/>он<text:s/>однажды<text:s/>в<text:s/>«Московских<text:s/>ведомостях»<text:s/>статейку<text:s/>харьковского<text:s/>помещика<text:s/>Хряка‑Хрупёрского<text:s/>о<text:s/>пользе<text:s/>нравственности<text:s/>в<text:s/>крестьянском<text:s/>быту<text:s/>и<text:s/>на<text:s/>другой<text:s/>же<text:s/>день<text:s/>отдал<text:s/>приказ:<text:s/>всем<text:s/>крестьянам<text:s/>немедленно<text:s/>выучить<text:s/>статью<text:s/>харьковского<text:s/>помещика<text:s/>наизусть.<text:s/>Крестьяне<text:s/>выучили<text:s/>статью;<text:s/>барин<text:s/>спросил<text:s/>их:<text:s/>понимают<text:s/>ли<text:s/>они,<text:s/>что<text:s/>там<text:s/>написано?<text:s/>Приказчик<text:s/>отвечал,<text:s/>что<text:s/>как,<text:s/>мол,<text:s/>не<text:s/>понять!<text:s/>Около<text:s/>того<text:s/>же<text:s/>времени<text:s/>повелел<text:s/>он<text:s/>всех<text:s/>подданных<text:s/>своих,<text:s/>для<text:s/>порядка<text:s/>и<text:s/>хозяйственного<text:s/>расчета,<text:s/>перенумеровать<text:s/>и<text:s/>каждому<text:s/>на<text:s/>воротнике<text:s/>нашить<text:s/>его<text:s/>нумер.<text:s/>При<text:s/>встрече<text:s/>с<text:s/>барином<text:s/>всяк,<text:s/>бывало,<text:s/>так<text:s/>уж<text:s/>и<text:s/>кричит,<text:s/>такой‑то<text:s/>нумер<text:s/>идет!<text:s/>а барин<text:s/>отвечает<text:s/>ласково:<text:s/>ступай<text:s/>с<text:s/>Богом!</text:p>
      <text:p text:style-name="Обычный">Однако,<text:s/>несмотря<text:s/>на<text:s/>порядок<text:s/>и<text:s/>хозяйственный<text:s/>расчет,<text:s/>Еремей<text:s/>Лукич<text:s/>понемногу<text:s/>пришел<text:s/>в<text:s/>весьма<text:s/>затруднительное<text:s/>положение:<text:s/>начал<text:s/>сперва<text:s/>закладывать<text:s/>свои<text:s/>деревеньки,<text:s/>а<text:s/>там<text:s/>и<text:s/>к<text:s/>продаже<text:s/>приступил;<text:s/>последнее<text:s/>прадедовское<text:s/>гнездо,<text:s/>село<text:s/>с<text:s/>недостроенною<text:s/>церковью,<text:s/>продала<text:s/>уже<text:s/>казна,<text:s/>к<text:s/>счастью,<text:s/>не<text:s/>при<text:s/>жизни<text:s/>Еремея<text:s/>Лукича, –<text:s/>он<text:s/>бы<text:s/>не<text:s/>вынес<text:s/>этого<text:s/>удара, –<text:s/>а<text:s/>две<text:s/>недели<text:s/>после<text:s/>его<text:s/>кончины.<text:s/>Он<text:s/>успел<text:s/>умереть<text:s/>у<text:s/>себя<text:s/>в<text:s/>доме,<text:s/>на<text:s/>своей<text:s/>постели,<text:s/>окруженный<text:s/>своими<text:s/>людьми<text:s/>и<text:s/>под<text:s/>надзором<text:s/>своего<text:s/>лекаря;<text:s/>но<text:s/>бедному<text:s/>Пантелею<text:s/>досталось<text:s/>одно<text:s/>Бессоново.</text:p>
      <text:p text:style-name="Обычный">Пантелей<text:s/>узнал<text:s/>о<text:s/>болезни<text:s/>отца<text:s/>уже<text:s/>на<text:s/>службе,<text:s/>в<text:s/>самом<text:s/>разгаре<text:s/>вышеупомянутой<text:s/>«неприятности».<text:s/>Ему<text:s/>только<text:s/>что<text:s/>пошел<text:s/>девятнадцатый<text:s/>год.<text:s/>С<text:s/>самого<text:s/>детства<text:s/>не<text:s/>покидал<text:s/>он<text:s/>родительского<text:s/>дома<text:s/>и<text:s/>под<text:s/>руководством<text:s/>своей<text:s/>матери,<text:s/>добрейшей,<text:s/>но<text:s/>совершенно<text:s/>тупоумной<text:s/>женщины,<text:s/>Василисы<text:s/>Васильевны,<text:s/>вырос<text:s/>баловнем<text:s/>и<text:s/>барчуком.<text:s/>Она<text:s/>одна<text:s/>занималась<text:s/>его<text:s/>воспитанием;<text:s/>Еремею<text:s/>Лукичу,<text:s/>погруженному<text:s/>в<text:s/>свои<text:s/>хозяйственные<text:s/>соображения,<text:s/>было<text:s/>не<text:s/>до<text:s/>того.<text:s/>Правда,<text:s/>он<text:s/>однажды<text:s/>собственноручно<text:s/>наказал<text:s/>своего<text:s/>сына<text:s/>за<text:s/>то,<text:s/>что<text:s/>он<text:s/>букву<text:s/>«рцы»<text:s/>выговаривал:<text:s/>«арцы»,<text:s/>но<text:s/>в<text:s/>тот<text:s/>день<text:s/>Еремей<text:s/>Лукич<text:s/>скорбел<text:s/>глубоко<text:s/>и<text:s/>тайно:<text:s/>лучшая<text:s/>его<text:s/>собака<text:s/>убилась<text:s/>об<text:s/>дерево.<text:s/>Впрочем,<text:s/>хлопоты<text:s/>Василисы<text:s/>Васильевны<text:s/>насчет<text:s/>воспитания<text:s/>Пантюши<text:s/>ограничились<text:s/>одним<text:s/>мучительным<text:s/>усилием:<text:s/>в поте<text:s/>лица<text:s/>наняла<text:s/>она<text:s/>ему<text:s/>в<text:s/>гувернеры<text:s/>отставного<text:s/>солдата<text:s/>из<text:s/>эльзасцев,<text:s/>некоего<text:s/>Биркопфа,<text:s/>и<text:s/>до<text:s/>самой<text:s/>смерти<text:s/>трепетала,<text:s/>как<text:s/>лист,<text:s/>перед<text:s/>ним:<text:s/>ну,<text:s/>думала<text:s/>она,<text:s/>коли<text:s/>откажется –<text:s/>пропала<text:s/>я!<text:s/>куда<text:s/>я<text:s/>денусь?<text:s/>где<text:s/>другого<text:s/>учителя<text:s/>найду?<text:s/>Уж<text:s/>и<text:s/>этого<text:s/>насилу‑насилу<text:s/>у<text:s/>соседки<text:s/>сманила!<text:s/>И<text:s/>Биркопф,<text:s/>как<text:s/>человек<text:s/>сметливый,<text:s/>тотчас<text:s/>воспользовался<text:s/>исключительностью<text:s/>своего<text:s/>положения:<text:s/>пил<text:s/>мертвую<text:s/>и<text:s/>спал<text:s/>с<text:s/>утра<text:s/>до<text:s/>вечера.<text:s/>По<text:s/>окончании<text:s/>«курса<text:s/>наук»<text:s/>Пантелей<text:s/>поступил<text:s/>на<text:s/>службу.<text:s/>Василисы<text:s/>Васильевны<text:s/>уже<text:s/>не<text:s/>было<text:s/>на<text:s/>свете.<text:s/>Она<text:s/>скончалась<text:s/>за<text:s/>полгода<text:s/>до<text:s/>этого<text:s/>важного<text:s/>события,<text:s/>от<text:s/>испуга:<text:s/>ей<text:s/>во<text:s/>сне<text:s/>привиделся<text:s/>белый<text:s/>человек<text:s/>верхом<text:s/>на<text:s/>медведе,<text:s/>с<text:s/>надписью<text:s/>на<text:s/>груди:<text:s/>«Антихрист».<text:s/>Еремей<text:s/>Лукич<text:s/>вскоре<text:s/>последовал<text:s/>за<text:s/>своей<text:s/>половиной.</text:p>
      <text:p text:style-name="Обычный">Пантелей,<text:s/>при<text:s/>первом<text:s/>известии<text:s/>о<text:s/>его<text:s/>нездоровье,<text:s/>прискакал<text:s/>сломя<text:s/>голову,<text:s/>однако<text:s/>не<text:s/>застал<text:s/>уже<text:s/>родителя<text:s/>в<text:s/>живых.<text:s/>Но<text:s/>каково<text:s/>было<text:s/>удивление<text:s/>почтительного<text:s/>сына,<text:s/>когда<text:s/>он<text:s/>совершенно<text:s/>неожиданно<text:s/>из<text:s/>богатого<text:s/>наследника<text:s/>превратился<text:s/>в<text:s/>бедняка!<text:s/>Немногие<text:s/>в<text:s/>состоянии<text:s/>вынести<text:s/>такой<text:s/>крутой<text:s/>перелом.<text:s/>Пантелей<text:s/>одичал,<text:s/>ожесточился.<text:s/>Из<text:s/>человека<text:s/>честного,<text:s/>щедрого<text:s/>и<text:s/>доброго,<text:s/>хотя<text:s/>взбалмошного<text:s/>и<text:s/>горячего,<text:s/>он<text:s/>превратился<text:s/>в<text:s/>гордеца<text:s/>и<text:s/>забияку,<text:s/>перестал<text:s/>знаться<text:s/>с<text:s/>соседями, –<text:s/>богатых<text:s/>он<text:s/>стыдился,<text:s/>бедных<text:s/>гнушался, –<text:s/>и<text:s/>неслыханно<text:s/>дерзко<text:s/>обращался<text:s/>со<text:s/>всеми,<text:s/>даже<text:s/>с<text:s/>установленными<text:s/>властями:<text:s/>я,<text:s/>мол,<text:s/>столбовой<text:s/>дворянин.<text:s/>Раз<text:s/>чуть‑чуть<text:s/>не<text:s/>застрелил<text:s/>станового,<text:s/>вошедшего<text:s/>к<text:s/>нему<text:s/>в<text:s/>комнату<text:s/>с<text:s/>картузом<text:s/>на<text:s/>голове.<text:s/>Разумеется,<text:s/>власти,<text:s/>с<text:s/>своей<text:s/>стороны,<text:s/>ему<text:s/>тоже<text:s/>не<text:s/>спускали<text:s/>и<text:s/>при<text:s/>случае<text:s/>давали<text:s/>себя<text:s/>знать;<text:s/>но<text:s/>все‑таки<text:s/>его<text:s/>побаивались,<text:s/>потому<text:s/>что<text:s/>горячка<text:s/>он<text:s/>был<text:s/>страшная<text:s/>и<text:s/>со<text:s/>второго<text:s/>слова<text:s/>предлагал<text:s/>резаться<text:s/>на<text:s/>ножах.<text:s/>От<text:s/>малейшего<text:s/>возражения<text:s/>глаза<text:s/>Чертопханова<text:s/>разбегались,<text:s/>голос<text:s/>прерывался…<text:s/>«А<text:s/>ва‑ва‑ва‑ва‑ва, –<text:s/>лепетал<text:s/>он, –<text:s/>пропадай<text:s/>моя<text:s/>голова!»…<text:s/>и хоть<text:s/>на<text:s/>стену!<text:s/>Да<text:s/>и<text:s/>сверх<text:s/>того,<text:s/>человек<text:s/>он<text:s/>был<text:s/>чистый,<text:s/>не<text:s/>замешанный<text:s/>ни<text:s/>в<text:s/>чем.<text:s/>Никто<text:s/>к<text:s/>нему,<text:s/>разумеется,<text:s/>не<text:s/>ездил…<text:s/>И<text:s/>при<text:s/>всем<text:s/>том<text:s/>душа<text:s/>в<text:s/>нем<text:s/>была<text:s/>добрая,<text:s/>даже<text:s/>великая<text:s/>по‑своему:<text:s/>несправедливости,<text:s/>притеснения<text:s/>он<text:s/>вчуже<text:s/>не<text:s/>выносил;<text:s/>за<text:s/>мужиков<text:s/>своих<text:s/>стоял<text:s/>горой.<text:s/>«Как? –<text:s/>говорил<text:s/>он,<text:s/>неистово<text:s/>стуча<text:s/>по<text:s/>собственной<text:s/>голове, –<text:s/>моих<text:s/>трогать,<text:s/>моих?<text:s/>Да<text:s/>не<text:s/>будь<text:s/>я<text:s/>Чертопханов…»</text:p>
      <text:p text:style-name="Обычный">Тихон<text:s/>Иваныч<text:s/>Недопюскин<text:s/>не<text:s/>мог,<text:s/>подобно<text:s/>Пантелею<text:s/>Еремеичу,<text:s/>гордиться<text:s/>своим<text:s/>происхождением.<text:s/>Родитель<text:s/>его<text:s/>вышел<text:s/>из<text:s/>однодворцев<text:s/>и<text:s/>только<text:s/>сорокалетней<text:s/>службой<text:s/>добился<text:s/>дворянства.<text:s/>Г‑н<text:s/>Недопюскин‑отец<text:s/>принадлежал<text:s/>к<text:s/>числу<text:s/>людей,<text:s/>которых<text:s/>несчастие<text:s/>преследует<text:s/>с<text:s/>ожесточением,<text:s/>похожим<text:s/>на<text:s/>личную<text:s/>ненависть.<text:s/>В<text:s/>течение<text:s/>целых<text:s/>шестидесяти<text:s/>лет,<text:s/>с<text:s/>самого<text:s/>рождения<text:s/>до<text:s/>самой<text:s/>кончины,<text:s/>бедняк<text:s/>боролся<text:s/>со<text:s/>всеми<text:s/>нуждами,<text:s/>недугами<text:s/>и<text:s/>бедствиями,<text:s/>свойственными<text:s/>маленьким<text:s/>людям;<text:s/>бился<text:s/>как<text:s/>рыба<text:s/>об<text:s/>лед,<text:s/>недоедал,<text:s/>недосыпал,<text:s/>кланялся,<text:s/>хлопотал,<text:s/>унывал<text:s/>и<text:s/>томился,<text:s/>дрожал<text:s/>над<text:s/>каждой<text:s/>копейкой,<text:s/>действительно<text:s/>«невинно»<text:s/>пострадал<text:s/>по<text:s/>службе<text:s/>и<text:s/>умер<text:s/>наконец<text:s/>не<text:s/>то<text:s/>на<text:s/>чердаке,<text:s/>не<text:s/>то<text:s/>в<text:s/>погребе,<text:s/>не<text:s/>успев<text:s/>заработать<text:s/>ни<text:s/>себе,<text:s/>ни<text:s/>детям<text:s/>куска<text:s/>насущного<text:s/>хлеба.<text:s/>Судьба<text:s/>замотала<text:s/>его,<text:s/>словно<text:s/>зайца<text:s/>на<text:s/>угонках.<text:s/>Человек<text:s/>он<text:s/>был<text:s/>добрый<text:s/>и<text:s/>честный,<text:s/>а<text:s/>брал<text:s/>взятки<text:s/>«по<text:s/>чину» –<text:s/>от<text:s/>гривенника<text:s/>до<text:s/>двух<text:s/>целковых<text:s/>включительно.<text:s/>Была<text:s/>у<text:s/>Недопюскина<text:s/>жена,<text:s/>худая<text:s/>и<text:s/>чахоточная;<text:s/>были<text:s/>и<text:s/>дети;<text:s/>к счастью,<text:s/>они<text:s/>все<text:s/>скоро<text:s/>перемерли,<text:s/>исключая<text:s/>Тихона<text:s/>да<text:s/>дочери<text:s/>Митродоры,<text:s/>по<text:s/>прозванию<text:s/>«купецкая<text:s/>щеголиха»,<text:s/>вышедшей,<text:s/>после<text:s/>многих<text:s/>печальных<text:s/>и<text:s/>смешных<text:s/>приключений,<text:s/>за<text:s/>отставного<text:s/>стряпчего.<text:s/>Г‑н<text:s/>Недопюскин‑отец<text:s/>успел<text:s/>было<text:s/>еще<text:s/>при<text:s/>жизни<text:s/>поместить<text:s/>Тихона<text:s/>заштатным<text:s/>чиновником<text:s/>в<text:s/>канцелярию;<text:s/>но<text:s/>тотчас<text:s/>после<text:s/>смерти<text:s/>родителя<text:s/>Тихон<text:s/>вышел<text:s/>в<text:s/>отставку.<text:s/>Вечные<text:s/>тревоги,<text:s/>мучительная<text:s/>борьба<text:s/>с<text:s/>холодом<text:s/>и<text:s/>голодом,<text:s/>тоскливое<text:s/>уныние<text:s/>матери,<text:s/>хлопотливое<text:s/>отчаяние<text:s/>отца,<text:s/>грубые<text:s/>притеснения<text:s/>хозяев<text:s/>и<text:s/>лавочника<text:s/>–<text:s/>все<text:s/>это<text:s/>ежедневное,<text:s/>непрерывное<text:s/>горе<text:s/>развило<text:s/>в<text:s/>Тихоне<text:s/>робость<text:s/>неизъяснимую:<text:s/>при<text:s/>одном<text:s/>виде<text:s/>начальника<text:s/>он<text:s/>трепетал<text:s/>и<text:s/>замирал,<text:s/>как<text:s/>пойманная<text:s/>птичка.<text:s/>Он<text:s/>бросил<text:s/>службу.<text:s/>Равнодушная,<text:s/>а<text:s/>может<text:s/>быть,<text:s/>и<text:s/>насмешливая<text:s/>природа<text:s/>влагает<text:s/>в<text:s/>людей<text:s/>разные<text:s/>способности<text:s/>и<text:s/>наклонности,<text:s/>нисколько<text:s/>не<text:s/>соображаясь<text:s/>с<text:s/>их<text:s/>положением<text:s/>в<text:s/>обществе<text:s/>и<text:s/>средствами;<text:s/>с свойственною<text:s/>ей<text:s/>заботливостию<text:s/>и<text:s/>любовию<text:s/>вылепила<text:s/>она<text:s/>из<text:s/>Тихона,<text:s/>сына<text:s/>бедного<text:s/>чиновника,<text:s/>существо<text:s/>чувствительное,<text:s/>ленивое,<text:s/>мягкое,<text:s/>восприимчивое –<text:s/>существо,<text:s/>исключительно<text:s/>обращенное<text:s/>к<text:s/>наслаждению,<text:s/>одаренное<text:s/>чрезвычайно<text:s/>тонким<text:s/>обонянием<text:s/>и<text:s/>вкусом…<text:s/>вылепила,<text:s/>тщательно<text:s/>отделала<text:s/>и –<text:s/>предоставила<text:s/>своему<text:s/>произведению<text:s/>вырастать<text:s/>на<text:s/>кислой<text:s/>капусте<text:s/>и<text:s/>тухлой<text:s/>рыбе.<text:s/>И<text:s/>вот<text:s/>оно<text:s/>выросло,<text:s/>это<text:s/>произведение,<text:s/>начало,<text:s/>как<text:s/>говорится,<text:s/>«жить».<text:s/>Пошла<text:s/>потеха.<text:s/>Судьба,<text:s/>неотступно<text:s/>терзавшая<text:s/>Недопюскина‑отца,<text:s/>принялась<text:s/>и<text:s/>за<text:s/>сына:<text:s/>видно,<text:s/>разлакомилась.<text:s/>Но<text:s/>с<text:s/>Тихоном<text:s/>она<text:s/>поступила<text:s/>иначе:<text:s/>она<text:s/>не<text:s/>мучила<text:s/>его –<text:s/>она<text:s/>им<text:s/>забавлялась.<text:s/>Она<text:s/>ни<text:s/>разу<text:s/>не<text:s/>доводила<text:s/>его<text:s/>до<text:s/>отчаяния,<text:s/>не<text:s/>заставляла<text:s/>испытать<text:s/>постыдных<text:s/>мук<text:s/>голода,<text:s/>но<text:s/>мыкала<text:s/>им<text:s/>по<text:s/>всей<text:s/>России,<text:s/>из<text:s/>Великого‑Устюга<text:s/>в<text:s/>Царево‑Кокшайск,<text:s/>из<text:s/>одной<text:s/>унизительной<text:s/>и<text:s/>смешной<text:s/>должности<text:s/>в<text:s/>другую:<text:s/>то<text:s/>жаловала<text:s/>его<text:s/>в<text:s/>«мажордомы»<text:s/>к сварливой<text:s/>и<text:s/>желчной<text:s/>барыне‑благодетельнице,<text:s/>то<text:s/>помещала<text:s/>в<text:s/>нахлебники<text:s/>к<text:s/>богатому<text:s/>скряге‑купцу,<text:s/>то<text:s/>определяла<text:s/>в<text:s/>начальники<text:s/>домашней<text:s/>канцелярии<text:s/>лупоглазого<text:s/>барина,<text:s/>стриженного<text:s/>на<text:s/>английский<text:s/>манер,<text:s/>то<text:s/>производила<text:s/>в<text:s/>полудворецкие,<text:s/>полушуты<text:s/>к<text:s/>псовому<text:s/>охотнику…<text:s/>Словом,<text:s/>судьба<text:s/>заставила<text:s/>бедного<text:s/>Тихона<text:s/>выпить<text:s/>по<text:s/>капле<text:s/>и<text:s/>до<text:s/>капли<text:s/>весь<text:s/>горький<text:s/>и<text:s/>ядовитый<text:s/>напиток<text:s/>подчиненного<text:s/>существования.<text:s/>Послужил<text:s/>он<text:s/>на<text:s/>своем<text:s/>веку<text:s/>тяжелой<text:s/>прихоти,<text:s/>заспанной<text:s/>и<text:s/>злобной<text:s/>скуке<text:s/>праздного<text:s/>барства…<text:s/>Сколько<text:s/>раз<text:s/>наедине,<text:s/>в<text:s/>своей<text:s/>комнате,<text:s/>отпущенный<text:s/>наконец<text:s/>«с<text:s/>Богом»<text:s/>натешившейся<text:s/>всласть<text:s/>ватагою<text:s/>гостей,<text:s/>клялся<text:s/>он,<text:s/>весь<text:s/>пылая<text:s/>стыдом,<text:s/>с<text:s/>холодными<text:s/>слезами<text:s/>отчаяния<text:s/>на<text:s/>глазах,<text:s/>на<text:s/>другой<text:s/>же<text:s/>день<text:s/>убежать<text:s/>тайком,<text:s/>попытать<text:s/>своего<text:s/>счастия<text:s/>в<text:s/>городе,<text:s/>сыскать<text:s/>себе<text:s/>хоть<text:s/>писарское<text:s/>местечко<text:s/>или<text:s/>уж<text:s/>за<text:s/>один<text:s/>раз<text:s/>умереть<text:s/>с<text:s/>голоду<text:s/>на<text:s/>улице.<text:s/>Да,<text:s/>во‑первых,<text:s/>силы<text:s/>Бог<text:s/>не<text:s/>дал;<text:s/>во‑вторых,<text:s/>робость<text:s/>разбирала,<text:s/>а<text:s/>в‑третьих,<text:s/>наконец,<text:s/>как<text:s/>себе<text:s/>место<text:s/>выхлопотать,<text:s/>кого<text:s/>просить?<text:s/>«Не<text:s/>дадут, –<text:s/>шептал,<text:s/>бывало,<text:s/>несчастный,<text:s/>уныло<text:s/>переворачиваясь<text:s/>на<text:s/>постели, –<text:s/>не<text:s/>дадут!»<text:s/>И<text:s/>на<text:s/>другой<text:s/>день<text:s/>снова<text:s/>принимался<text:s/>тянуть<text:s/>лямку.<text:s/>Тем<text:s/>мучительнее<text:s/>было<text:s/>его<text:s/>положение,<text:s/>что<text:s/>та<text:s/>же<text:s/>заботливая<text:s/>природа<text:s/>не<text:s/>потрудилась<text:s/>наделить<text:s/>его<text:s/>хоть<text:s/>малой<text:s/>толикой<text:s/>тех<text:s/>способностей<text:s/>и<text:s/>дарований,<text:s/>без<text:s/>которых<text:s/>ремесло<text:s/>забавника<text:s/>почти<text:s/>невозможно.<text:s/>Он,<text:s/>например,<text:s/>не<text:s/>умел<text:s/>ни<text:s/>плясать<text:s/>до<text:s/>упаду<text:s/>в<text:s/>медвежьей<text:s/>шубе<text:s/>навыворот,<text:s/>ни<text:s/>балагурить<text:s/>и<text:s/>любезничать<text:s/>в<text:s/>непосредственном<text:s/>соседстве<text:s/>расходившихся<text:s/>арапников;<text:s/>выставленный<text:s/>нагишом<text:s/>на<text:s/>двадцатиградусный<text:s/>мороз,<text:s/>он<text:s/>иногда<text:s/>простужался;<text:s/>желудок<text:s/>его<text:s/>не<text:s/>варил<text:s/>ни<text:s/>вина,<text:s/>смешанного<text:s/>с<text:s/>чернилами<text:s/>и<text:s/>прочей<text:s/>дрянью,<text:s/>ни<text:s/>крошеных<text:s/>мухоморов<text:s/>и<text:s/>сыроежек<text:s/>с<text:s/>уксусом.<text:s/>Господь<text:s/>ведает,<text:s/>что<text:s/>бы<text:s/>сталось<text:s/>с<text:s/>Тихоном,<text:s/>если<text:s/>бы<text:s/>последний<text:s/>из<text:s/>его<text:s/>благодетелей,<text:s/>разбогатевший<text:s/>откупщик,<text:s/>не<text:s/>вздумал<text:s/>в<text:s/>веселый<text:s/>час<text:s/>приписать<text:s/>в<text:s/>своем<text:s/>завещании:<text:s/>а Зёзе<text:s/>(Тихону<text:s/>тож)<text:s/>Недопюскину<text:s/>предоставляю<text:s/>в<text:s/>вечное<text:s/>и<text:s/>потомственное<text:s/>владение<text:s/>благоприобретенную<text:s/>мною<text:s/>деревню<text:s/>Бесселендеевку<text:s/>со<text:s/>всеми<text:s/>угодьями.<text:s/>Несколько<text:s/>дней<text:s/>спустя<text:s/>благодетеля,<text:s/>за<text:s/>стерляжьей<text:s/>ухой,<text:s/>прихлопнул<text:s/>паралич.<text:s/>Поднялся<text:s/>гвалт;<text:s/>суд<text:s/>нагрянул,<text:s/>опечатал<text:s/>имущество,<text:s/>как<text:s/>следует.<text:s/>Съехались<text:s/>родные;<text:s/>раскрыли<text:s/>завещание;<text:s/>прочли,<text:s/>потребовали<text:s/>Недопюскина.<text:s/>Явился<text:s/>Недопюскин.<text:s/>Большая<text:s/>часть<text:s/>собранья<text:s/>знала,<text:s/>какую<text:s/>должность<text:s/>Тихон<text:s/>Иваныч<text:s/>занимал<text:s/>при<text:s/>благодетеле:<text:s/>оглушительные<text:s/>восклицания,<text:s/>насмешливые<text:s/>поздравления<text:s/>посыпались<text:s/>ему<text:s/>навстречу.<text:s/>«Помещик,<text:s/>вот<text:s/>он,<text:s/>новый<text:s/>помещик!» –<text:s/>кричали<text:s/>прочие<text:s/>наследники.<text:s/>«Вот<text:s/>уж<text:s/>того, –<text:s/>подхватил<text:s/>один,<text:s/>известный<text:s/>шутник<text:s/>и<text:s/>остряк, –<text:s/>вот<text:s/>уж<text:s/>точно<text:s/>можно<text:s/>сказать…<text:s/>вот<text:s/>уж<text:s/>действительно…<text:s/>того…<text:s/>что<text:s/>называется…<text:s/>того…<text:s/>наследник».<text:s/>И<text:s/>все<text:s/>так<text:s/>и<text:s/>прыснули.<text:s/>Недопюскин<text:s/>долго<text:s/>не<text:s/>хотел<text:s/>верить<text:s/>своему<text:s/>счастию.<text:s/>Ему<text:s/>показали<text:s/>завещание –<text:s/>он<text:s/>покраснел,<text:s/>зажмурился,<text:s/>начал<text:s/>отмахиваться<text:s/>руками<text:s/>и<text:s/>зарыдал<text:s/>в<text:s/>три<text:s/>ручья.<text:s/>Хохот<text:s/>собранья<text:s/>превратился<text:s/>в<text:s/>густой<text:s/>и<text:s/>слитный<text:s/>рев.<text:s/>Деревня<text:s/>Бесселендеевка<text:s/>состояла<text:s/>всего<text:s/>из<text:s/>двадцати<text:s/>двух<text:s/>душ<text:s/>крестьян;<text:s/>никто<text:s/>о<text:s/>ней<text:s/>не<text:s/>сожалел<text:s/>сильно,<text:s/>так<text:s/>почему<text:s/>же,<text:s/>при<text:s/>случае,<text:s/>не<text:s/>потешиться?<text:s/>Один<text:s/>только<text:s/>наследник<text:s/>из<text:s/>Петербурга,<text:s/>важный<text:s/>мужчина<text:s/>с<text:s/>греческим<text:s/>носом<text:s/>и<text:s/>благороднейшим<text:s/>выражением<text:s/>лица,<text:s/>Ростислав<text:s/>Адамыч<text:s/>Штоппель,<text:s/>не<text:s/>вытерпел,<text:s/>пододвинулся<text:s/>боком<text:s/>к<text:s/>Недопюскину<text:s/>и<text:s/>надменно<text:s/>глянул<text:s/>на<text:s/>него<text:s/>через<text:s/>плечо.<text:s/>«Вы,<text:s/>сколько<text:s/>я<text:s/>могу<text:s/>заметить,<text:s/>милостивый<text:s/>государь, –<text:s/>заговорил<text:s/>он<text:s/>презрительно‑небрежно, –<text:s/>состояли<text:s/>у<text:s/>почтенного<text:s/>Федора<text:s/>Федоровича<text:s/>в<text:s/>должности<text:s/>потешного,<text:s/>так<text:s/>сказать,<text:s/>прислужника?»<text:s/>Господин<text:s/>из<text:s/>Петербурга<text:s/>выражался<text:s/>языком<text:s/>нестерпимо<text:s/>чистым,<text:s/>бойким<text:s/>и<text:s/>правильным.<text:s/>Расстроенный,<text:s/>взволнованный<text:s/>Недопюскин<text:s/>не<text:s/>расслышал<text:s/>слов<text:s/>незнакомого<text:s/>ему<text:s/>господина,<text:s/>но<text:s/>прочие<text:s/>тотчас<text:s/>все<text:s/>замолкли;<text:s/>остряк<text:s/>снисходительно<text:s/>улыбнулся.<text:s/>Г‑н<text:s/>Штоппель<text:s/>потер<text:s/>себе<text:s/>руки<text:s/>и<text:s/>повторил<text:s/>свой<text:s/>вопрос.<text:s/>Недопюскин<text:s/>с<text:s/>изумлением<text:s/>поднял<text:s/>глаза<text:s/>и<text:s/>раскрыл<text:s/>рот.<text:s/>Ростислав<text:s/>Адамыч<text:s/>язвительно<text:s/>прищурился.</text:p>
      <text:p text:style-name="Обычный">– Поздравляю<text:s/>вас,<text:s/>милостивый<text:s/>государь,<text:s/>поздравляю, –<text:s/>продолжал<text:s/>он, –<text:s/>правда,<text:s/>не<text:s/>всякий,<text:s/>можно<text:s/>сказать,<text:s/>согласился<text:s/>бы<text:s/>таким<text:s/>образом<text:s/>зарррработывать<text:s/>себе<text:s/>насущный<text:s/>хлеб;<text:s/>но<text:s/>de gustibus non est disputandum –<text:s/>то<text:s/>есть<text:s/>у<text:s/>всякого<text:s/>свой<text:s/>вкус…<text:s/>Не<text:s/>правда<text:s/>ли?</text:p>
      <text:p text:style-name="Обычный">Кто‑то<text:s/>в<text:s/>задних<text:s/>рядах<text:s/>быстро,<text:s/>но<text:s/>прилично<text:s/>взвизгнул<text:s/>от<text:s/>удивления<text:s/>и<text:s/>восторга.</text:p>
      <text:p text:style-name="Обычный">– Скажите, –<text:s/>подхватил<text:s/>г.<text:s/>Штоппель,<text:s/>сильно<text:s/>поощренный<text:s/>улыбками<text:s/>всего<text:s/>собрания, –<text:s/>какому<text:s/>таланту<text:s/>в<text:s/>особенности<text:s/>вы<text:s/>обязаны<text:s/>своим<text:s/>счастием?<text:s/>Нет,<text:s/>не<text:s/>стыдитесь,<text:s/>скажите;<text:s/>мы<text:s/>все<text:s/>здесь,<text:s/>так<text:s/>сказать,<text:s/>свои, en famille.<text:s/>Не<text:s/>правда<text:s/>ли,<text:s/>господа,<text:s/>мы<text:s/>здесь<text:s/>en famille?</text:p>
      <text:p text:style-name="Обычный">Наследник,<text:s/>к<text:s/>которому<text:s/>Ростислав<text:s/>Адамыч<text:s/>случайно<text:s/>обратился<text:s/>с<text:s/>этим<text:s/>вопросом,<text:s/>к<text:s/>сожалению,<text:s/>не<text:s/>знал<text:s/>по‑французски<text:s/>и<text:s/>потому<text:s/>ограничился<text:s/>одним<text:s/>одобрительным<text:s/>и<text:s/>легким<text:s/>кряхтением.<text:s/>Зато<text:s/>другой<text:s/>наследник,<text:s/>молодой<text:s/>человек<text:s/>с<text:s/>желтоватыми<text:s/>пятнами<text:s/>на<text:s/>лбу,<text:s/>поспешно<text:s/>подхватил:<text:s/>«Вуй,<text:s/>вуй,<text:s/>разумеется».</text:p>
      <text:p text:style-name="Обычный">– Может<text:s/>быть, –<text:s/>снова<text:s/>заговорил<text:s/>г.<text:s/>Штоппель, –<text:s/>вы<text:s/>умеете<text:s/>ходить<text:s/>на<text:s/>руках,<text:s/>поднявши<text:s/>ноги,<text:s/>так<text:s/>сказать,<text:s/>кверху?</text:p>
      <text:p text:style-name="Обычный">Недопюскин<text:s/>с<text:s/>тоской<text:s/>поглядел<text:s/>кругом –<text:s/>все<text:s/>лица<text:s/>злобно<text:s/>усмехались,<text:s/>все<text:s/>глаза<text:s/>покрылись<text:s/>влагой<text:s/>удовольствия.</text:p>
      <text:p text:style-name="Обычный">– Или,<text:s/>может<text:s/>быть,<text:s/>вы<text:s/>умеете<text:s/>петь,<text:s/>как<text:s/>петух?</text:p>
      <text:p text:style-name="Обычный">Взрыв<text:s/>хохота<text:s/>раздался<text:s/>кругом<text:s/>и<text:s/>стих<text:s/>тотчас,<text:s/>заглушенный<text:s/>ожиданием.</text:p>
      <text:p text:style-name="Обычный">– Или,<text:s/>может<text:s/>быть,<text:s/>вы<text:s/>на<text:s/>носу…</text:p>
      <text:p text:style-name="Обычный">– Перестаньте! –<text:s/>перебил<text:s/>вдруг<text:s/>Ростислава<text:s/>Адамыча<text:s/>резкий<text:s/>и<text:s/>громкий<text:s/>голос. –<text:s/>Как<text:s/>вам<text:s/>не<text:s/>стыдно<text:s/>мучить<text:s/>бедного<text:s/>человека!</text:p>
      <text:p text:style-name="Обычный">Все<text:s/>оглянулись.<text:s/>В<text:s/>дверях<text:s/>стоял<text:s/>Чертопханов.<text:s/>В<text:s/>качестве<text:s/>четвероюродного<text:s/>племянника<text:s/>покойного<text:s/>откупщика<text:s/>он<text:s/>тоже<text:s/>получил<text:s/>пригласительное<text:s/>письмо<text:s/>на<text:s/>родственный<text:s/>съезд.<text:s/>Во<text:s/>все<text:s/>время<text:s/>чтения<text:s/>он,<text:s/>как<text:s/>всегда,<text:s/>держался<text:s/>в<text:s/>гордом<text:s/>отдалении<text:s/>от<text:s/>прочих.</text:p>
      <text:p text:style-name="Обычный">– Перестаньте, –<text:s/>повторил<text:s/>он,<text:s/>гордо<text:s/>закинув<text:s/>голову.</text:p>
      <text:p text:style-name="Обычный">Г‑н<text:s/>Штоппель<text:s/>быстро<text:s/>обернулся<text:s/>и,<text:s/>увидав<text:s/>человека<text:s/>бедно<text:s/>одетого,<text:s/>неказистого,<text:s/>вполголоса<text:s/>спросил<text:s/>у<text:s/>соседа<text:s/>(осторожность<text:s/>никогда<text:s/>не<text:s/>мешает):</text:p>
      <text:p text:style-name="Обычный">– Кто<text:s/>это?</text:p>
      <text:p text:style-name="Обычный">– Чертопханов,<text:s/>не<text:s/>важная<text:s/>птица, –<text:s/>отвечал<text:s/>ему<text:s/>тот<text:s/>на<text:s/>ухо.</text:p>
      <text:p text:style-name="Обычный">Ростислав<text:s/>Адамыч<text:s/>принял<text:s/>надменный<text:s/>вид.</text:p>
      <text:p text:style-name="Обычный">– А<text:s/>вы<text:s/>что<text:s/>за<text:s/>командир? –<text:s/>проговорил<text:s/>он<text:s/>в<text:s/>нос<text:s/>и<text:s/>прищурил<text:s/>глаза. –<text:s/>Вы<text:s/>что<text:s/>за<text:s/>птица,<text:s/>позвольте<text:s/>спросить?</text:p>
      <text:p text:style-name="Обычный">Чертопханов<text:s/>вспыхнул,<text:s/>как<text:s/>порох<text:s/>от<text:s/>искры.<text:s/>Бешенство<text:s/>захватило<text:s/>ему<text:s/>дыхание.</text:p>
      <text:p text:style-name="Обычный">– Дз‑дз‑дз‑дз, –<text:s/>зашипел<text:s/>он,<text:s/>словно<text:s/>удавленный,<text:s/>и<text:s/>вдруг<text:s/>загремел: –<text:s/>кто<text:s/>я?<text:s/>кто<text:s/>я?<text:s/>Я<text:s/>Пантелей<text:s/>Чертопханов,<text:s/>столбовой<text:s/>дворянин,<text:s/>мой<text:s/>прапращур<text:s/>царю<text:s/>служил,<text:s/>а<text:s/>ты<text:s/>кто?</text:p>
      <text:p text:style-name="Обычный">Ростислав<text:s/>Адамыч<text:s/>побледнел<text:s/>и<text:s/>шагнул<text:s/>назад.<text:s/>Он<text:s/>не<text:s/>ожидал<text:s/>такого<text:s/>отпора.</text:p>
      <text:p text:style-name="Обычный">– Я<text:s/>птица,<text:s/>я,<text:s/>я<text:s/>птица…<text:s/>О,<text:s/>о,<text:s/>о!..</text:p>
      <text:p text:style-name="Обычный">Чертопханов<text:s/>ринулся<text:s/>вперед;<text:s/>Штоппель<text:s/>отскочил<text:s/>в<text:s/>большом<text:s/>волнении,<text:s/>гости<text:s/>бросились<text:s/>навстречу<text:s/>раздраженному<text:s/>помещику.</text:p>
      <text:p text:style-name="Обычный">– Стреляться,<text:s/>стреляться,<text:s/>сейчас<text:s/>стреляться<text:s/>через<text:s/>платок! –<text:s/>кричал<text:s/>рассвирепевший<text:s/>Пантелей, –<text:s/>или<text:s/>проси<text:s/>извинения<text:s/>у<text:s/>меня,<text:s/>да<text:s/>и<text:s/>у<text:s/>него…</text:p>
      <text:p text:style-name="Обычный">– Просите,<text:s/>просите<text:s/>извинения, –<text:s/>бормотали<text:s/>вокруг<text:s/>Штоппеля<text:s/>встревоженные<text:s/>наследники, –<text:s/>он<text:s/>ведь<text:s/>такой<text:s/>сумасшедший,<text:s/>готов<text:s/>зарезать.</text:p>
      <text:p text:style-name="Обычный">– Извините,<text:s/>извините,<text:s/>я<text:s/>не<text:s/>знал, –<text:s/>залепетал<text:s/>Штоппель, –<text:s/>я<text:s/>не<text:s/>знал…</text:p>
      <text:p text:style-name="Обычный">– И<text:s/>у<text:s/>него<text:s/>проси! –<text:s/>возопил<text:s/>неугомонный<text:s/>Пантелей.</text:p>
      <text:p text:style-name="Обычный">– Извините<text:s/>и<text:s/>вы, –<text:s/>прибавил<text:s/>Ростислав<text:s/>Адамыч,<text:s/>обращаясь<text:s/>к<text:s/>Недопюскину,<text:s/>который<text:s/>сам<text:s/>дрожал,<text:s/>как<text:s/>в<text:s/>лихорадке.</text:p>
      <text:p text:style-name="Обычный">Чертопханов<text:s/>успокоился,<text:s/>подошел<text:s/>к<text:s/>Тихону<text:s/>Иванычу,<text:s/>взял<text:s/>его<text:s/>за<text:s/>руку,<text:s/>дерзко<text:s/>глянул<text:s/>кругом<text:s/>и,<text:s/>не<text:s/>встречая<text:s/>ни<text:s/>одного<text:s/>взора,<text:s/>торжественно,<text:s/>среди<text:s/>глубокого<text:s/>молчания,<text:s/>вышел<text:s/>из<text:s/>комнаты<text:s/>вместе<text:s/>с<text:s/>новым<text:s/>владельцем<text:s/>благоприобретенной<text:s/>деревни<text:s/>Бесселендеевки.</text:p>
      <text:p text:style-name="Обычный">С<text:s/>того<text:s/>самого<text:s/>дня<text:s/>они<text:s/>уже<text:s/>более<text:s/>не<text:s/>расставались. (Деревня<text:s/>Бесселендеевка<text:s/>отстояла<text:s/>всего<text:s/>на<text:s/>восемь<text:s/>верст<text:s/>от<text:s/>Бессонова.)<text:s/>Неограниченная<text:s/>благодарность<text:s/>Недопюскина<text:s/>скоро<text:s/>перешла<text:s/>в<text:s/>подобострастное<text:s/>благоговение.<text:s/>Слабый,<text:s/>мягкий<text:s/>и<text:s/>не<text:s/>совсем<text:s/>чистый<text:s/>Тихон<text:s/>склонялся<text:s/>во<text:s/>прах<text:s/>перед<text:s/>безбоязненным<text:s/>и<text:s/>бескорыстным<text:s/>Пантелеем.<text:s/>«Легкое<text:s/>ли<text:s/>дело! –<text:s/>думал<text:s/>он<text:s/>иногда<text:s/>про<text:s/>себя, –<text:s/>с<text:s/>губернатором<text:s/>говорит,<text:s/>прямо<text:s/>в<text:s/>глаза<text:s/>ему<text:s/>смотрит…<text:s/>вот<text:s/>те<text:s/>Христос,<text:s/>так<text:s/>и<text:s/>смотрит!»</text:p>
      <text:p text:style-name="Обычный">Он<text:s/>удивлялся<text:s/>ему<text:s/>до<text:s/>недоумения,<text:s/>до<text:s/>изнеможения<text:s/>душевных<text:s/>сил,<text:s/>почитал<text:s/>его<text:s/>человеком<text:s/>необыкновенным,<text:s/>умным,<text:s/>ученым.<text:s/>И<text:s/>то<text:s/>сказать,<text:s/>как<text:s/>ни<text:s/>было<text:s/>худо<text:s/>воспитание<text:s/>Чертопханова,<text:s/>все<text:s/>же,<text:s/>в<text:s/>сравнении<text:s/>с<text:s/>воспитанием<text:s/>Тихона,<text:s/>оно<text:s/>могло<text:s/>показаться<text:s/>блестящим.<text:s/>Чертопханов,<text:s/>правда,<text:s/>по‑русски<text:s/>читал<text:s/>мало,<text:s/>по‑французски<text:s/>понимал<text:s/>плохо,<text:s/>до<text:s/>того<text:s/>плохо,<text:s/>что<text:s/>однажды<text:s/>на<text:s/>вопрос<text:s/>гувернера<text:s/>из<text:s/>швейцарцев:<text:s/>«Vous parlez français, monsieur?»<text:span text:style-name="Знаксноски"><text:note text:note-class="footnote" text:id="_ftn53"><text:note-citation>54</text:note-citation><text:note-body><text:p text:style-name="FootNote"><text:span text:style-name="T1916"><text:s/></text:span><text:span text:style-name="T1917">Вы</text:span><text:span text:style-name="T1918"><text:s/></text:span><text:span text:style-name="T1919">говорите</text:span><text:span text:style-name="T1920"><text:s/></text:span><text:span text:style-name="T1921">по</text:span><text:span text:style-name="T1922">‑</text:span><text:span text:style-name="T1923">французски</text:span><text:span text:style-name="T1924">,<text:s/></text:span><text:span text:style-name="T1925">сударь</text:span><text:span text:style-name="T1926">? (</text:span><text:span text:style-name="T1927">фр</text:span><text:span text:style-name="T1928">.)</text:span></text:p><text:p text:style-name="Сd1нedоeeсf1кeaаe0"/></text:note-body></text:note></text:span> отвечал:<text:s/>«Же<text:s/>не<text:s/>разумею, –<text:s/>и,<text:s/>подумав<text:s/>немного,<text:s/>прибавил: –<text:s/>па», –<text:s/>но<text:s/>все‑таки<text:s/>он<text:s/>помнил,<text:s/>что<text:s/>был<text:s/>на<text:s/>свете<text:s/>Вольтер,<text:s/>преострый<text:s/>сочинитель,<text:s/>и<text:s/>что<text:s/>Фридрих<text:s/>Великий,<text:s/>прусский<text:s/>король,<text:s/>на<text:s/>военном<text:s/>поприще<text:s/>тоже<text:s/>отличался.<text:s/>Из<text:s/>русских<text:s/>писателей<text:s/>уважал<text:s/>он<text:s/>Державина,<text:s/>а<text:s/>любил<text:s/>Марлинского<text:s/>и<text:s/>лучшего<text:s/>кобеля<text:s/>прозвал<text:s/>Аммалат<text:s/>Беком…</text:p>
      <text:p text:style-name="Обычный">Несколько<text:s/>дней<text:s/>спустя<text:s/>после<text:s/>первой<text:s/>моей<text:s/>встречи<text:s/>с<text:s/>обоими<text:s/>приятелями<text:s/>отправился<text:s/>я<text:s/>в<text:s/>сельцо<text:s/>Бессоново<text:s/>к<text:s/>Пантелею<text:s/>Еремеичу.<text:s/>Издали<text:s/>виднелся<text:s/>небольшой<text:s/>его<text:s/>домик;<text:s/>он<text:s/>торчал<text:s/>на<text:s/>голом<text:s/>месте<text:s/>в<text:s/>полуверсте<text:s/>от<text:s/>деревни,<text:s/>как<text:s/>говорится,<text:s/>«на<text:s/>юру»,<text:s/>словно<text:s/>ястреб<text:s/>на<text:s/>пашне.<text:s/>Вся<text:s/>усадьба<text:s/>Чертопханова<text:s/>состояла<text:s/>из<text:s/>четырех<text:s/>ветхих<text:s/>срубов<text:s/>разной<text:s/>величины,<text:s/>а<text:s/>именно:<text:s/>из<text:s/>флигеля,<text:s/>конюшни,<text:s/>сарая<text:s/>и<text:s/>бани.<text:s/>Каждый<text:s/>сруб<text:s/>сидел<text:s/>отдельно,<text:s/>сам<text:s/>по<text:s/>себе:<text:s/>ни<text:s/>забора<text:s/>кругом,<text:s/>ни<text:s/>ворот<text:s/>не<text:s/>замечалось.<text:s/>Кучер<text:s/>мой<text:s/>остановился<text:s/>в<text:s/>недоумении<text:s/>у<text:s/>полусгнившего<text:s/>и<text:s/>засоренного<text:s/>колодца.<text:s/>Возле<text:s/>сарая<text:s/>несколько<text:s/>худых<text:s/>и<text:s/>взъерошенных<text:s/>борзых<text:s/>щенков<text:s/>терзали<text:s/>дохлую<text:s/>лошадь,<text:s/>вероятно<text:s/>Орбассана;<text:s/>один<text:s/>из<text:s/>них<text:s/>поднял<text:s/>было<text:s/>окровавленную<text:s/>морду,<text:s/>полаял<text:s/>торопливо<text:s/>и<text:s/>снова<text:s/>принялся<text:s/>глодать<text:s/>обнаженные<text:s/>ребра.<text:s/>Подле<text:s/>лошади<text:s/>стоял<text:s/>малый<text:s/>лет<text:s/>семнадцати,<text:s/>с<text:s/>пухлым<text:s/>и<text:s/>желтым<text:s/>лицом,<text:s/>одетый<text:s/>казачком<text:s/>и<text:s/>босоногий;<text:s/>он<text:s/>с<text:s/>важностью<text:s/>посматривал<text:s/>на<text:s/>собак,<text:s/>порученных<text:s/>его<text:s/>надзору,<text:s/>и<text:s/>изредка<text:s/>постегивал<text:s/>арапником<text:s/>самых<text:s/>алчных.</text:p>
      <text:p text:style-name="Обычный">– Дома<text:s/>барин? –<text:s/>спросил<text:s/>я.</text:p>
      <text:p text:style-name="Обычный">– А<text:s/>Господь<text:s/>его<text:s/>знает! –<text:s/>отвечал<text:s/>малый. –<text:s/>Постучитесь.</text:p>
      <text:p text:style-name="Обычный">Я<text:s/>соскочил<text:s/>с<text:s/>дрожек<text:s/>и<text:s/>подошел<text:s/>к<text:s/>крыльцу<text:s/>флигеля.</text:p>
      <text:p text:style-name="Обычный">Жилище<text:s/>господина<text:s/>Чертопханова<text:s/>являло<text:s/>вид<text:s/>весьма<text:s/>печальный:<text:s/>бревна<text:s/>почернели<text:s/>и<text:s/>высунулись<text:s/>вперед<text:s/>«брюхом»,<text:s/>труба<text:s/>обвалилась,<text:s/>углы<text:s/>подопрели<text:s/>и<text:s/>покачнулись,<text:s/>небольшие<text:s/>тускло‑сизые<text:s/>окошечки<text:s/>невыразимо<text:s/>кисло<text:s/>поглядывали<text:s/>из‑под<text:s/>косматой,<text:s/>нахлобученной<text:s/>крыши:<text:s/>у иных<text:s/>старух‑потаскушек<text:s/>бывают<text:s/>такие<text:s/>глаза.<text:s/>Я<text:s/>постучался;<text:s/>никто<text:s/>не<text:s/>откликнулся.<text:s/>Однако<text:s/>мне<text:s/>за<text:s/>дверью<text:s/>слышались<text:s/>резко<text:s/>произносимые<text:s/>слова:</text:p>
      <text:p text:style-name="Обычный">– Аз,<text:s/>буки,<text:s/>веди;<text:s/>да<text:s/>ну<text:s/>же,<text:s/>дурак, –<text:s/>говорил<text:s/>сиплый<text:s/>голос, –<text:s/>аз,<text:s/>буки,<text:s/>веди,<text:s/>глаголь…<text:s/>да<text:s/>нет!<text:s/>глаголь,<text:s/>добро,<text:s/>есть!<text:s/>есть!..<text:s/>Ну<text:s/>же,<text:s/>дурак!</text:p>
      <text:p text:style-name="Обычный">Я<text:s/>постучался<text:s/>в<text:s/>другой<text:s/>раз.</text:p>
      <text:p text:style-name="Обычный">Тот<text:s/>же<text:s/>голос<text:s/>закричал:</text:p>
      <text:p text:style-name="Обычный">– Войди,<text:s/>кто<text:s/>там?</text:p>
      <text:p text:style-name="Обычный">Я<text:s/>вошел<text:s/>в<text:s/>пустую<text:s/>маленькую<text:s/>переднюю<text:s/>и<text:s/>сквозь<text:s/>растворенную<text:s/>дверь<text:s/>увидал<text:s/>самого<text:s/>Чертопханова.<text:s/>В<text:s/>засаленном<text:s/>бухарском<text:s/>халате,<text:s/>широких<text:s/>шароварах<text:s/>и<text:s/>красной<text:s/>ермолке<text:s/>сидел<text:s/>он<text:s/>на<text:s/>стуле,<text:s/>одной<text:s/>рукой<text:s/>стискивал<text:s/>он<text:s/>молодому<text:s/>пуделю<text:s/>морду,<text:s/>а<text:s/>в<text:s/>другой<text:s/>держал<text:s/>кусок<text:s/>хлеба<text:s/>над<text:s/>самым<text:s/>его<text:s/>носом.</text:p>
      <text:p text:style-name="Обычный">– А! –<text:s/>проговорил<text:s/>он<text:s/>с<text:s/>достоинством<text:s/>и<text:s/>не<text:s/>трогаясь<text:s/>с<text:s/>места, –<text:s/>очень<text:s/>рад<text:s/>вашему<text:s/>посещенью.<text:s/>Милости<text:s/>прошу<text:s/>садиться.<text:s/>А<text:s/>я<text:s/>вот<text:s/>с<text:s/>Вензором<text:s/>вожусь…<text:s/>Тихон<text:s/>Иваныч, –<text:s/>прибавил<text:s/>он,<text:s/>возвысив<text:s/>голос, –<text:s/>пожалуй‑ка<text:s/>сюда.<text:s/>Гость<text:s/>приехал.</text:p>
      <text:p text:style-name="Обычный">– Сейчас,<text:s/>сейчас, –<text:s/>отвечал<text:s/>из<text:s/>соседней<text:s/>комнаты<text:s/>Тихон<text:s/>Иваныч. –<text:s/>Маша,<text:s/>подай<text:s/>галстух.</text:p>
      <text:p text:style-name="Обычный">Чертопханов<text:s/>снова<text:s/>обратился<text:s/>к<text:s/>Вензору<text:s/>и<text:s/>положил<text:s/>ему<text:s/>кусок<text:s/>хлеба<text:s/>на<text:s/>нос.<text:s/>Я<text:s/>посмотрел<text:s/>кругом.<text:s/>В<text:s/>комнате,<text:s/>кроме<text:s/>раздвижного<text:s/>покоробленного<text:s/>стола<text:s/>на<text:s/>тринадцати<text:s/>ножках<text:s/>неровной<text:s/>длины<text:s/>да<text:s/>четырех<text:s/>продавленных<text:s/>соломенных<text:s/>стульев,<text:s/>не<text:s/>было<text:s/>никакой<text:s/>мебели;<text:s/>давным‑давно<text:s/>выбеленные<text:s/>стены,<text:s/>с<text:s/>синими<text:s/>пятнами<text:s/>в<text:s/>виде<text:s/>звезд,<text:s/>во<text:s/>многих<text:s/>местах<text:s/>облупились;<text:s/>между<text:s/>окнами<text:s/>висело<text:s/>разбитое<text:s/>и<text:s/>тусклое<text:s/>зеркальце<text:s/>в<text:s/>огромной<text:s/>раме<text:s/>под<text:s/>красное<text:s/>дерево.<text:s/>По<text:s/>углам<text:s/>стояли<text:s/>чубуки<text:s/>да<text:s/>ружья;<text:s/>с потолка<text:s/>спускались<text:s/>толстые<text:s/>и<text:s/>черные<text:s/>нити<text:s/>паутин.</text:p>
      <text:p text:style-name="Обычный">– Аз,<text:s/>буки,<text:s/>веди,<text:s/>глаголь,<text:s/>добро, –<text:s/>медленно<text:s/>произносил<text:s/>Чертопханов<text:s/>и<text:s/>вдруг<text:s/>неистово<text:s/>воскликнул: –<text:s/>Есть!<text:s/>есть!<text:s/>есть!..<text:s/>Экое<text:s/>глупое<text:s/>животное!..<text:s/>есть!..</text:p>
      <text:p text:style-name="Обычный">Но<text:s/>злополучный<text:s/>пудель<text:s/>только<text:s/>вздрагивал<text:s/>и<text:s/>не<text:s/>решался<text:s/>разинуть<text:s/>рот;<text:s/>он<text:s/>продолжал<text:s/>сидеть,<text:s/>поджавши<text:s/>болезненно<text:s/>хвост,<text:s/>и,<text:s/>скривив<text:s/>морду,<text:s/>уныло<text:s/>моргал<text:s/>и<text:s/>щурился,<text:s/>словно<text:s/>говорил<text:s/>про<text:s/>себя:<text:s/>известно,<text:s/>воля<text:s/>ваша!</text:p>
      <text:p text:style-name="Обычный">– Да<text:s/>ешь,<text:s/>на!<text:s/>пиль! –<text:s/>повторял<text:s/>неугомонный<text:s/>помещик.</text:p>
      <text:p text:style-name="Обычный">– Вы<text:s/>его<text:s/>запугали, –<text:s/>заметил<text:s/>я.</text:p>
      <text:p text:style-name="Обычный">– Ну,<text:s/>так<text:s/>прочь<text:s/>его!</text:p>
      <text:p text:style-name="Обычный">Он<text:s/>пихнул<text:s/>его<text:s/>ногой.<text:s/>Бедняк<text:s/>поднялся<text:s/>тихо,<text:s/>сронил<text:s/>хлеб<text:s/>долой<text:s/>с<text:s/>носа<text:s/>и<text:s/>пошел,<text:s/>словно<text:s/>на<text:s/>цыпочках,<text:s/>в<text:s/>переднюю,<text:s/>глубоко<text:s/>оскорбленный.<text:s/>И<text:s/>действительно:<text:s/>чужой<text:s/>человек<text:s/>в<text:s/>первый<text:s/>раз<text:s/>приехал,<text:s/>а<text:s/>с<text:s/>ним<text:s/>вот<text:s/>как<text:s/>поступают.</text:p>
      <text:p text:style-name="Обычный">Дверь<text:s/>из<text:s/>другой<text:s/>комнаты<text:s/>осторожно<text:s/>скрипнула,<text:s/>и<text:s/>г.<text:s/>Недопюскин<text:s/>вошел,<text:s/>приятно<text:s/>раскланиваясь<text:s/>и<text:s/>улыбаясь.</text:p>
      <text:p text:style-name="Обычный">Я<text:s/>встал<text:s/>и<text:s/>поклонился.</text:p>
      <text:p text:style-name="Обычный">– Не<text:s/>беспокойтесь,<text:s/>не<text:s/>беспокойтесь, –<text:s/>залепетал<text:s/>он.</text:p>
      <text:p text:style-name="Обычный">Мы<text:s/>уселись.<text:s/>Чертопханов<text:s/>вышел<text:s/>в<text:s/>соседнюю<text:s/>комнату.</text:p>
      <text:p text:style-name="Обычный">– Давно<text:s/>вы<text:s/>пожаловали<text:s/>в<text:s/>наши<text:s/>палестины? –<text:s/>заговорил<text:s/>Недопюскин<text:s/>мягким<text:s/>голосом,<text:s/>осторожно<text:s/>кашлянув<text:s/>в<text:s/>руку<text:s/>и,<text:s/>для<text:s/>приличья,<text:s/>подержав<text:s/>пальцы<text:s/>перед<text:s/>губами.</text:p>
      <text:p text:style-name="Обычный">– Другой<text:s/>месяц<text:s/>пошел.</text:p>
      <text:p text:style-name="Обычный">– Вот<text:s/>как‑с.</text:p>
      <text:p text:style-name="Обычный">Мы<text:s/>помолчали.</text:p>
      <text:p text:style-name="Обычный">– Приятная<text:s/>нонеча<text:s/>стоит<text:s/>погода, –<text:s/>продолжал<text:s/>Недопюскин<text:s/>и<text:s/>с<text:s/>благодарностию<text:s/>посмотрел<text:s/>на<text:s/>меня,<text:s/>как<text:s/>будто<text:s/>бы<text:s/>погода<text:s/>от<text:s/>меня<text:s/>зависела, –<text:s/>хлеба,<text:s/>можно<text:s/>сказать,<text:s/>удивительные.</text:p>
      <text:p text:style-name="Обычный">Я<text:s/>наклонил<text:s/>голову<text:s/>в<text:s/>знак<text:s/>согласия.<text:s/>Мы<text:s/>опять<text:s/>помолчали.</text:p>
      <text:p text:style-name="Обычный">– Пантелей<text:s/>Еремеич<text:s/>вчера<text:s/>двух<text:s/>русаков<text:s/>изволили<text:s/>затравить, –<text:s/>не<text:s/>без<text:s/>усилия<text:s/>заговорил<text:s/>Недопюскин,<text:s/>явно<text:s/>желавший<text:s/>оживить<text:s/>разговор, –<text:s/>да‑с,<text:s/>пребольших‑с<text:s/>русаков‑с.</text:p>
      <text:p text:style-name="Обычный">– Хорошие<text:s/>у<text:s/>господина<text:s/>Чертопханова<text:s/>собаки?</text:p>
      <text:p text:style-name="Обычный">– Преудивительные‑с! –<text:s/>с<text:s/>удовольствием<text:s/>возразил<text:s/>Недопюскин, –<text:s/>можно<text:s/>сказать,<text:s/>первые<text:s/>по<text:s/>губернии. (Он<text:s/>подвинулся<text:s/>ко<text:s/>мне.)<text:s/>Да<text:s/>что‑с!<text:s/>Пантелей<text:s/>Еремеич<text:s/>такой<text:s/>человек!<text:s/>Что<text:s/>только<text:s/>пожелает,<text:s/>вот<text:s/>что<text:s/>только<text:s/>вздумает –<text:s/>глядишь,<text:s/>уж<text:s/>и<text:s/>готово,<text:s/>все<text:s/>уж<text:s/>так<text:s/>и<text:s/>кипит‑с.<text:s/>Пантелей<text:s/>Еремеич,<text:s/>скажу<text:s/>вам…</text:p>
      <text:p text:style-name="Обычный">Чертопханов<text:s/>вошел<text:s/>в<text:s/>комнату.<text:s/>Недопюскин<text:s/>усмехнулся,<text:s/>умолк<text:s/>и<text:s/>показал<text:s/>мне<text:s/>на<text:s/>него<text:s/>глазами,<text:s/>как<text:s/>бы<text:s/>желая<text:s/>сказать:<text:s/>вот<text:s/>вы<text:s/>сами<text:s/>убедитесь.<text:s/>Мы<text:s/>пустились<text:s/>толковать<text:s/>об<text:s/>охоте.</text:p>
      <text:p text:style-name="Обычный">– Хотите,<text:s/>я<text:s/>вам<text:s/>покажу<text:s/>свою<text:s/>свору? –<text:s/>спросил<text:s/>меня<text:s/>Чертопханов<text:s/>и,<text:s/>не<text:s/>дождавшись<text:s/>ответа,<text:s/>позвал<text:s/>Карпа.</text:p>
      <text:p text:style-name="Обычный">Вошел<text:s/>дюжий<text:s/>парень<text:s/>в<text:s/>нанковом<text:s/>кафтане<text:s/>зеленого<text:s/>цвета<text:s/>с<text:s/>голубым<text:s/>воротником<text:s/>и<text:s/>ливрейными<text:s/>пуговицами.</text:p>
      <text:p text:style-name="Обычный">– Прикажи<text:s/>Фомке, –<text:s/>отрывисто<text:s/>проговорил<text:s/>Чертопханов, –<text:s/>привести<text:s/>Аммалата<text:s/>и<text:s/>Сайгу,<text:s/>да<text:s/>в<text:s/>порядке,<text:s/>понимаешь?</text:p>
      <text:p text:style-name="Обычный">Карп<text:s/>улыбнулся<text:s/>во<text:s/>весь<text:s/>рот,<text:s/>издал<text:s/>неопределенный<text:s/>звук<text:s/>и<text:s/>вышел.<text:s/>Явился<text:s/>Фомка,<text:s/>причесанный,<text:s/>затянутый,<text:s/>в<text:s/>сапогах<text:s/>и<text:s/>с<text:s/>собаками.<text:s/>Я,<text:s/>ради<text:s/>приличия,<text:s/>полюбовался<text:s/>глупыми<text:s/>животными<text:s/>(борзые<text:s/>все<text:s/>чрезвычайно<text:s/>глупы).<text:s/>Чертопханов<text:s/>поплевал<text:s/>Аммалату<text:s/>в<text:s/>самые<text:s/>ноздри,<text:s/>что,<text:s/>впрочем,<text:s/>по‑видимому,<text:s/>не<text:s/>доставило<text:s/>этому<text:s/>псу<text:s/>ни<text:s/>малейшего<text:s/>удовольствия.<text:s/>Недопюскин<text:s/>также<text:s/>сзади<text:s/>поласкал<text:s/>Аммалата.<text:s/>Мы<text:s/>опять<text:s/>принялись<text:s/>болтать.<text:s/>Чертопханов<text:s/>понемногу<text:s/>смягчился<text:s/>совершенно,<text:s/>перестал<text:s/>петушиться<text:s/>и<text:s/>фыркать;<text:s/>выраженье<text:s/>лица<text:s/>его<text:s/>изменилось.<text:s/>Он<text:s/>глянул<text:s/>на<text:s/>меня<text:s/>и<text:s/>на<text:s/>Недопюскина…</text:p>
      <text:p text:style-name="Обычный">– Э! –<text:s/>воскликнул<text:s/>он<text:s/>вдруг, –<text:s/>что<text:s/>ей<text:s/>там<text:s/>сидеть<text:s/>одной?<text:s/>Маша!<text:s/>а Маша!<text:s/>поди‑ка<text:s/>сюда.</text:p>
      <text:p text:style-name="Обычный">Кто‑то<text:s/>зашевелился<text:s/>в<text:s/>соседней<text:s/>комнате,<text:s/>но<text:s/>ответа<text:s/>не<text:s/>было.</text:p>
      <text:p text:style-name="Обычный">– Ма‑а‑ша, –<text:s/>ласково<text:s/>повторил<text:s/>Чертопханов, –<text:s/>поди<text:s/>сюда.<text:s/>Ничего,<text:s/>не<text:s/>бойся.</text:p>
      <text:p text:style-name="Обычный">Дверь<text:s/>тихонько<text:s/>растворилась,<text:s/>и<text:s/>я<text:s/>увидал<text:s/>женщину<text:s/>лет<text:s/>двадцати,<text:s/>высокую<text:s/>и<text:s/>стройную,<text:s/>с<text:s/>цыганским<text:s/>смуглым<text:s/>лицом,<text:s/>изжелта‑карими<text:s/>глазами<text:s/>и<text:s/>черною<text:s/>как<text:s/>смоль<text:s/>косою;<text:s/>большие<text:s/>белые<text:s/>зубы<text:s/>так<text:s/>и<text:s/>сверкали<text:s/>из‑под<text:s/>полных<text:s/>и<text:s/>красных<text:s/>губ.<text:s/>На<text:s/>ней<text:s/>было<text:s/>белое<text:s/>платье;<text:s/>голубая<text:s/>шаль,<text:s/>заколотая<text:s/>у<text:s/>самого<text:s/>горла<text:s/>золотой<text:s/>булавкой,<text:s/>прикрывала<text:s/>до<text:s/>половины<text:s/>ее<text:s/>тонкие,<text:s/>породистые<text:s/>руки.<text:s/>Она<text:s/>шагнула<text:s/>раза<text:s/>два<text:s/>с<text:s/>застенчивой<text:s/>неловкостью<text:s/>дикарки,<text:s/>остановилась<text:s/>и<text:s/>потупилась.</text:p>
      <text:p text:style-name="Обычный">– Вот,<text:s/>рекомендую, –<text:s/>промолвил<text:s/>Пантелей<text:s/>Еремеич: –<text:s/>жена<text:s/>не<text:s/>жена,<text:s/>а<text:s/>почитай<text:s/>что<text:s/>жена.</text:p>
      <text:p text:style-name="Обычный">Маша<text:s/>слегка<text:s/>вспыхнула<text:s/>и<text:s/>с<text:s/>замешательством<text:s/>улыбнулась.<text:s/>Я<text:s/>поклонился<text:s/>ей<text:s/>пониже.<text:s/>Очень<text:s/>она<text:s/>мне<text:s/>нравилась.<text:s/>Тоненький<text:s/>орлиный<text:s/>нос<text:s/>с<text:s/>открытыми<text:s/>полупрозрачными<text:s/>ноздрями,<text:s/>смелый<text:s/>очерк<text:s/>высоких<text:s/>бровей,<text:s/>бледные,<text:s/>чуть‑чуть<text:s/>впалые<text:s/>щеки –<text:s/>все<text:s/>черты<text:s/>ее<text:s/>лица<text:s/>выражали<text:s/>своенравную<text:s/>страсть<text:s/>и<text:s/>беззаботную<text:s/>удаль.<text:s/>Из‑под<text:s/>закрученной<text:s/>косы<text:s/>вниз<text:s/>по<text:s/>широкой<text:s/>шее<text:s/>шли<text:s/>две<text:s/>прядки<text:s/>блестящих<text:s/>волосиков –<text:s/>признак<text:s/>крови<text:s/>и<text:s/>силы.</text:p>
      <text:p text:style-name="Обычный">Она<text:s/>подошла<text:s/>к<text:s/>окну<text:s/>и<text:s/>села.<text:s/>Я<text:s/>не<text:s/>хотел<text:s/>увеличить<text:s/>ее<text:s/>смущенья<text:s/>и<text:s/>заговорил<text:s/>с<text:s/>Чертопхановым.<text:s/>Маша<text:s/>легонько<text:s/>повернула<text:s/>голову<text:s/>и<text:s/>начала<text:s/>исподлобья<text:s/>на<text:s/>меня<text:s/>поглядывать<text:s/>украдкой,<text:s/>дико,<text:s/>быстро.<text:s/>Взор<text:s/>ее<text:s/>так<text:s/>и<text:s/>мелькал,<text:s/>словно<text:s/>змеиное<text:s/>жало.<text:s/>Недопюскин<text:s/>подсел<text:s/>к<text:s/>ней<text:s/>и<text:s/>шепнул<text:s/>ей<text:s/>что‑то<text:s/>на<text:s/>ухо.<text:s/>Она<text:s/>опять<text:s/>улыбнулась.<text:s/>Улыбаясь,<text:s/>она<text:s/>слегка<text:s/>морщила<text:s/>нос<text:s/>и<text:s/>приподнимала<text:s/>верхнюю<text:s/>губу,<text:s/>что<text:s/>придавало<text:s/>ее<text:s/>лицу<text:s/>не<text:s/>то<text:s/>кошачье,<text:s/>не<text:s/>то<text:s/>львиное<text:s/>выражение…</text:p>
      <text:p text:style-name="Обычный">«О,<text:s/>да<text:s/>ты<text:s/>„не<text:s/>тронь<text:s/>меня“, –<text:s/>подумал<text:s/>я,<text:s/>в<text:s/>свою<text:s/>очередь<text:s/>украдкой<text:s/>посматривая<text:s/>на<text:s/>ее<text:s/>гибкий<text:s/>стан,<text:s/>впалую<text:s/>грудь<text:s/>и<text:s/>угловатые,<text:s/>проворные<text:s/>движения.</text:p>
      <text:p text:style-name="Обычный">– А<text:s/>что,<text:s/>Маша, –<text:s/>спросил<text:s/>Чертопханов, –<text:s/>надобно<text:s/>бы<text:s/>гостя<text:s/>чем‑нибудь<text:s/>и<text:s/>попотчевать,<text:s/>а?</text:p>
      <text:p text:style-name="Обычный">– У<text:s/>нас<text:s/>есть<text:s/>варенье, –<text:s/>отвечала<text:s/>она.</text:p>
      <text:p text:style-name="Обычный">– Ну,<text:s/>подай<text:s/>сюда<text:s/>варенье,<text:s/>да<text:s/>уж<text:s/>и<text:s/>водку<text:s/>кстати.<text:s/>Да<text:s/>послушай,<text:s/>Маша, –<text:s/>закричал<text:s/>он<text:s/>ей<text:s/>вслед, –<text:s/>принеси<text:s/>тоже<text:s/>гитару.</text:p>
      <text:p text:style-name="Обычный">– Для<text:s/>чего<text:s/>гитару?<text:s/>я петь<text:s/>не<text:s/>стану.</text:p>
      <text:p text:style-name="Обычный">– Отчего?</text:p>
      <text:p text:style-name="Обычный">– Не<text:s/>хочется.</text:p>
      <text:p text:style-name="Обычный">– Э,<text:s/>пустяки,<text:s/>захочется,<text:s/>коли…</text:p>
      <text:p text:style-name="Обычный">– Что? –<text:s/>спросила<text:s/>Маша,<text:s/>быстро<text:s/>наморщив<text:s/>брови.</text:p>
      <text:p text:style-name="Обычный">– Коли<text:s/>попросят, –<text:s/>договорил<text:s/>Чертопханов<text:s/>не<text:s/>без<text:s/>смущения.</text:p>
      <text:p text:style-name="Обычный">– А!</text:p>
      <text:p text:style-name="Обычный">Она<text:s/>вышла,<text:s/>скоро<text:s/>вернулась<text:s/>с<text:s/>вареньем<text:s/>и<text:s/>водкой<text:s/>и<text:s/>опять<text:s/>села<text:s/>у<text:s/>окна.<text:s/>На<text:s/>лбу<text:s/>ее<text:s/>еще<text:s/>виднелась<text:s/>морщинка;<text:s/>обе<text:s/>брови<text:s/>поднимались<text:s/>и<text:s/>опускались,<text:s/>как<text:s/>усики<text:s/>у<text:s/>осы…<text:s/>Заметили<text:s/>ли<text:s/>вы,<text:s/>читатель,<text:s/>какое<text:s/>злое<text:s/>лицо<text:s/>у<text:s/>осы?<text:s/>Ну,<text:s/>подумал<text:s/>я,<text:s/>быть<text:s/>грозе.<text:s/>Разговор<text:s/>не<text:s/>клеился.<text:s/>Недопюскин<text:s/>притих<text:s/>совершенно<text:s/>и<text:s/>напряженно<text:s/>улыбался;<text:s/>Чертопханов<text:s/>пыхтел,<text:s/>краснел<text:s/>и<text:s/>выпучивал<text:s/>глаза;<text:s/>я уже<text:s/>собирался<text:s/>уехать…<text:s/>Маша<text:s/>вдруг<text:s/>приподнялась,<text:s/>разом<text:s/>отворила<text:s/>окно,<text:s/>высунула<text:s/>голову<text:s/>и<text:s/>с<text:s/>сердцем<text:s/>закричала<text:s/>проходившей<text:s/>бабе:<text:s/>«Аксинья!»<text:s/>Баба<text:s/>вздрогнула,<text:s/>хотела<text:s/>было<text:s/>повернуться,<text:s/>да<text:s/>поскользнулась<text:s/>и<text:s/>тяжко<text:s/>шлепнулась<text:s/>наземь.<text:s/>Маша<text:s/>опрокинулась<text:s/>назад<text:s/>и<text:s/>звонко<text:s/>захохотала;<text:s/>Чертопханов<text:s/>тоже<text:s/>засмеялся,<text:s/>Недопюскин<text:s/>запищал<text:s/>от<text:s/>восторга.<text:s/>Мы<text:s/>все<text:s/>встрепенулись.<text:s/>Гроза<text:s/>разразилась<text:s/>одной<text:s/>молнией…<text:s/>воздух<text:s/>очистился.</text:p>
      <text:p text:style-name="Обычный">Полчаса<text:s/>спустя<text:s/>нас<text:s/>бы<text:s/>никто<text:s/>не<text:s/>узнал:<text:s/>мы<text:s/>болтали<text:s/>и<text:s/>шалили,<text:s/>как<text:s/>дети.<text:s/>Маша<text:s/>резвилась<text:s/>пуще<text:s/>всех, –<text:s/>Чертопханов<text:s/>так<text:s/>и<text:s/>пожирал<text:s/>ее<text:s/>глазами.<text:s/>Лицо<text:s/>у<text:s/>ней<text:s/>побледнело,<text:s/>ноздри<text:s/>расширились,<text:s/>взор<text:s/>запылал<text:s/>и<text:s/>потемнел<text:s/>в<text:s/>одно<text:s/>и<text:s/>то<text:s/>же<text:s/>время.<text:s/>Дикарка<text:s/>разыгралась.<text:s/>Недопюскин<text:s/>ковылял<text:s/>за<text:s/>ней<text:s/>на<text:s/>своих<text:s/>толстых<text:s/>и<text:s/>коротких<text:s/>ножках,<text:s/>как<text:s/>селезень<text:s/>за<text:s/>уткой.<text:s/>Даже<text:s/>Вензор<text:s/>выполз<text:s/>из‑под<text:s/>прилавка<text:s/>в<text:s/>передней,<text:s/>постоял<text:s/>на<text:s/>пороге,<text:s/>поглядел<text:s/>на<text:s/>нас<text:s/>и<text:s/>вдруг<text:s/>принялся<text:s/>прыгать<text:s/>и<text:s/>лаять.<text:s/>Маша<text:s/>выпорхнула<text:s/>в<text:s/>другую<text:s/>комнату,<text:s/>принесла<text:s/>гитару,<text:s/>сбросила<text:s/>шаль<text:s/>с<text:s/>плеч<text:s/>долой,<text:s/>проворно<text:s/>села,<text:s/>подняла<text:s/>голову<text:s/>и<text:s/>запела<text:s/>цыганскую<text:s/>песню.<text:s/>Ее<text:s/>голос<text:s/>звенел<text:s/>и<text:s/>дрожал,<text:s/>как<text:s/>надтреснутый<text:s/>стеклянный<text:s/>колокольчик,<text:s/>вспыхивал<text:s/>и<text:s/>замирал…<text:s/>Любо<text:s/>и<text:s/>жутко<text:s/>становилось<text:s/>на<text:s/>сердце.<text:s/>«Ай<text:s/>жги,<text:s/>говори!..»<text:s/>Чертопханов<text:s/>пустился<text:s/>в<text:s/>пляс.<text:s/>Недопюскин<text:s/>затопал<text:s/>и<text:s/>засеменил<text:s/>ногами.<text:s/>Машу<text:s/>всю<text:s/>поводило,<text:s/>как<text:s/>бересту<text:s/>на<text:s/>огне;<text:s/>тонкие<text:s/>пальцы<text:s/>резво<text:s/>бегали<text:s/>по<text:s/>гитаре,<text:s/>смуглое<text:s/>горло<text:s/>медленно<text:s/>приподнималось<text:s/>под<text:s/>двойным<text:s/>янтарным<text:s/>ожерельем.<text:s/>То<text:s/>вдруг<text:s/>она<text:s/>умолкала,<text:s/>опускалась<text:s/>в<text:s/>изнеможенье,<text:s/>словно<text:s/>неохотно<text:s/>щипала<text:s/>струны,<text:s/>и<text:s/>Чертопханов<text:s/>останавливался,<text:s/>только<text:s/>плечиком<text:s/>подергивал<text:s/>да<text:s/>на<text:s/>месте<text:s/>переминался,<text:s/>а<text:s/>Недопюскин<text:s/>покачивал<text:s/>головой,<text:s/>как<text:s/>фарфоровый<text:s/>китаец;<text:s/>то<text:s/>снова<text:s/>заливалась<text:s/>она<text:s/>как<text:s/>безумная,<text:s/>выпрямливала<text:s/>стан<text:s/>и<text:s/>выставляла<text:s/>грудь,<text:s/>и<text:s/>Чертопханов<text:s/>опять<text:s/>приседал<text:s/>до<text:s/>земли,<text:s/>подскакивал<text:s/>под<text:s/>самый<text:s/>потолок,<text:s/>вертелся<text:s/>юлой,<text:s/>вскрикивал:<text:s/>«Живо!»…</text:p>
      <text:p text:style-name="Обычный">– Живо,<text:s/>живо,<text:s/>живо,<text:s/>живо! –<text:s/>скороговоркой<text:s/>подхватывал<text:s/>Недопюскин.</text:p>
      <text:p text:style-name="Обычный">Поздно<text:s/>вечером<text:s/>уехал<text:s/>я<text:s/>из<text:s/>Бессонова…</text:p>
      <text:p text:style-name="Обычный"/>
      <text:p text:style-name="Обычный"><text:span text:style-name="T1929">1849</text:span></text:p>
      <text:p text:style-name="Обычный"/>
      <text:p text:style-name="P1930">Конец<text:s/>Чертопханова</text:p>
      <text:p text:style-name="P1931"/>
      <text:p text:style-name="P1932"/>
      <text:p text:style-name="P1933">I</text:p>
      <text:p text:style-name="P1934"/>
      <text:p text:style-name="Обычный">Года<text:s/>два<text:s/>спустя<text:s/>после<text:s/>моего<text:s/>посещения<text:s/>у<text:s/>Пантелея<text:s/>Еремеича<text:s/>начались<text:s/>его<text:s/>бедствия –<text:s/>именно<text:s/>бедствия.<text:s/>Неудовольствия,<text:s/>неудачи<text:s/>и<text:s/>даже<text:s/>несчастия<text:s/>случались<text:s/>с<text:s/>ним<text:s/>и<text:s/>до<text:s/>того<text:s/>времени,<text:s/>но<text:s/>он<text:s/>не<text:s/>обращал<text:s/>на<text:s/>них<text:s/>внимания<text:s/>и<text:s/>«царствовал»<text:s/>по‑прежнему.<text:s/>Первое<text:s/>бедствие,<text:s/>поразившее<text:s/>его,<text:s/>было<text:s/>для<text:s/>него<text:s/>самое<text:s/>чувствительное:<text:s/>Маша<text:s/>рассталась<text:s/>с<text:s/>ним.</text:p>
      <text:p text:style-name="Обычный">Что<text:s/>заставило<text:s/>ее<text:s/>покинуть<text:s/>его<text:s/>кров,<text:s/>с<text:s/>которым<text:s/>она,<text:s/>казалось,<text:s/>так<text:s/>хорошо<text:s/>свыклась, –<text:s/>сказать<text:s/>трудно.<text:s/>Чертопханов<text:s/>до<text:s/>конца<text:s/>дней<text:s/>своих<text:s/>держался<text:s/>того<text:s/>убеждения,<text:s/>что<text:s/>виною<text:s/>Машиной<text:s/>измены<text:s/>был<text:s/>некий<text:s/>молодой<text:s/>сосед,<text:s/>отставной<text:s/>уланский<text:s/>ротмистр,<text:s/>по<text:s/>прозвищу<text:s/>Яфф,<text:s/>который,<text:s/>по<text:s/>словам<text:s/>Пантелея<text:s/>Еремеича,<text:s/>только<text:s/>тем<text:s/>и<text:s/>брал,<text:s/>что<text:s/>беспрерывно<text:s/>крутил<text:s/>усы,<text:s/>чрезвычайно<text:s/>сильно<text:s/>помадился<text:s/>и<text:s/>значительно<text:s/>хмыкал;<text:s/>но,<text:s/>полагать<text:s/>надо,<text:s/>тут<text:s/>скорее<text:s/>воздействовала<text:s/>бродячая<text:s/>цыганская<text:s/>кровь,<text:s/>которая<text:s/>текла<text:s/>в<text:s/>жилах<text:s/>Маши.<text:s/>Как<text:s/>бы<text:s/>то<text:s/>ни<text:s/>было,<text:s/>только<text:s/>в<text:s/>один<text:s/>прекрасный<text:s/>летний<text:s/>вечер<text:s/>Маша,<text:s/>завязав<text:s/>кое‑какие<text:s/>тряпки<text:s/>в<text:s/>небольшой<text:s/>узелок,<text:s/>отправилась<text:s/>вон<text:s/>из<text:s/>чертопхановского<text:s/>дома.</text:p>
      <text:p text:style-name="Обычный">Она<text:s/>перед<text:s/>тем<text:s/>просидела<text:s/>дня<text:s/>три<text:s/>в<text:s/>уголку,<text:s/>скорчившись<text:s/>и<text:s/>прижавшись<text:s/>к<text:s/>стенке,<text:s/>как<text:s/>раненая<text:s/>лисица, –<text:s/>и<text:s/>хоть<text:s/>бы<text:s/>слово<text:s/>кому<text:s/>промолвила,<text:s/>все<text:s/>только<text:s/>глазами<text:s/>поводила,<text:s/>да<text:s/>задумывалась,<text:s/>да<text:s/>подрыгивала<text:s/>бровями,<text:s/>да<text:s/>слегка<text:s/>зубы<text:s/>скалила,<text:s/>да<text:s/>руками<text:s/>перебирала,<text:s/>словно<text:s/>куталась.<text:s/>Этакой<text:s/>«стих»<text:s/>и прежде<text:s/>на<text:s/>нее<text:s/>находил,<text:s/>но<text:s/>никогда<text:s/>долго<text:s/>не<text:s/>продолжался.<text:s/>Чертопханов<text:s/>это<text:s/>знал, –<text:s/>а<text:s/>потому<text:s/>и<text:s/>сам<text:s/>не<text:s/>беспокоился<text:s/>и<text:s/>ее<text:s/>не<text:s/>беспокоил.<text:s/>Но<text:s/>когда,<text:s/>вернувшись<text:s/>с<text:s/>псарного<text:s/>двора,<text:s/>где,<text:s/>по<text:s/>словам<text:s/>его<text:s/>доезжачего,<text:s/>последние<text:s/>две<text:s/>гончие<text:s/>«окочурились»,<text:s/>он<text:s/>встретил<text:s/>служанку,<text:s/>которая<text:s/>трепетным<text:s/>голосом<text:s/>доложила<text:s/>ему,<text:s/>что<text:s/>Мария,<text:s/>мол,<text:s/>Акинфиевна<text:s/>велели<text:s/>им<text:s/>кланяться,<text:s/>велели<text:s/>сказать,<text:s/>что<text:s/>желают<text:s/>им<text:s/>всего<text:s/>хорошего,<text:s/>а<text:s/>уж<text:s/>больше<text:s/>к<text:s/>ним<text:s/>не<text:s/>вернутся, –<text:s/>Чертопханов,<text:s/>покружившись<text:s/>раза<text:s/>два<text:s/>на<text:s/>месте<text:s/>и<text:s/>издав<text:s/>хриплое<text:s/>рычание,<text:s/>тотчас<text:s/>бросился<text:s/>вслед<text:s/>за<text:s/>беглянкой –<text:s/>да<text:s/>кстати<text:s/>захватил<text:s/>с<text:s/>собой<text:s/>пистолет.</text:p>
      <text:p text:style-name="Обычный">Он<text:s/>нагнал<text:s/>ее<text:s/>в<text:s/>двух<text:s/>верстах<text:s/>от<text:s/>своего<text:s/>дома,<text:s/>возле<text:s/>березовой<text:s/>рощицы,<text:s/>на<text:s/>большой<text:s/>дороге<text:s/>в<text:s/>уездный<text:s/>город.<text:s/>Солнце<text:s/>стояло<text:s/>низко<text:s/>над<text:s/>небосклоном –<text:s/>и<text:s/>все<text:s/>кругом<text:s/>внезапно<text:s/>побагровело:<text:s/>деревья,<text:s/>травы<text:s/>и<text:s/>земля.</text:p>
      <text:p text:style-name="Обычный">– К<text:s/>Яффу!<text:s/>к Яффу! –<text:s/>простонал<text:s/>Чертопханов,<text:s/>как<text:s/>только<text:s/>завидел<text:s/>Машу, –<text:s/>к<text:s/>Яффу! –<text:s/>повторил<text:s/>он,<text:s/>подбегая<text:s/>к<text:s/>ней<text:s/>и<text:s/>чуть<text:s/>не<text:s/>спотыкаясь<text:s/>на<text:s/>каждом<text:s/>шаге.</text:p>
      <text:p text:style-name="Обычный">Маша<text:s/>остановилась<text:s/>и<text:s/>обернулась<text:s/>к<text:s/>нему<text:s/>лицом.<text:s/>Она<text:s/>стояла<text:s/>спиною<text:s/>к<text:s/>свету –<text:s/>и<text:s/>казалась<text:s/>вся<text:s/>черная,<text:s/>словно<text:s/>из<text:s/>темного<text:s/>дерева<text:s/>вырезанная.<text:s/>Одни<text:s/>белки<text:s/>глаз<text:s/>выделялись<text:s/>серебряными<text:s/>миндалинами,<text:s/>а<text:s/>сами<text:s/>глаза –<text:s/>зрачки –<text:s/>еще<text:s/>более<text:s/>потемнели.</text:p>
      <text:p text:style-name="Обычный">Она<text:s/>бросила<text:s/>свой<text:s/>узелок<text:s/>в<text:s/>сторону<text:s/>и<text:s/>скрестила<text:s/>руки.</text:p>
      <text:p text:style-name="Обычный">– К<text:s/>Яффу<text:s/>отправилась,<text:s/>негодница! –<text:s/>повторил<text:s/>Чертопханов<text:s/>и<text:s/>хотел<text:s/>было<text:s/>схватить<text:s/>ее<text:s/>за<text:s/>плечо,<text:s/>но,<text:s/>встреченный<text:s/>ее<text:s/>взглядом,<text:s/>опешил<text:s/>и<text:s/>замялся<text:s/>на<text:s/>месте.</text:p>
      <text:p text:style-name="Обычный">– Не<text:s/>к<text:s/>господину<text:s/>Яффу<text:s/>я<text:s/>пошла,<text:s/>Пантелей<text:s/>Еремеич, –<text:s/>ответила<text:s/>Маша<text:s/>ровно<text:s/>и<text:s/>тихо, –<text:s/>а<text:s/>только<text:s/>с<text:s/>вами<text:s/>я<text:s/>уже<text:s/>больше<text:s/>жить<text:s/>не<text:s/>могу.</text:p>
      <text:p text:style-name="Обычный">– Как<text:s/>не<text:s/>можешь<text:s/>жить?<text:s/>Это<text:s/>отчего?<text:s/>Я<text:s/>разве<text:s/>чем<text:s/>тебя<text:s/>обидел?</text:p>
      <text:p text:style-name="Обычный">Маша<text:s/>покачала<text:s/>головою.</text:p>
      <text:p text:style-name="Обычный">– Не<text:s/>обидели<text:s/>вы<text:s/>меня<text:s/>ничем,<text:s/>Пантелей<text:s/>Еремеич,<text:s/>а<text:s/>только<text:s/>стосковалась<text:s/>я<text:s/>у<text:s/>вас…<text:s/>За<text:s/>прошлое<text:s/>спасибо,<text:s/>а<text:s/>остаться<text:s/>не<text:s/>могу –<text:s/>нет!</text:p>
      <text:p text:style-name="Обычный">Чертопханов<text:s/>изумился;<text:s/>он<text:s/>даже<text:s/>руками<text:s/>себя<text:s/>по<text:s/>ляжкам<text:s/>хлопнул<text:s/>и<text:s/>подпрыгнул.</text:p>
      <text:p text:style-name="Обычный">– Как<text:s/>же<text:s/>это<text:s/>так?<text:s/>Жила,<text:s/>жила,<text:s/>кроме<text:s/>удовольствия<text:s/>и<text:s/>спокойствия<text:s/>ничего<text:s/>не<text:s/>видала –<text:s/>и<text:s/>вдруг:<text:s/>стосковалась!<text:s/>Сём‑мол,<text:s/>брошу<text:s/>я<text:s/>его!<text:s/>Взяла,<text:s/>платок<text:s/>на<text:s/>голову<text:s/>накинула –<text:s/>да<text:s/>и<text:s/>пошла.<text:s/>Всякое<text:s/>уважение<text:s/>получала<text:s/>не<text:s/>хуже<text:s/>барыни…</text:p>
      <text:p text:style-name="Обычный">– Этого<text:s/>мне<text:s/>хоть<text:s/>бы<text:s/>и<text:s/>не<text:s/>надо, –<text:s/>перебила<text:s/>Маша.</text:p>
      <text:p text:style-name="Обычный">– Как<text:s/>не<text:s/>надо?<text:s/>Из<text:s/>цыганки‑проходимицы<text:s/>в<text:s/>барыни<text:s/>попала –<text:s/>да<text:s/>не<text:s/>надо?<text:s/>Как<text:s/>не<text:s/>надо,<text:s/>хамово<text:s/>ты<text:s/>отродье?<text:s/>Разве<text:s/>этому<text:s/>можно<text:s/>поверить?<text:s/>Тут<text:s/>измена<text:s/>кроется,<text:s/>измена!</text:p>
      <text:p text:style-name="Обычный">Он<text:s/>опять<text:s/>зашипел.</text:p>
      <text:p text:style-name="Обычный">– Никакой<text:s/>измены<text:s/>у<text:s/>меня<text:s/>в<text:s/>мыслях<text:s/>нету<text:s/>и<text:s/>не<text:s/>было, –<text:s/>проговорила<text:s/>Маша<text:s/>своим<text:s/>певучим<text:s/>и<text:s/>четким<text:s/>голосом, –<text:s/>а<text:s/>я<text:s/>уж<text:s/>вам<text:s/>сказывала:<text:s/>тоска<text:s/>меня<text:s/>взяла.</text:p>
      <text:p text:style-name="Обычный">– Маша! –<text:s/>воскликнул<text:s/>Чертопханов<text:s/>и<text:s/>ударил<text:s/>себя<text:s/>в<text:s/>грудь<text:s/>кулаком, –<text:s/>ну,<text:s/>перестань,<text:s/>полно,<text:s/>помучила…<text:s/>ну,<text:s/>довольно!<text:s/>Ей‑богу<text:s/>же!<text:s/>подумай<text:s/>только,<text:s/>что<text:s/>Тиша<text:s/>скажет;<text:s/>ты<text:s/>бы<text:s/>хоть<text:s/>его<text:s/>пожалела!</text:p>
      <text:p text:style-name="Обычный">– Тихону<text:s/>Ивановичу<text:s/>поклонитесь<text:s/>от<text:s/>меня<text:s/>и<text:s/>скажите<text:s/>ему…</text:p>
      <text:p text:style-name="Обычный">Чертопханов<text:s/>взмахнул<text:s/>руками.</text:p>
      <text:p text:style-name="Обычный">– Да<text:s/>нет,<text:s/>врешь<text:s/>же –<text:s/>не<text:s/>уйдешь!<text:s/>Не<text:s/>дождется<text:s/>тебя<text:s/>твой<text:s/>Яфф!</text:p>
      <text:p text:style-name="Обычный">– Господин<text:s/>Яфф, –<text:s/>начала<text:s/>было<text:s/>Маша…</text:p>
      <text:p text:style-name="Обычный">– Какой<text:s/>он<text:s/><text:span text:style-name="T1935">гас</text:span><text:span text:style-name="T1936">‑</text:span><text:span text:style-name="T1937">па</text:span><text:span text:style-name="T1938">‑</text:span><text:span text:style-name="T1939">дин</text:span><text:span text:style-name="T1940"><text:s/></text:span>Яфф, –<text:s/>передразнил<text:s/>ее<text:s/>Чертопханов. –<text:s/>Он<text:s/>самый<text:s/>как<text:s/>есть<text:s/>выжига,<text:s/>пройдоха,<text:s/>и<text:s/>рожа<text:s/>у<text:s/>него,<text:s/>как<text:s/>у<text:s/>обезьяны!</text:p>
      <text:p text:style-name="Обычный">Целых<text:s/>полчаса<text:s/>бился<text:s/>Чертопханов<text:s/>с<text:s/>Машей.<text:s/>Он<text:s/>то<text:s/>подходил<text:s/>к<text:s/>ней<text:s/>близко,<text:s/>то<text:s/>отскакивал,<text:s/>то<text:s/>замахивался<text:s/>на<text:s/>нее,<text:s/>то<text:s/>кланялся<text:s/>ей<text:s/>в<text:s/>пояс,<text:s/>плакал,<text:s/>бранился…</text:p>
      <text:p text:style-name="Обычный">– Не<text:s/>могу, –<text:s/>твердила<text:s/>Маша, –<text:s/>грустно<text:s/>мне<text:s/>таково…<text:s/>Тоска<text:s/>замучит. –<text:s/>Понемногу<text:s/>ее<text:s/>лицо<text:s/>приняло<text:s/>такое<text:s/>равнодушное,<text:s/>почти<text:s/>сонливое<text:s/>выражение,<text:s/>что<text:s/>Чертопханов<text:s/>спросил<text:s/>ее,<text:s/>уж<text:s/>не<text:s/>опоили<text:s/>ли<text:s/>ее<text:s/>дурманом?</text:p>
      <text:p text:style-name="Обычный">– Тоска, –<text:s/>проговорила<text:s/>она<text:s/>в<text:s/>десятый<text:s/>раз.</text:p>
      <text:p text:style-name="Обычный">– А<text:s/>ну<text:s/>как<text:s/>я<text:s/>тебя<text:s/>убью? –<text:s/>крикнул<text:s/>он<text:s/>вдруг<text:s/>и<text:s/>выхватил<text:s/>пистолет<text:s/>из<text:s/>кармана.</text:p>
      <text:p text:style-name="Обычный">Маша<text:s/>улыбнулась;<text:s/>ее<text:s/>лицо<text:s/>оживилось.</text:p>
      <text:p text:style-name="Обычный">– Что<text:s/>ж?<text:s/>убейте,<text:s/>Пантелей<text:s/>Еремеич:<text:s/>в вашей<text:s/>воле;<text:s/>а вернуться<text:s/>я<text:s/>не<text:s/>вернусь.</text:p>
      <text:p text:style-name="Обычный">– Не<text:s/>вернешься? –<text:s/>Чертопханов<text:s/>взвел<text:s/>курок.</text:p>
      <text:p text:style-name="Обычный">– Не<text:s/>вернусь,<text:s/>голубчик.<text:s/>Ни<text:s/>в<text:s/>жизнь<text:s/>не<text:s/>вернусь.<text:s/>Слово<text:s/>мое<text:s/>крепко.</text:p>
      <text:p text:style-name="Обычный">Чертопханов<text:s/>внезапно<text:s/>сунул<text:s/>ей<text:s/>пистолет<text:s/>в<text:s/>руку<text:s/>и<text:s/>присел<text:s/>на<text:s/>землю.</text:p>
      <text:p text:style-name="Обычный">– Ну,<text:s/>так<text:s/>убей<text:s/><text:span text:style-name="T1941">ты</text:span><text:span text:style-name="T1942"><text:s/></text:span>меня!<text:s/>Без<text:s/>тебя<text:s/>я<text:s/>жить<text:s/>не<text:s/>желаю.<text:s/>Опостылел<text:s/>я<text:s/>тебе –<text:s/>и<text:s/>все<text:s/>мне<text:s/>стало<text:s/>постыло.</text:p>
      <text:p text:style-name="Обычный">Маша<text:s/>нагнулась,<text:s/>подняла<text:s/>свой<text:s/>узелок,<text:s/>положила<text:s/>пистолет<text:s/>на<text:s/>траву,<text:s/>дулом<text:s/>прочь<text:s/>от<text:s/>Чертопханова,<text:s/>и<text:s/>пододвинулась<text:s/>к<text:s/>нему.</text:p>
      <text:p text:style-name="Обычный">– Эх,<text:s/>голубчик,<text:s/>чего<text:s/>ты<text:s/>убиваешься?<text:s/>Али<text:s/>наших<text:s/>сестер<text:s/>цыганок<text:s/>не<text:s/>ведаешь?<text:s/>Нрав<text:s/>наш<text:s/>таков,<text:s/>обычай.<text:s/>Коли<text:s/>завелась<text:s/>тоска‑разлучница,<text:s/>отзывает<text:s/>душеньку<text:s/>во<text:s/>чужу‑дальню<text:s/>сторонушку –<text:s/>где<text:s/>уж<text:s/>тут<text:s/>оставаться?<text:s/>Ты<text:s/>Машу<text:s/>свою<text:s/>помни –<text:s/>другой<text:s/>такой<text:s/>подруги<text:s/>тебе<text:s/>не<text:s/>найти –<text:s/>и<text:s/>я<text:s/>тебя<text:s/>не<text:s/>забуду,<text:s/>сокола<text:s/>моего;<text:s/>а жизнь<text:s/>наша<text:s/>с<text:s/>тобой<text:s/>кончена!</text:p>
      <text:p text:style-name="Обычный">– Я<text:s/>тебя<text:s/>любил,<text:s/>Маша, –<text:s/>пробормотал<text:s/>Чертопханов<text:s/>в<text:s/>пальцы,<text:s/>которыми<text:s/>он<text:s/>охватил<text:s/>лицо…</text:p>
      <text:p text:style-name="Обычный">– И<text:s/>я<text:s/>вас<text:s/>любила,<text:s/>дружочек<text:s/>Пантелей<text:s/>Еремеич!</text:p>
      <text:p text:style-name="Обычный">– Я<text:s/>тебя<text:s/>любил,<text:s/>я<text:s/>люблю<text:s/>тебя<text:s/>без<text:s/>ума,<text:s/>без<text:s/>памяти –<text:s/>и<text:s/>как<text:s/>подумаю<text:s/>я<text:s/>теперь,<text:s/>что<text:s/>ты<text:s/>этак,<text:s/>ни<text:s/>с<text:s/>того<text:s/>ни<text:s/>с<text:s/>сего,<text:s/>здорово<text:s/>живешь,<text:s/>меня<text:s/>покидаешь<text:s/>да<text:s/>по<text:s/>свету<text:s/>скитаться<text:s/>станешь –<text:s/>ну,<text:s/>и<text:s/>представляется<text:s/>мне,<text:s/>что<text:s/>не<text:s/>будь<text:s/>я<text:s/>голяк<text:s/>горемычный,<text:s/>не<text:s/>бросила<text:s/>ты<text:s/>бы<text:s/>меня!</text:p>
      <text:p text:style-name="Обычный">На<text:s/>эти<text:s/>слова<text:s/>Маша<text:s/>только<text:s/>усмехнулась.</text:p>
      <text:p text:style-name="Обычный">– А<text:s/>еще<text:s/>бессеребреницей<text:s/>меня<text:s/>звал! –<text:s/>промолвила<text:s/>она<text:s/>и<text:s/>с<text:s/>размаху<text:s/>ударила<text:s/>Чертопханова<text:s/>по<text:s/>плечу.</text:p>
      <text:p text:style-name="Обычный">Он<text:s/>вскочил<text:s/>на<text:s/>ноги.</text:p>
      <text:p text:style-name="Обычный">– Ну,<text:s/>хоть<text:s/>денег<text:s/>у<text:s/>меня<text:s/>возьми –<text:s/>а<text:s/>то<text:s/>как<text:s/>же<text:s/>так<text:s/>без<text:s/>гроша?<text:s/>Но<text:s/>лучше<text:s/>всего:<text:s/>убей<text:s/>ты<text:s/>меня!<text:s/>Сказываю<text:s/>я<text:s/>тебе<text:s/>толком:<text:s/>убей<text:s/>ты<text:s/>меня<text:s/>зараз!</text:p>
      <text:p text:style-name="Обычный">Маша<text:s/>опять<text:s/>головою<text:s/>покачала.</text:p>
      <text:p text:style-name="Обычный">– Убить<text:s/>тебя?<text:s/>А<text:s/>в<text:s/>Сибирь‑то,<text:s/>голубчик,<text:s/>за<text:s/>что<text:s/>ссылают?</text:p>
      <text:p text:style-name="Обычный">Чертопханов<text:s/>дрогнул.</text:p>
      <text:p text:style-name="Обычный">– Так<text:s/>ты<text:s/>только<text:s/>из‑за<text:s/>этого,<text:s/>из‑за<text:s/>страха<text:s/>каторги…</text:p>
      <text:p text:style-name="Обычный">Он<text:s/>опять<text:s/>повалился<text:s/>на<text:s/>траву.</text:p>
      <text:p text:style-name="Обычный">Маша<text:s/>молча<text:s/>постояла<text:s/>над<text:s/>ним.</text:p>
      <text:p text:style-name="Обычный">– Жаль<text:s/>мне<text:s/>тебя,<text:s/>Пантелей<text:s/>Еремеич, –<text:s/>сказала<text:s/>она<text:s/>со<text:s/>вздохом, –<text:s/>человек<text:s/>ты<text:s/>хороший…<text:s/>а делать<text:s/>нечего:<text:s/>прощай!</text:p>
      <text:p text:style-name="Обычный">Она<text:s/>повернулась<text:s/>прочь<text:s/>и<text:s/>шагнула<text:s/>раза<text:s/>два.<text:s/>Ночь<text:s/>уже<text:s/>наступила,<text:s/>и<text:s/>отовсюду<text:s/>наплывали<text:s/>тусклые<text:s/>тени.<text:s/>Чертопханов<text:s/>проворно<text:s/>поднялся<text:s/>и<text:s/>схватил<text:s/>Машу<text:s/>сзади<text:s/>за<text:s/>оба<text:s/>локтя.</text:p>
      <text:p text:style-name="Обычный">– Так<text:s/>ты<text:s/>уходишь,<text:s/>змея?<text:s/>К<text:s/>Яффу!</text:p>
      <text:p text:style-name="Обычный">– Прощай! –<text:s/>выразительно<text:s/>и<text:s/>резко<text:s/>повторила<text:s/>Маша,<text:s/>вырвалась<text:s/>и<text:s/>пошла.</text:p>
      <text:p text:style-name="Обычный">Чертопханов<text:s/>посмотрел<text:s/>ей<text:s/>вслед,<text:s/>подбежал<text:s/>к<text:s/>месту,<text:s/>где<text:s/>лежал<text:s/>пистолет,<text:s/>схватил<text:s/>его,<text:s/>прицелился,<text:s/>выстрелил…<text:s/>Но<text:s/>прежде<text:s/>чем<text:s/>пожать<text:s/>пружинку<text:s/>курка,<text:s/>он<text:s/>дернул<text:s/>рукою<text:s/>кверху:<text:s/>пуля<text:s/>прожужжала<text:s/>над<text:s/>головою<text:s/>Маши.<text:s/>Она<text:s/>на<text:s/>ходу<text:s/>посмотрела<text:s/>на<text:s/>него<text:s/>через<text:s/>плечо –<text:s/>и<text:s/>отправилась<text:s/>дальше,<text:s/>вразвалочку,<text:s/>словно<text:s/>дразня<text:s/>его.</text:p>
      <text:p text:style-name="Обычный">Он<text:s/>закрыл<text:s/>лицо –<text:s/>и<text:s/>бросился<text:s/>бежать…</text:p>
      <text:p text:style-name="Обычный">Но<text:s/>он<text:s/>не<text:s/>отбежал<text:s/>еще<text:s/>пятидесяти<text:s/>шагов,<text:s/>как<text:s/>вдруг<text:s/>остановился,<text:s/>словно<text:s/>вкопанный.<text:s/>Знакомый,<text:s/>слишком<text:s/>знакомый<text:s/>голос<text:s/>долетел<text:s/>до<text:s/>него.<text:s/>Маша<text:s/>пела.<text:s/>«Век<text:s/>юный,<text:s/>прелестный», –<text:s/>пела<text:s/>она;<text:s/>каждый<text:s/>звук<text:s/>так<text:s/>и<text:s/>расстилался<text:s/>в<text:s/>вечернем<text:s/>воздухе –<text:s/>жалобно<text:s/>и<text:s/>знойно.<text:s/>Чертопханов<text:s/>приник<text:s/>ухом.<text:s/>Голос<text:s/>уходил<text:s/>да<text:s/>уходил;<text:s/>то<text:s/>замирал,<text:s/>то<text:s/>опять<text:s/>набегал<text:s/>чуть<text:s/>слышной,<text:s/>но<text:s/>все<text:s/>еще<text:s/>жгучей<text:s/>струйкой…</text:p>
      <text:p text:style-name="Обычный">«Это<text:s/>мне<text:s/>она<text:s/>в<text:s/>пику, –<text:s/>подумал<text:s/>Чертопханов,<text:s/>но<text:s/>тут<text:s/>же<text:s/>простонал: –<text:s/>Ох<text:s/>нет!<text:s/>Это<text:s/>она<text:s/>со<text:s/>мною<text:s/>прощается<text:s/>навеки», –<text:s/>и<text:s/>залился<text:s/>слезами.</text:p>
      <text:p text:style-name="Обычный"/>
      <text:p text:style-name="Обычный">На<text:s/>следующий<text:s/>день<text:s/>он<text:s/>явился<text:s/>в<text:s/>квартиру<text:s/>г‑на<text:s/>Яффа,<text:s/>который,<text:s/>как<text:s/>истый<text:s/>светский<text:s/>человек,<text:s/>не<text:s/>жалуя<text:s/>деревенского<text:s/>одиночества,<text:s/>поселился<text:s/>в<text:s/>уездном<text:s/>городе,<text:s/>«поближе<text:s/>к<text:s/>барышням»,<text:s/>как<text:s/>он<text:s/>выражался.<text:s/>Чертопханов<text:s/>не<text:s/>застал<text:s/>Яффа:<text:s/>он,<text:s/>по<text:s/>словам<text:s/>камердинера,<text:s/>накануне<text:s/>уехал<text:s/>в<text:s/>Москву.</text:p>
      <text:p text:style-name="Обычный">– Так<text:s/>и<text:s/>есть! –<text:s/>яростно<text:s/>воскликнул<text:s/>Чертопханов, –<text:s/>у<text:s/>них<text:s/>стачка<text:s/>была;<text:s/>она<text:s/>с<text:s/>ним<text:s/>бежала…<text:s/>но<text:s/>постой!</text:p>
      <text:p text:style-name="Обычный">Он<text:s/>ворвался<text:s/>в<text:s/>кабинет<text:s/>молодого<text:s/>ротмистра,<text:s/>несмотря<text:s/>на<text:s/>сопротивление<text:s/>камердинера.<text:s/>В<text:s/>кабинете,<text:s/>над<text:s/>диваном,<text:s/>висел<text:s/>портрет<text:s/>хозяина<text:s/>в<text:s/>уланском<text:s/>мундире,<text:s/>писанный<text:s/>масляными<text:s/>красками. –<text:s/>А,<text:s/>вот<text:s/>где<text:s/>ты,<text:s/>обезьяна<text:s/>бесхвостая! –<text:s/>прогремел<text:s/>Чертопханов,<text:s/>вскочил<text:s/>на<text:s/>диван<text:s/>и,<text:s/>ударив<text:s/>кулаком<text:s/>по<text:s/>натянутому<text:s/>холсту,<text:s/>пробил<text:s/>в<text:s/>нем<text:s/>большую<text:s/>дыру.</text:p>
      <text:p text:style-name="Обычный">– Скажи<text:s/>твоему<text:s/>бездельнику<text:s/>барину, –<text:s/>обратился<text:s/>он<text:s/>к<text:s/>камердинеру, –<text:s/>что,<text:s/>за<text:s/>неименьем<text:s/>его<text:s/>собственной<text:s/>гнусной<text:s/>рожи,<text:s/>дворянин<text:s/>Чертопханов<text:s/>изуродовал<text:s/>его<text:s/>писанную;<text:s/>и коли<text:s/>он<text:s/>желает<text:s/>от<text:s/>меня<text:s/>удовлетворенья,<text:s/>он<text:s/>знает,<text:s/>где<text:s/>найти<text:s/>дворянина<text:s/>Чертопханова!<text:s/>А<text:s/>то<text:s/>я<text:s/>сам<text:s/>его<text:s/>найду!<text:s/>На<text:s/>дне<text:s/>моря<text:s/>сыщу<text:s/>подлую<text:s/>обезьяну!</text:p>
      <text:p text:style-name="Обычный">Сказав<text:s/>эти<text:s/>слова,<text:s/>Чертопханов<text:s/>соскочил<text:s/>с<text:s/>дивана<text:s/>и<text:s/>торжественно<text:s/>удалился.</text:p>
      <text:p text:style-name="Обычный">Но<text:s/>ротмистр<text:s/>Яфф<text:s/>никакого<text:s/>удовлетворения<text:s/>от<text:s/>него<text:s/>не<text:s/>потребовал –<text:s/>он<text:s/>даже<text:s/>не<text:s/>встретился<text:s/>нигде<text:s/>с<text:s/>ним, –<text:s/>и<text:s/>Чертопханов<text:s/>не<text:s/>думал<text:s/>отыскивать<text:s/>своего<text:s/>врага,<text:s/>и<text:s/>никакой<text:s/>истории<text:s/>у<text:s/>них<text:s/>не<text:s/>вышло.<text:s/>Сама<text:s/>Маша<text:s/>скоро<text:s/>после<text:s/>того<text:s/>пропала<text:s/>без<text:s/>вести.<text:s/>Чертопханов<text:s/>запил<text:s/>было,<text:s/>однако<text:s/>«очувствовался».<text:s/>Но<text:s/>тут<text:s/>постигло<text:s/>его<text:s/>второе<text:s/>бедствие.</text:p>
      <text:p text:style-name="P1943"/>
      <text:p text:style-name="P1944">II</text:p>
      <text:p text:style-name="P1945"/>
      <text:p text:style-name="Обычный">А<text:s/>именно:<text:s/>закадычный<text:s/>его<text:s/>приятель<text:s/>Тихон<text:s/>Иванович<text:s/>Недопюскин<text:s/>скончался.<text:s/>Года<text:s/>за<text:s/>два<text:s/>до<text:s/>кончины<text:s/>здоровье<text:s/>стало<text:s/>изменять<text:s/>ему:<text:s/>он<text:s/>начал<text:s/>страдать<text:s/>одышкой,<text:s/>беспрестанно<text:s/>засыпал<text:s/>и,<text:s/>проснувшись,<text:s/>не<text:s/>скоро<text:s/>мог<text:s/>прийти<text:s/>в<text:s/>себя:<text:s/>уездный<text:s/>врач<text:s/>уверял,<text:s/>что<text:s/>это<text:s/>с<text:s/>ним<text:s/>происходили<text:s/>«ударчики».<text:s/>В<text:s/>течение<text:s/>трех<text:s/>дней,<text:s/>предшествовавших<text:s/>удалению<text:s/>Маши,<text:s/>этих<text:s/>трех<text:s/>дней,<text:s/>когда<text:s/>она<text:s/>«затосковала»,<text:s/>Недопюскин<text:s/>пролежал<text:s/>у<text:s/>себя<text:s/>в<text:s/>Бесселендеевке:<text:s/>он<text:s/>сильно<text:s/>простудился.<text:s/>Тем<text:s/>неожиданнее<text:s/>поразил<text:s/>его<text:s/>поступок<text:s/>Маши:<text:s/>он<text:s/>поразил<text:s/>его<text:s/>едва<text:s/>ли<text:s/>не<text:s/>глубже,<text:s/>чем<text:s/>самого<text:s/>Чертопханова.<text:s/>По<text:s/>кротости<text:s/>и<text:s/>робости<text:s/>своего<text:s/>нрава<text:s/>он,<text:s/>кроме<text:s/>самого<text:s/>нежного<text:s/>сожаления<text:s/>о<text:s/>своем<text:s/>приятеле<text:s/>да<text:s/>болезненного<text:s/>недоумения,<text:s/>ничего<text:s/>не<text:s/>выказал…<text:s/>но<text:s/>все<text:s/>в<text:s/>нем<text:s/>лопнуло<text:s/>и<text:s/>опустилось.<text:s/>«Вынула<text:s/>она<text:s/>из<text:s/>меня<text:s/>душу», –<text:s/>шептал<text:s/>он<text:s/>самому<text:s/>себе,<text:s/>сидя<text:s/>на<text:s/>своем<text:s/>любимом<text:s/>клеенчатом<text:s/>диванчике<text:s/>и<text:s/>вертя<text:s/>пальцем<text:s/>около<text:s/>пальца.<text:s/>Даже<text:s/>когда<text:s/>Чертопханов<text:s/>оправился,<text:s/>он,<text:s/>Недопюскин,<text:s/>не<text:s/>оправился –<text:s/>и<text:s/>продолжал<text:s/>чувствовать,<text:s/>что<text:s/>«пусто<text:s/>у<text:s/>него<text:s/>внутри».<text:s/>«Вот<text:s/>тут», –<text:s/>говаривал<text:s/>он,<text:s/>показывая<text:s/>на<text:s/>середину<text:s/>груди,<text:s/>повыше<text:s/>желудка.<text:s/>Таким<text:s/>образом<text:s/>протянул<text:s/>он<text:s/>до<text:s/>зимы.<text:s/>От<text:s/>первых<text:s/>морозов<text:s/>его<text:s/>одышке<text:s/>полегчило,<text:s/>но<text:s/>зато<text:s/>посетил<text:s/>его<text:s/>уже<text:s/>не<text:s/>ударчик,<text:s/>а<text:s/>удар<text:s/>настоящий.<text:s/>Он<text:s/>не<text:s/>тотчас<text:s/>лишился<text:s/>памяти;<text:s/>он<text:s/>мог<text:s/>еще<text:s/>признать<text:s/>Чертопханова<text:s/>и<text:s/>даже<text:s/>на<text:s/>отчаянное<text:s/>восклицание<text:s/>своего<text:s/>друга:<text:s/>«Что,<text:s/>мол,<text:s/>как<text:s/>это<text:s/>ты,<text:s/>Тиша,<text:s/>без<text:s/>моего<text:s/>разрешения<text:s/>оставляешь<text:s/>меня,<text:s/>не<text:s/>хуже<text:s/>Маши?» –<text:s/>ответил<text:s/>коснеющим<text:s/>языком:<text:s/>«А<text:s/>я<text:s/>П…а…сей<text:s/>Е…е…ич,<text:s/>се…<text:s/>да<text:s/>ад<text:s/>вас<text:s/>су…<text:s/>ша…<text:s/>ся».<text:s/>Это,<text:s/>однако,<text:s/>не<text:s/>помешало<text:s/>ему<text:s/>умереть<text:s/>в<text:s/>тот<text:s/>же<text:s/>день,<text:s/>не<text:s/>дождавшись<text:s/>уездного<text:s/>врача,<text:s/>которому<text:s/>при<text:s/>виде<text:s/>его<text:s/>едва<text:s/>остывшего<text:s/>тела<text:s/>осталось<text:s/>только<text:s/>с<text:s/>грустным<text:s/>сознаньем<text:s/>бренности<text:s/>всего<text:s/>земного<text:s/>потребовать<text:s/>«водочки<text:s/>с<text:s/>балычком».<text:s/>Имение<text:s/>свое<text:s/>Тихон<text:s/>Иванович<text:s/>завещал,<text:s/>как<text:s/>и<text:s/>следовало<text:s/>ожидать,<text:s/>своему<text:s/>почтеннейшему<text:s/>благодетелю<text:s/>и<text:s/>великодушному<text:s/>покровителю,<text:s/>«Пантелею<text:s/>Еремеичу<text:s/>Чертопханову»;<text:s/>но<text:s/>почтеннейшему<text:s/>благодетелю<text:s/>оно<text:s/>большой<text:s/>пользы<text:s/>не<text:s/>принесло,<text:s/>ибо<text:s/>вскорости<text:s/>было<text:s/>продано<text:s/>с<text:s/>публичного<text:s/>торга –<text:s/>частью<text:s/>для<text:s/>того,<text:s/>чтобы<text:s/>покрыть<text:s/>издержки<text:s/>надгробного<text:s/>монумента,<text:s/>статуи,<text:s/>которую<text:s/>Чертопханов<text:s/>(а<text:s/>в<text:s/>нем,<text:s/>видно,<text:s/>отозвалась<text:s/>отцовская<text:s/>жилка!)<text:s/>вздумал<text:s/>воздвигнуть<text:s/>над<text:s/>прахом<text:s/>своего<text:s/>приятеля.<text:s/>Статую<text:s/>эту,<text:s/>долженствовавшую<text:s/>представить<text:s/>молящегося<text:s/>ангела,<text:s/>он<text:s/>выписал<text:s/>из<text:s/>Москвы;<text:s/>но<text:s/>отрекомендованный<text:s/>ему<text:s/>комиссионер,<text:s/>сообразив,<text:s/>что<text:s/>в<text:s/>провинции<text:s/>знатоки<text:s/>скульптуры<text:s/>встречаются<text:s/>редко,<text:s/>вместо<text:s/>ангела<text:s/>прислал<text:s/>ему<text:s/>богиню<text:s/>Флору,<text:s/>много<text:s/>лет<text:s/>украшавшую<text:s/>один<text:s/>из<text:s/>заброшенных<text:s/>подмосковных<text:s/>садов<text:s/>екатерининского<text:s/>времени –<text:s/>благо<text:s/>эта<text:s/>статуя,<text:s/>весьма,<text:s/>впрочем,<text:s/>изящная,<text:s/>во<text:s/>вкусе<text:s/>рококо,<text:s/>с<text:s/>пухлыми<text:s/>ручками,<text:s/>взбитыми<text:s/>пуклями,<text:s/>гирляндой<text:s/>роз<text:s/>на<text:s/>обнаженной<text:s/>груди<text:s/>и<text:s/>изогнутым<text:s/>станом,<text:s/>досталась<text:s/>ему,<text:s/>комиссионеру,<text:s/>даром.<text:s/>Так<text:s/>и<text:s/>до<text:s/>сих<text:s/>пор<text:s/>стоит<text:s/>мифологическая<text:s/>богиня,<text:s/>грациозно<text:s/>приподняв<text:s/>одну<text:s/>ножку,<text:s/>над<text:s/>могилой<text:s/>Тихона<text:s/>Ивановича<text:s/>и<text:s/>с<text:s/>истинно<text:s/>помпадурской<text:s/>ужимкой<text:s/>посматривает<text:s/>на<text:s/>разгуливающих<text:s/>вокруг<text:s/>нее<text:s/>телят<text:s/>и<text:s/>овец,<text:s/>этих<text:s/>неизменных<text:s/>посетителей<text:s/>наших<text:s/>сельских<text:s/>кладбищ.</text:p>
      <text:p text:style-name="P1946"/>
      <text:p text:style-name="P1947">III</text:p>
      <text:p text:style-name="P1948"/>
      <text:p text:style-name="Обычный">Лишившись<text:s/>своего<text:s/>верного<text:s/>друга,<text:s/>Чертопханов<text:s/>опять<text:s/>запил,<text:s/>и<text:s/>на<text:s/>этот<text:s/>раз<text:s/>уже<text:s/>гораздо<text:s/>посерьезнее.<text:s/>Дела<text:s/>его<text:s/>вовсе<text:s/>под<text:s/>гору<text:s/>пошли.<text:s/>Охотиться<text:s/>стало<text:s/>не<text:s/>на<text:s/>что,<text:s/>последние<text:s/>денежки<text:s/>перевелись,<text:s/>последние<text:s/>людишки<text:s/>поразбежались.<text:s/>Одиночество<text:s/>для<text:s/>Пантелея<text:s/>Еремеича<text:s/>наступило<text:s/>совершенное:<text:s/>не<text:s/>с<text:s/>кем<text:s/>было<text:s/>слово<text:s/>перемолвить,<text:s/>не<text:s/>то<text:s/>что<text:s/>душу<text:s/>отвести.<text:s/>Одна<text:s/>лишь<text:s/>гордость<text:s/>в<text:s/>нем<text:s/>не<text:s/>умалилась.<text:s/>Напротив:<text:s/>чем<text:s/>хуже<text:s/>становились<text:s/>его<text:s/>обстоятельства,<text:s/>тем<text:s/>надменнее,<text:s/>и<text:s/>высокомернее,<text:s/>и<text:s/>неприступнее<text:s/>становился<text:s/>он<text:s/>сам.<text:s/>Он<text:s/>совсем<text:s/>одичал<text:s/>под<text:s/>конец.<text:s/>Одна<text:s/>утеха,<text:s/>одна<text:s/>радость<text:s/>осталась<text:s/>у<text:s/>него:<text:s/>удивительный<text:s/>верховой<text:s/>конь,<text:s/>серой<text:s/>масти,<text:s/>донской<text:s/>породы,<text:s/>прозванный<text:s/>им<text:s/>Малек‑Аделем,<text:s/>действительно<text:s/>замечательное<text:s/>животное.</text:p>
      <text:p text:style-name="Обычный">Достался<text:s/>ему<text:s/>этот<text:s/>конь<text:s/>следующим<text:s/>образом.</text:p>
      <text:p text:style-name="Обычный">Проезжая<text:s/>однажды<text:s/>верхом<text:s/>по<text:s/>соседней<text:s/>деревне,<text:s/>Чертопханов<text:s/>услыхал<text:s/>мужичий<text:s/>гам<text:s/>и<text:s/>крик<text:s/>толпы<text:s/>около<text:s/>кабака.<text:s/>Посреди<text:s/>этой<text:s/>толпы,<text:s/>на<text:s/>одном<text:s/>и<text:s/>том<text:s/>же<text:s/>месте,<text:s/>беспрестанно<text:s/>поднимались<text:s/>и<text:s/>опускались<text:s/>дюжие<text:s/>руки.</text:p>
      <text:p text:style-name="Обычный">– Что<text:s/>там<text:s/>такое<text:s/>происходит? –<text:s/>спросил<text:s/>он<text:s/>свойственным<text:s/>ему<text:s/>начальственным<text:s/>тоном<text:s/>у<text:s/>старой<text:s/>бабы,<text:s/>стоявшей<text:s/>у<text:s/>порога<text:s/>своей<text:s/>избы.</text:p>
      <text:p text:style-name="Обычный">Опершись<text:s/>о<text:s/>притолоку<text:s/>и<text:s/>как<text:s/>бы<text:s/>дремля,<text:s/>посматривала<text:s/>баба<text:s/>в<text:s/>направлении<text:s/>кабака.<text:s/>Белоголовый<text:s/>мальчишка<text:s/>в<text:s/>ситцевой<text:s/>рубашке,<text:s/>с<text:s/>кипарисным<text:s/>крестиком<text:s/>на<text:s/>голой<text:s/>грудке,<text:s/>сидел,<text:s/>растопыря<text:s/>ножки<text:s/>и<text:s/>сжав<text:s/>кулачонки,<text:s/>между<text:s/>ее<text:s/>лаптями;<text:s/>цыпленок<text:s/>тут<text:s/>же<text:s/>долбил<text:s/>задеревенелую<text:s/>корку<text:s/>ржаного<text:s/>хлеба.</text:p>
      <text:p text:style-name="Обычный">– А<text:s/>Господь<text:s/>ведает,<text:s/>батюшка, –<text:s/>отвечала<text:s/>старуха, –<text:s/>и,<text:s/>наклонившись<text:s/>вперед,<text:s/>положила<text:s/>свою<text:s/>сморщенную<text:s/>темную<text:s/>руку<text:s/>на<text:s/>голову<text:s/>мальчишки, –<text:s/>слышно,<text:s/>наши<text:s/>ребята<text:s/>жида<text:s/>бьют.</text:p>
      <text:p text:style-name="Обычный">– Как<text:s/>жида?<text:s/>какого<text:s/>жида?</text:p>
      <text:p text:style-name="Обычный">– А<text:s/>Господь<text:s/>его<text:s/>ведает,<text:s/>батюшка.<text:s/>Проявился<text:s/>у<text:s/>нас<text:s/>жид<text:s/>какой‑то;<text:s/>и отколе<text:s/>его<text:s/>принесло –<text:s/>кто<text:s/>его<text:s/>знает?<text:s/>Вася,<text:s/>иди,<text:s/>сударик,<text:s/>к<text:s/>маме;<text:s/>кш,<text:s/>кш,<text:s/>поскудный!</text:p>
      <text:p text:style-name="Обычный">Баба<text:s/>спугнула<text:s/>цыпленка,<text:s/>а<text:s/>Вася<text:s/>ухватился<text:s/>за<text:s/>ее<text:s/>паневу.</text:p>
      <text:p text:style-name="Обычный">– Так<text:s/>вот<text:s/>его<text:s/>и<text:s/>бьют,<text:s/>сударь<text:s/>ты<text:s/>мой.</text:p>
      <text:p text:style-name="Обычный">– Как<text:s/>бьют?<text:s/>за<text:s/>что?</text:p>
      <text:p text:style-name="Обычный">– А<text:s/>не<text:s/>знаю,<text:s/>батюшка.<text:s/>Стало,<text:s/>за<text:s/>дело.<text:s/>Да<text:s/>и<text:s/>как<text:s/>не<text:s/>бить?<text:s/>Ведь<text:s/>он,<text:s/>батюшка,<text:s/>Христа<text:s/>распял!</text:p>
      <text:p text:style-name="Обычный">Чертопханов<text:s/>гикнул,<text:s/>вытянул<text:s/>лошадь<text:s/>нагайкой<text:s/>по<text:s/>шее,<text:s/>помчался<text:s/>прямо<text:s/>на<text:s/>толпу –<text:s/>и,<text:s/>ворвавшись<text:s/>в<text:s/>нее,<text:s/>начал<text:s/>той<text:s/>же<text:s/>самой<text:s/>нагайкой<text:s/>без<text:s/>разбору<text:s/>лупить<text:s/>мужиков<text:s/>направо<text:s/>и<text:s/>налево,<text:s/>приговаривая<text:s/>прерывистым<text:s/>голосом:</text:p>
      <text:p text:style-name="Обычный">– Само…<text:s/>управство!<text:s/>Само…<text:s/>у…правство!<text:s/>Закон<text:s/>дол‑</text:p>
      <text:p text:style-name="Обычный">жен<text:s/>наказывать,<text:s/>а<text:s/>не<text:s/>част…ны…е<text:s/>ли…ца!<text:s/>Закон!<text:s/>Закон!!</text:p>
      <text:p text:style-name="Обычный">За…ко…он!!!</text:p>
      <text:p text:style-name="Обычный">Двух<text:s/>минут<text:s/>не<text:s/>прошло,<text:s/>как<text:s/>уже<text:s/>вся<text:s/>толпа<text:s/>отхлынула<text:s/>в<text:s/>разные<text:s/>стороны –<text:s/>и<text:s/>на<text:s/>земле,<text:s/>перед<text:s/>дверью<text:s/>кабака,<text:s/>оказалось<text:s/>небольшое,<text:s/>худощавое,<text:s/>черномазое<text:s/>существо<text:s/>в<text:s/>нанковом<text:s/>кафтане,<text:s/>растрепанное<text:s/>и<text:s/>истерзанное…<text:s/>Бледное<text:s/>лицо,<text:s/>закатившиеся<text:s/>глаза,<text:s/>раскрытый<text:s/>рот…<text:s/>Что<text:s/>это?<text:s/>замирание<text:s/>ужаса<text:s/>или<text:s/>уже<text:s/>самая<text:s/>смерть?</text:p>
      <text:p text:style-name="Обычный">– Это<text:s/>вы<text:s/>зачем<text:s/>жида<text:s/>убили? –<text:s/>громогласно<text:s/>воскликнул<text:s/>Чертопханов,<text:s/>грозно<text:s/>потрясая<text:s/>нагайкой.</text:p>
      <text:p text:style-name="Обычный">Толпа<text:s/>слабо<text:s/>загудела<text:s/>в<text:s/>ответ.<text:s/>Иной<text:s/>мужик<text:s/>держался<text:s/>за<text:s/>плечо,<text:s/>другой<text:s/>за<text:s/>бок,<text:s/>третий<text:s/>за<text:s/>нос.</text:p>
      <text:p text:style-name="Обычный">– Здоров<text:s/>драться‑то! –<text:s/>послышалось<text:s/>в<text:s/>задних<text:s/>рядах.</text:p>
      <text:p text:style-name="Обычный">– С<text:s/>нагайкой‑то!<text:s/>этак‑то<text:s/>всякий! –<text:s/>промолвил<text:s/>другой<text:s/>голос.</text:p>
      <text:p text:style-name="Обычный">– Жида<text:s/>зачем<text:s/>убили?<text:s/>спрашиваю<text:s/>я<text:s/>вас,<text:s/>азиаты<text:s/>оглашенные! –<text:s/>повторил<text:s/>Чертопханов.</text:p>
      <text:p text:style-name="Обычный">Но<text:s/>тут<text:s/>лежавшее<text:s/>на<text:s/>земле<text:s/>существо<text:s/>проворно<text:s/>вскочило<text:s/>на<text:s/>ноги<text:s/>и,<text:s/>забежав<text:s/>за<text:s/>Чертопханова,<text:s/>судорожно<text:s/>ухватилось<text:s/>за<text:s/>край<text:s/>его<text:s/>седла.</text:p>
      <text:p text:style-name="Обычный">Дружный<text:s/>хохот<text:s/>грянул<text:s/>среди<text:s/>толпы.</text:p>
      <text:p text:style-name="Обычный">– Живуч! –<text:s/>послышалось<text:s/>опять<text:s/>в<text:s/>задних<text:s/>рядах. –<text:s/>Та<text:s/>же<text:s/>кошка!</text:p>
      <text:p text:style-name="Обычный">– Васе<text:s/>высокоблагоуродие,<text:s/>заступитесь,<text:s/>спасите! –<text:s/>лепетал<text:s/>между<text:s/>тем<text:s/>несчастный<text:s/>жид,<text:s/>всею<text:s/>грудью<text:s/>прижимаясь<text:s/>к<text:s/>ноге<text:s/>Чертопханова, –<text:s/>а<text:s/>то<text:s/>они<text:s/>убьют,<text:s/>убьют<text:s/>меня,<text:s/>васе<text:s/>высокоблагоуродие!</text:p>
      <text:p text:style-name="Обычный">– За<text:s/>что<text:s/>они<text:s/>тебя? –<text:s/>спросил<text:s/>Чертопханов.</text:p>
      <text:p text:style-name="Обычный">– Да<text:s/>ей<text:s/>зе<text:s/>богу<text:s/>не<text:s/>могу<text:s/>сказать!<text:s/>Тут<text:s/>вот<text:s/>у<text:s/>них<text:s/>скотинка<text:s/>помирать<text:s/>стала…<text:s/>так<text:s/>они<text:s/>и<text:s/>подозревают…<text:s/>а я<text:s/>зе…</text:p>
      <text:p text:style-name="Обычный">– Ну,<text:s/>это<text:s/>мы<text:s/>разберем<text:s/>после! –<text:s/>перебил<text:s/>Чертопханов, –<text:s/>а<text:s/>теперь<text:s/>ты<text:s/>держись<text:s/>за<text:s/>седло<text:s/>да<text:s/>ступай<text:s/>за<text:s/>мною.<text:s/>А<text:s/>вы! –<text:s/>прибавил<text:s/>он,<text:s/>обернувшись<text:s/>к<text:s/>толпе, –<text:s/>вы<text:s/>знаете<text:s/>меня?<text:s/>Я<text:s/>помещик<text:s/>Пантелей<text:s/>Чертопханов,<text:s/>живу<text:s/>в<text:s/>сельце<text:s/>Бессонове, –<text:s/>ну,<text:s/>и,<text:s/>значит,<text:s/>жалуйтесь<text:s/>на<text:s/>меня,<text:s/>когда<text:s/>заблагорассудится,<text:s/>да<text:s/>и<text:s/>на<text:s/>жида<text:s/>кстати!</text:p>
      <text:p text:style-name="Обычный">– Зачем<text:s/>жаловаться, –<text:s/>проговорил<text:s/>с<text:s/>низким<text:s/>поклоном<text:s/>седобородый,<text:s/>степенный<text:s/>мужик,<text:s/>ни<text:s/>дать<text:s/>ни<text:s/>взять<text:s/>древний<text:s/>патриарх. (Жида<text:s/>он,<text:s/>впрочем,<text:s/>тузил<text:s/>не<text:s/>хуже<text:s/>других.)<text:s/>Мы,<text:s/>батюшка<text:s/>Пантелей<text:s/>Еремеич,<text:s/>твою<text:s/>милость<text:s/>знаем<text:s/>хорошо,<text:s/>много<text:s/>твоей<text:s/>милостью<text:s/>довольны,<text:s/>что<text:s/>поучил<text:s/>нас!</text:p>
      <text:p text:style-name="Обычный">– Зачем<text:s/>жаловаться! –<text:s/>подхватили<text:s/>другие. –<text:s/>А<text:s/>с<text:s/>нехриста<text:s/>того<text:s/>мы<text:s/>свое<text:s/>возьмем!<text:s/>Он<text:s/>от<text:s/>нас<text:s/>не<text:s/>уйдет!<text:s/>Мы<text:s/>его,<text:s/>значит,<text:s/>как<text:s/>зайца<text:s/>в<text:s/>поле…</text:p>
      <text:p text:style-name="Обычный">Чертопханов<text:s/>повел<text:s/>усами,<text:s/>фыркнул –<text:s/>и<text:s/>поехал<text:s/>шагом<text:s/>к<text:s/>себе<text:s/>в<text:s/>деревню,<text:s/>сопровождаемый<text:s/>жидом,<text:s/>которого<text:s/>он<text:s/>освободил<text:s/>таким<text:s/>же<text:s/>образом<text:s/>от<text:s/>его<text:s/>притеснителей,<text:s/>как<text:s/>некогда<text:s/>освободил<text:s/>Тихона<text:s/>Недопюскина.</text:p>
      <text:p text:style-name="P1949"/>
      <text:p text:style-name="P1950">IV</text:p>
      <text:p text:style-name="P1951"/>
      <text:p text:style-name="Обычный">Несколько<text:s/>дней<text:s/>спустя<text:s/>единственный<text:s/>уцелевший<text:s/>у<text:s/>Чертопханова<text:s/>казачок<text:s/>доложил<text:s/>ему,<text:s/>что<text:s/>к<text:s/>нему<text:s/>прибыл<text:s/>какой‑то<text:s/>верховой<text:s/>и<text:s/>желает<text:s/>поговорить<text:s/>с<text:s/>ним.<text:s/>Чертопханов<text:s/>вышел<text:s/>на<text:s/>крыльцо<text:s/>и<text:s/>увидал<text:s/>своего<text:s/>знакомого<text:s/>жидка,<text:s/>верхом<text:s/>на<text:s/>прекрасном<text:s/>донском<text:s/>коне,<text:s/>неподвижно<text:s/>и<text:s/>гордо<text:s/>стоявшем<text:s/>посреди<text:s/>двора.<text:s/>На<text:s/>жидке<text:s/>не<text:s/>было<text:s/>шапки:<text:s/>он<text:s/>держал<text:s/>ее<text:s/>под<text:s/>мышкой,<text:s/>ноги<text:s/>он<text:s/>вдел<text:s/>не<text:s/>в<text:s/>самые<text:s/>стремена,<text:s/>а<text:s/>в<text:s/>ремни<text:s/>стремян;<text:s/>разорванные<text:s/>полы<text:s/>его<text:s/>кафтана<text:s/>висели<text:s/>с<text:s/>обеих<text:s/>сторон<text:s/>седла.<text:s/>Увидав<text:s/>Чертопханова,<text:s/>он<text:s/>зачмокал<text:s/>губами,<text:s/>и<text:s/>локтями<text:s/>задергал,<text:s/>и<text:s/>ногами<text:s/>заболтал.<text:s/>Но<text:s/>Чертопханов<text:s/>не<text:s/>только<text:s/>не<text:s/>отвечал<text:s/>на<text:s/>его<text:s/>привет,<text:s/>а<text:s/>даже<text:s/>рассердился,<text:s/>так<text:s/>весь<text:s/>и<text:s/>вспыхнул<text:s/>вдруг:<text:s/>паршивый<text:s/>жид<text:s/>смеет<text:s/>сидеть<text:s/>на<text:s/>такой<text:s/>прекрасной<text:s/>лошади…<text:s/>какое<text:s/>неприличие!</text:p>
      <text:p text:style-name="Обычный">– Эй<text:s/>ты,<text:s/>эфиопская<text:s/>рожа! –<text:s/>закричал<text:s/>он, –<text:s/>сейчас<text:s/>слезай,<text:s/>если<text:s/>не<text:s/>хочешь,<text:s/>чтобы<text:s/>тебя<text:s/>стащили<text:s/>в<text:s/>грязь!</text:p>
      <text:p text:style-name="Обычный">Жид<text:s/>немедленно<text:s/>повиновался,<text:s/>свалился<text:s/>мешком<text:s/>с<text:s/>седла<text:s/>и,<text:s/>придерживая<text:s/>одной<text:s/>рукою<text:s/>повод,<text:s/>улыбаясь<text:s/>и<text:s/>кланяясь,<text:s/>подвинулся<text:s/>к<text:s/>Чертопханову.</text:p>
      <text:p text:style-name="Обычный">– Чего<text:s/>тебе? –<text:s/>с<text:s/>достоинством<text:s/>спросил<text:s/>Пантелей<text:s/>Еремеич.</text:p>
      <text:p text:style-name="Обычный">– Васе<text:s/>благородие,<text:s/>извольте<text:s/>посмотреть,<text:s/>каков<text:s/>конек? –<text:s/>промолвил<text:s/>жид,<text:s/>не<text:s/>переставая<text:s/>кланяться.</text:p>
      <text:p text:style-name="Обычный">– Н…<text:s/>да…<text:s/>лошадь<text:s/>добрая.<text:s/>Ты<text:s/>откуда<text:s/>ее<text:s/>достал?<text:s/>Украл,<text:s/>должно<text:s/>быть?</text:p>
      <text:p text:style-name="Обычный">– Как<text:s/>зе<text:s/>мозно,<text:s/>васе<text:s/>благородие!<text:s/>Я<text:s/>цестный<text:s/>зид,<text:s/>я<text:s/>не<text:s/>украл,<text:s/>а<text:s/>для<text:s/>васего<text:s/>благородия<text:s/>достал,<text:s/>точно!<text:s/>И<text:s/>уз<text:s/>старался<text:s/>я,<text:s/>старался!<text:s/>Зато<text:s/>и<text:s/>конь!<text:s/>Такого<text:s/>коня<text:s/>по<text:s/>всему<text:s/>Дону<text:s/>другого<text:s/>найти<text:s/>никак<text:s/>невозмозно.<text:s/>Посмотрите,<text:s/>васе<text:s/>благородие,<text:s/>что<text:s/>это<text:s/>за<text:s/>конь<text:s/>такой!<text:s/>Вот<text:s/>позалуйте,<text:s/>сюда!<text:s/>Тпру…<text:s/>тпру…<text:s/>повернись,<text:s/>стань<text:s/>зе<text:s/>боком!<text:s/>А<text:s/>мы<text:s/>седло<text:s/>снимем.<text:s/>Каков!<text:s/>Васе<text:s/>благородие?</text:p>
      <text:p text:style-name="Обычный">– Лошадь<text:s/>добрая, –<text:s/>повторил<text:s/>Чертопханов<text:s/>с<text:s/>притворным<text:s/>равнодушием,<text:s/>а<text:s/>у<text:s/>самого<text:s/>сердце<text:s/>так<text:s/>и<text:s/>заколотилось<text:s/>в<text:s/>груди.<text:s/>Очень<text:s/>уж<text:s/>он<text:s/>был<text:s/>страстный<text:s/>охотник<text:s/>до<text:s/>«конского<text:s/>мяса»<text:s/>и знал<text:s/>в<text:s/>нем<text:s/>толк.</text:p>
      <text:p text:style-name="Обычный">– Да<text:s/>вы,<text:s/>васе<text:s/>благородие,<text:s/>его<text:s/>погладьте!<text:s/>По<text:s/>сейке<text:s/>его<text:s/>погладьте,<text:s/>хи‑хи‑хи!<text:s/>Вот<text:s/>так.</text:p>
      <text:p text:style-name="Обычный">Чертопханов,<text:s/>словно<text:s/>нехотя,<text:s/>положил<text:s/>руку<text:s/>на<text:s/>шею<text:s/>коня,<text:s/>хлопнул<text:s/>по<text:s/>ней<text:s/>раза<text:s/>два,<text:s/>потом<text:s/>провел<text:s/>пальцами<text:s/>от<text:s/>холки<text:s/>по<text:s/>спине<text:s/>и,<text:s/>дойдя<text:s/>до<text:s/>известного<text:s/>местечка<text:s/>над<text:s/>почками,<text:s/>слегка,<text:s/>по‑охотницки,<text:s/>подавил<text:s/>это<text:s/>местечко.<text:s/>Конь<text:s/>немедленно<text:s/>выгнул<text:s/>хребет<text:s/>и,<text:s/>оглянувшись<text:s/>искоса<text:s/>на<text:s/>Чертопханова<text:s/>своим<text:s/>надменным<text:s/>черным<text:s/>глазом,<text:s/>фукнул<text:s/>и<text:s/>переступил<text:s/>передними<text:s/>ногами.</text:p>
      <text:p text:style-name="Обычный">Жид<text:s/>засмеялся<text:s/>и<text:s/>в<text:s/>ладоши<text:s/>слегка<text:s/>захлопал.</text:p>
      <text:p text:style-name="Обычный">– Хозяина<text:s/>признает,<text:s/>васе<text:s/>благородие,<text:s/>хозяина!</text:p>
      <text:p text:style-name="Обычный">– Ну,<text:s/>не<text:s/>ври, –<text:s/>с<text:s/>досадой<text:s/>перебил<text:s/>Чертопханов. –<text:s/>Купить<text:s/>мне<text:s/>у<text:s/>тебя<text:s/>этого<text:s/>коня…<text:s/>не<text:s/>на<text:s/>что,<text:s/>а<text:s/>подарков<text:s/>я<text:s/>еще<text:s/>не<text:s/>то<text:s/>что<text:s/>от<text:s/>жида,<text:s/>а<text:s/>от<text:s/>самого<text:s/>Господа<text:s/>Бога<text:s/>не<text:s/>принимал!</text:p>
      <text:p text:style-name="Обычный">– И<text:s/>как<text:s/>зе<text:s/>я<text:s/>смею<text:s/>вам<text:s/>что‑нибудь<text:s/>дарить,<text:s/>помилосердуйте! –<text:s/>воскликнул<text:s/>жид. –<text:s/>Вы<text:s/>купите,<text:s/>васе<text:s/>благородие…<text:s/>а денезек<text:s/>я<text:s/>подозду.</text:p>
      <text:p text:style-name="Обычный">Чертопханов<text:s/>задумался.</text:p>
      <text:p text:style-name="Обычный">– Ты<text:s/>что<text:s/>возьмешь? –<text:s/>промолвил<text:s/>он<text:s/>наконец<text:s/>сквозь<text:s/>зубы.</text:p>
      <text:p text:style-name="Обычный">Жид<text:s/>пожал<text:s/>плечами.</text:p>
      <text:p text:style-name="Обычный">– А<text:s/>что<text:s/>сам<text:s/>заплатил.<text:s/>Двести<text:s/>рублей.</text:p>
      <text:p text:style-name="Обычный">Лошадь<text:s/>стоила<text:s/>вдвое –<text:s/>а<text:s/>пожалуй,<text:s/>что<text:s/>и<text:s/>втрое<text:s/>против<text:s/>этой<text:s/>суммы.</text:p>
      <text:p text:style-name="Обычный">Чертопханов<text:s/>отвернулся<text:s/>в<text:s/>сторону<text:s/>и<text:s/>зевнул<text:s/>лихорадочно.</text:p>
      <text:p text:style-name="Обычный">– А<text:s/>когда…<text:s/>деньги? –<text:s/>спросил<text:s/>он,<text:s/>насильственно<text:s/>нахмурив<text:s/>брови<text:s/>и<text:s/>не<text:s/>глядя<text:s/>на<text:s/>жида.</text:p>
      <text:p text:style-name="Обычный">– А<text:s/>когда<text:s/>будет<text:s/>васему<text:s/>благородию<text:s/>угодно.</text:p>
      <text:p text:style-name="Обычный">Чертопханов<text:s/>голову<text:s/>назад<text:s/>закинул,<text:s/>но<text:s/>глаз<text:s/>не<text:s/>поднял.</text:p>
      <text:p text:style-name="Обычный">– Это<text:s/>не<text:s/>ответ.<text:s/>Ты<text:s/>говори<text:s/>толком,<text:s/>иродово<text:s/>племя!<text:s/>Одолжаться<text:s/>я<text:s/>у<text:s/>тебя<text:s/>стану,<text:s/>что<text:s/>ли?</text:p>
      <text:p text:style-name="Обычный">– Ну,<text:s/>сказем<text:s/>так, –<text:s/>поспешно<text:s/>проговорил<text:s/>жид, –<text:s/>через<text:s/>шесть<text:s/>месяцев…<text:s/>согласны?</text:p>
      <text:p text:style-name="Обычный">Чертопханов<text:s/>ничего<text:s/>не<text:s/>отвечал.</text:p>
      <text:p text:style-name="Обычный">Жид<text:s/>старался<text:s/>заглянуть<text:s/>ему<text:s/>в<text:s/>глаза.</text:p>
      <text:p text:style-name="Обычный">– Согласны?<text:s/>Приказете<text:s/>на<text:s/>конюшню<text:s/>поставить?</text:p>
      <text:p text:style-name="Обычный">– Седло<text:s/>мне<text:s/>не<text:s/>нужно, –<text:s/>произнес<text:s/>отрывисто<text:s/>Чертопханов. –<text:s/>Возьми<text:s/>седло –<text:s/>слышишь?</text:p>
      <text:p text:style-name="Обычный">– Как<text:s/>зе,<text:s/>как<text:s/>зе,<text:s/>возьму,<text:s/>возьму, –<text:s/>залепетал<text:s/>обрадованный<text:s/>жид<text:s/>и<text:s/>взвалил<text:s/>седло<text:s/>себе<text:s/>на<text:s/>плечо.</text:p>
      <text:p text:style-name="Обычный">– А<text:s/>деньги, –<text:s/>продолжал<text:s/>Чертопханов… –<text:s/>через<text:s/>шесть<text:s/>месяцев.<text:s/>И<text:s/>не<text:s/>двести,<text:s/>а<text:s/>двести<text:s/>пятьдесят.<text:s/>Молчать.<text:s/>Двести<text:s/>пятьдесят,<text:s/>говорю<text:s/>тебе!<text:s/>За<text:s/>мною.</text:p>
      <text:p text:style-name="Обычный">Чертопханов<text:s/>все<text:s/>не<text:s/>мог<text:s/>решиться<text:s/>поднять<text:s/>глаза.<text:s/>Никогда<text:s/>так<text:s/>сильно<text:s/>в<text:s/>нем<text:s/>не<text:s/>страдала<text:s/>гордость.<text:s/>«Явно,<text:s/>что<text:s/>подарок, –<text:s/>думалось<text:s/>ему, –<text:s/>из<text:s/>благодарности,<text:s/>черт,<text:s/>подносит!»<text:s/>И<text:s/>обнял<text:s/>бы<text:s/>он<text:s/>этого<text:s/>жида,<text:s/>и<text:s/>побил<text:s/>бы<text:s/>его…</text:p>
      <text:p text:style-name="Обычный">– Васе<text:s/>благородие, –<text:s/>начал<text:s/>жид,<text:s/>приободрившись<text:s/>и<text:s/>осклабясь, –<text:s/>надо<text:s/>бы,<text:s/>по<text:s/>русскому<text:s/>обычаю,<text:s/>из<text:s/>полы<text:s/>в<text:s/>полу…</text:p>
      <text:p text:style-name="Обычный">– Вот<text:s/>еще<text:s/>что<text:s/>вздумал?<text:s/>Еврей…<text:s/>а русские<text:s/>обычаи!<text:s/>Эй!<text:s/>кто<text:s/>там?<text:s/>Возьми<text:s/>лошадь,<text:s/>сведи<text:s/>на<text:s/>конюшню.<text:s/>Да<text:s/>овса<text:s/>ему<text:s/>засыпь.<text:s/>Я<text:s/>сейчас<text:s/>сам<text:s/>приду,<text:s/>посмотрю.<text:s/>И<text:s/>знай:<text:s/>имя<text:s/>ему –<text:s/>Малек‑Адель!</text:p>
      <text:p text:style-name="Обычный">Чертопханов<text:s/>взобрался<text:s/>было<text:s/>на<text:s/>крыльцо,<text:s/>но<text:s/>круто<text:s/>повернул<text:s/>на<text:s/>каблуках<text:s/>и,<text:s/>подбежав<text:s/>к<text:s/>жиду,<text:s/>крепко<text:s/>стиснул<text:s/>ему<text:s/>руку.<text:s/>Тот<text:s/>наклонился<text:s/>и<text:s/>губы<text:s/>уже<text:s/>протянул,<text:s/>но<text:s/>Чертопханов<text:s/>отскочил<text:s/>назад<text:s/>и,<text:s/>промолвив<text:s/>вполголоса:<text:s/>«Никому<text:s/>не<text:s/>сказывай!» –<text:s/>исчез<text:s/>за<text:s/>дверью.</text:p>
      <text:p text:style-name="P1952"/>
      <text:p text:style-name="P1953">V</text:p>
      <text:p text:style-name="P1954"/>
      <text:p text:style-name="Обычный">С<text:s/>самого<text:s/>того<text:s/>дня<text:s/>главным<text:s/>делом,<text:s/>главной<text:s/>заботой,<text:s/>радостью<text:s/>в<text:s/>жизни<text:s/>Чертопханова<text:s/>стал<text:s/>Малек‑Адель.<text:s/>Он<text:s/>полюбил<text:s/>его<text:s/>так,<text:s/>как<text:s/>не<text:s/>любил<text:s/>самой<text:s/>Маши,<text:s/>привязался<text:s/>к<text:s/>нему<text:s/>больше,<text:s/>чем<text:s/>к<text:s/>Недопюскину.<text:s/>Да<text:s/>и<text:s/>конь<text:s/>же<text:s/>был!<text:s/>Огонь,<text:s/>как<text:s/>есть<text:s/>огонь,<text:s/>просто<text:s/>порох –<text:s/>а<text:s/>степенство,<text:s/>как<text:s/>у<text:s/>боярина!<text:s/>Неутомимый,<text:s/>выносливый,<text:s/>куда<text:s/>хошь<text:s/>его<text:s/>поверни,<text:s/>безответный;<text:s/>а прокормить<text:s/>его<text:s/>ничего<text:s/>не<text:s/>стоит:<text:s/>коли<text:s/>нет<text:s/>ничего<text:s/>другого,<text:s/>землю<text:s/>под<text:s/>собой<text:s/>глодает.<text:s/>Шагом<text:s/>идет –<text:s/>как<text:s/>в<text:s/>руках<text:s/>несет;<text:s/>рысью –<text:s/>что<text:s/>в<text:s/>зыбке<text:s/>качает,<text:s/>а<text:s/>поскачет,<text:s/>так<text:s/>и<text:s/>ветру<text:s/>за<text:s/>ним<text:s/>не<text:s/>угнаться!<text:s/>Никогда‑то<text:s/>он<text:s/>не<text:s/>запыхается:<text:s/>потому –<text:s/>отдушин<text:s/>много.<text:s/>Ноги –<text:s/>стальные;<text:s/>чтобы<text:s/>он<text:s/>когда<text:s/>спотыкнулся –<text:s/>и<text:s/>в<text:s/>помине<text:s/>этого<text:s/>не<text:s/>бывало!<text:s/>Перескочить<text:s/>ров<text:s/>ли,<text:s/>тын<text:s/>ли –<text:s/>это<text:s/>ему<text:s/>нипочем;<text:s/>а уж<text:s/>умница<text:s/>какая!<text:s/>На<text:s/>голос<text:s/>так<text:s/>и<text:s/>бежит,<text:s/>задравши<text:s/>голову;<text:s/>прикажешь<text:s/>ему<text:s/>стоять<text:s/>и<text:s/>сам<text:s/>уйдешь –<text:s/>он<text:s/>не<text:s/>ворохнется;<text:s/>только<text:s/>что<text:s/>станешь<text:s/>возвращаться,<text:s/>чуть‑чуть<text:s/>заржет:<text:s/>«Здесь,<text:s/>мол,<text:s/>я».<text:s/>И<text:s/>ничего‑то<text:s/>он<text:s/>не<text:s/>боится:<text:s/>в самую<text:s/>темять,<text:s/>в<text:s/>метель<text:s/>дорогу<text:s/>сыщет;<text:s/>а чужому<text:s/>ни<text:s/>за<text:s/>что<text:s/>не<text:s/>дастся:<text:s/>зубами<text:s/>загрызет!<text:s/>И<text:s/>собака<text:s/>не<text:s/>суйся<text:s/>к<text:s/>нему:<text:s/>сейчас<text:s/>передней<text:s/>ножкой<text:s/>ее<text:s/>по<text:s/>лбу –<text:s/>тюк!<text:s/>только<text:s/>она<text:s/>и<text:s/>жила.<text:s/>С<text:s/>амбицией<text:s/>конь:<text:s/>плеткой<text:s/>разве<text:s/>что<text:s/>для<text:s/>красы<text:s/>над<text:s/>ним<text:s/>помахивай –<text:s/>а<text:s/>сохрани<text:s/>Бог<text:s/>его<text:s/>тронуть!<text:s/>Да<text:s/>что<text:s/>тут<text:s/>долго<text:s/>толковать:<text:s/>сокровище,<text:s/>а<text:s/>не<text:s/>лошадь!</text:p>
      <text:p text:style-name="Обычный">Примется<text:s/>Чертопханов<text:s/>расписывать<text:s/>своего<text:s/>Малек‑Аделя –<text:s/>откуда<text:s/>речи<text:s/>берутся!<text:s/>А<text:s/>уж<text:s/>как<text:s/>он<text:s/>его<text:s/>холил<text:s/>и<text:s/>лелеял!<text:s/>Шерсть<text:s/>на<text:s/>нем<text:s/>отливала<text:s/>серебром –<text:s/>да<text:s/>не<text:s/>старым,<text:s/>а<text:s/>новым,<text:s/>что<text:s/>с<text:s/>темным<text:s/>глянцем;<text:s/>повести<text:s/>по<text:s/>ней<text:s/>ладонью –<text:s/>тот<text:s/>же<text:s/>бархат!<text:s/>Седло,<text:s/>чепрачок,<text:s/>уздечка –<text:s/>вся<text:s/>как<text:s/>есть<text:s/>сбруя<text:s/>до<text:s/>того<text:s/>была<text:s/>ладно<text:s/>пригнана,<text:s/>в<text:s/>порядке,<text:s/>вычищена –<text:s/>бери<text:s/>карандаш<text:s/>и<text:s/>рисуй!<text:s/>Чертопханов –<text:s/>чего<text:s/>больше? –<text:s/>сам<text:s/>собственноручно<text:s/>и<text:s/>челку<text:s/>заплетал<text:s/>своему<text:s/>любимцу,<text:s/>и<text:s/>гриву<text:s/>и<text:s/>хвост<text:s/>мыл<text:s/>пивом,<text:s/>и<text:s/>даже<text:s/>копыта<text:s/>не<text:s/>раз<text:s/>мазью<text:s/>смазывал…</text:p>
      <text:p text:style-name="Обычный">Бывало,<text:s/>сядет<text:s/>он<text:s/>на<text:s/>Малек‑Аделя<text:s/>и<text:s/>поедет –<text:s/>не<text:s/>по<text:s/>соседям,<text:s/>он<text:s/>с<text:s/>ними<text:s/>по‑прежнему<text:s/>не<text:s/>знался,<text:s/>а<text:s/>через<text:s/>их<text:s/>поля,<text:s/>мимо<text:s/>усадеб…<text:s/>Полюбуйтесь,<text:s/>мол,<text:s/>издали,<text:s/>дураки!<text:s/>А<text:s/>то<text:s/>прослышит,<text:s/>что<text:s/>где‑нибудь<text:s/>охота<text:s/>проявилась –<text:s/>в<text:s/>отъезжее<text:s/>поле<text:s/>богатый<text:s/>барин<text:s/>собрался, –<text:s/>он<text:s/>сейчас<text:s/>туда –<text:s/>и<text:s/>гарцует<text:s/>в<text:s/>отдалении,<text:s/>на<text:s/>горизонте,<text:s/>удивляя<text:s/>всех<text:s/>зрителей<text:s/>красотой<text:s/>и<text:s/>быстротою<text:s/>своего<text:s/>коня<text:s/>и<text:s/>близко<text:s/>никого<text:s/>к<text:s/>себе<text:s/>не<text:s/>подпуская.<text:s/>Раз<text:s/>какой‑то<text:s/>охотник<text:s/>даже<text:s/>погнался<text:s/>за<text:s/>ним<text:s/>со<text:s/>всей<text:s/>свитой;<text:s/>видит,<text:s/>что<text:s/>уходит<text:s/>от<text:s/>него<text:s/>Чертопханов,<text:s/>и<text:s/>начал<text:s/>он<text:s/>ему<text:s/>кричать<text:s/>изо<text:s/>всей<text:s/>мочи,<text:s/>на<text:s/>всем<text:s/>скаку:<text:s/>«Эй<text:s/>ты!<text:s/>Слушай!<text:s/>Бери,<text:s/>что<text:s/>хочешь,<text:s/>за<text:s/>свою<text:s/>лошадь!<text:s/>Тысячи<text:s/>не<text:s/>пожалею!<text:s/>Жену<text:s/>отдам,<text:s/>детей!<text:s/>Бери<text:s/>последнее!»</text:p>
      <text:p text:style-name="Обычный">Чертопханов<text:s/>вдруг<text:s/>осадил<text:s/>Малек‑Аделя.<text:s/>Охотник<text:s/>подлетел<text:s/>к<text:s/>нему.</text:p>
      <text:p text:style-name="Обычный">– Батюшка! –<text:s/>кричит, –<text:s/>говори:<text:s/>чего<text:s/>желаешь?<text:s/>Отец<text:s/>родной!</text:p>
      <text:p text:style-name="Обычный">– Коли<text:s/>ты<text:s/>царь, –<text:s/>промолвил<text:s/>с<text:s/>расстановкой<text:s/>Чертопханов<text:s/>(а<text:s/>он<text:s/>отроду<text:s/>и<text:s/>не<text:s/>слыхивал<text:s/>о<text:s/>Шекспире), –<text:s/>подай<text:s/>мне<text:s/>все<text:s/>твое<text:s/>царство<text:s/>за<text:s/>моего<text:s/>коня –<text:s/>так<text:s/>и<text:s/>того<text:s/>не<text:s/>возьму! –<text:s/>Сказал,<text:s/>захохотал,<text:s/>поднял<text:s/>Малек‑Аделя<text:s/>на<text:s/>дыбы,<text:s/>повернул<text:s/>им<text:s/>на<text:s/>воздухе,<text:s/>на<text:s/>одних<text:s/>задних<text:s/>ногах,<text:s/>словно<text:s/>волчком<text:s/>или<text:s/>юлою –<text:s/>и<text:s/>марш‑марш!<text:s/>Так<text:s/>и<text:s/>засверкал<text:s/>по<text:s/>жнивью.<text:s/>А<text:s/>охотник<text:s/>(князь,<text:s/>говорят,<text:s/>был<text:s/>богатейший)<text:s/>шапку<text:s/>оземь –<text:s/>да<text:s/>как<text:s/>грянется<text:s/>лицом<text:s/>в<text:s/>шапку!<text:s/>С<text:s/>полчаса<text:s/>так<text:s/>пролежал.</text:p>
      <text:p text:style-name="Обычный">И<text:s/>как<text:s/>было<text:s/>Чертопханову<text:s/>не<text:s/>дорожить<text:s/>своим<text:s/>конем?<text:s/>Не<text:s/>по<text:s/>его<text:s/>ли<text:s/>милости<text:s/>оказалось<text:s/>у<text:s/>него<text:s/>снова<text:s/>превосходство<text:s/>несомненное,<text:s/>последнее<text:s/>превосходство<text:s/>над<text:s/>всеми<text:s/>его<text:s/>соседями?</text:p>
      <text:p text:style-name="P1955"/>
      <text:p text:style-name="P1956">VI</text:p>
      <text:p text:style-name="P1957"/>
      <text:p text:style-name="Обычный">Между<text:s/>тем<text:s/>время<text:s/>шло,<text:s/>срок<text:s/>платежа<text:s/>приближался,<text:s/>а<text:s/>у<text:s/>Чертопханова<text:s/>не<text:s/>только<text:s/>двухсот<text:s/>пятидесяти<text:s/>рублей,<text:s/>не<text:s/>было<text:s/>и<text:s/>пятидесяти.<text:s/>Что<text:s/>было<text:s/>делать,<text:s/>чем<text:s/>помочь?<text:s/>«Что<text:s/>ж? –<text:s/>решил<text:s/>он<text:s/>наконец, –<text:s/>коли<text:s/>не<text:s/>смилостивится<text:s/>жид,<text:s/>не<text:s/>захочет<text:s/>еще<text:s/>подождать –<text:s/>отдам<text:s/>я<text:s/>ему<text:s/>дом<text:s/>и<text:s/>землю,<text:s/>а<text:s/>сам<text:s/>на<text:s/>коня,<text:s/>куда<text:s/>глаза<text:s/>глядят!<text:s/>С<text:s/>голоду<text:s/>умру,<text:s/>а<text:s/>Малек‑Аделя<text:s/>не<text:s/>отдам!»<text:s/>Волновался<text:s/>он<text:s/>очень<text:s/>и<text:s/>даже<text:s/>задумывался;<text:s/>но<text:s/>тут<text:s/>судьба –<text:s/>в<text:s/>первый<text:s/>и<text:s/>в<text:s/>последний<text:s/>раз –<text:s/>сжалилась<text:s/>над<text:s/>ним,<text:s/>улыбнулась<text:s/>ему:<text:s/>какая‑то<text:s/>дальняя<text:s/>тетка,<text:s/>самое<text:s/>имя<text:s/>которой<text:s/>было<text:s/>неизвестно<text:s/>Чертопханову,<text:s/>оставила<text:s/>ему<text:s/>по<text:s/>духовному<text:s/>завещанию<text:s/>сумму,<text:s/>огромную<text:s/>в<text:s/>его<text:s/>глазах,<text:s/>целых<text:s/>две<text:s/>тысячи<text:s/>рублей!<text:s/>И<text:s/>получил<text:s/>он<text:s/>эти<text:s/>деньги<text:s/>в<text:s/>самую,<text:s/>как<text:s/>говорится,<text:s/>пору:<text:s/>за<text:s/>день<text:s/>до<text:s/>прибытия<text:s/>жида.<text:s/>Чертопханов<text:s/>чуть<text:s/>не<text:s/>обезумел<text:s/>от<text:s/>радости,<text:s/>но<text:s/>и<text:s/>не<text:s/>подумал<text:s/>о<text:s/>водке:<text:s/>с самого<text:s/>того<text:s/>дня,<text:s/>как<text:s/>Малек‑Адель<text:s/>поступил<text:s/>к<text:s/>нему,<text:s/>он<text:s/>капли<text:s/>в<text:s/>рот<text:s/>не<text:s/>брал.<text:s/>Он<text:s/>побежал<text:s/>в<text:s/>конюшню<text:s/>и<text:s/>облобызал<text:s/>своего<text:s/>друга<text:s/>с<text:s/>обеих<text:s/>сторон<text:s/>морды<text:s/>над<text:s/>ноздрями,<text:s/>там,<text:s/>где<text:s/>кожа<text:s/>так<text:s/>нежна<text:s/>бывает<text:s/>у<text:s/>лошадей.<text:s/>«Теперь<text:s/>уж<text:s/>не<text:s/>расстанемся!» –<text:s/>восклицал<text:s/>он,<text:s/>хлопая<text:s/>Малек‑Аделя<text:s/>по<text:s/>шее,<text:s/>под<text:s/>расчесанной<text:s/>гривой.<text:s/>Вернувшись<text:s/>домой,<text:s/>он<text:s/>отсчитал<text:s/>и<text:s/>запечатал<text:s/>в<text:s/>пакет<text:s/>двести<text:s/>пятьдесят<text:s/>рублей.<text:s/>Потом<text:s/>помечтал,<text:s/>лежа<text:s/>на<text:s/>спине<text:s/>и<text:s/>покуривая<text:s/>трубочку,<text:s/>о<text:s/>том,<text:s/>как<text:s/>он<text:s/>распорядится<text:s/>с<text:s/>остальными<text:s/>деньгами, –<text:s/>а<text:s/>именно,<text:s/>каких<text:s/>он<text:s/>раздобудет<text:s/>собак:<text:s/>настоящих<text:s/>костромских<text:s/>и<text:s/>непременно<text:s/>краснопегих!<text:s/>Побеседовал<text:s/>даже<text:s/>с<text:s/>Перфишкой,<text:s/>которому<text:s/>обещал<text:s/>новый<text:s/>казакин<text:s/>с<text:s/>желтыми<text:s/>по<text:s/>всем<text:s/>швам<text:s/>басонами,<text:s/>и<text:s/>лег<text:s/>спать<text:s/>в<text:s/>блаженнейшем<text:s/>настроении<text:s/>духа.</text:p>
      <text:p text:style-name="Обычный">Ему<text:s/>привиделся<text:s/>нехороший<text:s/>сон:<text:s/>будто<text:s/>он<text:s/>выехал<text:s/>на<text:s/>охоту,<text:s/>только<text:s/>не<text:s/>на<text:s/>Малек‑Аделе,<text:s/>а<text:s/>на<text:s/>каком‑то<text:s/>странном<text:s/>животном<text:s/>вроде<text:s/>верблюда;<text:s/>навстречу<text:s/>ему<text:s/>бежит<text:s/>белая‑белая,<text:s/>как<text:s/>снег,<text:s/>лиса…<text:s/>Он<text:s/>хочет<text:s/>взмахнуть<text:s/>арапником,<text:s/>хочет<text:s/>натравить<text:s/>на<text:s/>нее<text:s/>собак,<text:s/>а<text:s/>вместо<text:s/>арапника<text:s/>у<text:s/>него<text:s/>в<text:s/>руках<text:s/>мочалка,<text:s/>и<text:s/>лиса<text:s/>бегает<text:s/>перед<text:s/>ним<text:s/>и<text:s/>дразнит<text:s/>его<text:s/>языком.<text:s/>Он<text:s/>соскакивает<text:s/>с<text:s/>своего<text:s/>верблюда,<text:s/>спотыкается,<text:s/>падает…<text:s/>и падает<text:s/>прямо<text:s/>в<text:s/>руки<text:s/>жандарму,<text:s/>который<text:s/>зовет<text:s/>его<text:s/>к<text:s/>генерал‑губернатору<text:s/>и<text:s/>в<text:s/>котором<text:s/>он<text:s/>узнает<text:s/>Яффа…</text:p>
      <text:p text:style-name="Обычный">Чертопханов<text:s/>проснулся.<text:s/>В<text:s/>комнате<text:s/>было<text:s/>темно;<text:s/>вторые<text:s/>петухи<text:s/>только<text:s/>что<text:s/>пропели…</text:p>
      <text:p text:style-name="Обычный">Где‑то<text:s/>далеко‑далеко<text:s/>проржала<text:s/>лошадь.</text:p>
      <text:p text:style-name="Обычный">Чертопханов<text:s/>приподнял<text:s/>голову…<text:s/>Еще<text:s/>раз<text:s/>послышалось<text:s/>тонкое‑тонкое<text:s/>ржание.</text:p>
      <text:p text:style-name="Обычный">«Это<text:s/>Малек‑Адель<text:s/>ржет! –<text:s/>подумалось<text:s/>ему… –<text:s/>Это<text:s/>его<text:s/>ржание!<text:s/>Но<text:s/>отчего<text:s/>же<text:s/>так<text:s/>далеко?<text:s/>Батюшки<text:s/>мои…<text:s/>Не<text:s/>может<text:s/>быть…»</text:p>
      <text:p text:style-name="Обычный">Чертопханов<text:s/>вдруг<text:s/>весь<text:s/>похолодел,<text:s/>мгновенно<text:s/>спрыгнул<text:s/>с<text:s/>постели,<text:s/>ощупью<text:s/>отыскал<text:s/>сапоги,<text:s/>платье,<text:s/>оделся<text:s/>и,<text:s/>захватив<text:s/>из‑под<text:s/>изголовья<text:s/>ключ<text:s/>от<text:s/>конюшни,<text:s/>выскочил<text:s/>на<text:s/>двор.</text:p>
      <text:p text:style-name="P1958"/>
      <text:p text:style-name="P1959">VII</text:p>
      <text:p text:style-name="P1960"/>
      <text:p text:style-name="Обычный">Конюшня<text:s/>находилась<text:s/>на<text:s/>самом<text:s/>конце<text:s/>двора;<text:s/>одной<text:s/>стеной<text:s/>она<text:s/>выходила<text:s/>в<text:s/>поле.<text:s/>Чертопханов<text:s/>не<text:s/>сразу<text:s/>вложил<text:s/>ключ<text:s/>в<text:s/>замок –<text:s/>руки<text:s/>у<text:s/>него<text:s/>дрожали –<text:s/>и<text:s/>не<text:s/>тотчас<text:s/>повернул<text:s/>ключ…<text:s/>Он<text:s/>постоял<text:s/>неподвижно,<text:s/>притаив<text:s/>дыхание:<text:s/>хоть<text:s/>бы<text:s/>что<text:s/>шевельнулось<text:s/>за<text:s/>дверью!<text:s/>«Малешка!<text:s/>Малец!» –<text:s/>крикнул<text:s/>он<text:s/>вполголоса:<text:s/>тишина<text:s/>мертвая!<text:s/>Чертопханов<text:s/>невольно<text:s/>дернул<text:s/>ключом:<text:s/>дверь<text:s/>скрипнула<text:s/>и<text:s/>отворилась…<text:s/>Стало<text:s/>быть,<text:s/>не<text:s/>была<text:s/>заперта.<text:s/>Он<text:s/>шагнул<text:s/>через<text:s/>порог<text:s/>и<text:s/>снова<text:s/>кликнул<text:s/>своего<text:s/>коня,<text:s/>на<text:s/>этот<text:s/>раз<text:s/>полным<text:s/>именем:<text:s/>«Малек‑Адель!»<text:s/>Но<text:s/>не<text:s/>отозвался<text:s/>верный<text:s/>товарищ,<text:s/>только<text:s/>мышь<text:s/>прошуршала<text:s/>по<text:s/>соломе.<text:s/>Тогда<text:s/>Чертопханов<text:s/>бросился<text:s/>в<text:s/>то<text:s/>из<text:s/>трех<text:s/>стойл<text:s/>конюшни,<text:s/>в<text:s/>которое<text:s/>помещался<text:s/>Малек‑Адель.<text:s/>Он<text:s/>попал<text:s/>прямо<text:s/>в<text:s/>это<text:s/>стойло,<text:s/>хотя<text:s/>кругом<text:s/>такая<text:s/>стояла<text:s/>тьма,<text:s/>что<text:s/>хоть<text:s/>глаз<text:s/>выколи…<text:s/>Пусто!<text:s/>Голова<text:s/>закружилась<text:s/>у<text:s/>Чертопханова;<text:s/>словно<text:s/>колокол<text:s/>загудел<text:s/>у<text:s/>него<text:s/>под<text:s/>черепом.<text:s/>Он<text:s/>хотел<text:s/>сказать<text:s/>что‑то,<text:s/>но<text:s/>только<text:s/>зашипел<text:s/>и,<text:s/>шаря<text:s/>руками<text:s/>вверху,<text:s/>внизу,<text:s/>по<text:s/>бокам,<text:s/>задыхаясь,<text:s/>с<text:s/>подгибавшимися<text:s/>коленками,<text:s/>перебрался<text:s/>из<text:s/>одного<text:s/>стойла<text:s/>в<text:s/>другое…<text:s/>в третье,<text:s/>почти<text:s/>доверху<text:s/>набитое<text:s/>сеном,<text:s/>толкнулся<text:s/>в<text:s/>одну<text:s/>стену,<text:s/>в<text:s/>другую,<text:s/>упал,<text:s/>перекатился<text:s/>через<text:s/>голову,<text:s/>приподнялся<text:s/>и<text:s/>вдруг<text:s/>опрометью<text:s/>выбежал<text:s/>через<text:s/>полураскрытую<text:s/>дверь<text:s/>на<text:s/>двор…</text:p>
      <text:p text:style-name="Обычный">– Украли!<text:s/>Перфишка!<text:s/>Перфишка!<text:s/>Украли! –<text:s/>заревел<text:s/>он<text:s/>благим<text:s/>матом.</text:p>
      <text:p text:style-name="Обычный">Казачок<text:s/>Перфишка<text:s/>кубарем,<text:s/>в<text:s/>одной<text:s/>рубашке,<text:s/>вылетел<text:s/>из<text:s/>чулана,<text:s/>в<text:s/>котором<text:s/>спал…</text:p>
      <text:p text:style-name="Обычный">Словно<text:s/>пьяные<text:s/>столкнулись<text:s/>оба –<text:s/>и<text:s/>барин,<text:s/>и<text:s/>единственный<text:s/>его<text:s/>слуга –<text:s/>посреди<text:s/>двора;<text:s/>словно<text:s/>угорелые,<text:s/>завертелись<text:s/>они<text:s/>друг<text:s/>перед<text:s/>другом.<text:s/>Ни<text:s/>барин<text:s/>не<text:s/>мог<text:s/>растолковать,<text:s/>в<text:s/>чем<text:s/>было<text:s/>дело,<text:s/>ни<text:s/>слуга<text:s/>не<text:s/>мог<text:s/>понять,<text:s/>чего<text:s/>требовалось<text:s/>от<text:s/>него.<text:s/>«Беда!<text:s/>беда!» –<text:s/>лепетал<text:s/>Чертопханов.<text:s/>«Беда!<text:s/>беда!» –<text:s/>повторял<text:s/>за<text:s/>ним<text:s/>казачок.<text:s/>«Фонарь!<text:s/>Подай,<text:s/>зажги<text:s/>фонарь!<text:s/>Огня!<text:s/>Огня!» –<text:s/>вырвалось<text:s/>наконец<text:s/>из<text:s/>замиравшей<text:s/>груди<text:s/>Чертопханова.<text:s/>Перфишка<text:s/>бросился<text:s/>в<text:s/>дом.</text:p>
      <text:p text:style-name="Обычный">Но<text:s/>зажечь<text:s/>фонарь,<text:s/>добыть<text:s/>огня<text:s/>было<text:s/>нелегко:<text:s/>серные<text:s/>спички<text:s/>в<text:s/>то<text:s/>время<text:s/>считались<text:s/>редкостью<text:s/>на<text:s/>Руси;<text:s/>в кухне<text:s/>давно<text:s/>погасли<text:s/>последние<text:s/>уголья –<text:s/>огниво<text:s/>и<text:s/>кремень<text:s/>не<text:s/>скоро<text:s/>нашлись<text:s/>и<text:s/>плохо<text:s/>действовали.<text:s/>С<text:s/>зубовным<text:s/>скрежетом<text:s/>вырвал<text:s/>их<text:s/>Чертопханов<text:s/>из<text:s/>рук<text:s/>оторопелого<text:s/>Перфишки,<text:s/>стал<text:s/>высекать<text:s/>огонь<text:s/>сам:<text:s/>искры<text:s/>сыпались<text:s/>обильно,<text:s/>еще<text:s/>обильнее<text:s/>сыпались<text:s/>проклятия<text:s/>и<text:s/>даже<text:s/>стоны, –<text:s/>но<text:s/>трут<text:s/>либо<text:s/>не<text:s/>загорался,<text:s/>либо<text:s/>погасал,<text:s/>несмотря<text:s/>на<text:s/>дружные<text:s/>усилия<text:s/>четырех<text:s/>напряженных<text:s/>щек<text:s/>и<text:s/>губ!<text:s/>Наконец<text:s/>минут<text:s/>через<text:s/>пять,<text:s/>не<text:s/>раньше,<text:s/>затеплился<text:s/>сальный<text:s/>огарок<text:s/>на<text:s/>дне<text:s/>разбитого<text:s/>фонаря,<text:s/>и<text:s/>Чертопханов,<text:s/>в<text:s/>сопровождении<text:s/>Перфишки,<text:s/>ринулся<text:s/>в<text:s/>конюшню,<text:s/>поднял<text:s/>фонарь<text:s/>над<text:s/>головою,<text:s/>оглянулся…</text:p>
      <text:p text:style-name="Обычный">Все<text:s/>пусто!</text:p>
      <text:p text:style-name="Обычный">Он<text:s/>выскочил<text:s/>на<text:s/>двор,<text:s/>обежал<text:s/>его<text:s/>во<text:s/>всех<text:s/>направлениях –<text:s/>нет<text:s/>коня<text:s/>нигде!<text:s/>Плетень,<text:s/>окружавший<text:s/>усадьбу<text:s/>Пантелея<text:s/>Еремеича,<text:s/>давно<text:s/>пришел<text:s/>в<text:s/>ветхость<text:s/>и<text:s/>во<text:s/>многих<text:s/>местах<text:s/>накренился<text:s/>и<text:s/>приникал<text:s/>к<text:s/>земле…<text:s/>Рядом<text:s/>с<text:s/>конюшней<text:s/>он<text:s/>совсем<text:s/>повалился,<text:s/>на<text:s/>целый<text:s/>аршин<text:s/>в<text:s/>ширину.<text:s/>Перфишка<text:s/>указал<text:s/>на<text:s/>это<text:s/>место<text:s/>Чертопханову.</text:p>
      <text:p text:style-name="Обычный">– Барин!<text:s/>посмотрите‑ка<text:s/>сюда:<text:s/>этого<text:s/>сегодня<text:s/>не<text:s/>было.<text:s/>Вон<text:s/>и<text:s/>колья<text:s/>торчат<text:s/>из<text:s/>земли:<text:s/>знать,<text:s/>их<text:s/>кто<text:s/>вывернул.</text:p>
      <text:p text:style-name="Обычный">Чертопханов<text:s/>подскочил<text:s/>с<text:s/>фонарем,<text:s/>повел<text:s/>им<text:s/>по<text:s/>земле…</text:p>
      <text:p text:style-name="Обычный">– Копыта,<text:s/>копыта,<text:s/>следы<text:s/>подков,<text:s/>следы,<text:s/>свежие<text:s/>следы! –<text:s/>забормотал<text:s/>он<text:s/>скороговоркой. –<text:s/>Тут<text:s/>его<text:s/>перевели,<text:s/>тут,<text:s/>тут!</text:p>
      <text:p text:style-name="Обычный">Он<text:s/>мгновенно<text:s/>перепрыгнул<text:s/>через<text:s/>плетень<text:s/>и<text:s/>с<text:s/>криком:<text:s/>«Малек‑Адель!<text:s/>Малек‑Адель!» –<text:s/>побежал<text:s/>прямо<text:s/>в<text:s/>поле.</text:p>
      <text:p text:style-name="Обычный">Перфишка<text:s/>остался<text:s/>в<text:s/>недоуменье<text:s/>у<text:s/>плетня.<text:s/>Светлый<text:s/>кружок<text:s/>от<text:s/>фонаря<text:s/>скоро<text:s/>исчез<text:s/>в<text:s/>его<text:s/>глазах,<text:s/>поглощенный<text:s/>густым<text:s/>мраком<text:s/>беззвездной<text:s/>и<text:s/>безлунной<text:s/>ночи.</text:p>
      <text:p text:style-name="Обычный">Все<text:s/>слабей<text:s/>и<text:s/>слабей<text:s/>раздавались<text:s/>отчаянные<text:s/>возгласы<text:s/>Чертопханова…</text:p>
      <text:p text:style-name="P1961"/>
      <text:p text:style-name="P1962">VIII</text:p>
      <text:p text:style-name="P1963"/>
      <text:p text:style-name="Обычный">Заря<text:s/>уже<text:s/>занялась,<text:s/>когда<text:s/>он<text:s/>возвратился<text:s/>домой.<text:s/>Образа<text:s/>человеческого<text:s/>не<text:s/>было<text:s/>на<text:s/>нем,<text:s/>грязь<text:s/>покрывала<text:s/>все<text:s/>платье,<text:s/>лицо<text:s/>приняло<text:s/>дикий<text:s/>и<text:s/>страшный<text:s/>вид,<text:s/>угрюмо<text:s/>и<text:s/>тупо<text:s/>глядели<text:s/>глаза.<text:s/>Сиплым<text:s/>шепотом<text:s/>прогнал<text:s/>он<text:s/>от<text:s/>себя<text:s/>Перфишку<text:s/>и<text:s/>заперся<text:s/>в<text:s/>своей<text:s/>комнате.<text:s/>Он<text:s/>едва<text:s/>держался<text:s/>на<text:s/>ногах<text:s/>от<text:s/>усталости,<text:s/>но<text:s/>он<text:s/>не<text:s/>лег<text:s/>в<text:s/>постель,<text:s/>а<text:s/>присел<text:s/>на<text:s/>стул<text:s/>у<text:s/>двери<text:s/>и<text:s/>схватился<text:s/>за<text:s/>голову.</text:p>
      <text:p text:style-name="Обычный">– Украли!..<text:s/>украли!</text:p>
      <text:p text:style-name="Обычный">Но<text:s/>каким<text:s/>образом<text:s/>умудрился<text:s/>вор<text:s/>украсть<text:s/>ночью,<text:s/>из<text:s/>запертой<text:s/>конюшни,<text:s/>Малек‑Аделя?<text:s/>Малек‑Аделя,<text:s/>который<text:s/>и<text:s/>днем<text:s/>никого<text:s/>чужого<text:s/>к<text:s/>себе<text:s/>не<text:s/>подпускал, –<text:s/>украсть<text:s/>его<text:s/>без<text:s/>шума,<text:s/>без<text:s/>стука?<text:s/>И<text:s/>как<text:s/>растолковать,<text:s/>что<text:s/>ни<text:s/>одна<text:s/>дворняжка<text:s/>не<text:s/>пролаяла?<text:s/>Правда,<text:s/>их<text:s/>было<text:s/>всего<text:s/>две,<text:s/>два<text:s/>молодых<text:s/>щенка,<text:s/>и<text:s/>те<text:s/>от<text:s/>холоду<text:s/>и<text:s/>голоду<text:s/>в<text:s/>землю<text:s/>зарывались –<text:s/>но<text:s/>все‑таки!</text:p>
      <text:p text:style-name="Обычный">«И<text:s/>что<text:s/>я<text:s/>стану<text:s/>теперь<text:s/>делать<text:s/>без<text:s/>Малек‑Аделя? –<text:s/>думалось<text:s/>Чертопханову. –<text:s/>Последней<text:s/>радости<text:s/>я<text:s/>теперь<text:s/>лишился –<text:s/>настала<text:s/>пора<text:s/>умирать.<text:s/>Другую<text:s/>лошадь<text:s/>купить,<text:s/>благо<text:s/>деньги<text:s/>завелись?<text:s/>Да<text:s/>где<text:s/>такую<text:s/>другую<text:s/>лошадь<text:s/>найти?»</text:p>
      <text:p text:style-name="Обычный">– Пантелей<text:s/>Еремеич!<text:s/>Пантелей<text:s/>Еремеич! –<text:s/>послышался<text:s/>робкий<text:s/>возглас<text:s/>за<text:s/>дверью.</text:p>
      <text:p text:style-name="Обычный">Чертопханов<text:s/>вскочил<text:s/>на<text:s/>ноги.</text:p>
      <text:p text:style-name="Обычный">– Кто<text:s/>это? –<text:s/>закричал<text:s/>он<text:s/>не<text:s/>своим<text:s/>голосом.</text:p>
      <text:p text:style-name="Обычный">– Это<text:s/>я,<text:s/>казачок<text:s/>ваш,<text:s/>Перфишка.</text:p>
      <text:p text:style-name="Обычный">– Чего<text:s/>тебе?<text:s/>Аль<text:s/>нашелся,<text:s/>домой<text:s/>прибежал?</text:p>
      <text:p text:style-name="Обычный">– Никак<text:s/>нет‑с,<text:s/>Пантелей<text:s/>Еремеич;<text:s/>а тот<text:s/>жидовин,<text:s/>что<text:s/>его<text:s/>продал…</text:p>
      <text:p text:style-name="Обычный">– Ну?</text:p>
      <text:p text:style-name="Обычный">– Он<text:s/>приехал.</text:p>
      <text:p text:style-name="Обычный">– Го‑го‑го‑го‑го! –<text:s/>захолкал<text:s/>Чертопханов<text:s/>и<text:s/>разом<text:s/>распахнул<text:s/>дверь. –<text:s/>Тащи<text:s/>его<text:s/>сюда!<text:s/>тащи!<text:s/>тащи!</text:p>
      <text:p text:style-name="Обычный">При<text:s/>виде<text:s/>внезапно<text:s/>появившейся<text:s/>всклокоченной<text:s/>одичалой<text:s/>фигуры<text:s/>своего<text:s/>«благодетеля»<text:s/>жид,<text:s/>стоявший<text:s/>за<text:s/>спиною<text:s/>Перфишки,<text:s/>хотел<text:s/>было<text:s/>дать<text:s/>стречка;<text:s/>но<text:s/>Чертопханов<text:s/>в<text:s/>два<text:s/>прыжка<text:s/>настиг<text:s/>его<text:s/>и,<text:s/>как<text:s/>тигр,<text:s/>вцепился<text:s/>ему<text:s/>в<text:s/>горло.</text:p>
      <text:p text:style-name="Обычный">– А!<text:s/>за<text:s/>деньгами<text:s/>пришел!<text:s/>за<text:s/>деньгами! –<text:s/>захрипел<text:s/>он,<text:s/>словно<text:s/>не<text:s/><text:span text:style-name="T1964">он</text:span><text:span text:style-name="T1965"><text:s/></text:span>душил,<text:s/>а<text:s/><text:span text:style-name="T1966">его</text:span><text:span text:style-name="T1967"><text:s/></text:span>душили. –<text:s/>Ночью<text:s/>украл,<text:s/>а<text:s/>днем<text:s/>за<text:s/>деньгами<text:s/>пришел?<text:s/>А?<text:s/>А?</text:p>
      <text:p text:style-name="Обычный">– Помилуйте,<text:s/>ва…се<text:s/>благо…родие, –<text:s/>застонал<text:s/>было<text:s/>жид.</text:p>
      <text:p text:style-name="Обычный">– Сказывай,<text:s/>где<text:s/>моя<text:s/>лошадь?<text:s/>Куда<text:s/>ты<text:s/>ее<text:s/>дел?<text:s/>Кому<text:s/>сбыл?<text:s/>Сказывай,<text:s/>сказывай,<text:s/>сказывай<text:s/>же!</text:p>
      <text:p text:style-name="Обычный">Жид<text:s/>уже<text:s/>и<text:s/>стонать<text:s/>не<text:s/>мог;<text:s/>на<text:s/>посиневшем<text:s/>его<text:s/>лице<text:s/>исчезло<text:s/>даже<text:s/>выражение<text:s/>испуга.<text:s/>Руки<text:s/>опустились<text:s/>и<text:s/>повисли;<text:s/>все<text:s/>его<text:s/>тело,<text:s/>яростно<text:s/>встряхиваемое<text:s/>Чертопхановым,<text:s/>качалось<text:s/>взад<text:s/>и<text:s/>вперед,<text:s/>как<text:s/>тростник.</text:p>
      <text:p text:style-name="Обычный">– Деньги<text:s/>я<text:s/>тебе<text:s/>заплачу,<text:s/>я<text:s/>тебе<text:s/>заплачу<text:s/>сполна,<text:s/>до<text:s/>последней<text:s/>копейки, –<text:s/>кричал<text:s/>Чертопханов, –<text:s/>а<text:s/>только<text:s/>я<text:s/>задушу<text:s/>тебя,<text:s/>как<text:s/>последнего<text:s/>цыпленка,<text:s/>если<text:s/>ты<text:s/>сейчас<text:s/>не<text:s/>скажешь<text:s/>мне…</text:p>
      <text:p text:style-name="Обычный">– Да<text:s/>вы<text:s/>уже<text:s/>задушили<text:s/>его,<text:s/>барин, –<text:s/>смиренно<text:s/>заметил<text:s/>казачок<text:s/>Перфишка.</text:p>
      <text:p text:style-name="Обычный">Тут<text:s/>только<text:s/>опомнился<text:s/>Чертопханов.</text:p>
      <text:p text:style-name="Обычный">Он<text:s/>выпустил<text:s/>шею<text:s/>жида;<text:s/>тот<text:s/>так<text:s/>и<text:s/>грохнулся<text:s/>на<text:s/>пол.<text:s/>Чертопханов<text:s/>подхватил<text:s/>его,<text:s/>усадил<text:s/>на<text:s/>скамью,<text:s/>влил<text:s/>ему<text:s/>в<text:s/>горло<text:s/>стакан<text:s/>водки –<text:s/>привел<text:s/>его<text:s/>в<text:s/>чувство.<text:s/>И,<text:s/>приведши<text:s/>его<text:s/>в<text:s/>чувство,<text:s/>вступил<text:s/>с<text:s/>ним<text:s/>в<text:s/>разговор.</text:p>
      <text:p text:style-name="Обычный">Оказалось,<text:s/>что<text:s/>жид<text:s/>о<text:s/>краже<text:s/>Малек‑Аделя<text:s/>не<text:s/>имел<text:s/>ни<text:s/>малейшего<text:s/>понятия.<text:s/>Да<text:s/>и<text:s/>с<text:s/>какой<text:s/>стати<text:s/>было<text:s/>ему<text:s/>красть<text:s/>лошадь,<text:s/>которую<text:s/>он<text:s/>сам<text:s/>достал<text:s/>для<text:s/>«почтеннейшего<text:s/>Пантелея<text:s/>Еремеича»?</text:p>
      <text:p text:style-name="Обычный">Тогда<text:s/>Чертопханов<text:s/>повел<text:s/>его<text:s/>в<text:s/>конюшню.</text:p>
      <text:p text:style-name="Обычный">Вдвоем<text:s/>они<text:s/>осмотрели<text:s/>стойла,<text:s/>ясли,<text:s/>замок<text:s/>на<text:s/>двери,<text:s/>перерыли<text:s/>сено,<text:s/>солому,<text:s/>перешли<text:s/>потом<text:s/>на<text:s/>двор;<text:s/>Чертопханов<text:s/>указал<text:s/>жиду<text:s/>следы<text:s/>копыт<text:s/>у<text:s/>плетня –<text:s/>и<text:s/>вдруг<text:s/>ударил<text:s/>себя<text:s/>по<text:s/>ляжкам.</text:p>
      <text:p text:style-name="Обычный">– Стой! –<text:s/>воскликнул<text:s/>он. –<text:s/>Ты<text:s/>где<text:s/>лошадь<text:s/>купил?</text:p>
      <text:p text:style-name="Обычный">– В<text:s/>Малоархангельском<text:s/>уезде,<text:s/>на<text:s/>Верхосенской<text:s/>ярмарке, –<text:s/>отвечал<text:s/>жид.</text:p>
      <text:p text:style-name="Обычный">– У<text:s/>кого?</text:p>
      <text:p text:style-name="Обычный">– У<text:s/>казака.</text:p>
      <text:p text:style-name="Обычный">– Стой!<text:s/>Казак<text:s/>этот<text:s/>из<text:s/>молодых<text:s/>был<text:s/>или<text:s/>старый?</text:p>
      <text:p text:style-name="Обычный">– Средних<text:s/>лет,<text:s/>степенный<text:s/>человек.</text:p>
      <text:p text:style-name="Обычный">– А<text:s/>из<text:s/>себя<text:s/>каков?<text:s/>На<text:s/>вид<text:s/>каков?<text:s/>Небось<text:s/>плут<text:s/>продувной?</text:p>
      <text:p text:style-name="Обычный">– Долзно<text:s/>быть,<text:s/>плут,<text:s/>васе<text:s/>благородие.</text:p>
      <text:p text:style-name="Обычный">– И<text:s/>что,<text:s/>как<text:s/>он<text:s/>тебе<text:s/>говорил,<text:s/>плут‑то<text:s/>этот, –<text:s/>лошадью<text:s/>он<text:s/>владел<text:s/>давно?</text:p>
      <text:p text:style-name="Обычный">– Помнится,<text:s/>говорил,<text:s/>что<text:s/>давно.</text:p>
      <text:p text:style-name="Обычный">– Ну,<text:s/>так<text:s/>и<text:s/>некому<text:s/>было<text:s/>украсть,<text:s/>как<text:s/>именно<text:s/>ему!<text:s/>Ты<text:s/>посуди,<text:s/>слушай,<text:s/>стань<text:s/>сюда…<text:s/>как<text:s/>тебя<text:s/>зовут?</text:p>
      <text:p text:style-name="Обычный">Жид<text:s/>встрепенулся<text:s/>и<text:s/>вскинул<text:s/>своими<text:s/>черными<text:s/>глазенками<text:s/>на<text:s/>Чертопханова.</text:p>
      <text:p text:style-name="Обычный">– Как<text:s/><text:span text:style-name="T1968">меня</text:span><text:span text:style-name="T1969"><text:s/></text:span>зовут?</text:p>
      <text:p text:style-name="Обычный">– Ну,<text:s/>да:<text:s/>как<text:s/>твоя<text:s/>кличка?</text:p>
      <text:p text:style-name="Обычный">– Мошель<text:s/>Лейба.</text:p>
      <text:p text:style-name="Обычный">– Ну,<text:s/>посуди,<text:s/>Лейба,<text:s/>друг<text:s/>мой, –<text:s/>ты<text:s/>умный<text:s/>человек:<text:s/>кому,<text:s/>как<text:s/>не<text:s/>старому<text:s/>хозяину,<text:s/>дался<text:s/>бы<text:s/>Малек‑Адель<text:s/>в<text:s/>руки!<text:s/>Ведь<text:s/>он<text:s/>и<text:s/>оседлал<text:s/>его,<text:s/>и<text:s/>взнуздал,<text:s/>и<text:s/>попону<text:s/>с<text:s/>него<text:s/>снял –<text:s/>вон<text:s/>она<text:s/>на<text:s/>сене<text:s/>лежит!..<text:s/>Просто<text:s/>как<text:s/>дома<text:s/>распоряжался!<text:s/>Ведь<text:s/>всякого<text:s/>другого,<text:s/>не<text:s/>хозяина,<text:s/>Малек‑Адель<text:s/>под<text:s/>ноги<text:s/>бы<text:s/>смял!<text:s/>Гвалт<text:s/>поднял<text:s/>бы<text:s/>такой,<text:s/>всю<text:s/>деревню<text:s/>бы<text:s/>переполошил!<text:s/>Согласен<text:s/>ты<text:s/>со<text:s/>мною?</text:p>
      <text:p text:style-name="Обычный">– Согласен‑то<text:s/>согласен,<text:s/>васе<text:s/>благородие…</text:p>
      <text:p text:style-name="Обычный">– Ну<text:s/>и,<text:s/>значит,<text:s/>надо<text:s/>прежде<text:s/>всего<text:s/>отыскать<text:s/>казака<text:s/>того!</text:p>
      <text:p text:style-name="Обычный">– Да<text:s/>как<text:s/>зе<text:s/>отыскать<text:s/>его,<text:s/>васе<text:s/>благородие?<text:s/>Я<text:s/>его<text:s/>всего<text:s/>только<text:s/>разочек<text:s/>видел –<text:s/>и<text:s/>где<text:s/>зе<text:s/>он<text:s/>теперь –<text:s/>и<text:s/>как<text:s/>его<text:s/>зовут?<text:s/>Ай,<text:s/>вай,<text:s/>вай! –<text:s/>прибавил<text:s/>жид,<text:s/>горестно<text:s/>потрясая<text:s/>пейсиками.</text:p>
      <text:p text:style-name="Обычный">– Лейба! –<text:s/>закричал<text:s/>вдруг<text:s/>Чертопханов, –<text:s/>Лейба,<text:s/>посмотри<text:s/>на<text:s/>меня!<text:s/>Ведь<text:s/>я<text:s/>рассудка<text:s/>лишился,<text:s/>я<text:s/>сам<text:s/>не<text:s/>свой!..<text:s/>Я<text:s/>руки<text:s/>на<text:s/>тебя<text:s/>наложу,<text:s/>если<text:s/>ты<text:s/>мне<text:s/>не<text:s/>поможешь!</text:p>
      <text:p text:style-name="Обычный">– Да<text:s/>как<text:s/>зе<text:s/>я<text:s/>могу…</text:p>
      <text:p text:style-name="Обычный">– Поедем<text:s/>со<text:s/>мною<text:s/>и<text:s/>станем<text:s/>вора<text:s/>того<text:s/>разыскивать!</text:p>
      <text:p text:style-name="Обычный">– Да<text:s/>куда<text:s/>зе<text:s/>мы<text:s/>поедем?</text:p>
      <text:p text:style-name="Обычный">– По<text:s/>ярмаркам,<text:s/>по<text:s/>большим<text:s/>трахтам,<text:s/>по<text:s/>малым<text:s/>трахтам,<text:s/>по<text:s/>конокрадам,<text:s/>по<text:s/>городам,<text:s/>по<text:s/>деревням,<text:s/>по<text:s/>хуторам –<text:s/>всюду,<text:s/>всюду!<text:s/>А<text:s/>насчет<text:s/>денег<text:s/>ты<text:s/>не<text:s/>беспокойся:<text:s/>я,<text:s/>брат,<text:s/>наследство<text:s/>получил!<text:s/>Последнюю<text:s/>копейку<text:s/>просажу –<text:s/>а<text:s/>уж<text:s/>добуду<text:s/>своего<text:s/>друга!<text:s/>И<text:s/>не<text:s/>уйдет<text:s/>от<text:s/>нас<text:s/>казак,<text:s/>наш<text:s/>лиходей!<text:s/>Куда<text:s/>он –<text:s/>туда<text:s/>и<text:s/>мы!<text:s/>Он<text:s/>под<text:s/>землю –<text:s/>и<text:s/>мы<text:s/>под<text:s/>землю!<text:s/>Он<text:s/>к<text:s/>дьяволу –<text:s/>а<text:s/>мы<text:s/>к<text:s/>самому<text:s/>сатане!</text:p>
      <text:p text:style-name="Обычный">– Ну,<text:s/>зацем<text:s/>зе<text:s/>к<text:s/>сатане, –<text:s/>заметил<text:s/>жид, –<text:s/>можно<text:s/>и<text:s/>без<text:s/>него.</text:p>
      <text:p text:style-name="Обычный">– Лейба! –<text:s/>подхватил<text:s/>Чертопханов. –<text:s/>Лейба,<text:s/>ты<text:s/>хотя<text:s/>еврей<text:s/>и<text:s/>вера<text:s/>твоя<text:s/>поганая,<text:s/>а<text:s/>душа<text:s/>у<text:s/>тебя<text:s/>лучше<text:s/>иной<text:s/>христианской!<text:s/>Сжалься<text:s/>ты<text:s/>надо<text:s/>мною!<text:s/>Одному<text:s/>мне<text:s/>ехать<text:s/>незачем,<text:s/>один<text:s/>я<text:s/>этого<text:s/>дела<text:s/>не<text:s/>обломаю.<text:s/>Я<text:s/>горячка –<text:s/>а<text:s/>ты<text:s/>голова,<text:s/>золотая<text:s/>голова!<text:s/>Племя<text:s/>ваше<text:s/>уж<text:s/>такое:<text:s/>без<text:s/>науки<text:s/>все<text:s/>постигло!<text:s/>Ты,<text:s/>может,<text:s/>сомневаешься:<text:s/>откуда,<text:s/>мол,<text:s/>у<text:s/>него<text:s/>деньги?<text:s/>Пойдем<text:s/>ко<text:s/>мне<text:s/>в<text:s/>комнату,<text:s/>я<text:s/>тебе<text:s/>и<text:s/>деньги<text:s/>все<text:s/>покажу.<text:s/>Возьми<text:s/>их,<text:s/>крест<text:s/>с<text:s/>шеи<text:s/>возьми –<text:s/>только<text:s/>отдай<text:s/>мне<text:s/>Малек‑Аделя,<text:s/>отдай,<text:s/>отдай!</text:p>
      <text:p text:style-name="Обычный">Чертопханов<text:s/>дрожал,<text:s/>как<text:s/>в<text:s/>лихорадке;<text:s/>пот<text:s/>градом<text:s/>катился<text:s/>с<text:s/>его<text:s/>лица<text:s/>и,<text:s/>мешаясь<text:s/>со<text:s/>слезами,<text:s/>терялся<text:s/>в<text:s/>его<text:s/>усах.<text:s/>Он<text:s/>пожимал<text:s/>руки<text:s/>Лейбе,<text:s/>он<text:s/>умолял,<text:s/>он<text:s/>чуть<text:s/>не<text:s/>целовал<text:s/>его…<text:s/>Он<text:s/>пришел<text:s/>в<text:s/>исступление.<text:s/>Жид<text:s/>попытался<text:s/>было<text:s/>возражать,<text:s/>уверять,<text:s/>что<text:s/>ему<text:s/>никак<text:s/>невозможно<text:s/>отлучиться,<text:s/>что<text:s/>у<text:s/>него<text:s/>дела…<text:s/>Куда!<text:s/>Чертопханов<text:s/>и<text:s/>слышать<text:s/>ничего<text:s/>не<text:s/>хотел.<text:s/>Нечего<text:s/>было<text:s/>делать:<text:s/>согласился<text:s/>бедный<text:s/>Лейба.</text:p>
      <text:p text:style-name="Обычный">На<text:s/>другой<text:s/>день<text:s/>Чертопханов<text:s/>вместе<text:s/>с<text:s/>Лейбой<text:s/>выехал<text:s/>из<text:s/>Бессонова<text:s/>на<text:s/>крестьянской<text:s/>телеге.<text:s/>Жид<text:s/>являл<text:s/>вид<text:s/>несколько<text:s/>смущенный,<text:s/>держался<text:s/>одной<text:s/>рукой<text:s/>за<text:s/>грядку<text:s/>и<text:s/>подпрыгивал<text:s/>всем<text:s/>своим<text:s/>дряблым<text:s/>телом<text:s/>на<text:s/>тряском<text:s/>сиденье;<text:s/>другую<text:s/>руку<text:s/>он<text:s/>прижимал<text:s/>к<text:s/>пазухе,<text:s/>где<text:s/>у<text:s/>него<text:s/>лежала<text:s/>пачка<text:s/>ассигнаций,<text:s/>завернутых<text:s/>в<text:s/>газетную<text:s/>бумагу;<text:s/>Чертопханов<text:s/>сидел,<text:s/>как<text:s/>истукан,<text:s/>только<text:s/>глазами<text:s/>поводил<text:s/>кругом<text:s/>и<text:s/>дышал<text:s/>полной<text:s/>грудью;<text:s/>за<text:s/>поясом<text:s/>у<text:s/>него<text:s/>торчал<text:s/>кинжал.</text:p>
      <text:p text:style-name="Обычный">– Ну,<text:s/>злодей‑разлучник,<text:s/>берегись<text:s/>теперь! –<text:s/>пробормотал<text:s/>он,<text:s/>выезжая<text:s/>на<text:s/>большую<text:s/>дорогу.</text:p>
      <text:p text:style-name="Обычный">Дом<text:s/>он<text:s/>свой<text:s/>поручил<text:s/>казачку<text:s/>Перфишке<text:s/>и<text:s/>бабе‑стряпухе,<text:s/>глухой<text:s/>и<text:s/>старой<text:s/>женщине,<text:s/>которую<text:s/>он<text:s/>призрел<text:s/>у<text:s/>себя<text:s/>из<text:s/>сострадания.</text:p>
      <text:p text:style-name="Обычный">– Я<text:s/>к<text:s/>вам<text:s/>вернусь<text:s/>на<text:s/>Малек‑Аделе, –<text:s/>крикнул<text:s/>он<text:s/>им<text:s/>на<text:s/>прощанье, –<text:s/>или<text:s/>уж<text:s/>вовсе<text:s/>не<text:s/>вернусь!</text:p>
      <text:p text:style-name="Обычный">– Ты<text:s/>бы<text:s/>хоть<text:s/>замуж<text:s/>за<text:s/>меня<text:s/>пошла,<text:s/>что<text:s/>ли! –<text:s/>сострил<text:s/>Перфишка,<text:s/>толкнув<text:s/>стряпуху<text:s/>локтем<text:s/>в<text:s/>бок. –<text:s/>Все<text:s/>равно<text:s/>нам<text:s/>барина<text:s/>не<text:s/>дождаться,<text:s/>а<text:s/>то<text:s/>ведь<text:s/>со<text:s/>скуки<text:s/>пропадешь!</text:p>
      <text:p text:style-name="P1970"/>
      <text:p text:style-name="P1971">IX</text:p>
      <text:p text:style-name="P1972"/>
      <text:p text:style-name="Обычный">Минул<text:s/>год…<text:s/>целый<text:s/>год:<text:s/>никакой<text:s/>вести<text:s/>о<text:s/>Пантелее<text:s/>Еремеиче<text:s/>не<text:s/>доходило.<text:s/>Стряпуха<text:s/>умерла;<text:s/>сам<text:s/>Перфишка<text:s/>собирался<text:s/>уж<text:s/>бросить<text:s/>дом<text:s/>да<text:s/>отправиться<text:s/>в<text:s/>город,<text:s/>куда<text:s/>его<text:s/>сманивал<text:s/>двоюродный<text:s/>брат,<text:s/>живший<text:s/>подмастерьем<text:s/>у<text:s/>парикмахера, –<text:s/>как<text:s/>вдруг<text:s/>распространился<text:s/>слух,<text:s/>что<text:s/>барин<text:s/>возвращается!<text:s/>Приходский<text:s/>дьякон<text:s/>получил<text:s/>от<text:s/>самого<text:s/>Пантелея<text:s/>Еремеича<text:s/>письмо,<text:s/>в<text:s/>котором<text:s/>тот<text:s/>извещал<text:s/>его<text:s/>о<text:s/>своем<text:s/>намерении<text:s/>прибыть<text:s/>в<text:s/>Бессоново<text:s/>и<text:s/>просил<text:s/>его<text:s/>предуведомить<text:s/>прислугу –<text:s/>для<text:s/>устроения<text:s/>надлежащей<text:s/>встречи.<text:s/>Слова<text:s/>эти<text:s/>Перфишка<text:s/>понял<text:s/>так,<text:s/>что<text:s/>надо,<text:s/>мол,<text:s/>хоть<text:s/>пыль<text:s/>немножечко<text:s/>постереть –<text:s/>впрочем,<text:s/>большой<text:s/>веры<text:s/>в<text:s/>справедливость<text:s/>известия<text:s/>он<text:s/>не<text:s/>возымел;<text:s/>пришлось<text:s/>ему,<text:s/>однако,<text:s/>убедиться,<text:s/>что<text:s/>дьякон‑то<text:s/>сказал<text:s/>правду,<text:s/>когда,<text:s/>несколько<text:s/>дней<text:s/>спустя,<text:s/>Пантелей<text:s/>Еремеич<text:s/>сам,<text:s/>собственной<text:s/>особой,<text:s/>появился<text:s/>на<text:s/>дворе<text:s/>усадьбы,<text:s/>верхом<text:s/>на<text:s/>Малек‑Аделе.</text:p>
      <text:p text:style-name="Обычный">Перфишка<text:s/>бросился<text:s/>к<text:s/>барину –<text:s/>и,<text:s/>придерживая<text:s/>стремя,<text:s/>хотел<text:s/>было<text:s/>помочь<text:s/>ему<text:s/>слезть<text:s/>с<text:s/>коня;<text:s/>но<text:s/>тот<text:s/>соскочил<text:s/>сам<text:s/>и,<text:s/>кинув<text:s/>вокруг<text:s/>торжествующий<text:s/>взгляд,<text:s/>громко<text:s/>воскликнул:<text:s/>«Я<text:s/>сказал,<text:s/>что<text:s/>отыщу<text:s/>Малек‑Аделя, –<text:s/>и<text:s/>отыскал<text:s/>его,<text:s/>назло<text:s/>врагам<text:s/>и<text:s/>самой<text:s/>судьбе!»<text:s/>Перфишка<text:s/>подошел<text:s/>к<text:s/>нему<text:s/>к<text:s/>ручке,<text:s/>но<text:s/>Чертопханов<text:s/>не<text:s/>обратил<text:s/>внимания<text:s/>на<text:s/>усердие<text:s/>своего<text:s/>слуги.<text:s/>Ведя<text:s/>за<text:s/>собою<text:s/>Малек‑Аделя<text:s/>в<text:s/>поводу,<text:s/>он<text:s/>направился<text:s/>большими<text:s/>шагами<text:s/>к<text:s/>конюшне.<text:s/>Перфишка<text:s/>попристальнее<text:s/>посмотрел<text:s/>на<text:s/>своего<text:s/>барина –<text:s/>и<text:s/>заробел:<text:s/>«Ох,<text:s/>как<text:s/>он<text:s/>похудел<text:s/>и<text:s/>постарел<text:s/>в<text:s/>течение<text:s/>года –<text:s/>и<text:s/>лицо<text:s/>какое<text:s/>стало<text:s/>строгое<text:s/>и<text:s/>суровое!»<text:s/>А<text:s/>кажется,<text:s/>следовало<text:s/>бы<text:s/>Пантелею<text:s/>Еремеичу<text:s/>радоваться,<text:s/>что,<text:s/>вот,<text:s/>мол,<text:s/>достиг‑таки<text:s/>своего;<text:s/>да<text:s/>он<text:s/>и<text:s/>радовался,<text:s/>точно…<text:s/>и все‑таки<text:s/>Перфишка<text:s/>заробел,<text:s/>даже<text:s/>жутко<text:s/>ему<text:s/>стало.<text:s/>Чертопханов<text:s/>поставил<text:s/>коня<text:s/>в<text:s/>прежнее<text:s/>его<text:s/>стойло,<text:s/>слегка<text:s/>хлопнул<text:s/>его<text:s/>по<text:s/>крупу<text:s/>и<text:s/>промолвил:<text:s/>«Ну,<text:s/>вот<text:s/>ты<text:s/>и<text:s/>дома<text:s/>опять!<text:s/>Смотри<text:s/>же!..»<text:s/>В<text:s/>тот<text:s/>же<text:s/>день<text:s/>он<text:s/>нанял<text:s/>надежного<text:s/>сторожа<text:s/>из<text:s/>бестягольных<text:s/>бобылей,<text:s/>поместился<text:s/>снова<text:s/>в<text:s/>своих<text:s/>комнатах<text:s/>и<text:s/>зажил<text:s/>по‑прежнему…</text:p>
      <text:p text:style-name="Обычный">Не<text:s/>совсем,<text:s/>однако,<text:s/>по‑прежнему…<text:s/>Но<text:s/>об<text:s/>этом<text:s/>впереди.</text:p>
      <text:p text:style-name="Обычный">На<text:s/>другой<text:s/>день<text:s/>после<text:s/>своего<text:s/>возвращения<text:s/>Пантелей<text:s/>Еремеич<text:s/>призвал<text:s/>к<text:s/>себе<text:s/>Перфишку<text:s/>и,<text:s/>за<text:s/>неимением<text:s/>другого<text:s/>собеседника,<text:s/>принялся<text:s/>рассказывать<text:s/>ему –<text:s/>не<text:s/>теряя,<text:s/>конечно,<text:s/>чувства<text:s/>собственного<text:s/>достоинства<text:s/>и<text:s/>басом, –<text:s/>каким<text:s/>образом<text:s/>ему<text:s/>удалось<text:s/>отыскать<text:s/>Малек‑Аделя.<text:s/>В<text:s/>течение<text:s/>рассказа<text:s/>Чертопханов<text:s/>сидел<text:s/>лицом<text:s/>к<text:s/>окну<text:s/>и<text:s/>курил<text:s/>трубку<text:s/>из<text:s/>длинного<text:s/>чубука;<text:s/>а Перфишка<text:s/>стоял<text:s/>на<text:s/>пороге<text:s/>двери,<text:s/>заложив<text:s/>руки<text:s/>за<text:s/>спину<text:s/>и,<text:s/>почтительно<text:s/>взирая<text:s/>на<text:s/>затылок<text:s/>своего<text:s/>господина,<text:s/>слушал<text:s/>повесть<text:s/>о<text:s/>том,<text:s/>как<text:s/>после<text:s/>многих<text:s/>тщетных<text:s/>попыток<text:s/>и<text:s/>разъездов<text:s/>Пантелей<text:s/>Еремеич<text:s/>наконец<text:s/>попал<text:s/>в<text:s/>Ромны<text:s/>на<text:s/>ярмарку,<text:s/>уже<text:s/>один,<text:s/>без<text:s/>жида<text:s/>Лейбы,<text:s/>который,<text:s/>по<text:s/>слабости<text:s/>характера,<text:s/>не<text:s/>вытерпел<text:s/>и<text:s/>бежал<text:s/>от<text:s/>него;<text:s/>как<text:s/>на<text:s/>пятый<text:s/>день,<text:s/>уже<text:s/>собираясь<text:s/>уехать,<text:s/>он<text:s/>в<text:s/>последний<text:s/>раз<text:s/>пошел<text:s/>по<text:s/>рядам<text:s/>телег<text:s/>и<text:s/>вдруг<text:s/>увидал,<text:s/>между<text:s/>тремя<text:s/>другими<text:s/>лошадьми,<text:s/>привязанного<text:s/>к<text:s/>хребтуку, –<text:s/>увидал<text:s/>Малек‑Аделя!<text:s/>Как<text:s/>он<text:s/>тотчас<text:s/>его<text:s/>узнал<text:s/>и<text:s/>как<text:s/>Малек‑Адель<text:s/>его<text:s/>узнал,<text:s/>стал<text:s/>ржать,<text:s/>и<text:s/>рваться,<text:s/>и<text:s/>копытом<text:s/>рыть<text:s/>землю.</text:p>
      <text:p text:style-name="Обычный">– И<text:s/>не<text:s/>у<text:s/>казака<text:s/>он<text:s/>был, –<text:s/>продолжал<text:s/>Чертопханов,<text:s/>все<text:s/>не<text:s/>поворачивая<text:s/>головы<text:s/>и<text:s/>тем<text:s/>же<text:s/>басовым<text:s/>голосом, –<text:s/>а<text:s/>у<text:s/>цыгана‑барышника;<text:s/>я,<text:s/>разумеется<text:s/>тотчас<text:s/>вклепался<text:s/>в<text:s/>свою<text:s/>лошадь<text:s/>и<text:s/>пожелал<text:s/>насильно<text:s/>ее<text:s/>возвратить;<text:s/>но<text:s/>бестия<text:s/>цыган<text:s/>заорал<text:s/>как<text:s/>ошпаренный<text:s/>на<text:s/>всю<text:s/>площадь,<text:s/>стал<text:s/>божиться,<text:s/>что<text:s/>купил<text:s/>лошадь<text:s/>у<text:s/>другого<text:s/>цыгана,<text:s/>и<text:s/>свидетелей<text:s/>хотел<text:s/>представить…<text:s/>Я<text:s/>плюнул –<text:s/>и<text:s/>заплатил<text:s/>ему<text:s/>деньги:<text:s/>черт<text:s/>с<text:s/>ним<text:s/>совсем!<text:s/>Мне<text:s/>главное<text:s/>то<text:s/>дорого,<text:s/>что<text:s/>друга<text:s/>я<text:s/>своего<text:s/>отыскал<text:s/>и<text:s/>покой<text:s/>душевный<text:s/>получил.<text:s/>А<text:s/>то<text:s/>вот<text:s/>я<text:s/>в<text:s/>Карачевском<text:s/>уезде,<text:s/>по<text:s/>словам<text:s/>жида<text:s/>Лейбы,<text:s/>вклепался<text:s/>было<text:s/>в<text:s/>казака –<text:s/>за<text:s/>моего<text:s/>вора<text:s/>его<text:s/>принял,<text:s/>всю<text:s/>рожу<text:s/>ему<text:s/>избил;<text:s/>а казак‑то<text:s/>оказался<text:s/>поповичем<text:s/>и<text:s/>бесчестия<text:s/>с<text:s/>меня<text:s/>содрал<text:s/>–<text:s/>сто<text:s/>двадцать<text:s/>рублев.<text:s/>Ну,<text:s/>деньги<text:s/>дело<text:s/>наживное,<text:s/>а<text:s/>главное:<text:s/>Малек‑Адель<text:s/>опять<text:s/>у<text:s/>меня!<text:s/>Я<text:s/>теперь<text:s/>счастлив –<text:s/>я<text:s/>буду<text:s/>наслаждаться<text:s/>спокойствием.<text:s/>А<text:s/>для<text:s/>тебя,<text:s/>Порфирий,<text:s/>одна<text:s/>инструкция:<text:s/>как<text:s/>только<text:s/>ты,<text:s/>чего<text:s/>Боже<text:s/>оборони,<text:s/>завидишь<text:s/>в<text:s/>окрестностях<text:s/>казака,<text:s/>так<text:s/>сию<text:s/>же<text:s/>секунду,<text:s/>ни<text:s/>слова<text:s/>не<text:s/>говоря,<text:s/>беги<text:s/>и<text:s/>неси<text:s/>мне<text:s/>ружье,<text:s/>а<text:s/>я<text:s/>уж<text:s/>буду<text:s/>знать,<text:s/>как<text:s/>мне<text:s/>поступить!</text:p>
      <text:p text:style-name="Обычный">Так<text:s/>говорил<text:s/>Пантелей<text:s/>Еремеич<text:s/>Перфишке;<text:s/>так<text:s/>выражались<text:s/>его<text:s/>уста;<text:s/>но<text:s/>на<text:s/>сердце<text:s/>у<text:s/>него<text:s/>не<text:s/>было<text:s/>так<text:s/>спокойно,<text:s/>как<text:s/>он<text:s/>уверял.</text:p>
      <text:p text:style-name="Обычный">Увы!<text:s/>в глубине<text:s/>души<text:s/>своей<text:s/>он<text:s/>не<text:s/>совсем<text:s/>был<text:s/>уверен,<text:s/>что<text:s/>приведенный<text:s/>им<text:s/>конь<text:s/>был<text:s/>действительно<text:s/>Малек‑Адель!</text:p>
      <text:p text:style-name="P1973"/>
      <text:p text:style-name="P1974">X</text:p>
      <text:p text:style-name="P1975"/>
      <text:p text:style-name="Обычный">Настало<text:s/>трудное<text:s/>время<text:s/>для<text:s/>Пантелея<text:s/>Еремеича.<text:s/>Именно<text:s/>спокойствием‑то<text:s/>он<text:s/>наслаждался<text:s/>меньше<text:s/>всего.<text:s/>Правда,<text:s/>выпадали<text:s/>хорошие<text:s/>дни:<text:s/>возникшее<text:s/>в<text:s/>нем<text:s/>сомнение<text:s/>казалось<text:s/>ему<text:s/>чепухой;<text:s/>он<text:s/>отгонял<text:s/>нелепую<text:s/>мысль,<text:s/>как<text:s/>назойливую<text:s/>муху,<text:s/>и<text:s/>даже<text:s/>смеялся<text:s/>над<text:s/>самим<text:s/>собою;<text:s/>но<text:s/>выпадали<text:s/>также<text:s/>дни<text:s/>дурные:<text:s/>неотступная<text:s/>мысль<text:s/>снова<text:s/>принималась<text:s/>исподтишка<text:s/>точить<text:s/>и<text:s/>скрести<text:s/>его<text:s/>сердце,<text:s/>как<text:s/>подпольная<text:s/>мышь, –<text:s/>и<text:s/>он<text:s/>мучился<text:s/>едко<text:s/>и<text:s/>тайно.<text:s/>В<text:s/>течение<text:s/>памятного<text:s/>дня,<text:s/>когда<text:s/>он<text:s/>отыскал<text:s/>Малек‑Аделя,<text:s/>Чертопханов<text:s/>чувствовал<text:s/>одну<text:s/>лишь<text:s/>блаженную<text:s/>радость…<text:s/>но<text:s/>на<text:s/>другое<text:s/>утро,<text:s/>когда<text:s/>он<text:s/>под<text:s/>низким<text:s/>навесом<text:s/>постоялого<text:s/>дворика<text:s/>стал<text:s/>седлать<text:s/>свою<text:s/>находку,<text:s/>близ<text:s/>которой<text:s/>провел<text:s/>всю<text:s/>ночь,<text:s/>что‑то<text:s/>в<text:s/>первый<text:s/>раз<text:s/>его<text:s/>кольнуло…<text:s/>Он<text:s/>только<text:s/>головой<text:s/>мотнул –<text:s/>однако<text:s/>семя<text:s/>было<text:s/>заброшено.<text:s/>В<text:s/>течение<text:s/>обратного<text:s/>путешествия<text:s/>домой<text:s/>(оно<text:s/>продолжалось<text:s/>с<text:s/>неделю)<text:s/>сомнения<text:s/>в<text:s/>нем<text:s/>возбуждались<text:s/>редко:<text:s/>они<text:s/>стали<text:s/>сильней<text:s/>и<text:s/>явственней,<text:s/>как<text:s/>только<text:s/>он<text:s/>вернулся<text:s/>в<text:s/>свое<text:s/>Бессоново,<text:s/>как<text:s/>только<text:s/>очутился<text:s/>в<text:s/>том<text:s/>месте,<text:s/>где<text:s/>жил<text:s/>прежний,<text:s/>несомненный<text:s/>Малек‑Адель…<text:s/>Дорогой<text:s/>он<text:s/>ехал<text:s/>больше<text:s/>шагом,<text:s/>враскачку,<text:s/>глядел<text:s/>по<text:s/>сторонам,<text:s/>покуривал<text:s/>табак<text:s/>из<text:s/>коротенького<text:s/>чубучка<text:s/>и<text:s/>ни<text:s/>о<text:s/>чем<text:s/>не<text:s/>размышлял;<text:s/>разве<text:s/>возьмет<text:s/>да<text:s/>подумает<text:s/>про<text:s/>себя:<text:s/>«Чертопхановы<text:s/>чего<text:s/>захотят –<text:s/>уж<text:s/>добьются!<text:s/>шалишь!» –<text:s/>и<text:s/>ухмыльнется;<text:s/>ну,<text:s/>а<text:s/>с<text:s/>прибытием<text:s/>домой<text:s/>пошла<text:s/>статья<text:s/>другая.<text:s/>Все<text:s/>это<text:s/>он<text:s/>берег,<text:s/>конечно,<text:s/>про<text:s/>себя;<text:s/>одно<text:s/>уж<text:s/>самолюбие<text:s/>не<text:s/>позволило<text:s/>бы<text:s/>ему<text:s/>выказать<text:s/>свою<text:s/>внутреннюю<text:s/>тревогу.<text:s/>Он<text:s/>бы<text:s/>«перервал<text:s/>пополам»<text:s/>всякого,<text:s/>кто<text:s/>бы<text:s/>хоть<text:s/>отдаленно<text:s/>намекнул<text:s/>на<text:s/>то,<text:s/>что<text:s/>новый<text:s/>Малек‑Адель,<text:s/>кажись,<text:s/>не<text:s/>старый;<text:s/>он<text:s/>принимал<text:s/>поздравления<text:s/>с<text:s/>«благополучной<text:s/>находкой»<text:s/>от<text:s/>немногих<text:s/>лиц,<text:s/>с<text:s/>которыми<text:s/>ему<text:s/>приходилось<text:s/>сталкиваться;<text:s/>но<text:s/>он<text:s/>не<text:s/>искал<text:s/>этих<text:s/>поздравлений,<text:s/>он<text:s/>пуще<text:s/>прежнего<text:s/>избегал<text:s/>столкновений<text:s/>с<text:s/>людьми –<text:s/>знак<text:s/>плохой!<text:s/>Он<text:s/>почти<text:s/>постоянно,<text:s/>если<text:s/>можно<text:s/>так<text:s/>выразиться,<text:s/>экзаменовал<text:s/>Малек‑Аделя;<text:s/>уезжал<text:s/>на<text:s/>нем<text:s/>куда‑нибудь<text:s/>подальше<text:s/>в<text:s/>поле<text:s/>и<text:s/>ставил<text:s/>его<text:s/>на<text:s/>пробу;<text:s/>или<text:s/>уходил<text:s/>украдкой<text:s/>в<text:s/>конюшню,<text:s/>запирал<text:s/>за<text:s/>собою<text:s/>дверь<text:s/>и,<text:s/>ставши<text:s/>перед<text:s/>самой<text:s/>головой<text:s/>коня,<text:s/>заглядывал<text:s/>ему<text:s/>в<text:s/>глаза,<text:s/>спрашивал<text:s/>шепотом:<text:s/>«Ты<text:s/>ли<text:s/>это?<text:s/>Ты<text:s/>ли?<text:s/>Ты<text:s/>ли?» –<text:s/>а<text:s/>не<text:s/>то<text:s/>молча<text:s/>его<text:s/>рассматривал,<text:s/>да<text:s/>так<text:s/>пристально,<text:s/>по<text:s/>целым<text:s/>часам,<text:s/>то<text:s/>радуясь<text:s/>и<text:s/>бормоча:<text:s/>«Да!<text:s/>он!<text:s/>конечно,<text:s/>он!» –<text:s/>то<text:s/>недоумевая<text:s/>и<text:s/>даже<text:s/>смущаясь.</text:p>
      <text:p text:style-name="Обычный">И<text:s/>не<text:s/>столько<text:s/>смущали<text:s/>Чертопханова<text:s/>физические<text:s/>несходства<text:s/><text:span text:style-name="T1976">этого</text:span><text:span text:style-name="T1977"><text:s/></text:span>Малек‑Аделя<text:s/>с<text:s/><text:span text:style-name="T1978">тем…</text:span><text:span text:style-name="T1979"><text:s/></text:span>впрочем,<text:s/>их<text:s/>насчитывалось<text:s/>немного:<text:s/>у<text:s/><text:span text:style-name="T1980">того</text:span><text:span text:style-name="T1981"><text:s/></text:span>хвост<text:s/>и<text:s/>грива<text:s/>словно<text:s/>были<text:s/>пожиже,<text:s/>и<text:s/>уши<text:s/>острей,<text:s/>и<text:s/>бабки<text:s/>короче,<text:s/>и<text:s/>глаза<text:s/>светлей –<text:s/>но<text:s/>это<text:s/>могло<text:s/>только<text:s/>так<text:s/>казаться;<text:s/>а смущали<text:s/>Чертопханова<text:s/>несходства,<text:s/>так<text:s/>сказать,<text:s/>нравственные.<text:s/>Привычки<text:s/>у<text:s/><text:span text:style-name="T1982">того</text:span><text:span text:style-name="T1983"><text:s/></text:span>были<text:s/>другие,<text:s/>вся<text:s/>повадка<text:s/>была<text:s/>не<text:s/>та.<text:s/>Например:<text:s/><text:span text:style-name="T1984">тот</text:span><text:span text:style-name="T1985"><text:s/></text:span>Малек‑Адель<text:s/>всякий<text:s/>раз<text:s/>оглядывался<text:s/>и<text:s/>легонько<text:s/>ржал,<text:s/>как<text:s/>только<text:s/>Чертопханов<text:s/>входил<text:s/>в<text:s/>конюшню;<text:s/>а<text:s/><text:span text:style-name="T1986">этот</text:span><text:span text:style-name="T1987"><text:s/></text:span>жевал<text:s/>себе<text:s/>сено<text:s/>как<text:s/>ни<text:s/>в<text:s/>чем<text:s/>не<text:s/>бывало<text:s/>или<text:s/>дремал,<text:s/>понурив<text:s/>голову.<text:s/>Оба<text:s/>не<text:s/>двигались<text:s/>с<text:s/>места,<text:s/>когда<text:s/>хозяин<text:s/>соскакивал<text:s/>с<text:s/>седла;<text:s/>но<text:s/><text:span text:style-name="T1988">тот</text:span><text:span text:style-name="T1989">,<text:s/></text:span>когда<text:s/>его<text:s/>звали,<text:s/>тотчас<text:s/>шел<text:s/>на<text:s/>голос,<text:s/>а<text:s/><text:span text:style-name="T1990">этот</text:span><text:span text:style-name="T1991"><text:s/></text:span>продолжал<text:s/>стоять,<text:s/>как<text:s/>пень.<text:s/><text:span text:style-name="T1992">Тот</text:span><text:span text:style-name="T1993"><text:s/></text:span>скакал<text:s/>так<text:s/>же<text:s/>быстро,<text:s/>но<text:s/>прыгал<text:s/>выше<text:s/>и<text:s/>дальше;<text:s/><text:span text:style-name="T1994">этот</text:span><text:span text:style-name="T1995"><text:s/></text:span>шагом<text:s/>шел<text:s/>вольнее,<text:s/>а<text:s/>рысью<text:s/>трясче<text:s/>и<text:s/>«хлябал»<text:s/>иногда<text:s/>подковами –<text:s/>то<text:s/>есть<text:s/>стучал<text:s/>задней<text:s/>о<text:s/>переднюю:<text:s/>за<text:s/><text:span text:style-name="T1996">тем</text:span><text:span text:style-name="T1997"><text:s/></text:span>никогда<text:s/>такого<text:s/>сраму<text:s/>не<text:s/>водилось –<text:s/>сохрани<text:s/>Бог!<text:s/><text:span text:style-name="T1998">Этот</text:span><text:span text:style-name="T1999">,<text:s/></text:span>думалось<text:s/>Чертопханову,<text:s/>все<text:s/>ушами<text:s/>прядет,<text:s/>глупо<text:s/>так, –<text:s/>а<text:s/><text:span text:style-name="T2000">тот</text:span><text:span text:style-name="T2001"><text:s/></text:span>напротив:<text:s/>заложил<text:s/>одно<text:s/>ухо<text:s/>назад,<text:s/>да<text:s/>так<text:s/>и<text:s/>держит –<text:s/>хозяина<text:s/>наблюдает!<text:s/><text:span text:style-name="T2002">Тот</text:span><text:span text:style-name="T2003">,<text:s/></text:span>бывало,<text:s/>как<text:s/>увидит,<text:s/>что<text:s/>около<text:s/>него<text:s/>нечисто, –<text:s/>сейчас<text:s/>задней<text:s/>ногой<text:s/>стук<text:s/>в<text:s/>стенку<text:s/>стойла;<text:s/>а<text:s/><text:span text:style-name="T2004">этому</text:span><text:span text:style-name="T2005"><text:s/></text:span>ничего –<text:s/>хоть<text:s/>по<text:s/>самое<text:s/>брюхо<text:s/>навали<text:s/>ему<text:s/>навозу.<text:s/><text:span text:style-name="T2006">Тот</text:span><text:span text:style-name="T2007">,<text:s/></text:span>если,<text:s/>например,<text:s/>против<text:s/>ветра<text:s/>его<text:s/>поставить, –<text:s/>сейчас<text:s/>всеми<text:s/>легкими<text:s/>вздохнет<text:s/>и<text:s/>встряхнется,<text:s/>а<text:s/><text:span text:style-name="T2008">этот</text:span><text:span text:style-name="T2009"><text:s/></text:span>знай<text:s/>пофыркивает;<text:s/><text:span text:style-name="T2010">того</text:span><text:span text:style-name="T2011"><text:s/></text:span>сырость<text:s/>дождевая<text:s/>беспокоила;<text:s/><text:span text:style-name="T2012">этому</text:span><text:span text:style-name="T2013"><text:s/></text:span>она<text:s/>нипочем…<text:s/>Грубее<text:s/>этот,<text:s/>грубее!<text:s/>И<text:s/>приятности<text:s/>нет<text:s/>как<text:s/>у<text:s/>того,<text:s/>и<text:s/>туг<text:s/>на<text:s/>поводу –<text:s/>что<text:s/>и<text:s/>говорить!<text:s/><text:span text:style-name="T2014">Та</text:span><text:span text:style-name="T2015"><text:s/></text:span>была<text:s/>лошадь<text:s/>милая –<text:s/>а<text:s/><text:span text:style-name="T2016">эта…</text:span></text:p>
      <text:p text:style-name="Обычный">Вот<text:s/>что<text:s/>думалось<text:s/>иногда<text:s/>Чертопханову,<text:s/>и<text:s/>горечью<text:s/>отзывались<text:s/>в<text:s/>нем<text:s/>эти<text:s/>думы.<text:s/>Зато<text:s/>в<text:s/>другое<text:s/>время<text:s/>пустит<text:s/>он<text:s/>своего<text:s/>коня<text:s/>во<text:s/>всю<text:s/>прыть<text:s/>по<text:s/>только<text:s/>что<text:s/>вспаханному<text:s/>полю<text:s/>или<text:s/>заставит<text:s/>его<text:s/>соскочить<text:s/>на<text:s/>самое<text:s/>дно<text:s/>размытого<text:s/>оврага<text:s/>и<text:s/>по<text:s/>самой<text:s/>круче<text:s/>выскочить<text:s/>опять,<text:s/>и<text:s/>замирает<text:s/>в<text:s/>нем<text:s/>сердце<text:s/>от<text:s/>восторга,<text:s/>громкое<text:s/>гикание<text:s/>вырывается<text:s/>из<text:s/>уст,<text:s/>и<text:s/>знает<text:s/>он,<text:s/>знает<text:s/>наверное,<text:s/>что<text:s/>это<text:s/>под<text:s/>ним<text:s/>настоящий,<text:s/>несомненный<text:s/>Малек‑Адель,<text:s/>ибо<text:s/>какая<text:s/>другая<text:s/>лошадь<text:s/>в<text:s/>состоянии<text:s/>сделать<text:s/>то,<text:s/>что<text:s/>делает<text:s/>эта?</text:p>
      <text:p text:style-name="Обычный">Однако<text:s/>и<text:s/>тут<text:s/>не<text:s/>обходилось<text:s/>без<text:s/>греха<text:s/>и<text:s/>беды.<text:s/>Продолжительные<text:s/>поиски<text:s/>за<text:s/>Малек‑Аделем<text:s/>стоили<text:s/>Чертопханову<text:s/>много<text:s/>денег;<text:s/>о костромских<text:s/>собаках<text:s/>он<text:s/>уже<text:s/>не<text:s/>помышлял<text:s/>и<text:s/>разъезжал<text:s/>по<text:s/>окрестностям<text:s/>в<text:s/>одиночку,<text:s/>по‑прежнему.<text:s/>Вот<text:s/>в<text:s/>одно<text:s/>утро<text:s/>Чертопханов<text:s/>верстах<text:s/>в<text:s/>пяти<text:s/>от<text:s/>Бессонова<text:s/>наткнулся<text:s/>на<text:s/>ту<text:s/>самую<text:s/>княжескую<text:s/>охоту,<text:s/>перед<text:s/>которой<text:s/>он<text:s/>так<text:s/>молодецки<text:s/>гарцевал<text:s/>года<text:s/>полтора<text:s/>тому<text:s/>назад.<text:s/>И<text:s/>надо<text:s/>ж<text:s/>было<text:s/>случиться<text:s/>такому<text:s/>обстоятельству:<text:s/>как<text:s/>и<text:s/>в<text:s/>тот<text:s/>день,<text:s/>так<text:s/>и<text:s/>теперь –<text:s/>русак<text:s/>возьми<text:s/>да<text:s/>вскочи<text:s/>перед<text:s/>собаками<text:s/>из‑под<text:s/>межи<text:s/>на<text:s/>косогоре!<text:s/>«Ату<text:s/>его,<text:s/>ату!»<text:s/>Вся<text:s/>охота<text:s/>так<text:s/>и<text:s/>понеслась,<text:s/>и<text:s/>Чертопханов<text:s/>понесся<text:s/>тоже,<text:s/>только<text:s/>не<text:s/>вместе<text:s/>с<text:s/>нею,<text:s/>а<text:s/>шагов<text:s/>от<text:s/>нее<text:s/>на<text:s/>двести<text:s/>в<text:s/>сторону, –<text:s/>точно<text:s/>так<text:s/>же,<text:s/>как<text:s/>и<text:s/>тогда.<text:s/>Громадная<text:s/>водомоина<text:s/>криво<text:s/>прорезала<text:s/>косогор<text:s/>и,<text:s/>поднимаясь<text:s/>все<text:s/>выше<text:s/>и<text:s/>выше,<text:s/>постепенно<text:s/>суживаясь,<text:s/>пересекала<text:s/>путь<text:s/>Чертопханову.<text:s/>Там,<text:s/>где<text:s/>ему<text:s/>приходилось<text:s/>перескочить<text:s/>ее –<text:s/>и<text:s/>где<text:s/>он<text:s/>полтора<text:s/>года<text:s/>тому<text:s/>назад<text:s/>действительно<text:s/>перескочил<text:s/>ее, –<text:s/>в<text:s/>ней<text:s/>все<text:s/>еще<text:s/>было<text:s/>шагов<text:s/>восемь<text:s/>ширины<text:s/>да<text:s/>сажени<text:s/>две<text:s/>глубины.<text:s/>В<text:s/>предчувствии<text:s/>торжества,<text:s/>столь<text:s/>чудным<text:s/>образом<text:s/>повторенного<text:s/>торжества, –<text:s/>Чертопханов<text:s/>загоготал<text:s/>победоносно,<text:s/>потряс<text:s/>нагайкой –<text:s/>охотники<text:s/>сами<text:s/>скакали,<text:s/>а<text:s/>сами<text:s/>не<text:s/>спускали<text:s/>глаз<text:s/>с<text:s/>лихого<text:s/>наездника, –<text:s/>конь<text:s/>его<text:s/>летел<text:s/>стрелою,<text:s/>вот<text:s/>уже<text:s/>водомоина<text:s/>перед<text:s/>самым<text:s/>носом –<text:s/>ну,<text:s/>ну,<text:s/>разом,<text:s/>как<text:s/>тогда!..</text:p>
      <text:p text:style-name="Обычный">Но<text:s/>Малек‑Адель<text:s/>круто<text:s/>уперся,<text:s/>вильнул<text:s/>налево<text:s/>и<text:s/>поскакал<text:s/><text:span text:style-name="T2017">вдоль</text:span><text:span text:style-name="T2018"><text:s/></text:span>обрыва,<text:s/>как<text:s/>ни<text:s/>дергал<text:s/>ему<text:s/>Чертопханов<text:s/>голову<text:s/>набок,<text:s/>к<text:s/>водомоине.</text:p>
      <text:p text:style-name="Обычный">Струсил,<text:s/>значит,<text:s/>не<text:s/>понадеялся<text:s/>на<text:s/>себя!</text:p>
      <text:p text:style-name="Обычный">Тогда<text:s/>Чертопханов,<text:s/>весь<text:s/>пылая<text:s/>стыдом<text:s/>и<text:s/>гневом,<text:s/>чуть<text:s/>не<text:s/>плача,<text:s/>опустил<text:s/>поводья<text:s/>и<text:s/>погнал<text:s/>коня<text:s/>прямо<text:s/>вперед,<text:s/>в<text:s/>гору,<text:s/>прочь,<text:s/>прочь<text:s/>от<text:s/>тех<text:s/>охотников,<text:s/>чтобы<text:s/>только<text:s/>не<text:s/>слышать,<text:s/>как<text:s/>они<text:s/>издеваются<text:s/>над<text:s/>ним,<text:s/>чтобы<text:s/>только<text:s/>исчезнуть<text:s/>поскорее<text:s/>с<text:s/>их<text:s/>проклятых<text:s/>глаз!</text:p>
      <text:p text:style-name="Обычный">С<text:s/>иссеченными<text:s/>боками,<text:s/>весь<text:s/>облитый<text:s/>мыльной<text:s/>пеной,<text:s/>прискакал<text:s/>домой<text:s/>Малек‑Адель,<text:s/>и<text:s/>Чертопханов<text:s/>тотчас<text:s/>заперся<text:s/>у<text:s/>себя<text:s/>в<text:s/>комнате.</text:p>
      <text:p text:style-name="Обычный">«Нет,<text:s/>это<text:s/>не<text:s/>он,<text:s/>это<text:s/>не<text:s/>друг<text:s/>мой!<text:s/>Тот<text:s/>бы<text:s/>шею<text:s/>сломил,<text:s/>а<text:s/>меня<text:s/>бы<text:s/>не<text:s/>выдал!»</text:p>
      <text:p text:style-name="P2019"/>
      <text:p text:style-name="P2020">XI</text:p>
      <text:p text:style-name="P2021"/>
      <text:p text:style-name="Обычный">Окончательно<text:s/>«доехал»,<text:s/>как<text:s/>говорится,<text:s/>Чертопханова<text:s/>следующий<text:s/>случай.<text:s/>Верхом<text:s/>на<text:s/>Малек‑Аделе<text:s/>пробирался<text:s/>он<text:s/>однажды<text:s/>по<text:s/>задворкам<text:s/>поповской<text:s/>слободки,<text:s/>окружавшей<text:s/>церковь,<text:s/>в<text:s/>приходе<text:s/>которой<text:s/>состояло<text:s/>сельцо<text:s/>Бессоново.<text:s/>Нахлобучив<text:s/>на<text:s/>глаза<text:s/>папаху,<text:s/>сгорбившись<text:s/>и<text:s/>уронив<text:s/>на<text:s/>луку<text:s/>седла<text:s/>обе<text:s/>руки,<text:s/>он<text:s/>медленно<text:s/>подвигался<text:s/>вперед;<text:s/>на<text:s/>душе<text:s/>у<text:s/>него<text:s/>было<text:s/>нерадостно<text:s/>и<text:s/>смутно.<text:s/>Вдруг<text:s/>его<text:s/>кто‑то<text:s/>окликнул.</text:p>
      <text:p text:style-name="Обычный">Он<text:s/>остановил<text:s/>коня,<text:s/>поднял<text:s/>голову<text:s/>и<text:s/>увидал<text:s/>своего<text:s/>корреспондента,<text:s/>дьякона.<text:s/>С<text:s/>бурым<text:s/>треухом<text:s/>на<text:s/>бурых,<text:s/>в<text:s/>косичку<text:s/>заплетенных<text:s/>волосах,<text:s/>облеченный<text:s/>в<text:s/>желтоватый<text:s/>нанковый<text:s/>кафтан,<text:s/>подпоясанный<text:s/>гораздо<text:s/>ниже<text:s/>тальи<text:s/>голубеньким<text:s/>обрывочком,<text:s/>служитель<text:s/>алтаря<text:s/>вышел<text:s/>свое<text:s/>«одоньишко»<text:s/>проведать –<text:s/>и,<text:s/>улицезрев<text:s/>Пантелея<text:s/>Еремеича,<text:s/>почел<text:s/>долгом<text:s/>выразить<text:s/>ему<text:s/>свое<text:s/>почтение<text:s/>да<text:s/>кстати<text:s/>хоть<text:s/>что‑нибудь<text:s/>у<text:s/>него<text:s/>выпросить.<text:s/>Без<text:s/>такого<text:s/>рода<text:s/>задней<text:s/>мысли,<text:s/>как<text:s/>известно,<text:s/>духовные<text:s/>лица<text:s/>со<text:s/>светскими<text:s/>не<text:s/>заговаривают.</text:p>
      <text:p text:style-name="Обычный">Но<text:s/>Чертопханову<text:s/>было<text:s/>не<text:s/>до<text:s/>дьякона;<text:s/>он<text:s/>едва<text:s/>отвечал<text:s/>на<text:s/>его<text:s/>поклон<text:s/>и,<text:s/>промычав<text:s/>что‑то<text:s/>сквозь<text:s/>зубы,<text:s/>уже<text:s/>взмахнул<text:s/>нагайкой…</text:p>
      <text:p text:style-name="Обычный">– А<text:s/>какой<text:s/>у<text:s/>вас<text:s/>конь<text:s/>богатейший! –<text:s/>поспешил<text:s/>прибавить<text:s/>дьякон, –<text:s/>вот<text:s/>уж<text:s/>точно<text:s/>можно<text:s/>чести<text:s/>приписать.<text:s/>Истинно:<text:s/>вы<text:s/>муж<text:s/>ума<text:s/>чудного,<text:s/>просто<text:s/>аки<text:s/>лев! –<text:s/>Отец<text:s/>дьякон<text:s/>славился<text:s/>красноречием,<text:s/>чем<text:s/>сильно<text:s/>досаждал<text:s/>отцу<text:s/>попу,<text:s/>которому<text:s/>дар<text:s/>слова<text:s/>присущ<text:s/>не<text:s/>был:<text:s/>даже<text:s/>водка<text:s/>не<text:s/>развязывала<text:s/>ему<text:s/>язык. –<text:s/>Одного<text:s/>живота,<text:s/>по<text:s/>навету<text:s/>злых<text:s/>людей,<text:s/>лишились, –<text:s/>продолжал<text:s/>дьякон, –<text:s/>и,<text:s/>нимало<text:s/>не<text:s/>унывая,<text:s/>а,<text:s/>напротив,<text:s/>более<text:s/>надеясь<text:s/>на<text:s/>божественный<text:s/>промысел,<text:s/>приобрели<text:s/>себе<text:s/>другого,<text:s/>нисколько<text:s/>не<text:s/>худшего,<text:s/>а,<text:s/>почитай,<text:s/>даже<text:s/>что<text:s/>и<text:s/>лучшего…<text:s/>потому…</text:p>
      <text:p text:style-name="Обычный">– Что<text:s/>ты<text:s/>врешь? –<text:s/>сумрачно<text:s/>перебил<text:s/>Чертопханов, –<text:s/>какой<text:s/>такой<text:s/>другой<text:s/>конь?<text:s/>Это<text:s/>тот<text:s/>же<text:s/>самый;<text:s/>это<text:s/>Малек‑Адель…<text:s/>Я<text:s/>его<text:s/>отыскал.<text:s/>Болтает<text:s/>зря…</text:p>
      <text:p text:style-name="Обычный">– Э!<text:s/>э!<text:s/>э!<text:s/>э! –<text:s/>промолвил<text:s/>с<text:s/>расстановкой,<text:s/>как<text:s/>бы<text:s/>с<text:s/>оттяжкой,<text:s/>дьякон,<text:s/>играя<text:s/>перстами<text:s/>в<text:s/>бороде<text:s/>и<text:s/>озирая<text:s/>Чертопханова<text:s/>своими<text:s/>светлыми<text:s/>и<text:s/>жадными<text:s/>глазами. –<text:s/>Как<text:s/>же<text:s/>так,<text:s/>господин?<text:s/>Коня‑то<text:s/>вашего,<text:s/>дай<text:s/>Бог<text:s/>памяти,<text:s/>в<text:s/>минувшем<text:s/>году<text:s/>недельки<text:s/>две<text:s/>после<text:s/>Покрова<text:s/>украли,<text:s/>а<text:s/>теперь<text:s/>у<text:s/>нас<text:s/>ноябрь<text:s/>на<text:s/>исходе.</text:p>
      <text:p text:style-name="Обычный">– Ну<text:s/>да,<text:s/>что<text:s/>же<text:s/>из<text:s/>этого?</text:p>
      <text:p text:style-name="Обычный">Дьякон<text:s/>все<text:s/>продолжал<text:s/>играть<text:s/>перстами<text:s/>в<text:s/>бороде.</text:p>
      <text:p text:style-name="Обычный">– Значит,<text:s/>с<text:s/>лишком<text:s/>год<text:s/>с<text:s/>тех<text:s/>пор<text:s/>протек,<text:s/>а<text:s/>конь<text:s/>ваш,<text:s/>как<text:s/>тогда<text:s/>был<text:s/>серый<text:s/>в<text:s/>яблоках,<text:s/>так<text:s/>и<text:s/>теперь;<text:s/>даже<text:s/>словно<text:s/>темнее<text:s/>стал.<text:s/>Как<text:s/>же<text:s/>так?<text:s/>Серые‑то<text:s/>лошади<text:s/>в<text:s/>один<text:s/>год<text:s/>много<text:s/>белеют.</text:p>
      <text:p text:style-name="Обычный">Чертопханов<text:s/>дрогнул…<text:s/>словно<text:s/>кто<text:s/>рогатиной<text:s/>толкнул<text:s/>его<text:s/>против<text:s/>сердца.<text:s/>И<text:s/>в<text:s/>самом<text:s/>деле:<text:s/>серая<text:s/>масть‑то<text:s/>ведь<text:s/>меняется!<text:s/>Как<text:s/>ему<text:s/>такая<text:s/>простая<text:s/>мысль<text:s/>до<text:s/>сих<text:s/>пор<text:s/>в<text:s/>голову<text:s/>не<text:s/>пришла?</text:p>
      <text:p text:style-name="Обычный">– Пучок<text:s/>анафемский!<text:s/>отвяжись! –<text:s/>гаркнул<text:s/>он<text:s/>вдруг,<text:s/>бешено<text:s/>сверкнув<text:s/>глазами,<text:s/>и<text:s/>мгновенно<text:s/>скрылся<text:s/>из<text:s/>виду<text:s/>у<text:s/>изумленного<text:s/>дьякона.</text:p>
      <text:p text:style-name="Обычный">– Ну!<text:s/>все<text:s/>кончено!</text:p>
      <text:p text:style-name="Обычный">Вот<text:s/>когда<text:s/>действительно<text:s/>все<text:s/>кончено,<text:s/>все<text:s/>лопнуло,<text:s/>последняя<text:s/>карта<text:s/>убита!<text:s/>Все<text:s/>разом<text:s/>рухнуло<text:s/>от<text:s/>одного<text:s/>этого<text:s/>слова:<text:s/>«белеют»!</text:p>
      <text:p text:style-name="Обычный">Серые<text:s/>лошади<text:s/>белеют!</text:p>
      <text:p text:style-name="Обычный">Скачи,<text:s/>скачи,<text:s/>проклятый!<text:s/>Не<text:s/>ускачешь<text:s/>от<text:s/>этого<text:s/>слова!</text:p>
      <text:p text:style-name="Обычный">Чертопханов<text:s/>примчался<text:s/>домой<text:s/>и<text:s/>опять<text:s/>заперся<text:s/>на<text:s/>ключ.</text:p>
      <text:p text:style-name="P2022"/>
      <text:p text:style-name="P2023">XII</text:p>
      <text:p text:style-name="P2024"/>
      <text:p text:style-name="Обычный">Что<text:s/>эта<text:s/>дрянная<text:s/>кляча<text:s/>не<text:s/>Малек‑Адель,<text:s/>что<text:s/>между<text:s/>ею<text:s/>и<text:s/>Малек‑Аделем<text:s/>не<text:s/>существовало<text:s/>ни<text:s/>малейшего<text:s/>сходства,<text:s/>что<text:s/>всякий<text:s/>мало‑мальски<text:s/>путный<text:s/>человек<text:s/>должен<text:s/>был<text:s/>с<text:s/>первого<text:s/>разу<text:s/>это<text:s/>увидеть,<text:s/>что<text:s/>он,<text:s/>Пантелей<text:s/>Чертопханов,<text:s/>самым<text:s/>пошлым<text:s/>образом<text:s/>обманулся –<text:s/>нет!<text:s/>что<text:s/>он<text:s/>нарочно,<text:s/>преднамеренно<text:s/>надул<text:s/>самого<text:s/>себя,<text:s/>напустил<text:s/>на<text:s/>себя<text:s/>этот<text:s/>туман, –<text:s/>во<text:s/>всем<text:s/>этом<text:s/>теперь<text:s/>уже<text:s/>не<text:s/>оставалось<text:s/>ни<text:s/>малейшего<text:s/>сомнения!<text:s/>Чертопханов<text:s/>ходил<text:s/>взад<text:s/>и<text:s/>вперед<text:s/>по<text:s/>комнате,<text:s/>одинаковым<text:s/>образом<text:s/>поворачиваясь<text:s/>на<text:s/>пятках<text:s/>у<text:s/>каждой<text:s/>стены,<text:s/>как<text:s/>зверь<text:s/>в<text:s/>клетке.<text:s/>Самолюбие<text:s/>его<text:s/>страдало<text:s/>невыносимо;<text:s/>но<text:s/>не<text:s/>одна<text:s/>боль<text:s/>уязвленного<text:s/>самолюбия<text:s/>терзала<text:s/>его:<text:s/>отчаяние<text:s/>овладело<text:s/>им,<text:s/>злоба<text:s/>душила<text:s/>его,<text:s/>жажда<text:s/>мести<text:s/>в<text:s/>нем<text:s/>загоралась.<text:s/>Но<text:s/>против<text:s/>кого?<text:s/>Кому<text:s/>отмстить?<text:s/>Жиду,<text:s/>Яффу,<text:s/>Маше,<text:s/>дьякону,<text:s/>вору<text:s/>казаку,<text:s/>всем<text:s/>соседям,<text:s/>всему<text:s/>свету,<text:s/>самому<text:s/>себе<text:s/>наконец?<text:s/>Ум<text:s/>в<text:s/>нем<text:s/>мешался.<text:s/>Последняя<text:s/>карта<text:s/>убита! (Это<text:s/>сравнение<text:s/>ему<text:s/>нравилось.)<text:s/>И<text:s/>он<text:s/>опять<text:s/>ничтожнейший,<text:s/>презреннейший<text:s/>из<text:s/>людей,<text:s/>общее<text:s/>посмешище,<text:s/>шут<text:s/>гороховый,<text:s/>зарезанный<text:s/>дурак,<text:s/>предмет<text:s/>насмешки –<text:s/>для<text:s/>дьякона!!<text:s/>Он<text:s/>воображал,<text:s/>он<text:s/>ясно<text:s/>представлял<text:s/>себе,<text:s/>как<text:s/>этот<text:s/>мерзкий<text:s/>пучок<text:s/>станет<text:s/>рассказывать<text:s/>про<text:s/>серую<text:s/>лошадь,<text:s/>про<text:s/>глупого<text:s/>барина…<text:s/>О<text:s/>проклятие!!<text:s/>Напрасно<text:s/>Чертопханов<text:s/>старался<text:s/>унять<text:s/>расходившуюся<text:s/>желчь;<text:s/>напрасно<text:s/>он<text:s/>пытался<text:s/>уверить<text:s/>себя,<text:s/>что<text:s/>эта…<text:s/>лошадь<text:s/>хотя<text:s/>и<text:s/>не<text:s/>Малек‑Адель,<text:s/>однако<text:s/>все<text:s/>же…<text:s/>добра<text:s/>и<text:s/>может<text:s/>много<text:s/>лет<text:s/>прослужить<text:s/>ему:<text:s/>он<text:s/>тут<text:s/>же<text:s/>с<text:s/>яростью<text:s/>отталкивал<text:s/>от<text:s/>себя<text:s/>прочь<text:s/>эту<text:s/>мысль,<text:s/>точно<text:s/>в<text:s/>ней<text:s/>заключалось<text:s/>новое<text:s/>оскорбление<text:s/>для<text:s/><text:span text:style-name="T2025">того</text:span><text:span text:style-name="T2026"><text:s/></text:span>Малек‑Аделя,<text:s/>перед<text:s/>которым<text:s/>он<text:s/>уж<text:s/>и<text:s/>без<text:s/>того<text:s/>считал<text:s/>себя<text:s/>виноватым…<text:s/>Еще<text:s/>бы!<text:s/>Этот<text:s/>одёр,<text:s/>эту<text:s/>клячу<text:s/>он,<text:s/>как<text:s/>слепой,<text:s/>как<text:s/>олух,<text:s/>приравнял<text:s/>ему,<text:s/>Малек‑Аделю!<text:s/>А<text:s/>что<text:s/>насчет<text:s/>службы,<text:s/>которую<text:s/>эта<text:s/>кляча<text:s/>могла<text:s/>еще<text:s/>сослужить<text:s/>ему…<text:s/>да<text:s/>разве<text:s/>он<text:s/>когда‑нибудь<text:s/>удостоит<text:s/>сесть<text:s/>на<text:s/>нее<text:s/>верхом?<text:s/>Ни<text:s/>за<text:s/>что!<text:s/>Никогда!!<text:s/>Татарину<text:s/>ее<text:s/>отдать,<text:s/>собакам<text:s/>на<text:s/>снедь –<text:s/>другого<text:s/>она<text:s/>не<text:s/>стоит…<text:s/>Да!<text:s/>Этак<text:s/>лучше<text:s/>всего!</text:p>
      <text:p text:style-name="Обычный">Часа<text:s/>два<text:s/>с<text:s/>лишком<text:s/>бродил<text:s/>Чертопханов<text:s/>по<text:s/>своей<text:s/>комнате.</text:p>
      <text:p text:style-name="Обычный">– Перфишка! –<text:s/>скомандовал<text:s/>он<text:s/>вдруг. –<text:s/>Сию<text:s/>минуту<text:s/>ступай<text:s/>в<text:s/>кабак;<text:s/>полведра<text:s/>водки<text:s/>притащи!<text:s/>Слышишь?<text:s/>Полведра,<text:s/>да<text:s/>живо!<text:s/>Чтобы<text:s/>водка<text:s/>сию<text:s/>секунду<text:s/>тут<text:s/>у<text:s/>меня<text:s/>на<text:s/>столе<text:s/>стояла.</text:p>
      <text:p text:style-name="Обычный">Водка<text:s/>не<text:s/>замедлила<text:s/>появиться<text:s/>на<text:s/>столе<text:s/>Пантелея<text:s/>Еремеича,<text:s/>и<text:s/>он<text:s/>начал<text:s/>пить.</text:p>
      <text:p text:style-name="P2027"/>
      <text:p text:style-name="P2028">XIII</text:p>
      <text:p text:style-name="P2029"/>
      <text:p text:style-name="Обычный">Кто<text:s/>бы<text:s/>тогда<text:s/>посмотрел<text:s/>на<text:s/>Чертопханова,<text:s/>кто<text:s/>бы<text:s/>мог<text:s/>быть<text:s/>свидетелем<text:s/>того<text:s/>угрюмого<text:s/>озлобления,<text:s/>с<text:s/>которым<text:s/>он<text:s/>осушал<text:s/>стакан<text:s/>за<text:s/>стаканом, –<text:s/>тот,<text:s/>наверное,<text:s/>почувствовал<text:s/>бы<text:s/>невольный<text:s/>страх.<text:s/>Ночь<text:s/>наступила;<text:s/>сальная<text:s/>свечка<text:s/>тускло<text:s/>горела<text:s/>на<text:s/>столе.<text:s/>Чертопханов<text:s/>перестал<text:s/>скитаться<text:s/>из<text:s/>угла<text:s/>в<text:s/>угол;<text:s/>он<text:s/>сидел<text:s/>весь<text:s/>красный,<text:s/>с<text:s/>помутившимися<text:s/>глазами,<text:s/>которые<text:s/>он<text:s/>то<text:s/>опускал<text:s/>на<text:s/>пол,<text:s/>то<text:s/>упорно<text:s/>устремлял<text:s/>в<text:s/>темное<text:s/>окно;<text:s/>вставал,<text:s/>наливал<text:s/>себе<text:s/>водки,<text:s/>выпивал<text:s/>ее,<text:s/>опять<text:s/>садился,<text:s/>опять<text:s/>уставлял<text:s/>глаза<text:s/>в<text:s/>одну<text:s/>точку<text:s/>и<text:s/>не<text:s/>шевелился –<text:s/>только<text:s/>дыхание<text:s/>его<text:s/>учащалось<text:s/>и<text:s/>лицо<text:s/>все<text:s/>более<text:s/>краснело.<text:s/>Казалось,<text:s/>в<text:s/>нем<text:s/>созревало<text:s/>какое‑то<text:s/>решение,<text:s/>которое<text:s/>его<text:s/>самого<text:s/>смущало,<text:s/>но<text:s/>к<text:s/>которому<text:s/>он<text:s/>постепенно<text:s/>привыкал;<text:s/>одна<text:s/>и<text:s/>та<text:s/>же<text:s/>мысль<text:s/>неотступно<text:s/>и<text:s/>безостановочно<text:s/>надвигалась<text:s/>все<text:s/>ближе<text:s/>и<text:s/>ближе,<text:s/>один<text:s/>и<text:s/>тот<text:s/>же<text:s/>образ<text:s/>рисовался<text:s/>все<text:s/>яснее<text:s/>и<text:s/>яснее<text:s/>впереди,<text:s/>а<text:s/>в<text:s/>сердце,<text:s/>под<text:s/>раскаляющим<text:s/>напором<text:s/>тяжелого<text:s/>хмеля,<text:s/>раздражение<text:s/>злобы<text:s/>уже<text:s/>сменялось<text:s/>чувством<text:s/>зверства,<text:s/>и<text:s/>зловещая<text:s/>усмешка<text:s/>появлялась<text:s/>на<text:s/>губах…</text:p>
      <text:p text:style-name="Обычный">– Ну,<text:s/>однако<text:s/>пора! –<text:s/>промолвил<text:s/>он<text:s/>каким‑то<text:s/>деловым,<text:s/>почти<text:s/>скучливым<text:s/>тоном, –<text:s/>будет<text:s/>прохлаждаться‑то!</text:p>
      <text:p text:style-name="Обычный">Он<text:s/>выпил<text:s/>последний<text:s/>стакан<text:s/>водки,<text:s/>достал<text:s/>над<text:s/>кроватью<text:s/>пистолет –<text:s/>тот<text:s/>самый<text:s/>пистолет,<text:s/>из<text:s/>которого<text:s/>выстрелил<text:s/>в<text:s/>Машу,<text:s/>зарядил<text:s/>его,<text:s/>положил<text:s/>на<text:s/>«всякий<text:s/>случай»<text:s/>несколько<text:s/>пистонов<text:s/>в<text:s/>карман –<text:s/>и<text:s/>отправился<text:s/>на<text:s/>конюшню.</text:p>
      <text:p text:style-name="Обычный">Сторож<text:s/>побежал<text:s/>было<text:s/>к<text:s/>нему,<text:s/>когда<text:s/>он<text:s/>стал<text:s/>отворять<text:s/>дверь,<text:s/>но<text:s/>он<text:s/>крикнул<text:s/>на<text:s/>него:<text:s/>«Это<text:s/>я!<text:s/>Аль<text:s/>не<text:s/>видишь?<text:s/>Отправляйся!»<text:s/>Сторож<text:s/>отступил<text:s/>немного<text:s/>в<text:s/>сторону.<text:s/>«Спать<text:s/>отправляйся! –<text:s/>опять<text:s/>крикнул<text:s/>на<text:s/>него<text:s/>Чертопханов, –<text:s/>нечего<text:s/>тебе<text:s/>тут<text:s/>стеречь!<text:s/>Эку<text:s/>невидаль,<text:s/>сокровище<text:s/>какое!»<text:s/>Он<text:s/>вошел<text:s/>в<text:s/>конюшню.<text:s/>Малек‑Адель…<text:s/>ложный<text:s/>Малек‑Адель<text:s/>лежал<text:s/>на<text:s/>подстилке.<text:s/>Чертопханов<text:s/>толкнул<text:s/>его<text:s/>ногою,<text:s/>примолвив:<text:s/>«Вставай,<text:s/>ворона!»<text:s/>Потом<text:s/>отвязал<text:s/>недоуздок<text:s/>от<text:s/>яслей,<text:s/>снял<text:s/>и<text:s/>сбросил<text:s/>на<text:s/>землю<text:s/>попону –<text:s/>и,<text:s/>грубо<text:s/>повернув<text:s/>в<text:s/>стойле<text:s/>послушную<text:s/>лошадь,<text:s/>вывел<text:s/>ее<text:s/>вон<text:s/>на<text:s/>двор,<text:s/>а<text:s/>со<text:s/>двора<text:s/>в<text:s/>поле,<text:s/>к<text:s/>крайнему<text:s/>изумлению<text:s/>сторожа,<text:s/>который<text:s/>никак<text:s/>не<text:s/>мог<text:s/>понять,<text:s/>куда<text:s/>это<text:s/>барин<text:s/>отправляется<text:s/>ночью,<text:s/>с<text:s/>невзнузданною<text:s/>лошадью<text:s/>в<text:s/>поводу?<text:s/>Спросить<text:s/>его<text:s/>он,<text:s/>разумеется,<text:s/>побоялся,<text:s/>а<text:s/>только<text:s/>проводил<text:s/>его<text:s/>глазами,<text:s/>пока<text:s/>он<text:s/>не<text:s/>исчез<text:s/>на<text:s/>повороте<text:s/>дороги,<text:s/>ведущей<text:s/>к<text:s/>соседнему<text:s/>лесу.</text:p>
      <text:p text:style-name="P2030"/>
      <text:p text:style-name="P2031">XIV</text:p>
      <text:p text:style-name="P2032"/>
      <text:p text:style-name="Обычный">Чертопханов<text:s/>шел<text:s/>большими<text:s/>шагами,<text:s/>не<text:s/>останавливаясь<text:s/>и<text:s/>не<text:s/>оглядываясь;<text:s/>Малек‑Адель –<text:s/>будем<text:s/>называть<text:s/>его<text:s/>этим<text:s/>именем<text:s/>до<text:s/>конца –<text:s/>покорно<text:s/>выступал<text:s/>за<text:s/>ним<text:s/>следом.<text:s/>Ночь<text:s/>была<text:s/>довольно<text:s/>светлая;<text:s/>Чертопханов<text:s/>мог<text:s/>различить<text:s/>зубчатый<text:s/>очерк<text:s/>леса,<text:s/>черневшего<text:s/>впереди<text:s/>сплошным<text:s/>пятном.<text:s/>Охваченный<text:s/>ночным<text:s/>холодом,<text:s/>он<text:s/>бы,<text:s/>наверное,<text:s/>захмелел<text:s/>от<text:s/>выпитой<text:s/>им<text:s/>водки,<text:s/>если<text:s/>бы…<text:s/>если<text:s/>бы<text:s/>не<text:s/>другой,<text:s/>более<text:s/>сильный<text:s/>хмель,<text:s/>который<text:s/>обуял<text:s/>его<text:s/>всего.<text:s/>Голова<text:s/>его<text:s/>отяжелела,<text:s/>кровь<text:s/>раскатисто<text:s/>стучала<text:s/>в<text:s/>горло<text:s/>и<text:s/>в<text:s/>уши,<text:s/>но<text:s/>он<text:s/>шел<text:s/>твердо<text:s/>и<text:s/>знал,<text:s/>куда<text:s/>шел.</text:p>
      <text:p text:style-name="Обычный">Он<text:s/>решился<text:s/>убить<text:s/>Малек‑Аделя;<text:s/>целый<text:s/>день<text:s/>он<text:s/>только<text:s/>об<text:s/>этом<text:s/>думал…<text:s/>Теперь<text:s/>он<text:s/>решился!</text:p>
      <text:p text:style-name="Обычный">Он<text:s/>шел<text:s/>на<text:s/>это<text:s/>дело<text:s/>не<text:s/>то<text:s/>чтобы<text:s/>спокойно,<text:s/>а<text:s/>самоуверенно,<text:s/>бесповоротно,<text:s/>как<text:s/>идет<text:s/>человек,<text:s/>повинующийся<text:s/>чувству<text:s/>долга.<text:s/>Ему<text:s/>эта<text:s/>«штука»<text:s/>казалась<text:s/>очень<text:s/>«простою»:<text:s/>уничтожив<text:s/>самозванца,<text:s/>он<text:s/>разом<text:s/>поквитается<text:s/>со<text:s/>«всем»<text:s/>и самого<text:s/>себя<text:s/>казнит<text:s/>за<text:s/>свою<text:s/>глупость,<text:s/>и<text:s/>перед<text:s/>настоящим<text:s/>своим<text:s/>другом<text:s/>оправдается,<text:s/>и<text:s/>целому<text:s/>свету<text:s/>докажет<text:s/>(Чертопханов<text:s/>очень<text:s/>заботился<text:s/>о<text:s/>«целом<text:s/>свете»),<text:s/>что<text:s/>с<text:s/>ним<text:s/>шутить<text:s/>нельзя…<text:s/>А<text:s/>главное:<text:s/>самого<text:s/>себя<text:s/>он<text:s/>уничтожит<text:s/>вместе<text:s/>с<text:s/>самозванцем,<text:s/>ибо<text:s/>на<text:s/>что<text:s/>ему<text:s/>еще<text:s/>жить?<text:s/>Как<text:s/>это<text:s/>все<text:s/>укладывалось<text:s/>в<text:s/>его<text:s/>голове<text:s/>и<text:s/>почему<text:s/>это<text:s/>казалось<text:s/>ему<text:s/>так<text:s/>просто –<text:s/>объяснить<text:s/>не<text:s/>легко,<text:s/>хотя<text:s/>и<text:s/>не<text:s/>совсем<text:s/>невозможно:<text:s/>обиженный,<text:s/>одинокий,<text:s/>без<text:s/>близкой<text:s/>души<text:s/>человеческой,<text:s/>без<text:s/>гроша<text:s/>медного,<text:s/>да<text:s/>еще<text:s/>с<text:s/>кровью,<text:s/>зажженной<text:s/>вином,<text:s/>он<text:s/>находился<text:s/>в<text:s/>состоянии,<text:s/>близком<text:s/>к<text:s/>помешательству,<text:s/>а<text:s/>нет<text:s/>сомнения<text:s/>в<text:s/>том,<text:s/>что<text:s/>в<text:s/>самых<text:s/>нелепых<text:s/>выходках<text:s/>людей<text:s/>помешанных<text:s/>есть,<text:s/>на<text:s/>их<text:s/>глаза,<text:s/>своего<text:s/>рода<text:s/>логика<text:s/>и<text:s/>даже<text:s/>право.<text:s/>В<text:s/>праве<text:s/>своем<text:s/>Чертопханов<text:s/>был<text:s/>во<text:s/>всяком<text:s/>случае<text:s/>вполне<text:s/>уверен;<text:s/>он<text:s/>не<text:s/>колебался,<text:s/>он<text:s/>спешил<text:s/>исполнить<text:s/>приговор<text:s/>над<text:s/>виновным,<text:s/>не<text:s/>отдавая<text:s/>себе,<text:s/>впрочем,<text:s/>ясного<text:s/>отчета:<text:s/>кого<text:s/>он<text:s/>собственно<text:s/>обзывал<text:s/>этим<text:s/>именем?..<text:s/>Правду<text:s/>говоря,<text:s/>он<text:s/>размышлял<text:s/>мало<text:s/>о<text:s/>том,<text:s/>что<text:s/>собирался<text:s/>сделать.<text:s/>«Надо,<text:s/>надо<text:s/>кончить, –<text:s/>вот<text:s/>что<text:s/>он<text:s/>твердил<text:s/>самому<text:s/>себе,<text:s/>тупо<text:s/>и<text:s/>строго, –<text:s/>кончить<text:s/>надо!»</text:p>
      <text:p text:style-name="Обычный">А<text:s/>безвинный<text:s/>виновный<text:s/>трусил<text:s/>покорной<text:s/>рысцой<text:s/>за<text:s/>его<text:s/>спиною…<text:s/>Но<text:s/>в<text:s/>сердце<text:s/>Чертопханова<text:s/>не<text:s/>было<text:s/>жалости.</text:p>
      <text:p text:style-name="P2033"/>
      <text:p text:style-name="P2034">XV</text:p>
      <text:p text:style-name="P2035"/>
      <text:p text:style-name="Обычный">Недалеко<text:s/>от<text:s/>опушки<text:s/>леса,<text:s/>куда<text:s/>он<text:s/>привел<text:s/>свою<text:s/>лошадь,<text:s/>тянулся<text:s/>небольшой<text:s/>овраг,<text:s/>до<text:s/>половины<text:s/>заросший<text:s/>дубовым<text:s/>кустарником.<text:s/>Чертопханов<text:s/>спустился<text:s/>туда…<text:s/>Малек‑Адель<text:s/>спотыкнулся<text:s/>и<text:s/>чуть<text:s/>не<text:s/>упал<text:s/>на<text:s/>него.</text:p>
      <text:p text:style-name="Обычный">– Аль<text:s/>задавить<text:s/>меня<text:s/>хочешь,<text:s/>проклятый! –<text:s/>вскрикнул<text:s/>Чертопханов<text:s/>и,<text:s/>словно<text:s/>защищаясь,<text:s/>выхватил<text:s/>пистолет<text:s/>из<text:s/>кармана.<text:s/>Уже<text:s/>не<text:s/>ожесточение<text:s/>испытывал<text:s/>он,<text:s/>а<text:s/>ту<text:s/>особенную<text:s/>одеревенелость<text:s/>чувства,<text:s/>которая,<text:s/>говорят,<text:s/>овладевает<text:s/>человеком<text:s/>перед<text:s/>совершением<text:s/>преступления.<text:s/>Но<text:s/>собственный<text:s/>голос<text:s/>испугал<text:s/>его –<text:s/>так<text:s/>дико<text:s/>прозвучал<text:s/>он<text:s/>под<text:s/>навесом<text:s/>темных<text:s/>ветвей,<text:s/>в<text:s/>гнилой<text:s/>и<text:s/>спертой<text:s/>сырости<text:s/>лесного<text:s/>оврага!<text:s/>К<text:s/>тому<text:s/>же,<text:s/>в<text:s/>ответ<text:s/>на<text:s/>его<text:s/>восклицание,<text:s/>какая‑то<text:s/>большая<text:s/>птица<text:s/>внезапно<text:s/>затрепыхалась<text:s/>в<text:s/>верхушке<text:s/>дерева<text:s/>над<text:s/>его<text:s/>головою…<text:s/>Чертопханов<text:s/>дрогнул.<text:s/>Точно<text:s/>он<text:s/>разбудил<text:s/>свидетеля<text:s/>своему<text:s/>делу –<text:s/>и<text:s/>где<text:s/>же?<text:s/>в этом<text:s/>глухом<text:s/>месте,<text:s/>где<text:s/>он<text:s/>не<text:s/>должен<text:s/>был<text:s/>встретить<text:s/>ни<text:s/>одного<text:s/>живого<text:s/>существа…</text:p>
      <text:p text:style-name="Обычный">– Ступай,<text:s/>черт,<text:s/>на<text:s/>все<text:s/>четыре<text:s/>стороны! –<text:s/>проговорил<text:s/>он<text:s/>сквозь<text:s/>зубы<text:s/>и,<text:s/>выпустив<text:s/>повод<text:s/>Малек‑Аделя,<text:s/>с<text:s/>размаху<text:s/>ударил<text:s/>его<text:s/>по<text:s/>плечу<text:s/>прикладом<text:s/>пистолета.<text:s/>Малек‑Адель<text:s/>немедленно<text:s/>повернулся<text:s/>назад,<text:s/>выкарабкался<text:s/>вон<text:s/>из<text:s/>оврага…<text:s/>и побежал.<text:s/>Но<text:s/>недолго<text:s/>слышался<text:s/>стук<text:s/>его<text:s/>копыт.<text:s/>Поднявшийся<text:s/>ветер<text:s/>мешал<text:s/>и<text:s/>застилал<text:s/>все<text:s/>звуки.</text:p>
      <text:p text:style-name="Обычный">В<text:s/>свою<text:s/>очередь<text:s/>Чертопханов<text:s/>медленно<text:s/>выбрался<text:s/>из<text:s/>оврага,<text:s/>достиг<text:s/>опушки<text:s/>и<text:s/>поплелся<text:s/>по<text:s/>дороге<text:s/>домой.<text:s/>Он<text:s/>был<text:s/>недоволен<text:s/>собою;<text:s/>тяжесть,<text:s/>которую<text:s/>он<text:s/>чувствовал<text:s/>в<text:s/>голове,<text:s/>в<text:s/>сердце,<text:s/>распространилась<text:s/>по<text:s/>всем<text:s/>членам;<text:s/>он<text:s/>шел<text:s/>сердитый,<text:s/>темный,<text:s/>неудовлетворенный,<text:s/>голодный,<text:s/>словно<text:s/>кто<text:s/>обидел<text:s/>его,<text:s/>отнял<text:s/>у<text:s/>него<text:s/>добычу,<text:s/>пищу…</text:p>
      <text:p text:style-name="Обычный">Самоубийце,<text:s/>которому<text:s/>помешали<text:s/>исполнить<text:s/>его<text:s/>намерение,<text:s/>знакомы<text:s/>подобные<text:s/>ощущения.</text:p>
      <text:p text:style-name="Обычный">Вдруг<text:s/>что‑то<text:s/>толкнуло<text:s/>его<text:s/>сзади,<text:s/>между<text:s/>плеч.<text:s/>Он<text:s/>оглянулся…<text:s/>Малек‑Адель<text:s/>стоял<text:s/>посреди<text:s/>дороги.<text:s/>Он<text:s/>пришел<text:s/>следом<text:s/>за<text:s/>своим<text:s/>хозяином,<text:s/>он<text:s/>тронул<text:s/>его<text:s/>мордой…<text:s/>доложил<text:s/>о<text:s/>себе…</text:p>
      <text:p text:style-name="Обычный">– А! –<text:s/>закричал<text:s/>Чертопханов, –<text:s/>ты<text:s/>сам,<text:s/>сам<text:s/>за<text:s/>смертью<text:s/>пришел!<text:s/>Так<text:s/>на<text:s/>же!</text:p>
      <text:p text:style-name="Обычный">В<text:s/>мгновенье<text:s/>ока<text:s/>он<text:s/>выхватил<text:s/>пистолет,<text:s/>взвел<text:s/>курок,<text:s/>приставил<text:s/>дуло<text:s/>ко<text:s/>лбу<text:s/>Малек‑Аделя,<text:s/>выстрелил…</text:p>
      <text:p text:style-name="Обычный">Бедная<text:s/>лошадь<text:s/>шарахнулась<text:s/>в<text:s/>сторону,<text:s/>взвилась<text:s/>на<text:s/>дыбы,<text:s/>отскочила<text:s/>шагов<text:s/>на<text:s/>десять<text:s/>и<text:s/>вдруг<text:s/>грузно<text:s/>рухнула<text:s/>и<text:s/>захрипела,<text:s/>судорожно<text:s/>валяясь<text:s/>по<text:s/>земле…</text:p>
      <text:p text:style-name="Обычный">Чертопханов<text:s/>зажал<text:s/>себе<text:s/>уши<text:s/>обеими<text:s/>руками<text:s/>и<text:s/>побежал.<text:s/>Колени<text:s/>подгибались<text:s/>под<text:s/>ним.<text:s/>И<text:s/>хмель,<text:s/>и<text:s/>злоба,<text:s/>и<text:s/>тупая<text:s/>самоуверенность –<text:s/>все<text:s/>вылетело<text:s/>разом.<text:s/>Осталось<text:s/>одно<text:s/>чувство<text:s/>стыда<text:s/>и<text:s/>безобразия –<text:s/>да<text:s/>сознание,<text:s/>сознание<text:s/>несомненное,<text:s/>что<text:s/>на<text:s/>этот<text:s/>раз<text:s/>он<text:s/>и<text:s/>с<text:s/>собой<text:s/>покончил.</text:p>
      <text:p text:style-name="P2036"/>
      <text:p text:style-name="P2037">XVI</text:p>
      <text:p text:style-name="P2038"/>
      <text:p text:style-name="Обычный">Недель<text:s/>шесть<text:s/>спустя<text:s/>казачок<text:s/>Перфишка<text:s/>почел<text:s/>долгом<text:s/>остановить<text:s/>проезжавшего<text:s/>мимо<text:s/>бессоновской<text:s/>усадьбы<text:s/>станового<text:s/>пристава.</text:p>
      <text:p text:style-name="Обычный">– Чего<text:s/>тебе? –<text:s/>спросил<text:s/>блюститель<text:s/>порядка.</text:p>
      <text:p text:style-name="Обычный">– Пожалуйте,<text:s/>ваше<text:s/>благородие,<text:s/>к<text:s/>нам<text:s/>в<text:s/>дом, –<text:s/>ответил<text:s/>казачок<text:s/>с<text:s/>низким<text:s/>поклоном, –<text:s/>Пантелей<text:s/>Еремеич,<text:s/>кажись,<text:s/>умирать<text:s/>собираются,<text:s/>так<text:s/>вот<text:s/>я<text:s/>и<text:s/>боюсь.</text:p>
      <text:p text:style-name="Обычный">– Как?<text:s/>умирать? –<text:s/>переспросил<text:s/>становой.</text:p>
      <text:p text:style-name="Обычный">– Точно<text:s/>так‑с.<text:s/>Сперва<text:s/>они<text:s/>кажинный<text:s/>день<text:s/>водку<text:s/>кушали,<text:s/>а<text:s/>теперь<text:s/>вот<text:s/>в<text:s/>постель<text:s/>слегли,<text:s/>и<text:s/>уж<text:s/>оченно<text:s/>они<text:s/>худы<text:s/>стали.<text:s/>Я<text:s/>так<text:s/>полагаю,<text:s/>они<text:s/>теперь<text:s/>и<text:s/>понимать‑то<text:s/>ничего<text:s/>не<text:s/>понимают.<text:s/>Без<text:s/>языка<text:s/>совсем.</text:p>
      <text:p text:style-name="Обычный">Становой<text:s/>слез<text:s/>с<text:s/>телеги.</text:p>
      <text:p text:style-name="Обычный">– Что<text:s/>же<text:s/>ты,<text:s/>за<text:s/>священником<text:s/>по<text:s/>крайней<text:s/>мере<text:s/>сходил?<text:s/>Исповедался<text:s/>твой<text:s/>барин?<text:s/>Причастился?</text:p>
      <text:p text:style-name="Обычный">– Никак<text:s/>нет‑с.</text:p>
      <text:p text:style-name="Обычный">Становой<text:s/>нахмурился.</text:p>
      <text:p text:style-name="Обычный">– Как<text:s/>же<text:s/>ты<text:s/>это<text:s/>так,<text:s/>братец?<text:s/>Разве<text:s/>этак<text:s/>можно,<text:s/>а?<text:s/>Иль<text:s/>ты<text:s/>не<text:s/>знаешь,<text:s/>что<text:s/>за<text:s/>это…<text:s/>ответственность<text:s/>бывает<text:s/>большая,<text:s/>а?</text:p>
      <text:p text:style-name="Обычный">– Да<text:s/>я<text:s/>их<text:s/>и<text:s/>третьёго<text:s/>дня<text:s/>и<text:s/>вчерась<text:s/>спрашивал, –<text:s/>подхватил<text:s/>оробевший<text:s/>казачок, –<text:s/>не<text:s/>прикажете<text:s/>ли,<text:s/>говорю,<text:s/>Пантелей<text:s/>Еремеич,<text:s/>за<text:s/>священником<text:s/>сбегать?<text:s/>«Молчи,<text:s/>говорит,<text:s/>дурак.<text:s/>Не<text:s/>в<text:s/>свое<text:s/>дело<text:s/>не<text:s/>суйся».<text:s/>А<text:s/>сегодня,<text:s/>как<text:s/>я<text:s/>стал<text:s/>докладывать, –<text:s/>только<text:s/>посмотрели<text:s/>на<text:s/>меня<text:s/>да<text:s/>усом<text:s/>повели.</text:p>
      <text:p text:style-name="Обычный">– И<text:s/>много<text:s/>он<text:s/>пил<text:s/>водки? –<text:s/>спросил<text:s/>становой.</text:p>
      <text:p text:style-name="Обычный">– Дюже<text:s/>много!<text:s/>Да<text:s/>вы<text:s/>уж<text:s/>сделайте<text:s/>милость,<text:s/>ваше<text:s/>благородие,<text:s/>пожалуйте<text:s/>к<text:s/>ним<text:s/>в<text:s/>комнату.</text:p>
      <text:p text:style-name="Обычный">– Ну,<text:s/>веди! –<text:s/>проворчал<text:s/>становой<text:s/>и<text:s/>последовал<text:s/>за<text:s/>Перфишкой.</text:p>
      <text:p text:style-name="Обычный">Удивительное<text:s/>зрелище<text:s/>его<text:s/>ожидало.</text:p>
      <text:p text:style-name="Обычный">В<text:s/>задней<text:s/>комнате<text:s/>дома,<text:s/>сырой<text:s/>и<text:s/>темной,<text:s/>на<text:s/>убогой<text:s/>кровати,<text:s/>покрытой<text:s/>конскою<text:s/>попоной,<text:s/>с<text:s/>лохматой<text:s/>буркой<text:s/>вместо<text:s/>подушки,<text:s/>лежал<text:s/>Чертопханов,<text:s/>уже<text:s/>не<text:s/>бледный,<text:s/>а<text:s/>изжелта‑зеленый,<text:s/>как<text:s/>бывают<text:s/>мертвецы,<text:s/>со<text:s/>ввалившимися<text:s/>глазами<text:s/>под<text:s/>глянцевитыми<text:s/>веками,<text:s/>с<text:s/>заостренным,<text:s/>но<text:s/>все<text:s/>еще<text:s/>красноватым<text:s/>носом<text:s/>над<text:s/>взъерошенными<text:s/>усами.<text:s/>Лежал<text:s/>он<text:s/>одетый<text:s/>в<text:s/>неизменный<text:s/>свой<text:s/>архалук<text:s/>с<text:s/>патронами<text:s/>на<text:s/>груди<text:s/>и<text:s/>в<text:s/>черкесские<text:s/>синие<text:s/>шаровары.<text:s/>Папаха<text:s/>с<text:s/>малиновым<text:s/>верхом<text:s/>закрывала<text:s/>ему<text:s/>лоб<text:s/>до<text:s/>самых<text:s/>бровей.<text:s/>В<text:s/>одной<text:s/>руке<text:s/>Чертопханов<text:s/>держал<text:s/>охотничью<text:s/>нагайку,<text:s/>в<text:s/>другой –<text:s/>шитый<text:s/>кисет,<text:s/>последний<text:s/>подарок<text:s/>Маши.<text:s/>На<text:s/>столе<text:s/>возле<text:s/>кровати<text:s/>стоял<text:s/>пустой<text:s/>штоф;<text:s/>а в<text:s/>головах,<text:s/>пришпиленные<text:s/>булавками<text:s/>к<text:s/>стене,<text:s/>виднелись<text:s/>два<text:s/>акварельных<text:s/>рисунка:<text:s/>на<text:s/>одном,<text:s/>сколько<text:s/>можно<text:s/>было<text:s/>понять,<text:s/>был<text:s/>представлен<text:s/>толстый<text:s/>человек<text:s/>с<text:s/>гитарой<text:s/>в<text:s/>руках –<text:s/>вероятно,<text:s/>Недопюскин;<text:s/>другой<text:s/>изображал<text:s/>скачущего<text:s/>всадника…<text:s/>Лошадь<text:s/>походила<text:s/>на<text:s/>тех<text:s/>сказочных<text:s/>животных,<text:s/>которых<text:s/>рисуют<text:s/>дети<text:s/>на<text:s/>стенах<text:s/>и<text:s/>заборах;<text:s/>но<text:s/>старательно<text:s/>оттушеванные<text:s/>яблоки<text:s/>ее<text:s/>масти<text:s/>и<text:s/>патроны<text:s/>на<text:s/>груди<text:s/>всадника,<text:s/>острые<text:s/>носки<text:s/>его<text:s/>сапогов<text:s/>и<text:s/>громадные<text:s/>усы<text:s/>не<text:s/>оставляли<text:s/>места<text:s/>сомнению:<text:s/>этот<text:s/>рисунок<text:s/>долженствовал<text:s/>изобразить<text:s/>Пантелея<text:s/>Еремеича<text:s/>верхом<text:s/>на<text:s/>Малек‑Аделе.</text:p>
      <text:p text:style-name="Обычный">Изумленный<text:s/>становой<text:s/>не<text:s/>знал,<text:s/>что<text:s/>предпринять.<text:s/>Мертвая<text:s/>тишина<text:s/>царствовала<text:s/>в<text:s/>комнате.<text:s/>«Да<text:s/>уж<text:s/>он<text:s/>скончался», –<text:s/>подумал<text:s/>он<text:s/>и,<text:s/>возвысив<text:s/>голос,<text:s/>промолвил: –<text:s/>Пантелей<text:s/>Еремеич!<text:s/>А,<text:s/>Пантелей<text:s/>Еремеич!</text:p>
      <text:p text:style-name="Обычный">Тогда<text:s/>произошло<text:s/>нечто<text:s/>необыкновенное.<text:s/>Глаза<text:s/>Чертопханова<text:s/>медленно<text:s/>раскрылись,<text:s/>потухшие<text:s/>зрачки<text:s/>двинулись<text:s/>сперва<text:s/>справа<text:s/>налево,<text:s/>потом<text:s/>слева<text:s/>направо,<text:s/>остановились<text:s/>на<text:s/>посетителе,<text:s/>увидали<text:s/>его…<text:s/>Что‑то<text:s/>замерцало<text:s/>в<text:s/>их<text:s/>тусклой<text:s/>белизне,<text:s/>подобие<text:s/>взора<text:s/>в<text:s/>них<text:s/>проявилось;<text:s/>посиневшие<text:s/>губы<text:s/>постепенно<text:s/>расклеились,<text:s/>и<text:s/>послышался<text:s/>сиплый,<text:s/>уж<text:s/>точно<text:s/>гробовой<text:s/>голос:</text:p>
      <text:p text:style-name="Обычный">– Столбовой<text:s/>дворянин<text:s/>Пантелей<text:s/>Чертопханов<text:s/>умирает;<text:s/>кто<text:s/>может<text:s/>ему<text:s/>препятствовать?<text:s/>Он<text:s/>никому<text:s/>не<text:s/>должен,<text:s/>ничего<text:s/>не<text:s/>требует…<text:s/>Оставьте<text:s/>его,<text:s/>люди!<text:s/>Идите!</text:p>
      <text:p text:style-name="Обычный">Рука<text:s/>с<text:s/>нагайкой<text:s/>попыталась<text:s/>приподняться…<text:s/>Напрасно!<text:s/>Губы<text:s/>опять<text:s/>склеились,<text:s/>глаза<text:s/>закрылись –<text:s/>и<text:s/>по‑прежнему<text:s/>лежал<text:s/>Чертопханов<text:s/>на<text:s/>своей<text:s/>жесткой<text:s/>кровати,<text:s/>вытянувшись<text:s/>как<text:s/>пласт<text:s/>и<text:s/>сдвинув<text:s/>подошвы.</text:p>
      <text:p text:style-name="Обычный">– Дай<text:s/>знать,<text:s/>когда<text:s/>скончается, –<text:s/>шепнул,<text:s/>выходя<text:s/>из<text:s/>комнаты,<text:s/>становой<text:s/>Перфишке, –<text:s/>а<text:s/>за<text:s/>попом,<text:s/>я<text:s/>полагаю,<text:s/>сходить<text:s/>и<text:s/>теперь<text:s/>можно.<text:s/>Надо<text:s/>ж<text:s/>порядок<text:s/>соблюсти,<text:s/>особоровать<text:s/>его.</text:p>
      <text:p text:style-name="Обычный">Перфишка<text:s/>в<text:s/>тот<text:s/>же<text:s/>день<text:s/>сходил<text:s/>за<text:s/>попом;<text:s/>а на<text:s/>следующее<text:s/>утро<text:s/>ему<text:s/>пришлось<text:s/>дать<text:s/>знать<text:s/>становому:<text:s/>Пантелей<text:s/>Еремеич<text:s/>скончался<text:s/>в<text:s/>ту<text:s/>же<text:s/>ночь.</text:p>
      <text:p text:style-name="Обычный">Когда<text:s/>его<text:s/>хоронили,<text:s/>гроб<text:s/>его<text:s/>провожали<text:s/>два<text:s/>человека:<text:s/>казачок<text:s/>Перфишка<text:s/>да<text:s/>Мошель<text:s/>Лейба.<text:s/>Весть<text:s/>о<text:s/>кончине<text:s/>Чертопханова<text:s/>каким‑то<text:s/>образом<text:s/>дошла<text:s/>до<text:s/>жида,<text:s/>и<text:s/>он<text:s/>не<text:s/>преминул<text:s/>отдать<text:s/>последний<text:s/>долг<text:s/>своему<text:s/>благодетелю.</text:p>
      <text:p text:style-name="Обычный"/>
      <text:p text:style-name="Обычный"><text:span text:style-name="T2039">1872</text:span></text:p>
      <text:p text:style-name="Обычный"/>
      <text:p text:style-name="P2040">Живые<text:s/>мощи</text:p>
      <text:p text:style-name="P2041"/>
      <text:p text:style-name="P2042">Край<text:s/>родной<text:s/>долготерпенья –</text:p>
      <text:p text:style-name="P2043">Край<text:s/>ты<text:s/>русского<text:s/>народа!</text:p>
      <text:p text:style-name="P2044">Ф.<text:s/>Тютчев</text:p>
      <text:p text:style-name="P2045"/>
      <text:p text:style-name="Обычный">Французская<text:s/>поговорка<text:s/>гласит:<text:s/>«Сухой<text:s/>рыбак<text:s/>и<text:s/>мокрый<text:s/>охотник<text:s/>являют<text:s/>вид<text:s/>печальный».<text:s/>Не<text:s/>имев<text:s/>никогда<text:s/>пристрастия<text:s/>к<text:s/>рыбной<text:s/>ловле,<text:s/>я<text:s/>не<text:s/>могу<text:s/>судить<text:s/>о<text:s/>том,<text:s/>что<text:s/>испытывает<text:s/>рыбак<text:s/>в<text:s/>хорошую,<text:s/>ясную<text:s/>погоду<text:s/>и<text:s/>насколько<text:s/>в<text:s/>ненастное<text:s/>время<text:s/>удовольствие,<text:s/>доставляемое<text:s/>ему<text:s/>обильной<text:s/>добычей,<text:s/>перевешивает<text:s/>неприятность<text:s/>быть<text:s/>мокрым.<text:s/>Но<text:s/>для<text:s/>охотника<text:s/>дождь –<text:s/>сущее<text:s/>бедствие.<text:s/>Именно<text:s/>такому<text:s/>бедствию<text:s/>подверглись<text:s/>мы<text:s/>с<text:s/>Ермолаем<text:s/>в<text:s/>одну<text:s/>из<text:s/>наших<text:s/>поездок<text:s/>за<text:s/>тетеревами<text:s/>в<text:s/>Белевский<text:s/>уезд.<text:s/>С<text:s/>самой<text:s/>утренней<text:s/>зари<text:s/>дождь<text:s/>не<text:s/>переставал.<text:s/>Уж<text:s/>чего‑чего<text:s/>мы<text:s/>не<text:s/>делали,<text:s/>чтобы<text:s/>от<text:s/>него<text:s/>избавиться!<text:s/>И<text:s/>резинковые<text:s/>плащики<text:s/>чуть<text:s/>не<text:s/>на<text:s/>самую<text:s/>голову<text:s/>надевали,<text:s/>и<text:s/>под<text:s/>деревья<text:s/>становились,<text:s/>чтобы<text:s/>поменьше<text:s/>капало…<text:s/>Непромокаемые<text:s/>плащики,<text:s/>не<text:s/>говоря<text:s/>уже<text:s/>о<text:s/>том,<text:s/>что<text:s/>мешали<text:s/>стрелять,<text:s/>пропускали<text:s/>воду<text:s/>самым<text:s/>бесстыдным<text:s/>образом;<text:s/>а под<text:s/>деревьями<text:s/>точно,<text:s/>на<text:s/>первых<text:s/>порах,<text:s/>как<text:s/>будто<text:s/>и<text:s/>не<text:s/>капало,<text:s/>но<text:s/>потом<text:s/>вдруг<text:s/>накопившаяся<text:s/>в<text:s/>листве<text:s/>влага<text:s/>прорывалась,<text:s/>каждая<text:s/>ветка<text:s/>обдавала<text:s/>нас,<text:s/>как<text:s/>из<text:s/>дождевой<text:s/>трубы,<text:s/>холодная<text:s/>струйка<text:s/>забиралась<text:s/>под<text:s/>галстух<text:s/>и<text:s/>текла<text:s/>вдоль<text:s/>спинного<text:s/>хребта…<text:s/>А<text:s/>уж<text:s/>это<text:s/>последнее<text:s/>дело,<text:s/>как<text:s/>выражался<text:s/>Ермолай.</text:p>
      <text:p text:style-name="Обычный">– Нет,<text:s/>Петр<text:s/>Петрович, –<text:s/>воскликнул<text:s/>он<text:s/>наконец. –<text:s/>Этак<text:s/>нельзя!..<text:s/>Нельзя<text:s/>сегодня<text:s/>охотиться.<text:s/>Собакам<text:s/><text:span text:style-name="T2046">чучье</text:span><text:span text:style-name="T2047"><text:s/></text:span>заливает;<text:s/>ружья<text:s/>осекаются…<text:s/>Тьфу!<text:s/>Задача!</text:p>
      <text:p text:style-name="Обычный">– Что<text:s/>же<text:s/>делать? –<text:s/>спросил<text:s/>я.</text:p>
      <text:p text:style-name="Обычный">– А<text:s/>вот<text:s/>что.<text:s/>Поедемте<text:s/>в<text:s/>Алексеевку.<text:s/>Вы,<text:s/>может,<text:s/>не<text:s/>знаете –<text:s/>хуторок<text:s/>такой<text:s/>есть,<text:s/>матушке<text:s/>вашей<text:s/>принадлежит;<text:s/>отсюда<text:s/>верст<text:s/>восемь.<text:s/>Переночуем<text:s/>там,<text:s/>а<text:s/>завтра…</text:p>
      <text:p text:style-name="Обычный">– Сюда<text:s/>вернемся?</text:p>
      <text:p text:style-name="Обычный">– Нет,<text:s/>не<text:s/>сюда…<text:s/>Мне<text:s/>за<text:s/>Алексеевкой<text:s/>места<text:s/>известны…<text:s/>многим<text:s/>лучше<text:s/>здешних<text:s/>для<text:s/>тетеревов!</text:p>
      <text:p text:style-name="Обычный">Я<text:s/>не<text:s/>стал<text:s/>расспрашивать<text:s/>моего<text:s/>верного<text:s/>спутника,<text:s/>зачем<text:s/>он<text:s/>не<text:s/>повез<text:s/>меня<text:s/>прямо<text:s/>в<text:s/>те<text:s/>места,<text:s/>и<text:s/>в<text:s/>тот<text:s/>же<text:s/>день<text:s/>мы<text:s/>добрались<text:s/>до<text:s/>матушкина<text:s/>хуторка,<text:s/>существования<text:s/>которого<text:s/>я,<text:s/>признаться<text:s/>сказать,<text:s/>и<text:s/>не<text:s/>подозревал<text:s/>до<text:s/>тех<text:s/>пор.<text:s/>При<text:s/>этом<text:s/>хуторке<text:s/>оказался<text:s/>флигелек,<text:s/>очень<text:s/>ветхий,<text:s/>но<text:s/>нежилой<text:s/>и<text:s/>потому<text:s/>чистый;<text:s/>я провел<text:s/>в<text:s/>нем<text:s/>довольно<text:s/>спокойную<text:s/>ночь.</text:p>
      <text:p text:style-name="Обычный">На<text:s/>следующий<text:s/>день<text:s/>я<text:s/>проснулся<text:s/>ранехонько.<text:s/>Солнце<text:s/>только<text:s/>что<text:s/>встало;<text:s/>на<text:s/>небе<text:s/>не<text:s/>было<text:s/>ни<text:s/>одного<text:s/>облачка;<text:s/>все<text:s/>кругом<text:s/>блестело<text:s/>сильным<text:s/>двойным<text:s/>блеском:<text:s/>блеском<text:s/>молодых<text:s/>утренних<text:s/>лучей<text:s/>и<text:s/>вчерашнего<text:s/>ливня.<text:s/>Пока<text:s/>мне<text:s/>закладывали<text:s/>таратайку,<text:s/>я<text:s/>пошел<text:s/>побродить<text:s/>по<text:s/>небольшому,<text:s/>некогда<text:s/>фруктовому,<text:s/>теперь<text:s/>одичалому<text:s/>саду,<text:s/>со<text:s/>всех<text:s/>сторон<text:s/>обступившему<text:s/>флигелек<text:s/>своей<text:s/>пахучей,<text:s/>сочной<text:s/>глушью.<text:s/>Ах,<text:s/>как<text:s/>было<text:s/>хорошо<text:s/>на<text:s/>вольном<text:s/>воздухе,<text:s/>под<text:s/>ясным<text:s/>небом,<text:s/>где<text:s/>трепетали<text:s/>жаворонки,<text:s/>откуда<text:s/>сыпался<text:s/>серебряный<text:s/>бисер<text:s/>их<text:s/>звонких<text:s/>голосов!<text:s/>На<text:s/>крыльях<text:s/>своих<text:s/>они,<text:s/>наверно,<text:s/>унесли<text:s/>капли<text:s/>росы,<text:s/>и<text:s/>песни<text:s/>их<text:s/>казались<text:s/>орошенными<text:s/>росою.<text:s/>Я<text:s/>даже<text:s/>шапку<text:s/>снял<text:s/>с<text:s/>головы<text:s/>и<text:s/>дышал<text:s/>радостно –<text:s/>всею<text:s/>грудью.<text:s/>На<text:s/>склоне<text:s/>неглубокого<text:s/>оврага,<text:s/>возле<text:s/>самого<text:s/>плетня,<text:s/>виднелась<text:s/>пасека;<text:s/>узенькая<text:s/>тропинка<text:s/>вела<text:s/>к<text:s/>ней,<text:s/>извиваясь<text:s/>змейкой<text:s/>между<text:s/>сплошными<text:s/>стенами<text:s/>бурьяна<text:s/>и<text:s/>крапивы,<text:s/>над<text:s/>которыми<text:s/>высились,<text:s/>бог<text:s/>ведает<text:s/>откуда<text:s/>занесенные,<text:s/>остроконечные<text:s/>стебли<text:s/>темно‑зеленой<text:s/>конопли.</text:p>
      <text:p text:style-name="Обычный">Я<text:s/>отправился<text:s/>по<text:s/>этой<text:s/>тропинке;<text:s/>дошел<text:s/>до<text:s/>пасеки.<text:s/>Рядом<text:s/>с<text:s/>нею<text:s/>стоял<text:s/>плетеный<text:s/>сарайчик,<text:s/>так<text:s/>называемый<text:s/>амшаник,<text:s/>куда<text:s/>ставят<text:s/>улья<text:s/>на<text:s/>зиму.<text:s/>Я<text:s/>заглянул<text:s/>в<text:s/>полуоткрытую<text:s/>дверь:<text:s/>темно,<text:s/>тихо,<text:s/>сухо;<text:s/>пахнет<text:s/>мятой,<text:s/>мелиссой.<text:s/>В<text:s/>углу<text:s/>приспособлены<text:s/>подмостки,<text:s/>и<text:s/>на<text:s/>них,<text:s/>прикрытая<text:s/>одеялом,<text:s/>какая‑то<text:s/>маленькая<text:s/>фигура…<text:s/>Я<text:s/>пошел<text:s/>было<text:s/>прочь…</text:p>
      <text:p text:style-name="Обычный">– Барин,<text:s/>а<text:s/>барин!<text:s/>Петр<text:s/>Петрович! –<text:s/>послышался<text:s/>мне<text:s/>голос,<text:s/>слабый,<text:s/>медленный<text:s/>и<text:s/>сиплый,<text:s/>как<text:s/>шелест<text:s/>болотной<text:s/>осоки.</text:p>
      <text:p text:style-name="Обычный">Я<text:s/>остановился.</text:p>
      <text:p text:style-name="Обычный">– Петр<text:s/>Петрович!<text:s/>Подойдите,<text:s/>пожалуйста! –<text:s/>повторил<text:s/>голос.<text:s/>Он<text:s/>доносился<text:s/>до<text:s/>меня<text:s/>из<text:s/>угла,<text:s/>с<text:s/>тех,<text:s/>замеченных<text:s/>мною,<text:s/>подмостков.</text:p>
      <text:p text:style-name="Обычный">Я<text:s/>приблизился –<text:s/>и<text:s/>остолбенел<text:s/>от<text:s/>удивления.<text:s/>Передо<text:s/>мною<text:s/>лежало<text:s/>живое<text:s/>человеческое<text:s/>существо,<text:s/>но<text:s/>что<text:s/>это<text:s/>было<text:s/>такое?</text:p>
      <text:p text:style-name="Обычный">Голова<text:s/>совершенно<text:s/>высохшая,<text:s/>одноцветная,<text:s/>бронзовая –<text:s/>ни<text:s/>дать<text:s/>ни<text:s/>взять<text:s/>икона<text:s/>старинного<text:s/>письма;<text:s/>нос<text:s/>узкий,<text:s/>как<text:s/>лезвие<text:s/>ножа;<text:s/>губ<text:s/>почти<text:s/>не<text:s/>видать,<text:s/>только<text:s/>зубы<text:s/>белеют<text:s/>и<text:s/>глаза,<text:s/>да<text:s/>из‑под<text:s/>платка<text:s/>выбиваются<text:s/>на<text:s/>лоб<text:s/>жидкие<text:s/>пряди<text:s/>желтых<text:s/>волос.<text:s/>У<text:s/>подбородка,<text:s/>на<text:s/>складке<text:s/>одеяла,<text:s/>движутся,<text:s/>медленно<text:s/>перебирая<text:s/>пальцами,<text:s/>как<text:s/>палочками,<text:s/>две<text:s/>крошечных<text:s/>руки<text:s/>тоже<text:s/>бронзового<text:s/>цвета.<text:s/>Я<text:s/>вглядываюсь<text:s/>попристальнее:<text:s/>лицо<text:s/>не<text:s/>только<text:s/>не<text:s/>безобразное,<text:s/>даже<text:s/>красивое, –<text:s/>но<text:s/>страшное,<text:s/>необычайное.<text:s/>И<text:s/>тем<text:s/>страшнее<text:s/>кажется<text:s/>мне<text:s/>это<text:s/>лицо,<text:s/>что<text:s/>по<text:s/>нем,<text:s/>по<text:s/>металлическим<text:s/>его<text:s/>щекам,<text:s/>я<text:s/>вижу –<text:s/>силится…<text:s/>силится<text:s/>и<text:s/>не<text:s/>может<text:s/>расплыться<text:s/>улыбка.</text:p>
      <text:p text:style-name="Обычный">– Вы<text:s/>меня<text:s/>не<text:s/>узнаете,<text:s/>барин? –<text:s/>прошептал<text:s/>опять<text:s/>голос;<text:s/>он<text:s/>словно<text:s/>испарялся<text:s/>из<text:s/>едва<text:s/>шевелившихся<text:s/>губ. –<text:s/>Да<text:s/>и<text:s/>где<text:s/>узнать!<text:s/>Я<text:s/>Лукерья…<text:s/>Помните,<text:s/>что<text:s/>хороводы<text:s/>у<text:s/>матушки<text:s/>у<text:s/>вашей<text:s/>в<text:s/>Спасском<text:s/>водила…<text:s/>помните,<text:s/>я<text:s/>еще<text:s/>запевалой<text:s/>была?</text:p>
      <text:p text:style-name="Обычный">– Лукерья! –<text:s/>воскликнул<text:s/>я. –<text:s/>Ты<text:s/>ли<text:s/>это?<text:s/>Возможно<text:s/>ли?</text:p>
      <text:p text:style-name="Обычный">– Я,<text:s/>да,<text:s/>барин, –<text:s/>я.<text:s/>Я –<text:s/>Лукерья.</text:p>
      <text:p text:style-name="Обычный">Я<text:s/>не<text:s/>знал,<text:s/>что<text:s/>сказать,<text:s/>и<text:s/>как<text:s/>ошеломленный<text:s/>глядел<text:s/>на<text:s/>это<text:s/>темное,<text:s/>неподвижное<text:s/>лицо<text:s/>с<text:s/>устремленными<text:s/>на<text:s/>меня<text:s/>светлыми<text:s/>и<text:s/>мертвенными<text:s/>глазами.<text:s/>Возможно<text:s/>ли?<text:s/>Эта<text:s/>мумия –<text:s/>Лукерья,<text:s/>первая<text:s/>красавица<text:s/>во<text:s/>всей<text:s/>нашей<text:s/>дворне,<text:s/>высокая,<text:s/>полная,<text:s/>белая,<text:s/>румяная,<text:s/>хохотунья,<text:s/>плясунья,<text:s/>певунья!<text:s/>Лукерья,<text:s/>умница<text:s/>Лукерья,<text:s/>за<text:s/>которою<text:s/>ухаживали<text:s/>все<text:s/>наши<text:s/>молодые<text:s/>парни,<text:s/>по<text:s/>которой<text:s/>я<text:s/>сам<text:s/>втайне<text:s/>вздыхал,<text:s/>я –<text:s/>шестнадцатилетний<text:s/>мальчик!</text:p>
      <text:p text:style-name="Обычный">– Помилуй,<text:s/>Лукерья, –<text:s/>проговорил<text:s/>я<text:s/>наконец, –<text:s/>что<text:s/>это<text:s/>с<text:s/>тобой<text:s/>случилось?</text:p>
      <text:p text:style-name="Обычный">– А<text:s/>беда<text:s/>такая<text:s/>стряслась!<text:s/>Да<text:s/>вы<text:s/>не<text:s/>побрезгуйте,<text:s/>барин,<text:s/>не<text:s/>погнушайтесь<text:s/>несчастием<text:s/>моим, –<text:s/>сядьте<text:s/>вон<text:s/>на<text:s/>кадушечку,<text:s/>поближе,<text:s/>а<text:s/>то<text:s/>вам<text:s/>меня<text:s/>не<text:s/>слышно<text:s/>будет…<text:s/>вишь<text:s/>я<text:s/>какая<text:s/>голосистая<text:s/>стала!..<text:s/>Ну,<text:s/>уж<text:s/>и<text:s/>рада<text:s/>же<text:s/>я,<text:s/>что<text:s/>увидала<text:s/>вас!<text:s/>Как<text:s/>это<text:s/>вы<text:s/>в<text:s/>Алексеевку<text:s/>попали?</text:p>
      <text:p text:style-name="Обычный">Лукерья<text:s/>говорила<text:s/>очень<text:s/>тихо<text:s/>и<text:s/>слабо,<text:s/>но<text:s/>без<text:s/>остановки.</text:p>
      <text:p text:style-name="Обычный">– Меня<text:s/>Ермолай‑охотник<text:s/>сюда<text:s/>завез.<text:s/>Но<text:s/>расскажи<text:s/>же<text:s/>ты<text:s/>мне…</text:p>
      <text:p text:style-name="Обычный">– Про<text:s/>беду‑то<text:s/>мою<text:s/>рассказать?<text:s/>Извольте,<text:s/>барин.<text:s/>Случилось<text:s/>это<text:s/>со<text:s/>мной<text:s/>уже<text:s/>давно,<text:s/>леть<text:s/>шесть<text:s/>или<text:s/>семь.<text:s/>Меня<text:s/>тогда<text:s/>только<text:s/>что<text:s/>помолвили<text:s/>за<text:s/>Василья<text:s/>Полякова –<text:s/>помните,<text:s/>такой<text:s/>из<text:s/>себя<text:s/>статный<text:s/>был,<text:s/>кудрявый,<text:s/>еще<text:s/>буфетчиком<text:s/>у<text:s/>матушки<text:s/>у<text:s/>вашей<text:s/>служил?<text:s/>Да<text:s/>вас<text:s/>уже<text:s/>тогда<text:s/>в<text:s/>деревне<text:s/>не<text:s/>было;<text:s/>в Москву<text:s/>уехали<text:s/>учиться.<text:s/>Очень<text:s/>мы<text:s/>с<text:s/>Василием<text:s/>слюбились;<text:s/>из<text:s/>головы<text:s/>он<text:s/>у<text:s/>меня<text:s/>не<text:s/>выходил;<text:s/>а дело<text:s/>было<text:s/>весною.<text:s/>Вот<text:s/>раз<text:s/>ночью…<text:s/>уж<text:s/>и<text:s/>до<text:s/>зари<text:s/>недалеко…<text:s/>а мне<text:s/>не<text:s/>спится:<text:s/>соловей<text:s/>в<text:s/>саду<text:s/>таково<text:s/>удивительно<text:s/>поет<text:s/>сладко!..<text:s/>Не<text:s/>вытерпела<text:s/>я,<text:s/>встала<text:s/>и<text:s/>вышла<text:s/>на<text:s/>крыльцо<text:s/>его<text:s/>послушать.<text:s/>Заливается<text:s/>он,<text:s/>заливается…<text:s/>и вдруг<text:s/>мне<text:s/>почудилось:<text:s/>зовет<text:s/>меня<text:s/>кто‑то<text:s/>Васиным<text:s/>голосом,<text:s/>тихо<text:s/>так:<text:s/>«Луша!..»<text:s/>Я<text:s/>глядь<text:s/>в<text:s/>сторону,<text:s/>да,<text:s/>знать,<text:s/>спросонья<text:s/>оступилась,<text:s/>так<text:s/>прямо<text:s/>с<text:s/>рундучка<text:s/>и<text:s/>полетела<text:s/>вниз –<text:s/>да<text:s/>о<text:s/>землю<text:s/>хлоп!<text:s/>И,<text:s/>кажись,<text:s/>не<text:s/>сильно<text:s/>я<text:s/>расшиблась,<text:s/>потому –<text:s/>скоро<text:s/>поднялась<text:s/>и<text:s/>к<text:s/>себе<text:s/>в<text:s/>комнату<text:s/>вернулась.<text:s/>Только<text:s/>словно<text:s/>у<text:s/>меня<text:s/>что<text:s/>внутри –<text:s/>в<text:s/>утробе –<text:s/>порвалось…<text:s/>Дайте<text:s/>дух<text:s/>перевести…<text:s/>с минуточку…<text:s/>барин.</text:p>
      <text:p text:style-name="Обычный">Лукерья<text:s/>умолкла,<text:s/>а<text:s/>я<text:s/>с<text:s/>изумлением<text:s/>глядел<text:s/>на<text:s/>нее.<text:s/>Изумляло<text:s/>меня<text:s/>собственно<text:s/>то,<text:s/>что<text:s/>она<text:s/>рассказ<text:s/>свой<text:s/>вела<text:s/>почти<text:s/>весело,<text:s/>без<text:s/>охов<text:s/>и<text:s/>вздохов,<text:s/>нисколько<text:s/>не<text:s/>жалуясь<text:s/>и<text:s/>не<text:s/>напрашиваясь<text:s/>на<text:s/>участие.</text:p>
      <text:p text:style-name="Обычный">– С<text:s/>самого<text:s/>того<text:s/>случая, –<text:s/>продолжала<text:s/>Лукерья, –<text:s/>стала<text:s/>я<text:s/>сохнуть,<text:s/>чахнуть;<text:s/>чернота<text:s/>на<text:s/>меня<text:s/>нашла;<text:s/>трудно<text:s/>мне<text:s/>стало<text:s/>ходить,<text:s/>а<text:s/>там<text:s/>уже –<text:s/>полно<text:s/>и<text:s/>ногами<text:s/>владеть;<text:s/>ни<text:s/>стоять,<text:s/>ни<text:s/>сидеть<text:s/>не<text:s/>могу;<text:s/>все<text:s/>бы<text:s/>лежала.<text:s/>И<text:s/>ни<text:s/>пить,<text:s/>ни<text:s/>есть<text:s/>не<text:s/>хочется:<text:s/>все<text:s/>хуже<text:s/>да<text:s/>хуже.<text:s/>Матушка<text:s/>ваша<text:s/>по<text:s/>доброте<text:s/>своей<text:s/>и<text:s/>лекарям<text:s/>меня<text:s/>показывала,<text:s/>и<text:s/>в<text:s/>больницу<text:s/>посылала.<text:s/>Однако<text:s/>облегченья<text:s/>мне<text:s/>никакого<text:s/>не<text:s/>вышло.<text:s/>И<text:s/>ни<text:s/>один<text:s/>лекарь<text:s/>даже<text:s/>сказать<text:s/>не<text:s/>мог,<text:s/>что<text:s/>за<text:s/>болезнь<text:s/>у<text:s/>меня<text:s/>за<text:s/>такая.<text:s/>Чего<text:s/>они<text:s/>со<text:s/>мной<text:s/>только<text:s/>не<text:s/>делали:<text:s/>железом<text:s/>раскаленным<text:s/>спину<text:s/>жгли,<text:s/>в<text:s/>колотый<text:s/>лед<text:s/>сажали –<text:s/>и<text:s/>все<text:s/>ничего.<text:s/>Совсем<text:s/>я<text:s/>окостенела<text:s/>под<text:s/>конец…<text:s/>Вот<text:s/>и<text:s/>порешили<text:s/>господа,<text:s/>что<text:s/>лечить<text:s/>меня<text:s/>больше<text:s/>нечего,<text:s/>а<text:s/>в<text:s/>барском<text:s/>доме<text:s/>держать<text:s/>калек<text:s/>неспособно…<text:s/>ну,<text:s/>и<text:s/>переслали<text:s/>меня<text:s/>сюда –<text:s/>потому<text:s/>тут<text:s/>у<text:s/>меня<text:s/>родственники<text:s/>есть.<text:s/>Вот<text:s/>я<text:s/>и<text:s/>живу,<text:s/>как<text:s/>видите.</text:p>
      <text:p text:style-name="Обычный">Лукерья<text:s/>опять<text:s/>умолкла<text:s/>и<text:s/>опять<text:s/>усилилась<text:s/>улыбнуться.</text:p>
      <text:p text:style-name="Обычный">– Это,<text:s/>однако<text:s/>же,<text:s/>ужасно,<text:s/>твое<text:s/>положение! –<text:s/>воскликнул<text:s/>я…<text:s/>и,<text:s/>не<text:s/>зная,<text:s/>что<text:s/>прибавить,<text:s/>спросил: –<text:s/>А<text:s/>что<text:s/>же<text:s/>Поляков<text:s/>Василий? –<text:s/>Очень<text:s/>глуп<text:s/>был<text:s/>этот<text:s/>вопрос.</text:p>
      <text:p text:style-name="Обычный">Лукерья<text:s/>отвела<text:s/>глаза<text:s/>немного<text:s/>в<text:s/>сторону.</text:p>
      <text:p text:style-name="Обычный">– Что<text:s/>Поляков?<text:s/>Потужил,<text:s/>потужил –<text:s/>да<text:s/>и<text:s/>женился<text:s/>на<text:s/>другой,<text:s/>на<text:s/>девушке<text:s/>из<text:s/>Глинного.<text:s/>Знаете<text:s/>Глинное?<text:s/>От<text:s/>нас<text:s/>недалече.<text:s/>Аграфеной<text:s/>ее<text:s/>звали.<text:s/>Очень<text:s/>он<text:s/>меня<text:s/>любил,<text:s/>да<text:s/>ведь<text:s/>человек<text:s/>молодой –<text:s/>не<text:s/>оставаться<text:s/>же<text:s/>ему<text:s/>холостым.<text:s/>И<text:s/>какая<text:s/>уж<text:s/>я<text:s/>ему<text:s/>могла<text:s/>быть<text:s/>подруга?<text:s/>А<text:s/>жену<text:s/>он<text:s/>нашел<text:s/>себе<text:s/>хорошую,<text:s/>добрую,<text:s/>и<text:s/>детки<text:s/>у<text:s/>них<text:s/>есть.<text:s/>Он<text:s/>тут<text:s/>у<text:s/>соседа<text:s/>в<text:s/>приказчиках<text:s/>живет:<text:s/>матушка<text:s/>ваша<text:s/>по<text:s/>пачпорту<text:s/>его<text:s/>отпустила,<text:s/>и<text:s/>очень<text:s/>ему,<text:s/>слава<text:s/>Богу,<text:s/>хорошо.</text:p>
      <text:p text:style-name="Обычный">– И<text:s/>так<text:s/>ты<text:s/>все<text:s/>лежишь<text:s/>да<text:s/>лежишь? –<text:s/>спросил<text:s/>я<text:s/>опять.</text:p>
      <text:p text:style-name="Обычный">– Вот<text:s/>так<text:s/>и<text:s/>лежу,<text:s/>барин,<text:s/>седьмой<text:s/>годок.<text:s/>Летом‑то<text:s/>я<text:s/>здесь<text:s/>лежу,<text:s/>в<text:s/>этой<text:s/>плетушке,<text:s/>а<text:s/>как<text:s/>холодно<text:s/>станет –<text:s/>меня<text:s/>в<text:s/>предбанник<text:s/>перенесут.<text:s/>Там<text:s/>лежу.</text:p>
      <text:p text:style-name="Обычный">– Кто<text:s/>же<text:s/>за<text:s/>тобой<text:s/>ходит?<text:s/>Присматривает<text:s/>кто?</text:p>
      <text:p text:style-name="Обычный">– А<text:s/>добрые<text:s/>люди<text:s/>здесь<text:s/>есть<text:s/>тоже.<text:s/>Меня<text:s/>не<text:s/>оставляют.<text:s/>Да<text:s/>и<text:s/>ходьбы<text:s/>за<text:s/>мной<text:s/>немного.<text:s/>Есть‑то<text:s/>почитай<text:s/>что<text:s/>не<text:s/>ем<text:s/>ничего,<text:s/>а<text:s/>вода –<text:s/>вон<text:s/>она<text:s/>в<text:s/>кружке‑то:<text:s/>всегда<text:s/>стоит<text:s/>припасенная,<text:s/>чистая,<text:s/>ключевая<text:s/>вода.<text:s/>До<text:s/>кружки‑то<text:s/>я<text:s/>сама<text:s/>дотянуться<text:s/>могу:<text:s/>одна<text:s/>рука<text:s/>у<text:s/>меня<text:s/>еще<text:s/>действовать<text:s/>может.<text:s/>Ну,<text:s/>девочка<text:s/>тут<text:s/>есть,<text:s/>сиротка;<text:s/>нет,<text:s/>нет –<text:s/>да<text:s/>и<text:s/>наведается,<text:s/>спасибо<text:s/>ей.<text:s/>Сейчас<text:s/>тут<text:s/>была…<text:s/>Вы<text:s/>ее<text:s/>не<text:s/>встретили?<text:s/>Хорошенькая<text:s/>такая,<text:s/>беленькая.<text:s/>Она<text:s/>цветы<text:s/>мне<text:s/>носит;<text:s/>большая<text:s/>я<text:s/>до<text:s/>них<text:s/>охотница,<text:s/>до<text:s/>цветов‑то.<text:s/>Садовых<text:s/>у<text:s/>нас<text:s/>нет, –<text:s/>были,<text:s/>да<text:s/>перевелись.<text:s/>Но<text:s/>ведь<text:s/>и<text:s/>полевые<text:s/>цветы<text:s/>хороши,<text:s/>пахнут<text:s/>еще<text:s/>лучше<text:s/>садовых.<text:s/>Вот<text:s/>хоть<text:s/>бы<text:s/>ландыш…<text:s/>на<text:s/>что<text:s/>приятнее!</text:p>
      <text:p text:style-name="Обычный">– И<text:s/>не<text:s/>скучно,<text:s/>не<text:s/>жутко<text:s/>тебе,<text:s/>моя<text:s/>бедная<text:s/>Лукерья?</text:p>
      <text:p text:style-name="Обычный">– А<text:s/>что<text:s/>будешь<text:s/>делать?<text:s/>Лгать<text:s/>не<text:s/>хочу –<text:s/>сперва<text:s/>очень<text:s/>томно<text:s/>было;<text:s/>а потом<text:s/>привыкла,<text:s/>обтерпелась –<text:s/>ничего;<text:s/>иным<text:s/>еще<text:s/>хуже<text:s/>бывает.</text:p>
      <text:p text:style-name="Обычный">– Это<text:s/>каким<text:s/>же<text:s/>образом?</text:p>
      <text:p text:style-name="Обычный">– А<text:s/>у<text:s/>иного<text:s/>и<text:s/>пристанища<text:s/>нет!<text:s/>А<text:s/>иной –<text:s/>слепой<text:s/>или<text:s/>глухой!<text:s/>А<text:s/>я,<text:s/>слава<text:s/>Богу,<text:s/>вижу<text:s/>прекрасно<text:s/>и<text:s/>все<text:s/>слышу,<text:s/>все.<text:s/>Крот<text:s/>под<text:s/>землею<text:s/>роется –<text:s/>я<text:s/>и<text:s/>то<text:s/>слышу.<text:s/>И<text:s/>запах<text:s/>я<text:s/>всякий<text:s/>чувствовать<text:s/>могу,<text:s/>самый<text:s/>какой<text:s/>ни<text:s/>на<text:s/>есть<text:s/>слабый!<text:s/>Гречиха<text:s/>в<text:s/>поле<text:s/>зацветет<text:s/>или<text:s/>липа<text:s/>в<text:s/>саду –<text:s/>мне<text:s/>и<text:s/>сказывать<text:s/>не<text:s/>надо:<text:s/>я первая<text:s/>сейчас<text:s/>слышу.<text:s/>Лишь<text:s/>бы<text:s/>ветерком<text:s/>оттуда<text:s/>потянуло.<text:s/>Нет,<text:s/>что<text:s/>Бога<text:s/>гневить? –<text:s/>многим<text:s/>хуже<text:s/>моего<text:s/>бывает.<text:s/>Хоть<text:s/>бы<text:s/>то<text:s/>взять:<text:s/>иной<text:s/>здоровый<text:s/>человек<text:s/>очень<text:s/>легко<text:s/>согрешить<text:s/>может;<text:s/>а от<text:s/>меня<text:s/>сам<text:s/>грех<text:s/>отошел.<text:s/>Намеднись<text:s/>отец<text:s/>Алексей,<text:s/>священник,<text:s/>стал<text:s/>меня<text:s/>причащать,<text:s/>да<text:s/>и<text:s/>говорит:<text:s/>«Тебя,<text:s/>мол,<text:s/>исповедовать<text:s/>нечего:<text:s/>разве<text:s/>ты<text:s/>в<text:s/>твоем<text:s/>состоянии<text:s/>согрешить<text:s/>можешь?»<text:s/>Но<text:s/>я<text:s/>ему<text:s/>ответила:<text:s/>«А<text:s/>мысленный<text:s/>грех,<text:s/>батюшка?» –<text:s/>«Ну, –<text:s/>говорит,<text:s/>а<text:s/>сам<text:s/>смеется, –<text:s/>это<text:s/>грех<text:s/>не<text:s/>великий».</text:p>
      <text:p text:style-name="Обычный">– Да<text:s/>я,<text:s/>должно<text:s/>быть,<text:s/>и<text:s/>этим<text:s/>самым<text:s/>мысленным<text:s/>грехом<text:s/>не<text:s/>больно<text:s/>грешна, –<text:s/>продолжала<text:s/>Лукерья, –<text:s/>потому<text:s/>я<text:s/>так<text:s/>себя<text:s/>приучила:<text:s/>не<text:s/>думать,<text:s/>а<text:s/>пуще<text:s/>того –<text:s/>не<text:s/>вспоминать.<text:s/>Время<text:s/>скорей<text:s/>проходит.</text:p>
      <text:p text:style-name="Обычный">Я,<text:s/>признаюсь,<text:s/>удивился.</text:p>
      <text:p text:style-name="Обычный">– Ты<text:s/>все<text:s/>одна<text:s/>да<text:s/>одна,<text:s/>Лукерья;<text:s/>как<text:s/>же<text:s/>ты<text:s/>можешь<text:s/>помешать,<text:s/>чтобы<text:s/>мысли<text:s/>тебе<text:s/>в<text:s/>голову<text:s/>не<text:s/>шли?<text:s/>Или<text:s/>ты<text:s/>все<text:s/>спишь?</text:p>
      <text:p text:style-name="Обычный">– Ой,<text:s/>нет,<text:s/>барин!<text:s/>Спать‑то<text:s/>я<text:s/>не<text:s/>всегда<text:s/>могу.<text:s/>Хоть<text:s/>и<text:s/>больших<text:s/>болей<text:s/>у<text:s/>меня<text:s/>нет,<text:s/>а<text:s/>ноет<text:s/>у<text:s/>меня<text:s/>там,<text:s/>в<text:s/>самом<text:s/>нутре,<text:s/>и<text:s/>в<text:s/>костях<text:s/>тоже;<text:s/>не<text:s/>дает<text:s/>спать<text:s/>как<text:s/>следует.<text:s/>Нет…<text:s/>а так<text:s/>лежу<text:s/>я<text:s/>себе,<text:s/>лежу‑полеживаю –<text:s/>и<text:s/>не<text:s/>думаю;<text:s/>чую,<text:s/>что<text:s/>жива,<text:s/>дышу –<text:s/>и<text:s/>вся<text:s/>я<text:s/>тут.<text:s/>Смотрю,<text:s/>слушаю.<text:s/>Пчелы<text:s/>на<text:s/>пасеке<text:s/>жужжат<text:s/>да<text:s/>гудят;<text:s/>голубь<text:s/>на<text:s/>крышу<text:s/>сядет<text:s/>и<text:s/>заворкует;<text:s/>курочка‑наседочка<text:s/>зайдет<text:s/>с<text:s/>цыплятами<text:s/>крошек<text:s/>поклевать;<text:s/>а то<text:s/>воробей<text:s/>залетит<text:s/>или<text:s/>бабочка –<text:s/>мне<text:s/>очень<text:s/>приятно.<text:s/>В<text:s/>позапрошлом<text:s/>году<text:s/>так<text:s/>даже<text:s/>ласточки<text:s/>вон<text:s/>там<text:s/>в<text:s/>углу<text:s/>гнездо<text:s/>себе<text:s/>свили<text:s/>и<text:s/>детей<text:s/>вывели.<text:s/>Уж<text:s/>как<text:s/>же<text:s/>оно<text:s/>было<text:s/>занятно!<text:s/>Одна<text:s/>влетит,<text:s/>к<text:s/>гнездышку<text:s/>припадет,<text:s/>деток<text:s/>накормит –<text:s/>и<text:s/>вон.<text:s/>Глядишь –<text:s/>уж<text:s/>на<text:s/>смену<text:s/>ей<text:s/>другая.<text:s/>Иногда<text:s/>не<text:s/>влетит,<text:s/>только<text:s/>мимо<text:s/>раскрытой<text:s/>двери<text:s/>пронесется,<text:s/>а<text:s/>детки<text:s/>тотчас –<text:s/>ну<text:s/>пищать<text:s/>да<text:s/>клювы<text:s/>разевать…<text:s/>Я<text:s/>их<text:s/>и<text:s/>на<text:s/>следующий<text:s/>год<text:s/>поджидала,<text:s/>да<text:s/>их,<text:s/>говорят,<text:s/>один<text:s/>здешний<text:s/>охотник<text:s/>из<text:s/>ружья<text:s/>застрелил.<text:s/>И<text:s/>на<text:s/>что<text:s/>покорыстился?<text:s/>Вся‑то<text:s/>она,<text:s/>ласточка,<text:s/>не<text:s/>больше<text:s/>жука…<text:s/>Какие<text:s/>вы,<text:s/>господа<text:s/>охотники,<text:s/>злые!</text:p>
      <text:p text:style-name="Обычный">– Я<text:s/>ласточек<text:s/>не<text:s/>стреляю, –<text:s/>поспешил<text:s/>я<text:s/>заметить.</text:p>
      <text:p text:style-name="Обычный">– А<text:s/>то<text:s/>раз, –<text:s/>начала<text:s/>опять<text:s/>Лукерья, –<text:s/>вот<text:s/>смеху‑то<text:s/>было!<text:s/>Заяц<text:s/>забежал,<text:s/>право!<text:s/>Собаки,<text:s/>что<text:s/>ли,<text:s/>за<text:s/>ним<text:s/>гнались,<text:s/>только<text:s/>он<text:s/>прямо<text:s/>в<text:s/>дверь<text:s/>как<text:s/>прикатит!..<text:s/>Сел<text:s/>близехонько<text:s/>и<text:s/>долго‑таки<text:s/>сидел,<text:s/>все<text:s/>носом<text:s/>водил<text:s/>и<text:s/>усами<text:s/>дергал –<text:s/>настоящий<text:s/>офицер!<text:s/>И<text:s/>на<text:s/>меня<text:s/>смотрел.<text:s/>Понял,<text:s/>значит,<text:s/>что<text:s/>я<text:s/>ему<text:s/>не<text:s/>страшна.<text:s/>Наконец,<text:s/>встал,<text:s/>прыг‑прыг<text:s/>к<text:s/>двери,<text:s/>на<text:s/>пороге<text:s/>оглянулся –<text:s/>да<text:s/>и<text:s/>был<text:s/>таков!<text:s/>Смешной<text:s/>такой!</text:p>
      <text:p text:style-name="Обычный">Лукерья<text:s/>взглянула<text:s/>на<text:s/>меня…<text:s/>аль,<text:s/>мол,<text:s/>не<text:s/>забавно?<text:s/>Я,<text:s/>в<text:s/>угоду<text:s/>ей,<text:s/>посмеялся.<text:s/>Она<text:s/>покусала<text:s/>пересохшие<text:s/>губы.</text:p>
      <text:p text:style-name="Обычный">– Ну,<text:s/>зимою,<text:s/>конечно,<text:s/>мне<text:s/>хуже:<text:s/>потому –<text:s/>темно;<text:s/>свечку<text:s/>зажечь<text:s/>жалко,<text:s/>да<text:s/>и<text:s/>к<text:s/>чему?<text:s/>Я<text:s/>хоть<text:s/>грамоте<text:s/>знаю<text:s/>и<text:s/>читать<text:s/>завсегда<text:s/>охоча<text:s/>была,<text:s/>но<text:s/>что<text:s/>читать?<text:s/>Книг<text:s/>здесь<text:s/>нет<text:s/>никаких,<text:s/>да<text:s/>хоть<text:s/>бы<text:s/>и<text:s/>были,<text:s/>как<text:s/>я<text:s/>буду<text:s/>держать<text:s/>ее,<text:s/>книгу‑то?<text:s/>Отец<text:s/>Алексей<text:s/>мне,<text:s/>для<text:s/>рассеянности,<text:s/>принес<text:s/>календарь,<text:s/>да<text:s/>видит,<text:s/>что<text:s/>пользы<text:s/>нет,<text:s/>взял<text:s/>да<text:s/>унес<text:s/>опять.<text:s/>Однако<text:s/>хоть<text:s/>и<text:s/>темно,<text:s/>а<text:s/>все<text:s/>слушать<text:s/>есть<text:s/>что:<text:s/>сверчок<text:s/>затрещит<text:s/>али<text:s/>мышь<text:s/>где<text:s/>скрестись<text:s/>станет.<text:s/>Вот<text:s/>тут‑то<text:s/>хорошо:<text:s/>не<text:s/>думать!</text:p>
      <text:p text:style-name="Обычный">– А<text:s/>то<text:s/>я<text:s/>молитвы<text:s/>читаю, –<text:s/>продолжала,<text:s/>отдохнув<text:s/>немного,<text:s/>Лукерья. –<text:s/>Только<text:s/>немного<text:s/>я<text:s/>знаю<text:s/>их,<text:s/>этих<text:s/>самых<text:s/>молитв.<text:s/>Да<text:s/>и<text:s/>на<text:s/>что<text:s/>я<text:s/>стану<text:s/>Господу<text:s/>Богу<text:s/>наскучать?<text:s/>О<text:s/>чем<text:s/>я<text:s/>его<text:s/>просить<text:s/>могу?<text:s/>Он<text:s/>лучше<text:s/>меня<text:s/>знает,<text:s/>чего<text:s/>мне<text:s/>надобно.<text:s/>Послал<text:s/>он<text:s/>мне<text:s/>крест –<text:s/>значит<text:s/>меня<text:s/>он<text:s/>любит.<text:s/>Так<text:s/>нам<text:s/>велено<text:s/>это<text:s/>понимать.<text:s/>Прочту<text:s/>Отче<text:s/>наш,<text:s/>Богородицу,<text:s/>акафист<text:s/>всем<text:s/>скорбящим –<text:s/>да<text:s/>и<text:s/>опять<text:s/>полеживаю<text:s/>себе<text:s/>безо<text:s/>всякой<text:s/>думочки.<text:s/>И<text:s/>ничего!</text:p>
      <text:p text:style-name="Обычный">Прошло<text:s/>минуты<text:s/>две.<text:s/>Я<text:s/>не<text:s/>нарушал<text:s/>молчанья<text:s/>и<text:s/>не<text:s/>шевелился<text:s/>на<text:s/>узенькой<text:s/>кадушке,<text:s/>служившей<text:s/>мне<text:s/>сиденьем.<text:s/>Жестокая,<text:s/>каменная<text:s/>неподвижность<text:s/>лежавшего<text:s/>передо<text:s/>мною<text:s/>живого,<text:s/>несчастного<text:s/>существа<text:s/>сообщилась<text:s/>и<text:s/>мне:<text:s/>я тоже<text:s/>словно<text:s/>оцепенел.</text:p>
      <text:p text:style-name="Обычный">– Послушай,<text:s/>Лукерья, –<text:s/>начал<text:s/>я<text:s/>наконец. –<text:s/>Послушай,<text:s/>какое<text:s/>я<text:s/>тебе<text:s/>предложение<text:s/>сделаю.<text:s/>Хочешь,<text:s/>я<text:s/>распоряжусь:<text:s/>тебя<text:s/>в<text:s/>больницу<text:s/>перевезут,<text:s/>в<text:s/>хорошую<text:s/>городскую<text:s/>больницу?<text:s/>Кто<text:s/>знает,<text:s/>быть<text:s/>может,<text:s/>тебя<text:s/>еще<text:s/>вылечат?<text:s/>Во<text:s/>всяком<text:s/>случае,<text:s/>ты<text:s/>одна<text:s/>не<text:s/>будешь…</text:p>
      <text:p text:style-name="Обычный">Лукерья<text:s/>чуть‑чуть<text:s/>двинула<text:s/>бровями.</text:p>
      <text:p text:style-name="Обычный">– Ох,<text:s/>нет,<text:s/>барин, –<text:s/>промолвила<text:s/>она<text:s/>озабоченным<text:s/>шепотом, –<text:s/>не<text:s/>переводите<text:s/>меня<text:s/>в<text:s/>больницу,<text:s/>не<text:s/>трогайте<text:s/>меня.<text:s/>Я<text:s/>там<text:s/>только<text:s/>больше<text:s/>муки<text:s/>приму.<text:s/>Уж<text:s/>куда<text:s/>меня<text:s/>лечить!..<text:s/>Вот<text:s/>так‑то<text:s/>раз<text:s/>доктор<text:s/>сюда<text:s/>приезжал;<text:s/>осматривать<text:s/>меня<text:s/>захотел.<text:s/>Я<text:s/>его<text:s/>прошу:<text:s/>«Не<text:s/>тревожьте<text:s/>вы<text:s/>меня,<text:s/>Христа<text:s/>ради».<text:s/>Куда!<text:s/>переворачивать<text:s/>меня<text:s/>стал,<text:s/>руки,<text:s/>ноги<text:s/>разминал,<text:s/>разгинал;<text:s/>говорит:<text:s/>«Это<text:s/>я<text:s/>для<text:s/>учености<text:s/>делаю;<text:s/>на<text:s/>то<text:s/>я<text:s/>служащий<text:s/>человек,<text:s/>ученый!<text:s/>И<text:s/>ты,<text:s/>говорит,<text:s/>не<text:s/>моги<text:s/>мне<text:s/>противиться,<text:s/>потому<text:s/>что<text:s/>мне<text:s/>за<text:s/>мои<text:s/>труды<text:s/>орден<text:s/>на<text:s/>шею<text:s/>дан,<text:s/>и<text:s/>я<text:s/>для<text:s/>вас<text:s/>же,<text:s/>дураков,<text:s/>стараюсь».<text:s/>Потормошил,<text:s/>потормошил<text:s/>меня,<text:s/>назвал<text:s/>мне<text:s/>мою<text:s/>болезнь –<text:s/>мудрено<text:s/>таково –<text:s/>да<text:s/>с<text:s/>тем<text:s/>и<text:s/>уехал.<text:s/>А<text:s/>у<text:s/>меня<text:s/>потом<text:s/>целую<text:s/>неделю<text:s/>все<text:s/>косточки<text:s/>ныли.<text:s/>Вы<text:s/>говорите:<text:s/>я одна<text:s/>бываю,<text:s/>всегда<text:s/>одна.<text:s/>Нет,<text:s/>не<text:s/>всегда.<text:s/>Ко<text:s/>мне<text:s/>ходят.<text:s/>Я<text:s/>смирная –<text:s/>не<text:s/>мешаю.<text:s/>Девушки<text:s/>крестьянские<text:s/>зайдут,<text:s/>погуторят;<text:s/>странница<text:s/>забредет,<text:s/>станет<text:s/>про<text:s/>Иерусалим<text:s/>рассказывать,<text:s/>про<text:s/>Киев,<text:s/>про<text:s/>святые<text:s/>города.<text:s/>Да<text:s/>мне<text:s/>и<text:s/>не<text:s/>страшно<text:s/>одной<text:s/>быть.<text:s/>Даже<text:s/>лучше,<text:s/>ей‑ей!..<text:s/>Барин,<text:s/>не<text:s/>трогайте<text:s/>меня,<text:s/>не<text:s/>возите<text:s/>в<text:s/>больницу…<text:s/>Спасибо<text:s/>вам,<text:s/>вы<text:s/>добрый,<text:s/>только<text:s/>не<text:s/>трогайте<text:s/>меня,<text:s/>голубчик.</text:p>
      <text:p text:style-name="Обычный">– Ну,<text:s/>как<text:s/>хочешь,<text:s/>как<text:s/>хочешь,<text:s/>Лукерья.<text:s/>Я<text:s/>ведь<text:s/>для<text:s/>твоей<text:s/>же<text:s/>пользы<text:s/>полагал…</text:p>
      <text:p text:style-name="Обычный">– Знаю,<text:s/>барин,<text:s/>что<text:s/>для<text:s/>моей<text:s/>пользы.<text:s/>Да,<text:s/>барин,<text:s/>милый,<text:s/>кто<text:s/>другому<text:s/>помочь<text:s/>может?<text:s/>Кто<text:s/>ему<text:s/>в<text:s/>душу<text:s/>войдет?<text:s/>Сам<text:s/>себе<text:s/>человек<text:s/>помогай!<text:s/>Вы<text:s/>вот<text:s/>не<text:s/>поверите –<text:s/>а<text:s/>лежу<text:s/>я<text:s/>иногда<text:s/>так‑то<text:s/>одна…<text:s/>и словно<text:s/>никого<text:s/>в<text:s/>целом<text:s/>свете,<text:s/>кроме<text:s/>меня,<text:s/>нету.<text:s/>Только<text:s/>одна<text:s/>я –<text:s/>живая!<text:s/>И<text:s/>чудится<text:s/>мне,<text:s/>будто<text:s/>что<text:s/>меня<text:s/>осенит…<text:s/>Возьмет<text:s/>меня<text:s/>размышление –<text:s/>даже<text:s/>удивительно!</text:p>
      <text:p text:style-name="Обычный">– О<text:s/>чем<text:s/>же<text:s/>ты<text:s/>тогда<text:s/>размышляешь,<text:s/>Лукерья?</text:p>
      <text:p text:style-name="Обычный">– Этого,<text:s/>барин,<text:s/>тоже<text:s/>никак<text:s/>нельзя<text:s/>сказать:<text:s/>не<text:s/>растолкуешь.<text:s/>Да<text:s/>и<text:s/>забывается<text:s/>оно<text:s/>потом.<text:s/>Придет,<text:s/>словно<text:s/>как<text:s/>тучка<text:s/>прольется,<text:s/>свежо<text:s/>так,<text:s/>хорошо<text:s/>станет,<text:s/>а<text:s/>что<text:s/>такое<text:s/>было –<text:s/>не<text:s/>поймешь!<text:s/>Только<text:s/>думается<text:s/>мне:<text:s/>будь<text:s/>около<text:s/>меня<text:s/>люди –<text:s/>ничего<text:s/>бы<text:s/>этого<text:s/>не<text:s/>было<text:s/>и<text:s/>ничего<text:s/>бы<text:s/>я<text:s/>не<text:s/>чувствовала,<text:s/>окромя<text:s/>своего<text:s/>несчастья.</text:p>
      <text:p text:style-name="Обычный">Лукерья<text:s/>вздохнула<text:s/>с<text:s/>трудом.<text:s/>Грудь<text:s/>ей<text:s/>не<text:s/>повиновалась –<text:s/>так<text:s/>же,<text:s/>как<text:s/>и<text:s/>остальные<text:s/>члены.</text:p>
      <text:p text:style-name="Обычный">– Как<text:s/>погляжу<text:s/>я,<text:s/>барин,<text:s/>на<text:s/>вас, –<text:s/>начала<text:s/>она<text:s/>снова, –<text:s/>очень<text:s/>вам<text:s/>меня<text:s/>жалко.<text:s/>А<text:s/>вы<text:s/>меня<text:s/>не<text:s/>слишком<text:s/>жалейте,<text:s/>право!<text:s/>Я<text:s/>вам,<text:s/>например,<text:s/>что<text:s/>скажу:<text:s/>я иногда<text:s/>и<text:s/>теперь…<text:s/>Вы<text:s/>ведь<text:s/>помните,<text:s/>какая<text:s/>я<text:s/>была<text:s/>в<text:s/>свое<text:s/>время<text:s/>веселая?<text:s/>Бой‑девка!..<text:s/>так<text:s/>знаете<text:s/>что?<text:s/>Я<text:s/>и<text:s/>теперь<text:s/>песни<text:s/>пою.</text:p>
      <text:p text:style-name="Обычный">– Песни?..<text:s/>Ты?</text:p>
      <text:p text:style-name="Обычный">– Да,<text:s/>песни,<text:s/>старые<text:s/>песни,<text:s/>хороводные,<text:s/>подблюдные,<text:s/>святочные,<text:s/>всякие!<text:s/>Много<text:s/>я<text:s/>их<text:s/>ведь<text:s/>знала<text:s/>и<text:s/>не<text:s/>забыла.<text:s/>Только<text:s/>вот<text:s/>плясовых<text:s/>не<text:s/>пою.<text:s/>В<text:s/>теперешнем<text:s/>моем<text:s/>звании<text:s/>оно<text:s/>не<text:s/>годится.</text:p>
      <text:p text:style-name="Обычный">– Как<text:s/>же<text:s/>ты<text:s/>поешь<text:s/>их…<text:s/>про<text:s/>себя?</text:p>
      <text:p text:style-name="Обычный">– И<text:s/>про<text:s/>себя<text:s/>и<text:s/>голосом.<text:s/>Громко‑то<text:s/>не<text:s/>могу,<text:s/>а<text:s/>все –<text:s/>понять<text:s/>можно.<text:s/>Вот<text:s/>я<text:s/>вам<text:s/>сказывала –<text:s/>девочка<text:s/>ко<text:s/>мне<text:s/>ходит.<text:s/>Сиротка,<text:s/>значит,<text:s/>понятливая.<text:s/>Так<text:s/>вот<text:s/>я<text:s/>ее<text:s/>выучила;<text:s/>четыре<text:s/>песни<text:s/>она<text:s/>уже<text:s/>у<text:s/>меня<text:s/>переняла.<text:s/>Аль<text:s/>не<text:s/>верите?<text:s/>Постойте,<text:s/>я<text:s/>вам<text:s/>сейчас…</text:p>
      <text:p text:style-name="Обычный">Лукерья<text:s/>собралась<text:s/>с<text:s/>духом…<text:s/>Мысль,<text:s/>что<text:s/>это<text:s/>полумертвое<text:s/>существо<text:s/>готовится<text:s/>запеть,<text:s/>возбудила<text:s/>во<text:s/>мне<text:s/>невольный<text:s/>ужас.<text:s/>Но<text:s/>прежде<text:s/>чем<text:s/>я<text:s/>мог<text:s/>промолвить<text:s/>слово –<text:s/>в<text:s/>ушах<text:s/>моих<text:s/>задрожал<text:s/>протяжный,<text:s/>едва<text:s/>слышный,<text:s/>но<text:s/>чистый<text:s/>и<text:s/>верный<text:s/>звук…<text:s/>за<text:s/>ним<text:s/>последовал<text:s/>другой,<text:s/>третий.<text:s/>«Во<text:s/>лузях»<text:s/>пела<text:s/>Лукерья.<text:s/>Она<text:s/>пела,<text:s/>не<text:s/>изменив<text:s/>выражения<text:s/>своего<text:s/>окаменелого<text:s/>лица,<text:s/>уставив<text:s/>даже<text:s/>глаза.<text:s/>Но<text:s/>так<text:s/>трогательно<text:s/>звенел<text:s/>этот<text:s/>бедный,<text:s/>усиленный,<text:s/>как<text:s/>струйка<text:s/>дыма<text:s/>колебавшийся<text:s/>голосок,<text:s/>так<text:s/>хотелось<text:s/>ей<text:s/>всю<text:s/>душу<text:s/>вылить…<text:s/>Уже<text:s/>не<text:s/>ужас<text:s/>чувствовал<text:s/>я:<text:s/>жалость<text:s/>несказанная<text:s/>стиснула<text:s/>мне<text:s/>сердце.</text:p>
      <text:p text:style-name="Обычный">– Ох,<text:s/>не<text:s/>могу! –<text:s/>проговорила<text:s/>она<text:s/>вдруг, –<text:s/>силушки<text:s/>не<text:s/>хватает…<text:s/>Очень<text:s/>уж<text:s/>я<text:s/>вам<text:s/>обрадовалась.</text:p>
      <text:p text:style-name="Обычный">Она<text:s/>закрыла<text:s/>глаза.</text:p>
      <text:p text:style-name="Обычный">Я<text:s/>положил<text:s/>руку<text:s/>на<text:s/>ее<text:s/>крошечные<text:s/>холодные<text:s/>пальчики…<text:s/>Она<text:s/>взглянула<text:s/>на<text:s/>меня –<text:s/>и<text:s/>ее<text:s/>темные<text:s/>веки,<text:s/>опушенные<text:s/>золотистыми<text:s/>ресницами,<text:s/>как<text:s/>у<text:s/>древних<text:s/>статуй,<text:s/>закрылись<text:s/>снова.<text:s/>Спустя<text:s/>мгновенье<text:s/>они<text:s/>заблистали<text:s/>в<text:s/>полутьме…<text:s/>Слеза<text:s/>их<text:s/>смочила.</text:p>
      <text:p text:style-name="Обычный">Я<text:s/>не<text:s/>шевелился<text:s/>по‑прежнему.</text:p>
      <text:p text:style-name="Обычный">– Экая<text:s/>я! –<text:s/>проговорила<text:s/>вдруг<text:s/>Лукерья<text:s/>с<text:s/>неожиданной<text:s/>силой<text:s/>и,<text:s/>раскрыв<text:s/>широко<text:s/>глаза,<text:s/>постаралась<text:s/>смигнуть<text:s/>с<text:s/>них<text:s/>слезу. –<text:s/>Не<text:s/>стыдно<text:s/>ли?<text:s/>Чего<text:s/>я?<text:s/>Давно<text:s/>этого<text:s/>со<text:s/>мной<text:s/>не<text:s/>случалось…<text:s/>с самого<text:s/>того<text:s/>дня,<text:s/>как<text:s/>Поляков<text:s/>Вася<text:s/>у<text:s/>меня<text:s/>был<text:s/>прошлой<text:s/>весной.<text:s/>Пока<text:s/>он<text:s/>со<text:s/>мной<text:s/>сидел<text:s/>да<text:s/>разговаривал –<text:s/>ну,<text:s/>ничего;<text:s/>а как<text:s/>ушел<text:s/>он –<text:s/>поплакала<text:s/>я<text:s/>таки<text:s/>в<text:s/>одиночку!<text:s/>Откуда<text:s/>бралось!..<text:s/>Да<text:s/>ведь<text:s/>у<text:s/>нашей<text:s/>сестры<text:s/>слезы<text:s/>некупленные.<text:s/>Барин, –<text:s/>прибавила<text:s/>Лукерья, –<text:s/>чай,<text:s/>у<text:s/>вас<text:s/>платочек<text:s/>есть…<text:s/>Не<text:s/>побрезгуйте,<text:s/>утрите<text:s/>мне<text:s/>глаза.</text:p>
      <text:p text:style-name="Обычный">Я<text:s/>поспешил<text:s/>исполнить<text:s/>ее<text:s/>желание –<text:s/>и<text:s/>платок<text:s/>ей<text:s/>оставил.<text:s/>Она<text:s/>сперва<text:s/>отказывалась…<text:s/>на<text:s/>что,<text:s/>мол,<text:s/>мне<text:s/>такой<text:s/>подарок?<text:s/>Платок<text:s/>был<text:s/>очень<text:s/>простой,<text:s/>но<text:s/>чистый<text:s/>и<text:s/>белый.<text:s/>Потом<text:s/>она<text:s/>схватила<text:s/>его<text:s/>своими<text:s/>слабыми<text:s/>пальцами<text:s/>и<text:s/>уже<text:s/>не<text:s/>разжала<text:s/>их<text:s/>более.<text:s/>Привыкнув<text:s/>к<text:s/>темноте,<text:s/>в<text:s/>которой<text:s/>мы<text:s/>оба<text:s/>находились,<text:s/>я<text:s/>мог<text:s/>ясно<text:s/>различить<text:s/>ее<text:s/>черты,<text:s/>мог<text:s/>даже<text:s/>заметить<text:s/>тонкий<text:s/>румянец,<text:s/>проступивший<text:s/>сквозь<text:s/>бронзу<text:s/>ее<text:s/>лица,<text:s/>мог<text:s/>открыть<text:s/>в<text:s/>этом<text:s/>лице –<text:s/>так<text:s/>по<text:s/>крайней<text:s/>мере<text:s/>мне<text:s/>казалось –<text:s/>следы<text:s/>его<text:s/>бывалой<text:s/>красоты.</text:p>
      <text:p text:style-name="Обычный">– Вот<text:s/>вы,<text:s/>барин,<text:s/>спрашивали<text:s/>меня, –<text:s/>заговорила<text:s/>опять<text:s/>Лукерья, –<text:s/>сплю<text:s/>ли<text:s/>я?<text:s/>Сплю<text:s/>я<text:s/>точно<text:s/>редко,<text:s/>но<text:s/>всякий<text:s/>раз<text:s/>сны<text:s/>вижу,<text:s/>хорошие<text:s/>сны!<text:s/>Никогда<text:s/>я<text:s/>больной<text:s/>себя<text:s/>не<text:s/>вижу:<text:s/>такая<text:s/>я<text:s/>всегда<text:s/>во<text:s/>сне<text:s/>здоровая<text:s/>да<text:s/>молодая…<text:s/>Одно<text:s/>горе:<text:s/>проснусь<text:s/>я,<text:s/>потянуться<text:s/>хочу<text:s/>хорошенько –<text:s/>ан<text:s/>я<text:s/>вся<text:s/>как<text:s/>скованная.<text:s/>Раз<text:s/>мне<text:s/>какой<text:s/>чудный<text:s/>сон<text:s/>приснился!<text:s/>Хотите,<text:s/>расскажу<text:s/>вам? –<text:s/>Ну,<text:s/>слушайте. –<text:s/>Вижу<text:s/>я,<text:s/>будто<text:s/>стою<text:s/>я<text:s/>в<text:s/>поле,<text:s/>а<text:s/>кругом<text:s/>рожь,<text:s/>такая<text:s/>высокая,<text:s/>спелая,<text:s/>как<text:s/>золотая!..<text:s/>И<text:s/>будто<text:s/>со<text:s/>мной<text:s/>собачка<text:s/>рыженькая,<text:s/>злющая‑презлющая –<text:s/>все<text:s/>укусить<text:s/>меня<text:s/>хочет.<text:s/>И<text:s/>будто<text:s/>в<text:s/>руках<text:s/>у<text:s/>меня<text:s/>серп,<text:s/>и<text:s/>не<text:s/>простой<text:s/>серп,<text:s/>а<text:s/>самый<text:s/>как<text:s/>есть<text:s/>месяц,<text:s/>вот<text:s/>когда<text:s/>он<text:s/>на<text:s/>серп<text:s/>похож<text:s/>бывает.<text:s/>И<text:s/>этим<text:s/>самым<text:s/>месяцем<text:s/>должна<text:s/>я<text:s/>эту<text:s/>самую<text:s/>рожь<text:s/>сжать<text:s/>дочиста.<text:s/>Только<text:s/>очень<text:s/>меня<text:s/>от<text:s/>жары<text:s/>растомило,<text:s/>и<text:s/>месяц<text:s/>меня<text:s/>слепит,<text:s/>и<text:s/>лень<text:s/>на<text:s/>меня<text:s/>нашла;<text:s/>а кругом<text:s/>васильки<text:s/>растут,<text:s/>да<text:s/>такие<text:s/>крупные!<text:s/>И<text:s/>все<text:s/>ко<text:s/>мне<text:s/>головками<text:s/>повернулись.<text:s/>И<text:s/>думаю<text:s/>я:<text:s/>нарву<text:s/>я<text:s/>этих<text:s/>васильков;<text:s/>Вася<text:s/>прийти<text:s/>обещался –<text:s/>так<text:s/>вот<text:s/>я<text:s/>себе<text:s/>венок<text:s/>сперва<text:s/>совью;<text:s/>жать‑то<text:s/>я<text:s/>еще<text:s/>успею.<text:s/>Начинаю<text:s/>я<text:s/>рвать<text:s/>васильки,<text:s/>а<text:s/>они<text:s/>у<text:s/>меня<text:s/>промеж<text:s/>пальцев<text:s/>тают<text:s/>да<text:s/>тают,<text:s/>хоть<text:s/>ты<text:s/>что!<text:s/>И<text:s/>не<text:s/>могу<text:s/>я<text:s/>себе<text:s/>венок<text:s/>свить.<text:s/>А<text:s/>между<text:s/>тем<text:s/>я<text:s/>слышу –<text:s/>кто‑то<text:s/>уж<text:s/>идет<text:s/>ко<text:s/>мне,<text:s/>близко<text:s/>таково,<text:s/>и<text:s/>зовет:<text:s/>Луша!<text:s/>Луша!..<text:s/>Ай,<text:s/>думаю,<text:s/>беда –<text:s/>не<text:s/>успела!<text:s/>Все<text:s/>равно,<text:s/>надену<text:s/>я<text:s/>себе<text:s/>на<text:s/>голову<text:s/>этот<text:s/>месяц<text:s/>заместо<text:s/>васильков.<text:s/>Надеваю<text:s/>я<text:s/>месяц,<text:s/>ровно<text:s/>как<text:s/>кокошник,<text:s/>и<text:s/>так<text:s/>сама<text:s/>сейчас<text:s/>вся<text:s/>засияла,<text:s/>все<text:s/>поле<text:s/>кругом<text:s/>осветила.<text:s/>Глядь –<text:s/>по<text:s/>самым<text:s/>верхушкам<text:s/>колосьев<text:s/>катит<text:s/>ко<text:s/>мне<text:s/>скорехонько –<text:s/>только<text:s/>не<text:s/>Вася,<text:s/>а<text:s/>сам<text:s/>Христос!<text:s/>И<text:s/>почему<text:s/>я<text:s/>узнала,<text:s/>что<text:s/>это<text:s/>Христос,<text:s/>сказать<text:s/>не<text:s/>могу, –<text:s/>таким<text:s/>его<text:s/>не<text:s/>пишут,<text:s/>а<text:s/>только<text:s/>он!<text:s/>Безбородый,<text:s/>высокий,<text:s/>молодой,<text:s/>весь<text:s/>в<text:s/>белом, –<text:s/>только<text:s/>пояс<text:s/>золотой, –<text:s/>и<text:s/>ручку<text:s/>мне<text:s/>протягивает.<text:s/>«Не<text:s/>бойся,<text:s/>говорит,<text:s/>невеста<text:s/>моя<text:s/>разубранная,<text:s/>ступай<text:s/>за<text:s/>мною;<text:s/>ты<text:s/>у<text:s/>меня<text:s/>в<text:s/>царстве<text:s/>небесном<text:s/>хороводы<text:s/>водить<text:s/>будешь<text:s/>и<text:s/>песни<text:s/>играть<text:s/>райские».<text:s/>И<text:s/>я<text:s/>к<text:s/>его<text:s/>ручке<text:s/>как<text:s/>прильну!<text:s/>Собачка<text:s/>моя<text:s/>сейчас<text:s/>меня<text:s/>за<text:s/>ноги…<text:s/>но<text:s/>тут<text:s/>мы<text:s/>взвились!<text:s/>Он<text:s/>впереди…<text:s/>Крылья<text:s/>у<text:s/>него<text:s/>по<text:s/>всему<text:s/>небу<text:s/>развернулись,<text:s/>длинные,<text:s/>как<text:s/>у<text:s/>чайки, –<text:s/>и<text:s/>я<text:s/>за<text:s/>ним!<text:s/>И<text:s/>собачка<text:s/>должна<text:s/>отстать<text:s/>от<text:s/>меня.<text:s/>Тут<text:s/>только<text:s/>я<text:s/>поняла,<text:s/>что<text:s/>эта<text:s/>собачка –<text:s/>болезнь<text:s/>моя<text:s/>и<text:s/>что<text:s/>в<text:s/>царстве<text:s/>небесном<text:s/>ей<text:s/>уже<text:s/>места<text:s/>не<text:s/>будет.</text:p>
      <text:p text:style-name="Обычный">Лукерья<text:s/>умолкла<text:s/>на<text:s/>минуту.</text:p>
      <text:p text:style-name="Обычный">– А<text:s/>то<text:s/>еще<text:s/>видела<text:s/>я<text:s/>сон, –<text:s/>начала<text:s/>она<text:s/>снова, –<text:s/>а<text:s/>быть<text:s/>может,<text:s/>это<text:s/>было<text:s/>мне<text:s/>видение –<text:s/>я<text:s/>уж<text:s/>и<text:s/>не<text:s/>знаю.<text:s/>Почудилось<text:s/>мне,<text:s/>будто<text:s/>я<text:s/>в<text:s/>самой<text:s/>этой<text:s/>плетушке<text:s/>лежу<text:s/>и<text:s/>приходят<text:s/>ко<text:s/>мне<text:s/>мои<text:s/>покойные<text:s/>родители –<text:s/>батюшка<text:s/>да<text:s/>матушка –<text:s/>и<text:s/>кланяются<text:s/>мне<text:s/>низко,<text:s/>а<text:s/>сами<text:s/>ничего<text:s/>не<text:s/>говорят.<text:s/>И<text:s/>спрашиваю<text:s/>я<text:s/>их:<text:s/>зачем<text:s/>вы,<text:s/>батюшка<text:s/>и<text:s/>матушка,<text:s/>мне<text:s/>кланяетесь?<text:s/>А<text:s/>затем<text:s/>говорят,<text:s/>что<text:s/>так<text:s/>как<text:s/>ты<text:s/>на<text:s/>сем<text:s/>свете<text:s/>много<text:s/>мучишься,<text:s/>то<text:s/>не<text:s/>одну<text:s/>ты<text:s/>свою<text:s/>душеньку<text:s/>облегчила,<text:s/>но<text:s/>и<text:s/>с<text:s/>нас<text:s/>большую<text:s/>тягу<text:s/>сняла.<text:s/>И<text:s/>нам<text:s/>на<text:s/>том<text:s/>свете<text:s/>стало<text:s/>много<text:s/>способнее.<text:s/>Со<text:s/>своими<text:s/>грехами<text:s/>ты<text:s/>уже<text:s/>покончила;<text:s/>теперь<text:s/>наши<text:s/>грехи<text:s/>побеждаешь.<text:s/>И,<text:s/>сказавши<text:s/>это,<text:s/>родители<text:s/>мне<text:s/>опять<text:s/>поклонились –<text:s/>и<text:s/>не<text:s/>стало<text:s/>их<text:s/>видно:<text:s/>одни<text:s/>стены<text:s/>видны.<text:s/>Очень<text:s/>я<text:s/>потом<text:s/>сомневалась,<text:s/>что<text:s/>это<text:s/>такое<text:s/>со<text:s/>мною<text:s/>было.<text:s/>Даже<text:s/>батюшке<text:s/>на<text:s/>духу<text:s/>рассказала.<text:s/>Только<text:s/>он<text:s/>так<text:s/>полагает,<text:s/>что<text:s/>это<text:s/>было<text:s/>не<text:s/>видение,<text:s/>потому<text:s/>что<text:s/>видения<text:s/>бывают<text:s/>одному<text:s/>духовному<text:s/>чину.</text:p>
      <text:p text:style-name="Обычный">– А<text:s/>то<text:s/>вот<text:s/>еще<text:s/>какой<text:s/>мне<text:s/>был<text:s/>сон, –<text:s/>продолжала<text:s/>Лукерья. –<text:s/>Вижу<text:s/>я,<text:s/>что<text:s/>сижу<text:s/>я<text:s/>этак<text:s/>будто<text:s/>на<text:s/>большой<text:s/>дороге<text:s/>под<text:s/>ракитой,<text:s/>палочку<text:s/>держу<text:s/>оструганную,<text:s/>котомка<text:s/>за<text:s/>плечами<text:s/>и<text:s/>голова<text:s/>платком<text:s/>окутана –<text:s/>как<text:s/>есть<text:s/>странница!<text:s/>И<text:s/>идти<text:s/>мне<text:s/>куда‑тo<text:s/>далеко‑далеко<text:s/>на<text:s/>богомолье.<text:s/>И<text:s/>проходят<text:s/>мимо<text:s/>меня<text:s/>все<text:s/>странники;<text:s/>идут<text:s/>они<text:s/>тихо,<text:s/>словно<text:s/>нехотя,<text:s/>все<text:s/>в<text:s/>одну<text:s/>сторону;<text:s/>лица<text:s/>у<text:s/>всех<text:s/>унылые<text:s/>и<text:s/>друг<text:s/>на<text:s/>дружку<text:s/>все<text:s/>очень<text:s/>похожи.<text:s/>И<text:s/>вижу<text:s/>я:<text:s/>вьется,<text:s/>мечется<text:s/>между<text:s/>ними<text:s/>одна<text:s/>женщина,<text:s/>целой<text:s/>головой<text:s/>выше<text:s/>других,<text:s/>и<text:s/>платье<text:s/>на<text:s/>ней<text:s/>особенное,<text:s/>словно<text:s/>не<text:s/>наше,<text:s/>не<text:s/>русское.<text:s/>И<text:s/>лицо<text:s/>тоже<text:s/>особенное,<text:s/>постное<text:s/>лицо,<text:s/>строгое.<text:s/>И<text:s/>будто<text:s/>все<text:s/>другие<text:s/>от<text:s/>нее<text:s/>сторонятся;<text:s/>а она<text:s/>вдруг<text:s/>верть –<text:s/>да<text:s/>прямо<text:s/>ко<text:s/>мне.<text:s/>Остановилась<text:s/>и<text:s/>смотрит;<text:s/>а глаза<text:s/>у<text:s/>ней,<text:s/>как<text:s/>у<text:s/>сокола,<text:s/>желтые,<text:s/>большие<text:s/>и<text:s/>светлые‑пресветлые.<text:s/>И<text:s/>спрашиваю<text:s/>я<text:s/>ее:<text:s/>«Кто<text:s/>ты?»<text:s/>А<text:s/>она<text:s/>мне<text:s/>говорит:<text:s/>«Я<text:s/>смерть<text:s/>твоя».<text:s/>Мне<text:s/>чтобы<text:s/>испугаться,<text:s/>а<text:s/>я<text:s/>напротив –<text:s/>рада‑радехонька,<text:s/>крещусь!<text:s/>И<text:s/>говорит<text:s/>мне<text:s/>та<text:s/>женщина,<text:s/>смерть<text:s/>моя:<text:s/>«Жаль<text:s/>мне<text:s/>тебя,<text:s/>Лукерья,<text:s/>но<text:s/>взять<text:s/>я<text:s/>тебя<text:s/>с<text:s/>собою<text:s/>не<text:s/>могу.<text:s/>Прощай!»<text:s/>Господи!<text:s/>как<text:s/>мне<text:s/>тут<text:s/>грустно<text:s/>стало!..<text:s/>«Возьми<text:s/>меня,<text:s/>говорю,<text:s/>матушка,<text:s/>голубушка,<text:s/>возьми!»<text:s/>И<text:s/>смерть<text:s/>моя<text:s/>обернулась<text:s/>ко<text:s/>мне,<text:s/>стала<text:s/>мне<text:s/>выговаривать…<text:s/>Понимаю<text:s/>я,<text:s/>что<text:s/>назначает<text:s/>она<text:s/>мне<text:s/>мой<text:s/>час,<text:s/>да<text:s/>непонятно<text:s/>так,<text:s/>неявственно…<text:s/>После,<text:s/>мол,<text:s/>Петровок…<text:s/>С<text:s/>этим<text:s/>я<text:s/>проснулась.<text:s/>Такие‑то<text:s/>у<text:s/>меня<text:s/>бывают<text:s/>сны<text:s/>удивительные!</text:p>
      <text:p text:style-name="Обычный">Лукерья<text:s/>подняла<text:s/>глаза<text:s/>кверху…<text:s/>задумалась…</text:p>
      <text:p text:style-name="Обычный">– Только<text:s/>вот<text:s/>беда<text:s/>моя:<text:s/>случается,<text:s/>целая<text:s/>неделя<text:s/>пройдет,<text:s/>а<text:s/>я<text:s/>не<text:s/>засну<text:s/>ни<text:s/>разу.<text:s/>В<text:s/>прошлом<text:s/>году<text:s/>барыня<text:s/>одна<text:s/>проезжала,<text:s/>увидела<text:s/>меня,<text:s/>да<text:s/>и<text:s/>дала<text:s/>мне<text:s/>сткляночку<text:s/>с<text:s/>лекарством<text:s/>против<text:s/>бессонницы;<text:s/>по<text:s/>десяти<text:s/>капель<text:s/>приказала<text:s/>принимать.<text:s/>Очень<text:s/>мне<text:s/>помогало,<text:s/>и<text:s/>я<text:s/>спала;<text:s/>только<text:s/>теперь<text:s/>давно<text:s/>та<text:s/>сткляночка<text:s/>выпита…<text:s/>Не<text:s/>знаете<text:s/>ли,<text:s/>что<text:s/>это<text:s/>было<text:s/>за<text:s/>лекарство<text:s/>и<text:s/>как<text:s/>его<text:s/>получить?</text:p>
      <text:p text:style-name="Обычный">Проезжавшая<text:s/>барыня,<text:s/>очевидно,<text:s/>дала<text:s/>Лукерье<text:s/>опиума.<text:s/>Я<text:s/>обещался<text:s/>доставить<text:s/>ей<text:s/>такую<text:s/>сткляночку<text:s/>и<text:s/>опять‑таки<text:s/>не<text:s/>мог<text:s/>не<text:s/>подивиться<text:s/>вслух<text:s/>ее<text:s/>терпенью.</text:p>
      <text:p text:style-name="Обычный">– Эх,<text:s/>барин! –<text:s/>возразила<text:s/>она. –<text:s/>Что<text:s/>вы<text:s/>это?<text:s/>Какое<text:s/>такое<text:s/>терпение?<text:s/>Вот<text:s/>Симеона<text:s/>Столпника<text:s/>терпение<text:s/>было<text:s/>точно<text:s/>великое:<text:s/>тридцать<text:s/>лет<text:s/>на<text:s/>столбу<text:s/>простоял!<text:s/>А<text:s/>другой<text:s/>угодник<text:s/>себя<text:s/>в<text:s/>землю<text:s/>зарыть<text:s/>велел<text:s/>по<text:s/>самую<text:s/>грудь,<text:s/>и<text:s/>муравьи<text:s/>ему<text:s/>лицо<text:s/>ели…<text:s/>А<text:s/>то<text:s/>вот<text:s/>еще<text:s/>мне<text:s/>сказывал<text:s/>один<text:s/>начетчик:<text:s/>была<text:s/>некая<text:s/>страна,<text:s/>и<text:s/>ту<text:s/>страну<text:s/>агаряне<text:s/>завоевали,<text:s/>и<text:s/>всех<text:s/>жителев<text:s/>они<text:s/>мучили<text:s/>и<text:s/>убивали;<text:s/>и что<text:s/>ни<text:s/>делали<text:s/>жители,<text:s/>освободить<text:s/>себя<text:s/>никак<text:s/>не<text:s/>могли.<text:s/>И<text:s/>проявись<text:s/>тут<text:s/>между<text:s/>теми<text:s/>жителями<text:s/>святая<text:s/>девственница;<text:s/>взяла<text:s/>она<text:s/>меч<text:s/>великий,<text:s/>латы<text:s/>на<text:s/>себя<text:s/>возложила<text:s/>двухпудовые,<text:s/>пошла<text:s/>на<text:s/>агарян<text:s/>и<text:s/>всех<text:s/>их<text:s/>прогнала<text:s/>за<text:s/>море.<text:s/>А<text:s/>только<text:s/>прогнавши<text:s/>их,<text:s/>говорит<text:s/>им:<text:s/>«Теперь<text:s/>вы<text:s/>меня<text:s/>сожгите,<text:s/>потому<text:s/>что<text:s/>такое<text:s/>было<text:s/>мое<text:s/>обещание,<text:s/>чтобы<text:s/>мне<text:s/>огненною<text:s/>смертью<text:s/>за<text:s/>свой<text:s/>народ<text:s/>помереть».<text:s/>И<text:s/>агаряне<text:s/>ее<text:s/>взяли<text:s/>и<text:s/>сожгли,<text:s/>а<text:s/>народ<text:s/>с<text:s/>той<text:s/>поры<text:s/>навсегда<text:s/>освободился!<text:s/>Вот<text:s/>это<text:s/>подвиг!<text:s/>А<text:s/>я<text:s/>что!</text:p>
      <text:p text:style-name="Обычный">Подивился<text:s/>я<text:s/>тут<text:s/>про<text:s/>себя,<text:s/>куда<text:s/>и<text:s/>в<text:s/>каком<text:s/>виде<text:s/>зашла<text:s/>легенда<text:s/>об<text:s/>Иоанне<text:s/>д’Арк,<text:s/>и,<text:s/>помолчав<text:s/>немного,<text:s/>спросил<text:s/>Лукерью:<text:s/>сколько<text:s/>ей<text:s/>лет?</text:p>
      <text:p text:style-name="Обычный">– Двадцать<text:s/>восемь…<text:s/>али<text:s/>девять…<text:s/>Тридцати<text:s/>не<text:s/>будет.<text:s/>Да<text:s/>что<text:s/>их<text:s/>считать,<text:s/>года‑то!<text:s/>Я<text:s/>вам<text:s/>еще<text:s/>вот<text:s/>что<text:s/>доложу…</text:p>
      <text:p text:style-name="Обычный">Лукерья<text:s/>вдруг<text:s/>как‑то<text:s/>глухо<text:s/>кашлянула,<text:s/>охнула…</text:p>
      <text:p text:style-name="Обычный">– Ты<text:s/>много<text:s/>говоришь, –<text:s/>заметил<text:s/>я<text:s/>ей, –<text:s/>это<text:s/>может<text:s/>тебе<text:s/>повредить.</text:p>
      <text:p text:style-name="Обычный">– Правда, –<text:s/>прошептала<text:s/>она<text:s/>едва<text:s/>слышно, –<text:s/>разговорке<text:s/>нашей<text:s/>конец;<text:s/>да<text:s/>куда<text:s/>ни<text:s/>шло!<text:s/>Теперь,<text:s/>как<text:s/>вы<text:s/>уедете,<text:s/>намолчусь<text:s/>я<text:s/>вволю.<text:s/>По<text:s/>крайности<text:s/>душу<text:s/>отвела…</text:p>
      <text:p text:style-name="Обычный">Я<text:s/>стал<text:s/>прощаться<text:s/>с<text:s/>нею,<text:s/>повторил<text:s/>ей<text:s/>мое<text:s/>обещание<text:s/>прислать<text:s/>ей<text:s/>лекарство,<text:s/>попросил<text:s/>ее<text:s/>еще<text:s/>раз<text:s/>хорошенько<text:s/>подумать<text:s/>и<text:s/>сказать<text:s/>мне –<text:s/>не<text:s/>нужно<text:s/>ли<text:s/>ей<text:s/>чего?</text:p>
      <text:p text:style-name="Обычный">– Ничего<text:s/>мне<text:s/>не<text:s/>нужно;<text:s/>всем<text:s/>довольна,<text:s/>слава<text:s/>Богу, –<text:s/>с<text:s/>величайшим<text:s/>усилием,<text:s/>но<text:s/>умиленно<text:s/>произнесла<text:s/>она. –<text:s/>Дай<text:s/>Бог<text:s/>всем<text:s/>здоровья!<text:s/>А<text:s/>вот<text:s/>вам<text:s/>бы,<text:s/>барин,<text:s/>матушку<text:s/>вашу<text:s/>уговорить –<text:s/>крестьяне<text:s/>здешние<text:s/>бедные,<text:s/>хоть<text:s/>бы<text:s/>малость<text:s/>оброку<text:s/>с<text:s/>них<text:s/>она<text:s/>сбавила!<text:s/>Земли<text:s/>у<text:s/>них<text:s/>недостаточно,<text:s/>угодий<text:s/>нет…<text:s/>Они<text:s/>бы<text:s/>за<text:s/>вас<text:s/>Богу<text:s/>помолились…<text:s/>А<text:s/>мне<text:s/>ничего<text:s/>не<text:s/>нужно,<text:s/>всем<text:s/>довольна.</text:p>
      <text:p text:style-name="Обычный">Я<text:s/>дал<text:s/>Лукерье<text:s/>слово<text:s/>исполнить<text:s/>ее<text:s/>просьбу<text:s/>и<text:s/>подходил<text:s/>уже<text:s/>к<text:s/>дверям…<text:s/>она<text:s/>подозвала<text:s/>меня<text:s/>опять.</text:p>
      <text:p text:style-name="Обычный">– Помните,<text:s/>барин, –<text:s/>сказала<text:s/>она,<text:s/>и<text:s/>чудное<text:s/>что‑то<text:s/>мелькнуло<text:s/>в<text:s/>ее<text:s/>глазах<text:s/>и<text:s/>на<text:s/>губах, –<text:s/>какая<text:s/>у<text:s/>меня<text:s/>была<text:s/>коса?<text:s/>Помните –<text:s/>до<text:s/>самых<text:s/>колен!<text:s/>Я<text:s/>долго<text:s/>не<text:s/>решалась…<text:s/>Этакие<text:s/>волосы!..<text:s/>Но<text:s/>где<text:s/>же<text:s/>их<text:s/>было<text:s/>расчесывать?<text:s/>В<text:s/>моем‑то<text:s/>положении!..<text:s/>Так<text:s/>уж<text:s/>я<text:s/>их<text:s/>и<text:s/>обрезала…<text:s/>Да…<text:s/>Ну,<text:s/>простите,<text:s/>барин!<text:s/>Больше<text:s/>не<text:s/>могу…</text:p>
      <text:p text:style-name="Обычный">В<text:s/>тот<text:s/>же<text:s/>день,<text:s/>прежде<text:s/>чем<text:s/>отправиться<text:s/>на<text:s/>охоту,<text:s/>был<text:s/>у<text:s/>меня<text:s/>разговор<text:s/>о<text:s/>Лукерье<text:s/>с<text:s/>хуторским<text:s/>десятским.<text:s/>Я<text:s/>узнал<text:s/>от<text:s/>него,<text:s/>что<text:s/>ее<text:s/>в<text:s/>деревне<text:s/>прозывали<text:s/>«Живые<text:s/>мощи»,<text:s/>что,<text:s/>впрочем,<text:s/>от<text:s/>нее<text:s/>никакого<text:s/>не<text:s/>видать<text:s/>беспокойства;<text:s/>ни<text:s/>ропота<text:s/>от<text:s/>нее<text:s/>не<text:s/>слыхать,<text:s/>ни<text:s/>жалоб.<text:s/>«Сама<text:s/>ничего<text:s/>не<text:s/>требует,<text:s/>а<text:s/>напротив –<text:s/>за<text:s/>все<text:s/>благодарна;<text:s/>тихоня,<text:s/>как<text:s/>есть<text:s/>тихоня,<text:s/>так<text:s/>сказать<text:s/>надо.<text:s/>Богом<text:s/>убитая, –<text:s/>так<text:s/>заключил<text:s/>десятский, –<text:s/>стало<text:s/>быть,<text:s/>за<text:s/>грехи;<text:s/>но<text:s/>мы<text:s/>в<text:s/>это<text:s/>не<text:s/>входим.<text:s/>А<text:s/>чтобы,<text:s/>например,<text:s/>осуждать<text:s/>ее –<text:s/>нет,<text:s/>мы<text:s/>ее<text:s/>не<text:s/>осуждаем.<text:s/>Пущай<text:s/>ее!»</text:p>
      <text:p text:style-name="Обычный"/>
      <text:p text:style-name="Обычный">Несколько<text:s/>недель<text:s/>спустя<text:s/>я<text:s/>узнал,<text:s/>что<text:s/>Лукерья<text:s/>скончалась.<text:s/>Смерть<text:s/>пришла‑таки<text:s/>за<text:s/>ней…<text:s/>и<text:s/>«после<text:s/>Петровок».<text:s/>Рассказывали,<text:s/>что<text:s/>в<text:s/>самый<text:s/>день<text:s/>кончины<text:s/>она<text:s/>все<text:s/>слышала<text:s/>колокольный<text:s/>звон,<text:s/>хотя<text:s/>от<text:s/>Алексеевки<text:s/>до<text:s/>церкви<text:s/>считают<text:s/>пять<text:s/>верст<text:s/>с<text:s/>лишком<text:s/>и<text:s/>день<text:s/>был<text:s/>будничный.<text:s/>Впрочем,<text:s/>Лукерья<text:s/>говорила,<text:s/>что<text:s/>звон<text:s/>шел<text:s/>не<text:s/>от<text:s/>церкви,<text:s/>а<text:s/>«сверху».<text:s/>Вероятно,<text:s/>она<text:s/>не<text:s/>посмела<text:s/>сказать:<text:s/>с неба.</text:p>
      <text:p text:style-name="Обычный"/>
      <text:p text:style-name="Обычный"><text:span text:style-name="T2048">1874</text:span></text:p>
      <text:p text:style-name="Обычный"/>
      <text:p text:style-name="P2049">Стучит!</text:p>
      <text:p text:style-name="P2050"/>
      <text:p text:style-name="Обычный">– Что<text:s/>я<text:s/>вам<text:s/>доложу, –<text:s/>промолвил<text:s/>Ермолай,<text:s/>входя<text:s/>ко<text:s/>мне<text:s/>в<text:s/>избу,<text:s/>а<text:s/>я<text:s/>только<text:s/>что<text:s/>пообедал<text:s/>и<text:s/>прилег<text:s/>на<text:s/>походную<text:s/>кроватку,<text:s/>чтоб<text:s/>отдохнуть<text:s/>немного<text:s/>после<text:s/>довольно<text:s/>удачной,<text:s/>но<text:s/>утомительной<text:s/>охоты<text:s/>на<text:s/>тетеревов –<text:s/>дело<text:s/>было<text:s/>в<text:s/>десятых<text:s/>числах<text:s/>июля<text:s/>и<text:s/>жары<text:s/>стояли<text:s/>страшные… –<text:s/>что<text:s/>я<text:s/>вам<text:s/>доложу:<text:s/>у нас<text:s/>вся<text:s/>дробь<text:s/>вышла.</text:p>
      <text:p text:style-name="Обычный">Я<text:s/>вскочил<text:s/>с<text:s/>кроватки.</text:p>
      <text:p text:style-name="Обычный">– Вышла<text:s/>дробь!<text:s/>Как<text:s/>же<text:s/>так!<text:s/>Ведь<text:s/>мы<text:s/>с<text:s/>собой<text:s/>из<text:s/>деревни<text:s/>почитай<text:s/>что<text:s/>фунтов<text:s/>тридцать<text:s/>взяли!<text:s/>целый<text:s/>мешок!</text:p>
      <text:p text:style-name="Обычный">– Оно<text:s/>точно;<text:s/>и мешок<text:s/>был<text:s/>большой:<text:s/>на<text:s/>две<text:s/>недели<text:s/>бы<text:s/>хватило.<text:s/>Да<text:s/>кто<text:s/>его<text:s/>знает!<text:s/>Прореха,<text:s/>что<text:s/>ль,<text:s/>в<text:s/>нем<text:s/>произошла,<text:s/>а<text:s/>только<text:s/>как<text:s/>есть<text:s/>нету<text:s/>дроби…<text:s/>так,<text:s/>зарядов<text:s/>на<text:s/>десять<text:s/>осталось.</text:p>
      <text:p text:style-name="Обычный">– Что<text:s/>же<text:s/>мы<text:s/>станем<text:s/>теперь<text:s/>делать?<text:s/>Самые<text:s/>лучшие<text:s/>места<text:s/>впереди –<text:s/>на<text:s/>завтрашний<text:s/>день<text:s/>нам<text:s/>обещали<text:s/>шесть<text:s/>выводков…</text:p>
      <text:p text:style-name="Обычный">– А<text:s/>пошлите<text:s/>меня<text:s/>в<text:s/>Тулу.<text:s/>Тут<text:s/>недалече:<text:s/>всего<text:s/>сорок<text:s/>пять<text:s/>верст.<text:s/>Духом<text:s/>слетаю<text:s/>и<text:s/>дроби<text:s/>привезу,<text:s/>коли<text:s/>прикажете,<text:s/>целый<text:s/>пуд.</text:p>
      <text:p text:style-name="Обычный">– Да<text:s/>когда<text:s/>же<text:s/>ты<text:s/>поедешь?</text:p>
      <text:p text:style-name="Обычный">– А<text:s/>хоть<text:s/>сейчас.<text:s/>Чего<text:s/>мешкать?<text:s/>Только<text:s/>вот<text:s/>что:<text:s/>надо<text:s/>будет<text:s/>лошадей<text:s/>нанять.</text:p>
      <text:p text:style-name="Обычный">– Как<text:s/>лошадей<text:s/>нанять!<text:s/>А<text:s/>свои‑то<text:s/>на<text:s/>что?</text:p>
      <text:p text:style-name="Обычный">– На<text:s/>своих<text:s/>ехать<text:s/>нельзя.<text:s/>Коренник<text:s/>захромал…<text:s/>страсть!</text:p>
      <text:p text:style-name="Обычный">– Это<text:s/>с<text:s/>каких<text:s/>пор?</text:p>
      <text:p text:style-name="Обычный">– А<text:s/>вот<text:s/>намеднись, –<text:s/>кучер<text:s/>его<text:s/>ковать<text:s/>водил.<text:s/>Ну<text:s/>и<text:s/>заковал.<text:s/>Кузнец,<text:s/>должно,<text:s/>попался<text:s/>неладный.<text:s/>Теперь<text:s/>даже<text:s/>на<text:s/>ногу<text:s/>ступить<text:s/>не<text:s/>может.<text:s/>Передняя<text:s/>нога.<text:s/>Так<text:s/>и<text:s/>несет<text:s/>ее…<text:s/>как<text:s/>собака.</text:p>
      <text:p text:style-name="Обычный">– Что<text:s/>ж?<text:s/>расковали<text:s/>его<text:s/>по<text:s/>крайней<text:s/>мере?</text:p>
      <text:p text:style-name="Обычный">– Нет,<text:s/>не<text:s/>расковали;<text:s/>а непременно<text:s/>расковать<text:s/>его<text:s/>следует.<text:s/>Гвоздь‑то<text:s/>ему,<text:s/>чай,<text:s/>в<text:s/>самое<text:s/>мясо<text:s/>вогнат.</text:p>
      <text:p text:style-name="Обычный">Я<text:s/>велел<text:s/>позвать<text:s/>кучера.<text:s/>Оказалось,<text:s/>что<text:s/>Ермолай<text:s/>не<text:s/>солгал:<text:s/>коренник<text:s/>действительно<text:s/>не<text:s/>ступал<text:s/>на<text:s/>ногу.<text:s/>Я<text:s/>немедленно<text:s/>распорядился,<text:s/>чтобы<text:s/>его<text:s/>расковали<text:s/>и<text:s/>поставили<text:s/>на<text:s/>сырую<text:s/>глину.</text:p>
      <text:p text:style-name="Обычный">– Что<text:s/>ж?<text:s/>лошадей<text:s/>нанять<text:s/>в<text:s/>Тулу<text:s/>прикажете? –<text:s/>пристал<text:s/>ко<text:s/>мне<text:s/>Ермолай.</text:p>
      <text:p text:style-name="Обычный">– Да<text:s/>разве<text:s/>можно<text:s/>в<text:s/>этом<text:s/>захолустье<text:s/>найти<text:s/>лошадей? –<text:s/>воскликнул<text:s/>я<text:s/>с<text:s/>невольной<text:s/>досадой…</text:p>
      <text:p text:style-name="Обычный">Деревня,<text:s/>в<text:s/>которой<text:s/>мы<text:s/>находились,<text:s/>была<text:s/>заглазная,<text:s/>глухая;<text:s/>все<text:s/>ее<text:s/>обитатели<text:s/>казались<text:s/>голышами;<text:s/>мы<text:s/>с<text:s/>трудом<text:s/>отыскали<text:s/>одну –<text:s/>не<text:s/>то<text:s/>что<text:s/>белую,<text:s/>а<text:s/>мало‑мальски<text:s/>просторную<text:s/>избу.</text:p>
      <text:p text:style-name="Обычный">– Можно, –<text:s/>ответил<text:s/>Ермолай<text:s/>с<text:s/>обычной<text:s/>своей<text:s/>невозмутимостью. –<text:s/>Вы<text:s/>про<text:s/>здешнюю<text:s/>деревню<text:s/>сказали<text:s/>верно;<text:s/>а только<text:s/>в<text:s/>этом<text:s/>самом<text:s/>месте<text:s/>проживал<text:s/>один<text:s/>крестьянин.<text:s/>Умнеющий!<text:s/>богатый!<text:s/>Девять<text:s/>лошадей<text:s/>имел.<text:s/>Сам‑то<text:s/>он<text:s/>помер,<text:s/>и<text:s/>старший<text:s/>сын<text:s/>теперь<text:s/>всем<text:s/>орудует.<text:s/>Человек –<text:s/>из<text:s/>глупых<text:s/>глупый,<text:s/>ну,<text:s/>однако,<text:s/>отцовское<text:s/>добро<text:s/>протрясти<text:s/>не<text:s/>успел.<text:s/>Мы<text:s/>у<text:s/>него<text:s/>лошадьми<text:s/>раздобудемся.<text:s/>Прикажите,<text:s/>я<text:s/>его<text:s/>приведу.<text:s/>Братья<text:s/>у<text:s/>него,<text:s/>слышно,<text:s/>ребята<text:s/>шустрые…<text:s/>а все‑таки<text:s/>он<text:s/>им<text:s/>голова.</text:p>
      <text:p text:style-name="Обычный">– Почему<text:s/>же<text:s/>это<text:s/>так?</text:p>
      <text:p text:style-name="Обычный">– А<text:s/>потому –<text:s/>старшой!<text:s/>Значит,<text:s/>младшие –<text:s/>покоряйся! –<text:s/>Тут<text:s/>Ермолай<text:s/>сильно<text:s/>и<text:s/>непечатно<text:s/>отозвался<text:s/>о<text:s/>младших<text:s/>братьях<text:s/>вообще. –<text:s/>Я<text:s/>его<text:s/>приведу.<text:s/>Он<text:s/>простой.<text:s/>С<text:s/>ним –<text:s/>да<text:s/>не<text:s/>сговориться?</text:p>
      <text:p text:style-name="Обычный">Пока<text:s/>Ермолай<text:s/>ходил<text:s/>за<text:s/>«простым»<text:s/>человеком,<text:s/>мне<text:s/>пришло<text:s/>в<text:s/>голову:<text:s/>не<text:s/>лучше<text:s/>ли<text:s/>мне<text:s/>самому<text:s/>съездить<text:s/>в<text:s/>Тулу?<text:s/>Во‑первых,<text:s/>я,<text:s/>наученный<text:s/>опытом,<text:s/>плохо<text:s/>надеялся<text:s/>на<text:s/>Ермолая;<text:s/>я послал<text:s/>его<text:s/>однажды<text:s/>в<text:s/>город<text:s/>за<text:s/>покупками,<text:s/>он<text:s/>обещался<text:s/>исполнить<text:s/>все<text:s/>мои<text:s/>поручения<text:s/>в<text:s/>течение<text:s/>одного<text:s/>дня –<text:s/>и<text:s/>пропадал<text:s/>целую<text:s/>неделю,<text:s/>пропил<text:s/>все<text:s/>деньги<text:s/>и<text:s/>вернулся<text:s/>пеший, –<text:s/>а<text:s/>поехал<text:s/>на<text:s/>беговых<text:s/>дрожках.<text:s/>Во‑вторых,<text:s/>у<text:s/>меня<text:s/>был<text:s/>в<text:s/>Туле<text:s/>барышник<text:s/>знакомый;<text:s/>я мог<text:s/>купить<text:s/>у<text:s/>него<text:s/>лошадь<text:s/>на<text:s/>место<text:s/>охромевшего<text:s/>коренника.</text:p>
      <text:p text:style-name="Обычный">«Решенное<text:s/>дело! –<text:s/>подумал<text:s/>я. –<text:s/>Съезжу<text:s/>сам;<text:s/>а спать<text:s/>можно<text:s/>и<text:s/>в<text:s/>дороге –<text:s/>благо<text:s/>тарантас<text:s/>покойный».</text:p>
      <text:p text:style-name="Обычный"/>
      <text:p text:style-name="Обычный">– Привел! –<text:s/>воскликнул<text:s/>четверть<text:s/>часа<text:s/>спустя<text:s/>Ермолай,<text:s/>вваливаясь<text:s/>в<text:s/>избу.<text:s/>Вслед<text:s/>за<text:s/>ним<text:s/>вошел<text:s/>рослый<text:s/>мужик<text:s/>в<text:s/>белой<text:s/>рубахе,<text:s/>синих<text:s/>портах<text:s/>и<text:s/>лаптях,<text:s/>белобрысый,<text:s/>подслеповатый,<text:s/>с<text:s/>рыжей<text:s/>бородкой<text:s/>клинушком,<text:s/>длинным<text:s/>пухлым<text:s/>носом<text:s/>и<text:s/>разинутым<text:s/>ртом.<text:s/>Он<text:s/>точно<text:s/>смотрел<text:s/>«простецом».</text:p>
      <text:p text:style-name="Обычный">– Вот,<text:s/>извольте, –<text:s/>промолвил<text:s/>Ермолай, –<text:s/>лошади<text:s/>у<text:s/>него<text:s/>есть,<text:s/>и<text:s/>он<text:s/>согласен.</text:p>
      <text:p text:style-name="Обычный">– То<text:s/>ись,<text:s/>значит,<text:s/>я… –<text:s/>заговорил<text:s/>мужик<text:s/>сиповатым<text:s/>голосом<text:s/>и<text:s/>с<text:s/>запинкой,<text:s/>встряхивая<text:s/>свои<text:s/>жидкие<text:s/>волосы<text:s/>и<text:s/>перебирая<text:s/>пальцами<text:s/>околыш<text:s/>шапки,<text:s/>которую<text:s/>держал<text:s/>в<text:s/>руках. –<text:s/>Я,<text:s/>значит…</text:p>
      <text:p text:style-name="Обычный">– Как<text:s/>тебя<text:s/>зовут? –<text:s/>спросил<text:s/>я.</text:p>
      <text:p text:style-name="Обычный">Мужик<text:s/>потупился<text:s/>и<text:s/>словно<text:s/>задумался.</text:p>
      <text:p text:style-name="Обычный">– Как<text:s/>меня<text:s/>зовут‑то?</text:p>
      <text:p text:style-name="Обычный">– Да;<text:s/>как<text:s/>твое<text:s/>имя?</text:p>
      <text:p text:style-name="Обычный">– А<text:s/>имя<text:s/>мне<text:s/>будет –<text:s/>Филофей.</text:p>
      <text:p text:style-name="Обычный">– Ну,<text:s/>вот<text:s/>что,<text:s/>братец<text:s/>Филофей;<text:s/>у тебя,<text:s/>я<text:s/>слышал,<text:s/>есть<text:s/>лошади.<text:s/>Приведи‑ка<text:s/>сюда<text:s/>тройку,<text:s/>мы<text:s/>их<text:s/>заложим<text:s/>в<text:s/>мой<text:s/>тарантас, –<text:s/>он<text:s/>у<text:s/>меня<text:s/>легкий, –<text:s/>и<text:s/>свези<text:s/>ты<text:s/>меня<text:s/>в<text:s/>Тулу.<text:s/>Теперь<text:s/>ночь<text:s/>лунная,<text:s/>светло<text:s/>и<text:s/>ехать<text:s/>прохладно.<text:s/>Дорога<text:s/>у<text:s/>вас<text:s/>тут<text:s/>какова?</text:p>
      <text:p text:style-name="Обычный">– Дорога?<text:s/>Дорога –<text:s/>ничего.<text:s/>До<text:s/>большака<text:s/>верст<text:s/>двадцать<text:s/>будет –<text:s/>всего.<text:s/>Одно<text:s/>есть<text:s/>местечко…<text:s/>неладное;<text:s/>а то<text:s/>ничего.</text:p>
      <text:p text:style-name="Обычный">– Какое<text:s/>такое<text:s/>местечко<text:s/>неладное?</text:p>
      <text:p text:style-name="Обычный">– А<text:s/>речку<text:s/>вброд<text:s/>переезжать<text:s/>надоть.</text:p>
      <text:p text:style-name="Обычный">– Да<text:s/>разве<text:s/>вы<text:s/>сами<text:s/>в<text:s/>Тулу<text:s/>поедете? –<text:s/>осведомился<text:s/>Ермолай.</text:p>
      <text:p text:style-name="Обычный">– Да,<text:s/>сам.</text:p>
      <text:p text:style-name="Обычный">– Ну! –<text:s/>промолвил<text:s/>мой<text:s/>верный<text:s/>слуга<text:s/>и<text:s/>тряхнул<text:s/>головою. –<text:s/>Н‑н‑у! –<text:s/>повторил<text:s/>он,<text:s/>сплюнул<text:s/>и<text:s/>вышел<text:s/>вон.</text:p>
      <text:p text:style-name="Обычный">Поездка<text:s/>в<text:s/>Тулу,<text:s/>очевидно,<text:s/>уже<text:s/>не<text:s/>представляла<text:s/>ему<text:s/>ничего<text:s/>привлекательного;<text:s/>она<text:s/>стала<text:s/>для<text:s/>него<text:s/>пустым<text:s/>и<text:s/>незанимательным<text:s/>делом.</text:p>
      <text:p text:style-name="Обычный">– Ты<text:s/>дорогу<text:s/>хорошо<text:s/>знаешь? –<text:s/>обратился<text:s/>я<text:s/>к<text:s/>Филофею.</text:p>
      <text:p text:style-name="Обычный">– Как<text:s/>нам<text:s/>дороги<text:s/>не<text:s/>знать!<text:s/>Только<text:s/>я,<text:s/>значит,<text:s/>воля<text:s/>ваша,<text:s/>не<text:s/>могу…<text:s/>потому<text:s/>как<text:s/>же<text:s/>этак<text:s/>вдруг…</text:p>
      <text:p text:style-name="Обычный">Оказалось,<text:s/>что<text:s/>Ермолай,<text:s/>нанимая<text:s/>Филофея,<text:s/>заявил<text:s/>ему,<text:s/>чтобы<text:s/>он<text:s/>не<text:s/>сомневался,<text:s/>что<text:s/>ему,<text:s/>дураку,<text:s/>заплатят…<text:s/>и только!<text:s/>Филофей,<text:s/>хотя<text:s/>и<text:s/>дурак,<text:s/>по<text:s/>словам<text:s/>Ермолая, –<text:s/>не<text:s/>удовлетворился<text:s/>одним<text:s/>этим<text:s/>заявлением.<text:s/>Он<text:s/>запросил<text:s/>с<text:s/>меня<text:s/>пятьдесят<text:s/>рублей<text:s/>ассигнациями –<text:s/>цену<text:s/>громадную;<text:s/>я предложил<text:s/>ему<text:s/>десять<text:s/>рублей –<text:s/>цену<text:s/>низкую.<text:s/>Принялись<text:s/>мы<text:s/>торговаться;<text:s/>Филофей<text:s/>сперва<text:s/>упорствовал,<text:s/>потом<text:s/>стал<text:s/>сдаваться,<text:s/>но<text:s/>туго.<text:s/>Вошедший<text:s/>на<text:s/>минутку<text:s/>Ермолай<text:s/>начал<text:s/>меня<text:s/>уверять,<text:s/>что<text:s/>«этот<text:s/>дурак<text:s/>(вишь,<text:s/>полюбилось<text:s/>слово! –<text:s/>заметил<text:s/>вполголоса<text:s/>Филофей),<text:s/>этот<text:s/>дурак<text:s/>совсем<text:s/>счету<text:s/>деньгам<text:s/>не<text:s/>знает», –<text:s/>и<text:s/>кстати<text:s/>напомнил<text:s/>мне,<text:s/>как<text:s/>лет<text:s/>двадцать<text:s/>тому<text:s/>назад<text:s/>постоялый<text:s/>двор,<text:s/>устроенный<text:s/>моей<text:s/>матушкой<text:s/>на<text:s/>бойком<text:s/>месте,<text:s/>на<text:s/>перекрестке<text:s/>двух<text:s/>больших<text:s/>дорог,<text:s/>пришел<text:s/>в<text:s/>совершенный<text:s/>упадок<text:s/>оттого,<text:s/>что<text:s/>старый<text:s/>дворовый,<text:s/>которого<text:s/>посадили<text:s/>туда<text:s/>хозяйничать,<text:s/>действительно<text:s/>не<text:s/>знал<text:s/>счета<text:s/>деньгам,<text:s/>а<text:s/>ценил<text:s/>их<text:s/>по<text:s/>количеству –<text:s/>то<text:s/>есть<text:s/>отдавал,<text:s/>например,<text:s/>серебряный<text:s/>четвертак<text:s/>за<text:s/>шесть<text:s/>медных<text:s/>пятаков,<text:s/>причем,<text:s/>однако,<text:s/>сильно<text:s/>ругался.</text:p>
      <text:p text:style-name="Обычный">– Эх<text:s/>ты,<text:s/>Филофей,<text:s/>прямой<text:s/>Филофей! –<text:s/>выкликнул<text:s/>наконец<text:s/>Ермолай<text:s/>и,<text:s/>уходя,<text:s/>в<text:s/>сердцах<text:s/>хлопнул<text:s/>дверью.</text:p>
      <text:p text:style-name="Обычный">Филофей<text:s/>ничего<text:s/>ему<text:s/>не<text:s/>возразил,<text:s/>как<text:s/>бы<text:s/>сознавая,<text:s/>что<text:s/>называться<text:s/>Филофеем<text:s/>точно<text:s/>не<text:s/>совсем<text:s/>ловко<text:s/>и<text:s/>что<text:s/>за<text:s/>такое<text:s/>имя<text:s/>даже<text:s/>упрекать<text:s/>можно<text:s/>человека,<text:s/>хотя<text:s/>собственно<text:s/>виноват<text:s/>тут<text:s/>поп,<text:s/>которого<text:s/>при<text:s/>крещении<text:s/>не<text:s/>ублаготворили<text:s/>как<text:s/>следует.</text:p>
      <text:p text:style-name="Обычный">Наконец<text:s/>мы,<text:s/>однако,<text:s/>сошлись<text:s/>с<text:s/>ним<text:s/>на<text:s/>двадцати<text:s/>рублях.<text:s/>Он<text:s/>отправился<text:s/>за<text:s/>лошадьми<text:s/>и<text:s/>чрез<text:s/>час<text:s/>привел<text:s/>их<text:s/>целых<text:s/>пять<text:s/>на<text:s/>выбор.<text:s/>Лошади<text:s/>оказались<text:s/>порядочные,<text:s/>хотя<text:s/>гривы<text:s/>и<text:s/>хвосты<text:s/>у<text:s/>них<text:s/>были<text:s/>спутанные<text:s/>и<text:s/>животы –<text:s/>большие,<text:s/>растянутые,<text:s/>как<text:s/>барабан.<text:s/>С<text:s/>Филофеем<text:s/>пришло<text:s/>двое<text:s/>его<text:s/>братьев,<text:s/>нисколько<text:s/>на<text:s/>него<text:s/>не<text:s/>похожих.<text:s/>Маленькие,<text:s/>черноглазые,<text:s/>востроносые,<text:s/>они,<text:s/>точно,<text:s/>производили<text:s/>впечатление<text:s/>ребят<text:s/>«шустрых»,<text:s/>говорили<text:s/>много<text:s/>и<text:s/>скоро –<text:s/>«лопотали»,<text:s/>как<text:s/>выразился<text:s/>Ермолай,<text:s/>но<text:s/>старшому<text:s/>покорялись.</text:p>
      <text:p text:style-name="Обычный">Они<text:s/>выкатили<text:s/>тарантас<text:s/>из‑под<text:s/>навеса<text:s/>да<text:s/>часа<text:s/>полтора<text:s/>возились<text:s/>с<text:s/>ним<text:s/>и<text:s/>с<text:s/>лошадьми;<text:s/>то<text:s/>отпускали<text:s/>веревочные<text:s/>постромки,<text:s/>то<text:s/>прикручивали<text:s/>их<text:s/>туго‑натуго.<text:s/>Обоим<text:s/>братьям<text:s/>непременно<text:s/>хотелось<text:s/>запрячь<text:s/>в<text:s/>корень<text:s/>«чалого»,<text:s/>потому<text:s/>«ён<text:s/>с<text:s/>горы<text:s/>спущать<text:s/>могит», –<text:s/>но<text:s/>Филофей<text:s/>решил:<text:s/>кудластого!<text:s/>Так<text:s/>кудластого<text:s/>и<text:s/>заложили<text:s/>в<text:s/>корень.</text:p>
      <text:p text:style-name="Обычный">Тарантас<text:s/>набили<text:s/>сеном,<text:s/>подсунули<text:s/>под<text:s/>сиденье<text:s/>хомут<text:s/>с<text:s/>хромого<text:s/>коренника –<text:s/>в<text:s/>случае,<text:s/>если<text:s/>б<text:s/>пришлось<text:s/>пригонять<text:s/>его<text:s/>в<text:s/>Туле<text:s/>на<text:s/>новокупленную<text:s/>лошадь…<text:s/>Филофей,<text:s/>успевший<text:s/>сбегать<text:s/>домой<text:s/>и<text:s/>возвратившийся<text:s/>оттуда<text:s/>в<text:s/>длинном<text:s/>белом<text:s/>отцовском<text:s/>балахоне,<text:s/>высоком<text:s/>гречневике<text:s/>и<text:s/>смазных<text:s/>сапогах,<text:s/>взобрался<text:s/>торжественно<text:s/>на<text:s/>козла.<text:s/>Я<text:s/>сел,<text:s/>посмотрев<text:s/>на<text:s/>часы:<text:s/>четверть<text:s/>одиннадцатого.<text:s/>Ермолай<text:s/>даже<text:s/>не<text:s/>простился<text:s/>со<text:s/>мною,<text:s/>он<text:s/>принялся<text:s/>бить<text:s/>своего<text:s/>Валетку;<text:s/>Филофей<text:s/>задергал<text:s/>вожжами,<text:s/>закричал<text:s/>тонким‑тонким<text:s/>голосом:<text:s/>«Эх<text:s/>вы,<text:s/>махонькие!» –<text:s/>братья<text:s/>его<text:s/>подскочили<text:s/>с<text:s/>обеих<text:s/>сторон,<text:s/>подстегнули<text:s/>под<text:s/>брюхо<text:s/>пристяжных –<text:s/>и<text:s/>тарантас<text:s/>тронулся,<text:s/>свернул<text:s/>из<text:s/>ворот<text:s/>на<text:s/>улицу;<text:s/>кудластый<text:s/>хотел<text:s/>было<text:s/>махнуть<text:s/>к<text:s/>себе<text:s/>на<text:s/>двор,<text:s/>но<text:s/>Филофей<text:s/>образумил<text:s/>его<text:s/>несколькими<text:s/>ударами<text:s/>кнута –<text:s/>и<text:s/>вот<text:s/>мы<text:s/>уже<text:s/>выскочили<text:s/>из<text:s/>деревни<text:s/>и<text:s/>покатили<text:s/>по<text:s/>довольно<text:s/>ровной<text:s/>дороге,<text:s/>между<text:s/>сплошными<text:s/>кустами<text:s/>густого<text:s/>орешника.</text:p>
      <text:p text:style-name="Обычный">Ночь<text:s/>была<text:s/>тихая,<text:s/>славная,<text:s/>самая<text:s/>удобная<text:s/>для<text:s/>езды.<text:s/>Ветер<text:s/>то<text:s/>прошелестит<text:s/>в<text:s/>кустах,<text:s/>закачает<text:s/>ветки,<text:s/>то<text:s/>совсем<text:s/>замрет;<text:s/>на<text:s/>небе<text:s/>кое‑где<text:s/>виднелись<text:s/>неподвижные<text:s/>серебристые<text:s/>облачка;<text:s/>месяц<text:s/>стоял<text:s/>высоко<text:s/>и<text:s/>ясно<text:s/>озарял<text:s/>окрестность.<text:s/>Я<text:s/>растянулся<text:s/>на<text:s/>сене<text:s/>и<text:s/>уже<text:s/>вздремнул<text:s/>было…<text:s/>да<text:s/>вспомнил<text:s/>о<text:s/>«неладном<text:s/>месте»<text:s/>и встрепенулся.</text:p>
      <text:p text:style-name="Обычный">– А<text:s/>что,<text:s/>Филофей?<text:s/>До<text:s/>брода<text:s/>далеко?</text:p>
      <text:p text:style-name="Обычный">– До<text:s/>броду‑то?<text:s/>Верст<text:s/>восемь<text:s/>будет.</text:p>
      <text:p text:style-name="Обычный">«Восемь<text:s/>верст, –<text:s/>подумалось<text:s/>мне. –<text:s/>Раньше<text:s/>часу<text:s/>не<text:s/>доедем.<text:s/>Соснуть<text:s/>пока<text:s/>можно».</text:p>
      <text:p text:style-name="Обычный">– Ты,<text:s/>Филофей,<text:s/>дорогу<text:s/>хорошо<text:s/>знаешь? –<text:s/>спросил<text:s/>я<text:s/>опять.</text:p>
      <text:p text:style-name="Обычный">– Да<text:s/>как<text:s/><text:span text:style-name="T2051">ее</text:span><text:span text:style-name="T2052"><text:s/></text:span><text:span text:style-name="T2053">не</text:span><text:span text:style-name="T2054"><text:s/></text:span>знать‑то,<text:s/>дорогу‑то?<text:s/>Не<text:s/>впервой<text:s/>едем…</text:p>
      <text:p text:style-name="Обычный">Он<text:s/>еще<text:s/>что‑то<text:s/>прибавил,<text:s/>но<text:s/>я<text:s/>уже<text:s/>не<text:s/>расслушал<text:s/>его…<text:s/>Я<text:s/>спал.</text:p>
      <text:p text:style-name="Обычный"/>
      <text:p text:style-name="Обычный">Разбудило<text:s/>меня<text:s/>не<text:s/>собственное<text:s/>намерение<text:s/>проснуться<text:s/>ровно<text:s/>через<text:s/>час,<text:s/>как<text:s/>это<text:s/>часто<text:s/>случается,<text:s/>а<text:s/>какое‑то<text:s/>странное,<text:s/>хоть<text:s/>и<text:s/>слабое,<text:s/>хлюпанье<text:s/>и<text:s/>бульканье<text:s/>под<text:s/>самым<text:s/>моим<text:s/>ухом.<text:s/>Я<text:s/>поднял<text:s/>голову…</text:p>
      <text:p text:style-name="Обычный">Что<text:s/>за<text:s/>чудеса?<text:s/>Лежу<text:s/>я<text:s/>в<text:s/>тарантасе<text:s/>по‑прежнему,<text:s/>а<text:s/>вокруг<text:s/>тарантаса –<text:s/>и<text:s/>на<text:s/>пол‑аршина,<text:s/>не<text:s/>более,<text:s/>от<text:s/>его<text:s/>края –<text:s/>водная<text:s/>гладь,<text:s/>освещенная<text:s/>луною,<text:s/>дробится<text:s/>и<text:s/>дрожит<text:s/>мелкой,<text:s/>четкой<text:s/>рябью.<text:s/>Я –<text:s/>глядь<text:s/>вперед:<text:s/>на<text:s/>козлах,<text:s/>понурив<text:s/>голову,<text:s/>согнув<text:s/>спину,<text:s/>сидит,<text:s/>как<text:s/>истукан,<text:s/>Филофей,<text:s/>а<text:s/>еще<text:s/>подальше –<text:s/>над<text:s/>журчащею<text:s/>водою –<text:s/>кривая<text:s/>линия<text:s/>дуги<text:s/>и<text:s/>лошадиные<text:s/>головы<text:s/>и<text:s/>спины.<text:s/>И<text:s/>все<text:s/>так<text:s/>неподвижно,<text:s/>так<text:s/>бесшумно,<text:s/>словно<text:s/>в<text:s/>заколдованном<text:s/>царстве,<text:s/>во<text:s/>сне,<text:s/>в<text:s/>сказочном<text:s/>сне…<text:s/>Что<text:s/>за<text:s/>притча?<text:s/>Я –<text:s/>глядь<text:s/>назад<text:s/>из‑под<text:s/>балчука<text:s/>тарантаса…<text:s/>Да<text:s/>мы<text:s/>на<text:s/>самой<text:s/>середине<text:s/>реки…<text:s/>берег<text:s/>от<text:s/>нас<text:s/>шагов<text:s/>за<text:s/>тридцать!</text:p>
      <text:p text:style-name="Обычный">– Филофей! –<text:s/>воскликнул<text:s/>я.</text:p>
      <text:p text:style-name="Обычный">– Чего? –<text:s/>возразил<text:s/>он.</text:p>
      <text:p text:style-name="Обычный">– Как<text:s/>чего?<text:s/>Помилуй!<text:s/>Где<text:s/>же<text:s/>это<text:s/>мы?</text:p>
      <text:p text:style-name="Обычный">– В<text:s/>реке.</text:p>
      <text:p text:style-name="Обычный">– Я<text:s/>вижу,<text:s/>что<text:s/>в<text:s/>реке.<text:s/>Да<text:s/>мы<text:s/>этак<text:s/>сейчас<text:s/>потонем.<text:s/>Так‑то<text:s/>ты<text:s/>вброд<text:s/>переезжаешь?<text:s/>А?<text:s/>Да<text:s/>ты<text:s/>спишь,<text:s/>Филофей!<text:s/>Отвечай<text:s/>же!</text:p>
      <text:p text:style-name="Обычный">– Маленечко<text:s/>ошибся, –<text:s/>промолвил<text:s/>мой<text:s/>возница, –<text:s/>в<text:s/>сторону,<text:s/>знать,<text:s/>взял<text:s/>грешным<text:s/>делом,<text:s/>а<text:s/>теперь<text:s/>подождать<text:s/>надоть.</text:p>
      <text:p text:style-name="Обычный">– Как<text:s/>ждать<text:s/><text:span text:style-name="T2055">надоть</text:span>!<text:s/>Чего<text:s/>же<text:s/>мы<text:s/>будем<text:s/>ждать?</text:p>
      <text:p text:style-name="Обычный">– А<text:s/>вот<text:s/>пущай<text:s/>кудластый<text:s/>оглядится:<text:s/>куда<text:s/>он<text:s/>ворохнется,<text:s/>туда,<text:s/>значит,<text:s/>и<text:s/>ехать<text:s/>надоть.</text:p>
      <text:p text:style-name="Обычный">Я<text:s/>приподнялся<text:s/>на<text:s/>сене.<text:s/>Голова<text:s/>коренника<text:s/>не<text:s/>шевелилась<text:s/>над<text:s/>водою.<text:s/>Только<text:s/>и<text:s/>можно<text:s/>было<text:s/>видеть,<text:s/>при<text:s/>ясном<text:s/>свете<text:s/>месяца,<text:s/>как<text:s/>одно<text:s/>его<text:s/>ухо<text:s/>чуть‑чуть<text:s/>двигалось<text:s/>то<text:s/>взад,<text:s/>то<text:s/>вперед.</text:p>
      <text:p text:style-name="Обычный">– Да<text:s/>он<text:s/>тоже<text:s/>спит,<text:s/>твой<text:s/>кудластый!</text:p>
      <text:p text:style-name="Обычный">– Нет, –<text:s/>отвечал<text:s/>Филофей, –<text:s/>он<text:s/>теперь<text:s/>воду<text:s/>нюхает.<text:s/>И<text:s/>все<text:s/>опять<text:s/>замолкло,<text:s/>только<text:s/>по‑прежнему<text:s/>слабо<text:s/>хлюпала<text:s/>вода.<text:s/>Я<text:s/>тоже<text:s/>оцепенел.</text:p>
      <text:p text:style-name="Обычный">Лунный<text:s/>свет,<text:s/>да<text:s/>ночь,<text:s/>да<text:s/>река,<text:s/>да<text:s/>мы<text:s/>в<text:s/>ней…</text:p>
      <text:p text:style-name="Обычный">– Это<text:s/>что<text:s/>такое<text:s/>сипит? –<text:s/>спросил<text:s/>я<text:s/>Филофея.</text:p>
      <text:p text:style-name="Обычный">– Это?<text:s/>Утята<text:s/>в<text:s/>камыше…<text:s/>а не<text:s/>то<text:s/>змеи.</text:p>
      <text:p text:style-name="Обычный">Вдруг<text:s/>голова<text:s/>коренника<text:s/>замоталась,<text:s/>уши<text:s/>навострились,<text:s/>он<text:s/>зафыркал,<text:s/>заворошился.</text:p>
      <text:p text:style-name="Обычный">– Но‑но‑но‑ноо! –<text:s/>внезапно<text:s/>заорал<text:s/>во<text:s/>все<text:s/>горло<text:s/>Филофей,<text:s/>и<text:s/>приподнялся,<text:s/>и<text:s/>замахал<text:s/>кнутом.<text:s/>Тарантас<text:s/>тотчас<text:s/>сдернуло<text:s/>с<text:s/>места,<text:s/>он<text:s/>рванулся<text:s/>вперед<text:s/>наперерез<text:s/>речной<text:s/>волне –<text:s/>и<text:s/>пошел,<text:s/>дрыгая<text:s/>и<text:s/>колыхаясь…<text:s/>Сперва<text:s/>мне<text:s/>показалось,<text:s/>что<text:s/>мы<text:s/>погружаемся,<text:s/>идем<text:s/>вглубь,<text:s/>однако<text:s/>после<text:s/>двух‑трех<text:s/>толчков<text:s/>и<text:s/>нырков<text:s/>водная<text:s/>гладь<text:s/>как<text:s/>будто<text:s/>вдруг<text:s/>понизилась…<text:s/>Она<text:s/>понижалась<text:s/>все<text:s/>больше<text:s/>и<text:s/>больше,<text:s/>тарантас<text:s/>вырастал<text:s/>из<text:s/>нее, –<text:s/>вот<text:s/>уже<text:s/>показались<text:s/>колеса<text:s/>и<text:s/>конские<text:s/>хвосты,<text:s/>и<text:s/>вот,<text:s/>вздымая<text:s/>сильные<text:s/>и<text:s/>крупные<text:s/>брызги,<text:s/>алмазными<text:s/>–<text:s/>нет,<text:s/>не<text:s/>алмазными –<text:s/>сапфирными<text:s/>снопами<text:s/>разлетавшиеся<text:s/>в<text:s/>матовом<text:s/>блеске<text:s/>луны,<text:s/>весело<text:s/>и<text:s/>дружно<text:s/>выхватили<text:s/>нас<text:s/>лошади<text:s/>на<text:s/>песчаный<text:s/>берег<text:s/>и<text:s/>пошли<text:s/>по<text:s/>дороге<text:s/>в<text:s/>гору,<text:s/>вперебивку<text:s/>переступая<text:s/>глянцевитыми<text:s/>мокрыми<text:s/>ногами.</text:p>
      <text:p text:style-name="Обычный">«Что, –<text:s/>пришло<text:s/>мне<text:s/>в<text:s/>голову, –<text:s/>скажет<text:s/>теперь<text:s/>Филофей:<text:s/>а ведь<text:s/>я<text:s/>был<text:s/>прав!<text:s/>или<text:s/>что‑нибудь<text:s/>в<text:s/>этом<text:s/>роде?»<text:s/>Но<text:s/>он<text:s/>ничего<text:s/>не<text:s/>сказал.<text:s/>Потому<text:s/>и<text:s/>я<text:s/>не<text:s/>почел<text:s/>за<text:s/>нужное<text:s/>упрекнуть<text:s/>его<text:s/>в<text:s/>неосторожности<text:s/>и,<text:s/>уложившись<text:s/>спать<text:s/>на<text:s/>сене,<text:s/>опять<text:s/>попытался<text:s/>заснуть.</text:p>
      <text:p text:style-name="Обычный"/>
      <text:p text:style-name="Обычный">Но<text:s/>я<text:s/>не<text:s/>мог<text:s/>заснуть, –<text:s/>не<text:s/>потому,<text:s/>что<text:s/>не<text:s/>устал<text:s/>от<text:s/>охоты<text:s/>и<text:s/>не<text:s/>потому,<text:s/>что<text:s/>испытанная<text:s/>мною<text:s/>тревога<text:s/>разогнала<text:s/>мой<text:s/>сон,<text:s/>а<text:s/>уж<text:s/>очень<text:s/>красивыми<text:s/>местами<text:s/>нам<text:s/>приходилось<text:s/>ехать.<text:s/>То<text:s/>были<text:s/>раздольные,<text:s/>пространные,<text:s/>поемные,<text:s/>травянистые<text:s/>луга,<text:s/>со<text:s/>множеством<text:s/>небольших<text:s/>лужаек,<text:s/>озёрец,<text:s/>ручейков,<text:s/>заводей,<text:s/>заросших<text:s/>по<text:s/>концам<text:s/>ивняком<text:s/>и<text:s/>лозами,<text:s/>прямо<text:s/>русские,<text:s/>русским<text:s/>людом<text:s/>любимые<text:s/>места,<text:s/>подобные<text:s/>тем,<text:s/>куда<text:s/>езживали<text:s/>богатыри<text:s/>наших<text:s/>древних<text:s/>былин<text:s/>стрелять<text:s/>белых<text:s/>лебедей<text:s/>и<text:s/>серых<text:s/>утиц.<text:s/>Желтоватой<text:s/>лентой<text:s/>вилась<text:s/>наезженная<text:s/>дорога,<text:s/>лошади<text:s/>бежали<text:s/>легко –<text:s/>и<text:s/>я<text:s/>не<text:s/>мог<text:s/>сомкнуть<text:s/>глаза,<text:s/>любовался!<text:s/>И<text:s/>все<text:s/>это<text:s/>так<text:s/>мягко<text:s/>и<text:s/>стройно<text:s/>плыло<text:s/>мимо<text:s/>под<text:s/>дружелюбной<text:s/>луной.<text:s/>Филофея –<text:s/>и<text:s/>того<text:s/>проняло.</text:p>
      <text:p text:style-name="Обычный">– Эти<text:s/>у<text:s/>нас<text:s/>луга<text:s/>Святоегорьевскими<text:s/>прозываются, –<text:s/>обратился<text:s/>он<text:s/>ко<text:s/>мне. –<text:s/>А<text:s/>за<text:s/>ними –<text:s/>так<text:s/>Великокняжеские<text:s/>пойдут;<text:s/>других<text:s/>таких<text:s/>лугов<text:s/>по<text:s/>всей<text:s/>Расеи<text:s/>нету…<text:s/>Уж<text:s/>на<text:s/>что<text:s/>красиво! –<text:s/>Коренник<text:s/>фыркнул<text:s/>и<text:s/>встряхнулся… –<text:s/>Господь<text:s/>с<text:s/>тобою!.. –<text:s/>промолвил<text:s/>Филофей<text:s/>степенно<text:s/>и<text:s/>вполголоса. –<text:s/>На<text:s/>что<text:s/>красиво! –<text:s/>повторил<text:s/>он<text:s/>и<text:s/>вздохнул,<text:s/>а<text:s/>потом<text:s/>протяжно<text:s/>крякнул. –<text:s/>Вот<text:s/>скоро<text:s/>сенокосы<text:s/>начнутся,<text:s/>и<text:s/>что<text:s/>тут<text:s/>этого<text:s/>самого<text:s/>сена<text:s/>нагребут –<text:s/>беда!<text:s/>А<text:s/>в<text:s/>заводях<text:s/>рыбы<text:s/>тоже<text:s/>много.<text:s/>Лещи<text:s/>такие! –<text:s/>прибавил<text:s/>он<text:s/>нараспев. –<text:s/>Одно<text:s/>слово:<text:s/>умирать<text:s/>не<text:s/>надо.</text:p>
      <text:p text:style-name="Обычный">Он<text:s/>вдруг<text:s/>поднял<text:s/>руку.</text:p>
      <text:p text:style-name="Обычный">– Эва!<text:s/>глянь‑ка!<text:s/>над<text:s/>озером‑то…<text:s/>аль<text:s/>чапля<text:s/>стоит?<text:s/>неужели<text:s/>она<text:s/>и<text:s/>ночью<text:s/>рыбу<text:s/>ловит?<text:s/>Эх‑ма!<text:s/>сук<text:s/>это –<text:s/>не<text:s/>чапля.<text:s/>Вот<text:s/>маху‑то<text:s/>дал!<text:s/>а все<text:s/>месяц<text:s/>обманывает.</text:p>
      <text:p text:style-name="Обычный">Так<text:s/>мы<text:s/>ехали,<text:s/>ехали…<text:s/>Но<text:s/>вот<text:s/>уж<text:s/>и<text:s/>конец<text:s/>подошел<text:s/>лугам,<text:s/>показались<text:s/>лесочки,<text:s/>распаханные<text:s/>поля;<text:s/>деревушка<text:s/>в<text:s/>стороне<text:s/>мигнула<text:s/>двумя‑тремя<text:s/>огоньками, –<text:s/>до<text:s/>большой<text:s/>дороги<text:s/>оставалось<text:s/>всего<text:s/>верст<text:s/>пять.<text:s/>Я<text:s/>заснул.</text:p>
      <text:p text:style-name="Обычный">Снова<text:s/>я<text:s/>не<text:s/>сам<text:s/>собой<text:s/>проснулся.<text:s/>На<text:s/>этот<text:s/>раз<text:s/>меня<text:s/>разбудил<text:s/>голос<text:s/>Филофея.</text:p>
      <text:p text:style-name="Обычный">– Барин…<text:s/>а барин!</text:p>
      <text:p text:style-name="Обычный">Я<text:s/>приподнялся.<text:s/>Тарантас<text:s/>стоял<text:s/>на<text:s/>ровном<text:s/>месте<text:s/>по<text:s/>самой<text:s/>середине<text:s/>большой<text:s/>дороги;<text:s/>обернувшись<text:s/>с<text:s/>козел<text:s/>ко<text:s/>мне<text:s/>лицом,<text:s/>широко<text:s/>раскрыв<text:s/>глаза<text:s/>(я<text:s/>даже<text:s/>удивился,<text:s/>я<text:s/>не<text:s/>воображал,<text:s/>что<text:s/>они<text:s/>у<text:s/>него<text:s/>такие<text:s/>большие),<text:s/>Филофей<text:s/>значительно<text:s/>и<text:s/>таинственно<text:s/>шептал:</text:p>
      <text:p text:style-name="Обычный">– Стучит!..<text:s/>Стучит!</text:p>
      <text:p text:style-name="Обычный">– Что<text:s/>ты<text:s/>говоришь?</text:p>
      <text:p text:style-name="Обычный">– Я<text:s/>говорю:<text:s/>стучит!<text:s/>Нагнитесь‑ка<text:s/>и<text:s/>послухайте.<text:s/>Слышите?</text:p>
      <text:p text:style-name="Обычный">Я<text:s/>высунул<text:s/>голову<text:s/>из<text:s/>тарантаса,<text:s/>притаил<text:s/>дыхание –<text:s/>и<text:s/>действительно<text:s/>услыхал<text:s/>где‑то<text:s/>далеко‑далеко<text:s/>за<text:s/>нами<text:s/>слабый<text:s/>прерывистый<text:s/>стук<text:s/>как<text:s/>бы<text:s/>от<text:s/>катившихся<text:s/>колес.</text:p>
      <text:p text:style-name="Обычный">– Слышите? –<text:s/>повторил<text:s/>Филофей.</text:p>
      <text:p text:style-name="Обычный">– Ну,<text:s/>да, –<text:s/>ответил<text:s/>я. –<text:s/>Едет<text:s/>какой‑то<text:s/>экипаж.</text:p>
      <text:p text:style-name="Обычный">– А<text:s/>не<text:s/>слышите…<text:s/>чу!<text:s/>Во…<text:s/>бубенцы…<text:s/>и свист<text:s/>тоже…<text:s/>Слышите?<text:s/>Да<text:s/>шапку‑то<text:s/>снимите…<text:s/>слышней<text:s/>будет.</text:p>
      <text:p text:style-name="Обычный">Я<text:s/>шапки<text:s/>не<text:s/>снял,<text:s/>но<text:s/>приник<text:s/>ухом.</text:p>
      <text:p text:style-name="Обычный">– Ну,<text:s/>да…<text:s/>может<text:s/>быть.<text:s/>Да<text:s/>что<text:s/>ж<text:s/>из<text:s/>этого?</text:p>
      <text:p text:style-name="Обычный">Филофей<text:s/>повернулся<text:s/>лицом<text:s/>к<text:s/>лошадям.</text:p>
      <text:p text:style-name="Обычный">– Телега<text:s/>катит…<text:s/>налегке,<text:s/>колеса<text:s/>кованые, –<text:s/>промолвил<text:s/>он<text:s/>и<text:s/>подобрал<text:s/>вожжи. –<text:s/>Это,<text:s/>барин,<text:s/>недобрые<text:s/>люди<text:s/>едут;<text:s/>здесь<text:s/>ведь,<text:s/>под<text:s/>Тулой,<text:s/>шалят…<text:s/>много.</text:p>
      <text:p text:style-name="Обычный">– Какой<text:s/>вздор!<text:s/>Почему<text:s/>ты<text:s/>полагаешь,<text:s/>что<text:s/>это<text:s/>непременно<text:s/>недобрые<text:s/>люди?</text:p>
      <text:p text:style-name="Обычный">– Верно<text:s/>говорю.<text:s/>С<text:s/>бубенцами…<text:s/>да<text:s/>в<text:s/>пустой<text:s/>телеге…<text:s/>Кому<text:s/>быть?</text:p>
      <text:p text:style-name="Обычный">– А<text:s/>что –<text:s/>до<text:s/>Тулы<text:s/>еще<text:s/>далеко?</text:p>
      <text:p text:style-name="Обычный">– Да<text:s/>верст<text:s/>еще<text:s/>пятнадцать<text:s/>будет,<text:s/>и<text:s/>жилья<text:s/>тут<text:s/>никакого<text:s/>нету.</text:p>
      <text:p text:style-name="Обычный">– Ну,<text:s/>так<text:s/>ступай<text:s/>живее,<text:s/>нечего<text:s/>мешкать‑то.</text:p>
      <text:p text:style-name="Обычный">Филофей<text:s/>взмахнул<text:s/>кнутом,<text:s/>и<text:s/>тарантас<text:s/>опять<text:s/>покатился.</text:p>
      <text:p text:style-name="Обычный"/>
      <text:p text:style-name="Обычный">Хотя<text:s/>я<text:s/>не<text:s/>дал<text:s/>веры<text:s/>Филофею,<text:s/>однако<text:s/>заснуть<text:s/>уже<text:s/>не<text:s/>мог.<text:s/>А<text:s/>что,<text:s/>если<text:s/>в<text:s/>самом<text:s/>деле?<text:s/>Неприятное<text:s/>чувство<text:s/>шевельнулось<text:s/>во<text:s/>мне.<text:s/>Я<text:s/>сел<text:s/>в<text:s/>тарантасе –<text:s/>до<text:s/>тех<text:s/>пор<text:s/>я<text:s/>лежал –<text:s/>и<text:s/>стал<text:s/>глядеть<text:s/>по<text:s/>сторонам.<text:s/>Пока<text:s/>я<text:s/>спал,<text:s/>тонкий<text:s/>туман<text:s/>набежал –<text:s/>не<text:s/>на<text:s/>землю,<text:s/>на<text:s/>небо;<text:s/>он<text:s/>стоял<text:s/>высоко,<text:s/>месяц<text:s/>в<text:s/>нем<text:s/>повис<text:s/>беловатым<text:s/>пятном,<text:s/>как<text:s/>бы<text:s/>в<text:s/>дыме.<text:s/>Все<text:s/>потускнело<text:s/>и<text:s/>смешалось,<text:s/>хотя<text:s/>книзу<text:s/>было<text:s/>виднее.<text:s/>Кругом –<text:s/>плоские,<text:s/>унылые<text:s/>места:<text:s/>поля,<text:s/>все<text:s/>поля,<text:s/>кое‑где<text:s/>кустики,<text:s/>овраги –<text:s/>и<text:s/>опять<text:s/>поля,<text:s/>и<text:s/>больше<text:s/>все<text:s/>пар,<text:s/>с<text:s/>редкой,<text:s/>сорной<text:s/>травою.<text:s/>Пусто…<text:s/>мертво!<text:s/>Хоть<text:s/>бы<text:s/>перепел<text:s/>где<text:s/>крикнул.</text:p>
      <text:p text:style-name="Обычный">Ехали<text:s/>мы<text:s/>с<text:s/>полчаса.<text:s/>Филофей<text:s/>то<text:s/>и<text:s/>дело<text:s/>помахивал<text:s/>кнутом<text:s/>и<text:s/>чмокал<text:s/>губами,<text:s/>но<text:s/>ни<text:s/>он,<text:s/>ни<text:s/>я,<text:s/>мы<text:s/>не<text:s/>говорили<text:s/>ни<text:s/>слова.<text:s/>Вот<text:s/>взобрались<text:s/>мы<text:s/>на<text:s/>пригорок…<text:s/>Филофей<text:s/>остановил<text:s/>тройку<text:s/>и<text:s/>тотчас<text:s/>же<text:s/>примолвил:</text:p>
      <text:p text:style-name="Обычный">– Стучит…<text:s/>Стучи‑ит,<text:s/>барин!</text:p>
      <text:p text:style-name="Обычный">Я<text:s/>опять<text:s/>высунулся<text:s/>из<text:s/>тарантаса;<text:s/>но<text:s/>я<text:s/>бы<text:s/>мог<text:s/>остаться<text:s/>под<text:s/>навесом<text:s/>балчука,<text:s/>до<text:s/>того<text:s/>теперь<text:s/>явственно,<text:s/>хотя<text:s/>еще<text:s/>издалека,<text:s/>доносился<text:s/>до<text:s/>слуха<text:s/>моего<text:s/>стук<text:s/>тележных<text:s/>колес,<text:s/>людской<text:s/>посвист,<text:s/>бряцанье<text:s/>бубенчиков<text:s/>и<text:s/>даже<text:s/>топот<text:s/>конских<text:s/>ног;<text:s/>даже<text:s/>пенье<text:s/>и<text:s/>смех<text:s/>почудились<text:s/>мне.<text:s/>Ветер,<text:s/>правда,<text:s/>тянул<text:s/>оттуда,<text:s/>но<text:s/>не<text:s/>было<text:s/>сомненья<text:s/>в<text:s/>том,<text:s/>что<text:s/>незнакомые<text:s/>проезжие<text:s/>на<text:s/>целую<text:s/>версту,<text:s/>а<text:s/>может<text:s/>и<text:s/>на<text:s/>две,<text:s/>стали<text:s/>к<text:s/>нам<text:s/>ближе.</text:p>
      <text:p text:style-name="Обычный">Мы<text:s/>с<text:s/>Филофеем<text:s/>переглянулись –<text:s/>он<text:s/>только<text:s/>шляпу<text:s/>сдвинул<text:s/>с<text:s/>затылка<text:s/>на<text:s/>лоб<text:s/>и<text:s/>тотчас<text:s/>же,<text:s/>нагнувшись<text:s/>над<text:s/>вожжами,<text:s/>принялся<text:s/>стегать<text:s/>лошадей.<text:s/>Они<text:s/>пустились<text:s/>вскачь,<text:s/>но<text:s/>долго<text:s/>скакать<text:s/>не<text:s/>могли<text:s/>и<text:s/>опять<text:s/>побежали<text:s/>рысью.<text:s/>Филофей<text:s/>продолжал<text:s/>стегать<text:s/>их.<text:s/>Надо<text:s/>ж<text:s/>было<text:s/>уходить!</text:p>
      <text:p text:style-name="Обычный">Я<text:s/>не<text:s/>мог<text:s/>себе<text:s/>дать<text:s/>отчета,<text:s/>почему<text:s/>в<text:s/>этот<text:s/>раз<text:s/>я,<text:s/>сначала<text:s/>не<text:s/>разделявший<text:s/>подозрений<text:s/>Филофея,<text:s/>вдруг<text:s/>получил<text:s/>убеждение,<text:s/>что<text:s/>следом<text:s/>за<text:s/>нами<text:s/>ехали<text:s/>точно<text:s/>недобрые<text:s/>люди…<text:s/>Ничего<text:s/>нового<text:s/>не<text:s/>услыхал<text:s/>я:<text:s/>те<text:s/>же<text:s/>бубенцы,<text:s/>тот<text:s/>же<text:s/>стук<text:s/>ненагруженной<text:s/>телеги,<text:s/>то<text:s/>же<text:s/>посвистывание,<text:s/>тот<text:s/>же<text:s/>смутный<text:s/>гам…<text:s/>Но<text:s/>я<text:s/>теперь<text:s/>уже<text:s/>не<text:s/>сомневался.<text:s/>Филофей<text:s/>не<text:s/>мог<text:s/>ошибиться!</text:p>
      <text:p text:style-name="Обычный">И<text:s/>вот<text:s/>опять<text:s/>прошло<text:s/>минут<text:s/>двадцать…<text:s/>В<text:s/>течение<text:s/>последних<text:s/>из<text:s/>этих<text:s/>двадцати<text:s/>минут<text:s/>сквозь<text:s/>стук<text:s/>и<text:s/>грохот<text:s/>собственного<text:s/>экипажа<text:s/>нам<text:s/>уже<text:s/>слышался<text:s/>другой<text:s/>стук<text:s/>и<text:s/>другой<text:s/>грохот…</text:p>
      <text:p text:style-name="Обычный">– Остановись,<text:s/>Филофей, –<text:s/>сказал<text:s/>я, –<text:s/>все<text:s/>равно –<text:s/>один<text:s/>конец!</text:p>
      <text:p text:style-name="Обычный">Филофей<text:s/>трусливо<text:s/>тпрукнул.<text:s/>Лошади<text:s/>мгновенно<text:s/>стали,<text:s/>как<text:s/>бы<text:s/>обрадовавшись<text:s/>возможности<text:s/>отдохнуть.</text:p>
      <text:p text:style-name="Обычный">Батюшки!<text:s/>бубенцы<text:s/>просто<text:s/>ревут<text:s/>за<text:s/>самой<text:s/>нашей<text:s/>спиною,<text:s/>телега<text:s/>гремит<text:s/>с<text:s/>дребезгом,<text:s/>люди<text:s/>свистят,<text:s/>кричат<text:s/>и<text:s/>поют,<text:s/>лошади<text:s/>фыркают<text:s/>и<text:s/>бьют<text:s/>копытами<text:s/>землю…</text:p>
      <text:p text:style-name="Обычный">Нагнали!</text:p>
      <text:p text:style-name="Обычный">– Би‑и‑да, –<text:s/>с<text:s/>расстановкой,<text:s/>вполголоса,<text:s/>промолвил<text:s/>Филофей<text:s/>и,<text:s/>нерешительно<text:s/>чмокнув,<text:s/>стал<text:s/>понукать<text:s/>лошадей.<text:s/>Но<text:s/>в<text:s/>это<text:s/>самое<text:s/>мгновенье<text:s/>что‑то<text:s/>вдруг<text:s/>словно<text:s/>сорвалось,<text:s/>рявкнуло,<text:s/>ухнуло –<text:s/>и<text:s/>большущая<text:s/>развалистая<text:s/>телега,<text:s/>запряженная<text:s/>тройкой<text:s/>поджарых<text:s/>коней,<text:s/>круто,<text:s/>вихрем<text:s/>обогнула<text:s/>нас,<text:s/>заскакала<text:s/>вперед<text:s/>и<text:s/>тотчас<text:s/>пошла<text:s/>шагом,<text:s/>загораживая<text:s/>дорогу.</text:p>
      <text:p text:style-name="Обычный">– Самая<text:s/>разбойничья<text:s/>повадка, –<text:s/>прошептал<text:s/>Филофей.</text:p>
      <text:p text:style-name="Обычный">Признаться,<text:s/>у<text:s/>меня<text:s/>на<text:s/>сердце<text:s/>захолонуло…<text:s/>Принялся<text:s/>я<text:s/>глядеть<text:s/>с<text:s/>напряженьем<text:s/>в<text:s/>полумрак<text:s/>лунного,<text:s/>парами<text:s/>застланного<text:s/>света.<text:s/>В<text:s/>телеге<text:s/>перед<text:s/>нами<text:s/>не<text:s/>то<text:s/>сидело,<text:s/>не<text:s/>то<text:s/>лежало<text:s/>человек<text:s/>шесть<text:s/>в<text:s/>рубахах,<text:s/>в<text:s/>армяках<text:s/>нараспашку;<text:s/>у двоих<text:s/>на<text:s/>головах<text:s/>не<text:s/>было<text:s/>шапок;<text:s/>большие<text:s/>ноги<text:s/>в<text:s/>сапогах<text:s/>болтались,<text:s/>свесившись<text:s/>через<text:s/>грядку,<text:s/>руки<text:s/>поднимались,<text:s/>падали<text:s/>зря…<text:s/>тела<text:s/>тряслись…<text:s/>Явное<text:s/>дело:<text:s/>пьяный<text:s/>народ.<text:s/>Иные<text:s/>горланили –<text:s/>так,<text:s/>что<text:s/>ни<text:s/>попало;<text:s/>один<text:s/>свистал<text:s/>очень<text:s/>пронзительно<text:s/>и<text:s/>чисто,<text:s/>другой<text:s/>ругался;<text:s/>на<text:s/>облучке<text:s/>сидел<text:s/>какой‑то<text:s/>великан<text:s/>в<text:s/>полушубке<text:s/>и<text:s/>правил.<text:s/>Ехали<text:s/>они<text:s/>шагом,<text:s/>как<text:s/>будто<text:s/>не<text:s/>обращая<text:s/>на<text:s/>нас<text:s/>внимания.</text:p>
      <text:p text:style-name="Обычный">Что<text:s/>было<text:s/>делать?<text:s/>Мы<text:s/>поехали<text:s/>за<text:s/>ними<text:s/>тоже<text:s/>шагом…<text:s/>поневоле.</text:p>
      <text:p text:style-name="Обычный">С<text:s/>четверть<text:s/>версты<text:s/>двигались<text:s/>мы<text:s/>таким<text:s/>манером.<text:s/>Ожидание<text:s/>мучительное…<text:s/>Спасаться,<text:s/>защищаться…<text:s/>где<text:s/>уж<text:s/>тут!<text:s/>Их<text:s/>шестеро,<text:s/>а<text:s/>у<text:s/>меня<text:s/>хоть<text:s/>бы<text:s/>палка!<text:s/>Повернуть<text:s/>оглоблями<text:s/>назад?<text:s/>но<text:s/>они<text:s/>тотчас<text:s/>догонят.<text:s/>Вспомнился<text:s/>мне<text:s/>стих<text:s/>Жуковского<text:s/>(там,<text:s/>где<text:s/>он<text:s/>говорит<text:s/>об<text:s/>убийстве<text:s/>фельдмаршала<text:s/>Каменского):</text:p>
      <text:p text:style-name="Обычный"/>
      <text:p text:style-name="Обычный">Топор<text:s/>разбойника<text:s/>презренный…</text:p>
      <text:p text:style-name="Обычный"/>
      <text:p text:style-name="Обычный">А<text:s/>не<text:s/>то –<text:s/>горло<text:s/>сдавят<text:s/>грязной<text:s/>веревкой…<text:s/>да<text:s/>в<text:s/>канаву…<text:s/>хрипи<text:s/>там<text:s/>да<text:s/>бейся,<text:s/>как<text:s/>заяц<text:s/>в<text:s/>силке…</text:p>
      <text:p text:style-name="Обычный">Эх,<text:s/>скверно!</text:p>
      <text:p text:style-name="Обычный">А<text:s/>они<text:s/>по‑прежнему<text:s/>едут<text:s/>шагом<text:s/>и<text:s/>не<text:s/>обращают<text:s/>на<text:s/>нас<text:s/>внимания.</text:p>
      <text:p text:style-name="Обычный">– Филофей, –<text:s/>шепнул<text:s/>я, –<text:s/>попробуй‑ка,<text:s/>возьми<text:s/>правее,<text:s/>ступай<text:s/>будто<text:s/>мимо.</text:p>
      <text:p text:style-name="Обычный">Филофей<text:s/>попробовал –<text:s/>взял<text:s/>вправо…<text:s/>но<text:s/>те<text:s/>тотчас<text:s/>тоже<text:s/>взяли<text:s/>вправо…<text:s/>проехать<text:s/>стало<text:s/>невозможно.</text:p>
      <text:p text:style-name="Обычный">Филофей<text:s/>попытался<text:s/>еще:<text:s/>взял<text:s/>налево…<text:s/>Но<text:s/>и<text:s/>тут<text:s/>ему<text:s/>не<text:s/>дали<text:s/>миновать<text:s/>телегу.<text:s/>Даже<text:s/>засмеялись.<text:s/>Значит,<text:s/>не<text:s/>пропускают.</text:p>
      <text:p text:style-name="Обычный">– Как<text:s/>есть<text:s/>разбойники, –<text:s/>шепнул<text:s/>мне<text:s/>Филофей<text:s/>через<text:s/>плечо.</text:p>
      <text:p text:style-name="Обычный">– Да<text:s/>чего<text:s/>же<text:s/>они<text:s/>ждут? –<text:s/>спросил<text:s/>я<text:s/>тоже<text:s/>шепотом.</text:p>
      <text:p text:style-name="Обычный">– А<text:s/>вон<text:s/>там<text:s/>впереди,<text:s/>в<text:s/>ложбине,<text:s/>над<text:s/>ручьем,<text:s/>мостик…<text:s/>Они<text:s/>нас<text:s/>там!<text:s/>Они<text:s/>всегда<text:s/>этак…<text:s/>возле<text:s/>мостов.<text:s/>Наше<text:s/>дело,<text:s/>барин,<text:s/>чисто! –<text:s/>прибавил<text:s/>он<text:s/>со<text:s/>вздохом, –<text:s/>вряд<text:s/>ли<text:s/>живых<text:s/>отпустят;<text:s/>потому<text:s/>им<text:s/>главное:<text:s/>концы<text:s/>в<text:s/>воду.<text:s/>Одного<text:s/>мне<text:s/>жаль,<text:s/>барин:<text:s/>пропала<text:s/>моя<text:s/>троечка, –<text:s/>и<text:s/>братьям‑то<text:s/>она<text:s/>не<text:s/>достанется.</text:p>
      <text:p text:style-name="Обычный">Подивился<text:s/>бы<text:s/>я<text:s/>тут,<text:s/>как<text:s/>это<text:s/>Филофей<text:s/>в<text:s/>подобную<text:s/>минуту<text:s/>может<text:s/>еще<text:s/>о<text:s/>своих<text:s/>лошадях<text:s/>заботиться,<text:s/>да,<text:s/>признаюсь,<text:s/>мне<text:s/>самому<text:s/>было<text:s/>не<text:s/>до<text:s/>него…<text:s/>«Неужто<text:s/>же<text:s/>убьют? –<text:s/>твердил<text:s/>я<text:s/>мысленно. –<text:s/>За<text:s/>что?<text:s/>Ведь<text:s/>я<text:s/>им<text:s/>все<text:s/>отдам,<text:s/>что<text:s/>у<text:s/>меня<text:s/>есть».</text:p>
      <text:p text:style-name="Обычный">А<text:s/>мостик<text:s/>все<text:s/>приближался,<text:s/>все<text:s/>становился<text:s/>видней<text:s/>да<text:s/>видней.</text:p>
      <text:p text:style-name="Обычный">Вдруг<text:s/>раздалось<text:s/>резкое<text:s/>гиканье,<text:s/>тройка<text:s/>перед<text:s/>нами<text:s/>словно<text:s/>взвилась,<text:s/>понеслась<text:s/>и,<text:s/>доскакав<text:s/>до<text:s/>мостика,<text:s/>разом<text:s/>остановилась<text:s/>как<text:s/>вкопанная<text:s/>немного<text:s/>сбоку<text:s/>дороги.<text:s/>Сердце<text:s/>во<text:s/>мне<text:s/>так<text:s/>и<text:s/>упало.</text:p>
      <text:p text:style-name="Обычный">– Ох,<text:s/>брат<text:s/>Филофей, –<text:s/>промолвил<text:s/>я, –<text:s/>едем<text:s/>мы<text:s/>с<text:s/>тобою<text:s/>на<text:s/>смерть.<text:s/>Прости<text:s/>меня,<text:s/>коли<text:s/>я<text:s/>тебя<text:s/>загубил.</text:p>
      <text:p text:style-name="Обычный">– Какая<text:s/>твоя<text:s/>вина,<text:s/>барин!<text:s/>Своей<text:s/>судьбы<text:s/>не<text:s/>минуешь!<text:s/>Ну,<text:s/>кудластый,<text:s/>лошадушка<text:s/>моя<text:s/>верная, –<text:s/>обратился<text:s/>Филофей<text:s/>к<text:s/>кореннику, –<text:s/>ступай,<text:s/>брат,<text:s/>вперед!<text:s/>Сослужи<text:s/>последнюю<text:s/>службу!<text:s/>Все<text:s/>едино…<text:s/>Господи!<text:s/>бо‑слови!</text:p>
      <text:p text:style-name="Обычный">И<text:s/>он<text:s/>пустил<text:s/>свою<text:s/>тройку<text:s/>рысцой.</text:p>
      <text:p text:style-name="Обычный">Стали<text:s/>мы<text:s/>приближаться<text:s/>к<text:s/>мостику,<text:s/>к<text:s/>той<text:s/>неподвижной,<text:s/>грозной<text:s/>телеге…<text:s/>На<text:s/>ней,<text:s/>как<text:s/>нарочно,<text:s/>все<text:s/>затихло.<text:s/>Ни<text:s/>гу‑гу!<text:s/>Так<text:s/>затихает<text:s/>щука,<text:s/>ястреб,<text:s/>всякий<text:s/>хищный<text:s/>зверь,<text:s/>когда<text:s/>приближается<text:s/>добыча.<text:s/>Вот<text:s/>поравнялись<text:s/>мы<text:s/>с<text:s/>телегой…<text:s/>вдруг<text:s/>великан<text:s/>в<text:s/>полушубке<text:s/>прыг<text:s/>с<text:s/>нее<text:s/>долой –<text:s/>и<text:s/>прямо<text:s/>к<text:s/>нам!</text:p>
      <text:p text:style-name="Обычный">Ничего‑то<text:s/>он<text:s/>не<text:s/>сказал<text:s/>Филофею,<text:s/>но<text:s/>тот<text:s/>сам<text:s/>тотчас<text:s/>натянул<text:s/>вожжи…<text:s/>Тарантас<text:s/>остановился.</text:p>
      <text:p text:style-name="Обычный">Великан<text:s/>положил<text:s/>обе<text:s/>руки<text:s/>на<text:s/>дверцы<text:s/>и,<text:s/>наклонив<text:s/>вперед<text:s/>свою<text:s/>мохнатую<text:s/>голову<text:s/>и<text:s/>осклабясь,<text:s/>произнес<text:s/>тихим,<text:s/>ровным<text:s/>голосом<text:s/>и<text:s/>фабричным<text:s/>говорком<text:s/>следующее:</text:p>
      <text:p text:style-name="Обычный">– Господин<text:s/>почтенный,<text:s/>едем<text:s/>мы<text:s/>с<text:s/>честного<text:s/>пирка,<text:s/>со<text:s/>свадебки;<text:s/>нашего<text:s/>молодца,<text:s/>значит,<text:s/>женили;<text:s/>как<text:s/>есть<text:s/>уложили:<text:s/>ребята<text:s/>у<text:s/>нас<text:s/>все<text:s/>молодые,<text:s/>головы<text:s/>удалые –<text:s/>выпито<text:s/>было<text:s/>много,<text:s/>а<text:s/>опохмелиться<text:s/>нечем;<text:s/>то<text:s/>не<text:s/>будет<text:s/>ли<text:s/>ваша<text:s/>такая<text:s/>милость,<text:s/>не<text:s/>пожалуете<text:s/>ли<text:s/>нам<text:s/>деньжонок<text:s/>самую<text:s/>чуточку, –<text:s/>так,<text:s/>чтобы<text:s/>по<text:s/>косушке<text:s/>на<text:s/>брата?<text:s/>Выпили<text:s/>бы<text:s/>мы<text:s/>за<text:s/>ваше<text:s/>здоровье,<text:s/>помянули<text:s/>бы<text:s/>ваше<text:s/>степенство;<text:s/>а не<text:s/>будет<text:s/>вашей<text:s/>к<text:s/>нам<text:s/>милости –<text:s/>ну,<text:s/>просим<text:s/>не<text:s/>осерчать!</text:p>
      <text:p text:style-name="Обычный">«Что<text:s/>это<text:s/>такое? –<text:s/>подумалось<text:s/>мне… –<text:s/>Насмешка?..<text:s/>Глумление?»</text:p>
      <text:p text:style-name="Обычный">Великан<text:s/>продолжал<text:s/>стоять,<text:s/>понурив<text:s/>голову.<text:s/>В<text:s/>самый<text:s/>этот<text:s/>миг<text:s/>месяц<text:s/>выбрался<text:s/>из<text:s/>тумана<text:s/>и<text:s/>осветил<text:s/>ему<text:s/>лицо.<text:s/>Оно<text:s/>ухмылялось,<text:s/>это<text:s/>лицо –<text:s/>и<text:s/>глазами<text:s/>и<text:s/>губами.<text:s/>А<text:s/>угрозы<text:s/>на<text:s/>нем<text:s/>не<text:s/>видать…<text:s/>только<text:s/>словно<text:s/>все<text:s/>оно<text:s/>насторожилось…<text:s/>и зубы<text:s/>такие<text:s/>белые<text:s/>да<text:s/>большие…</text:p>
      <text:p text:style-name="Обычный">– Я<text:s/>с<text:s/>удовольствием…<text:s/>возьмите… –<text:s/>поспешно<text:s/>проговорил<text:s/>я<text:s/>и,<text:s/>достав<text:s/>кошелек<text:s/>из<text:s/>кармана,<text:s/>вынул<text:s/>оттуда<text:s/>два<text:s/>целковых;<text:s/>в то<text:s/>время<text:s/>серебряные<text:s/>деньги<text:s/>еще<text:s/>водились<text:s/>на<text:s/>Руси. –<text:s/>Вот,<text:s/>коли<text:s/>этого<text:s/>довольно.</text:p>
      <text:p text:style-name="Обычный">– Много<text:s/>благодарны! –<text:s/>гаркнул<text:s/>по‑солдатски<text:s/>великан,<text:s/>и<text:s/>толстые<text:s/>его<text:s/>пальцы<text:s/>мигом<text:s/>выхватили<text:s/>у<text:s/>меня –<text:s/>не<text:s/>весь<text:s/>кошелек,<text:s/>а<text:s/>только<text:s/>те<text:s/>два<text:s/>рубля. –<text:s/>Много<text:s/>благодарны! –<text:s/>Он<text:s/>встряхнул<text:s/>волосами,<text:s/>подбежал<text:s/>к<text:s/>телеге.</text:p>
      <text:p text:style-name="Обычный">– Ребята! –<text:s/>крикнул<text:s/>он, –<text:s/>два<text:s/>целковых<text:s/>жалует<text:s/>нам<text:s/>господин<text:s/>проезжий! –<text:s/>Те<text:s/>все<text:s/>вдруг<text:s/>как<text:s/>загогочут…<text:s/>Великан<text:s/>взвалился<text:s/>на<text:s/>облучок…</text:p>
      <text:p text:style-name="Обычный">– Счастливо<text:s/>оставаться!</text:p>
      <text:p text:style-name="Обычный">И<text:s/>только<text:s/>мы<text:s/>их<text:s/>и<text:s/>видели!<text:s/>Лошади<text:s/>подхватили,<text:s/>телега<text:s/>загремела<text:s/>в<text:s/>гору,<text:s/>вот<text:s/>еще<text:s/>раз<text:s/>мелькнула<text:s/>она<text:s/>на<text:s/>темной<text:s/>черте,<text:s/>отделявшей<text:s/>землю<text:s/>от<text:s/>неба,<text:s/>завалилась<text:s/>и<text:s/>пропала.</text:p>
      <text:p text:style-name="Обычный">Вот<text:s/>уж<text:s/>и<text:s/>стука,<text:s/>и<text:s/>крика,<text:s/>и<text:s/>бубенцов<text:s/>не<text:s/>слыхать…</text:p>
      <text:p text:style-name="Обычный">Стала<text:s/>тишина<text:s/>мертвая.</text:p>
      <text:p text:style-name="Обычный"/>
      <text:p text:style-name="Обычный">Мы<text:s/>с<text:s/>Филофеем<text:s/>не<text:s/>вдруг<text:s/>опомнились.</text:p>
      <text:p text:style-name="Обычный">– Ах<text:s/>ты,<text:s/>шут<text:s/>этакой! –<text:s/>промолвил<text:s/>он<text:s/>наконец<text:s/>и,<text:s/>сняв<text:s/>шляпу,<text:s/>начал<text:s/>креститься. –<text:s/>Право,<text:s/>шут, –<text:s/>прибавил<text:s/>он<text:s/>и<text:s/>обернулся<text:s/>ко<text:s/>мне,<text:s/>весь<text:s/>радостный. –<text:s/>А<text:s/>хороший<text:s/>должен<text:s/>быть<text:s/>человек,<text:s/>право.<text:s/>Но‑но‑но,<text:s/>махонькие!<text:s/>поворачивайтесь!<text:s/>Целы<text:s/>будете!<text:s/>Все<text:s/>целы<text:s/>будем!<text:s/>Ведь<text:s/>это<text:s/>он<text:s/>проехать<text:s/>не<text:s/>давал;<text:s/>он<text:s/>лошадьми‑то<text:s/>правил.<text:s/>Экой<text:s/>шут<text:s/>парень.<text:s/>Но‑но‑но‑ноо!<text:s/>с Бо‑гам!</text:p>
      <text:p text:style-name="Обычный">Я<text:s/>молчал,<text:s/>но<text:s/>и<text:s/>у<text:s/>меня<text:s/>хорошо<text:s/>стало<text:s/>на<text:s/>душе.<text:s/>«Целы<text:s/>будем! –<text:s/>повторил<text:s/>я<text:s/>про<text:s/>себя<text:s/>и<text:s/>разлегся<text:s/>на<text:s/>сене. –<text:s/>Дешево<text:s/>отделались!»</text:p>
      <text:p text:style-name="Обычный">Мне<text:s/>даже<text:s/>несколько<text:s/>совестно<text:s/>стало,<text:s/>зачем<text:s/>это<text:s/>я<text:s/>стих<text:s/>Жуковского<text:s/>вспомнил.</text:p>
      <text:p text:style-name="Обычный">Вдруг<text:s/>пришла<text:s/>мне<text:s/>в<text:s/>голову<text:s/>мысль.</text:p>
      <text:p text:style-name="Обычный">– Филофей!</text:p>
      <text:p text:style-name="Обычный">– Чего?</text:p>
      <text:p text:style-name="Обычный">– Ты<text:s/>женат?</text:p>
      <text:p text:style-name="Обычный">– Женат.</text:p>
      <text:p text:style-name="Обычный">– И<text:s/>дети<text:s/>есть?</text:p>
      <text:p text:style-name="Обычный">– Есть<text:s/>и<text:s/>дети.</text:p>
      <text:p text:style-name="Обычный">– Как<text:s/>же<text:s/>ты<text:s/>об<text:s/>них<text:s/>не<text:s/>вспомнил?<text:s/>О<text:s/>лошадях<text:s/>пожалел,<text:s/>а<text:s/>о<text:s/>жене,<text:s/>о<text:s/>детях?</text:p>
      <text:p text:style-name="Обычный">– Да<text:s/>чего<text:s/>их<text:s/>жалеть‑то?<text:s/>Ведь<text:s/>ворам<text:s/>в<text:s/>руки<text:s/>они<text:s/>бы<text:s/>не<text:s/>попались.<text:s/>А<text:s/>в<text:s/>уме<text:s/>я<text:s/>их<text:s/>все<text:s/>время<text:s/>держал,<text:s/>и<text:s/>теперь<text:s/>держу…<text:s/>во<text:s/>как. –<text:s/>Филофей<text:s/>помолчал. –<text:s/>Может…<text:s/>из‑за<text:s/>них<text:s/>Господь<text:s/>Бог<text:s/>нас<text:s/>с<text:s/>тобой<text:s/>помиловал.</text:p>
      <text:p text:style-name="Обычный">– Да<text:s/>коли<text:s/>то<text:s/>не<text:s/>были<text:s/>разбойники?</text:p>
      <text:p text:style-name="Обычный">– А<text:s/>почем<text:s/>знать?<text:s/>В<text:s/>чужую<text:s/>душу<text:s/>разве<text:s/>влезешь?<text:s/>Чужая<text:s/>душа –<text:s/>известно –<text:s/>потемки.<text:s/>А<text:s/>с<text:s/>Богом‑то<text:s/>завсегда<text:s/>лучше.<text:s/>Не…<text:s/>я свою<text:s/>семью<text:s/>завсегда…<text:s/>Но‑но‑но,<text:s/>махонькие,<text:s/>с<text:s/>Бо‑гам!</text:p>
      <text:p text:style-name="Обычный">Уже<text:s/>почти<text:s/>рассвело,<text:s/>когда<text:s/>мы<text:s/>стали<text:s/>подъезжать<text:s/>к<text:s/>Туле.<text:s/>Я<text:s/>лежал<text:s/>в<text:s/>забытьи<text:s/>полусна…</text:p>
      <text:p text:style-name="Обычный">– Барин, –<text:s/>сказал<text:s/>мне<text:s/>вдруг<text:s/>Филофей, –<text:s/>посмотрите‑ка;<text:s/>вон<text:s/>они<text:s/>стоят<text:s/>у<text:s/>кабака…<text:s/>ихняя<text:s/>телега‑то.</text:p>
      <text:p text:style-name="Обычный">Я<text:s/>поднял<text:s/>голову…<text:s/>точно,<text:s/>они:<text:s/>и телега<text:s/>их,<text:s/>и<text:s/>лошади.<text:s/>На<text:s/>пороге<text:s/>питейного<text:s/>заведения<text:s/>внезапно<text:s/>показался<text:s/>знакомый<text:s/>великан<text:s/>в<text:s/>полушубке.</text:p>
      <text:p text:style-name="Обычный">– Господин! –<text:s/>воскликнул<text:s/>он,<text:s/>помахивая<text:s/>шапкой, –<text:s/>ваши<text:s/>денежки<text:s/>пропиваем!<text:s/>А<text:s/>что,<text:s/>кучер, –<text:s/>прибавил<text:s/>он,<text:s/>качнув<text:s/>головой<text:s/>на<text:s/>Филофея, –<text:s/>чай,<text:s/>заробел<text:s/>этта‑ась?</text:p>
      <text:p text:style-name="Обычный">– Превеселый<text:s/>человек, –<text:s/>заметил<text:s/>Филофей,<text:s/>отъехавши<text:s/>сажен<text:s/>на<text:s/>двадцать<text:s/>от<text:s/>кабака.</text:p>
      <text:p text:style-name="Обычный">Прибыли<text:s/>мы<text:s/>наконец<text:s/>в<text:s/>Тулу;<text:s/>купил<text:s/>я<text:s/>дроби<text:s/>да<text:s/>кстати<text:s/>чаю<text:s/>да<text:s/>вина,<text:s/>и<text:s/>даже<text:s/>лошадь<text:s/>у<text:s/>барышника<text:s/>взял.<text:s/>В<text:s/>полдень<text:s/>мы<text:s/>отправились<text:s/>обратно.<text:s/>Проезжая<text:s/>тем<text:s/>местом,<text:s/>где<text:s/>в<text:s/>первый<text:s/>раз<text:s/>мы<text:s/>услыхали<text:s/>за<text:s/>собою<text:s/>стук<text:s/>телеги,<text:s/>Филофей,<text:s/>который,<text:s/>подвыпив<text:s/>в<text:s/>Туле,<text:s/>оказался<text:s/>весьма<text:s/>разговорчивым<text:s/>человеком, –<text:s/>он<text:s/>мне<text:s/>даже<text:s/>сказки<text:s/>рассказывал, –<text:s/>проезжая<text:s/>тем<text:s/>местом,<text:s/>Филофей<text:s/>вдруг<text:s/>засмеялся.</text:p>
      <text:p text:style-name="Обычный">– А<text:s/>помнишь,<text:s/>барин,<text:s/>как<text:s/>я<text:s/>тебе<text:s/>все<text:s/>говорил:<text:s/>стучит…<text:s/>стучит,<text:s/>мол,<text:s/>стучит!</text:p>
      <text:p text:style-name="Обычный">Он<text:s/>несколько<text:s/>раз<text:s/>повел<text:s/>рукою<text:s/>наотмашь…<text:s/>Очень<text:s/>уж<text:s/>ему<text:s/>это<text:s/>слово<text:s/>казалось<text:s/>забавным.</text:p>
      <text:p text:style-name="Обычный">В<text:s/>тот<text:s/>же<text:s/>вечер<text:s/>мы<text:s/>вернулись<text:s/>в<text:s/>его<text:s/>деревню.</text:p>
      <text:p text:style-name="Обычный">Я<text:s/>сообщил<text:s/>бывший<text:s/>с<text:s/>нами<text:s/>случай<text:s/>Ермолаю.<text:s/>Будучи<text:s/>трезвым,<text:s/>он<text:s/>не<text:s/>высказал<text:s/>никакого<text:s/>сочувствия<text:s/>и<text:s/>только<text:s/>хмыкнул –<text:s/>одобрительно<text:s/>или<text:s/>укоризненно,<text:s/>этого,<text:s/>я<text:s/>полагаю,<text:s/>он<text:s/>сам<text:s/>не<text:s/>ведал.<text:s/>Но<text:s/>дня<text:s/>два<text:s/>спустя<text:s/>он<text:s/>с<text:s/>удовольствием<text:s/>известил<text:s/>меня,<text:s/>что<text:s/>в<text:s/>ту<text:s/>самую<text:s/>ночь,<text:s/>когда<text:s/>мы<text:s/>с<text:s/>Филофеем<text:s/>ездили<text:s/>в<text:s/>Тулу, –<text:s/>и<text:s/>на<text:s/>той<text:s/>же<text:s/>самой<text:s/>дороге<text:s/>–<text:s/>какого‑то<text:s/>купца<text:s/>ограбили<text:s/>и<text:s/>убили.<text:s/>Я<text:s/>сперва<text:s/>не<text:s/>поверил<text:s/>этому<text:s/>известию,<text:s/>но<text:s/>потом<text:s/>пришлось<text:s/>поверить;<text:s/>справедливость<text:s/>его<text:s/>мне<text:s/>подтвердил<text:s/>проскакавший<text:s/>на<text:s/>следствие<text:s/>становой.<text:s/>Уж<text:s/>не<text:s/>с<text:s/>этой<text:s/>ли<text:s/>«свадьбы»<text:s/>возвращались<text:s/>наши<text:s/>удальцы<text:s/>и<text:s/>не<text:s/>этого<text:s/>ли<text:s/>«молодца»<text:s/>они,<text:s/>по<text:s/>выражению<text:s/>шутника‑великана,<text:s/>уложили?<text:s/>Я<text:s/>в<text:s/>деревне<text:s/>Филофея<text:s/>оставался<text:s/>еще<text:s/>дней<text:s/>пять.<text:s/>Бывало,<text:s/>как<text:s/>только<text:s/>встречу<text:s/>его,<text:s/>всякий<text:s/>раз<text:s/>говорю<text:s/>ему:<text:s/>«А?<text:s/>стучит?»</text:p>
      <text:p text:style-name="Обычный">– Веселый<text:s/>человек, –<text:s/>ответит<text:s/>он<text:s/>мне<text:s/>всякий<text:s/>раз<text:s/>и<text:s/>сам<text:s/>засмеется.</text:p>
      <text:p text:style-name="Обычный"/>
      <text:p text:style-name="Обычный"><text:span text:style-name="T2056">1874</text:span></text:p>
      <text:p text:style-name="Обычный"/>
      <text:p text:style-name="P2057">Лес<text:s/>и<text:s/>степь</text:p>
      <text:p text:style-name="P2058"/>
      <text:p text:style-name="P2059">…И<text:s/>понемногу<text:s/>начало<text:s/>назад</text:p>
      <text:p text:style-name="P2060">Его<text:s/>тянуть:<text:s/>в деревню,<text:s/>в<text:s/>темный<text:s/>сад,</text:p>
      <text:p text:style-name="P2061">Где<text:s/>липы<text:s/>так<text:s/>огромны,<text:s/>так<text:s/>тенисты,</text:p>
      <text:p text:style-name="P2062">И<text:s/>ландыши<text:s/>так<text:s/>девственно<text:s/>душисты,</text:p>
      <text:p text:style-name="P2063">Где<text:s/>круглые<text:s/>ракиты<text:s/>над<text:s/>водой</text:p>
      <text:p text:style-name="P2064">С<text:s/>плотины<text:s/>наклонились<text:s/>чередой,</text:p>
      <text:p text:style-name="P2065">Где<text:s/>тучный<text:s/>дуб<text:s/>растет<text:s/>над<text:s/>тучной<text:s/>нивой,</text:p>
      <text:p text:style-name="P2066">Где<text:s/>пахнет<text:s/>конопелью<text:s/>да<text:s/>крапивой…</text:p>
      <text:p text:style-name="P2067">Туда,<text:s/>туда,<text:s/>в<text:s/>раздольные<text:s/>поля,</text:p>
      <text:p text:style-name="P2068">Где<text:s/>бархатом<text:s/>чернеется<text:s/>земля,</text:p>
      <text:p text:style-name="P2069">Где<text:s/>рожь,<text:s/>куда<text:s/>ни<text:s/>киньте<text:s/>вы<text:s/>глазами,</text:p>
      <text:p text:style-name="P2070">Струится<text:s/>тихо<text:s/>мягкими<text:s/>волнами.</text:p>
      <text:p text:style-name="P2071">И<text:s/>падает<text:s/>тяжелый<text:s/>желтый<text:s/>луч</text:p>
      <text:p text:style-name="P2072">Из‑за<text:s/>прозрачных,<text:s/>белых,<text:s/>круглых<text:s/>туч;</text:p>
      <text:p text:style-name="P2073">Там<text:s/>хорошо…………….</text:p>
      <text:p text:style-name="EpigraphAuthor"><text:span text:style-name="T2074">(</text:span><text:span text:style-name="T2075">Из</text:span><text:span text:style-name="T2076"><text:s/></text:span><text:span text:style-name="T2077">поэмы</text:span><text:span text:style-name="T2078">,<text:s/></text:span><text:span text:style-name="T2079">преданной</text:span><text:span text:style-name="T2080"><text:s/></text:span><text:span text:style-name="T2081">сожжению</text:span><text:span text:style-name="T2082">.)</text:span></text:p>
      <text:p text:style-name="P2083"/>
      <text:p text:style-name="Обычный">Читателю,<text:s/>может<text:s/>быть,<text:s/>уже<text:s/>наскучили<text:s/>мои<text:s/>записки;<text:s/>спешу<text:s/>успокоить<text:s/>его<text:s/>обещанием<text:s/>ограничиться<text:s/>напечатанными<text:s/>отрывками;<text:s/>но,<text:s/>расставаясь<text:s/>с<text:s/>ним,<text:s/>не<text:s/>могу<text:s/>не<text:s/>сказать<text:s/>несколько<text:s/>слов<text:s/>об<text:s/>охоте.</text:p>
      <text:p text:style-name="Обычный">Охота<text:s/>с<text:s/>ружьем<text:s/>и<text:s/>собакой<text:s/>прекрасна<text:s/>сама<text:s/>по<text:s/>себе, für sich,<text:s/>как<text:s/>говаривали<text:s/>в<text:s/>старину;<text:s/>но,<text:s/>положим,<text:s/>вы<text:s/>не<text:s/>родились<text:s/>охотником:<text:s/>вы<text:s/>все‑таки<text:s/>любите<text:s/>природу<text:s/>и<text:s/>свободу;<text:s/>вы,<text:s/>следовательно,<text:s/>не<text:s/>можете<text:s/>не<text:s/>завидовать<text:s/>нашему<text:s/>брату…<text:s/>Слушайте.</text:p>
      <text:p text:style-name="P2084"/>
      <text:p text:style-name="P2085">* * *</text:p>
      <text:p text:style-name="P2086"/>
      <text:p text:style-name="Обычный">Знаете<text:s/>ли<text:s/>вы,<text:s/>например,<text:s/>какое<text:s/>наслаждение<text:s/>выехать<text:s/>весной<text:s/>до<text:s/>зари?<text:s/>Вы<text:s/>выходите<text:s/>на<text:s/>крыльцо…<text:s/>На<text:s/>темно‑сером<text:s/>небе<text:s/>кое‑где<text:s/>мигают<text:s/>звезды;<text:s/>влажный<text:s/>ветерок<text:s/>изредка<text:s/>набегает<text:s/>легкой<text:s/>волной;<text:s/>слышится<text:s/>сдержанный,<text:s/>неясный<text:s/>шепот<text:s/>ночи;<text:s/>деревья<text:s/>слабо<text:s/>шумят,<text:s/>облитые<text:s/>тенью.<text:s/>Вот<text:s/>кладут<text:s/>ковер<text:s/>на<text:s/>телегу,<text:s/>ставят<text:s/>в<text:s/>ноги<text:s/>ящик<text:s/>с<text:s/>самоваром.<text:s/>Пристяжные<text:s/>ежатся,<text:s/>фыркают<text:s/>и<text:s/>щеголевато<text:s/>переступают<text:s/>ногами;<text:s/>пара<text:s/>только<text:s/>что<text:s/>проснувшихся<text:s/>белых<text:s/>гусей<text:s/>молча<text:s/>и<text:s/>медленно<text:s/>перебирается<text:s/>через<text:s/>дорогу.<text:s/>За<text:s/>плетнем,<text:s/>в<text:s/>саду,<text:s/>мирно<text:s/>похрапывает<text:s/>сторож;<text:s/>каждый<text:s/>звук<text:s/>словно<text:s/>стоит<text:s/>в<text:s/>застывшем<text:s/>воздухе,<text:s/>стоит<text:s/>и<text:s/>не<text:s/>проходит.<text:s/>Вот<text:s/>вы<text:s/>сели;<text:s/>лошади<text:s/>разом<text:s/>тронулись,<text:s/>громко<text:s/>застучала<text:s/>телега…<text:s/>Вы<text:s/>едете –<text:s/>едете<text:s/>мимо<text:s/>церкви,<text:s/>с<text:s/>горы<text:s/>направо,<text:s/>через<text:s/>плотину…<text:s/>Пруд<text:s/>едва<text:s/>начинает<text:s/>дымиться.<text:s/>Вам<text:s/>холодно<text:s/>немножко,<text:s/>вы<text:s/>закрываете<text:s/>лицо<text:s/>воротником<text:s/>шинели;<text:s/>вам<text:s/>дремлется.<text:s/>Лошади<text:s/>звучно<text:s/>шлепают<text:s/>ногами<text:s/>по<text:s/>лужам;<text:s/>кучер<text:s/>посвистывает.<text:s/>Но<text:s/>вот<text:s/>вы<text:s/>отъехали<text:s/>версты<text:s/>четыре…<text:s/>край<text:s/>неба<text:s/>алеет;<text:s/>в березах<text:s/>просыпаются,<text:s/>неловко<text:s/>перелетывают<text:s/>галки;<text:s/>воробьи<text:s/>чирикают<text:s/>около<text:s/>темных<text:s/>скирд.<text:s/>Светлеет<text:s/>воздух,<text:s/>видней<text:s/>дорога,<text:s/>яснеет<text:s/>небо,<text:s/>белеют<text:s/>тучки,<text:s/>зеленеют<text:s/>поля.<text:s/>В<text:s/>избах<text:s/>красным<text:s/>огнем<text:s/>горят<text:s/>лучины,<text:s/>за<text:s/>воротами<text:s/>слышны<text:s/>заспанные<text:s/>голоса.<text:s/>А<text:s/>между<text:s/>тем<text:s/>заря<text:s/>разгорается;<text:s/>вот<text:s/>уже<text:s/>золотые<text:s/>полосы<text:s/>протянулись<text:s/>по<text:s/>небу,<text:s/>в<text:s/>оврагах<text:s/>клубятся<text:s/>пары;<text:s/>жаворонки<text:s/>звонко<text:s/>поют,<text:s/>предрассветный<text:s/>ветер<text:s/>подул –<text:s/>и<text:s/>тихо<text:s/>всплывает<text:s/>багровое<text:s/>солнце.<text:s/>Свет<text:s/>так<text:s/>и<text:s/>хлынет<text:s/>потоком;<text:s/>сердце<text:s/>в<text:s/>вас<text:s/>встрепенется,<text:s/>как<text:s/>птица.<text:s/>Свежо,<text:s/>весело,<text:s/>любо!<text:s/>Далеко<text:s/>видно<text:s/>кругом.<text:s/>Вон<text:s/>за<text:s/>рощей<text:s/>деревня;<text:s/>вон<text:s/>подальше<text:s/>другая<text:s/>с<text:s/>белой<text:s/>церковью,<text:s/>вон<text:s/>березовый<text:s/>лесок<text:s/>на<text:s/>горе;<text:s/>за<text:s/>ним<text:s/>болото,<text:s/>куда<text:s/>вы<text:s/>едете…<text:s/>Живее,<text:s/>кони,<text:s/>живее!<text:s/>Крупной<text:s/>рысью<text:s/>вперед!..<text:s/>Версты<text:s/>три<text:s/>осталось,<text:s/>не<text:s/>больше.<text:s/>Солнце<text:s/>быстро<text:s/>поднимается;<text:s/>небо<text:s/>чисто…<text:s/>Погода<text:s/>будет<text:s/>славная.<text:s/>Стадо<text:s/>потянулось<text:s/>из<text:s/>деревни<text:s/>к<text:s/>вам<text:s/>навстречу.<text:s/>Вы<text:s/>взобрались<text:s/>на<text:s/>гору…<text:s/>Какой<text:s/>вид!<text:s/>Река<text:s/>вьется<text:s/>верст<text:s/>на<text:s/>десять,<text:s/>тускло<text:s/>синея<text:s/>сквозь<text:s/>туман;<text:s/>за<text:s/>ней<text:s/>водянисто‑зеленые<text:s/>луга;<text:s/>за<text:s/>лугами<text:s/>пологие<text:s/>холмы;<text:s/>вдали<text:s/>чибисы<text:s/>с<text:s/>криком<text:s/>вьются<text:s/>над<text:s/>болотом;<text:s/>сквозь<text:s/>влажный<text:s/>блеск,<text:s/>разлитый<text:s/>в<text:s/>воздухе,<text:s/>ясно<text:s/>выступает<text:s/>даль…<text:s/>не<text:s/>то,<text:s/>что<text:s/>летом.<text:s/>Как<text:s/>вольно<text:s/>дышит<text:s/>грудь,<text:s/>как<text:s/>быстро<text:s/>движутся<text:s/>члены,<text:s/>как<text:s/>крепнет<text:s/>весь<text:s/>человек,<text:s/>охваченный<text:s/>свежим<text:s/>дыханьем<text:s/>весны!..</text:p>
      <text:p text:style-name="Обычный">А<text:s/>летнее,<text:s/>июльское<text:s/>утро!<text:s/>Кто,<text:s/>кроме<text:s/>охотника,<text:s/>испытал,<text:s/>как<text:s/>отрадно<text:s/>бродить<text:s/>на<text:s/>заре<text:s/>по<text:s/>кустам?<text:s/>Зеленой<text:s/>чертой<text:s/>ложится<text:s/>след<text:s/>ваших<text:s/>ног<text:s/>по<text:s/>росистой,<text:s/>побелевшей<text:s/>траве.<text:s/>Вы<text:s/>раздвинете<text:s/>мокрый<text:s/>куст –<text:s/>вас<text:s/>так<text:s/>и<text:s/>обдаст<text:s/>накопившимся<text:s/>теплым<text:s/>запахом<text:s/>ночи;<text:s/>воздух<text:s/>весь<text:s/>напоен<text:s/>свежей<text:s/>горечью<text:s/>полыни,<text:s/>медом<text:s/>гречихи<text:s/>и<text:s/>«кашки»;<text:s/>вдали<text:s/>стеной<text:s/>стоит<text:s/>дубовый<text:s/>лес<text:s/>и<text:s/>блестит<text:s/>и<text:s/>алеет<text:s/>на<text:s/>солнце;<text:s/>еще<text:s/>свежо,<text:s/>но<text:s/>уже<text:s/>чувствуется<text:s/>близость<text:s/>жары.<text:s/>Голова<text:s/>томно<text:s/>кружится<text:s/>от<text:s/>избытка<text:s/>благоуханий.<text:s/>Кустарнику<text:s/>нет<text:s/>конца…<text:s/>Кое‑где<text:s/>разве<text:s/>вдали<text:s/>желтеет<text:s/>поспевающая<text:s/>рожь,<text:s/>узкими<text:s/>полосками<text:s/>краснеет<text:s/>гречиха.<text:s/>Вот<text:s/>заскрипела<text:s/>телега;<text:s/>шагом<text:s/>пробирается<text:s/>мужик,<text:s/>ставит<text:s/>заранее<text:s/>лошадь<text:s/>в<text:s/>тень…<text:s/>Вы<text:s/>поздоровались<text:s/>с<text:s/>ним,<text:s/>отошли –<text:s/>звучный<text:s/>лязг<text:s/>косы<text:s/>раздается<text:s/>за<text:s/>вами.<text:s/>Солнце<text:s/>все<text:s/>выше<text:s/>и<text:s/>выше.<text:s/>Быстро<text:s/>сохнет<text:s/>трава.<text:s/>Вот<text:s/>уже<text:s/>жарко<text:s/>стало.<text:s/>Проходит<text:s/>час,<text:s/>другой…<text:s/>Небо<text:s/>темнеет<text:s/>по<text:s/>краям;<text:s/>колючим<text:s/>зноем<text:s/>пышет<text:s/>неподвижный<text:s/>воздух.</text:p>
      <text:p text:style-name="Обычный">– Где<text:s/>бы,<text:s/>брат,<text:s/>тут<text:s/>напиться? –<text:s/>спрашиваете<text:s/>вы<text:s/>у<text:s/>косаря.</text:p>
      <text:p text:style-name="Обычный">– А<text:s/>вон,<text:s/>в<text:s/>овраге,<text:s/>колодезь.</text:p>
      <text:p text:style-name="Обычный">Сквозь<text:s/>густые<text:s/>кусты<text:s/>орешника,<text:s/>перепутанные<text:s/>цепкой<text:s/>травой,<text:s/>спускаетесь<text:s/>вы<text:s/>на<text:s/>дно<text:s/>оврага.<text:s/>Точно:<text:s/>под<text:s/>самым<text:s/>обрывом<text:s/>таится<text:s/>источник;<text:s/>дубовый<text:s/>куст<text:s/>жадно<text:s/>раскинул<text:s/>над<text:s/>водою<text:s/>свои<text:s/>лапчатые<text:s/>сучья;<text:s/>большие<text:s/>серебристые<text:s/>пузыри,<text:s/>колыхаясь,<text:s/>поднимаются<text:s/>со<text:s/>дна,<text:s/>покрытого<text:s/>мелким<text:s/>бархатным<text:s/>мхом.<text:s/>Вы<text:s/>бросаетесь<text:s/>на<text:s/>землю,<text:s/>вы<text:s/>напились,<text:s/>но<text:s/>вам<text:s/>лень<text:s/>пошевельнуться.<text:s/>Вы<text:s/>в<text:s/>тени,<text:s/>вы<text:s/>дышите<text:s/>пахучей<text:s/>сыростью;<text:s/>вам<text:s/>хорошо,<text:s/>а<text:s/>против<text:s/>вас<text:s/>кусты<text:s/>раскаляются<text:s/>и<text:s/>словно<text:s/>желтеют<text:s/>на<text:s/>солнце.<text:s/>Но<text:s/>что<text:s/>это?<text:s/>Ветер<text:s/>внезапно<text:s/>налетел<text:s/>и<text:s/>промчался;<text:s/>воздух<text:s/>дрогнул<text:s/>кругом:<text:s/>уж<text:s/>не<text:s/>гром<text:s/>ли?<text:s/>Вы<text:s/>выходите<text:s/>из<text:s/>оврага…<text:s/>что<text:s/>за<text:s/>свинцовая<text:s/>полоса<text:s/>на<text:s/>небосклоне?<text:s/>Зной<text:s/>ли<text:s/>густеет?<text:s/>туча<text:s/>ли<text:s/>надвигается?..<text:s/>Но<text:s/>вот<text:s/>слабо<text:s/>сверкнула<text:s/>молния…<text:s/>Э,<text:s/>да<text:s/>это<text:s/>гроза!<text:s/>Кругом<text:s/>еще<text:s/>ярко<text:s/>светит<text:s/>солнце:<text:s/>охотиться<text:s/>еще<text:s/>можно.<text:s/>Но<text:s/>туча<text:s/>растет:<text:s/>передний<text:s/>ее<text:s/>край<text:s/>вытягивается<text:s/>рукавом,<text:s/>наклоняется<text:s/>сводом.<text:s/>Трава,<text:s/>кусты,<text:s/>все<text:s/>вдруг<text:s/>потемнело…<text:s/>Скорей!<text:s/>вон,<text:s/>кажется,<text:s/>виднеется<text:s/>сенной<text:s/>сарай…<text:s/>скорее…<text:s/>Вы<text:s/>добежали,<text:s/>вошли…<text:s/>Каков<text:s/>дождик?<text:s/>каковы<text:s/>молнии?<text:s/>Кое‑где<text:s/>сквозь<text:s/>соломенную<text:s/>крышу<text:s/>закапала<text:s/>вода<text:s/>на<text:s/>душистое<text:s/>сено…<text:s/>Но<text:s/>вот<text:s/>солнце<text:s/>опять<text:s/>заиграло.<text:s/>Гроза<text:s/>прошла;<text:s/>вы<text:s/>выходите.<text:s/>Боже<text:s/>мой,<text:s/>как<text:s/>весело<text:s/>сверкает<text:s/>все<text:s/>кругом,<text:s/>как<text:s/>воздух<text:s/>свеж<text:s/>и<text:s/>жидок,<text:s/>как<text:s/>пахнет<text:s/>земляникой<text:s/>и<text:s/>грибами!..</text:p>
      <text:p text:style-name="Обычный"/>
      <text:p text:style-name="Обычный">Но<text:s/>вот<text:s/>наступает<text:s/>вечер.<text:s/>Заря<text:s/>запылала<text:s/>пожаром<text:s/>и<text:s/>обхватила<text:s/>полнеба.<text:s/>Солнце<text:s/>садится.<text:s/>Воздух<text:s/>вблизи<text:s/>как‑то<text:s/>особенно<text:s/>прозрачен,<text:s/>словно<text:s/>стеклянный;<text:s/>вдали<text:s/>ложится<text:s/>мягкий<text:s/>пар,<text:s/>теплый<text:s/>на<text:s/>вид;<text:s/>вместе<text:s/>с<text:s/>росой<text:s/>падает<text:s/>алый<text:s/>блеск<text:s/>на<text:s/>поляны,<text:s/>еще<text:s/>недавно<text:s/>облитые<text:s/>потоками<text:s/>жидкого<text:s/>золота;<text:s/>от<text:s/>деревьев,<text:s/>от<text:s/>кустов,<text:s/>от<text:s/>высоких<text:s/>стогов<text:s/>сена<text:s/>побежали<text:s/>длинные<text:s/>тени…<text:s/>Солнце<text:s/>село;<text:s/>звезда<text:s/>зажглась<text:s/>и<text:s/>дрожит<text:s/>в<text:s/>огнистом<text:s/>море<text:s/>заката…</text:p>
      <text:p text:style-name="Обычный">Вот<text:s/>оно<text:s/>бледнеет;<text:s/>синеет<text:s/>небо;<text:s/>отдельные<text:s/>тени<text:s/>исчезают,<text:s/>воздух<text:s/>наливается<text:s/>мглою.<text:s/>Пора<text:s/>домой,<text:s/>в<text:s/>деревню,<text:s/>в<text:s/>избу,<text:s/>где<text:s/>вы<text:s/>ночуете.<text:s/>Закинув<text:s/>ружье<text:s/>за<text:s/>плечи,<text:s/>быстро<text:s/>идете<text:s/>вы,<text:s/>несмотря<text:s/>на<text:s/>усталость…<text:s/>А<text:s/>между<text:s/>тем<text:s/>наступает<text:s/>ночь;<text:s/>за<text:s/>двадцать<text:s/>шагов<text:s/>уже<text:s/>не<text:s/>видно;<text:s/>собаки<text:s/>едва<text:s/>белеют<text:s/>во<text:s/>мраке.<text:s/>Вон<text:s/>над<text:s/>черными<text:s/>кустами<text:s/>край<text:s/>неба<text:s/>смутно<text:s/>яснеет…<text:s/>Что<text:s/>это?<text:s/>пожар?..<text:s/>Нет,<text:s/>это<text:s/>восходит<text:s/>луна.<text:s/>А<text:s/>вон<text:s/>внизу,<text:s/>направо,<text:s/>уже<text:s/>мелькают<text:s/>огоньки<text:s/>деревни…<text:s/>Вот<text:s/>наконец<text:s/>и<text:s/>ваша<text:s/>изба.<text:s/>Сквозь<text:s/>окошко<text:s/>видите<text:s/>вы<text:s/>стол,<text:s/>покрытый<text:s/>белой<text:s/>скатертью,<text:s/>горящую<text:s/>свечу,<text:s/>ужин…</text:p>
      <text:p text:style-name="Обычный"/>
      <text:p text:style-name="Обычный">А<text:s/>то<text:s/>велишь<text:s/>заложить<text:s/>беговые<text:s/>дрожки<text:s/>и<text:s/>поедешь<text:s/>в<text:s/>лес<text:s/>на<text:s/>рябчиков.<text:s/>Весело<text:s/>пробираться<text:s/>по<text:s/>узкой<text:s/>дорожке,<text:s/>между<text:s/>двумя<text:s/>стенами<text:s/>высокой<text:s/>ржи.<text:s/>Колосья<text:s/>тихо<text:s/>бьют<text:s/>вас<text:s/>по<text:s/>лицу,<text:s/>васильки<text:s/>цепляются<text:s/>за<text:s/>ноги,<text:s/>перепела<text:s/>кричат<text:s/>кругом,<text:s/>лошадь<text:s/>бежит<text:s/>ленивой<text:s/>рысью.<text:s/>Вот<text:s/>и<text:s/>лес.<text:s/>Тень<text:s/>и<text:s/>тишина.<text:s/>Статные<text:s/>осины<text:s/>высоко<text:s/>лепечут<text:s/>над<text:s/>вами;<text:s/>длинные,<text:s/>висячие<text:s/>ветки<text:s/>берез<text:s/>едва<text:s/>шевелятся;<text:s/>могучий<text:s/>дуб<text:s/>стоит,<text:s/>как<text:s/>боец,<text:s/>подле<text:s/>красивой<text:s/>липы.<text:s/>Вы<text:s/>едете<text:s/>по<text:s/>зеленой,<text:s/>испещренной<text:s/>тенями<text:s/>дорожке;<text:s/>большие<text:s/>желтые<text:s/>мухи<text:s/>неподвижно<text:s/>висят<text:s/>в<text:s/>золотистом<text:s/>воздухе<text:s/>и<text:s/>вдруг<text:s/>отлетают;<text:s/>мошки<text:s/>вьются<text:s/>столбом,<text:s/>светлея<text:s/>в<text:s/>тени,<text:s/>темнея<text:s/>на<text:s/>солнце;<text:s/>птицы<text:s/>мирно<text:s/>поют.<text:s/>Золотой<text:s/>голосок<text:s/>малиновки<text:s/>звучит<text:s/>невинной,<text:s/>болтливой<text:s/>радостью:<text:s/>он<text:s/>идет<text:s/>к<text:s/>запаху<text:s/>ландышей.<text:s/>Далее,<text:s/>далее,<text:s/>глубже<text:s/>в<text:s/>лес…<text:s/>Лес<text:s/>глохнет…<text:s/>Неизъяснимая<text:s/>тишина<text:s/>западает<text:s/>в<text:s/>душу;<text:s/>да<text:s/>и<text:s/>кругом<text:s/>так<text:s/>дремотно<text:s/>и<text:s/>тихо.<text:s/>Но<text:s/>вот<text:s/>ветер<text:s/>набежал,<text:s/>и<text:s/>зашумели<text:s/>верхушки,<text:s/>словно<text:s/>падающие<text:s/>волны.<text:s/>Сквозь<text:s/>прошлогоднюю<text:s/>бурую<text:s/>листву<text:s/>кое‑где<text:s/>растут<text:s/>высокие<text:s/>травы;<text:s/>грибы<text:s/>стоят<text:s/>отдельно<text:s/>под<text:s/>своими<text:s/>шляпками.<text:s/>Беляк<text:s/>вдруг<text:s/>выскочит,<text:s/>собака<text:s/>с<text:s/>звонким<text:s/>лаем<text:s/>помчится<text:s/>вслед…</text:p>
      <text:p text:style-name="Обычный"/>
      <text:p text:style-name="Обычный">И<text:s/>как<text:s/>этот<text:s/>же<text:s/>самый<text:s/>лес<text:s/>хорош<text:s/>поздней<text:s/>осенью,<text:s/>когда<text:s/>прилетают<text:s/>вальдшнепы!<text:s/>Они<text:s/>не<text:s/>держатся<text:s/>в<text:s/>самой<text:s/>глуши:<text:s/>их<text:s/>надобно<text:s/>искать<text:s/>вдоль<text:s/>опушки.<text:s/>Ветра<text:s/>нет,<text:s/>и<text:s/>нет<text:s/>ни<text:s/>солнца,<text:s/>ни<text:s/>света,<text:s/>ни<text:s/>тени,<text:s/>ни<text:s/>движенья,<text:s/>ни<text:s/>шума;<text:s/>в мягком<text:s/>воздухе<text:s/>разлит<text:s/>осенний<text:s/>запах,<text:s/>подобный<text:s/>запаху<text:s/>вина;<text:s/>тонкий<text:s/>туман<text:s/>стоит<text:s/>вдали<text:s/>над<text:s/>желтыми<text:s/>полями.<text:s/>Сквозь<text:s/>обнаженные,<text:s/>бурые<text:s/>сучья<text:s/>дерев<text:s/>мирно<text:s/>белеет<text:s/>неподвижное<text:s/>небо;<text:s/>кое‑где<text:s/>на<text:s/>липах<text:s/>висят<text:s/>последние<text:s/>золотые<text:s/>листья.<text:s/>Сырая<text:s/>земля<text:s/>упруга<text:s/>под<text:s/>ногами;<text:s/>высокие<text:s/>сухие<text:s/>былинки<text:s/>не<text:s/>шевелятся;<text:s/>длинные<text:s/>нити<text:s/>блестят<text:s/>на<text:s/>побледневшей<text:s/>траве.<text:s/>Спокойно<text:s/>дышит<text:s/>грудь,<text:s/>а<text:s/>на<text:s/>душу<text:s/>находит<text:s/>странная<text:s/>тревога.<text:s/>Идешь<text:s/>вдоль<text:s/>опушки,<text:s/>глядишь<text:s/>за<text:s/>собакой,<text:s/>а<text:s/>между<text:s/>тем<text:s/>любимые<text:s/>образы,<text:s/>любимые<text:s/>лица,<text:s/>мертвые<text:s/>и<text:s/>живые,<text:s/>приходят<text:s/>на<text:s/>память,<text:s/>давным‑давно<text:s/>заснувшие<text:s/>впечатления<text:s/>неожиданно<text:s/>просыпаются;<text:s/>воображенье<text:s/>реет<text:s/>и<text:s/>носится,<text:s/>как<text:s/>птица,<text:s/>и<text:s/>все<text:s/>так<text:s/>ясно<text:s/>движется<text:s/>и<text:s/>стоит<text:s/>перед<text:s/>глазами.<text:s/>Сердце<text:s/>то<text:s/>вдруг<text:s/>задрожит<text:s/>и<text:s/>забьется,<text:s/>страстно<text:s/>бросится<text:s/>вперед,<text:s/>то<text:s/>безвозвратно<text:s/>потонет<text:s/>в<text:s/>воспоминаниях.<text:s/>Вся<text:s/>жизнь<text:s/>развертывается<text:s/>легко<text:s/>и<text:s/>быстро,<text:s/>как<text:s/>свиток;<text:s/>всем<text:s/>своим<text:s/>прошедшим,<text:s/>всеми<text:s/>чувствами,<text:s/>силами,<text:s/>всею<text:s/>своею<text:s/>душою<text:s/>владеет<text:s/>человек.<text:s/>И<text:s/>ничего<text:s/>кругом<text:s/>ему<text:s/>не<text:s/>мешает –<text:s/>ни<text:s/>солнца<text:s/>нет,<text:s/>ни<text:s/>ветра,<text:s/>ни<text:s/>шуму…</text:p>
      <text:p text:style-name="Обычный"/>
      <text:p text:style-name="Обычный">А<text:s/>осенний,<text:s/>ясный,<text:s/>немножко<text:s/>холодный,<text:s/>утром<text:s/>морозный<text:s/>день,<text:s/>когда<text:s/>береза,<text:s/>словно<text:s/>сказочное<text:s/>дерево,<text:s/>вся<text:s/>золотая,<text:s/>красиво<text:s/>рисуется<text:s/>на<text:s/>бледно‑голубом<text:s/>небе,<text:s/>когда<text:s/>низкое<text:s/>солнце<text:s/>уж<text:s/>не<text:s/>греет,<text:s/>но<text:s/>блестит<text:s/>ярче<text:s/>летнего,<text:s/>небольшая<text:s/>осиновая<text:s/>роща<text:s/>вся<text:s/>сверкает<text:s/>насквозь,<text:s/>словно<text:s/>ей<text:s/>весело<text:s/>и<text:s/>легко<text:s/>стоять<text:s/>голой,<text:s/>изморозь<text:s/>еще<text:s/>белеет<text:s/>на<text:s/>дне<text:s/>долин,<text:s/>а<text:s/>свежий<text:s/>ветер<text:s/>тихонько<text:s/>шевелит<text:s/>и<text:s/>гонит<text:s/>упавшие<text:s/>покоробленные<text:s/>листья, –<text:s/>когда<text:s/>по<text:s/>реке<text:s/>радостно<text:s/>мчатся<text:s/>синие<text:s/>волны,<text:s/>мерно<text:s/>вздымая<text:s/>рассеянных<text:s/>гусей<text:s/>и<text:s/>уток;<text:s/>вдали<text:s/>мельница<text:s/>стучит,<text:s/>полузакрытая<text:s/>вербами,<text:s/>и,<text:s/>пестрея<text:s/>в<text:s/>светлом<text:s/>воздухе,<text:s/>голуби<text:s/>быстро<text:s/>кружатся<text:s/>над<text:s/>ней…</text:p>
      <text:p text:style-name="P2087"/>
      <text:p text:style-name="P2088">* * *</text:p>
      <text:p text:style-name="P2089"/>
      <text:p text:style-name="Обычный">Хороши<text:s/>также<text:s/>летние<text:s/>туманные<text:s/>дни,<text:s/>хотя<text:s/>охотники<text:s/>их<text:s/>и<text:s/>не<text:s/>любят.<text:s/>В<text:s/>такие<text:s/>дни<text:s/>нельзя<text:s/>стрелять:<text:s/>птица,<text:s/>выпорхнув<text:s/>у<text:s/>вас<text:s/>из‑под<text:s/>ног,<text:s/>тотчас<text:s/>же<text:s/>исчезает<text:s/>в<text:s/>беловатой<text:s/>мгле<text:s/>неподвижного<text:s/>тумана.<text:s/>Но<text:s/>как<text:s/>тихо,<text:s/>как<text:s/>невыразимо<text:s/>тихо<text:s/>все<text:s/>кругом!<text:s/>Все<text:s/>проснулось,<text:s/>и<text:s/>все<text:s/>молчит.<text:s/>Вы<text:s/>проходите<text:s/>мимо<text:s/>дерева –<text:s/>оно<text:s/>не<text:s/>шелохнется:<text:s/>оно<text:s/>нежится.<text:s/>Сквозь<text:s/>тонкий<text:s/>пар,<text:s/>ровно<text:s/>разлитый<text:s/>в<text:s/>воздухе,<text:s/>чернеется<text:s/>перед<text:s/>вами<text:s/>длинная<text:s/>полоса.<text:s/>Вы<text:s/>принимаете<text:s/>ее<text:s/>за<text:s/>близкий<text:s/>лес;<text:s/>вы<text:s/>подходите –<text:s/>лес<text:s/>превращается<text:s/>в<text:s/>высокую<text:s/>грядку<text:s/>полыни<text:s/>на<text:s/>меже.<text:s/>Над<text:s/>вами,<text:s/>кругом<text:s/>вас –<text:s/>всюду<text:s/>туман…<text:s/>Но<text:s/>вот<text:s/>ветер<text:s/>слегка<text:s/>шевельнется –<text:s/>клочок<text:s/>бледно‑голубого<text:s/>неба<text:s/>смутно<text:s/>выступит<text:s/>сквозь<text:s/>редеющий,<text:s/>словно<text:s/>задымившийся<text:s/>пар,<text:s/>золотисто‑желтый<text:s/>луч<text:s/>ворвется<text:s/>вдруг,<text:s/>заструится<text:s/>длинным<text:s/>потоком,<text:s/>ударит<text:s/>по<text:s/>полям,<text:s/>упрется<text:s/>в<text:s/>рощу –<text:s/>и<text:s/>вот<text:s/>опять<text:s/>все<text:s/>заволоклось.<text:s/>Долго<text:s/>продолжается<text:s/>эта<text:s/>борьба;<text:s/>но<text:s/>как<text:s/>несказанно<text:s/>великолепен<text:s/>и<text:s/>ясен<text:s/>становится<text:s/>день,<text:s/>когда<text:s/>свет<text:s/>наконец<text:s/>восторжествует<text:s/>и<text:s/>последние<text:s/>волны<text:s/>согретого<text:s/>тумана<text:s/>то<text:s/>скатываются<text:s/>и<text:s/>расстилаются<text:s/>скатертями,<text:s/>то<text:s/>извиваются<text:s/>и<text:s/>исчезают<text:s/>в<text:s/>глубокой,<text:s/>нежно<text:s/>сияющей<text:s/>вышине…</text:p>
      <text:p text:style-name="Обычный"/>
      <text:p text:style-name="Обычный">Но<text:s/>вот<text:s/>вы<text:s/>собрались<text:s/>в<text:s/>отъезжее<text:s/>поле,<text:s/>в<text:s/>степь.<text:s/>Верст<text:s/>десять<text:s/>пробирались<text:s/>вы<text:s/>по<text:s/>проселочным<text:s/>дорогам<text:s/>–<text:s/>вот<text:s/>наконец<text:s/>большая.<text:s/>Мимо<text:s/>бесконечных<text:s/>обозов,<text:s/>мимо<text:s/>постоялых<text:s/>двориков<text:s/>с<text:s/>шипящим<text:s/>самоваром<text:s/>под<text:s/>навесом,<text:s/>раскрытыми<text:s/>настежь<text:s/>воротами<text:s/>и<text:s/>колодезем,<text:s/>от<text:s/>одного<text:s/>села<text:s/>до<text:s/>другого,<text:s/>через<text:s/>необозримые<text:s/>поля,<text:s/>вдоль<text:s/>зеленых<text:s/>конопляников,<text:s/>долго,<text:s/>долго<text:s/>едете<text:s/>вы.<text:s/>Сороки<text:s/>перелетают<text:s/>с<text:s/>ракиты<text:s/>на<text:s/>ракиту;<text:s/>бабы,<text:s/>с<text:s/>длинными<text:s/>граблями<text:s/>в<text:s/>руках,<text:s/>бредут<text:s/>в<text:s/>поле;<text:s/>прохожий<text:s/>человек<text:s/>в<text:s/>поношенном<text:s/>нанковом<text:s/>кафтане,<text:s/>с<text:s/>котомкой<text:s/>за<text:s/>плечами,<text:s/>плетется<text:s/>усталым<text:s/>шагом;<text:s/>грузная<text:s/>помещичья<text:s/>карета,<text:s/>запряженная<text:s/>шестериком<text:s/>рослых<text:s/>и<text:s/>разбитых<text:s/>лошадей,<text:s/>плывет<text:s/>вам<text:s/>навстречу.<text:s/>Из<text:s/>окна<text:s/>торчит<text:s/>угол<text:s/>подушки,<text:s/>а<text:s/>на<text:s/>запятках,<text:s/>на<text:s/>кульке,<text:s/>придерживаясь<text:s/>за<text:s/>веревочку,<text:s/>сидит<text:s/>боком<text:s/>лакей<text:s/>в<text:s/>шинели,<text:s/>забрызганный<text:s/>до<text:s/>самых<text:s/>бровей.<text:s/>Вот<text:s/>уездный<text:s/>городок<text:s/>с<text:s/>деревянными<text:s/>кривыми<text:s/>домишками,<text:s/>бесконечными<text:s/>заборами,<text:s/>купеческими<text:s/>необитаемыми<text:s/>каменными<text:s/>строениями,<text:s/>старинным<text:s/>мостом<text:s/>над<text:s/>глубоким<text:s/>оврагом…<text:s/>Далее,<text:s/>далее!..<text:s/>Пошли<text:s/>степные<text:s/>места.<text:s/>Глянешь<text:s/>с<text:s/>горы –<text:s/>какой<text:s/>вид!<text:s/>Круглые,<text:s/>низкие<text:s/>холмы,<text:s/>распаханные<text:s/>и<text:s/>засеянные<text:s/>доверху,<text:s/>разбегаются<text:s/>широкими<text:s/>волнами;<text:s/>заросшие<text:s/>кустами<text:s/>овраги<text:s/>вьются<text:s/>между<text:s/>ними;<text:s/>продолговатыми<text:s/>островами<text:s/>разбросаны<text:s/>небольшие<text:s/>рощи;<text:s/>от<text:s/>деревни<text:s/>до<text:s/>деревни<text:s/>бегут<text:s/>узкие<text:s/>дорожки;<text:s/>церкви<text:s/>белеют;<text:s/>между<text:s/>лозниками<text:s/>сверкает<text:s/>речка,<text:s/>в<text:s/>четырех<text:s/>местах<text:s/>перехваченная<text:s/>плотинами;<text:s/>далеко<text:s/>в<text:s/>поле<text:s/>гуськом<text:s/>торчат<text:s/>драхвы;<text:s/>старенький<text:s/>господский<text:s/>дом<text:s/>со<text:s/>своими<text:s/>службами,<text:s/>фруктовым<text:s/>садом<text:s/>и<text:s/>гумном<text:s/>приютился<text:s/>к<text:s/>небольшому<text:s/>пруду.<text:s/>Но<text:s/>далее,<text:s/>далее<text:s/>едете<text:s/>вы.<text:s/>Холмы<text:s/>все<text:s/>мельче<text:s/>и<text:s/>мельче,<text:s/>дерева<text:s/>почти<text:s/>не<text:s/>видать.<text:s/>Вот<text:s/>она,<text:s/>наконец, –<text:s/>безграничная,<text:s/>необозримая<text:s/>степь!..</text:p>
      <text:p text:style-name="Обычный"/>
      <text:p text:style-name="Обычный">А<text:s/>в<text:s/>зимний<text:s/>день<text:s/>ходить<text:s/>по<text:s/>высоким<text:s/>сугробам<text:s/>за<text:s/>зайцами,<text:s/>дышать<text:s/>морозным<text:s/>острым<text:s/>воздухом,<text:s/>невольно<text:s/>щуриться<text:s/>от<text:s/>ослепительного<text:s/>мелкого<text:s/>сверканья<text:s/>мягкого<text:s/>снега,<text:s/>любоваться<text:s/>зеленым<text:s/>цветом<text:s/>неба<text:s/>над<text:s/>красноватым<text:s/>лесом!..<text:s/>А<text:s/>первые<text:s/>весенние<text:s/>дни,<text:s/>когда<text:s/>кругом<text:s/>все<text:s/>блестит<text:s/>и<text:s/>обрушается,<text:s/>сквозь<text:s/>тяжелый<text:s/>пар<text:s/>талого<text:s/>снега<text:s/>уже<text:s/>пахнет<text:s/>согретой<text:s/>землей,<text:s/>на<text:s/>проталинках,<text:s/>под<text:s/>косым<text:s/>лучом<text:s/>солнца,<text:s/>доверчиво<text:s/>поют<text:s/>жаворонки,<text:s/>и,<text:s/>с<text:s/>веселым<text:s/>шумом<text:s/>и<text:s/>ревом,<text:s/>из<text:s/>оврага<text:s/>в<text:s/>овраг<text:s/>клубятся<text:s/>потоки…</text:p>
      <text:p text:style-name="Обычный"/>
      <text:p text:style-name="Обычный">Однако –<text:s/>пора<text:s/>кончить.<text:s/>Кстати<text:s/>заговорил<text:s/>я<text:s/>о<text:s/>весне:<text:s/>весной<text:s/>легко<text:s/>расставаться,<text:s/>весной<text:s/>и<text:s/>счастливых<text:s/>тянет<text:s/>вдаль…<text:s/>Прощайте,<text:s/>читатель;<text:s/>желаю<text:s/>вам<text:s/>постоянного<text:s/>благополучия.</text:p>
      <text:p text:style-name="Обычный"/>
      <text:p text:style-name="Обычный"><text:span text:style-name="T2090">1849</text:span>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paragraph-properties fo:widows="0" fo:orphans="0" style:text-autospace="none" fo:text-align="justify" fo:margin-bottom="0in" fo:line-height="100%" fo:text-indent="0.3937in"/>
      <style:text-properties style:font-name="Times New Roman" style:font-name-asian="Times New Roman" style:font-name-complex="Times New Roman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Зc7аe0гe3оeeлebоeeвe2оeeкea1" style:display-name="Зc7аe0гe3оeeлebоeeвe2оeeкea 1" style:family="paragraph" style:parent-style-name="Зc7аe0гe3оeeлebоeeвe2оeeкea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style:font-size-complex="16pt" fo:hyphenate="true"/>
    </style:style>
    <style:style style:name="Зc7аe0гe3оeeлebоeeвe2оeeкea2" style:display-name="Зc7аe0гe3оeeлebоeeвe2оeeкea 2" style:family="paragraph" style:parent-style-name="Зc7аe0гe3оeeлebоeeвe2оeeкea">
      <style:paragraph-properties fo:text-align="center"/>
      <style:text-properties style:font-name="Arial" style:font-name-complex="Arial" fo:font-weight="bold" style:font-weight-asian="bold" style:font-weight-complex="bold" fo:hyphenate="true"/>
    </style:style>
    <style:style style:name="Зc7аe0гe3оeeлebоeeвe2оeeкea3" style:display-name="Зc7аe0гe3оeeлebоeeвe2оeeкea 3" style:family="paragraph" style:parent-style-name="Зc7аe0гe3оeeлebоeeвe2оeeкea">
      <style:paragraph-properties fo:text-align="center"/>
      <style:text-properties style:font-name="Arial" style:font-name-complex="Arial" fo:font-weight="bold" style:font-weight-asian="bold" style:font-weight-complex="bold" fo:font-size="13pt" style:font-size-asian="13pt" style:font-size-complex="13pt" fo:hyphenate="true"/>
    </style:style>
    <style:style style:name="Зc7аe0гe3оeeлebоeeвe2оeeкea4" style:display-name="Зc7аe0гe3оeeлebоeeвe2оeeкea 4" style:family="paragraph" style:parent-style-name="Зc7аe0гe3оeeлebоeeвe2оeeкea">
      <style:paragraph-properties fo:text-align="center"/>
      <style:text-properties style:font-name="Times New Roman" style:font-name-complex="Times New Roman" fo:font-weight="bold" style:font-weight-asian="bold" style:font-weight-complex="bold" fo:font-size="13pt" style:font-size-asian="13pt" style:font-size-complex="13pt" fo:hyphenate="true"/>
    </style:style>
    <style:style style:name="Зc7аe0гe3оeeлebоeeвe2оeeкea5" style:display-name="Зc7аe0гe3оeeлebоeeвe2оeeкea 5" style:family="paragraph" style:parent-style-name="Зc7аe0гe3оeeлebоeeвe2оeeкea">
      <style:paragraph-properties fo:text-align="center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2pt" style:font-size-asian="12pt" style:font-size-complex="12pt" fo:hyphenate="true"/>
    </style:style>
    <style:style style:name="Зc7аe0гe3оeeлebоeeвe2оeeкea6" style:display-name="Зc7аe0гe3оeeлebоeeвe2оeeкea 6" style:family="paragraph" style:parent-style-name="Зc7аe0гe3оeeлebоeeвe2оeeкea">
      <style:paragraph-properties fo:text-align="center"/>
      <style:text-properties style:font-name="Times New Roman" style:font-name-complex="Times New Roman" fo:font-weight="bold" style:font-weight-asian="bold" style:font-weight-complex="bold" fo:font-size="12pt" style:font-size-asian="12pt" style:font-size-complex="12pt" fo:hyphenate="true"/>
    </style:style>
    <style:style style:name="Сd1иe8мecвe2оeeлebсf1нedоeeсf1кeaиe8" style:display-name="Сd1иe8мecвe2оeeлeb сf1нedоeeсf1кeaиe8" style:family="text"/>
    <style:style style:name="Пcfрf0иe8вe2яffзe7кeaаe0сf1нedоeeсf1кeaиe8" style:display-name="Пcfрf0иe8вe2яffзe7кeaаe0 сf1нedоeeсf1кeaиe8" style:family="text">
      <style:text-properties style:text-position="super 63.6%"/>
    </style:style>
    <style:style style:name="Пcfрf0иe8вe2яffзe7кeaаe0кeaоeeнedцf6еe5вe2оeeйe9сf1нedоeeсf1кeaиe8" style:display-name="Пcfрf0иe8вe2яffзe7кeaаe0 кeaоeeнedцf6еe5вe2оeeйe9 сf1нedоeeсf1кeaиe8" style:family="text">
      <style:text-properties style:text-position="super 63.6%"/>
    </style:style>
    <style:style style:name="Сd1иe8мecвe2оeeлebкeaоeeнedцf6еe5вe2оeeйe9сf1нedоeeсf1кeaиe8" style:display-name="Сd1иe8мecвe2оeeлeb кeaоeeнedцf6еe5вe2оeeйe9 сf1нedоeeсf1кeaиe8" style:family="text"/>
    <style:style style:name="Зc7аe0гe3оeeлebоeeвe2оeeкea" style:display-name="Зc7аe0гe3оeeлebоeeвe2оeeкea" style:family="paragraph" style:parent-style-name="Обычный" style:next-style-name="Оceсf1нedоeeвe2нedоeeйe9тf2еe5кeaсf1тf2">
      <style:paragraph-properties fo:keep-with-next="always" fo:margin-top="0.1666in" fo:margin-bottom="0.0833in"/>
      <style:text-properties style:font-name="Liberation Sans" style:font-name-complex="Liberation Sans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Оceсf1нedоeeвe2нedоeeйe9тf2еe5кeaсf1тf2" style:display-name="Оceсf1нedоeeвe2нedоeeйe9 тf2еe5кeaсf1тf2" style:family="paragraph" style:parent-style-name="Обычный">
      <style:paragraph-properties fo:margin-bottom="0.0972in" fo:line-height="115%"/>
      <style:text-properties style:letter-kerning="false" style:language-asian="ru" style:country-asian="RU" style:language-complex="ar" style:country-complex="SA" fo:hyphenate="true"/>
    </style:style>
    <style:style style:name="Сd1пefиe8сf1оeeкea" style:display-name="Сd1пefиe8сf1оeeкea" style:family="paragraph" style:parent-style-name="Оceсf1нedоeeвe2нedоeeйe9тf2еe5кeaсf1тf2">
      <style:text-properties fo:hyphenate="true"/>
    </style:style>
    <style:style style:name="Нcdаe0зe7вe2аe0нedиe8еe5" style:display-name="Нcdаe0зe7вe2аe0нedиe8еe5" style:family="paragraph" style:parent-style-name="Обычный">
      <style:paragraph-properties text:number-lines="false" fo:margin-top="0.0833in" fo:margin-bottom="0.0833in"/>
      <style:text-properties fo:font-style="italic" style:font-style-asian="italic" style:font-style-complex="italic" style:letter-kerning="false" style:language-asian="ru" style:country-asian="RU" style:language-complex="ar" style:country-complex="SA" fo:hyphenate="true"/>
    </style:style>
    <style:style style:name="Уd3кeaаe0зe7аe0тf2еe5лebьfc" style:display-name="Уd3кeaаe0зe7аe0тf2еe5лebьfc" style:family="paragraph" style:parent-style-name="Обычный">
      <style:paragraph-properties text:number-lines="false"/>
      <style:text-properties style:letter-kerning="false" style:language-asian="ru" style:country-asian="RU" style:language-complex="ar" style:country-complex="SA" fo:hyphenate="true"/>
    </style:style>
    <style:style style:name="Epigraph" style:display-name="Epigraph" style:family="paragraph">
      <style:paragraph-properties fo:widows="0" fo:orphans="0" style:text-autospace="none" fo:text-align="justify" fo:margin-bottom="0in" fo:line-height="100%" fo:margin-left="2.0833in" fo:text-indent="0.2777in">
        <style:tab-stops/>
      </style:paragraph-properties>
      <style:text-properties style:font-name="Times New Roman" style:font-name-asian="Times New Roman" style:font-name-complex="Times New Roman" fo:font-style="italic" style:font-style-asian="italic" style:font-style-complex="italic" style:letter-kerning="true" style:language-asian="zh" style:country-asian="CN" style:language-complex="hi" style:country-complex="IN" fo:hyphenate="false"/>
    </style:style>
    <style:style style:name="EpigraphAuthor" style:display-name="Epigraph Author" style:family="paragraph">
      <style:paragraph-properties fo:widows="0" fo:orphans="0" style:text-autospace="none" fo:text-align="justify" fo:margin-bottom="0in" fo:line-height="100%" fo:margin-left="2.0833in" fo:text-indent="0.2777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letter-kerning="true" style:language-asian="zh" style:country-asian="CN" style:language-complex="hi" style:country-complex="IN" fo:hyphenate="false"/>
    </style:style>
    <style:style style:name="Annotation" style:display-name="Annotation" style:family="paragraph">
      <style:paragraph-properties fo:widows="0" fo:orphans="0" style:text-autospace="none" fo:text-align="justify" fo:margin-bottom="0in" fo:line-height="100%" fo:text-indent="0.3937in"/>
      <style:text-properties style:font-name="Times New Roman" style:font-name-asian="Times New Roman" style:font-name-complex="Times New Roman" fo:font-style="italic" style:font-style-asian="italic" style:font-style-complex="italic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Cite" style:display-name="Cite" style:family="paragraph">
      <style:paragraph-properties fo:widows="0" fo:orphans="0" style:text-autospace="none" fo:text-align="justify" fo:margin-bottom="0in" fo:line-height="100%" fo:margin-left="0.7875in" fo:margin-right="0.4166in">
        <style:tab-stops/>
      </style:paragraph-properties>
      <style:text-properties style:font-name="Times New Roman" style:font-name-asian="Times New Roman" style:font-name-complex="Times New Roman" style:letter-kerning="true" style:language-asian="zh" style:country-asian="CN" style:language-complex="hi" style:country-complex="IN" fo:hyphenate="false"/>
    </style:style>
    <style:style style:name="CiteAuthor" style:display-name="Cite Author" style:family="paragraph">
      <style:paragraph-properties fo:widows="0" fo:orphans="0" style:text-autospace="none" fo:text-align="justify" fo:margin-bottom="0in" fo:line-height="100%" fo:margin-left="1.1812in" fo:margin-right="0.416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letter-kerning="true" style:language-asian="zh" style:country-asian="CN" style:language-complex="hi" style:country-complex="IN" fo:hyphenate="false"/>
    </style:style>
    <style:style style:name="PoemTitle" style:display-name="Poem Title" style:family="paragraph">
      <style:paragraph-properties fo:widows="0" fo:orphans="0" style:text-autospace="none" fo:margin-top="0.0083in" fo:margin-bottom="0in" fo:line-height="100%" fo:margin-left="1.3888in" fo:margin-right="0.416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Stanza" style:display-name="Stanza" style:family="paragraph">
      <style:paragraph-properties fo:widows="0" fo:orphans="0" style:text-autospace="none" fo:margin-bottom="0in" fo:line-height="100%" fo:margin-left="1.3888in" fo:margin-right="0.4166in">
        <style:tab-stops/>
      </style:paragraph-properties>
      <style:text-properties style:font-name="Times New Roman" style:font-name-asian="Times New Roman" style:font-name-complex="Times New Roman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FootNote" style:display-name="FootNote" style:family="paragraph">
      <style:paragraph-properties fo:widows="0" fo:orphans="0" style:text-autospace="none" fo:text-align="justify" fo:margin-bottom="0in" fo:line-height="100%" fo:text-indent="0.1388in"/>
      <style:text-properties style:font-name="Times New Roman" style:font-name-asian="Times New Roman" style:font-name-complex="Times New Roman" style:letter-kerning="true" fo:font-size="10pt" style:font-size-asian="10pt" style:font-size-complex="10pt" style:language-asian="zh" style:country-asian="CN" style:language-complex="hi" style:country-complex="IN" fo:hyphenate="false"/>
    </style:style>
    <style:style style:name="FootNoteEpigraph" style:display-name="FootNote Epigraph" style:family="paragraph">
      <style:paragraph-properties fo:widows="0" fo:orphans="0" style:text-autospace="none" fo:text-align="justify" fo:margin-bottom="0in" fo:line-height="100%" fo:margin-left="1.0416in" fo:text-indent="0.2777in">
        <style:tab-stops/>
      </style:paragraph-properties>
      <style:text-properties style:font-name="Times New Roman" style:font-name-asian="Times New Roman" style:font-name-complex="Times New Roman" fo:font-style="italic" style:font-style-asian="italic" style:font-style-complex="italic" style:letter-kerning="true" fo:font-size="9pt" style:font-size-asian="9pt" style:font-size-complex="9pt" style:language-asian="zh" style:country-asian="CN" style:language-complex="hi" style:country-complex="IN" fo:hyphenate="false"/>
    </style:style>
    <style:style style:name="FootNoteStanza" style:display-name="FootNote Stanza" style:family="paragraph">
      <style:paragraph-properties fo:widows="0" fo:orphans="0" style:text-autospace="none" fo:margin-bottom="0in" fo:line-height="100%" fo:margin-left="0.3472in" fo:margin-right="0.4166in">
        <style:tab-stops/>
      </style:paragraph-properties>
      <style:text-properties style:font-name="Times New Roman" style:font-name-asian="Times New Roman" style:font-name-complex="Times New Roman" style:letter-kerning="true" fo:font-size="9pt" style:font-size-asian="9pt" style:font-size-complex="9pt" style:language-asian="zh" style:country-asian="CN" style:language-complex="hi" style:country-complex="IN" fo:hyphenate="false"/>
    </style:style>
    <style:style style:name="FootNoteCite" style:display-name="FootNote Cite" style:family="paragraph">
      <style:paragraph-properties fo:widows="0" fo:orphans="0" style:text-autospace="none" fo:text-align="justify" fo:margin-bottom="0in" fo:line-height="100%" fo:margin-left="0.2083in" fo:margin-right="0.4166in">
        <style:tab-stops/>
      </style:paragraph-properties>
      <style:text-properties style:font-name="Times New Roman" style:font-name-asian="Times New Roman" style:font-name-complex="Times New Roman" style:letter-kerning="true" fo:font-size="9pt" style:font-size-asian="9pt" style:font-size-complex="9pt" style:language-asian="zh" style:country-asian="CN" style:language-complex="hi" style:country-complex="IN" fo:hyphenate="false"/>
    </style:style>
    <style:style style:name="FootNoteCiteAuthor" style:display-name="FootNote Cite Author" style:family="paragraph">
      <style:paragraph-properties fo:widows="0" fo:orphans="0" style:text-autospace="none" fo:text-align="justify" fo:margin-bottom="0in" fo:line-height="100%" fo:margin-left="0.243in" fo:margin-right="0.416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letter-kerning="true" fo:font-size="9pt" style:font-size-asian="9pt" style:font-size-complex="9pt" style:language-asian="zh" style:country-asian="CN" style:language-complex="hi" style:country-complex="IN" fo:hyphenate="false"/>
    </style:style>
    <style:style style:name="FootNotePoemTitle" style:display-name="FootNote Poem Title" style:family="paragraph">
      <style:paragraph-properties fo:widows="0" fo:orphans="0" style:text-autospace="none" fo:margin-top="0.0083in" fo:margin-bottom="0in" fo:line-height="100%" fo:margin-left="1.3888in" fo:margin-right="0.416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letter-kerning="true" fo:font-size="10pt" style:font-size-asian="10pt" style:font-size-complex="10pt" style:language-asian="zh" style:country-asian="CN" style:language-complex="hi" style:country-complex="IN" fo:hyphenate="false"/>
    </style:style>
    <style:style style:name="Сd1нedоeeсf1кeaаe0" style:display-name="Сd1нedоeeсf1кeaаe0" style:family="paragraph" style:parent-style-name="Обычный">
      <style:text-properties style:letter-kerning="false" style:language-asian="ru" style:country-asian="RU" style:language-complex="ar" style:country-complex="SA" fo:hyphenate="true"/>
    </style:style>
    <style:style style:name="Вc2еe5рf0хf5нedиe8йe9иe8нedиe8жe6нedиe8йe9кeaоeeлebоeeнedтf2иe8тf2уf3лebыfb" style:display-name="Вc2еe5рf0хf5нedиe8йe9 иe8 нedиe8жe6нedиe8йe9 кeaоeeлebоeeнedтf2иe8тf2уf3лebыfb" style:family="paragraph" style:parent-style-name="Обычный">
      <style:text-properties style:letter-kerning="false" style:language-asian="ru" style:country-asian="RU" style:language-complex="ar" style:country-complex="SA" fo:hyphenate="true"/>
    </style:style>
    <style:style style:name="Вc2еe5рf0хf5нedиe8йe9кeaоeeлebоeeнedтf2иe8тf2уf3лeb" style:display-name="Вc2еe5рf0хf5нedиe8йe9 кeaоeeлebоeeнedтf2иe8тf2уf3лeb" style:family="paragraph" style:parent-style-name="Вc2еe5рf0хf5нedиe8йe9иe8нedиe8жe6нedиe8йe9кeaоeeлebоeeнedтf2иe8тf2уf3лebыfb">
      <style:text-properties fo:hyphenate="true"/>
    </style:style>
    <style:style style:name="Знакконцевойсноски" style:display-name="Знак концевой сноски" style:family="text" style:parent-style-name="Основнойшрифтабзаца">
      <style:text-properties style:text-position="super 63.6%"/>
    </style:style>
    <style:style style:name="Знаксноски" style:display-name="Знак сноски" style:family="text" style:parent-style-name="Основнойшрифтабзаца">
      <style:text-properties style:text-position="super 63.6%"/>
    </style:style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citation-style-name="Знакконцевойсноски" text:citation-body-style-name="Знакконцевойсноски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Обычный" style:family="paragraph">
      <style:paragraph-properties fo:text-align="center" fo:text-indent="0in"/>
    </style:style>
    <style:style style:name="T3" style:parent-style-name="Основнойшрифтабзаца" style:family="text">
      <style:text-properties style:font-name="Arial" style:font-name-complex="Arial" fo:font-size="10pt" style:font-size-asian="10pt"/>
    </style:style>
  </office:automatic-styles>
  <office:master-styles>
    <style:master-page style:name="MP0" style:page-layout-name="PL0">
      <style:header>
        <text:p text:style-name="P2"><text:span text:style-name="T3"><text:page-number text:fixed="false">184</text:page-number></text:span></text:p>
      </style:head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Евгений Поздняк</meta:initial-creator>
    <dc:creator>Евгений Поздняк</dc:creator>
    <meta:creation-date>2020-11-16T07:51:00Z</meta:creation-date>
    <dc:date>2020-11-16T07:51:00Z</dc:date>
    <meta:template xlink:href="Normal.dotm" xlink:type="simple"/>
    <meta:editing-cycles>2</meta:editing-cycles>
    <meta:editing-duration>PT0S</meta:editing-duration>
    <meta:document-statistic meta:page-count="8" meta:paragraph-count="1305" meta:word-count="97624" meta:character-count="652779" meta:row-count="4637" meta:non-whitespace-character-count="556460"/>
  </office:meta>
</office:document-meta>
</file>